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6.422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10.298cm"/>
    </style:style>
    <style:style style:name="co13" style:family="table-column">
      <style:table-column-properties fo:break-before="auto" style:column-width="1.97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3.925cm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42cm" fo:break-before="auto" style:use-optimal-row-height="false"/>
    </style:style>
    <style:style style:name="ro8" style:family="table-row">
      <style:table-row-properties style:row-height="0.848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958cm" fo:break-before="auto" style:use-optimal-row-height="false"/>
    </style:style>
    <style:style style:name="ro11" style:family="table-row">
      <style:table-row-properties style:row-height="1.09cm" fo:break-before="auto" style:use-optimal-row-height="false"/>
    </style:style>
    <style:style style:name="ro12" style:family="table-row">
      <style:table-row-properties style:row-height="0.893cm" fo:break-before="auto" style:use-optimal-row-height="false"/>
    </style:style>
    <style:style style:name="ro13" style:family="table-row">
      <style:table-row-properties style:row-height="1.046cm" fo:break-before="auto" style:use-optimal-row-height="false"/>
    </style:style>
    <style:style style:name="ro14" style:family="table-row">
      <style:table-row-properties style:row-height="1.612cm" fo:break-before="auto" style:use-optimal-row-height="fals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1.235cm" fo:break-before="auto" style:use-optimal-row-height="true"/>
    </style:style>
    <style:style style:name="ro17" style:family="table-row">
      <style:table-row-properties style:row-height="9.79cm" fo:break-before="auto" style:use-optimal-row-height="true"/>
    </style:style>
    <style:style style:name="ro18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ffd320"/>
    </style:style>
    <number:boolean-style style:name="N99">
      <number:boolean/>
    </number:boolean-style>
    <number:text-style style:name="N100">
      <number:text-content/>
    </number:text-style>
    <number:number-style style:name="N10000" number:language="de" number:country="DE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e16" style:family="table-cell" style:parent-style-name="Default">
      <style:table-cell-properties style:cell-protect="none" style:print-content="true"/>
    </style:style>
    <style:style style:name="ce56" style:family="table-cell" style:parent-style-name="Default" style:data-style-name="N0">
      <style:table-cell-properties fo:background-color="#91cb99" style:cell-protect="none" style:print-content="true" fo:border="0.06pt solid #000000"/>
    </style:style>
    <style:style style:name="ce57" style:family="table-cell" style:parent-style-name="Default">
      <style:table-cell-properties fo:background-color="#91cb99" style:cell-protect="none" style:print-content="true" fo:border="0.06pt solid #000000"/>
    </style:style>
    <style:style style:name="ce58" style:family="table-cell" style:parent-style-name="Default" style:data-style-name="N20000">
      <style:table-cell-properties fo:background-color="#91cb99" style:cell-protect="none" style:print-content="true" fo:border="0.06pt solid 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ackground-color="#91cb99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able-cell-properties style:cell-protect="protected" style:print-content="true" style:text-align-source="fix" style:repeat-content="false" style:rotation-angle="9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91cb99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91cb99" style:cell-protect="protected" style:print-content="true"/>
    </style:style>
    <style:style style:name="ce1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32" style:family="table-cell" style:parent-style-name="Default" style:data-style-name="N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10000">
      <style:table-cell-properties fo:background-color="#91cb99" style:cell-protect="none" style:print-content="true" fo:border="0.06pt solid #000000"/>
    </style:style>
    <style:style style:name="ce24" style:family="table-cell" style:parent-style-name="Default" style:data-style-name="N10000">
      <style:table-cell-properties style:cell-protect="protected" style:print-content="true" fo:background-color="transparent" fo:border="none"/>
      <style:map style:condition="is-true-formula([.$L3]=&quot;ERROR!&quot;)" style:apply-style-name="Error" style:base-cell-address="Input.G4"/>
    </style:style>
    <style:style style:name="ce31" style:family="table-cell" style:parent-style-name="Default">
      <style:table-cell-properties style:cell-protect="protected" style:print-content="true"/>
      <style:map style:condition="is-true-formula([.$L3]=&quot;ERROR!&quot;)" style:apply-style-name="Error" style:base-cell-address="Input.G4"/>
    </style:style>
    <style:style style:name="ce34" style:family="table-cell" style:parent-style-name="Default" style:data-style-name="N1000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  <style:map style:condition="is-true-formula([.$L4]=&quot;ERROR!&quot;)" style:apply-style-name="Error" style:base-cell-address="Input.H4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style:cell-protect="protected" style:print-content="true"/>
    </style:style>
    <style:style style:name="ce38" style:family="table-cell" style:parent-style-name="Default" style:data-style-name="N10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99">
      <style:table-cell-properties style:cell-protect="protected" style:print-content="true"/>
    </style:style>
    <style:style style:name="ce40" style:family="table-cell" style:parent-style-name="Default">
      <style:table-cell-properties style:cell-protect="protected" style:print-content="true"/>
      <style:map style:condition="cell-content()=&quot;ERROR!&quot;" style:apply-style-name="Error" style:base-cell-address="Input.L5"/>
    </style:style>
    <style:style style:name="ce18" style:family="table-cell" style:parent-style-name="Default" style:data-style-name="N0">
      <style:table-cell-properties style:cell-protect="none" style:print-content="true"/>
    </style:style>
    <style:style style:name="ce4" style:family="table-cell" style:parent-style-name="Default" style:data-style-name="N0"/>
    <style:style style:name="ce20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49" style:family="table-cell" style:parent-style-name="Default" style:data-style-name="N0">
      <style:table-cell-properties fo:background-color="#91cb99" style:cell-protect="none" style:print-content="true" fo:border="0.06pt solid #000000"/>
    </style:style>
    <style:style style:name="ce51" style:family="table-cell" style:parent-style-name="Default">
      <style:table-cell-properties fo:background-color="#91cb99" style:cell-protect="none" style:print-content="true" fo:border="0.06pt solid #000000"/>
    </style:style>
    <style:style style:name="ce52" style:family="table-cell" style:parent-style-name="Default" style:data-style-name="N20000">
      <style:table-cell-properties fo:background-color="#91cb99" style:cell-protect="none" style:print-content="true" fo:border="0.06pt solid #000000"/>
    </style:style>
    <style:style style:name="ce50" style:family="table-cell" style:parent-style-name="Default" style:data-style-name="N10000"/>
    <style:style style:name="ce33" style:family="table-cell" style:parent-style-name="Default" style:data-style-name="N20000"/>
    <style:style style:name="ce53" style:family="table-cell" style:parent-style-name="Default" style:data-style-name="N10000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osNames)" table:allow-empty-cell="false" table:display-list="sort-ascending" table:base-cell-address="Input.A3">
          <table:error-message table:message-type="stop" table:display="true"/>
        </table:content-validation>
        <table:content-validation table:name="val2" table:condition="of:cell-content-is-in-list(&quot;true&quot;;&quot;false&quot;)" table:allow-empty-cell="false" table:display-list="sort-ascending" table:base-cell-address="Input.B3">
          <table:error-message table:message-type="stop" table:display="true"/>
        </table:content-validation>
        <table:content-validation table:name="val3" table:condition="of:cell-content-is-in-list(&quot;mixed&quot;;&quot;relative&quot;)" table:allow-empty-cell="false" table:display-list="unsorted" table:base-cell-address="Input.B7"/>
        <table:content-validation table:name="val4" table:condition="of:cell-content-is-in-list(PosNames)" table:allow-empty-cell="false" table:display-list="sort-ascending" table:base-cell-address="Input.D4">
          <table:error-message table:message-type="stop" table:display="true"/>
        </table:content-validation>
        <table:content-validation table:name="val5" table:condition="of:cell-content-is-in-list(&quot;Move&quot;;&quot;Jump&quot;)" table:allow-empty-cell="false" table:display-list="unsorted" table:base-cell-address="Input.A1">
          <table:help-message table:title="Test" table:display="false">
            <text:p>1</text:p>
            <text:p>2</text:p>
          </table:help-message>
        </table:content-validation>
        <table:content-validation table:name="val6" table:condition="of:cell-content-is-in-list(&quot;Move&quot;;&quot;Jump&quot;)" table:allow-empty-cell="false" table:display-list="unsorted" table:base-cell-address="Input.I4">
          <table:help-message table:title="Test" table:display="false">
            <text:p>1</text:p>
            <text:p>2</text:p>
          </table:help-message>
        </table:content-validation>
        <table:content-validation table:name="val7" table:condition="of:cell-content-is-in-list(&quot;false&quot;;&quot;true&quot;)" table:allow-empty-cell="false" table:display-list="unsorted" table:base-cell-address="Input.A1">
          <table:error-message table:message-type="stop" table:display="true"/>
        </table:content-validation>
        <table:content-validation table:name="val8" table:condition="of:cell-content-is-in-list(&quot;false&quot;;&quot;true&quot;)" table:allow-empty-cell="false" table:display-list="sort-ascending" table:base-cell-address="Input.J4"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3"/>
        <table:table-column table:style-name="co8" table:number-columns-repeated="2" table:default-cell-style-name="ce10"/>
        <table:table-column table:style-name="co5" table:number-columns-repeated="3" table:default-cell-style-name="ce10"/>
        <table:table-column table:style-name="co5" table:default-cell-style-name="ce29"/>
        <table:table-column table:style-name="co9" table:default-cell-style-name="ce10"/>
        <table:table-column table:style-name="co5" table:number-columns-repeated="53" table:default-cell-style-name="ce10"/>
        <table:table-column table:style-name="co5" table:default-cell-style-name="Default"/>
        <table:table-row table:style-name="ro14">
          <table:table-cell table:style-name="ce7" office:value-type="string" calcext:value-type="string">
            <text:p>Startposition</text:p>
          </table:table-cell>
          <table:table-cell table:style-name="ce11" office:value-type="string" calcext:value-type="string">
            <text:p>Active</text:p>
            <text:p>In Pause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Starttime</text:p>
            <text:p/>
            <text:p>Minutes</text:p>
          </table:table-cell>
          <table:table-cell table:style-name="ce12" office:value-type="string" calcext:value-type="string">
            <text:p>Starttime</text:p>
            <text:p/>
            <text:p>Seconds</text:p>
          </table:table-cell>
          <table:table-cell table:style-name="ce12" office:value-type="string" calcext:value-type="string">
            <text:p>Starttime</text:p>
            <text:p/>
            <text:p>Combined</text:p>
          </table:table-cell>
          <table:table-cell table:style-name="ce12" office:value-type="string" calcext:value-type="string">
            <text:p>Duration</text:p>
          </table:table-cell>
          <table:table-cell table:style-name="ce12" office:value-type="string" calcext:value-type="string">
            <text:p>Move</text:p>
            <text:p>Jump</text:p>
          </table:table-cell>
          <table:table-cell table:style-name="ce28" office:value-type="string" calcext:value-type="string">
            <text:p>Ease</text:p>
          </table:table-cell>
          <table:table-cell table:style-name="ce12"/>
          <table:table-cell table:style-name="ce12" office:value-type="string" calcext:value-type="string">
            <text:p>Timing Check</text:p>
          </table:table-cell>
          <table:table-cell table:style-name="ce12" table:number-columns-repeated="53"/>
        </table:table-row>
        <table:table-row table:style-name="ro2">
          <table:table-cell table:style-name="ce14" table:number-columns-repeated="2"/>
          <table:table-cell table:number-columns-repeated="63"/>
        </table:table-row>
        <table:table-row table:style-name="ro2">
          <table:table-cell table:style-name="ce19" table:content-validation-name="val1" office:value-type="string" calcext:value-type="string">
            <text:p>Far Away Front Backward 2</text:p>
          </table:table-cell>
          <table:table-cell table:style-name="ce19" table:content-validation-name="val2" office:value-type="string" calcext:value-type="string">
            <text:p>fals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Front 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4" table:formula="of:=IF([.D4]=&quot;&quot;;&quot;&quot;;IF(OR([.E4]*60+[.F4]&lt;=[.G3];StartTimeType=&quot;relative&quot;);[.E4]*60+[.F4]+[.G3];[.E4]*60+[.F4]))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4]=&quot;&quot;;[.G5]=0);&quot;&quot;;IF([.G4]+[.H4]&gt;[.G5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office:value-type="string" calcext:value-type="string">
            <text:p>Loop</text:p>
          </table:table-cell>
          <table:table-cell table:style-name="ce25" table:content-validation-name="val2" office:value-type="string" calcext:value-type="string">
            <text:p>false</text:p>
          </table:table-cell>
          <table:table-cell/>
          <table:table-cell table:style-name="ce32" table:content-validation-name="val1" office:value-type="string" calcext:value-type="string">
            <text:p>Above Down Backward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4" table:formula="of:=IF([.D5]=&quot;&quot;;&quot;&quot;;IF(OR([.E5]*60+[.F5]&lt;=[.G4];StartTimeType=&quot;relative&quot;);[.E5]*60+[.F5]+[.G4];[.E5]*60+[.F5]))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5]=&quot;&quot;;[.G6]=0);&quot;&quot;;IF([.G5]+[.H5]&gt;[.G6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Default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6]=&quot;&quot;;&quot;&quot;;IF(OR([.E6]*60+[.F6]&lt;=[.G5];StartTimeType=&quot;relative&quot;);[.E6]*60+[.F6]+[.G5];[.E6]*60+[.F6]))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6]=&quot;&quot;;[.G7]=0);&quot;&quot;;IF([.G6]+[.H6]&gt;[.G7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office:value-type="string" calcext:value-type="string">
            <text:p>Type of StartTime</text:p>
          </table:table-cell>
          <table:table-cell table:style-name="ce15" table:content-validation-name="val3" office:value-type="string" calcext:value-type="string">
            <text:p>mixed</text:p>
          </table:table-cell>
          <table:table-cell/>
          <table:table-cell table:style-name="ce32" table:content-validation-name="val1" office:value-type="string" calcext:value-type="string">
            <text:p>Left Behind Forward leaning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7]=&quot;&quot;;&quot;&quot;;IF(OR([.E7]*60+[.F7]&lt;=[.G6];StartTimeType=&quot;relative&quot;);[.E7]*60+[.F7]+[.G6];[.E7]*60+[.F7]))"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 table:style-name="ce17"/>
          <table:table-cell table:style-name="ce40" table:formula="of:=IF(OR([.D7]=&quot;&quot;;[.G8]=0);&quot;&quot;;IF([.G7]+[.H7]&gt;[.G8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Behin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8]=&quot;&quot;;&quot;&quot;;IF(OR([.E8]*60+[.F8]&lt;=[.G7];StartTimeType=&quot;relative&quot;);[.E8]*60+[.F8]+[.G7];[.E8]*60+[.F8]))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8]=&quot;&quot;;[.G9]=0);&quot;&quot;;IF([.G8]+[.H8]&gt;[.G9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Right Behind Forward leaning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4" table:formula="of:=IF([.D9]=&quot;&quot;;&quot;&quot;;IF(OR([.E9]*60+[.F9]&lt;=[.G8];StartTimeType=&quot;relative&quot;);[.E9]*60+[.F9]+[.G8];[.E9]*60+[.F9]))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9]=&quot;&quot;;[.G10]=0);&quot;&quot;;IF([.G9]+[.H9]&gt;[.G10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Left Behind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0]=&quot;&quot;;&quot;&quot;;IF(OR([.E10]*60+[.F10]&lt;=[.G9];StartTimeType=&quot;relative&quot;);[.E10]*60+[.F10]+[.G9];[.E10]*60+[.F10]))" office:value-type="float" office:value="60" calcext:value-type="float">
            <text:p>60</text:p>
          </table:table-cell>
          <table:table-cell table:style-name="ce34" office:value-type="float" office:value="16" calcext:value-type="float">
            <text:p>16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0]=&quot;&quot;;[.G11]=0);&quot;&quot;;IF([.G10]+[.H10]&gt;[.G11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Above for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1]=&quot;&quot;;&quot;&quot;;IF(OR([.E11]*60+[.F11]&lt;=[.G10];StartTimeType=&quot;relative&quot;);[.E11]*60+[.F11]+[.G10];[.E11]*60+[.F11]))" office:value-type="float" office:value="90" calcext:value-type="float">
            <text:p>90</text:p>
          </table:table-cell>
          <table:table-cell table:style-name="ce34" office:value-type="float" office:value="17" calcext:value-type="float">
            <text:p>17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1]=&quot;&quot;;[.G12]=0);&quot;&quot;;IF([.G11]+[.H11]&gt;[.G12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Front Left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2]=&quot;&quot;;&quot;&quot;;IF(OR([.E12]*60+[.F12]&lt;=[.G11];StartTimeType=&quot;relative&quot;);[.E12]*60+[.F12]+[.G11];[.E12]*60+[.F12]))" office:value-type="float" office:value="120" calcext:value-type="float">
            <text:p>120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2]=&quot;&quot;;[.G13]=0);&quot;&quot;;IF([.G12]+[.H12]&gt;[.G13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Above Down Forwar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3]=&quot;&quot;;&quot;&quot;;IF(OR([.E13]*60+[.F13]&lt;=[.G12];StartTimeType=&quot;relative&quot;);[.E13]*60+[.F13]+[.G12];[.E13]*60+[.F13]))" office:value-type="float" office:value="130" calcext:value-type="float">
            <text:p>130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3]=&quot;&quot;;[.G14]=0);&quot;&quot;;IF([.G13]+[.H13]&gt;[.G14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Front Rightwar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4]=&quot;&quot;;&quot;&quot;;IF(OR([.E14]*60+[.F14]&lt;=[.G13];StartTimeType=&quot;relative&quot;);[.E14]*60+[.F14]+[.G13];[.E14]*60+[.F14]))" office:value-type="float" office:value="140" calcext:value-type="float">
            <text:p>140</text:p>
          </table:table-cell>
          <table:table-cell table:style-name="ce34" office:value-type="float" office:value="20" calcext:value-type="float">
            <text:p>2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4]=&quot;&quot;;[.G15]=0);&quot;&quot;;IF([.G14]+[.H14]&gt;[.G15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Left Behind 2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5]=&quot;&quot;;&quot;&quot;;IF(OR([.E15]*60+[.F15]&lt;=[.G14];StartTimeType=&quot;relative&quot;);[.E15]*60+[.F15]+[.G14];[.E15]*60+[.F15]))" office:value-type="float" office:value="170" calcext:value-type="float">
            <text:p>170</text:p>
          </table:table-cell>
          <table:table-cell table:style-name="ce34" office:value-type="float" office:value="21" calcext:value-type="float">
            <text:p>21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5]=&quot;&quot;;[.G16]=0);&quot;&quot;;IF([.G15]+[.H15]&gt;[.G16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Left Above For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6]=&quot;&quot;;&quot;&quot;;IF(OR([.E16]*60+[.F16]&lt;=[.G15];StartTimeType=&quot;relative&quot;);[.E16]*60+[.F16]+[.G15];[.E16]*60+[.F16]))" office:value-type="float" office:value="200" calcext:value-type="float">
            <text:p>200</text:p>
          </table:table-cell>
          <table:table-cell table:style-name="ce34" office:value-type="float" office:value="22" calcext:value-type="float">
            <text:p>22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6]=&quot;&quot;;[.G17]=0);&quot;&quot;;IF([.G16]+[.H16]&gt;[.G17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Right Behind 2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7]=&quot;&quot;;&quot;&quot;;IF(OR([.E17]*60+[.F17]&lt;=[.G16];StartTimeType=&quot;relative&quot;);[.E17]*60+[.F17]+[.G16];[.E17]*60+[.F17]))" office:value-type="float" office:value="230" calcext:value-type="float">
            <text:p>230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7]=&quot;&quot;;[.G18]=0);&quot;&quot;;IF([.G17]+[.H17]&gt;[.G18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Right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8]=&quot;&quot;;&quot;&quot;;IF(OR([.E18]*60+[.F18]&lt;=[.G17];StartTimeType=&quot;relative&quot;);[.E18]*60+[.F18]+[.G17];[.E18]*60+[.F18]))" office:value-type="float" office:value="240" calcext:value-type="float">
            <text:p>240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8]=&quot;&quot;;[.G19]=0);&quot;&quot;;IF([.G18]+[.H18]&gt;[.G19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Circle Right Front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9]=&quot;&quot;;&quot;&quot;;IF(OR([.E19]*60+[.F19]&lt;=[.G18];StartTimeType=&quot;relative&quot;);[.E19]*60+[.F19]+[.G18];[.E19]*60+[.F19]))" office:value-type="float" office:value="250" calcext:value-type="float">
            <text:p>250</text:p>
          </table:table-cell>
          <table:table-cell table:style-name="ce34" office:value-type="float" office:value="10" calcext:value-type="float">
            <text:p>10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9]=&quot;&quot;;[.G20]=0);&quot;&quot;;IF([.G19]+[.H19]&gt;[.G20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2" table:content-validation-name="val1" office:value-type="string" calcext:value-type="string">
            <text:p>Far Away Front Backward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20]=&quot;&quot;;&quot;&quot;;IF(OR([.E20]*60+[.F20]&lt;=[.G19];StartTimeType=&quot;relative&quot;);[.E20]*60+[.F20]+[.G19];[.E20]*60+[.F20]))" office:value-type="float" office:value="260" calcext:value-type="float">
            <text:p>260</text:p>
          </table:table-cell>
          <table:table-cell table:style-name="ce34" office:value-type="float" office:value="26" calcext:value-type="float">
            <text:p>26</text:p>
          </table:table-cell>
          <table:table-cell table:style-name="ce32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20]=&quot;&quot;;[.G21]=0);&quot;&quot;;IF([.G20]+[.H20]&gt;[.G21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1]=&quot;&quot;;&quot;&quot;;IF(OR([.E21]*60+[.F21]&lt;=[.G20];StartTimeType=&quot;relative&quot;);[.E21]*60+[.F21]+[.G20];[.E21]*60+[.F2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1]=&quot;&quot;;[.G22]=0);&quot;&quot;;IF([.G21]+[.H21]&gt;[.G2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2]=&quot;&quot;;&quot;&quot;;IF(OR([.E22]*60+[.F22]&lt;=[.G21];StartTimeType=&quot;relative&quot;);[.E22]*60+[.F22]+[.G21];[.E22]*60+[.F2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2]=&quot;&quot;;[.G23]=0);&quot;&quot;;IF([.G22]+[.H22]&gt;[.G2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3]=&quot;&quot;;&quot;&quot;;IF(OR([.E23]*60+[.F23]&lt;=[.G22];StartTimeType=&quot;relative&quot;);[.E23]*60+[.F23]+[.G22];[.E23]*60+[.F2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3]=&quot;&quot;;[.G24]=0);&quot;&quot;;IF([.G23]+[.H23]&gt;[.G2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4]=&quot;&quot;;&quot;&quot;;IF(OR([.E24]*60+[.F24]&lt;=[.G23];StartTimeType=&quot;relative&quot;);[.E24]*60+[.F24]+[.G23];[.E24]*60+[.F2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4]=&quot;&quot;;[.G25]=0);&quot;&quot;;IF([.G24]+[.H24]&gt;[.G2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5]=&quot;&quot;;&quot;&quot;;IF(OR([.E25]*60+[.F25]&lt;=[.G24];StartTimeType=&quot;relative&quot;);[.E25]*60+[.F25]+[.G24];[.E25]*60+[.F2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5]=&quot;&quot;;[.G26]=0);&quot;&quot;;IF([.G25]+[.H25]&gt;[.G2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6]=&quot;&quot;;&quot;&quot;;IF(OR([.E26]*60+[.F26]&lt;=[.G25];StartTimeType=&quot;relative&quot;);[.E26]*60+[.F26]+[.G25];[.E26]*60+[.F2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6]=&quot;&quot;;[.G27]=0);&quot;&quot;;IF([.G26]+[.H26]&gt;[.G2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7]=&quot;&quot;;&quot;&quot;;IF(OR([.E27]*60+[.F27]&lt;=[.G26];StartTimeType=&quot;relative&quot;);[.E27]*60+[.F27]+[.G26];[.E27]*60+[.F2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7]=&quot;&quot;;[.G28]=0);&quot;&quot;;IF([.G27]+[.H27]&gt;[.G2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8]=&quot;&quot;;&quot;&quot;;IF(OR([.E28]*60+[.F28]&lt;=[.G27];StartTimeType=&quot;relative&quot;);[.E28]*60+[.F28]+[.G27];[.E28]*60+[.F2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8]=&quot;&quot;;[.G29]=0);&quot;&quot;;IF([.G28]+[.H28]&gt;[.G2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9]=&quot;&quot;;&quot;&quot;;IF(OR([.E29]*60+[.F29]&lt;=[.G28];StartTimeType=&quot;relative&quot;);[.E29]*60+[.F29]+[.G28];[.E29]*60+[.F2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9]=&quot;&quot;;[.G30]=0);&quot;&quot;;IF([.G29]+[.H29]&gt;[.G3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0]=&quot;&quot;;&quot;&quot;;IF(OR([.E30]*60+[.F30]&lt;=[.G29];StartTimeType=&quot;relative&quot;);[.E30]*60+[.F30]+[.G29];[.E30]*60+[.F3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0]=&quot;&quot;;[.G31]=0);&quot;&quot;;IF([.G30]+[.H30]&gt;[.G3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1]=&quot;&quot;;&quot;&quot;;IF(OR([.E31]*60+[.F31]&lt;=[.G30];StartTimeType=&quot;relative&quot;);[.E31]*60+[.F31]+[.G30];[.E31]*60+[.F3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1]=&quot;&quot;;[.G32]=0);&quot;&quot;;IF([.G31]+[.H31]&gt;[.G3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2]=&quot;&quot;;&quot;&quot;;IF(OR([.E32]*60+[.F32]&lt;=[.G31];StartTimeType=&quot;relative&quot;);[.E32]*60+[.F32]+[.G31];[.E32]*60+[.F3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2]=&quot;&quot;;[.G33]=0);&quot;&quot;;IF([.G32]+[.H32]&gt;[.G3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3]=&quot;&quot;;&quot;&quot;;IF(OR([.E33]*60+[.F33]&lt;=[.G32];StartTimeType=&quot;relative&quot;);[.E33]*60+[.F33]+[.G32];[.E33]*60+[.F3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3]=&quot;&quot;;[.G34]=0);&quot;&quot;;IF([.G33]+[.H33]&gt;[.G3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4]=&quot;&quot;;&quot;&quot;;IF(OR([.E34]*60+[.F34]&lt;=[.G33];StartTimeType=&quot;relative&quot;);[.E34]*60+[.F34]+[.G33];[.E34]*60+[.F3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4]=&quot;&quot;;[.G35]=0);&quot;&quot;;IF([.G34]+[.H34]&gt;[.G3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5]=&quot;&quot;;&quot;&quot;;IF(OR([.E35]*60+[.F35]&lt;=[.G34];StartTimeType=&quot;relative&quot;);[.E35]*60+[.F35]+[.G34];[.E35]*60+[.F3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5]=&quot;&quot;;[.G36]=0);&quot;&quot;;IF([.G35]+[.H35]&gt;[.G3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6]=&quot;&quot;;&quot;&quot;;IF(OR([.E36]*60+[.F36]&lt;=[.G35];StartTimeType=&quot;relative&quot;);[.E36]*60+[.F36]+[.G35];[.E36]*60+[.F3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6]=&quot;&quot;;[.G37]=0);&quot;&quot;;IF([.G36]+[.H36]&gt;[.G3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7]=&quot;&quot;;&quot;&quot;;IF(OR([.E37]*60+[.F37]&lt;=[.G36];StartTimeType=&quot;relative&quot;);[.E37]*60+[.F37]+[.G36];[.E37]*60+[.F3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7]=&quot;&quot;;[.G38]=0);&quot;&quot;;IF([.G37]+[.H37]&gt;[.G3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8]=&quot;&quot;;&quot;&quot;;IF(OR([.E38]*60+[.F38]&lt;=[.G37];StartTimeType=&quot;relative&quot;);[.E38]*60+[.F38]+[.G37];[.E38]*60+[.F3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8]=&quot;&quot;;[.G39]=0);&quot;&quot;;IF([.G38]+[.H38]&gt;[.G3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9]=&quot;&quot;;&quot;&quot;;IF(OR([.E39]*60+[.F39]&lt;=[.G38];StartTimeType=&quot;relative&quot;);[.E39]*60+[.F39]+[.G38];[.E39]*60+[.F3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9]=&quot;&quot;;[.G40]=0);&quot;&quot;;IF([.G39]+[.H39]&gt;[.G4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0]=&quot;&quot;;&quot;&quot;;IF(OR([.E40]*60+[.F40]&lt;=[.G39];StartTimeType=&quot;relative&quot;);[.E40]*60+[.F40]+[.G39];[.E40]*60+[.F4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0]=&quot;&quot;;[.G41]=0);&quot;&quot;;IF([.G40]+[.H40]&gt;[.G4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1]=&quot;&quot;;&quot;&quot;;IF(OR([.E41]*60+[.F41]&lt;=[.G40];StartTimeType=&quot;relative&quot;);[.E41]*60+[.F41]+[.G40];[.E41]*60+[.F4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1]=&quot;&quot;;[.G42]=0);&quot;&quot;;IF([.G41]+[.H41]&gt;[.G4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2]=&quot;&quot;;&quot;&quot;;IF(OR([.E42]*60+[.F42]&lt;=[.G41];StartTimeType=&quot;relative&quot;);[.E42]*60+[.F42]+[.G41];[.E42]*60+[.F4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2]=&quot;&quot;;[.G43]=0);&quot;&quot;;IF([.G42]+[.H42]&gt;[.G4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3]=&quot;&quot;;&quot;&quot;;IF(OR([.E43]*60+[.F43]&lt;=[.G42];StartTimeType=&quot;relative&quot;);[.E43]*60+[.F43]+[.G42];[.E43]*60+[.F4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3]=&quot;&quot;;[.G44]=0);&quot;&quot;;IF([.G43]+[.H43]&gt;[.G4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4]=&quot;&quot;;&quot;&quot;;IF(OR([.E44]*60+[.F44]&lt;=[.G43];StartTimeType=&quot;relative&quot;);[.E44]*60+[.F44]+[.G43];[.E44]*60+[.F4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4]=&quot;&quot;;[.G45]=0);&quot;&quot;;IF([.G44]+[.H44]&gt;[.G4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5]=&quot;&quot;;&quot;&quot;;IF(OR([.E45]*60+[.F45]&lt;=[.G44];StartTimeType=&quot;relative&quot;);[.E45]*60+[.F45]+[.G44];[.E45]*60+[.F4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5]=&quot;&quot;;[.G46]=0);&quot;&quot;;IF([.G45]+[.H45]&gt;[.G4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6]=&quot;&quot;;&quot;&quot;;IF(OR([.E46]*60+[.F46]&lt;=[.G45];StartTimeType=&quot;relative&quot;);[.E46]*60+[.F46]+[.G45];[.E46]*60+[.F4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6]=&quot;&quot;;[.G47]=0);&quot;&quot;;IF([.G46]+[.H46]&gt;[.G4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7]=&quot;&quot;;&quot;&quot;;IF(OR([.E47]*60+[.F47]&lt;=[.G46];StartTimeType=&quot;relative&quot;);[.E47]*60+[.F47]+[.G46];[.E47]*60+[.F4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7]=&quot;&quot;;[.G48]=0);&quot;&quot;;IF([.G47]+[.H47]&gt;[.G4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8]=&quot;&quot;;&quot;&quot;;IF(OR([.E48]*60+[.F48]&lt;=[.G47];StartTimeType=&quot;relative&quot;);[.E48]*60+[.F48]+[.G47];[.E48]*60+[.F4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8]=&quot;&quot;;[.G49]=0);&quot;&quot;;IF([.G48]+[.H48]&gt;[.G4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9]=&quot;&quot;;&quot;&quot;;IF(OR([.E49]*60+[.F49]&lt;=[.G48];StartTimeType=&quot;relative&quot;);[.E49]*60+[.F49]+[.G48];[.E49]*60+[.F4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9]=&quot;&quot;;[.G50]=0);&quot;&quot;;IF([.G49]+[.H49]&gt;[.G5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0]=&quot;&quot;;&quot;&quot;;IF(OR([.E50]*60+[.F50]&lt;=[.G49];StartTimeType=&quot;relative&quot;);[.E50]*60+[.F50]+[.G49];[.E50]*60+[.F5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0]=&quot;&quot;;[.G51]=0);&quot;&quot;;IF([.G50]+[.H50]&gt;[.G5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1]=&quot;&quot;;&quot;&quot;;IF(OR([.E51]*60+[.F51]&lt;=[.G50];StartTimeType=&quot;relative&quot;);[.E51]*60+[.F51]+[.G50];[.E51]*60+[.F5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1]=&quot;&quot;;[.G52]=0);&quot;&quot;;IF([.G51]+[.H51]&gt;[.G5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2]=&quot;&quot;;&quot;&quot;;IF(OR([.E52]*60+[.F52]&lt;=[.G51];StartTimeType=&quot;relative&quot;);[.E52]*60+[.F52]+[.G51];[.E52]*60+[.F5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2]=&quot;&quot;;[.G53]=0);&quot;&quot;;IF([.G52]+[.H52]&gt;[.G5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3]=&quot;&quot;;&quot;&quot;;IF(OR([.E53]*60+[.F53]&lt;=[.G52];StartTimeType=&quot;relative&quot;);[.E53]*60+[.F53]+[.G52];[.E53]*60+[.F5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3]=&quot;&quot;;[.G54]=0);&quot;&quot;;IF([.G53]+[.H53]&gt;[.G5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4]=&quot;&quot;;&quot;&quot;;IF(OR([.E54]*60+[.F54]&lt;=[.G53];StartTimeType=&quot;relative&quot;);[.E54]*60+[.F54]+[.G53];[.E54]*60+[.F5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4]=&quot;&quot;;[.G55]=0);&quot;&quot;;IF([.G54]+[.H54]&gt;[.G5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5]=&quot;&quot;;&quot;&quot;;IF(OR([.E55]*60+[.F55]&lt;=[.G54];StartTimeType=&quot;relative&quot;);[.E55]*60+[.F55]+[.G54];[.E55]*60+[.F5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5]=&quot;&quot;;[.G56]=0);&quot;&quot;;IF([.G55]+[.H55]&gt;[.G5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6]=&quot;&quot;;&quot;&quot;;IF(OR([.E56]*60+[.F56]&lt;=[.G55];StartTimeType=&quot;relative&quot;);[.E56]*60+[.F56]+[.G55];[.E56]*60+[.F5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6]=&quot;&quot;;[.G57]=0);&quot;&quot;;IF([.G56]+[.H56]&gt;[.G5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7]=&quot;&quot;;&quot;&quot;;IF(OR([.E57]*60+[.F57]&lt;=[.G56];StartTimeType=&quot;relative&quot;);[.E57]*60+[.F57]+[.G56];[.E57]*60+[.F5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7]=&quot;&quot;;[.G58]=0);&quot;&quot;;IF([.G57]+[.H57]&gt;[.G5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8]=&quot;&quot;;&quot;&quot;;IF(OR([.E58]*60+[.F58]&lt;=[.G57];StartTimeType=&quot;relative&quot;);[.E58]*60+[.F58]+[.G57];[.E58]*60+[.F5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8]=&quot;&quot;;[.G59]=0);&quot;&quot;;IF([.G58]+[.H58]&gt;[.G5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9]=&quot;&quot;;&quot;&quot;;IF(OR([.E59]*60+[.F59]&lt;=[.G58];StartTimeType=&quot;relative&quot;);[.E59]*60+[.F59]+[.G58];[.E59]*60+[.F5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9]=&quot;&quot;;[.G60]=0);&quot;&quot;;IF([.G59]+[.H59]&gt;[.G6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0]=&quot;&quot;;&quot;&quot;;IF(OR([.E60]*60+[.F60]&lt;=[.G59];StartTimeType=&quot;relative&quot;);[.E60]*60+[.F60]+[.G59];[.E60]*60+[.F6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0]=&quot;&quot;;[.G61]=0);&quot;&quot;;IF([.G60]+[.H60]&gt;[.G6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1]=&quot;&quot;;&quot;&quot;;IF(OR([.E61]*60+[.F61]&lt;=[.G60];StartTimeType=&quot;relative&quot;);[.E61]*60+[.F61]+[.G60];[.E61]*60+[.F6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1]=&quot;&quot;;[.G62]=0);&quot;&quot;;IF([.G61]+[.H61]&gt;[.G6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2]=&quot;&quot;;&quot;&quot;;IF(OR([.E62]*60+[.F62]&lt;=[.G61];StartTimeType=&quot;relative&quot;);[.E62]*60+[.F62]+[.G61];[.E62]*60+[.F6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2]=&quot;&quot;;[.G63]=0);&quot;&quot;;IF([.G62]+[.H62]&gt;[.G6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3]=&quot;&quot;;&quot;&quot;;IF(OR([.E63]*60+[.F63]&lt;=[.G62];StartTimeType=&quot;relative&quot;);[.E63]*60+[.F63]+[.G62];[.E63]*60+[.F6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3]=&quot;&quot;;[.G64]=0);&quot;&quot;;IF([.G63]+[.H63]&gt;[.G6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4]=&quot;&quot;;&quot;&quot;;IF(OR([.E64]*60+[.F64]&lt;=[.G63];StartTimeType=&quot;relative&quot;);[.E64]*60+[.F64]+[.G63];[.E64]*60+[.F6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4]=&quot;&quot;;[.G65]=0);&quot;&quot;;IF([.G64]+[.H64]&gt;[.G6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5]=&quot;&quot;;&quot;&quot;;IF(OR([.E65]*60+[.F65]&lt;=[.G64];StartTimeType=&quot;relative&quot;);[.E65]*60+[.F65]+[.G64];[.E65]*60+[.F6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5]=&quot;&quot;;[.G66]=0);&quot;&quot;;IF([.G65]+[.H65]&gt;[.G6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6]=&quot;&quot;;&quot;&quot;;IF(OR([.E66]*60+[.F66]&lt;=[.G65];StartTimeType=&quot;relative&quot;);[.E66]*60+[.F66]+[.G65];[.E66]*60+[.F6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6]=&quot;&quot;;[.G67]=0);&quot;&quot;;IF([.G66]+[.H66]&gt;[.G6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7]=&quot;&quot;;&quot;&quot;;IF(OR([.E67]*60+[.F67]&lt;=[.G66];StartTimeType=&quot;relative&quot;);[.E67]*60+[.F67]+[.G66];[.E67]*60+[.F6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7]=&quot;&quot;;[.G68]=0);&quot;&quot;;IF([.G67]+[.H67]&gt;[.G6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8]=&quot;&quot;;&quot;&quot;;IF(OR([.E68]*60+[.F68]&lt;=[.G67];StartTimeType=&quot;relative&quot;);[.E68]*60+[.F68]+[.G67];[.E68]*60+[.F6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8]=&quot;&quot;;[.G69]=0);&quot;&quot;;IF([.G68]+[.H68]&gt;[.G6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9]=&quot;&quot;;&quot;&quot;;IF(OR([.E69]*60+[.F69]&lt;=[.G68];StartTimeType=&quot;relative&quot;);[.E69]*60+[.F69]+[.G68];[.E69]*60+[.F6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9]=&quot;&quot;;[.G70]=0);&quot;&quot;;IF([.G69]+[.H69]&gt;[.G7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0]=&quot;&quot;;&quot;&quot;;IF(OR([.E70]*60+[.F70]&lt;=[.G69];StartTimeType=&quot;relative&quot;);[.E70]*60+[.F70]+[.G69];[.E70]*60+[.F7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0]=&quot;&quot;;[.G71]=0);&quot;&quot;;IF([.G70]+[.H70]&gt;[.G7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1]=&quot;&quot;;&quot;&quot;;IF(OR([.E71]*60+[.F71]&lt;=[.G70];StartTimeType=&quot;relative&quot;);[.E71]*60+[.F71]+[.G70];[.E71]*60+[.F7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1]=&quot;&quot;;[.G72]=0);&quot;&quot;;IF([.G71]+[.H71]&gt;[.G7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2]=&quot;&quot;;&quot;&quot;;IF(OR([.E72]*60+[.F72]&lt;=[.G71];StartTimeType=&quot;relative&quot;);[.E72]*60+[.F72]+[.G71];[.E72]*60+[.F7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2]=&quot;&quot;;[.G73]=0);&quot;&quot;;IF([.G72]+[.H72]&gt;[.G7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3]=&quot;&quot;;&quot;&quot;;IF(OR([.E73]*60+[.F73]&lt;=[.G72];StartTimeType=&quot;relative&quot;);[.E73]*60+[.F73]+[.G72];[.E73]*60+[.F7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3]=&quot;&quot;;[.G74]=0);&quot;&quot;;IF([.G73]+[.H73]&gt;[.G7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4]=&quot;&quot;;&quot;&quot;;IF(OR([.E74]*60+[.F74]&lt;=[.G73];StartTimeType=&quot;relative&quot;);[.E74]*60+[.F74]+[.G73];[.E74]*60+[.F7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4]=&quot;&quot;;[.G75]=0);&quot;&quot;;IF([.G74]+[.H74]&gt;[.G7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5]=&quot;&quot;;&quot;&quot;;IF(OR([.E75]*60+[.F75]&lt;=[.G74];StartTimeType=&quot;relative&quot;);[.E75]*60+[.F75]+[.G74];[.E75]*60+[.F7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5]=&quot;&quot;;[.G76]=0);&quot;&quot;;IF([.G75]+[.H75]&gt;[.G7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6]=&quot;&quot;;&quot;&quot;;IF(OR([.E76]*60+[.F76]&lt;=[.G75];StartTimeType=&quot;relative&quot;);[.E76]*60+[.F76]+[.G75];[.E76]*60+[.F7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6]=&quot;&quot;;[.G77]=0);&quot;&quot;;IF([.G76]+[.H76]&gt;[.G7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7]=&quot;&quot;;&quot;&quot;;IF(OR([.E77]*60+[.F77]&lt;=[.G76];StartTimeType=&quot;relative&quot;);[.E77]*60+[.F77]+[.G76];[.E77]*60+[.F7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7]=&quot;&quot;;[.G78]=0);&quot;&quot;;IF([.G77]+[.H77]&gt;[.G7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8]=&quot;&quot;;&quot;&quot;;IF(OR([.E78]*60+[.F78]&lt;=[.G77];StartTimeType=&quot;relative&quot;);[.E78]*60+[.F78]+[.G77];[.E78]*60+[.F7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8]=&quot;&quot;;[.G79]=0);&quot;&quot;;IF([.G78]+[.H78]&gt;[.G7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9]=&quot;&quot;;&quot;&quot;;IF(OR([.E79]*60+[.F79]&lt;=[.G78];StartTimeType=&quot;relative&quot;);[.E79]*60+[.F79]+[.G78];[.E79]*60+[.F7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9]=&quot;&quot;;[.G80]=0);&quot;&quot;;IF([.G79]+[.H79]&gt;[.G8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0]=&quot;&quot;;&quot;&quot;;IF(OR([.E80]*60+[.F80]&lt;=[.G79];StartTimeType=&quot;relative&quot;);[.E80]*60+[.F80]+[.G79];[.E80]*60+[.F8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0]=&quot;&quot;;[.G81]=0);&quot;&quot;;IF([.G80]+[.H80]&gt;[.G8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1]=&quot;&quot;;&quot;&quot;;IF(OR([.E81]*60+[.F81]&lt;=[.G80];StartTimeType=&quot;relative&quot;);[.E81]*60+[.F81]+[.G80];[.E81]*60+[.F8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1]=&quot;&quot;;[.G82]=0);&quot;&quot;;IF([.G81]+[.H81]&gt;[.G8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2]=&quot;&quot;;&quot;&quot;;IF(OR([.E82]*60+[.F82]&lt;=[.G81];StartTimeType=&quot;relative&quot;);[.E82]*60+[.F82]+[.G81];[.E82]*60+[.F8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2]=&quot;&quot;;[.G83]=0);&quot;&quot;;IF([.G82]+[.H82]&gt;[.G8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3]=&quot;&quot;;&quot;&quot;;IF(OR([.E83]*60+[.F83]&lt;=[.G82];StartTimeType=&quot;relative&quot;);[.E83]*60+[.F83]+[.G82];[.E83]*60+[.F8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3]=&quot;&quot;;[.G84]=0);&quot;&quot;;IF([.G83]+[.H83]&gt;[.G8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4]=&quot;&quot;;&quot;&quot;;IF(OR([.E84]*60+[.F84]&lt;=[.G83];StartTimeType=&quot;relative&quot;);[.E84]*60+[.F84]+[.G83];[.E84]*60+[.F8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4]=&quot;&quot;;[.G85]=0);&quot;&quot;;IF([.G84]+[.H84]&gt;[.G8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5]=&quot;&quot;;&quot;&quot;;IF(OR([.E85]*60+[.F85]&lt;=[.G84];StartTimeType=&quot;relative&quot;);[.E85]*60+[.F85]+[.G84];[.E85]*60+[.F8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5]=&quot;&quot;;[.G86]=0);&quot;&quot;;IF([.G85]+[.H85]&gt;[.G8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6]=&quot;&quot;;&quot;&quot;;IF(OR([.E86]*60+[.F86]&lt;=[.G85];StartTimeType=&quot;relative&quot;);[.E86]*60+[.F86]+[.G85];[.E86]*60+[.F8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6]=&quot;&quot;;[.G87]=0);&quot;&quot;;IF([.G86]+[.H86]&gt;[.G8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7]=&quot;&quot;;&quot;&quot;;IF(OR([.E87]*60+[.F87]&lt;=[.G86];StartTimeType=&quot;relative&quot;);[.E87]*60+[.F87]+[.G86];[.E87]*60+[.F8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7]=&quot;&quot;;[.G88]=0);&quot;&quot;;IF([.G87]+[.H87]&gt;[.G8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8]=&quot;&quot;;&quot;&quot;;IF(OR([.E88]*60+[.F88]&lt;=[.G87];StartTimeType=&quot;relative&quot;);[.E88]*60+[.F88]+[.G87];[.E88]*60+[.F8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8]=&quot;&quot;;[.G89]=0);&quot;&quot;;IF([.G88]+[.H88]&gt;[.G8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9]=&quot;&quot;;&quot;&quot;;IF(OR([.E89]*60+[.F89]&lt;=[.G88];StartTimeType=&quot;relative&quot;);[.E89]*60+[.F89]+[.G88];[.E89]*60+[.F8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9]=&quot;&quot;;[.G90]=0);&quot;&quot;;IF([.G89]+[.H89]&gt;[.G9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0]=&quot;&quot;;&quot;&quot;;IF(OR([.E90]*60+[.F90]&lt;=[.G89];StartTimeType=&quot;relative&quot;);[.E90]*60+[.F90]+[.G89];[.E90]*60+[.F9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0]=&quot;&quot;;[.G91]=0);&quot;&quot;;IF([.G90]+[.H90]&gt;[.G9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1]=&quot;&quot;;&quot;&quot;;IF(OR([.E91]*60+[.F91]&lt;=[.G90];StartTimeType=&quot;relative&quot;);[.E91]*60+[.F91]+[.G90];[.E91]*60+[.F9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1]=&quot;&quot;;[.G92]=0);&quot;&quot;;IF([.G91]+[.H91]&gt;[.G9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2]=&quot;&quot;;&quot;&quot;;IF(OR([.E92]*60+[.F92]&lt;=[.G91];StartTimeType=&quot;relative&quot;);[.E92]*60+[.F92]+[.G91];[.E92]*60+[.F9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2]=&quot;&quot;;[.G93]=0);&quot;&quot;;IF([.G92]+[.H92]&gt;[.G9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3]=&quot;&quot;;&quot;&quot;;IF(OR([.E93]*60+[.F93]&lt;=[.G92];StartTimeType=&quot;relative&quot;);[.E93]*60+[.F93]+[.G92];[.E93]*60+[.F9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3]=&quot;&quot;;[.G94]=0);&quot;&quot;;IF([.G93]+[.H93]&gt;[.G9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4]=&quot;&quot;;&quot;&quot;;IF(OR([.E94]*60+[.F94]&lt;=[.G93];StartTimeType=&quot;relative&quot;);[.E94]*60+[.F94]+[.G93];[.E94]*60+[.F9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4]=&quot;&quot;;[.G95]=0);&quot;&quot;;IF([.G94]+[.H94]&gt;[.G9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5]=&quot;&quot;;&quot;&quot;;IF(OR([.E95]*60+[.F95]&lt;=[.G94];StartTimeType=&quot;relative&quot;);[.E95]*60+[.F95]+[.G94];[.E95]*60+[.F9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5]=&quot;&quot;;[.G96]=0);&quot;&quot;;IF([.G95]+[.H95]&gt;[.G9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6]=&quot;&quot;;&quot;&quot;;IF(OR([.E96]*60+[.F96]&lt;=[.G95];StartTimeType=&quot;relative&quot;);[.E96]*60+[.F96]+[.G95];[.E96]*60+[.F9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6]=&quot;&quot;;[.G97]=0);&quot;&quot;;IF([.G96]+[.H96]&gt;[.G9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7]=&quot;&quot;;&quot;&quot;;IF(OR([.E97]*60+[.F97]&lt;=[.G96];StartTimeType=&quot;relative&quot;);[.E97]*60+[.F97]+[.G96];[.E97]*60+[.F9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7]=&quot;&quot;;[.G98]=0);&quot;&quot;;IF([.G97]+[.H97]&gt;[.G9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8]=&quot;&quot;;&quot;&quot;;IF(OR([.E98]*60+[.F98]&lt;=[.G97];StartTimeType=&quot;relative&quot;);[.E98]*60+[.F98]+[.G97];[.E98]*60+[.F9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8]=&quot;&quot;;[.G99]=0);&quot;&quot;;IF([.G98]+[.H98]&gt;[.G9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9]=&quot;&quot;;&quot;&quot;;IF(OR([.E99]*60+[.F99]&lt;=[.G98];StartTimeType=&quot;relative&quot;);[.E99]*60+[.F99]+[.G98];[.E99]*60+[.F9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9]=&quot;&quot;;[.G100]=0);&quot;&quot;;IF([.G99]+[.H99]&gt;[.G10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0]=&quot;&quot;;&quot;&quot;;IF(OR([.E100]*60+[.F100]&lt;=[.G99];StartTimeType=&quot;relative&quot;);[.E100]*60+[.F100]+[.G99];[.E100]*60+[.F10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0]=&quot;&quot;;[.G101]=0);&quot;&quot;;IF([.G100]+[.H100]&gt;[.G10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1]=&quot;&quot;;&quot;&quot;;IF(OR([.E101]*60+[.F101]&lt;=[.G100];StartTimeType=&quot;relative&quot;);[.E101]*60+[.F101]+[.G100];[.E101]*60+[.F10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1]=&quot;&quot;;[.G102]=0);&quot;&quot;;IF([.G101]+[.H101]&gt;[.G10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2]=&quot;&quot;;&quot;&quot;;IF(OR([.E102]*60+[.F102]&lt;=[.G101];StartTimeType=&quot;relative&quot;);[.E102]*60+[.F102]+[.G101];[.E102]*60+[.F10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2]=&quot;&quot;;[.G103]=0);&quot;&quot;;IF([.G102]+[.H102]&gt;[.G103];&quot;ERROR!&quot;;&quot;OK&quot;))">
            <text:p/>
          </table:table-cell>
          <table:table-cell table:number-columns-repeated="53"/>
        </table:table-row>
        <table:table-row table:style-name="ro2" table:number-rows-repeated="3">
          <table:table-cell table:number-columns-repeated="6"/>
          <table:table-cell table:style-name="ce31"/>
          <table:table-cell table:number-columns-repeated="58"/>
        </table:table-row>
        <table:table-row table:style-name="ro2" table:number-rows-repeated="1048470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Input.G4:Input.G105">
            <calcext:condition calcext:apply-style-name="Error" calcext:value="formula-is([.$L3]=&quot;ERROR!&quot;)" calcext:base-cell-address="Input.G4"/>
          </calcext:conditional-format>
          <calcext:conditional-format calcext:target-range-address="Input.H4:Input.H102">
            <calcext:condition calcext:apply-style-name="Error" calcext:value="formula-is([.$L4]=&quot;ERROR!&quot;)" calcext:base-cell-address="Input.H4"/>
          </calcext:conditional-format>
          <calcext:conditional-format calcext:target-range-address="Input.L4:Input.L102">
            <calcext:condition calcext:apply-style-name="Error" calcext:value="=&quot;ERROR!&quot;" calcext:base-cell-address="Input.L5"/>
          </calcext:conditional-format>
        </calcext:conditional-formats>
      </table:table>
      <table:table table:name="Output" table:style-name="ta4">
        <table:table-column table:style-name="co10" table:default-cell-style-name="ce4"/>
        <table:table-column table:style-name="co13" table:default-cell-style-name="ce4"/>
        <table:table-column table:style-name="co14" table:visibility="collapse" table:default-cell-style-name="ce4"/>
        <table:table-column table:style-name="co5" table:visibility="collapse" table:number-columns-repeated="13" table:default-cell-style-name="ce4"/>
        <table:table-column table:style-name="co5" table:number-columns-repeated="48" table:default-cell-style-name="ce4"/>
        <table:table-row table:style-name="ro16">
          <table:table-cell table:style-name="ce18" table:formula="of:=Header" office:value-type="string" office:string-value="{&#10;&#9;&quot;ActiveInPauseMenu&quot;: false,&#10;&#9;&quot;Movements&quot;: [" calcext:value-type="string">
            <text:p>{</text:p>
            <text:p>	"ActiveInPauseMenu": false,</text:p>
            <text:p>	"Movements": [</text:p>
          </table:table-cell>
          <table:table-cell/>
          <table:table-cell office:value-type="string" calcext:value-type="string">
            <text:p>Spx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z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Sry</text:p>
          </table:table-cell>
          <table:table-cell office:value-type="string" calcext:value-type="string">
            <text:p>Srz</text:p>
          </table:table-cell>
          <table:table-cell office:value-type="string" calcext:value-type="string">
            <text:p>Epx</text:p>
          </table:table-cell>
          <table:table-cell office:value-type="string" calcext:value-type="string">
            <text:p>Epy</text:p>
          </table:table-cell>
          <table:table-cell office:value-type="string" calcext:value-type="string">
            <text:p>Epz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e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18"/>
          <table:table-cell table:number-columns-repeated="62"/>
        </table:table-row>
        <table:table-row table:style-name="ro17">
          <table:table-cell table:formula="of:=IF(OR([.A2]=FootNote;[.A2]=&quot;&quot;);&quot;&quot;;IF(NOT([$Calculation.C6]=&quot;&quot;);CONCATENATE(StartPos;CHAR(10);StartPosX;[.C3];&quot;,&quot;;CHAR(10);StartPosY;[.D3];&quot;,&quot;;CHAR(10);StartPosZ;[.E3];CHAR(10);StartRot;CHAR(10);StartRotX;[.F3];&quot;,&quot;;CHAR(10);StartRotY;[.G3];&quot;,&quot;;CHAR(10);StartRotZ;[.H3];CHAR(10);EndPos;CHAR(10);EndPosX;[.I3];&quot;,&quot;;CHAR(10);EndPosY;[.J3];&quot;,&quot;;CHAR(10);EndPosZ;[.K3];CHAR(10);EndRot;CHAR(10);EndRotX;[.L3];&quot;,&quot;;CHAR(10);EndRotY;[.M3];&quot;,&quot;;CHAR(10);EndRotZ;[.N3];CHAR(10);Duration;[.O3];&quot;,&quot;;CHAR(10);Delay;[.P3];&quot;,&quot;;CHAR(10);Ease;[$Calculation.R6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0,&#10;&#9;&#9;&quot;Delay&quot;: 0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0,</text:p>
            <text:p>		"Delay": 0,</text:p>
            <text:p>		"EaseTransition": false</text:p>
            <text:p>	},</text:p>
          </table:table-cell>
          <table:table-cell table:style-name="ce18"/>
          <table:table-cell table:formula="of:=IF([$Calculation.D6]=0;&quot;0&quot;;IF([$Calculation.D6]=ROUND([$Calculation.D6]);TEXT([$Calculation.D6];&quot;###&quot;);REPLACE([$Calculation.D6];SEARCH(&quot;,&quot;;[$Calculation.D6]);1;&quot;.&quot;)))" office:value-type="string" office:string-value="0" calcext:value-type="string">
            <text:p>0</text:p>
          </table:table-cell>
          <table:table-cell table:formula="of:=IF([$Calculation.E6]=0;&quot;0&quot;;IF([$Calculation.E6]=ROUND([$Calculation.E6]);TEXT([$Calculation.E6];&quot;###&quot;);REPLACE([$Calculation.E6];SEARCH(&quot;,&quot;;[$Calculation.E6]);1;&quot;.&quot;)))" office:value-type="string" office:string-value="4" calcext:value-type="string">
            <text:p>4</text:p>
          </table:table-cell>
          <table:table-cell table:formula="of:=IF([$Calculation.F6]=0;&quot;0&quot;;IF([$Calculation.F6]=ROUND([$Calculation.F6]);TEXT([$Calculation.F6];&quot;###&quot;);REPLACE([$Calculation.F6];SEARCH(&quot;,&quot;;[$Calculation.F6]);1;&quot;.&quot;)))" office:value-type="string" office:string-value="20" calcext:value-type="string">
            <text:p>20</text:p>
          </table:table-cell>
          <table:table-cell table:formula="of:=IF([$Calculation.G6]=0;&quot;0&quot;;IF([$Calculation.G6]=ROUND([$Calculation.G6]);TEXT([$Calculation.G6];&quot;###&quot;);REPLACE([$Calculation.G6];SEARCH(&quot;,&quot;;[$Calculation.G6]);1;&quot;.&quot;)))" office:value-type="string" office:string-value="15" calcext:value-type="string">
            <text:p>15</text:p>
          </table:table-cell>
          <table:table-cell table:formula="of:=IF([$Calculation.H6]=0;&quot;0&quot;;IF([$Calculation.H6]=ROUND([$Calculation.H6]);TEXT([$Calculation.H6];&quot;###&quot;);REPLACE([$Calculation.H6];SEARCH(&quot;,&quot;;[$Calculation.H6]);1;&quot;.&quot;)))" office:value-type="string" office:string-value="180" calcext:value-type="string">
            <text:p>180</text:p>
          </table:table-cell>
          <table:table-cell table:formula="of:=IF([$Calculation.I6]=0;&quot;0&quot;;IF([$Calculation.I6]=ROUND([$Calculation.I6]);TEXT([$Calculation.I6];&quot;###&quot;);REPLACE([$Calculation.I6];SEARCH(&quot;,&quot;;[$Calculation.I6]);1;&quot;.&quot;)))" office:value-type="string" office:string-value="0" calcext:value-type="string">
            <text:p>0</text:p>
          </table:table-cell>
          <table:table-cell table:formula="of:=IF([$Calculation.J6]=0;&quot;0&quot;;IF([$Calculation.J6]=ROUND([$Calculation.J6]);TEXT([$Calculation.J6];&quot;###&quot;);REPLACE([$Calculation.J6];SEARCH(&quot;,&quot;;[$Calculation.J6]);1;&quot;.&quot;)))" office:value-type="string" office:string-value="0" calcext:value-type="string">
            <text:p>0</text:p>
          </table:table-cell>
          <table:table-cell table:formula="of:=IF([$Calculation.K6]=0;&quot;0&quot;;IF([$Calculation.K6]=ROUND([$Calculation.K6]);TEXT([$Calculation.K6];&quot;###&quot;);REPLACE([$Calculation.K6];SEARCH(&quot;,&quot;;[$Calculation.K6]);1;&quot;.&quot;)))" office:value-type="string" office:string-value="4" calcext:value-type="string">
            <text:p>4</text:p>
          </table:table-cell>
          <table:table-cell table:formula="of:=IF([$Calculation.L6]=0;&quot;0&quot;;IF([$Calculation.L6]=ROUND([$Calculation.L6]);TEXT([$Calculation.L6];&quot;###&quot;);REPLACE([$Calculation.L6];SEARCH(&quot;,&quot;;[$Calculation.L6]);1;&quot;.&quot;)))" office:value-type="string" office:string-value="20" calcext:value-type="string">
            <text:p>20</text:p>
          </table:table-cell>
          <table:table-cell table:formula="of:=IF([$Calculation.M6]=0;&quot;0&quot;;IF([$Calculation.M6]=ROUND([$Calculation.M6]);TEXT([$Calculation.M6];&quot;###&quot;);REPLACE([$Calculation.M6];SEARCH(&quot;,&quot;;[$Calculation.M6]);1;&quot;.&quot;)))" office:value-type="string" office:string-value="15" calcext:value-type="string">
            <text:p>15</text:p>
          </table:table-cell>
          <table:table-cell table:formula="of:=IF([$Calculation.N6]=0;&quot;0&quot;;IF([$Calculation.N6]=ROUND([$Calculation.N6]);TEXT([$Calculation.N6];&quot;###&quot;);REPLACE([$Calculation.N6];SEARCH(&quot;,&quot;;[$Calculation.N6]);1;&quot;.&quot;)))" office:value-type="string" office:string-value="180" calcext:value-type="string">
            <text:p>180</text:p>
          </table:table-cell>
          <table:table-cell table:formula="of:=IF([$Calculation.O6]=0;&quot;0&quot;;IF([$Calculation.O6]=ROUND([$Calculation.O6]);TEXT([$Calculation.O6];&quot;###&quot;);REPLACE([$Calculation.O6];SEARCH(&quot;,&quot;;[$Calculation.O6]);1;&quot;.&quot;)))" office:value-type="string" office:string-value="0" calcext:value-type="string">
            <text:p>0</text:p>
          </table:table-cell>
          <table:table-cell table:formula="of:=IF([$Calculation.P6]=0;&quot;0&quot;;IF([$Calculation.P6]=ROUND([$Calculation.P6]);TEXT([$Calculation.P6];&quot;###&quot;);REPLACE([$Calculation.P6];SEARCH(&quot;,&quot;;[$Calculation.P6]);1;&quot;.&quot;)))" office:value-type="string" office:string-value="0" calcext:value-type="string">
            <text:p>0</text:p>
          </table:table-cell>
          <table:table-cell table:formula="of:=IF([$Calculation.Q6]=0;&quot;0&quot;;IF([$Calculation.Q6]=ROUND([$Calculation.Q6]);TEXT([$Calculation.Q6];&quot;###&quot;);REPLACE([$Calculation.Q6];SEARCH(&quot;,&quot;;[$Calculation.Q6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3]=FootNote;[.A3]=&quot;&quot;);&quot;&quot;;IF(NOT([$Calculation.C7]=&quot;&quot;);CONCATENATE(StartPos;CHAR(10);StartPosX;[.C4];&quot;,&quot;;CHAR(10);StartPosY;[.D4];&quot;,&quot;;CHAR(10);StartPosZ;[.E4];CHAR(10);StartRot;CHAR(10);StartRotX;[.F4];&quot;,&quot;;CHAR(10);StartRotY;[.G4];&quot;,&quot;;CHAR(10);StartRotZ;[.H4];CHAR(10);EndPos;CHAR(10);EndPosX;[.I4];&quot;,&quot;;CHAR(10);EndPosY;[.J4];&quot;,&quot;;CHAR(10);EndPosZ;[.K4];CHAR(10);EndRot;CHAR(10);EndRotX;[.L4];&quot;,&quot;;CHAR(10);EndRotY;[.M4];&quot;,&quot;;CHAR(10);EndRotZ;[.N4];CHAR(10);Duration;[.O4];&quot;,&quot;;CHAR(10);Delay;[.P4];&quot;,&quot;;CHAR(10);Ease;[$Calculation.R7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0,&#10;&#9;&#9;&quot;Delay&quot;: 5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0,</text:p>
            <text:p>		"Delay": 5,</text:p>
            <text:p>		"EaseTransition": false</text:p>
            <text:p>	},</text:p>
          </table:table-cell>
          <table:table-cell/>
          <table:table-cell table:formula="of:=IF([$Calculation.D7]=0;&quot;0&quot;;IF([$Calculation.D7]=ROUND([$Calculation.D7]);TEXT([$Calculation.D7];&quot;###&quot;);REPLACE([$Calculation.D7];SEARCH(&quot;,&quot;;[$Calculation.D7]);1;&quot;.&quot;)))" office:value-type="string" office:string-value="0" calcext:value-type="string">
            <text:p>0</text:p>
          </table:table-cell>
          <table:table-cell table:formula="of:=IF([$Calculation.E7]=0;&quot;0&quot;;IF([$Calculation.E7]=ROUND([$Calculation.E7]);TEXT([$Calculation.E7];&quot;###&quot;);REPLACE([$Calculation.E7];SEARCH(&quot;,&quot;;[$Calculation.E7]);1;&quot;.&quot;)))" office:value-type="string" office:string-value="4" calcext:value-type="string">
            <text:p>4</text:p>
          </table:table-cell>
          <table:table-cell table:formula="of:=IF([$Calculation.F7]=0;&quot;0&quot;;IF([$Calculation.F7]=ROUND([$Calculation.F7]);TEXT([$Calculation.F7];&quot;###&quot;);REPLACE([$Calculation.F7];SEARCH(&quot;,&quot;;[$Calculation.F7]);1;&quot;.&quot;)))" office:value-type="string" office:string-value="20" calcext:value-type="string">
            <text:p>20</text:p>
          </table:table-cell>
          <table:table-cell table:formula="of:=IF([$Calculation.G7]=0;&quot;0&quot;;IF([$Calculation.G7]=ROUND([$Calculation.G7]);TEXT([$Calculation.G7];&quot;###&quot;);REPLACE([$Calculation.G7];SEARCH(&quot;,&quot;;[$Calculation.G7]);1;&quot;.&quot;)))" office:value-type="string" office:string-value="15" calcext:value-type="string">
            <text:p>15</text:p>
          </table:table-cell>
          <table:table-cell table:formula="of:=IF([$Calculation.H7]=0;&quot;0&quot;;IF([$Calculation.H7]=ROUND([$Calculation.H7]);TEXT([$Calculation.H7];&quot;###&quot;);REPLACE([$Calculation.H7];SEARCH(&quot;,&quot;;[$Calculation.H7]);1;&quot;.&quot;)))" office:value-type="string" office:string-value="180" calcext:value-type="string">
            <text:p>180</text:p>
          </table:table-cell>
          <table:table-cell table:formula="of:=IF([$Calculation.I7]=0;&quot;0&quot;;IF([$Calculation.I7]=ROUND([$Calculation.I7]);TEXT([$Calculation.I7];&quot;###&quot;);REPLACE([$Calculation.I7];SEARCH(&quot;,&quot;;[$Calculation.I7]);1;&quot;.&quot;)))" office:value-type="string" office:string-value="0" calcext:value-type="string">
            <text:p>0</text:p>
          </table:table-cell>
          <table:table-cell table:formula="of:=IF([$Calculation.J7]=0;&quot;0&quot;;IF([$Calculation.J7]=ROUND([$Calculation.J7]);TEXT([$Calculation.J7];&quot;###&quot;);REPLACE([$Calculation.J7];SEARCH(&quot;,&quot;;[$Calculation.J7]);1;&quot;.&quot;)))" office:value-type="string" office:string-value="0" calcext:value-type="string">
            <text:p>0</text:p>
          </table:table-cell>
          <table:table-cell table:formula="of:=IF([$Calculation.K7]=0;&quot;0&quot;;IF([$Calculation.K7]=ROUND([$Calculation.K7]);TEXT([$Calculation.K7];&quot;###&quot;);REPLACE([$Calculation.K7];SEARCH(&quot;,&quot;;[$Calculation.K7]);1;&quot;.&quot;)))" office:value-type="string" office:string-value="4" calcext:value-type="string">
            <text:p>4</text:p>
          </table:table-cell>
          <table:table-cell table:formula="of:=IF([$Calculation.L7]=0;&quot;0&quot;;IF([$Calculation.L7]=ROUND([$Calculation.L7]);TEXT([$Calculation.L7];&quot;###&quot;);REPLACE([$Calculation.L7];SEARCH(&quot;,&quot;;[$Calculation.L7]);1;&quot;.&quot;)))" office:value-type="string" office:string-value="20" calcext:value-type="string">
            <text:p>20</text:p>
          </table:table-cell>
          <table:table-cell table:formula="of:=IF([$Calculation.M7]=0;&quot;0&quot;;IF([$Calculation.M7]=ROUND([$Calculation.M7]);TEXT([$Calculation.M7];&quot;###&quot;);REPLACE([$Calculation.M7];SEARCH(&quot;,&quot;;[$Calculation.M7]);1;&quot;.&quot;)))" office:value-type="string" office:string-value="15" calcext:value-type="string">
            <text:p>15</text:p>
          </table:table-cell>
          <table:table-cell table:formula="of:=IF([$Calculation.N7]=0;&quot;0&quot;;IF([$Calculation.N7]=ROUND([$Calculation.N7]);TEXT([$Calculation.N7];&quot;###&quot;);REPLACE([$Calculation.N7];SEARCH(&quot;,&quot;;[$Calculation.N7]);1;&quot;.&quot;)))" office:value-type="string" office:string-value="180" calcext:value-type="string">
            <text:p>180</text:p>
          </table:table-cell>
          <table:table-cell table:formula="of:=IF([$Calculation.O7]=0;&quot;0&quot;;IF([$Calculation.O7]=ROUND([$Calculation.O7]);TEXT([$Calculation.O7];&quot;###&quot;);REPLACE([$Calculation.O7];SEARCH(&quot;,&quot;;[$Calculation.O7]);1;&quot;.&quot;)))" office:value-type="string" office:string-value="0" calcext:value-type="string">
            <text:p>0</text:p>
          </table:table-cell>
          <table:table-cell table:formula="of:=IF([$Calculation.P7]=0;&quot;0&quot;;IF([$Calculation.P7]=ROUND([$Calculation.P7]);TEXT([$Calculation.P7];&quot;###&quot;);REPLACE([$Calculation.P7];SEARCH(&quot;,&quot;;[$Calculation.P7]);1;&quot;.&quot;)))" office:value-type="string" office:string-value="0" calcext:value-type="string">
            <text:p>0</text:p>
          </table:table-cell>
          <table:table-cell table:formula="of:=IF([$Calculation.Q7]=0;&quot;0&quot;;IF([$Calculation.Q7]=ROUND([$Calculation.Q7]);TEXT([$Calculation.Q7];&quot;###&quot;);REPLACE([$Calculation.Q7];SEARCH(&quot;,&quot;;[$Calculation.Q7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4]=FootNote;[.A4]=&quot;&quot;);&quot;&quot;;IF(NOT([$Calculation.C8]=&quot;&quot;);CONCATENATE(StartPos;CHAR(10);StartPosX;[.C5];&quot;,&quot;;CHAR(10);StartPosY;[.D5];&quot;,&quot;;CHAR(10);StartPosZ;[.E5];CHAR(10);StartRot;CHAR(10);StartRotX;[.F5];&quot;,&quot;;CHAR(10);StartRotY;[.G5];&quot;,&quot;;CHAR(10);StartRotZ;[.H5];CHAR(10);EndPos;CHAR(10);EndPosX;[.I5];&quot;,&quot;;CHAR(10);EndPosY;[.J5];&quot;,&quot;;CHAR(10);EndPosZ;[.K5];CHAR(10);EndRot;CHAR(10);EndRotX;[.L5];&quot;,&quot;;CHAR(10);EndRotY;[.M5];&quot;,&quot;;CHAR(10);EndRotZ;[.N5];CHAR(10);Duration;[.O5];&quot;,&quot;;CHAR(10);Delay;[.P5];&quot;,&quot;;CHAR(10);Ease;[$Calculation.R8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7&#10;&#9;&#9;},&#10;&#9;&#9;&quot;EndRot&quot;: {&#10;&#9;&#9;&#9;&quot;x&quot;: 15,&#10;&#9;&#9;&#9;&quot;y&quot;: 180,&#10;&#9;&#9;&#9;&quot;z&quot;: 0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7</text:p>
            <text:p>		},</text:p>
            <text:p>		"EndRot": {</text:p>
            <text:p>			"x": 15,</text:p>
            <text:p>			"y": 180,</text:p>
            <text:p>			"z": 0</text:p>
            <text:p>		},</text:p>
            <text:p>		"Duration": 10,</text:p>
            <text:p>		"Delay": 0,</text:p>
            <text:p>		"EaseTransition": false</text:p>
            <text:p>	},</text:p>
          </table:table-cell>
          <table:table-cell/>
          <table:table-cell table:formula="of:=IF([$Calculation.D8]=0;&quot;0&quot;;IF([$Calculation.D8]=ROUND([$Calculation.D8]);TEXT([$Calculation.D8];&quot;###&quot;);REPLACE([$Calculation.D8];SEARCH(&quot;,&quot;;[$Calculation.D8]);1;&quot;.&quot;)))" office:value-type="string" office:string-value="0" calcext:value-type="string">
            <text:p>0</text:p>
          </table:table-cell>
          <table:table-cell table:formula="of:=IF([$Calculation.E8]=0;&quot;0&quot;;IF([$Calculation.E8]=ROUND([$Calculation.E8]);TEXT([$Calculation.E8];&quot;###&quot;);REPLACE([$Calculation.E8];SEARCH(&quot;,&quot;;[$Calculation.E8]);1;&quot;.&quot;)))" office:value-type="string" office:string-value="4" calcext:value-type="string">
            <text:p>4</text:p>
          </table:table-cell>
          <table:table-cell table:formula="of:=IF([$Calculation.F8]=0;&quot;0&quot;;IF([$Calculation.F8]=ROUND([$Calculation.F8]);TEXT([$Calculation.F8];&quot;###&quot;);REPLACE([$Calculation.F8];SEARCH(&quot;,&quot;;[$Calculation.F8]);1;&quot;.&quot;)))" office:value-type="string" office:string-value="20" calcext:value-type="string">
            <text:p>20</text:p>
          </table:table-cell>
          <table:table-cell table:formula="of:=IF([$Calculation.G8]=0;&quot;0&quot;;IF([$Calculation.G8]=ROUND([$Calculation.G8]);TEXT([$Calculation.G8];&quot;###&quot;);REPLACE([$Calculation.G8];SEARCH(&quot;,&quot;;[$Calculation.G8]);1;&quot;.&quot;)))" office:value-type="string" office:string-value="15" calcext:value-type="string">
            <text:p>15</text:p>
          </table:table-cell>
          <table:table-cell table:formula="of:=IF([$Calculation.H8]=0;&quot;0&quot;;IF([$Calculation.H8]=ROUND([$Calculation.H8]);TEXT([$Calculation.H8];&quot;###&quot;);REPLACE([$Calculation.H8];SEARCH(&quot;,&quot;;[$Calculation.H8]);1;&quot;.&quot;)))" office:value-type="string" office:string-value="180" calcext:value-type="string">
            <text:p>180</text:p>
          </table:table-cell>
          <table:table-cell table:formula="of:=IF([$Calculation.I8]=0;&quot;0&quot;;IF([$Calculation.I8]=ROUND([$Calculation.I8]);TEXT([$Calculation.I8];&quot;###&quot;);REPLACE([$Calculation.I8];SEARCH(&quot;,&quot;;[$Calculation.I8]);1;&quot;.&quot;)))" office:value-type="string" office:string-value="0" calcext:value-type="string">
            <text:p>0</text:p>
          </table:table-cell>
          <table:table-cell table:formula="of:=IF([$Calculation.J8]=0;&quot;0&quot;;IF([$Calculation.J8]=ROUND([$Calculation.J8]);TEXT([$Calculation.J8];&quot;###&quot;);REPLACE([$Calculation.J8];SEARCH(&quot;,&quot;;[$Calculation.J8]);1;&quot;.&quot;)))" office:value-type="string" office:string-value="0" calcext:value-type="string">
            <text:p>0</text:p>
          </table:table-cell>
          <table:table-cell table:formula="of:=IF([$Calculation.K8]=0;&quot;0&quot;;IF([$Calculation.K8]=ROUND([$Calculation.K8]);TEXT([$Calculation.K8];&quot;###&quot;);REPLACE([$Calculation.K8];SEARCH(&quot;,&quot;;[$Calculation.K8]);1;&quot;.&quot;)))" office:value-type="string" office:string-value="4" calcext:value-type="string">
            <text:p>4</text:p>
          </table:table-cell>
          <table:table-cell table:formula="of:=IF([$Calculation.L8]=0;&quot;0&quot;;IF([$Calculation.L8]=ROUND([$Calculation.L8]);TEXT([$Calculation.L8];&quot;###&quot;);REPLACE([$Calculation.L8];SEARCH(&quot;,&quot;;[$Calculation.L8]);1;&quot;.&quot;)))" office:value-type="string" office:string-value="7" calcext:value-type="string">
            <text:p>7</text:p>
          </table:table-cell>
          <table:table-cell table:formula="of:=IF([$Calculation.M8]=0;&quot;0&quot;;IF([$Calculation.M8]=ROUND([$Calculation.M8]);TEXT([$Calculation.M8];&quot;###&quot;);REPLACE([$Calculation.M8];SEARCH(&quot;,&quot;;[$Calculation.M8]);1;&quot;.&quot;)))" office:value-type="string" office:string-value="15" calcext:value-type="string">
            <text:p>15</text:p>
          </table:table-cell>
          <table:table-cell table:formula="of:=IF([$Calculation.N8]=0;&quot;0&quot;;IF([$Calculation.N8]=ROUND([$Calculation.N8]);TEXT([$Calculation.N8];&quot;###&quot;);REPLACE([$Calculation.N8];SEARCH(&quot;,&quot;;[$Calculation.N8]);1;&quot;.&quot;)))" office:value-type="string" office:string-value="180" calcext:value-type="string">
            <text:p>180</text:p>
          </table:table-cell>
          <table:table-cell table:formula="of:=IF([$Calculation.O8]=0;&quot;0&quot;;IF([$Calculation.O8]=ROUND([$Calculation.O8]);TEXT([$Calculation.O8];&quot;###&quot;);REPLACE([$Calculation.O8];SEARCH(&quot;,&quot;;[$Calculation.O8]);1;&quot;.&quot;)))" office:value-type="string" office:string-value="0" calcext:value-type="string">
            <text:p>0</text:p>
          </table:table-cell>
          <table:table-cell table:formula="of:=IF([$Calculation.P8]=0;&quot;0&quot;;IF([$Calculation.P8]=ROUND([$Calculation.P8]);TEXT([$Calculation.P8];&quot;###&quot;);REPLACE([$Calculation.P8];SEARCH(&quot;,&quot;;[$Calculation.P8]);1;&quot;.&quot;)))" office:value-type="string" office:string-value="10" calcext:value-type="string">
            <text:p>10</text:p>
          </table:table-cell>
          <table:table-cell table:formula="of:=IF([$Calculation.Q8]=0;&quot;0&quot;;IF([$Calculation.Q8]=ROUND([$Calculation.Q8]);TEXT([$Calculation.Q8];&quot;###&quot;);REPLACE([$Calculation.Q8];SEARCH(&quot;,&quot;;[$Calculation.Q8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5]=FootNote;[.A5]=&quot;&quot;);&quot;&quot;;IF(NOT([$Calculation.C9]=&quot;&quot;);CONCATENATE(StartPos;CHAR(10);StartPosX;[.C6];&quot;,&quot;;CHAR(10);StartPosY;[.D6];&quot;,&quot;;CHAR(10);StartPosZ;[.E6];CHAR(10);StartRot;CHAR(10);StartRotX;[.F6];&quot;,&quot;;CHAR(10);StartRotY;[.G6];&quot;,&quot;;CHAR(10);StartRotZ;[.H6];CHAR(10);EndPos;CHAR(10);EndPosX;[.I6];&quot;,&quot;;CHAR(10);EndPosY;[.J6];&quot;,&quot;;CHAR(10);EndPosZ;[.K6];CHAR(10);EndRot;CHAR(10);EndRotX;[.L6];&quot;,&quot;;CHAR(10);EndRotY;[.M6];&quot;,&quot;;CHAR(10);EndRotZ;[.N6];CHAR(10);Duration;[.O6];&quot;,&quot;;CHAR(10);Delay;[.P6];&quot;,&quot;;CHAR(10);Ease;[$Calculation.R9];CHAR(10);Closure);FootNote))" office:value-type="string" office:string-value="&#9;{&#10;&#9;&#9;&quot;StartPos&quot;: {&#10;&#9;&#9;&#9;&quot;x&quot;: 0,&#10;&#9;&#9;&#9;&quot;y&quot;: 4,&#10;&#9;&#9;&#9;&quot;z&quot;: 7&#10;&#9;&#9;},&#10;&#9;&#9;&quot;StartRot&quot;: {&#10;&#9;&#9;&#9;&quot;x&quot;: 15,&#10;&#9;&#9;&#9;&quot;y&quot;: 180,&#10;&#9;&#9;&#9;&quot;z&quot;: 0&#10;&#9;&#9;},&#10;&#9;&#9;&quot;EndPos&quot;: {&#10;&#9;&#9;&#9;&quot;x&quot;: 0,&#10;&#9;&#9;&#9;&quot;y&quot;: 7,&#10;&#9;&#9;&#9;&quot;z&quot;: 0&#10;&#9;&#9;},&#10;&#9;&#9;&quot;EndRot&quot;: {&#10;&#9;&#9;&#9;&quot;x&quot;: 90,&#10;&#9;&#9;&#9;&quot;y&quot;: 180,&#10;&#9;&#9;&#9;&quot;z&quot;: 0&#10;&#9;&#9;},&#10;&#9;&#9;&quot;Duration&quot;: 10,&#10;&#9;&#9;&quot;Delay&quot;: 5,&#10;&#9;&#9;&quot;EaseTransition&quot;: false&#10;&#9;}," calcext:value-type="string">
            <text:p>	{</text:p>
            <text:p>		"StartPos": {</text:p>
            <text:p>			"x": 0,</text:p>
            <text:p>			"y": 4,</text:p>
            <text:p>			"z": 7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7,</text:p>
            <text:p>			"z": 0</text:p>
            <text:p>		},</text:p>
            <text:p>		"EndRot": {</text:p>
            <text:p>			"x": 90,</text:p>
            <text:p>			"y": 180,</text:p>
            <text:p>			"z": 0</text:p>
            <text:p>		},</text:p>
            <text:p>		"Duration": 10,</text:p>
            <text:p>		"Delay": 5,</text:p>
            <text:p>		"EaseTransition": false</text:p>
            <text:p>	},</text:p>
          </table:table-cell>
          <table:table-cell table:style-name="ce18"/>
          <table:table-cell table:formula="of:=IF([$Calculation.D9]=0;&quot;0&quot;;IF([$Calculation.D9]=ROUND([$Calculation.D9]);TEXT([$Calculation.D9];&quot;###&quot;);REPLACE([$Calculation.D9];SEARCH(&quot;,&quot;;[$Calculation.D9]);1;&quot;.&quot;)))" office:value-type="string" office:string-value="0" calcext:value-type="string">
            <text:p>0</text:p>
          </table:table-cell>
          <table:table-cell table:formula="of:=IF([$Calculation.E9]=0;&quot;0&quot;;IF([$Calculation.E9]=ROUND([$Calculation.E9]);TEXT([$Calculation.E9];&quot;###&quot;);REPLACE([$Calculation.E9];SEARCH(&quot;,&quot;;[$Calculation.E9]);1;&quot;.&quot;)))" office:value-type="string" office:string-value="4" calcext:value-type="string">
            <text:p>4</text:p>
          </table:table-cell>
          <table:table-cell table:formula="of:=IF([$Calculation.F9]=0;&quot;0&quot;;IF([$Calculation.F9]=ROUND([$Calculation.F9]);TEXT([$Calculation.F9];&quot;###&quot;);REPLACE([$Calculation.F9];SEARCH(&quot;,&quot;;[$Calculation.F9]);1;&quot;.&quot;)))" office:value-type="string" office:string-value="7" calcext:value-type="string">
            <text:p>7</text:p>
          </table:table-cell>
          <table:table-cell table:formula="of:=IF([$Calculation.G9]=0;&quot;0&quot;;IF([$Calculation.G9]=ROUND([$Calculation.G9]);TEXT([$Calculation.G9];&quot;###&quot;);REPLACE([$Calculation.G9];SEARCH(&quot;,&quot;;[$Calculation.G9]);1;&quot;.&quot;)))" office:value-type="string" office:string-value="15" calcext:value-type="string">
            <text:p>15</text:p>
          </table:table-cell>
          <table:table-cell table:formula="of:=IF([$Calculation.H9]=0;&quot;0&quot;;IF([$Calculation.H9]=ROUND([$Calculation.H9]);TEXT([$Calculation.H9];&quot;###&quot;);REPLACE([$Calculation.H9];SEARCH(&quot;,&quot;;[$Calculation.H9]);1;&quot;.&quot;)))" office:value-type="string" office:string-value="180" calcext:value-type="string">
            <text:p>180</text:p>
          </table:table-cell>
          <table:table-cell table:formula="of:=IF([$Calculation.I9]=0;&quot;0&quot;;IF([$Calculation.I9]=ROUND([$Calculation.I9]);TEXT([$Calculation.I9];&quot;###&quot;);REPLACE([$Calculation.I9];SEARCH(&quot;,&quot;;[$Calculation.I9]);1;&quot;.&quot;)))" office:value-type="string" office:string-value="0" calcext:value-type="string">
            <text:p>0</text:p>
          </table:table-cell>
          <table:table-cell table:formula="of:=IF([$Calculation.J9]=0;&quot;0&quot;;IF([$Calculation.J9]=ROUND([$Calculation.J9]);TEXT([$Calculation.J9];&quot;###&quot;);REPLACE([$Calculation.J9];SEARCH(&quot;,&quot;;[$Calculation.J9]);1;&quot;.&quot;)))" office:value-type="string" office:string-value="0" calcext:value-type="string">
            <text:p>0</text:p>
          </table:table-cell>
          <table:table-cell table:formula="of:=IF([$Calculation.K9]=0;&quot;0&quot;;IF([$Calculation.K9]=ROUND([$Calculation.K9]);TEXT([$Calculation.K9];&quot;###&quot;);REPLACE([$Calculation.K9];SEARCH(&quot;,&quot;;[$Calculation.K9]);1;&quot;.&quot;)))" office:value-type="string" office:string-value="7" calcext:value-type="string">
            <text:p>7</text:p>
          </table:table-cell>
          <table:table-cell table:formula="of:=IF([$Calculation.L9]=0;&quot;0&quot;;IF([$Calculation.L9]=ROUND([$Calculation.L9]);TEXT([$Calculation.L9];&quot;###&quot;);REPLACE([$Calculation.L9];SEARCH(&quot;,&quot;;[$Calculation.L9]);1;&quot;.&quot;)))" office:value-type="string" office:string-value="0" calcext:value-type="string">
            <text:p>0</text:p>
          </table:table-cell>
          <table:table-cell table:formula="of:=IF([$Calculation.M9]=0;&quot;0&quot;;IF([$Calculation.M9]=ROUND([$Calculation.M9]);TEXT([$Calculation.M9];&quot;###&quot;);REPLACE([$Calculation.M9];SEARCH(&quot;,&quot;;[$Calculation.M9]);1;&quot;.&quot;)))" office:value-type="string" office:string-value="90" calcext:value-type="string">
            <text:p>90</text:p>
          </table:table-cell>
          <table:table-cell table:formula="of:=IF([$Calculation.N9]=0;&quot;0&quot;;IF([$Calculation.N9]=ROUND([$Calculation.N9]);TEXT([$Calculation.N9];&quot;###&quot;);REPLACE([$Calculation.N9];SEARCH(&quot;,&quot;;[$Calculation.N9]);1;&quot;.&quot;)))" office:value-type="string" office:string-value="180" calcext:value-type="string">
            <text:p>180</text:p>
          </table:table-cell>
          <table:table-cell table:formula="of:=IF([$Calculation.O9]=0;&quot;0&quot;;IF([$Calculation.O9]=ROUND([$Calculation.O9]);TEXT([$Calculation.O9];&quot;###&quot;);REPLACE([$Calculation.O9];SEARCH(&quot;,&quot;;[$Calculation.O9]);1;&quot;.&quot;)))" office:value-type="string" office:string-value="0" calcext:value-type="string">
            <text:p>0</text:p>
          </table:table-cell>
          <table:table-cell table:formula="of:=IF([$Calculation.P9]=0;&quot;0&quot;;IF([$Calculation.P9]=ROUND([$Calculation.P9]);TEXT([$Calculation.P9];&quot;###&quot;);REPLACE([$Calculation.P9];SEARCH(&quot;,&quot;;[$Calculation.P9]);1;&quot;.&quot;)))" office:value-type="string" office:string-value="10" calcext:value-type="string">
            <text:p>10</text:p>
          </table:table-cell>
          <table:table-cell table:formula="of:=IF([$Calculation.Q9]=0;&quot;0&quot;;IF([$Calculation.Q9]=ROUND([$Calculation.Q9]);TEXT([$Calculation.Q9];&quot;###&quot;);REPLACE([$Calculation.Q9];SEARCH(&quot;,&quot;;[$Calculation.Q9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6]=FootNote;[.A6]=&quot;&quot;);&quot;&quot;;IF(NOT([$Calculation.C10]=&quot;&quot;);CONCATENATE(StartPos;CHAR(10);StartPosX;[.C7];&quot;,&quot;;CHAR(10);StartPosY;[.D7];&quot;,&quot;;CHAR(10);StartPosZ;[.E7];CHAR(10);StartRot;CHAR(10);StartRotX;[.F7];&quot;,&quot;;CHAR(10);StartRotY;[.G7];&quot;,&quot;;CHAR(10);StartRotZ;[.H7];CHAR(10);EndPos;CHAR(10);EndPosX;[.I7];&quot;,&quot;;CHAR(10);EndPosY;[.J7];&quot;,&quot;;CHAR(10);EndPosZ;[.K7];CHAR(10);EndRot;CHAR(10);EndRotX;[.L7];&quot;,&quot;;CHAR(10);EndRotY;[.M7];&quot;,&quot;;CHAR(10);EndRotZ;[.N7];CHAR(10);Duration;[.O7];&quot;,&quot;;CHAR(10);Delay;[.P7];&quot;,&quot;;CHAR(10);Ease;[$Calculation.R10];CHAR(10);Closure);FootNote))" office:value-type="string" office:string-value="&#9;{&#10;&#9;&#9;&quot;StartPos&quot;: {&#10;&#9;&#9;&#9;&quot;x&quot;: 0,&#10;&#9;&#9;&#9;&quot;y&quot;: 7,&#10;&#9;&#9;&#9;&quot;z&quot;: 0&#10;&#9;&#9;},&#10;&#9;&#9;&quot;StartRot&quot;: {&#10;&#9;&#9;&#9;&quot;x&quot;: 90,&#10;&#9;&#9;&#9;&quot;y&quot;: 180,&#10;&#9;&#9;&#9;&quot;z&quot;: 0&#10;&#9;&#9;},&#10;&#9;&#9;&quot;EndPos&quot;: {&#10;&#9;&#9;&#9;&quot;x&quot;: 0,&#10;&#9;&#9;&#9;&quot;y&quot;: 2.5,&#10;&#9;&#9;&#9;&quot;z&quot;: -2&#10;&#9;&#9;},&#10;&#9;&#9;&quot;EndRot&quot;: {&#10;&#9;&#9;&#9;&quot;x&quot;: 7,&#10;&#9;&#9;&#9;&quot;y&quot;: 0,&#10;&#9;&#9;&#9;&quot;z&quot;: 0&#10;&#9;&#9;},&#10;&#9;&#9;&quot;Duration&quot;: 5,&#10;&#9;&#9;&quot;Delay&quot;: 5,&#10;&#9;&#9;&quot;EaseTransition&quot;: true&#10;&#9;}," calcext:value-type="string">
            <text:p>	{</text:p>
            <text:p>		"StartPos": {</text:p>
            <text:p>			"x": 0,</text:p>
            <text:p>			"y": 7,</text:p>
            <text:p>			"z": 0</text:p>
            <text:p>		},</text:p>
            <text:p>		"StartRot": {</text:p>
            <text:p>			"x": 90,</text:p>
            <text:p>			"y": 180,</text:p>
            <text:p>			"z": 0</text:p>
            <text:p>		},</text:p>
            <text:p>		"EndPos": {</text:p>
            <text:p>			"x": 0,</text:p>
            <text:p>			"y": 2.5,</text:p>
            <text:p>			"z": -2</text:p>
            <text:p>		},</text:p>
            <text:p>		"EndRot": {</text:p>
            <text:p>			"x": 7,</text:p>
            <text:p>			"y": 0,</text:p>
            <text:p>			"z": 0</text:p>
            <text:p>		},</text:p>
            <text:p>		"Duration": 5,</text:p>
            <text:p>		"Delay": 5,</text:p>
            <text:p>		"EaseTransition": true</text:p>
            <text:p>	},</text:p>
          </table:table-cell>
          <table:table-cell table:style-name="ce18"/>
          <table:table-cell table:formula="of:=IF([$Calculation.D10]=0;&quot;0&quot;;IF([$Calculation.D10]=ROUND([$Calculation.D10]);TEXT([$Calculation.D10];&quot;###&quot;);REPLACE([$Calculation.D10];SEARCH(&quot;,&quot;;[$Calculation.D10]);1;&quot;.&quot;)))" office:value-type="string" office:string-value="0" calcext:value-type="string">
            <text:p>0</text:p>
          </table:table-cell>
          <table:table-cell table:formula="of:=IF([$Calculation.E10]=0;&quot;0&quot;;IF([$Calculation.E10]=ROUND([$Calculation.E10]);TEXT([$Calculation.E10];&quot;###&quot;);REPLACE([$Calculation.E10];SEARCH(&quot;,&quot;;[$Calculation.E10]);1;&quot;.&quot;)))" office:value-type="string" office:string-value="7" calcext:value-type="string">
            <text:p>7</text:p>
          </table:table-cell>
          <table:table-cell table:formula="of:=IF([$Calculation.F10]=0;&quot;0&quot;;IF([$Calculation.F10]=ROUND([$Calculation.F10]);TEXT([$Calculation.F10];&quot;###&quot;);REPLACE([$Calculation.F10];SEARCH(&quot;,&quot;;[$Calculation.F10]);1;&quot;.&quot;)))" office:value-type="string" office:string-value="0" calcext:value-type="string">
            <text:p>0</text:p>
          </table:table-cell>
          <table:table-cell table:formula="of:=IF([$Calculation.G10]=0;&quot;0&quot;;IF([$Calculation.G10]=ROUND([$Calculation.G10]);TEXT([$Calculation.G10];&quot;###&quot;);REPLACE([$Calculation.G10];SEARCH(&quot;,&quot;;[$Calculation.G10]);1;&quot;.&quot;)))" office:value-type="string" office:string-value="90" calcext:value-type="string">
            <text:p>90</text:p>
          </table:table-cell>
          <table:table-cell table:formula="of:=IF([$Calculation.H10]=0;&quot;0&quot;;IF([$Calculation.H10]=ROUND([$Calculation.H10]);TEXT([$Calculation.H10];&quot;###&quot;);REPLACE([$Calculation.H10];SEARCH(&quot;,&quot;;[$Calculation.H10]);1;&quot;.&quot;)))" office:value-type="string" office:string-value="180" calcext:value-type="string">
            <text:p>180</text:p>
          </table:table-cell>
          <table:table-cell table:formula="of:=IF([$Calculation.I10]=0;&quot;0&quot;;IF([$Calculation.I10]=ROUND([$Calculation.I10]);TEXT([$Calculation.I10];&quot;###&quot;);REPLACE([$Calculation.I10];SEARCH(&quot;,&quot;;[$Calculation.I10]);1;&quot;.&quot;)))" office:value-type="string" office:string-value="0" calcext:value-type="string">
            <text:p>0</text:p>
          </table:table-cell>
          <table:table-cell table:formula="of:=IF([$Calculation.J10]=0;&quot;0&quot;;IF([$Calculation.J10]=ROUND([$Calculation.J10]);TEXT([$Calculation.J10];&quot;###&quot;);REPLACE([$Calculation.J10];SEARCH(&quot;,&quot;;[$Calculation.J10]);1;&quot;.&quot;)))" office:value-type="string" office:string-value="0" calcext:value-type="string">
            <text:p>0</text:p>
          </table:table-cell>
          <table:table-cell table:formula="of:=IF([$Calculation.K10]=0;&quot;0&quot;;IF([$Calculation.K10]=ROUND([$Calculation.K10]);TEXT([$Calculation.K10];&quot;###&quot;);REPLACE([$Calculation.K10];SEARCH(&quot;,&quot;;[$Calculation.K10]);1;&quot;.&quot;)))" office:value-type="string" office:string-value="2.5" calcext:value-type="string">
            <text:p>2.5</text:p>
          </table:table-cell>
          <table:table-cell table:formula="of:=IF([$Calculation.L10]=0;&quot;0&quot;;IF([$Calculation.L10]=ROUND([$Calculation.L10]);TEXT([$Calculation.L10];&quot;###&quot;);REPLACE([$Calculation.L10];SEARCH(&quot;,&quot;;[$Calculation.L10]);1;&quot;.&quot;)))" office:value-type="string" office:string-value="-2" calcext:value-type="string">
            <text:p>-2</text:p>
          </table:table-cell>
          <table:table-cell table:formula="of:=IF([$Calculation.M10]=0;&quot;0&quot;;IF([$Calculation.M10]=ROUND([$Calculation.M10]);TEXT([$Calculation.M10];&quot;###&quot;);REPLACE([$Calculation.M10];SEARCH(&quot;,&quot;;[$Calculation.M10]);1;&quot;.&quot;)))" office:value-type="string" office:string-value="7" calcext:value-type="string">
            <text:p>7</text:p>
          </table:table-cell>
          <table:table-cell table:formula="of:=IF([$Calculation.N10]=0;&quot;0&quot;;IF([$Calculation.N10]=ROUND([$Calculation.N10]);TEXT([$Calculation.N10];&quot;###&quot;);REPLACE([$Calculation.N10];SEARCH(&quot;,&quot;;[$Calculation.N10]);1;&quot;.&quot;)))" office:value-type="string" office:string-value="0" calcext:value-type="string">
            <text:p>0</text:p>
          </table:table-cell>
          <table:table-cell table:formula="of:=IF([$Calculation.O10]=0;&quot;0&quot;;IF([$Calculation.O10]=ROUND([$Calculation.O10]);TEXT([$Calculation.O10];&quot;###&quot;);REPLACE([$Calculation.O10];SEARCH(&quot;,&quot;;[$Calculation.O10]);1;&quot;.&quot;)))" office:value-type="string" office:string-value="0" calcext:value-type="string">
            <text:p>0</text:p>
          </table:table-cell>
          <table:table-cell table:formula="of:=IF([$Calculation.P10]=0;&quot;0&quot;;IF([$Calculation.P10]=ROUND([$Calculation.P10]);TEXT([$Calculation.P10];&quot;###&quot;);REPLACE([$Calculation.P10];SEARCH(&quot;,&quot;;[$Calculation.P10]);1;&quot;.&quot;)))" office:value-type="string" office:string-value="5" calcext:value-type="string">
            <text:p>5</text:p>
          </table:table-cell>
          <table:table-cell table:formula="of:=IF([$Calculation.Q10]=0;&quot;0&quot;;IF([$Calculation.Q10]=ROUND([$Calculation.Q10]);TEXT([$Calculation.Q10];&quot;###&quot;);REPLACE([$Calculation.Q10];SEARCH(&quot;,&quot;;[$Calculation.Q10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7]=FootNote;[.A7]=&quot;&quot;);&quot;&quot;;IF(NOT([$Calculation.C11]=&quot;&quot;);CONCATENATE(StartPos;CHAR(10);StartPosX;[.C8];&quot;,&quot;;CHAR(10);StartPosY;[.D8];&quot;,&quot;;CHAR(10);StartPosZ;[.E8];CHAR(10);StartRot;CHAR(10);StartRotX;[.F8];&quot;,&quot;;CHAR(10);StartRotY;[.G8];&quot;,&quot;;CHAR(10);StartRotZ;[.H8];CHAR(10);EndPos;CHAR(10);EndPosX;[.I8];&quot;,&quot;;CHAR(10);EndPosY;[.J8];&quot;,&quot;;CHAR(10);EndPosZ;[.K8];CHAR(10);EndRot;CHAR(10);EndRotX;[.L8];&quot;,&quot;;CHAR(10);EndRotY;[.M8];&quot;,&quot;;CHAR(10);EndRotZ;[.N8];CHAR(10);Duration;[.O8];&quot;,&quot;;CHAR(10);Delay;[.P8];&quot;,&quot;;CHAR(10);Ease;[$Calculation.R11];CHAR(10);Closure);FootNote))" office:value-type="string" office:string-value="&#9;{&#10;&#9;&#9;&quot;StartPos&quot;: {&#10;&#9;&#9;&#9;&quot;x&quot;: 0,&#10;&#9;&#9;&#9;&quot;y&quot;: 2.5,&#10;&#9;&#9;&#9;&quot;z&quot;: -2&#10;&#9;&#9;},&#10;&#9;&#9;&quot;StartRot&quot;: {&#10;&#9;&#9;&#9;&quot;x&quot;: 7,&#10;&#9;&#9;&#9;&quot;y&quot;: 0,&#10;&#9;&#9;&#9;&quot;z&quot;: 0&#10;&#9;&#9;},&#10;&#9;&#9;&quot;EndPos&quot;: {&#10;&#9;&#9;&#9;&quot;x&quot;: -3.5,&#10;&#9;&#9;&#9;&quot;y&quot;: 1,&#10;&#9;&#9;&#9;&quot;z&quot;: -4&#10;&#9;&#9;},&#10;&#9;&#9;&quot;EndRot&quot;: {&#10;&#9;&#9;&#9;&quot;x&quot;: 0,&#10;&#9;&#9;&#9;&quot;y&quot;: 25,&#10;&#9;&#9;&#9;&quot;z&quot;: 335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0,</text:p>
            <text:p>			"y": 2.5,</text:p>
            <text:p>			"z": -2</text:p>
            <text:p>		},</text:p>
            <text:p>		"StartRot": {</text:p>
            <text:p>			"x": 7,</text:p>
            <text:p>			"y": 0,</text:p>
            <text:p>			"z": 0</text:p>
            <text:p>		},</text:p>
            <text:p>		"EndPos": {</text:p>
            <text:p>			"x": -3.5,</text:p>
            <text:p>			"y": 1,</text:p>
            <text:p>			"z": -4</text:p>
            <text:p>		},</text:p>
            <text:p>		"EndRot": {</text:p>
            <text:p>			"x": 0,</text:p>
            <text:p>			"y": 25,</text:p>
            <text:p>			"z": 335</text:p>
            <text:p>		},</text:p>
            <text:p>		"Duration": 10,</text:p>
            <text:p>		"Delay": 0,</text:p>
            <text:p>		"EaseTransition": false</text:p>
            <text:p>	},</text:p>
          </table:table-cell>
          <table:table-cell table:style-name="ce20"/>
          <table:table-cell table:formula="of:=IF([$Calculation.D11]=0;&quot;0&quot;;IF([$Calculation.D11]=ROUND([$Calculation.D11]);TEXT([$Calculation.D11];&quot;###&quot;);REPLACE([$Calculation.D11];SEARCH(&quot;,&quot;;[$Calculation.D11]);1;&quot;.&quot;)))" office:value-type="string" office:string-value="0" calcext:value-type="string">
            <text:p>0</text:p>
          </table:table-cell>
          <table:table-cell table:formula="of:=IF([$Calculation.E11]=0;&quot;0&quot;;IF([$Calculation.E11]=ROUND([$Calculation.E11]);TEXT([$Calculation.E11];&quot;###&quot;);REPLACE([$Calculation.E11];SEARCH(&quot;,&quot;;[$Calculation.E11]);1;&quot;.&quot;)))" office:value-type="string" office:string-value="2.5" calcext:value-type="string">
            <text:p>2.5</text:p>
          </table:table-cell>
          <table:table-cell table:formula="of:=IF([$Calculation.F11]=0;&quot;0&quot;;IF([$Calculation.F11]=ROUND([$Calculation.F11]);TEXT([$Calculation.F11];&quot;###&quot;);REPLACE([$Calculation.F11];SEARCH(&quot;,&quot;;[$Calculation.F11]);1;&quot;.&quot;)))" office:value-type="string" office:string-value="-2" calcext:value-type="string">
            <text:p>-2</text:p>
          </table:table-cell>
          <table:table-cell table:formula="of:=IF([$Calculation.G11]=0;&quot;0&quot;;IF([$Calculation.G11]=ROUND([$Calculation.G11]);TEXT([$Calculation.G11];&quot;###&quot;);REPLACE([$Calculation.G11];SEARCH(&quot;,&quot;;[$Calculation.G11]);1;&quot;.&quot;)))" office:value-type="string" office:string-value="7" calcext:value-type="string">
            <text:p>7</text:p>
          </table:table-cell>
          <table:table-cell table:formula="of:=IF([$Calculation.H11]=0;&quot;0&quot;;IF([$Calculation.H11]=ROUND([$Calculation.H11]);TEXT([$Calculation.H11];&quot;###&quot;);REPLACE([$Calculation.H11];SEARCH(&quot;,&quot;;[$Calculation.H11]);1;&quot;.&quot;)))" office:value-type="string" office:string-value="0" calcext:value-type="string">
            <text:p>0</text:p>
          </table:table-cell>
          <table:table-cell table:formula="of:=IF([$Calculation.I11]=0;&quot;0&quot;;IF([$Calculation.I11]=ROUND([$Calculation.I11]);TEXT([$Calculation.I11];&quot;###&quot;);REPLACE([$Calculation.I11];SEARCH(&quot;,&quot;;[$Calculation.I11]);1;&quot;.&quot;)))" office:value-type="string" office:string-value="0" calcext:value-type="string">
            <text:p>0</text:p>
          </table:table-cell>
          <table:table-cell table:formula="of:=IF([$Calculation.J11]=0;&quot;0&quot;;IF([$Calculation.J11]=ROUND([$Calculation.J11]);TEXT([$Calculation.J11];&quot;###&quot;);REPLACE([$Calculation.J11];SEARCH(&quot;,&quot;;[$Calculation.J11]);1;&quot;.&quot;)))" office:value-type="string" office:string-value="-3.5" calcext:value-type="string">
            <text:p>-3.5</text:p>
          </table:table-cell>
          <table:table-cell table:formula="of:=IF([$Calculation.K11]=0;&quot;0&quot;;IF([$Calculation.K11]=ROUND([$Calculation.K11]);TEXT([$Calculation.K11];&quot;###&quot;);REPLACE([$Calculation.K11];SEARCH(&quot;,&quot;;[$Calculation.K11]);1;&quot;.&quot;)))" office:value-type="string" office:string-value="1" calcext:value-type="string">
            <text:p>1</text:p>
          </table:table-cell>
          <table:table-cell table:formula="of:=IF([$Calculation.L11]=0;&quot;0&quot;;IF([$Calculation.L11]=ROUND([$Calculation.L11]);TEXT([$Calculation.L11];&quot;###&quot;);REPLACE([$Calculation.L11];SEARCH(&quot;,&quot;;[$Calculation.L11]);1;&quot;.&quot;)))" office:value-type="string" office:string-value="-4" calcext:value-type="string">
            <text:p>-4</text:p>
          </table:table-cell>
          <table:table-cell table:formula="of:=IF([$Calculation.M11]=0;&quot;0&quot;;IF([$Calculation.M11]=ROUND([$Calculation.M11]);TEXT([$Calculation.M11];&quot;###&quot;);REPLACE([$Calculation.M11];SEARCH(&quot;,&quot;;[$Calculation.M11]);1;&quot;.&quot;)))" office:value-type="string" office:string-value="0" calcext:value-type="string">
            <text:p>0</text:p>
          </table:table-cell>
          <table:table-cell table:formula="of:=IF([$Calculation.N11]=0;&quot;0&quot;;IF([$Calculation.N11]=ROUND([$Calculation.N11]);TEXT([$Calculation.N11];&quot;###&quot;);REPLACE([$Calculation.N11];SEARCH(&quot;,&quot;;[$Calculation.N11]);1;&quot;.&quot;)))" office:value-type="string" office:string-value="25" calcext:value-type="string">
            <text:p>25</text:p>
          </table:table-cell>
          <table:table-cell table:formula="of:=IF([$Calculation.O11]=0;&quot;0&quot;;IF([$Calculation.O11]=ROUND([$Calculation.O11]);TEXT([$Calculation.O11];&quot;###&quot;);REPLACE([$Calculation.O11];SEARCH(&quot;,&quot;;[$Calculation.O11]);1;&quot;.&quot;)))" office:value-type="string" office:string-value="335" calcext:value-type="string">
            <text:p>335</text:p>
          </table:table-cell>
          <table:table-cell table:formula="of:=IF([$Calculation.P11]=0;&quot;0&quot;;IF([$Calculation.P11]=ROUND([$Calculation.P11]);TEXT([$Calculation.P11];&quot;###&quot;);REPLACE([$Calculation.P11];SEARCH(&quot;,&quot;;[$Calculation.P11]);1;&quot;.&quot;)))" office:value-type="string" office:string-value="10" calcext:value-type="string">
            <text:p>10</text:p>
          </table:table-cell>
          <table:table-cell table:formula="of:=IF([$Calculation.Q11]=0;&quot;0&quot;;IF([$Calculation.Q11]=ROUND([$Calculation.Q11]);TEXT([$Calculation.Q11];&quot;###&quot;);REPLACE([$Calculation.Q11];SEARCH(&quot;,&quot;;[$Calculation.Q11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8]=FootNote;[.A8]=&quot;&quot;);&quot;&quot;;IF(NOT([$Calculation.C12]=&quot;&quot;);CONCATENATE(StartPos;CHAR(10);StartPosX;[.C9];&quot;,&quot;;CHAR(10);StartPosY;[.D9];&quot;,&quot;;CHAR(10);StartPosZ;[.E9];CHAR(10);StartRot;CHAR(10);StartRotX;[.F9];&quot;,&quot;;CHAR(10);StartRotY;[.G9];&quot;,&quot;;CHAR(10);StartRotZ;[.H9];CHAR(10);EndPos;CHAR(10);EndPosX;[.I9];&quot;,&quot;;CHAR(10);EndPosY;[.J9];&quot;,&quot;;CHAR(10);EndPosZ;[.K9];CHAR(10);EndRot;CHAR(10);EndRotX;[.L9];&quot;,&quot;;CHAR(10);EndRotY;[.M9];&quot;,&quot;;CHAR(10);EndRotZ;[.N9];CHAR(10);Duration;[.O9];&quot;,&quot;;CHAR(10);Delay;[.P9];&quot;,&quot;;CHAR(10);Ease;[$Calculation.R12];CHAR(10);Closure);FootNote))" office:value-type="string" office:string-value="&#9;{&#10;&#9;&#9;&quot;StartPos&quot;: {&#10;&#9;&#9;&#9;&quot;x&quot;: -3.5,&#10;&#9;&#9;&#9;&quot;y&quot;: 1,&#10;&#9;&#9;&#9;&quot;z&quot;: -4&#10;&#9;&#9;},&#10;&#9;&#9;&quot;StartRot&quot;: {&#10;&#9;&#9;&#9;&quot;x&quot;: 0,&#10;&#9;&#9;&#9;&quot;y&quot;: 25,&#10;&#9;&#9;&#9;&quot;z&quot;: 335&#10;&#9;&#9;},&#10;&#9;&#9;&quot;EndPos&quot;: {&#10;&#9;&#9;&#9;&quot;x&quot;: 0,&#10;&#9;&#9;&#9;&quot;y&quot;: 1,&#10;&#9;&#9;&#9;&quot;z&quot;: -4&#10;&#9;&#9;},&#10;&#9;&#9;&quot;EndRot&quot;: {&#10;&#9;&#9;&#9;&quot;x&quot;: 0,&#10;&#9;&#9;&#9;&quot;y&quot;: 0,&#10;&#9;&#9;&#9;&quot;z&quot;: 0&#10;&#9;&#9;},&#10;&#9;&#9;&quot;Duration&quot;: 0,&#10;&#9;&#9;&quot;Delay&quot;: 0,&#10;&#9;&#9;&quot;EaseTransition&quot;: false&#10;&#9;}," calcext:value-type="string">
            <text:p>	{</text:p>
            <text:p>		"StartPos": {</text:p>
            <text:p>			"x": -3.5,</text:p>
            <text:p>			"y": 1,</text:p>
            <text:p>			"z": -4</text:p>
            <text:p>		},</text:p>
            <text:p>		"StartRot": {</text:p>
            <text:p>			"x": 0,</text:p>
            <text:p>			"y": 25,</text:p>
            <text:p>			"z": 335</text:p>
            <text:p>		},</text:p>
            <text:p>		"EndPos": {</text:p>
            <text:p>			"x": 0,</text:p>
            <text:p>			"y": 1,</text:p>
            <text:p>			"z": -4</text:p>
            <text:p>		},</text:p>
            <text:p>		"EndRot": {</text:p>
            <text:p>			"x": 0,</text:p>
            <text:p>			"y": 0,</text:p>
            <text:p>			"z": 0</text:p>
            <text:p>		},</text:p>
            <text:p>		"Duration": 0,</text:p>
            <text:p>		"Delay": 0,</text:p>
            <text:p>		"EaseTransition": false</text:p>
            <text:p>	},</text:p>
          </table:table-cell>
          <table:table-cell/>
          <table:table-cell table:formula="of:=IF([$Calculation.D12]=0;&quot;0&quot;;IF([$Calculation.D12]=ROUND([$Calculation.D12]);TEXT([$Calculation.D12];&quot;###&quot;);REPLACE([$Calculation.D12];SEARCH(&quot;,&quot;;[$Calculation.D12]);1;&quot;.&quot;)))" office:value-type="string" office:string-value="-3.5" calcext:value-type="string">
            <text:p>-3.5</text:p>
          </table:table-cell>
          <table:table-cell table:formula="of:=IF([$Calculation.E12]=0;&quot;0&quot;;IF([$Calculation.E12]=ROUND([$Calculation.E12]);TEXT([$Calculation.E12];&quot;###&quot;);REPLACE([$Calculation.E12];SEARCH(&quot;,&quot;;[$Calculation.E12]);1;&quot;.&quot;)))" office:value-type="string" office:string-value="1" calcext:value-type="string">
            <text:p>1</text:p>
          </table:table-cell>
          <table:table-cell table:formula="of:=IF([$Calculation.F12]=0;&quot;0&quot;;IF([$Calculation.F12]=ROUND([$Calculation.F12]);TEXT([$Calculation.F12];&quot;###&quot;);REPLACE([$Calculation.F12];SEARCH(&quot;,&quot;;[$Calculation.F12]);1;&quot;.&quot;)))" office:value-type="string" office:string-value="-4" calcext:value-type="string">
            <text:p>-4</text:p>
          </table:table-cell>
          <table:table-cell table:formula="of:=IF([$Calculation.G12]=0;&quot;0&quot;;IF([$Calculation.G12]=ROUND([$Calculation.G12]);TEXT([$Calculation.G12];&quot;###&quot;);REPLACE([$Calculation.G12];SEARCH(&quot;,&quot;;[$Calculation.G12]);1;&quot;.&quot;)))" office:value-type="string" office:string-value="0" calcext:value-type="string">
            <text:p>0</text:p>
          </table:table-cell>
          <table:table-cell table:formula="of:=IF([$Calculation.H12]=0;&quot;0&quot;;IF([$Calculation.H12]=ROUND([$Calculation.H12]);TEXT([$Calculation.H12];&quot;###&quot;);REPLACE([$Calculation.H12];SEARCH(&quot;,&quot;;[$Calculation.H12]);1;&quot;.&quot;)))" office:value-type="string" office:string-value="25" calcext:value-type="string">
            <text:p>25</text:p>
          </table:table-cell>
          <table:table-cell table:formula="of:=IF([$Calculation.I12]=0;&quot;0&quot;;IF([$Calculation.I12]=ROUND([$Calculation.I12]);TEXT([$Calculation.I12];&quot;###&quot;);REPLACE([$Calculation.I12];SEARCH(&quot;,&quot;;[$Calculation.I12]);1;&quot;.&quot;)))" office:value-type="string" office:string-value="335" calcext:value-type="string">
            <text:p>335</text:p>
          </table:table-cell>
          <table:table-cell table:formula="of:=IF([$Calculation.J12]=0;&quot;0&quot;;IF([$Calculation.J12]=ROUND([$Calculation.J12]);TEXT([$Calculation.J12];&quot;###&quot;);REPLACE([$Calculation.J12];SEARCH(&quot;,&quot;;[$Calculation.J12]);1;&quot;.&quot;)))" office:value-type="string" office:string-value="0" calcext:value-type="string">
            <text:p>0</text:p>
          </table:table-cell>
          <table:table-cell table:formula="of:=IF([$Calculation.K12]=0;&quot;0&quot;;IF([$Calculation.K12]=ROUND([$Calculation.K12]);TEXT([$Calculation.K12];&quot;###&quot;);REPLACE([$Calculation.K12];SEARCH(&quot;,&quot;;[$Calculation.K12]);1;&quot;.&quot;)))" office:value-type="string" office:string-value="1" calcext:value-type="string">
            <text:p>1</text:p>
          </table:table-cell>
          <table:table-cell table:formula="of:=IF([$Calculation.L12]=0;&quot;0&quot;;IF([$Calculation.L12]=ROUND([$Calculation.L12]);TEXT([$Calculation.L12];&quot;###&quot;);REPLACE([$Calculation.L12];SEARCH(&quot;,&quot;;[$Calculation.L12]);1;&quot;.&quot;)))" office:value-type="string" office:string-value="-4" calcext:value-type="string">
            <text:p>-4</text:p>
          </table:table-cell>
          <table:table-cell table:formula="of:=IF([$Calculation.M12]=0;&quot;0&quot;;IF([$Calculation.M12]=ROUND([$Calculation.M12]);TEXT([$Calculation.M12];&quot;###&quot;);REPLACE([$Calculation.M12];SEARCH(&quot;,&quot;;[$Calculation.M12]);1;&quot;.&quot;)))" office:value-type="string" office:string-value="0" calcext:value-type="string">
            <text:p>0</text:p>
          </table:table-cell>
          <table:table-cell table:formula="of:=IF([$Calculation.N12]=0;&quot;0&quot;;IF([$Calculation.N12]=ROUND([$Calculation.N12]);TEXT([$Calculation.N12];&quot;###&quot;);REPLACE([$Calculation.N12];SEARCH(&quot;,&quot;;[$Calculation.N12]);1;&quot;.&quot;)))" office:value-type="string" office:string-value="0" calcext:value-type="string">
            <text:p>0</text:p>
          </table:table-cell>
          <table:table-cell table:formula="of:=IF([$Calculation.O12]=0;&quot;0&quot;;IF([$Calculation.O12]=ROUND([$Calculation.O12]);TEXT([$Calculation.O12];&quot;###&quot;);REPLACE([$Calculation.O12];SEARCH(&quot;,&quot;;[$Calculation.O12]);1;&quot;.&quot;)))" office:value-type="string" office:string-value="0" calcext:value-type="string">
            <text:p>0</text:p>
          </table:table-cell>
          <table:table-cell table:formula="of:=IF([$Calculation.P12]=0;&quot;0&quot;;IF([$Calculation.P12]=ROUND([$Calculation.P12]);TEXT([$Calculation.P12];&quot;###&quot;);REPLACE([$Calculation.P12];SEARCH(&quot;,&quot;;[$Calculation.P12]);1;&quot;.&quot;)))" office:value-type="string" office:string-value="0" calcext:value-type="string">
            <text:p>0</text:p>
          </table:table-cell>
          <table:table-cell table:formula="of:=IF([$Calculation.Q12]=0;&quot;0&quot;;IF([$Calculation.Q12]=ROUND([$Calculation.Q12]);TEXT([$Calculation.Q12];&quot;###&quot;);REPLACE([$Calculation.Q12];SEARCH(&quot;,&quot;;[$Calculation.Q12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9]=FootNote;[.A9]=&quot;&quot;);&quot;&quot;;IF(NOT([$Calculation.C13]=&quot;&quot;);CONCATENATE(StartPos;CHAR(10);StartPosX;[.C10];&quot;,&quot;;CHAR(10);StartPosY;[.D10];&quot;,&quot;;CHAR(10);StartPosZ;[.E10];CHAR(10);StartRot;CHAR(10);StartRotX;[.F10];&quot;,&quot;;CHAR(10);StartRotY;[.G10];&quot;,&quot;;CHAR(10);StartRotZ;[.H10];CHAR(10);EndPos;CHAR(10);EndPosX;[.I10];&quot;,&quot;;CHAR(10);EndPosY;[.J10];&quot;,&quot;;CHAR(10);EndPosZ;[.K10];CHAR(10);EndRot;CHAR(10);EndRotX;[.L10];&quot;,&quot;;CHAR(10);EndRotY;[.M10];&quot;,&quot;;CHAR(10);EndRotZ;[.N10];CHAR(10);Duration;[.O10];&quot;,&quot;;CHAR(10);Delay;[.P10];&quot;,&quot;;CHAR(10);Ease;[$Calculation.R13];CHAR(10);Closure);FootNote))" office:value-type="string" office:string-value="&#9;{&#10;&#9;&#9;&quot;StartPos&quot;: {&#10;&#9;&#9;&#9;&quot;x&quot;: 0,&#10;&#9;&#9;&#9;&quot;y&quot;: 1,&#10;&#9;&#9;&#9;&quot;z&quot;: -4&#10;&#9;&#9;},&#10;&#9;&#9;&quot;StartRot&quot;: {&#10;&#9;&#9;&#9;&quot;x&quot;: 0,&#10;&#9;&#9;&#9;&quot;y&quot;: 0,&#10;&#9;&#9;&#9;&quot;z&quot;: 0&#10;&#9;&#9;},&#10;&#9;&#9;&quot;EndPos&quot;: {&#10;&#9;&#9;&#9;&quot;x&quot;: 3.5,&#10;&#9;&#9;&#9;&quot;y&quot;: 1,&#10;&#9;&#9;&#9;&quot;z&quot;: -4&#10;&#9;&#9;},&#10;&#9;&#9;&quot;EndRot&quot;: {&#10;&#9;&#9;&#9;&quot;x&quot;: 0,&#10;&#9;&#9;&#9;&quot;y&quot;: 335,&#10;&#9;&#9;&#9;&quot;z&quot;: 25&#10;&#9;&#9;},&#10;&#9;&#9;&quot;Duration&quot;: 0,&#10;&#9;&#9;&quot;Delay&quot;: 10,&#10;&#9;&#9;&quot;EaseTransition&quot;: false&#10;&#9;}," calcext:value-type="string">
            <text:p>	{</text:p>
            <text:p>		"StartPos": {</text:p>
            <text:p>			"x": 0,</text:p>
            <text:p>			"y": 1,</text:p>
            <text:p>			"z": -4</text:p>
            <text:p>		},</text:p>
            <text:p>		"StartRot": {</text:p>
            <text:p>			"x": 0,</text:p>
            <text:p>			"y": 0,</text:p>
            <text:p>			"z": 0</text:p>
            <text:p>		},</text:p>
            <text:p>		"EndPos": {</text:p>
            <text:p>			"x": 3.5,</text:p>
            <text:p>			"y": 1,</text:p>
            <text:p>			"z": -4</text:p>
            <text:p>		},</text:p>
            <text:p>		"EndRot": {</text:p>
            <text:p>			"x": 0,</text:p>
            <text:p>			"y": 335,</text:p>
            <text:p>			"z": 25</text:p>
            <text:p>		},</text:p>
            <text:p>		"Duration": 0,</text:p>
            <text:p>		"Delay": 10,</text:p>
            <text:p>		"EaseTransition": false</text:p>
            <text:p>	},</text:p>
          </table:table-cell>
          <table:table-cell table:style-name="ce18"/>
          <table:table-cell table:formula="of:=IF([$Calculation.D13]=0;&quot;0&quot;;IF([$Calculation.D13]=ROUND([$Calculation.D13]);TEXT([$Calculation.D13];&quot;###&quot;);REPLACE([$Calculation.D13];SEARCH(&quot;,&quot;;[$Calculation.D13]);1;&quot;.&quot;)))" office:value-type="string" office:string-value="0" calcext:value-type="string">
            <text:p>0</text:p>
          </table:table-cell>
          <table:table-cell table:formula="of:=IF([$Calculation.E13]=0;&quot;0&quot;;IF([$Calculation.E13]=ROUND([$Calculation.E13]);TEXT([$Calculation.E13];&quot;###&quot;);REPLACE([$Calculation.E13];SEARCH(&quot;,&quot;;[$Calculation.E13]);1;&quot;.&quot;)))" office:value-type="string" office:string-value="1" calcext:value-type="string">
            <text:p>1</text:p>
          </table:table-cell>
          <table:table-cell table:formula="of:=IF([$Calculation.F13]=0;&quot;0&quot;;IF([$Calculation.F13]=ROUND([$Calculation.F13]);TEXT([$Calculation.F13];&quot;###&quot;);REPLACE([$Calculation.F13];SEARCH(&quot;,&quot;;[$Calculation.F13]);1;&quot;.&quot;)))" office:value-type="string" office:string-value="-4" calcext:value-type="string">
            <text:p>-4</text:p>
          </table:table-cell>
          <table:table-cell table:formula="of:=IF([$Calculation.G13]=0;&quot;0&quot;;IF([$Calculation.G13]=ROUND([$Calculation.G13]);TEXT([$Calculation.G13];&quot;###&quot;);REPLACE([$Calculation.G13];SEARCH(&quot;,&quot;;[$Calculation.G13]);1;&quot;.&quot;)))" office:value-type="string" office:string-value="0" calcext:value-type="string">
            <text:p>0</text:p>
          </table:table-cell>
          <table:table-cell table:formula="of:=IF([$Calculation.H13]=0;&quot;0&quot;;IF([$Calculation.H13]=ROUND([$Calculation.H13]);TEXT([$Calculation.H13];&quot;###&quot;);REPLACE([$Calculation.H13];SEARCH(&quot;,&quot;;[$Calculation.H13]);1;&quot;.&quot;)))" office:value-type="string" office:string-value="0" calcext:value-type="string">
            <text:p>0</text:p>
          </table:table-cell>
          <table:table-cell table:formula="of:=IF([$Calculation.I13]=0;&quot;0&quot;;IF([$Calculation.I13]=ROUND([$Calculation.I13]);TEXT([$Calculation.I13];&quot;###&quot;);REPLACE([$Calculation.I13];SEARCH(&quot;,&quot;;[$Calculation.I13]);1;&quot;.&quot;)))" office:value-type="string" office:string-value="0" calcext:value-type="string">
            <text:p>0</text:p>
          </table:table-cell>
          <table:table-cell table:formula="of:=IF([$Calculation.J13]=0;&quot;0&quot;;IF([$Calculation.J13]=ROUND([$Calculation.J13]);TEXT([$Calculation.J13];&quot;###&quot;);REPLACE([$Calculation.J13];SEARCH(&quot;,&quot;;[$Calculation.J13]);1;&quot;.&quot;)))" office:value-type="string" office:string-value="3.5" calcext:value-type="string">
            <text:p>3.5</text:p>
          </table:table-cell>
          <table:table-cell table:formula="of:=IF([$Calculation.K13]=0;&quot;0&quot;;IF([$Calculation.K13]=ROUND([$Calculation.K13]);TEXT([$Calculation.K13];&quot;###&quot;);REPLACE([$Calculation.K13];SEARCH(&quot;,&quot;;[$Calculation.K13]);1;&quot;.&quot;)))" office:value-type="string" office:string-value="1" calcext:value-type="string">
            <text:p>1</text:p>
          </table:table-cell>
          <table:table-cell table:formula="of:=IF([$Calculation.L13]=0;&quot;0&quot;;IF([$Calculation.L13]=ROUND([$Calculation.L13]);TEXT([$Calculation.L13];&quot;###&quot;);REPLACE([$Calculation.L13];SEARCH(&quot;,&quot;;[$Calculation.L13]);1;&quot;.&quot;)))" office:value-type="string" office:string-value="-4" calcext:value-type="string">
            <text:p>-4</text:p>
          </table:table-cell>
          <table:table-cell table:formula="of:=IF([$Calculation.M13]=0;&quot;0&quot;;IF([$Calculation.M13]=ROUND([$Calculation.M13]);TEXT([$Calculation.M13];&quot;###&quot;);REPLACE([$Calculation.M13];SEARCH(&quot;,&quot;;[$Calculation.M13]);1;&quot;.&quot;)))" office:value-type="string" office:string-value="0" calcext:value-type="string">
            <text:p>0</text:p>
          </table:table-cell>
          <table:table-cell table:formula="of:=IF([$Calculation.N13]=0;&quot;0&quot;;IF([$Calculation.N13]=ROUND([$Calculation.N13]);TEXT([$Calculation.N13];&quot;###&quot;);REPLACE([$Calculation.N13];SEARCH(&quot;,&quot;;[$Calculation.N13]);1;&quot;.&quot;)))" office:value-type="string" office:string-value="335" calcext:value-type="string">
            <text:p>335</text:p>
          </table:table-cell>
          <table:table-cell table:formula="of:=IF([$Calculation.O13]=0;&quot;0&quot;;IF([$Calculation.O13]=ROUND([$Calculation.O13]);TEXT([$Calculation.O13];&quot;###&quot;);REPLACE([$Calculation.O13];SEARCH(&quot;,&quot;;[$Calculation.O13]);1;&quot;.&quot;)))" office:value-type="string" office:string-value="25" calcext:value-type="string">
            <text:p>25</text:p>
          </table:table-cell>
          <table:table-cell table:formula="of:=IF([$Calculation.P13]=0;&quot;0&quot;;IF([$Calculation.P13]=ROUND([$Calculation.P13]);TEXT([$Calculation.P13];&quot;###&quot;);REPLACE([$Calculation.P13];SEARCH(&quot;,&quot;;[$Calculation.P13]);1;&quot;.&quot;)))" office:value-type="string" office:string-value="0" calcext:value-type="string">
            <text:p>0</text:p>
          </table:table-cell>
          <table:table-cell table:formula="of:=IF([$Calculation.Q13]=0;&quot;0&quot;;IF([$Calculation.Q13]=ROUND([$Calculation.Q13]);TEXT([$Calculation.Q13];&quot;###&quot;);REPLACE([$Calculation.Q13];SEARCH(&quot;,&quot;;[$Calculation.Q13]);1;&quot;.&quot;)))" office:value-type="string" office:string-value="10" calcext:value-type="string">
            <text:p>10</text:p>
          </table:table-cell>
          <table:table-cell table:number-columns-repeated="48"/>
        </table:table-row>
        <table:table-row table:style-name="ro17">
          <table:table-cell table:formula="of:=IF(OR([.A10]=FootNote;[.A10]=&quot;&quot;);&quot;&quot;;IF(NOT([$Calculation.C14]=&quot;&quot;);CONCATENATE(StartPos;CHAR(10);StartPosX;[.C11];&quot;,&quot;;CHAR(10);StartPosY;[.D11];&quot;,&quot;;CHAR(10);StartPosZ;[.E11];CHAR(10);StartRot;CHAR(10);StartRotX;[.F11];&quot;,&quot;;CHAR(10);StartRotY;[.G11];&quot;,&quot;;CHAR(10);StartRotZ;[.H11];CHAR(10);EndPos;CHAR(10);EndPosX;[.I11];&quot;,&quot;;CHAR(10);EndPosY;[.J11];&quot;,&quot;;CHAR(10);EndPosZ;[.K11];CHAR(10);EndRot;CHAR(10);EndRotX;[.L11];&quot;,&quot;;CHAR(10);EndRotY;[.M11];&quot;,&quot;;CHAR(10);EndRotZ;[.N11];CHAR(10);Duration;[.O11];&quot;,&quot;;CHAR(10);Delay;[.P11];&quot;,&quot;;CHAR(10);Ease;[$Calculation.R14];CHAR(10);Closure);FootNote))" office:value-type="string" office:string-value="&#9;{&#10;&#9;&#9;&quot;StartPos&quot;: {&#10;&#9;&#9;&#9;&quot;x&quot;: 3.5,&#10;&#9;&#9;&#9;&quot;y&quot;: 1,&#10;&#9;&#9;&#9;&quot;z&quot;: -4&#10;&#9;&#9;},&#10;&#9;&#9;&quot;StartRot&quot;: {&#10;&#9;&#9;&#9;&quot;x&quot;: 0,&#10;&#9;&#9;&#9;&quot;y&quot;: 335,&#10;&#9;&#9;&#9;&quot;z&quot;: 25&#10;&#9;&#9;},&#10;&#9;&#9;&quot;EndPos&quot;: {&#10;&#9;&#9;&#9;&quot;x&quot;: -5,&#10;&#9;&#9;&#9;&quot;y&quot;: 4,&#10;&#9;&#9;&#9;&quot;z&quot;: -5&#10;&#9;&#9;},&#10;&#9;&#9;&quot;EndRot&quot;: {&#10;&#9;&#9;&#9;&quot;x&quot;: 15,&#10;&#9;&#9;&#9;&quot;y&quot;: 45,&#10;&#9;&#9;&#9;&quot;z&quot;: 0&#10;&#9;&#9;},&#10;&#9;&#9;&quot;Duration&quot;: 16,&#10;&#9;&#9;&quot;Delay&quot;: 14,&#10;&#9;&#9;&quot;EaseTransition&quot;: false&#10;&#9;}," calcext:value-type="string">
            <text:p>	{</text:p>
            <text:p>		"StartPos": {</text:p>
            <text:p>			"x": 3.5,</text:p>
            <text:p>			"y": 1,</text:p>
            <text:p>			"z": -4</text:p>
            <text:p>		},</text:p>
            <text:p>		"StartRot": {</text:p>
            <text:p>			"x": 0,</text:p>
            <text:p>			"y": 335,</text:p>
            <text:p>			"z": 25</text:p>
            <text:p>		},</text:p>
            <text:p>		"EndPos": {</text:p>
            <text:p>			"x": -5,</text:p>
            <text:p>			"y": 4,</text:p>
            <text:p>			"z": -5</text:p>
            <text:p>		},</text:p>
            <text:p>		"EndRot": {</text:p>
            <text:p>			"x": 15,</text:p>
            <text:p>			"y": 45,</text:p>
            <text:p>			"z": 0</text:p>
            <text:p>		},</text:p>
            <text:p>		"Duration": 16,</text:p>
            <text:p>		"Delay": 14,</text:p>
            <text:p>		"EaseTransition": false</text:p>
            <text:p>	},</text:p>
          </table:table-cell>
          <table:table-cell/>
          <table:table-cell table:formula="of:=IF([$Calculation.D14]=0;&quot;0&quot;;IF([$Calculation.D14]=ROUND([$Calculation.D14]);TEXT([$Calculation.D14];&quot;###&quot;);REPLACE([$Calculation.D14];SEARCH(&quot;,&quot;;[$Calculation.D14]);1;&quot;.&quot;)))" office:value-type="string" office:string-value="3.5" calcext:value-type="string">
            <text:p>3.5</text:p>
          </table:table-cell>
          <table:table-cell table:formula="of:=IF([$Calculation.E14]=0;&quot;0&quot;;IF([$Calculation.E14]=ROUND([$Calculation.E14]);TEXT([$Calculation.E14];&quot;###&quot;);REPLACE([$Calculation.E14];SEARCH(&quot;,&quot;;[$Calculation.E14]);1;&quot;.&quot;)))" office:value-type="string" office:string-value="1" calcext:value-type="string">
            <text:p>1</text:p>
          </table:table-cell>
          <table:table-cell table:formula="of:=IF([$Calculation.F14]=0;&quot;0&quot;;IF([$Calculation.F14]=ROUND([$Calculation.F14]);TEXT([$Calculation.F14];&quot;###&quot;);REPLACE([$Calculation.F14];SEARCH(&quot;,&quot;;[$Calculation.F14]);1;&quot;.&quot;)))" office:value-type="string" office:string-value="-4" calcext:value-type="string">
            <text:p>-4</text:p>
          </table:table-cell>
          <table:table-cell table:formula="of:=IF([$Calculation.G14]=0;&quot;0&quot;;IF([$Calculation.G14]=ROUND([$Calculation.G14]);TEXT([$Calculation.G14];&quot;###&quot;);REPLACE([$Calculation.G14];SEARCH(&quot;,&quot;;[$Calculation.G14]);1;&quot;.&quot;)))" office:value-type="string" office:string-value="0" calcext:value-type="string">
            <text:p>0</text:p>
          </table:table-cell>
          <table:table-cell table:formula="of:=IF([$Calculation.H14]=0;&quot;0&quot;;IF([$Calculation.H14]=ROUND([$Calculation.H14]);TEXT([$Calculation.H14];&quot;###&quot;);REPLACE([$Calculation.H14];SEARCH(&quot;,&quot;;[$Calculation.H14]);1;&quot;.&quot;)))" office:value-type="string" office:string-value="335" calcext:value-type="string">
            <text:p>335</text:p>
          </table:table-cell>
          <table:table-cell table:formula="of:=IF([$Calculation.I14]=0;&quot;0&quot;;IF([$Calculation.I14]=ROUND([$Calculation.I14]);TEXT([$Calculation.I14];&quot;###&quot;);REPLACE([$Calculation.I14];SEARCH(&quot;,&quot;;[$Calculation.I14]);1;&quot;.&quot;)))" office:value-type="string" office:string-value="25" calcext:value-type="string">
            <text:p>25</text:p>
          </table:table-cell>
          <table:table-cell table:formula="of:=IF([$Calculation.J14]=0;&quot;0&quot;;IF([$Calculation.J14]=ROUND([$Calculation.J14]);TEXT([$Calculation.J14];&quot;###&quot;);REPLACE([$Calculation.J14];SEARCH(&quot;,&quot;;[$Calculation.J14]);1;&quot;.&quot;)))" office:value-type="string" office:string-value="-5" calcext:value-type="string">
            <text:p>-5</text:p>
          </table:table-cell>
          <table:table-cell table:formula="of:=IF([$Calculation.K14]=0;&quot;0&quot;;IF([$Calculation.K14]=ROUND([$Calculation.K14]);TEXT([$Calculation.K14];&quot;###&quot;);REPLACE([$Calculation.K14];SEARCH(&quot;,&quot;;[$Calculation.K14]);1;&quot;.&quot;)))" office:value-type="string" office:string-value="4" calcext:value-type="string">
            <text:p>4</text:p>
          </table:table-cell>
          <table:table-cell table:formula="of:=IF([$Calculation.L14]=0;&quot;0&quot;;IF([$Calculation.L14]=ROUND([$Calculation.L14]);TEXT([$Calculation.L14];&quot;###&quot;);REPLACE([$Calculation.L14];SEARCH(&quot;,&quot;;[$Calculation.L14]);1;&quot;.&quot;)))" office:value-type="string" office:string-value="-5" calcext:value-type="string">
            <text:p>-5</text:p>
          </table:table-cell>
          <table:table-cell table:formula="of:=IF([$Calculation.M14]=0;&quot;0&quot;;IF([$Calculation.M14]=ROUND([$Calculation.M14]);TEXT([$Calculation.M14];&quot;###&quot;);REPLACE([$Calculation.M14];SEARCH(&quot;,&quot;;[$Calculation.M14]);1;&quot;.&quot;)))" office:value-type="string" office:string-value="15" calcext:value-type="string">
            <text:p>15</text:p>
          </table:table-cell>
          <table:table-cell table:formula="of:=IF([$Calculation.N14]=0;&quot;0&quot;;IF([$Calculation.N14]=ROUND([$Calculation.N14]);TEXT([$Calculation.N14];&quot;###&quot;);REPLACE([$Calculation.N14];SEARCH(&quot;,&quot;;[$Calculation.N14]);1;&quot;.&quot;)))" office:value-type="string" office:string-value="45" calcext:value-type="string">
            <text:p>45</text:p>
          </table:table-cell>
          <table:table-cell table:formula="of:=IF([$Calculation.O14]=0;&quot;0&quot;;IF([$Calculation.O14]=ROUND([$Calculation.O14]);TEXT([$Calculation.O14];&quot;###&quot;);REPLACE([$Calculation.O14];SEARCH(&quot;,&quot;;[$Calculation.O14]);1;&quot;.&quot;)))" office:value-type="string" office:string-value="0" calcext:value-type="string">
            <text:p>0</text:p>
          </table:table-cell>
          <table:table-cell table:formula="of:=IF([$Calculation.P14]=0;&quot;0&quot;;IF([$Calculation.P14]=ROUND([$Calculation.P14]);TEXT([$Calculation.P14];&quot;###&quot;);REPLACE([$Calculation.P14];SEARCH(&quot;,&quot;;[$Calculation.P14]);1;&quot;.&quot;)))" office:value-type="string" office:string-value="16" calcext:value-type="string">
            <text:p>16</text:p>
          </table:table-cell>
          <table:table-cell table:formula="of:=IF([$Calculation.Q14]=0;&quot;0&quot;;IF([$Calculation.Q14]=ROUND([$Calculation.Q14]);TEXT([$Calculation.Q14];&quot;###&quot;);REPLACE([$Calculation.Q14];SEARCH(&quot;,&quot;;[$Calculation.Q14]);1;&quot;.&quot;)))" office:value-type="string" office:string-value="14" calcext:value-type="string">
            <text:p>14</text:p>
          </table:table-cell>
          <table:table-cell table:number-columns-repeated="48"/>
        </table:table-row>
        <table:table-row table:style-name="ro17">
          <table:table-cell table:formula="of:=IF(OR([.A11]=FootNote;[.A11]=&quot;&quot;);&quot;&quot;;IF(NOT([$Calculation.C15]=&quot;&quot;);CONCATENATE(StartPos;CHAR(10);StartPosX;[.C12];&quot;,&quot;;CHAR(10);StartPosY;[.D12];&quot;,&quot;;CHAR(10);StartPosZ;[.E12];CHAR(10);StartRot;CHAR(10);StartRotX;[.F12];&quot;,&quot;;CHAR(10);StartRotY;[.G12];&quot;,&quot;;CHAR(10);StartRotZ;[.H12];CHAR(10);EndPos;CHAR(10);EndPosX;[.I12];&quot;,&quot;;CHAR(10);EndPosY;[.J12];&quot;,&quot;;CHAR(10);EndPosZ;[.K12];CHAR(10);EndRot;CHAR(10);EndRotX;[.L12];&quot;,&quot;;CHAR(10);EndRotY;[.M12];&quot;,&quot;;CHAR(10);EndRotZ;[.N12];CHAR(10);Duration;[.O12];&quot;,&quot;;CHAR(10);Delay;[.P12];&quot;,&quot;;CHAR(10);Ease;[$Calculation.R15];CHAR(10);Closure);FootNote))" office:value-type="string" office:string-value="&#9;{&#10;&#9;&#9;&quot;StartPos&quot;: {&#10;&#9;&#9;&#9;&quot;x&quot;: -5,&#10;&#9;&#9;&#9;&quot;y&quot;: 4,&#10;&#9;&#9;&#9;&quot;z&quot;: -5&#10;&#9;&#9;},&#10;&#9;&#9;&quot;StartRot&quot;: {&#10;&#9;&#9;&#9;&quot;x&quot;: 15,&#10;&#9;&#9;&#9;&quot;y&quot;: 45,&#10;&#9;&#9;&#9;&quot;z&quot;: 0&#10;&#9;&#9;},&#10;&#9;&#9;&quot;EndPos&quot;: {&#10;&#9;&#9;&#9;&quot;x&quot;: 0,&#10;&#9;&#9;&#9;&quot;y&quot;: 4,&#10;&#9;&#9;&#9;&quot;z&quot;: -6&#10;&#9;&#9;},&#10;&#9;&#9;&quot;EndRot&quot;: {&#10;&#9;&#9;&#9;&quot;x&quot;: 10,&#10;&#9;&#9;&#9;&quot;y&quot;: 0,&#10;&#9;&#9;&#9;&quot;z&quot;: 0&#10;&#9;&#9;},&#10;&#9;&#9;&quot;Duration&quot;: 17,&#10;&#9;&#9;&quot;Delay&quot;: 13,&#10;&#9;&#9;&quot;EaseTransition&quot;: true&#10;&#9;}," calcext:value-type="string">
            <text:p>	{</text:p>
            <text:p>		"StartPos": {</text:p>
            <text:p>			"x": -5,</text:p>
            <text:p>			"y": 4,</text:p>
            <text:p>			"z": -5</text:p>
            <text:p>		},</text:p>
            <text:p>		"StartRot": {</text:p>
            <text:p>			"x": 15,</text:p>
            <text:p>			"y": 45,</text:p>
            <text:p>			"z": 0</text:p>
            <text:p>		},</text:p>
            <text:p>		"EndPos": {</text:p>
            <text:p>			"x": 0,</text:p>
            <text:p>			"y": 4,</text:p>
            <text:p>			"z": -6</text:p>
            <text:p>		},</text:p>
            <text:p>		"EndRot": {</text:p>
            <text:p>			"x": 10,</text:p>
            <text:p>			"y": 0,</text:p>
            <text:p>			"z": 0</text:p>
            <text:p>		},</text:p>
            <text:p>		"Duration": 17,</text:p>
            <text:p>		"Delay": 13,</text:p>
            <text:p>		"EaseTransition": true</text:p>
            <text:p>	},</text:p>
          </table:table-cell>
          <table:table-cell/>
          <table:table-cell table:formula="of:=IF([$Calculation.D15]=0;&quot;0&quot;;IF([$Calculation.D15]=ROUND([$Calculation.D15]);TEXT([$Calculation.D15];&quot;###&quot;);REPLACE([$Calculation.D15];SEARCH(&quot;,&quot;;[$Calculation.D15]);1;&quot;.&quot;)))" office:value-type="string" office:string-value="-5" calcext:value-type="string">
            <text:p>-5</text:p>
          </table:table-cell>
          <table:table-cell table:formula="of:=IF([$Calculation.E15]=0;&quot;0&quot;;IF([$Calculation.E15]=ROUND([$Calculation.E15]);TEXT([$Calculation.E15];&quot;###&quot;);REPLACE([$Calculation.E15];SEARCH(&quot;,&quot;;[$Calculation.E15]);1;&quot;.&quot;)))" office:value-type="string" office:string-value="4" calcext:value-type="string">
            <text:p>4</text:p>
          </table:table-cell>
          <table:table-cell table:formula="of:=IF([$Calculation.F15]=0;&quot;0&quot;;IF([$Calculation.F15]=ROUND([$Calculation.F15]);TEXT([$Calculation.F15];&quot;###&quot;);REPLACE([$Calculation.F15];SEARCH(&quot;,&quot;;[$Calculation.F15]);1;&quot;.&quot;)))" office:value-type="string" office:string-value="-5" calcext:value-type="string">
            <text:p>-5</text:p>
          </table:table-cell>
          <table:table-cell table:formula="of:=IF([$Calculation.G15]=0;&quot;0&quot;;IF([$Calculation.G15]=ROUND([$Calculation.G15]);TEXT([$Calculation.G15];&quot;###&quot;);REPLACE([$Calculation.G15];SEARCH(&quot;,&quot;;[$Calculation.G15]);1;&quot;.&quot;)))" office:value-type="string" office:string-value="15" calcext:value-type="string">
            <text:p>15</text:p>
          </table:table-cell>
          <table:table-cell table:formula="of:=IF([$Calculation.H15]=0;&quot;0&quot;;IF([$Calculation.H15]=ROUND([$Calculation.H15]);TEXT([$Calculation.H15];&quot;###&quot;);REPLACE([$Calculation.H15];SEARCH(&quot;,&quot;;[$Calculation.H15]);1;&quot;.&quot;)))" office:value-type="string" office:string-value="45" calcext:value-type="string">
            <text:p>45</text:p>
          </table:table-cell>
          <table:table-cell table:formula="of:=IF([$Calculation.I15]=0;&quot;0&quot;;IF([$Calculation.I15]=ROUND([$Calculation.I15]);TEXT([$Calculation.I15];&quot;###&quot;);REPLACE([$Calculation.I15];SEARCH(&quot;,&quot;;[$Calculation.I15]);1;&quot;.&quot;)))" office:value-type="string" office:string-value="0" calcext:value-type="string">
            <text:p>0</text:p>
          </table:table-cell>
          <table:table-cell table:formula="of:=IF([$Calculation.J15]=0;&quot;0&quot;;IF([$Calculation.J15]=ROUND([$Calculation.J15]);TEXT([$Calculation.J15];&quot;###&quot;);REPLACE([$Calculation.J15];SEARCH(&quot;,&quot;;[$Calculation.J15]);1;&quot;.&quot;)))" office:value-type="string" office:string-value="0" calcext:value-type="string">
            <text:p>0</text:p>
          </table:table-cell>
          <table:table-cell table:formula="of:=IF([$Calculation.K15]=0;&quot;0&quot;;IF([$Calculation.K15]=ROUND([$Calculation.K15]);TEXT([$Calculation.K15];&quot;###&quot;);REPLACE([$Calculation.K15];SEARCH(&quot;,&quot;;[$Calculation.K15]);1;&quot;.&quot;)))" office:value-type="string" office:string-value="4" calcext:value-type="string">
            <text:p>4</text:p>
          </table:table-cell>
          <table:table-cell table:formula="of:=IF([$Calculation.L15]=0;&quot;0&quot;;IF([$Calculation.L15]=ROUND([$Calculation.L15]);TEXT([$Calculation.L15];&quot;###&quot;);REPLACE([$Calculation.L15];SEARCH(&quot;,&quot;;[$Calculation.L15]);1;&quot;.&quot;)))" office:value-type="string" office:string-value="-6" calcext:value-type="string">
            <text:p>-6</text:p>
          </table:table-cell>
          <table:table-cell table:formula="of:=IF([$Calculation.M15]=0;&quot;0&quot;;IF([$Calculation.M15]=ROUND([$Calculation.M15]);TEXT([$Calculation.M15];&quot;###&quot;);REPLACE([$Calculation.M15];SEARCH(&quot;,&quot;;[$Calculation.M15]);1;&quot;.&quot;)))" office:value-type="string" office:string-value="10" calcext:value-type="string">
            <text:p>10</text:p>
          </table:table-cell>
          <table:table-cell table:formula="of:=IF([$Calculation.N15]=0;&quot;0&quot;;IF([$Calculation.N15]=ROUND([$Calculation.N15]);TEXT([$Calculation.N15];&quot;###&quot;);REPLACE([$Calculation.N15];SEARCH(&quot;,&quot;;[$Calculation.N15]);1;&quot;.&quot;)))" office:value-type="string" office:string-value="0" calcext:value-type="string">
            <text:p>0</text:p>
          </table:table-cell>
          <table:table-cell table:formula="of:=IF([$Calculation.O15]=0;&quot;0&quot;;IF([$Calculation.O15]=ROUND([$Calculation.O15]);TEXT([$Calculation.O15];&quot;###&quot;);REPLACE([$Calculation.O15];SEARCH(&quot;,&quot;;[$Calculation.O15]);1;&quot;.&quot;)))" office:value-type="string" office:string-value="0" calcext:value-type="string">
            <text:p>0</text:p>
          </table:table-cell>
          <table:table-cell table:formula="of:=IF([$Calculation.P15]=0;&quot;0&quot;;IF([$Calculation.P15]=ROUND([$Calculation.P15]);TEXT([$Calculation.P15];&quot;###&quot;);REPLACE([$Calculation.P15];SEARCH(&quot;,&quot;;[$Calculation.P15]);1;&quot;.&quot;)))" office:value-type="string" office:string-value="17" calcext:value-type="string">
            <text:p>17</text:p>
          </table:table-cell>
          <table:table-cell table:formula="of:=IF([$Calculation.Q15]=0;&quot;0&quot;;IF([$Calculation.Q15]=ROUND([$Calculation.Q15]);TEXT([$Calculation.Q15];&quot;###&quot;);REPLACE([$Calculation.Q15];SEARCH(&quot;,&quot;;[$Calculation.Q15]);1;&quot;.&quot;)))" office:value-type="string" office:string-value="13" calcext:value-type="string">
            <text:p>13</text:p>
          </table:table-cell>
          <table:table-cell table:number-columns-repeated="48"/>
        </table:table-row>
        <table:table-row table:style-name="ro17">
          <table:table-cell table:formula="of:=IF(OR([.A12]=FootNote;[.A12]=&quot;&quot;);&quot;&quot;;IF(NOT([$Calculation.C16]=&quot;&quot;);CONCATENATE(StartPos;CHAR(10);StartPosX;[.C13];&quot;,&quot;;CHAR(10);StartPosY;[.D13];&quot;,&quot;;CHAR(10);StartPosZ;[.E13];CHAR(10);StartRot;CHAR(10);StartRotX;[.F13];&quot;,&quot;;CHAR(10);StartRotY;[.G13];&quot;,&quot;;CHAR(10);StartRotZ;[.H13];CHAR(10);EndPos;CHAR(10);EndPosX;[.I13];&quot;,&quot;;CHAR(10);EndPosY;[.J13];&quot;,&quot;;CHAR(10);EndPosZ;[.K13];CHAR(10);EndRot;CHAR(10);EndRotX;[.L13];&quot;,&quot;;CHAR(10);EndRotY;[.M13];&quot;,&quot;;CHAR(10);EndRotZ;[.N13];CHAR(10);Duration;[.O13];&quot;,&quot;;CHAR(10);Delay;[.P13];&quot;,&quot;;CHAR(10);Ease;[$Calculation.R16];CHAR(10);Closure);FootNote))" office:value-type="string" office:string-value="&#9;{&#10;&#9;&#9;&quot;StartPos&quot;: {&#10;&#9;&#9;&#9;&quot;x&quot;: 0,&#10;&#9;&#9;&#9;&quot;y&quot;: 4,&#10;&#9;&#9;&#9;&quot;z&quot;: -6&#10;&#9;&#9;},&#10;&#9;&#9;&quot;StartRot&quot;: {&#10;&#9;&#9;&#9;&quot;x&quot;: 10,&#10;&#9;&#9;&#9;&quot;y&quot;: 0,&#10;&#9;&#9;&#9;&quot;z&quot;: 0&#10;&#9;&#9;},&#10;&#9;&#9;&quot;EndPos&quot;: {&#10;&#9;&#9;&#9;&quot;x&quot;: 6,&#10;&#9;&#9;&#9;&quot;y&quot;: 2,&#10;&#9;&#9;&#9;&quot;z&quot;: 2&#10;&#9;&#9;},&#10;&#9;&#9;&quot;EndRot&quot;: {&#10;&#9;&#9;&#9;&quot;x&quot;: 7,&#10;&#9;&#9;&#9;&quot;y&quot;: 270,&#10;&#9;&#9;&#9;&quot;z&quot;: 0&#10;&#9;&#9;},&#10;&#9;&#9;&quot;Duration&quot;: 10,&#10;&#9;&#9;&quot;Delay&quot;: 0,&#10;&#9;&#9;&quot;EaseTransition&quot;: true&#10;&#9;}," calcext:value-type="string">
            <text:p>	{</text:p>
            <text:p>		"StartPos": {</text:p>
            <text:p>			"x": 0,</text:p>
            <text:p>			"y": 4,</text:p>
            <text:p>			"z": -6</text:p>
            <text:p>		},</text:p>
            <text:p>		"StartRot": {</text:p>
            <text:p>			"x": 10,</text:p>
            <text:p>			"y": 0,</text:p>
            <text:p>			"z": 0</text:p>
            <text:p>		},</text:p>
            <text:p>		"EndPos": {</text:p>
            <text:p>			"x": 6,</text:p>
            <text:p>			"y": 2,</text:p>
            <text:p>			"z": 2</text:p>
            <text:p>		},</text:p>
            <text:p>		"EndRot": {</text:p>
            <text:p>			"x": 7,</text:p>
            <text:p>			"y": 270,</text:p>
            <text:p>			"z": 0</text:p>
            <text:p>		},</text:p>
            <text:p>		"Duration": 10,</text:p>
            <text:p>		"Delay": 0,</text:p>
            <text:p>		"EaseTransition": true</text:p>
            <text:p>	},</text:p>
          </table:table-cell>
          <table:table-cell/>
          <table:table-cell table:formula="of:=IF([$Calculation.D16]=0;&quot;0&quot;;IF([$Calculation.D16]=ROUND([$Calculation.D16]);TEXT([$Calculation.D16];&quot;###&quot;);REPLACE([$Calculation.D16];SEARCH(&quot;,&quot;;[$Calculation.D16]);1;&quot;.&quot;)))" office:value-type="string" office:string-value="0" calcext:value-type="string">
            <text:p>0</text:p>
          </table:table-cell>
          <table:table-cell table:formula="of:=IF([$Calculation.E16]=0;&quot;0&quot;;IF([$Calculation.E16]=ROUND([$Calculation.E16]);TEXT([$Calculation.E16];&quot;###&quot;);REPLACE([$Calculation.E16];SEARCH(&quot;,&quot;;[$Calculation.E16]);1;&quot;.&quot;)))" office:value-type="string" office:string-value="4" calcext:value-type="string">
            <text:p>4</text:p>
          </table:table-cell>
          <table:table-cell table:formula="of:=IF([$Calculation.F16]=0;&quot;0&quot;;IF([$Calculation.F16]=ROUND([$Calculation.F16]);TEXT([$Calculation.F16];&quot;###&quot;);REPLACE([$Calculation.F16];SEARCH(&quot;,&quot;;[$Calculation.F16]);1;&quot;.&quot;)))" office:value-type="string" office:string-value="-6" calcext:value-type="string">
            <text:p>-6</text:p>
          </table:table-cell>
          <table:table-cell table:formula="of:=IF([$Calculation.G16]=0;&quot;0&quot;;IF([$Calculation.G16]=ROUND([$Calculation.G16]);TEXT([$Calculation.G16];&quot;###&quot;);REPLACE([$Calculation.G16];SEARCH(&quot;,&quot;;[$Calculation.G16]);1;&quot;.&quot;)))" office:value-type="string" office:string-value="10" calcext:value-type="string">
            <text:p>10</text:p>
          </table:table-cell>
          <table:table-cell table:formula="of:=IF([$Calculation.H16]=0;&quot;0&quot;;IF([$Calculation.H16]=ROUND([$Calculation.H16]);TEXT([$Calculation.H16];&quot;###&quot;);REPLACE([$Calculation.H16];SEARCH(&quot;,&quot;;[$Calculation.H16]);1;&quot;.&quot;)))" office:value-type="string" office:string-value="0" calcext:value-type="string">
            <text:p>0</text:p>
          </table:table-cell>
          <table:table-cell table:formula="of:=IF([$Calculation.I16]=0;&quot;0&quot;;IF([$Calculation.I16]=ROUND([$Calculation.I16]);TEXT([$Calculation.I16];&quot;###&quot;);REPLACE([$Calculation.I16];SEARCH(&quot;,&quot;;[$Calculation.I16]);1;&quot;.&quot;)))" office:value-type="string" office:string-value="0" calcext:value-type="string">
            <text:p>0</text:p>
          </table:table-cell>
          <table:table-cell table:formula="of:=IF([$Calculation.J16]=0;&quot;0&quot;;IF([$Calculation.J16]=ROUND([$Calculation.J16]);TEXT([$Calculation.J16];&quot;###&quot;);REPLACE([$Calculation.J16];SEARCH(&quot;,&quot;;[$Calculation.J16]);1;&quot;.&quot;)))" office:value-type="string" office:string-value="6" calcext:value-type="string">
            <text:p>6</text:p>
          </table:table-cell>
          <table:table-cell table:formula="of:=IF([$Calculation.K16]=0;&quot;0&quot;;IF([$Calculation.K16]=ROUND([$Calculation.K16]);TEXT([$Calculation.K16];&quot;###&quot;);REPLACE([$Calculation.K16];SEARCH(&quot;,&quot;;[$Calculation.K16]);1;&quot;.&quot;)))" office:value-type="string" office:string-value="2" calcext:value-type="string">
            <text:p>2</text:p>
          </table:table-cell>
          <table:table-cell table:formula="of:=IF([$Calculation.L16]=0;&quot;0&quot;;IF([$Calculation.L16]=ROUND([$Calculation.L16]);TEXT([$Calculation.L16];&quot;###&quot;);REPLACE([$Calculation.L16];SEARCH(&quot;,&quot;;[$Calculation.L16]);1;&quot;.&quot;)))" office:value-type="string" office:string-value="2" calcext:value-type="string">
            <text:p>2</text:p>
          </table:table-cell>
          <table:table-cell table:formula="of:=IF([$Calculation.M16]=0;&quot;0&quot;;IF([$Calculation.M16]=ROUND([$Calculation.M16]);TEXT([$Calculation.M16];&quot;###&quot;);REPLACE([$Calculation.M16];SEARCH(&quot;,&quot;;[$Calculation.M16]);1;&quot;.&quot;)))" office:value-type="string" office:string-value="7" calcext:value-type="string">
            <text:p>7</text:p>
          </table:table-cell>
          <table:table-cell table:formula="of:=IF([$Calculation.N16]=0;&quot;0&quot;;IF([$Calculation.N16]=ROUND([$Calculation.N16]);TEXT([$Calculation.N16];&quot;###&quot;);REPLACE([$Calculation.N16];SEARCH(&quot;,&quot;;[$Calculation.N16]);1;&quot;.&quot;)))" office:value-type="string" office:string-value="270" calcext:value-type="string">
            <text:p>270</text:p>
          </table:table-cell>
          <table:table-cell table:formula="of:=IF([$Calculation.O16]=0;&quot;0&quot;;IF([$Calculation.O16]=ROUND([$Calculation.O16]);TEXT([$Calculation.O16];&quot;###&quot;);REPLACE([$Calculation.O16];SEARCH(&quot;,&quot;;[$Calculation.O16]);1;&quot;.&quot;)))" office:value-type="string" office:string-value="0" calcext:value-type="string">
            <text:p>0</text:p>
          </table:table-cell>
          <table:table-cell table:formula="of:=IF([$Calculation.P16]=0;&quot;0&quot;;IF([$Calculation.P16]=ROUND([$Calculation.P16]);TEXT([$Calculation.P16];&quot;###&quot;);REPLACE([$Calculation.P16];SEARCH(&quot;,&quot;;[$Calculation.P16]);1;&quot;.&quot;)))" office:value-type="string" office:string-value="10" calcext:value-type="string">
            <text:p>10</text:p>
          </table:table-cell>
          <table:table-cell table:formula="of:=IF([$Calculation.Q16]=0;&quot;0&quot;;IF([$Calculation.Q16]=ROUND([$Calculation.Q16]);TEXT([$Calculation.Q16];&quot;###&quot;);REPLACE([$Calculation.Q16];SEARCH(&quot;,&quot;;[$Calculation.Q16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3]=FootNote;[.A13]=&quot;&quot;);&quot;&quot;;IF(NOT([$Calculation.C17]=&quot;&quot;);CONCATENATE(StartPos;CHAR(10);StartPosX;[.C14];&quot;,&quot;;CHAR(10);StartPosY;[.D14];&quot;,&quot;;CHAR(10);StartPosZ;[.E14];CHAR(10);StartRot;CHAR(10);StartRotX;[.F14];&quot;,&quot;;CHAR(10);StartRotY;[.G14];&quot;,&quot;;CHAR(10);StartRotZ;[.H14];CHAR(10);EndPos;CHAR(10);EndPosX;[.I14];&quot;,&quot;;CHAR(10);EndPosY;[.J14];&quot;,&quot;;CHAR(10);EndPosZ;[.K14];CHAR(10);EndRot;CHAR(10);EndRotX;[.L14];&quot;,&quot;;CHAR(10);EndRotY;[.M14];&quot;,&quot;;CHAR(10);EndRotZ;[.N14];CHAR(10);Duration;[.O14];&quot;,&quot;;CHAR(10);Delay;[.P14];&quot;,&quot;;CHAR(10);Ease;[$Calculation.R17];CHAR(10);Closure);FootNote))" office:value-type="string" office:string-value="&#9;{&#10;&#9;&#9;&quot;StartPos&quot;: {&#10;&#9;&#9;&#9;&quot;x&quot;: 6,&#10;&#9;&#9;&#9;&quot;y&quot;: 2,&#10;&#9;&#9;&#9;&quot;z&quot;: 2&#10;&#9;&#9;},&#10;&#9;&#9;&quot;StartRot&quot;: {&#10;&#9;&#9;&#9;&quot;x&quot;: 7,&#10;&#9;&#9;&#9;&quot;y&quot;: 270,&#10;&#9;&#9;&#9;&quot;z&quot;: 0&#10;&#9;&#9;},&#10;&#9;&#9;&quot;EndPos&quot;: {&#10;&#9;&#9;&#9;&quot;x&quot;: 0,&#10;&#9;&#9;&#9;&quot;y&quot;: 7,&#10;&#9;&#9;&#9;&quot;z&quot;: 0&#10;&#9;&#9;},&#10;&#9;&#9;&quot;EndRot&quot;: {&#10;&#9;&#9;&#9;&quot;x&quot;: 90,&#10;&#9;&#9;&#9;&quot;y&quot;: 0,&#10;&#9;&#9;&#9;&quot;z&quot;: 0&#10;&#9;&#9;},&#10;&#9;&#9;&quot;Duration&quot;: 5,&#10;&#9;&#9;&quot;Delay&quot;: 5,&#10;&#9;&#9;&quot;EaseTransition&quot;: false&#10;&#9;}," calcext:value-type="string">
            <text:p>	{</text:p>
            <text:p>		"StartPos": {</text:p>
            <text:p>			"x": 6,</text:p>
            <text:p>			"y": 2,</text:p>
            <text:p>			"z": 2</text:p>
            <text:p>		},</text:p>
            <text:p>		"StartRot": {</text:p>
            <text:p>			"x": 7,</text:p>
            <text:p>			"y": 270,</text:p>
            <text:p>			"z": 0</text:p>
            <text:p>		},</text:p>
            <text:p>		"EndPos": {</text:p>
            <text:p>			"x": 0,</text:p>
            <text:p>			"y": 7,</text:p>
            <text:p>			"z": 0</text:p>
            <text:p>		},</text:p>
            <text:p>		"EndRot": {</text:p>
            <text:p>			"x": 90,</text:p>
            <text:p>			"y": 0,</text:p>
            <text:p>			"z": 0</text:p>
            <text:p>		},</text:p>
            <text:p>		"Duration": 5,</text:p>
            <text:p>		"Delay": 5,</text:p>
            <text:p>		"EaseTransition": false</text:p>
            <text:p>	},</text:p>
          </table:table-cell>
          <table:table-cell/>
          <table:table-cell table:formula="of:=IF([$Calculation.D17]=0;&quot;0&quot;;IF([$Calculation.D17]=ROUND([$Calculation.D17]);TEXT([$Calculation.D17];&quot;###&quot;);REPLACE([$Calculation.D17];SEARCH(&quot;,&quot;;[$Calculation.D17]);1;&quot;.&quot;)))" office:value-type="string" office:string-value="6" calcext:value-type="string">
            <text:p>6</text:p>
          </table:table-cell>
          <table:table-cell table:formula="of:=IF([$Calculation.E17]=0;&quot;0&quot;;IF([$Calculation.E17]=ROUND([$Calculation.E17]);TEXT([$Calculation.E17];&quot;###&quot;);REPLACE([$Calculation.E17];SEARCH(&quot;,&quot;;[$Calculation.E17]);1;&quot;.&quot;)))" office:value-type="string" office:string-value="2" calcext:value-type="string">
            <text:p>2</text:p>
          </table:table-cell>
          <table:table-cell table:formula="of:=IF([$Calculation.F17]=0;&quot;0&quot;;IF([$Calculation.F17]=ROUND([$Calculation.F17]);TEXT([$Calculation.F17];&quot;###&quot;);REPLACE([$Calculation.F17];SEARCH(&quot;,&quot;;[$Calculation.F17]);1;&quot;.&quot;)))" office:value-type="string" office:string-value="2" calcext:value-type="string">
            <text:p>2</text:p>
          </table:table-cell>
          <table:table-cell table:formula="of:=IF([$Calculation.G17]=0;&quot;0&quot;;IF([$Calculation.G17]=ROUND([$Calculation.G17]);TEXT([$Calculation.G17];&quot;###&quot;);REPLACE([$Calculation.G17];SEARCH(&quot;,&quot;;[$Calculation.G17]);1;&quot;.&quot;)))" office:value-type="string" office:string-value="7" calcext:value-type="string">
            <text:p>7</text:p>
          </table:table-cell>
          <table:table-cell table:formula="of:=IF([$Calculation.H17]=0;&quot;0&quot;;IF([$Calculation.H17]=ROUND([$Calculation.H17]);TEXT([$Calculation.H17];&quot;###&quot;);REPLACE([$Calculation.H17];SEARCH(&quot;,&quot;;[$Calculation.H17]);1;&quot;.&quot;)))" office:value-type="string" office:string-value="270" calcext:value-type="string">
            <text:p>270</text:p>
          </table:table-cell>
          <table:table-cell table:formula="of:=IF([$Calculation.I17]=0;&quot;0&quot;;IF([$Calculation.I17]=ROUND([$Calculation.I17]);TEXT([$Calculation.I17];&quot;###&quot;);REPLACE([$Calculation.I17];SEARCH(&quot;,&quot;;[$Calculation.I17]);1;&quot;.&quot;)))" office:value-type="string" office:string-value="0" calcext:value-type="string">
            <text:p>0</text:p>
          </table:table-cell>
          <table:table-cell table:formula="of:=IF([$Calculation.J17]=0;&quot;0&quot;;IF([$Calculation.J17]=ROUND([$Calculation.J17]);TEXT([$Calculation.J17];&quot;###&quot;);REPLACE([$Calculation.J17];SEARCH(&quot;,&quot;;[$Calculation.J17]);1;&quot;.&quot;)))" office:value-type="string" office:string-value="0" calcext:value-type="string">
            <text:p>0</text:p>
          </table:table-cell>
          <table:table-cell table:formula="of:=IF([$Calculation.K17]=0;&quot;0&quot;;IF([$Calculation.K17]=ROUND([$Calculation.K17]);TEXT([$Calculation.K17];&quot;###&quot;);REPLACE([$Calculation.K17];SEARCH(&quot;,&quot;;[$Calculation.K17]);1;&quot;.&quot;)))" office:value-type="string" office:string-value="7" calcext:value-type="string">
            <text:p>7</text:p>
          </table:table-cell>
          <table:table-cell table:formula="of:=IF([$Calculation.L17]=0;&quot;0&quot;;IF([$Calculation.L17]=ROUND([$Calculation.L17]);TEXT([$Calculation.L17];&quot;###&quot;);REPLACE([$Calculation.L17];SEARCH(&quot;,&quot;;[$Calculation.L17]);1;&quot;.&quot;)))" office:value-type="string" office:string-value="0" calcext:value-type="string">
            <text:p>0</text:p>
          </table:table-cell>
          <table:table-cell table:formula="of:=IF([$Calculation.M17]=0;&quot;0&quot;;IF([$Calculation.M17]=ROUND([$Calculation.M17]);TEXT([$Calculation.M17];&quot;###&quot;);REPLACE([$Calculation.M17];SEARCH(&quot;,&quot;;[$Calculation.M17]);1;&quot;.&quot;)))" office:value-type="string" office:string-value="90" calcext:value-type="string">
            <text:p>90</text:p>
          </table:table-cell>
          <table:table-cell table:formula="of:=IF([$Calculation.N17]=0;&quot;0&quot;;IF([$Calculation.N17]=ROUND([$Calculation.N17]);TEXT([$Calculation.N17];&quot;###&quot;);REPLACE([$Calculation.N17];SEARCH(&quot;,&quot;;[$Calculation.N17]);1;&quot;.&quot;)))" office:value-type="string" office:string-value="0" calcext:value-type="string">
            <text:p>0</text:p>
          </table:table-cell>
          <table:table-cell table:formula="of:=IF([$Calculation.O17]=0;&quot;0&quot;;IF([$Calculation.O17]=ROUND([$Calculation.O17]);TEXT([$Calculation.O17];&quot;###&quot;);REPLACE([$Calculation.O17];SEARCH(&quot;,&quot;;[$Calculation.O17]);1;&quot;.&quot;)))" office:value-type="string" office:string-value="0" calcext:value-type="string">
            <text:p>0</text:p>
          </table:table-cell>
          <table:table-cell table:formula="of:=IF([$Calculation.P17]=0;&quot;0&quot;;IF([$Calculation.P17]=ROUND([$Calculation.P17]);TEXT([$Calculation.P17];&quot;###&quot;);REPLACE([$Calculation.P17];SEARCH(&quot;,&quot;;[$Calculation.P17]);1;&quot;.&quot;)))" office:value-type="string" office:string-value="5" calcext:value-type="string">
            <text:p>5</text:p>
          </table:table-cell>
          <table:table-cell table:formula="of:=IF([$Calculation.Q17]=0;&quot;0&quot;;IF([$Calculation.Q17]=ROUND([$Calculation.Q17]);TEXT([$Calculation.Q17];&quot;###&quot;);REPLACE([$Calculation.Q17];SEARCH(&quot;,&quot;;[$Calculation.Q17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14]=FootNote;[.A14]=&quot;&quot;);&quot;&quot;;IF(NOT([$Calculation.C18]=&quot;&quot;);CONCATENATE(StartPos;CHAR(10);StartPosX;[.C15];&quot;,&quot;;CHAR(10);StartPosY;[.D15];&quot;,&quot;;CHAR(10);StartPosZ;[.E15];CHAR(10);StartRot;CHAR(10);StartRotX;[.F15];&quot;,&quot;;CHAR(10);StartRotY;[.G15];&quot;,&quot;;CHAR(10);StartRotZ;[.H15];CHAR(10);EndPos;CHAR(10);EndPosX;[.I15];&quot;,&quot;;CHAR(10);EndPosY;[.J15];&quot;,&quot;;CHAR(10);EndPosZ;[.K15];CHAR(10);EndRot;CHAR(10);EndRotX;[.L15];&quot;,&quot;;CHAR(10);EndRotY;[.M15];&quot;,&quot;;CHAR(10);EndRotZ;[.N15];CHAR(10);Duration;[.O15];&quot;,&quot;;CHAR(10);Delay;[.P15];&quot;,&quot;;CHAR(10);Ease;[$Calculation.R18];CHAR(10);Closure);FootNote))" office:value-type="string" office:string-value="&#9;{&#10;&#9;&#9;&quot;StartPos&quot;: {&#10;&#9;&#9;&#9;&quot;x&quot;: 0,&#10;&#9;&#9;&#9;&quot;y&quot;: 7,&#10;&#9;&#9;&#9;&quot;z&quot;: 0&#10;&#9;&#9;},&#10;&#9;&#9;&quot;StartRot&quot;: {&#10;&#9;&#9;&#9;&quot;x&quot;: 90,&#10;&#9;&#9;&#9;&quot;y&quot;: 0,&#10;&#9;&#9;&#9;&quot;z&quot;: 0&#10;&#9;&#9;},&#10;&#9;&#9;&quot;EndPos&quot;: {&#10;&#9;&#9;&#9;&quot;x&quot;: -6,&#10;&#9;&#9;&#9;&quot;y&quot;: 2,&#10;&#9;&#9;&#9;&quot;z&quot;: 2&#10;&#9;&#9;},&#10;&#9;&#9;&quot;EndRot&quot;: {&#10;&#9;&#9;&#9;&quot;x&quot;: 7,&#10;&#9;&#9;&#9;&quot;y&quot;: 90,&#10;&#9;&#9;&#9;&quot;z&quot;: 0&#10;&#9;&#9;},&#10;&#9;&#9;&quot;Duration&quot;: 20,&#10;&#9;&#9;&quot;Delay&quot;: 10,&#10;&#9;&#9;&quot;EaseTransition&quot;: false&#10;&#9;}," calcext:value-type="string">
            <text:p>	{</text:p>
            <text:p>		"StartPos": {</text:p>
            <text:p>			"x": 0,</text:p>
            <text:p>			"y": 7,</text:p>
            <text:p>			"z": 0</text:p>
            <text:p>		},</text:p>
            <text:p>		"StartRot": {</text:p>
            <text:p>			"x": 90,</text:p>
            <text:p>			"y": 0,</text:p>
            <text:p>			"z": 0</text:p>
            <text:p>		},</text:p>
            <text:p>		"EndPos": {</text:p>
            <text:p>			"x": -6,</text:p>
            <text:p>			"y": 2,</text:p>
            <text:p>			"z": 2</text:p>
            <text:p>		},</text:p>
            <text:p>		"EndRot": {</text:p>
            <text:p>			"x": 7,</text:p>
            <text:p>			"y": 90,</text:p>
            <text:p>			"z": 0</text:p>
            <text:p>		},</text:p>
            <text:p>		"Duration": 20,</text:p>
            <text:p>		"Delay": 10,</text:p>
            <text:p>		"EaseTransition": false</text:p>
            <text:p>	},</text:p>
          </table:table-cell>
          <table:table-cell/>
          <table:table-cell table:formula="of:=IF([$Calculation.D18]=0;&quot;0&quot;;IF([$Calculation.D18]=ROUND([$Calculation.D18]);TEXT([$Calculation.D18];&quot;###&quot;);REPLACE([$Calculation.D18];SEARCH(&quot;,&quot;;[$Calculation.D18]);1;&quot;.&quot;)))" office:value-type="string" office:string-value="0" calcext:value-type="string">
            <text:p>0</text:p>
          </table:table-cell>
          <table:table-cell table:formula="of:=IF([$Calculation.E18]=0;&quot;0&quot;;IF([$Calculation.E18]=ROUND([$Calculation.E18]);TEXT([$Calculation.E18];&quot;###&quot;);REPLACE([$Calculation.E18];SEARCH(&quot;,&quot;;[$Calculation.E18]);1;&quot;.&quot;)))" office:value-type="string" office:string-value="7" calcext:value-type="string">
            <text:p>7</text:p>
          </table:table-cell>
          <table:table-cell table:formula="of:=IF([$Calculation.F18]=0;&quot;0&quot;;IF([$Calculation.F18]=ROUND([$Calculation.F18]);TEXT([$Calculation.F18];&quot;###&quot;);REPLACE([$Calculation.F18];SEARCH(&quot;,&quot;;[$Calculation.F18]);1;&quot;.&quot;)))" office:value-type="string" office:string-value="0" calcext:value-type="string">
            <text:p>0</text:p>
          </table:table-cell>
          <table:table-cell table:formula="of:=IF([$Calculation.G18]=0;&quot;0&quot;;IF([$Calculation.G18]=ROUND([$Calculation.G18]);TEXT([$Calculation.G18];&quot;###&quot;);REPLACE([$Calculation.G18];SEARCH(&quot;,&quot;;[$Calculation.G18]);1;&quot;.&quot;)))" office:value-type="string" office:string-value="90" calcext:value-type="string">
            <text:p>90</text:p>
          </table:table-cell>
          <table:table-cell table:formula="of:=IF([$Calculation.H18]=0;&quot;0&quot;;IF([$Calculation.H18]=ROUND([$Calculation.H18]);TEXT([$Calculation.H18];&quot;###&quot;);REPLACE([$Calculation.H18];SEARCH(&quot;,&quot;;[$Calculation.H18]);1;&quot;.&quot;)))" office:value-type="string" office:string-value="0" calcext:value-type="string">
            <text:p>0</text:p>
          </table:table-cell>
          <table:table-cell table:formula="of:=IF([$Calculation.I18]=0;&quot;0&quot;;IF([$Calculation.I18]=ROUND([$Calculation.I18]);TEXT([$Calculation.I18];&quot;###&quot;);REPLACE([$Calculation.I18];SEARCH(&quot;,&quot;;[$Calculation.I18]);1;&quot;.&quot;)))" office:value-type="string" office:string-value="0" calcext:value-type="string">
            <text:p>0</text:p>
          </table:table-cell>
          <table:table-cell table:formula="of:=IF([$Calculation.J18]=0;&quot;0&quot;;IF([$Calculation.J18]=ROUND([$Calculation.J18]);TEXT([$Calculation.J18];&quot;###&quot;);REPLACE([$Calculation.J18];SEARCH(&quot;,&quot;;[$Calculation.J18]);1;&quot;.&quot;)))" office:value-type="string" office:string-value="-6" calcext:value-type="string">
            <text:p>-6</text:p>
          </table:table-cell>
          <table:table-cell table:formula="of:=IF([$Calculation.K18]=0;&quot;0&quot;;IF([$Calculation.K18]=ROUND([$Calculation.K18]);TEXT([$Calculation.K18];&quot;###&quot;);REPLACE([$Calculation.K18];SEARCH(&quot;,&quot;;[$Calculation.K18]);1;&quot;.&quot;)))" office:value-type="string" office:string-value="2" calcext:value-type="string">
            <text:p>2</text:p>
          </table:table-cell>
          <table:table-cell table:formula="of:=IF([$Calculation.L18]=0;&quot;0&quot;;IF([$Calculation.L18]=ROUND([$Calculation.L18]);TEXT([$Calculation.L18];&quot;###&quot;);REPLACE([$Calculation.L18];SEARCH(&quot;,&quot;;[$Calculation.L18]);1;&quot;.&quot;)))" office:value-type="string" office:string-value="2" calcext:value-type="string">
            <text:p>2</text:p>
          </table:table-cell>
          <table:table-cell table:formula="of:=IF([$Calculation.M18]=0;&quot;0&quot;;IF([$Calculation.M18]=ROUND([$Calculation.M18]);TEXT([$Calculation.M18];&quot;###&quot;);REPLACE([$Calculation.M18];SEARCH(&quot;,&quot;;[$Calculation.M18]);1;&quot;.&quot;)))" office:value-type="string" office:string-value="7" calcext:value-type="string">
            <text:p>7</text:p>
          </table:table-cell>
          <table:table-cell table:formula="of:=IF([$Calculation.N18]=0;&quot;0&quot;;IF([$Calculation.N18]=ROUND([$Calculation.N18]);TEXT([$Calculation.N18];&quot;###&quot;);REPLACE([$Calculation.N18];SEARCH(&quot;,&quot;;[$Calculation.N18]);1;&quot;.&quot;)))" office:value-type="string" office:string-value="90" calcext:value-type="string">
            <text:p>90</text:p>
          </table:table-cell>
          <table:table-cell table:formula="of:=IF([$Calculation.O18]=0;&quot;0&quot;;IF([$Calculation.O18]=ROUND([$Calculation.O18]);TEXT([$Calculation.O18];&quot;###&quot;);REPLACE([$Calculation.O18];SEARCH(&quot;,&quot;;[$Calculation.O18]);1;&quot;.&quot;)))" office:value-type="string" office:string-value="0" calcext:value-type="string">
            <text:p>0</text:p>
          </table:table-cell>
          <table:table-cell table:formula="of:=IF([$Calculation.P18]=0;&quot;0&quot;;IF([$Calculation.P18]=ROUND([$Calculation.P18]);TEXT([$Calculation.P18];&quot;###&quot;);REPLACE([$Calculation.P18];SEARCH(&quot;,&quot;;[$Calculation.P18]);1;&quot;.&quot;)))" office:value-type="string" office:string-value="20" calcext:value-type="string">
            <text:p>20</text:p>
          </table:table-cell>
          <table:table-cell table:formula="of:=IF([$Calculation.Q18]=0;&quot;0&quot;;IF([$Calculation.Q18]=ROUND([$Calculation.Q18]);TEXT([$Calculation.Q18];&quot;###&quot;);REPLACE([$Calculation.Q18];SEARCH(&quot;,&quot;;[$Calculation.Q18]);1;&quot;.&quot;)))" office:value-type="string" office:string-value="10" calcext:value-type="string">
            <text:p>10</text:p>
          </table:table-cell>
          <table:table-cell table:number-columns-repeated="48"/>
        </table:table-row>
        <table:table-row table:style-name="ro17">
          <table:table-cell table:formula="of:=IF(OR([.A15]=FootNote;[.A15]=&quot;&quot;);&quot;&quot;;IF(NOT([$Calculation.C19]=&quot;&quot;);CONCATENATE(StartPos;CHAR(10);StartPosX;[.C16];&quot;,&quot;;CHAR(10);StartPosY;[.D16];&quot;,&quot;;CHAR(10);StartPosZ;[.E16];CHAR(10);StartRot;CHAR(10);StartRotX;[.F16];&quot;,&quot;;CHAR(10);StartRotY;[.G16];&quot;,&quot;;CHAR(10);StartRotZ;[.H16];CHAR(10);EndPos;CHAR(10);EndPosX;[.I16];&quot;,&quot;;CHAR(10);EndPosY;[.J16];&quot;,&quot;;CHAR(10);EndPosZ;[.K16];CHAR(10);EndRot;CHAR(10);EndRotX;[.L16];&quot;,&quot;;CHAR(10);EndRotY;[.M16];&quot;,&quot;;CHAR(10);EndRotZ;[.N16];CHAR(10);Duration;[.O16];&quot;,&quot;;CHAR(10);Delay;[.P16];&quot;,&quot;;CHAR(10);Ease;[$Calculation.R19];CHAR(10);Closure);FootNote))" office:value-type="string" office:string-value="&#9;{&#10;&#9;&#9;&quot;StartPos&quot;: {&#10;&#9;&#9;&#9;&quot;x&quot;: -6,&#10;&#9;&#9;&#9;&quot;y&quot;: 2,&#10;&#9;&#9;&#9;&quot;z&quot;: 2&#10;&#9;&#9;},&#10;&#9;&#9;&quot;StartRot&quot;: {&#10;&#9;&#9;&#9;&quot;x&quot;: 7,&#10;&#9;&#9;&#9;&quot;y&quot;: 90,&#10;&#9;&#9;&#9;&quot;z&quot;: 0&#10;&#9;&#9;},&#10;&#9;&#9;&quot;EndPos&quot;: {&#10;&#9;&#9;&#9;&quot;x&quot;: -5,&#10;&#9;&#9;&#9;&quot;y&quot;: 4,&#10;&#9;&#9;&#9;&quot;z&quot;: -5&#10;&#9;&#9;},&#10;&#9;&#9;&quot;EndRot&quot;: {&#10;&#9;&#9;&#9;&quot;x&quot;: 15,&#10;&#9;&#9;&#9;&quot;y&quot;: 45,&#10;&#9;&#9;&#9;&quot;z&quot;: 0&#10;&#9;&#9;},&#10;&#9;&#9;&quot;Duration&quot;: 21,&#10;&#9;&#9;&quot;Delay&quot;: 9,&#10;&#9;&#9;&quot;EaseTransition&quot;: true&#10;&#9;}," calcext:value-type="string">
            <text:p>	{</text:p>
            <text:p>		"StartPos": {</text:p>
            <text:p>			"x": -6,</text:p>
            <text:p>			"y": 2,</text:p>
            <text:p>			"z": 2</text:p>
            <text:p>		},</text:p>
            <text:p>		"StartRot": {</text:p>
            <text:p>			"x": 7,</text:p>
            <text:p>			"y": 90,</text:p>
            <text:p>			"z": 0</text:p>
            <text:p>		},</text:p>
            <text:p>		"EndPos": {</text:p>
            <text:p>			"x": -5,</text:p>
            <text:p>			"y": 4,</text:p>
            <text:p>			"z": -5</text:p>
            <text:p>		},</text:p>
            <text:p>		"EndRot": {</text:p>
            <text:p>			"x": 15,</text:p>
            <text:p>			"y": 45,</text:p>
            <text:p>			"z": 0</text:p>
            <text:p>		},</text:p>
            <text:p>		"Duration": 21,</text:p>
            <text:p>		"Delay": 9,</text:p>
            <text:p>		"EaseTransition": true</text:p>
            <text:p>	},</text:p>
          </table:table-cell>
          <table:table-cell/>
          <table:table-cell table:formula="of:=IF([$Calculation.D19]=0;&quot;0&quot;;IF([$Calculation.D19]=ROUND([$Calculation.D19]);TEXT([$Calculation.D19];&quot;###&quot;);REPLACE([$Calculation.D19];SEARCH(&quot;,&quot;;[$Calculation.D19]);1;&quot;.&quot;)))" office:value-type="string" office:string-value="-6" calcext:value-type="string">
            <text:p>-6</text:p>
          </table:table-cell>
          <table:table-cell table:formula="of:=IF([$Calculation.E19]=0;&quot;0&quot;;IF([$Calculation.E19]=ROUND([$Calculation.E19]);TEXT([$Calculation.E19];&quot;###&quot;);REPLACE([$Calculation.E19];SEARCH(&quot;,&quot;;[$Calculation.E19]);1;&quot;.&quot;)))" office:value-type="string" office:string-value="2" calcext:value-type="string">
            <text:p>2</text:p>
          </table:table-cell>
          <table:table-cell table:formula="of:=IF([$Calculation.F19]=0;&quot;0&quot;;IF([$Calculation.F19]=ROUND([$Calculation.F19]);TEXT([$Calculation.F19];&quot;###&quot;);REPLACE([$Calculation.F19];SEARCH(&quot;,&quot;;[$Calculation.F19]);1;&quot;.&quot;)))" office:value-type="string" office:string-value="2" calcext:value-type="string">
            <text:p>2</text:p>
          </table:table-cell>
          <table:table-cell table:formula="of:=IF([$Calculation.G19]=0;&quot;0&quot;;IF([$Calculation.G19]=ROUND([$Calculation.G19]);TEXT([$Calculation.G19];&quot;###&quot;);REPLACE([$Calculation.G19];SEARCH(&quot;,&quot;;[$Calculation.G19]);1;&quot;.&quot;)))" office:value-type="string" office:string-value="7" calcext:value-type="string">
            <text:p>7</text:p>
          </table:table-cell>
          <table:table-cell table:formula="of:=IF([$Calculation.H19]=0;&quot;0&quot;;IF([$Calculation.H19]=ROUND([$Calculation.H19]);TEXT([$Calculation.H19];&quot;###&quot;);REPLACE([$Calculation.H19];SEARCH(&quot;,&quot;;[$Calculation.H19]);1;&quot;.&quot;)))" office:value-type="string" office:string-value="90" calcext:value-type="string">
            <text:p>90</text:p>
          </table:table-cell>
          <table:table-cell table:formula="of:=IF([$Calculation.I19]=0;&quot;0&quot;;IF([$Calculation.I19]=ROUND([$Calculation.I19]);TEXT([$Calculation.I19];&quot;###&quot;);REPLACE([$Calculation.I19];SEARCH(&quot;,&quot;;[$Calculation.I19]);1;&quot;.&quot;)))" office:value-type="string" office:string-value="0" calcext:value-type="string">
            <text:p>0</text:p>
          </table:table-cell>
          <table:table-cell table:formula="of:=IF([$Calculation.J19]=0;&quot;0&quot;;IF([$Calculation.J19]=ROUND([$Calculation.J19]);TEXT([$Calculation.J19];&quot;###&quot;);REPLACE([$Calculation.J19];SEARCH(&quot;,&quot;;[$Calculation.J19]);1;&quot;.&quot;)))" office:value-type="string" office:string-value="-5" calcext:value-type="string">
            <text:p>-5</text:p>
          </table:table-cell>
          <table:table-cell table:formula="of:=IF([$Calculation.K19]=0;&quot;0&quot;;IF([$Calculation.K19]=ROUND([$Calculation.K19]);TEXT([$Calculation.K19];&quot;###&quot;);REPLACE([$Calculation.K19];SEARCH(&quot;,&quot;;[$Calculation.K19]);1;&quot;.&quot;)))" office:value-type="string" office:string-value="4" calcext:value-type="string">
            <text:p>4</text:p>
          </table:table-cell>
          <table:table-cell table:formula="of:=IF([$Calculation.L19]=0;&quot;0&quot;;IF([$Calculation.L19]=ROUND([$Calculation.L19]);TEXT([$Calculation.L19];&quot;###&quot;);REPLACE([$Calculation.L19];SEARCH(&quot;,&quot;;[$Calculation.L19]);1;&quot;.&quot;)))" office:value-type="string" office:string-value="-5" calcext:value-type="string">
            <text:p>-5</text:p>
          </table:table-cell>
          <table:table-cell table:formula="of:=IF([$Calculation.M19]=0;&quot;0&quot;;IF([$Calculation.M19]=ROUND([$Calculation.M19]);TEXT([$Calculation.M19];&quot;###&quot;);REPLACE([$Calculation.M19];SEARCH(&quot;,&quot;;[$Calculation.M19]);1;&quot;.&quot;)))" office:value-type="string" office:string-value="15" calcext:value-type="string">
            <text:p>15</text:p>
          </table:table-cell>
          <table:table-cell table:formula="of:=IF([$Calculation.N19]=0;&quot;0&quot;;IF([$Calculation.N19]=ROUND([$Calculation.N19]);TEXT([$Calculation.N19];&quot;###&quot;);REPLACE([$Calculation.N19];SEARCH(&quot;,&quot;;[$Calculation.N19]);1;&quot;.&quot;)))" office:value-type="string" office:string-value="45" calcext:value-type="string">
            <text:p>45</text:p>
          </table:table-cell>
          <table:table-cell table:formula="of:=IF([$Calculation.O19]=0;&quot;0&quot;;IF([$Calculation.O19]=ROUND([$Calculation.O19]);TEXT([$Calculation.O19];&quot;###&quot;);REPLACE([$Calculation.O19];SEARCH(&quot;,&quot;;[$Calculation.O19]);1;&quot;.&quot;)))" office:value-type="string" office:string-value="0" calcext:value-type="string">
            <text:p>0</text:p>
          </table:table-cell>
          <table:table-cell table:formula="of:=IF([$Calculation.P19]=0;&quot;0&quot;;IF([$Calculation.P19]=ROUND([$Calculation.P19]);TEXT([$Calculation.P19];&quot;###&quot;);REPLACE([$Calculation.P19];SEARCH(&quot;,&quot;;[$Calculation.P19]);1;&quot;.&quot;)))" office:value-type="string" office:string-value="21" calcext:value-type="string">
            <text:p>21</text:p>
          </table:table-cell>
          <table:table-cell table:formula="of:=IF([$Calculation.Q19]=0;&quot;0&quot;;IF([$Calculation.Q19]=ROUND([$Calculation.Q19]);TEXT([$Calculation.Q19];&quot;###&quot;);REPLACE([$Calculation.Q19];SEARCH(&quot;,&quot;;[$Calculation.Q19]);1;&quot;.&quot;)))" office:value-type="string" office:string-value="9" calcext:value-type="string">
            <text:p>9</text:p>
          </table:table-cell>
          <table:table-cell table:number-columns-repeated="48"/>
        </table:table-row>
        <table:table-row table:style-name="ro17">
          <table:table-cell table:formula="of:=IF(OR([.A16]=FootNote;[.A16]=&quot;&quot;);&quot;&quot;;IF(NOT([$Calculation.C20]=&quot;&quot;);CONCATENATE(StartPos;CHAR(10);StartPosX;[.C17];&quot;,&quot;;CHAR(10);StartPosY;[.D17];&quot;,&quot;;CHAR(10);StartPosZ;[.E17];CHAR(10);StartRot;CHAR(10);StartRotX;[.F17];&quot;,&quot;;CHAR(10);StartRotY;[.G17];&quot;,&quot;;CHAR(10);StartRotZ;[.H17];CHAR(10);EndPos;CHAR(10);EndPosX;[.I17];&quot;,&quot;;CHAR(10);EndPosY;[.J17];&quot;,&quot;;CHAR(10);EndPosZ;[.K17];CHAR(10);EndRot;CHAR(10);EndRotX;[.L17];&quot;,&quot;;CHAR(10);EndRotY;[.M17];&quot;,&quot;;CHAR(10);EndRotZ;[.N17];CHAR(10);Duration;[.O17];&quot;,&quot;;CHAR(10);Delay;[.P17];&quot;,&quot;;CHAR(10);Ease;[$Calculation.R20];CHAR(10);Closure);FootNote))" office:value-type="string" office:string-value="&#9;{&#10;&#9;&#9;&quot;StartPos&quot;: {&#10;&#9;&#9;&#9;&quot;x&quot;: -5,&#10;&#9;&#9;&#9;&quot;y&quot;: 4,&#10;&#9;&#9;&#9;&quot;z&quot;: -5&#10;&#9;&#9;},&#10;&#9;&#9;&quot;StartRot&quot;: {&#10;&#9;&#9;&#9;&quot;x&quot;: 15,&#10;&#9;&#9;&#9;&quot;y&quot;: 45,&#10;&#9;&#9;&#9;&quot;z&quot;: 0&#10;&#9;&#9;},&#10;&#9;&#9;&quot;EndPos&quot;: {&#10;&#9;&#9;&#9;&quot;x&quot;: -3,&#10;&#9;&#9;&#9;&quot;y&quot;: 3,&#10;&#9;&#9;&#9;&quot;z&quot;: -4&#10;&#9;&#9;},&#10;&#9;&#9;&quot;EndRot&quot;: {&#10;&#9;&#9;&#9;&quot;x&quot;: 7,&#10;&#9;&#9;&#9;&quot;y&quot;: 15,&#10;&#9;&#9;&#9;&quot;z&quot;: 0&#10;&#9;&#9;},&#10;&#9;&#9;&quot;Duration&quot;: 22,&#10;&#9;&#9;&quot;Delay&quot;: 8,&#10;&#9;&#9;&quot;EaseTransition&quot;: true&#10;&#9;}," calcext:value-type="string">
            <text:p>	{</text:p>
            <text:p>		"StartPos": {</text:p>
            <text:p>			"x": -5,</text:p>
            <text:p>			"y": 4,</text:p>
            <text:p>			"z": -5</text:p>
            <text:p>		},</text:p>
            <text:p>		"StartRot": {</text:p>
            <text:p>			"x": 15,</text:p>
            <text:p>			"y": 45,</text:p>
            <text:p>			"z": 0</text:p>
            <text:p>		},</text:p>
            <text:p>		"EndPos": {</text:p>
            <text:p>			"x": -3,</text:p>
            <text:p>			"y": 3,</text:p>
            <text:p>			"z": -4</text:p>
            <text:p>		},</text:p>
            <text:p>		"EndRot": {</text:p>
            <text:p>			"x": 7,</text:p>
            <text:p>			"y": 15,</text:p>
            <text:p>			"z": 0</text:p>
            <text:p>		},</text:p>
            <text:p>		"Duration": 22,</text:p>
            <text:p>		"Delay": 8,</text:p>
            <text:p>		"EaseTransition": true</text:p>
            <text:p>	},</text:p>
          </table:table-cell>
          <table:table-cell/>
          <table:table-cell table:formula="of:=IF([$Calculation.D20]=0;&quot;0&quot;;IF([$Calculation.D20]=ROUND([$Calculation.D20]);TEXT([$Calculation.D20];&quot;###&quot;);REPLACE([$Calculation.D20];SEARCH(&quot;,&quot;;[$Calculation.D20]);1;&quot;.&quot;)))" office:value-type="string" office:string-value="-5" calcext:value-type="string">
            <text:p>-5</text:p>
          </table:table-cell>
          <table:table-cell table:formula="of:=IF([$Calculation.E20]=0;&quot;0&quot;;IF([$Calculation.E20]=ROUND([$Calculation.E20]);TEXT([$Calculation.E20];&quot;###&quot;);REPLACE([$Calculation.E20];SEARCH(&quot;,&quot;;[$Calculation.E20]);1;&quot;.&quot;)))" office:value-type="string" office:string-value="4" calcext:value-type="string">
            <text:p>4</text:p>
          </table:table-cell>
          <table:table-cell table:formula="of:=IF([$Calculation.F20]=0;&quot;0&quot;;IF([$Calculation.F20]=ROUND([$Calculation.F20]);TEXT([$Calculation.F20];&quot;###&quot;);REPLACE([$Calculation.F20];SEARCH(&quot;,&quot;;[$Calculation.F20]);1;&quot;.&quot;)))" office:value-type="string" office:string-value="-5" calcext:value-type="string">
            <text:p>-5</text:p>
          </table:table-cell>
          <table:table-cell table:formula="of:=IF([$Calculation.G20]=0;&quot;0&quot;;IF([$Calculation.G20]=ROUND([$Calculation.G20]);TEXT([$Calculation.G20];&quot;###&quot;);REPLACE([$Calculation.G20];SEARCH(&quot;,&quot;;[$Calculation.G20]);1;&quot;.&quot;)))" office:value-type="string" office:string-value="15" calcext:value-type="string">
            <text:p>15</text:p>
          </table:table-cell>
          <table:table-cell table:formula="of:=IF([$Calculation.H20]=0;&quot;0&quot;;IF([$Calculation.H20]=ROUND([$Calculation.H20]);TEXT([$Calculation.H20];&quot;###&quot;);REPLACE([$Calculation.H20];SEARCH(&quot;,&quot;;[$Calculation.H20]);1;&quot;.&quot;)))" office:value-type="string" office:string-value="45" calcext:value-type="string">
            <text:p>45</text:p>
          </table:table-cell>
          <table:table-cell table:formula="of:=IF([$Calculation.I20]=0;&quot;0&quot;;IF([$Calculation.I20]=ROUND([$Calculation.I20]);TEXT([$Calculation.I20];&quot;###&quot;);REPLACE([$Calculation.I20];SEARCH(&quot;,&quot;;[$Calculation.I20]);1;&quot;.&quot;)))" office:value-type="string" office:string-value="0" calcext:value-type="string">
            <text:p>0</text:p>
          </table:table-cell>
          <table:table-cell table:formula="of:=IF([$Calculation.J20]=0;&quot;0&quot;;IF([$Calculation.J20]=ROUND([$Calculation.J20]);TEXT([$Calculation.J20];&quot;###&quot;);REPLACE([$Calculation.J20];SEARCH(&quot;,&quot;;[$Calculation.J20]);1;&quot;.&quot;)))" office:value-type="string" office:string-value="-3" calcext:value-type="string">
            <text:p>-3</text:p>
          </table:table-cell>
          <table:table-cell table:formula="of:=IF([$Calculation.K20]=0;&quot;0&quot;;IF([$Calculation.K20]=ROUND([$Calculation.K20]);TEXT([$Calculation.K20];&quot;###&quot;);REPLACE([$Calculation.K20];SEARCH(&quot;,&quot;;[$Calculation.K20]);1;&quot;.&quot;)))" office:value-type="string" office:string-value="3" calcext:value-type="string">
            <text:p>3</text:p>
          </table:table-cell>
          <table:table-cell table:formula="of:=IF([$Calculation.L20]=0;&quot;0&quot;;IF([$Calculation.L20]=ROUND([$Calculation.L20]);TEXT([$Calculation.L20];&quot;###&quot;);REPLACE([$Calculation.L20];SEARCH(&quot;,&quot;;[$Calculation.L20]);1;&quot;.&quot;)))" office:value-type="string" office:string-value="-4" calcext:value-type="string">
            <text:p>-4</text:p>
          </table:table-cell>
          <table:table-cell table:formula="of:=IF([$Calculation.M20]=0;&quot;0&quot;;IF([$Calculation.M20]=ROUND([$Calculation.M20]);TEXT([$Calculation.M20];&quot;###&quot;);REPLACE([$Calculation.M20];SEARCH(&quot;,&quot;;[$Calculation.M20]);1;&quot;.&quot;)))" office:value-type="string" office:string-value="7" calcext:value-type="string">
            <text:p>7</text:p>
          </table:table-cell>
          <table:table-cell table:formula="of:=IF([$Calculation.N20]=0;&quot;0&quot;;IF([$Calculation.N20]=ROUND([$Calculation.N20]);TEXT([$Calculation.N20];&quot;###&quot;);REPLACE([$Calculation.N20];SEARCH(&quot;,&quot;;[$Calculation.N20]);1;&quot;.&quot;)))" office:value-type="string" office:string-value="15" calcext:value-type="string">
            <text:p>15</text:p>
          </table:table-cell>
          <table:table-cell table:formula="of:=IF([$Calculation.O20]=0;&quot;0&quot;;IF([$Calculation.O20]=ROUND([$Calculation.O20]);TEXT([$Calculation.O20];&quot;###&quot;);REPLACE([$Calculation.O20];SEARCH(&quot;,&quot;;[$Calculation.O20]);1;&quot;.&quot;)))" office:value-type="string" office:string-value="0" calcext:value-type="string">
            <text:p>0</text:p>
          </table:table-cell>
          <table:table-cell table:formula="of:=IF([$Calculation.P20]=0;&quot;0&quot;;IF([$Calculation.P20]=ROUND([$Calculation.P20]);TEXT([$Calculation.P20];&quot;###&quot;);REPLACE([$Calculation.P20];SEARCH(&quot;,&quot;;[$Calculation.P20]);1;&quot;.&quot;)))" office:value-type="string" office:string-value="22" calcext:value-type="string">
            <text:p>22</text:p>
          </table:table-cell>
          <table:table-cell table:formula="of:=IF([$Calculation.Q20]=0;&quot;0&quot;;IF([$Calculation.Q20]=ROUND([$Calculation.Q20]);TEXT([$Calculation.Q20];&quot;###&quot;);REPLACE([$Calculation.Q20];SEARCH(&quot;,&quot;;[$Calculation.Q20]);1;&quot;.&quot;)))" office:value-type="string" office:string-value="8" calcext:value-type="string">
            <text:p>8</text:p>
          </table:table-cell>
          <table:table-cell table:number-columns-repeated="48"/>
        </table:table-row>
        <table:table-row table:style-name="ro17">
          <table:table-cell table:formula="of:=IF(OR([.A17]=FootNote;[.A17]=&quot;&quot;);&quot;&quot;;IF(NOT([$Calculation.C21]=&quot;&quot;);CONCATENATE(StartPos;CHAR(10);StartPosX;[.C18];&quot;,&quot;;CHAR(10);StartPosY;[.D18];&quot;,&quot;;CHAR(10);StartPosZ;[.E18];CHAR(10);StartRot;CHAR(10);StartRotX;[.F18];&quot;,&quot;;CHAR(10);StartRotY;[.G18];&quot;,&quot;;CHAR(10);StartRotZ;[.H18];CHAR(10);EndPos;CHAR(10);EndPosX;[.I18];&quot;,&quot;;CHAR(10);EndPosY;[.J18];&quot;,&quot;;CHAR(10);EndPosZ;[.K18];CHAR(10);EndRot;CHAR(10);EndRotX;[.L18];&quot;,&quot;;CHAR(10);EndRotY;[.M18];&quot;,&quot;;CHAR(10);EndRotZ;[.N18];CHAR(10);Duration;[.O18];&quot;,&quot;;CHAR(10);Delay;[.P18];&quot;,&quot;;CHAR(10);Ease;[$Calculation.R21];CHAR(10);Closure);FootNote))" office:value-type="string" office:string-value="&#9;{&#10;&#9;&#9;&quot;StartPos&quot;: {&#10;&#9;&#9;&#9;&quot;x&quot;: -3,&#10;&#9;&#9;&#9;&quot;y&quot;: 3,&#10;&#9;&#9;&#9;&quot;z&quot;: -4&#10;&#9;&#9;},&#10;&#9;&#9;&quot;StartRot&quot;: {&#10;&#9;&#9;&#9;&quot;x&quot;: 7,&#10;&#9;&#9;&#9;&quot;y&quot;: 15,&#10;&#9;&#9;&#9;&quot;z&quot;: 0&#10;&#9;&#9;},&#10;&#9;&#9;&quot;EndPos&quot;: {&#10;&#9;&#9;&#9;&quot;x&quot;: 5,&#10;&#9;&#9;&#9;&quot;y&quot;: 4,&#10;&#9;&#9;&#9;&quot;z&quot;: -5&#10;&#9;&#9;},&#10;&#9;&#9;&quot;EndRot&quot;: {&#10;&#9;&#9;&#9;&quot;x&quot;: 15,&#10;&#9;&#9;&#9;&quot;y&quot;: 305,&#10;&#9;&#9;&#9;&quot;z&quot;: 0&#10;&#9;&#9;},&#10;&#9;&#9;&quot;Duration&quot;: 10,&#10;&#9;&#9;&quot;Delay&quot;: 0,&#10;&#9;&#9;&quot;EaseTransition&quot;: true&#10;&#9;}," calcext:value-type="string">
            <text:p>	{</text:p>
            <text:p>		"StartPos": {</text:p>
            <text:p>			"x": -3,</text:p>
            <text:p>			"y": 3,</text:p>
            <text:p>			"z": -4</text:p>
            <text:p>		},</text:p>
            <text:p>		"StartRot": {</text:p>
            <text:p>			"x": 7,</text:p>
            <text:p>			"y": 15,</text:p>
            <text:p>			"z": 0</text:p>
            <text:p>		},</text:p>
            <text:p>		"EndPos": {</text:p>
            <text:p>			"x": 5,</text:p>
            <text:p>			"y": 4,</text:p>
            <text:p>			"z": -5</text:p>
            <text:p>		},</text:p>
            <text:p>		"EndRot": {</text:p>
            <text:p>			"x": 15,</text:p>
            <text:p>			"y": 305,</text:p>
            <text:p>			"z": 0</text:p>
            <text:p>		},</text:p>
            <text:p>		"Duration": 10,</text:p>
            <text:p>		"Delay": 0,</text:p>
            <text:p>		"EaseTransition": true</text:p>
            <text:p>	},</text:p>
          </table:table-cell>
          <table:table-cell/>
          <table:table-cell table:formula="of:=IF([$Calculation.D21]=0;&quot;0&quot;;IF([$Calculation.D21]=ROUND([$Calculation.D21]);TEXT([$Calculation.D21];&quot;###&quot;);REPLACE([$Calculation.D21];SEARCH(&quot;,&quot;;[$Calculation.D21]);1;&quot;.&quot;)))" office:value-type="string" office:string-value="-3" calcext:value-type="string">
            <text:p>-3</text:p>
          </table:table-cell>
          <table:table-cell table:formula="of:=IF([$Calculation.E21]=0;&quot;0&quot;;IF([$Calculation.E21]=ROUND([$Calculation.E21]);TEXT([$Calculation.E21];&quot;###&quot;);REPLACE([$Calculation.E21];SEARCH(&quot;,&quot;;[$Calculation.E21]);1;&quot;.&quot;)))" office:value-type="string" office:string-value="3" calcext:value-type="string">
            <text:p>3</text:p>
          </table:table-cell>
          <table:table-cell table:formula="of:=IF([$Calculation.F21]=0;&quot;0&quot;;IF([$Calculation.F21]=ROUND([$Calculation.F21]);TEXT([$Calculation.F21];&quot;###&quot;);REPLACE([$Calculation.F21];SEARCH(&quot;,&quot;;[$Calculation.F21]);1;&quot;.&quot;)))" office:value-type="string" office:string-value="-4" calcext:value-type="string">
            <text:p>-4</text:p>
          </table:table-cell>
          <table:table-cell table:formula="of:=IF([$Calculation.G21]=0;&quot;0&quot;;IF([$Calculation.G21]=ROUND([$Calculation.G21]);TEXT([$Calculation.G21];&quot;###&quot;);REPLACE([$Calculation.G21];SEARCH(&quot;,&quot;;[$Calculation.G21]);1;&quot;.&quot;)))" office:value-type="string" office:string-value="7" calcext:value-type="string">
            <text:p>7</text:p>
          </table:table-cell>
          <table:table-cell table:formula="of:=IF([$Calculation.H21]=0;&quot;0&quot;;IF([$Calculation.H21]=ROUND([$Calculation.H21]);TEXT([$Calculation.H21];&quot;###&quot;);REPLACE([$Calculation.H21];SEARCH(&quot;,&quot;;[$Calculation.H21]);1;&quot;.&quot;)))" office:value-type="string" office:string-value="15" calcext:value-type="string">
            <text:p>15</text:p>
          </table:table-cell>
          <table:table-cell table:formula="of:=IF([$Calculation.I21]=0;&quot;0&quot;;IF([$Calculation.I21]=ROUND([$Calculation.I21]);TEXT([$Calculation.I21];&quot;###&quot;);REPLACE([$Calculation.I21];SEARCH(&quot;,&quot;;[$Calculation.I21]);1;&quot;.&quot;)))" office:value-type="string" office:string-value="0" calcext:value-type="string">
            <text:p>0</text:p>
          </table:table-cell>
          <table:table-cell table:formula="of:=IF([$Calculation.J21]=0;&quot;0&quot;;IF([$Calculation.J21]=ROUND([$Calculation.J21]);TEXT([$Calculation.J21];&quot;###&quot;);REPLACE([$Calculation.J21];SEARCH(&quot;,&quot;;[$Calculation.J21]);1;&quot;.&quot;)))" office:value-type="string" office:string-value="5" calcext:value-type="string">
            <text:p>5</text:p>
          </table:table-cell>
          <table:table-cell table:formula="of:=IF([$Calculation.K21]=0;&quot;0&quot;;IF([$Calculation.K21]=ROUND([$Calculation.K21]);TEXT([$Calculation.K21];&quot;###&quot;);REPLACE([$Calculation.K21];SEARCH(&quot;,&quot;;[$Calculation.K21]);1;&quot;.&quot;)))" office:value-type="string" office:string-value="4" calcext:value-type="string">
            <text:p>4</text:p>
          </table:table-cell>
          <table:table-cell table:formula="of:=IF([$Calculation.L21]=0;&quot;0&quot;;IF([$Calculation.L21]=ROUND([$Calculation.L21]);TEXT([$Calculation.L21];&quot;###&quot;);REPLACE([$Calculation.L21];SEARCH(&quot;,&quot;;[$Calculation.L21]);1;&quot;.&quot;)))" office:value-type="string" office:string-value="-5" calcext:value-type="string">
            <text:p>-5</text:p>
          </table:table-cell>
          <table:table-cell table:formula="of:=IF([$Calculation.M21]=0;&quot;0&quot;;IF([$Calculation.M21]=ROUND([$Calculation.M21]);TEXT([$Calculation.M21];&quot;###&quot;);REPLACE([$Calculation.M21];SEARCH(&quot;,&quot;;[$Calculation.M21]);1;&quot;.&quot;)))" office:value-type="string" office:string-value="15" calcext:value-type="string">
            <text:p>15</text:p>
          </table:table-cell>
          <table:table-cell table:formula="of:=IF([$Calculation.N21]=0;&quot;0&quot;;IF([$Calculation.N21]=ROUND([$Calculation.N21]);TEXT([$Calculation.N21];&quot;###&quot;);REPLACE([$Calculation.N21];SEARCH(&quot;,&quot;;[$Calculation.N21]);1;&quot;.&quot;)))" office:value-type="string" office:string-value="305" calcext:value-type="string">
            <text:p>305</text:p>
          </table:table-cell>
          <table:table-cell table:formula="of:=IF([$Calculation.O21]=0;&quot;0&quot;;IF([$Calculation.O21]=ROUND([$Calculation.O21]);TEXT([$Calculation.O21];&quot;###&quot;);REPLACE([$Calculation.O21];SEARCH(&quot;,&quot;;[$Calculation.O21]);1;&quot;.&quot;)))" office:value-type="string" office:string-value="0" calcext:value-type="string">
            <text:p>0</text:p>
          </table:table-cell>
          <table:table-cell table:formula="of:=IF([$Calculation.P21]=0;&quot;0&quot;;IF([$Calculation.P21]=ROUND([$Calculation.P21]);TEXT([$Calculation.P21];&quot;###&quot;);REPLACE([$Calculation.P21];SEARCH(&quot;,&quot;;[$Calculation.P21]);1;&quot;.&quot;)))" office:value-type="string" office:string-value="10" calcext:value-type="string">
            <text:p>10</text:p>
          </table:table-cell>
          <table:table-cell table:formula="of:=IF([$Calculation.Q21]=0;&quot;0&quot;;IF([$Calculation.Q21]=ROUND([$Calculation.Q21]);TEXT([$Calculation.Q21];&quot;###&quot;);REPLACE([$Calculation.Q21];SEARCH(&quot;,&quot;;[$Calculation.Q21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8]=FootNote;[.A18]=&quot;&quot;);&quot;&quot;;IF(NOT([$Calculation.C22]=&quot;&quot;);CONCATENATE(StartPos;CHAR(10);StartPosX;[.C19];&quot;,&quot;;CHAR(10);StartPosY;[.D19];&quot;,&quot;;CHAR(10);StartPosZ;[.E19];CHAR(10);StartRot;CHAR(10);StartRotX;[.F19];&quot;,&quot;;CHAR(10);StartRotY;[.G19];&quot;,&quot;;CHAR(10);StartRotZ;[.H19];CHAR(10);EndPos;CHAR(10);EndPosX;[.I19];&quot;,&quot;;CHAR(10);EndPosY;[.J19];&quot;,&quot;;CHAR(10);EndPosZ;[.K19];CHAR(10);EndRot;CHAR(10);EndRotX;[.L19];&quot;,&quot;;CHAR(10);EndRotY;[.M19];&quot;,&quot;;CHAR(10);EndRotZ;[.N19];CHAR(10);Duration;[.O19];&quot;,&quot;;CHAR(10);Delay;[.P19];&quot;,&quot;;CHAR(10);Ease;[$Calculation.R22];CHAR(10);Closure);FootNote))" office:value-type="string" office:string-value="&#9;{&#10;&#9;&#9;&quot;StartPos&quot;: {&#10;&#9;&#9;&#9;&quot;x&quot;: 5,&#10;&#9;&#9;&#9;&quot;y&quot;: 4,&#10;&#9;&#9;&#9;&quot;z&quot;: -5&#10;&#9;&#9;},&#10;&#9;&#9;&quot;StartRot&quot;: {&#10;&#9;&#9;&#9;&quot;x&quot;: 15,&#10;&#9;&#9;&#9;&quot;y&quot;: 305,&#10;&#9;&#9;&#9;&quot;z&quot;: 0&#10;&#9;&#9;},&#10;&#9;&#9;&quot;EndPos&quot;: {&#10;&#9;&#9;&#9;&quot;x&quot;: 7,&#10;&#9;&#9;&#9;&quot;y&quot;: 4,&#10;&#9;&#9;&#9;&quot;z&quot;: 0&#10;&#9;&#9;},&#10;&#9;&#9;&quot;EndRot&quot;: {&#10;&#9;&#9;&#9;&quot;x&quot;: 15,&#10;&#9;&#9;&#9;&quot;y&quot;: 270,&#10;&#9;&#9;&#9;&quot;z&quot;: 0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5,</text:p>
            <text:p>			"y": 4,</text:p>
            <text:p>			"z": -5</text:p>
            <text:p>		},</text:p>
            <text:p>		"StartRot": {</text:p>
            <text:p>			"x": 15,</text:p>
            <text:p>			"y": 305,</text:p>
            <text:p>			"z": 0</text:p>
            <text:p>		},</text:p>
            <text:p>		"EndPos": {</text:p>
            <text:p>			"x": 7,</text:p>
            <text:p>			"y": 4,</text:p>
            <text:p>			"z": 0</text:p>
            <text:p>		},</text:p>
            <text:p>		"EndRot": {</text:p>
            <text:p>			"x": 15,</text:p>
            <text:p>			"y": 270,</text:p>
            <text:p>			"z": 0</text:p>
            <text:p>		},</text:p>
            <text:p>		"Duration": 10,</text:p>
            <text:p>		"Delay": 0,</text:p>
            <text:p>		"EaseTransition": false</text:p>
            <text:p>	},</text:p>
          </table:table-cell>
          <table:table-cell/>
          <table:table-cell table:formula="of:=IF([$Calculation.D22]=0;&quot;0&quot;;IF([$Calculation.D22]=ROUND([$Calculation.D22]);TEXT([$Calculation.D22];&quot;###&quot;);REPLACE([$Calculation.D22];SEARCH(&quot;,&quot;;[$Calculation.D22]);1;&quot;.&quot;)))" office:value-type="string" office:string-value="5" calcext:value-type="string">
            <text:p>5</text:p>
          </table:table-cell>
          <table:table-cell table:formula="of:=IF([$Calculation.E22]=0;&quot;0&quot;;IF([$Calculation.E22]=ROUND([$Calculation.E22]);TEXT([$Calculation.E22];&quot;###&quot;);REPLACE([$Calculation.E22];SEARCH(&quot;,&quot;;[$Calculation.E22]);1;&quot;.&quot;)))" office:value-type="string" office:string-value="4" calcext:value-type="string">
            <text:p>4</text:p>
          </table:table-cell>
          <table:table-cell table:formula="of:=IF([$Calculation.F22]=0;&quot;0&quot;;IF([$Calculation.F22]=ROUND([$Calculation.F22]);TEXT([$Calculation.F22];&quot;###&quot;);REPLACE([$Calculation.F22];SEARCH(&quot;,&quot;;[$Calculation.F22]);1;&quot;.&quot;)))" office:value-type="string" office:string-value="-5" calcext:value-type="string">
            <text:p>-5</text:p>
          </table:table-cell>
          <table:table-cell table:formula="of:=IF([$Calculation.G22]=0;&quot;0&quot;;IF([$Calculation.G22]=ROUND([$Calculation.G22]);TEXT([$Calculation.G22];&quot;###&quot;);REPLACE([$Calculation.G22];SEARCH(&quot;,&quot;;[$Calculation.G22]);1;&quot;.&quot;)))" office:value-type="string" office:string-value="15" calcext:value-type="string">
            <text:p>15</text:p>
          </table:table-cell>
          <table:table-cell table:formula="of:=IF([$Calculation.H22]=0;&quot;0&quot;;IF([$Calculation.H22]=ROUND([$Calculation.H22]);TEXT([$Calculation.H22];&quot;###&quot;);REPLACE([$Calculation.H22];SEARCH(&quot;,&quot;;[$Calculation.H22]);1;&quot;.&quot;)))" office:value-type="string" office:string-value="305" calcext:value-type="string">
            <text:p>305</text:p>
          </table:table-cell>
          <table:table-cell table:formula="of:=IF([$Calculation.I22]=0;&quot;0&quot;;IF([$Calculation.I22]=ROUND([$Calculation.I22]);TEXT([$Calculation.I22];&quot;###&quot;);REPLACE([$Calculation.I22];SEARCH(&quot;,&quot;;[$Calculation.I22]);1;&quot;.&quot;)))" office:value-type="string" office:string-value="0" calcext:value-type="string">
            <text:p>0</text:p>
          </table:table-cell>
          <table:table-cell table:formula="of:=IF([$Calculation.J22]=0;&quot;0&quot;;IF([$Calculation.J22]=ROUND([$Calculation.J22]);TEXT([$Calculation.J22];&quot;###&quot;);REPLACE([$Calculation.J22];SEARCH(&quot;,&quot;;[$Calculation.J22]);1;&quot;.&quot;)))" office:value-type="string" office:string-value="7" calcext:value-type="string">
            <text:p>7</text:p>
          </table:table-cell>
          <table:table-cell table:formula="of:=IF([$Calculation.K22]=0;&quot;0&quot;;IF([$Calculation.K22]=ROUND([$Calculation.K22]);TEXT([$Calculation.K22];&quot;###&quot;);REPLACE([$Calculation.K22];SEARCH(&quot;,&quot;;[$Calculation.K22]);1;&quot;.&quot;)))" office:value-type="string" office:string-value="4" calcext:value-type="string">
            <text:p>4</text:p>
          </table:table-cell>
          <table:table-cell table:formula="of:=IF([$Calculation.L22]=0;&quot;0&quot;;IF([$Calculation.L22]=ROUND([$Calculation.L22]);TEXT([$Calculation.L22];&quot;###&quot;);REPLACE([$Calculation.L22];SEARCH(&quot;,&quot;;[$Calculation.L22]);1;&quot;.&quot;)))" office:value-type="string" office:string-value="0" calcext:value-type="string">
            <text:p>0</text:p>
          </table:table-cell>
          <table:table-cell table:formula="of:=IF([$Calculation.M22]=0;&quot;0&quot;;IF([$Calculation.M22]=ROUND([$Calculation.M22]);TEXT([$Calculation.M22];&quot;###&quot;);REPLACE([$Calculation.M22];SEARCH(&quot;,&quot;;[$Calculation.M22]);1;&quot;.&quot;)))" office:value-type="string" office:string-value="15" calcext:value-type="string">
            <text:p>15</text:p>
          </table:table-cell>
          <table:table-cell table:formula="of:=IF([$Calculation.N22]=0;&quot;0&quot;;IF([$Calculation.N22]=ROUND([$Calculation.N22]);TEXT([$Calculation.N22];&quot;###&quot;);REPLACE([$Calculation.N22];SEARCH(&quot;,&quot;;[$Calculation.N22]);1;&quot;.&quot;)))" office:value-type="string" office:string-value="270" calcext:value-type="string">
            <text:p>270</text:p>
          </table:table-cell>
          <table:table-cell table:formula="of:=IF([$Calculation.O22]=0;&quot;0&quot;;IF([$Calculation.O22]=ROUND([$Calculation.O22]);TEXT([$Calculation.O22];&quot;###&quot;);REPLACE([$Calculation.O22];SEARCH(&quot;,&quot;;[$Calculation.O22]);1;&quot;.&quot;)))" office:value-type="string" office:string-value="0" calcext:value-type="string">
            <text:p>0</text:p>
          </table:table-cell>
          <table:table-cell table:formula="of:=IF([$Calculation.P22]=0;&quot;0&quot;;IF([$Calculation.P22]=ROUND([$Calculation.P22]);TEXT([$Calculation.P22];&quot;###&quot;);REPLACE([$Calculation.P22];SEARCH(&quot;,&quot;;[$Calculation.P22]);1;&quot;.&quot;)))" office:value-type="string" office:string-value="10" calcext:value-type="string">
            <text:p>10</text:p>
          </table:table-cell>
          <table:table-cell table:formula="of:=IF([$Calculation.Q22]=0;&quot;0&quot;;IF([$Calculation.Q22]=ROUND([$Calculation.Q22]);TEXT([$Calculation.Q22];&quot;###&quot;);REPLACE([$Calculation.Q22];SEARCH(&quot;,&quot;;[$Calculation.Q22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9]=FootNote;[.A19]=&quot;&quot;);&quot;&quot;;IF(NOT([$Calculation.C23]=&quot;&quot;);CONCATENATE(StartPos;CHAR(10);StartPosX;[.C20];&quot;,&quot;;CHAR(10);StartPosY;[.D20];&quot;,&quot;;CHAR(10);StartPosZ;[.E20];CHAR(10);StartRot;CHAR(10);StartRotX;[.F20];&quot;,&quot;;CHAR(10);StartRotY;[.G20];&quot;,&quot;;CHAR(10);StartRotZ;[.H20];CHAR(10);EndPos;CHAR(10);EndPosX;[.I20];&quot;,&quot;;CHAR(10);EndPosY;[.J20];&quot;,&quot;;CHAR(10);EndPosZ;[.K20];CHAR(10);EndRot;CHAR(10);EndRotX;[.L20];&quot;,&quot;;CHAR(10);EndRotY;[.M20];&quot;,&quot;;CHAR(10);EndRotZ;[.N20];CHAR(10);Duration;[.O20];&quot;,&quot;;CHAR(10);Delay;[.P20];&quot;,&quot;;CHAR(10);Ease;[$Calculation.R23];CHAR(10);Closure);FootNote))" office:value-type="string" office:string-value="&#9;{&#10;&#9;&#9;&quot;StartPos&quot;: {&#10;&#9;&#9;&#9;&quot;x&quot;: 7,&#10;&#9;&#9;&#9;&quot;y&quot;: 4,&#10;&#9;&#9;&#9;&quot;z&quot;: 0&#10;&#9;&#9;},&#10;&#9;&#9;&quot;StartRot&quot;: {&#10;&#9;&#9;&#9;&quot;x&quot;: 15,&#10;&#9;&#9;&#9;&quot;y&quot;: 270,&#10;&#9;&#9;&#9;&quot;z&quot;: 0&#10;&#9;&#9;},&#10;&#9;&#9;&quot;EndPos&quot;: {&#10;&#9;&#9;&#9;&quot;x&quot;: 5,&#10;&#9;&#9;&#9;&quot;y&quot;: 4,&#10;&#9;&#9;&#9;&quot;z&quot;: 3&#10;&#9;&#9;},&#10;&#9;&#9;&quot;EndRot&quot;: {&#10;&#9;&#9;&#9;&quot;x&quot;: 15,&#10;&#9;&#9;&#9;&quot;y&quot;: 235,&#10;&#9;&#9;&#9;&quot;z&quot;: 0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7,</text:p>
            <text:p>			"y": 4,</text:p>
            <text:p>			"z": 0</text:p>
            <text:p>		},</text:p>
            <text:p>		"StartRot": {</text:p>
            <text:p>			"x": 15,</text:p>
            <text:p>			"y": 270,</text:p>
            <text:p>			"z": 0</text:p>
            <text:p>		},</text:p>
            <text:p>		"EndPos": {</text:p>
            <text:p>			"x": 5,</text:p>
            <text:p>			"y": 4,</text:p>
            <text:p>			"z": 3</text:p>
            <text:p>		},</text:p>
            <text:p>		"EndRot": {</text:p>
            <text:p>			"x": 15,</text:p>
            <text:p>			"y": 235,</text:p>
            <text:p>			"z": 0</text:p>
            <text:p>		},</text:p>
            <text:p>		"Duration": 10,</text:p>
            <text:p>		"Delay": 0,</text:p>
            <text:p>		"EaseTransition": false</text:p>
            <text:p>	},</text:p>
          </table:table-cell>
          <table:table-cell/>
          <table:table-cell table:formula="of:=IF([$Calculation.D23]=0;&quot;0&quot;;IF([$Calculation.D23]=ROUND([$Calculation.D23]);TEXT([$Calculation.D23];&quot;###&quot;);REPLACE([$Calculation.D23];SEARCH(&quot;,&quot;;[$Calculation.D23]);1;&quot;.&quot;)))" office:value-type="string" office:string-value="7" calcext:value-type="string">
            <text:p>7</text:p>
          </table:table-cell>
          <table:table-cell table:formula="of:=IF([$Calculation.E23]=0;&quot;0&quot;;IF([$Calculation.E23]=ROUND([$Calculation.E23]);TEXT([$Calculation.E23];&quot;###&quot;);REPLACE([$Calculation.E23];SEARCH(&quot;,&quot;;[$Calculation.E23]);1;&quot;.&quot;)))" office:value-type="string" office:string-value="4" calcext:value-type="string">
            <text:p>4</text:p>
          </table:table-cell>
          <table:table-cell table:formula="of:=IF([$Calculation.F23]=0;&quot;0&quot;;IF([$Calculation.F23]=ROUND([$Calculation.F23]);TEXT([$Calculation.F23];&quot;###&quot;);REPLACE([$Calculation.F23];SEARCH(&quot;,&quot;;[$Calculation.F23]);1;&quot;.&quot;)))" office:value-type="string" office:string-value="0" calcext:value-type="string">
            <text:p>0</text:p>
          </table:table-cell>
          <table:table-cell table:formula="of:=IF([$Calculation.G23]=0;&quot;0&quot;;IF([$Calculation.G23]=ROUND([$Calculation.G23]);TEXT([$Calculation.G23];&quot;###&quot;);REPLACE([$Calculation.G23];SEARCH(&quot;,&quot;;[$Calculation.G23]);1;&quot;.&quot;)))" office:value-type="string" office:string-value="15" calcext:value-type="string">
            <text:p>15</text:p>
          </table:table-cell>
          <table:table-cell table:formula="of:=IF([$Calculation.H23]=0;&quot;0&quot;;IF([$Calculation.H23]=ROUND([$Calculation.H23]);TEXT([$Calculation.H23];&quot;###&quot;);REPLACE([$Calculation.H23];SEARCH(&quot;,&quot;;[$Calculation.H23]);1;&quot;.&quot;)))" office:value-type="string" office:string-value="270" calcext:value-type="string">
            <text:p>270</text:p>
          </table:table-cell>
          <table:table-cell table:formula="of:=IF([$Calculation.I23]=0;&quot;0&quot;;IF([$Calculation.I23]=ROUND([$Calculation.I23]);TEXT([$Calculation.I23];&quot;###&quot;);REPLACE([$Calculation.I23];SEARCH(&quot;,&quot;;[$Calculation.I23]);1;&quot;.&quot;)))" office:value-type="string" office:string-value="0" calcext:value-type="string">
            <text:p>0</text:p>
          </table:table-cell>
          <table:table-cell table:formula="of:=IF([$Calculation.J23]=0;&quot;0&quot;;IF([$Calculation.J23]=ROUND([$Calculation.J23]);TEXT([$Calculation.J23];&quot;###&quot;);REPLACE([$Calculation.J23];SEARCH(&quot;,&quot;;[$Calculation.J23]);1;&quot;.&quot;)))" office:value-type="string" office:string-value="5" calcext:value-type="string">
            <text:p>5</text:p>
          </table:table-cell>
          <table:table-cell table:formula="of:=IF([$Calculation.K23]=0;&quot;0&quot;;IF([$Calculation.K23]=ROUND([$Calculation.K23]);TEXT([$Calculation.K23];&quot;###&quot;);REPLACE([$Calculation.K23];SEARCH(&quot;,&quot;;[$Calculation.K23]);1;&quot;.&quot;)))" office:value-type="string" office:string-value="4" calcext:value-type="string">
            <text:p>4</text:p>
          </table:table-cell>
          <table:table-cell table:formula="of:=IF([$Calculation.L23]=0;&quot;0&quot;;IF([$Calculation.L23]=ROUND([$Calculation.L23]);TEXT([$Calculation.L23];&quot;###&quot;);REPLACE([$Calculation.L23];SEARCH(&quot;,&quot;;[$Calculation.L23]);1;&quot;.&quot;)))" office:value-type="string" office:string-value="3" calcext:value-type="string">
            <text:p>3</text:p>
          </table:table-cell>
          <table:table-cell table:formula="of:=IF([$Calculation.M23]=0;&quot;0&quot;;IF([$Calculation.M23]=ROUND([$Calculation.M23]);TEXT([$Calculation.M23];&quot;###&quot;);REPLACE([$Calculation.M23];SEARCH(&quot;,&quot;;[$Calculation.M23]);1;&quot;.&quot;)))" office:value-type="string" office:string-value="15" calcext:value-type="string">
            <text:p>15</text:p>
          </table:table-cell>
          <table:table-cell table:formula="of:=IF([$Calculation.N23]=0;&quot;0&quot;;IF([$Calculation.N23]=ROUND([$Calculation.N23]);TEXT([$Calculation.N23];&quot;###&quot;);REPLACE([$Calculation.N23];SEARCH(&quot;,&quot;;[$Calculation.N23]);1;&quot;.&quot;)))" office:value-type="string" office:string-value="235" calcext:value-type="string">
            <text:p>235</text:p>
          </table:table-cell>
          <table:table-cell table:formula="of:=IF([$Calculation.O23]=0;&quot;0&quot;;IF([$Calculation.O23]=ROUND([$Calculation.O23]);TEXT([$Calculation.O23];&quot;###&quot;);REPLACE([$Calculation.O23];SEARCH(&quot;,&quot;;[$Calculation.O23]);1;&quot;.&quot;)))" office:value-type="string" office:string-value="0" calcext:value-type="string">
            <text:p>0</text:p>
          </table:table-cell>
          <table:table-cell table:formula="of:=IF([$Calculation.P23]=0;&quot;0&quot;;IF([$Calculation.P23]=ROUND([$Calculation.P23]);TEXT([$Calculation.P23];&quot;###&quot;);REPLACE([$Calculation.P23];SEARCH(&quot;,&quot;;[$Calculation.P23]);1;&quot;.&quot;)))" office:value-type="string" office:string-value="10" calcext:value-type="string">
            <text:p>10</text:p>
          </table:table-cell>
          <table:table-cell table:formula="of:=IF([$Calculation.Q23]=0;&quot;0&quot;;IF([$Calculation.Q23]=ROUND([$Calculation.Q23]);TEXT([$Calculation.Q23];&quot;###&quot;);REPLACE([$Calculation.Q23];SEARCH(&quot;,&quot;;[$Calculation.Q23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20]=FootNote;[.A20]=&quot;&quot;);&quot;&quot;;IF(NOT([$Calculation.C24]=&quot;&quot;);CONCATENATE(StartPos;CHAR(10);StartPosX;[.C21];&quot;,&quot;;CHAR(10);StartPosY;[.D21];&quot;,&quot;;CHAR(10);StartPosZ;[.E21];CHAR(10);StartRot;CHAR(10);StartRotX;[.F21];&quot;,&quot;;CHAR(10);StartRotY;[.G21];&quot;,&quot;;CHAR(10);StartRotZ;[.H21];CHAR(10);EndPos;CHAR(10);EndPosX;[.I21];&quot;,&quot;;CHAR(10);EndPosY;[.J21];&quot;,&quot;;CHAR(10);EndPosZ;[.K21];CHAR(10);EndRot;CHAR(10);EndRotX;[.L21];&quot;,&quot;;CHAR(10);EndRotY;[.M21];&quot;,&quot;;CHAR(10);EndRotZ;[.N21];CHAR(10);Duration;[.O21];&quot;,&quot;;CHAR(10);Delay;[.P21];&quot;,&quot;;CHAR(10);Ease;[$Calculation.R24];CHAR(10);Closure);FootNote))" office:value-type="string" office:string-value="&#9;{&#10;&#9;&#9;&quot;StartPos&quot;: {&#10;&#9;&#9;&#9;&quot;x&quot;: 5,&#10;&#9;&#9;&#9;&quot;y&quot;: 4,&#10;&#9;&#9;&#9;&quot;z&quot;: 3&#10;&#9;&#9;},&#10;&#9;&#9;&quot;StartRot&quot;: {&#10;&#9;&#9;&#9;&quot;x&quot;: 15,&#10;&#9;&#9;&#9;&quot;y&quot;: 235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26,&#10;&#9;&#9;&quot;Delay&quot;: 2400,&#10;&#9;&#9;&quot;EaseTransition&quot;: false&#10;&#9;}," calcext:value-type="string">
            <text:p>	{</text:p>
            <text:p>		"StartPos": {</text:p>
            <text:p>			"x": 5,</text:p>
            <text:p>			"y": 4,</text:p>
            <text:p>			"z": 3</text:p>
            <text:p>		},</text:p>
            <text:p>		"StartRot": {</text:p>
            <text:p>			"x": 15,</text:p>
            <text:p>			"y": 235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26,</text:p>
            <text:p>		"Delay": 2400,</text:p>
            <text:p>		"EaseTransition": false</text:p>
            <text:p>	},</text:p>
          </table:table-cell>
          <table:table-cell/>
          <table:table-cell table:formula="of:=IF([$Calculation.D24]=0;&quot;0&quot;;IF([$Calculation.D24]=ROUND([$Calculation.D24]);TEXT([$Calculation.D24];&quot;###&quot;);REPLACE([$Calculation.D24];SEARCH(&quot;,&quot;;[$Calculation.D24]);1;&quot;.&quot;)))" office:value-type="string" office:string-value="5" calcext:value-type="string">
            <text:p>5</text:p>
          </table:table-cell>
          <table:table-cell table:formula="of:=IF([$Calculation.E24]=0;&quot;0&quot;;IF([$Calculation.E24]=ROUND([$Calculation.E24]);TEXT([$Calculation.E24];&quot;###&quot;);REPLACE([$Calculation.E24];SEARCH(&quot;,&quot;;[$Calculation.E24]);1;&quot;.&quot;)))" office:value-type="string" office:string-value="4" calcext:value-type="string">
            <text:p>4</text:p>
          </table:table-cell>
          <table:table-cell table:formula="of:=IF([$Calculation.F24]=0;&quot;0&quot;;IF([$Calculation.F24]=ROUND([$Calculation.F24]);TEXT([$Calculation.F24];&quot;###&quot;);REPLACE([$Calculation.F24];SEARCH(&quot;,&quot;;[$Calculation.F24]);1;&quot;.&quot;)))" office:value-type="string" office:string-value="3" calcext:value-type="string">
            <text:p>3</text:p>
          </table:table-cell>
          <table:table-cell table:formula="of:=IF([$Calculation.G24]=0;&quot;0&quot;;IF([$Calculation.G24]=ROUND([$Calculation.G24]);TEXT([$Calculation.G24];&quot;###&quot;);REPLACE([$Calculation.G24];SEARCH(&quot;,&quot;;[$Calculation.G24]);1;&quot;.&quot;)))" office:value-type="string" office:string-value="15" calcext:value-type="string">
            <text:p>15</text:p>
          </table:table-cell>
          <table:table-cell table:formula="of:=IF([$Calculation.H24]=0;&quot;0&quot;;IF([$Calculation.H24]=ROUND([$Calculation.H24]);TEXT([$Calculation.H24];&quot;###&quot;);REPLACE([$Calculation.H24];SEARCH(&quot;,&quot;;[$Calculation.H24]);1;&quot;.&quot;)))" office:value-type="string" office:string-value="235" calcext:value-type="string">
            <text:p>235</text:p>
          </table:table-cell>
          <table:table-cell table:formula="of:=IF([$Calculation.I24]=0;&quot;0&quot;;IF([$Calculation.I24]=ROUND([$Calculation.I24]);TEXT([$Calculation.I24];&quot;###&quot;);REPLACE([$Calculation.I24];SEARCH(&quot;,&quot;;[$Calculation.I24]);1;&quot;.&quot;)))" office:value-type="string" office:string-value="0" calcext:value-type="string">
            <text:p>0</text:p>
          </table:table-cell>
          <table:table-cell table:formula="of:=IF([$Calculation.J24]=0;&quot;0&quot;;IF([$Calculation.J24]=ROUND([$Calculation.J24]);TEXT([$Calculation.J24];&quot;###&quot;);REPLACE([$Calculation.J24];SEARCH(&quot;,&quot;;[$Calculation.J24]);1;&quot;.&quot;)))" office:value-type="string" office:string-value="0" calcext:value-type="string">
            <text:p>0</text:p>
          </table:table-cell>
          <table:table-cell table:formula="of:=IF([$Calculation.K24]=0;&quot;0&quot;;IF([$Calculation.K24]=ROUND([$Calculation.K24]);TEXT([$Calculation.K24];&quot;###&quot;);REPLACE([$Calculation.K24];SEARCH(&quot;,&quot;;[$Calculation.K24]);1;&quot;.&quot;)))" office:value-type="string" office:string-value="4" calcext:value-type="string">
            <text:p>4</text:p>
          </table:table-cell>
          <table:table-cell table:formula="of:=IF([$Calculation.L24]=0;&quot;0&quot;;IF([$Calculation.L24]=ROUND([$Calculation.L24]);TEXT([$Calculation.L24];&quot;###&quot;);REPLACE([$Calculation.L24];SEARCH(&quot;,&quot;;[$Calculation.L24]);1;&quot;.&quot;)))" office:value-type="string" office:string-value="20" calcext:value-type="string">
            <text:p>20</text:p>
          </table:table-cell>
          <table:table-cell table:formula="of:=IF([$Calculation.M24]=0;&quot;0&quot;;IF([$Calculation.M24]=ROUND([$Calculation.M24]);TEXT([$Calculation.M24];&quot;###&quot;);REPLACE([$Calculation.M24];SEARCH(&quot;,&quot;;[$Calculation.M24]);1;&quot;.&quot;)))" office:value-type="string" office:string-value="15" calcext:value-type="string">
            <text:p>15</text:p>
          </table:table-cell>
          <table:table-cell table:formula="of:=IF([$Calculation.N24]=0;&quot;0&quot;;IF([$Calculation.N24]=ROUND([$Calculation.N24]);TEXT([$Calculation.N24];&quot;###&quot;);REPLACE([$Calculation.N24];SEARCH(&quot;,&quot;;[$Calculation.N24]);1;&quot;.&quot;)))" office:value-type="string" office:string-value="180" calcext:value-type="string">
            <text:p>180</text:p>
          </table:table-cell>
          <table:table-cell table:formula="of:=IF([$Calculation.O24]=0;&quot;0&quot;;IF([$Calculation.O24]=ROUND([$Calculation.O24]);TEXT([$Calculation.O24];&quot;###&quot;);REPLACE([$Calculation.O24];SEARCH(&quot;,&quot;;[$Calculation.O24]);1;&quot;.&quot;)))" office:value-type="string" office:string-value="0" calcext:value-type="string">
            <text:p>0</text:p>
          </table:table-cell>
          <table:table-cell table:formula="of:=IF([$Calculation.P24]=0;&quot;0&quot;;IF([$Calculation.P24]=ROUND([$Calculation.P24]);TEXT([$Calculation.P24];&quot;###&quot;);REPLACE([$Calculation.P24];SEARCH(&quot;,&quot;;[$Calculation.P24]);1;&quot;.&quot;)))" office:value-type="string" office:string-value="26" calcext:value-type="string">
            <text:p>26</text:p>
          </table:table-cell>
          <table:table-cell table:formula="of:=IF([$Calculation.Q24]=0;&quot;0&quot;;IF([$Calculation.Q24]=ROUND([$Calculation.Q24]);TEXT([$Calculation.Q24];&quot;###&quot;);REPLACE([$Calculation.Q24];SEARCH(&quot;,&quot;;[$Calculation.Q24]);1;&quot;.&quot;)))" office:value-type="string" office:string-value="2400" calcext:value-type="string">
            <text:p>2400</text:p>
          </table:table-cell>
          <table:table-cell table:number-columns-repeated="48"/>
        </table:table-row>
        <table:table-row table:style-name="ro18">
          <table:table-cell table:formula="of:=IF(OR([.A21]=FootNote;[.A21]=&quot;&quot;);&quot;&quot;;IF(NOT([$Calculation.C25]=&quot;&quot;);CONCATENATE(StartPos;CHAR(10);StartPosX;[.C22];&quot;,&quot;;CHAR(10);StartPosY;[.D22];&quot;,&quot;;CHAR(10);StartPosZ;[.E22];CHAR(10);StartRot;CHAR(10);StartRotX;[.F22];&quot;,&quot;;CHAR(10);StartRotY;[.G22];&quot;,&quot;;CHAR(10);StartRotZ;[.H22];CHAR(10);EndPos;CHAR(10);EndPosX;[.I22];&quot;,&quot;;CHAR(10);EndPosY;[.J22];&quot;,&quot;;CHAR(10);EndPosZ;[.K22];CHAR(10);EndRot;CHAR(10);EndRotX;[.L22];&quot;,&quot;;CHAR(10);EndRotY;[.M22];&quot;,&quot;;CHAR(10);EndRotZ;[.N22];CHAR(10);Duration;[.O22];&quot;,&quot;;CHAR(10);Delay;[.P22];&quot;,&quot;;CHAR(10);Ease;[$Calculation.R25];CHAR(10);Closure);FootNote))" office:value-type="string" office:string-value="&#9;]&#10;}" calcext:value-type="string">
            <text:p>	]</text:p>
            <text:p>}</text:p>
          </table:table-cell>
          <table:table-cell/>
          <table:table-cell table:formula="of:=IF([$Calculation.D25]=0;&quot;0&quot;;IF([$Calculation.D25]=ROUND([$Calculation.D25]);TEXT([$Calculation.D25];&quot;###&quot;);REPLACE([$Calculation.D25];SEARCH(&quot;,&quot;;[$Calculation.D25]);1;&quot;.&quot;)))" office:value-type="string" office:string-value="" calcext:value-type="error">
            <text:p>#WERT!</text:p>
          </table:table-cell>
          <table:table-cell table:formula="of:=IF([$Calculation.E25]=0;&quot;0&quot;;IF([$Calculation.E25]=ROUND([$Calculation.E25]);TEXT([$Calculation.E25];&quot;###&quot;);REPLACE([$Calculation.E25];SEARCH(&quot;,&quot;;[$Calculation.E25]);1;&quot;.&quot;)))" office:value-type="string" office:string-value="" calcext:value-type="error">
            <text:p>#WERT!</text:p>
          </table:table-cell>
          <table:table-cell table:formula="of:=IF([$Calculation.F25]=0;&quot;0&quot;;IF([$Calculation.F25]=ROUND([$Calculation.F25]);TEXT([$Calculation.F25];&quot;###&quot;);REPLACE([$Calculation.F25];SEARCH(&quot;,&quot;;[$Calculation.F25]);1;&quot;.&quot;)))" office:value-type="string" office:string-value="" calcext:value-type="error">
            <text:p>#WERT!</text:p>
          </table:table-cell>
          <table:table-cell table:formula="of:=IF([$Calculation.G25]=0;&quot;0&quot;;IF([$Calculation.G25]=ROUND([$Calculation.G25]);TEXT([$Calculation.G25];&quot;###&quot;);REPLACE([$Calculation.G25];SEARCH(&quot;,&quot;;[$Calculation.G25]);1;&quot;.&quot;)))" office:value-type="string" office:string-value="" calcext:value-type="error">
            <text:p>#WERT!</text:p>
          </table:table-cell>
          <table:table-cell table:formula="of:=IF([$Calculation.H25]=0;&quot;0&quot;;IF([$Calculation.H25]=ROUND([$Calculation.H25]);TEXT([$Calculation.H25];&quot;###&quot;);REPLACE([$Calculation.H25];SEARCH(&quot;,&quot;;[$Calculation.H25]);1;&quot;.&quot;)))" office:value-type="string" office:string-value="" calcext:value-type="error">
            <text:p>#WERT!</text:p>
          </table:table-cell>
          <table:table-cell table:formula="of:=IF([$Calculation.I25]=0;&quot;0&quot;;IF([$Calculation.I25]=ROUND([$Calculation.I25]);TEXT([$Calculation.I25];&quot;###&quot;);REPLACE([$Calculation.I25];SEARCH(&quot;,&quot;;[$Calculation.I25]);1;&quot;.&quot;)))" office:value-type="string" office:string-value="" calcext:value-type="error">
            <text:p>#WERT!</text:p>
          </table:table-cell>
          <table:table-cell table:formula="of:=IF([$Calculation.J25]=0;&quot;0&quot;;IF([$Calculation.J25]=ROUND([$Calculation.J25]);TEXT([$Calculation.J25];&quot;###&quot;);REPLACE([$Calculation.J25];SEARCH(&quot;,&quot;;[$Calculation.J25]);1;&quot;.&quot;)))" office:value-type="string" office:string-value="" calcext:value-type="error">
            <text:p>#WERT!</text:p>
          </table:table-cell>
          <table:table-cell table:formula="of:=IF([$Calculation.K25]=0;&quot;0&quot;;IF([$Calculation.K25]=ROUND([$Calculation.K25]);TEXT([$Calculation.K25];&quot;###&quot;);REPLACE([$Calculation.K25];SEARCH(&quot;,&quot;;[$Calculation.K25]);1;&quot;.&quot;)))" office:value-type="string" office:string-value="" calcext:value-type="error">
            <text:p>#WERT!</text:p>
          </table:table-cell>
          <table:table-cell table:formula="of:=IF([$Calculation.L25]=0;&quot;0&quot;;IF([$Calculation.L25]=ROUND([$Calculation.L25]);TEXT([$Calculation.L25];&quot;###&quot;);REPLACE([$Calculation.L25];SEARCH(&quot;,&quot;;[$Calculation.L25]);1;&quot;.&quot;)))" office:value-type="string" office:string-value="" calcext:value-type="error">
            <text:p>#WERT!</text:p>
          </table:table-cell>
          <table:table-cell table:formula="of:=IF([$Calculation.M25]=0;&quot;0&quot;;IF([$Calculation.M25]=ROUND([$Calculation.M25]);TEXT([$Calculation.M25];&quot;###&quot;);REPLACE([$Calculation.M25];SEARCH(&quot;,&quot;;[$Calculation.M25]);1;&quot;.&quot;)))" office:value-type="string" office:string-value="" calcext:value-type="error">
            <text:p>#WERT!</text:p>
          </table:table-cell>
          <table:table-cell table:formula="of:=IF([$Calculation.N25]=0;&quot;0&quot;;IF([$Calculation.N25]=ROUND([$Calculation.N25]);TEXT([$Calculation.N25];&quot;###&quot;);REPLACE([$Calculation.N25];SEARCH(&quot;,&quot;;[$Calculation.N25]);1;&quot;.&quot;)))" office:value-type="string" office:string-value="" calcext:value-type="error">
            <text:p>#WERT!</text:p>
          </table:table-cell>
          <table:table-cell table:formula="of:=IF([$Calculation.O25]=0;&quot;0&quot;;IF([$Calculation.O25]=ROUND([$Calculation.O25]);TEXT([$Calculation.O25];&quot;###&quot;);REPLACE([$Calculation.O25];SEARCH(&quot;,&quot;;[$Calculation.O25]);1;&quot;.&quot;)))" office:value-type="string" office:string-value="" calcext:value-type="error">
            <text:p>#WERT!</text:p>
          </table:table-cell>
          <table:table-cell table:formula="of:=IF([$Calculation.P25]=0;&quot;0&quot;;IF([$Calculation.P25]=ROUND([$Calculation.P25]);TEXT([$Calculation.P25];&quot;###&quot;);REPLACE([$Calculation.P25];SEARCH(&quot;,&quot;;[$Calculation.P25]);1;&quot;.&quot;)))" office:value-type="string" office:string-value="" calcext:value-type="error">
            <text:p>#WERT!</text:p>
          </table:table-cell>
          <table:table-cell table:formula="of:=IF([$Calculation.Q25]=0;&quot;0&quot;;IF([$Calculation.Q25]=ROUND([$Calculation.Q25]);TEXT([$Calculation.Q25];&quot;###&quot;);REPLACE([$Calculation.Q25];SEARCH(&quot;,&quot;;[$Calculation.Q2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2]=FootNote;[.A22]=&quot;&quot;);&quot;&quot;;IF(NOT([$Calculation.C26]=&quot;&quot;);CONCATENATE(StartPos;CHAR(10);StartPosX;[.C23];&quot;,&quot;;CHAR(10);StartPosY;[.D23];&quot;,&quot;;CHAR(10);StartPosZ;[.E23];CHAR(10);StartRot;CHAR(10);StartRotX;[.F23];&quot;,&quot;;CHAR(10);StartRotY;[.G23];&quot;,&quot;;CHAR(10);StartRotZ;[.H23];CHAR(10);EndPos;CHAR(10);EndPosX;[.I23];&quot;,&quot;;CHAR(10);EndPosY;[.J23];&quot;,&quot;;CHAR(10);EndPosZ;[.K23];CHAR(10);EndRot;CHAR(10);EndRotX;[.L23];&quot;,&quot;;CHAR(10);EndRotY;[.M23];&quot;,&quot;;CHAR(10);EndRotZ;[.N23];CHAR(10);Duration;[.O23];&quot;,&quot;;CHAR(10);Delay;[.P23];&quot;,&quot;;CHAR(10);Ease;[$Calculation.R26];CHAR(10);Closure);FootNote))">
            <text:p/>
          </table:table-cell>
          <table:table-cell/>
          <table:table-cell table:formula="of:=IF([$Calculation.D26]=0;&quot;0&quot;;IF([$Calculation.D26]=ROUND([$Calculation.D26]);TEXT([$Calculation.D26];&quot;###&quot;);REPLACE([$Calculation.D26];SEARCH(&quot;,&quot;;[$Calculation.D26]);1;&quot;.&quot;)))" office:value-type="string" office:string-value="" calcext:value-type="error">
            <text:p>#WERT!</text:p>
          </table:table-cell>
          <table:table-cell table:formula="of:=IF([$Calculation.E26]=0;&quot;0&quot;;IF([$Calculation.E26]=ROUND([$Calculation.E26]);TEXT([$Calculation.E26];&quot;###&quot;);REPLACE([$Calculation.E26];SEARCH(&quot;,&quot;;[$Calculation.E26]);1;&quot;.&quot;)))" office:value-type="string" office:string-value="" calcext:value-type="error">
            <text:p>#WERT!</text:p>
          </table:table-cell>
          <table:table-cell table:formula="of:=IF([$Calculation.F26]=0;&quot;0&quot;;IF([$Calculation.F26]=ROUND([$Calculation.F26]);TEXT([$Calculation.F26];&quot;###&quot;);REPLACE([$Calculation.F26];SEARCH(&quot;,&quot;;[$Calculation.F26]);1;&quot;.&quot;)))" office:value-type="string" office:string-value="" calcext:value-type="error">
            <text:p>#WERT!</text:p>
          </table:table-cell>
          <table:table-cell table:formula="of:=IF([$Calculation.G26]=0;&quot;0&quot;;IF([$Calculation.G26]=ROUND([$Calculation.G26]);TEXT([$Calculation.G26];&quot;###&quot;);REPLACE([$Calculation.G26];SEARCH(&quot;,&quot;;[$Calculation.G26]);1;&quot;.&quot;)))" office:value-type="string" office:string-value="" calcext:value-type="error">
            <text:p>#WERT!</text:p>
          </table:table-cell>
          <table:table-cell table:formula="of:=IF([$Calculation.H26]=0;&quot;0&quot;;IF([$Calculation.H26]=ROUND([$Calculation.H26]);TEXT([$Calculation.H26];&quot;###&quot;);REPLACE([$Calculation.H26];SEARCH(&quot;,&quot;;[$Calculation.H26]);1;&quot;.&quot;)))" office:value-type="string" office:string-value="" calcext:value-type="error">
            <text:p>#WERT!</text:p>
          </table:table-cell>
          <table:table-cell table:formula="of:=IF([$Calculation.I26]=0;&quot;0&quot;;IF([$Calculation.I26]=ROUND([$Calculation.I26]);TEXT([$Calculation.I26];&quot;###&quot;);REPLACE([$Calculation.I26];SEARCH(&quot;,&quot;;[$Calculation.I26]);1;&quot;.&quot;)))" office:value-type="string" office:string-value="" calcext:value-type="error">
            <text:p>#WERT!</text:p>
          </table:table-cell>
          <table:table-cell table:formula="of:=IF([$Calculation.J26]=0;&quot;0&quot;;IF([$Calculation.J26]=ROUND([$Calculation.J26]);TEXT([$Calculation.J26];&quot;###&quot;);REPLACE([$Calculation.J26];SEARCH(&quot;,&quot;;[$Calculation.J26]);1;&quot;.&quot;)))" office:value-type="string" office:string-value="" calcext:value-type="error">
            <text:p>#WERT!</text:p>
          </table:table-cell>
          <table:table-cell table:formula="of:=IF([$Calculation.K26]=0;&quot;0&quot;;IF([$Calculation.K26]=ROUND([$Calculation.K26]);TEXT([$Calculation.K26];&quot;###&quot;);REPLACE([$Calculation.K26];SEARCH(&quot;,&quot;;[$Calculation.K26]);1;&quot;.&quot;)))" office:value-type="string" office:string-value="" calcext:value-type="error">
            <text:p>#WERT!</text:p>
          </table:table-cell>
          <table:table-cell table:formula="of:=IF([$Calculation.L26]=0;&quot;0&quot;;IF([$Calculation.L26]=ROUND([$Calculation.L26]);TEXT([$Calculation.L26];&quot;###&quot;);REPLACE([$Calculation.L26];SEARCH(&quot;,&quot;;[$Calculation.L26]);1;&quot;.&quot;)))" office:value-type="string" office:string-value="" calcext:value-type="error">
            <text:p>#WERT!</text:p>
          </table:table-cell>
          <table:table-cell table:formula="of:=IF([$Calculation.M26]=0;&quot;0&quot;;IF([$Calculation.M26]=ROUND([$Calculation.M26]);TEXT([$Calculation.M26];&quot;###&quot;);REPLACE([$Calculation.M26];SEARCH(&quot;,&quot;;[$Calculation.M26]);1;&quot;.&quot;)))" office:value-type="string" office:string-value="" calcext:value-type="error">
            <text:p>#WERT!</text:p>
          </table:table-cell>
          <table:table-cell table:formula="of:=IF([$Calculation.N26]=0;&quot;0&quot;;IF([$Calculation.N26]=ROUND([$Calculation.N26]);TEXT([$Calculation.N26];&quot;###&quot;);REPLACE([$Calculation.N26];SEARCH(&quot;,&quot;;[$Calculation.N26]);1;&quot;.&quot;)))" office:value-type="string" office:string-value="" calcext:value-type="error">
            <text:p>#WERT!</text:p>
          </table:table-cell>
          <table:table-cell table:formula="of:=IF([$Calculation.O26]=0;&quot;0&quot;;IF([$Calculation.O26]=ROUND([$Calculation.O26]);TEXT([$Calculation.O26];&quot;###&quot;);REPLACE([$Calculation.O26];SEARCH(&quot;,&quot;;[$Calculation.O26]);1;&quot;.&quot;)))" office:value-type="string" office:string-value="" calcext:value-type="error">
            <text:p>#WERT!</text:p>
          </table:table-cell>
          <table:table-cell table:formula="of:=IF([$Calculation.P26]=0;&quot;0&quot;;IF([$Calculation.P26]=ROUND([$Calculation.P26]);TEXT([$Calculation.P26];&quot;###&quot;);REPLACE([$Calculation.P26];SEARCH(&quot;,&quot;;[$Calculation.P26]);1;&quot;.&quot;)))" office:value-type="string" office:string-value="" calcext:value-type="error">
            <text:p>#WERT!</text:p>
          </table:table-cell>
          <table:table-cell table:formula="of:=IF([$Calculation.Q26]=0;&quot;0&quot;;IF([$Calculation.Q26]=ROUND([$Calculation.Q26]);TEXT([$Calculation.Q26];&quot;###&quot;);REPLACE([$Calculation.Q26];SEARCH(&quot;,&quot;;[$Calculation.Q2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3]=FootNote;[.A23]=&quot;&quot;);&quot;&quot;;IF(NOT([$Calculation.C27]=&quot;&quot;);CONCATENATE(StartPos;CHAR(10);StartPosX;[.C24];&quot;,&quot;;CHAR(10);StartPosY;[.D24];&quot;,&quot;;CHAR(10);StartPosZ;[.E24];CHAR(10);StartRot;CHAR(10);StartRotX;[.F24];&quot;,&quot;;CHAR(10);StartRotY;[.G24];&quot;,&quot;;CHAR(10);StartRotZ;[.H24];CHAR(10);EndPos;CHAR(10);EndPosX;[.I24];&quot;,&quot;;CHAR(10);EndPosY;[.J24];&quot;,&quot;;CHAR(10);EndPosZ;[.K24];CHAR(10);EndRot;CHAR(10);EndRotX;[.L24];&quot;,&quot;;CHAR(10);EndRotY;[.M24];&quot;,&quot;;CHAR(10);EndRotZ;[.N24];CHAR(10);Duration;[.O24];&quot;,&quot;;CHAR(10);Delay;[.P24];&quot;,&quot;;CHAR(10);Ease;[$Calculation.R27];CHAR(10);Closure);FootNote))">
            <text:p/>
          </table:table-cell>
          <table:table-cell/>
          <table:table-cell table:formula="of:=IF([$Calculation.D27]=0;&quot;0&quot;;IF([$Calculation.D27]=ROUND([$Calculation.D27]);TEXT([$Calculation.D27];&quot;###&quot;);REPLACE([$Calculation.D27];SEARCH(&quot;,&quot;;[$Calculation.D27]);1;&quot;.&quot;)))" office:value-type="string" office:string-value="" calcext:value-type="error">
            <text:p>#WERT!</text:p>
          </table:table-cell>
          <table:table-cell table:formula="of:=IF([$Calculation.E27]=0;&quot;0&quot;;IF([$Calculation.E27]=ROUND([$Calculation.E27]);TEXT([$Calculation.E27];&quot;###&quot;);REPLACE([$Calculation.E27];SEARCH(&quot;,&quot;;[$Calculation.E27]);1;&quot;.&quot;)))" office:value-type="string" office:string-value="" calcext:value-type="error">
            <text:p>#WERT!</text:p>
          </table:table-cell>
          <table:table-cell table:formula="of:=IF([$Calculation.F27]=0;&quot;0&quot;;IF([$Calculation.F27]=ROUND([$Calculation.F27]);TEXT([$Calculation.F27];&quot;###&quot;);REPLACE([$Calculation.F27];SEARCH(&quot;,&quot;;[$Calculation.F27]);1;&quot;.&quot;)))" office:value-type="string" office:string-value="" calcext:value-type="error">
            <text:p>#WERT!</text:p>
          </table:table-cell>
          <table:table-cell table:formula="of:=IF([$Calculation.G27]=0;&quot;0&quot;;IF([$Calculation.G27]=ROUND([$Calculation.G27]);TEXT([$Calculation.G27];&quot;###&quot;);REPLACE([$Calculation.G27];SEARCH(&quot;,&quot;;[$Calculation.G27]);1;&quot;.&quot;)))" office:value-type="string" office:string-value="" calcext:value-type="error">
            <text:p>#WERT!</text:p>
          </table:table-cell>
          <table:table-cell table:formula="of:=IF([$Calculation.H27]=0;&quot;0&quot;;IF([$Calculation.H27]=ROUND([$Calculation.H27]);TEXT([$Calculation.H27];&quot;###&quot;);REPLACE([$Calculation.H27];SEARCH(&quot;,&quot;;[$Calculation.H27]);1;&quot;.&quot;)))" office:value-type="string" office:string-value="" calcext:value-type="error">
            <text:p>#WERT!</text:p>
          </table:table-cell>
          <table:table-cell table:formula="of:=IF([$Calculation.I27]=0;&quot;0&quot;;IF([$Calculation.I27]=ROUND([$Calculation.I27]);TEXT([$Calculation.I27];&quot;###&quot;);REPLACE([$Calculation.I27];SEARCH(&quot;,&quot;;[$Calculation.I27]);1;&quot;.&quot;)))" office:value-type="string" office:string-value="" calcext:value-type="error">
            <text:p>#WERT!</text:p>
          </table:table-cell>
          <table:table-cell table:formula="of:=IF([$Calculation.J27]=0;&quot;0&quot;;IF([$Calculation.J27]=ROUND([$Calculation.J27]);TEXT([$Calculation.J27];&quot;###&quot;);REPLACE([$Calculation.J27];SEARCH(&quot;,&quot;;[$Calculation.J27]);1;&quot;.&quot;)))" office:value-type="string" office:string-value="" calcext:value-type="error">
            <text:p>#WERT!</text:p>
          </table:table-cell>
          <table:table-cell table:formula="of:=IF([$Calculation.K27]=0;&quot;0&quot;;IF([$Calculation.K27]=ROUND([$Calculation.K27]);TEXT([$Calculation.K27];&quot;###&quot;);REPLACE([$Calculation.K27];SEARCH(&quot;,&quot;;[$Calculation.K27]);1;&quot;.&quot;)))" office:value-type="string" office:string-value="" calcext:value-type="error">
            <text:p>#WERT!</text:p>
          </table:table-cell>
          <table:table-cell table:formula="of:=IF([$Calculation.L27]=0;&quot;0&quot;;IF([$Calculation.L27]=ROUND([$Calculation.L27]);TEXT([$Calculation.L27];&quot;###&quot;);REPLACE([$Calculation.L27];SEARCH(&quot;,&quot;;[$Calculation.L27]);1;&quot;.&quot;)))" office:value-type="string" office:string-value="" calcext:value-type="error">
            <text:p>#WERT!</text:p>
          </table:table-cell>
          <table:table-cell table:formula="of:=IF([$Calculation.M27]=0;&quot;0&quot;;IF([$Calculation.M27]=ROUND([$Calculation.M27]);TEXT([$Calculation.M27];&quot;###&quot;);REPLACE([$Calculation.M27];SEARCH(&quot;,&quot;;[$Calculation.M27]);1;&quot;.&quot;)))" office:value-type="string" office:string-value="" calcext:value-type="error">
            <text:p>#WERT!</text:p>
          </table:table-cell>
          <table:table-cell table:formula="of:=IF([$Calculation.N27]=0;&quot;0&quot;;IF([$Calculation.N27]=ROUND([$Calculation.N27]);TEXT([$Calculation.N27];&quot;###&quot;);REPLACE([$Calculation.N27];SEARCH(&quot;,&quot;;[$Calculation.N27]);1;&quot;.&quot;)))" office:value-type="string" office:string-value="" calcext:value-type="error">
            <text:p>#WERT!</text:p>
          </table:table-cell>
          <table:table-cell table:formula="of:=IF([$Calculation.O27]=0;&quot;0&quot;;IF([$Calculation.O27]=ROUND([$Calculation.O27]);TEXT([$Calculation.O27];&quot;###&quot;);REPLACE([$Calculation.O27];SEARCH(&quot;,&quot;;[$Calculation.O27]);1;&quot;.&quot;)))" office:value-type="string" office:string-value="" calcext:value-type="error">
            <text:p>#WERT!</text:p>
          </table:table-cell>
          <table:table-cell table:formula="of:=IF([$Calculation.P27]=0;&quot;0&quot;;IF([$Calculation.P27]=ROUND([$Calculation.P27]);TEXT([$Calculation.P27];&quot;###&quot;);REPLACE([$Calculation.P27];SEARCH(&quot;,&quot;;[$Calculation.P27]);1;&quot;.&quot;)))" office:value-type="string" office:string-value="" calcext:value-type="error">
            <text:p>#WERT!</text:p>
          </table:table-cell>
          <table:table-cell table:formula="of:=IF([$Calculation.Q27]=0;&quot;0&quot;;IF([$Calculation.Q27]=ROUND([$Calculation.Q27]);TEXT([$Calculation.Q27];&quot;###&quot;);REPLACE([$Calculation.Q27];SEARCH(&quot;,&quot;;[$Calculation.Q2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4]=FootNote;[.A24]=&quot;&quot;);&quot;&quot;;IF(NOT([$Calculation.C28]=&quot;&quot;);CONCATENATE(StartPos;CHAR(10);StartPosX;[.C25];&quot;,&quot;;CHAR(10);StartPosY;[.D25];&quot;,&quot;;CHAR(10);StartPosZ;[.E25];CHAR(10);StartRot;CHAR(10);StartRotX;[.F25];&quot;,&quot;;CHAR(10);StartRotY;[.G25];&quot;,&quot;;CHAR(10);StartRotZ;[.H25];CHAR(10);EndPos;CHAR(10);EndPosX;[.I25];&quot;,&quot;;CHAR(10);EndPosY;[.J25];&quot;,&quot;;CHAR(10);EndPosZ;[.K25];CHAR(10);EndRot;CHAR(10);EndRotX;[.L25];&quot;,&quot;;CHAR(10);EndRotY;[.M25];&quot;,&quot;;CHAR(10);EndRotZ;[.N25];CHAR(10);Duration;[.O25];&quot;,&quot;;CHAR(10);Delay;[.P25];&quot;,&quot;;CHAR(10);Ease;[$Calculation.R28];CHAR(10);Closure);FootNote))">
            <text:p/>
          </table:table-cell>
          <table:table-cell/>
          <table:table-cell table:formula="of:=IF([$Calculation.D28]=0;&quot;0&quot;;IF([$Calculation.D28]=ROUND([$Calculation.D28]);TEXT([$Calculation.D28];&quot;###&quot;);REPLACE([$Calculation.D28];SEARCH(&quot;,&quot;;[$Calculation.D28]);1;&quot;.&quot;)))" office:value-type="string" office:string-value="" calcext:value-type="error">
            <text:p>#WERT!</text:p>
          </table:table-cell>
          <table:table-cell table:formula="of:=IF([$Calculation.E28]=0;&quot;0&quot;;IF([$Calculation.E28]=ROUND([$Calculation.E28]);TEXT([$Calculation.E28];&quot;###&quot;);REPLACE([$Calculation.E28];SEARCH(&quot;,&quot;;[$Calculation.E28]);1;&quot;.&quot;)))" office:value-type="string" office:string-value="" calcext:value-type="error">
            <text:p>#WERT!</text:p>
          </table:table-cell>
          <table:table-cell table:formula="of:=IF([$Calculation.F28]=0;&quot;0&quot;;IF([$Calculation.F28]=ROUND([$Calculation.F28]);TEXT([$Calculation.F28];&quot;###&quot;);REPLACE([$Calculation.F28];SEARCH(&quot;,&quot;;[$Calculation.F28]);1;&quot;.&quot;)))" office:value-type="string" office:string-value="" calcext:value-type="error">
            <text:p>#WERT!</text:p>
          </table:table-cell>
          <table:table-cell table:formula="of:=IF([$Calculation.G28]=0;&quot;0&quot;;IF([$Calculation.G28]=ROUND([$Calculation.G28]);TEXT([$Calculation.G28];&quot;###&quot;);REPLACE([$Calculation.G28];SEARCH(&quot;,&quot;;[$Calculation.G28]);1;&quot;.&quot;)))" office:value-type="string" office:string-value="" calcext:value-type="error">
            <text:p>#WERT!</text:p>
          </table:table-cell>
          <table:table-cell table:formula="of:=IF([$Calculation.H28]=0;&quot;0&quot;;IF([$Calculation.H28]=ROUND([$Calculation.H28]);TEXT([$Calculation.H28];&quot;###&quot;);REPLACE([$Calculation.H28];SEARCH(&quot;,&quot;;[$Calculation.H28]);1;&quot;.&quot;)))" office:value-type="string" office:string-value="" calcext:value-type="error">
            <text:p>#WERT!</text:p>
          </table:table-cell>
          <table:table-cell table:formula="of:=IF([$Calculation.I28]=0;&quot;0&quot;;IF([$Calculation.I28]=ROUND([$Calculation.I28]);TEXT([$Calculation.I28];&quot;###&quot;);REPLACE([$Calculation.I28];SEARCH(&quot;,&quot;;[$Calculation.I28]);1;&quot;.&quot;)))" office:value-type="string" office:string-value="" calcext:value-type="error">
            <text:p>#WERT!</text:p>
          </table:table-cell>
          <table:table-cell table:formula="of:=IF([$Calculation.J28]=0;&quot;0&quot;;IF([$Calculation.J28]=ROUND([$Calculation.J28]);TEXT([$Calculation.J28];&quot;###&quot;);REPLACE([$Calculation.J28];SEARCH(&quot;,&quot;;[$Calculation.J28]);1;&quot;.&quot;)))" office:value-type="string" office:string-value="" calcext:value-type="error">
            <text:p>#WERT!</text:p>
          </table:table-cell>
          <table:table-cell table:formula="of:=IF([$Calculation.K28]=0;&quot;0&quot;;IF([$Calculation.K28]=ROUND([$Calculation.K28]);TEXT([$Calculation.K28];&quot;###&quot;);REPLACE([$Calculation.K28];SEARCH(&quot;,&quot;;[$Calculation.K28]);1;&quot;.&quot;)))" office:value-type="string" office:string-value="" calcext:value-type="error">
            <text:p>#WERT!</text:p>
          </table:table-cell>
          <table:table-cell table:formula="of:=IF([$Calculation.L28]=0;&quot;0&quot;;IF([$Calculation.L28]=ROUND([$Calculation.L28]);TEXT([$Calculation.L28];&quot;###&quot;);REPLACE([$Calculation.L28];SEARCH(&quot;,&quot;;[$Calculation.L28]);1;&quot;.&quot;)))" office:value-type="string" office:string-value="" calcext:value-type="error">
            <text:p>#WERT!</text:p>
          </table:table-cell>
          <table:table-cell table:formula="of:=IF([$Calculation.M28]=0;&quot;0&quot;;IF([$Calculation.M28]=ROUND([$Calculation.M28]);TEXT([$Calculation.M28];&quot;###&quot;);REPLACE([$Calculation.M28];SEARCH(&quot;,&quot;;[$Calculation.M28]);1;&quot;.&quot;)))" office:value-type="string" office:string-value="" calcext:value-type="error">
            <text:p>#WERT!</text:p>
          </table:table-cell>
          <table:table-cell table:formula="of:=IF([$Calculation.N28]=0;&quot;0&quot;;IF([$Calculation.N28]=ROUND([$Calculation.N28]);TEXT([$Calculation.N28];&quot;###&quot;);REPLACE([$Calculation.N28];SEARCH(&quot;,&quot;;[$Calculation.N28]);1;&quot;.&quot;)))" office:value-type="string" office:string-value="" calcext:value-type="error">
            <text:p>#WERT!</text:p>
          </table:table-cell>
          <table:table-cell table:formula="of:=IF([$Calculation.O28]=0;&quot;0&quot;;IF([$Calculation.O28]=ROUND([$Calculation.O28]);TEXT([$Calculation.O28];&quot;###&quot;);REPLACE([$Calculation.O28];SEARCH(&quot;,&quot;;[$Calculation.O28]);1;&quot;.&quot;)))" office:value-type="string" office:string-value="" calcext:value-type="error">
            <text:p>#WERT!</text:p>
          </table:table-cell>
          <table:table-cell table:formula="of:=IF([$Calculation.P28]=0;&quot;0&quot;;IF([$Calculation.P28]=ROUND([$Calculation.P28]);TEXT([$Calculation.P28];&quot;###&quot;);REPLACE([$Calculation.P28];SEARCH(&quot;,&quot;;[$Calculation.P28]);1;&quot;.&quot;)))" office:value-type="string" office:string-value="" calcext:value-type="error">
            <text:p>#WERT!</text:p>
          </table:table-cell>
          <table:table-cell table:formula="of:=IF([$Calculation.Q28]=0;&quot;0&quot;;IF([$Calculation.Q28]=ROUND([$Calculation.Q28]);TEXT([$Calculation.Q28];&quot;###&quot;);REPLACE([$Calculation.Q28];SEARCH(&quot;,&quot;;[$Calculation.Q2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5]=FootNote;[.A25]=&quot;&quot;);&quot;&quot;;IF(NOT([$Calculation.C29]=&quot;&quot;);CONCATENATE(StartPos;CHAR(10);StartPosX;[.C26];&quot;,&quot;;CHAR(10);StartPosY;[.D26];&quot;,&quot;;CHAR(10);StartPosZ;[.E26];CHAR(10);StartRot;CHAR(10);StartRotX;[.F26];&quot;,&quot;;CHAR(10);StartRotY;[.G26];&quot;,&quot;;CHAR(10);StartRotZ;[.H26];CHAR(10);EndPos;CHAR(10);EndPosX;[.I26];&quot;,&quot;;CHAR(10);EndPosY;[.J26];&quot;,&quot;;CHAR(10);EndPosZ;[.K26];CHAR(10);EndRot;CHAR(10);EndRotX;[.L26];&quot;,&quot;;CHAR(10);EndRotY;[.M26];&quot;,&quot;;CHAR(10);EndRotZ;[.N26];CHAR(10);Duration;[.O26];&quot;,&quot;;CHAR(10);Delay;[.P26];&quot;,&quot;;CHAR(10);Ease;[$Calculation.R29];CHAR(10);Closure);FootNote))">
            <text:p/>
          </table:table-cell>
          <table:table-cell/>
          <table:table-cell table:formula="of:=IF([$Calculation.D29]=0;&quot;0&quot;;IF([$Calculation.D29]=ROUND([$Calculation.D29]);TEXT([$Calculation.D29];&quot;###&quot;);REPLACE([$Calculation.D29];SEARCH(&quot;,&quot;;[$Calculation.D29]);1;&quot;.&quot;)))" office:value-type="string" office:string-value="" calcext:value-type="error">
            <text:p>#WERT!</text:p>
          </table:table-cell>
          <table:table-cell table:formula="of:=IF([$Calculation.E29]=0;&quot;0&quot;;IF([$Calculation.E29]=ROUND([$Calculation.E29]);TEXT([$Calculation.E29];&quot;###&quot;);REPLACE([$Calculation.E29];SEARCH(&quot;,&quot;;[$Calculation.E29]);1;&quot;.&quot;)))" office:value-type="string" office:string-value="" calcext:value-type="error">
            <text:p>#WERT!</text:p>
          </table:table-cell>
          <table:table-cell table:formula="of:=IF([$Calculation.F29]=0;&quot;0&quot;;IF([$Calculation.F29]=ROUND([$Calculation.F29]);TEXT([$Calculation.F29];&quot;###&quot;);REPLACE([$Calculation.F29];SEARCH(&quot;,&quot;;[$Calculation.F29]);1;&quot;.&quot;)))" office:value-type="string" office:string-value="" calcext:value-type="error">
            <text:p>#WERT!</text:p>
          </table:table-cell>
          <table:table-cell table:formula="of:=IF([$Calculation.G29]=0;&quot;0&quot;;IF([$Calculation.G29]=ROUND([$Calculation.G29]);TEXT([$Calculation.G29];&quot;###&quot;);REPLACE([$Calculation.G29];SEARCH(&quot;,&quot;;[$Calculation.G29]);1;&quot;.&quot;)))" office:value-type="string" office:string-value="" calcext:value-type="error">
            <text:p>#WERT!</text:p>
          </table:table-cell>
          <table:table-cell table:formula="of:=IF([$Calculation.H29]=0;&quot;0&quot;;IF([$Calculation.H29]=ROUND([$Calculation.H29]);TEXT([$Calculation.H29];&quot;###&quot;);REPLACE([$Calculation.H29];SEARCH(&quot;,&quot;;[$Calculation.H29]);1;&quot;.&quot;)))" office:value-type="string" office:string-value="" calcext:value-type="error">
            <text:p>#WERT!</text:p>
          </table:table-cell>
          <table:table-cell table:formula="of:=IF([$Calculation.I29]=0;&quot;0&quot;;IF([$Calculation.I29]=ROUND([$Calculation.I29]);TEXT([$Calculation.I29];&quot;###&quot;);REPLACE([$Calculation.I29];SEARCH(&quot;,&quot;;[$Calculation.I29]);1;&quot;.&quot;)))" office:value-type="string" office:string-value="" calcext:value-type="error">
            <text:p>#WERT!</text:p>
          </table:table-cell>
          <table:table-cell table:formula="of:=IF([$Calculation.J29]=0;&quot;0&quot;;IF([$Calculation.J29]=ROUND([$Calculation.J29]);TEXT([$Calculation.J29];&quot;###&quot;);REPLACE([$Calculation.J29];SEARCH(&quot;,&quot;;[$Calculation.J29]);1;&quot;.&quot;)))" office:value-type="string" office:string-value="" calcext:value-type="error">
            <text:p>#WERT!</text:p>
          </table:table-cell>
          <table:table-cell table:formula="of:=IF([$Calculation.K29]=0;&quot;0&quot;;IF([$Calculation.K29]=ROUND([$Calculation.K29]);TEXT([$Calculation.K29];&quot;###&quot;);REPLACE([$Calculation.K29];SEARCH(&quot;,&quot;;[$Calculation.K29]);1;&quot;.&quot;)))" office:value-type="string" office:string-value="" calcext:value-type="error">
            <text:p>#WERT!</text:p>
          </table:table-cell>
          <table:table-cell table:formula="of:=IF([$Calculation.L29]=0;&quot;0&quot;;IF([$Calculation.L29]=ROUND([$Calculation.L29]);TEXT([$Calculation.L29];&quot;###&quot;);REPLACE([$Calculation.L29];SEARCH(&quot;,&quot;;[$Calculation.L29]);1;&quot;.&quot;)))" office:value-type="string" office:string-value="" calcext:value-type="error">
            <text:p>#WERT!</text:p>
          </table:table-cell>
          <table:table-cell table:formula="of:=IF([$Calculation.M29]=0;&quot;0&quot;;IF([$Calculation.M29]=ROUND([$Calculation.M29]);TEXT([$Calculation.M29];&quot;###&quot;);REPLACE([$Calculation.M29];SEARCH(&quot;,&quot;;[$Calculation.M29]);1;&quot;.&quot;)))" office:value-type="string" office:string-value="" calcext:value-type="error">
            <text:p>#WERT!</text:p>
          </table:table-cell>
          <table:table-cell table:formula="of:=IF([$Calculation.N29]=0;&quot;0&quot;;IF([$Calculation.N29]=ROUND([$Calculation.N29]);TEXT([$Calculation.N29];&quot;###&quot;);REPLACE([$Calculation.N29];SEARCH(&quot;,&quot;;[$Calculation.N29]);1;&quot;.&quot;)))" office:value-type="string" office:string-value="" calcext:value-type="error">
            <text:p>#WERT!</text:p>
          </table:table-cell>
          <table:table-cell table:formula="of:=IF([$Calculation.O29]=0;&quot;0&quot;;IF([$Calculation.O29]=ROUND([$Calculation.O29]);TEXT([$Calculation.O29];&quot;###&quot;);REPLACE([$Calculation.O29];SEARCH(&quot;,&quot;;[$Calculation.O29]);1;&quot;.&quot;)))" office:value-type="string" office:string-value="" calcext:value-type="error">
            <text:p>#WERT!</text:p>
          </table:table-cell>
          <table:table-cell table:formula="of:=IF([$Calculation.P29]=0;&quot;0&quot;;IF([$Calculation.P29]=ROUND([$Calculation.P29]);TEXT([$Calculation.P29];&quot;###&quot;);REPLACE([$Calculation.P29];SEARCH(&quot;,&quot;;[$Calculation.P29]);1;&quot;.&quot;)))" office:value-type="string" office:string-value="" calcext:value-type="error">
            <text:p>#WERT!</text:p>
          </table:table-cell>
          <table:table-cell table:formula="of:=IF([$Calculation.Q29]=0;&quot;0&quot;;IF([$Calculation.Q29]=ROUND([$Calculation.Q29]);TEXT([$Calculation.Q29];&quot;###&quot;);REPLACE([$Calculation.Q29];SEARCH(&quot;,&quot;;[$Calculation.Q2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6]=FootNote;[.A26]=&quot;&quot;);&quot;&quot;;IF(NOT([$Calculation.C30]=&quot;&quot;);CONCATENATE(StartPos;CHAR(10);StartPosX;[.C27];&quot;,&quot;;CHAR(10);StartPosY;[.D27];&quot;,&quot;;CHAR(10);StartPosZ;[.E27];CHAR(10);StartRot;CHAR(10);StartRotX;[.F27];&quot;,&quot;;CHAR(10);StartRotY;[.G27];&quot;,&quot;;CHAR(10);StartRotZ;[.H27];CHAR(10);EndPos;CHAR(10);EndPosX;[.I27];&quot;,&quot;;CHAR(10);EndPosY;[.J27];&quot;,&quot;;CHAR(10);EndPosZ;[.K27];CHAR(10);EndRot;CHAR(10);EndRotX;[.L27];&quot;,&quot;;CHAR(10);EndRotY;[.M27];&quot;,&quot;;CHAR(10);EndRotZ;[.N27];CHAR(10);Duration;[.O27];&quot;,&quot;;CHAR(10);Delay;[.P27];&quot;,&quot;;CHAR(10);Ease;[$Calculation.R30];CHAR(10);Closure);FootNote))">
            <text:p/>
          </table:table-cell>
          <table:table-cell/>
          <table:table-cell table:formula="of:=IF([$Calculation.D30]=0;&quot;0&quot;;IF([$Calculation.D30]=ROUND([$Calculation.D30]);TEXT([$Calculation.D30];&quot;###&quot;);REPLACE([$Calculation.D30];SEARCH(&quot;,&quot;;[$Calculation.D30]);1;&quot;.&quot;)))" office:value-type="string" office:string-value="" calcext:value-type="error">
            <text:p>#WERT!</text:p>
          </table:table-cell>
          <table:table-cell table:formula="of:=IF([$Calculation.E30]=0;&quot;0&quot;;IF([$Calculation.E30]=ROUND([$Calculation.E30]);TEXT([$Calculation.E30];&quot;###&quot;);REPLACE([$Calculation.E30];SEARCH(&quot;,&quot;;[$Calculation.E30]);1;&quot;.&quot;)))" office:value-type="string" office:string-value="" calcext:value-type="error">
            <text:p>#WERT!</text:p>
          </table:table-cell>
          <table:table-cell table:formula="of:=IF([$Calculation.F30]=0;&quot;0&quot;;IF([$Calculation.F30]=ROUND([$Calculation.F30]);TEXT([$Calculation.F30];&quot;###&quot;);REPLACE([$Calculation.F30];SEARCH(&quot;,&quot;;[$Calculation.F30]);1;&quot;.&quot;)))" office:value-type="string" office:string-value="" calcext:value-type="error">
            <text:p>#WERT!</text:p>
          </table:table-cell>
          <table:table-cell table:formula="of:=IF([$Calculation.G30]=0;&quot;0&quot;;IF([$Calculation.G30]=ROUND([$Calculation.G30]);TEXT([$Calculation.G30];&quot;###&quot;);REPLACE([$Calculation.G30];SEARCH(&quot;,&quot;;[$Calculation.G30]);1;&quot;.&quot;)))" office:value-type="string" office:string-value="" calcext:value-type="error">
            <text:p>#WERT!</text:p>
          </table:table-cell>
          <table:table-cell table:formula="of:=IF([$Calculation.H30]=0;&quot;0&quot;;IF([$Calculation.H30]=ROUND([$Calculation.H30]);TEXT([$Calculation.H30];&quot;###&quot;);REPLACE([$Calculation.H30];SEARCH(&quot;,&quot;;[$Calculation.H30]);1;&quot;.&quot;)))" office:value-type="string" office:string-value="" calcext:value-type="error">
            <text:p>#WERT!</text:p>
          </table:table-cell>
          <table:table-cell table:formula="of:=IF([$Calculation.I30]=0;&quot;0&quot;;IF([$Calculation.I30]=ROUND([$Calculation.I30]);TEXT([$Calculation.I30];&quot;###&quot;);REPLACE([$Calculation.I30];SEARCH(&quot;,&quot;;[$Calculation.I30]);1;&quot;.&quot;)))" office:value-type="string" office:string-value="" calcext:value-type="error">
            <text:p>#WERT!</text:p>
          </table:table-cell>
          <table:table-cell table:formula="of:=IF([$Calculation.J30]=0;&quot;0&quot;;IF([$Calculation.J30]=ROUND([$Calculation.J30]);TEXT([$Calculation.J30];&quot;###&quot;);REPLACE([$Calculation.J30];SEARCH(&quot;,&quot;;[$Calculation.J30]);1;&quot;.&quot;)))" office:value-type="string" office:string-value="" calcext:value-type="error">
            <text:p>#WERT!</text:p>
          </table:table-cell>
          <table:table-cell table:formula="of:=IF([$Calculation.K30]=0;&quot;0&quot;;IF([$Calculation.K30]=ROUND([$Calculation.K30]);TEXT([$Calculation.K30];&quot;###&quot;);REPLACE([$Calculation.K30];SEARCH(&quot;,&quot;;[$Calculation.K30]);1;&quot;.&quot;)))" office:value-type="string" office:string-value="" calcext:value-type="error">
            <text:p>#WERT!</text:p>
          </table:table-cell>
          <table:table-cell table:formula="of:=IF([$Calculation.L30]=0;&quot;0&quot;;IF([$Calculation.L30]=ROUND([$Calculation.L30]);TEXT([$Calculation.L30];&quot;###&quot;);REPLACE([$Calculation.L30];SEARCH(&quot;,&quot;;[$Calculation.L30]);1;&quot;.&quot;)))" office:value-type="string" office:string-value="" calcext:value-type="error">
            <text:p>#WERT!</text:p>
          </table:table-cell>
          <table:table-cell table:formula="of:=IF([$Calculation.M30]=0;&quot;0&quot;;IF([$Calculation.M30]=ROUND([$Calculation.M30]);TEXT([$Calculation.M30];&quot;###&quot;);REPLACE([$Calculation.M30];SEARCH(&quot;,&quot;;[$Calculation.M30]);1;&quot;.&quot;)))" office:value-type="string" office:string-value="" calcext:value-type="error">
            <text:p>#WERT!</text:p>
          </table:table-cell>
          <table:table-cell table:formula="of:=IF([$Calculation.N30]=0;&quot;0&quot;;IF([$Calculation.N30]=ROUND([$Calculation.N30]);TEXT([$Calculation.N30];&quot;###&quot;);REPLACE([$Calculation.N30];SEARCH(&quot;,&quot;;[$Calculation.N30]);1;&quot;.&quot;)))" office:value-type="string" office:string-value="" calcext:value-type="error">
            <text:p>#WERT!</text:p>
          </table:table-cell>
          <table:table-cell table:formula="of:=IF([$Calculation.O30]=0;&quot;0&quot;;IF([$Calculation.O30]=ROUND([$Calculation.O30]);TEXT([$Calculation.O30];&quot;###&quot;);REPLACE([$Calculation.O30];SEARCH(&quot;,&quot;;[$Calculation.O30]);1;&quot;.&quot;)))" office:value-type="string" office:string-value="" calcext:value-type="error">
            <text:p>#WERT!</text:p>
          </table:table-cell>
          <table:table-cell table:formula="of:=IF([$Calculation.P30]=0;&quot;0&quot;;IF([$Calculation.P30]=ROUND([$Calculation.P30]);TEXT([$Calculation.P30];&quot;###&quot;);REPLACE([$Calculation.P30];SEARCH(&quot;,&quot;;[$Calculation.P30]);1;&quot;.&quot;)))" office:value-type="string" office:string-value="" calcext:value-type="error">
            <text:p>#WERT!</text:p>
          </table:table-cell>
          <table:table-cell table:formula="of:=IF([$Calculation.Q30]=0;&quot;0&quot;;IF([$Calculation.Q30]=ROUND([$Calculation.Q30]);TEXT([$Calculation.Q30];&quot;###&quot;);REPLACE([$Calculation.Q30];SEARCH(&quot;,&quot;;[$Calculation.Q3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7]=FootNote;[.A27]=&quot;&quot;);&quot;&quot;;IF(NOT([$Calculation.C31]=&quot;&quot;);CONCATENATE(StartPos;CHAR(10);StartPosX;[.C28];&quot;,&quot;;CHAR(10);StartPosY;[.D28];&quot;,&quot;;CHAR(10);StartPosZ;[.E28];CHAR(10);StartRot;CHAR(10);StartRotX;[.F28];&quot;,&quot;;CHAR(10);StartRotY;[.G28];&quot;,&quot;;CHAR(10);StartRotZ;[.H28];CHAR(10);EndPos;CHAR(10);EndPosX;[.I28];&quot;,&quot;;CHAR(10);EndPosY;[.J28];&quot;,&quot;;CHAR(10);EndPosZ;[.K28];CHAR(10);EndRot;CHAR(10);EndRotX;[.L28];&quot;,&quot;;CHAR(10);EndRotY;[.M28];&quot;,&quot;;CHAR(10);EndRotZ;[.N28];CHAR(10);Duration;[.O28];&quot;,&quot;;CHAR(10);Delay;[.P28];&quot;,&quot;;CHAR(10);Ease;[$Calculation.R31];CHAR(10);Closure);FootNote))">
            <text:p/>
          </table:table-cell>
          <table:table-cell/>
          <table:table-cell table:formula="of:=IF([$Calculation.D31]=0;&quot;0&quot;;IF([$Calculation.D31]=ROUND([$Calculation.D31]);TEXT([$Calculation.D31];&quot;###&quot;);REPLACE([$Calculation.D31];SEARCH(&quot;,&quot;;[$Calculation.D31]);1;&quot;.&quot;)))" office:value-type="string" office:string-value="" calcext:value-type="error">
            <text:p>#WERT!</text:p>
          </table:table-cell>
          <table:table-cell table:formula="of:=IF([$Calculation.E31]=0;&quot;0&quot;;IF([$Calculation.E31]=ROUND([$Calculation.E31]);TEXT([$Calculation.E31];&quot;###&quot;);REPLACE([$Calculation.E31];SEARCH(&quot;,&quot;;[$Calculation.E31]);1;&quot;.&quot;)))" office:value-type="string" office:string-value="" calcext:value-type="error">
            <text:p>#WERT!</text:p>
          </table:table-cell>
          <table:table-cell table:formula="of:=IF([$Calculation.F31]=0;&quot;0&quot;;IF([$Calculation.F31]=ROUND([$Calculation.F31]);TEXT([$Calculation.F31];&quot;###&quot;);REPLACE([$Calculation.F31];SEARCH(&quot;,&quot;;[$Calculation.F31]);1;&quot;.&quot;)))" office:value-type="string" office:string-value="" calcext:value-type="error">
            <text:p>#WERT!</text:p>
          </table:table-cell>
          <table:table-cell table:formula="of:=IF([$Calculation.G31]=0;&quot;0&quot;;IF([$Calculation.G31]=ROUND([$Calculation.G31]);TEXT([$Calculation.G31];&quot;###&quot;);REPLACE([$Calculation.G31];SEARCH(&quot;,&quot;;[$Calculation.G31]);1;&quot;.&quot;)))" office:value-type="string" office:string-value="" calcext:value-type="error">
            <text:p>#WERT!</text:p>
          </table:table-cell>
          <table:table-cell table:formula="of:=IF([$Calculation.H31]=0;&quot;0&quot;;IF([$Calculation.H31]=ROUND([$Calculation.H31]);TEXT([$Calculation.H31];&quot;###&quot;);REPLACE([$Calculation.H31];SEARCH(&quot;,&quot;;[$Calculation.H31]);1;&quot;.&quot;)))" office:value-type="string" office:string-value="" calcext:value-type="error">
            <text:p>#WERT!</text:p>
          </table:table-cell>
          <table:table-cell table:formula="of:=IF([$Calculation.I31]=0;&quot;0&quot;;IF([$Calculation.I31]=ROUND([$Calculation.I31]);TEXT([$Calculation.I31];&quot;###&quot;);REPLACE([$Calculation.I31];SEARCH(&quot;,&quot;;[$Calculation.I31]);1;&quot;.&quot;)))" office:value-type="string" office:string-value="" calcext:value-type="error">
            <text:p>#WERT!</text:p>
          </table:table-cell>
          <table:table-cell table:formula="of:=IF([$Calculation.J31]=0;&quot;0&quot;;IF([$Calculation.J31]=ROUND([$Calculation.J31]);TEXT([$Calculation.J31];&quot;###&quot;);REPLACE([$Calculation.J31];SEARCH(&quot;,&quot;;[$Calculation.J31]);1;&quot;.&quot;)))" office:value-type="string" office:string-value="" calcext:value-type="error">
            <text:p>#WERT!</text:p>
          </table:table-cell>
          <table:table-cell table:formula="of:=IF([$Calculation.K31]=0;&quot;0&quot;;IF([$Calculation.K31]=ROUND([$Calculation.K31]);TEXT([$Calculation.K31];&quot;###&quot;);REPLACE([$Calculation.K31];SEARCH(&quot;,&quot;;[$Calculation.K31]);1;&quot;.&quot;)))" office:value-type="string" office:string-value="" calcext:value-type="error">
            <text:p>#WERT!</text:p>
          </table:table-cell>
          <table:table-cell table:formula="of:=IF([$Calculation.L31]=0;&quot;0&quot;;IF([$Calculation.L31]=ROUND([$Calculation.L31]);TEXT([$Calculation.L31];&quot;###&quot;);REPLACE([$Calculation.L31];SEARCH(&quot;,&quot;;[$Calculation.L31]);1;&quot;.&quot;)))" office:value-type="string" office:string-value="" calcext:value-type="error">
            <text:p>#WERT!</text:p>
          </table:table-cell>
          <table:table-cell table:formula="of:=IF([$Calculation.M31]=0;&quot;0&quot;;IF([$Calculation.M31]=ROUND([$Calculation.M31]);TEXT([$Calculation.M31];&quot;###&quot;);REPLACE([$Calculation.M31];SEARCH(&quot;,&quot;;[$Calculation.M31]);1;&quot;.&quot;)))" office:value-type="string" office:string-value="" calcext:value-type="error">
            <text:p>#WERT!</text:p>
          </table:table-cell>
          <table:table-cell table:formula="of:=IF([$Calculation.N31]=0;&quot;0&quot;;IF([$Calculation.N31]=ROUND([$Calculation.N31]);TEXT([$Calculation.N31];&quot;###&quot;);REPLACE([$Calculation.N31];SEARCH(&quot;,&quot;;[$Calculation.N31]);1;&quot;.&quot;)))" office:value-type="string" office:string-value="" calcext:value-type="error">
            <text:p>#WERT!</text:p>
          </table:table-cell>
          <table:table-cell table:formula="of:=IF([$Calculation.O31]=0;&quot;0&quot;;IF([$Calculation.O31]=ROUND([$Calculation.O31]);TEXT([$Calculation.O31];&quot;###&quot;);REPLACE([$Calculation.O31];SEARCH(&quot;,&quot;;[$Calculation.O31]);1;&quot;.&quot;)))" office:value-type="string" office:string-value="" calcext:value-type="error">
            <text:p>#WERT!</text:p>
          </table:table-cell>
          <table:table-cell table:formula="of:=IF([$Calculation.P31]=0;&quot;0&quot;;IF([$Calculation.P31]=ROUND([$Calculation.P31]);TEXT([$Calculation.P31];&quot;###&quot;);REPLACE([$Calculation.P31];SEARCH(&quot;,&quot;;[$Calculation.P31]);1;&quot;.&quot;)))" office:value-type="string" office:string-value="" calcext:value-type="error">
            <text:p>#WERT!</text:p>
          </table:table-cell>
          <table:table-cell table:formula="of:=IF([$Calculation.Q31]=0;&quot;0&quot;;IF([$Calculation.Q31]=ROUND([$Calculation.Q31]);TEXT([$Calculation.Q31];&quot;###&quot;);REPLACE([$Calculation.Q31];SEARCH(&quot;,&quot;;[$Calculation.Q3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8]=FootNote;[.A28]=&quot;&quot;);&quot;&quot;;IF(NOT([$Calculation.C32]=&quot;&quot;);CONCATENATE(StartPos;CHAR(10);StartPosX;[.C29];&quot;,&quot;;CHAR(10);StartPosY;[.D29];&quot;,&quot;;CHAR(10);StartPosZ;[.E29];CHAR(10);StartRot;CHAR(10);StartRotX;[.F29];&quot;,&quot;;CHAR(10);StartRotY;[.G29];&quot;,&quot;;CHAR(10);StartRotZ;[.H29];CHAR(10);EndPos;CHAR(10);EndPosX;[.I29];&quot;,&quot;;CHAR(10);EndPosY;[.J29];&quot;,&quot;;CHAR(10);EndPosZ;[.K29];CHAR(10);EndRot;CHAR(10);EndRotX;[.L29];&quot;,&quot;;CHAR(10);EndRotY;[.M29];&quot;,&quot;;CHAR(10);EndRotZ;[.N29];CHAR(10);Duration;[.O29];&quot;,&quot;;CHAR(10);Delay;[.P29];&quot;,&quot;;CHAR(10);Ease;[$Calculation.R32];CHAR(10);Closure);FootNote))">
            <text:p/>
          </table:table-cell>
          <table:table-cell/>
          <table:table-cell table:formula="of:=IF([$Calculation.D32]=0;&quot;0&quot;;IF([$Calculation.D32]=ROUND([$Calculation.D32]);TEXT([$Calculation.D32];&quot;###&quot;);REPLACE([$Calculation.D32];SEARCH(&quot;,&quot;;[$Calculation.D32]);1;&quot;.&quot;)))" office:value-type="string" office:string-value="" calcext:value-type="error">
            <text:p>#WERT!</text:p>
          </table:table-cell>
          <table:table-cell table:formula="of:=IF([$Calculation.E32]=0;&quot;0&quot;;IF([$Calculation.E32]=ROUND([$Calculation.E32]);TEXT([$Calculation.E32];&quot;###&quot;);REPLACE([$Calculation.E32];SEARCH(&quot;,&quot;;[$Calculation.E32]);1;&quot;.&quot;)))" office:value-type="string" office:string-value="" calcext:value-type="error">
            <text:p>#WERT!</text:p>
          </table:table-cell>
          <table:table-cell table:formula="of:=IF([$Calculation.F32]=0;&quot;0&quot;;IF([$Calculation.F32]=ROUND([$Calculation.F32]);TEXT([$Calculation.F32];&quot;###&quot;);REPLACE([$Calculation.F32];SEARCH(&quot;,&quot;;[$Calculation.F32]);1;&quot;.&quot;)))" office:value-type="string" office:string-value="" calcext:value-type="error">
            <text:p>#WERT!</text:p>
          </table:table-cell>
          <table:table-cell table:formula="of:=IF([$Calculation.G32]=0;&quot;0&quot;;IF([$Calculation.G32]=ROUND([$Calculation.G32]);TEXT([$Calculation.G32];&quot;###&quot;);REPLACE([$Calculation.G32];SEARCH(&quot;,&quot;;[$Calculation.G32]);1;&quot;.&quot;)))" office:value-type="string" office:string-value="" calcext:value-type="error">
            <text:p>#WERT!</text:p>
          </table:table-cell>
          <table:table-cell table:formula="of:=IF([$Calculation.H32]=0;&quot;0&quot;;IF([$Calculation.H32]=ROUND([$Calculation.H32]);TEXT([$Calculation.H32];&quot;###&quot;);REPLACE([$Calculation.H32];SEARCH(&quot;,&quot;;[$Calculation.H32]);1;&quot;.&quot;)))" office:value-type="string" office:string-value="" calcext:value-type="error">
            <text:p>#WERT!</text:p>
          </table:table-cell>
          <table:table-cell table:formula="of:=IF([$Calculation.I32]=0;&quot;0&quot;;IF([$Calculation.I32]=ROUND([$Calculation.I32]);TEXT([$Calculation.I32];&quot;###&quot;);REPLACE([$Calculation.I32];SEARCH(&quot;,&quot;;[$Calculation.I32]);1;&quot;.&quot;)))" office:value-type="string" office:string-value="" calcext:value-type="error">
            <text:p>#WERT!</text:p>
          </table:table-cell>
          <table:table-cell table:formula="of:=IF([$Calculation.J32]=0;&quot;0&quot;;IF([$Calculation.J32]=ROUND([$Calculation.J32]);TEXT([$Calculation.J32];&quot;###&quot;);REPLACE([$Calculation.J32];SEARCH(&quot;,&quot;;[$Calculation.J32]);1;&quot;.&quot;)))" office:value-type="string" office:string-value="" calcext:value-type="error">
            <text:p>#WERT!</text:p>
          </table:table-cell>
          <table:table-cell table:formula="of:=IF([$Calculation.K32]=0;&quot;0&quot;;IF([$Calculation.K32]=ROUND([$Calculation.K32]);TEXT([$Calculation.K32];&quot;###&quot;);REPLACE([$Calculation.K32];SEARCH(&quot;,&quot;;[$Calculation.K32]);1;&quot;.&quot;)))" office:value-type="string" office:string-value="" calcext:value-type="error">
            <text:p>#WERT!</text:p>
          </table:table-cell>
          <table:table-cell table:formula="of:=IF([$Calculation.L32]=0;&quot;0&quot;;IF([$Calculation.L32]=ROUND([$Calculation.L32]);TEXT([$Calculation.L32];&quot;###&quot;);REPLACE([$Calculation.L32];SEARCH(&quot;,&quot;;[$Calculation.L32]);1;&quot;.&quot;)))" office:value-type="string" office:string-value="" calcext:value-type="error">
            <text:p>#WERT!</text:p>
          </table:table-cell>
          <table:table-cell table:formula="of:=IF([$Calculation.M32]=0;&quot;0&quot;;IF([$Calculation.M32]=ROUND([$Calculation.M32]);TEXT([$Calculation.M32];&quot;###&quot;);REPLACE([$Calculation.M32];SEARCH(&quot;,&quot;;[$Calculation.M32]);1;&quot;.&quot;)))" office:value-type="string" office:string-value="" calcext:value-type="error">
            <text:p>#WERT!</text:p>
          </table:table-cell>
          <table:table-cell table:formula="of:=IF([$Calculation.N32]=0;&quot;0&quot;;IF([$Calculation.N32]=ROUND([$Calculation.N32]);TEXT([$Calculation.N32];&quot;###&quot;);REPLACE([$Calculation.N32];SEARCH(&quot;,&quot;;[$Calculation.N32]);1;&quot;.&quot;)))" office:value-type="string" office:string-value="" calcext:value-type="error">
            <text:p>#WERT!</text:p>
          </table:table-cell>
          <table:table-cell table:formula="of:=IF([$Calculation.O32]=0;&quot;0&quot;;IF([$Calculation.O32]=ROUND([$Calculation.O32]);TEXT([$Calculation.O32];&quot;###&quot;);REPLACE([$Calculation.O32];SEARCH(&quot;,&quot;;[$Calculation.O32]);1;&quot;.&quot;)))" office:value-type="string" office:string-value="" calcext:value-type="error">
            <text:p>#WERT!</text:p>
          </table:table-cell>
          <table:table-cell table:formula="of:=IF([$Calculation.P32]=0;&quot;0&quot;;IF([$Calculation.P32]=ROUND([$Calculation.P32]);TEXT([$Calculation.P32];&quot;###&quot;);REPLACE([$Calculation.P32];SEARCH(&quot;,&quot;;[$Calculation.P32]);1;&quot;.&quot;)))" office:value-type="string" office:string-value="" calcext:value-type="error">
            <text:p>#WERT!</text:p>
          </table:table-cell>
          <table:table-cell table:formula="of:=IF([$Calculation.Q32]=0;&quot;0&quot;;IF([$Calculation.Q32]=ROUND([$Calculation.Q32]);TEXT([$Calculation.Q32];&quot;###&quot;);REPLACE([$Calculation.Q32];SEARCH(&quot;,&quot;;[$Calculation.Q3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9]=FootNote;[.A29]=&quot;&quot;);&quot;&quot;;IF(NOT([$Calculation.C33]=&quot;&quot;);CONCATENATE(StartPos;CHAR(10);StartPosX;[.C30];&quot;,&quot;;CHAR(10);StartPosY;[.D30];&quot;,&quot;;CHAR(10);StartPosZ;[.E30];CHAR(10);StartRot;CHAR(10);StartRotX;[.F30];&quot;,&quot;;CHAR(10);StartRotY;[.G30];&quot;,&quot;;CHAR(10);StartRotZ;[.H30];CHAR(10);EndPos;CHAR(10);EndPosX;[.I30];&quot;,&quot;;CHAR(10);EndPosY;[.J30];&quot;,&quot;;CHAR(10);EndPosZ;[.K30];CHAR(10);EndRot;CHAR(10);EndRotX;[.L30];&quot;,&quot;;CHAR(10);EndRotY;[.M30];&quot;,&quot;;CHAR(10);EndRotZ;[.N30];CHAR(10);Duration;[.O30];&quot;,&quot;;CHAR(10);Delay;[.P30];&quot;,&quot;;CHAR(10);Ease;[$Calculation.R33];CHAR(10);Closure);FootNote))">
            <text:p/>
          </table:table-cell>
          <table:table-cell/>
          <table:table-cell table:formula="of:=IF([$Calculation.D33]=0;&quot;0&quot;;IF([$Calculation.D33]=ROUND([$Calculation.D33]);TEXT([$Calculation.D33];&quot;###&quot;);REPLACE([$Calculation.D33];SEARCH(&quot;,&quot;;[$Calculation.D33]);1;&quot;.&quot;)))" office:value-type="string" office:string-value="" calcext:value-type="error">
            <text:p>#WERT!</text:p>
          </table:table-cell>
          <table:table-cell table:formula="of:=IF([$Calculation.E33]=0;&quot;0&quot;;IF([$Calculation.E33]=ROUND([$Calculation.E33]);TEXT([$Calculation.E33];&quot;###&quot;);REPLACE([$Calculation.E33];SEARCH(&quot;,&quot;;[$Calculation.E33]);1;&quot;.&quot;)))" office:value-type="string" office:string-value="" calcext:value-type="error">
            <text:p>#WERT!</text:p>
          </table:table-cell>
          <table:table-cell table:formula="of:=IF([$Calculation.F33]=0;&quot;0&quot;;IF([$Calculation.F33]=ROUND([$Calculation.F33]);TEXT([$Calculation.F33];&quot;###&quot;);REPLACE([$Calculation.F33];SEARCH(&quot;,&quot;;[$Calculation.F33]);1;&quot;.&quot;)))" office:value-type="string" office:string-value="" calcext:value-type="error">
            <text:p>#WERT!</text:p>
          </table:table-cell>
          <table:table-cell table:formula="of:=IF([$Calculation.G33]=0;&quot;0&quot;;IF([$Calculation.G33]=ROUND([$Calculation.G33]);TEXT([$Calculation.G33];&quot;###&quot;);REPLACE([$Calculation.G33];SEARCH(&quot;,&quot;;[$Calculation.G33]);1;&quot;.&quot;)))" office:value-type="string" office:string-value="" calcext:value-type="error">
            <text:p>#WERT!</text:p>
          </table:table-cell>
          <table:table-cell table:formula="of:=IF([$Calculation.H33]=0;&quot;0&quot;;IF([$Calculation.H33]=ROUND([$Calculation.H33]);TEXT([$Calculation.H33];&quot;###&quot;);REPLACE([$Calculation.H33];SEARCH(&quot;,&quot;;[$Calculation.H33]);1;&quot;.&quot;)))" office:value-type="string" office:string-value="" calcext:value-type="error">
            <text:p>#WERT!</text:p>
          </table:table-cell>
          <table:table-cell table:formula="of:=IF([$Calculation.I33]=0;&quot;0&quot;;IF([$Calculation.I33]=ROUND([$Calculation.I33]);TEXT([$Calculation.I33];&quot;###&quot;);REPLACE([$Calculation.I33];SEARCH(&quot;,&quot;;[$Calculation.I33]);1;&quot;.&quot;)))" office:value-type="string" office:string-value="" calcext:value-type="error">
            <text:p>#WERT!</text:p>
          </table:table-cell>
          <table:table-cell table:formula="of:=IF([$Calculation.J33]=0;&quot;0&quot;;IF([$Calculation.J33]=ROUND([$Calculation.J33]);TEXT([$Calculation.J33];&quot;###&quot;);REPLACE([$Calculation.J33];SEARCH(&quot;,&quot;;[$Calculation.J33]);1;&quot;.&quot;)))" office:value-type="string" office:string-value="" calcext:value-type="error">
            <text:p>#WERT!</text:p>
          </table:table-cell>
          <table:table-cell table:formula="of:=IF([$Calculation.K33]=0;&quot;0&quot;;IF([$Calculation.K33]=ROUND([$Calculation.K33]);TEXT([$Calculation.K33];&quot;###&quot;);REPLACE([$Calculation.K33];SEARCH(&quot;,&quot;;[$Calculation.K33]);1;&quot;.&quot;)))" office:value-type="string" office:string-value="" calcext:value-type="error">
            <text:p>#WERT!</text:p>
          </table:table-cell>
          <table:table-cell table:formula="of:=IF([$Calculation.L33]=0;&quot;0&quot;;IF([$Calculation.L33]=ROUND([$Calculation.L33]);TEXT([$Calculation.L33];&quot;###&quot;);REPLACE([$Calculation.L33];SEARCH(&quot;,&quot;;[$Calculation.L33]);1;&quot;.&quot;)))" office:value-type="string" office:string-value="" calcext:value-type="error">
            <text:p>#WERT!</text:p>
          </table:table-cell>
          <table:table-cell table:formula="of:=IF([$Calculation.M33]=0;&quot;0&quot;;IF([$Calculation.M33]=ROUND([$Calculation.M33]);TEXT([$Calculation.M33];&quot;###&quot;);REPLACE([$Calculation.M33];SEARCH(&quot;,&quot;;[$Calculation.M33]);1;&quot;.&quot;)))" office:value-type="string" office:string-value="" calcext:value-type="error">
            <text:p>#WERT!</text:p>
          </table:table-cell>
          <table:table-cell table:formula="of:=IF([$Calculation.N33]=0;&quot;0&quot;;IF([$Calculation.N33]=ROUND([$Calculation.N33]);TEXT([$Calculation.N33];&quot;###&quot;);REPLACE([$Calculation.N33];SEARCH(&quot;,&quot;;[$Calculation.N33]);1;&quot;.&quot;)))" office:value-type="string" office:string-value="" calcext:value-type="error">
            <text:p>#WERT!</text:p>
          </table:table-cell>
          <table:table-cell table:formula="of:=IF([$Calculation.O33]=0;&quot;0&quot;;IF([$Calculation.O33]=ROUND([$Calculation.O33]);TEXT([$Calculation.O33];&quot;###&quot;);REPLACE([$Calculation.O33];SEARCH(&quot;,&quot;;[$Calculation.O33]);1;&quot;.&quot;)))" office:value-type="string" office:string-value="" calcext:value-type="error">
            <text:p>#WERT!</text:p>
          </table:table-cell>
          <table:table-cell table:formula="of:=IF([$Calculation.P33]=0;&quot;0&quot;;IF([$Calculation.P33]=ROUND([$Calculation.P33]);TEXT([$Calculation.P33];&quot;###&quot;);REPLACE([$Calculation.P33];SEARCH(&quot;,&quot;;[$Calculation.P33]);1;&quot;.&quot;)))" office:value-type="string" office:string-value="" calcext:value-type="error">
            <text:p>#WERT!</text:p>
          </table:table-cell>
          <table:table-cell table:formula="of:=IF([$Calculation.Q33]=0;&quot;0&quot;;IF([$Calculation.Q33]=ROUND([$Calculation.Q33]);TEXT([$Calculation.Q33];&quot;###&quot;);REPLACE([$Calculation.Q33];SEARCH(&quot;,&quot;;[$Calculation.Q3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0]=FootNote;[.A30]=&quot;&quot;);&quot;&quot;;IF(NOT([$Calculation.C34]=&quot;&quot;);CONCATENATE(StartPos;CHAR(10);StartPosX;[.C31];&quot;,&quot;;CHAR(10);StartPosY;[.D31];&quot;,&quot;;CHAR(10);StartPosZ;[.E31];CHAR(10);StartRot;CHAR(10);StartRotX;[.F31];&quot;,&quot;;CHAR(10);StartRotY;[.G31];&quot;,&quot;;CHAR(10);StartRotZ;[.H31];CHAR(10);EndPos;CHAR(10);EndPosX;[.I31];&quot;,&quot;;CHAR(10);EndPosY;[.J31];&quot;,&quot;;CHAR(10);EndPosZ;[.K31];CHAR(10);EndRot;CHAR(10);EndRotX;[.L31];&quot;,&quot;;CHAR(10);EndRotY;[.M31];&quot;,&quot;;CHAR(10);EndRotZ;[.N31];CHAR(10);Duration;[.O31];&quot;,&quot;;CHAR(10);Delay;[.P31];&quot;,&quot;;CHAR(10);Ease;[$Calculation.R34];CHAR(10);Closure);FootNote))">
            <text:p/>
          </table:table-cell>
          <table:table-cell/>
          <table:table-cell table:formula="of:=IF([$Calculation.D34]=0;&quot;0&quot;;IF([$Calculation.D34]=ROUND([$Calculation.D34]);TEXT([$Calculation.D34];&quot;###&quot;);REPLACE([$Calculation.D34];SEARCH(&quot;,&quot;;[$Calculation.D34]);1;&quot;.&quot;)))" office:value-type="string" office:string-value="" calcext:value-type="error">
            <text:p>#WERT!</text:p>
          </table:table-cell>
          <table:table-cell table:formula="of:=IF([$Calculation.E34]=0;&quot;0&quot;;IF([$Calculation.E34]=ROUND([$Calculation.E34]);TEXT([$Calculation.E34];&quot;###&quot;);REPLACE([$Calculation.E34];SEARCH(&quot;,&quot;;[$Calculation.E34]);1;&quot;.&quot;)))" office:value-type="string" office:string-value="" calcext:value-type="error">
            <text:p>#WERT!</text:p>
          </table:table-cell>
          <table:table-cell table:formula="of:=IF([$Calculation.F34]=0;&quot;0&quot;;IF([$Calculation.F34]=ROUND([$Calculation.F34]);TEXT([$Calculation.F34];&quot;###&quot;);REPLACE([$Calculation.F34];SEARCH(&quot;,&quot;;[$Calculation.F34]);1;&quot;.&quot;)))" office:value-type="string" office:string-value="" calcext:value-type="error">
            <text:p>#WERT!</text:p>
          </table:table-cell>
          <table:table-cell table:formula="of:=IF([$Calculation.G34]=0;&quot;0&quot;;IF([$Calculation.G34]=ROUND([$Calculation.G34]);TEXT([$Calculation.G34];&quot;###&quot;);REPLACE([$Calculation.G34];SEARCH(&quot;,&quot;;[$Calculation.G34]);1;&quot;.&quot;)))" office:value-type="string" office:string-value="" calcext:value-type="error">
            <text:p>#WERT!</text:p>
          </table:table-cell>
          <table:table-cell table:formula="of:=IF([$Calculation.H34]=0;&quot;0&quot;;IF([$Calculation.H34]=ROUND([$Calculation.H34]);TEXT([$Calculation.H34];&quot;###&quot;);REPLACE([$Calculation.H34];SEARCH(&quot;,&quot;;[$Calculation.H34]);1;&quot;.&quot;)))" office:value-type="string" office:string-value="" calcext:value-type="error">
            <text:p>#WERT!</text:p>
          </table:table-cell>
          <table:table-cell table:formula="of:=IF([$Calculation.I34]=0;&quot;0&quot;;IF([$Calculation.I34]=ROUND([$Calculation.I34]);TEXT([$Calculation.I34];&quot;###&quot;);REPLACE([$Calculation.I34];SEARCH(&quot;,&quot;;[$Calculation.I34]);1;&quot;.&quot;)))" office:value-type="string" office:string-value="" calcext:value-type="error">
            <text:p>#WERT!</text:p>
          </table:table-cell>
          <table:table-cell table:formula="of:=IF([$Calculation.J34]=0;&quot;0&quot;;IF([$Calculation.J34]=ROUND([$Calculation.J34]);TEXT([$Calculation.J34];&quot;###&quot;);REPLACE([$Calculation.J34];SEARCH(&quot;,&quot;;[$Calculation.J34]);1;&quot;.&quot;)))" office:value-type="string" office:string-value="" calcext:value-type="error">
            <text:p>#WERT!</text:p>
          </table:table-cell>
          <table:table-cell table:formula="of:=IF([$Calculation.K34]=0;&quot;0&quot;;IF([$Calculation.K34]=ROUND([$Calculation.K34]);TEXT([$Calculation.K34];&quot;###&quot;);REPLACE([$Calculation.K34];SEARCH(&quot;,&quot;;[$Calculation.K34]);1;&quot;.&quot;)))" office:value-type="string" office:string-value="" calcext:value-type="error">
            <text:p>#WERT!</text:p>
          </table:table-cell>
          <table:table-cell table:formula="of:=IF([$Calculation.L34]=0;&quot;0&quot;;IF([$Calculation.L34]=ROUND([$Calculation.L34]);TEXT([$Calculation.L34];&quot;###&quot;);REPLACE([$Calculation.L34];SEARCH(&quot;,&quot;;[$Calculation.L34]);1;&quot;.&quot;)))" office:value-type="string" office:string-value="" calcext:value-type="error">
            <text:p>#WERT!</text:p>
          </table:table-cell>
          <table:table-cell table:formula="of:=IF([$Calculation.M34]=0;&quot;0&quot;;IF([$Calculation.M34]=ROUND([$Calculation.M34]);TEXT([$Calculation.M34];&quot;###&quot;);REPLACE([$Calculation.M34];SEARCH(&quot;,&quot;;[$Calculation.M34]);1;&quot;.&quot;)))" office:value-type="string" office:string-value="" calcext:value-type="error">
            <text:p>#WERT!</text:p>
          </table:table-cell>
          <table:table-cell table:formula="of:=IF([$Calculation.N34]=0;&quot;0&quot;;IF([$Calculation.N34]=ROUND([$Calculation.N34]);TEXT([$Calculation.N34];&quot;###&quot;);REPLACE([$Calculation.N34];SEARCH(&quot;,&quot;;[$Calculation.N34]);1;&quot;.&quot;)))" office:value-type="string" office:string-value="" calcext:value-type="error">
            <text:p>#WERT!</text:p>
          </table:table-cell>
          <table:table-cell table:formula="of:=IF([$Calculation.O34]=0;&quot;0&quot;;IF([$Calculation.O34]=ROUND([$Calculation.O34]);TEXT([$Calculation.O34];&quot;###&quot;);REPLACE([$Calculation.O34];SEARCH(&quot;,&quot;;[$Calculation.O34]);1;&quot;.&quot;)))" office:value-type="string" office:string-value="" calcext:value-type="error">
            <text:p>#WERT!</text:p>
          </table:table-cell>
          <table:table-cell table:formula="of:=IF([$Calculation.P34]=0;&quot;0&quot;;IF([$Calculation.P34]=ROUND([$Calculation.P34]);TEXT([$Calculation.P34];&quot;###&quot;);REPLACE([$Calculation.P34];SEARCH(&quot;,&quot;;[$Calculation.P34]);1;&quot;.&quot;)))" office:value-type="string" office:string-value="" calcext:value-type="error">
            <text:p>#WERT!</text:p>
          </table:table-cell>
          <table:table-cell table:formula="of:=IF([$Calculation.Q34]=0;&quot;0&quot;;IF([$Calculation.Q34]=ROUND([$Calculation.Q34]);TEXT([$Calculation.Q34];&quot;###&quot;);REPLACE([$Calculation.Q34];SEARCH(&quot;,&quot;;[$Calculation.Q3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1]=FootNote;[.A31]=&quot;&quot;);&quot;&quot;;IF(NOT([$Calculation.C35]=&quot;&quot;);CONCATENATE(StartPos;CHAR(10);StartPosX;[.C32];&quot;,&quot;;CHAR(10);StartPosY;[.D32];&quot;,&quot;;CHAR(10);StartPosZ;[.E32];CHAR(10);StartRot;CHAR(10);StartRotX;[.F32];&quot;,&quot;;CHAR(10);StartRotY;[.G32];&quot;,&quot;;CHAR(10);StartRotZ;[.H32];CHAR(10);EndPos;CHAR(10);EndPosX;[.I32];&quot;,&quot;;CHAR(10);EndPosY;[.J32];&quot;,&quot;;CHAR(10);EndPosZ;[.K32];CHAR(10);EndRot;CHAR(10);EndRotX;[.L32];&quot;,&quot;;CHAR(10);EndRotY;[.M32];&quot;,&quot;;CHAR(10);EndRotZ;[.N32];CHAR(10);Duration;[.O32];&quot;,&quot;;CHAR(10);Delay;[.P32];&quot;,&quot;;CHAR(10);Ease;[$Calculation.R35];CHAR(10);Closure);FootNote))">
            <text:p/>
          </table:table-cell>
          <table:table-cell/>
          <table:table-cell table:formula="of:=IF([$Calculation.D35]=0;&quot;0&quot;;IF([$Calculation.D35]=ROUND([$Calculation.D35]);TEXT([$Calculation.D35];&quot;###&quot;);REPLACE([$Calculation.D35];SEARCH(&quot;,&quot;;[$Calculation.D35]);1;&quot;.&quot;)))" office:value-type="string" office:string-value="" calcext:value-type="error">
            <text:p>#WERT!</text:p>
          </table:table-cell>
          <table:table-cell table:formula="of:=IF([$Calculation.E35]=0;&quot;0&quot;;IF([$Calculation.E35]=ROUND([$Calculation.E35]);TEXT([$Calculation.E35];&quot;###&quot;);REPLACE([$Calculation.E35];SEARCH(&quot;,&quot;;[$Calculation.E35]);1;&quot;.&quot;)))" office:value-type="string" office:string-value="" calcext:value-type="error">
            <text:p>#WERT!</text:p>
          </table:table-cell>
          <table:table-cell table:formula="of:=IF([$Calculation.F35]=0;&quot;0&quot;;IF([$Calculation.F35]=ROUND([$Calculation.F35]);TEXT([$Calculation.F35];&quot;###&quot;);REPLACE([$Calculation.F35];SEARCH(&quot;,&quot;;[$Calculation.F35]);1;&quot;.&quot;)))" office:value-type="string" office:string-value="" calcext:value-type="error">
            <text:p>#WERT!</text:p>
          </table:table-cell>
          <table:table-cell table:formula="of:=IF([$Calculation.G35]=0;&quot;0&quot;;IF([$Calculation.G35]=ROUND([$Calculation.G35]);TEXT([$Calculation.G35];&quot;###&quot;);REPLACE([$Calculation.G35];SEARCH(&quot;,&quot;;[$Calculation.G35]);1;&quot;.&quot;)))" office:value-type="string" office:string-value="" calcext:value-type="error">
            <text:p>#WERT!</text:p>
          </table:table-cell>
          <table:table-cell table:formula="of:=IF([$Calculation.H35]=0;&quot;0&quot;;IF([$Calculation.H35]=ROUND([$Calculation.H35]);TEXT([$Calculation.H35];&quot;###&quot;);REPLACE([$Calculation.H35];SEARCH(&quot;,&quot;;[$Calculation.H35]);1;&quot;.&quot;)))" office:value-type="string" office:string-value="" calcext:value-type="error">
            <text:p>#WERT!</text:p>
          </table:table-cell>
          <table:table-cell table:formula="of:=IF([$Calculation.I35]=0;&quot;0&quot;;IF([$Calculation.I35]=ROUND([$Calculation.I35]);TEXT([$Calculation.I35];&quot;###&quot;);REPLACE([$Calculation.I35];SEARCH(&quot;,&quot;;[$Calculation.I35]);1;&quot;.&quot;)))" office:value-type="string" office:string-value="" calcext:value-type="error">
            <text:p>#WERT!</text:p>
          </table:table-cell>
          <table:table-cell table:formula="of:=IF([$Calculation.J35]=0;&quot;0&quot;;IF([$Calculation.J35]=ROUND([$Calculation.J35]);TEXT([$Calculation.J35];&quot;###&quot;);REPLACE([$Calculation.J35];SEARCH(&quot;,&quot;;[$Calculation.J35]);1;&quot;.&quot;)))" office:value-type="string" office:string-value="" calcext:value-type="error">
            <text:p>#WERT!</text:p>
          </table:table-cell>
          <table:table-cell table:formula="of:=IF([$Calculation.K35]=0;&quot;0&quot;;IF([$Calculation.K35]=ROUND([$Calculation.K35]);TEXT([$Calculation.K35];&quot;###&quot;);REPLACE([$Calculation.K35];SEARCH(&quot;,&quot;;[$Calculation.K35]);1;&quot;.&quot;)))" office:value-type="string" office:string-value="" calcext:value-type="error">
            <text:p>#WERT!</text:p>
          </table:table-cell>
          <table:table-cell table:formula="of:=IF([$Calculation.L35]=0;&quot;0&quot;;IF([$Calculation.L35]=ROUND([$Calculation.L35]);TEXT([$Calculation.L35];&quot;###&quot;);REPLACE([$Calculation.L35];SEARCH(&quot;,&quot;;[$Calculation.L35]);1;&quot;.&quot;)))" office:value-type="string" office:string-value="" calcext:value-type="error">
            <text:p>#WERT!</text:p>
          </table:table-cell>
          <table:table-cell table:formula="of:=IF([$Calculation.M35]=0;&quot;0&quot;;IF([$Calculation.M35]=ROUND([$Calculation.M35]);TEXT([$Calculation.M35];&quot;###&quot;);REPLACE([$Calculation.M35];SEARCH(&quot;,&quot;;[$Calculation.M35]);1;&quot;.&quot;)))" office:value-type="string" office:string-value="" calcext:value-type="error">
            <text:p>#WERT!</text:p>
          </table:table-cell>
          <table:table-cell table:formula="of:=IF([$Calculation.N35]=0;&quot;0&quot;;IF([$Calculation.N35]=ROUND([$Calculation.N35]);TEXT([$Calculation.N35];&quot;###&quot;);REPLACE([$Calculation.N35];SEARCH(&quot;,&quot;;[$Calculation.N35]);1;&quot;.&quot;)))" office:value-type="string" office:string-value="" calcext:value-type="error">
            <text:p>#WERT!</text:p>
          </table:table-cell>
          <table:table-cell table:formula="of:=IF([$Calculation.O35]=0;&quot;0&quot;;IF([$Calculation.O35]=ROUND([$Calculation.O35]);TEXT([$Calculation.O35];&quot;###&quot;);REPLACE([$Calculation.O35];SEARCH(&quot;,&quot;;[$Calculation.O35]);1;&quot;.&quot;)))" office:value-type="string" office:string-value="" calcext:value-type="error">
            <text:p>#WERT!</text:p>
          </table:table-cell>
          <table:table-cell table:formula="of:=IF([$Calculation.P35]=0;&quot;0&quot;;IF([$Calculation.P35]=ROUND([$Calculation.P35]);TEXT([$Calculation.P35];&quot;###&quot;);REPLACE([$Calculation.P35];SEARCH(&quot;,&quot;;[$Calculation.P35]);1;&quot;.&quot;)))" office:value-type="string" office:string-value="" calcext:value-type="error">
            <text:p>#WERT!</text:p>
          </table:table-cell>
          <table:table-cell table:formula="of:=IF([$Calculation.Q35]=0;&quot;0&quot;;IF([$Calculation.Q35]=ROUND([$Calculation.Q35]);TEXT([$Calculation.Q35];&quot;###&quot;);REPLACE([$Calculation.Q35];SEARCH(&quot;,&quot;;[$Calculation.Q3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2]=FootNote;[.A32]=&quot;&quot;);&quot;&quot;;IF(NOT([$Calculation.C36]=&quot;&quot;);CONCATENATE(StartPos;CHAR(10);StartPosX;[.C33];&quot;,&quot;;CHAR(10);StartPosY;[.D33];&quot;,&quot;;CHAR(10);StartPosZ;[.E33];CHAR(10);StartRot;CHAR(10);StartRotX;[.F33];&quot;,&quot;;CHAR(10);StartRotY;[.G33];&quot;,&quot;;CHAR(10);StartRotZ;[.H33];CHAR(10);EndPos;CHAR(10);EndPosX;[.I33];&quot;,&quot;;CHAR(10);EndPosY;[.J33];&quot;,&quot;;CHAR(10);EndPosZ;[.K33];CHAR(10);EndRot;CHAR(10);EndRotX;[.L33];&quot;,&quot;;CHAR(10);EndRotY;[.M33];&quot;,&quot;;CHAR(10);EndRotZ;[.N33];CHAR(10);Duration;[.O33];&quot;,&quot;;CHAR(10);Delay;[.P33];&quot;,&quot;;CHAR(10);Ease;[$Calculation.R36];CHAR(10);Closure);FootNote))">
            <text:p/>
          </table:table-cell>
          <table:table-cell/>
          <table:table-cell table:formula="of:=IF([$Calculation.D36]=0;&quot;0&quot;;IF([$Calculation.D36]=ROUND([$Calculation.D36]);TEXT([$Calculation.D36];&quot;###&quot;);REPLACE([$Calculation.D36];SEARCH(&quot;,&quot;;[$Calculation.D36]);1;&quot;.&quot;)))" office:value-type="string" office:string-value="" calcext:value-type="error">
            <text:p>#WERT!</text:p>
          </table:table-cell>
          <table:table-cell table:formula="of:=IF([$Calculation.E36]=0;&quot;0&quot;;IF([$Calculation.E36]=ROUND([$Calculation.E36]);TEXT([$Calculation.E36];&quot;###&quot;);REPLACE([$Calculation.E36];SEARCH(&quot;,&quot;;[$Calculation.E36]);1;&quot;.&quot;)))" office:value-type="string" office:string-value="" calcext:value-type="error">
            <text:p>#WERT!</text:p>
          </table:table-cell>
          <table:table-cell table:formula="of:=IF([$Calculation.F36]=0;&quot;0&quot;;IF([$Calculation.F36]=ROUND([$Calculation.F36]);TEXT([$Calculation.F36];&quot;###&quot;);REPLACE([$Calculation.F36];SEARCH(&quot;,&quot;;[$Calculation.F36]);1;&quot;.&quot;)))" office:value-type="string" office:string-value="" calcext:value-type="error">
            <text:p>#WERT!</text:p>
          </table:table-cell>
          <table:table-cell table:formula="of:=IF([$Calculation.G36]=0;&quot;0&quot;;IF([$Calculation.G36]=ROUND([$Calculation.G36]);TEXT([$Calculation.G36];&quot;###&quot;);REPLACE([$Calculation.G36];SEARCH(&quot;,&quot;;[$Calculation.G36]);1;&quot;.&quot;)))" office:value-type="string" office:string-value="" calcext:value-type="error">
            <text:p>#WERT!</text:p>
          </table:table-cell>
          <table:table-cell table:formula="of:=IF([$Calculation.H36]=0;&quot;0&quot;;IF([$Calculation.H36]=ROUND([$Calculation.H36]);TEXT([$Calculation.H36];&quot;###&quot;);REPLACE([$Calculation.H36];SEARCH(&quot;,&quot;;[$Calculation.H36]);1;&quot;.&quot;)))" office:value-type="string" office:string-value="" calcext:value-type="error">
            <text:p>#WERT!</text:p>
          </table:table-cell>
          <table:table-cell table:formula="of:=IF([$Calculation.I36]=0;&quot;0&quot;;IF([$Calculation.I36]=ROUND([$Calculation.I36]);TEXT([$Calculation.I36];&quot;###&quot;);REPLACE([$Calculation.I36];SEARCH(&quot;,&quot;;[$Calculation.I36]);1;&quot;.&quot;)))" office:value-type="string" office:string-value="" calcext:value-type="error">
            <text:p>#WERT!</text:p>
          </table:table-cell>
          <table:table-cell table:formula="of:=IF([$Calculation.J36]=0;&quot;0&quot;;IF([$Calculation.J36]=ROUND([$Calculation.J36]);TEXT([$Calculation.J36];&quot;###&quot;);REPLACE([$Calculation.J36];SEARCH(&quot;,&quot;;[$Calculation.J36]);1;&quot;.&quot;)))" office:value-type="string" office:string-value="" calcext:value-type="error">
            <text:p>#WERT!</text:p>
          </table:table-cell>
          <table:table-cell table:formula="of:=IF([$Calculation.K36]=0;&quot;0&quot;;IF([$Calculation.K36]=ROUND([$Calculation.K36]);TEXT([$Calculation.K36];&quot;###&quot;);REPLACE([$Calculation.K36];SEARCH(&quot;,&quot;;[$Calculation.K36]);1;&quot;.&quot;)))" office:value-type="string" office:string-value="" calcext:value-type="error">
            <text:p>#WERT!</text:p>
          </table:table-cell>
          <table:table-cell table:formula="of:=IF([$Calculation.L36]=0;&quot;0&quot;;IF([$Calculation.L36]=ROUND([$Calculation.L36]);TEXT([$Calculation.L36];&quot;###&quot;);REPLACE([$Calculation.L36];SEARCH(&quot;,&quot;;[$Calculation.L36]);1;&quot;.&quot;)))" office:value-type="string" office:string-value="" calcext:value-type="error">
            <text:p>#WERT!</text:p>
          </table:table-cell>
          <table:table-cell table:formula="of:=IF([$Calculation.M36]=0;&quot;0&quot;;IF([$Calculation.M36]=ROUND([$Calculation.M36]);TEXT([$Calculation.M36];&quot;###&quot;);REPLACE([$Calculation.M36];SEARCH(&quot;,&quot;;[$Calculation.M36]);1;&quot;.&quot;)))" office:value-type="string" office:string-value="" calcext:value-type="error">
            <text:p>#WERT!</text:p>
          </table:table-cell>
          <table:table-cell table:formula="of:=IF([$Calculation.N36]=0;&quot;0&quot;;IF([$Calculation.N36]=ROUND([$Calculation.N36]);TEXT([$Calculation.N36];&quot;###&quot;);REPLACE([$Calculation.N36];SEARCH(&quot;,&quot;;[$Calculation.N36]);1;&quot;.&quot;)))" office:value-type="string" office:string-value="" calcext:value-type="error">
            <text:p>#WERT!</text:p>
          </table:table-cell>
          <table:table-cell table:formula="of:=IF([$Calculation.O36]=0;&quot;0&quot;;IF([$Calculation.O36]=ROUND([$Calculation.O36]);TEXT([$Calculation.O36];&quot;###&quot;);REPLACE([$Calculation.O36];SEARCH(&quot;,&quot;;[$Calculation.O36]);1;&quot;.&quot;)))" office:value-type="string" office:string-value="" calcext:value-type="error">
            <text:p>#WERT!</text:p>
          </table:table-cell>
          <table:table-cell table:formula="of:=IF([$Calculation.P36]=0;&quot;0&quot;;IF([$Calculation.P36]=ROUND([$Calculation.P36]);TEXT([$Calculation.P36];&quot;###&quot;);REPLACE([$Calculation.P36];SEARCH(&quot;,&quot;;[$Calculation.P36]);1;&quot;.&quot;)))" office:value-type="string" office:string-value="" calcext:value-type="error">
            <text:p>#WERT!</text:p>
          </table:table-cell>
          <table:table-cell table:formula="of:=IF([$Calculation.Q36]=0;&quot;0&quot;;IF([$Calculation.Q36]=ROUND([$Calculation.Q36]);TEXT([$Calculation.Q36];&quot;###&quot;);REPLACE([$Calculation.Q36];SEARCH(&quot;,&quot;;[$Calculation.Q3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3]=FootNote;[.A33]=&quot;&quot;);&quot;&quot;;IF(NOT([$Calculation.C37]=&quot;&quot;);CONCATENATE(StartPos;CHAR(10);StartPosX;[.C34];&quot;,&quot;;CHAR(10);StartPosY;[.D34];&quot;,&quot;;CHAR(10);StartPosZ;[.E34];CHAR(10);StartRot;CHAR(10);StartRotX;[.F34];&quot;,&quot;;CHAR(10);StartRotY;[.G34];&quot;,&quot;;CHAR(10);StartRotZ;[.H34];CHAR(10);EndPos;CHAR(10);EndPosX;[.I34];&quot;,&quot;;CHAR(10);EndPosY;[.J34];&quot;,&quot;;CHAR(10);EndPosZ;[.K34];CHAR(10);EndRot;CHAR(10);EndRotX;[.L34];&quot;,&quot;;CHAR(10);EndRotY;[.M34];&quot;,&quot;;CHAR(10);EndRotZ;[.N34];CHAR(10);Duration;[.O34];&quot;,&quot;;CHAR(10);Delay;[.P34];&quot;,&quot;;CHAR(10);Ease;[$Calculation.R37];CHAR(10);Closure);FootNote))">
            <text:p/>
          </table:table-cell>
          <table:table-cell/>
          <table:table-cell table:formula="of:=IF([$Calculation.D37]=0;&quot;0&quot;;IF([$Calculation.D37]=ROUND([$Calculation.D37]);TEXT([$Calculation.D37];&quot;###&quot;);REPLACE([$Calculation.D37];SEARCH(&quot;,&quot;;[$Calculation.D37]);1;&quot;.&quot;)))" office:value-type="string" office:string-value="" calcext:value-type="error">
            <text:p>#WERT!</text:p>
          </table:table-cell>
          <table:table-cell table:formula="of:=IF([$Calculation.E37]=0;&quot;0&quot;;IF([$Calculation.E37]=ROUND([$Calculation.E37]);TEXT([$Calculation.E37];&quot;###&quot;);REPLACE([$Calculation.E37];SEARCH(&quot;,&quot;;[$Calculation.E37]);1;&quot;.&quot;)))" office:value-type="string" office:string-value="" calcext:value-type="error">
            <text:p>#WERT!</text:p>
          </table:table-cell>
          <table:table-cell table:formula="of:=IF([$Calculation.F37]=0;&quot;0&quot;;IF([$Calculation.F37]=ROUND([$Calculation.F37]);TEXT([$Calculation.F37];&quot;###&quot;);REPLACE([$Calculation.F37];SEARCH(&quot;,&quot;;[$Calculation.F37]);1;&quot;.&quot;)))" office:value-type="string" office:string-value="" calcext:value-type="error">
            <text:p>#WERT!</text:p>
          </table:table-cell>
          <table:table-cell table:formula="of:=IF([$Calculation.G37]=0;&quot;0&quot;;IF([$Calculation.G37]=ROUND([$Calculation.G37]);TEXT([$Calculation.G37];&quot;###&quot;);REPLACE([$Calculation.G37];SEARCH(&quot;,&quot;;[$Calculation.G37]);1;&quot;.&quot;)))" office:value-type="string" office:string-value="" calcext:value-type="error">
            <text:p>#WERT!</text:p>
          </table:table-cell>
          <table:table-cell table:formula="of:=IF([$Calculation.H37]=0;&quot;0&quot;;IF([$Calculation.H37]=ROUND([$Calculation.H37]);TEXT([$Calculation.H37];&quot;###&quot;);REPLACE([$Calculation.H37];SEARCH(&quot;,&quot;;[$Calculation.H37]);1;&quot;.&quot;)))" office:value-type="string" office:string-value="" calcext:value-type="error">
            <text:p>#WERT!</text:p>
          </table:table-cell>
          <table:table-cell table:formula="of:=IF([$Calculation.I37]=0;&quot;0&quot;;IF([$Calculation.I37]=ROUND([$Calculation.I37]);TEXT([$Calculation.I37];&quot;###&quot;);REPLACE([$Calculation.I37];SEARCH(&quot;,&quot;;[$Calculation.I37]);1;&quot;.&quot;)))" office:value-type="string" office:string-value="" calcext:value-type="error">
            <text:p>#WERT!</text:p>
          </table:table-cell>
          <table:table-cell table:formula="of:=IF([$Calculation.J37]=0;&quot;0&quot;;IF([$Calculation.J37]=ROUND([$Calculation.J37]);TEXT([$Calculation.J37];&quot;###&quot;);REPLACE([$Calculation.J37];SEARCH(&quot;,&quot;;[$Calculation.J37]);1;&quot;.&quot;)))" office:value-type="string" office:string-value="" calcext:value-type="error">
            <text:p>#WERT!</text:p>
          </table:table-cell>
          <table:table-cell table:formula="of:=IF([$Calculation.K37]=0;&quot;0&quot;;IF([$Calculation.K37]=ROUND([$Calculation.K37]);TEXT([$Calculation.K37];&quot;###&quot;);REPLACE([$Calculation.K37];SEARCH(&quot;,&quot;;[$Calculation.K37]);1;&quot;.&quot;)))" office:value-type="string" office:string-value="" calcext:value-type="error">
            <text:p>#WERT!</text:p>
          </table:table-cell>
          <table:table-cell table:formula="of:=IF([$Calculation.L37]=0;&quot;0&quot;;IF([$Calculation.L37]=ROUND([$Calculation.L37]);TEXT([$Calculation.L37];&quot;###&quot;);REPLACE([$Calculation.L37];SEARCH(&quot;,&quot;;[$Calculation.L37]);1;&quot;.&quot;)))" office:value-type="string" office:string-value="" calcext:value-type="error">
            <text:p>#WERT!</text:p>
          </table:table-cell>
          <table:table-cell table:formula="of:=IF([$Calculation.M37]=0;&quot;0&quot;;IF([$Calculation.M37]=ROUND([$Calculation.M37]);TEXT([$Calculation.M37];&quot;###&quot;);REPLACE([$Calculation.M37];SEARCH(&quot;,&quot;;[$Calculation.M37]);1;&quot;.&quot;)))" office:value-type="string" office:string-value="" calcext:value-type="error">
            <text:p>#WERT!</text:p>
          </table:table-cell>
          <table:table-cell table:formula="of:=IF([$Calculation.N37]=0;&quot;0&quot;;IF([$Calculation.N37]=ROUND([$Calculation.N37]);TEXT([$Calculation.N37];&quot;###&quot;);REPLACE([$Calculation.N37];SEARCH(&quot;,&quot;;[$Calculation.N37]);1;&quot;.&quot;)))" office:value-type="string" office:string-value="" calcext:value-type="error">
            <text:p>#WERT!</text:p>
          </table:table-cell>
          <table:table-cell table:formula="of:=IF([$Calculation.O37]=0;&quot;0&quot;;IF([$Calculation.O37]=ROUND([$Calculation.O37]);TEXT([$Calculation.O37];&quot;###&quot;);REPLACE([$Calculation.O37];SEARCH(&quot;,&quot;;[$Calculation.O37]);1;&quot;.&quot;)))" office:value-type="string" office:string-value="" calcext:value-type="error">
            <text:p>#WERT!</text:p>
          </table:table-cell>
          <table:table-cell table:formula="of:=IF([$Calculation.P37]=0;&quot;0&quot;;IF([$Calculation.P37]=ROUND([$Calculation.P37]);TEXT([$Calculation.P37];&quot;###&quot;);REPLACE([$Calculation.P37];SEARCH(&quot;,&quot;;[$Calculation.P37]);1;&quot;.&quot;)))" office:value-type="string" office:string-value="" calcext:value-type="error">
            <text:p>#WERT!</text:p>
          </table:table-cell>
          <table:table-cell table:formula="of:=IF([$Calculation.Q37]=0;&quot;0&quot;;IF([$Calculation.Q37]=ROUND([$Calculation.Q37]);TEXT([$Calculation.Q37];&quot;###&quot;);REPLACE([$Calculation.Q37];SEARCH(&quot;,&quot;;[$Calculation.Q3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4]=FootNote;[.A34]=&quot;&quot;);&quot;&quot;;IF(NOT([$Calculation.C38]=&quot;&quot;);CONCATENATE(StartPos;CHAR(10);StartPosX;[.C35];&quot;,&quot;;CHAR(10);StartPosY;[.D35];&quot;,&quot;;CHAR(10);StartPosZ;[.E35];CHAR(10);StartRot;CHAR(10);StartRotX;[.F35];&quot;,&quot;;CHAR(10);StartRotY;[.G35];&quot;,&quot;;CHAR(10);StartRotZ;[.H35];CHAR(10);EndPos;CHAR(10);EndPosX;[.I35];&quot;,&quot;;CHAR(10);EndPosY;[.J35];&quot;,&quot;;CHAR(10);EndPosZ;[.K35];CHAR(10);EndRot;CHAR(10);EndRotX;[.L35];&quot;,&quot;;CHAR(10);EndRotY;[.M35];&quot;,&quot;;CHAR(10);EndRotZ;[.N35];CHAR(10);Duration;[.O35];&quot;,&quot;;CHAR(10);Delay;[.P35];&quot;,&quot;;CHAR(10);Ease;[$Calculation.R38];CHAR(10);Closure);FootNote))">
            <text:p/>
          </table:table-cell>
          <table:table-cell/>
          <table:table-cell table:formula="of:=IF([$Calculation.D38]=0;&quot;0&quot;;IF([$Calculation.D38]=ROUND([$Calculation.D38]);TEXT([$Calculation.D38];&quot;###&quot;);REPLACE([$Calculation.D38];SEARCH(&quot;,&quot;;[$Calculation.D38]);1;&quot;.&quot;)))" office:value-type="string" office:string-value="" calcext:value-type="error">
            <text:p>#WERT!</text:p>
          </table:table-cell>
          <table:table-cell table:formula="of:=IF([$Calculation.E38]=0;&quot;0&quot;;IF([$Calculation.E38]=ROUND([$Calculation.E38]);TEXT([$Calculation.E38];&quot;###&quot;);REPLACE([$Calculation.E38];SEARCH(&quot;,&quot;;[$Calculation.E38]);1;&quot;.&quot;)))" office:value-type="string" office:string-value="" calcext:value-type="error">
            <text:p>#WERT!</text:p>
          </table:table-cell>
          <table:table-cell table:formula="of:=IF([$Calculation.F38]=0;&quot;0&quot;;IF([$Calculation.F38]=ROUND([$Calculation.F38]);TEXT([$Calculation.F38];&quot;###&quot;);REPLACE([$Calculation.F38];SEARCH(&quot;,&quot;;[$Calculation.F38]);1;&quot;.&quot;)))" office:value-type="string" office:string-value="" calcext:value-type="error">
            <text:p>#WERT!</text:p>
          </table:table-cell>
          <table:table-cell table:formula="of:=IF([$Calculation.G38]=0;&quot;0&quot;;IF([$Calculation.G38]=ROUND([$Calculation.G38]);TEXT([$Calculation.G38];&quot;###&quot;);REPLACE([$Calculation.G38];SEARCH(&quot;,&quot;;[$Calculation.G38]);1;&quot;.&quot;)))" office:value-type="string" office:string-value="" calcext:value-type="error">
            <text:p>#WERT!</text:p>
          </table:table-cell>
          <table:table-cell table:formula="of:=IF([$Calculation.H38]=0;&quot;0&quot;;IF([$Calculation.H38]=ROUND([$Calculation.H38]);TEXT([$Calculation.H38];&quot;###&quot;);REPLACE([$Calculation.H38];SEARCH(&quot;,&quot;;[$Calculation.H38]);1;&quot;.&quot;)))" office:value-type="string" office:string-value="" calcext:value-type="error">
            <text:p>#WERT!</text:p>
          </table:table-cell>
          <table:table-cell table:formula="of:=IF([$Calculation.I38]=0;&quot;0&quot;;IF([$Calculation.I38]=ROUND([$Calculation.I38]);TEXT([$Calculation.I38];&quot;###&quot;);REPLACE([$Calculation.I38];SEARCH(&quot;,&quot;;[$Calculation.I38]);1;&quot;.&quot;)))" office:value-type="string" office:string-value="" calcext:value-type="error">
            <text:p>#WERT!</text:p>
          </table:table-cell>
          <table:table-cell table:formula="of:=IF([$Calculation.J38]=0;&quot;0&quot;;IF([$Calculation.J38]=ROUND([$Calculation.J38]);TEXT([$Calculation.J38];&quot;###&quot;);REPLACE([$Calculation.J38];SEARCH(&quot;,&quot;;[$Calculation.J38]);1;&quot;.&quot;)))" office:value-type="string" office:string-value="" calcext:value-type="error">
            <text:p>#WERT!</text:p>
          </table:table-cell>
          <table:table-cell table:formula="of:=IF([$Calculation.K38]=0;&quot;0&quot;;IF([$Calculation.K38]=ROUND([$Calculation.K38]);TEXT([$Calculation.K38];&quot;###&quot;);REPLACE([$Calculation.K38];SEARCH(&quot;,&quot;;[$Calculation.K38]);1;&quot;.&quot;)))" office:value-type="string" office:string-value="" calcext:value-type="error">
            <text:p>#WERT!</text:p>
          </table:table-cell>
          <table:table-cell table:formula="of:=IF([$Calculation.L38]=0;&quot;0&quot;;IF([$Calculation.L38]=ROUND([$Calculation.L38]);TEXT([$Calculation.L38];&quot;###&quot;);REPLACE([$Calculation.L38];SEARCH(&quot;,&quot;;[$Calculation.L38]);1;&quot;.&quot;)))" office:value-type="string" office:string-value="" calcext:value-type="error">
            <text:p>#WERT!</text:p>
          </table:table-cell>
          <table:table-cell table:formula="of:=IF([$Calculation.M38]=0;&quot;0&quot;;IF([$Calculation.M38]=ROUND([$Calculation.M38]);TEXT([$Calculation.M38];&quot;###&quot;);REPLACE([$Calculation.M38];SEARCH(&quot;,&quot;;[$Calculation.M38]);1;&quot;.&quot;)))" office:value-type="string" office:string-value="" calcext:value-type="error">
            <text:p>#WERT!</text:p>
          </table:table-cell>
          <table:table-cell table:formula="of:=IF([$Calculation.N38]=0;&quot;0&quot;;IF([$Calculation.N38]=ROUND([$Calculation.N38]);TEXT([$Calculation.N38];&quot;###&quot;);REPLACE([$Calculation.N38];SEARCH(&quot;,&quot;;[$Calculation.N38]);1;&quot;.&quot;)))" office:value-type="string" office:string-value="" calcext:value-type="error">
            <text:p>#WERT!</text:p>
          </table:table-cell>
          <table:table-cell table:formula="of:=IF([$Calculation.O38]=0;&quot;0&quot;;IF([$Calculation.O38]=ROUND([$Calculation.O38]);TEXT([$Calculation.O38];&quot;###&quot;);REPLACE([$Calculation.O38];SEARCH(&quot;,&quot;;[$Calculation.O38]);1;&quot;.&quot;)))" office:value-type="string" office:string-value="" calcext:value-type="error">
            <text:p>#WERT!</text:p>
          </table:table-cell>
          <table:table-cell table:formula="of:=IF([$Calculation.P38]=0;&quot;0&quot;;IF([$Calculation.P38]=ROUND([$Calculation.P38]);TEXT([$Calculation.P38];&quot;###&quot;);REPLACE([$Calculation.P38];SEARCH(&quot;,&quot;;[$Calculation.P38]);1;&quot;.&quot;)))" office:value-type="string" office:string-value="" calcext:value-type="error">
            <text:p>#WERT!</text:p>
          </table:table-cell>
          <table:table-cell table:formula="of:=IF([$Calculation.Q38]=0;&quot;0&quot;;IF([$Calculation.Q38]=ROUND([$Calculation.Q38]);TEXT([$Calculation.Q38];&quot;###&quot;);REPLACE([$Calculation.Q38];SEARCH(&quot;,&quot;;[$Calculation.Q3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5]=FootNote;[.A35]=&quot;&quot;);&quot;&quot;;IF(NOT([$Calculation.C39]=&quot;&quot;);CONCATENATE(StartPos;CHAR(10);StartPosX;[.C36];&quot;,&quot;;CHAR(10);StartPosY;[.D36];&quot;,&quot;;CHAR(10);StartPosZ;[.E36];CHAR(10);StartRot;CHAR(10);StartRotX;[.F36];&quot;,&quot;;CHAR(10);StartRotY;[.G36];&quot;,&quot;;CHAR(10);StartRotZ;[.H36];CHAR(10);EndPos;CHAR(10);EndPosX;[.I36];&quot;,&quot;;CHAR(10);EndPosY;[.J36];&quot;,&quot;;CHAR(10);EndPosZ;[.K36];CHAR(10);EndRot;CHAR(10);EndRotX;[.L36];&quot;,&quot;;CHAR(10);EndRotY;[.M36];&quot;,&quot;;CHAR(10);EndRotZ;[.N36];CHAR(10);Duration;[.O36];&quot;,&quot;;CHAR(10);Delay;[.P36];&quot;,&quot;;CHAR(10);Ease;[$Calculation.R39];CHAR(10);Closure);FootNote))">
            <text:p/>
          </table:table-cell>
          <table:table-cell/>
          <table:table-cell table:formula="of:=IF([$Calculation.D39]=0;&quot;0&quot;;IF([$Calculation.D39]=ROUND([$Calculation.D39]);TEXT([$Calculation.D39];&quot;###&quot;);REPLACE([$Calculation.D39];SEARCH(&quot;,&quot;;[$Calculation.D39]);1;&quot;.&quot;)))" office:value-type="string" office:string-value="" calcext:value-type="error">
            <text:p>#WERT!</text:p>
          </table:table-cell>
          <table:table-cell table:formula="of:=IF([$Calculation.E39]=0;&quot;0&quot;;IF([$Calculation.E39]=ROUND([$Calculation.E39]);TEXT([$Calculation.E39];&quot;###&quot;);REPLACE([$Calculation.E39];SEARCH(&quot;,&quot;;[$Calculation.E39]);1;&quot;.&quot;)))" office:value-type="string" office:string-value="" calcext:value-type="error">
            <text:p>#WERT!</text:p>
          </table:table-cell>
          <table:table-cell table:formula="of:=IF([$Calculation.F39]=0;&quot;0&quot;;IF([$Calculation.F39]=ROUND([$Calculation.F39]);TEXT([$Calculation.F39];&quot;###&quot;);REPLACE([$Calculation.F39];SEARCH(&quot;,&quot;;[$Calculation.F39]);1;&quot;.&quot;)))" office:value-type="string" office:string-value="" calcext:value-type="error">
            <text:p>#WERT!</text:p>
          </table:table-cell>
          <table:table-cell table:formula="of:=IF([$Calculation.G39]=0;&quot;0&quot;;IF([$Calculation.G39]=ROUND([$Calculation.G39]);TEXT([$Calculation.G39];&quot;###&quot;);REPLACE([$Calculation.G39];SEARCH(&quot;,&quot;;[$Calculation.G39]);1;&quot;.&quot;)))" office:value-type="string" office:string-value="" calcext:value-type="error">
            <text:p>#WERT!</text:p>
          </table:table-cell>
          <table:table-cell table:formula="of:=IF([$Calculation.H39]=0;&quot;0&quot;;IF([$Calculation.H39]=ROUND([$Calculation.H39]);TEXT([$Calculation.H39];&quot;###&quot;);REPLACE([$Calculation.H39];SEARCH(&quot;,&quot;;[$Calculation.H39]);1;&quot;.&quot;)))" office:value-type="string" office:string-value="" calcext:value-type="error">
            <text:p>#WERT!</text:p>
          </table:table-cell>
          <table:table-cell table:formula="of:=IF([$Calculation.I39]=0;&quot;0&quot;;IF([$Calculation.I39]=ROUND([$Calculation.I39]);TEXT([$Calculation.I39];&quot;###&quot;);REPLACE([$Calculation.I39];SEARCH(&quot;,&quot;;[$Calculation.I39]);1;&quot;.&quot;)))" office:value-type="string" office:string-value="" calcext:value-type="error">
            <text:p>#WERT!</text:p>
          </table:table-cell>
          <table:table-cell table:formula="of:=IF([$Calculation.J39]=0;&quot;0&quot;;IF([$Calculation.J39]=ROUND([$Calculation.J39]);TEXT([$Calculation.J39];&quot;###&quot;);REPLACE([$Calculation.J39];SEARCH(&quot;,&quot;;[$Calculation.J39]);1;&quot;.&quot;)))" office:value-type="string" office:string-value="" calcext:value-type="error">
            <text:p>#WERT!</text:p>
          </table:table-cell>
          <table:table-cell table:formula="of:=IF([$Calculation.K39]=0;&quot;0&quot;;IF([$Calculation.K39]=ROUND([$Calculation.K39]);TEXT([$Calculation.K39];&quot;###&quot;);REPLACE([$Calculation.K39];SEARCH(&quot;,&quot;;[$Calculation.K39]);1;&quot;.&quot;)))" office:value-type="string" office:string-value="" calcext:value-type="error">
            <text:p>#WERT!</text:p>
          </table:table-cell>
          <table:table-cell table:formula="of:=IF([$Calculation.L39]=0;&quot;0&quot;;IF([$Calculation.L39]=ROUND([$Calculation.L39]);TEXT([$Calculation.L39];&quot;###&quot;);REPLACE([$Calculation.L39];SEARCH(&quot;,&quot;;[$Calculation.L39]);1;&quot;.&quot;)))" office:value-type="string" office:string-value="" calcext:value-type="error">
            <text:p>#WERT!</text:p>
          </table:table-cell>
          <table:table-cell table:formula="of:=IF([$Calculation.M39]=0;&quot;0&quot;;IF([$Calculation.M39]=ROUND([$Calculation.M39]);TEXT([$Calculation.M39];&quot;###&quot;);REPLACE([$Calculation.M39];SEARCH(&quot;,&quot;;[$Calculation.M39]);1;&quot;.&quot;)))" office:value-type="string" office:string-value="" calcext:value-type="error">
            <text:p>#WERT!</text:p>
          </table:table-cell>
          <table:table-cell table:formula="of:=IF([$Calculation.N39]=0;&quot;0&quot;;IF([$Calculation.N39]=ROUND([$Calculation.N39]);TEXT([$Calculation.N39];&quot;###&quot;);REPLACE([$Calculation.N39];SEARCH(&quot;,&quot;;[$Calculation.N39]);1;&quot;.&quot;)))" office:value-type="string" office:string-value="" calcext:value-type="error">
            <text:p>#WERT!</text:p>
          </table:table-cell>
          <table:table-cell table:formula="of:=IF([$Calculation.O39]=0;&quot;0&quot;;IF([$Calculation.O39]=ROUND([$Calculation.O39]);TEXT([$Calculation.O39];&quot;###&quot;);REPLACE([$Calculation.O39];SEARCH(&quot;,&quot;;[$Calculation.O39]);1;&quot;.&quot;)))" office:value-type="string" office:string-value="" calcext:value-type="error">
            <text:p>#WERT!</text:p>
          </table:table-cell>
          <table:table-cell table:formula="of:=IF([$Calculation.P39]=0;&quot;0&quot;;IF([$Calculation.P39]=ROUND([$Calculation.P39]);TEXT([$Calculation.P39];&quot;###&quot;);REPLACE([$Calculation.P39];SEARCH(&quot;,&quot;;[$Calculation.P39]);1;&quot;.&quot;)))" office:value-type="string" office:string-value="" calcext:value-type="error">
            <text:p>#WERT!</text:p>
          </table:table-cell>
          <table:table-cell table:formula="of:=IF([$Calculation.Q39]=0;&quot;0&quot;;IF([$Calculation.Q39]=ROUND([$Calculation.Q39]);TEXT([$Calculation.Q39];&quot;###&quot;);REPLACE([$Calculation.Q39];SEARCH(&quot;,&quot;;[$Calculation.Q3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6]=FootNote;[.A36]=&quot;&quot;);&quot;&quot;;IF(NOT([$Calculation.C40]=&quot;&quot;);CONCATENATE(StartPos;CHAR(10);StartPosX;[.C37];&quot;,&quot;;CHAR(10);StartPosY;[.D37];&quot;,&quot;;CHAR(10);StartPosZ;[.E37];CHAR(10);StartRot;CHAR(10);StartRotX;[.F37];&quot;,&quot;;CHAR(10);StartRotY;[.G37];&quot;,&quot;;CHAR(10);StartRotZ;[.H37];CHAR(10);EndPos;CHAR(10);EndPosX;[.I37];&quot;,&quot;;CHAR(10);EndPosY;[.J37];&quot;,&quot;;CHAR(10);EndPosZ;[.K37];CHAR(10);EndRot;CHAR(10);EndRotX;[.L37];&quot;,&quot;;CHAR(10);EndRotY;[.M37];&quot;,&quot;;CHAR(10);EndRotZ;[.N37];CHAR(10);Duration;[.O37];&quot;,&quot;;CHAR(10);Delay;[.P37];&quot;,&quot;;CHAR(10);Ease;[$Calculation.R40];CHAR(10);Closure);FootNote))">
            <text:p/>
          </table:table-cell>
          <table:table-cell/>
          <table:table-cell table:formula="of:=IF([$Calculation.D40]=0;&quot;0&quot;;IF([$Calculation.D40]=ROUND([$Calculation.D40]);TEXT([$Calculation.D40];&quot;###&quot;);REPLACE([$Calculation.D40];SEARCH(&quot;,&quot;;[$Calculation.D40]);1;&quot;.&quot;)))" office:value-type="string" office:string-value="" calcext:value-type="error">
            <text:p>#WERT!</text:p>
          </table:table-cell>
          <table:table-cell table:formula="of:=IF([$Calculation.E40]=0;&quot;0&quot;;IF([$Calculation.E40]=ROUND([$Calculation.E40]);TEXT([$Calculation.E40];&quot;###&quot;);REPLACE([$Calculation.E40];SEARCH(&quot;,&quot;;[$Calculation.E40]);1;&quot;.&quot;)))" office:value-type="string" office:string-value="" calcext:value-type="error">
            <text:p>#WERT!</text:p>
          </table:table-cell>
          <table:table-cell table:formula="of:=IF([$Calculation.F40]=0;&quot;0&quot;;IF([$Calculation.F40]=ROUND([$Calculation.F40]);TEXT([$Calculation.F40];&quot;###&quot;);REPLACE([$Calculation.F40];SEARCH(&quot;,&quot;;[$Calculation.F40]);1;&quot;.&quot;)))" office:value-type="string" office:string-value="" calcext:value-type="error">
            <text:p>#WERT!</text:p>
          </table:table-cell>
          <table:table-cell table:formula="of:=IF([$Calculation.G40]=0;&quot;0&quot;;IF([$Calculation.G40]=ROUND([$Calculation.G40]);TEXT([$Calculation.G40];&quot;###&quot;);REPLACE([$Calculation.G40];SEARCH(&quot;,&quot;;[$Calculation.G40]);1;&quot;.&quot;)))" office:value-type="string" office:string-value="" calcext:value-type="error">
            <text:p>#WERT!</text:p>
          </table:table-cell>
          <table:table-cell table:formula="of:=IF([$Calculation.H40]=0;&quot;0&quot;;IF([$Calculation.H40]=ROUND([$Calculation.H40]);TEXT([$Calculation.H40];&quot;###&quot;);REPLACE([$Calculation.H40];SEARCH(&quot;,&quot;;[$Calculation.H40]);1;&quot;.&quot;)))" office:value-type="string" office:string-value="" calcext:value-type="error">
            <text:p>#WERT!</text:p>
          </table:table-cell>
          <table:table-cell table:formula="of:=IF([$Calculation.I40]=0;&quot;0&quot;;IF([$Calculation.I40]=ROUND([$Calculation.I40]);TEXT([$Calculation.I40];&quot;###&quot;);REPLACE([$Calculation.I40];SEARCH(&quot;,&quot;;[$Calculation.I40]);1;&quot;.&quot;)))" office:value-type="string" office:string-value="" calcext:value-type="error">
            <text:p>#WERT!</text:p>
          </table:table-cell>
          <table:table-cell table:formula="of:=IF([$Calculation.J40]=0;&quot;0&quot;;IF([$Calculation.J40]=ROUND([$Calculation.J40]);TEXT([$Calculation.J40];&quot;###&quot;);REPLACE([$Calculation.J40];SEARCH(&quot;,&quot;;[$Calculation.J40]);1;&quot;.&quot;)))" office:value-type="string" office:string-value="" calcext:value-type="error">
            <text:p>#WERT!</text:p>
          </table:table-cell>
          <table:table-cell table:formula="of:=IF([$Calculation.K40]=0;&quot;0&quot;;IF([$Calculation.K40]=ROUND([$Calculation.K40]);TEXT([$Calculation.K40];&quot;###&quot;);REPLACE([$Calculation.K40];SEARCH(&quot;,&quot;;[$Calculation.K40]);1;&quot;.&quot;)))" office:value-type="string" office:string-value="" calcext:value-type="error">
            <text:p>#WERT!</text:p>
          </table:table-cell>
          <table:table-cell table:formula="of:=IF([$Calculation.L40]=0;&quot;0&quot;;IF([$Calculation.L40]=ROUND([$Calculation.L40]);TEXT([$Calculation.L40];&quot;###&quot;);REPLACE([$Calculation.L40];SEARCH(&quot;,&quot;;[$Calculation.L40]);1;&quot;.&quot;)))" office:value-type="string" office:string-value="" calcext:value-type="error">
            <text:p>#WERT!</text:p>
          </table:table-cell>
          <table:table-cell table:formula="of:=IF([$Calculation.M40]=0;&quot;0&quot;;IF([$Calculation.M40]=ROUND([$Calculation.M40]);TEXT([$Calculation.M40];&quot;###&quot;);REPLACE([$Calculation.M40];SEARCH(&quot;,&quot;;[$Calculation.M40]);1;&quot;.&quot;)))" office:value-type="string" office:string-value="" calcext:value-type="error">
            <text:p>#WERT!</text:p>
          </table:table-cell>
          <table:table-cell table:formula="of:=IF([$Calculation.N40]=0;&quot;0&quot;;IF([$Calculation.N40]=ROUND([$Calculation.N40]);TEXT([$Calculation.N40];&quot;###&quot;);REPLACE([$Calculation.N40];SEARCH(&quot;,&quot;;[$Calculation.N40]);1;&quot;.&quot;)))" office:value-type="string" office:string-value="" calcext:value-type="error">
            <text:p>#WERT!</text:p>
          </table:table-cell>
          <table:table-cell table:formula="of:=IF([$Calculation.O40]=0;&quot;0&quot;;IF([$Calculation.O40]=ROUND([$Calculation.O40]);TEXT([$Calculation.O40];&quot;###&quot;);REPLACE([$Calculation.O40];SEARCH(&quot;,&quot;;[$Calculation.O40]);1;&quot;.&quot;)))" office:value-type="string" office:string-value="" calcext:value-type="error">
            <text:p>#WERT!</text:p>
          </table:table-cell>
          <table:table-cell table:formula="of:=IF([$Calculation.P40]=0;&quot;0&quot;;IF([$Calculation.P40]=ROUND([$Calculation.P40]);TEXT([$Calculation.P40];&quot;###&quot;);REPLACE([$Calculation.P40];SEARCH(&quot;,&quot;;[$Calculation.P40]);1;&quot;.&quot;)))" office:value-type="string" office:string-value="" calcext:value-type="error">
            <text:p>#WERT!</text:p>
          </table:table-cell>
          <table:table-cell table:formula="of:=IF([$Calculation.Q40]=0;&quot;0&quot;;IF([$Calculation.Q40]=ROUND([$Calculation.Q40]);TEXT([$Calculation.Q40];&quot;###&quot;);REPLACE([$Calculation.Q40];SEARCH(&quot;,&quot;;[$Calculation.Q4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7]=FootNote;[.A37]=&quot;&quot;);&quot;&quot;;IF(NOT([$Calculation.C41]=&quot;&quot;);CONCATENATE(StartPos;CHAR(10);StartPosX;[.C38];&quot;,&quot;;CHAR(10);StartPosY;[.D38];&quot;,&quot;;CHAR(10);StartPosZ;[.E38];CHAR(10);StartRot;CHAR(10);StartRotX;[.F38];&quot;,&quot;;CHAR(10);StartRotY;[.G38];&quot;,&quot;;CHAR(10);StartRotZ;[.H38];CHAR(10);EndPos;CHAR(10);EndPosX;[.I38];&quot;,&quot;;CHAR(10);EndPosY;[.J38];&quot;,&quot;;CHAR(10);EndPosZ;[.K38];CHAR(10);EndRot;CHAR(10);EndRotX;[.L38];&quot;,&quot;;CHAR(10);EndRotY;[.M38];&quot;,&quot;;CHAR(10);EndRotZ;[.N38];CHAR(10);Duration;[.O38];&quot;,&quot;;CHAR(10);Delay;[.P38];&quot;,&quot;;CHAR(10);Ease;[$Calculation.R41];CHAR(10);Closure);FootNote))">
            <text:p/>
          </table:table-cell>
          <table:table-cell/>
          <table:table-cell table:formula="of:=IF([$Calculation.D41]=0;&quot;0&quot;;IF([$Calculation.D41]=ROUND([$Calculation.D41]);TEXT([$Calculation.D41];&quot;###&quot;);REPLACE([$Calculation.D41];SEARCH(&quot;,&quot;;[$Calculation.D41]);1;&quot;.&quot;)))" office:value-type="string" office:string-value="" calcext:value-type="error">
            <text:p>#WERT!</text:p>
          </table:table-cell>
          <table:table-cell table:formula="of:=IF([$Calculation.E41]=0;&quot;0&quot;;IF([$Calculation.E41]=ROUND([$Calculation.E41]);TEXT([$Calculation.E41];&quot;###&quot;);REPLACE([$Calculation.E41];SEARCH(&quot;,&quot;;[$Calculation.E41]);1;&quot;.&quot;)))" office:value-type="string" office:string-value="" calcext:value-type="error">
            <text:p>#WERT!</text:p>
          </table:table-cell>
          <table:table-cell table:formula="of:=IF([$Calculation.F41]=0;&quot;0&quot;;IF([$Calculation.F41]=ROUND([$Calculation.F41]);TEXT([$Calculation.F41];&quot;###&quot;);REPLACE([$Calculation.F41];SEARCH(&quot;,&quot;;[$Calculation.F41]);1;&quot;.&quot;)))" office:value-type="string" office:string-value="" calcext:value-type="error">
            <text:p>#WERT!</text:p>
          </table:table-cell>
          <table:table-cell table:formula="of:=IF([$Calculation.G41]=0;&quot;0&quot;;IF([$Calculation.G41]=ROUND([$Calculation.G41]);TEXT([$Calculation.G41];&quot;###&quot;);REPLACE([$Calculation.G41];SEARCH(&quot;,&quot;;[$Calculation.G41]);1;&quot;.&quot;)))" office:value-type="string" office:string-value="" calcext:value-type="error">
            <text:p>#WERT!</text:p>
          </table:table-cell>
          <table:table-cell table:formula="of:=IF([$Calculation.H41]=0;&quot;0&quot;;IF([$Calculation.H41]=ROUND([$Calculation.H41]);TEXT([$Calculation.H41];&quot;###&quot;);REPLACE([$Calculation.H41];SEARCH(&quot;,&quot;;[$Calculation.H41]);1;&quot;.&quot;)))" office:value-type="string" office:string-value="" calcext:value-type="error">
            <text:p>#WERT!</text:p>
          </table:table-cell>
          <table:table-cell table:formula="of:=IF([$Calculation.I41]=0;&quot;0&quot;;IF([$Calculation.I41]=ROUND([$Calculation.I41]);TEXT([$Calculation.I41];&quot;###&quot;);REPLACE([$Calculation.I41];SEARCH(&quot;,&quot;;[$Calculation.I41]);1;&quot;.&quot;)))" office:value-type="string" office:string-value="" calcext:value-type="error">
            <text:p>#WERT!</text:p>
          </table:table-cell>
          <table:table-cell table:formula="of:=IF([$Calculation.J41]=0;&quot;0&quot;;IF([$Calculation.J41]=ROUND([$Calculation.J41]);TEXT([$Calculation.J41];&quot;###&quot;);REPLACE([$Calculation.J41];SEARCH(&quot;,&quot;;[$Calculation.J41]);1;&quot;.&quot;)))" office:value-type="string" office:string-value="" calcext:value-type="error">
            <text:p>#WERT!</text:p>
          </table:table-cell>
          <table:table-cell table:formula="of:=IF([$Calculation.K41]=0;&quot;0&quot;;IF([$Calculation.K41]=ROUND([$Calculation.K41]);TEXT([$Calculation.K41];&quot;###&quot;);REPLACE([$Calculation.K41];SEARCH(&quot;,&quot;;[$Calculation.K41]);1;&quot;.&quot;)))" office:value-type="string" office:string-value="" calcext:value-type="error">
            <text:p>#WERT!</text:p>
          </table:table-cell>
          <table:table-cell table:formula="of:=IF([$Calculation.L41]=0;&quot;0&quot;;IF([$Calculation.L41]=ROUND([$Calculation.L41]);TEXT([$Calculation.L41];&quot;###&quot;);REPLACE([$Calculation.L41];SEARCH(&quot;,&quot;;[$Calculation.L41]);1;&quot;.&quot;)))" office:value-type="string" office:string-value="" calcext:value-type="error">
            <text:p>#WERT!</text:p>
          </table:table-cell>
          <table:table-cell table:formula="of:=IF([$Calculation.M41]=0;&quot;0&quot;;IF([$Calculation.M41]=ROUND([$Calculation.M41]);TEXT([$Calculation.M41];&quot;###&quot;);REPLACE([$Calculation.M41];SEARCH(&quot;,&quot;;[$Calculation.M41]);1;&quot;.&quot;)))" office:value-type="string" office:string-value="" calcext:value-type="error">
            <text:p>#WERT!</text:p>
          </table:table-cell>
          <table:table-cell table:formula="of:=IF([$Calculation.N41]=0;&quot;0&quot;;IF([$Calculation.N41]=ROUND([$Calculation.N41]);TEXT([$Calculation.N41];&quot;###&quot;);REPLACE([$Calculation.N41];SEARCH(&quot;,&quot;;[$Calculation.N41]);1;&quot;.&quot;)))" office:value-type="string" office:string-value="" calcext:value-type="error">
            <text:p>#WERT!</text:p>
          </table:table-cell>
          <table:table-cell table:formula="of:=IF([$Calculation.O41]=0;&quot;0&quot;;IF([$Calculation.O41]=ROUND([$Calculation.O41]);TEXT([$Calculation.O41];&quot;###&quot;);REPLACE([$Calculation.O41];SEARCH(&quot;,&quot;;[$Calculation.O41]);1;&quot;.&quot;)))" office:value-type="string" office:string-value="" calcext:value-type="error">
            <text:p>#WERT!</text:p>
          </table:table-cell>
          <table:table-cell table:formula="of:=IF([$Calculation.P41]=0;&quot;0&quot;;IF([$Calculation.P41]=ROUND([$Calculation.P41]);TEXT([$Calculation.P41];&quot;###&quot;);REPLACE([$Calculation.P41];SEARCH(&quot;,&quot;;[$Calculation.P41]);1;&quot;.&quot;)))" office:value-type="string" office:string-value="" calcext:value-type="error">
            <text:p>#WERT!</text:p>
          </table:table-cell>
          <table:table-cell table:formula="of:=IF([$Calculation.Q41]=0;&quot;0&quot;;IF([$Calculation.Q41]=ROUND([$Calculation.Q41]);TEXT([$Calculation.Q41];&quot;###&quot;);REPLACE([$Calculation.Q41];SEARCH(&quot;,&quot;;[$Calculation.Q4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8]=FootNote;[.A38]=&quot;&quot;);&quot;&quot;;IF(NOT([$Calculation.C42]=&quot;&quot;);CONCATENATE(StartPos;CHAR(10);StartPosX;[.C39];&quot;,&quot;;CHAR(10);StartPosY;[.D39];&quot;,&quot;;CHAR(10);StartPosZ;[.E39];CHAR(10);StartRot;CHAR(10);StartRotX;[.F39];&quot;,&quot;;CHAR(10);StartRotY;[.G39];&quot;,&quot;;CHAR(10);StartRotZ;[.H39];CHAR(10);EndPos;CHAR(10);EndPosX;[.I39];&quot;,&quot;;CHAR(10);EndPosY;[.J39];&quot;,&quot;;CHAR(10);EndPosZ;[.K39];CHAR(10);EndRot;CHAR(10);EndRotX;[.L39];&quot;,&quot;;CHAR(10);EndRotY;[.M39];&quot;,&quot;;CHAR(10);EndRotZ;[.N39];CHAR(10);Duration;[.O39];&quot;,&quot;;CHAR(10);Delay;[.P39];&quot;,&quot;;CHAR(10);Ease;[$Calculation.R42];CHAR(10);Closure);FootNote))">
            <text:p/>
          </table:table-cell>
          <table:table-cell/>
          <table:table-cell table:formula="of:=IF([$Calculation.D42]=0;&quot;0&quot;;IF([$Calculation.D42]=ROUND([$Calculation.D42]);TEXT([$Calculation.D42];&quot;###&quot;);REPLACE([$Calculation.D42];SEARCH(&quot;,&quot;;[$Calculation.D42]);1;&quot;.&quot;)))" office:value-type="string" office:string-value="" calcext:value-type="error">
            <text:p>#WERT!</text:p>
          </table:table-cell>
          <table:table-cell table:formula="of:=IF([$Calculation.E42]=0;&quot;0&quot;;IF([$Calculation.E42]=ROUND([$Calculation.E42]);TEXT([$Calculation.E42];&quot;###&quot;);REPLACE([$Calculation.E42];SEARCH(&quot;,&quot;;[$Calculation.E42]);1;&quot;.&quot;)))" office:value-type="string" office:string-value="" calcext:value-type="error">
            <text:p>#WERT!</text:p>
          </table:table-cell>
          <table:table-cell table:formula="of:=IF([$Calculation.F42]=0;&quot;0&quot;;IF([$Calculation.F42]=ROUND([$Calculation.F42]);TEXT([$Calculation.F42];&quot;###&quot;);REPLACE([$Calculation.F42];SEARCH(&quot;,&quot;;[$Calculation.F42]);1;&quot;.&quot;)))" office:value-type="string" office:string-value="" calcext:value-type="error">
            <text:p>#WERT!</text:p>
          </table:table-cell>
          <table:table-cell table:formula="of:=IF([$Calculation.G42]=0;&quot;0&quot;;IF([$Calculation.G42]=ROUND([$Calculation.G42]);TEXT([$Calculation.G42];&quot;###&quot;);REPLACE([$Calculation.G42];SEARCH(&quot;,&quot;;[$Calculation.G42]);1;&quot;.&quot;)))" office:value-type="string" office:string-value="" calcext:value-type="error">
            <text:p>#WERT!</text:p>
          </table:table-cell>
          <table:table-cell table:formula="of:=IF([$Calculation.H42]=0;&quot;0&quot;;IF([$Calculation.H42]=ROUND([$Calculation.H42]);TEXT([$Calculation.H42];&quot;###&quot;);REPLACE([$Calculation.H42];SEARCH(&quot;,&quot;;[$Calculation.H42]);1;&quot;.&quot;)))" office:value-type="string" office:string-value="" calcext:value-type="error">
            <text:p>#WERT!</text:p>
          </table:table-cell>
          <table:table-cell table:formula="of:=IF([$Calculation.I42]=0;&quot;0&quot;;IF([$Calculation.I42]=ROUND([$Calculation.I42]);TEXT([$Calculation.I42];&quot;###&quot;);REPLACE([$Calculation.I42];SEARCH(&quot;,&quot;;[$Calculation.I42]);1;&quot;.&quot;)))" office:value-type="string" office:string-value="" calcext:value-type="error">
            <text:p>#WERT!</text:p>
          </table:table-cell>
          <table:table-cell table:formula="of:=IF([$Calculation.J42]=0;&quot;0&quot;;IF([$Calculation.J42]=ROUND([$Calculation.J42]);TEXT([$Calculation.J42];&quot;###&quot;);REPLACE([$Calculation.J42];SEARCH(&quot;,&quot;;[$Calculation.J42]);1;&quot;.&quot;)))" office:value-type="string" office:string-value="" calcext:value-type="error">
            <text:p>#WERT!</text:p>
          </table:table-cell>
          <table:table-cell table:formula="of:=IF([$Calculation.K42]=0;&quot;0&quot;;IF([$Calculation.K42]=ROUND([$Calculation.K42]);TEXT([$Calculation.K42];&quot;###&quot;);REPLACE([$Calculation.K42];SEARCH(&quot;,&quot;;[$Calculation.K42]);1;&quot;.&quot;)))" office:value-type="string" office:string-value="" calcext:value-type="error">
            <text:p>#WERT!</text:p>
          </table:table-cell>
          <table:table-cell table:formula="of:=IF([$Calculation.L42]=0;&quot;0&quot;;IF([$Calculation.L42]=ROUND([$Calculation.L42]);TEXT([$Calculation.L42];&quot;###&quot;);REPLACE([$Calculation.L42];SEARCH(&quot;,&quot;;[$Calculation.L42]);1;&quot;.&quot;)))" office:value-type="string" office:string-value="" calcext:value-type="error">
            <text:p>#WERT!</text:p>
          </table:table-cell>
          <table:table-cell table:formula="of:=IF([$Calculation.M42]=0;&quot;0&quot;;IF([$Calculation.M42]=ROUND([$Calculation.M42]);TEXT([$Calculation.M42];&quot;###&quot;);REPLACE([$Calculation.M42];SEARCH(&quot;,&quot;;[$Calculation.M42]);1;&quot;.&quot;)))" office:value-type="string" office:string-value="" calcext:value-type="error">
            <text:p>#WERT!</text:p>
          </table:table-cell>
          <table:table-cell table:formula="of:=IF([$Calculation.N42]=0;&quot;0&quot;;IF([$Calculation.N42]=ROUND([$Calculation.N42]);TEXT([$Calculation.N42];&quot;###&quot;);REPLACE([$Calculation.N42];SEARCH(&quot;,&quot;;[$Calculation.N42]);1;&quot;.&quot;)))" office:value-type="string" office:string-value="" calcext:value-type="error">
            <text:p>#WERT!</text:p>
          </table:table-cell>
          <table:table-cell table:formula="of:=IF([$Calculation.O42]=0;&quot;0&quot;;IF([$Calculation.O42]=ROUND([$Calculation.O42]);TEXT([$Calculation.O42];&quot;###&quot;);REPLACE([$Calculation.O42];SEARCH(&quot;,&quot;;[$Calculation.O42]);1;&quot;.&quot;)))" office:value-type="string" office:string-value="" calcext:value-type="error">
            <text:p>#WERT!</text:p>
          </table:table-cell>
          <table:table-cell table:formula="of:=IF([$Calculation.P42]=0;&quot;0&quot;;IF([$Calculation.P42]=ROUND([$Calculation.P42]);TEXT([$Calculation.P42];&quot;###&quot;);REPLACE([$Calculation.P42];SEARCH(&quot;,&quot;;[$Calculation.P42]);1;&quot;.&quot;)))" office:value-type="string" office:string-value="" calcext:value-type="error">
            <text:p>#WERT!</text:p>
          </table:table-cell>
          <table:table-cell table:formula="of:=IF([$Calculation.Q42]=0;&quot;0&quot;;IF([$Calculation.Q42]=ROUND([$Calculation.Q42]);TEXT([$Calculation.Q42];&quot;###&quot;);REPLACE([$Calculation.Q42];SEARCH(&quot;,&quot;;[$Calculation.Q4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9]=FootNote;[.A39]=&quot;&quot;);&quot;&quot;;IF(NOT([$Calculation.C43]=&quot;&quot;);CONCATENATE(StartPos;CHAR(10);StartPosX;[.C40];&quot;,&quot;;CHAR(10);StartPosY;[.D40];&quot;,&quot;;CHAR(10);StartPosZ;[.E40];CHAR(10);StartRot;CHAR(10);StartRotX;[.F40];&quot;,&quot;;CHAR(10);StartRotY;[.G40];&quot;,&quot;;CHAR(10);StartRotZ;[.H40];CHAR(10);EndPos;CHAR(10);EndPosX;[.I40];&quot;,&quot;;CHAR(10);EndPosY;[.J40];&quot;,&quot;;CHAR(10);EndPosZ;[.K40];CHAR(10);EndRot;CHAR(10);EndRotX;[.L40];&quot;,&quot;;CHAR(10);EndRotY;[.M40];&quot;,&quot;;CHAR(10);EndRotZ;[.N40];CHAR(10);Duration;[.O40];&quot;,&quot;;CHAR(10);Delay;[.P40];&quot;,&quot;;CHAR(10);Ease;[$Calculation.R43];CHAR(10);Closure);FootNote))">
            <text:p/>
          </table:table-cell>
          <table:table-cell/>
          <table:table-cell table:formula="of:=IF([$Calculation.D43]=0;&quot;0&quot;;IF([$Calculation.D43]=ROUND([$Calculation.D43]);TEXT([$Calculation.D43];&quot;###&quot;);REPLACE([$Calculation.D43];SEARCH(&quot;,&quot;;[$Calculation.D43]);1;&quot;.&quot;)))" office:value-type="string" office:string-value="" calcext:value-type="error">
            <text:p>#WERT!</text:p>
          </table:table-cell>
          <table:table-cell table:formula="of:=IF([$Calculation.E43]=0;&quot;0&quot;;IF([$Calculation.E43]=ROUND([$Calculation.E43]);TEXT([$Calculation.E43];&quot;###&quot;);REPLACE([$Calculation.E43];SEARCH(&quot;,&quot;;[$Calculation.E43]);1;&quot;.&quot;)))" office:value-type="string" office:string-value="" calcext:value-type="error">
            <text:p>#WERT!</text:p>
          </table:table-cell>
          <table:table-cell table:formula="of:=IF([$Calculation.F43]=0;&quot;0&quot;;IF([$Calculation.F43]=ROUND([$Calculation.F43]);TEXT([$Calculation.F43];&quot;###&quot;);REPLACE([$Calculation.F43];SEARCH(&quot;,&quot;;[$Calculation.F43]);1;&quot;.&quot;)))" office:value-type="string" office:string-value="" calcext:value-type="error">
            <text:p>#WERT!</text:p>
          </table:table-cell>
          <table:table-cell table:formula="of:=IF([$Calculation.G43]=0;&quot;0&quot;;IF([$Calculation.G43]=ROUND([$Calculation.G43]);TEXT([$Calculation.G43];&quot;###&quot;);REPLACE([$Calculation.G43];SEARCH(&quot;,&quot;;[$Calculation.G43]);1;&quot;.&quot;)))" office:value-type="string" office:string-value="" calcext:value-type="error">
            <text:p>#WERT!</text:p>
          </table:table-cell>
          <table:table-cell table:formula="of:=IF([$Calculation.H43]=0;&quot;0&quot;;IF([$Calculation.H43]=ROUND([$Calculation.H43]);TEXT([$Calculation.H43];&quot;###&quot;);REPLACE([$Calculation.H43];SEARCH(&quot;,&quot;;[$Calculation.H43]);1;&quot;.&quot;)))" office:value-type="string" office:string-value="" calcext:value-type="error">
            <text:p>#WERT!</text:p>
          </table:table-cell>
          <table:table-cell table:formula="of:=IF([$Calculation.I43]=0;&quot;0&quot;;IF([$Calculation.I43]=ROUND([$Calculation.I43]);TEXT([$Calculation.I43];&quot;###&quot;);REPLACE([$Calculation.I43];SEARCH(&quot;,&quot;;[$Calculation.I43]);1;&quot;.&quot;)))" office:value-type="string" office:string-value="" calcext:value-type="error">
            <text:p>#WERT!</text:p>
          </table:table-cell>
          <table:table-cell table:formula="of:=IF([$Calculation.J43]=0;&quot;0&quot;;IF([$Calculation.J43]=ROUND([$Calculation.J43]);TEXT([$Calculation.J43];&quot;###&quot;);REPLACE([$Calculation.J43];SEARCH(&quot;,&quot;;[$Calculation.J43]);1;&quot;.&quot;)))" office:value-type="string" office:string-value="" calcext:value-type="error">
            <text:p>#WERT!</text:p>
          </table:table-cell>
          <table:table-cell table:formula="of:=IF([$Calculation.K43]=0;&quot;0&quot;;IF([$Calculation.K43]=ROUND([$Calculation.K43]);TEXT([$Calculation.K43];&quot;###&quot;);REPLACE([$Calculation.K43];SEARCH(&quot;,&quot;;[$Calculation.K43]);1;&quot;.&quot;)))" office:value-type="string" office:string-value="" calcext:value-type="error">
            <text:p>#WERT!</text:p>
          </table:table-cell>
          <table:table-cell table:formula="of:=IF([$Calculation.L43]=0;&quot;0&quot;;IF([$Calculation.L43]=ROUND([$Calculation.L43]);TEXT([$Calculation.L43];&quot;###&quot;);REPLACE([$Calculation.L43];SEARCH(&quot;,&quot;;[$Calculation.L43]);1;&quot;.&quot;)))" office:value-type="string" office:string-value="" calcext:value-type="error">
            <text:p>#WERT!</text:p>
          </table:table-cell>
          <table:table-cell table:formula="of:=IF([$Calculation.M43]=0;&quot;0&quot;;IF([$Calculation.M43]=ROUND([$Calculation.M43]);TEXT([$Calculation.M43];&quot;###&quot;);REPLACE([$Calculation.M43];SEARCH(&quot;,&quot;;[$Calculation.M43]);1;&quot;.&quot;)))" office:value-type="string" office:string-value="" calcext:value-type="error">
            <text:p>#WERT!</text:p>
          </table:table-cell>
          <table:table-cell table:formula="of:=IF([$Calculation.N43]=0;&quot;0&quot;;IF([$Calculation.N43]=ROUND([$Calculation.N43]);TEXT([$Calculation.N43];&quot;###&quot;);REPLACE([$Calculation.N43];SEARCH(&quot;,&quot;;[$Calculation.N43]);1;&quot;.&quot;)))" office:value-type="string" office:string-value="" calcext:value-type="error">
            <text:p>#WERT!</text:p>
          </table:table-cell>
          <table:table-cell table:formula="of:=IF([$Calculation.O43]=0;&quot;0&quot;;IF([$Calculation.O43]=ROUND([$Calculation.O43]);TEXT([$Calculation.O43];&quot;###&quot;);REPLACE([$Calculation.O43];SEARCH(&quot;,&quot;;[$Calculation.O43]);1;&quot;.&quot;)))" office:value-type="string" office:string-value="" calcext:value-type="error">
            <text:p>#WERT!</text:p>
          </table:table-cell>
          <table:table-cell table:formula="of:=IF([$Calculation.P43]=0;&quot;0&quot;;IF([$Calculation.P43]=ROUND([$Calculation.P43]);TEXT([$Calculation.P43];&quot;###&quot;);REPLACE([$Calculation.P43];SEARCH(&quot;,&quot;;[$Calculation.P43]);1;&quot;.&quot;)))" office:value-type="string" office:string-value="" calcext:value-type="error">
            <text:p>#WERT!</text:p>
          </table:table-cell>
          <table:table-cell table:formula="of:=IF([$Calculation.Q43]=0;&quot;0&quot;;IF([$Calculation.Q43]=ROUND([$Calculation.Q43]);TEXT([$Calculation.Q43];&quot;###&quot;);REPLACE([$Calculation.Q43];SEARCH(&quot;,&quot;;[$Calculation.Q4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0]=FootNote;[.A40]=&quot;&quot;);&quot;&quot;;IF(NOT([$Calculation.C44]=&quot;&quot;);CONCATENATE(StartPos;CHAR(10);StartPosX;[.C41];&quot;,&quot;;CHAR(10);StartPosY;[.D41];&quot;,&quot;;CHAR(10);StartPosZ;[.E41];CHAR(10);StartRot;CHAR(10);StartRotX;[.F41];&quot;,&quot;;CHAR(10);StartRotY;[.G41];&quot;,&quot;;CHAR(10);StartRotZ;[.H41];CHAR(10);EndPos;CHAR(10);EndPosX;[.I41];&quot;,&quot;;CHAR(10);EndPosY;[.J41];&quot;,&quot;;CHAR(10);EndPosZ;[.K41];CHAR(10);EndRot;CHAR(10);EndRotX;[.L41];&quot;,&quot;;CHAR(10);EndRotY;[.M41];&quot;,&quot;;CHAR(10);EndRotZ;[.N41];CHAR(10);Duration;[.O41];&quot;,&quot;;CHAR(10);Delay;[.P41];&quot;,&quot;;CHAR(10);Ease;[$Calculation.R44];CHAR(10);Closure);FootNote))">
            <text:p/>
          </table:table-cell>
          <table:table-cell/>
          <table:table-cell table:formula="of:=IF([$Calculation.D44]=0;&quot;0&quot;;IF([$Calculation.D44]=ROUND([$Calculation.D44]);TEXT([$Calculation.D44];&quot;###&quot;);REPLACE([$Calculation.D44];SEARCH(&quot;,&quot;;[$Calculation.D44]);1;&quot;.&quot;)))" office:value-type="string" office:string-value="" calcext:value-type="error">
            <text:p>#WERT!</text:p>
          </table:table-cell>
          <table:table-cell table:formula="of:=IF([$Calculation.E44]=0;&quot;0&quot;;IF([$Calculation.E44]=ROUND([$Calculation.E44]);TEXT([$Calculation.E44];&quot;###&quot;);REPLACE([$Calculation.E44];SEARCH(&quot;,&quot;;[$Calculation.E44]);1;&quot;.&quot;)))" office:value-type="string" office:string-value="" calcext:value-type="error">
            <text:p>#WERT!</text:p>
          </table:table-cell>
          <table:table-cell table:formula="of:=IF([$Calculation.F44]=0;&quot;0&quot;;IF([$Calculation.F44]=ROUND([$Calculation.F44]);TEXT([$Calculation.F44];&quot;###&quot;);REPLACE([$Calculation.F44];SEARCH(&quot;,&quot;;[$Calculation.F44]);1;&quot;.&quot;)))" office:value-type="string" office:string-value="" calcext:value-type="error">
            <text:p>#WERT!</text:p>
          </table:table-cell>
          <table:table-cell table:formula="of:=IF([$Calculation.G44]=0;&quot;0&quot;;IF([$Calculation.G44]=ROUND([$Calculation.G44]);TEXT([$Calculation.G44];&quot;###&quot;);REPLACE([$Calculation.G44];SEARCH(&quot;,&quot;;[$Calculation.G44]);1;&quot;.&quot;)))" office:value-type="string" office:string-value="" calcext:value-type="error">
            <text:p>#WERT!</text:p>
          </table:table-cell>
          <table:table-cell table:formula="of:=IF([$Calculation.H44]=0;&quot;0&quot;;IF([$Calculation.H44]=ROUND([$Calculation.H44]);TEXT([$Calculation.H44];&quot;###&quot;);REPLACE([$Calculation.H44];SEARCH(&quot;,&quot;;[$Calculation.H44]);1;&quot;.&quot;)))" office:value-type="string" office:string-value="" calcext:value-type="error">
            <text:p>#WERT!</text:p>
          </table:table-cell>
          <table:table-cell table:formula="of:=IF([$Calculation.I44]=0;&quot;0&quot;;IF([$Calculation.I44]=ROUND([$Calculation.I44]);TEXT([$Calculation.I44];&quot;###&quot;);REPLACE([$Calculation.I44];SEARCH(&quot;,&quot;;[$Calculation.I44]);1;&quot;.&quot;)))" office:value-type="string" office:string-value="" calcext:value-type="error">
            <text:p>#WERT!</text:p>
          </table:table-cell>
          <table:table-cell table:formula="of:=IF([$Calculation.J44]=0;&quot;0&quot;;IF([$Calculation.J44]=ROUND([$Calculation.J44]);TEXT([$Calculation.J44];&quot;###&quot;);REPLACE([$Calculation.J44];SEARCH(&quot;,&quot;;[$Calculation.J44]);1;&quot;.&quot;)))" office:value-type="string" office:string-value="" calcext:value-type="error">
            <text:p>#WERT!</text:p>
          </table:table-cell>
          <table:table-cell table:formula="of:=IF([$Calculation.K44]=0;&quot;0&quot;;IF([$Calculation.K44]=ROUND([$Calculation.K44]);TEXT([$Calculation.K44];&quot;###&quot;);REPLACE([$Calculation.K44];SEARCH(&quot;,&quot;;[$Calculation.K44]);1;&quot;.&quot;)))" office:value-type="string" office:string-value="" calcext:value-type="error">
            <text:p>#WERT!</text:p>
          </table:table-cell>
          <table:table-cell table:formula="of:=IF([$Calculation.L44]=0;&quot;0&quot;;IF([$Calculation.L44]=ROUND([$Calculation.L44]);TEXT([$Calculation.L44];&quot;###&quot;);REPLACE([$Calculation.L44];SEARCH(&quot;,&quot;;[$Calculation.L44]);1;&quot;.&quot;)))" office:value-type="string" office:string-value="" calcext:value-type="error">
            <text:p>#WERT!</text:p>
          </table:table-cell>
          <table:table-cell table:formula="of:=IF([$Calculation.M44]=0;&quot;0&quot;;IF([$Calculation.M44]=ROUND([$Calculation.M44]);TEXT([$Calculation.M44];&quot;###&quot;);REPLACE([$Calculation.M44];SEARCH(&quot;,&quot;;[$Calculation.M44]);1;&quot;.&quot;)))" office:value-type="string" office:string-value="" calcext:value-type="error">
            <text:p>#WERT!</text:p>
          </table:table-cell>
          <table:table-cell table:formula="of:=IF([$Calculation.N44]=0;&quot;0&quot;;IF([$Calculation.N44]=ROUND([$Calculation.N44]);TEXT([$Calculation.N44];&quot;###&quot;);REPLACE([$Calculation.N44];SEARCH(&quot;,&quot;;[$Calculation.N44]);1;&quot;.&quot;)))" office:value-type="string" office:string-value="" calcext:value-type="error">
            <text:p>#WERT!</text:p>
          </table:table-cell>
          <table:table-cell table:formula="of:=IF([$Calculation.O44]=0;&quot;0&quot;;IF([$Calculation.O44]=ROUND([$Calculation.O44]);TEXT([$Calculation.O44];&quot;###&quot;);REPLACE([$Calculation.O44];SEARCH(&quot;,&quot;;[$Calculation.O44]);1;&quot;.&quot;)))" office:value-type="string" office:string-value="" calcext:value-type="error">
            <text:p>#WERT!</text:p>
          </table:table-cell>
          <table:table-cell table:formula="of:=IF([$Calculation.P44]=0;&quot;0&quot;;IF([$Calculation.P44]=ROUND([$Calculation.P44]);TEXT([$Calculation.P44];&quot;###&quot;);REPLACE([$Calculation.P44];SEARCH(&quot;,&quot;;[$Calculation.P44]);1;&quot;.&quot;)))" office:value-type="string" office:string-value="" calcext:value-type="error">
            <text:p>#WERT!</text:p>
          </table:table-cell>
          <table:table-cell table:formula="of:=IF([$Calculation.Q44]=0;&quot;0&quot;;IF([$Calculation.Q44]=ROUND([$Calculation.Q44]);TEXT([$Calculation.Q44];&quot;###&quot;);REPLACE([$Calculation.Q44];SEARCH(&quot;,&quot;;[$Calculation.Q4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1]=FootNote;[.A41]=&quot;&quot;);&quot;&quot;;IF(NOT([$Calculation.C45]=&quot;&quot;);CONCATENATE(StartPos;CHAR(10);StartPosX;[.C42];&quot;,&quot;;CHAR(10);StartPosY;[.D42];&quot;,&quot;;CHAR(10);StartPosZ;[.E42];CHAR(10);StartRot;CHAR(10);StartRotX;[.F42];&quot;,&quot;;CHAR(10);StartRotY;[.G42];&quot;,&quot;;CHAR(10);StartRotZ;[.H42];CHAR(10);EndPos;CHAR(10);EndPosX;[.I42];&quot;,&quot;;CHAR(10);EndPosY;[.J42];&quot;,&quot;;CHAR(10);EndPosZ;[.K42];CHAR(10);EndRot;CHAR(10);EndRotX;[.L42];&quot;,&quot;;CHAR(10);EndRotY;[.M42];&quot;,&quot;;CHAR(10);EndRotZ;[.N42];CHAR(10);Duration;[.O42];&quot;,&quot;;CHAR(10);Delay;[.P42];&quot;,&quot;;CHAR(10);Ease;[$Calculation.R45];CHAR(10);Closure);FootNote))">
            <text:p/>
          </table:table-cell>
          <table:table-cell/>
          <table:table-cell table:formula="of:=IF([$Calculation.D45]=0;&quot;0&quot;;IF([$Calculation.D45]=ROUND([$Calculation.D45]);TEXT([$Calculation.D45];&quot;###&quot;);REPLACE([$Calculation.D45];SEARCH(&quot;,&quot;;[$Calculation.D45]);1;&quot;.&quot;)))" office:value-type="string" office:string-value="" calcext:value-type="error">
            <text:p>#WERT!</text:p>
          </table:table-cell>
          <table:table-cell table:formula="of:=IF([$Calculation.E45]=0;&quot;0&quot;;IF([$Calculation.E45]=ROUND([$Calculation.E45]);TEXT([$Calculation.E45];&quot;###&quot;);REPLACE([$Calculation.E45];SEARCH(&quot;,&quot;;[$Calculation.E45]);1;&quot;.&quot;)))" office:value-type="string" office:string-value="" calcext:value-type="error">
            <text:p>#WERT!</text:p>
          </table:table-cell>
          <table:table-cell table:formula="of:=IF([$Calculation.F45]=0;&quot;0&quot;;IF([$Calculation.F45]=ROUND([$Calculation.F45]);TEXT([$Calculation.F45];&quot;###&quot;);REPLACE([$Calculation.F45];SEARCH(&quot;,&quot;;[$Calculation.F45]);1;&quot;.&quot;)))" office:value-type="string" office:string-value="" calcext:value-type="error">
            <text:p>#WERT!</text:p>
          </table:table-cell>
          <table:table-cell table:formula="of:=IF([$Calculation.G45]=0;&quot;0&quot;;IF([$Calculation.G45]=ROUND([$Calculation.G45]);TEXT([$Calculation.G45];&quot;###&quot;);REPLACE([$Calculation.G45];SEARCH(&quot;,&quot;;[$Calculation.G45]);1;&quot;.&quot;)))" office:value-type="string" office:string-value="" calcext:value-type="error">
            <text:p>#WERT!</text:p>
          </table:table-cell>
          <table:table-cell table:formula="of:=IF([$Calculation.H45]=0;&quot;0&quot;;IF([$Calculation.H45]=ROUND([$Calculation.H45]);TEXT([$Calculation.H45];&quot;###&quot;);REPLACE([$Calculation.H45];SEARCH(&quot;,&quot;;[$Calculation.H45]);1;&quot;.&quot;)))" office:value-type="string" office:string-value="" calcext:value-type="error">
            <text:p>#WERT!</text:p>
          </table:table-cell>
          <table:table-cell table:formula="of:=IF([$Calculation.I45]=0;&quot;0&quot;;IF([$Calculation.I45]=ROUND([$Calculation.I45]);TEXT([$Calculation.I45];&quot;###&quot;);REPLACE([$Calculation.I45];SEARCH(&quot;,&quot;;[$Calculation.I45]);1;&quot;.&quot;)))" office:value-type="string" office:string-value="" calcext:value-type="error">
            <text:p>#WERT!</text:p>
          </table:table-cell>
          <table:table-cell table:formula="of:=IF([$Calculation.J45]=0;&quot;0&quot;;IF([$Calculation.J45]=ROUND([$Calculation.J45]);TEXT([$Calculation.J45];&quot;###&quot;);REPLACE([$Calculation.J45];SEARCH(&quot;,&quot;;[$Calculation.J45]);1;&quot;.&quot;)))" office:value-type="string" office:string-value="" calcext:value-type="error">
            <text:p>#WERT!</text:p>
          </table:table-cell>
          <table:table-cell table:formula="of:=IF([$Calculation.K45]=0;&quot;0&quot;;IF([$Calculation.K45]=ROUND([$Calculation.K45]);TEXT([$Calculation.K45];&quot;###&quot;);REPLACE([$Calculation.K45];SEARCH(&quot;,&quot;;[$Calculation.K45]);1;&quot;.&quot;)))" office:value-type="string" office:string-value="" calcext:value-type="error">
            <text:p>#WERT!</text:p>
          </table:table-cell>
          <table:table-cell table:formula="of:=IF([$Calculation.L45]=0;&quot;0&quot;;IF([$Calculation.L45]=ROUND([$Calculation.L45]);TEXT([$Calculation.L45];&quot;###&quot;);REPLACE([$Calculation.L45];SEARCH(&quot;,&quot;;[$Calculation.L45]);1;&quot;.&quot;)))" office:value-type="string" office:string-value="" calcext:value-type="error">
            <text:p>#WERT!</text:p>
          </table:table-cell>
          <table:table-cell table:formula="of:=IF([$Calculation.M45]=0;&quot;0&quot;;IF([$Calculation.M45]=ROUND([$Calculation.M45]);TEXT([$Calculation.M45];&quot;###&quot;);REPLACE([$Calculation.M45];SEARCH(&quot;,&quot;;[$Calculation.M45]);1;&quot;.&quot;)))" office:value-type="string" office:string-value="" calcext:value-type="error">
            <text:p>#WERT!</text:p>
          </table:table-cell>
          <table:table-cell table:formula="of:=IF([$Calculation.N45]=0;&quot;0&quot;;IF([$Calculation.N45]=ROUND([$Calculation.N45]);TEXT([$Calculation.N45];&quot;###&quot;);REPLACE([$Calculation.N45];SEARCH(&quot;,&quot;;[$Calculation.N45]);1;&quot;.&quot;)))" office:value-type="string" office:string-value="" calcext:value-type="error">
            <text:p>#WERT!</text:p>
          </table:table-cell>
          <table:table-cell table:formula="of:=IF([$Calculation.O45]=0;&quot;0&quot;;IF([$Calculation.O45]=ROUND([$Calculation.O45]);TEXT([$Calculation.O45];&quot;###&quot;);REPLACE([$Calculation.O45];SEARCH(&quot;,&quot;;[$Calculation.O45]);1;&quot;.&quot;)))" office:value-type="string" office:string-value="" calcext:value-type="error">
            <text:p>#WERT!</text:p>
          </table:table-cell>
          <table:table-cell table:formula="of:=IF([$Calculation.P45]=0;&quot;0&quot;;IF([$Calculation.P45]=ROUND([$Calculation.P45]);TEXT([$Calculation.P45];&quot;###&quot;);REPLACE([$Calculation.P45];SEARCH(&quot;,&quot;;[$Calculation.P45]);1;&quot;.&quot;)))" office:value-type="string" office:string-value="" calcext:value-type="error">
            <text:p>#WERT!</text:p>
          </table:table-cell>
          <table:table-cell table:formula="of:=IF([$Calculation.Q45]=0;&quot;0&quot;;IF([$Calculation.Q45]=ROUND([$Calculation.Q45]);TEXT([$Calculation.Q45];&quot;###&quot;);REPLACE([$Calculation.Q45];SEARCH(&quot;,&quot;;[$Calculation.Q4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2]=FootNote;[.A42]=&quot;&quot;);&quot;&quot;;IF(NOT([$Calculation.C46]=&quot;&quot;);CONCATENATE(StartPos;CHAR(10);StartPosX;[.C43];&quot;,&quot;;CHAR(10);StartPosY;[.D43];&quot;,&quot;;CHAR(10);StartPosZ;[.E43];CHAR(10);StartRot;CHAR(10);StartRotX;[.F43];&quot;,&quot;;CHAR(10);StartRotY;[.G43];&quot;,&quot;;CHAR(10);StartRotZ;[.H43];CHAR(10);EndPos;CHAR(10);EndPosX;[.I43];&quot;,&quot;;CHAR(10);EndPosY;[.J43];&quot;,&quot;;CHAR(10);EndPosZ;[.K43];CHAR(10);EndRot;CHAR(10);EndRotX;[.L43];&quot;,&quot;;CHAR(10);EndRotY;[.M43];&quot;,&quot;;CHAR(10);EndRotZ;[.N43];CHAR(10);Duration;[.O43];&quot;,&quot;;CHAR(10);Delay;[.P43];&quot;,&quot;;CHAR(10);Ease;[$Calculation.R46];CHAR(10);Closure);FootNote))">
            <text:p/>
          </table:table-cell>
          <table:table-cell/>
          <table:table-cell table:formula="of:=IF([$Calculation.D46]=0;&quot;0&quot;;IF([$Calculation.D46]=ROUND([$Calculation.D46]);TEXT([$Calculation.D46];&quot;###&quot;);REPLACE([$Calculation.D46];SEARCH(&quot;,&quot;;[$Calculation.D46]);1;&quot;.&quot;)))" office:value-type="string" office:string-value="" calcext:value-type="error">
            <text:p>#WERT!</text:p>
          </table:table-cell>
          <table:table-cell table:formula="of:=IF([$Calculation.E46]=0;&quot;0&quot;;IF([$Calculation.E46]=ROUND([$Calculation.E46]);TEXT([$Calculation.E46];&quot;###&quot;);REPLACE([$Calculation.E46];SEARCH(&quot;,&quot;;[$Calculation.E46]);1;&quot;.&quot;)))" office:value-type="string" office:string-value="" calcext:value-type="error">
            <text:p>#WERT!</text:p>
          </table:table-cell>
          <table:table-cell table:formula="of:=IF([$Calculation.F46]=0;&quot;0&quot;;IF([$Calculation.F46]=ROUND([$Calculation.F46]);TEXT([$Calculation.F46];&quot;###&quot;);REPLACE([$Calculation.F46];SEARCH(&quot;,&quot;;[$Calculation.F46]);1;&quot;.&quot;)))" office:value-type="string" office:string-value="" calcext:value-type="error">
            <text:p>#WERT!</text:p>
          </table:table-cell>
          <table:table-cell table:formula="of:=IF([$Calculation.G46]=0;&quot;0&quot;;IF([$Calculation.G46]=ROUND([$Calculation.G46]);TEXT([$Calculation.G46];&quot;###&quot;);REPLACE([$Calculation.G46];SEARCH(&quot;,&quot;;[$Calculation.G46]);1;&quot;.&quot;)))" office:value-type="string" office:string-value="" calcext:value-type="error">
            <text:p>#WERT!</text:p>
          </table:table-cell>
          <table:table-cell table:formula="of:=IF([$Calculation.H46]=0;&quot;0&quot;;IF([$Calculation.H46]=ROUND([$Calculation.H46]);TEXT([$Calculation.H46];&quot;###&quot;);REPLACE([$Calculation.H46];SEARCH(&quot;,&quot;;[$Calculation.H46]);1;&quot;.&quot;)))" office:value-type="string" office:string-value="" calcext:value-type="error">
            <text:p>#WERT!</text:p>
          </table:table-cell>
          <table:table-cell table:formula="of:=IF([$Calculation.I46]=0;&quot;0&quot;;IF([$Calculation.I46]=ROUND([$Calculation.I46]);TEXT([$Calculation.I46];&quot;###&quot;);REPLACE([$Calculation.I46];SEARCH(&quot;,&quot;;[$Calculation.I46]);1;&quot;.&quot;)))" office:value-type="string" office:string-value="" calcext:value-type="error">
            <text:p>#WERT!</text:p>
          </table:table-cell>
          <table:table-cell table:formula="of:=IF([$Calculation.J46]=0;&quot;0&quot;;IF([$Calculation.J46]=ROUND([$Calculation.J46]);TEXT([$Calculation.J46];&quot;###&quot;);REPLACE([$Calculation.J46];SEARCH(&quot;,&quot;;[$Calculation.J46]);1;&quot;.&quot;)))" office:value-type="string" office:string-value="" calcext:value-type="error">
            <text:p>#WERT!</text:p>
          </table:table-cell>
          <table:table-cell table:formula="of:=IF([$Calculation.K46]=0;&quot;0&quot;;IF([$Calculation.K46]=ROUND([$Calculation.K46]);TEXT([$Calculation.K46];&quot;###&quot;);REPLACE([$Calculation.K46];SEARCH(&quot;,&quot;;[$Calculation.K46]);1;&quot;.&quot;)))" office:value-type="string" office:string-value="" calcext:value-type="error">
            <text:p>#WERT!</text:p>
          </table:table-cell>
          <table:table-cell table:formula="of:=IF([$Calculation.L46]=0;&quot;0&quot;;IF([$Calculation.L46]=ROUND([$Calculation.L46]);TEXT([$Calculation.L46];&quot;###&quot;);REPLACE([$Calculation.L46];SEARCH(&quot;,&quot;;[$Calculation.L46]);1;&quot;.&quot;)))" office:value-type="string" office:string-value="" calcext:value-type="error">
            <text:p>#WERT!</text:p>
          </table:table-cell>
          <table:table-cell table:formula="of:=IF([$Calculation.M46]=0;&quot;0&quot;;IF([$Calculation.M46]=ROUND([$Calculation.M46]);TEXT([$Calculation.M46];&quot;###&quot;);REPLACE([$Calculation.M46];SEARCH(&quot;,&quot;;[$Calculation.M46]);1;&quot;.&quot;)))" office:value-type="string" office:string-value="" calcext:value-type="error">
            <text:p>#WERT!</text:p>
          </table:table-cell>
          <table:table-cell table:formula="of:=IF([$Calculation.N46]=0;&quot;0&quot;;IF([$Calculation.N46]=ROUND([$Calculation.N46]);TEXT([$Calculation.N46];&quot;###&quot;);REPLACE([$Calculation.N46];SEARCH(&quot;,&quot;;[$Calculation.N46]);1;&quot;.&quot;)))" office:value-type="string" office:string-value="" calcext:value-type="error">
            <text:p>#WERT!</text:p>
          </table:table-cell>
          <table:table-cell table:formula="of:=IF([$Calculation.O46]=0;&quot;0&quot;;IF([$Calculation.O46]=ROUND([$Calculation.O46]);TEXT([$Calculation.O46];&quot;###&quot;);REPLACE([$Calculation.O46];SEARCH(&quot;,&quot;;[$Calculation.O46]);1;&quot;.&quot;)))" office:value-type="string" office:string-value="" calcext:value-type="error">
            <text:p>#WERT!</text:p>
          </table:table-cell>
          <table:table-cell table:formula="of:=IF([$Calculation.P46]=0;&quot;0&quot;;IF([$Calculation.P46]=ROUND([$Calculation.P46]);TEXT([$Calculation.P46];&quot;###&quot;);REPLACE([$Calculation.P46];SEARCH(&quot;,&quot;;[$Calculation.P46]);1;&quot;.&quot;)))" office:value-type="string" office:string-value="" calcext:value-type="error">
            <text:p>#WERT!</text:p>
          </table:table-cell>
          <table:table-cell table:formula="of:=IF([$Calculation.Q46]=0;&quot;0&quot;;IF([$Calculation.Q46]=ROUND([$Calculation.Q46]);TEXT([$Calculation.Q46];&quot;###&quot;);REPLACE([$Calculation.Q46];SEARCH(&quot;,&quot;;[$Calculation.Q4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3]=FootNote;[.A43]=&quot;&quot;);&quot;&quot;;IF(NOT([$Calculation.C47]=&quot;&quot;);CONCATENATE(StartPos;CHAR(10);StartPosX;[.C44];&quot;,&quot;;CHAR(10);StartPosY;[.D44];&quot;,&quot;;CHAR(10);StartPosZ;[.E44];CHAR(10);StartRot;CHAR(10);StartRotX;[.F44];&quot;,&quot;;CHAR(10);StartRotY;[.G44];&quot;,&quot;;CHAR(10);StartRotZ;[.H44];CHAR(10);EndPos;CHAR(10);EndPosX;[.I44];&quot;,&quot;;CHAR(10);EndPosY;[.J44];&quot;,&quot;;CHAR(10);EndPosZ;[.K44];CHAR(10);EndRot;CHAR(10);EndRotX;[.L44];&quot;,&quot;;CHAR(10);EndRotY;[.M44];&quot;,&quot;;CHAR(10);EndRotZ;[.N44];CHAR(10);Duration;[.O44];&quot;,&quot;;CHAR(10);Delay;[.P44];&quot;,&quot;;CHAR(10);Ease;[$Calculation.R47];CHAR(10);Closure);FootNote))">
            <text:p/>
          </table:table-cell>
          <table:table-cell/>
          <table:table-cell table:formula="of:=IF([$Calculation.D47]=0;&quot;0&quot;;IF([$Calculation.D47]=ROUND([$Calculation.D47]);TEXT([$Calculation.D47];&quot;###&quot;);REPLACE([$Calculation.D47];SEARCH(&quot;,&quot;;[$Calculation.D47]);1;&quot;.&quot;)))" office:value-type="string" office:string-value="" calcext:value-type="error">
            <text:p>#WERT!</text:p>
          </table:table-cell>
          <table:table-cell table:formula="of:=IF([$Calculation.E47]=0;&quot;0&quot;;IF([$Calculation.E47]=ROUND([$Calculation.E47]);TEXT([$Calculation.E47];&quot;###&quot;);REPLACE([$Calculation.E47];SEARCH(&quot;,&quot;;[$Calculation.E47]);1;&quot;.&quot;)))" office:value-type="string" office:string-value="" calcext:value-type="error">
            <text:p>#WERT!</text:p>
          </table:table-cell>
          <table:table-cell table:formula="of:=IF([$Calculation.F47]=0;&quot;0&quot;;IF([$Calculation.F47]=ROUND([$Calculation.F47]);TEXT([$Calculation.F47];&quot;###&quot;);REPLACE([$Calculation.F47];SEARCH(&quot;,&quot;;[$Calculation.F47]);1;&quot;.&quot;)))" office:value-type="string" office:string-value="" calcext:value-type="error">
            <text:p>#WERT!</text:p>
          </table:table-cell>
          <table:table-cell table:formula="of:=IF([$Calculation.G47]=0;&quot;0&quot;;IF([$Calculation.G47]=ROUND([$Calculation.G47]);TEXT([$Calculation.G47];&quot;###&quot;);REPLACE([$Calculation.G47];SEARCH(&quot;,&quot;;[$Calculation.G47]);1;&quot;.&quot;)))" office:value-type="string" office:string-value="" calcext:value-type="error">
            <text:p>#WERT!</text:p>
          </table:table-cell>
          <table:table-cell table:formula="of:=IF([$Calculation.H47]=0;&quot;0&quot;;IF([$Calculation.H47]=ROUND([$Calculation.H47]);TEXT([$Calculation.H47];&quot;###&quot;);REPLACE([$Calculation.H47];SEARCH(&quot;,&quot;;[$Calculation.H47]);1;&quot;.&quot;)))" office:value-type="string" office:string-value="" calcext:value-type="error">
            <text:p>#WERT!</text:p>
          </table:table-cell>
          <table:table-cell table:formula="of:=IF([$Calculation.I47]=0;&quot;0&quot;;IF([$Calculation.I47]=ROUND([$Calculation.I47]);TEXT([$Calculation.I47];&quot;###&quot;);REPLACE([$Calculation.I47];SEARCH(&quot;,&quot;;[$Calculation.I47]);1;&quot;.&quot;)))" office:value-type="string" office:string-value="" calcext:value-type="error">
            <text:p>#WERT!</text:p>
          </table:table-cell>
          <table:table-cell table:formula="of:=IF([$Calculation.J47]=0;&quot;0&quot;;IF([$Calculation.J47]=ROUND([$Calculation.J47]);TEXT([$Calculation.J47];&quot;###&quot;);REPLACE([$Calculation.J47];SEARCH(&quot;,&quot;;[$Calculation.J47]);1;&quot;.&quot;)))" office:value-type="string" office:string-value="" calcext:value-type="error">
            <text:p>#WERT!</text:p>
          </table:table-cell>
          <table:table-cell table:formula="of:=IF([$Calculation.K47]=0;&quot;0&quot;;IF([$Calculation.K47]=ROUND([$Calculation.K47]);TEXT([$Calculation.K47];&quot;###&quot;);REPLACE([$Calculation.K47];SEARCH(&quot;,&quot;;[$Calculation.K47]);1;&quot;.&quot;)))" office:value-type="string" office:string-value="" calcext:value-type="error">
            <text:p>#WERT!</text:p>
          </table:table-cell>
          <table:table-cell table:formula="of:=IF([$Calculation.L47]=0;&quot;0&quot;;IF([$Calculation.L47]=ROUND([$Calculation.L47]);TEXT([$Calculation.L47];&quot;###&quot;);REPLACE([$Calculation.L47];SEARCH(&quot;,&quot;;[$Calculation.L47]);1;&quot;.&quot;)))" office:value-type="string" office:string-value="" calcext:value-type="error">
            <text:p>#WERT!</text:p>
          </table:table-cell>
          <table:table-cell table:formula="of:=IF([$Calculation.M47]=0;&quot;0&quot;;IF([$Calculation.M47]=ROUND([$Calculation.M47]);TEXT([$Calculation.M47];&quot;###&quot;);REPLACE([$Calculation.M47];SEARCH(&quot;,&quot;;[$Calculation.M47]);1;&quot;.&quot;)))" office:value-type="string" office:string-value="" calcext:value-type="error">
            <text:p>#WERT!</text:p>
          </table:table-cell>
          <table:table-cell table:formula="of:=IF([$Calculation.N47]=0;&quot;0&quot;;IF([$Calculation.N47]=ROUND([$Calculation.N47]);TEXT([$Calculation.N47];&quot;###&quot;);REPLACE([$Calculation.N47];SEARCH(&quot;,&quot;;[$Calculation.N47]);1;&quot;.&quot;)))" office:value-type="string" office:string-value="" calcext:value-type="error">
            <text:p>#WERT!</text:p>
          </table:table-cell>
          <table:table-cell table:formula="of:=IF([$Calculation.O47]=0;&quot;0&quot;;IF([$Calculation.O47]=ROUND([$Calculation.O47]);TEXT([$Calculation.O47];&quot;###&quot;);REPLACE([$Calculation.O47];SEARCH(&quot;,&quot;;[$Calculation.O47]);1;&quot;.&quot;)))" office:value-type="string" office:string-value="" calcext:value-type="error">
            <text:p>#WERT!</text:p>
          </table:table-cell>
          <table:table-cell table:formula="of:=IF([$Calculation.P47]=0;&quot;0&quot;;IF([$Calculation.P47]=ROUND([$Calculation.P47]);TEXT([$Calculation.P47];&quot;###&quot;);REPLACE([$Calculation.P47];SEARCH(&quot;,&quot;;[$Calculation.P47]);1;&quot;.&quot;)))" office:value-type="string" office:string-value="" calcext:value-type="error">
            <text:p>#WERT!</text:p>
          </table:table-cell>
          <table:table-cell table:formula="of:=IF([$Calculation.Q47]=0;&quot;0&quot;;IF([$Calculation.Q47]=ROUND([$Calculation.Q47]);TEXT([$Calculation.Q47];&quot;###&quot;);REPLACE([$Calculation.Q47];SEARCH(&quot;,&quot;;[$Calculation.Q4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4]=FootNote;[.A44]=&quot;&quot;);&quot;&quot;;IF(NOT([$Calculation.C48]=&quot;&quot;);CONCATENATE(StartPos;CHAR(10);StartPosX;[.C45];&quot;,&quot;;CHAR(10);StartPosY;[.D45];&quot;,&quot;;CHAR(10);StartPosZ;[.E45];CHAR(10);StartRot;CHAR(10);StartRotX;[.F45];&quot;,&quot;;CHAR(10);StartRotY;[.G45];&quot;,&quot;;CHAR(10);StartRotZ;[.H45];CHAR(10);EndPos;CHAR(10);EndPosX;[.I45];&quot;,&quot;;CHAR(10);EndPosY;[.J45];&quot;,&quot;;CHAR(10);EndPosZ;[.K45];CHAR(10);EndRot;CHAR(10);EndRotX;[.L45];&quot;,&quot;;CHAR(10);EndRotY;[.M45];&quot;,&quot;;CHAR(10);EndRotZ;[.N45];CHAR(10);Duration;[.O45];&quot;,&quot;;CHAR(10);Delay;[.P45];&quot;,&quot;;CHAR(10);Ease;[$Calculation.R48];CHAR(10);Closure);FootNote))">
            <text:p/>
          </table:table-cell>
          <table:table-cell/>
          <table:table-cell table:formula="of:=IF([$Calculation.D48]=0;&quot;0&quot;;IF([$Calculation.D48]=ROUND([$Calculation.D48]);TEXT([$Calculation.D48];&quot;###&quot;);REPLACE([$Calculation.D48];SEARCH(&quot;,&quot;;[$Calculation.D48]);1;&quot;.&quot;)))" office:value-type="string" office:string-value="" calcext:value-type="error">
            <text:p>#WERT!</text:p>
          </table:table-cell>
          <table:table-cell table:formula="of:=IF([$Calculation.E48]=0;&quot;0&quot;;IF([$Calculation.E48]=ROUND([$Calculation.E48]);TEXT([$Calculation.E48];&quot;###&quot;);REPLACE([$Calculation.E48];SEARCH(&quot;,&quot;;[$Calculation.E48]);1;&quot;.&quot;)))" office:value-type="string" office:string-value="" calcext:value-type="error">
            <text:p>#WERT!</text:p>
          </table:table-cell>
          <table:table-cell table:formula="of:=IF([$Calculation.F48]=0;&quot;0&quot;;IF([$Calculation.F48]=ROUND([$Calculation.F48]);TEXT([$Calculation.F48];&quot;###&quot;);REPLACE([$Calculation.F48];SEARCH(&quot;,&quot;;[$Calculation.F48]);1;&quot;.&quot;)))" office:value-type="string" office:string-value="" calcext:value-type="error">
            <text:p>#WERT!</text:p>
          </table:table-cell>
          <table:table-cell table:formula="of:=IF([$Calculation.G48]=0;&quot;0&quot;;IF([$Calculation.G48]=ROUND([$Calculation.G48]);TEXT([$Calculation.G48];&quot;###&quot;);REPLACE([$Calculation.G48];SEARCH(&quot;,&quot;;[$Calculation.G48]);1;&quot;.&quot;)))" office:value-type="string" office:string-value="" calcext:value-type="error">
            <text:p>#WERT!</text:p>
          </table:table-cell>
          <table:table-cell table:formula="of:=IF([$Calculation.H48]=0;&quot;0&quot;;IF([$Calculation.H48]=ROUND([$Calculation.H48]);TEXT([$Calculation.H48];&quot;###&quot;);REPLACE([$Calculation.H48];SEARCH(&quot;,&quot;;[$Calculation.H48]);1;&quot;.&quot;)))" office:value-type="string" office:string-value="" calcext:value-type="error">
            <text:p>#WERT!</text:p>
          </table:table-cell>
          <table:table-cell table:formula="of:=IF([$Calculation.I48]=0;&quot;0&quot;;IF([$Calculation.I48]=ROUND([$Calculation.I48]);TEXT([$Calculation.I48];&quot;###&quot;);REPLACE([$Calculation.I48];SEARCH(&quot;,&quot;;[$Calculation.I48]);1;&quot;.&quot;)))" office:value-type="string" office:string-value="" calcext:value-type="error">
            <text:p>#WERT!</text:p>
          </table:table-cell>
          <table:table-cell table:formula="of:=IF([$Calculation.J48]=0;&quot;0&quot;;IF([$Calculation.J48]=ROUND([$Calculation.J48]);TEXT([$Calculation.J48];&quot;###&quot;);REPLACE([$Calculation.J48];SEARCH(&quot;,&quot;;[$Calculation.J48]);1;&quot;.&quot;)))" office:value-type="string" office:string-value="" calcext:value-type="error">
            <text:p>#WERT!</text:p>
          </table:table-cell>
          <table:table-cell table:formula="of:=IF([$Calculation.K48]=0;&quot;0&quot;;IF([$Calculation.K48]=ROUND([$Calculation.K48]);TEXT([$Calculation.K48];&quot;###&quot;);REPLACE([$Calculation.K48];SEARCH(&quot;,&quot;;[$Calculation.K48]);1;&quot;.&quot;)))" office:value-type="string" office:string-value="" calcext:value-type="error">
            <text:p>#WERT!</text:p>
          </table:table-cell>
          <table:table-cell table:formula="of:=IF([$Calculation.L48]=0;&quot;0&quot;;IF([$Calculation.L48]=ROUND([$Calculation.L48]);TEXT([$Calculation.L48];&quot;###&quot;);REPLACE([$Calculation.L48];SEARCH(&quot;,&quot;;[$Calculation.L48]);1;&quot;.&quot;)))" office:value-type="string" office:string-value="" calcext:value-type="error">
            <text:p>#WERT!</text:p>
          </table:table-cell>
          <table:table-cell table:formula="of:=IF([$Calculation.M48]=0;&quot;0&quot;;IF([$Calculation.M48]=ROUND([$Calculation.M48]);TEXT([$Calculation.M48];&quot;###&quot;);REPLACE([$Calculation.M48];SEARCH(&quot;,&quot;;[$Calculation.M48]);1;&quot;.&quot;)))" office:value-type="string" office:string-value="" calcext:value-type="error">
            <text:p>#WERT!</text:p>
          </table:table-cell>
          <table:table-cell table:formula="of:=IF([$Calculation.N48]=0;&quot;0&quot;;IF([$Calculation.N48]=ROUND([$Calculation.N48]);TEXT([$Calculation.N48];&quot;###&quot;);REPLACE([$Calculation.N48];SEARCH(&quot;,&quot;;[$Calculation.N48]);1;&quot;.&quot;)))" office:value-type="string" office:string-value="" calcext:value-type="error">
            <text:p>#WERT!</text:p>
          </table:table-cell>
          <table:table-cell table:formula="of:=IF([$Calculation.O48]=0;&quot;0&quot;;IF([$Calculation.O48]=ROUND([$Calculation.O48]);TEXT([$Calculation.O48];&quot;###&quot;);REPLACE([$Calculation.O48];SEARCH(&quot;,&quot;;[$Calculation.O48]);1;&quot;.&quot;)))" office:value-type="string" office:string-value="" calcext:value-type="error">
            <text:p>#WERT!</text:p>
          </table:table-cell>
          <table:table-cell table:formula="of:=IF([$Calculation.P48]=0;&quot;0&quot;;IF([$Calculation.P48]=ROUND([$Calculation.P48]);TEXT([$Calculation.P48];&quot;###&quot;);REPLACE([$Calculation.P48];SEARCH(&quot;,&quot;;[$Calculation.P48]);1;&quot;.&quot;)))" office:value-type="string" office:string-value="" calcext:value-type="error">
            <text:p>#WERT!</text:p>
          </table:table-cell>
          <table:table-cell table:formula="of:=IF([$Calculation.Q48]=0;&quot;0&quot;;IF([$Calculation.Q48]=ROUND([$Calculation.Q48]);TEXT([$Calculation.Q48];&quot;###&quot;);REPLACE([$Calculation.Q48];SEARCH(&quot;,&quot;;[$Calculation.Q4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5]=FootNote;[.A45]=&quot;&quot;);&quot;&quot;;IF(NOT([$Calculation.C49]=&quot;&quot;);CONCATENATE(StartPos;CHAR(10);StartPosX;[.C46];&quot;,&quot;;CHAR(10);StartPosY;[.D46];&quot;,&quot;;CHAR(10);StartPosZ;[.E46];CHAR(10);StartRot;CHAR(10);StartRotX;[.F46];&quot;,&quot;;CHAR(10);StartRotY;[.G46];&quot;,&quot;;CHAR(10);StartRotZ;[.H46];CHAR(10);EndPos;CHAR(10);EndPosX;[.I46];&quot;,&quot;;CHAR(10);EndPosY;[.J46];&quot;,&quot;;CHAR(10);EndPosZ;[.K46];CHAR(10);EndRot;CHAR(10);EndRotX;[.L46];&quot;,&quot;;CHAR(10);EndRotY;[.M46];&quot;,&quot;;CHAR(10);EndRotZ;[.N46];CHAR(10);Duration;[.O46];&quot;,&quot;;CHAR(10);Delay;[.P46];&quot;,&quot;;CHAR(10);Ease;[$Calculation.R49];CHAR(10);Closure);FootNote))">
            <text:p/>
          </table:table-cell>
          <table:table-cell/>
          <table:table-cell table:formula="of:=IF([$Calculation.D49]=0;&quot;0&quot;;IF([$Calculation.D49]=ROUND([$Calculation.D49]);TEXT([$Calculation.D49];&quot;###&quot;);REPLACE([$Calculation.D49];SEARCH(&quot;,&quot;;[$Calculation.D49]);1;&quot;.&quot;)))" office:value-type="string" office:string-value="" calcext:value-type="error">
            <text:p>#WERT!</text:p>
          </table:table-cell>
          <table:table-cell table:formula="of:=IF([$Calculation.E49]=0;&quot;0&quot;;IF([$Calculation.E49]=ROUND([$Calculation.E49]);TEXT([$Calculation.E49];&quot;###&quot;);REPLACE([$Calculation.E49];SEARCH(&quot;,&quot;;[$Calculation.E49]);1;&quot;.&quot;)))" office:value-type="string" office:string-value="" calcext:value-type="error">
            <text:p>#WERT!</text:p>
          </table:table-cell>
          <table:table-cell table:formula="of:=IF([$Calculation.F49]=0;&quot;0&quot;;IF([$Calculation.F49]=ROUND([$Calculation.F49]);TEXT([$Calculation.F49];&quot;###&quot;);REPLACE([$Calculation.F49];SEARCH(&quot;,&quot;;[$Calculation.F49]);1;&quot;.&quot;)))" office:value-type="string" office:string-value="" calcext:value-type="error">
            <text:p>#WERT!</text:p>
          </table:table-cell>
          <table:table-cell table:formula="of:=IF([$Calculation.G49]=0;&quot;0&quot;;IF([$Calculation.G49]=ROUND([$Calculation.G49]);TEXT([$Calculation.G49];&quot;###&quot;);REPLACE([$Calculation.G49];SEARCH(&quot;,&quot;;[$Calculation.G49]);1;&quot;.&quot;)))" office:value-type="string" office:string-value="" calcext:value-type="error">
            <text:p>#WERT!</text:p>
          </table:table-cell>
          <table:table-cell table:formula="of:=IF([$Calculation.H49]=0;&quot;0&quot;;IF([$Calculation.H49]=ROUND([$Calculation.H49]);TEXT([$Calculation.H49];&quot;###&quot;);REPLACE([$Calculation.H49];SEARCH(&quot;,&quot;;[$Calculation.H49]);1;&quot;.&quot;)))" office:value-type="string" office:string-value="" calcext:value-type="error">
            <text:p>#WERT!</text:p>
          </table:table-cell>
          <table:table-cell table:formula="of:=IF([$Calculation.I49]=0;&quot;0&quot;;IF([$Calculation.I49]=ROUND([$Calculation.I49]);TEXT([$Calculation.I49];&quot;###&quot;);REPLACE([$Calculation.I49];SEARCH(&quot;,&quot;;[$Calculation.I49]);1;&quot;.&quot;)))" office:value-type="string" office:string-value="" calcext:value-type="error">
            <text:p>#WERT!</text:p>
          </table:table-cell>
          <table:table-cell table:formula="of:=IF([$Calculation.J49]=0;&quot;0&quot;;IF([$Calculation.J49]=ROUND([$Calculation.J49]);TEXT([$Calculation.J49];&quot;###&quot;);REPLACE([$Calculation.J49];SEARCH(&quot;,&quot;;[$Calculation.J49]);1;&quot;.&quot;)))" office:value-type="string" office:string-value="" calcext:value-type="error">
            <text:p>#WERT!</text:p>
          </table:table-cell>
          <table:table-cell table:formula="of:=IF([$Calculation.K49]=0;&quot;0&quot;;IF([$Calculation.K49]=ROUND([$Calculation.K49]);TEXT([$Calculation.K49];&quot;###&quot;);REPLACE([$Calculation.K49];SEARCH(&quot;,&quot;;[$Calculation.K49]);1;&quot;.&quot;)))" office:value-type="string" office:string-value="" calcext:value-type="error">
            <text:p>#WERT!</text:p>
          </table:table-cell>
          <table:table-cell table:formula="of:=IF([$Calculation.L49]=0;&quot;0&quot;;IF([$Calculation.L49]=ROUND([$Calculation.L49]);TEXT([$Calculation.L49];&quot;###&quot;);REPLACE([$Calculation.L49];SEARCH(&quot;,&quot;;[$Calculation.L49]);1;&quot;.&quot;)))" office:value-type="string" office:string-value="" calcext:value-type="error">
            <text:p>#WERT!</text:p>
          </table:table-cell>
          <table:table-cell table:formula="of:=IF([$Calculation.M49]=0;&quot;0&quot;;IF([$Calculation.M49]=ROUND([$Calculation.M49]);TEXT([$Calculation.M49];&quot;###&quot;);REPLACE([$Calculation.M49];SEARCH(&quot;,&quot;;[$Calculation.M49]);1;&quot;.&quot;)))" office:value-type="string" office:string-value="" calcext:value-type="error">
            <text:p>#WERT!</text:p>
          </table:table-cell>
          <table:table-cell table:formula="of:=IF([$Calculation.N49]=0;&quot;0&quot;;IF([$Calculation.N49]=ROUND([$Calculation.N49]);TEXT([$Calculation.N49];&quot;###&quot;);REPLACE([$Calculation.N49];SEARCH(&quot;,&quot;;[$Calculation.N49]);1;&quot;.&quot;)))" office:value-type="string" office:string-value="" calcext:value-type="error">
            <text:p>#WERT!</text:p>
          </table:table-cell>
          <table:table-cell table:formula="of:=IF([$Calculation.O49]=0;&quot;0&quot;;IF([$Calculation.O49]=ROUND([$Calculation.O49]);TEXT([$Calculation.O49];&quot;###&quot;);REPLACE([$Calculation.O49];SEARCH(&quot;,&quot;;[$Calculation.O49]);1;&quot;.&quot;)))" office:value-type="string" office:string-value="" calcext:value-type="error">
            <text:p>#WERT!</text:p>
          </table:table-cell>
          <table:table-cell table:formula="of:=IF([$Calculation.P49]=0;&quot;0&quot;;IF([$Calculation.P49]=ROUND([$Calculation.P49]);TEXT([$Calculation.P49];&quot;###&quot;);REPLACE([$Calculation.P49];SEARCH(&quot;,&quot;;[$Calculation.P49]);1;&quot;.&quot;)))" office:value-type="string" office:string-value="" calcext:value-type="error">
            <text:p>#WERT!</text:p>
          </table:table-cell>
          <table:table-cell table:formula="of:=IF([$Calculation.Q49]=0;&quot;0&quot;;IF([$Calculation.Q49]=ROUND([$Calculation.Q49]);TEXT([$Calculation.Q49];&quot;###&quot;);REPLACE([$Calculation.Q49];SEARCH(&quot;,&quot;;[$Calculation.Q4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6]=FootNote;[.A46]=&quot;&quot;);&quot;&quot;;IF(NOT([$Calculation.C50]=&quot;&quot;);CONCATENATE(StartPos;CHAR(10);StartPosX;[.C47];&quot;,&quot;;CHAR(10);StartPosY;[.D47];&quot;,&quot;;CHAR(10);StartPosZ;[.E47];CHAR(10);StartRot;CHAR(10);StartRotX;[.F47];&quot;,&quot;;CHAR(10);StartRotY;[.G47];&quot;,&quot;;CHAR(10);StartRotZ;[.H47];CHAR(10);EndPos;CHAR(10);EndPosX;[.I47];&quot;,&quot;;CHAR(10);EndPosY;[.J47];&quot;,&quot;;CHAR(10);EndPosZ;[.K47];CHAR(10);EndRot;CHAR(10);EndRotX;[.L47];&quot;,&quot;;CHAR(10);EndRotY;[.M47];&quot;,&quot;;CHAR(10);EndRotZ;[.N47];CHAR(10);Duration;[.O47];&quot;,&quot;;CHAR(10);Delay;[.P47];&quot;,&quot;;CHAR(10);Ease;[$Calculation.R50];CHAR(10);Closure);FootNote))">
            <text:p/>
          </table:table-cell>
          <table:table-cell/>
          <table:table-cell table:formula="of:=IF([$Calculation.D50]=0;&quot;0&quot;;IF([$Calculation.D50]=ROUND([$Calculation.D50]);TEXT([$Calculation.D50];&quot;###&quot;);REPLACE([$Calculation.D50];SEARCH(&quot;,&quot;;[$Calculation.D50]);1;&quot;.&quot;)))" office:value-type="string" office:string-value="" calcext:value-type="error">
            <text:p>#WERT!</text:p>
          </table:table-cell>
          <table:table-cell table:formula="of:=IF([$Calculation.E50]=0;&quot;0&quot;;IF([$Calculation.E50]=ROUND([$Calculation.E50]);TEXT([$Calculation.E50];&quot;###&quot;);REPLACE([$Calculation.E50];SEARCH(&quot;,&quot;;[$Calculation.E50]);1;&quot;.&quot;)))" office:value-type="string" office:string-value="" calcext:value-type="error">
            <text:p>#WERT!</text:p>
          </table:table-cell>
          <table:table-cell table:formula="of:=IF([$Calculation.F50]=0;&quot;0&quot;;IF([$Calculation.F50]=ROUND([$Calculation.F50]);TEXT([$Calculation.F50];&quot;###&quot;);REPLACE([$Calculation.F50];SEARCH(&quot;,&quot;;[$Calculation.F50]);1;&quot;.&quot;)))" office:value-type="string" office:string-value="" calcext:value-type="error">
            <text:p>#WERT!</text:p>
          </table:table-cell>
          <table:table-cell table:formula="of:=IF([$Calculation.G50]=0;&quot;0&quot;;IF([$Calculation.G50]=ROUND([$Calculation.G50]);TEXT([$Calculation.G50];&quot;###&quot;);REPLACE([$Calculation.G50];SEARCH(&quot;,&quot;;[$Calculation.G50]);1;&quot;.&quot;)))" office:value-type="string" office:string-value="" calcext:value-type="error">
            <text:p>#WERT!</text:p>
          </table:table-cell>
          <table:table-cell table:formula="of:=IF([$Calculation.H50]=0;&quot;0&quot;;IF([$Calculation.H50]=ROUND([$Calculation.H50]);TEXT([$Calculation.H50];&quot;###&quot;);REPLACE([$Calculation.H50];SEARCH(&quot;,&quot;;[$Calculation.H50]);1;&quot;.&quot;)))" office:value-type="string" office:string-value="" calcext:value-type="error">
            <text:p>#WERT!</text:p>
          </table:table-cell>
          <table:table-cell table:formula="of:=IF([$Calculation.I50]=0;&quot;0&quot;;IF([$Calculation.I50]=ROUND([$Calculation.I50]);TEXT([$Calculation.I50];&quot;###&quot;);REPLACE([$Calculation.I50];SEARCH(&quot;,&quot;;[$Calculation.I50]);1;&quot;.&quot;)))" office:value-type="string" office:string-value="" calcext:value-type="error">
            <text:p>#WERT!</text:p>
          </table:table-cell>
          <table:table-cell table:formula="of:=IF([$Calculation.J50]=0;&quot;0&quot;;IF([$Calculation.J50]=ROUND([$Calculation.J50]);TEXT([$Calculation.J50];&quot;###&quot;);REPLACE([$Calculation.J50];SEARCH(&quot;,&quot;;[$Calculation.J50]);1;&quot;.&quot;)))" office:value-type="string" office:string-value="" calcext:value-type="error">
            <text:p>#WERT!</text:p>
          </table:table-cell>
          <table:table-cell table:formula="of:=IF([$Calculation.K50]=0;&quot;0&quot;;IF([$Calculation.K50]=ROUND([$Calculation.K50]);TEXT([$Calculation.K50];&quot;###&quot;);REPLACE([$Calculation.K50];SEARCH(&quot;,&quot;;[$Calculation.K50]);1;&quot;.&quot;)))" office:value-type="string" office:string-value="" calcext:value-type="error">
            <text:p>#WERT!</text:p>
          </table:table-cell>
          <table:table-cell table:formula="of:=IF([$Calculation.L50]=0;&quot;0&quot;;IF([$Calculation.L50]=ROUND([$Calculation.L50]);TEXT([$Calculation.L50];&quot;###&quot;);REPLACE([$Calculation.L50];SEARCH(&quot;,&quot;;[$Calculation.L50]);1;&quot;.&quot;)))" office:value-type="string" office:string-value="" calcext:value-type="error">
            <text:p>#WERT!</text:p>
          </table:table-cell>
          <table:table-cell table:formula="of:=IF([$Calculation.M50]=0;&quot;0&quot;;IF([$Calculation.M50]=ROUND([$Calculation.M50]);TEXT([$Calculation.M50];&quot;###&quot;);REPLACE([$Calculation.M50];SEARCH(&quot;,&quot;;[$Calculation.M50]);1;&quot;.&quot;)))" office:value-type="string" office:string-value="" calcext:value-type="error">
            <text:p>#WERT!</text:p>
          </table:table-cell>
          <table:table-cell table:formula="of:=IF([$Calculation.N50]=0;&quot;0&quot;;IF([$Calculation.N50]=ROUND([$Calculation.N50]);TEXT([$Calculation.N50];&quot;###&quot;);REPLACE([$Calculation.N50];SEARCH(&quot;,&quot;;[$Calculation.N50]);1;&quot;.&quot;)))" office:value-type="string" office:string-value="" calcext:value-type="error">
            <text:p>#WERT!</text:p>
          </table:table-cell>
          <table:table-cell table:formula="of:=IF([$Calculation.O50]=0;&quot;0&quot;;IF([$Calculation.O50]=ROUND([$Calculation.O50]);TEXT([$Calculation.O50];&quot;###&quot;);REPLACE([$Calculation.O50];SEARCH(&quot;,&quot;;[$Calculation.O50]);1;&quot;.&quot;)))" office:value-type="string" office:string-value="" calcext:value-type="error">
            <text:p>#WERT!</text:p>
          </table:table-cell>
          <table:table-cell table:formula="of:=IF([$Calculation.P50]=0;&quot;0&quot;;IF([$Calculation.P50]=ROUND([$Calculation.P50]);TEXT([$Calculation.P50];&quot;###&quot;);REPLACE([$Calculation.P50];SEARCH(&quot;,&quot;;[$Calculation.P50]);1;&quot;.&quot;)))" office:value-type="string" office:string-value="" calcext:value-type="error">
            <text:p>#WERT!</text:p>
          </table:table-cell>
          <table:table-cell table:formula="of:=IF([$Calculation.Q50]=0;&quot;0&quot;;IF([$Calculation.Q50]=ROUND([$Calculation.Q50]);TEXT([$Calculation.Q50];&quot;###&quot;);REPLACE([$Calculation.Q50];SEARCH(&quot;,&quot;;[$Calculation.Q5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7]=FootNote;[.A47]=&quot;&quot;);&quot;&quot;;IF(NOT([$Calculation.C51]=&quot;&quot;);CONCATENATE(StartPos;CHAR(10);StartPosX;[.C48];&quot;,&quot;;CHAR(10);StartPosY;[.D48];&quot;,&quot;;CHAR(10);StartPosZ;[.E48];CHAR(10);StartRot;CHAR(10);StartRotX;[.F48];&quot;,&quot;;CHAR(10);StartRotY;[.G48];&quot;,&quot;;CHAR(10);StartRotZ;[.H48];CHAR(10);EndPos;CHAR(10);EndPosX;[.I48];&quot;,&quot;;CHAR(10);EndPosY;[.J48];&quot;,&quot;;CHAR(10);EndPosZ;[.K48];CHAR(10);EndRot;CHAR(10);EndRotX;[.L48];&quot;,&quot;;CHAR(10);EndRotY;[.M48];&quot;,&quot;;CHAR(10);EndRotZ;[.N48];CHAR(10);Duration;[.O48];&quot;,&quot;;CHAR(10);Delay;[.P48];&quot;,&quot;;CHAR(10);Ease;[$Calculation.R51];CHAR(10);Closure);FootNote))">
            <text:p/>
          </table:table-cell>
          <table:table-cell/>
          <table:table-cell table:formula="of:=IF([$Calculation.D51]=0;&quot;0&quot;;IF([$Calculation.D51]=ROUND([$Calculation.D51]);TEXT([$Calculation.D51];&quot;###&quot;);REPLACE([$Calculation.D51];SEARCH(&quot;,&quot;;[$Calculation.D51]);1;&quot;.&quot;)))" office:value-type="string" office:string-value="" calcext:value-type="error">
            <text:p>#WERT!</text:p>
          </table:table-cell>
          <table:table-cell table:formula="of:=IF([$Calculation.E51]=0;&quot;0&quot;;IF([$Calculation.E51]=ROUND([$Calculation.E51]);TEXT([$Calculation.E51];&quot;###&quot;);REPLACE([$Calculation.E51];SEARCH(&quot;,&quot;;[$Calculation.E51]);1;&quot;.&quot;)))" office:value-type="string" office:string-value="" calcext:value-type="error">
            <text:p>#WERT!</text:p>
          </table:table-cell>
          <table:table-cell table:formula="of:=IF([$Calculation.F51]=0;&quot;0&quot;;IF([$Calculation.F51]=ROUND([$Calculation.F51]);TEXT([$Calculation.F51];&quot;###&quot;);REPLACE([$Calculation.F51];SEARCH(&quot;,&quot;;[$Calculation.F51]);1;&quot;.&quot;)))" office:value-type="string" office:string-value="" calcext:value-type="error">
            <text:p>#WERT!</text:p>
          </table:table-cell>
          <table:table-cell table:formula="of:=IF([$Calculation.G51]=0;&quot;0&quot;;IF([$Calculation.G51]=ROUND([$Calculation.G51]);TEXT([$Calculation.G51];&quot;###&quot;);REPLACE([$Calculation.G51];SEARCH(&quot;,&quot;;[$Calculation.G51]);1;&quot;.&quot;)))" office:value-type="string" office:string-value="" calcext:value-type="error">
            <text:p>#WERT!</text:p>
          </table:table-cell>
          <table:table-cell table:formula="of:=IF([$Calculation.H51]=0;&quot;0&quot;;IF([$Calculation.H51]=ROUND([$Calculation.H51]);TEXT([$Calculation.H51];&quot;###&quot;);REPLACE([$Calculation.H51];SEARCH(&quot;,&quot;;[$Calculation.H51]);1;&quot;.&quot;)))" office:value-type="string" office:string-value="" calcext:value-type="error">
            <text:p>#WERT!</text:p>
          </table:table-cell>
          <table:table-cell table:formula="of:=IF([$Calculation.I51]=0;&quot;0&quot;;IF([$Calculation.I51]=ROUND([$Calculation.I51]);TEXT([$Calculation.I51];&quot;###&quot;);REPLACE([$Calculation.I51];SEARCH(&quot;,&quot;;[$Calculation.I51]);1;&quot;.&quot;)))" office:value-type="string" office:string-value="" calcext:value-type="error">
            <text:p>#WERT!</text:p>
          </table:table-cell>
          <table:table-cell table:formula="of:=IF([$Calculation.J51]=0;&quot;0&quot;;IF([$Calculation.J51]=ROUND([$Calculation.J51]);TEXT([$Calculation.J51];&quot;###&quot;);REPLACE([$Calculation.J51];SEARCH(&quot;,&quot;;[$Calculation.J51]);1;&quot;.&quot;)))" office:value-type="string" office:string-value="" calcext:value-type="error">
            <text:p>#WERT!</text:p>
          </table:table-cell>
          <table:table-cell table:formula="of:=IF([$Calculation.K51]=0;&quot;0&quot;;IF([$Calculation.K51]=ROUND([$Calculation.K51]);TEXT([$Calculation.K51];&quot;###&quot;);REPLACE([$Calculation.K51];SEARCH(&quot;,&quot;;[$Calculation.K51]);1;&quot;.&quot;)))" office:value-type="string" office:string-value="" calcext:value-type="error">
            <text:p>#WERT!</text:p>
          </table:table-cell>
          <table:table-cell table:formula="of:=IF([$Calculation.L51]=0;&quot;0&quot;;IF([$Calculation.L51]=ROUND([$Calculation.L51]);TEXT([$Calculation.L51];&quot;###&quot;);REPLACE([$Calculation.L51];SEARCH(&quot;,&quot;;[$Calculation.L51]);1;&quot;.&quot;)))" office:value-type="string" office:string-value="" calcext:value-type="error">
            <text:p>#WERT!</text:p>
          </table:table-cell>
          <table:table-cell table:formula="of:=IF([$Calculation.M51]=0;&quot;0&quot;;IF([$Calculation.M51]=ROUND([$Calculation.M51]);TEXT([$Calculation.M51];&quot;###&quot;);REPLACE([$Calculation.M51];SEARCH(&quot;,&quot;;[$Calculation.M51]);1;&quot;.&quot;)))" office:value-type="string" office:string-value="" calcext:value-type="error">
            <text:p>#WERT!</text:p>
          </table:table-cell>
          <table:table-cell table:formula="of:=IF([$Calculation.N51]=0;&quot;0&quot;;IF([$Calculation.N51]=ROUND([$Calculation.N51]);TEXT([$Calculation.N51];&quot;###&quot;);REPLACE([$Calculation.N51];SEARCH(&quot;,&quot;;[$Calculation.N51]);1;&quot;.&quot;)))" office:value-type="string" office:string-value="" calcext:value-type="error">
            <text:p>#WERT!</text:p>
          </table:table-cell>
          <table:table-cell table:formula="of:=IF([$Calculation.O51]=0;&quot;0&quot;;IF([$Calculation.O51]=ROUND([$Calculation.O51]);TEXT([$Calculation.O51];&quot;###&quot;);REPLACE([$Calculation.O51];SEARCH(&quot;,&quot;;[$Calculation.O51]);1;&quot;.&quot;)))" office:value-type="string" office:string-value="" calcext:value-type="error">
            <text:p>#WERT!</text:p>
          </table:table-cell>
          <table:table-cell table:formula="of:=IF([$Calculation.P51]=0;&quot;0&quot;;IF([$Calculation.P51]=ROUND([$Calculation.P51]);TEXT([$Calculation.P51];&quot;###&quot;);REPLACE([$Calculation.P51];SEARCH(&quot;,&quot;;[$Calculation.P51]);1;&quot;.&quot;)))" office:value-type="string" office:string-value="" calcext:value-type="error">
            <text:p>#WERT!</text:p>
          </table:table-cell>
          <table:table-cell table:formula="of:=IF([$Calculation.Q51]=0;&quot;0&quot;;IF([$Calculation.Q51]=ROUND([$Calculation.Q51]);TEXT([$Calculation.Q51];&quot;###&quot;);REPLACE([$Calculation.Q51];SEARCH(&quot;,&quot;;[$Calculation.Q5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8]=FootNote;[.A48]=&quot;&quot;);&quot;&quot;;IF(NOT([$Calculation.C52]=&quot;&quot;);CONCATENATE(StartPos;CHAR(10);StartPosX;[.C49];&quot;,&quot;;CHAR(10);StartPosY;[.D49];&quot;,&quot;;CHAR(10);StartPosZ;[.E49];CHAR(10);StartRot;CHAR(10);StartRotX;[.F49];&quot;,&quot;;CHAR(10);StartRotY;[.G49];&quot;,&quot;;CHAR(10);StartRotZ;[.H49];CHAR(10);EndPos;CHAR(10);EndPosX;[.I49];&quot;,&quot;;CHAR(10);EndPosY;[.J49];&quot;,&quot;;CHAR(10);EndPosZ;[.K49];CHAR(10);EndRot;CHAR(10);EndRotX;[.L49];&quot;,&quot;;CHAR(10);EndRotY;[.M49];&quot;,&quot;;CHAR(10);EndRotZ;[.N49];CHAR(10);Duration;[.O49];&quot;,&quot;;CHAR(10);Delay;[.P49];&quot;,&quot;;CHAR(10);Ease;[$Calculation.R52];CHAR(10);Closure);FootNote))">
            <text:p/>
          </table:table-cell>
          <table:table-cell/>
          <table:table-cell table:formula="of:=IF([$Calculation.D52]=0;&quot;0&quot;;IF([$Calculation.D52]=ROUND([$Calculation.D52]);TEXT([$Calculation.D52];&quot;###&quot;);REPLACE([$Calculation.D52];SEARCH(&quot;,&quot;;[$Calculation.D52]);1;&quot;.&quot;)))" office:value-type="string" office:string-value="" calcext:value-type="error">
            <text:p>#WERT!</text:p>
          </table:table-cell>
          <table:table-cell table:formula="of:=IF([$Calculation.E52]=0;&quot;0&quot;;IF([$Calculation.E52]=ROUND([$Calculation.E52]);TEXT([$Calculation.E52];&quot;###&quot;);REPLACE([$Calculation.E52];SEARCH(&quot;,&quot;;[$Calculation.E52]);1;&quot;.&quot;)))" office:value-type="string" office:string-value="" calcext:value-type="error">
            <text:p>#WERT!</text:p>
          </table:table-cell>
          <table:table-cell table:formula="of:=IF([$Calculation.F52]=0;&quot;0&quot;;IF([$Calculation.F52]=ROUND([$Calculation.F52]);TEXT([$Calculation.F52];&quot;###&quot;);REPLACE([$Calculation.F52];SEARCH(&quot;,&quot;;[$Calculation.F52]);1;&quot;.&quot;)))" office:value-type="string" office:string-value="" calcext:value-type="error">
            <text:p>#WERT!</text:p>
          </table:table-cell>
          <table:table-cell table:formula="of:=IF([$Calculation.G52]=0;&quot;0&quot;;IF([$Calculation.G52]=ROUND([$Calculation.G52]);TEXT([$Calculation.G52];&quot;###&quot;);REPLACE([$Calculation.G52];SEARCH(&quot;,&quot;;[$Calculation.G52]);1;&quot;.&quot;)))" office:value-type="string" office:string-value="" calcext:value-type="error">
            <text:p>#WERT!</text:p>
          </table:table-cell>
          <table:table-cell table:formula="of:=IF([$Calculation.H52]=0;&quot;0&quot;;IF([$Calculation.H52]=ROUND([$Calculation.H52]);TEXT([$Calculation.H52];&quot;###&quot;);REPLACE([$Calculation.H52];SEARCH(&quot;,&quot;;[$Calculation.H52]);1;&quot;.&quot;)))" office:value-type="string" office:string-value="" calcext:value-type="error">
            <text:p>#WERT!</text:p>
          </table:table-cell>
          <table:table-cell table:formula="of:=IF([$Calculation.I52]=0;&quot;0&quot;;IF([$Calculation.I52]=ROUND([$Calculation.I52]);TEXT([$Calculation.I52];&quot;###&quot;);REPLACE([$Calculation.I52];SEARCH(&quot;,&quot;;[$Calculation.I52]);1;&quot;.&quot;)))" office:value-type="string" office:string-value="" calcext:value-type="error">
            <text:p>#WERT!</text:p>
          </table:table-cell>
          <table:table-cell table:formula="of:=IF([$Calculation.J52]=0;&quot;0&quot;;IF([$Calculation.J52]=ROUND([$Calculation.J52]);TEXT([$Calculation.J52];&quot;###&quot;);REPLACE([$Calculation.J52];SEARCH(&quot;,&quot;;[$Calculation.J52]);1;&quot;.&quot;)))" office:value-type="string" office:string-value="" calcext:value-type="error">
            <text:p>#WERT!</text:p>
          </table:table-cell>
          <table:table-cell table:formula="of:=IF([$Calculation.K52]=0;&quot;0&quot;;IF([$Calculation.K52]=ROUND([$Calculation.K52]);TEXT([$Calculation.K52];&quot;###&quot;);REPLACE([$Calculation.K52];SEARCH(&quot;,&quot;;[$Calculation.K52]);1;&quot;.&quot;)))" office:value-type="string" office:string-value="" calcext:value-type="error">
            <text:p>#WERT!</text:p>
          </table:table-cell>
          <table:table-cell table:formula="of:=IF([$Calculation.L52]=0;&quot;0&quot;;IF([$Calculation.L52]=ROUND([$Calculation.L52]);TEXT([$Calculation.L52];&quot;###&quot;);REPLACE([$Calculation.L52];SEARCH(&quot;,&quot;;[$Calculation.L52]);1;&quot;.&quot;)))" office:value-type="string" office:string-value="" calcext:value-type="error">
            <text:p>#WERT!</text:p>
          </table:table-cell>
          <table:table-cell table:formula="of:=IF([$Calculation.M52]=0;&quot;0&quot;;IF([$Calculation.M52]=ROUND([$Calculation.M52]);TEXT([$Calculation.M52];&quot;###&quot;);REPLACE([$Calculation.M52];SEARCH(&quot;,&quot;;[$Calculation.M52]);1;&quot;.&quot;)))" office:value-type="string" office:string-value="" calcext:value-type="error">
            <text:p>#WERT!</text:p>
          </table:table-cell>
          <table:table-cell table:formula="of:=IF([$Calculation.N52]=0;&quot;0&quot;;IF([$Calculation.N52]=ROUND([$Calculation.N52]);TEXT([$Calculation.N52];&quot;###&quot;);REPLACE([$Calculation.N52];SEARCH(&quot;,&quot;;[$Calculation.N52]);1;&quot;.&quot;)))" office:value-type="string" office:string-value="" calcext:value-type="error">
            <text:p>#WERT!</text:p>
          </table:table-cell>
          <table:table-cell table:formula="of:=IF([$Calculation.O52]=0;&quot;0&quot;;IF([$Calculation.O52]=ROUND([$Calculation.O52]);TEXT([$Calculation.O52];&quot;###&quot;);REPLACE([$Calculation.O52];SEARCH(&quot;,&quot;;[$Calculation.O52]);1;&quot;.&quot;)))" office:value-type="string" office:string-value="" calcext:value-type="error">
            <text:p>#WERT!</text:p>
          </table:table-cell>
          <table:table-cell table:formula="of:=IF([$Calculation.P52]=0;&quot;0&quot;;IF([$Calculation.P52]=ROUND([$Calculation.P52]);TEXT([$Calculation.P52];&quot;###&quot;);REPLACE([$Calculation.P52];SEARCH(&quot;,&quot;;[$Calculation.P52]);1;&quot;.&quot;)))" office:value-type="string" office:string-value="" calcext:value-type="error">
            <text:p>#WERT!</text:p>
          </table:table-cell>
          <table:table-cell table:formula="of:=IF([$Calculation.Q52]=0;&quot;0&quot;;IF([$Calculation.Q52]=ROUND([$Calculation.Q52]);TEXT([$Calculation.Q52];&quot;###&quot;);REPLACE([$Calculation.Q52];SEARCH(&quot;,&quot;;[$Calculation.Q5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9]=FootNote;[.A49]=&quot;&quot;);&quot;&quot;;IF(NOT([$Calculation.C53]=&quot;&quot;);CONCATENATE(StartPos;CHAR(10);StartPosX;[.C50];&quot;,&quot;;CHAR(10);StartPosY;[.D50];&quot;,&quot;;CHAR(10);StartPosZ;[.E50];CHAR(10);StartRot;CHAR(10);StartRotX;[.F50];&quot;,&quot;;CHAR(10);StartRotY;[.G50];&quot;,&quot;;CHAR(10);StartRotZ;[.H50];CHAR(10);EndPos;CHAR(10);EndPosX;[.I50];&quot;,&quot;;CHAR(10);EndPosY;[.J50];&quot;,&quot;;CHAR(10);EndPosZ;[.K50];CHAR(10);EndRot;CHAR(10);EndRotX;[.L50];&quot;,&quot;;CHAR(10);EndRotY;[.M50];&quot;,&quot;;CHAR(10);EndRotZ;[.N50];CHAR(10);Duration;[.O50];&quot;,&quot;;CHAR(10);Delay;[.P50];&quot;,&quot;;CHAR(10);Ease;[$Calculation.R53];CHAR(10);Closure);FootNote))">
            <text:p/>
          </table:table-cell>
          <table:table-cell/>
          <table:table-cell table:formula="of:=IF([$Calculation.D53]=0;&quot;0&quot;;IF([$Calculation.D53]=ROUND([$Calculation.D53]);TEXT([$Calculation.D53];&quot;###&quot;);REPLACE([$Calculation.D53];SEARCH(&quot;,&quot;;[$Calculation.D53]);1;&quot;.&quot;)))" office:value-type="string" office:string-value="" calcext:value-type="error">
            <text:p>#WERT!</text:p>
          </table:table-cell>
          <table:table-cell table:formula="of:=IF([$Calculation.E53]=0;&quot;0&quot;;IF([$Calculation.E53]=ROUND([$Calculation.E53]);TEXT([$Calculation.E53];&quot;###&quot;);REPLACE([$Calculation.E53];SEARCH(&quot;,&quot;;[$Calculation.E53]);1;&quot;.&quot;)))" office:value-type="string" office:string-value="" calcext:value-type="error">
            <text:p>#WERT!</text:p>
          </table:table-cell>
          <table:table-cell table:formula="of:=IF([$Calculation.F53]=0;&quot;0&quot;;IF([$Calculation.F53]=ROUND([$Calculation.F53]);TEXT([$Calculation.F53];&quot;###&quot;);REPLACE([$Calculation.F53];SEARCH(&quot;,&quot;;[$Calculation.F53]);1;&quot;.&quot;)))" office:value-type="string" office:string-value="" calcext:value-type="error">
            <text:p>#WERT!</text:p>
          </table:table-cell>
          <table:table-cell table:formula="of:=IF([$Calculation.G53]=0;&quot;0&quot;;IF([$Calculation.G53]=ROUND([$Calculation.G53]);TEXT([$Calculation.G53];&quot;###&quot;);REPLACE([$Calculation.G53];SEARCH(&quot;,&quot;;[$Calculation.G53]);1;&quot;.&quot;)))" office:value-type="string" office:string-value="" calcext:value-type="error">
            <text:p>#WERT!</text:p>
          </table:table-cell>
          <table:table-cell table:formula="of:=IF([$Calculation.H53]=0;&quot;0&quot;;IF([$Calculation.H53]=ROUND([$Calculation.H53]);TEXT([$Calculation.H53];&quot;###&quot;);REPLACE([$Calculation.H53];SEARCH(&quot;,&quot;;[$Calculation.H53]);1;&quot;.&quot;)))" office:value-type="string" office:string-value="" calcext:value-type="error">
            <text:p>#WERT!</text:p>
          </table:table-cell>
          <table:table-cell table:formula="of:=IF([$Calculation.I53]=0;&quot;0&quot;;IF([$Calculation.I53]=ROUND([$Calculation.I53]);TEXT([$Calculation.I53];&quot;###&quot;);REPLACE([$Calculation.I53];SEARCH(&quot;,&quot;;[$Calculation.I53]);1;&quot;.&quot;)))" office:value-type="string" office:string-value="" calcext:value-type="error">
            <text:p>#WERT!</text:p>
          </table:table-cell>
          <table:table-cell table:formula="of:=IF([$Calculation.J53]=0;&quot;0&quot;;IF([$Calculation.J53]=ROUND([$Calculation.J53]);TEXT([$Calculation.J53];&quot;###&quot;);REPLACE([$Calculation.J53];SEARCH(&quot;,&quot;;[$Calculation.J53]);1;&quot;.&quot;)))" office:value-type="string" office:string-value="" calcext:value-type="error">
            <text:p>#WERT!</text:p>
          </table:table-cell>
          <table:table-cell table:formula="of:=IF([$Calculation.K53]=0;&quot;0&quot;;IF([$Calculation.K53]=ROUND([$Calculation.K53]);TEXT([$Calculation.K53];&quot;###&quot;);REPLACE([$Calculation.K53];SEARCH(&quot;,&quot;;[$Calculation.K53]);1;&quot;.&quot;)))" office:value-type="string" office:string-value="" calcext:value-type="error">
            <text:p>#WERT!</text:p>
          </table:table-cell>
          <table:table-cell table:formula="of:=IF([$Calculation.L53]=0;&quot;0&quot;;IF([$Calculation.L53]=ROUND([$Calculation.L53]);TEXT([$Calculation.L53];&quot;###&quot;);REPLACE([$Calculation.L53];SEARCH(&quot;,&quot;;[$Calculation.L53]);1;&quot;.&quot;)))" office:value-type="string" office:string-value="" calcext:value-type="error">
            <text:p>#WERT!</text:p>
          </table:table-cell>
          <table:table-cell table:formula="of:=IF([$Calculation.M53]=0;&quot;0&quot;;IF([$Calculation.M53]=ROUND([$Calculation.M53]);TEXT([$Calculation.M53];&quot;###&quot;);REPLACE([$Calculation.M53];SEARCH(&quot;,&quot;;[$Calculation.M53]);1;&quot;.&quot;)))" office:value-type="string" office:string-value="" calcext:value-type="error">
            <text:p>#WERT!</text:p>
          </table:table-cell>
          <table:table-cell table:formula="of:=IF([$Calculation.N53]=0;&quot;0&quot;;IF([$Calculation.N53]=ROUND([$Calculation.N53]);TEXT([$Calculation.N53];&quot;###&quot;);REPLACE([$Calculation.N53];SEARCH(&quot;,&quot;;[$Calculation.N53]);1;&quot;.&quot;)))" office:value-type="string" office:string-value="" calcext:value-type="error">
            <text:p>#WERT!</text:p>
          </table:table-cell>
          <table:table-cell table:formula="of:=IF([$Calculation.O53]=0;&quot;0&quot;;IF([$Calculation.O53]=ROUND([$Calculation.O53]);TEXT([$Calculation.O53];&quot;###&quot;);REPLACE([$Calculation.O53];SEARCH(&quot;,&quot;;[$Calculation.O53]);1;&quot;.&quot;)))" office:value-type="string" office:string-value="" calcext:value-type="error">
            <text:p>#WERT!</text:p>
          </table:table-cell>
          <table:table-cell table:formula="of:=IF([$Calculation.P53]=0;&quot;0&quot;;IF([$Calculation.P53]=ROUND([$Calculation.P53]);TEXT([$Calculation.P53];&quot;###&quot;);REPLACE([$Calculation.P53];SEARCH(&quot;,&quot;;[$Calculation.P53]);1;&quot;.&quot;)))" office:value-type="string" office:string-value="" calcext:value-type="error">
            <text:p>#WERT!</text:p>
          </table:table-cell>
          <table:table-cell table:formula="of:=IF([$Calculation.Q53]=0;&quot;0&quot;;IF([$Calculation.Q53]=ROUND([$Calculation.Q53]);TEXT([$Calculation.Q53];&quot;###&quot;);REPLACE([$Calculation.Q53];SEARCH(&quot;,&quot;;[$Calculation.Q5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0]=FootNote;[.A50]=&quot;&quot;);&quot;&quot;;IF(NOT([$Calculation.C54]=&quot;&quot;);CONCATENATE(StartPos;CHAR(10);StartPosX;[.C51];&quot;,&quot;;CHAR(10);StartPosY;[.D51];&quot;,&quot;;CHAR(10);StartPosZ;[.E51];CHAR(10);StartRot;CHAR(10);StartRotX;[.F51];&quot;,&quot;;CHAR(10);StartRotY;[.G51];&quot;,&quot;;CHAR(10);StartRotZ;[.H51];CHAR(10);EndPos;CHAR(10);EndPosX;[.I51];&quot;,&quot;;CHAR(10);EndPosY;[.J51];&quot;,&quot;;CHAR(10);EndPosZ;[.K51];CHAR(10);EndRot;CHAR(10);EndRotX;[.L51];&quot;,&quot;;CHAR(10);EndRotY;[.M51];&quot;,&quot;;CHAR(10);EndRotZ;[.N51];CHAR(10);Duration;[.O51];&quot;,&quot;;CHAR(10);Delay;[.P51];&quot;,&quot;;CHAR(10);Ease;[$Calculation.R54];CHAR(10);Closure);FootNote))">
            <text:p/>
          </table:table-cell>
          <table:table-cell/>
          <table:table-cell table:formula="of:=IF([$Calculation.D54]=0;&quot;0&quot;;IF([$Calculation.D54]=ROUND([$Calculation.D54]);TEXT([$Calculation.D54];&quot;###&quot;);REPLACE([$Calculation.D54];SEARCH(&quot;,&quot;;[$Calculation.D54]);1;&quot;.&quot;)))" office:value-type="string" office:string-value="" calcext:value-type="error">
            <text:p>#WERT!</text:p>
          </table:table-cell>
          <table:table-cell table:formula="of:=IF([$Calculation.E54]=0;&quot;0&quot;;IF([$Calculation.E54]=ROUND([$Calculation.E54]);TEXT([$Calculation.E54];&quot;###&quot;);REPLACE([$Calculation.E54];SEARCH(&quot;,&quot;;[$Calculation.E54]);1;&quot;.&quot;)))" office:value-type="string" office:string-value="" calcext:value-type="error">
            <text:p>#WERT!</text:p>
          </table:table-cell>
          <table:table-cell table:formula="of:=IF([$Calculation.F54]=0;&quot;0&quot;;IF([$Calculation.F54]=ROUND([$Calculation.F54]);TEXT([$Calculation.F54];&quot;###&quot;);REPLACE([$Calculation.F54];SEARCH(&quot;,&quot;;[$Calculation.F54]);1;&quot;.&quot;)))" office:value-type="string" office:string-value="" calcext:value-type="error">
            <text:p>#WERT!</text:p>
          </table:table-cell>
          <table:table-cell table:formula="of:=IF([$Calculation.G54]=0;&quot;0&quot;;IF([$Calculation.G54]=ROUND([$Calculation.G54]);TEXT([$Calculation.G54];&quot;###&quot;);REPLACE([$Calculation.G54];SEARCH(&quot;,&quot;;[$Calculation.G54]);1;&quot;.&quot;)))" office:value-type="string" office:string-value="" calcext:value-type="error">
            <text:p>#WERT!</text:p>
          </table:table-cell>
          <table:table-cell table:formula="of:=IF([$Calculation.H54]=0;&quot;0&quot;;IF([$Calculation.H54]=ROUND([$Calculation.H54]);TEXT([$Calculation.H54];&quot;###&quot;);REPLACE([$Calculation.H54];SEARCH(&quot;,&quot;;[$Calculation.H54]);1;&quot;.&quot;)))" office:value-type="string" office:string-value="" calcext:value-type="error">
            <text:p>#WERT!</text:p>
          </table:table-cell>
          <table:table-cell table:formula="of:=IF([$Calculation.I54]=0;&quot;0&quot;;IF([$Calculation.I54]=ROUND([$Calculation.I54]);TEXT([$Calculation.I54];&quot;###&quot;);REPLACE([$Calculation.I54];SEARCH(&quot;,&quot;;[$Calculation.I54]);1;&quot;.&quot;)))" office:value-type="string" office:string-value="" calcext:value-type="error">
            <text:p>#WERT!</text:p>
          </table:table-cell>
          <table:table-cell table:formula="of:=IF([$Calculation.J54]=0;&quot;0&quot;;IF([$Calculation.J54]=ROUND([$Calculation.J54]);TEXT([$Calculation.J54];&quot;###&quot;);REPLACE([$Calculation.J54];SEARCH(&quot;,&quot;;[$Calculation.J54]);1;&quot;.&quot;)))" office:value-type="string" office:string-value="" calcext:value-type="error">
            <text:p>#WERT!</text:p>
          </table:table-cell>
          <table:table-cell table:formula="of:=IF([$Calculation.K54]=0;&quot;0&quot;;IF([$Calculation.K54]=ROUND([$Calculation.K54]);TEXT([$Calculation.K54];&quot;###&quot;);REPLACE([$Calculation.K54];SEARCH(&quot;,&quot;;[$Calculation.K54]);1;&quot;.&quot;)))" office:value-type="string" office:string-value="" calcext:value-type="error">
            <text:p>#WERT!</text:p>
          </table:table-cell>
          <table:table-cell table:formula="of:=IF([$Calculation.L54]=0;&quot;0&quot;;IF([$Calculation.L54]=ROUND([$Calculation.L54]);TEXT([$Calculation.L54];&quot;###&quot;);REPLACE([$Calculation.L54];SEARCH(&quot;,&quot;;[$Calculation.L54]);1;&quot;.&quot;)))" office:value-type="string" office:string-value="" calcext:value-type="error">
            <text:p>#WERT!</text:p>
          </table:table-cell>
          <table:table-cell table:formula="of:=IF([$Calculation.M54]=0;&quot;0&quot;;IF([$Calculation.M54]=ROUND([$Calculation.M54]);TEXT([$Calculation.M54];&quot;###&quot;);REPLACE([$Calculation.M54];SEARCH(&quot;,&quot;;[$Calculation.M54]);1;&quot;.&quot;)))" office:value-type="string" office:string-value="" calcext:value-type="error">
            <text:p>#WERT!</text:p>
          </table:table-cell>
          <table:table-cell table:formula="of:=IF([$Calculation.N54]=0;&quot;0&quot;;IF([$Calculation.N54]=ROUND([$Calculation.N54]);TEXT([$Calculation.N54];&quot;###&quot;);REPLACE([$Calculation.N54];SEARCH(&quot;,&quot;;[$Calculation.N54]);1;&quot;.&quot;)))" office:value-type="string" office:string-value="" calcext:value-type="error">
            <text:p>#WERT!</text:p>
          </table:table-cell>
          <table:table-cell table:formula="of:=IF([$Calculation.O54]=0;&quot;0&quot;;IF([$Calculation.O54]=ROUND([$Calculation.O54]);TEXT([$Calculation.O54];&quot;###&quot;);REPLACE([$Calculation.O54];SEARCH(&quot;,&quot;;[$Calculation.O54]);1;&quot;.&quot;)))" office:value-type="string" office:string-value="" calcext:value-type="error">
            <text:p>#WERT!</text:p>
          </table:table-cell>
          <table:table-cell table:formula="of:=IF([$Calculation.P54]=0;&quot;0&quot;;IF([$Calculation.P54]=ROUND([$Calculation.P54]);TEXT([$Calculation.P54];&quot;###&quot;);REPLACE([$Calculation.P54];SEARCH(&quot;,&quot;;[$Calculation.P54]);1;&quot;.&quot;)))" office:value-type="string" office:string-value="" calcext:value-type="error">
            <text:p>#WERT!</text:p>
          </table:table-cell>
          <table:table-cell table:formula="of:=IF([$Calculation.Q54]=0;&quot;0&quot;;IF([$Calculation.Q54]=ROUND([$Calculation.Q54]);TEXT([$Calculation.Q54];&quot;###&quot;);REPLACE([$Calculation.Q54];SEARCH(&quot;,&quot;;[$Calculation.Q5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1]=FootNote;[.A51]=&quot;&quot;);&quot;&quot;;IF(NOT([$Calculation.C55]=&quot;&quot;);CONCATENATE(StartPos;CHAR(10);StartPosX;[.C52];&quot;,&quot;;CHAR(10);StartPosY;[.D52];&quot;,&quot;;CHAR(10);StartPosZ;[.E52];CHAR(10);StartRot;CHAR(10);StartRotX;[.F52];&quot;,&quot;;CHAR(10);StartRotY;[.G52];&quot;,&quot;;CHAR(10);StartRotZ;[.H52];CHAR(10);EndPos;CHAR(10);EndPosX;[.I52];&quot;,&quot;;CHAR(10);EndPosY;[.J52];&quot;,&quot;;CHAR(10);EndPosZ;[.K52];CHAR(10);EndRot;CHAR(10);EndRotX;[.L52];&quot;,&quot;;CHAR(10);EndRotY;[.M52];&quot;,&quot;;CHAR(10);EndRotZ;[.N52];CHAR(10);Duration;[.O52];&quot;,&quot;;CHAR(10);Delay;[.P52];&quot;,&quot;;CHAR(10);Ease;[$Calculation.R55];CHAR(10);Closure);FootNote))">
            <text:p/>
          </table:table-cell>
          <table:table-cell/>
          <table:table-cell table:formula="of:=IF([$Calculation.D55]=0;&quot;0&quot;;IF([$Calculation.D55]=ROUND([$Calculation.D55]);TEXT([$Calculation.D55];&quot;###&quot;);REPLACE([$Calculation.D55];SEARCH(&quot;,&quot;;[$Calculation.D55]);1;&quot;.&quot;)))" office:value-type="string" office:string-value="" calcext:value-type="error">
            <text:p>#WERT!</text:p>
          </table:table-cell>
          <table:table-cell table:formula="of:=IF([$Calculation.E55]=0;&quot;0&quot;;IF([$Calculation.E55]=ROUND([$Calculation.E55]);TEXT([$Calculation.E55];&quot;###&quot;);REPLACE([$Calculation.E55];SEARCH(&quot;,&quot;;[$Calculation.E55]);1;&quot;.&quot;)))" office:value-type="string" office:string-value="" calcext:value-type="error">
            <text:p>#WERT!</text:p>
          </table:table-cell>
          <table:table-cell table:formula="of:=IF([$Calculation.F55]=0;&quot;0&quot;;IF([$Calculation.F55]=ROUND([$Calculation.F55]);TEXT([$Calculation.F55];&quot;###&quot;);REPLACE([$Calculation.F55];SEARCH(&quot;,&quot;;[$Calculation.F55]);1;&quot;.&quot;)))" office:value-type="string" office:string-value="" calcext:value-type="error">
            <text:p>#WERT!</text:p>
          </table:table-cell>
          <table:table-cell table:formula="of:=IF([$Calculation.G55]=0;&quot;0&quot;;IF([$Calculation.G55]=ROUND([$Calculation.G55]);TEXT([$Calculation.G55];&quot;###&quot;);REPLACE([$Calculation.G55];SEARCH(&quot;,&quot;;[$Calculation.G55]);1;&quot;.&quot;)))" office:value-type="string" office:string-value="" calcext:value-type="error">
            <text:p>#WERT!</text:p>
          </table:table-cell>
          <table:table-cell table:formula="of:=IF([$Calculation.H55]=0;&quot;0&quot;;IF([$Calculation.H55]=ROUND([$Calculation.H55]);TEXT([$Calculation.H55];&quot;###&quot;);REPLACE([$Calculation.H55];SEARCH(&quot;,&quot;;[$Calculation.H55]);1;&quot;.&quot;)))" office:value-type="string" office:string-value="" calcext:value-type="error">
            <text:p>#WERT!</text:p>
          </table:table-cell>
          <table:table-cell table:formula="of:=IF([$Calculation.I55]=0;&quot;0&quot;;IF([$Calculation.I55]=ROUND([$Calculation.I55]);TEXT([$Calculation.I55];&quot;###&quot;);REPLACE([$Calculation.I55];SEARCH(&quot;,&quot;;[$Calculation.I55]);1;&quot;.&quot;)))" office:value-type="string" office:string-value="" calcext:value-type="error">
            <text:p>#WERT!</text:p>
          </table:table-cell>
          <table:table-cell table:formula="of:=IF([$Calculation.J55]=0;&quot;0&quot;;IF([$Calculation.J55]=ROUND([$Calculation.J55]);TEXT([$Calculation.J55];&quot;###&quot;);REPLACE([$Calculation.J55];SEARCH(&quot;,&quot;;[$Calculation.J55]);1;&quot;.&quot;)))" office:value-type="string" office:string-value="" calcext:value-type="error">
            <text:p>#WERT!</text:p>
          </table:table-cell>
          <table:table-cell table:formula="of:=IF([$Calculation.K55]=0;&quot;0&quot;;IF([$Calculation.K55]=ROUND([$Calculation.K55]);TEXT([$Calculation.K55];&quot;###&quot;);REPLACE([$Calculation.K55];SEARCH(&quot;,&quot;;[$Calculation.K55]);1;&quot;.&quot;)))" office:value-type="string" office:string-value="" calcext:value-type="error">
            <text:p>#WERT!</text:p>
          </table:table-cell>
          <table:table-cell table:formula="of:=IF([$Calculation.L55]=0;&quot;0&quot;;IF([$Calculation.L55]=ROUND([$Calculation.L55]);TEXT([$Calculation.L55];&quot;###&quot;);REPLACE([$Calculation.L55];SEARCH(&quot;,&quot;;[$Calculation.L55]);1;&quot;.&quot;)))" office:value-type="string" office:string-value="" calcext:value-type="error">
            <text:p>#WERT!</text:p>
          </table:table-cell>
          <table:table-cell table:formula="of:=IF([$Calculation.M55]=0;&quot;0&quot;;IF([$Calculation.M55]=ROUND([$Calculation.M55]);TEXT([$Calculation.M55];&quot;###&quot;);REPLACE([$Calculation.M55];SEARCH(&quot;,&quot;;[$Calculation.M55]);1;&quot;.&quot;)))" office:value-type="string" office:string-value="" calcext:value-type="error">
            <text:p>#WERT!</text:p>
          </table:table-cell>
          <table:table-cell table:formula="of:=IF([$Calculation.N55]=0;&quot;0&quot;;IF([$Calculation.N55]=ROUND([$Calculation.N55]);TEXT([$Calculation.N55];&quot;###&quot;);REPLACE([$Calculation.N55];SEARCH(&quot;,&quot;;[$Calculation.N55]);1;&quot;.&quot;)))" office:value-type="string" office:string-value="" calcext:value-type="error">
            <text:p>#WERT!</text:p>
          </table:table-cell>
          <table:table-cell table:formula="of:=IF([$Calculation.O55]=0;&quot;0&quot;;IF([$Calculation.O55]=ROUND([$Calculation.O55]);TEXT([$Calculation.O55];&quot;###&quot;);REPLACE([$Calculation.O55];SEARCH(&quot;,&quot;;[$Calculation.O55]);1;&quot;.&quot;)))" office:value-type="string" office:string-value="" calcext:value-type="error">
            <text:p>#WERT!</text:p>
          </table:table-cell>
          <table:table-cell table:formula="of:=IF([$Calculation.P55]=0;&quot;0&quot;;IF([$Calculation.P55]=ROUND([$Calculation.P55]);TEXT([$Calculation.P55];&quot;###&quot;);REPLACE([$Calculation.P55];SEARCH(&quot;,&quot;;[$Calculation.P55]);1;&quot;.&quot;)))" office:value-type="string" office:string-value="" calcext:value-type="error">
            <text:p>#WERT!</text:p>
          </table:table-cell>
          <table:table-cell table:formula="of:=IF([$Calculation.Q55]=0;&quot;0&quot;;IF([$Calculation.Q55]=ROUND([$Calculation.Q55]);TEXT([$Calculation.Q55];&quot;###&quot;);REPLACE([$Calculation.Q55];SEARCH(&quot;,&quot;;[$Calculation.Q5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2]=FootNote;[.A52]=&quot;&quot;);&quot;&quot;;IF(NOT([$Calculation.C56]=&quot;&quot;);CONCATENATE(StartPos;CHAR(10);StartPosX;[.C53];&quot;,&quot;;CHAR(10);StartPosY;[.D53];&quot;,&quot;;CHAR(10);StartPosZ;[.E53];CHAR(10);StartRot;CHAR(10);StartRotX;[.F53];&quot;,&quot;;CHAR(10);StartRotY;[.G53];&quot;,&quot;;CHAR(10);StartRotZ;[.H53];CHAR(10);EndPos;CHAR(10);EndPosX;[.I53];&quot;,&quot;;CHAR(10);EndPosY;[.J53];&quot;,&quot;;CHAR(10);EndPosZ;[.K53];CHAR(10);EndRot;CHAR(10);EndRotX;[.L53];&quot;,&quot;;CHAR(10);EndRotY;[.M53];&quot;,&quot;;CHAR(10);EndRotZ;[.N53];CHAR(10);Duration;[.O53];&quot;,&quot;;CHAR(10);Delay;[.P53];&quot;,&quot;;CHAR(10);Ease;[$Calculation.R56];CHAR(10);Closure);FootNote))">
            <text:p/>
          </table:table-cell>
          <table:table-cell/>
          <table:table-cell table:formula="of:=IF([$Calculation.D56]=0;&quot;0&quot;;IF([$Calculation.D56]=ROUND([$Calculation.D56]);TEXT([$Calculation.D56];&quot;###&quot;);REPLACE([$Calculation.D56];SEARCH(&quot;,&quot;;[$Calculation.D56]);1;&quot;.&quot;)))" office:value-type="string" office:string-value="" calcext:value-type="error">
            <text:p>#WERT!</text:p>
          </table:table-cell>
          <table:table-cell table:formula="of:=IF([$Calculation.E56]=0;&quot;0&quot;;IF([$Calculation.E56]=ROUND([$Calculation.E56]);TEXT([$Calculation.E56];&quot;###&quot;);REPLACE([$Calculation.E56];SEARCH(&quot;,&quot;;[$Calculation.E56]);1;&quot;.&quot;)))" office:value-type="string" office:string-value="" calcext:value-type="error">
            <text:p>#WERT!</text:p>
          </table:table-cell>
          <table:table-cell table:formula="of:=IF([$Calculation.F56]=0;&quot;0&quot;;IF([$Calculation.F56]=ROUND([$Calculation.F56]);TEXT([$Calculation.F56];&quot;###&quot;);REPLACE([$Calculation.F56];SEARCH(&quot;,&quot;;[$Calculation.F56]);1;&quot;.&quot;)))" office:value-type="string" office:string-value="" calcext:value-type="error">
            <text:p>#WERT!</text:p>
          </table:table-cell>
          <table:table-cell table:formula="of:=IF([$Calculation.G56]=0;&quot;0&quot;;IF([$Calculation.G56]=ROUND([$Calculation.G56]);TEXT([$Calculation.G56];&quot;###&quot;);REPLACE([$Calculation.G56];SEARCH(&quot;,&quot;;[$Calculation.G56]);1;&quot;.&quot;)))" office:value-type="string" office:string-value="" calcext:value-type="error">
            <text:p>#WERT!</text:p>
          </table:table-cell>
          <table:table-cell table:formula="of:=IF([$Calculation.H56]=0;&quot;0&quot;;IF([$Calculation.H56]=ROUND([$Calculation.H56]);TEXT([$Calculation.H56];&quot;###&quot;);REPLACE([$Calculation.H56];SEARCH(&quot;,&quot;;[$Calculation.H56]);1;&quot;.&quot;)))" office:value-type="string" office:string-value="" calcext:value-type="error">
            <text:p>#WERT!</text:p>
          </table:table-cell>
          <table:table-cell table:formula="of:=IF([$Calculation.I56]=0;&quot;0&quot;;IF([$Calculation.I56]=ROUND([$Calculation.I56]);TEXT([$Calculation.I56];&quot;###&quot;);REPLACE([$Calculation.I56];SEARCH(&quot;,&quot;;[$Calculation.I56]);1;&quot;.&quot;)))" office:value-type="string" office:string-value="" calcext:value-type="error">
            <text:p>#WERT!</text:p>
          </table:table-cell>
          <table:table-cell table:formula="of:=IF([$Calculation.J56]=0;&quot;0&quot;;IF([$Calculation.J56]=ROUND([$Calculation.J56]);TEXT([$Calculation.J56];&quot;###&quot;);REPLACE([$Calculation.J56];SEARCH(&quot;,&quot;;[$Calculation.J56]);1;&quot;.&quot;)))" office:value-type="string" office:string-value="" calcext:value-type="error">
            <text:p>#WERT!</text:p>
          </table:table-cell>
          <table:table-cell table:formula="of:=IF([$Calculation.K56]=0;&quot;0&quot;;IF([$Calculation.K56]=ROUND([$Calculation.K56]);TEXT([$Calculation.K56];&quot;###&quot;);REPLACE([$Calculation.K56];SEARCH(&quot;,&quot;;[$Calculation.K56]);1;&quot;.&quot;)))" office:value-type="string" office:string-value="" calcext:value-type="error">
            <text:p>#WERT!</text:p>
          </table:table-cell>
          <table:table-cell table:formula="of:=IF([$Calculation.L56]=0;&quot;0&quot;;IF([$Calculation.L56]=ROUND([$Calculation.L56]);TEXT([$Calculation.L56];&quot;###&quot;);REPLACE([$Calculation.L56];SEARCH(&quot;,&quot;;[$Calculation.L56]);1;&quot;.&quot;)))" office:value-type="string" office:string-value="" calcext:value-type="error">
            <text:p>#WERT!</text:p>
          </table:table-cell>
          <table:table-cell table:formula="of:=IF([$Calculation.M56]=0;&quot;0&quot;;IF([$Calculation.M56]=ROUND([$Calculation.M56]);TEXT([$Calculation.M56];&quot;###&quot;);REPLACE([$Calculation.M56];SEARCH(&quot;,&quot;;[$Calculation.M56]);1;&quot;.&quot;)))" office:value-type="string" office:string-value="" calcext:value-type="error">
            <text:p>#WERT!</text:p>
          </table:table-cell>
          <table:table-cell table:formula="of:=IF([$Calculation.N56]=0;&quot;0&quot;;IF([$Calculation.N56]=ROUND([$Calculation.N56]);TEXT([$Calculation.N56];&quot;###&quot;);REPLACE([$Calculation.N56];SEARCH(&quot;,&quot;;[$Calculation.N56]);1;&quot;.&quot;)))" office:value-type="string" office:string-value="" calcext:value-type="error">
            <text:p>#WERT!</text:p>
          </table:table-cell>
          <table:table-cell table:formula="of:=IF([$Calculation.O56]=0;&quot;0&quot;;IF([$Calculation.O56]=ROUND([$Calculation.O56]);TEXT([$Calculation.O56];&quot;###&quot;);REPLACE([$Calculation.O56];SEARCH(&quot;,&quot;;[$Calculation.O56]);1;&quot;.&quot;)))" office:value-type="string" office:string-value="" calcext:value-type="error">
            <text:p>#WERT!</text:p>
          </table:table-cell>
          <table:table-cell table:formula="of:=IF([$Calculation.P56]=0;&quot;0&quot;;IF([$Calculation.P56]=ROUND([$Calculation.P56]);TEXT([$Calculation.P56];&quot;###&quot;);REPLACE([$Calculation.P56];SEARCH(&quot;,&quot;;[$Calculation.P56]);1;&quot;.&quot;)))" office:value-type="string" office:string-value="" calcext:value-type="error">
            <text:p>#WERT!</text:p>
          </table:table-cell>
          <table:table-cell table:formula="of:=IF([$Calculation.Q56]=0;&quot;0&quot;;IF([$Calculation.Q56]=ROUND([$Calculation.Q56]);TEXT([$Calculation.Q56];&quot;###&quot;);REPLACE([$Calculation.Q56];SEARCH(&quot;,&quot;;[$Calculation.Q5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3]=FootNote;[.A53]=&quot;&quot;);&quot;&quot;;IF(NOT([$Calculation.C57]=&quot;&quot;);CONCATENATE(StartPos;CHAR(10);StartPosX;[.C54];&quot;,&quot;;CHAR(10);StartPosY;[.D54];&quot;,&quot;;CHAR(10);StartPosZ;[.E54];CHAR(10);StartRot;CHAR(10);StartRotX;[.F54];&quot;,&quot;;CHAR(10);StartRotY;[.G54];&quot;,&quot;;CHAR(10);StartRotZ;[.H54];CHAR(10);EndPos;CHAR(10);EndPosX;[.I54];&quot;,&quot;;CHAR(10);EndPosY;[.J54];&quot;,&quot;;CHAR(10);EndPosZ;[.K54];CHAR(10);EndRot;CHAR(10);EndRotX;[.L54];&quot;,&quot;;CHAR(10);EndRotY;[.M54];&quot;,&quot;;CHAR(10);EndRotZ;[.N54];CHAR(10);Duration;[.O54];&quot;,&quot;;CHAR(10);Delay;[.P54];&quot;,&quot;;CHAR(10);Ease;[$Calculation.R57];CHAR(10);Closure);FootNote))">
            <text:p/>
          </table:table-cell>
          <table:table-cell/>
          <table:table-cell table:formula="of:=IF([$Calculation.D57]=0;&quot;0&quot;;IF([$Calculation.D57]=ROUND([$Calculation.D57]);TEXT([$Calculation.D57];&quot;###&quot;);REPLACE([$Calculation.D57];SEARCH(&quot;,&quot;;[$Calculation.D57]);1;&quot;.&quot;)))" office:value-type="string" office:string-value="" calcext:value-type="error">
            <text:p>#WERT!</text:p>
          </table:table-cell>
          <table:table-cell table:formula="of:=IF([$Calculation.E57]=0;&quot;0&quot;;IF([$Calculation.E57]=ROUND([$Calculation.E57]);TEXT([$Calculation.E57];&quot;###&quot;);REPLACE([$Calculation.E57];SEARCH(&quot;,&quot;;[$Calculation.E57]);1;&quot;.&quot;)))" office:value-type="string" office:string-value="" calcext:value-type="error">
            <text:p>#WERT!</text:p>
          </table:table-cell>
          <table:table-cell table:formula="of:=IF([$Calculation.F57]=0;&quot;0&quot;;IF([$Calculation.F57]=ROUND([$Calculation.F57]);TEXT([$Calculation.F57];&quot;###&quot;);REPLACE([$Calculation.F57];SEARCH(&quot;,&quot;;[$Calculation.F57]);1;&quot;.&quot;)))" office:value-type="string" office:string-value="" calcext:value-type="error">
            <text:p>#WERT!</text:p>
          </table:table-cell>
          <table:table-cell table:formula="of:=IF([$Calculation.G57]=0;&quot;0&quot;;IF([$Calculation.G57]=ROUND([$Calculation.G57]);TEXT([$Calculation.G57];&quot;###&quot;);REPLACE([$Calculation.G57];SEARCH(&quot;,&quot;;[$Calculation.G57]);1;&quot;.&quot;)))" office:value-type="string" office:string-value="" calcext:value-type="error">
            <text:p>#WERT!</text:p>
          </table:table-cell>
          <table:table-cell table:formula="of:=IF([$Calculation.H57]=0;&quot;0&quot;;IF([$Calculation.H57]=ROUND([$Calculation.H57]);TEXT([$Calculation.H57];&quot;###&quot;);REPLACE([$Calculation.H57];SEARCH(&quot;,&quot;;[$Calculation.H57]);1;&quot;.&quot;)))" office:value-type="string" office:string-value="" calcext:value-type="error">
            <text:p>#WERT!</text:p>
          </table:table-cell>
          <table:table-cell table:formula="of:=IF([$Calculation.I57]=0;&quot;0&quot;;IF([$Calculation.I57]=ROUND([$Calculation.I57]);TEXT([$Calculation.I57];&quot;###&quot;);REPLACE([$Calculation.I57];SEARCH(&quot;,&quot;;[$Calculation.I57]);1;&quot;.&quot;)))" office:value-type="string" office:string-value="" calcext:value-type="error">
            <text:p>#WERT!</text:p>
          </table:table-cell>
          <table:table-cell table:formula="of:=IF([$Calculation.J57]=0;&quot;0&quot;;IF([$Calculation.J57]=ROUND([$Calculation.J57]);TEXT([$Calculation.J57];&quot;###&quot;);REPLACE([$Calculation.J57];SEARCH(&quot;,&quot;;[$Calculation.J57]);1;&quot;.&quot;)))" office:value-type="string" office:string-value="" calcext:value-type="error">
            <text:p>#WERT!</text:p>
          </table:table-cell>
          <table:table-cell table:formula="of:=IF([$Calculation.K57]=0;&quot;0&quot;;IF([$Calculation.K57]=ROUND([$Calculation.K57]);TEXT([$Calculation.K57];&quot;###&quot;);REPLACE([$Calculation.K57];SEARCH(&quot;,&quot;;[$Calculation.K57]);1;&quot;.&quot;)))" office:value-type="string" office:string-value="" calcext:value-type="error">
            <text:p>#WERT!</text:p>
          </table:table-cell>
          <table:table-cell table:formula="of:=IF([$Calculation.L57]=0;&quot;0&quot;;IF([$Calculation.L57]=ROUND([$Calculation.L57]);TEXT([$Calculation.L57];&quot;###&quot;);REPLACE([$Calculation.L57];SEARCH(&quot;,&quot;;[$Calculation.L57]);1;&quot;.&quot;)))" office:value-type="string" office:string-value="" calcext:value-type="error">
            <text:p>#WERT!</text:p>
          </table:table-cell>
          <table:table-cell table:formula="of:=IF([$Calculation.M57]=0;&quot;0&quot;;IF([$Calculation.M57]=ROUND([$Calculation.M57]);TEXT([$Calculation.M57];&quot;###&quot;);REPLACE([$Calculation.M57];SEARCH(&quot;,&quot;;[$Calculation.M57]);1;&quot;.&quot;)))" office:value-type="string" office:string-value="" calcext:value-type="error">
            <text:p>#WERT!</text:p>
          </table:table-cell>
          <table:table-cell table:formula="of:=IF([$Calculation.N57]=0;&quot;0&quot;;IF([$Calculation.N57]=ROUND([$Calculation.N57]);TEXT([$Calculation.N57];&quot;###&quot;);REPLACE([$Calculation.N57];SEARCH(&quot;,&quot;;[$Calculation.N57]);1;&quot;.&quot;)))" office:value-type="string" office:string-value="" calcext:value-type="error">
            <text:p>#WERT!</text:p>
          </table:table-cell>
          <table:table-cell table:formula="of:=IF([$Calculation.O57]=0;&quot;0&quot;;IF([$Calculation.O57]=ROUND([$Calculation.O57]);TEXT([$Calculation.O57];&quot;###&quot;);REPLACE([$Calculation.O57];SEARCH(&quot;,&quot;;[$Calculation.O57]);1;&quot;.&quot;)))" office:value-type="string" office:string-value="" calcext:value-type="error">
            <text:p>#WERT!</text:p>
          </table:table-cell>
          <table:table-cell table:formula="of:=IF([$Calculation.P57]=0;&quot;0&quot;;IF([$Calculation.P57]=ROUND([$Calculation.P57]);TEXT([$Calculation.P57];&quot;###&quot;);REPLACE([$Calculation.P57];SEARCH(&quot;,&quot;;[$Calculation.P57]);1;&quot;.&quot;)))" office:value-type="string" office:string-value="" calcext:value-type="error">
            <text:p>#WERT!</text:p>
          </table:table-cell>
          <table:table-cell table:formula="of:=IF([$Calculation.Q57]=0;&quot;0&quot;;IF([$Calculation.Q57]=ROUND([$Calculation.Q57]);TEXT([$Calculation.Q57];&quot;###&quot;);REPLACE([$Calculation.Q57];SEARCH(&quot;,&quot;;[$Calculation.Q5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4]=FootNote;[.A54]=&quot;&quot;);&quot;&quot;;IF(NOT([$Calculation.C58]=&quot;&quot;);CONCATENATE(StartPos;CHAR(10);StartPosX;[.C55];&quot;,&quot;;CHAR(10);StartPosY;[.D55];&quot;,&quot;;CHAR(10);StartPosZ;[.E55];CHAR(10);StartRot;CHAR(10);StartRotX;[.F55];&quot;,&quot;;CHAR(10);StartRotY;[.G55];&quot;,&quot;;CHAR(10);StartRotZ;[.H55];CHAR(10);EndPos;CHAR(10);EndPosX;[.I55];&quot;,&quot;;CHAR(10);EndPosY;[.J55];&quot;,&quot;;CHAR(10);EndPosZ;[.K55];CHAR(10);EndRot;CHAR(10);EndRotX;[.L55];&quot;,&quot;;CHAR(10);EndRotY;[.M55];&quot;,&quot;;CHAR(10);EndRotZ;[.N55];CHAR(10);Duration;[.O55];&quot;,&quot;;CHAR(10);Delay;[.P55];&quot;,&quot;;CHAR(10);Ease;[$Calculation.R58];CHAR(10);Closure);FootNote))">
            <text:p/>
          </table:table-cell>
          <table:table-cell/>
          <table:table-cell table:formula="of:=IF([$Calculation.D58]=0;&quot;0&quot;;IF([$Calculation.D58]=ROUND([$Calculation.D58]);TEXT([$Calculation.D58];&quot;###&quot;);REPLACE([$Calculation.D58];SEARCH(&quot;,&quot;;[$Calculation.D58]);1;&quot;.&quot;)))" office:value-type="string" office:string-value="" calcext:value-type="error">
            <text:p>#WERT!</text:p>
          </table:table-cell>
          <table:table-cell table:formula="of:=IF([$Calculation.E58]=0;&quot;0&quot;;IF([$Calculation.E58]=ROUND([$Calculation.E58]);TEXT([$Calculation.E58];&quot;###&quot;);REPLACE([$Calculation.E58];SEARCH(&quot;,&quot;;[$Calculation.E58]);1;&quot;.&quot;)))" office:value-type="string" office:string-value="" calcext:value-type="error">
            <text:p>#WERT!</text:p>
          </table:table-cell>
          <table:table-cell table:formula="of:=IF([$Calculation.F58]=0;&quot;0&quot;;IF([$Calculation.F58]=ROUND([$Calculation.F58]);TEXT([$Calculation.F58];&quot;###&quot;);REPLACE([$Calculation.F58];SEARCH(&quot;,&quot;;[$Calculation.F58]);1;&quot;.&quot;)))" office:value-type="string" office:string-value="" calcext:value-type="error">
            <text:p>#WERT!</text:p>
          </table:table-cell>
          <table:table-cell table:formula="of:=IF([$Calculation.G58]=0;&quot;0&quot;;IF([$Calculation.G58]=ROUND([$Calculation.G58]);TEXT([$Calculation.G58];&quot;###&quot;);REPLACE([$Calculation.G58];SEARCH(&quot;,&quot;;[$Calculation.G58]);1;&quot;.&quot;)))" office:value-type="string" office:string-value="" calcext:value-type="error">
            <text:p>#WERT!</text:p>
          </table:table-cell>
          <table:table-cell table:formula="of:=IF([$Calculation.H58]=0;&quot;0&quot;;IF([$Calculation.H58]=ROUND([$Calculation.H58]);TEXT([$Calculation.H58];&quot;###&quot;);REPLACE([$Calculation.H58];SEARCH(&quot;,&quot;;[$Calculation.H58]);1;&quot;.&quot;)))" office:value-type="string" office:string-value="" calcext:value-type="error">
            <text:p>#WERT!</text:p>
          </table:table-cell>
          <table:table-cell table:formula="of:=IF([$Calculation.I58]=0;&quot;0&quot;;IF([$Calculation.I58]=ROUND([$Calculation.I58]);TEXT([$Calculation.I58];&quot;###&quot;);REPLACE([$Calculation.I58];SEARCH(&quot;,&quot;;[$Calculation.I58]);1;&quot;.&quot;)))" office:value-type="string" office:string-value="" calcext:value-type="error">
            <text:p>#WERT!</text:p>
          </table:table-cell>
          <table:table-cell table:formula="of:=IF([$Calculation.J58]=0;&quot;0&quot;;IF([$Calculation.J58]=ROUND([$Calculation.J58]);TEXT([$Calculation.J58];&quot;###&quot;);REPLACE([$Calculation.J58];SEARCH(&quot;,&quot;;[$Calculation.J58]);1;&quot;.&quot;)))" office:value-type="string" office:string-value="" calcext:value-type="error">
            <text:p>#WERT!</text:p>
          </table:table-cell>
          <table:table-cell table:formula="of:=IF([$Calculation.K58]=0;&quot;0&quot;;IF([$Calculation.K58]=ROUND([$Calculation.K58]);TEXT([$Calculation.K58];&quot;###&quot;);REPLACE([$Calculation.K58];SEARCH(&quot;,&quot;;[$Calculation.K58]);1;&quot;.&quot;)))" office:value-type="string" office:string-value="" calcext:value-type="error">
            <text:p>#WERT!</text:p>
          </table:table-cell>
          <table:table-cell table:formula="of:=IF([$Calculation.L58]=0;&quot;0&quot;;IF([$Calculation.L58]=ROUND([$Calculation.L58]);TEXT([$Calculation.L58];&quot;###&quot;);REPLACE([$Calculation.L58];SEARCH(&quot;,&quot;;[$Calculation.L58]);1;&quot;.&quot;)))" office:value-type="string" office:string-value="" calcext:value-type="error">
            <text:p>#WERT!</text:p>
          </table:table-cell>
          <table:table-cell table:formula="of:=IF([$Calculation.M58]=0;&quot;0&quot;;IF([$Calculation.M58]=ROUND([$Calculation.M58]);TEXT([$Calculation.M58];&quot;###&quot;);REPLACE([$Calculation.M58];SEARCH(&quot;,&quot;;[$Calculation.M58]);1;&quot;.&quot;)))" office:value-type="string" office:string-value="" calcext:value-type="error">
            <text:p>#WERT!</text:p>
          </table:table-cell>
          <table:table-cell table:formula="of:=IF([$Calculation.N58]=0;&quot;0&quot;;IF([$Calculation.N58]=ROUND([$Calculation.N58]);TEXT([$Calculation.N58];&quot;###&quot;);REPLACE([$Calculation.N58];SEARCH(&quot;,&quot;;[$Calculation.N58]);1;&quot;.&quot;)))" office:value-type="string" office:string-value="" calcext:value-type="error">
            <text:p>#WERT!</text:p>
          </table:table-cell>
          <table:table-cell table:formula="of:=IF([$Calculation.O58]=0;&quot;0&quot;;IF([$Calculation.O58]=ROUND([$Calculation.O58]);TEXT([$Calculation.O58];&quot;###&quot;);REPLACE([$Calculation.O58];SEARCH(&quot;,&quot;;[$Calculation.O58]);1;&quot;.&quot;)))" office:value-type="string" office:string-value="" calcext:value-type="error">
            <text:p>#WERT!</text:p>
          </table:table-cell>
          <table:table-cell table:formula="of:=IF([$Calculation.P58]=0;&quot;0&quot;;IF([$Calculation.P58]=ROUND([$Calculation.P58]);TEXT([$Calculation.P58];&quot;###&quot;);REPLACE([$Calculation.P58];SEARCH(&quot;,&quot;;[$Calculation.P58]);1;&quot;.&quot;)))" office:value-type="string" office:string-value="" calcext:value-type="error">
            <text:p>#WERT!</text:p>
          </table:table-cell>
          <table:table-cell table:formula="of:=IF([$Calculation.Q58]=0;&quot;0&quot;;IF([$Calculation.Q58]=ROUND([$Calculation.Q58]);TEXT([$Calculation.Q58];&quot;###&quot;);REPLACE([$Calculation.Q58];SEARCH(&quot;,&quot;;[$Calculation.Q5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5]=FootNote;[.A55]=&quot;&quot;);&quot;&quot;;IF(NOT([$Calculation.C59]=&quot;&quot;);CONCATENATE(StartPos;CHAR(10);StartPosX;[.C56];&quot;,&quot;;CHAR(10);StartPosY;[.D56];&quot;,&quot;;CHAR(10);StartPosZ;[.E56];CHAR(10);StartRot;CHAR(10);StartRotX;[.F56];&quot;,&quot;;CHAR(10);StartRotY;[.G56];&quot;,&quot;;CHAR(10);StartRotZ;[.H56];CHAR(10);EndPos;CHAR(10);EndPosX;[.I56];&quot;,&quot;;CHAR(10);EndPosY;[.J56];&quot;,&quot;;CHAR(10);EndPosZ;[.K56];CHAR(10);EndRot;CHAR(10);EndRotX;[.L56];&quot;,&quot;;CHAR(10);EndRotY;[.M56];&quot;,&quot;;CHAR(10);EndRotZ;[.N56];CHAR(10);Duration;[.O56];&quot;,&quot;;CHAR(10);Delay;[.P56];&quot;,&quot;;CHAR(10);Ease;[$Calculation.R59];CHAR(10);Closure);FootNote))">
            <text:p/>
          </table:table-cell>
          <table:table-cell/>
          <table:table-cell table:formula="of:=IF([$Calculation.D59]=0;&quot;0&quot;;IF([$Calculation.D59]=ROUND([$Calculation.D59]);TEXT([$Calculation.D59];&quot;###&quot;);REPLACE([$Calculation.D59];SEARCH(&quot;,&quot;;[$Calculation.D59]);1;&quot;.&quot;)))" office:value-type="string" office:string-value="" calcext:value-type="error">
            <text:p>#WERT!</text:p>
          </table:table-cell>
          <table:table-cell table:formula="of:=IF([$Calculation.E59]=0;&quot;0&quot;;IF([$Calculation.E59]=ROUND([$Calculation.E59]);TEXT([$Calculation.E59];&quot;###&quot;);REPLACE([$Calculation.E59];SEARCH(&quot;,&quot;;[$Calculation.E59]);1;&quot;.&quot;)))" office:value-type="string" office:string-value="" calcext:value-type="error">
            <text:p>#WERT!</text:p>
          </table:table-cell>
          <table:table-cell table:formula="of:=IF([$Calculation.F59]=0;&quot;0&quot;;IF([$Calculation.F59]=ROUND([$Calculation.F59]);TEXT([$Calculation.F59];&quot;###&quot;);REPLACE([$Calculation.F59];SEARCH(&quot;,&quot;;[$Calculation.F59]);1;&quot;.&quot;)))" office:value-type="string" office:string-value="" calcext:value-type="error">
            <text:p>#WERT!</text:p>
          </table:table-cell>
          <table:table-cell table:formula="of:=IF([$Calculation.G59]=0;&quot;0&quot;;IF([$Calculation.G59]=ROUND([$Calculation.G59]);TEXT([$Calculation.G59];&quot;###&quot;);REPLACE([$Calculation.G59];SEARCH(&quot;,&quot;;[$Calculation.G59]);1;&quot;.&quot;)))" office:value-type="string" office:string-value="" calcext:value-type="error">
            <text:p>#WERT!</text:p>
          </table:table-cell>
          <table:table-cell table:formula="of:=IF([$Calculation.H59]=0;&quot;0&quot;;IF([$Calculation.H59]=ROUND([$Calculation.H59]);TEXT([$Calculation.H59];&quot;###&quot;);REPLACE([$Calculation.H59];SEARCH(&quot;,&quot;;[$Calculation.H59]);1;&quot;.&quot;)))" office:value-type="string" office:string-value="" calcext:value-type="error">
            <text:p>#WERT!</text:p>
          </table:table-cell>
          <table:table-cell table:formula="of:=IF([$Calculation.I59]=0;&quot;0&quot;;IF([$Calculation.I59]=ROUND([$Calculation.I59]);TEXT([$Calculation.I59];&quot;###&quot;);REPLACE([$Calculation.I59];SEARCH(&quot;,&quot;;[$Calculation.I59]);1;&quot;.&quot;)))" office:value-type="string" office:string-value="" calcext:value-type="error">
            <text:p>#WERT!</text:p>
          </table:table-cell>
          <table:table-cell table:formula="of:=IF([$Calculation.J59]=0;&quot;0&quot;;IF([$Calculation.J59]=ROUND([$Calculation.J59]);TEXT([$Calculation.J59];&quot;###&quot;);REPLACE([$Calculation.J59];SEARCH(&quot;,&quot;;[$Calculation.J59]);1;&quot;.&quot;)))" office:value-type="string" office:string-value="" calcext:value-type="error">
            <text:p>#WERT!</text:p>
          </table:table-cell>
          <table:table-cell table:formula="of:=IF([$Calculation.K59]=0;&quot;0&quot;;IF([$Calculation.K59]=ROUND([$Calculation.K59]);TEXT([$Calculation.K59];&quot;###&quot;);REPLACE([$Calculation.K59];SEARCH(&quot;,&quot;;[$Calculation.K59]);1;&quot;.&quot;)))" office:value-type="string" office:string-value="" calcext:value-type="error">
            <text:p>#WERT!</text:p>
          </table:table-cell>
          <table:table-cell table:formula="of:=IF([$Calculation.L59]=0;&quot;0&quot;;IF([$Calculation.L59]=ROUND([$Calculation.L59]);TEXT([$Calculation.L59];&quot;###&quot;);REPLACE([$Calculation.L59];SEARCH(&quot;,&quot;;[$Calculation.L59]);1;&quot;.&quot;)))" office:value-type="string" office:string-value="" calcext:value-type="error">
            <text:p>#WERT!</text:p>
          </table:table-cell>
          <table:table-cell table:formula="of:=IF([$Calculation.M59]=0;&quot;0&quot;;IF([$Calculation.M59]=ROUND([$Calculation.M59]);TEXT([$Calculation.M59];&quot;###&quot;);REPLACE([$Calculation.M59];SEARCH(&quot;,&quot;;[$Calculation.M59]);1;&quot;.&quot;)))" office:value-type="string" office:string-value="" calcext:value-type="error">
            <text:p>#WERT!</text:p>
          </table:table-cell>
          <table:table-cell table:formula="of:=IF([$Calculation.N59]=0;&quot;0&quot;;IF([$Calculation.N59]=ROUND([$Calculation.N59]);TEXT([$Calculation.N59];&quot;###&quot;);REPLACE([$Calculation.N59];SEARCH(&quot;,&quot;;[$Calculation.N59]);1;&quot;.&quot;)))" office:value-type="string" office:string-value="" calcext:value-type="error">
            <text:p>#WERT!</text:p>
          </table:table-cell>
          <table:table-cell table:formula="of:=IF([$Calculation.O59]=0;&quot;0&quot;;IF([$Calculation.O59]=ROUND([$Calculation.O59]);TEXT([$Calculation.O59];&quot;###&quot;);REPLACE([$Calculation.O59];SEARCH(&quot;,&quot;;[$Calculation.O59]);1;&quot;.&quot;)))" office:value-type="string" office:string-value="" calcext:value-type="error">
            <text:p>#WERT!</text:p>
          </table:table-cell>
          <table:table-cell table:formula="of:=IF([$Calculation.P59]=0;&quot;0&quot;;IF([$Calculation.P59]=ROUND([$Calculation.P59]);TEXT([$Calculation.P59];&quot;###&quot;);REPLACE([$Calculation.P59];SEARCH(&quot;,&quot;;[$Calculation.P59]);1;&quot;.&quot;)))" office:value-type="string" office:string-value="" calcext:value-type="error">
            <text:p>#WERT!</text:p>
          </table:table-cell>
          <table:table-cell table:formula="of:=IF([$Calculation.Q59]=0;&quot;0&quot;;IF([$Calculation.Q59]=ROUND([$Calculation.Q59]);TEXT([$Calculation.Q59];&quot;###&quot;);REPLACE([$Calculation.Q59];SEARCH(&quot;,&quot;;[$Calculation.Q5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6]=FootNote;[.A56]=&quot;&quot;);&quot;&quot;;IF(NOT([$Calculation.C60]=&quot;&quot;);CONCATENATE(StartPos;CHAR(10);StartPosX;[.C57];&quot;,&quot;;CHAR(10);StartPosY;[.D57];&quot;,&quot;;CHAR(10);StartPosZ;[.E57];CHAR(10);StartRot;CHAR(10);StartRotX;[.F57];&quot;,&quot;;CHAR(10);StartRotY;[.G57];&quot;,&quot;;CHAR(10);StartRotZ;[.H57];CHAR(10);EndPos;CHAR(10);EndPosX;[.I57];&quot;,&quot;;CHAR(10);EndPosY;[.J57];&quot;,&quot;;CHAR(10);EndPosZ;[.K57];CHAR(10);EndRot;CHAR(10);EndRotX;[.L57];&quot;,&quot;;CHAR(10);EndRotY;[.M57];&quot;,&quot;;CHAR(10);EndRotZ;[.N57];CHAR(10);Duration;[.O57];&quot;,&quot;;CHAR(10);Delay;[.P57];&quot;,&quot;;CHAR(10);Ease;[$Calculation.R60];CHAR(10);Closure);FootNote))">
            <text:p/>
          </table:table-cell>
          <table:table-cell/>
          <table:table-cell table:formula="of:=IF([$Calculation.D60]=0;&quot;0&quot;;IF([$Calculation.D60]=ROUND([$Calculation.D60]);TEXT([$Calculation.D60];&quot;###&quot;);REPLACE([$Calculation.D60];SEARCH(&quot;,&quot;;[$Calculation.D60]);1;&quot;.&quot;)))" office:value-type="string" office:string-value="" calcext:value-type="error">
            <text:p>#WERT!</text:p>
          </table:table-cell>
          <table:table-cell table:formula="of:=IF([$Calculation.E60]=0;&quot;0&quot;;IF([$Calculation.E60]=ROUND([$Calculation.E60]);TEXT([$Calculation.E60];&quot;###&quot;);REPLACE([$Calculation.E60];SEARCH(&quot;,&quot;;[$Calculation.E60]);1;&quot;.&quot;)))" office:value-type="string" office:string-value="" calcext:value-type="error">
            <text:p>#WERT!</text:p>
          </table:table-cell>
          <table:table-cell table:formula="of:=IF([$Calculation.F60]=0;&quot;0&quot;;IF([$Calculation.F60]=ROUND([$Calculation.F60]);TEXT([$Calculation.F60];&quot;###&quot;);REPLACE([$Calculation.F60];SEARCH(&quot;,&quot;;[$Calculation.F60]);1;&quot;.&quot;)))" office:value-type="string" office:string-value="" calcext:value-type="error">
            <text:p>#WERT!</text:p>
          </table:table-cell>
          <table:table-cell table:formula="of:=IF([$Calculation.G60]=0;&quot;0&quot;;IF([$Calculation.G60]=ROUND([$Calculation.G60]);TEXT([$Calculation.G60];&quot;###&quot;);REPLACE([$Calculation.G60];SEARCH(&quot;,&quot;;[$Calculation.G60]);1;&quot;.&quot;)))" office:value-type="string" office:string-value="" calcext:value-type="error">
            <text:p>#WERT!</text:p>
          </table:table-cell>
          <table:table-cell table:formula="of:=IF([$Calculation.H60]=0;&quot;0&quot;;IF([$Calculation.H60]=ROUND([$Calculation.H60]);TEXT([$Calculation.H60];&quot;###&quot;);REPLACE([$Calculation.H60];SEARCH(&quot;,&quot;;[$Calculation.H60]);1;&quot;.&quot;)))" office:value-type="string" office:string-value="" calcext:value-type="error">
            <text:p>#WERT!</text:p>
          </table:table-cell>
          <table:table-cell table:formula="of:=IF([$Calculation.I60]=0;&quot;0&quot;;IF([$Calculation.I60]=ROUND([$Calculation.I60]);TEXT([$Calculation.I60];&quot;###&quot;);REPLACE([$Calculation.I60];SEARCH(&quot;,&quot;;[$Calculation.I60]);1;&quot;.&quot;)))" office:value-type="string" office:string-value="" calcext:value-type="error">
            <text:p>#WERT!</text:p>
          </table:table-cell>
          <table:table-cell table:formula="of:=IF([$Calculation.J60]=0;&quot;0&quot;;IF([$Calculation.J60]=ROUND([$Calculation.J60]);TEXT([$Calculation.J60];&quot;###&quot;);REPLACE([$Calculation.J60];SEARCH(&quot;,&quot;;[$Calculation.J60]);1;&quot;.&quot;)))" office:value-type="string" office:string-value="" calcext:value-type="error">
            <text:p>#WERT!</text:p>
          </table:table-cell>
          <table:table-cell table:formula="of:=IF([$Calculation.K60]=0;&quot;0&quot;;IF([$Calculation.K60]=ROUND([$Calculation.K60]);TEXT([$Calculation.K60];&quot;###&quot;);REPLACE([$Calculation.K60];SEARCH(&quot;,&quot;;[$Calculation.K60]);1;&quot;.&quot;)))" office:value-type="string" office:string-value="" calcext:value-type="error">
            <text:p>#WERT!</text:p>
          </table:table-cell>
          <table:table-cell table:formula="of:=IF([$Calculation.L60]=0;&quot;0&quot;;IF([$Calculation.L60]=ROUND([$Calculation.L60]);TEXT([$Calculation.L60];&quot;###&quot;);REPLACE([$Calculation.L60];SEARCH(&quot;,&quot;;[$Calculation.L60]);1;&quot;.&quot;)))" office:value-type="string" office:string-value="" calcext:value-type="error">
            <text:p>#WERT!</text:p>
          </table:table-cell>
          <table:table-cell table:formula="of:=IF([$Calculation.M60]=0;&quot;0&quot;;IF([$Calculation.M60]=ROUND([$Calculation.M60]);TEXT([$Calculation.M60];&quot;###&quot;);REPLACE([$Calculation.M60];SEARCH(&quot;,&quot;;[$Calculation.M60]);1;&quot;.&quot;)))" office:value-type="string" office:string-value="" calcext:value-type="error">
            <text:p>#WERT!</text:p>
          </table:table-cell>
          <table:table-cell table:formula="of:=IF([$Calculation.N60]=0;&quot;0&quot;;IF([$Calculation.N60]=ROUND([$Calculation.N60]);TEXT([$Calculation.N60];&quot;###&quot;);REPLACE([$Calculation.N60];SEARCH(&quot;,&quot;;[$Calculation.N60]);1;&quot;.&quot;)))" office:value-type="string" office:string-value="" calcext:value-type="error">
            <text:p>#WERT!</text:p>
          </table:table-cell>
          <table:table-cell table:formula="of:=IF([$Calculation.O60]=0;&quot;0&quot;;IF([$Calculation.O60]=ROUND([$Calculation.O60]);TEXT([$Calculation.O60];&quot;###&quot;);REPLACE([$Calculation.O60];SEARCH(&quot;,&quot;;[$Calculation.O60]);1;&quot;.&quot;)))" office:value-type="string" office:string-value="" calcext:value-type="error">
            <text:p>#WERT!</text:p>
          </table:table-cell>
          <table:table-cell table:formula="of:=IF([$Calculation.P60]=0;&quot;0&quot;;IF([$Calculation.P60]=ROUND([$Calculation.P60]);TEXT([$Calculation.P60];&quot;###&quot;);REPLACE([$Calculation.P60];SEARCH(&quot;,&quot;;[$Calculation.P60]);1;&quot;.&quot;)))" office:value-type="string" office:string-value="" calcext:value-type="error">
            <text:p>#WERT!</text:p>
          </table:table-cell>
          <table:table-cell table:formula="of:=IF([$Calculation.Q60]=0;&quot;0&quot;;IF([$Calculation.Q60]=ROUND([$Calculation.Q60]);TEXT([$Calculation.Q60];&quot;###&quot;);REPLACE([$Calculation.Q60];SEARCH(&quot;,&quot;;[$Calculation.Q6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7]=FootNote;[.A57]=&quot;&quot;);&quot;&quot;;IF(NOT([$Calculation.C61]=&quot;&quot;);CONCATENATE(StartPos;CHAR(10);StartPosX;[.C58];&quot;,&quot;;CHAR(10);StartPosY;[.D58];&quot;,&quot;;CHAR(10);StartPosZ;[.E58];CHAR(10);StartRot;CHAR(10);StartRotX;[.F58];&quot;,&quot;;CHAR(10);StartRotY;[.G58];&quot;,&quot;;CHAR(10);StartRotZ;[.H58];CHAR(10);EndPos;CHAR(10);EndPosX;[.I58];&quot;,&quot;;CHAR(10);EndPosY;[.J58];&quot;,&quot;;CHAR(10);EndPosZ;[.K58];CHAR(10);EndRot;CHAR(10);EndRotX;[.L58];&quot;,&quot;;CHAR(10);EndRotY;[.M58];&quot;,&quot;;CHAR(10);EndRotZ;[.N58];CHAR(10);Duration;[.O58];&quot;,&quot;;CHAR(10);Delay;[.P58];&quot;,&quot;;CHAR(10);Ease;[$Calculation.R61];CHAR(10);Closure);FootNote))">
            <text:p/>
          </table:table-cell>
          <table:table-cell/>
          <table:table-cell table:formula="of:=IF([$Calculation.D61]=0;&quot;0&quot;;IF([$Calculation.D61]=ROUND([$Calculation.D61]);TEXT([$Calculation.D61];&quot;###&quot;);REPLACE([$Calculation.D61];SEARCH(&quot;,&quot;;[$Calculation.D61]);1;&quot;.&quot;)))" office:value-type="string" office:string-value="" calcext:value-type="error">
            <text:p>#WERT!</text:p>
          </table:table-cell>
          <table:table-cell table:formula="of:=IF([$Calculation.E61]=0;&quot;0&quot;;IF([$Calculation.E61]=ROUND([$Calculation.E61]);TEXT([$Calculation.E61];&quot;###&quot;);REPLACE([$Calculation.E61];SEARCH(&quot;,&quot;;[$Calculation.E61]);1;&quot;.&quot;)))" office:value-type="string" office:string-value="" calcext:value-type="error">
            <text:p>#WERT!</text:p>
          </table:table-cell>
          <table:table-cell table:formula="of:=IF([$Calculation.F61]=0;&quot;0&quot;;IF([$Calculation.F61]=ROUND([$Calculation.F61]);TEXT([$Calculation.F61];&quot;###&quot;);REPLACE([$Calculation.F61];SEARCH(&quot;,&quot;;[$Calculation.F61]);1;&quot;.&quot;)))" office:value-type="string" office:string-value="" calcext:value-type="error">
            <text:p>#WERT!</text:p>
          </table:table-cell>
          <table:table-cell table:formula="of:=IF([$Calculation.G61]=0;&quot;0&quot;;IF([$Calculation.G61]=ROUND([$Calculation.G61]);TEXT([$Calculation.G61];&quot;###&quot;);REPLACE([$Calculation.G61];SEARCH(&quot;,&quot;;[$Calculation.G61]);1;&quot;.&quot;)))" office:value-type="string" office:string-value="" calcext:value-type="error">
            <text:p>#WERT!</text:p>
          </table:table-cell>
          <table:table-cell table:formula="of:=IF([$Calculation.H61]=0;&quot;0&quot;;IF([$Calculation.H61]=ROUND([$Calculation.H61]);TEXT([$Calculation.H61];&quot;###&quot;);REPLACE([$Calculation.H61];SEARCH(&quot;,&quot;;[$Calculation.H61]);1;&quot;.&quot;)))" office:value-type="string" office:string-value="" calcext:value-type="error">
            <text:p>#WERT!</text:p>
          </table:table-cell>
          <table:table-cell table:formula="of:=IF([$Calculation.I61]=0;&quot;0&quot;;IF([$Calculation.I61]=ROUND([$Calculation.I61]);TEXT([$Calculation.I61];&quot;###&quot;);REPLACE([$Calculation.I61];SEARCH(&quot;,&quot;;[$Calculation.I61]);1;&quot;.&quot;)))" office:value-type="string" office:string-value="" calcext:value-type="error">
            <text:p>#WERT!</text:p>
          </table:table-cell>
          <table:table-cell table:formula="of:=IF([$Calculation.J61]=0;&quot;0&quot;;IF([$Calculation.J61]=ROUND([$Calculation.J61]);TEXT([$Calculation.J61];&quot;###&quot;);REPLACE([$Calculation.J61];SEARCH(&quot;,&quot;;[$Calculation.J61]);1;&quot;.&quot;)))" office:value-type="string" office:string-value="" calcext:value-type="error">
            <text:p>#WERT!</text:p>
          </table:table-cell>
          <table:table-cell table:formula="of:=IF([$Calculation.K61]=0;&quot;0&quot;;IF([$Calculation.K61]=ROUND([$Calculation.K61]);TEXT([$Calculation.K61];&quot;###&quot;);REPLACE([$Calculation.K61];SEARCH(&quot;,&quot;;[$Calculation.K61]);1;&quot;.&quot;)))" office:value-type="string" office:string-value="" calcext:value-type="error">
            <text:p>#WERT!</text:p>
          </table:table-cell>
          <table:table-cell table:formula="of:=IF([$Calculation.L61]=0;&quot;0&quot;;IF([$Calculation.L61]=ROUND([$Calculation.L61]);TEXT([$Calculation.L61];&quot;###&quot;);REPLACE([$Calculation.L61];SEARCH(&quot;,&quot;;[$Calculation.L61]);1;&quot;.&quot;)))" office:value-type="string" office:string-value="" calcext:value-type="error">
            <text:p>#WERT!</text:p>
          </table:table-cell>
          <table:table-cell table:formula="of:=IF([$Calculation.M61]=0;&quot;0&quot;;IF([$Calculation.M61]=ROUND([$Calculation.M61]);TEXT([$Calculation.M61];&quot;###&quot;);REPLACE([$Calculation.M61];SEARCH(&quot;,&quot;;[$Calculation.M61]);1;&quot;.&quot;)))" office:value-type="string" office:string-value="" calcext:value-type="error">
            <text:p>#WERT!</text:p>
          </table:table-cell>
          <table:table-cell table:formula="of:=IF([$Calculation.N61]=0;&quot;0&quot;;IF([$Calculation.N61]=ROUND([$Calculation.N61]);TEXT([$Calculation.N61];&quot;###&quot;);REPLACE([$Calculation.N61];SEARCH(&quot;,&quot;;[$Calculation.N61]);1;&quot;.&quot;)))" office:value-type="string" office:string-value="" calcext:value-type="error">
            <text:p>#WERT!</text:p>
          </table:table-cell>
          <table:table-cell table:formula="of:=IF([$Calculation.O61]=0;&quot;0&quot;;IF([$Calculation.O61]=ROUND([$Calculation.O61]);TEXT([$Calculation.O61];&quot;###&quot;);REPLACE([$Calculation.O61];SEARCH(&quot;,&quot;;[$Calculation.O61]);1;&quot;.&quot;)))" office:value-type="string" office:string-value="" calcext:value-type="error">
            <text:p>#WERT!</text:p>
          </table:table-cell>
          <table:table-cell table:formula="of:=IF([$Calculation.P61]=0;&quot;0&quot;;IF([$Calculation.P61]=ROUND([$Calculation.P61]);TEXT([$Calculation.P61];&quot;###&quot;);REPLACE([$Calculation.P61];SEARCH(&quot;,&quot;;[$Calculation.P61]);1;&quot;.&quot;)))" office:value-type="string" office:string-value="" calcext:value-type="error">
            <text:p>#WERT!</text:p>
          </table:table-cell>
          <table:table-cell table:formula="of:=IF([$Calculation.Q61]=0;&quot;0&quot;;IF([$Calculation.Q61]=ROUND([$Calculation.Q61]);TEXT([$Calculation.Q61];&quot;###&quot;);REPLACE([$Calculation.Q61];SEARCH(&quot;,&quot;;[$Calculation.Q6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8]=FootNote;[.A58]=&quot;&quot;);&quot;&quot;;IF(NOT([$Calculation.C62]=&quot;&quot;);CONCATENATE(StartPos;CHAR(10);StartPosX;[.C59];&quot;,&quot;;CHAR(10);StartPosY;[.D59];&quot;,&quot;;CHAR(10);StartPosZ;[.E59];CHAR(10);StartRot;CHAR(10);StartRotX;[.F59];&quot;,&quot;;CHAR(10);StartRotY;[.G59];&quot;,&quot;;CHAR(10);StartRotZ;[.H59];CHAR(10);EndPos;CHAR(10);EndPosX;[.I59];&quot;,&quot;;CHAR(10);EndPosY;[.J59];&quot;,&quot;;CHAR(10);EndPosZ;[.K59];CHAR(10);EndRot;CHAR(10);EndRotX;[.L59];&quot;,&quot;;CHAR(10);EndRotY;[.M59];&quot;,&quot;;CHAR(10);EndRotZ;[.N59];CHAR(10);Duration;[.O59];&quot;,&quot;;CHAR(10);Delay;[.P59];&quot;,&quot;;CHAR(10);Ease;[$Calculation.R62];CHAR(10);Closure);FootNote))">
            <text:p/>
          </table:table-cell>
          <table:table-cell/>
          <table:table-cell table:formula="of:=IF([$Calculation.D62]=0;&quot;0&quot;;IF([$Calculation.D62]=ROUND([$Calculation.D62]);TEXT([$Calculation.D62];&quot;###&quot;);REPLACE([$Calculation.D62];SEARCH(&quot;,&quot;;[$Calculation.D62]);1;&quot;.&quot;)))" office:value-type="string" office:string-value="" calcext:value-type="error">
            <text:p>#WERT!</text:p>
          </table:table-cell>
          <table:table-cell table:formula="of:=IF([$Calculation.E62]=0;&quot;0&quot;;IF([$Calculation.E62]=ROUND([$Calculation.E62]);TEXT([$Calculation.E62];&quot;###&quot;);REPLACE([$Calculation.E62];SEARCH(&quot;,&quot;;[$Calculation.E62]);1;&quot;.&quot;)))" office:value-type="string" office:string-value="" calcext:value-type="error">
            <text:p>#WERT!</text:p>
          </table:table-cell>
          <table:table-cell table:formula="of:=IF([$Calculation.F62]=0;&quot;0&quot;;IF([$Calculation.F62]=ROUND([$Calculation.F62]);TEXT([$Calculation.F62];&quot;###&quot;);REPLACE([$Calculation.F62];SEARCH(&quot;,&quot;;[$Calculation.F62]);1;&quot;.&quot;)))" office:value-type="string" office:string-value="" calcext:value-type="error">
            <text:p>#WERT!</text:p>
          </table:table-cell>
          <table:table-cell table:formula="of:=IF([$Calculation.G62]=0;&quot;0&quot;;IF([$Calculation.G62]=ROUND([$Calculation.G62]);TEXT([$Calculation.G62];&quot;###&quot;);REPLACE([$Calculation.G62];SEARCH(&quot;,&quot;;[$Calculation.G62]);1;&quot;.&quot;)))" office:value-type="string" office:string-value="" calcext:value-type="error">
            <text:p>#WERT!</text:p>
          </table:table-cell>
          <table:table-cell table:formula="of:=IF([$Calculation.H62]=0;&quot;0&quot;;IF([$Calculation.H62]=ROUND([$Calculation.H62]);TEXT([$Calculation.H62];&quot;###&quot;);REPLACE([$Calculation.H62];SEARCH(&quot;,&quot;;[$Calculation.H62]);1;&quot;.&quot;)))" office:value-type="string" office:string-value="" calcext:value-type="error">
            <text:p>#WERT!</text:p>
          </table:table-cell>
          <table:table-cell table:formula="of:=IF([$Calculation.I62]=0;&quot;0&quot;;IF([$Calculation.I62]=ROUND([$Calculation.I62]);TEXT([$Calculation.I62];&quot;###&quot;);REPLACE([$Calculation.I62];SEARCH(&quot;,&quot;;[$Calculation.I62]);1;&quot;.&quot;)))" office:value-type="string" office:string-value="" calcext:value-type="error">
            <text:p>#WERT!</text:p>
          </table:table-cell>
          <table:table-cell table:formula="of:=IF([$Calculation.J62]=0;&quot;0&quot;;IF([$Calculation.J62]=ROUND([$Calculation.J62]);TEXT([$Calculation.J62];&quot;###&quot;);REPLACE([$Calculation.J62];SEARCH(&quot;,&quot;;[$Calculation.J62]);1;&quot;.&quot;)))" office:value-type="string" office:string-value="" calcext:value-type="error">
            <text:p>#WERT!</text:p>
          </table:table-cell>
          <table:table-cell table:formula="of:=IF([$Calculation.K62]=0;&quot;0&quot;;IF([$Calculation.K62]=ROUND([$Calculation.K62]);TEXT([$Calculation.K62];&quot;###&quot;);REPLACE([$Calculation.K62];SEARCH(&quot;,&quot;;[$Calculation.K62]);1;&quot;.&quot;)))" office:value-type="string" office:string-value="" calcext:value-type="error">
            <text:p>#WERT!</text:p>
          </table:table-cell>
          <table:table-cell table:formula="of:=IF([$Calculation.L62]=0;&quot;0&quot;;IF([$Calculation.L62]=ROUND([$Calculation.L62]);TEXT([$Calculation.L62];&quot;###&quot;);REPLACE([$Calculation.L62];SEARCH(&quot;,&quot;;[$Calculation.L62]);1;&quot;.&quot;)))" office:value-type="string" office:string-value="" calcext:value-type="error">
            <text:p>#WERT!</text:p>
          </table:table-cell>
          <table:table-cell table:formula="of:=IF([$Calculation.M62]=0;&quot;0&quot;;IF([$Calculation.M62]=ROUND([$Calculation.M62]);TEXT([$Calculation.M62];&quot;###&quot;);REPLACE([$Calculation.M62];SEARCH(&quot;,&quot;;[$Calculation.M62]);1;&quot;.&quot;)))" office:value-type="string" office:string-value="" calcext:value-type="error">
            <text:p>#WERT!</text:p>
          </table:table-cell>
          <table:table-cell table:formula="of:=IF([$Calculation.N62]=0;&quot;0&quot;;IF([$Calculation.N62]=ROUND([$Calculation.N62]);TEXT([$Calculation.N62];&quot;###&quot;);REPLACE([$Calculation.N62];SEARCH(&quot;,&quot;;[$Calculation.N62]);1;&quot;.&quot;)))" office:value-type="string" office:string-value="" calcext:value-type="error">
            <text:p>#WERT!</text:p>
          </table:table-cell>
          <table:table-cell table:formula="of:=IF([$Calculation.O62]=0;&quot;0&quot;;IF([$Calculation.O62]=ROUND([$Calculation.O62]);TEXT([$Calculation.O62];&quot;###&quot;);REPLACE([$Calculation.O62];SEARCH(&quot;,&quot;;[$Calculation.O62]);1;&quot;.&quot;)))" office:value-type="string" office:string-value="" calcext:value-type="error">
            <text:p>#WERT!</text:p>
          </table:table-cell>
          <table:table-cell table:formula="of:=IF([$Calculation.P62]=0;&quot;0&quot;;IF([$Calculation.P62]=ROUND([$Calculation.P62]);TEXT([$Calculation.P62];&quot;###&quot;);REPLACE([$Calculation.P62];SEARCH(&quot;,&quot;;[$Calculation.P62]);1;&quot;.&quot;)))" office:value-type="string" office:string-value="" calcext:value-type="error">
            <text:p>#WERT!</text:p>
          </table:table-cell>
          <table:table-cell table:formula="of:=IF([$Calculation.Q62]=0;&quot;0&quot;;IF([$Calculation.Q62]=ROUND([$Calculation.Q62]);TEXT([$Calculation.Q62];&quot;###&quot;);REPLACE([$Calculation.Q62];SEARCH(&quot;,&quot;;[$Calculation.Q6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9]=FootNote;[.A59]=&quot;&quot;);&quot;&quot;;IF(NOT([$Calculation.C63]=&quot;&quot;);CONCATENATE(StartPos;CHAR(10);StartPosX;[.C60];&quot;,&quot;;CHAR(10);StartPosY;[.D60];&quot;,&quot;;CHAR(10);StartPosZ;[.E60];CHAR(10);StartRot;CHAR(10);StartRotX;[.F60];&quot;,&quot;;CHAR(10);StartRotY;[.G60];&quot;,&quot;;CHAR(10);StartRotZ;[.H60];CHAR(10);EndPos;CHAR(10);EndPosX;[.I60];&quot;,&quot;;CHAR(10);EndPosY;[.J60];&quot;,&quot;;CHAR(10);EndPosZ;[.K60];CHAR(10);EndRot;CHAR(10);EndRotX;[.L60];&quot;,&quot;;CHAR(10);EndRotY;[.M60];&quot;,&quot;;CHAR(10);EndRotZ;[.N60];CHAR(10);Duration;[.O60];&quot;,&quot;;CHAR(10);Delay;[.P60];&quot;,&quot;;CHAR(10);Ease;[$Calculation.R63];CHAR(10);Closure);FootNote))">
            <text:p/>
          </table:table-cell>
          <table:table-cell/>
          <table:table-cell table:formula="of:=IF([$Calculation.D63]=0;&quot;0&quot;;IF([$Calculation.D63]=ROUND([$Calculation.D63]);TEXT([$Calculation.D63];&quot;###&quot;);REPLACE([$Calculation.D63];SEARCH(&quot;,&quot;;[$Calculation.D63]);1;&quot;.&quot;)))" office:value-type="string" office:string-value="" calcext:value-type="error">
            <text:p>#WERT!</text:p>
          </table:table-cell>
          <table:table-cell table:formula="of:=IF([$Calculation.E63]=0;&quot;0&quot;;IF([$Calculation.E63]=ROUND([$Calculation.E63]);TEXT([$Calculation.E63];&quot;###&quot;);REPLACE([$Calculation.E63];SEARCH(&quot;,&quot;;[$Calculation.E63]);1;&quot;.&quot;)))" office:value-type="string" office:string-value="" calcext:value-type="error">
            <text:p>#WERT!</text:p>
          </table:table-cell>
          <table:table-cell table:formula="of:=IF([$Calculation.F63]=0;&quot;0&quot;;IF([$Calculation.F63]=ROUND([$Calculation.F63]);TEXT([$Calculation.F63];&quot;###&quot;);REPLACE([$Calculation.F63];SEARCH(&quot;,&quot;;[$Calculation.F63]);1;&quot;.&quot;)))" office:value-type="string" office:string-value="" calcext:value-type="error">
            <text:p>#WERT!</text:p>
          </table:table-cell>
          <table:table-cell table:formula="of:=IF([$Calculation.G63]=0;&quot;0&quot;;IF([$Calculation.G63]=ROUND([$Calculation.G63]);TEXT([$Calculation.G63];&quot;###&quot;);REPLACE([$Calculation.G63];SEARCH(&quot;,&quot;;[$Calculation.G63]);1;&quot;.&quot;)))" office:value-type="string" office:string-value="" calcext:value-type="error">
            <text:p>#WERT!</text:p>
          </table:table-cell>
          <table:table-cell table:formula="of:=IF([$Calculation.H63]=0;&quot;0&quot;;IF([$Calculation.H63]=ROUND([$Calculation.H63]);TEXT([$Calculation.H63];&quot;###&quot;);REPLACE([$Calculation.H63];SEARCH(&quot;,&quot;;[$Calculation.H63]);1;&quot;.&quot;)))" office:value-type="string" office:string-value="" calcext:value-type="error">
            <text:p>#WERT!</text:p>
          </table:table-cell>
          <table:table-cell table:formula="of:=IF([$Calculation.I63]=0;&quot;0&quot;;IF([$Calculation.I63]=ROUND([$Calculation.I63]);TEXT([$Calculation.I63];&quot;###&quot;);REPLACE([$Calculation.I63];SEARCH(&quot;,&quot;;[$Calculation.I63]);1;&quot;.&quot;)))" office:value-type="string" office:string-value="" calcext:value-type="error">
            <text:p>#WERT!</text:p>
          </table:table-cell>
          <table:table-cell table:formula="of:=IF([$Calculation.J63]=0;&quot;0&quot;;IF([$Calculation.J63]=ROUND([$Calculation.J63]);TEXT([$Calculation.J63];&quot;###&quot;);REPLACE([$Calculation.J63];SEARCH(&quot;,&quot;;[$Calculation.J63]);1;&quot;.&quot;)))" office:value-type="string" office:string-value="" calcext:value-type="error">
            <text:p>#WERT!</text:p>
          </table:table-cell>
          <table:table-cell table:formula="of:=IF([$Calculation.K63]=0;&quot;0&quot;;IF([$Calculation.K63]=ROUND([$Calculation.K63]);TEXT([$Calculation.K63];&quot;###&quot;);REPLACE([$Calculation.K63];SEARCH(&quot;,&quot;;[$Calculation.K63]);1;&quot;.&quot;)))" office:value-type="string" office:string-value="" calcext:value-type="error">
            <text:p>#WERT!</text:p>
          </table:table-cell>
          <table:table-cell table:formula="of:=IF([$Calculation.L63]=0;&quot;0&quot;;IF([$Calculation.L63]=ROUND([$Calculation.L63]);TEXT([$Calculation.L63];&quot;###&quot;);REPLACE([$Calculation.L63];SEARCH(&quot;,&quot;;[$Calculation.L63]);1;&quot;.&quot;)))" office:value-type="string" office:string-value="" calcext:value-type="error">
            <text:p>#WERT!</text:p>
          </table:table-cell>
          <table:table-cell table:formula="of:=IF([$Calculation.M63]=0;&quot;0&quot;;IF([$Calculation.M63]=ROUND([$Calculation.M63]);TEXT([$Calculation.M63];&quot;###&quot;);REPLACE([$Calculation.M63];SEARCH(&quot;,&quot;;[$Calculation.M63]);1;&quot;.&quot;)))" office:value-type="string" office:string-value="" calcext:value-type="error">
            <text:p>#WERT!</text:p>
          </table:table-cell>
          <table:table-cell table:formula="of:=IF([$Calculation.N63]=0;&quot;0&quot;;IF([$Calculation.N63]=ROUND([$Calculation.N63]);TEXT([$Calculation.N63];&quot;###&quot;);REPLACE([$Calculation.N63];SEARCH(&quot;,&quot;;[$Calculation.N63]);1;&quot;.&quot;)))" office:value-type="string" office:string-value="" calcext:value-type="error">
            <text:p>#WERT!</text:p>
          </table:table-cell>
          <table:table-cell table:formula="of:=IF([$Calculation.O63]=0;&quot;0&quot;;IF([$Calculation.O63]=ROUND([$Calculation.O63]);TEXT([$Calculation.O63];&quot;###&quot;);REPLACE([$Calculation.O63];SEARCH(&quot;,&quot;;[$Calculation.O63]);1;&quot;.&quot;)))" office:value-type="string" office:string-value="" calcext:value-type="error">
            <text:p>#WERT!</text:p>
          </table:table-cell>
          <table:table-cell table:formula="of:=IF([$Calculation.P63]=0;&quot;0&quot;;IF([$Calculation.P63]=ROUND([$Calculation.P63]);TEXT([$Calculation.P63];&quot;###&quot;);REPLACE([$Calculation.P63];SEARCH(&quot;,&quot;;[$Calculation.P63]);1;&quot;.&quot;)))" office:value-type="string" office:string-value="" calcext:value-type="error">
            <text:p>#WERT!</text:p>
          </table:table-cell>
          <table:table-cell table:formula="of:=IF([$Calculation.Q63]=0;&quot;0&quot;;IF([$Calculation.Q63]=ROUND([$Calculation.Q63]);TEXT([$Calculation.Q63];&quot;###&quot;);REPLACE([$Calculation.Q63];SEARCH(&quot;,&quot;;[$Calculation.Q6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0]=FootNote;[.A60]=&quot;&quot;);&quot;&quot;;IF(NOT([$Calculation.C64]=&quot;&quot;);CONCATENATE(StartPos;CHAR(10);StartPosX;[.C61];&quot;,&quot;;CHAR(10);StartPosY;[.D61];&quot;,&quot;;CHAR(10);StartPosZ;[.E61];CHAR(10);StartRot;CHAR(10);StartRotX;[.F61];&quot;,&quot;;CHAR(10);StartRotY;[.G61];&quot;,&quot;;CHAR(10);StartRotZ;[.H61];CHAR(10);EndPos;CHAR(10);EndPosX;[.I61];&quot;,&quot;;CHAR(10);EndPosY;[.J61];&quot;,&quot;;CHAR(10);EndPosZ;[.K61];CHAR(10);EndRot;CHAR(10);EndRotX;[.L61];&quot;,&quot;;CHAR(10);EndRotY;[.M61];&quot;,&quot;;CHAR(10);EndRotZ;[.N61];CHAR(10);Duration;[.O61];&quot;,&quot;;CHAR(10);Delay;[.P61];&quot;,&quot;;CHAR(10);Ease;[$Calculation.R64];CHAR(10);Closure);FootNote))">
            <text:p/>
          </table:table-cell>
          <table:table-cell/>
          <table:table-cell table:formula="of:=IF([$Calculation.D64]=0;&quot;0&quot;;IF([$Calculation.D64]=ROUND([$Calculation.D64]);TEXT([$Calculation.D64];&quot;###&quot;);REPLACE([$Calculation.D64];SEARCH(&quot;,&quot;;[$Calculation.D64]);1;&quot;.&quot;)))" office:value-type="string" office:string-value="" calcext:value-type="error">
            <text:p>#WERT!</text:p>
          </table:table-cell>
          <table:table-cell table:formula="of:=IF([$Calculation.E64]=0;&quot;0&quot;;IF([$Calculation.E64]=ROUND([$Calculation.E64]);TEXT([$Calculation.E64];&quot;###&quot;);REPLACE([$Calculation.E64];SEARCH(&quot;,&quot;;[$Calculation.E64]);1;&quot;.&quot;)))" office:value-type="string" office:string-value="" calcext:value-type="error">
            <text:p>#WERT!</text:p>
          </table:table-cell>
          <table:table-cell table:formula="of:=IF([$Calculation.F64]=0;&quot;0&quot;;IF([$Calculation.F64]=ROUND([$Calculation.F64]);TEXT([$Calculation.F64];&quot;###&quot;);REPLACE([$Calculation.F64];SEARCH(&quot;,&quot;;[$Calculation.F64]);1;&quot;.&quot;)))" office:value-type="string" office:string-value="" calcext:value-type="error">
            <text:p>#WERT!</text:p>
          </table:table-cell>
          <table:table-cell table:formula="of:=IF([$Calculation.G64]=0;&quot;0&quot;;IF([$Calculation.G64]=ROUND([$Calculation.G64]);TEXT([$Calculation.G64];&quot;###&quot;);REPLACE([$Calculation.G64];SEARCH(&quot;,&quot;;[$Calculation.G64]);1;&quot;.&quot;)))" office:value-type="string" office:string-value="" calcext:value-type="error">
            <text:p>#WERT!</text:p>
          </table:table-cell>
          <table:table-cell table:formula="of:=IF([$Calculation.H64]=0;&quot;0&quot;;IF([$Calculation.H64]=ROUND([$Calculation.H64]);TEXT([$Calculation.H64];&quot;###&quot;);REPLACE([$Calculation.H64];SEARCH(&quot;,&quot;;[$Calculation.H64]);1;&quot;.&quot;)))" office:value-type="string" office:string-value="" calcext:value-type="error">
            <text:p>#WERT!</text:p>
          </table:table-cell>
          <table:table-cell table:formula="of:=IF([$Calculation.I64]=0;&quot;0&quot;;IF([$Calculation.I64]=ROUND([$Calculation.I64]);TEXT([$Calculation.I64];&quot;###&quot;);REPLACE([$Calculation.I64];SEARCH(&quot;,&quot;;[$Calculation.I64]);1;&quot;.&quot;)))" office:value-type="string" office:string-value="" calcext:value-type="error">
            <text:p>#WERT!</text:p>
          </table:table-cell>
          <table:table-cell table:formula="of:=IF([$Calculation.J64]=0;&quot;0&quot;;IF([$Calculation.J64]=ROUND([$Calculation.J64]);TEXT([$Calculation.J64];&quot;###&quot;);REPLACE([$Calculation.J64];SEARCH(&quot;,&quot;;[$Calculation.J64]);1;&quot;.&quot;)))" office:value-type="string" office:string-value="" calcext:value-type="error">
            <text:p>#WERT!</text:p>
          </table:table-cell>
          <table:table-cell table:formula="of:=IF([$Calculation.K64]=0;&quot;0&quot;;IF([$Calculation.K64]=ROUND([$Calculation.K64]);TEXT([$Calculation.K64];&quot;###&quot;);REPLACE([$Calculation.K64];SEARCH(&quot;,&quot;;[$Calculation.K64]);1;&quot;.&quot;)))" office:value-type="string" office:string-value="" calcext:value-type="error">
            <text:p>#WERT!</text:p>
          </table:table-cell>
          <table:table-cell table:formula="of:=IF([$Calculation.L64]=0;&quot;0&quot;;IF([$Calculation.L64]=ROUND([$Calculation.L64]);TEXT([$Calculation.L64];&quot;###&quot;);REPLACE([$Calculation.L64];SEARCH(&quot;,&quot;;[$Calculation.L64]);1;&quot;.&quot;)))" office:value-type="string" office:string-value="" calcext:value-type="error">
            <text:p>#WERT!</text:p>
          </table:table-cell>
          <table:table-cell table:formula="of:=IF([$Calculation.M64]=0;&quot;0&quot;;IF([$Calculation.M64]=ROUND([$Calculation.M64]);TEXT([$Calculation.M64];&quot;###&quot;);REPLACE([$Calculation.M64];SEARCH(&quot;,&quot;;[$Calculation.M64]);1;&quot;.&quot;)))" office:value-type="string" office:string-value="" calcext:value-type="error">
            <text:p>#WERT!</text:p>
          </table:table-cell>
          <table:table-cell table:formula="of:=IF([$Calculation.N64]=0;&quot;0&quot;;IF([$Calculation.N64]=ROUND([$Calculation.N64]);TEXT([$Calculation.N64];&quot;###&quot;);REPLACE([$Calculation.N64];SEARCH(&quot;,&quot;;[$Calculation.N64]);1;&quot;.&quot;)))" office:value-type="string" office:string-value="" calcext:value-type="error">
            <text:p>#WERT!</text:p>
          </table:table-cell>
          <table:table-cell table:formula="of:=IF([$Calculation.O64]=0;&quot;0&quot;;IF([$Calculation.O64]=ROUND([$Calculation.O64]);TEXT([$Calculation.O64];&quot;###&quot;);REPLACE([$Calculation.O64];SEARCH(&quot;,&quot;;[$Calculation.O64]);1;&quot;.&quot;)))" office:value-type="string" office:string-value="" calcext:value-type="error">
            <text:p>#WERT!</text:p>
          </table:table-cell>
          <table:table-cell table:formula="of:=IF([$Calculation.P64]=0;&quot;0&quot;;IF([$Calculation.P64]=ROUND([$Calculation.P64]);TEXT([$Calculation.P64];&quot;###&quot;);REPLACE([$Calculation.P64];SEARCH(&quot;,&quot;;[$Calculation.P64]);1;&quot;.&quot;)))" office:value-type="string" office:string-value="" calcext:value-type="error">
            <text:p>#WERT!</text:p>
          </table:table-cell>
          <table:table-cell table:formula="of:=IF([$Calculation.Q64]=0;&quot;0&quot;;IF([$Calculation.Q64]=ROUND([$Calculation.Q64]);TEXT([$Calculation.Q64];&quot;###&quot;);REPLACE([$Calculation.Q64];SEARCH(&quot;,&quot;;[$Calculation.Q6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1]=FootNote;[.A61]=&quot;&quot;);&quot;&quot;;IF(NOT([$Calculation.C65]=&quot;&quot;);CONCATENATE(StartPos;CHAR(10);StartPosX;[.C62];&quot;,&quot;;CHAR(10);StartPosY;[.D62];&quot;,&quot;;CHAR(10);StartPosZ;[.E62];CHAR(10);StartRot;CHAR(10);StartRotX;[.F62];&quot;,&quot;;CHAR(10);StartRotY;[.G62];&quot;,&quot;;CHAR(10);StartRotZ;[.H62];CHAR(10);EndPos;CHAR(10);EndPosX;[.I62];&quot;,&quot;;CHAR(10);EndPosY;[.J62];&quot;,&quot;;CHAR(10);EndPosZ;[.K62];CHAR(10);EndRot;CHAR(10);EndRotX;[.L62];&quot;,&quot;;CHAR(10);EndRotY;[.M62];&quot;,&quot;;CHAR(10);EndRotZ;[.N62];CHAR(10);Duration;[.O62];&quot;,&quot;;CHAR(10);Delay;[.P62];&quot;,&quot;;CHAR(10);Ease;[$Calculation.R65];CHAR(10);Closure);FootNote))">
            <text:p/>
          </table:table-cell>
          <table:table-cell/>
          <table:table-cell table:formula="of:=IF([$Calculation.D65]=0;&quot;0&quot;;IF([$Calculation.D65]=ROUND([$Calculation.D65]);TEXT([$Calculation.D65];&quot;###&quot;);REPLACE([$Calculation.D65];SEARCH(&quot;,&quot;;[$Calculation.D65]);1;&quot;.&quot;)))" office:value-type="string" office:string-value="" calcext:value-type="error">
            <text:p>#WERT!</text:p>
          </table:table-cell>
          <table:table-cell table:formula="of:=IF([$Calculation.E65]=0;&quot;0&quot;;IF([$Calculation.E65]=ROUND([$Calculation.E65]);TEXT([$Calculation.E65];&quot;###&quot;);REPLACE([$Calculation.E65];SEARCH(&quot;,&quot;;[$Calculation.E65]);1;&quot;.&quot;)))" office:value-type="string" office:string-value="" calcext:value-type="error">
            <text:p>#WERT!</text:p>
          </table:table-cell>
          <table:table-cell table:formula="of:=IF([$Calculation.F65]=0;&quot;0&quot;;IF([$Calculation.F65]=ROUND([$Calculation.F65]);TEXT([$Calculation.F65];&quot;###&quot;);REPLACE([$Calculation.F65];SEARCH(&quot;,&quot;;[$Calculation.F65]);1;&quot;.&quot;)))" office:value-type="string" office:string-value="" calcext:value-type="error">
            <text:p>#WERT!</text:p>
          </table:table-cell>
          <table:table-cell table:formula="of:=IF([$Calculation.G65]=0;&quot;0&quot;;IF([$Calculation.G65]=ROUND([$Calculation.G65]);TEXT([$Calculation.G65];&quot;###&quot;);REPLACE([$Calculation.G65];SEARCH(&quot;,&quot;;[$Calculation.G65]);1;&quot;.&quot;)))" office:value-type="string" office:string-value="" calcext:value-type="error">
            <text:p>#WERT!</text:p>
          </table:table-cell>
          <table:table-cell table:formula="of:=IF([$Calculation.H65]=0;&quot;0&quot;;IF([$Calculation.H65]=ROUND([$Calculation.H65]);TEXT([$Calculation.H65];&quot;###&quot;);REPLACE([$Calculation.H65];SEARCH(&quot;,&quot;;[$Calculation.H65]);1;&quot;.&quot;)))" office:value-type="string" office:string-value="" calcext:value-type="error">
            <text:p>#WERT!</text:p>
          </table:table-cell>
          <table:table-cell table:formula="of:=IF([$Calculation.I65]=0;&quot;0&quot;;IF([$Calculation.I65]=ROUND([$Calculation.I65]);TEXT([$Calculation.I65];&quot;###&quot;);REPLACE([$Calculation.I65];SEARCH(&quot;,&quot;;[$Calculation.I65]);1;&quot;.&quot;)))" office:value-type="string" office:string-value="" calcext:value-type="error">
            <text:p>#WERT!</text:p>
          </table:table-cell>
          <table:table-cell table:formula="of:=IF([$Calculation.J65]=0;&quot;0&quot;;IF([$Calculation.J65]=ROUND([$Calculation.J65]);TEXT([$Calculation.J65];&quot;###&quot;);REPLACE([$Calculation.J65];SEARCH(&quot;,&quot;;[$Calculation.J65]);1;&quot;.&quot;)))" office:value-type="string" office:string-value="" calcext:value-type="error">
            <text:p>#WERT!</text:p>
          </table:table-cell>
          <table:table-cell table:formula="of:=IF([$Calculation.K65]=0;&quot;0&quot;;IF([$Calculation.K65]=ROUND([$Calculation.K65]);TEXT([$Calculation.K65];&quot;###&quot;);REPLACE([$Calculation.K65];SEARCH(&quot;,&quot;;[$Calculation.K65]);1;&quot;.&quot;)))" office:value-type="string" office:string-value="" calcext:value-type="error">
            <text:p>#WERT!</text:p>
          </table:table-cell>
          <table:table-cell table:formula="of:=IF([$Calculation.L65]=0;&quot;0&quot;;IF([$Calculation.L65]=ROUND([$Calculation.L65]);TEXT([$Calculation.L65];&quot;###&quot;);REPLACE([$Calculation.L65];SEARCH(&quot;,&quot;;[$Calculation.L65]);1;&quot;.&quot;)))" office:value-type="string" office:string-value="" calcext:value-type="error">
            <text:p>#WERT!</text:p>
          </table:table-cell>
          <table:table-cell table:formula="of:=IF([$Calculation.M65]=0;&quot;0&quot;;IF([$Calculation.M65]=ROUND([$Calculation.M65]);TEXT([$Calculation.M65];&quot;###&quot;);REPLACE([$Calculation.M65];SEARCH(&quot;,&quot;;[$Calculation.M65]);1;&quot;.&quot;)))" office:value-type="string" office:string-value="" calcext:value-type="error">
            <text:p>#WERT!</text:p>
          </table:table-cell>
          <table:table-cell table:formula="of:=IF([$Calculation.N65]=0;&quot;0&quot;;IF([$Calculation.N65]=ROUND([$Calculation.N65]);TEXT([$Calculation.N65];&quot;###&quot;);REPLACE([$Calculation.N65];SEARCH(&quot;,&quot;;[$Calculation.N65]);1;&quot;.&quot;)))" office:value-type="string" office:string-value="" calcext:value-type="error">
            <text:p>#WERT!</text:p>
          </table:table-cell>
          <table:table-cell table:formula="of:=IF([$Calculation.O65]=0;&quot;0&quot;;IF([$Calculation.O65]=ROUND([$Calculation.O65]);TEXT([$Calculation.O65];&quot;###&quot;);REPLACE([$Calculation.O65];SEARCH(&quot;,&quot;;[$Calculation.O65]);1;&quot;.&quot;)))" office:value-type="string" office:string-value="" calcext:value-type="error">
            <text:p>#WERT!</text:p>
          </table:table-cell>
          <table:table-cell table:formula="of:=IF([$Calculation.P65]=0;&quot;0&quot;;IF([$Calculation.P65]=ROUND([$Calculation.P65]);TEXT([$Calculation.P65];&quot;###&quot;);REPLACE([$Calculation.P65];SEARCH(&quot;,&quot;;[$Calculation.P65]);1;&quot;.&quot;)))" office:value-type="string" office:string-value="" calcext:value-type="error">
            <text:p>#WERT!</text:p>
          </table:table-cell>
          <table:table-cell table:formula="of:=IF([$Calculation.Q65]=0;&quot;0&quot;;IF([$Calculation.Q65]=ROUND([$Calculation.Q65]);TEXT([$Calculation.Q65];&quot;###&quot;);REPLACE([$Calculation.Q65];SEARCH(&quot;,&quot;;[$Calculation.Q6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2]=FootNote;[.A62]=&quot;&quot;);&quot;&quot;;IF(NOT([$Calculation.C66]=&quot;&quot;);CONCATENATE(StartPos;CHAR(10);StartPosX;[.C63];&quot;,&quot;;CHAR(10);StartPosY;[.D63];&quot;,&quot;;CHAR(10);StartPosZ;[.E63];CHAR(10);StartRot;CHAR(10);StartRotX;[.F63];&quot;,&quot;;CHAR(10);StartRotY;[.G63];&quot;,&quot;;CHAR(10);StartRotZ;[.H63];CHAR(10);EndPos;CHAR(10);EndPosX;[.I63];&quot;,&quot;;CHAR(10);EndPosY;[.J63];&quot;,&quot;;CHAR(10);EndPosZ;[.K63];CHAR(10);EndRot;CHAR(10);EndRotX;[.L63];&quot;,&quot;;CHAR(10);EndRotY;[.M63];&quot;,&quot;;CHAR(10);EndRotZ;[.N63];CHAR(10);Duration;[.O63];&quot;,&quot;;CHAR(10);Delay;[.P63];&quot;,&quot;;CHAR(10);Ease;[$Calculation.R66];CHAR(10);Closure);FootNote))">
            <text:p/>
          </table:table-cell>
          <table:table-cell/>
          <table:table-cell table:formula="of:=IF([$Calculation.D66]=0;&quot;0&quot;;IF([$Calculation.D66]=ROUND([$Calculation.D66]);TEXT([$Calculation.D66];&quot;###&quot;);REPLACE([$Calculation.D66];SEARCH(&quot;,&quot;;[$Calculation.D66]);1;&quot;.&quot;)))" office:value-type="string" office:string-value="" calcext:value-type="error">
            <text:p>#WERT!</text:p>
          </table:table-cell>
          <table:table-cell table:formula="of:=IF([$Calculation.E66]=0;&quot;0&quot;;IF([$Calculation.E66]=ROUND([$Calculation.E66]);TEXT([$Calculation.E66];&quot;###&quot;);REPLACE([$Calculation.E66];SEARCH(&quot;,&quot;;[$Calculation.E66]);1;&quot;.&quot;)))" office:value-type="string" office:string-value="" calcext:value-type="error">
            <text:p>#WERT!</text:p>
          </table:table-cell>
          <table:table-cell table:formula="of:=IF([$Calculation.F66]=0;&quot;0&quot;;IF([$Calculation.F66]=ROUND([$Calculation.F66]);TEXT([$Calculation.F66];&quot;###&quot;);REPLACE([$Calculation.F66];SEARCH(&quot;,&quot;;[$Calculation.F66]);1;&quot;.&quot;)))" office:value-type="string" office:string-value="" calcext:value-type="error">
            <text:p>#WERT!</text:p>
          </table:table-cell>
          <table:table-cell table:formula="of:=IF([$Calculation.G66]=0;&quot;0&quot;;IF([$Calculation.G66]=ROUND([$Calculation.G66]);TEXT([$Calculation.G66];&quot;###&quot;);REPLACE([$Calculation.G66];SEARCH(&quot;,&quot;;[$Calculation.G66]);1;&quot;.&quot;)))" office:value-type="string" office:string-value="" calcext:value-type="error">
            <text:p>#WERT!</text:p>
          </table:table-cell>
          <table:table-cell table:formula="of:=IF([$Calculation.H66]=0;&quot;0&quot;;IF([$Calculation.H66]=ROUND([$Calculation.H66]);TEXT([$Calculation.H66];&quot;###&quot;);REPLACE([$Calculation.H66];SEARCH(&quot;,&quot;;[$Calculation.H66]);1;&quot;.&quot;)))" office:value-type="string" office:string-value="" calcext:value-type="error">
            <text:p>#WERT!</text:p>
          </table:table-cell>
          <table:table-cell table:formula="of:=IF([$Calculation.I66]=0;&quot;0&quot;;IF([$Calculation.I66]=ROUND([$Calculation.I66]);TEXT([$Calculation.I66];&quot;###&quot;);REPLACE([$Calculation.I66];SEARCH(&quot;,&quot;;[$Calculation.I66]);1;&quot;.&quot;)))" office:value-type="string" office:string-value="" calcext:value-type="error">
            <text:p>#WERT!</text:p>
          </table:table-cell>
          <table:table-cell table:formula="of:=IF([$Calculation.J66]=0;&quot;0&quot;;IF([$Calculation.J66]=ROUND([$Calculation.J66]);TEXT([$Calculation.J66];&quot;###&quot;);REPLACE([$Calculation.J66];SEARCH(&quot;,&quot;;[$Calculation.J66]);1;&quot;.&quot;)))" office:value-type="string" office:string-value="" calcext:value-type="error">
            <text:p>#WERT!</text:p>
          </table:table-cell>
          <table:table-cell table:formula="of:=IF([$Calculation.K66]=0;&quot;0&quot;;IF([$Calculation.K66]=ROUND([$Calculation.K66]);TEXT([$Calculation.K66];&quot;###&quot;);REPLACE([$Calculation.K66];SEARCH(&quot;,&quot;;[$Calculation.K66]);1;&quot;.&quot;)))" office:value-type="string" office:string-value="" calcext:value-type="error">
            <text:p>#WERT!</text:p>
          </table:table-cell>
          <table:table-cell table:formula="of:=IF([$Calculation.L66]=0;&quot;0&quot;;IF([$Calculation.L66]=ROUND([$Calculation.L66]);TEXT([$Calculation.L66];&quot;###&quot;);REPLACE([$Calculation.L66];SEARCH(&quot;,&quot;;[$Calculation.L66]);1;&quot;.&quot;)))" office:value-type="string" office:string-value="" calcext:value-type="error">
            <text:p>#WERT!</text:p>
          </table:table-cell>
          <table:table-cell table:formula="of:=IF([$Calculation.M66]=0;&quot;0&quot;;IF([$Calculation.M66]=ROUND([$Calculation.M66]);TEXT([$Calculation.M66];&quot;###&quot;);REPLACE([$Calculation.M66];SEARCH(&quot;,&quot;;[$Calculation.M66]);1;&quot;.&quot;)))" office:value-type="string" office:string-value="" calcext:value-type="error">
            <text:p>#WERT!</text:p>
          </table:table-cell>
          <table:table-cell table:formula="of:=IF([$Calculation.N66]=0;&quot;0&quot;;IF([$Calculation.N66]=ROUND([$Calculation.N66]);TEXT([$Calculation.N66];&quot;###&quot;);REPLACE([$Calculation.N66];SEARCH(&quot;,&quot;;[$Calculation.N66]);1;&quot;.&quot;)))" office:value-type="string" office:string-value="" calcext:value-type="error">
            <text:p>#WERT!</text:p>
          </table:table-cell>
          <table:table-cell table:formula="of:=IF([$Calculation.O66]=0;&quot;0&quot;;IF([$Calculation.O66]=ROUND([$Calculation.O66]);TEXT([$Calculation.O66];&quot;###&quot;);REPLACE([$Calculation.O66];SEARCH(&quot;,&quot;;[$Calculation.O66]);1;&quot;.&quot;)))" office:value-type="string" office:string-value="" calcext:value-type="error">
            <text:p>#WERT!</text:p>
          </table:table-cell>
          <table:table-cell table:formula="of:=IF([$Calculation.P66]=0;&quot;0&quot;;IF([$Calculation.P66]=ROUND([$Calculation.P66]);TEXT([$Calculation.P66];&quot;###&quot;);REPLACE([$Calculation.P66];SEARCH(&quot;,&quot;;[$Calculation.P66]);1;&quot;.&quot;)))" office:value-type="string" office:string-value="" calcext:value-type="error">
            <text:p>#WERT!</text:p>
          </table:table-cell>
          <table:table-cell table:formula="of:=IF([$Calculation.Q66]=0;&quot;0&quot;;IF([$Calculation.Q66]=ROUND([$Calculation.Q66]);TEXT([$Calculation.Q66];&quot;###&quot;);REPLACE([$Calculation.Q66];SEARCH(&quot;,&quot;;[$Calculation.Q6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3]=FootNote;[.A63]=&quot;&quot;);&quot;&quot;;IF(NOT([$Calculation.C67]=&quot;&quot;);CONCATENATE(StartPos;CHAR(10);StartPosX;[.C64];&quot;,&quot;;CHAR(10);StartPosY;[.D64];&quot;,&quot;;CHAR(10);StartPosZ;[.E64];CHAR(10);StartRot;CHAR(10);StartRotX;[.F64];&quot;,&quot;;CHAR(10);StartRotY;[.G64];&quot;,&quot;;CHAR(10);StartRotZ;[.H64];CHAR(10);EndPos;CHAR(10);EndPosX;[.I64];&quot;,&quot;;CHAR(10);EndPosY;[.J64];&quot;,&quot;;CHAR(10);EndPosZ;[.K64];CHAR(10);EndRot;CHAR(10);EndRotX;[.L64];&quot;,&quot;;CHAR(10);EndRotY;[.M64];&quot;,&quot;;CHAR(10);EndRotZ;[.N64];CHAR(10);Duration;[.O64];&quot;,&quot;;CHAR(10);Delay;[.P64];&quot;,&quot;;CHAR(10);Ease;[$Calculation.R67];CHAR(10);Closure);FootNote))">
            <text:p/>
          </table:table-cell>
          <table:table-cell/>
          <table:table-cell table:formula="of:=IF([$Calculation.D67]=0;&quot;0&quot;;IF([$Calculation.D67]=ROUND([$Calculation.D67]);TEXT([$Calculation.D67];&quot;###&quot;);REPLACE([$Calculation.D67];SEARCH(&quot;,&quot;;[$Calculation.D67]);1;&quot;.&quot;)))" office:value-type="string" office:string-value="" calcext:value-type="error">
            <text:p>#WERT!</text:p>
          </table:table-cell>
          <table:table-cell table:formula="of:=IF([$Calculation.E67]=0;&quot;0&quot;;IF([$Calculation.E67]=ROUND([$Calculation.E67]);TEXT([$Calculation.E67];&quot;###&quot;);REPLACE([$Calculation.E67];SEARCH(&quot;,&quot;;[$Calculation.E67]);1;&quot;.&quot;)))" office:value-type="string" office:string-value="" calcext:value-type="error">
            <text:p>#WERT!</text:p>
          </table:table-cell>
          <table:table-cell table:formula="of:=IF([$Calculation.F67]=0;&quot;0&quot;;IF([$Calculation.F67]=ROUND([$Calculation.F67]);TEXT([$Calculation.F67];&quot;###&quot;);REPLACE([$Calculation.F67];SEARCH(&quot;,&quot;;[$Calculation.F67]);1;&quot;.&quot;)))" office:value-type="string" office:string-value="" calcext:value-type="error">
            <text:p>#WERT!</text:p>
          </table:table-cell>
          <table:table-cell table:formula="of:=IF([$Calculation.G67]=0;&quot;0&quot;;IF([$Calculation.G67]=ROUND([$Calculation.G67]);TEXT([$Calculation.G67];&quot;###&quot;);REPLACE([$Calculation.G67];SEARCH(&quot;,&quot;;[$Calculation.G67]);1;&quot;.&quot;)))" office:value-type="string" office:string-value="" calcext:value-type="error">
            <text:p>#WERT!</text:p>
          </table:table-cell>
          <table:table-cell table:formula="of:=IF([$Calculation.H67]=0;&quot;0&quot;;IF([$Calculation.H67]=ROUND([$Calculation.H67]);TEXT([$Calculation.H67];&quot;###&quot;);REPLACE([$Calculation.H67];SEARCH(&quot;,&quot;;[$Calculation.H67]);1;&quot;.&quot;)))" office:value-type="string" office:string-value="" calcext:value-type="error">
            <text:p>#WERT!</text:p>
          </table:table-cell>
          <table:table-cell table:formula="of:=IF([$Calculation.I67]=0;&quot;0&quot;;IF([$Calculation.I67]=ROUND([$Calculation.I67]);TEXT([$Calculation.I67];&quot;###&quot;);REPLACE([$Calculation.I67];SEARCH(&quot;,&quot;;[$Calculation.I67]);1;&quot;.&quot;)))" office:value-type="string" office:string-value="" calcext:value-type="error">
            <text:p>#WERT!</text:p>
          </table:table-cell>
          <table:table-cell table:formula="of:=IF([$Calculation.J67]=0;&quot;0&quot;;IF([$Calculation.J67]=ROUND([$Calculation.J67]);TEXT([$Calculation.J67];&quot;###&quot;);REPLACE([$Calculation.J67];SEARCH(&quot;,&quot;;[$Calculation.J67]);1;&quot;.&quot;)))" office:value-type="string" office:string-value="" calcext:value-type="error">
            <text:p>#WERT!</text:p>
          </table:table-cell>
          <table:table-cell table:formula="of:=IF([$Calculation.K67]=0;&quot;0&quot;;IF([$Calculation.K67]=ROUND([$Calculation.K67]);TEXT([$Calculation.K67];&quot;###&quot;);REPLACE([$Calculation.K67];SEARCH(&quot;,&quot;;[$Calculation.K67]);1;&quot;.&quot;)))" office:value-type="string" office:string-value="" calcext:value-type="error">
            <text:p>#WERT!</text:p>
          </table:table-cell>
          <table:table-cell table:formula="of:=IF([$Calculation.L67]=0;&quot;0&quot;;IF([$Calculation.L67]=ROUND([$Calculation.L67]);TEXT([$Calculation.L67];&quot;###&quot;);REPLACE([$Calculation.L67];SEARCH(&quot;,&quot;;[$Calculation.L67]);1;&quot;.&quot;)))" office:value-type="string" office:string-value="" calcext:value-type="error">
            <text:p>#WERT!</text:p>
          </table:table-cell>
          <table:table-cell table:formula="of:=IF([$Calculation.M67]=0;&quot;0&quot;;IF([$Calculation.M67]=ROUND([$Calculation.M67]);TEXT([$Calculation.M67];&quot;###&quot;);REPLACE([$Calculation.M67];SEARCH(&quot;,&quot;;[$Calculation.M67]);1;&quot;.&quot;)))" office:value-type="string" office:string-value="" calcext:value-type="error">
            <text:p>#WERT!</text:p>
          </table:table-cell>
          <table:table-cell table:formula="of:=IF([$Calculation.N67]=0;&quot;0&quot;;IF([$Calculation.N67]=ROUND([$Calculation.N67]);TEXT([$Calculation.N67];&quot;###&quot;);REPLACE([$Calculation.N67];SEARCH(&quot;,&quot;;[$Calculation.N67]);1;&quot;.&quot;)))" office:value-type="string" office:string-value="" calcext:value-type="error">
            <text:p>#WERT!</text:p>
          </table:table-cell>
          <table:table-cell table:formula="of:=IF([$Calculation.O67]=0;&quot;0&quot;;IF([$Calculation.O67]=ROUND([$Calculation.O67]);TEXT([$Calculation.O67];&quot;###&quot;);REPLACE([$Calculation.O67];SEARCH(&quot;,&quot;;[$Calculation.O67]);1;&quot;.&quot;)))" office:value-type="string" office:string-value="" calcext:value-type="error">
            <text:p>#WERT!</text:p>
          </table:table-cell>
          <table:table-cell table:formula="of:=IF([$Calculation.P67]=0;&quot;0&quot;;IF([$Calculation.P67]=ROUND([$Calculation.P67]);TEXT([$Calculation.P67];&quot;###&quot;);REPLACE([$Calculation.P67];SEARCH(&quot;,&quot;;[$Calculation.P67]);1;&quot;.&quot;)))" office:value-type="string" office:string-value="" calcext:value-type="error">
            <text:p>#WERT!</text:p>
          </table:table-cell>
          <table:table-cell table:formula="of:=IF([$Calculation.Q67]=0;&quot;0&quot;;IF([$Calculation.Q67]=ROUND([$Calculation.Q67]);TEXT([$Calculation.Q67];&quot;###&quot;);REPLACE([$Calculation.Q67];SEARCH(&quot;,&quot;;[$Calculation.Q6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4]=FootNote;[.A64]=&quot;&quot;);&quot;&quot;;IF(NOT([$Calculation.C68]=&quot;&quot;);CONCATENATE(StartPos;CHAR(10);StartPosX;[.C65];&quot;,&quot;;CHAR(10);StartPosY;[.D65];&quot;,&quot;;CHAR(10);StartPosZ;[.E65];CHAR(10);StartRot;CHAR(10);StartRotX;[.F65];&quot;,&quot;;CHAR(10);StartRotY;[.G65];&quot;,&quot;;CHAR(10);StartRotZ;[.H65];CHAR(10);EndPos;CHAR(10);EndPosX;[.I65];&quot;,&quot;;CHAR(10);EndPosY;[.J65];&quot;,&quot;;CHAR(10);EndPosZ;[.K65];CHAR(10);EndRot;CHAR(10);EndRotX;[.L65];&quot;,&quot;;CHAR(10);EndRotY;[.M65];&quot;,&quot;;CHAR(10);EndRotZ;[.N65];CHAR(10);Duration;[.O65];&quot;,&quot;;CHAR(10);Delay;[.P65];&quot;,&quot;;CHAR(10);Ease;[$Calculation.R68];CHAR(10);Closure);FootNote))">
            <text:p/>
          </table:table-cell>
          <table:table-cell/>
          <table:table-cell table:formula="of:=IF([$Calculation.D68]=0;&quot;0&quot;;IF([$Calculation.D68]=ROUND([$Calculation.D68]);TEXT([$Calculation.D68];&quot;###&quot;);REPLACE([$Calculation.D68];SEARCH(&quot;,&quot;;[$Calculation.D68]);1;&quot;.&quot;)))" office:value-type="string" office:string-value="" calcext:value-type="error">
            <text:p>#WERT!</text:p>
          </table:table-cell>
          <table:table-cell table:formula="of:=IF([$Calculation.E68]=0;&quot;0&quot;;IF([$Calculation.E68]=ROUND([$Calculation.E68]);TEXT([$Calculation.E68];&quot;###&quot;);REPLACE([$Calculation.E68];SEARCH(&quot;,&quot;;[$Calculation.E68]);1;&quot;.&quot;)))" office:value-type="string" office:string-value="" calcext:value-type="error">
            <text:p>#WERT!</text:p>
          </table:table-cell>
          <table:table-cell table:formula="of:=IF([$Calculation.F68]=0;&quot;0&quot;;IF([$Calculation.F68]=ROUND([$Calculation.F68]);TEXT([$Calculation.F68];&quot;###&quot;);REPLACE([$Calculation.F68];SEARCH(&quot;,&quot;;[$Calculation.F68]);1;&quot;.&quot;)))" office:value-type="string" office:string-value="" calcext:value-type="error">
            <text:p>#WERT!</text:p>
          </table:table-cell>
          <table:table-cell table:formula="of:=IF([$Calculation.G68]=0;&quot;0&quot;;IF([$Calculation.G68]=ROUND([$Calculation.G68]);TEXT([$Calculation.G68];&quot;###&quot;);REPLACE([$Calculation.G68];SEARCH(&quot;,&quot;;[$Calculation.G68]);1;&quot;.&quot;)))" office:value-type="string" office:string-value="" calcext:value-type="error">
            <text:p>#WERT!</text:p>
          </table:table-cell>
          <table:table-cell table:formula="of:=IF([$Calculation.H68]=0;&quot;0&quot;;IF([$Calculation.H68]=ROUND([$Calculation.H68]);TEXT([$Calculation.H68];&quot;###&quot;);REPLACE([$Calculation.H68];SEARCH(&quot;,&quot;;[$Calculation.H68]);1;&quot;.&quot;)))" office:value-type="string" office:string-value="" calcext:value-type="error">
            <text:p>#WERT!</text:p>
          </table:table-cell>
          <table:table-cell table:formula="of:=IF([$Calculation.I68]=0;&quot;0&quot;;IF([$Calculation.I68]=ROUND([$Calculation.I68]);TEXT([$Calculation.I68];&quot;###&quot;);REPLACE([$Calculation.I68];SEARCH(&quot;,&quot;;[$Calculation.I68]);1;&quot;.&quot;)))" office:value-type="string" office:string-value="" calcext:value-type="error">
            <text:p>#WERT!</text:p>
          </table:table-cell>
          <table:table-cell table:formula="of:=IF([$Calculation.J68]=0;&quot;0&quot;;IF([$Calculation.J68]=ROUND([$Calculation.J68]);TEXT([$Calculation.J68];&quot;###&quot;);REPLACE([$Calculation.J68];SEARCH(&quot;,&quot;;[$Calculation.J68]);1;&quot;.&quot;)))" office:value-type="string" office:string-value="" calcext:value-type="error">
            <text:p>#WERT!</text:p>
          </table:table-cell>
          <table:table-cell table:formula="of:=IF([$Calculation.K68]=0;&quot;0&quot;;IF([$Calculation.K68]=ROUND([$Calculation.K68]);TEXT([$Calculation.K68];&quot;###&quot;);REPLACE([$Calculation.K68];SEARCH(&quot;,&quot;;[$Calculation.K68]);1;&quot;.&quot;)))" office:value-type="string" office:string-value="" calcext:value-type="error">
            <text:p>#WERT!</text:p>
          </table:table-cell>
          <table:table-cell table:formula="of:=IF([$Calculation.L68]=0;&quot;0&quot;;IF([$Calculation.L68]=ROUND([$Calculation.L68]);TEXT([$Calculation.L68];&quot;###&quot;);REPLACE([$Calculation.L68];SEARCH(&quot;,&quot;;[$Calculation.L68]);1;&quot;.&quot;)))" office:value-type="string" office:string-value="" calcext:value-type="error">
            <text:p>#WERT!</text:p>
          </table:table-cell>
          <table:table-cell table:formula="of:=IF([$Calculation.M68]=0;&quot;0&quot;;IF([$Calculation.M68]=ROUND([$Calculation.M68]);TEXT([$Calculation.M68];&quot;###&quot;);REPLACE([$Calculation.M68];SEARCH(&quot;,&quot;;[$Calculation.M68]);1;&quot;.&quot;)))" office:value-type="string" office:string-value="" calcext:value-type="error">
            <text:p>#WERT!</text:p>
          </table:table-cell>
          <table:table-cell table:formula="of:=IF([$Calculation.N68]=0;&quot;0&quot;;IF([$Calculation.N68]=ROUND([$Calculation.N68]);TEXT([$Calculation.N68];&quot;###&quot;);REPLACE([$Calculation.N68];SEARCH(&quot;,&quot;;[$Calculation.N68]);1;&quot;.&quot;)))" office:value-type="string" office:string-value="" calcext:value-type="error">
            <text:p>#WERT!</text:p>
          </table:table-cell>
          <table:table-cell table:formula="of:=IF([$Calculation.O68]=0;&quot;0&quot;;IF([$Calculation.O68]=ROUND([$Calculation.O68]);TEXT([$Calculation.O68];&quot;###&quot;);REPLACE([$Calculation.O68];SEARCH(&quot;,&quot;;[$Calculation.O68]);1;&quot;.&quot;)))" office:value-type="string" office:string-value="" calcext:value-type="error">
            <text:p>#WERT!</text:p>
          </table:table-cell>
          <table:table-cell table:formula="of:=IF([$Calculation.P68]=0;&quot;0&quot;;IF([$Calculation.P68]=ROUND([$Calculation.P68]);TEXT([$Calculation.P68];&quot;###&quot;);REPLACE([$Calculation.P68];SEARCH(&quot;,&quot;;[$Calculation.P68]);1;&quot;.&quot;)))" office:value-type="string" office:string-value="" calcext:value-type="error">
            <text:p>#WERT!</text:p>
          </table:table-cell>
          <table:table-cell table:formula="of:=IF([$Calculation.Q68]=0;&quot;0&quot;;IF([$Calculation.Q68]=ROUND([$Calculation.Q68]);TEXT([$Calculation.Q68];&quot;###&quot;);REPLACE([$Calculation.Q68];SEARCH(&quot;,&quot;;[$Calculation.Q6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5]=FootNote;[.A65]=&quot;&quot;);&quot;&quot;;IF(NOT([$Calculation.C69]=&quot;&quot;);CONCATENATE(StartPos;CHAR(10);StartPosX;[.C66];&quot;,&quot;;CHAR(10);StartPosY;[.D66];&quot;,&quot;;CHAR(10);StartPosZ;[.E66];CHAR(10);StartRot;CHAR(10);StartRotX;[.F66];&quot;,&quot;;CHAR(10);StartRotY;[.G66];&quot;,&quot;;CHAR(10);StartRotZ;[.H66];CHAR(10);EndPos;CHAR(10);EndPosX;[.I66];&quot;,&quot;;CHAR(10);EndPosY;[.J66];&quot;,&quot;;CHAR(10);EndPosZ;[.K66];CHAR(10);EndRot;CHAR(10);EndRotX;[.L66];&quot;,&quot;;CHAR(10);EndRotY;[.M66];&quot;,&quot;;CHAR(10);EndRotZ;[.N66];CHAR(10);Duration;[.O66];&quot;,&quot;;CHAR(10);Delay;[.P66];&quot;,&quot;;CHAR(10);Ease;[$Calculation.R69];CHAR(10);Closure);FootNote))">
            <text:p/>
          </table:table-cell>
          <table:table-cell/>
          <table:table-cell table:formula="of:=IF([$Calculation.D69]=0;&quot;0&quot;;IF([$Calculation.D69]=ROUND([$Calculation.D69]);TEXT([$Calculation.D69];&quot;###&quot;);REPLACE([$Calculation.D69];SEARCH(&quot;,&quot;;[$Calculation.D69]);1;&quot;.&quot;)))" office:value-type="string" office:string-value="" calcext:value-type="error">
            <text:p>#WERT!</text:p>
          </table:table-cell>
          <table:table-cell table:formula="of:=IF([$Calculation.E69]=0;&quot;0&quot;;IF([$Calculation.E69]=ROUND([$Calculation.E69]);TEXT([$Calculation.E69];&quot;###&quot;);REPLACE([$Calculation.E69];SEARCH(&quot;,&quot;;[$Calculation.E69]);1;&quot;.&quot;)))" office:value-type="string" office:string-value="" calcext:value-type="error">
            <text:p>#WERT!</text:p>
          </table:table-cell>
          <table:table-cell table:formula="of:=IF([$Calculation.F69]=0;&quot;0&quot;;IF([$Calculation.F69]=ROUND([$Calculation.F69]);TEXT([$Calculation.F69];&quot;###&quot;);REPLACE([$Calculation.F69];SEARCH(&quot;,&quot;;[$Calculation.F69]);1;&quot;.&quot;)))" office:value-type="string" office:string-value="" calcext:value-type="error">
            <text:p>#WERT!</text:p>
          </table:table-cell>
          <table:table-cell table:formula="of:=IF([$Calculation.G69]=0;&quot;0&quot;;IF([$Calculation.G69]=ROUND([$Calculation.G69]);TEXT([$Calculation.G69];&quot;###&quot;);REPLACE([$Calculation.G69];SEARCH(&quot;,&quot;;[$Calculation.G69]);1;&quot;.&quot;)))" office:value-type="string" office:string-value="" calcext:value-type="error">
            <text:p>#WERT!</text:p>
          </table:table-cell>
          <table:table-cell table:formula="of:=IF([$Calculation.H69]=0;&quot;0&quot;;IF([$Calculation.H69]=ROUND([$Calculation.H69]);TEXT([$Calculation.H69];&quot;###&quot;);REPLACE([$Calculation.H69];SEARCH(&quot;,&quot;;[$Calculation.H69]);1;&quot;.&quot;)))" office:value-type="string" office:string-value="" calcext:value-type="error">
            <text:p>#WERT!</text:p>
          </table:table-cell>
          <table:table-cell table:formula="of:=IF([$Calculation.I69]=0;&quot;0&quot;;IF([$Calculation.I69]=ROUND([$Calculation.I69]);TEXT([$Calculation.I69];&quot;###&quot;);REPLACE([$Calculation.I69];SEARCH(&quot;,&quot;;[$Calculation.I69]);1;&quot;.&quot;)))" office:value-type="string" office:string-value="" calcext:value-type="error">
            <text:p>#WERT!</text:p>
          </table:table-cell>
          <table:table-cell table:formula="of:=IF([$Calculation.J69]=0;&quot;0&quot;;IF([$Calculation.J69]=ROUND([$Calculation.J69]);TEXT([$Calculation.J69];&quot;###&quot;);REPLACE([$Calculation.J69];SEARCH(&quot;,&quot;;[$Calculation.J69]);1;&quot;.&quot;)))" office:value-type="string" office:string-value="" calcext:value-type="error">
            <text:p>#WERT!</text:p>
          </table:table-cell>
          <table:table-cell table:formula="of:=IF([$Calculation.K69]=0;&quot;0&quot;;IF([$Calculation.K69]=ROUND([$Calculation.K69]);TEXT([$Calculation.K69];&quot;###&quot;);REPLACE([$Calculation.K69];SEARCH(&quot;,&quot;;[$Calculation.K69]);1;&quot;.&quot;)))" office:value-type="string" office:string-value="" calcext:value-type="error">
            <text:p>#WERT!</text:p>
          </table:table-cell>
          <table:table-cell table:formula="of:=IF([$Calculation.L69]=0;&quot;0&quot;;IF([$Calculation.L69]=ROUND([$Calculation.L69]);TEXT([$Calculation.L69];&quot;###&quot;);REPLACE([$Calculation.L69];SEARCH(&quot;,&quot;;[$Calculation.L69]);1;&quot;.&quot;)))" office:value-type="string" office:string-value="" calcext:value-type="error">
            <text:p>#WERT!</text:p>
          </table:table-cell>
          <table:table-cell table:formula="of:=IF([$Calculation.M69]=0;&quot;0&quot;;IF([$Calculation.M69]=ROUND([$Calculation.M69]);TEXT([$Calculation.M69];&quot;###&quot;);REPLACE([$Calculation.M69];SEARCH(&quot;,&quot;;[$Calculation.M69]);1;&quot;.&quot;)))" office:value-type="string" office:string-value="" calcext:value-type="error">
            <text:p>#WERT!</text:p>
          </table:table-cell>
          <table:table-cell table:formula="of:=IF([$Calculation.N69]=0;&quot;0&quot;;IF([$Calculation.N69]=ROUND([$Calculation.N69]);TEXT([$Calculation.N69];&quot;###&quot;);REPLACE([$Calculation.N69];SEARCH(&quot;,&quot;;[$Calculation.N69]);1;&quot;.&quot;)))" office:value-type="string" office:string-value="" calcext:value-type="error">
            <text:p>#WERT!</text:p>
          </table:table-cell>
          <table:table-cell table:formula="of:=IF([$Calculation.O69]=0;&quot;0&quot;;IF([$Calculation.O69]=ROUND([$Calculation.O69]);TEXT([$Calculation.O69];&quot;###&quot;);REPLACE([$Calculation.O69];SEARCH(&quot;,&quot;;[$Calculation.O69]);1;&quot;.&quot;)))" office:value-type="string" office:string-value="" calcext:value-type="error">
            <text:p>#WERT!</text:p>
          </table:table-cell>
          <table:table-cell table:formula="of:=IF([$Calculation.P69]=0;&quot;0&quot;;IF([$Calculation.P69]=ROUND([$Calculation.P69]);TEXT([$Calculation.P69];&quot;###&quot;);REPLACE([$Calculation.P69];SEARCH(&quot;,&quot;;[$Calculation.P69]);1;&quot;.&quot;)))" office:value-type="string" office:string-value="" calcext:value-type="error">
            <text:p>#WERT!</text:p>
          </table:table-cell>
          <table:table-cell table:formula="of:=IF([$Calculation.Q69]=0;&quot;0&quot;;IF([$Calculation.Q69]=ROUND([$Calculation.Q69]);TEXT([$Calculation.Q69];&quot;###&quot;);REPLACE([$Calculation.Q69];SEARCH(&quot;,&quot;;[$Calculation.Q6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6]=FootNote;[.A66]=&quot;&quot;);&quot;&quot;;IF(NOT([$Calculation.C70]=&quot;&quot;);CONCATENATE(StartPos;CHAR(10);StartPosX;[.C67];&quot;,&quot;;CHAR(10);StartPosY;[.D67];&quot;,&quot;;CHAR(10);StartPosZ;[.E67];CHAR(10);StartRot;CHAR(10);StartRotX;[.F67];&quot;,&quot;;CHAR(10);StartRotY;[.G67];&quot;,&quot;;CHAR(10);StartRotZ;[.H67];CHAR(10);EndPos;CHAR(10);EndPosX;[.I67];&quot;,&quot;;CHAR(10);EndPosY;[.J67];&quot;,&quot;;CHAR(10);EndPosZ;[.K67];CHAR(10);EndRot;CHAR(10);EndRotX;[.L67];&quot;,&quot;;CHAR(10);EndRotY;[.M67];&quot;,&quot;;CHAR(10);EndRotZ;[.N67];CHAR(10);Duration;[.O67];&quot;,&quot;;CHAR(10);Delay;[.P67];&quot;,&quot;;CHAR(10);Ease;[$Calculation.R70];CHAR(10);Closure);FootNote))">
            <text:p/>
          </table:table-cell>
          <table:table-cell/>
          <table:table-cell table:formula="of:=IF([$Calculation.D70]=0;&quot;0&quot;;IF([$Calculation.D70]=ROUND([$Calculation.D70]);TEXT([$Calculation.D70];&quot;###&quot;);REPLACE([$Calculation.D70];SEARCH(&quot;,&quot;;[$Calculation.D70]);1;&quot;.&quot;)))" office:value-type="string" office:string-value="" calcext:value-type="error">
            <text:p>#WERT!</text:p>
          </table:table-cell>
          <table:table-cell table:formula="of:=IF([$Calculation.E70]=0;&quot;0&quot;;IF([$Calculation.E70]=ROUND([$Calculation.E70]);TEXT([$Calculation.E70];&quot;###&quot;);REPLACE([$Calculation.E70];SEARCH(&quot;,&quot;;[$Calculation.E70]);1;&quot;.&quot;)))" office:value-type="string" office:string-value="" calcext:value-type="error">
            <text:p>#WERT!</text:p>
          </table:table-cell>
          <table:table-cell table:formula="of:=IF([$Calculation.F70]=0;&quot;0&quot;;IF([$Calculation.F70]=ROUND([$Calculation.F70]);TEXT([$Calculation.F70];&quot;###&quot;);REPLACE([$Calculation.F70];SEARCH(&quot;,&quot;;[$Calculation.F70]);1;&quot;.&quot;)))" office:value-type="string" office:string-value="" calcext:value-type="error">
            <text:p>#WERT!</text:p>
          </table:table-cell>
          <table:table-cell table:formula="of:=IF([$Calculation.G70]=0;&quot;0&quot;;IF([$Calculation.G70]=ROUND([$Calculation.G70]);TEXT([$Calculation.G70];&quot;###&quot;);REPLACE([$Calculation.G70];SEARCH(&quot;,&quot;;[$Calculation.G70]);1;&quot;.&quot;)))" office:value-type="string" office:string-value="" calcext:value-type="error">
            <text:p>#WERT!</text:p>
          </table:table-cell>
          <table:table-cell table:formula="of:=IF([$Calculation.H70]=0;&quot;0&quot;;IF([$Calculation.H70]=ROUND([$Calculation.H70]);TEXT([$Calculation.H70];&quot;###&quot;);REPLACE([$Calculation.H70];SEARCH(&quot;,&quot;;[$Calculation.H70]);1;&quot;.&quot;)))" office:value-type="string" office:string-value="" calcext:value-type="error">
            <text:p>#WERT!</text:p>
          </table:table-cell>
          <table:table-cell table:formula="of:=IF([$Calculation.I70]=0;&quot;0&quot;;IF([$Calculation.I70]=ROUND([$Calculation.I70]);TEXT([$Calculation.I70];&quot;###&quot;);REPLACE([$Calculation.I70];SEARCH(&quot;,&quot;;[$Calculation.I70]);1;&quot;.&quot;)))" office:value-type="string" office:string-value="" calcext:value-type="error">
            <text:p>#WERT!</text:p>
          </table:table-cell>
          <table:table-cell table:formula="of:=IF([$Calculation.J70]=0;&quot;0&quot;;IF([$Calculation.J70]=ROUND([$Calculation.J70]);TEXT([$Calculation.J70];&quot;###&quot;);REPLACE([$Calculation.J70];SEARCH(&quot;,&quot;;[$Calculation.J70]);1;&quot;.&quot;)))" office:value-type="string" office:string-value="" calcext:value-type="error">
            <text:p>#WERT!</text:p>
          </table:table-cell>
          <table:table-cell table:formula="of:=IF([$Calculation.K70]=0;&quot;0&quot;;IF([$Calculation.K70]=ROUND([$Calculation.K70]);TEXT([$Calculation.K70];&quot;###&quot;);REPLACE([$Calculation.K70];SEARCH(&quot;,&quot;;[$Calculation.K70]);1;&quot;.&quot;)))" office:value-type="string" office:string-value="" calcext:value-type="error">
            <text:p>#WERT!</text:p>
          </table:table-cell>
          <table:table-cell table:formula="of:=IF([$Calculation.L70]=0;&quot;0&quot;;IF([$Calculation.L70]=ROUND([$Calculation.L70]);TEXT([$Calculation.L70];&quot;###&quot;);REPLACE([$Calculation.L70];SEARCH(&quot;,&quot;;[$Calculation.L70]);1;&quot;.&quot;)))" office:value-type="string" office:string-value="" calcext:value-type="error">
            <text:p>#WERT!</text:p>
          </table:table-cell>
          <table:table-cell table:formula="of:=IF([$Calculation.M70]=0;&quot;0&quot;;IF([$Calculation.M70]=ROUND([$Calculation.M70]);TEXT([$Calculation.M70];&quot;###&quot;);REPLACE([$Calculation.M70];SEARCH(&quot;,&quot;;[$Calculation.M70]);1;&quot;.&quot;)))" office:value-type="string" office:string-value="" calcext:value-type="error">
            <text:p>#WERT!</text:p>
          </table:table-cell>
          <table:table-cell table:formula="of:=IF([$Calculation.N70]=0;&quot;0&quot;;IF([$Calculation.N70]=ROUND([$Calculation.N70]);TEXT([$Calculation.N70];&quot;###&quot;);REPLACE([$Calculation.N70];SEARCH(&quot;,&quot;;[$Calculation.N70]);1;&quot;.&quot;)))" office:value-type="string" office:string-value="" calcext:value-type="error">
            <text:p>#WERT!</text:p>
          </table:table-cell>
          <table:table-cell table:formula="of:=IF([$Calculation.O70]=0;&quot;0&quot;;IF([$Calculation.O70]=ROUND([$Calculation.O70]);TEXT([$Calculation.O70];&quot;###&quot;);REPLACE([$Calculation.O70];SEARCH(&quot;,&quot;;[$Calculation.O70]);1;&quot;.&quot;)))" office:value-type="string" office:string-value="" calcext:value-type="error">
            <text:p>#WERT!</text:p>
          </table:table-cell>
          <table:table-cell table:formula="of:=IF([$Calculation.P70]=0;&quot;0&quot;;IF([$Calculation.P70]=ROUND([$Calculation.P70]);TEXT([$Calculation.P70];&quot;###&quot;);REPLACE([$Calculation.P70];SEARCH(&quot;,&quot;;[$Calculation.P70]);1;&quot;.&quot;)))" office:value-type="string" office:string-value="" calcext:value-type="error">
            <text:p>#WERT!</text:p>
          </table:table-cell>
          <table:table-cell table:formula="of:=IF([$Calculation.Q70]=0;&quot;0&quot;;IF([$Calculation.Q70]=ROUND([$Calculation.Q70]);TEXT([$Calculation.Q70];&quot;###&quot;);REPLACE([$Calculation.Q70];SEARCH(&quot;,&quot;;[$Calculation.Q7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7]=FootNote;[.A67]=&quot;&quot;);&quot;&quot;;IF(NOT([$Calculation.C71]=&quot;&quot;);CONCATENATE(StartPos;CHAR(10);StartPosX;[.C68];&quot;,&quot;;CHAR(10);StartPosY;[.D68];&quot;,&quot;;CHAR(10);StartPosZ;[.E68];CHAR(10);StartRot;CHAR(10);StartRotX;[.F68];&quot;,&quot;;CHAR(10);StartRotY;[.G68];&quot;,&quot;;CHAR(10);StartRotZ;[.H68];CHAR(10);EndPos;CHAR(10);EndPosX;[.I68];&quot;,&quot;;CHAR(10);EndPosY;[.J68];&quot;,&quot;;CHAR(10);EndPosZ;[.K68];CHAR(10);EndRot;CHAR(10);EndRotX;[.L68];&quot;,&quot;;CHAR(10);EndRotY;[.M68];&quot;,&quot;;CHAR(10);EndRotZ;[.N68];CHAR(10);Duration;[.O68];&quot;,&quot;;CHAR(10);Delay;[.P68];&quot;,&quot;;CHAR(10);Ease;[$Calculation.R71];CHAR(10);Closure);FootNote))">
            <text:p/>
          </table:table-cell>
          <table:table-cell/>
          <table:table-cell table:formula="of:=IF([$Calculation.D71]=0;&quot;0&quot;;IF([$Calculation.D71]=ROUND([$Calculation.D71]);TEXT([$Calculation.D71];&quot;###&quot;);REPLACE([$Calculation.D71];SEARCH(&quot;,&quot;;[$Calculation.D71]);1;&quot;.&quot;)))" office:value-type="string" office:string-value="" calcext:value-type="error">
            <text:p>#WERT!</text:p>
          </table:table-cell>
          <table:table-cell table:formula="of:=IF([$Calculation.E71]=0;&quot;0&quot;;IF([$Calculation.E71]=ROUND([$Calculation.E71]);TEXT([$Calculation.E71];&quot;###&quot;);REPLACE([$Calculation.E71];SEARCH(&quot;,&quot;;[$Calculation.E71]);1;&quot;.&quot;)))" office:value-type="string" office:string-value="" calcext:value-type="error">
            <text:p>#WERT!</text:p>
          </table:table-cell>
          <table:table-cell table:formula="of:=IF([$Calculation.F71]=0;&quot;0&quot;;IF([$Calculation.F71]=ROUND([$Calculation.F71]);TEXT([$Calculation.F71];&quot;###&quot;);REPLACE([$Calculation.F71];SEARCH(&quot;,&quot;;[$Calculation.F71]);1;&quot;.&quot;)))" office:value-type="string" office:string-value="" calcext:value-type="error">
            <text:p>#WERT!</text:p>
          </table:table-cell>
          <table:table-cell table:formula="of:=IF([$Calculation.G71]=0;&quot;0&quot;;IF([$Calculation.G71]=ROUND([$Calculation.G71]);TEXT([$Calculation.G71];&quot;###&quot;);REPLACE([$Calculation.G71];SEARCH(&quot;,&quot;;[$Calculation.G71]);1;&quot;.&quot;)))" office:value-type="string" office:string-value="" calcext:value-type="error">
            <text:p>#WERT!</text:p>
          </table:table-cell>
          <table:table-cell table:formula="of:=IF([$Calculation.H71]=0;&quot;0&quot;;IF([$Calculation.H71]=ROUND([$Calculation.H71]);TEXT([$Calculation.H71];&quot;###&quot;);REPLACE([$Calculation.H71];SEARCH(&quot;,&quot;;[$Calculation.H71]);1;&quot;.&quot;)))" office:value-type="string" office:string-value="" calcext:value-type="error">
            <text:p>#WERT!</text:p>
          </table:table-cell>
          <table:table-cell table:formula="of:=IF([$Calculation.I71]=0;&quot;0&quot;;IF([$Calculation.I71]=ROUND([$Calculation.I71]);TEXT([$Calculation.I71];&quot;###&quot;);REPLACE([$Calculation.I71];SEARCH(&quot;,&quot;;[$Calculation.I71]);1;&quot;.&quot;)))" office:value-type="string" office:string-value="" calcext:value-type="error">
            <text:p>#WERT!</text:p>
          </table:table-cell>
          <table:table-cell table:formula="of:=IF([$Calculation.J71]=0;&quot;0&quot;;IF([$Calculation.J71]=ROUND([$Calculation.J71]);TEXT([$Calculation.J71];&quot;###&quot;);REPLACE([$Calculation.J71];SEARCH(&quot;,&quot;;[$Calculation.J71]);1;&quot;.&quot;)))" office:value-type="string" office:string-value="" calcext:value-type="error">
            <text:p>#WERT!</text:p>
          </table:table-cell>
          <table:table-cell table:formula="of:=IF([$Calculation.K71]=0;&quot;0&quot;;IF([$Calculation.K71]=ROUND([$Calculation.K71]);TEXT([$Calculation.K71];&quot;###&quot;);REPLACE([$Calculation.K71];SEARCH(&quot;,&quot;;[$Calculation.K71]);1;&quot;.&quot;)))" office:value-type="string" office:string-value="" calcext:value-type="error">
            <text:p>#WERT!</text:p>
          </table:table-cell>
          <table:table-cell table:formula="of:=IF([$Calculation.L71]=0;&quot;0&quot;;IF([$Calculation.L71]=ROUND([$Calculation.L71]);TEXT([$Calculation.L71];&quot;###&quot;);REPLACE([$Calculation.L71];SEARCH(&quot;,&quot;;[$Calculation.L71]);1;&quot;.&quot;)))" office:value-type="string" office:string-value="" calcext:value-type="error">
            <text:p>#WERT!</text:p>
          </table:table-cell>
          <table:table-cell table:formula="of:=IF([$Calculation.M71]=0;&quot;0&quot;;IF([$Calculation.M71]=ROUND([$Calculation.M71]);TEXT([$Calculation.M71];&quot;###&quot;);REPLACE([$Calculation.M71];SEARCH(&quot;,&quot;;[$Calculation.M71]);1;&quot;.&quot;)))" office:value-type="string" office:string-value="" calcext:value-type="error">
            <text:p>#WERT!</text:p>
          </table:table-cell>
          <table:table-cell table:formula="of:=IF([$Calculation.N71]=0;&quot;0&quot;;IF([$Calculation.N71]=ROUND([$Calculation.N71]);TEXT([$Calculation.N71];&quot;###&quot;);REPLACE([$Calculation.N71];SEARCH(&quot;,&quot;;[$Calculation.N71]);1;&quot;.&quot;)))" office:value-type="string" office:string-value="" calcext:value-type="error">
            <text:p>#WERT!</text:p>
          </table:table-cell>
          <table:table-cell table:formula="of:=IF([$Calculation.O71]=0;&quot;0&quot;;IF([$Calculation.O71]=ROUND([$Calculation.O71]);TEXT([$Calculation.O71];&quot;###&quot;);REPLACE([$Calculation.O71];SEARCH(&quot;,&quot;;[$Calculation.O71]);1;&quot;.&quot;)))" office:value-type="string" office:string-value="" calcext:value-type="error">
            <text:p>#WERT!</text:p>
          </table:table-cell>
          <table:table-cell table:formula="of:=IF([$Calculation.P71]=0;&quot;0&quot;;IF([$Calculation.P71]=ROUND([$Calculation.P71]);TEXT([$Calculation.P71];&quot;###&quot;);REPLACE([$Calculation.P71];SEARCH(&quot;,&quot;;[$Calculation.P71]);1;&quot;.&quot;)))" office:value-type="string" office:string-value="" calcext:value-type="error">
            <text:p>#WERT!</text:p>
          </table:table-cell>
          <table:table-cell table:formula="of:=IF([$Calculation.Q71]=0;&quot;0&quot;;IF([$Calculation.Q71]=ROUND([$Calculation.Q71]);TEXT([$Calculation.Q71];&quot;###&quot;);REPLACE([$Calculation.Q71];SEARCH(&quot;,&quot;;[$Calculation.Q7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8]=FootNote;[.A68]=&quot;&quot;);&quot;&quot;;IF(NOT([$Calculation.C72]=&quot;&quot;);CONCATENATE(StartPos;CHAR(10);StartPosX;[.C69];&quot;,&quot;;CHAR(10);StartPosY;[.D69];&quot;,&quot;;CHAR(10);StartPosZ;[.E69];CHAR(10);StartRot;CHAR(10);StartRotX;[.F69];&quot;,&quot;;CHAR(10);StartRotY;[.G69];&quot;,&quot;;CHAR(10);StartRotZ;[.H69];CHAR(10);EndPos;CHAR(10);EndPosX;[.I69];&quot;,&quot;;CHAR(10);EndPosY;[.J69];&quot;,&quot;;CHAR(10);EndPosZ;[.K69];CHAR(10);EndRot;CHAR(10);EndRotX;[.L69];&quot;,&quot;;CHAR(10);EndRotY;[.M69];&quot;,&quot;;CHAR(10);EndRotZ;[.N69];CHAR(10);Duration;[.O69];&quot;,&quot;;CHAR(10);Delay;[.P69];&quot;,&quot;;CHAR(10);Ease;[$Calculation.R72];CHAR(10);Closure);FootNote))">
            <text:p/>
          </table:table-cell>
          <table:table-cell/>
          <table:table-cell table:formula="of:=IF([$Calculation.D72]=0;&quot;0&quot;;IF([$Calculation.D72]=ROUND([$Calculation.D72]);TEXT([$Calculation.D72];&quot;###&quot;);REPLACE([$Calculation.D72];SEARCH(&quot;,&quot;;[$Calculation.D72]);1;&quot;.&quot;)))" office:value-type="string" office:string-value="" calcext:value-type="error">
            <text:p>#WERT!</text:p>
          </table:table-cell>
          <table:table-cell table:formula="of:=IF([$Calculation.E72]=0;&quot;0&quot;;IF([$Calculation.E72]=ROUND([$Calculation.E72]);TEXT([$Calculation.E72];&quot;###&quot;);REPLACE([$Calculation.E72];SEARCH(&quot;,&quot;;[$Calculation.E72]);1;&quot;.&quot;)))" office:value-type="string" office:string-value="" calcext:value-type="error">
            <text:p>#WERT!</text:p>
          </table:table-cell>
          <table:table-cell table:formula="of:=IF([$Calculation.F72]=0;&quot;0&quot;;IF([$Calculation.F72]=ROUND([$Calculation.F72]);TEXT([$Calculation.F72];&quot;###&quot;);REPLACE([$Calculation.F72];SEARCH(&quot;,&quot;;[$Calculation.F72]);1;&quot;.&quot;)))" office:value-type="string" office:string-value="" calcext:value-type="error">
            <text:p>#WERT!</text:p>
          </table:table-cell>
          <table:table-cell table:formula="of:=IF([$Calculation.G72]=0;&quot;0&quot;;IF([$Calculation.G72]=ROUND([$Calculation.G72]);TEXT([$Calculation.G72];&quot;###&quot;);REPLACE([$Calculation.G72];SEARCH(&quot;,&quot;;[$Calculation.G72]);1;&quot;.&quot;)))" office:value-type="string" office:string-value="" calcext:value-type="error">
            <text:p>#WERT!</text:p>
          </table:table-cell>
          <table:table-cell table:formula="of:=IF([$Calculation.H72]=0;&quot;0&quot;;IF([$Calculation.H72]=ROUND([$Calculation.H72]);TEXT([$Calculation.H72];&quot;###&quot;);REPLACE([$Calculation.H72];SEARCH(&quot;,&quot;;[$Calculation.H72]);1;&quot;.&quot;)))" office:value-type="string" office:string-value="" calcext:value-type="error">
            <text:p>#WERT!</text:p>
          </table:table-cell>
          <table:table-cell table:formula="of:=IF([$Calculation.I72]=0;&quot;0&quot;;IF([$Calculation.I72]=ROUND([$Calculation.I72]);TEXT([$Calculation.I72];&quot;###&quot;);REPLACE([$Calculation.I72];SEARCH(&quot;,&quot;;[$Calculation.I72]);1;&quot;.&quot;)))" office:value-type="string" office:string-value="" calcext:value-type="error">
            <text:p>#WERT!</text:p>
          </table:table-cell>
          <table:table-cell table:formula="of:=IF([$Calculation.J72]=0;&quot;0&quot;;IF([$Calculation.J72]=ROUND([$Calculation.J72]);TEXT([$Calculation.J72];&quot;###&quot;);REPLACE([$Calculation.J72];SEARCH(&quot;,&quot;;[$Calculation.J72]);1;&quot;.&quot;)))" office:value-type="string" office:string-value="" calcext:value-type="error">
            <text:p>#WERT!</text:p>
          </table:table-cell>
          <table:table-cell table:formula="of:=IF([$Calculation.K72]=0;&quot;0&quot;;IF([$Calculation.K72]=ROUND([$Calculation.K72]);TEXT([$Calculation.K72];&quot;###&quot;);REPLACE([$Calculation.K72];SEARCH(&quot;,&quot;;[$Calculation.K72]);1;&quot;.&quot;)))" office:value-type="string" office:string-value="" calcext:value-type="error">
            <text:p>#WERT!</text:p>
          </table:table-cell>
          <table:table-cell table:formula="of:=IF([$Calculation.L72]=0;&quot;0&quot;;IF([$Calculation.L72]=ROUND([$Calculation.L72]);TEXT([$Calculation.L72];&quot;###&quot;);REPLACE([$Calculation.L72];SEARCH(&quot;,&quot;;[$Calculation.L72]);1;&quot;.&quot;)))" office:value-type="string" office:string-value="" calcext:value-type="error">
            <text:p>#WERT!</text:p>
          </table:table-cell>
          <table:table-cell table:formula="of:=IF([$Calculation.M72]=0;&quot;0&quot;;IF([$Calculation.M72]=ROUND([$Calculation.M72]);TEXT([$Calculation.M72];&quot;###&quot;);REPLACE([$Calculation.M72];SEARCH(&quot;,&quot;;[$Calculation.M72]);1;&quot;.&quot;)))" office:value-type="string" office:string-value="" calcext:value-type="error">
            <text:p>#WERT!</text:p>
          </table:table-cell>
          <table:table-cell table:formula="of:=IF([$Calculation.N72]=0;&quot;0&quot;;IF([$Calculation.N72]=ROUND([$Calculation.N72]);TEXT([$Calculation.N72];&quot;###&quot;);REPLACE([$Calculation.N72];SEARCH(&quot;,&quot;;[$Calculation.N72]);1;&quot;.&quot;)))" office:value-type="string" office:string-value="" calcext:value-type="error">
            <text:p>#WERT!</text:p>
          </table:table-cell>
          <table:table-cell table:formula="of:=IF([$Calculation.O72]=0;&quot;0&quot;;IF([$Calculation.O72]=ROUND([$Calculation.O72]);TEXT([$Calculation.O72];&quot;###&quot;);REPLACE([$Calculation.O72];SEARCH(&quot;,&quot;;[$Calculation.O72]);1;&quot;.&quot;)))" office:value-type="string" office:string-value="" calcext:value-type="error">
            <text:p>#WERT!</text:p>
          </table:table-cell>
          <table:table-cell table:formula="of:=IF([$Calculation.P72]=0;&quot;0&quot;;IF([$Calculation.P72]=ROUND([$Calculation.P72]);TEXT([$Calculation.P72];&quot;###&quot;);REPLACE([$Calculation.P72];SEARCH(&quot;,&quot;;[$Calculation.P72]);1;&quot;.&quot;)))" office:value-type="string" office:string-value="" calcext:value-type="error">
            <text:p>#WERT!</text:p>
          </table:table-cell>
          <table:table-cell table:formula="of:=IF([$Calculation.Q72]=0;&quot;0&quot;;IF([$Calculation.Q72]=ROUND([$Calculation.Q72]);TEXT([$Calculation.Q72];&quot;###&quot;);REPLACE([$Calculation.Q72];SEARCH(&quot;,&quot;;[$Calculation.Q7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9]=FootNote;[.A69]=&quot;&quot;);&quot;&quot;;IF(NOT([$Calculation.C73]=&quot;&quot;);CONCATENATE(StartPos;CHAR(10);StartPosX;[.C70];&quot;,&quot;;CHAR(10);StartPosY;[.D70];&quot;,&quot;;CHAR(10);StartPosZ;[.E70];CHAR(10);StartRot;CHAR(10);StartRotX;[.F70];&quot;,&quot;;CHAR(10);StartRotY;[.G70];&quot;,&quot;;CHAR(10);StartRotZ;[.H70];CHAR(10);EndPos;CHAR(10);EndPosX;[.I70];&quot;,&quot;;CHAR(10);EndPosY;[.J70];&quot;,&quot;;CHAR(10);EndPosZ;[.K70];CHAR(10);EndRot;CHAR(10);EndRotX;[.L70];&quot;,&quot;;CHAR(10);EndRotY;[.M70];&quot;,&quot;;CHAR(10);EndRotZ;[.N70];CHAR(10);Duration;[.O70];&quot;,&quot;;CHAR(10);Delay;[.P70];&quot;,&quot;;CHAR(10);Ease;[$Calculation.R73];CHAR(10);Closure);FootNote))">
            <text:p/>
          </table:table-cell>
          <table:table-cell/>
          <table:table-cell table:formula="of:=IF([$Calculation.D73]=0;&quot;0&quot;;IF([$Calculation.D73]=ROUND([$Calculation.D73]);TEXT([$Calculation.D73];&quot;###&quot;);REPLACE([$Calculation.D73];SEARCH(&quot;,&quot;;[$Calculation.D73]);1;&quot;.&quot;)))" office:value-type="string" office:string-value="" calcext:value-type="error">
            <text:p>#WERT!</text:p>
          </table:table-cell>
          <table:table-cell table:formula="of:=IF([$Calculation.E73]=0;&quot;0&quot;;IF([$Calculation.E73]=ROUND([$Calculation.E73]);TEXT([$Calculation.E73];&quot;###&quot;);REPLACE([$Calculation.E73];SEARCH(&quot;,&quot;;[$Calculation.E73]);1;&quot;.&quot;)))" office:value-type="string" office:string-value="" calcext:value-type="error">
            <text:p>#WERT!</text:p>
          </table:table-cell>
          <table:table-cell table:formula="of:=IF([$Calculation.F73]=0;&quot;0&quot;;IF([$Calculation.F73]=ROUND([$Calculation.F73]);TEXT([$Calculation.F73];&quot;###&quot;);REPLACE([$Calculation.F73];SEARCH(&quot;,&quot;;[$Calculation.F73]);1;&quot;.&quot;)))" office:value-type="string" office:string-value="" calcext:value-type="error">
            <text:p>#WERT!</text:p>
          </table:table-cell>
          <table:table-cell table:formula="of:=IF([$Calculation.G73]=0;&quot;0&quot;;IF([$Calculation.G73]=ROUND([$Calculation.G73]);TEXT([$Calculation.G73];&quot;###&quot;);REPLACE([$Calculation.G73];SEARCH(&quot;,&quot;;[$Calculation.G73]);1;&quot;.&quot;)))" office:value-type="string" office:string-value="" calcext:value-type="error">
            <text:p>#WERT!</text:p>
          </table:table-cell>
          <table:table-cell table:formula="of:=IF([$Calculation.H73]=0;&quot;0&quot;;IF([$Calculation.H73]=ROUND([$Calculation.H73]);TEXT([$Calculation.H73];&quot;###&quot;);REPLACE([$Calculation.H73];SEARCH(&quot;,&quot;;[$Calculation.H73]);1;&quot;.&quot;)))" office:value-type="string" office:string-value="" calcext:value-type="error">
            <text:p>#WERT!</text:p>
          </table:table-cell>
          <table:table-cell table:formula="of:=IF([$Calculation.I73]=0;&quot;0&quot;;IF([$Calculation.I73]=ROUND([$Calculation.I73]);TEXT([$Calculation.I73];&quot;###&quot;);REPLACE([$Calculation.I73];SEARCH(&quot;,&quot;;[$Calculation.I73]);1;&quot;.&quot;)))" office:value-type="string" office:string-value="" calcext:value-type="error">
            <text:p>#WERT!</text:p>
          </table:table-cell>
          <table:table-cell table:formula="of:=IF([$Calculation.J73]=0;&quot;0&quot;;IF([$Calculation.J73]=ROUND([$Calculation.J73]);TEXT([$Calculation.J73];&quot;###&quot;);REPLACE([$Calculation.J73];SEARCH(&quot;,&quot;;[$Calculation.J73]);1;&quot;.&quot;)))" office:value-type="string" office:string-value="" calcext:value-type="error">
            <text:p>#WERT!</text:p>
          </table:table-cell>
          <table:table-cell table:formula="of:=IF([$Calculation.K73]=0;&quot;0&quot;;IF([$Calculation.K73]=ROUND([$Calculation.K73]);TEXT([$Calculation.K73];&quot;###&quot;);REPLACE([$Calculation.K73];SEARCH(&quot;,&quot;;[$Calculation.K73]);1;&quot;.&quot;)))" office:value-type="string" office:string-value="" calcext:value-type="error">
            <text:p>#WERT!</text:p>
          </table:table-cell>
          <table:table-cell table:formula="of:=IF([$Calculation.L73]=0;&quot;0&quot;;IF([$Calculation.L73]=ROUND([$Calculation.L73]);TEXT([$Calculation.L73];&quot;###&quot;);REPLACE([$Calculation.L73];SEARCH(&quot;,&quot;;[$Calculation.L73]);1;&quot;.&quot;)))" office:value-type="string" office:string-value="" calcext:value-type="error">
            <text:p>#WERT!</text:p>
          </table:table-cell>
          <table:table-cell table:formula="of:=IF([$Calculation.M73]=0;&quot;0&quot;;IF([$Calculation.M73]=ROUND([$Calculation.M73]);TEXT([$Calculation.M73];&quot;###&quot;);REPLACE([$Calculation.M73];SEARCH(&quot;,&quot;;[$Calculation.M73]);1;&quot;.&quot;)))" office:value-type="string" office:string-value="" calcext:value-type="error">
            <text:p>#WERT!</text:p>
          </table:table-cell>
          <table:table-cell table:formula="of:=IF([$Calculation.N73]=0;&quot;0&quot;;IF([$Calculation.N73]=ROUND([$Calculation.N73]);TEXT([$Calculation.N73];&quot;###&quot;);REPLACE([$Calculation.N73];SEARCH(&quot;,&quot;;[$Calculation.N73]);1;&quot;.&quot;)))" office:value-type="string" office:string-value="" calcext:value-type="error">
            <text:p>#WERT!</text:p>
          </table:table-cell>
          <table:table-cell table:formula="of:=IF([$Calculation.O73]=0;&quot;0&quot;;IF([$Calculation.O73]=ROUND([$Calculation.O73]);TEXT([$Calculation.O73];&quot;###&quot;);REPLACE([$Calculation.O73];SEARCH(&quot;,&quot;;[$Calculation.O73]);1;&quot;.&quot;)))" office:value-type="string" office:string-value="" calcext:value-type="error">
            <text:p>#WERT!</text:p>
          </table:table-cell>
          <table:table-cell table:formula="of:=IF([$Calculation.P73]=0;&quot;0&quot;;IF([$Calculation.P73]=ROUND([$Calculation.P73]);TEXT([$Calculation.P73];&quot;###&quot;);REPLACE([$Calculation.P73];SEARCH(&quot;,&quot;;[$Calculation.P73]);1;&quot;.&quot;)))" office:value-type="string" office:string-value="" calcext:value-type="error">
            <text:p>#WERT!</text:p>
          </table:table-cell>
          <table:table-cell table:formula="of:=IF([$Calculation.Q73]=0;&quot;0&quot;;IF([$Calculation.Q73]=ROUND([$Calculation.Q73]);TEXT([$Calculation.Q73];&quot;###&quot;);REPLACE([$Calculation.Q73];SEARCH(&quot;,&quot;;[$Calculation.Q7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0]=FootNote;[.A70]=&quot;&quot;);&quot;&quot;;IF(NOT([$Calculation.C74]=&quot;&quot;);CONCATENATE(StartPos;CHAR(10);StartPosX;[.C71];&quot;,&quot;;CHAR(10);StartPosY;[.D71];&quot;,&quot;;CHAR(10);StartPosZ;[.E71];CHAR(10);StartRot;CHAR(10);StartRotX;[.F71];&quot;,&quot;;CHAR(10);StartRotY;[.G71];&quot;,&quot;;CHAR(10);StartRotZ;[.H71];CHAR(10);EndPos;CHAR(10);EndPosX;[.I71];&quot;,&quot;;CHAR(10);EndPosY;[.J71];&quot;,&quot;;CHAR(10);EndPosZ;[.K71];CHAR(10);EndRot;CHAR(10);EndRotX;[.L71];&quot;,&quot;;CHAR(10);EndRotY;[.M71];&quot;,&quot;;CHAR(10);EndRotZ;[.N71];CHAR(10);Duration;[.O71];&quot;,&quot;;CHAR(10);Delay;[.P71];&quot;,&quot;;CHAR(10);Ease;[$Calculation.R74];CHAR(10);Closure);FootNote))">
            <text:p/>
          </table:table-cell>
          <table:table-cell/>
          <table:table-cell table:formula="of:=IF([$Calculation.D74]=0;&quot;0&quot;;IF([$Calculation.D74]=ROUND([$Calculation.D74]);TEXT([$Calculation.D74];&quot;###&quot;);REPLACE([$Calculation.D74];SEARCH(&quot;,&quot;;[$Calculation.D74]);1;&quot;.&quot;)))" office:value-type="string" office:string-value="" calcext:value-type="error">
            <text:p>#WERT!</text:p>
          </table:table-cell>
          <table:table-cell table:formula="of:=IF([$Calculation.E74]=0;&quot;0&quot;;IF([$Calculation.E74]=ROUND([$Calculation.E74]);TEXT([$Calculation.E74];&quot;###&quot;);REPLACE([$Calculation.E74];SEARCH(&quot;,&quot;;[$Calculation.E74]);1;&quot;.&quot;)))" office:value-type="string" office:string-value="" calcext:value-type="error">
            <text:p>#WERT!</text:p>
          </table:table-cell>
          <table:table-cell table:formula="of:=IF([$Calculation.F74]=0;&quot;0&quot;;IF([$Calculation.F74]=ROUND([$Calculation.F74]);TEXT([$Calculation.F74];&quot;###&quot;);REPLACE([$Calculation.F74];SEARCH(&quot;,&quot;;[$Calculation.F74]);1;&quot;.&quot;)))" office:value-type="string" office:string-value="" calcext:value-type="error">
            <text:p>#WERT!</text:p>
          </table:table-cell>
          <table:table-cell table:formula="of:=IF([$Calculation.G74]=0;&quot;0&quot;;IF([$Calculation.G74]=ROUND([$Calculation.G74]);TEXT([$Calculation.G74];&quot;###&quot;);REPLACE([$Calculation.G74];SEARCH(&quot;,&quot;;[$Calculation.G74]);1;&quot;.&quot;)))" office:value-type="string" office:string-value="" calcext:value-type="error">
            <text:p>#WERT!</text:p>
          </table:table-cell>
          <table:table-cell table:formula="of:=IF([$Calculation.H74]=0;&quot;0&quot;;IF([$Calculation.H74]=ROUND([$Calculation.H74]);TEXT([$Calculation.H74];&quot;###&quot;);REPLACE([$Calculation.H74];SEARCH(&quot;,&quot;;[$Calculation.H74]);1;&quot;.&quot;)))" office:value-type="string" office:string-value="" calcext:value-type="error">
            <text:p>#WERT!</text:p>
          </table:table-cell>
          <table:table-cell table:formula="of:=IF([$Calculation.I74]=0;&quot;0&quot;;IF([$Calculation.I74]=ROUND([$Calculation.I74]);TEXT([$Calculation.I74];&quot;###&quot;);REPLACE([$Calculation.I74];SEARCH(&quot;,&quot;;[$Calculation.I74]);1;&quot;.&quot;)))" office:value-type="string" office:string-value="" calcext:value-type="error">
            <text:p>#WERT!</text:p>
          </table:table-cell>
          <table:table-cell table:formula="of:=IF([$Calculation.J74]=0;&quot;0&quot;;IF([$Calculation.J74]=ROUND([$Calculation.J74]);TEXT([$Calculation.J74];&quot;###&quot;);REPLACE([$Calculation.J74];SEARCH(&quot;,&quot;;[$Calculation.J74]);1;&quot;.&quot;)))" office:value-type="string" office:string-value="" calcext:value-type="error">
            <text:p>#WERT!</text:p>
          </table:table-cell>
          <table:table-cell table:formula="of:=IF([$Calculation.K74]=0;&quot;0&quot;;IF([$Calculation.K74]=ROUND([$Calculation.K74]);TEXT([$Calculation.K74];&quot;###&quot;);REPLACE([$Calculation.K74];SEARCH(&quot;,&quot;;[$Calculation.K74]);1;&quot;.&quot;)))" office:value-type="string" office:string-value="" calcext:value-type="error">
            <text:p>#WERT!</text:p>
          </table:table-cell>
          <table:table-cell table:formula="of:=IF([$Calculation.L74]=0;&quot;0&quot;;IF([$Calculation.L74]=ROUND([$Calculation.L74]);TEXT([$Calculation.L74];&quot;###&quot;);REPLACE([$Calculation.L74];SEARCH(&quot;,&quot;;[$Calculation.L74]);1;&quot;.&quot;)))" office:value-type="string" office:string-value="" calcext:value-type="error">
            <text:p>#WERT!</text:p>
          </table:table-cell>
          <table:table-cell table:formula="of:=IF([$Calculation.M74]=0;&quot;0&quot;;IF([$Calculation.M74]=ROUND([$Calculation.M74]);TEXT([$Calculation.M74];&quot;###&quot;);REPLACE([$Calculation.M74];SEARCH(&quot;,&quot;;[$Calculation.M74]);1;&quot;.&quot;)))" office:value-type="string" office:string-value="" calcext:value-type="error">
            <text:p>#WERT!</text:p>
          </table:table-cell>
          <table:table-cell table:formula="of:=IF([$Calculation.N74]=0;&quot;0&quot;;IF([$Calculation.N74]=ROUND([$Calculation.N74]);TEXT([$Calculation.N74];&quot;###&quot;);REPLACE([$Calculation.N74];SEARCH(&quot;,&quot;;[$Calculation.N74]);1;&quot;.&quot;)))" office:value-type="string" office:string-value="" calcext:value-type="error">
            <text:p>#WERT!</text:p>
          </table:table-cell>
          <table:table-cell table:formula="of:=IF([$Calculation.O74]=0;&quot;0&quot;;IF([$Calculation.O74]=ROUND([$Calculation.O74]);TEXT([$Calculation.O74];&quot;###&quot;);REPLACE([$Calculation.O74];SEARCH(&quot;,&quot;;[$Calculation.O74]);1;&quot;.&quot;)))" office:value-type="string" office:string-value="" calcext:value-type="error">
            <text:p>#WERT!</text:p>
          </table:table-cell>
          <table:table-cell table:formula="of:=IF([$Calculation.P74]=0;&quot;0&quot;;IF([$Calculation.P74]=ROUND([$Calculation.P74]);TEXT([$Calculation.P74];&quot;###&quot;);REPLACE([$Calculation.P74];SEARCH(&quot;,&quot;;[$Calculation.P74]);1;&quot;.&quot;)))" office:value-type="string" office:string-value="" calcext:value-type="error">
            <text:p>#WERT!</text:p>
          </table:table-cell>
          <table:table-cell table:formula="of:=IF([$Calculation.Q74]=0;&quot;0&quot;;IF([$Calculation.Q74]=ROUND([$Calculation.Q74]);TEXT([$Calculation.Q74];&quot;###&quot;);REPLACE([$Calculation.Q74];SEARCH(&quot;,&quot;;[$Calculation.Q7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1]=FootNote;[.A71]=&quot;&quot;);&quot;&quot;;IF(NOT([$Calculation.C75]=&quot;&quot;);CONCATENATE(StartPos;CHAR(10);StartPosX;[.C72];&quot;,&quot;;CHAR(10);StartPosY;[.D72];&quot;,&quot;;CHAR(10);StartPosZ;[.E72];CHAR(10);StartRot;CHAR(10);StartRotX;[.F72];&quot;,&quot;;CHAR(10);StartRotY;[.G72];&quot;,&quot;;CHAR(10);StartRotZ;[.H72];CHAR(10);EndPos;CHAR(10);EndPosX;[.I72];&quot;,&quot;;CHAR(10);EndPosY;[.J72];&quot;,&quot;;CHAR(10);EndPosZ;[.K72];CHAR(10);EndRot;CHAR(10);EndRotX;[.L72];&quot;,&quot;;CHAR(10);EndRotY;[.M72];&quot;,&quot;;CHAR(10);EndRotZ;[.N72];CHAR(10);Duration;[.O72];&quot;,&quot;;CHAR(10);Delay;[.P72];&quot;,&quot;;CHAR(10);Ease;[$Calculation.R75];CHAR(10);Closure);FootNote))">
            <text:p/>
          </table:table-cell>
          <table:table-cell/>
          <table:table-cell table:formula="of:=IF([$Calculation.D75]=0;&quot;0&quot;;IF([$Calculation.D75]=ROUND([$Calculation.D75]);TEXT([$Calculation.D75];&quot;###&quot;);REPLACE([$Calculation.D75];SEARCH(&quot;,&quot;;[$Calculation.D75]);1;&quot;.&quot;)))" office:value-type="string" office:string-value="" calcext:value-type="error">
            <text:p>#WERT!</text:p>
          </table:table-cell>
          <table:table-cell table:formula="of:=IF([$Calculation.E75]=0;&quot;0&quot;;IF([$Calculation.E75]=ROUND([$Calculation.E75]);TEXT([$Calculation.E75];&quot;###&quot;);REPLACE([$Calculation.E75];SEARCH(&quot;,&quot;;[$Calculation.E75]);1;&quot;.&quot;)))" office:value-type="string" office:string-value="" calcext:value-type="error">
            <text:p>#WERT!</text:p>
          </table:table-cell>
          <table:table-cell table:formula="of:=IF([$Calculation.F75]=0;&quot;0&quot;;IF([$Calculation.F75]=ROUND([$Calculation.F75]);TEXT([$Calculation.F75];&quot;###&quot;);REPLACE([$Calculation.F75];SEARCH(&quot;,&quot;;[$Calculation.F75]);1;&quot;.&quot;)))" office:value-type="string" office:string-value="" calcext:value-type="error">
            <text:p>#WERT!</text:p>
          </table:table-cell>
          <table:table-cell table:formula="of:=IF([$Calculation.G75]=0;&quot;0&quot;;IF([$Calculation.G75]=ROUND([$Calculation.G75]);TEXT([$Calculation.G75];&quot;###&quot;);REPLACE([$Calculation.G75];SEARCH(&quot;,&quot;;[$Calculation.G75]);1;&quot;.&quot;)))" office:value-type="string" office:string-value="" calcext:value-type="error">
            <text:p>#WERT!</text:p>
          </table:table-cell>
          <table:table-cell table:formula="of:=IF([$Calculation.H75]=0;&quot;0&quot;;IF([$Calculation.H75]=ROUND([$Calculation.H75]);TEXT([$Calculation.H75];&quot;###&quot;);REPLACE([$Calculation.H75];SEARCH(&quot;,&quot;;[$Calculation.H75]);1;&quot;.&quot;)))" office:value-type="string" office:string-value="" calcext:value-type="error">
            <text:p>#WERT!</text:p>
          </table:table-cell>
          <table:table-cell table:formula="of:=IF([$Calculation.I75]=0;&quot;0&quot;;IF([$Calculation.I75]=ROUND([$Calculation.I75]);TEXT([$Calculation.I75];&quot;###&quot;);REPLACE([$Calculation.I75];SEARCH(&quot;,&quot;;[$Calculation.I75]);1;&quot;.&quot;)))" office:value-type="string" office:string-value="" calcext:value-type="error">
            <text:p>#WERT!</text:p>
          </table:table-cell>
          <table:table-cell table:formula="of:=IF([$Calculation.J75]=0;&quot;0&quot;;IF([$Calculation.J75]=ROUND([$Calculation.J75]);TEXT([$Calculation.J75];&quot;###&quot;);REPLACE([$Calculation.J75];SEARCH(&quot;,&quot;;[$Calculation.J75]);1;&quot;.&quot;)))" office:value-type="string" office:string-value="" calcext:value-type="error">
            <text:p>#WERT!</text:p>
          </table:table-cell>
          <table:table-cell table:formula="of:=IF([$Calculation.K75]=0;&quot;0&quot;;IF([$Calculation.K75]=ROUND([$Calculation.K75]);TEXT([$Calculation.K75];&quot;###&quot;);REPLACE([$Calculation.K75];SEARCH(&quot;,&quot;;[$Calculation.K75]);1;&quot;.&quot;)))" office:value-type="string" office:string-value="" calcext:value-type="error">
            <text:p>#WERT!</text:p>
          </table:table-cell>
          <table:table-cell table:formula="of:=IF([$Calculation.L75]=0;&quot;0&quot;;IF([$Calculation.L75]=ROUND([$Calculation.L75]);TEXT([$Calculation.L75];&quot;###&quot;);REPLACE([$Calculation.L75];SEARCH(&quot;,&quot;;[$Calculation.L75]);1;&quot;.&quot;)))" office:value-type="string" office:string-value="" calcext:value-type="error">
            <text:p>#WERT!</text:p>
          </table:table-cell>
          <table:table-cell table:formula="of:=IF([$Calculation.M75]=0;&quot;0&quot;;IF([$Calculation.M75]=ROUND([$Calculation.M75]);TEXT([$Calculation.M75];&quot;###&quot;);REPLACE([$Calculation.M75];SEARCH(&quot;,&quot;;[$Calculation.M75]);1;&quot;.&quot;)))" office:value-type="string" office:string-value="" calcext:value-type="error">
            <text:p>#WERT!</text:p>
          </table:table-cell>
          <table:table-cell table:formula="of:=IF([$Calculation.N75]=0;&quot;0&quot;;IF([$Calculation.N75]=ROUND([$Calculation.N75]);TEXT([$Calculation.N75];&quot;###&quot;);REPLACE([$Calculation.N75];SEARCH(&quot;,&quot;;[$Calculation.N75]);1;&quot;.&quot;)))" office:value-type="string" office:string-value="" calcext:value-type="error">
            <text:p>#WERT!</text:p>
          </table:table-cell>
          <table:table-cell table:formula="of:=IF([$Calculation.O75]=0;&quot;0&quot;;IF([$Calculation.O75]=ROUND([$Calculation.O75]);TEXT([$Calculation.O75];&quot;###&quot;);REPLACE([$Calculation.O75];SEARCH(&quot;,&quot;;[$Calculation.O75]);1;&quot;.&quot;)))" office:value-type="string" office:string-value="" calcext:value-type="error">
            <text:p>#WERT!</text:p>
          </table:table-cell>
          <table:table-cell table:formula="of:=IF([$Calculation.P75]=0;&quot;0&quot;;IF([$Calculation.P75]=ROUND([$Calculation.P75]);TEXT([$Calculation.P75];&quot;###&quot;);REPLACE([$Calculation.P75];SEARCH(&quot;,&quot;;[$Calculation.P75]);1;&quot;.&quot;)))" office:value-type="string" office:string-value="" calcext:value-type="error">
            <text:p>#WERT!</text:p>
          </table:table-cell>
          <table:table-cell table:formula="of:=IF([$Calculation.Q75]=0;&quot;0&quot;;IF([$Calculation.Q75]=ROUND([$Calculation.Q75]);TEXT([$Calculation.Q75];&quot;###&quot;);REPLACE([$Calculation.Q75];SEARCH(&quot;,&quot;;[$Calculation.Q7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2]=FootNote;[.A72]=&quot;&quot;);&quot;&quot;;IF(NOT([$Calculation.C76]=&quot;&quot;);CONCATENATE(StartPos;CHAR(10);StartPosX;[.C73];&quot;,&quot;;CHAR(10);StartPosY;[.D73];&quot;,&quot;;CHAR(10);StartPosZ;[.E73];CHAR(10);StartRot;CHAR(10);StartRotX;[.F73];&quot;,&quot;;CHAR(10);StartRotY;[.G73];&quot;,&quot;;CHAR(10);StartRotZ;[.H73];CHAR(10);EndPos;CHAR(10);EndPosX;[.I73];&quot;,&quot;;CHAR(10);EndPosY;[.J73];&quot;,&quot;;CHAR(10);EndPosZ;[.K73];CHAR(10);EndRot;CHAR(10);EndRotX;[.L73];&quot;,&quot;;CHAR(10);EndRotY;[.M73];&quot;,&quot;;CHAR(10);EndRotZ;[.N73];CHAR(10);Duration;[.O73];&quot;,&quot;;CHAR(10);Delay;[.P73];&quot;,&quot;;CHAR(10);Ease;[$Calculation.R76];CHAR(10);Closure);FootNote))">
            <text:p/>
          </table:table-cell>
          <table:table-cell/>
          <table:table-cell table:formula="of:=IF([$Calculation.D76]=0;&quot;0&quot;;IF([$Calculation.D76]=ROUND([$Calculation.D76]);TEXT([$Calculation.D76];&quot;###&quot;);REPLACE([$Calculation.D76];SEARCH(&quot;,&quot;;[$Calculation.D76]);1;&quot;.&quot;)))" office:value-type="string" office:string-value="" calcext:value-type="error">
            <text:p>#WERT!</text:p>
          </table:table-cell>
          <table:table-cell table:formula="of:=IF([$Calculation.E76]=0;&quot;0&quot;;IF([$Calculation.E76]=ROUND([$Calculation.E76]);TEXT([$Calculation.E76];&quot;###&quot;);REPLACE([$Calculation.E76];SEARCH(&quot;,&quot;;[$Calculation.E76]);1;&quot;.&quot;)))" office:value-type="string" office:string-value="" calcext:value-type="error">
            <text:p>#WERT!</text:p>
          </table:table-cell>
          <table:table-cell table:formula="of:=IF([$Calculation.F76]=0;&quot;0&quot;;IF([$Calculation.F76]=ROUND([$Calculation.F76]);TEXT([$Calculation.F76];&quot;###&quot;);REPLACE([$Calculation.F76];SEARCH(&quot;,&quot;;[$Calculation.F76]);1;&quot;.&quot;)))" office:value-type="string" office:string-value="" calcext:value-type="error">
            <text:p>#WERT!</text:p>
          </table:table-cell>
          <table:table-cell table:formula="of:=IF([$Calculation.G76]=0;&quot;0&quot;;IF([$Calculation.G76]=ROUND([$Calculation.G76]);TEXT([$Calculation.G76];&quot;###&quot;);REPLACE([$Calculation.G76];SEARCH(&quot;,&quot;;[$Calculation.G76]);1;&quot;.&quot;)))" office:value-type="string" office:string-value="" calcext:value-type="error">
            <text:p>#WERT!</text:p>
          </table:table-cell>
          <table:table-cell table:formula="of:=IF([$Calculation.H76]=0;&quot;0&quot;;IF([$Calculation.H76]=ROUND([$Calculation.H76]);TEXT([$Calculation.H76];&quot;###&quot;);REPLACE([$Calculation.H76];SEARCH(&quot;,&quot;;[$Calculation.H76]);1;&quot;.&quot;)))" office:value-type="string" office:string-value="" calcext:value-type="error">
            <text:p>#WERT!</text:p>
          </table:table-cell>
          <table:table-cell table:formula="of:=IF([$Calculation.I76]=0;&quot;0&quot;;IF([$Calculation.I76]=ROUND([$Calculation.I76]);TEXT([$Calculation.I76];&quot;###&quot;);REPLACE([$Calculation.I76];SEARCH(&quot;,&quot;;[$Calculation.I76]);1;&quot;.&quot;)))" office:value-type="string" office:string-value="" calcext:value-type="error">
            <text:p>#WERT!</text:p>
          </table:table-cell>
          <table:table-cell table:formula="of:=IF([$Calculation.J76]=0;&quot;0&quot;;IF([$Calculation.J76]=ROUND([$Calculation.J76]);TEXT([$Calculation.J76];&quot;###&quot;);REPLACE([$Calculation.J76];SEARCH(&quot;,&quot;;[$Calculation.J76]);1;&quot;.&quot;)))" office:value-type="string" office:string-value="" calcext:value-type="error">
            <text:p>#WERT!</text:p>
          </table:table-cell>
          <table:table-cell table:formula="of:=IF([$Calculation.K76]=0;&quot;0&quot;;IF([$Calculation.K76]=ROUND([$Calculation.K76]);TEXT([$Calculation.K76];&quot;###&quot;);REPLACE([$Calculation.K76];SEARCH(&quot;,&quot;;[$Calculation.K76]);1;&quot;.&quot;)))" office:value-type="string" office:string-value="" calcext:value-type="error">
            <text:p>#WERT!</text:p>
          </table:table-cell>
          <table:table-cell table:formula="of:=IF([$Calculation.L76]=0;&quot;0&quot;;IF([$Calculation.L76]=ROUND([$Calculation.L76]);TEXT([$Calculation.L76];&quot;###&quot;);REPLACE([$Calculation.L76];SEARCH(&quot;,&quot;;[$Calculation.L76]);1;&quot;.&quot;)))" office:value-type="string" office:string-value="" calcext:value-type="error">
            <text:p>#WERT!</text:p>
          </table:table-cell>
          <table:table-cell table:formula="of:=IF([$Calculation.M76]=0;&quot;0&quot;;IF([$Calculation.M76]=ROUND([$Calculation.M76]);TEXT([$Calculation.M76];&quot;###&quot;);REPLACE([$Calculation.M76];SEARCH(&quot;,&quot;;[$Calculation.M76]);1;&quot;.&quot;)))" office:value-type="string" office:string-value="" calcext:value-type="error">
            <text:p>#WERT!</text:p>
          </table:table-cell>
          <table:table-cell table:formula="of:=IF([$Calculation.N76]=0;&quot;0&quot;;IF([$Calculation.N76]=ROUND([$Calculation.N76]);TEXT([$Calculation.N76];&quot;###&quot;);REPLACE([$Calculation.N76];SEARCH(&quot;,&quot;;[$Calculation.N76]);1;&quot;.&quot;)))" office:value-type="string" office:string-value="" calcext:value-type="error">
            <text:p>#WERT!</text:p>
          </table:table-cell>
          <table:table-cell table:formula="of:=IF([$Calculation.O76]=0;&quot;0&quot;;IF([$Calculation.O76]=ROUND([$Calculation.O76]);TEXT([$Calculation.O76];&quot;###&quot;);REPLACE([$Calculation.O76];SEARCH(&quot;,&quot;;[$Calculation.O76]);1;&quot;.&quot;)))" office:value-type="string" office:string-value="" calcext:value-type="error">
            <text:p>#WERT!</text:p>
          </table:table-cell>
          <table:table-cell table:formula="of:=IF([$Calculation.P76]=0;&quot;0&quot;;IF([$Calculation.P76]=ROUND([$Calculation.P76]);TEXT([$Calculation.P76];&quot;###&quot;);REPLACE([$Calculation.P76];SEARCH(&quot;,&quot;;[$Calculation.P76]);1;&quot;.&quot;)))" office:value-type="string" office:string-value="" calcext:value-type="error">
            <text:p>#WERT!</text:p>
          </table:table-cell>
          <table:table-cell table:formula="of:=IF([$Calculation.Q76]=0;&quot;0&quot;;IF([$Calculation.Q76]=ROUND([$Calculation.Q76]);TEXT([$Calculation.Q76];&quot;###&quot;);REPLACE([$Calculation.Q76];SEARCH(&quot;,&quot;;[$Calculation.Q7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3]=FootNote;[.A73]=&quot;&quot;);&quot;&quot;;IF(NOT([$Calculation.C77]=&quot;&quot;);CONCATENATE(StartPos;CHAR(10);StartPosX;[.C74];&quot;,&quot;;CHAR(10);StartPosY;[.D74];&quot;,&quot;;CHAR(10);StartPosZ;[.E74];CHAR(10);StartRot;CHAR(10);StartRotX;[.F74];&quot;,&quot;;CHAR(10);StartRotY;[.G74];&quot;,&quot;;CHAR(10);StartRotZ;[.H74];CHAR(10);EndPos;CHAR(10);EndPosX;[.I74];&quot;,&quot;;CHAR(10);EndPosY;[.J74];&quot;,&quot;;CHAR(10);EndPosZ;[.K74];CHAR(10);EndRot;CHAR(10);EndRotX;[.L74];&quot;,&quot;;CHAR(10);EndRotY;[.M74];&quot;,&quot;;CHAR(10);EndRotZ;[.N74];CHAR(10);Duration;[.O74];&quot;,&quot;;CHAR(10);Delay;[.P74];&quot;,&quot;;CHAR(10);Ease;[$Calculation.R77];CHAR(10);Closure);FootNote))">
            <text:p/>
          </table:table-cell>
          <table:table-cell/>
          <table:table-cell table:formula="of:=IF([$Calculation.D77]=0;&quot;0&quot;;IF([$Calculation.D77]=ROUND([$Calculation.D77]);TEXT([$Calculation.D77];&quot;###&quot;);REPLACE([$Calculation.D77];SEARCH(&quot;,&quot;;[$Calculation.D77]);1;&quot;.&quot;)))" office:value-type="string" office:string-value="" calcext:value-type="error">
            <text:p>#WERT!</text:p>
          </table:table-cell>
          <table:table-cell table:formula="of:=IF([$Calculation.E77]=0;&quot;0&quot;;IF([$Calculation.E77]=ROUND([$Calculation.E77]);TEXT([$Calculation.E77];&quot;###&quot;);REPLACE([$Calculation.E77];SEARCH(&quot;,&quot;;[$Calculation.E77]);1;&quot;.&quot;)))" office:value-type="string" office:string-value="" calcext:value-type="error">
            <text:p>#WERT!</text:p>
          </table:table-cell>
          <table:table-cell table:formula="of:=IF([$Calculation.F77]=0;&quot;0&quot;;IF([$Calculation.F77]=ROUND([$Calculation.F77]);TEXT([$Calculation.F77];&quot;###&quot;);REPLACE([$Calculation.F77];SEARCH(&quot;,&quot;;[$Calculation.F77]);1;&quot;.&quot;)))" office:value-type="string" office:string-value="" calcext:value-type="error">
            <text:p>#WERT!</text:p>
          </table:table-cell>
          <table:table-cell table:formula="of:=IF([$Calculation.G77]=0;&quot;0&quot;;IF([$Calculation.G77]=ROUND([$Calculation.G77]);TEXT([$Calculation.G77];&quot;###&quot;);REPLACE([$Calculation.G77];SEARCH(&quot;,&quot;;[$Calculation.G77]);1;&quot;.&quot;)))" office:value-type="string" office:string-value="" calcext:value-type="error">
            <text:p>#WERT!</text:p>
          </table:table-cell>
          <table:table-cell table:formula="of:=IF([$Calculation.H77]=0;&quot;0&quot;;IF([$Calculation.H77]=ROUND([$Calculation.H77]);TEXT([$Calculation.H77];&quot;###&quot;);REPLACE([$Calculation.H77];SEARCH(&quot;,&quot;;[$Calculation.H77]);1;&quot;.&quot;)))" office:value-type="string" office:string-value="" calcext:value-type="error">
            <text:p>#WERT!</text:p>
          </table:table-cell>
          <table:table-cell table:formula="of:=IF([$Calculation.I77]=0;&quot;0&quot;;IF([$Calculation.I77]=ROUND([$Calculation.I77]);TEXT([$Calculation.I77];&quot;###&quot;);REPLACE([$Calculation.I77];SEARCH(&quot;,&quot;;[$Calculation.I77]);1;&quot;.&quot;)))" office:value-type="string" office:string-value="" calcext:value-type="error">
            <text:p>#WERT!</text:p>
          </table:table-cell>
          <table:table-cell table:formula="of:=IF([$Calculation.J77]=0;&quot;0&quot;;IF([$Calculation.J77]=ROUND([$Calculation.J77]);TEXT([$Calculation.J77];&quot;###&quot;);REPLACE([$Calculation.J77];SEARCH(&quot;,&quot;;[$Calculation.J77]);1;&quot;.&quot;)))" office:value-type="string" office:string-value="" calcext:value-type="error">
            <text:p>#WERT!</text:p>
          </table:table-cell>
          <table:table-cell table:formula="of:=IF([$Calculation.K77]=0;&quot;0&quot;;IF([$Calculation.K77]=ROUND([$Calculation.K77]);TEXT([$Calculation.K77];&quot;###&quot;);REPLACE([$Calculation.K77];SEARCH(&quot;,&quot;;[$Calculation.K77]);1;&quot;.&quot;)))" office:value-type="string" office:string-value="" calcext:value-type="error">
            <text:p>#WERT!</text:p>
          </table:table-cell>
          <table:table-cell table:formula="of:=IF([$Calculation.L77]=0;&quot;0&quot;;IF([$Calculation.L77]=ROUND([$Calculation.L77]);TEXT([$Calculation.L77];&quot;###&quot;);REPLACE([$Calculation.L77];SEARCH(&quot;,&quot;;[$Calculation.L77]);1;&quot;.&quot;)))" office:value-type="string" office:string-value="" calcext:value-type="error">
            <text:p>#WERT!</text:p>
          </table:table-cell>
          <table:table-cell table:formula="of:=IF([$Calculation.M77]=0;&quot;0&quot;;IF([$Calculation.M77]=ROUND([$Calculation.M77]);TEXT([$Calculation.M77];&quot;###&quot;);REPLACE([$Calculation.M77];SEARCH(&quot;,&quot;;[$Calculation.M77]);1;&quot;.&quot;)))" office:value-type="string" office:string-value="" calcext:value-type="error">
            <text:p>#WERT!</text:p>
          </table:table-cell>
          <table:table-cell table:formula="of:=IF([$Calculation.N77]=0;&quot;0&quot;;IF([$Calculation.N77]=ROUND([$Calculation.N77]);TEXT([$Calculation.N77];&quot;###&quot;);REPLACE([$Calculation.N77];SEARCH(&quot;,&quot;;[$Calculation.N77]);1;&quot;.&quot;)))" office:value-type="string" office:string-value="" calcext:value-type="error">
            <text:p>#WERT!</text:p>
          </table:table-cell>
          <table:table-cell table:formula="of:=IF([$Calculation.O77]=0;&quot;0&quot;;IF([$Calculation.O77]=ROUND([$Calculation.O77]);TEXT([$Calculation.O77];&quot;###&quot;);REPLACE([$Calculation.O77];SEARCH(&quot;,&quot;;[$Calculation.O77]);1;&quot;.&quot;)))" office:value-type="string" office:string-value="" calcext:value-type="error">
            <text:p>#WERT!</text:p>
          </table:table-cell>
          <table:table-cell table:formula="of:=IF([$Calculation.P77]=0;&quot;0&quot;;IF([$Calculation.P77]=ROUND([$Calculation.P77]);TEXT([$Calculation.P77];&quot;###&quot;);REPLACE([$Calculation.P77];SEARCH(&quot;,&quot;;[$Calculation.P77]);1;&quot;.&quot;)))" office:value-type="string" office:string-value="" calcext:value-type="error">
            <text:p>#WERT!</text:p>
          </table:table-cell>
          <table:table-cell table:formula="of:=IF([$Calculation.Q77]=0;&quot;0&quot;;IF([$Calculation.Q77]=ROUND([$Calculation.Q77]);TEXT([$Calculation.Q77];&quot;###&quot;);REPLACE([$Calculation.Q77];SEARCH(&quot;,&quot;;[$Calculation.Q7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4]=FootNote;[.A74]=&quot;&quot;);&quot;&quot;;IF(NOT([$Calculation.C78]=&quot;&quot;);CONCATENATE(StartPos;CHAR(10);StartPosX;[.C75];&quot;,&quot;;CHAR(10);StartPosY;[.D75];&quot;,&quot;;CHAR(10);StartPosZ;[.E75];CHAR(10);StartRot;CHAR(10);StartRotX;[.F75];&quot;,&quot;;CHAR(10);StartRotY;[.G75];&quot;,&quot;;CHAR(10);StartRotZ;[.H75];CHAR(10);EndPos;CHAR(10);EndPosX;[.I75];&quot;,&quot;;CHAR(10);EndPosY;[.J75];&quot;,&quot;;CHAR(10);EndPosZ;[.K75];CHAR(10);EndRot;CHAR(10);EndRotX;[.L75];&quot;,&quot;;CHAR(10);EndRotY;[.M75];&quot;,&quot;;CHAR(10);EndRotZ;[.N75];CHAR(10);Duration;[.O75];&quot;,&quot;;CHAR(10);Delay;[.P75];&quot;,&quot;;CHAR(10);Ease;[$Calculation.R78];CHAR(10);Closure);FootNote))">
            <text:p/>
          </table:table-cell>
          <table:table-cell/>
          <table:table-cell table:formula="of:=IF([$Calculation.D78]=0;&quot;0&quot;;IF([$Calculation.D78]=ROUND([$Calculation.D78]);TEXT([$Calculation.D78];&quot;###&quot;);REPLACE([$Calculation.D78];SEARCH(&quot;,&quot;;[$Calculation.D78]);1;&quot;.&quot;)))" office:value-type="string" office:string-value="" calcext:value-type="error">
            <text:p>#WERT!</text:p>
          </table:table-cell>
          <table:table-cell table:formula="of:=IF([$Calculation.E78]=0;&quot;0&quot;;IF([$Calculation.E78]=ROUND([$Calculation.E78]);TEXT([$Calculation.E78];&quot;###&quot;);REPLACE([$Calculation.E78];SEARCH(&quot;,&quot;;[$Calculation.E78]);1;&quot;.&quot;)))" office:value-type="string" office:string-value="" calcext:value-type="error">
            <text:p>#WERT!</text:p>
          </table:table-cell>
          <table:table-cell table:formula="of:=IF([$Calculation.F78]=0;&quot;0&quot;;IF([$Calculation.F78]=ROUND([$Calculation.F78]);TEXT([$Calculation.F78];&quot;###&quot;);REPLACE([$Calculation.F78];SEARCH(&quot;,&quot;;[$Calculation.F78]);1;&quot;.&quot;)))" office:value-type="string" office:string-value="" calcext:value-type="error">
            <text:p>#WERT!</text:p>
          </table:table-cell>
          <table:table-cell table:formula="of:=IF([$Calculation.G78]=0;&quot;0&quot;;IF([$Calculation.G78]=ROUND([$Calculation.G78]);TEXT([$Calculation.G78];&quot;###&quot;);REPLACE([$Calculation.G78];SEARCH(&quot;,&quot;;[$Calculation.G78]);1;&quot;.&quot;)))" office:value-type="string" office:string-value="" calcext:value-type="error">
            <text:p>#WERT!</text:p>
          </table:table-cell>
          <table:table-cell table:formula="of:=IF([$Calculation.H78]=0;&quot;0&quot;;IF([$Calculation.H78]=ROUND([$Calculation.H78]);TEXT([$Calculation.H78];&quot;###&quot;);REPLACE([$Calculation.H78];SEARCH(&quot;,&quot;;[$Calculation.H78]);1;&quot;.&quot;)))" office:value-type="string" office:string-value="" calcext:value-type="error">
            <text:p>#WERT!</text:p>
          </table:table-cell>
          <table:table-cell table:formula="of:=IF([$Calculation.I78]=0;&quot;0&quot;;IF([$Calculation.I78]=ROUND([$Calculation.I78]);TEXT([$Calculation.I78];&quot;###&quot;);REPLACE([$Calculation.I78];SEARCH(&quot;,&quot;;[$Calculation.I78]);1;&quot;.&quot;)))" office:value-type="string" office:string-value="" calcext:value-type="error">
            <text:p>#WERT!</text:p>
          </table:table-cell>
          <table:table-cell table:formula="of:=IF([$Calculation.J78]=0;&quot;0&quot;;IF([$Calculation.J78]=ROUND([$Calculation.J78]);TEXT([$Calculation.J78];&quot;###&quot;);REPLACE([$Calculation.J78];SEARCH(&quot;,&quot;;[$Calculation.J78]);1;&quot;.&quot;)))" office:value-type="string" office:string-value="" calcext:value-type="error">
            <text:p>#WERT!</text:p>
          </table:table-cell>
          <table:table-cell table:formula="of:=IF([$Calculation.K78]=0;&quot;0&quot;;IF([$Calculation.K78]=ROUND([$Calculation.K78]);TEXT([$Calculation.K78];&quot;###&quot;);REPLACE([$Calculation.K78];SEARCH(&quot;,&quot;;[$Calculation.K78]);1;&quot;.&quot;)))" office:value-type="string" office:string-value="" calcext:value-type="error">
            <text:p>#WERT!</text:p>
          </table:table-cell>
          <table:table-cell table:formula="of:=IF([$Calculation.L78]=0;&quot;0&quot;;IF([$Calculation.L78]=ROUND([$Calculation.L78]);TEXT([$Calculation.L78];&quot;###&quot;);REPLACE([$Calculation.L78];SEARCH(&quot;,&quot;;[$Calculation.L78]);1;&quot;.&quot;)))" office:value-type="string" office:string-value="" calcext:value-type="error">
            <text:p>#WERT!</text:p>
          </table:table-cell>
          <table:table-cell table:formula="of:=IF([$Calculation.M78]=0;&quot;0&quot;;IF([$Calculation.M78]=ROUND([$Calculation.M78]);TEXT([$Calculation.M78];&quot;###&quot;);REPLACE([$Calculation.M78];SEARCH(&quot;,&quot;;[$Calculation.M78]);1;&quot;.&quot;)))" office:value-type="string" office:string-value="" calcext:value-type="error">
            <text:p>#WERT!</text:p>
          </table:table-cell>
          <table:table-cell table:formula="of:=IF([$Calculation.N78]=0;&quot;0&quot;;IF([$Calculation.N78]=ROUND([$Calculation.N78]);TEXT([$Calculation.N78];&quot;###&quot;);REPLACE([$Calculation.N78];SEARCH(&quot;,&quot;;[$Calculation.N78]);1;&quot;.&quot;)))" office:value-type="string" office:string-value="" calcext:value-type="error">
            <text:p>#WERT!</text:p>
          </table:table-cell>
          <table:table-cell table:formula="of:=IF([$Calculation.O78]=0;&quot;0&quot;;IF([$Calculation.O78]=ROUND([$Calculation.O78]);TEXT([$Calculation.O78];&quot;###&quot;);REPLACE([$Calculation.O78];SEARCH(&quot;,&quot;;[$Calculation.O78]);1;&quot;.&quot;)))" office:value-type="string" office:string-value="" calcext:value-type="error">
            <text:p>#WERT!</text:p>
          </table:table-cell>
          <table:table-cell table:formula="of:=IF([$Calculation.P78]=0;&quot;0&quot;;IF([$Calculation.P78]=ROUND([$Calculation.P78]);TEXT([$Calculation.P78];&quot;###&quot;);REPLACE([$Calculation.P78];SEARCH(&quot;,&quot;;[$Calculation.P78]);1;&quot;.&quot;)))" office:value-type="string" office:string-value="" calcext:value-type="error">
            <text:p>#WERT!</text:p>
          </table:table-cell>
          <table:table-cell table:formula="of:=IF([$Calculation.Q78]=0;&quot;0&quot;;IF([$Calculation.Q78]=ROUND([$Calculation.Q78]);TEXT([$Calculation.Q78];&quot;###&quot;);REPLACE([$Calculation.Q78];SEARCH(&quot;,&quot;;[$Calculation.Q7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5]=FootNote;[.A75]=&quot;&quot;);&quot;&quot;;IF(NOT([$Calculation.C79]=&quot;&quot;);CONCATENATE(StartPos;CHAR(10);StartPosX;[.C76];&quot;,&quot;;CHAR(10);StartPosY;[.D76];&quot;,&quot;;CHAR(10);StartPosZ;[.E76];CHAR(10);StartRot;CHAR(10);StartRotX;[.F76];&quot;,&quot;;CHAR(10);StartRotY;[.G76];&quot;,&quot;;CHAR(10);StartRotZ;[.H76];CHAR(10);EndPos;CHAR(10);EndPosX;[.I76];&quot;,&quot;;CHAR(10);EndPosY;[.J76];&quot;,&quot;;CHAR(10);EndPosZ;[.K76];CHAR(10);EndRot;CHAR(10);EndRotX;[.L76];&quot;,&quot;;CHAR(10);EndRotY;[.M76];&quot;,&quot;;CHAR(10);EndRotZ;[.N76];CHAR(10);Duration;[.O76];&quot;,&quot;;CHAR(10);Delay;[.P76];&quot;,&quot;;CHAR(10);Ease;[$Calculation.R79];CHAR(10);Closure);FootNote))">
            <text:p/>
          </table:table-cell>
          <table:table-cell/>
          <table:table-cell table:formula="of:=IF([$Calculation.D79]=0;&quot;0&quot;;IF([$Calculation.D79]=ROUND([$Calculation.D79]);TEXT([$Calculation.D79];&quot;###&quot;);REPLACE([$Calculation.D79];SEARCH(&quot;,&quot;;[$Calculation.D79]);1;&quot;.&quot;)))" office:value-type="string" office:string-value="" calcext:value-type="error">
            <text:p>#WERT!</text:p>
          </table:table-cell>
          <table:table-cell table:formula="of:=IF([$Calculation.E79]=0;&quot;0&quot;;IF([$Calculation.E79]=ROUND([$Calculation.E79]);TEXT([$Calculation.E79];&quot;###&quot;);REPLACE([$Calculation.E79];SEARCH(&quot;,&quot;;[$Calculation.E79]);1;&quot;.&quot;)))" office:value-type="string" office:string-value="" calcext:value-type="error">
            <text:p>#WERT!</text:p>
          </table:table-cell>
          <table:table-cell table:formula="of:=IF([$Calculation.F79]=0;&quot;0&quot;;IF([$Calculation.F79]=ROUND([$Calculation.F79]);TEXT([$Calculation.F79];&quot;###&quot;);REPLACE([$Calculation.F79];SEARCH(&quot;,&quot;;[$Calculation.F79]);1;&quot;.&quot;)))" office:value-type="string" office:string-value="" calcext:value-type="error">
            <text:p>#WERT!</text:p>
          </table:table-cell>
          <table:table-cell table:formula="of:=IF([$Calculation.G79]=0;&quot;0&quot;;IF([$Calculation.G79]=ROUND([$Calculation.G79]);TEXT([$Calculation.G79];&quot;###&quot;);REPLACE([$Calculation.G79];SEARCH(&quot;,&quot;;[$Calculation.G79]);1;&quot;.&quot;)))" office:value-type="string" office:string-value="" calcext:value-type="error">
            <text:p>#WERT!</text:p>
          </table:table-cell>
          <table:table-cell table:formula="of:=IF([$Calculation.H79]=0;&quot;0&quot;;IF([$Calculation.H79]=ROUND([$Calculation.H79]);TEXT([$Calculation.H79];&quot;###&quot;);REPLACE([$Calculation.H79];SEARCH(&quot;,&quot;;[$Calculation.H79]);1;&quot;.&quot;)))" office:value-type="string" office:string-value="" calcext:value-type="error">
            <text:p>#WERT!</text:p>
          </table:table-cell>
          <table:table-cell table:formula="of:=IF([$Calculation.I79]=0;&quot;0&quot;;IF([$Calculation.I79]=ROUND([$Calculation.I79]);TEXT([$Calculation.I79];&quot;###&quot;);REPLACE([$Calculation.I79];SEARCH(&quot;,&quot;;[$Calculation.I79]);1;&quot;.&quot;)))" office:value-type="string" office:string-value="" calcext:value-type="error">
            <text:p>#WERT!</text:p>
          </table:table-cell>
          <table:table-cell table:formula="of:=IF([$Calculation.J79]=0;&quot;0&quot;;IF([$Calculation.J79]=ROUND([$Calculation.J79]);TEXT([$Calculation.J79];&quot;###&quot;);REPLACE([$Calculation.J79];SEARCH(&quot;,&quot;;[$Calculation.J79]);1;&quot;.&quot;)))" office:value-type="string" office:string-value="" calcext:value-type="error">
            <text:p>#WERT!</text:p>
          </table:table-cell>
          <table:table-cell table:formula="of:=IF([$Calculation.K79]=0;&quot;0&quot;;IF([$Calculation.K79]=ROUND([$Calculation.K79]);TEXT([$Calculation.K79];&quot;###&quot;);REPLACE([$Calculation.K79];SEARCH(&quot;,&quot;;[$Calculation.K79]);1;&quot;.&quot;)))" office:value-type="string" office:string-value="" calcext:value-type="error">
            <text:p>#WERT!</text:p>
          </table:table-cell>
          <table:table-cell table:formula="of:=IF([$Calculation.L79]=0;&quot;0&quot;;IF([$Calculation.L79]=ROUND([$Calculation.L79]);TEXT([$Calculation.L79];&quot;###&quot;);REPLACE([$Calculation.L79];SEARCH(&quot;,&quot;;[$Calculation.L79]);1;&quot;.&quot;)))" office:value-type="string" office:string-value="" calcext:value-type="error">
            <text:p>#WERT!</text:p>
          </table:table-cell>
          <table:table-cell table:formula="of:=IF([$Calculation.M79]=0;&quot;0&quot;;IF([$Calculation.M79]=ROUND([$Calculation.M79]);TEXT([$Calculation.M79];&quot;###&quot;);REPLACE([$Calculation.M79];SEARCH(&quot;,&quot;;[$Calculation.M79]);1;&quot;.&quot;)))" office:value-type="string" office:string-value="" calcext:value-type="error">
            <text:p>#WERT!</text:p>
          </table:table-cell>
          <table:table-cell table:formula="of:=IF([$Calculation.N79]=0;&quot;0&quot;;IF([$Calculation.N79]=ROUND([$Calculation.N79]);TEXT([$Calculation.N79];&quot;###&quot;);REPLACE([$Calculation.N79];SEARCH(&quot;,&quot;;[$Calculation.N79]);1;&quot;.&quot;)))" office:value-type="string" office:string-value="" calcext:value-type="error">
            <text:p>#WERT!</text:p>
          </table:table-cell>
          <table:table-cell table:formula="of:=IF([$Calculation.O79]=0;&quot;0&quot;;IF([$Calculation.O79]=ROUND([$Calculation.O79]);TEXT([$Calculation.O79];&quot;###&quot;);REPLACE([$Calculation.O79];SEARCH(&quot;,&quot;;[$Calculation.O79]);1;&quot;.&quot;)))" office:value-type="string" office:string-value="" calcext:value-type="error">
            <text:p>#WERT!</text:p>
          </table:table-cell>
          <table:table-cell table:formula="of:=IF([$Calculation.P79]=0;&quot;0&quot;;IF([$Calculation.P79]=ROUND([$Calculation.P79]);TEXT([$Calculation.P79];&quot;###&quot;);REPLACE([$Calculation.P79];SEARCH(&quot;,&quot;;[$Calculation.P79]);1;&quot;.&quot;)))" office:value-type="string" office:string-value="" calcext:value-type="error">
            <text:p>#WERT!</text:p>
          </table:table-cell>
          <table:table-cell table:formula="of:=IF([$Calculation.Q79]=0;&quot;0&quot;;IF([$Calculation.Q79]=ROUND([$Calculation.Q79]);TEXT([$Calculation.Q79];&quot;###&quot;);REPLACE([$Calculation.Q79];SEARCH(&quot;,&quot;;[$Calculation.Q7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6]=FootNote;[.A76]=&quot;&quot;);&quot;&quot;;IF(NOT([$Calculation.C80]=&quot;&quot;);CONCATENATE(StartPos;CHAR(10);StartPosX;[.C77];&quot;,&quot;;CHAR(10);StartPosY;[.D77];&quot;,&quot;;CHAR(10);StartPosZ;[.E77];CHAR(10);StartRot;CHAR(10);StartRotX;[.F77];&quot;,&quot;;CHAR(10);StartRotY;[.G77];&quot;,&quot;;CHAR(10);StartRotZ;[.H77];CHAR(10);EndPos;CHAR(10);EndPosX;[.I77];&quot;,&quot;;CHAR(10);EndPosY;[.J77];&quot;,&quot;;CHAR(10);EndPosZ;[.K77];CHAR(10);EndRot;CHAR(10);EndRotX;[.L77];&quot;,&quot;;CHAR(10);EndRotY;[.M77];&quot;,&quot;;CHAR(10);EndRotZ;[.N77];CHAR(10);Duration;[.O77];&quot;,&quot;;CHAR(10);Delay;[.P77];&quot;,&quot;;CHAR(10);Ease;[$Calculation.R80];CHAR(10);Closure);FootNote))">
            <text:p/>
          </table:table-cell>
          <table:table-cell/>
          <table:table-cell table:formula="of:=IF([$Calculation.D80]=0;&quot;0&quot;;IF([$Calculation.D80]=ROUND([$Calculation.D80]);TEXT([$Calculation.D80];&quot;###&quot;);REPLACE([$Calculation.D80];SEARCH(&quot;,&quot;;[$Calculation.D80]);1;&quot;.&quot;)))" office:value-type="string" office:string-value="" calcext:value-type="error">
            <text:p>#WERT!</text:p>
          </table:table-cell>
          <table:table-cell table:formula="of:=IF([$Calculation.E80]=0;&quot;0&quot;;IF([$Calculation.E80]=ROUND([$Calculation.E80]);TEXT([$Calculation.E80];&quot;###&quot;);REPLACE([$Calculation.E80];SEARCH(&quot;,&quot;;[$Calculation.E80]);1;&quot;.&quot;)))" office:value-type="string" office:string-value="" calcext:value-type="error">
            <text:p>#WERT!</text:p>
          </table:table-cell>
          <table:table-cell table:formula="of:=IF([$Calculation.F80]=0;&quot;0&quot;;IF([$Calculation.F80]=ROUND([$Calculation.F80]);TEXT([$Calculation.F80];&quot;###&quot;);REPLACE([$Calculation.F80];SEARCH(&quot;,&quot;;[$Calculation.F80]);1;&quot;.&quot;)))" office:value-type="string" office:string-value="" calcext:value-type="error">
            <text:p>#WERT!</text:p>
          </table:table-cell>
          <table:table-cell table:formula="of:=IF([$Calculation.G80]=0;&quot;0&quot;;IF([$Calculation.G80]=ROUND([$Calculation.G80]);TEXT([$Calculation.G80];&quot;###&quot;);REPLACE([$Calculation.G80];SEARCH(&quot;,&quot;;[$Calculation.G80]);1;&quot;.&quot;)))" office:value-type="string" office:string-value="" calcext:value-type="error">
            <text:p>#WERT!</text:p>
          </table:table-cell>
          <table:table-cell table:formula="of:=IF([$Calculation.H80]=0;&quot;0&quot;;IF([$Calculation.H80]=ROUND([$Calculation.H80]);TEXT([$Calculation.H80];&quot;###&quot;);REPLACE([$Calculation.H80];SEARCH(&quot;,&quot;;[$Calculation.H80]);1;&quot;.&quot;)))" office:value-type="string" office:string-value="" calcext:value-type="error">
            <text:p>#WERT!</text:p>
          </table:table-cell>
          <table:table-cell table:formula="of:=IF([$Calculation.I80]=0;&quot;0&quot;;IF([$Calculation.I80]=ROUND([$Calculation.I80]);TEXT([$Calculation.I80];&quot;###&quot;);REPLACE([$Calculation.I80];SEARCH(&quot;,&quot;;[$Calculation.I80]);1;&quot;.&quot;)))" office:value-type="string" office:string-value="" calcext:value-type="error">
            <text:p>#WERT!</text:p>
          </table:table-cell>
          <table:table-cell table:formula="of:=IF([$Calculation.J80]=0;&quot;0&quot;;IF([$Calculation.J80]=ROUND([$Calculation.J80]);TEXT([$Calculation.J80];&quot;###&quot;);REPLACE([$Calculation.J80];SEARCH(&quot;,&quot;;[$Calculation.J80]);1;&quot;.&quot;)))" office:value-type="string" office:string-value="" calcext:value-type="error">
            <text:p>#WERT!</text:p>
          </table:table-cell>
          <table:table-cell table:formula="of:=IF([$Calculation.K80]=0;&quot;0&quot;;IF([$Calculation.K80]=ROUND([$Calculation.K80]);TEXT([$Calculation.K80];&quot;###&quot;);REPLACE([$Calculation.K80];SEARCH(&quot;,&quot;;[$Calculation.K80]);1;&quot;.&quot;)))" office:value-type="string" office:string-value="" calcext:value-type="error">
            <text:p>#WERT!</text:p>
          </table:table-cell>
          <table:table-cell table:formula="of:=IF([$Calculation.L80]=0;&quot;0&quot;;IF([$Calculation.L80]=ROUND([$Calculation.L80]);TEXT([$Calculation.L80];&quot;###&quot;);REPLACE([$Calculation.L80];SEARCH(&quot;,&quot;;[$Calculation.L80]);1;&quot;.&quot;)))" office:value-type="string" office:string-value="" calcext:value-type="error">
            <text:p>#WERT!</text:p>
          </table:table-cell>
          <table:table-cell table:formula="of:=IF([$Calculation.M80]=0;&quot;0&quot;;IF([$Calculation.M80]=ROUND([$Calculation.M80]);TEXT([$Calculation.M80];&quot;###&quot;);REPLACE([$Calculation.M80];SEARCH(&quot;,&quot;;[$Calculation.M80]);1;&quot;.&quot;)))" office:value-type="string" office:string-value="" calcext:value-type="error">
            <text:p>#WERT!</text:p>
          </table:table-cell>
          <table:table-cell table:formula="of:=IF([$Calculation.N80]=0;&quot;0&quot;;IF([$Calculation.N80]=ROUND([$Calculation.N80]);TEXT([$Calculation.N80];&quot;###&quot;);REPLACE([$Calculation.N80];SEARCH(&quot;,&quot;;[$Calculation.N80]);1;&quot;.&quot;)))" office:value-type="string" office:string-value="" calcext:value-type="error">
            <text:p>#WERT!</text:p>
          </table:table-cell>
          <table:table-cell table:formula="of:=IF([$Calculation.O80]=0;&quot;0&quot;;IF([$Calculation.O80]=ROUND([$Calculation.O80]);TEXT([$Calculation.O80];&quot;###&quot;);REPLACE([$Calculation.O80];SEARCH(&quot;,&quot;;[$Calculation.O80]);1;&quot;.&quot;)))" office:value-type="string" office:string-value="" calcext:value-type="error">
            <text:p>#WERT!</text:p>
          </table:table-cell>
          <table:table-cell table:formula="of:=IF([$Calculation.P80]=0;&quot;0&quot;;IF([$Calculation.P80]=ROUND([$Calculation.P80]);TEXT([$Calculation.P80];&quot;###&quot;);REPLACE([$Calculation.P80];SEARCH(&quot;,&quot;;[$Calculation.P80]);1;&quot;.&quot;)))" office:value-type="string" office:string-value="" calcext:value-type="error">
            <text:p>#WERT!</text:p>
          </table:table-cell>
          <table:table-cell table:formula="of:=IF([$Calculation.Q80]=0;&quot;0&quot;;IF([$Calculation.Q80]=ROUND([$Calculation.Q80]);TEXT([$Calculation.Q80];&quot;###&quot;);REPLACE([$Calculation.Q80];SEARCH(&quot;,&quot;;[$Calculation.Q8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7]=FootNote;[.A77]=&quot;&quot;);&quot;&quot;;IF(NOT([$Calculation.C81]=&quot;&quot;);CONCATENATE(StartPos;CHAR(10);StartPosX;[.C78];&quot;,&quot;;CHAR(10);StartPosY;[.D78];&quot;,&quot;;CHAR(10);StartPosZ;[.E78];CHAR(10);StartRot;CHAR(10);StartRotX;[.F78];&quot;,&quot;;CHAR(10);StartRotY;[.G78];&quot;,&quot;;CHAR(10);StartRotZ;[.H78];CHAR(10);EndPos;CHAR(10);EndPosX;[.I78];&quot;,&quot;;CHAR(10);EndPosY;[.J78];&quot;,&quot;;CHAR(10);EndPosZ;[.K78];CHAR(10);EndRot;CHAR(10);EndRotX;[.L78];&quot;,&quot;;CHAR(10);EndRotY;[.M78];&quot;,&quot;;CHAR(10);EndRotZ;[.N78];CHAR(10);Duration;[.O78];&quot;,&quot;;CHAR(10);Delay;[.P78];&quot;,&quot;;CHAR(10);Ease;[$Calculation.R81];CHAR(10);Closure);FootNote))">
            <text:p/>
          </table:table-cell>
          <table:table-cell/>
          <table:table-cell table:formula="of:=IF([$Calculation.D81]=0;&quot;0&quot;;IF([$Calculation.D81]=ROUND([$Calculation.D81]);TEXT([$Calculation.D81];&quot;###&quot;);REPLACE([$Calculation.D81];SEARCH(&quot;,&quot;;[$Calculation.D81]);1;&quot;.&quot;)))" office:value-type="string" office:string-value="" calcext:value-type="error">
            <text:p>#WERT!</text:p>
          </table:table-cell>
          <table:table-cell table:formula="of:=IF([$Calculation.E81]=0;&quot;0&quot;;IF([$Calculation.E81]=ROUND([$Calculation.E81]);TEXT([$Calculation.E81];&quot;###&quot;);REPLACE([$Calculation.E81];SEARCH(&quot;,&quot;;[$Calculation.E81]);1;&quot;.&quot;)))" office:value-type="string" office:string-value="" calcext:value-type="error">
            <text:p>#WERT!</text:p>
          </table:table-cell>
          <table:table-cell table:formula="of:=IF([$Calculation.F81]=0;&quot;0&quot;;IF([$Calculation.F81]=ROUND([$Calculation.F81]);TEXT([$Calculation.F81];&quot;###&quot;);REPLACE([$Calculation.F81];SEARCH(&quot;,&quot;;[$Calculation.F81]);1;&quot;.&quot;)))" office:value-type="string" office:string-value="" calcext:value-type="error">
            <text:p>#WERT!</text:p>
          </table:table-cell>
          <table:table-cell table:formula="of:=IF([$Calculation.G81]=0;&quot;0&quot;;IF([$Calculation.G81]=ROUND([$Calculation.G81]);TEXT([$Calculation.G81];&quot;###&quot;);REPLACE([$Calculation.G81];SEARCH(&quot;,&quot;;[$Calculation.G81]);1;&quot;.&quot;)))" office:value-type="string" office:string-value="" calcext:value-type="error">
            <text:p>#WERT!</text:p>
          </table:table-cell>
          <table:table-cell table:formula="of:=IF([$Calculation.H81]=0;&quot;0&quot;;IF([$Calculation.H81]=ROUND([$Calculation.H81]);TEXT([$Calculation.H81];&quot;###&quot;);REPLACE([$Calculation.H81];SEARCH(&quot;,&quot;;[$Calculation.H81]);1;&quot;.&quot;)))" office:value-type="string" office:string-value="" calcext:value-type="error">
            <text:p>#WERT!</text:p>
          </table:table-cell>
          <table:table-cell table:formula="of:=IF([$Calculation.I81]=0;&quot;0&quot;;IF([$Calculation.I81]=ROUND([$Calculation.I81]);TEXT([$Calculation.I81];&quot;###&quot;);REPLACE([$Calculation.I81];SEARCH(&quot;,&quot;;[$Calculation.I81]);1;&quot;.&quot;)))" office:value-type="string" office:string-value="" calcext:value-type="error">
            <text:p>#WERT!</text:p>
          </table:table-cell>
          <table:table-cell table:formula="of:=IF([$Calculation.J81]=0;&quot;0&quot;;IF([$Calculation.J81]=ROUND([$Calculation.J81]);TEXT([$Calculation.J81];&quot;###&quot;);REPLACE([$Calculation.J81];SEARCH(&quot;,&quot;;[$Calculation.J81]);1;&quot;.&quot;)))" office:value-type="string" office:string-value="" calcext:value-type="error">
            <text:p>#WERT!</text:p>
          </table:table-cell>
          <table:table-cell table:formula="of:=IF([$Calculation.K81]=0;&quot;0&quot;;IF([$Calculation.K81]=ROUND([$Calculation.K81]);TEXT([$Calculation.K81];&quot;###&quot;);REPLACE([$Calculation.K81];SEARCH(&quot;,&quot;;[$Calculation.K81]);1;&quot;.&quot;)))" office:value-type="string" office:string-value="" calcext:value-type="error">
            <text:p>#WERT!</text:p>
          </table:table-cell>
          <table:table-cell table:formula="of:=IF([$Calculation.L81]=0;&quot;0&quot;;IF([$Calculation.L81]=ROUND([$Calculation.L81]);TEXT([$Calculation.L81];&quot;###&quot;);REPLACE([$Calculation.L81];SEARCH(&quot;,&quot;;[$Calculation.L81]);1;&quot;.&quot;)))" office:value-type="string" office:string-value="" calcext:value-type="error">
            <text:p>#WERT!</text:p>
          </table:table-cell>
          <table:table-cell table:formula="of:=IF([$Calculation.M81]=0;&quot;0&quot;;IF([$Calculation.M81]=ROUND([$Calculation.M81]);TEXT([$Calculation.M81];&quot;###&quot;);REPLACE([$Calculation.M81];SEARCH(&quot;,&quot;;[$Calculation.M81]);1;&quot;.&quot;)))" office:value-type="string" office:string-value="" calcext:value-type="error">
            <text:p>#WERT!</text:p>
          </table:table-cell>
          <table:table-cell table:formula="of:=IF([$Calculation.N81]=0;&quot;0&quot;;IF([$Calculation.N81]=ROUND([$Calculation.N81]);TEXT([$Calculation.N81];&quot;###&quot;);REPLACE([$Calculation.N81];SEARCH(&quot;,&quot;;[$Calculation.N81]);1;&quot;.&quot;)))" office:value-type="string" office:string-value="" calcext:value-type="error">
            <text:p>#WERT!</text:p>
          </table:table-cell>
          <table:table-cell table:formula="of:=IF([$Calculation.O81]=0;&quot;0&quot;;IF([$Calculation.O81]=ROUND([$Calculation.O81]);TEXT([$Calculation.O81];&quot;###&quot;);REPLACE([$Calculation.O81];SEARCH(&quot;,&quot;;[$Calculation.O81]);1;&quot;.&quot;)))" office:value-type="string" office:string-value="" calcext:value-type="error">
            <text:p>#WERT!</text:p>
          </table:table-cell>
          <table:table-cell table:formula="of:=IF([$Calculation.P81]=0;&quot;0&quot;;IF([$Calculation.P81]=ROUND([$Calculation.P81]);TEXT([$Calculation.P81];&quot;###&quot;);REPLACE([$Calculation.P81];SEARCH(&quot;,&quot;;[$Calculation.P81]);1;&quot;.&quot;)))" office:value-type="string" office:string-value="" calcext:value-type="error">
            <text:p>#WERT!</text:p>
          </table:table-cell>
          <table:table-cell table:formula="of:=IF([$Calculation.Q81]=0;&quot;0&quot;;IF([$Calculation.Q81]=ROUND([$Calculation.Q81]);TEXT([$Calculation.Q81];&quot;###&quot;);REPLACE([$Calculation.Q81];SEARCH(&quot;,&quot;;[$Calculation.Q8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8]=FootNote;[.A78]=&quot;&quot;);&quot;&quot;;IF(NOT([$Calculation.C82]=&quot;&quot;);CONCATENATE(StartPos;CHAR(10);StartPosX;[.C79];&quot;,&quot;;CHAR(10);StartPosY;[.D79];&quot;,&quot;;CHAR(10);StartPosZ;[.E79];CHAR(10);StartRot;CHAR(10);StartRotX;[.F79];&quot;,&quot;;CHAR(10);StartRotY;[.G79];&quot;,&quot;;CHAR(10);StartRotZ;[.H79];CHAR(10);EndPos;CHAR(10);EndPosX;[.I79];&quot;,&quot;;CHAR(10);EndPosY;[.J79];&quot;,&quot;;CHAR(10);EndPosZ;[.K79];CHAR(10);EndRot;CHAR(10);EndRotX;[.L79];&quot;,&quot;;CHAR(10);EndRotY;[.M79];&quot;,&quot;;CHAR(10);EndRotZ;[.N79];CHAR(10);Duration;[.O79];&quot;,&quot;;CHAR(10);Delay;[.P79];&quot;,&quot;;CHAR(10);Ease;[$Calculation.R82];CHAR(10);Closure);FootNote))">
            <text:p/>
          </table:table-cell>
          <table:table-cell/>
          <table:table-cell table:formula="of:=IF([$Calculation.D82]=0;&quot;0&quot;;IF([$Calculation.D82]=ROUND([$Calculation.D82]);TEXT([$Calculation.D82];&quot;###&quot;);REPLACE([$Calculation.D82];SEARCH(&quot;,&quot;;[$Calculation.D82]);1;&quot;.&quot;)))" office:value-type="string" office:string-value="" calcext:value-type="error">
            <text:p>#WERT!</text:p>
          </table:table-cell>
          <table:table-cell table:formula="of:=IF([$Calculation.E82]=0;&quot;0&quot;;IF([$Calculation.E82]=ROUND([$Calculation.E82]);TEXT([$Calculation.E82];&quot;###&quot;);REPLACE([$Calculation.E82];SEARCH(&quot;,&quot;;[$Calculation.E82]);1;&quot;.&quot;)))" office:value-type="string" office:string-value="" calcext:value-type="error">
            <text:p>#WERT!</text:p>
          </table:table-cell>
          <table:table-cell table:formula="of:=IF([$Calculation.F82]=0;&quot;0&quot;;IF([$Calculation.F82]=ROUND([$Calculation.F82]);TEXT([$Calculation.F82];&quot;###&quot;);REPLACE([$Calculation.F82];SEARCH(&quot;,&quot;;[$Calculation.F82]);1;&quot;.&quot;)))" office:value-type="string" office:string-value="" calcext:value-type="error">
            <text:p>#WERT!</text:p>
          </table:table-cell>
          <table:table-cell table:formula="of:=IF([$Calculation.G82]=0;&quot;0&quot;;IF([$Calculation.G82]=ROUND([$Calculation.G82]);TEXT([$Calculation.G82];&quot;###&quot;);REPLACE([$Calculation.G82];SEARCH(&quot;,&quot;;[$Calculation.G82]);1;&quot;.&quot;)))" office:value-type="string" office:string-value="" calcext:value-type="error">
            <text:p>#WERT!</text:p>
          </table:table-cell>
          <table:table-cell table:formula="of:=IF([$Calculation.H82]=0;&quot;0&quot;;IF([$Calculation.H82]=ROUND([$Calculation.H82]);TEXT([$Calculation.H82];&quot;###&quot;);REPLACE([$Calculation.H82];SEARCH(&quot;,&quot;;[$Calculation.H82]);1;&quot;.&quot;)))" office:value-type="string" office:string-value="" calcext:value-type="error">
            <text:p>#WERT!</text:p>
          </table:table-cell>
          <table:table-cell table:formula="of:=IF([$Calculation.I82]=0;&quot;0&quot;;IF([$Calculation.I82]=ROUND([$Calculation.I82]);TEXT([$Calculation.I82];&quot;###&quot;);REPLACE([$Calculation.I82];SEARCH(&quot;,&quot;;[$Calculation.I82]);1;&quot;.&quot;)))" office:value-type="string" office:string-value="" calcext:value-type="error">
            <text:p>#WERT!</text:p>
          </table:table-cell>
          <table:table-cell table:formula="of:=IF([$Calculation.J82]=0;&quot;0&quot;;IF([$Calculation.J82]=ROUND([$Calculation.J82]);TEXT([$Calculation.J82];&quot;###&quot;);REPLACE([$Calculation.J82];SEARCH(&quot;,&quot;;[$Calculation.J82]);1;&quot;.&quot;)))" office:value-type="string" office:string-value="" calcext:value-type="error">
            <text:p>#WERT!</text:p>
          </table:table-cell>
          <table:table-cell table:formula="of:=IF([$Calculation.K82]=0;&quot;0&quot;;IF([$Calculation.K82]=ROUND([$Calculation.K82]);TEXT([$Calculation.K82];&quot;###&quot;);REPLACE([$Calculation.K82];SEARCH(&quot;,&quot;;[$Calculation.K82]);1;&quot;.&quot;)))" office:value-type="string" office:string-value="" calcext:value-type="error">
            <text:p>#WERT!</text:p>
          </table:table-cell>
          <table:table-cell table:formula="of:=IF([$Calculation.L82]=0;&quot;0&quot;;IF([$Calculation.L82]=ROUND([$Calculation.L82]);TEXT([$Calculation.L82];&quot;###&quot;);REPLACE([$Calculation.L82];SEARCH(&quot;,&quot;;[$Calculation.L82]);1;&quot;.&quot;)))" office:value-type="string" office:string-value="" calcext:value-type="error">
            <text:p>#WERT!</text:p>
          </table:table-cell>
          <table:table-cell table:formula="of:=IF([$Calculation.M82]=0;&quot;0&quot;;IF([$Calculation.M82]=ROUND([$Calculation.M82]);TEXT([$Calculation.M82];&quot;###&quot;);REPLACE([$Calculation.M82];SEARCH(&quot;,&quot;;[$Calculation.M82]);1;&quot;.&quot;)))" office:value-type="string" office:string-value="" calcext:value-type="error">
            <text:p>#WERT!</text:p>
          </table:table-cell>
          <table:table-cell table:formula="of:=IF([$Calculation.N82]=0;&quot;0&quot;;IF([$Calculation.N82]=ROUND([$Calculation.N82]);TEXT([$Calculation.N82];&quot;###&quot;);REPLACE([$Calculation.N82];SEARCH(&quot;,&quot;;[$Calculation.N82]);1;&quot;.&quot;)))" office:value-type="string" office:string-value="" calcext:value-type="error">
            <text:p>#WERT!</text:p>
          </table:table-cell>
          <table:table-cell table:formula="of:=IF([$Calculation.O82]=0;&quot;0&quot;;IF([$Calculation.O82]=ROUND([$Calculation.O82]);TEXT([$Calculation.O82];&quot;###&quot;);REPLACE([$Calculation.O82];SEARCH(&quot;,&quot;;[$Calculation.O82]);1;&quot;.&quot;)))" office:value-type="string" office:string-value="" calcext:value-type="error">
            <text:p>#WERT!</text:p>
          </table:table-cell>
          <table:table-cell table:formula="of:=IF([$Calculation.P82]=0;&quot;0&quot;;IF([$Calculation.P82]=ROUND([$Calculation.P82]);TEXT([$Calculation.P82];&quot;###&quot;);REPLACE([$Calculation.P82];SEARCH(&quot;,&quot;;[$Calculation.P82]);1;&quot;.&quot;)))" office:value-type="string" office:string-value="" calcext:value-type="error">
            <text:p>#WERT!</text:p>
          </table:table-cell>
          <table:table-cell table:formula="of:=IF([$Calculation.Q82]=0;&quot;0&quot;;IF([$Calculation.Q82]=ROUND([$Calculation.Q82]);TEXT([$Calculation.Q82];&quot;###&quot;);REPLACE([$Calculation.Q82];SEARCH(&quot;,&quot;;[$Calculation.Q8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9]=FootNote;[.A79]=&quot;&quot;);&quot;&quot;;IF(NOT([$Calculation.C83]=&quot;&quot;);CONCATENATE(StartPos;CHAR(10);StartPosX;[.C80];&quot;,&quot;;CHAR(10);StartPosY;[.D80];&quot;,&quot;;CHAR(10);StartPosZ;[.E80];CHAR(10);StartRot;CHAR(10);StartRotX;[.F80];&quot;,&quot;;CHAR(10);StartRotY;[.G80];&quot;,&quot;;CHAR(10);StartRotZ;[.H80];CHAR(10);EndPos;CHAR(10);EndPosX;[.I80];&quot;,&quot;;CHAR(10);EndPosY;[.J80];&quot;,&quot;;CHAR(10);EndPosZ;[.K80];CHAR(10);EndRot;CHAR(10);EndRotX;[.L80];&quot;,&quot;;CHAR(10);EndRotY;[.M80];&quot;,&quot;;CHAR(10);EndRotZ;[.N80];CHAR(10);Duration;[.O80];&quot;,&quot;;CHAR(10);Delay;[.P80];&quot;,&quot;;CHAR(10);Ease;[$Calculation.R83];CHAR(10);Closure);FootNote))">
            <text:p/>
          </table:table-cell>
          <table:table-cell/>
          <table:table-cell table:formula="of:=IF([$Calculation.D83]=0;&quot;0&quot;;IF([$Calculation.D83]=ROUND([$Calculation.D83]);TEXT([$Calculation.D83];&quot;###&quot;);REPLACE([$Calculation.D83];SEARCH(&quot;,&quot;;[$Calculation.D83]);1;&quot;.&quot;)))" office:value-type="string" office:string-value="" calcext:value-type="error">
            <text:p>#WERT!</text:p>
          </table:table-cell>
          <table:table-cell table:formula="of:=IF([$Calculation.E83]=0;&quot;0&quot;;IF([$Calculation.E83]=ROUND([$Calculation.E83]);TEXT([$Calculation.E83];&quot;###&quot;);REPLACE([$Calculation.E83];SEARCH(&quot;,&quot;;[$Calculation.E83]);1;&quot;.&quot;)))" office:value-type="string" office:string-value="" calcext:value-type="error">
            <text:p>#WERT!</text:p>
          </table:table-cell>
          <table:table-cell table:formula="of:=IF([$Calculation.F83]=0;&quot;0&quot;;IF([$Calculation.F83]=ROUND([$Calculation.F83]);TEXT([$Calculation.F83];&quot;###&quot;);REPLACE([$Calculation.F83];SEARCH(&quot;,&quot;;[$Calculation.F83]);1;&quot;.&quot;)))" office:value-type="string" office:string-value="" calcext:value-type="error">
            <text:p>#WERT!</text:p>
          </table:table-cell>
          <table:table-cell table:formula="of:=IF([$Calculation.G83]=0;&quot;0&quot;;IF([$Calculation.G83]=ROUND([$Calculation.G83]);TEXT([$Calculation.G83];&quot;###&quot;);REPLACE([$Calculation.G83];SEARCH(&quot;,&quot;;[$Calculation.G83]);1;&quot;.&quot;)))" office:value-type="string" office:string-value="" calcext:value-type="error">
            <text:p>#WERT!</text:p>
          </table:table-cell>
          <table:table-cell table:formula="of:=IF([$Calculation.H83]=0;&quot;0&quot;;IF([$Calculation.H83]=ROUND([$Calculation.H83]);TEXT([$Calculation.H83];&quot;###&quot;);REPLACE([$Calculation.H83];SEARCH(&quot;,&quot;;[$Calculation.H83]);1;&quot;.&quot;)))" office:value-type="string" office:string-value="" calcext:value-type="error">
            <text:p>#WERT!</text:p>
          </table:table-cell>
          <table:table-cell table:formula="of:=IF([$Calculation.I83]=0;&quot;0&quot;;IF([$Calculation.I83]=ROUND([$Calculation.I83]);TEXT([$Calculation.I83];&quot;###&quot;);REPLACE([$Calculation.I83];SEARCH(&quot;,&quot;;[$Calculation.I83]);1;&quot;.&quot;)))" office:value-type="string" office:string-value="" calcext:value-type="error">
            <text:p>#WERT!</text:p>
          </table:table-cell>
          <table:table-cell table:formula="of:=IF([$Calculation.J83]=0;&quot;0&quot;;IF([$Calculation.J83]=ROUND([$Calculation.J83]);TEXT([$Calculation.J83];&quot;###&quot;);REPLACE([$Calculation.J83];SEARCH(&quot;,&quot;;[$Calculation.J83]);1;&quot;.&quot;)))" office:value-type="string" office:string-value="" calcext:value-type="error">
            <text:p>#WERT!</text:p>
          </table:table-cell>
          <table:table-cell table:formula="of:=IF([$Calculation.K83]=0;&quot;0&quot;;IF([$Calculation.K83]=ROUND([$Calculation.K83]);TEXT([$Calculation.K83];&quot;###&quot;);REPLACE([$Calculation.K83];SEARCH(&quot;,&quot;;[$Calculation.K83]);1;&quot;.&quot;)))" office:value-type="string" office:string-value="" calcext:value-type="error">
            <text:p>#WERT!</text:p>
          </table:table-cell>
          <table:table-cell table:formula="of:=IF([$Calculation.L83]=0;&quot;0&quot;;IF([$Calculation.L83]=ROUND([$Calculation.L83]);TEXT([$Calculation.L83];&quot;###&quot;);REPLACE([$Calculation.L83];SEARCH(&quot;,&quot;;[$Calculation.L83]);1;&quot;.&quot;)))" office:value-type="string" office:string-value="" calcext:value-type="error">
            <text:p>#WERT!</text:p>
          </table:table-cell>
          <table:table-cell table:formula="of:=IF([$Calculation.M83]=0;&quot;0&quot;;IF([$Calculation.M83]=ROUND([$Calculation.M83]);TEXT([$Calculation.M83];&quot;###&quot;);REPLACE([$Calculation.M83];SEARCH(&quot;,&quot;;[$Calculation.M83]);1;&quot;.&quot;)))" office:value-type="string" office:string-value="" calcext:value-type="error">
            <text:p>#WERT!</text:p>
          </table:table-cell>
          <table:table-cell table:formula="of:=IF([$Calculation.N83]=0;&quot;0&quot;;IF([$Calculation.N83]=ROUND([$Calculation.N83]);TEXT([$Calculation.N83];&quot;###&quot;);REPLACE([$Calculation.N83];SEARCH(&quot;,&quot;;[$Calculation.N83]);1;&quot;.&quot;)))" office:value-type="string" office:string-value="" calcext:value-type="error">
            <text:p>#WERT!</text:p>
          </table:table-cell>
          <table:table-cell table:formula="of:=IF([$Calculation.O83]=0;&quot;0&quot;;IF([$Calculation.O83]=ROUND([$Calculation.O83]);TEXT([$Calculation.O83];&quot;###&quot;);REPLACE([$Calculation.O83];SEARCH(&quot;,&quot;;[$Calculation.O83]);1;&quot;.&quot;)))" office:value-type="string" office:string-value="" calcext:value-type="error">
            <text:p>#WERT!</text:p>
          </table:table-cell>
          <table:table-cell table:formula="of:=IF([$Calculation.P83]=0;&quot;0&quot;;IF([$Calculation.P83]=ROUND([$Calculation.P83]);TEXT([$Calculation.P83];&quot;###&quot;);REPLACE([$Calculation.P83];SEARCH(&quot;,&quot;;[$Calculation.P83]);1;&quot;.&quot;)))" office:value-type="string" office:string-value="" calcext:value-type="error">
            <text:p>#WERT!</text:p>
          </table:table-cell>
          <table:table-cell table:formula="of:=IF([$Calculation.Q83]=0;&quot;0&quot;;IF([$Calculation.Q83]=ROUND([$Calculation.Q83]);TEXT([$Calculation.Q83];&quot;###&quot;);REPLACE([$Calculation.Q83];SEARCH(&quot;,&quot;;[$Calculation.Q8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0]=FootNote;[.A80]=&quot;&quot;);&quot;&quot;;IF(NOT([$Calculation.C84]=&quot;&quot;);CONCATENATE(StartPos;CHAR(10);StartPosX;[.C81];&quot;,&quot;;CHAR(10);StartPosY;[.D81];&quot;,&quot;;CHAR(10);StartPosZ;[.E81];CHAR(10);StartRot;CHAR(10);StartRotX;[.F81];&quot;,&quot;;CHAR(10);StartRotY;[.G81];&quot;,&quot;;CHAR(10);StartRotZ;[.H81];CHAR(10);EndPos;CHAR(10);EndPosX;[.I81];&quot;,&quot;;CHAR(10);EndPosY;[.J81];&quot;,&quot;;CHAR(10);EndPosZ;[.K81];CHAR(10);EndRot;CHAR(10);EndRotX;[.L81];&quot;,&quot;;CHAR(10);EndRotY;[.M81];&quot;,&quot;;CHAR(10);EndRotZ;[.N81];CHAR(10);Duration;[.O81];&quot;,&quot;;CHAR(10);Delay;[.P81];&quot;,&quot;;CHAR(10);Ease;[$Calculation.R84];CHAR(10);Closure);FootNote))">
            <text:p/>
          </table:table-cell>
          <table:table-cell/>
          <table:table-cell table:formula="of:=IF([$Calculation.D84]=0;&quot;0&quot;;IF([$Calculation.D84]=ROUND([$Calculation.D84]);TEXT([$Calculation.D84];&quot;###&quot;);REPLACE([$Calculation.D84];SEARCH(&quot;,&quot;;[$Calculation.D84]);1;&quot;.&quot;)))" office:value-type="string" office:string-value="" calcext:value-type="error">
            <text:p>#WERT!</text:p>
          </table:table-cell>
          <table:table-cell table:formula="of:=IF([$Calculation.E84]=0;&quot;0&quot;;IF([$Calculation.E84]=ROUND([$Calculation.E84]);TEXT([$Calculation.E84];&quot;###&quot;);REPLACE([$Calculation.E84];SEARCH(&quot;,&quot;;[$Calculation.E84]);1;&quot;.&quot;)))" office:value-type="string" office:string-value="" calcext:value-type="error">
            <text:p>#WERT!</text:p>
          </table:table-cell>
          <table:table-cell table:formula="of:=IF([$Calculation.F84]=0;&quot;0&quot;;IF([$Calculation.F84]=ROUND([$Calculation.F84]);TEXT([$Calculation.F84];&quot;###&quot;);REPLACE([$Calculation.F84];SEARCH(&quot;,&quot;;[$Calculation.F84]);1;&quot;.&quot;)))" office:value-type="string" office:string-value="" calcext:value-type="error">
            <text:p>#WERT!</text:p>
          </table:table-cell>
          <table:table-cell table:formula="of:=IF([$Calculation.G84]=0;&quot;0&quot;;IF([$Calculation.G84]=ROUND([$Calculation.G84]);TEXT([$Calculation.G84];&quot;###&quot;);REPLACE([$Calculation.G84];SEARCH(&quot;,&quot;;[$Calculation.G84]);1;&quot;.&quot;)))" office:value-type="string" office:string-value="" calcext:value-type="error">
            <text:p>#WERT!</text:p>
          </table:table-cell>
          <table:table-cell table:formula="of:=IF([$Calculation.H84]=0;&quot;0&quot;;IF([$Calculation.H84]=ROUND([$Calculation.H84]);TEXT([$Calculation.H84];&quot;###&quot;);REPLACE([$Calculation.H84];SEARCH(&quot;,&quot;;[$Calculation.H84]);1;&quot;.&quot;)))" office:value-type="string" office:string-value="" calcext:value-type="error">
            <text:p>#WERT!</text:p>
          </table:table-cell>
          <table:table-cell table:formula="of:=IF([$Calculation.I84]=0;&quot;0&quot;;IF([$Calculation.I84]=ROUND([$Calculation.I84]);TEXT([$Calculation.I84];&quot;###&quot;);REPLACE([$Calculation.I84];SEARCH(&quot;,&quot;;[$Calculation.I84]);1;&quot;.&quot;)))" office:value-type="string" office:string-value="" calcext:value-type="error">
            <text:p>#WERT!</text:p>
          </table:table-cell>
          <table:table-cell table:formula="of:=IF([$Calculation.J84]=0;&quot;0&quot;;IF([$Calculation.J84]=ROUND([$Calculation.J84]);TEXT([$Calculation.J84];&quot;###&quot;);REPLACE([$Calculation.J84];SEARCH(&quot;,&quot;;[$Calculation.J84]);1;&quot;.&quot;)))" office:value-type="string" office:string-value="" calcext:value-type="error">
            <text:p>#WERT!</text:p>
          </table:table-cell>
          <table:table-cell table:formula="of:=IF([$Calculation.K84]=0;&quot;0&quot;;IF([$Calculation.K84]=ROUND([$Calculation.K84]);TEXT([$Calculation.K84];&quot;###&quot;);REPLACE([$Calculation.K84];SEARCH(&quot;,&quot;;[$Calculation.K84]);1;&quot;.&quot;)))" office:value-type="string" office:string-value="" calcext:value-type="error">
            <text:p>#WERT!</text:p>
          </table:table-cell>
          <table:table-cell table:formula="of:=IF([$Calculation.L84]=0;&quot;0&quot;;IF([$Calculation.L84]=ROUND([$Calculation.L84]);TEXT([$Calculation.L84];&quot;###&quot;);REPLACE([$Calculation.L84];SEARCH(&quot;,&quot;;[$Calculation.L84]);1;&quot;.&quot;)))" office:value-type="string" office:string-value="" calcext:value-type="error">
            <text:p>#WERT!</text:p>
          </table:table-cell>
          <table:table-cell table:formula="of:=IF([$Calculation.M84]=0;&quot;0&quot;;IF([$Calculation.M84]=ROUND([$Calculation.M84]);TEXT([$Calculation.M84];&quot;###&quot;);REPLACE([$Calculation.M84];SEARCH(&quot;,&quot;;[$Calculation.M84]);1;&quot;.&quot;)))" office:value-type="string" office:string-value="" calcext:value-type="error">
            <text:p>#WERT!</text:p>
          </table:table-cell>
          <table:table-cell table:formula="of:=IF([$Calculation.N84]=0;&quot;0&quot;;IF([$Calculation.N84]=ROUND([$Calculation.N84]);TEXT([$Calculation.N84];&quot;###&quot;);REPLACE([$Calculation.N84];SEARCH(&quot;,&quot;;[$Calculation.N84]);1;&quot;.&quot;)))" office:value-type="string" office:string-value="" calcext:value-type="error">
            <text:p>#WERT!</text:p>
          </table:table-cell>
          <table:table-cell table:formula="of:=IF([$Calculation.O84]=0;&quot;0&quot;;IF([$Calculation.O84]=ROUND([$Calculation.O84]);TEXT([$Calculation.O84];&quot;###&quot;);REPLACE([$Calculation.O84];SEARCH(&quot;,&quot;;[$Calculation.O84]);1;&quot;.&quot;)))" office:value-type="string" office:string-value="" calcext:value-type="error">
            <text:p>#WERT!</text:p>
          </table:table-cell>
          <table:table-cell table:formula="of:=IF([$Calculation.P84]=0;&quot;0&quot;;IF([$Calculation.P84]=ROUND([$Calculation.P84]);TEXT([$Calculation.P84];&quot;###&quot;);REPLACE([$Calculation.P84];SEARCH(&quot;,&quot;;[$Calculation.P84]);1;&quot;.&quot;)))" office:value-type="string" office:string-value="" calcext:value-type="error">
            <text:p>#WERT!</text:p>
          </table:table-cell>
          <table:table-cell table:formula="of:=IF([$Calculation.Q84]=0;&quot;0&quot;;IF([$Calculation.Q84]=ROUND([$Calculation.Q84]);TEXT([$Calculation.Q84];&quot;###&quot;);REPLACE([$Calculation.Q84];SEARCH(&quot;,&quot;;[$Calculation.Q8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1]=FootNote;[.A81]=&quot;&quot;);&quot;&quot;;IF(NOT([$Calculation.C85]=&quot;&quot;);CONCATENATE(StartPos;CHAR(10);StartPosX;[.C82];&quot;,&quot;;CHAR(10);StartPosY;[.D82];&quot;,&quot;;CHAR(10);StartPosZ;[.E82];CHAR(10);StartRot;CHAR(10);StartRotX;[.F82];&quot;,&quot;;CHAR(10);StartRotY;[.G82];&quot;,&quot;;CHAR(10);StartRotZ;[.H82];CHAR(10);EndPos;CHAR(10);EndPosX;[.I82];&quot;,&quot;;CHAR(10);EndPosY;[.J82];&quot;,&quot;;CHAR(10);EndPosZ;[.K82];CHAR(10);EndRot;CHAR(10);EndRotX;[.L82];&quot;,&quot;;CHAR(10);EndRotY;[.M82];&quot;,&quot;;CHAR(10);EndRotZ;[.N82];CHAR(10);Duration;[.O82];&quot;,&quot;;CHAR(10);Delay;[.P82];&quot;,&quot;;CHAR(10);Ease;[$Calculation.R85];CHAR(10);Closure);FootNote))">
            <text:p/>
          </table:table-cell>
          <table:table-cell/>
          <table:table-cell table:formula="of:=IF([$Calculation.D85]=0;&quot;0&quot;;IF([$Calculation.D85]=ROUND([$Calculation.D85]);TEXT([$Calculation.D85];&quot;###&quot;);REPLACE([$Calculation.D85];SEARCH(&quot;,&quot;;[$Calculation.D85]);1;&quot;.&quot;)))" office:value-type="string" office:string-value="" calcext:value-type="error">
            <text:p>#WERT!</text:p>
          </table:table-cell>
          <table:table-cell table:formula="of:=IF([$Calculation.E85]=0;&quot;0&quot;;IF([$Calculation.E85]=ROUND([$Calculation.E85]);TEXT([$Calculation.E85];&quot;###&quot;);REPLACE([$Calculation.E85];SEARCH(&quot;,&quot;;[$Calculation.E85]);1;&quot;.&quot;)))" office:value-type="string" office:string-value="" calcext:value-type="error">
            <text:p>#WERT!</text:p>
          </table:table-cell>
          <table:table-cell table:formula="of:=IF([$Calculation.F85]=0;&quot;0&quot;;IF([$Calculation.F85]=ROUND([$Calculation.F85]);TEXT([$Calculation.F85];&quot;###&quot;);REPLACE([$Calculation.F85];SEARCH(&quot;,&quot;;[$Calculation.F85]);1;&quot;.&quot;)))" office:value-type="string" office:string-value="" calcext:value-type="error">
            <text:p>#WERT!</text:p>
          </table:table-cell>
          <table:table-cell table:formula="of:=IF([$Calculation.G85]=0;&quot;0&quot;;IF([$Calculation.G85]=ROUND([$Calculation.G85]);TEXT([$Calculation.G85];&quot;###&quot;);REPLACE([$Calculation.G85];SEARCH(&quot;,&quot;;[$Calculation.G85]);1;&quot;.&quot;)))" office:value-type="string" office:string-value="" calcext:value-type="error">
            <text:p>#WERT!</text:p>
          </table:table-cell>
          <table:table-cell table:formula="of:=IF([$Calculation.H85]=0;&quot;0&quot;;IF([$Calculation.H85]=ROUND([$Calculation.H85]);TEXT([$Calculation.H85];&quot;###&quot;);REPLACE([$Calculation.H85];SEARCH(&quot;,&quot;;[$Calculation.H85]);1;&quot;.&quot;)))" office:value-type="string" office:string-value="" calcext:value-type="error">
            <text:p>#WERT!</text:p>
          </table:table-cell>
          <table:table-cell table:formula="of:=IF([$Calculation.I85]=0;&quot;0&quot;;IF([$Calculation.I85]=ROUND([$Calculation.I85]);TEXT([$Calculation.I85];&quot;###&quot;);REPLACE([$Calculation.I85];SEARCH(&quot;,&quot;;[$Calculation.I85]);1;&quot;.&quot;)))" office:value-type="string" office:string-value="" calcext:value-type="error">
            <text:p>#WERT!</text:p>
          </table:table-cell>
          <table:table-cell table:formula="of:=IF([$Calculation.J85]=0;&quot;0&quot;;IF([$Calculation.J85]=ROUND([$Calculation.J85]);TEXT([$Calculation.J85];&quot;###&quot;);REPLACE([$Calculation.J85];SEARCH(&quot;,&quot;;[$Calculation.J85]);1;&quot;.&quot;)))" office:value-type="string" office:string-value="" calcext:value-type="error">
            <text:p>#WERT!</text:p>
          </table:table-cell>
          <table:table-cell table:formula="of:=IF([$Calculation.K85]=0;&quot;0&quot;;IF([$Calculation.K85]=ROUND([$Calculation.K85]);TEXT([$Calculation.K85];&quot;###&quot;);REPLACE([$Calculation.K85];SEARCH(&quot;,&quot;;[$Calculation.K85]);1;&quot;.&quot;)))" office:value-type="string" office:string-value="" calcext:value-type="error">
            <text:p>#WERT!</text:p>
          </table:table-cell>
          <table:table-cell table:formula="of:=IF([$Calculation.L85]=0;&quot;0&quot;;IF([$Calculation.L85]=ROUND([$Calculation.L85]);TEXT([$Calculation.L85];&quot;###&quot;);REPLACE([$Calculation.L85];SEARCH(&quot;,&quot;;[$Calculation.L85]);1;&quot;.&quot;)))" office:value-type="string" office:string-value="" calcext:value-type="error">
            <text:p>#WERT!</text:p>
          </table:table-cell>
          <table:table-cell table:formula="of:=IF([$Calculation.M85]=0;&quot;0&quot;;IF([$Calculation.M85]=ROUND([$Calculation.M85]);TEXT([$Calculation.M85];&quot;###&quot;);REPLACE([$Calculation.M85];SEARCH(&quot;,&quot;;[$Calculation.M85]);1;&quot;.&quot;)))" office:value-type="string" office:string-value="" calcext:value-type="error">
            <text:p>#WERT!</text:p>
          </table:table-cell>
          <table:table-cell table:formula="of:=IF([$Calculation.N85]=0;&quot;0&quot;;IF([$Calculation.N85]=ROUND([$Calculation.N85]);TEXT([$Calculation.N85];&quot;###&quot;);REPLACE([$Calculation.N85];SEARCH(&quot;,&quot;;[$Calculation.N85]);1;&quot;.&quot;)))" office:value-type="string" office:string-value="" calcext:value-type="error">
            <text:p>#WERT!</text:p>
          </table:table-cell>
          <table:table-cell table:formula="of:=IF([$Calculation.O85]=0;&quot;0&quot;;IF([$Calculation.O85]=ROUND([$Calculation.O85]);TEXT([$Calculation.O85];&quot;###&quot;);REPLACE([$Calculation.O85];SEARCH(&quot;,&quot;;[$Calculation.O85]);1;&quot;.&quot;)))" office:value-type="string" office:string-value="" calcext:value-type="error">
            <text:p>#WERT!</text:p>
          </table:table-cell>
          <table:table-cell table:formula="of:=IF([$Calculation.P85]=0;&quot;0&quot;;IF([$Calculation.P85]=ROUND([$Calculation.P85]);TEXT([$Calculation.P85];&quot;###&quot;);REPLACE([$Calculation.P85];SEARCH(&quot;,&quot;;[$Calculation.P85]);1;&quot;.&quot;)))" office:value-type="string" office:string-value="" calcext:value-type="error">
            <text:p>#WERT!</text:p>
          </table:table-cell>
          <table:table-cell table:formula="of:=IF([$Calculation.Q85]=0;&quot;0&quot;;IF([$Calculation.Q85]=ROUND([$Calculation.Q85]);TEXT([$Calculation.Q85];&quot;###&quot;);REPLACE([$Calculation.Q85];SEARCH(&quot;,&quot;;[$Calculation.Q8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2]=FootNote;[.A82]=&quot;&quot;);&quot;&quot;;IF(NOT([$Calculation.C86]=&quot;&quot;);CONCATENATE(StartPos;CHAR(10);StartPosX;[.C83];&quot;,&quot;;CHAR(10);StartPosY;[.D83];&quot;,&quot;;CHAR(10);StartPosZ;[.E83];CHAR(10);StartRot;CHAR(10);StartRotX;[.F83];&quot;,&quot;;CHAR(10);StartRotY;[.G83];&quot;,&quot;;CHAR(10);StartRotZ;[.H83];CHAR(10);EndPos;CHAR(10);EndPosX;[.I83];&quot;,&quot;;CHAR(10);EndPosY;[.J83];&quot;,&quot;;CHAR(10);EndPosZ;[.K83];CHAR(10);EndRot;CHAR(10);EndRotX;[.L83];&quot;,&quot;;CHAR(10);EndRotY;[.M83];&quot;,&quot;;CHAR(10);EndRotZ;[.N83];CHAR(10);Duration;[.O83];&quot;,&quot;;CHAR(10);Delay;[.P83];&quot;,&quot;;CHAR(10);Ease;[$Calculation.R86];CHAR(10);Closure);FootNote))">
            <text:p/>
          </table:table-cell>
          <table:table-cell/>
          <table:table-cell table:formula="of:=IF([$Calculation.D86]=0;&quot;0&quot;;IF([$Calculation.D86]=ROUND([$Calculation.D86]);TEXT([$Calculation.D86];&quot;###&quot;);REPLACE([$Calculation.D86];SEARCH(&quot;,&quot;;[$Calculation.D86]);1;&quot;.&quot;)))" office:value-type="string" office:string-value="" calcext:value-type="error">
            <text:p>#WERT!</text:p>
          </table:table-cell>
          <table:table-cell table:formula="of:=IF([$Calculation.E86]=0;&quot;0&quot;;IF([$Calculation.E86]=ROUND([$Calculation.E86]);TEXT([$Calculation.E86];&quot;###&quot;);REPLACE([$Calculation.E86];SEARCH(&quot;,&quot;;[$Calculation.E86]);1;&quot;.&quot;)))" office:value-type="string" office:string-value="" calcext:value-type="error">
            <text:p>#WERT!</text:p>
          </table:table-cell>
          <table:table-cell table:formula="of:=IF([$Calculation.F86]=0;&quot;0&quot;;IF([$Calculation.F86]=ROUND([$Calculation.F86]);TEXT([$Calculation.F86];&quot;###&quot;);REPLACE([$Calculation.F86];SEARCH(&quot;,&quot;;[$Calculation.F86]);1;&quot;.&quot;)))" office:value-type="string" office:string-value="" calcext:value-type="error">
            <text:p>#WERT!</text:p>
          </table:table-cell>
          <table:table-cell table:formula="of:=IF([$Calculation.G86]=0;&quot;0&quot;;IF([$Calculation.G86]=ROUND([$Calculation.G86]);TEXT([$Calculation.G86];&quot;###&quot;);REPLACE([$Calculation.G86];SEARCH(&quot;,&quot;;[$Calculation.G86]);1;&quot;.&quot;)))" office:value-type="string" office:string-value="" calcext:value-type="error">
            <text:p>#WERT!</text:p>
          </table:table-cell>
          <table:table-cell table:formula="of:=IF([$Calculation.H86]=0;&quot;0&quot;;IF([$Calculation.H86]=ROUND([$Calculation.H86]);TEXT([$Calculation.H86];&quot;###&quot;);REPLACE([$Calculation.H86];SEARCH(&quot;,&quot;;[$Calculation.H86]);1;&quot;.&quot;)))" office:value-type="string" office:string-value="" calcext:value-type="error">
            <text:p>#WERT!</text:p>
          </table:table-cell>
          <table:table-cell table:formula="of:=IF([$Calculation.I86]=0;&quot;0&quot;;IF([$Calculation.I86]=ROUND([$Calculation.I86]);TEXT([$Calculation.I86];&quot;###&quot;);REPLACE([$Calculation.I86];SEARCH(&quot;,&quot;;[$Calculation.I86]);1;&quot;.&quot;)))" office:value-type="string" office:string-value="" calcext:value-type="error">
            <text:p>#WERT!</text:p>
          </table:table-cell>
          <table:table-cell table:formula="of:=IF([$Calculation.J86]=0;&quot;0&quot;;IF([$Calculation.J86]=ROUND([$Calculation.J86]);TEXT([$Calculation.J86];&quot;###&quot;);REPLACE([$Calculation.J86];SEARCH(&quot;,&quot;;[$Calculation.J86]);1;&quot;.&quot;)))" office:value-type="string" office:string-value="" calcext:value-type="error">
            <text:p>#WERT!</text:p>
          </table:table-cell>
          <table:table-cell table:formula="of:=IF([$Calculation.K86]=0;&quot;0&quot;;IF([$Calculation.K86]=ROUND([$Calculation.K86]);TEXT([$Calculation.K86];&quot;###&quot;);REPLACE([$Calculation.K86];SEARCH(&quot;,&quot;;[$Calculation.K86]);1;&quot;.&quot;)))" office:value-type="string" office:string-value="" calcext:value-type="error">
            <text:p>#WERT!</text:p>
          </table:table-cell>
          <table:table-cell table:formula="of:=IF([$Calculation.L86]=0;&quot;0&quot;;IF([$Calculation.L86]=ROUND([$Calculation.L86]);TEXT([$Calculation.L86];&quot;###&quot;);REPLACE([$Calculation.L86];SEARCH(&quot;,&quot;;[$Calculation.L86]);1;&quot;.&quot;)))" office:value-type="string" office:string-value="" calcext:value-type="error">
            <text:p>#WERT!</text:p>
          </table:table-cell>
          <table:table-cell table:formula="of:=IF([$Calculation.M86]=0;&quot;0&quot;;IF([$Calculation.M86]=ROUND([$Calculation.M86]);TEXT([$Calculation.M86];&quot;###&quot;);REPLACE([$Calculation.M86];SEARCH(&quot;,&quot;;[$Calculation.M86]);1;&quot;.&quot;)))" office:value-type="string" office:string-value="" calcext:value-type="error">
            <text:p>#WERT!</text:p>
          </table:table-cell>
          <table:table-cell table:formula="of:=IF([$Calculation.N86]=0;&quot;0&quot;;IF([$Calculation.N86]=ROUND([$Calculation.N86]);TEXT([$Calculation.N86];&quot;###&quot;);REPLACE([$Calculation.N86];SEARCH(&quot;,&quot;;[$Calculation.N86]);1;&quot;.&quot;)))" office:value-type="string" office:string-value="" calcext:value-type="error">
            <text:p>#WERT!</text:p>
          </table:table-cell>
          <table:table-cell table:formula="of:=IF([$Calculation.O86]=0;&quot;0&quot;;IF([$Calculation.O86]=ROUND([$Calculation.O86]);TEXT([$Calculation.O86];&quot;###&quot;);REPLACE([$Calculation.O86];SEARCH(&quot;,&quot;;[$Calculation.O86]);1;&quot;.&quot;)))" office:value-type="string" office:string-value="" calcext:value-type="error">
            <text:p>#WERT!</text:p>
          </table:table-cell>
          <table:table-cell table:formula="of:=IF([$Calculation.P86]=0;&quot;0&quot;;IF([$Calculation.P86]=ROUND([$Calculation.P86]);TEXT([$Calculation.P86];&quot;###&quot;);REPLACE([$Calculation.P86];SEARCH(&quot;,&quot;;[$Calculation.P86]);1;&quot;.&quot;)))" office:value-type="string" office:string-value="" calcext:value-type="error">
            <text:p>#WERT!</text:p>
          </table:table-cell>
          <table:table-cell table:formula="of:=IF([$Calculation.Q86]=0;&quot;0&quot;;IF([$Calculation.Q86]=ROUND([$Calculation.Q86]);TEXT([$Calculation.Q86];&quot;###&quot;);REPLACE([$Calculation.Q86];SEARCH(&quot;,&quot;;[$Calculation.Q8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3]=FootNote;[.A83]=&quot;&quot;);&quot;&quot;;IF(NOT([$Calculation.C87]=&quot;&quot;);CONCATENATE(StartPos;CHAR(10);StartPosX;[.C84];&quot;,&quot;;CHAR(10);StartPosY;[.D84];&quot;,&quot;;CHAR(10);StartPosZ;[.E84];CHAR(10);StartRot;CHAR(10);StartRotX;[.F84];&quot;,&quot;;CHAR(10);StartRotY;[.G84];&quot;,&quot;;CHAR(10);StartRotZ;[.H84];CHAR(10);EndPos;CHAR(10);EndPosX;[.I84];&quot;,&quot;;CHAR(10);EndPosY;[.J84];&quot;,&quot;;CHAR(10);EndPosZ;[.K84];CHAR(10);EndRot;CHAR(10);EndRotX;[.L84];&quot;,&quot;;CHAR(10);EndRotY;[.M84];&quot;,&quot;;CHAR(10);EndRotZ;[.N84];CHAR(10);Duration;[.O84];&quot;,&quot;;CHAR(10);Delay;[.P84];&quot;,&quot;;CHAR(10);Ease;[$Calculation.R87];CHAR(10);Closure);FootNote))">
            <text:p/>
          </table:table-cell>
          <table:table-cell/>
          <table:table-cell table:formula="of:=IF([$Calculation.D87]=0;&quot;0&quot;;IF([$Calculation.D87]=ROUND([$Calculation.D87]);TEXT([$Calculation.D87];&quot;###&quot;);REPLACE([$Calculation.D87];SEARCH(&quot;,&quot;;[$Calculation.D87]);1;&quot;.&quot;)))" office:value-type="string" office:string-value="" calcext:value-type="error">
            <text:p>#WERT!</text:p>
          </table:table-cell>
          <table:table-cell table:formula="of:=IF([$Calculation.E87]=0;&quot;0&quot;;IF([$Calculation.E87]=ROUND([$Calculation.E87]);TEXT([$Calculation.E87];&quot;###&quot;);REPLACE([$Calculation.E87];SEARCH(&quot;,&quot;;[$Calculation.E87]);1;&quot;.&quot;)))" office:value-type="string" office:string-value="" calcext:value-type="error">
            <text:p>#WERT!</text:p>
          </table:table-cell>
          <table:table-cell table:formula="of:=IF([$Calculation.F87]=0;&quot;0&quot;;IF([$Calculation.F87]=ROUND([$Calculation.F87]);TEXT([$Calculation.F87];&quot;###&quot;);REPLACE([$Calculation.F87];SEARCH(&quot;,&quot;;[$Calculation.F87]);1;&quot;.&quot;)))" office:value-type="string" office:string-value="" calcext:value-type="error">
            <text:p>#WERT!</text:p>
          </table:table-cell>
          <table:table-cell table:formula="of:=IF([$Calculation.G87]=0;&quot;0&quot;;IF([$Calculation.G87]=ROUND([$Calculation.G87]);TEXT([$Calculation.G87];&quot;###&quot;);REPLACE([$Calculation.G87];SEARCH(&quot;,&quot;;[$Calculation.G87]);1;&quot;.&quot;)))" office:value-type="string" office:string-value="" calcext:value-type="error">
            <text:p>#WERT!</text:p>
          </table:table-cell>
          <table:table-cell table:formula="of:=IF([$Calculation.H87]=0;&quot;0&quot;;IF([$Calculation.H87]=ROUND([$Calculation.H87]);TEXT([$Calculation.H87];&quot;###&quot;);REPLACE([$Calculation.H87];SEARCH(&quot;,&quot;;[$Calculation.H87]);1;&quot;.&quot;)))" office:value-type="string" office:string-value="" calcext:value-type="error">
            <text:p>#WERT!</text:p>
          </table:table-cell>
          <table:table-cell table:formula="of:=IF([$Calculation.I87]=0;&quot;0&quot;;IF([$Calculation.I87]=ROUND([$Calculation.I87]);TEXT([$Calculation.I87];&quot;###&quot;);REPLACE([$Calculation.I87];SEARCH(&quot;,&quot;;[$Calculation.I87]);1;&quot;.&quot;)))" office:value-type="string" office:string-value="" calcext:value-type="error">
            <text:p>#WERT!</text:p>
          </table:table-cell>
          <table:table-cell table:formula="of:=IF([$Calculation.J87]=0;&quot;0&quot;;IF([$Calculation.J87]=ROUND([$Calculation.J87]);TEXT([$Calculation.J87];&quot;###&quot;);REPLACE([$Calculation.J87];SEARCH(&quot;,&quot;;[$Calculation.J87]);1;&quot;.&quot;)))" office:value-type="string" office:string-value="" calcext:value-type="error">
            <text:p>#WERT!</text:p>
          </table:table-cell>
          <table:table-cell table:formula="of:=IF([$Calculation.K87]=0;&quot;0&quot;;IF([$Calculation.K87]=ROUND([$Calculation.K87]);TEXT([$Calculation.K87];&quot;###&quot;);REPLACE([$Calculation.K87];SEARCH(&quot;,&quot;;[$Calculation.K87]);1;&quot;.&quot;)))" office:value-type="string" office:string-value="" calcext:value-type="error">
            <text:p>#WERT!</text:p>
          </table:table-cell>
          <table:table-cell table:formula="of:=IF([$Calculation.L87]=0;&quot;0&quot;;IF([$Calculation.L87]=ROUND([$Calculation.L87]);TEXT([$Calculation.L87];&quot;###&quot;);REPLACE([$Calculation.L87];SEARCH(&quot;,&quot;;[$Calculation.L87]);1;&quot;.&quot;)))" office:value-type="string" office:string-value="" calcext:value-type="error">
            <text:p>#WERT!</text:p>
          </table:table-cell>
          <table:table-cell table:formula="of:=IF([$Calculation.M87]=0;&quot;0&quot;;IF([$Calculation.M87]=ROUND([$Calculation.M87]);TEXT([$Calculation.M87];&quot;###&quot;);REPLACE([$Calculation.M87];SEARCH(&quot;,&quot;;[$Calculation.M87]);1;&quot;.&quot;)))" office:value-type="string" office:string-value="" calcext:value-type="error">
            <text:p>#WERT!</text:p>
          </table:table-cell>
          <table:table-cell table:formula="of:=IF([$Calculation.N87]=0;&quot;0&quot;;IF([$Calculation.N87]=ROUND([$Calculation.N87]);TEXT([$Calculation.N87];&quot;###&quot;);REPLACE([$Calculation.N87];SEARCH(&quot;,&quot;;[$Calculation.N87]);1;&quot;.&quot;)))" office:value-type="string" office:string-value="" calcext:value-type="error">
            <text:p>#WERT!</text:p>
          </table:table-cell>
          <table:table-cell table:formula="of:=IF([$Calculation.O87]=0;&quot;0&quot;;IF([$Calculation.O87]=ROUND([$Calculation.O87]);TEXT([$Calculation.O87];&quot;###&quot;);REPLACE([$Calculation.O87];SEARCH(&quot;,&quot;;[$Calculation.O87]);1;&quot;.&quot;)))" office:value-type="string" office:string-value="" calcext:value-type="error">
            <text:p>#WERT!</text:p>
          </table:table-cell>
          <table:table-cell table:formula="of:=IF([$Calculation.P87]=0;&quot;0&quot;;IF([$Calculation.P87]=ROUND([$Calculation.P87]);TEXT([$Calculation.P87];&quot;###&quot;);REPLACE([$Calculation.P87];SEARCH(&quot;,&quot;;[$Calculation.P87]);1;&quot;.&quot;)))" office:value-type="string" office:string-value="" calcext:value-type="error">
            <text:p>#WERT!</text:p>
          </table:table-cell>
          <table:table-cell table:formula="of:=IF([$Calculation.Q87]=0;&quot;0&quot;;IF([$Calculation.Q87]=ROUND([$Calculation.Q87]);TEXT([$Calculation.Q87];&quot;###&quot;);REPLACE([$Calculation.Q87];SEARCH(&quot;,&quot;;[$Calculation.Q8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4]=FootNote;[.A84]=&quot;&quot;);&quot;&quot;;IF(NOT([$Calculation.C88]=&quot;&quot;);CONCATENATE(StartPos;CHAR(10);StartPosX;[.C85];&quot;,&quot;;CHAR(10);StartPosY;[.D85];&quot;,&quot;;CHAR(10);StartPosZ;[.E85];CHAR(10);StartRot;CHAR(10);StartRotX;[.F85];&quot;,&quot;;CHAR(10);StartRotY;[.G85];&quot;,&quot;;CHAR(10);StartRotZ;[.H85];CHAR(10);EndPos;CHAR(10);EndPosX;[.I85];&quot;,&quot;;CHAR(10);EndPosY;[.J85];&quot;,&quot;;CHAR(10);EndPosZ;[.K85];CHAR(10);EndRot;CHAR(10);EndRotX;[.L85];&quot;,&quot;;CHAR(10);EndRotY;[.M85];&quot;,&quot;;CHAR(10);EndRotZ;[.N85];CHAR(10);Duration;[.O85];&quot;,&quot;;CHAR(10);Delay;[.P85];&quot;,&quot;;CHAR(10);Ease;[$Calculation.R88];CHAR(10);Closure);FootNote))">
            <text:p/>
          </table:table-cell>
          <table:table-cell/>
          <table:table-cell table:formula="of:=IF([$Calculation.D88]=0;&quot;0&quot;;IF([$Calculation.D88]=ROUND([$Calculation.D88]);TEXT([$Calculation.D88];&quot;###&quot;);REPLACE([$Calculation.D88];SEARCH(&quot;,&quot;;[$Calculation.D88]);1;&quot;.&quot;)))" office:value-type="string" office:string-value="" calcext:value-type="error">
            <text:p>#WERT!</text:p>
          </table:table-cell>
          <table:table-cell table:formula="of:=IF([$Calculation.E88]=0;&quot;0&quot;;IF([$Calculation.E88]=ROUND([$Calculation.E88]);TEXT([$Calculation.E88];&quot;###&quot;);REPLACE([$Calculation.E88];SEARCH(&quot;,&quot;;[$Calculation.E88]);1;&quot;.&quot;)))" office:value-type="string" office:string-value="" calcext:value-type="error">
            <text:p>#WERT!</text:p>
          </table:table-cell>
          <table:table-cell table:formula="of:=IF([$Calculation.F88]=0;&quot;0&quot;;IF([$Calculation.F88]=ROUND([$Calculation.F88]);TEXT([$Calculation.F88];&quot;###&quot;);REPLACE([$Calculation.F88];SEARCH(&quot;,&quot;;[$Calculation.F88]);1;&quot;.&quot;)))" office:value-type="string" office:string-value="" calcext:value-type="error">
            <text:p>#WERT!</text:p>
          </table:table-cell>
          <table:table-cell table:formula="of:=IF([$Calculation.G88]=0;&quot;0&quot;;IF([$Calculation.G88]=ROUND([$Calculation.G88]);TEXT([$Calculation.G88];&quot;###&quot;);REPLACE([$Calculation.G88];SEARCH(&quot;,&quot;;[$Calculation.G88]);1;&quot;.&quot;)))" office:value-type="string" office:string-value="" calcext:value-type="error">
            <text:p>#WERT!</text:p>
          </table:table-cell>
          <table:table-cell table:formula="of:=IF([$Calculation.H88]=0;&quot;0&quot;;IF([$Calculation.H88]=ROUND([$Calculation.H88]);TEXT([$Calculation.H88];&quot;###&quot;);REPLACE([$Calculation.H88];SEARCH(&quot;,&quot;;[$Calculation.H88]);1;&quot;.&quot;)))" office:value-type="string" office:string-value="" calcext:value-type="error">
            <text:p>#WERT!</text:p>
          </table:table-cell>
          <table:table-cell table:formula="of:=IF([$Calculation.I88]=0;&quot;0&quot;;IF([$Calculation.I88]=ROUND([$Calculation.I88]);TEXT([$Calculation.I88];&quot;###&quot;);REPLACE([$Calculation.I88];SEARCH(&quot;,&quot;;[$Calculation.I88]);1;&quot;.&quot;)))" office:value-type="string" office:string-value="" calcext:value-type="error">
            <text:p>#WERT!</text:p>
          </table:table-cell>
          <table:table-cell table:formula="of:=IF([$Calculation.J88]=0;&quot;0&quot;;IF([$Calculation.J88]=ROUND([$Calculation.J88]);TEXT([$Calculation.J88];&quot;###&quot;);REPLACE([$Calculation.J88];SEARCH(&quot;,&quot;;[$Calculation.J88]);1;&quot;.&quot;)))" office:value-type="string" office:string-value="" calcext:value-type="error">
            <text:p>#WERT!</text:p>
          </table:table-cell>
          <table:table-cell table:formula="of:=IF([$Calculation.K88]=0;&quot;0&quot;;IF([$Calculation.K88]=ROUND([$Calculation.K88]);TEXT([$Calculation.K88];&quot;###&quot;);REPLACE([$Calculation.K88];SEARCH(&quot;,&quot;;[$Calculation.K88]);1;&quot;.&quot;)))" office:value-type="string" office:string-value="" calcext:value-type="error">
            <text:p>#WERT!</text:p>
          </table:table-cell>
          <table:table-cell table:formula="of:=IF([$Calculation.L88]=0;&quot;0&quot;;IF([$Calculation.L88]=ROUND([$Calculation.L88]);TEXT([$Calculation.L88];&quot;###&quot;);REPLACE([$Calculation.L88];SEARCH(&quot;,&quot;;[$Calculation.L88]);1;&quot;.&quot;)))" office:value-type="string" office:string-value="" calcext:value-type="error">
            <text:p>#WERT!</text:p>
          </table:table-cell>
          <table:table-cell table:formula="of:=IF([$Calculation.M88]=0;&quot;0&quot;;IF([$Calculation.M88]=ROUND([$Calculation.M88]);TEXT([$Calculation.M88];&quot;###&quot;);REPLACE([$Calculation.M88];SEARCH(&quot;,&quot;;[$Calculation.M88]);1;&quot;.&quot;)))" office:value-type="string" office:string-value="" calcext:value-type="error">
            <text:p>#WERT!</text:p>
          </table:table-cell>
          <table:table-cell table:formula="of:=IF([$Calculation.N88]=0;&quot;0&quot;;IF([$Calculation.N88]=ROUND([$Calculation.N88]);TEXT([$Calculation.N88];&quot;###&quot;);REPLACE([$Calculation.N88];SEARCH(&quot;,&quot;;[$Calculation.N88]);1;&quot;.&quot;)))" office:value-type="string" office:string-value="" calcext:value-type="error">
            <text:p>#WERT!</text:p>
          </table:table-cell>
          <table:table-cell table:formula="of:=IF([$Calculation.O88]=0;&quot;0&quot;;IF([$Calculation.O88]=ROUND([$Calculation.O88]);TEXT([$Calculation.O88];&quot;###&quot;);REPLACE([$Calculation.O88];SEARCH(&quot;,&quot;;[$Calculation.O88]);1;&quot;.&quot;)))" office:value-type="string" office:string-value="" calcext:value-type="error">
            <text:p>#WERT!</text:p>
          </table:table-cell>
          <table:table-cell table:formula="of:=IF([$Calculation.P88]=0;&quot;0&quot;;IF([$Calculation.P88]=ROUND([$Calculation.P88]);TEXT([$Calculation.P88];&quot;###&quot;);REPLACE([$Calculation.P88];SEARCH(&quot;,&quot;;[$Calculation.P88]);1;&quot;.&quot;)))" office:value-type="string" office:string-value="" calcext:value-type="error">
            <text:p>#WERT!</text:p>
          </table:table-cell>
          <table:table-cell table:formula="of:=IF([$Calculation.Q88]=0;&quot;0&quot;;IF([$Calculation.Q88]=ROUND([$Calculation.Q88]);TEXT([$Calculation.Q88];&quot;###&quot;);REPLACE([$Calculation.Q88];SEARCH(&quot;,&quot;;[$Calculation.Q8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5]=FootNote;[.A85]=&quot;&quot;);&quot;&quot;;IF(NOT([$Calculation.C89]=&quot;&quot;);CONCATENATE(StartPos;CHAR(10);StartPosX;[.C86];&quot;,&quot;;CHAR(10);StartPosY;[.D86];&quot;,&quot;;CHAR(10);StartPosZ;[.E86];CHAR(10);StartRot;CHAR(10);StartRotX;[.F86];&quot;,&quot;;CHAR(10);StartRotY;[.G86];&quot;,&quot;;CHAR(10);StartRotZ;[.H86];CHAR(10);EndPos;CHAR(10);EndPosX;[.I86];&quot;,&quot;;CHAR(10);EndPosY;[.J86];&quot;,&quot;;CHAR(10);EndPosZ;[.K86];CHAR(10);EndRot;CHAR(10);EndRotX;[.L86];&quot;,&quot;;CHAR(10);EndRotY;[.M86];&quot;,&quot;;CHAR(10);EndRotZ;[.N86];CHAR(10);Duration;[.O86];&quot;,&quot;;CHAR(10);Delay;[.P86];&quot;,&quot;;CHAR(10);Ease;[$Calculation.R89];CHAR(10);Closure);FootNote))">
            <text:p/>
          </table:table-cell>
          <table:table-cell/>
          <table:table-cell table:formula="of:=IF([$Calculation.D89]=0;&quot;0&quot;;IF([$Calculation.D89]=ROUND([$Calculation.D89]);TEXT([$Calculation.D89];&quot;###&quot;);REPLACE([$Calculation.D89];SEARCH(&quot;,&quot;;[$Calculation.D89]);1;&quot;.&quot;)))" office:value-type="string" office:string-value="" calcext:value-type="error">
            <text:p>#WERT!</text:p>
          </table:table-cell>
          <table:table-cell table:formula="of:=IF([$Calculation.E89]=0;&quot;0&quot;;IF([$Calculation.E89]=ROUND([$Calculation.E89]);TEXT([$Calculation.E89];&quot;###&quot;);REPLACE([$Calculation.E89];SEARCH(&quot;,&quot;;[$Calculation.E89]);1;&quot;.&quot;)))" office:value-type="string" office:string-value="" calcext:value-type="error">
            <text:p>#WERT!</text:p>
          </table:table-cell>
          <table:table-cell table:formula="of:=IF([$Calculation.F89]=0;&quot;0&quot;;IF([$Calculation.F89]=ROUND([$Calculation.F89]);TEXT([$Calculation.F89];&quot;###&quot;);REPLACE([$Calculation.F89];SEARCH(&quot;,&quot;;[$Calculation.F89]);1;&quot;.&quot;)))" office:value-type="string" office:string-value="" calcext:value-type="error">
            <text:p>#WERT!</text:p>
          </table:table-cell>
          <table:table-cell table:formula="of:=IF([$Calculation.G89]=0;&quot;0&quot;;IF([$Calculation.G89]=ROUND([$Calculation.G89]);TEXT([$Calculation.G89];&quot;###&quot;);REPLACE([$Calculation.G89];SEARCH(&quot;,&quot;;[$Calculation.G89]);1;&quot;.&quot;)))" office:value-type="string" office:string-value="" calcext:value-type="error">
            <text:p>#WERT!</text:p>
          </table:table-cell>
          <table:table-cell table:formula="of:=IF([$Calculation.H89]=0;&quot;0&quot;;IF([$Calculation.H89]=ROUND([$Calculation.H89]);TEXT([$Calculation.H89];&quot;###&quot;);REPLACE([$Calculation.H89];SEARCH(&quot;,&quot;;[$Calculation.H89]);1;&quot;.&quot;)))" office:value-type="string" office:string-value="" calcext:value-type="error">
            <text:p>#WERT!</text:p>
          </table:table-cell>
          <table:table-cell table:formula="of:=IF([$Calculation.I89]=0;&quot;0&quot;;IF([$Calculation.I89]=ROUND([$Calculation.I89]);TEXT([$Calculation.I89];&quot;###&quot;);REPLACE([$Calculation.I89];SEARCH(&quot;,&quot;;[$Calculation.I89]);1;&quot;.&quot;)))" office:value-type="string" office:string-value="" calcext:value-type="error">
            <text:p>#WERT!</text:p>
          </table:table-cell>
          <table:table-cell table:formula="of:=IF([$Calculation.J89]=0;&quot;0&quot;;IF([$Calculation.J89]=ROUND([$Calculation.J89]);TEXT([$Calculation.J89];&quot;###&quot;);REPLACE([$Calculation.J89];SEARCH(&quot;,&quot;;[$Calculation.J89]);1;&quot;.&quot;)))" office:value-type="string" office:string-value="" calcext:value-type="error">
            <text:p>#WERT!</text:p>
          </table:table-cell>
          <table:table-cell table:formula="of:=IF([$Calculation.K89]=0;&quot;0&quot;;IF([$Calculation.K89]=ROUND([$Calculation.K89]);TEXT([$Calculation.K89];&quot;###&quot;);REPLACE([$Calculation.K89];SEARCH(&quot;,&quot;;[$Calculation.K89]);1;&quot;.&quot;)))" office:value-type="string" office:string-value="" calcext:value-type="error">
            <text:p>#WERT!</text:p>
          </table:table-cell>
          <table:table-cell table:formula="of:=IF([$Calculation.L89]=0;&quot;0&quot;;IF([$Calculation.L89]=ROUND([$Calculation.L89]);TEXT([$Calculation.L89];&quot;###&quot;);REPLACE([$Calculation.L89];SEARCH(&quot;,&quot;;[$Calculation.L89]);1;&quot;.&quot;)))" office:value-type="string" office:string-value="" calcext:value-type="error">
            <text:p>#WERT!</text:p>
          </table:table-cell>
          <table:table-cell table:formula="of:=IF([$Calculation.M89]=0;&quot;0&quot;;IF([$Calculation.M89]=ROUND([$Calculation.M89]);TEXT([$Calculation.M89];&quot;###&quot;);REPLACE([$Calculation.M89];SEARCH(&quot;,&quot;;[$Calculation.M89]);1;&quot;.&quot;)))" office:value-type="string" office:string-value="" calcext:value-type="error">
            <text:p>#WERT!</text:p>
          </table:table-cell>
          <table:table-cell table:formula="of:=IF([$Calculation.N89]=0;&quot;0&quot;;IF([$Calculation.N89]=ROUND([$Calculation.N89]);TEXT([$Calculation.N89];&quot;###&quot;);REPLACE([$Calculation.N89];SEARCH(&quot;,&quot;;[$Calculation.N89]);1;&quot;.&quot;)))" office:value-type="string" office:string-value="" calcext:value-type="error">
            <text:p>#WERT!</text:p>
          </table:table-cell>
          <table:table-cell table:formula="of:=IF([$Calculation.O89]=0;&quot;0&quot;;IF([$Calculation.O89]=ROUND([$Calculation.O89]);TEXT([$Calculation.O89];&quot;###&quot;);REPLACE([$Calculation.O89];SEARCH(&quot;,&quot;;[$Calculation.O89]);1;&quot;.&quot;)))" office:value-type="string" office:string-value="" calcext:value-type="error">
            <text:p>#WERT!</text:p>
          </table:table-cell>
          <table:table-cell table:formula="of:=IF([$Calculation.P89]=0;&quot;0&quot;;IF([$Calculation.P89]=ROUND([$Calculation.P89]);TEXT([$Calculation.P89];&quot;###&quot;);REPLACE([$Calculation.P89];SEARCH(&quot;,&quot;;[$Calculation.P89]);1;&quot;.&quot;)))" office:value-type="string" office:string-value="" calcext:value-type="error">
            <text:p>#WERT!</text:p>
          </table:table-cell>
          <table:table-cell table:formula="of:=IF([$Calculation.Q89]=0;&quot;0&quot;;IF([$Calculation.Q89]=ROUND([$Calculation.Q89]);TEXT([$Calculation.Q89];&quot;###&quot;);REPLACE([$Calculation.Q89];SEARCH(&quot;,&quot;;[$Calculation.Q8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6]=FootNote;[.A86]=&quot;&quot;);&quot;&quot;;IF(NOT([$Calculation.C90]=&quot;&quot;);CONCATENATE(StartPos;CHAR(10);StartPosX;[.C87];&quot;,&quot;;CHAR(10);StartPosY;[.D87];&quot;,&quot;;CHAR(10);StartPosZ;[.E87];CHAR(10);StartRot;CHAR(10);StartRotX;[.F87];&quot;,&quot;;CHAR(10);StartRotY;[.G87];&quot;,&quot;;CHAR(10);StartRotZ;[.H87];CHAR(10);EndPos;CHAR(10);EndPosX;[.I87];&quot;,&quot;;CHAR(10);EndPosY;[.J87];&quot;,&quot;;CHAR(10);EndPosZ;[.K87];CHAR(10);EndRot;CHAR(10);EndRotX;[.L87];&quot;,&quot;;CHAR(10);EndRotY;[.M87];&quot;,&quot;;CHAR(10);EndRotZ;[.N87];CHAR(10);Duration;[.O87];&quot;,&quot;;CHAR(10);Delay;[.P87];&quot;,&quot;;CHAR(10);Ease;[$Calculation.R90];CHAR(10);Closure);FootNote))">
            <text:p/>
          </table:table-cell>
          <table:table-cell/>
          <table:table-cell table:formula="of:=IF([$Calculation.D90]=0;&quot;0&quot;;IF([$Calculation.D90]=ROUND([$Calculation.D90]);TEXT([$Calculation.D90];&quot;###&quot;);REPLACE([$Calculation.D90];SEARCH(&quot;,&quot;;[$Calculation.D90]);1;&quot;.&quot;)))" office:value-type="string" office:string-value="" calcext:value-type="error">
            <text:p>#WERT!</text:p>
          </table:table-cell>
          <table:table-cell table:formula="of:=IF([$Calculation.E90]=0;&quot;0&quot;;IF([$Calculation.E90]=ROUND([$Calculation.E90]);TEXT([$Calculation.E90];&quot;###&quot;);REPLACE([$Calculation.E90];SEARCH(&quot;,&quot;;[$Calculation.E90]);1;&quot;.&quot;)))" office:value-type="string" office:string-value="" calcext:value-type="error">
            <text:p>#WERT!</text:p>
          </table:table-cell>
          <table:table-cell table:formula="of:=IF([$Calculation.F90]=0;&quot;0&quot;;IF([$Calculation.F90]=ROUND([$Calculation.F90]);TEXT([$Calculation.F90];&quot;###&quot;);REPLACE([$Calculation.F90];SEARCH(&quot;,&quot;;[$Calculation.F90]);1;&quot;.&quot;)))" office:value-type="string" office:string-value="" calcext:value-type="error">
            <text:p>#WERT!</text:p>
          </table:table-cell>
          <table:table-cell table:formula="of:=IF([$Calculation.G90]=0;&quot;0&quot;;IF([$Calculation.G90]=ROUND([$Calculation.G90]);TEXT([$Calculation.G90];&quot;###&quot;);REPLACE([$Calculation.G90];SEARCH(&quot;,&quot;;[$Calculation.G90]);1;&quot;.&quot;)))" office:value-type="string" office:string-value="" calcext:value-type="error">
            <text:p>#WERT!</text:p>
          </table:table-cell>
          <table:table-cell table:formula="of:=IF([$Calculation.H90]=0;&quot;0&quot;;IF([$Calculation.H90]=ROUND([$Calculation.H90]);TEXT([$Calculation.H90];&quot;###&quot;);REPLACE([$Calculation.H90];SEARCH(&quot;,&quot;;[$Calculation.H90]);1;&quot;.&quot;)))" office:value-type="string" office:string-value="" calcext:value-type="error">
            <text:p>#WERT!</text:p>
          </table:table-cell>
          <table:table-cell table:formula="of:=IF([$Calculation.I90]=0;&quot;0&quot;;IF([$Calculation.I90]=ROUND([$Calculation.I90]);TEXT([$Calculation.I90];&quot;###&quot;);REPLACE([$Calculation.I90];SEARCH(&quot;,&quot;;[$Calculation.I90]);1;&quot;.&quot;)))" office:value-type="string" office:string-value="" calcext:value-type="error">
            <text:p>#WERT!</text:p>
          </table:table-cell>
          <table:table-cell table:formula="of:=IF([$Calculation.J90]=0;&quot;0&quot;;IF([$Calculation.J90]=ROUND([$Calculation.J90]);TEXT([$Calculation.J90];&quot;###&quot;);REPLACE([$Calculation.J90];SEARCH(&quot;,&quot;;[$Calculation.J90]);1;&quot;.&quot;)))" office:value-type="string" office:string-value="" calcext:value-type="error">
            <text:p>#WERT!</text:p>
          </table:table-cell>
          <table:table-cell table:formula="of:=IF([$Calculation.K90]=0;&quot;0&quot;;IF([$Calculation.K90]=ROUND([$Calculation.K90]);TEXT([$Calculation.K90];&quot;###&quot;);REPLACE([$Calculation.K90];SEARCH(&quot;,&quot;;[$Calculation.K90]);1;&quot;.&quot;)))" office:value-type="string" office:string-value="" calcext:value-type="error">
            <text:p>#WERT!</text:p>
          </table:table-cell>
          <table:table-cell table:formula="of:=IF([$Calculation.L90]=0;&quot;0&quot;;IF([$Calculation.L90]=ROUND([$Calculation.L90]);TEXT([$Calculation.L90];&quot;###&quot;);REPLACE([$Calculation.L90];SEARCH(&quot;,&quot;;[$Calculation.L90]);1;&quot;.&quot;)))" office:value-type="string" office:string-value="" calcext:value-type="error">
            <text:p>#WERT!</text:p>
          </table:table-cell>
          <table:table-cell table:formula="of:=IF([$Calculation.M90]=0;&quot;0&quot;;IF([$Calculation.M90]=ROUND([$Calculation.M90]);TEXT([$Calculation.M90];&quot;###&quot;);REPLACE([$Calculation.M90];SEARCH(&quot;,&quot;;[$Calculation.M90]);1;&quot;.&quot;)))" office:value-type="string" office:string-value="" calcext:value-type="error">
            <text:p>#WERT!</text:p>
          </table:table-cell>
          <table:table-cell table:formula="of:=IF([$Calculation.N90]=0;&quot;0&quot;;IF([$Calculation.N90]=ROUND([$Calculation.N90]);TEXT([$Calculation.N90];&quot;###&quot;);REPLACE([$Calculation.N90];SEARCH(&quot;,&quot;;[$Calculation.N90]);1;&quot;.&quot;)))" office:value-type="string" office:string-value="" calcext:value-type="error">
            <text:p>#WERT!</text:p>
          </table:table-cell>
          <table:table-cell table:formula="of:=IF([$Calculation.O90]=0;&quot;0&quot;;IF([$Calculation.O90]=ROUND([$Calculation.O90]);TEXT([$Calculation.O90];&quot;###&quot;);REPLACE([$Calculation.O90];SEARCH(&quot;,&quot;;[$Calculation.O90]);1;&quot;.&quot;)))" office:value-type="string" office:string-value="" calcext:value-type="error">
            <text:p>#WERT!</text:p>
          </table:table-cell>
          <table:table-cell table:formula="of:=IF([$Calculation.P90]=0;&quot;0&quot;;IF([$Calculation.P90]=ROUND([$Calculation.P90]);TEXT([$Calculation.P90];&quot;###&quot;);REPLACE([$Calculation.P90];SEARCH(&quot;,&quot;;[$Calculation.P90]);1;&quot;.&quot;)))" office:value-type="string" office:string-value="" calcext:value-type="error">
            <text:p>#WERT!</text:p>
          </table:table-cell>
          <table:table-cell table:formula="of:=IF([$Calculation.Q90]=0;&quot;0&quot;;IF([$Calculation.Q90]=ROUND([$Calculation.Q90]);TEXT([$Calculation.Q90];&quot;###&quot;);REPLACE([$Calculation.Q90];SEARCH(&quot;,&quot;;[$Calculation.Q9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7]=FootNote;[.A87]=&quot;&quot;);&quot;&quot;;IF(NOT([$Calculation.C91]=&quot;&quot;);CONCATENATE(StartPos;CHAR(10);StartPosX;[.C88];&quot;,&quot;;CHAR(10);StartPosY;[.D88];&quot;,&quot;;CHAR(10);StartPosZ;[.E88];CHAR(10);StartRot;CHAR(10);StartRotX;[.F88];&quot;,&quot;;CHAR(10);StartRotY;[.G88];&quot;,&quot;;CHAR(10);StartRotZ;[.H88];CHAR(10);EndPos;CHAR(10);EndPosX;[.I88];&quot;,&quot;;CHAR(10);EndPosY;[.J88];&quot;,&quot;;CHAR(10);EndPosZ;[.K88];CHAR(10);EndRot;CHAR(10);EndRotX;[.L88];&quot;,&quot;;CHAR(10);EndRotY;[.M88];&quot;,&quot;;CHAR(10);EndRotZ;[.N88];CHAR(10);Duration;[.O88];&quot;,&quot;;CHAR(10);Delay;[.P88];&quot;,&quot;;CHAR(10);Ease;[$Calculation.R91];CHAR(10);Closure);FootNote))">
            <text:p/>
          </table:table-cell>
          <table:table-cell/>
          <table:table-cell table:formula="of:=IF([$Calculation.D91]=0;&quot;0&quot;;IF([$Calculation.D91]=ROUND([$Calculation.D91]);TEXT([$Calculation.D91];&quot;###&quot;);REPLACE([$Calculation.D91];SEARCH(&quot;,&quot;;[$Calculation.D91]);1;&quot;.&quot;)))" office:value-type="string" office:string-value="" calcext:value-type="error">
            <text:p>#WERT!</text:p>
          </table:table-cell>
          <table:table-cell table:formula="of:=IF([$Calculation.E91]=0;&quot;0&quot;;IF([$Calculation.E91]=ROUND([$Calculation.E91]);TEXT([$Calculation.E91];&quot;###&quot;);REPLACE([$Calculation.E91];SEARCH(&quot;,&quot;;[$Calculation.E91]);1;&quot;.&quot;)))" office:value-type="string" office:string-value="" calcext:value-type="error">
            <text:p>#WERT!</text:p>
          </table:table-cell>
          <table:table-cell table:formula="of:=IF([$Calculation.F91]=0;&quot;0&quot;;IF([$Calculation.F91]=ROUND([$Calculation.F91]);TEXT([$Calculation.F91];&quot;###&quot;);REPLACE([$Calculation.F91];SEARCH(&quot;,&quot;;[$Calculation.F91]);1;&quot;.&quot;)))" office:value-type="string" office:string-value="" calcext:value-type="error">
            <text:p>#WERT!</text:p>
          </table:table-cell>
          <table:table-cell table:formula="of:=IF([$Calculation.G91]=0;&quot;0&quot;;IF([$Calculation.G91]=ROUND([$Calculation.G91]);TEXT([$Calculation.G91];&quot;###&quot;);REPLACE([$Calculation.G91];SEARCH(&quot;,&quot;;[$Calculation.G91]);1;&quot;.&quot;)))" office:value-type="string" office:string-value="" calcext:value-type="error">
            <text:p>#WERT!</text:p>
          </table:table-cell>
          <table:table-cell table:formula="of:=IF([$Calculation.H91]=0;&quot;0&quot;;IF([$Calculation.H91]=ROUND([$Calculation.H91]);TEXT([$Calculation.H91];&quot;###&quot;);REPLACE([$Calculation.H91];SEARCH(&quot;,&quot;;[$Calculation.H91]);1;&quot;.&quot;)))" office:value-type="string" office:string-value="" calcext:value-type="error">
            <text:p>#WERT!</text:p>
          </table:table-cell>
          <table:table-cell table:formula="of:=IF([$Calculation.I91]=0;&quot;0&quot;;IF([$Calculation.I91]=ROUND([$Calculation.I91]);TEXT([$Calculation.I91];&quot;###&quot;);REPLACE([$Calculation.I91];SEARCH(&quot;,&quot;;[$Calculation.I91]);1;&quot;.&quot;)))" office:value-type="string" office:string-value="" calcext:value-type="error">
            <text:p>#WERT!</text:p>
          </table:table-cell>
          <table:table-cell table:formula="of:=IF([$Calculation.J91]=0;&quot;0&quot;;IF([$Calculation.J91]=ROUND([$Calculation.J91]);TEXT([$Calculation.J91];&quot;###&quot;);REPLACE([$Calculation.J91];SEARCH(&quot;,&quot;;[$Calculation.J91]);1;&quot;.&quot;)))" office:value-type="string" office:string-value="" calcext:value-type="error">
            <text:p>#WERT!</text:p>
          </table:table-cell>
          <table:table-cell table:formula="of:=IF([$Calculation.K91]=0;&quot;0&quot;;IF([$Calculation.K91]=ROUND([$Calculation.K91]);TEXT([$Calculation.K91];&quot;###&quot;);REPLACE([$Calculation.K91];SEARCH(&quot;,&quot;;[$Calculation.K91]);1;&quot;.&quot;)))" office:value-type="string" office:string-value="" calcext:value-type="error">
            <text:p>#WERT!</text:p>
          </table:table-cell>
          <table:table-cell table:formula="of:=IF([$Calculation.L91]=0;&quot;0&quot;;IF([$Calculation.L91]=ROUND([$Calculation.L91]);TEXT([$Calculation.L91];&quot;###&quot;);REPLACE([$Calculation.L91];SEARCH(&quot;,&quot;;[$Calculation.L91]);1;&quot;.&quot;)))" office:value-type="string" office:string-value="" calcext:value-type="error">
            <text:p>#WERT!</text:p>
          </table:table-cell>
          <table:table-cell table:formula="of:=IF([$Calculation.M91]=0;&quot;0&quot;;IF([$Calculation.M91]=ROUND([$Calculation.M91]);TEXT([$Calculation.M91];&quot;###&quot;);REPLACE([$Calculation.M91];SEARCH(&quot;,&quot;;[$Calculation.M91]);1;&quot;.&quot;)))" office:value-type="string" office:string-value="" calcext:value-type="error">
            <text:p>#WERT!</text:p>
          </table:table-cell>
          <table:table-cell table:formula="of:=IF([$Calculation.N91]=0;&quot;0&quot;;IF([$Calculation.N91]=ROUND([$Calculation.N91]);TEXT([$Calculation.N91];&quot;###&quot;);REPLACE([$Calculation.N91];SEARCH(&quot;,&quot;;[$Calculation.N91]);1;&quot;.&quot;)))" office:value-type="string" office:string-value="" calcext:value-type="error">
            <text:p>#WERT!</text:p>
          </table:table-cell>
          <table:table-cell table:formula="of:=IF([$Calculation.O91]=0;&quot;0&quot;;IF([$Calculation.O91]=ROUND([$Calculation.O91]);TEXT([$Calculation.O91];&quot;###&quot;);REPLACE([$Calculation.O91];SEARCH(&quot;,&quot;;[$Calculation.O91]);1;&quot;.&quot;)))" office:value-type="string" office:string-value="" calcext:value-type="error">
            <text:p>#WERT!</text:p>
          </table:table-cell>
          <table:table-cell table:formula="of:=IF([$Calculation.P91]=0;&quot;0&quot;;IF([$Calculation.P91]=ROUND([$Calculation.P91]);TEXT([$Calculation.P91];&quot;###&quot;);REPLACE([$Calculation.P91];SEARCH(&quot;,&quot;;[$Calculation.P91]);1;&quot;.&quot;)))" office:value-type="string" office:string-value="" calcext:value-type="error">
            <text:p>#WERT!</text:p>
          </table:table-cell>
          <table:table-cell table:formula="of:=IF([$Calculation.Q91]=0;&quot;0&quot;;IF([$Calculation.Q91]=ROUND([$Calculation.Q91]);TEXT([$Calculation.Q91];&quot;###&quot;);REPLACE([$Calculation.Q91];SEARCH(&quot;,&quot;;[$Calculation.Q9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8]=FootNote;[.A88]=&quot;&quot;);&quot;&quot;;IF(NOT([$Calculation.C92]=&quot;&quot;);CONCATENATE(StartPos;CHAR(10);StartPosX;[.C89];&quot;,&quot;;CHAR(10);StartPosY;[.D89];&quot;,&quot;;CHAR(10);StartPosZ;[.E89];CHAR(10);StartRot;CHAR(10);StartRotX;[.F89];&quot;,&quot;;CHAR(10);StartRotY;[.G89];&quot;,&quot;;CHAR(10);StartRotZ;[.H89];CHAR(10);EndPos;CHAR(10);EndPosX;[.I89];&quot;,&quot;;CHAR(10);EndPosY;[.J89];&quot;,&quot;;CHAR(10);EndPosZ;[.K89];CHAR(10);EndRot;CHAR(10);EndRotX;[.L89];&quot;,&quot;;CHAR(10);EndRotY;[.M89];&quot;,&quot;;CHAR(10);EndRotZ;[.N89];CHAR(10);Duration;[.O89];&quot;,&quot;;CHAR(10);Delay;[.P89];&quot;,&quot;;CHAR(10);Ease;[$Calculation.R92];CHAR(10);Closure);FootNote))">
            <text:p/>
          </table:table-cell>
          <table:table-cell/>
          <table:table-cell table:formula="of:=IF([$Calculation.D92]=0;&quot;0&quot;;IF([$Calculation.D92]=ROUND([$Calculation.D92]);TEXT([$Calculation.D92];&quot;###&quot;);REPLACE([$Calculation.D92];SEARCH(&quot;,&quot;;[$Calculation.D92]);1;&quot;.&quot;)))" office:value-type="string" office:string-value="" calcext:value-type="error">
            <text:p>#WERT!</text:p>
          </table:table-cell>
          <table:table-cell table:formula="of:=IF([$Calculation.E92]=0;&quot;0&quot;;IF([$Calculation.E92]=ROUND([$Calculation.E92]);TEXT([$Calculation.E92];&quot;###&quot;);REPLACE([$Calculation.E92];SEARCH(&quot;,&quot;;[$Calculation.E92]);1;&quot;.&quot;)))" office:value-type="string" office:string-value="" calcext:value-type="error">
            <text:p>#WERT!</text:p>
          </table:table-cell>
          <table:table-cell table:formula="of:=IF([$Calculation.F92]=0;&quot;0&quot;;IF([$Calculation.F92]=ROUND([$Calculation.F92]);TEXT([$Calculation.F92];&quot;###&quot;);REPLACE([$Calculation.F92];SEARCH(&quot;,&quot;;[$Calculation.F92]);1;&quot;.&quot;)))" office:value-type="string" office:string-value="" calcext:value-type="error">
            <text:p>#WERT!</text:p>
          </table:table-cell>
          <table:table-cell table:formula="of:=IF([$Calculation.G92]=0;&quot;0&quot;;IF([$Calculation.G92]=ROUND([$Calculation.G92]);TEXT([$Calculation.G92];&quot;###&quot;);REPLACE([$Calculation.G92];SEARCH(&quot;,&quot;;[$Calculation.G92]);1;&quot;.&quot;)))" office:value-type="string" office:string-value="" calcext:value-type="error">
            <text:p>#WERT!</text:p>
          </table:table-cell>
          <table:table-cell table:formula="of:=IF([$Calculation.H92]=0;&quot;0&quot;;IF([$Calculation.H92]=ROUND([$Calculation.H92]);TEXT([$Calculation.H92];&quot;###&quot;);REPLACE([$Calculation.H92];SEARCH(&quot;,&quot;;[$Calculation.H92]);1;&quot;.&quot;)))" office:value-type="string" office:string-value="" calcext:value-type="error">
            <text:p>#WERT!</text:p>
          </table:table-cell>
          <table:table-cell table:formula="of:=IF([$Calculation.I92]=0;&quot;0&quot;;IF([$Calculation.I92]=ROUND([$Calculation.I92]);TEXT([$Calculation.I92];&quot;###&quot;);REPLACE([$Calculation.I92];SEARCH(&quot;,&quot;;[$Calculation.I92]);1;&quot;.&quot;)))" office:value-type="string" office:string-value="" calcext:value-type="error">
            <text:p>#WERT!</text:p>
          </table:table-cell>
          <table:table-cell table:formula="of:=IF([$Calculation.J92]=0;&quot;0&quot;;IF([$Calculation.J92]=ROUND([$Calculation.J92]);TEXT([$Calculation.J92];&quot;###&quot;);REPLACE([$Calculation.J92];SEARCH(&quot;,&quot;;[$Calculation.J92]);1;&quot;.&quot;)))" office:value-type="string" office:string-value="" calcext:value-type="error">
            <text:p>#WERT!</text:p>
          </table:table-cell>
          <table:table-cell table:formula="of:=IF([$Calculation.K92]=0;&quot;0&quot;;IF([$Calculation.K92]=ROUND([$Calculation.K92]);TEXT([$Calculation.K92];&quot;###&quot;);REPLACE([$Calculation.K92];SEARCH(&quot;,&quot;;[$Calculation.K92]);1;&quot;.&quot;)))" office:value-type="string" office:string-value="" calcext:value-type="error">
            <text:p>#WERT!</text:p>
          </table:table-cell>
          <table:table-cell table:formula="of:=IF([$Calculation.L92]=0;&quot;0&quot;;IF([$Calculation.L92]=ROUND([$Calculation.L92]);TEXT([$Calculation.L92];&quot;###&quot;);REPLACE([$Calculation.L92];SEARCH(&quot;,&quot;;[$Calculation.L92]);1;&quot;.&quot;)))" office:value-type="string" office:string-value="" calcext:value-type="error">
            <text:p>#WERT!</text:p>
          </table:table-cell>
          <table:table-cell table:formula="of:=IF([$Calculation.M92]=0;&quot;0&quot;;IF([$Calculation.M92]=ROUND([$Calculation.M92]);TEXT([$Calculation.M92];&quot;###&quot;);REPLACE([$Calculation.M92];SEARCH(&quot;,&quot;;[$Calculation.M92]);1;&quot;.&quot;)))" office:value-type="string" office:string-value="" calcext:value-type="error">
            <text:p>#WERT!</text:p>
          </table:table-cell>
          <table:table-cell table:formula="of:=IF([$Calculation.N92]=0;&quot;0&quot;;IF([$Calculation.N92]=ROUND([$Calculation.N92]);TEXT([$Calculation.N92];&quot;###&quot;);REPLACE([$Calculation.N92];SEARCH(&quot;,&quot;;[$Calculation.N92]);1;&quot;.&quot;)))" office:value-type="string" office:string-value="" calcext:value-type="error">
            <text:p>#WERT!</text:p>
          </table:table-cell>
          <table:table-cell table:formula="of:=IF([$Calculation.O92]=0;&quot;0&quot;;IF([$Calculation.O92]=ROUND([$Calculation.O92]);TEXT([$Calculation.O92];&quot;###&quot;);REPLACE([$Calculation.O92];SEARCH(&quot;,&quot;;[$Calculation.O92]);1;&quot;.&quot;)))" office:value-type="string" office:string-value="" calcext:value-type="error">
            <text:p>#WERT!</text:p>
          </table:table-cell>
          <table:table-cell table:formula="of:=IF([$Calculation.P92]=0;&quot;0&quot;;IF([$Calculation.P92]=ROUND([$Calculation.P92]);TEXT([$Calculation.P92];&quot;###&quot;);REPLACE([$Calculation.P92];SEARCH(&quot;,&quot;;[$Calculation.P92]);1;&quot;.&quot;)))" office:value-type="string" office:string-value="" calcext:value-type="error">
            <text:p>#WERT!</text:p>
          </table:table-cell>
          <table:table-cell table:formula="of:=IF([$Calculation.Q92]=0;&quot;0&quot;;IF([$Calculation.Q92]=ROUND([$Calculation.Q92]);TEXT([$Calculation.Q92];&quot;###&quot;);REPLACE([$Calculation.Q92];SEARCH(&quot;,&quot;;[$Calculation.Q9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9]=FootNote;[.A89]=&quot;&quot;);&quot;&quot;;IF(NOT([$Calculation.C93]=&quot;&quot;);CONCATENATE(StartPos;CHAR(10);StartPosX;[.C90];&quot;,&quot;;CHAR(10);StartPosY;[.D90];&quot;,&quot;;CHAR(10);StartPosZ;[.E90];CHAR(10);StartRot;CHAR(10);StartRotX;[.F90];&quot;,&quot;;CHAR(10);StartRotY;[.G90];&quot;,&quot;;CHAR(10);StartRotZ;[.H90];CHAR(10);EndPos;CHAR(10);EndPosX;[.I90];&quot;,&quot;;CHAR(10);EndPosY;[.J90];&quot;,&quot;;CHAR(10);EndPosZ;[.K90];CHAR(10);EndRot;CHAR(10);EndRotX;[.L90];&quot;,&quot;;CHAR(10);EndRotY;[.M90];&quot;,&quot;;CHAR(10);EndRotZ;[.N90];CHAR(10);Duration;[.O90];&quot;,&quot;;CHAR(10);Delay;[.P90];&quot;,&quot;;CHAR(10);Ease;[$Calculation.R93];CHAR(10);Closure);FootNote))">
            <text:p/>
          </table:table-cell>
          <table:table-cell/>
          <table:table-cell table:formula="of:=IF([$Calculation.D93]=0;&quot;0&quot;;IF([$Calculation.D93]=ROUND([$Calculation.D93]);TEXT([$Calculation.D93];&quot;###&quot;);REPLACE([$Calculation.D93];SEARCH(&quot;,&quot;;[$Calculation.D93]);1;&quot;.&quot;)))" office:value-type="string" office:string-value="" calcext:value-type="error">
            <text:p>#WERT!</text:p>
          </table:table-cell>
          <table:table-cell table:formula="of:=IF([$Calculation.E93]=0;&quot;0&quot;;IF([$Calculation.E93]=ROUND([$Calculation.E93]);TEXT([$Calculation.E93];&quot;###&quot;);REPLACE([$Calculation.E93];SEARCH(&quot;,&quot;;[$Calculation.E93]);1;&quot;.&quot;)))" office:value-type="string" office:string-value="" calcext:value-type="error">
            <text:p>#WERT!</text:p>
          </table:table-cell>
          <table:table-cell table:formula="of:=IF([$Calculation.F93]=0;&quot;0&quot;;IF([$Calculation.F93]=ROUND([$Calculation.F93]);TEXT([$Calculation.F93];&quot;###&quot;);REPLACE([$Calculation.F93];SEARCH(&quot;,&quot;;[$Calculation.F93]);1;&quot;.&quot;)))" office:value-type="string" office:string-value="" calcext:value-type="error">
            <text:p>#WERT!</text:p>
          </table:table-cell>
          <table:table-cell table:formula="of:=IF([$Calculation.G93]=0;&quot;0&quot;;IF([$Calculation.G93]=ROUND([$Calculation.G93]);TEXT([$Calculation.G93];&quot;###&quot;);REPLACE([$Calculation.G93];SEARCH(&quot;,&quot;;[$Calculation.G93]);1;&quot;.&quot;)))" office:value-type="string" office:string-value="" calcext:value-type="error">
            <text:p>#WERT!</text:p>
          </table:table-cell>
          <table:table-cell table:formula="of:=IF([$Calculation.H93]=0;&quot;0&quot;;IF([$Calculation.H93]=ROUND([$Calculation.H93]);TEXT([$Calculation.H93];&quot;###&quot;);REPLACE([$Calculation.H93];SEARCH(&quot;,&quot;;[$Calculation.H93]);1;&quot;.&quot;)))" office:value-type="string" office:string-value="" calcext:value-type="error">
            <text:p>#WERT!</text:p>
          </table:table-cell>
          <table:table-cell table:formula="of:=IF([$Calculation.I93]=0;&quot;0&quot;;IF([$Calculation.I93]=ROUND([$Calculation.I93]);TEXT([$Calculation.I93];&quot;###&quot;);REPLACE([$Calculation.I93];SEARCH(&quot;,&quot;;[$Calculation.I93]);1;&quot;.&quot;)))" office:value-type="string" office:string-value="" calcext:value-type="error">
            <text:p>#WERT!</text:p>
          </table:table-cell>
          <table:table-cell table:formula="of:=IF([$Calculation.J93]=0;&quot;0&quot;;IF([$Calculation.J93]=ROUND([$Calculation.J93]);TEXT([$Calculation.J93];&quot;###&quot;);REPLACE([$Calculation.J93];SEARCH(&quot;,&quot;;[$Calculation.J93]);1;&quot;.&quot;)))" office:value-type="string" office:string-value="" calcext:value-type="error">
            <text:p>#WERT!</text:p>
          </table:table-cell>
          <table:table-cell table:formula="of:=IF([$Calculation.K93]=0;&quot;0&quot;;IF([$Calculation.K93]=ROUND([$Calculation.K93]);TEXT([$Calculation.K93];&quot;###&quot;);REPLACE([$Calculation.K93];SEARCH(&quot;,&quot;;[$Calculation.K93]);1;&quot;.&quot;)))" office:value-type="string" office:string-value="" calcext:value-type="error">
            <text:p>#WERT!</text:p>
          </table:table-cell>
          <table:table-cell table:formula="of:=IF([$Calculation.L93]=0;&quot;0&quot;;IF([$Calculation.L93]=ROUND([$Calculation.L93]);TEXT([$Calculation.L93];&quot;###&quot;);REPLACE([$Calculation.L93];SEARCH(&quot;,&quot;;[$Calculation.L93]);1;&quot;.&quot;)))" office:value-type="string" office:string-value="" calcext:value-type="error">
            <text:p>#WERT!</text:p>
          </table:table-cell>
          <table:table-cell table:formula="of:=IF([$Calculation.M93]=0;&quot;0&quot;;IF([$Calculation.M93]=ROUND([$Calculation.M93]);TEXT([$Calculation.M93];&quot;###&quot;);REPLACE([$Calculation.M93];SEARCH(&quot;,&quot;;[$Calculation.M93]);1;&quot;.&quot;)))" office:value-type="string" office:string-value="" calcext:value-type="error">
            <text:p>#WERT!</text:p>
          </table:table-cell>
          <table:table-cell table:formula="of:=IF([$Calculation.N93]=0;&quot;0&quot;;IF([$Calculation.N93]=ROUND([$Calculation.N93]);TEXT([$Calculation.N93];&quot;###&quot;);REPLACE([$Calculation.N93];SEARCH(&quot;,&quot;;[$Calculation.N93]);1;&quot;.&quot;)))" office:value-type="string" office:string-value="" calcext:value-type="error">
            <text:p>#WERT!</text:p>
          </table:table-cell>
          <table:table-cell table:formula="of:=IF([$Calculation.O93]=0;&quot;0&quot;;IF([$Calculation.O93]=ROUND([$Calculation.O93]);TEXT([$Calculation.O93];&quot;###&quot;);REPLACE([$Calculation.O93];SEARCH(&quot;,&quot;;[$Calculation.O93]);1;&quot;.&quot;)))" office:value-type="string" office:string-value="" calcext:value-type="error">
            <text:p>#WERT!</text:p>
          </table:table-cell>
          <table:table-cell table:formula="of:=IF([$Calculation.P93]=0;&quot;0&quot;;IF([$Calculation.P93]=ROUND([$Calculation.P93]);TEXT([$Calculation.P93];&quot;###&quot;);REPLACE([$Calculation.P93];SEARCH(&quot;,&quot;;[$Calculation.P93]);1;&quot;.&quot;)))" office:value-type="string" office:string-value="" calcext:value-type="error">
            <text:p>#WERT!</text:p>
          </table:table-cell>
          <table:table-cell table:formula="of:=IF([$Calculation.Q93]=0;&quot;0&quot;;IF([$Calculation.Q93]=ROUND([$Calculation.Q93]);TEXT([$Calculation.Q93];&quot;###&quot;);REPLACE([$Calculation.Q93];SEARCH(&quot;,&quot;;[$Calculation.Q9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0]=FootNote;[.A90]=&quot;&quot;);&quot;&quot;;IF(NOT([$Calculation.C94]=&quot;&quot;);CONCATENATE(StartPos;CHAR(10);StartPosX;[.C91];&quot;,&quot;;CHAR(10);StartPosY;[.D91];&quot;,&quot;;CHAR(10);StartPosZ;[.E91];CHAR(10);StartRot;CHAR(10);StartRotX;[.F91];&quot;,&quot;;CHAR(10);StartRotY;[.G91];&quot;,&quot;;CHAR(10);StartRotZ;[.H91];CHAR(10);EndPos;CHAR(10);EndPosX;[.I91];&quot;,&quot;;CHAR(10);EndPosY;[.J91];&quot;,&quot;;CHAR(10);EndPosZ;[.K91];CHAR(10);EndRot;CHAR(10);EndRotX;[.L91];&quot;,&quot;;CHAR(10);EndRotY;[.M91];&quot;,&quot;;CHAR(10);EndRotZ;[.N91];CHAR(10);Duration;[.O91];&quot;,&quot;;CHAR(10);Delay;[.P91];&quot;,&quot;;CHAR(10);Ease;[$Calculation.R94];CHAR(10);Closure);FootNote))">
            <text:p/>
          </table:table-cell>
          <table:table-cell/>
          <table:table-cell table:formula="of:=IF([$Calculation.D94]=0;&quot;0&quot;;IF([$Calculation.D94]=ROUND([$Calculation.D94]);TEXT([$Calculation.D94];&quot;###&quot;);REPLACE([$Calculation.D94];SEARCH(&quot;,&quot;;[$Calculation.D94]);1;&quot;.&quot;)))" office:value-type="string" office:string-value="" calcext:value-type="error">
            <text:p>#WERT!</text:p>
          </table:table-cell>
          <table:table-cell table:formula="of:=IF([$Calculation.E94]=0;&quot;0&quot;;IF([$Calculation.E94]=ROUND([$Calculation.E94]);TEXT([$Calculation.E94];&quot;###&quot;);REPLACE([$Calculation.E94];SEARCH(&quot;,&quot;;[$Calculation.E94]);1;&quot;.&quot;)))" office:value-type="string" office:string-value="" calcext:value-type="error">
            <text:p>#WERT!</text:p>
          </table:table-cell>
          <table:table-cell table:formula="of:=IF([$Calculation.F94]=0;&quot;0&quot;;IF([$Calculation.F94]=ROUND([$Calculation.F94]);TEXT([$Calculation.F94];&quot;###&quot;);REPLACE([$Calculation.F94];SEARCH(&quot;,&quot;;[$Calculation.F94]);1;&quot;.&quot;)))" office:value-type="string" office:string-value="" calcext:value-type="error">
            <text:p>#WERT!</text:p>
          </table:table-cell>
          <table:table-cell table:formula="of:=IF([$Calculation.G94]=0;&quot;0&quot;;IF([$Calculation.G94]=ROUND([$Calculation.G94]);TEXT([$Calculation.G94];&quot;###&quot;);REPLACE([$Calculation.G94];SEARCH(&quot;,&quot;;[$Calculation.G94]);1;&quot;.&quot;)))" office:value-type="string" office:string-value="" calcext:value-type="error">
            <text:p>#WERT!</text:p>
          </table:table-cell>
          <table:table-cell table:formula="of:=IF([$Calculation.H94]=0;&quot;0&quot;;IF([$Calculation.H94]=ROUND([$Calculation.H94]);TEXT([$Calculation.H94];&quot;###&quot;);REPLACE([$Calculation.H94];SEARCH(&quot;,&quot;;[$Calculation.H94]);1;&quot;.&quot;)))" office:value-type="string" office:string-value="" calcext:value-type="error">
            <text:p>#WERT!</text:p>
          </table:table-cell>
          <table:table-cell table:formula="of:=IF([$Calculation.I94]=0;&quot;0&quot;;IF([$Calculation.I94]=ROUND([$Calculation.I94]);TEXT([$Calculation.I94];&quot;###&quot;);REPLACE([$Calculation.I94];SEARCH(&quot;,&quot;;[$Calculation.I94]);1;&quot;.&quot;)))" office:value-type="string" office:string-value="" calcext:value-type="error">
            <text:p>#WERT!</text:p>
          </table:table-cell>
          <table:table-cell table:formula="of:=IF([$Calculation.J94]=0;&quot;0&quot;;IF([$Calculation.J94]=ROUND([$Calculation.J94]);TEXT([$Calculation.J94];&quot;###&quot;);REPLACE([$Calculation.J94];SEARCH(&quot;,&quot;;[$Calculation.J94]);1;&quot;.&quot;)))" office:value-type="string" office:string-value="" calcext:value-type="error">
            <text:p>#WERT!</text:p>
          </table:table-cell>
          <table:table-cell table:formula="of:=IF([$Calculation.K94]=0;&quot;0&quot;;IF([$Calculation.K94]=ROUND([$Calculation.K94]);TEXT([$Calculation.K94];&quot;###&quot;);REPLACE([$Calculation.K94];SEARCH(&quot;,&quot;;[$Calculation.K94]);1;&quot;.&quot;)))" office:value-type="string" office:string-value="" calcext:value-type="error">
            <text:p>#WERT!</text:p>
          </table:table-cell>
          <table:table-cell table:formula="of:=IF([$Calculation.L94]=0;&quot;0&quot;;IF([$Calculation.L94]=ROUND([$Calculation.L94]);TEXT([$Calculation.L94];&quot;###&quot;);REPLACE([$Calculation.L94];SEARCH(&quot;,&quot;;[$Calculation.L94]);1;&quot;.&quot;)))" office:value-type="string" office:string-value="" calcext:value-type="error">
            <text:p>#WERT!</text:p>
          </table:table-cell>
          <table:table-cell table:formula="of:=IF([$Calculation.M94]=0;&quot;0&quot;;IF([$Calculation.M94]=ROUND([$Calculation.M94]);TEXT([$Calculation.M94];&quot;###&quot;);REPLACE([$Calculation.M94];SEARCH(&quot;,&quot;;[$Calculation.M94]);1;&quot;.&quot;)))" office:value-type="string" office:string-value="" calcext:value-type="error">
            <text:p>#WERT!</text:p>
          </table:table-cell>
          <table:table-cell table:formula="of:=IF([$Calculation.N94]=0;&quot;0&quot;;IF([$Calculation.N94]=ROUND([$Calculation.N94]);TEXT([$Calculation.N94];&quot;###&quot;);REPLACE([$Calculation.N94];SEARCH(&quot;,&quot;;[$Calculation.N94]);1;&quot;.&quot;)))" office:value-type="string" office:string-value="" calcext:value-type="error">
            <text:p>#WERT!</text:p>
          </table:table-cell>
          <table:table-cell table:formula="of:=IF([$Calculation.O94]=0;&quot;0&quot;;IF([$Calculation.O94]=ROUND([$Calculation.O94]);TEXT([$Calculation.O94];&quot;###&quot;);REPLACE([$Calculation.O94];SEARCH(&quot;,&quot;;[$Calculation.O94]);1;&quot;.&quot;)))" office:value-type="string" office:string-value="" calcext:value-type="error">
            <text:p>#WERT!</text:p>
          </table:table-cell>
          <table:table-cell table:formula="of:=IF([$Calculation.P94]=0;&quot;0&quot;;IF([$Calculation.P94]=ROUND([$Calculation.P94]);TEXT([$Calculation.P94];&quot;###&quot;);REPLACE([$Calculation.P94];SEARCH(&quot;,&quot;;[$Calculation.P94]);1;&quot;.&quot;)))" office:value-type="string" office:string-value="" calcext:value-type="error">
            <text:p>#WERT!</text:p>
          </table:table-cell>
          <table:table-cell table:formula="of:=IF([$Calculation.Q94]=0;&quot;0&quot;;IF([$Calculation.Q94]=ROUND([$Calculation.Q94]);TEXT([$Calculation.Q94];&quot;###&quot;);REPLACE([$Calculation.Q94];SEARCH(&quot;,&quot;;[$Calculation.Q9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1]=FootNote;[.A91]=&quot;&quot;);&quot;&quot;;IF(NOT([$Calculation.C95]=&quot;&quot;);CONCATENATE(StartPos;CHAR(10);StartPosX;[.C92];&quot;,&quot;;CHAR(10);StartPosY;[.D92];&quot;,&quot;;CHAR(10);StartPosZ;[.E92];CHAR(10);StartRot;CHAR(10);StartRotX;[.F92];&quot;,&quot;;CHAR(10);StartRotY;[.G92];&quot;,&quot;;CHAR(10);StartRotZ;[.H92];CHAR(10);EndPos;CHAR(10);EndPosX;[.I92];&quot;,&quot;;CHAR(10);EndPosY;[.J92];&quot;,&quot;;CHAR(10);EndPosZ;[.K92];CHAR(10);EndRot;CHAR(10);EndRotX;[.L92];&quot;,&quot;;CHAR(10);EndRotY;[.M92];&quot;,&quot;;CHAR(10);EndRotZ;[.N92];CHAR(10);Duration;[.O92];&quot;,&quot;;CHAR(10);Delay;[.P92];&quot;,&quot;;CHAR(10);Ease;[$Calculation.R95];CHAR(10);Closure);FootNote))">
            <text:p/>
          </table:table-cell>
          <table:table-cell/>
          <table:table-cell table:formula="of:=IF([$Calculation.D95]=0;&quot;0&quot;;IF([$Calculation.D95]=ROUND([$Calculation.D95]);TEXT([$Calculation.D95];&quot;###&quot;);REPLACE([$Calculation.D95];SEARCH(&quot;,&quot;;[$Calculation.D95]);1;&quot;.&quot;)))" office:value-type="string" office:string-value="" calcext:value-type="error">
            <text:p>#WERT!</text:p>
          </table:table-cell>
          <table:table-cell table:formula="of:=IF([$Calculation.E95]=0;&quot;0&quot;;IF([$Calculation.E95]=ROUND([$Calculation.E95]);TEXT([$Calculation.E95];&quot;###&quot;);REPLACE([$Calculation.E95];SEARCH(&quot;,&quot;;[$Calculation.E95]);1;&quot;.&quot;)))" office:value-type="string" office:string-value="" calcext:value-type="error">
            <text:p>#WERT!</text:p>
          </table:table-cell>
          <table:table-cell table:formula="of:=IF([$Calculation.F95]=0;&quot;0&quot;;IF([$Calculation.F95]=ROUND([$Calculation.F95]);TEXT([$Calculation.F95];&quot;###&quot;);REPLACE([$Calculation.F95];SEARCH(&quot;,&quot;;[$Calculation.F95]);1;&quot;.&quot;)))" office:value-type="string" office:string-value="" calcext:value-type="error">
            <text:p>#WERT!</text:p>
          </table:table-cell>
          <table:table-cell table:formula="of:=IF([$Calculation.G95]=0;&quot;0&quot;;IF([$Calculation.G95]=ROUND([$Calculation.G95]);TEXT([$Calculation.G95];&quot;###&quot;);REPLACE([$Calculation.G95];SEARCH(&quot;,&quot;;[$Calculation.G95]);1;&quot;.&quot;)))" office:value-type="string" office:string-value="" calcext:value-type="error">
            <text:p>#WERT!</text:p>
          </table:table-cell>
          <table:table-cell table:formula="of:=IF([$Calculation.H95]=0;&quot;0&quot;;IF([$Calculation.H95]=ROUND([$Calculation.H95]);TEXT([$Calculation.H95];&quot;###&quot;);REPLACE([$Calculation.H95];SEARCH(&quot;,&quot;;[$Calculation.H95]);1;&quot;.&quot;)))" office:value-type="string" office:string-value="" calcext:value-type="error">
            <text:p>#WERT!</text:p>
          </table:table-cell>
          <table:table-cell table:formula="of:=IF([$Calculation.I95]=0;&quot;0&quot;;IF([$Calculation.I95]=ROUND([$Calculation.I95]);TEXT([$Calculation.I95];&quot;###&quot;);REPLACE([$Calculation.I95];SEARCH(&quot;,&quot;;[$Calculation.I95]);1;&quot;.&quot;)))" office:value-type="string" office:string-value="" calcext:value-type="error">
            <text:p>#WERT!</text:p>
          </table:table-cell>
          <table:table-cell table:formula="of:=IF([$Calculation.J95]=0;&quot;0&quot;;IF([$Calculation.J95]=ROUND([$Calculation.J95]);TEXT([$Calculation.J95];&quot;###&quot;);REPLACE([$Calculation.J95];SEARCH(&quot;,&quot;;[$Calculation.J95]);1;&quot;.&quot;)))" office:value-type="string" office:string-value="" calcext:value-type="error">
            <text:p>#WERT!</text:p>
          </table:table-cell>
          <table:table-cell table:formula="of:=IF([$Calculation.K95]=0;&quot;0&quot;;IF([$Calculation.K95]=ROUND([$Calculation.K95]);TEXT([$Calculation.K95];&quot;###&quot;);REPLACE([$Calculation.K95];SEARCH(&quot;,&quot;;[$Calculation.K95]);1;&quot;.&quot;)))" office:value-type="string" office:string-value="" calcext:value-type="error">
            <text:p>#WERT!</text:p>
          </table:table-cell>
          <table:table-cell table:formula="of:=IF([$Calculation.L95]=0;&quot;0&quot;;IF([$Calculation.L95]=ROUND([$Calculation.L95]);TEXT([$Calculation.L95];&quot;###&quot;);REPLACE([$Calculation.L95];SEARCH(&quot;,&quot;;[$Calculation.L95]);1;&quot;.&quot;)))" office:value-type="string" office:string-value="" calcext:value-type="error">
            <text:p>#WERT!</text:p>
          </table:table-cell>
          <table:table-cell table:formula="of:=IF([$Calculation.M95]=0;&quot;0&quot;;IF([$Calculation.M95]=ROUND([$Calculation.M95]);TEXT([$Calculation.M95];&quot;###&quot;);REPLACE([$Calculation.M95];SEARCH(&quot;,&quot;;[$Calculation.M95]);1;&quot;.&quot;)))" office:value-type="string" office:string-value="" calcext:value-type="error">
            <text:p>#WERT!</text:p>
          </table:table-cell>
          <table:table-cell table:formula="of:=IF([$Calculation.N95]=0;&quot;0&quot;;IF([$Calculation.N95]=ROUND([$Calculation.N95]);TEXT([$Calculation.N95];&quot;###&quot;);REPLACE([$Calculation.N95];SEARCH(&quot;,&quot;;[$Calculation.N95]);1;&quot;.&quot;)))" office:value-type="string" office:string-value="" calcext:value-type="error">
            <text:p>#WERT!</text:p>
          </table:table-cell>
          <table:table-cell table:formula="of:=IF([$Calculation.O95]=0;&quot;0&quot;;IF([$Calculation.O95]=ROUND([$Calculation.O95]);TEXT([$Calculation.O95];&quot;###&quot;);REPLACE([$Calculation.O95];SEARCH(&quot;,&quot;;[$Calculation.O95]);1;&quot;.&quot;)))" office:value-type="string" office:string-value="" calcext:value-type="error">
            <text:p>#WERT!</text:p>
          </table:table-cell>
          <table:table-cell table:formula="of:=IF([$Calculation.P95]=0;&quot;0&quot;;IF([$Calculation.P95]=ROUND([$Calculation.P95]);TEXT([$Calculation.P95];&quot;###&quot;);REPLACE([$Calculation.P95];SEARCH(&quot;,&quot;;[$Calculation.P95]);1;&quot;.&quot;)))" office:value-type="string" office:string-value="" calcext:value-type="error">
            <text:p>#WERT!</text:p>
          </table:table-cell>
          <table:table-cell table:formula="of:=IF([$Calculation.Q95]=0;&quot;0&quot;;IF([$Calculation.Q95]=ROUND([$Calculation.Q95]);TEXT([$Calculation.Q95];&quot;###&quot;);REPLACE([$Calculation.Q95];SEARCH(&quot;,&quot;;[$Calculation.Q9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2]=FootNote;[.A92]=&quot;&quot;);&quot;&quot;;IF(NOT([$Calculation.C96]=&quot;&quot;);CONCATENATE(StartPos;CHAR(10);StartPosX;[.C93];&quot;,&quot;;CHAR(10);StartPosY;[.D93];&quot;,&quot;;CHAR(10);StartPosZ;[.E93];CHAR(10);StartRot;CHAR(10);StartRotX;[.F93];&quot;,&quot;;CHAR(10);StartRotY;[.G93];&quot;,&quot;;CHAR(10);StartRotZ;[.H93];CHAR(10);EndPos;CHAR(10);EndPosX;[.I93];&quot;,&quot;;CHAR(10);EndPosY;[.J93];&quot;,&quot;;CHAR(10);EndPosZ;[.K93];CHAR(10);EndRot;CHAR(10);EndRotX;[.L93];&quot;,&quot;;CHAR(10);EndRotY;[.M93];&quot;,&quot;;CHAR(10);EndRotZ;[.N93];CHAR(10);Duration;[.O93];&quot;,&quot;;CHAR(10);Delay;[.P93];&quot;,&quot;;CHAR(10);Ease;[$Calculation.R96];CHAR(10);Closure);FootNote))">
            <text:p/>
          </table:table-cell>
          <table:table-cell/>
          <table:table-cell table:formula="of:=IF([$Calculation.D96]=0;&quot;0&quot;;IF([$Calculation.D96]=ROUND([$Calculation.D96]);TEXT([$Calculation.D96];&quot;###&quot;);REPLACE([$Calculation.D96];SEARCH(&quot;,&quot;;[$Calculation.D96]);1;&quot;.&quot;)))" office:value-type="string" office:string-value="" calcext:value-type="error">
            <text:p>#WERT!</text:p>
          </table:table-cell>
          <table:table-cell table:formula="of:=IF([$Calculation.E96]=0;&quot;0&quot;;IF([$Calculation.E96]=ROUND([$Calculation.E96]);TEXT([$Calculation.E96];&quot;###&quot;);REPLACE([$Calculation.E96];SEARCH(&quot;,&quot;;[$Calculation.E96]);1;&quot;.&quot;)))" office:value-type="string" office:string-value="" calcext:value-type="error">
            <text:p>#WERT!</text:p>
          </table:table-cell>
          <table:table-cell table:formula="of:=IF([$Calculation.F96]=0;&quot;0&quot;;IF([$Calculation.F96]=ROUND([$Calculation.F96]);TEXT([$Calculation.F96];&quot;###&quot;);REPLACE([$Calculation.F96];SEARCH(&quot;,&quot;;[$Calculation.F96]);1;&quot;.&quot;)))" office:value-type="string" office:string-value="" calcext:value-type="error">
            <text:p>#WERT!</text:p>
          </table:table-cell>
          <table:table-cell table:formula="of:=IF([$Calculation.G96]=0;&quot;0&quot;;IF([$Calculation.G96]=ROUND([$Calculation.G96]);TEXT([$Calculation.G96];&quot;###&quot;);REPLACE([$Calculation.G96];SEARCH(&quot;,&quot;;[$Calculation.G96]);1;&quot;.&quot;)))" office:value-type="string" office:string-value="" calcext:value-type="error">
            <text:p>#WERT!</text:p>
          </table:table-cell>
          <table:table-cell table:formula="of:=IF([$Calculation.H96]=0;&quot;0&quot;;IF([$Calculation.H96]=ROUND([$Calculation.H96]);TEXT([$Calculation.H96];&quot;###&quot;);REPLACE([$Calculation.H96];SEARCH(&quot;,&quot;;[$Calculation.H96]);1;&quot;.&quot;)))" office:value-type="string" office:string-value="" calcext:value-type="error">
            <text:p>#WERT!</text:p>
          </table:table-cell>
          <table:table-cell table:formula="of:=IF([$Calculation.I96]=0;&quot;0&quot;;IF([$Calculation.I96]=ROUND([$Calculation.I96]);TEXT([$Calculation.I96];&quot;###&quot;);REPLACE([$Calculation.I96];SEARCH(&quot;,&quot;;[$Calculation.I96]);1;&quot;.&quot;)))" office:value-type="string" office:string-value="" calcext:value-type="error">
            <text:p>#WERT!</text:p>
          </table:table-cell>
          <table:table-cell table:formula="of:=IF([$Calculation.J96]=0;&quot;0&quot;;IF([$Calculation.J96]=ROUND([$Calculation.J96]);TEXT([$Calculation.J96];&quot;###&quot;);REPLACE([$Calculation.J96];SEARCH(&quot;,&quot;;[$Calculation.J96]);1;&quot;.&quot;)))" office:value-type="string" office:string-value="" calcext:value-type="error">
            <text:p>#WERT!</text:p>
          </table:table-cell>
          <table:table-cell table:formula="of:=IF([$Calculation.K96]=0;&quot;0&quot;;IF([$Calculation.K96]=ROUND([$Calculation.K96]);TEXT([$Calculation.K96];&quot;###&quot;);REPLACE([$Calculation.K96];SEARCH(&quot;,&quot;;[$Calculation.K96]);1;&quot;.&quot;)))" office:value-type="string" office:string-value="" calcext:value-type="error">
            <text:p>#WERT!</text:p>
          </table:table-cell>
          <table:table-cell table:formula="of:=IF([$Calculation.L96]=0;&quot;0&quot;;IF([$Calculation.L96]=ROUND([$Calculation.L96]);TEXT([$Calculation.L96];&quot;###&quot;);REPLACE([$Calculation.L96];SEARCH(&quot;,&quot;;[$Calculation.L96]);1;&quot;.&quot;)))" office:value-type="string" office:string-value="" calcext:value-type="error">
            <text:p>#WERT!</text:p>
          </table:table-cell>
          <table:table-cell table:formula="of:=IF([$Calculation.M96]=0;&quot;0&quot;;IF([$Calculation.M96]=ROUND([$Calculation.M96]);TEXT([$Calculation.M96];&quot;###&quot;);REPLACE([$Calculation.M96];SEARCH(&quot;,&quot;;[$Calculation.M96]);1;&quot;.&quot;)))" office:value-type="string" office:string-value="" calcext:value-type="error">
            <text:p>#WERT!</text:p>
          </table:table-cell>
          <table:table-cell table:formula="of:=IF([$Calculation.N96]=0;&quot;0&quot;;IF([$Calculation.N96]=ROUND([$Calculation.N96]);TEXT([$Calculation.N96];&quot;###&quot;);REPLACE([$Calculation.N96];SEARCH(&quot;,&quot;;[$Calculation.N96]);1;&quot;.&quot;)))" office:value-type="string" office:string-value="" calcext:value-type="error">
            <text:p>#WERT!</text:p>
          </table:table-cell>
          <table:table-cell table:formula="of:=IF([$Calculation.O96]=0;&quot;0&quot;;IF([$Calculation.O96]=ROUND([$Calculation.O96]);TEXT([$Calculation.O96];&quot;###&quot;);REPLACE([$Calculation.O96];SEARCH(&quot;,&quot;;[$Calculation.O96]);1;&quot;.&quot;)))" office:value-type="string" office:string-value="" calcext:value-type="error">
            <text:p>#WERT!</text:p>
          </table:table-cell>
          <table:table-cell table:formula="of:=IF([$Calculation.P96]=0;&quot;0&quot;;IF([$Calculation.P96]=ROUND([$Calculation.P96]);TEXT([$Calculation.P96];&quot;###&quot;);REPLACE([$Calculation.P96];SEARCH(&quot;,&quot;;[$Calculation.P96]);1;&quot;.&quot;)))" office:value-type="string" office:string-value="" calcext:value-type="error">
            <text:p>#WERT!</text:p>
          </table:table-cell>
          <table:table-cell table:formula="of:=IF([$Calculation.Q96]=0;&quot;0&quot;;IF([$Calculation.Q96]=ROUND([$Calculation.Q96]);TEXT([$Calculation.Q96];&quot;###&quot;);REPLACE([$Calculation.Q96];SEARCH(&quot;,&quot;;[$Calculation.Q9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3]=FootNote;[.A93]=&quot;&quot;);&quot;&quot;;IF(NOT([$Calculation.C97]=&quot;&quot;);CONCATENATE(StartPos;CHAR(10);StartPosX;[.C94];&quot;,&quot;;CHAR(10);StartPosY;[.D94];&quot;,&quot;;CHAR(10);StartPosZ;[.E94];CHAR(10);StartRot;CHAR(10);StartRotX;[.F94];&quot;,&quot;;CHAR(10);StartRotY;[.G94];&quot;,&quot;;CHAR(10);StartRotZ;[.H94];CHAR(10);EndPos;CHAR(10);EndPosX;[.I94];&quot;,&quot;;CHAR(10);EndPosY;[.J94];&quot;,&quot;;CHAR(10);EndPosZ;[.K94];CHAR(10);EndRot;CHAR(10);EndRotX;[.L94];&quot;,&quot;;CHAR(10);EndRotY;[.M94];&quot;,&quot;;CHAR(10);EndRotZ;[.N94];CHAR(10);Duration;[.O94];&quot;,&quot;;CHAR(10);Delay;[.P94];&quot;,&quot;;CHAR(10);Ease;[$Calculation.R97];CHAR(10);Closure);FootNote))">
            <text:p/>
          </table:table-cell>
          <table:table-cell/>
          <table:table-cell table:formula="of:=IF([$Calculation.D97]=0;&quot;0&quot;;IF([$Calculation.D97]=ROUND([$Calculation.D97]);TEXT([$Calculation.D97];&quot;###&quot;);REPLACE([$Calculation.D97];SEARCH(&quot;,&quot;;[$Calculation.D97]);1;&quot;.&quot;)))" office:value-type="string" office:string-value="" calcext:value-type="error">
            <text:p>#WERT!</text:p>
          </table:table-cell>
          <table:table-cell table:formula="of:=IF([$Calculation.E97]=0;&quot;0&quot;;IF([$Calculation.E97]=ROUND([$Calculation.E97]);TEXT([$Calculation.E97];&quot;###&quot;);REPLACE([$Calculation.E97];SEARCH(&quot;,&quot;;[$Calculation.E97]);1;&quot;.&quot;)))" office:value-type="string" office:string-value="" calcext:value-type="error">
            <text:p>#WERT!</text:p>
          </table:table-cell>
          <table:table-cell table:formula="of:=IF([$Calculation.F97]=0;&quot;0&quot;;IF([$Calculation.F97]=ROUND([$Calculation.F97]);TEXT([$Calculation.F97];&quot;###&quot;);REPLACE([$Calculation.F97];SEARCH(&quot;,&quot;;[$Calculation.F97]);1;&quot;.&quot;)))" office:value-type="string" office:string-value="" calcext:value-type="error">
            <text:p>#WERT!</text:p>
          </table:table-cell>
          <table:table-cell table:formula="of:=IF([$Calculation.G97]=0;&quot;0&quot;;IF([$Calculation.G97]=ROUND([$Calculation.G97]);TEXT([$Calculation.G97];&quot;###&quot;);REPLACE([$Calculation.G97];SEARCH(&quot;,&quot;;[$Calculation.G97]);1;&quot;.&quot;)))" office:value-type="string" office:string-value="" calcext:value-type="error">
            <text:p>#WERT!</text:p>
          </table:table-cell>
          <table:table-cell table:formula="of:=IF([$Calculation.H97]=0;&quot;0&quot;;IF([$Calculation.H97]=ROUND([$Calculation.H97]);TEXT([$Calculation.H97];&quot;###&quot;);REPLACE([$Calculation.H97];SEARCH(&quot;,&quot;;[$Calculation.H97]);1;&quot;.&quot;)))" office:value-type="string" office:string-value="" calcext:value-type="error">
            <text:p>#WERT!</text:p>
          </table:table-cell>
          <table:table-cell table:formula="of:=IF([$Calculation.I97]=0;&quot;0&quot;;IF([$Calculation.I97]=ROUND([$Calculation.I97]);TEXT([$Calculation.I97];&quot;###&quot;);REPLACE([$Calculation.I97];SEARCH(&quot;,&quot;;[$Calculation.I97]);1;&quot;.&quot;)))" office:value-type="string" office:string-value="" calcext:value-type="error">
            <text:p>#WERT!</text:p>
          </table:table-cell>
          <table:table-cell table:formula="of:=IF([$Calculation.J97]=0;&quot;0&quot;;IF([$Calculation.J97]=ROUND([$Calculation.J97]);TEXT([$Calculation.J97];&quot;###&quot;);REPLACE([$Calculation.J97];SEARCH(&quot;,&quot;;[$Calculation.J97]);1;&quot;.&quot;)))" office:value-type="string" office:string-value="" calcext:value-type="error">
            <text:p>#WERT!</text:p>
          </table:table-cell>
          <table:table-cell table:formula="of:=IF([$Calculation.K97]=0;&quot;0&quot;;IF([$Calculation.K97]=ROUND([$Calculation.K97]);TEXT([$Calculation.K97];&quot;###&quot;);REPLACE([$Calculation.K97];SEARCH(&quot;,&quot;;[$Calculation.K97]);1;&quot;.&quot;)))" office:value-type="string" office:string-value="" calcext:value-type="error">
            <text:p>#WERT!</text:p>
          </table:table-cell>
          <table:table-cell table:formula="of:=IF([$Calculation.L97]=0;&quot;0&quot;;IF([$Calculation.L97]=ROUND([$Calculation.L97]);TEXT([$Calculation.L97];&quot;###&quot;);REPLACE([$Calculation.L97];SEARCH(&quot;,&quot;;[$Calculation.L97]);1;&quot;.&quot;)))" office:value-type="string" office:string-value="" calcext:value-type="error">
            <text:p>#WERT!</text:p>
          </table:table-cell>
          <table:table-cell table:formula="of:=IF([$Calculation.M97]=0;&quot;0&quot;;IF([$Calculation.M97]=ROUND([$Calculation.M97]);TEXT([$Calculation.M97];&quot;###&quot;);REPLACE([$Calculation.M97];SEARCH(&quot;,&quot;;[$Calculation.M97]);1;&quot;.&quot;)))" office:value-type="string" office:string-value="" calcext:value-type="error">
            <text:p>#WERT!</text:p>
          </table:table-cell>
          <table:table-cell table:formula="of:=IF([$Calculation.N97]=0;&quot;0&quot;;IF([$Calculation.N97]=ROUND([$Calculation.N97]);TEXT([$Calculation.N97];&quot;###&quot;);REPLACE([$Calculation.N97];SEARCH(&quot;,&quot;;[$Calculation.N97]);1;&quot;.&quot;)))" office:value-type="string" office:string-value="" calcext:value-type="error">
            <text:p>#WERT!</text:p>
          </table:table-cell>
          <table:table-cell table:formula="of:=IF([$Calculation.O97]=0;&quot;0&quot;;IF([$Calculation.O97]=ROUND([$Calculation.O97]);TEXT([$Calculation.O97];&quot;###&quot;);REPLACE([$Calculation.O97];SEARCH(&quot;,&quot;;[$Calculation.O97]);1;&quot;.&quot;)))" office:value-type="string" office:string-value="" calcext:value-type="error">
            <text:p>#WERT!</text:p>
          </table:table-cell>
          <table:table-cell table:formula="of:=IF([$Calculation.P97]=0;&quot;0&quot;;IF([$Calculation.P97]=ROUND([$Calculation.P97]);TEXT([$Calculation.P97];&quot;###&quot;);REPLACE([$Calculation.P97];SEARCH(&quot;,&quot;;[$Calculation.P97]);1;&quot;.&quot;)))" office:value-type="string" office:string-value="" calcext:value-type="error">
            <text:p>#WERT!</text:p>
          </table:table-cell>
          <table:table-cell table:formula="of:=IF([$Calculation.Q97]=0;&quot;0&quot;;IF([$Calculation.Q97]=ROUND([$Calculation.Q97]);TEXT([$Calculation.Q97];&quot;###&quot;);REPLACE([$Calculation.Q97];SEARCH(&quot;,&quot;;[$Calculation.Q9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4]=FootNote;[.A94]=&quot;&quot;);&quot;&quot;;IF(NOT([$Calculation.C98]=&quot;&quot;);CONCATENATE(StartPos;CHAR(10);StartPosX;[.C95];&quot;,&quot;;CHAR(10);StartPosY;[.D95];&quot;,&quot;;CHAR(10);StartPosZ;[.E95];CHAR(10);StartRot;CHAR(10);StartRotX;[.F95];&quot;,&quot;;CHAR(10);StartRotY;[.G95];&quot;,&quot;;CHAR(10);StartRotZ;[.H95];CHAR(10);EndPos;CHAR(10);EndPosX;[.I95];&quot;,&quot;;CHAR(10);EndPosY;[.J95];&quot;,&quot;;CHAR(10);EndPosZ;[.K95];CHAR(10);EndRot;CHAR(10);EndRotX;[.L95];&quot;,&quot;;CHAR(10);EndRotY;[.M95];&quot;,&quot;;CHAR(10);EndRotZ;[.N95];CHAR(10);Duration;[.O95];&quot;,&quot;;CHAR(10);Delay;[.P95];&quot;,&quot;;CHAR(10);Ease;[$Calculation.R98];CHAR(10);Closure);FootNote))">
            <text:p/>
          </table:table-cell>
          <table:table-cell/>
          <table:table-cell table:formula="of:=IF([$Calculation.D98]=0;&quot;0&quot;;IF([$Calculation.D98]=ROUND([$Calculation.D98]);TEXT([$Calculation.D98];&quot;###&quot;);REPLACE([$Calculation.D98];SEARCH(&quot;,&quot;;[$Calculation.D98]);1;&quot;.&quot;)))" office:value-type="string" office:string-value="" calcext:value-type="error">
            <text:p>#WERT!</text:p>
          </table:table-cell>
          <table:table-cell table:formula="of:=IF([$Calculation.E98]=0;&quot;0&quot;;IF([$Calculation.E98]=ROUND([$Calculation.E98]);TEXT([$Calculation.E98];&quot;###&quot;);REPLACE([$Calculation.E98];SEARCH(&quot;,&quot;;[$Calculation.E98]);1;&quot;.&quot;)))" office:value-type="string" office:string-value="" calcext:value-type="error">
            <text:p>#WERT!</text:p>
          </table:table-cell>
          <table:table-cell table:formula="of:=IF([$Calculation.F98]=0;&quot;0&quot;;IF([$Calculation.F98]=ROUND([$Calculation.F98]);TEXT([$Calculation.F98];&quot;###&quot;);REPLACE([$Calculation.F98];SEARCH(&quot;,&quot;;[$Calculation.F98]);1;&quot;.&quot;)))" office:value-type="string" office:string-value="" calcext:value-type="error">
            <text:p>#WERT!</text:p>
          </table:table-cell>
          <table:table-cell table:formula="of:=IF([$Calculation.G98]=0;&quot;0&quot;;IF([$Calculation.G98]=ROUND([$Calculation.G98]);TEXT([$Calculation.G98];&quot;###&quot;);REPLACE([$Calculation.G98];SEARCH(&quot;,&quot;;[$Calculation.G98]);1;&quot;.&quot;)))" office:value-type="string" office:string-value="" calcext:value-type="error">
            <text:p>#WERT!</text:p>
          </table:table-cell>
          <table:table-cell table:formula="of:=IF([$Calculation.H98]=0;&quot;0&quot;;IF([$Calculation.H98]=ROUND([$Calculation.H98]);TEXT([$Calculation.H98];&quot;###&quot;);REPLACE([$Calculation.H98];SEARCH(&quot;,&quot;;[$Calculation.H98]);1;&quot;.&quot;)))" office:value-type="string" office:string-value="" calcext:value-type="error">
            <text:p>#WERT!</text:p>
          </table:table-cell>
          <table:table-cell table:formula="of:=IF([$Calculation.I98]=0;&quot;0&quot;;IF([$Calculation.I98]=ROUND([$Calculation.I98]);TEXT([$Calculation.I98];&quot;###&quot;);REPLACE([$Calculation.I98];SEARCH(&quot;,&quot;;[$Calculation.I98]);1;&quot;.&quot;)))" office:value-type="string" office:string-value="" calcext:value-type="error">
            <text:p>#WERT!</text:p>
          </table:table-cell>
          <table:table-cell table:formula="of:=IF([$Calculation.J98]=0;&quot;0&quot;;IF([$Calculation.J98]=ROUND([$Calculation.J98]);TEXT([$Calculation.J98];&quot;###&quot;);REPLACE([$Calculation.J98];SEARCH(&quot;,&quot;;[$Calculation.J98]);1;&quot;.&quot;)))" office:value-type="string" office:string-value="" calcext:value-type="error">
            <text:p>#WERT!</text:p>
          </table:table-cell>
          <table:table-cell table:formula="of:=IF([$Calculation.K98]=0;&quot;0&quot;;IF([$Calculation.K98]=ROUND([$Calculation.K98]);TEXT([$Calculation.K98];&quot;###&quot;);REPLACE([$Calculation.K98];SEARCH(&quot;,&quot;;[$Calculation.K98]);1;&quot;.&quot;)))" office:value-type="string" office:string-value="" calcext:value-type="error">
            <text:p>#WERT!</text:p>
          </table:table-cell>
          <table:table-cell table:formula="of:=IF([$Calculation.L98]=0;&quot;0&quot;;IF([$Calculation.L98]=ROUND([$Calculation.L98]);TEXT([$Calculation.L98];&quot;###&quot;);REPLACE([$Calculation.L98];SEARCH(&quot;,&quot;;[$Calculation.L98]);1;&quot;.&quot;)))" office:value-type="string" office:string-value="" calcext:value-type="error">
            <text:p>#WERT!</text:p>
          </table:table-cell>
          <table:table-cell table:formula="of:=IF([$Calculation.M98]=0;&quot;0&quot;;IF([$Calculation.M98]=ROUND([$Calculation.M98]);TEXT([$Calculation.M98];&quot;###&quot;);REPLACE([$Calculation.M98];SEARCH(&quot;,&quot;;[$Calculation.M98]);1;&quot;.&quot;)))" office:value-type="string" office:string-value="" calcext:value-type="error">
            <text:p>#WERT!</text:p>
          </table:table-cell>
          <table:table-cell table:formula="of:=IF([$Calculation.N98]=0;&quot;0&quot;;IF([$Calculation.N98]=ROUND([$Calculation.N98]);TEXT([$Calculation.N98];&quot;###&quot;);REPLACE([$Calculation.N98];SEARCH(&quot;,&quot;;[$Calculation.N98]);1;&quot;.&quot;)))" office:value-type="string" office:string-value="" calcext:value-type="error">
            <text:p>#WERT!</text:p>
          </table:table-cell>
          <table:table-cell table:formula="of:=IF([$Calculation.O98]=0;&quot;0&quot;;IF([$Calculation.O98]=ROUND([$Calculation.O98]);TEXT([$Calculation.O98];&quot;###&quot;);REPLACE([$Calculation.O98];SEARCH(&quot;,&quot;;[$Calculation.O98]);1;&quot;.&quot;)))" office:value-type="string" office:string-value="" calcext:value-type="error">
            <text:p>#WERT!</text:p>
          </table:table-cell>
          <table:table-cell table:formula="of:=IF([$Calculation.P98]=0;&quot;0&quot;;IF([$Calculation.P98]=ROUND([$Calculation.P98]);TEXT([$Calculation.P98];&quot;###&quot;);REPLACE([$Calculation.P98];SEARCH(&quot;,&quot;;[$Calculation.P98]);1;&quot;.&quot;)))" office:value-type="string" office:string-value="" calcext:value-type="error">
            <text:p>#WERT!</text:p>
          </table:table-cell>
          <table:table-cell table:formula="of:=IF([$Calculation.Q98]=0;&quot;0&quot;;IF([$Calculation.Q98]=ROUND([$Calculation.Q98]);TEXT([$Calculation.Q98];&quot;###&quot;);REPLACE([$Calculation.Q98];SEARCH(&quot;,&quot;;[$Calculation.Q9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5]=FootNote;[.A95]=&quot;&quot;);&quot;&quot;;IF(NOT([$Calculation.C99]=&quot;&quot;);CONCATENATE(StartPos;CHAR(10);StartPosX;[.C96];&quot;,&quot;;CHAR(10);StartPosY;[.D96];&quot;,&quot;;CHAR(10);StartPosZ;[.E96];CHAR(10);StartRot;CHAR(10);StartRotX;[.F96];&quot;,&quot;;CHAR(10);StartRotY;[.G96];&quot;,&quot;;CHAR(10);StartRotZ;[.H96];CHAR(10);EndPos;CHAR(10);EndPosX;[.I96];&quot;,&quot;;CHAR(10);EndPosY;[.J96];&quot;,&quot;;CHAR(10);EndPosZ;[.K96];CHAR(10);EndRot;CHAR(10);EndRotX;[.L96];&quot;,&quot;;CHAR(10);EndRotY;[.M96];&quot;,&quot;;CHAR(10);EndRotZ;[.N96];CHAR(10);Duration;[.O96];&quot;,&quot;;CHAR(10);Delay;[.P96];&quot;,&quot;;CHAR(10);Ease;[$Calculation.R99];CHAR(10);Closure);FootNote))">
            <text:p/>
          </table:table-cell>
          <table:table-cell/>
          <table:table-cell table:formula="of:=IF([$Calculation.D99]=0;&quot;0&quot;;IF([$Calculation.D99]=ROUND([$Calculation.D99]);TEXT([$Calculation.D99];&quot;###&quot;);REPLACE([$Calculation.D99];SEARCH(&quot;,&quot;;[$Calculation.D99]);1;&quot;.&quot;)))" office:value-type="string" office:string-value="" calcext:value-type="error">
            <text:p>#WERT!</text:p>
          </table:table-cell>
          <table:table-cell table:formula="of:=IF([$Calculation.E99]=0;&quot;0&quot;;IF([$Calculation.E99]=ROUND([$Calculation.E99]);TEXT([$Calculation.E99];&quot;###&quot;);REPLACE([$Calculation.E99];SEARCH(&quot;,&quot;;[$Calculation.E99]);1;&quot;.&quot;)))" office:value-type="string" office:string-value="" calcext:value-type="error">
            <text:p>#WERT!</text:p>
          </table:table-cell>
          <table:table-cell table:formula="of:=IF([$Calculation.F99]=0;&quot;0&quot;;IF([$Calculation.F99]=ROUND([$Calculation.F99]);TEXT([$Calculation.F99];&quot;###&quot;);REPLACE([$Calculation.F99];SEARCH(&quot;,&quot;;[$Calculation.F99]);1;&quot;.&quot;)))" office:value-type="string" office:string-value="" calcext:value-type="error">
            <text:p>#WERT!</text:p>
          </table:table-cell>
          <table:table-cell table:formula="of:=IF([$Calculation.G99]=0;&quot;0&quot;;IF([$Calculation.G99]=ROUND([$Calculation.G99]);TEXT([$Calculation.G99];&quot;###&quot;);REPLACE([$Calculation.G99];SEARCH(&quot;,&quot;;[$Calculation.G99]);1;&quot;.&quot;)))" office:value-type="string" office:string-value="" calcext:value-type="error">
            <text:p>#WERT!</text:p>
          </table:table-cell>
          <table:table-cell table:formula="of:=IF([$Calculation.H99]=0;&quot;0&quot;;IF([$Calculation.H99]=ROUND([$Calculation.H99]);TEXT([$Calculation.H99];&quot;###&quot;);REPLACE([$Calculation.H99];SEARCH(&quot;,&quot;;[$Calculation.H99]);1;&quot;.&quot;)))" office:value-type="string" office:string-value="" calcext:value-type="error">
            <text:p>#WERT!</text:p>
          </table:table-cell>
          <table:table-cell table:formula="of:=IF([$Calculation.I99]=0;&quot;0&quot;;IF([$Calculation.I99]=ROUND([$Calculation.I99]);TEXT([$Calculation.I99];&quot;###&quot;);REPLACE([$Calculation.I99];SEARCH(&quot;,&quot;;[$Calculation.I99]);1;&quot;.&quot;)))" office:value-type="string" office:string-value="" calcext:value-type="error">
            <text:p>#WERT!</text:p>
          </table:table-cell>
          <table:table-cell table:formula="of:=IF([$Calculation.J99]=0;&quot;0&quot;;IF([$Calculation.J99]=ROUND([$Calculation.J99]);TEXT([$Calculation.J99];&quot;###&quot;);REPLACE([$Calculation.J99];SEARCH(&quot;,&quot;;[$Calculation.J99]);1;&quot;.&quot;)))" office:value-type="string" office:string-value="" calcext:value-type="error">
            <text:p>#WERT!</text:p>
          </table:table-cell>
          <table:table-cell table:formula="of:=IF([$Calculation.K99]=0;&quot;0&quot;;IF([$Calculation.K99]=ROUND([$Calculation.K99]);TEXT([$Calculation.K99];&quot;###&quot;);REPLACE([$Calculation.K99];SEARCH(&quot;,&quot;;[$Calculation.K99]);1;&quot;.&quot;)))" office:value-type="string" office:string-value="" calcext:value-type="error">
            <text:p>#WERT!</text:p>
          </table:table-cell>
          <table:table-cell table:formula="of:=IF([$Calculation.L99]=0;&quot;0&quot;;IF([$Calculation.L99]=ROUND([$Calculation.L99]);TEXT([$Calculation.L99];&quot;###&quot;);REPLACE([$Calculation.L99];SEARCH(&quot;,&quot;;[$Calculation.L99]);1;&quot;.&quot;)))" office:value-type="string" office:string-value="" calcext:value-type="error">
            <text:p>#WERT!</text:p>
          </table:table-cell>
          <table:table-cell table:formula="of:=IF([$Calculation.M99]=0;&quot;0&quot;;IF([$Calculation.M99]=ROUND([$Calculation.M99]);TEXT([$Calculation.M99];&quot;###&quot;);REPLACE([$Calculation.M99];SEARCH(&quot;,&quot;;[$Calculation.M99]);1;&quot;.&quot;)))" office:value-type="string" office:string-value="" calcext:value-type="error">
            <text:p>#WERT!</text:p>
          </table:table-cell>
          <table:table-cell table:formula="of:=IF([$Calculation.N99]=0;&quot;0&quot;;IF([$Calculation.N99]=ROUND([$Calculation.N99]);TEXT([$Calculation.N99];&quot;###&quot;);REPLACE([$Calculation.N99];SEARCH(&quot;,&quot;;[$Calculation.N99]);1;&quot;.&quot;)))" office:value-type="string" office:string-value="" calcext:value-type="error">
            <text:p>#WERT!</text:p>
          </table:table-cell>
          <table:table-cell table:formula="of:=IF([$Calculation.O99]=0;&quot;0&quot;;IF([$Calculation.O99]=ROUND([$Calculation.O99]);TEXT([$Calculation.O99];&quot;###&quot;);REPLACE([$Calculation.O99];SEARCH(&quot;,&quot;;[$Calculation.O99]);1;&quot;.&quot;)))" office:value-type="string" office:string-value="" calcext:value-type="error">
            <text:p>#WERT!</text:p>
          </table:table-cell>
          <table:table-cell table:formula="of:=IF([$Calculation.P99]=0;&quot;0&quot;;IF([$Calculation.P99]=ROUND([$Calculation.P99]);TEXT([$Calculation.P99];&quot;###&quot;);REPLACE([$Calculation.P99];SEARCH(&quot;,&quot;;[$Calculation.P99]);1;&quot;.&quot;)))" office:value-type="string" office:string-value="" calcext:value-type="error">
            <text:p>#WERT!</text:p>
          </table:table-cell>
          <table:table-cell table:formula="of:=IF([$Calculation.Q99]=0;&quot;0&quot;;IF([$Calculation.Q99]=ROUND([$Calculation.Q99]);TEXT([$Calculation.Q99];&quot;###&quot;);REPLACE([$Calculation.Q99];SEARCH(&quot;,&quot;;[$Calculation.Q9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6]=FootNote;[.A96]=&quot;&quot;);&quot;&quot;;IF(NOT([$Calculation.C100]=&quot;&quot;);CONCATENATE(StartPos;CHAR(10);StartPosX;[.C97];&quot;,&quot;;CHAR(10);StartPosY;[.D97];&quot;,&quot;;CHAR(10);StartPosZ;[.E97];CHAR(10);StartRot;CHAR(10);StartRotX;[.F97];&quot;,&quot;;CHAR(10);StartRotY;[.G97];&quot;,&quot;;CHAR(10);StartRotZ;[.H97];CHAR(10);EndPos;CHAR(10);EndPosX;[.I97];&quot;,&quot;;CHAR(10);EndPosY;[.J97];&quot;,&quot;;CHAR(10);EndPosZ;[.K97];CHAR(10);EndRot;CHAR(10);EndRotX;[.L97];&quot;,&quot;;CHAR(10);EndRotY;[.M97];&quot;,&quot;;CHAR(10);EndRotZ;[.N97];CHAR(10);Duration;[.O97];&quot;,&quot;;CHAR(10);Delay;[.P97];&quot;,&quot;;CHAR(10);Ease;[$Calculation.R100];CHAR(10);Closure);FootNote))">
            <text:p/>
          </table:table-cell>
          <table:table-cell/>
          <table:table-cell table:formula="of:=IF([$Calculation.D100]=0;&quot;0&quot;;IF([$Calculation.D100]=ROUND([$Calculation.D100]);TEXT([$Calculation.D100];&quot;###&quot;);REPLACE([$Calculation.D100];SEARCH(&quot;,&quot;;[$Calculation.D100]);1;&quot;.&quot;)))" office:value-type="string" office:string-value="" calcext:value-type="error">
            <text:p>#WERT!</text:p>
          </table:table-cell>
          <table:table-cell table:formula="of:=IF([$Calculation.E100]=0;&quot;0&quot;;IF([$Calculation.E100]=ROUND([$Calculation.E100]);TEXT([$Calculation.E100];&quot;###&quot;);REPLACE([$Calculation.E100];SEARCH(&quot;,&quot;;[$Calculation.E100]);1;&quot;.&quot;)))" office:value-type="string" office:string-value="" calcext:value-type="error">
            <text:p>#WERT!</text:p>
          </table:table-cell>
          <table:table-cell table:formula="of:=IF([$Calculation.F100]=0;&quot;0&quot;;IF([$Calculation.F100]=ROUND([$Calculation.F100]);TEXT([$Calculation.F100];&quot;###&quot;);REPLACE([$Calculation.F100];SEARCH(&quot;,&quot;;[$Calculation.F100]);1;&quot;.&quot;)))" office:value-type="string" office:string-value="" calcext:value-type="error">
            <text:p>#WERT!</text:p>
          </table:table-cell>
          <table:table-cell table:formula="of:=IF([$Calculation.G100]=0;&quot;0&quot;;IF([$Calculation.G100]=ROUND([$Calculation.G100]);TEXT([$Calculation.G100];&quot;###&quot;);REPLACE([$Calculation.G100];SEARCH(&quot;,&quot;;[$Calculation.G100]);1;&quot;.&quot;)))" office:value-type="string" office:string-value="" calcext:value-type="error">
            <text:p>#WERT!</text:p>
          </table:table-cell>
          <table:table-cell table:formula="of:=IF([$Calculation.H100]=0;&quot;0&quot;;IF([$Calculation.H100]=ROUND([$Calculation.H100]);TEXT([$Calculation.H100];&quot;###&quot;);REPLACE([$Calculation.H100];SEARCH(&quot;,&quot;;[$Calculation.H100]);1;&quot;.&quot;)))" office:value-type="string" office:string-value="" calcext:value-type="error">
            <text:p>#WERT!</text:p>
          </table:table-cell>
          <table:table-cell table:formula="of:=IF([$Calculation.I100]=0;&quot;0&quot;;IF([$Calculation.I100]=ROUND([$Calculation.I100]);TEXT([$Calculation.I100];&quot;###&quot;);REPLACE([$Calculation.I100];SEARCH(&quot;,&quot;;[$Calculation.I100]);1;&quot;.&quot;)))" office:value-type="string" office:string-value="" calcext:value-type="error">
            <text:p>#WERT!</text:p>
          </table:table-cell>
          <table:table-cell table:formula="of:=IF([$Calculation.J100]=0;&quot;0&quot;;IF([$Calculation.J100]=ROUND([$Calculation.J100]);TEXT([$Calculation.J100];&quot;###&quot;);REPLACE([$Calculation.J100];SEARCH(&quot;,&quot;;[$Calculation.J100]);1;&quot;.&quot;)))" office:value-type="string" office:string-value="" calcext:value-type="error">
            <text:p>#WERT!</text:p>
          </table:table-cell>
          <table:table-cell table:formula="of:=IF([$Calculation.K100]=0;&quot;0&quot;;IF([$Calculation.K100]=ROUND([$Calculation.K100]);TEXT([$Calculation.K100];&quot;###&quot;);REPLACE([$Calculation.K100];SEARCH(&quot;,&quot;;[$Calculation.K100]);1;&quot;.&quot;)))" office:value-type="string" office:string-value="" calcext:value-type="error">
            <text:p>#WERT!</text:p>
          </table:table-cell>
          <table:table-cell table:formula="of:=IF([$Calculation.L100]=0;&quot;0&quot;;IF([$Calculation.L100]=ROUND([$Calculation.L100]);TEXT([$Calculation.L100];&quot;###&quot;);REPLACE([$Calculation.L100];SEARCH(&quot;,&quot;;[$Calculation.L100]);1;&quot;.&quot;)))" office:value-type="string" office:string-value="" calcext:value-type="error">
            <text:p>#WERT!</text:p>
          </table:table-cell>
          <table:table-cell table:formula="of:=IF([$Calculation.M100]=0;&quot;0&quot;;IF([$Calculation.M100]=ROUND([$Calculation.M100]);TEXT([$Calculation.M100];&quot;###&quot;);REPLACE([$Calculation.M100];SEARCH(&quot;,&quot;;[$Calculation.M100]);1;&quot;.&quot;)))" office:value-type="string" office:string-value="" calcext:value-type="error">
            <text:p>#WERT!</text:p>
          </table:table-cell>
          <table:table-cell table:formula="of:=IF([$Calculation.N100]=0;&quot;0&quot;;IF([$Calculation.N100]=ROUND([$Calculation.N100]);TEXT([$Calculation.N100];&quot;###&quot;);REPLACE([$Calculation.N100];SEARCH(&quot;,&quot;;[$Calculation.N100]);1;&quot;.&quot;)))" office:value-type="string" office:string-value="" calcext:value-type="error">
            <text:p>#WERT!</text:p>
          </table:table-cell>
          <table:table-cell table:formula="of:=IF([$Calculation.O100]=0;&quot;0&quot;;IF([$Calculation.O100]=ROUND([$Calculation.O100]);TEXT([$Calculation.O100];&quot;###&quot;);REPLACE([$Calculation.O100];SEARCH(&quot;,&quot;;[$Calculation.O100]);1;&quot;.&quot;)))" office:value-type="string" office:string-value="" calcext:value-type="error">
            <text:p>#WERT!</text:p>
          </table:table-cell>
          <table:table-cell table:formula="of:=IF([$Calculation.P100]=0;&quot;0&quot;;IF([$Calculation.P100]=ROUND([$Calculation.P100]);TEXT([$Calculation.P100];&quot;###&quot;);REPLACE([$Calculation.P100];SEARCH(&quot;,&quot;;[$Calculation.P100]);1;&quot;.&quot;)))" office:value-type="string" office:string-value="" calcext:value-type="error">
            <text:p>#WERT!</text:p>
          </table:table-cell>
          <table:table-cell table:formula="of:=IF([$Calculation.Q100]=0;&quot;0&quot;;IF([$Calculation.Q100]=ROUND([$Calculation.Q100]);TEXT([$Calculation.Q100];&quot;###&quot;);REPLACE([$Calculation.Q100];SEARCH(&quot;,&quot;;[$Calculation.Q10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7]=FootNote;[.A97]=&quot;&quot;);&quot;&quot;;IF(NOT([$Calculation.C101]=&quot;&quot;);CONCATENATE(StartPos;CHAR(10);StartPosX;[.C98];&quot;,&quot;;CHAR(10);StartPosY;[.D98];&quot;,&quot;;CHAR(10);StartPosZ;[.E98];CHAR(10);StartRot;CHAR(10);StartRotX;[.F98];&quot;,&quot;;CHAR(10);StartRotY;[.G98];&quot;,&quot;;CHAR(10);StartRotZ;[.H98];CHAR(10);EndPos;CHAR(10);EndPosX;[.I98];&quot;,&quot;;CHAR(10);EndPosY;[.J98];&quot;,&quot;;CHAR(10);EndPosZ;[.K98];CHAR(10);EndRot;CHAR(10);EndRotX;[.L98];&quot;,&quot;;CHAR(10);EndRotY;[.M98];&quot;,&quot;;CHAR(10);EndRotZ;[.N98];CHAR(10);Duration;[.O98];&quot;,&quot;;CHAR(10);Delay;[.P98];&quot;,&quot;;CHAR(10);Ease;[$Calculation.R101];CHAR(10);Closure);FootNote))">
            <text:p/>
          </table:table-cell>
          <table:table-cell/>
          <table:table-cell table:formula="of:=IF([$Calculation.D101]=0;&quot;0&quot;;IF([$Calculation.D101]=ROUND([$Calculation.D101]);TEXT([$Calculation.D101];&quot;###&quot;);REPLACE([$Calculation.D101];SEARCH(&quot;,&quot;;[$Calculation.D101]);1;&quot;.&quot;)))" office:value-type="string" office:string-value="" calcext:value-type="error">
            <text:p>#WERT!</text:p>
          </table:table-cell>
          <table:table-cell table:formula="of:=IF([$Calculation.E101]=0;&quot;0&quot;;IF([$Calculation.E101]=ROUND([$Calculation.E101]);TEXT([$Calculation.E101];&quot;###&quot;);REPLACE([$Calculation.E101];SEARCH(&quot;,&quot;;[$Calculation.E101]);1;&quot;.&quot;)))" office:value-type="string" office:string-value="" calcext:value-type="error">
            <text:p>#WERT!</text:p>
          </table:table-cell>
          <table:table-cell table:formula="of:=IF([$Calculation.F101]=0;&quot;0&quot;;IF([$Calculation.F101]=ROUND([$Calculation.F101]);TEXT([$Calculation.F101];&quot;###&quot;);REPLACE([$Calculation.F101];SEARCH(&quot;,&quot;;[$Calculation.F101]);1;&quot;.&quot;)))" office:value-type="string" office:string-value="" calcext:value-type="error">
            <text:p>#WERT!</text:p>
          </table:table-cell>
          <table:table-cell table:formula="of:=IF([$Calculation.G101]=0;&quot;0&quot;;IF([$Calculation.G101]=ROUND([$Calculation.G101]);TEXT([$Calculation.G101];&quot;###&quot;);REPLACE([$Calculation.G101];SEARCH(&quot;,&quot;;[$Calculation.G101]);1;&quot;.&quot;)))" office:value-type="string" office:string-value="" calcext:value-type="error">
            <text:p>#WERT!</text:p>
          </table:table-cell>
          <table:table-cell table:formula="of:=IF([$Calculation.H101]=0;&quot;0&quot;;IF([$Calculation.H101]=ROUND([$Calculation.H101]);TEXT([$Calculation.H101];&quot;###&quot;);REPLACE([$Calculation.H101];SEARCH(&quot;,&quot;;[$Calculation.H101]);1;&quot;.&quot;)))" office:value-type="string" office:string-value="" calcext:value-type="error">
            <text:p>#WERT!</text:p>
          </table:table-cell>
          <table:table-cell table:formula="of:=IF([$Calculation.I101]=0;&quot;0&quot;;IF([$Calculation.I101]=ROUND([$Calculation.I101]);TEXT([$Calculation.I101];&quot;###&quot;);REPLACE([$Calculation.I101];SEARCH(&quot;,&quot;;[$Calculation.I101]);1;&quot;.&quot;)))" office:value-type="string" office:string-value="" calcext:value-type="error">
            <text:p>#WERT!</text:p>
          </table:table-cell>
          <table:table-cell table:formula="of:=IF([$Calculation.J101]=0;&quot;0&quot;;IF([$Calculation.J101]=ROUND([$Calculation.J101]);TEXT([$Calculation.J101];&quot;###&quot;);REPLACE([$Calculation.J101];SEARCH(&quot;,&quot;;[$Calculation.J101]);1;&quot;.&quot;)))" office:value-type="string" office:string-value="" calcext:value-type="error">
            <text:p>#WERT!</text:p>
          </table:table-cell>
          <table:table-cell table:formula="of:=IF([$Calculation.K101]=0;&quot;0&quot;;IF([$Calculation.K101]=ROUND([$Calculation.K101]);TEXT([$Calculation.K101];&quot;###&quot;);REPLACE([$Calculation.K101];SEARCH(&quot;,&quot;;[$Calculation.K101]);1;&quot;.&quot;)))" office:value-type="string" office:string-value="" calcext:value-type="error">
            <text:p>#WERT!</text:p>
          </table:table-cell>
          <table:table-cell table:formula="of:=IF([$Calculation.L101]=0;&quot;0&quot;;IF([$Calculation.L101]=ROUND([$Calculation.L101]);TEXT([$Calculation.L101];&quot;###&quot;);REPLACE([$Calculation.L101];SEARCH(&quot;,&quot;;[$Calculation.L101]);1;&quot;.&quot;)))" office:value-type="string" office:string-value="" calcext:value-type="error">
            <text:p>#WERT!</text:p>
          </table:table-cell>
          <table:table-cell table:formula="of:=IF([$Calculation.M101]=0;&quot;0&quot;;IF([$Calculation.M101]=ROUND([$Calculation.M101]);TEXT([$Calculation.M101];&quot;###&quot;);REPLACE([$Calculation.M101];SEARCH(&quot;,&quot;;[$Calculation.M101]);1;&quot;.&quot;)))" office:value-type="string" office:string-value="" calcext:value-type="error">
            <text:p>#WERT!</text:p>
          </table:table-cell>
          <table:table-cell table:formula="of:=IF([$Calculation.N101]=0;&quot;0&quot;;IF([$Calculation.N101]=ROUND([$Calculation.N101]);TEXT([$Calculation.N101];&quot;###&quot;);REPLACE([$Calculation.N101];SEARCH(&quot;,&quot;;[$Calculation.N101]);1;&quot;.&quot;)))" office:value-type="string" office:string-value="" calcext:value-type="error">
            <text:p>#WERT!</text:p>
          </table:table-cell>
          <table:table-cell table:formula="of:=IF([$Calculation.O101]=0;&quot;0&quot;;IF([$Calculation.O101]=ROUND([$Calculation.O101]);TEXT([$Calculation.O101];&quot;###&quot;);REPLACE([$Calculation.O101];SEARCH(&quot;,&quot;;[$Calculation.O101]);1;&quot;.&quot;)))" office:value-type="string" office:string-value="" calcext:value-type="error">
            <text:p>#WERT!</text:p>
          </table:table-cell>
          <table:table-cell table:formula="of:=IF([$Calculation.P101]=0;&quot;0&quot;;IF([$Calculation.P101]=ROUND([$Calculation.P101]);TEXT([$Calculation.P101];&quot;###&quot;);REPLACE([$Calculation.P101];SEARCH(&quot;,&quot;;[$Calculation.P101]);1;&quot;.&quot;)))" office:value-type="string" office:string-value="" calcext:value-type="error">
            <text:p>#WERT!</text:p>
          </table:table-cell>
          <table:table-cell table:formula="of:=IF([$Calculation.Q101]=0;&quot;0&quot;;IF([$Calculation.Q101]=ROUND([$Calculation.Q101]);TEXT([$Calculation.Q101];&quot;###&quot;);REPLACE([$Calculation.Q101];SEARCH(&quot;,&quot;;[$Calculation.Q10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8]=FootNote;[.A98]=&quot;&quot;);&quot;&quot;;IF(NOT([$Calculation.C102]=&quot;&quot;);CONCATENATE(StartPos;CHAR(10);StartPosX;[.C99];&quot;,&quot;;CHAR(10);StartPosY;[.D99];&quot;,&quot;;CHAR(10);StartPosZ;[.E99];CHAR(10);StartRot;CHAR(10);StartRotX;[.F99];&quot;,&quot;;CHAR(10);StartRotY;[.G99];&quot;,&quot;;CHAR(10);StartRotZ;[.H99];CHAR(10);EndPos;CHAR(10);EndPosX;[.I99];&quot;,&quot;;CHAR(10);EndPosY;[.J99];&quot;,&quot;;CHAR(10);EndPosZ;[.K99];CHAR(10);EndRot;CHAR(10);EndRotX;[.L99];&quot;,&quot;;CHAR(10);EndRotY;[.M99];&quot;,&quot;;CHAR(10);EndRotZ;[.N99];CHAR(10);Duration;[.O99];&quot;,&quot;;CHAR(10);Delay;[.P99];&quot;,&quot;;CHAR(10);Ease;[$Calculation.R102];CHAR(10);Closure);FootNote))">
            <text:p/>
          </table:table-cell>
          <table:table-cell/>
          <table:table-cell table:formula="of:=IF([$Calculation.D102]=0;&quot;0&quot;;IF([$Calculation.D102]=ROUND([$Calculation.D102]);TEXT([$Calculation.D102];&quot;###&quot;);REPLACE([$Calculation.D102];SEARCH(&quot;,&quot;;[$Calculation.D102]);1;&quot;.&quot;)))" office:value-type="string" office:string-value="" calcext:value-type="error">
            <text:p>#WERT!</text:p>
          </table:table-cell>
          <table:table-cell table:formula="of:=IF([$Calculation.E102]=0;&quot;0&quot;;IF([$Calculation.E102]=ROUND([$Calculation.E102]);TEXT([$Calculation.E102];&quot;###&quot;);REPLACE([$Calculation.E102];SEARCH(&quot;,&quot;;[$Calculation.E102]);1;&quot;.&quot;)))" office:value-type="string" office:string-value="" calcext:value-type="error">
            <text:p>#WERT!</text:p>
          </table:table-cell>
          <table:table-cell table:formula="of:=IF([$Calculation.F102]=0;&quot;0&quot;;IF([$Calculation.F102]=ROUND([$Calculation.F102]);TEXT([$Calculation.F102];&quot;###&quot;);REPLACE([$Calculation.F102];SEARCH(&quot;,&quot;;[$Calculation.F102]);1;&quot;.&quot;)))" office:value-type="string" office:string-value="" calcext:value-type="error">
            <text:p>#WERT!</text:p>
          </table:table-cell>
          <table:table-cell table:formula="of:=IF([$Calculation.G102]=0;&quot;0&quot;;IF([$Calculation.G102]=ROUND([$Calculation.G102]);TEXT([$Calculation.G102];&quot;###&quot;);REPLACE([$Calculation.G102];SEARCH(&quot;,&quot;;[$Calculation.G102]);1;&quot;.&quot;)))" office:value-type="string" office:string-value="" calcext:value-type="error">
            <text:p>#WERT!</text:p>
          </table:table-cell>
          <table:table-cell table:formula="of:=IF([$Calculation.H102]=0;&quot;0&quot;;IF([$Calculation.H102]=ROUND([$Calculation.H102]);TEXT([$Calculation.H102];&quot;###&quot;);REPLACE([$Calculation.H102];SEARCH(&quot;,&quot;;[$Calculation.H102]);1;&quot;.&quot;)))" office:value-type="string" office:string-value="" calcext:value-type="error">
            <text:p>#WERT!</text:p>
          </table:table-cell>
          <table:table-cell table:formula="of:=IF([$Calculation.I102]=0;&quot;0&quot;;IF([$Calculation.I102]=ROUND([$Calculation.I102]);TEXT([$Calculation.I102];&quot;###&quot;);REPLACE([$Calculation.I102];SEARCH(&quot;,&quot;;[$Calculation.I102]);1;&quot;.&quot;)))" office:value-type="string" office:string-value="" calcext:value-type="error">
            <text:p>#WERT!</text:p>
          </table:table-cell>
          <table:table-cell table:formula="of:=IF([$Calculation.J102]=0;&quot;0&quot;;IF([$Calculation.J102]=ROUND([$Calculation.J102]);TEXT([$Calculation.J102];&quot;###&quot;);REPLACE([$Calculation.J102];SEARCH(&quot;,&quot;;[$Calculation.J102]);1;&quot;.&quot;)))" office:value-type="string" office:string-value="" calcext:value-type="error">
            <text:p>#WERT!</text:p>
          </table:table-cell>
          <table:table-cell table:formula="of:=IF([$Calculation.K102]=0;&quot;0&quot;;IF([$Calculation.K102]=ROUND([$Calculation.K102]);TEXT([$Calculation.K102];&quot;###&quot;);REPLACE([$Calculation.K102];SEARCH(&quot;,&quot;;[$Calculation.K102]);1;&quot;.&quot;)))" office:value-type="string" office:string-value="" calcext:value-type="error">
            <text:p>#WERT!</text:p>
          </table:table-cell>
          <table:table-cell table:formula="of:=IF([$Calculation.L102]=0;&quot;0&quot;;IF([$Calculation.L102]=ROUND([$Calculation.L102]);TEXT([$Calculation.L102];&quot;###&quot;);REPLACE([$Calculation.L102];SEARCH(&quot;,&quot;;[$Calculation.L102]);1;&quot;.&quot;)))" office:value-type="string" office:string-value="" calcext:value-type="error">
            <text:p>#WERT!</text:p>
          </table:table-cell>
          <table:table-cell table:formula="of:=IF([$Calculation.M102]=0;&quot;0&quot;;IF([$Calculation.M102]=ROUND([$Calculation.M102]);TEXT([$Calculation.M102];&quot;###&quot;);REPLACE([$Calculation.M102];SEARCH(&quot;,&quot;;[$Calculation.M102]);1;&quot;.&quot;)))" office:value-type="string" office:string-value="" calcext:value-type="error">
            <text:p>#WERT!</text:p>
          </table:table-cell>
          <table:table-cell table:formula="of:=IF([$Calculation.N102]=0;&quot;0&quot;;IF([$Calculation.N102]=ROUND([$Calculation.N102]);TEXT([$Calculation.N102];&quot;###&quot;);REPLACE([$Calculation.N102];SEARCH(&quot;,&quot;;[$Calculation.N102]);1;&quot;.&quot;)))" office:value-type="string" office:string-value="" calcext:value-type="error">
            <text:p>#WERT!</text:p>
          </table:table-cell>
          <table:table-cell table:formula="of:=IF([$Calculation.O102]=0;&quot;0&quot;;IF([$Calculation.O102]=ROUND([$Calculation.O102]);TEXT([$Calculation.O102];&quot;###&quot;);REPLACE([$Calculation.O102];SEARCH(&quot;,&quot;;[$Calculation.O102]);1;&quot;.&quot;)))" office:value-type="string" office:string-value="" calcext:value-type="error">
            <text:p>#WERT!</text:p>
          </table:table-cell>
          <table:table-cell table:formula="of:=IF([$Calculation.P102]=0;&quot;0&quot;;IF([$Calculation.P102]=ROUND([$Calculation.P102]);TEXT([$Calculation.P102];&quot;###&quot;);REPLACE([$Calculation.P102];SEARCH(&quot;,&quot;;[$Calculation.P102]);1;&quot;.&quot;)))" office:value-type="string" office:string-value="" calcext:value-type="error">
            <text:p>#WERT!</text:p>
          </table:table-cell>
          <table:table-cell table:formula="of:=IF([$Calculation.Q102]=0;&quot;0&quot;;IF([$Calculation.Q102]=ROUND([$Calculation.Q102]);TEXT([$Calculation.Q102];&quot;###&quot;);REPLACE([$Calculation.Q102];SEARCH(&quot;,&quot;;[$Calculation.Q10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9]=FootNote;[.A99]=&quot;&quot;);&quot;&quot;;IF(NOT([$Calculation.C103]=&quot;&quot;);CONCATENATE(StartPos;CHAR(10);StartPosX;[.C100];&quot;,&quot;;CHAR(10);StartPosY;[.D100];&quot;,&quot;;CHAR(10);StartPosZ;[.E100];CHAR(10);StartRot;CHAR(10);StartRotX;[.F100];&quot;,&quot;;CHAR(10);StartRotY;[.G100];&quot;,&quot;;CHAR(10);StartRotZ;[.H100];CHAR(10);EndPos;CHAR(10);EndPosX;[.I100];&quot;,&quot;;CHAR(10);EndPosY;[.J100];&quot;,&quot;;CHAR(10);EndPosZ;[.K100];CHAR(10);EndRot;CHAR(10);EndRotX;[.L100];&quot;,&quot;;CHAR(10);EndRotY;[.M100];&quot;,&quot;;CHAR(10);EndRotZ;[.N100];CHAR(10);Duration;[.O100];&quot;,&quot;;CHAR(10);Delay;[.P100];&quot;,&quot;;CHAR(10);Ease;[$Calculation.R103];CHAR(10);Closure);FootNote))">
            <text:p/>
          </table:table-cell>
          <table:table-cell/>
          <table:table-cell table:formula="of:=IF([$Calculation.D103]=0;&quot;0&quot;;IF([$Calculation.D103]=ROUND([$Calculation.D103]);TEXT([$Calculation.D103];&quot;###&quot;);REPLACE([$Calculation.D103];SEARCH(&quot;,&quot;;[$Calculation.D103]);1;&quot;.&quot;)))" office:value-type="string" office:string-value="" calcext:value-type="error">
            <text:p>#WERT!</text:p>
          </table:table-cell>
          <table:table-cell table:formula="of:=IF([$Calculation.E103]=0;&quot;0&quot;;IF([$Calculation.E103]=ROUND([$Calculation.E103]);TEXT([$Calculation.E103];&quot;###&quot;);REPLACE([$Calculation.E103];SEARCH(&quot;,&quot;;[$Calculation.E103]);1;&quot;.&quot;)))" office:value-type="string" office:string-value="" calcext:value-type="error">
            <text:p>#WERT!</text:p>
          </table:table-cell>
          <table:table-cell table:formula="of:=IF([$Calculation.F103]=0;&quot;0&quot;;IF([$Calculation.F103]=ROUND([$Calculation.F103]);TEXT([$Calculation.F103];&quot;###&quot;);REPLACE([$Calculation.F103];SEARCH(&quot;,&quot;;[$Calculation.F103]);1;&quot;.&quot;)))" office:value-type="string" office:string-value="" calcext:value-type="error">
            <text:p>#WERT!</text:p>
          </table:table-cell>
          <table:table-cell table:formula="of:=IF([$Calculation.G103]=0;&quot;0&quot;;IF([$Calculation.G103]=ROUND([$Calculation.G103]);TEXT([$Calculation.G103];&quot;###&quot;);REPLACE([$Calculation.G103];SEARCH(&quot;,&quot;;[$Calculation.G103]);1;&quot;.&quot;)))" office:value-type="string" office:string-value="" calcext:value-type="error">
            <text:p>#WERT!</text:p>
          </table:table-cell>
          <table:table-cell table:formula="of:=IF([$Calculation.H103]=0;&quot;0&quot;;IF([$Calculation.H103]=ROUND([$Calculation.H103]);TEXT([$Calculation.H103];&quot;###&quot;);REPLACE([$Calculation.H103];SEARCH(&quot;,&quot;;[$Calculation.H103]);1;&quot;.&quot;)))" office:value-type="string" office:string-value="" calcext:value-type="error">
            <text:p>#WERT!</text:p>
          </table:table-cell>
          <table:table-cell table:formula="of:=IF([$Calculation.I103]=0;&quot;0&quot;;IF([$Calculation.I103]=ROUND([$Calculation.I103]);TEXT([$Calculation.I103];&quot;###&quot;);REPLACE([$Calculation.I103];SEARCH(&quot;,&quot;;[$Calculation.I103]);1;&quot;.&quot;)))" office:value-type="string" office:string-value="" calcext:value-type="error">
            <text:p>#WERT!</text:p>
          </table:table-cell>
          <table:table-cell table:formula="of:=IF([$Calculation.J103]=0;&quot;0&quot;;IF([$Calculation.J103]=ROUND([$Calculation.J103]);TEXT([$Calculation.J103];&quot;###&quot;);REPLACE([$Calculation.J103];SEARCH(&quot;,&quot;;[$Calculation.J103]);1;&quot;.&quot;)))" office:value-type="string" office:string-value="" calcext:value-type="error">
            <text:p>#WERT!</text:p>
          </table:table-cell>
          <table:table-cell table:formula="of:=IF([$Calculation.K103]=0;&quot;0&quot;;IF([$Calculation.K103]=ROUND([$Calculation.K103]);TEXT([$Calculation.K103];&quot;###&quot;);REPLACE([$Calculation.K103];SEARCH(&quot;,&quot;;[$Calculation.K103]);1;&quot;.&quot;)))" office:value-type="string" office:string-value="" calcext:value-type="error">
            <text:p>#WERT!</text:p>
          </table:table-cell>
          <table:table-cell table:formula="of:=IF([$Calculation.L103]=0;&quot;0&quot;;IF([$Calculation.L103]=ROUND([$Calculation.L103]);TEXT([$Calculation.L103];&quot;###&quot;);REPLACE([$Calculation.L103];SEARCH(&quot;,&quot;;[$Calculation.L103]);1;&quot;.&quot;)))" office:value-type="string" office:string-value="" calcext:value-type="error">
            <text:p>#WERT!</text:p>
          </table:table-cell>
          <table:table-cell table:formula="of:=IF([$Calculation.M103]=0;&quot;0&quot;;IF([$Calculation.M103]=ROUND([$Calculation.M103]);TEXT([$Calculation.M103];&quot;###&quot;);REPLACE([$Calculation.M103];SEARCH(&quot;,&quot;;[$Calculation.M103]);1;&quot;.&quot;)))" office:value-type="string" office:string-value="" calcext:value-type="error">
            <text:p>#WERT!</text:p>
          </table:table-cell>
          <table:table-cell table:formula="of:=IF([$Calculation.N103]=0;&quot;0&quot;;IF([$Calculation.N103]=ROUND([$Calculation.N103]);TEXT([$Calculation.N103];&quot;###&quot;);REPLACE([$Calculation.N103];SEARCH(&quot;,&quot;;[$Calculation.N103]);1;&quot;.&quot;)))" office:value-type="string" office:string-value="" calcext:value-type="error">
            <text:p>#WERT!</text:p>
          </table:table-cell>
          <table:table-cell table:formula="of:=IF([$Calculation.O103]=0;&quot;0&quot;;IF([$Calculation.O103]=ROUND([$Calculation.O103]);TEXT([$Calculation.O103];&quot;###&quot;);REPLACE([$Calculation.O103];SEARCH(&quot;,&quot;;[$Calculation.O103]);1;&quot;.&quot;)))" office:value-type="string" office:string-value="" calcext:value-type="error">
            <text:p>#WERT!</text:p>
          </table:table-cell>
          <table:table-cell table:formula="of:=IF([$Calculation.P103]=0;&quot;0&quot;;IF([$Calculation.P103]=ROUND([$Calculation.P103]);TEXT([$Calculation.P103];&quot;###&quot;);REPLACE([$Calculation.P103];SEARCH(&quot;,&quot;;[$Calculation.P103]);1;&quot;.&quot;)))" office:value-type="string" office:string-value="" calcext:value-type="error">
            <text:p>#WERT!</text:p>
          </table:table-cell>
          <table:table-cell table:formula="of:=IF([$Calculation.Q103]=0;&quot;0&quot;;IF([$Calculation.Q103]=ROUND([$Calculation.Q103]);TEXT([$Calculation.Q103];&quot;###&quot;);REPLACE([$Calculation.Q103];SEARCH(&quot;,&quot;;[$Calculation.Q10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0]=FootNote;[.A100]=&quot;&quot;);&quot;&quot;;IF(NOT([$Calculation.C104]=&quot;&quot;);CONCATENATE(StartPos;CHAR(10);StartPosX;[.C101];&quot;,&quot;;CHAR(10);StartPosY;[.D101];&quot;,&quot;;CHAR(10);StartPosZ;[.E101];CHAR(10);StartRot;CHAR(10);StartRotX;[.F101];&quot;,&quot;;CHAR(10);StartRotY;[.G101];&quot;,&quot;;CHAR(10);StartRotZ;[.H101];CHAR(10);EndPos;CHAR(10);EndPosX;[.I101];&quot;,&quot;;CHAR(10);EndPosY;[.J101];&quot;,&quot;;CHAR(10);EndPosZ;[.K101];CHAR(10);EndRot;CHAR(10);EndRotX;[.L101];&quot;,&quot;;CHAR(10);EndRotY;[.M101];&quot;,&quot;;CHAR(10);EndRotZ;[.N101];CHAR(10);Duration;[.O101];&quot;,&quot;;CHAR(10);Delay;[.P101];&quot;,&quot;;CHAR(10);Ease;[$Calculation.R104];CHAR(10);Closure);FootNote))">
            <text:p/>
          </table:table-cell>
          <table:table-cell/>
          <table:table-cell table:formula="of:=IF([$Calculation.D104]=0;&quot;0&quot;;IF([$Calculation.D104]=ROUND([$Calculation.D104]);TEXT([$Calculation.D104];&quot;###&quot;);REPLACE([$Calculation.D104];SEARCH(&quot;,&quot;;[$Calculation.D104]);1;&quot;.&quot;)))" office:value-type="string" office:string-value="" calcext:value-type="error">
            <text:p>#WERT!</text:p>
          </table:table-cell>
          <table:table-cell table:formula="of:=IF([$Calculation.E104]=0;&quot;0&quot;;IF([$Calculation.E104]=ROUND([$Calculation.E104]);TEXT([$Calculation.E104];&quot;###&quot;);REPLACE([$Calculation.E104];SEARCH(&quot;,&quot;;[$Calculation.E104]);1;&quot;.&quot;)))" office:value-type="string" office:string-value="" calcext:value-type="error">
            <text:p>#WERT!</text:p>
          </table:table-cell>
          <table:table-cell table:formula="of:=IF([$Calculation.F104]=0;&quot;0&quot;;IF([$Calculation.F104]=ROUND([$Calculation.F104]);TEXT([$Calculation.F104];&quot;###&quot;);REPLACE([$Calculation.F104];SEARCH(&quot;,&quot;;[$Calculation.F104]);1;&quot;.&quot;)))" office:value-type="string" office:string-value="" calcext:value-type="error">
            <text:p>#WERT!</text:p>
          </table:table-cell>
          <table:table-cell table:formula="of:=IF([$Calculation.G104]=0;&quot;0&quot;;IF([$Calculation.G104]=ROUND([$Calculation.G104]);TEXT([$Calculation.G104];&quot;###&quot;);REPLACE([$Calculation.G104];SEARCH(&quot;,&quot;;[$Calculation.G104]);1;&quot;.&quot;)))" office:value-type="string" office:string-value="" calcext:value-type="error">
            <text:p>#WERT!</text:p>
          </table:table-cell>
          <table:table-cell table:formula="of:=IF([$Calculation.H104]=0;&quot;0&quot;;IF([$Calculation.H104]=ROUND([$Calculation.H104]);TEXT([$Calculation.H104];&quot;###&quot;);REPLACE([$Calculation.H104];SEARCH(&quot;,&quot;;[$Calculation.H104]);1;&quot;.&quot;)))" office:value-type="string" office:string-value="" calcext:value-type="error">
            <text:p>#WERT!</text:p>
          </table:table-cell>
          <table:table-cell table:formula="of:=IF([$Calculation.I104]=0;&quot;0&quot;;IF([$Calculation.I104]=ROUND([$Calculation.I104]);TEXT([$Calculation.I104];&quot;###&quot;);REPLACE([$Calculation.I104];SEARCH(&quot;,&quot;;[$Calculation.I104]);1;&quot;.&quot;)))" office:value-type="string" office:string-value="" calcext:value-type="error">
            <text:p>#WERT!</text:p>
          </table:table-cell>
          <table:table-cell table:formula="of:=IF([$Calculation.J104]=0;&quot;0&quot;;IF([$Calculation.J104]=ROUND([$Calculation.J104]);TEXT([$Calculation.J104];&quot;###&quot;);REPLACE([$Calculation.J104];SEARCH(&quot;,&quot;;[$Calculation.J104]);1;&quot;.&quot;)))" office:value-type="string" office:string-value="" calcext:value-type="error">
            <text:p>#WERT!</text:p>
          </table:table-cell>
          <table:table-cell table:formula="of:=IF([$Calculation.K104]=0;&quot;0&quot;;IF([$Calculation.K104]=ROUND([$Calculation.K104]);TEXT([$Calculation.K104];&quot;###&quot;);REPLACE([$Calculation.K104];SEARCH(&quot;,&quot;;[$Calculation.K104]);1;&quot;.&quot;)))" office:value-type="string" office:string-value="" calcext:value-type="error">
            <text:p>#WERT!</text:p>
          </table:table-cell>
          <table:table-cell table:formula="of:=IF([$Calculation.L104]=0;&quot;0&quot;;IF([$Calculation.L104]=ROUND([$Calculation.L104]);TEXT([$Calculation.L104];&quot;###&quot;);REPLACE([$Calculation.L104];SEARCH(&quot;,&quot;;[$Calculation.L104]);1;&quot;.&quot;)))" office:value-type="string" office:string-value="" calcext:value-type="error">
            <text:p>#WERT!</text:p>
          </table:table-cell>
          <table:table-cell table:formula="of:=IF([$Calculation.M104]=0;&quot;0&quot;;IF([$Calculation.M104]=ROUND([$Calculation.M104]);TEXT([$Calculation.M104];&quot;###&quot;);REPLACE([$Calculation.M104];SEARCH(&quot;,&quot;;[$Calculation.M104]);1;&quot;.&quot;)))" office:value-type="string" office:string-value="" calcext:value-type="error">
            <text:p>#WERT!</text:p>
          </table:table-cell>
          <table:table-cell table:formula="of:=IF([$Calculation.N104]=0;&quot;0&quot;;IF([$Calculation.N104]=ROUND([$Calculation.N104]);TEXT([$Calculation.N104];&quot;###&quot;);REPLACE([$Calculation.N104];SEARCH(&quot;,&quot;;[$Calculation.N104]);1;&quot;.&quot;)))" office:value-type="string" office:string-value="" calcext:value-type="error">
            <text:p>#WERT!</text:p>
          </table:table-cell>
          <table:table-cell table:formula="of:=IF([$Calculation.O104]=0;&quot;0&quot;;IF([$Calculation.O104]=ROUND([$Calculation.O104]);TEXT([$Calculation.O104];&quot;###&quot;);REPLACE([$Calculation.O104];SEARCH(&quot;,&quot;;[$Calculation.O104]);1;&quot;.&quot;)))" office:value-type="string" office:string-value="" calcext:value-type="error">
            <text:p>#WERT!</text:p>
          </table:table-cell>
          <table:table-cell table:formula="of:=IF([$Calculation.P104]=0;&quot;0&quot;;IF([$Calculation.P104]=ROUND([$Calculation.P104]);TEXT([$Calculation.P104];&quot;###&quot;);REPLACE([$Calculation.P104];SEARCH(&quot;,&quot;;[$Calculation.P104]);1;&quot;.&quot;)))" office:value-type="string" office:string-value="" calcext:value-type="error">
            <text:p>#WERT!</text:p>
          </table:table-cell>
          <table:table-cell table:formula="of:=IF([$Calculation.Q104]=0;&quot;0&quot;;IF([$Calculation.Q104]=ROUND([$Calculation.Q104]);TEXT([$Calculation.Q104];&quot;###&quot;);REPLACE([$Calculation.Q104];SEARCH(&quot;,&quot;;[$Calculation.Q10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1]=FootNote;[.A101]=&quot;&quot;);&quot;&quot;;IF(NOT([$Calculation.C105]=&quot;&quot;);CONCATENATE(StartPos;CHAR(10);StartPosX;[.C102];&quot;,&quot;;CHAR(10);StartPosY;[.D102];&quot;,&quot;;CHAR(10);StartPosZ;[.E102];CHAR(10);StartRot;CHAR(10);StartRotX;[.F102];&quot;,&quot;;CHAR(10);StartRotY;[.G102];&quot;,&quot;;CHAR(10);StartRotZ;[.H102];CHAR(10);EndPos;CHAR(10);EndPosX;[.I102];&quot;,&quot;;CHAR(10);EndPosY;[.J102];&quot;,&quot;;CHAR(10);EndPosZ;[.K102];CHAR(10);EndRot;CHAR(10);EndRotX;[.L102];&quot;,&quot;;CHAR(10);EndRotY;[.M102];&quot;,&quot;;CHAR(10);EndRotZ;[.N102];CHAR(10);Duration;[.O102];&quot;,&quot;;CHAR(10);Delay;[.P102];&quot;,&quot;;CHAR(10);Ease;[$Calculation.R105];CHAR(10);Closure);FootNote))">
            <text:p/>
          </table:table-cell>
          <table:table-cell/>
          <table:table-cell table:formula="of:=IF([$Calculation.D105]=0;&quot;0&quot;;IF([$Calculation.D105]=ROUND([$Calculation.D105]);TEXT([$Calculation.D105];&quot;###&quot;);REPLACE([$Calculation.D105];SEARCH(&quot;,&quot;;[$Calculation.D105]);1;&quot;.&quot;)))" office:value-type="string" office:string-value="" calcext:value-type="error">
            <text:p>#WERT!</text:p>
          </table:table-cell>
          <table:table-cell table:formula="of:=IF([$Calculation.E105]=0;&quot;0&quot;;IF([$Calculation.E105]=ROUND([$Calculation.E105]);TEXT([$Calculation.E105];&quot;###&quot;);REPLACE([$Calculation.E105];SEARCH(&quot;,&quot;;[$Calculation.E105]);1;&quot;.&quot;)))" office:value-type="string" office:string-value="" calcext:value-type="error">
            <text:p>#WERT!</text:p>
          </table:table-cell>
          <table:table-cell table:formula="of:=IF([$Calculation.F105]=0;&quot;0&quot;;IF([$Calculation.F105]=ROUND([$Calculation.F105]);TEXT([$Calculation.F105];&quot;###&quot;);REPLACE([$Calculation.F105];SEARCH(&quot;,&quot;;[$Calculation.F105]);1;&quot;.&quot;)))" office:value-type="string" office:string-value="" calcext:value-type="error">
            <text:p>#WERT!</text:p>
          </table:table-cell>
          <table:table-cell table:formula="of:=IF([$Calculation.G105]=0;&quot;0&quot;;IF([$Calculation.G105]=ROUND([$Calculation.G105]);TEXT([$Calculation.G105];&quot;###&quot;);REPLACE([$Calculation.G105];SEARCH(&quot;,&quot;;[$Calculation.G105]);1;&quot;.&quot;)))" office:value-type="string" office:string-value="" calcext:value-type="error">
            <text:p>#WERT!</text:p>
          </table:table-cell>
          <table:table-cell table:formula="of:=IF([$Calculation.H105]=0;&quot;0&quot;;IF([$Calculation.H105]=ROUND([$Calculation.H105]);TEXT([$Calculation.H105];&quot;###&quot;);REPLACE([$Calculation.H105];SEARCH(&quot;,&quot;;[$Calculation.H105]);1;&quot;.&quot;)))" office:value-type="string" office:string-value="" calcext:value-type="error">
            <text:p>#WERT!</text:p>
          </table:table-cell>
          <table:table-cell table:formula="of:=IF([$Calculation.I105]=0;&quot;0&quot;;IF([$Calculation.I105]=ROUND([$Calculation.I105]);TEXT([$Calculation.I105];&quot;###&quot;);REPLACE([$Calculation.I105];SEARCH(&quot;,&quot;;[$Calculation.I105]);1;&quot;.&quot;)))" office:value-type="string" office:string-value="" calcext:value-type="error">
            <text:p>#WERT!</text:p>
          </table:table-cell>
          <table:table-cell table:formula="of:=IF([$Calculation.J105]=0;&quot;0&quot;;IF([$Calculation.J105]=ROUND([$Calculation.J105]);TEXT([$Calculation.J105];&quot;###&quot;);REPLACE([$Calculation.J105];SEARCH(&quot;,&quot;;[$Calculation.J105]);1;&quot;.&quot;)))" office:value-type="string" office:string-value="" calcext:value-type="error">
            <text:p>#WERT!</text:p>
          </table:table-cell>
          <table:table-cell table:formula="of:=IF([$Calculation.K105]=0;&quot;0&quot;;IF([$Calculation.K105]=ROUND([$Calculation.K105]);TEXT([$Calculation.K105];&quot;###&quot;);REPLACE([$Calculation.K105];SEARCH(&quot;,&quot;;[$Calculation.K105]);1;&quot;.&quot;)))" office:value-type="string" office:string-value="" calcext:value-type="error">
            <text:p>#WERT!</text:p>
          </table:table-cell>
          <table:table-cell table:formula="of:=IF([$Calculation.L105]=0;&quot;0&quot;;IF([$Calculation.L105]=ROUND([$Calculation.L105]);TEXT([$Calculation.L105];&quot;###&quot;);REPLACE([$Calculation.L105];SEARCH(&quot;,&quot;;[$Calculation.L105]);1;&quot;.&quot;)))" office:value-type="string" office:string-value="" calcext:value-type="error">
            <text:p>#WERT!</text:p>
          </table:table-cell>
          <table:table-cell table:formula="of:=IF([$Calculation.M105]=0;&quot;0&quot;;IF([$Calculation.M105]=ROUND([$Calculation.M105]);TEXT([$Calculation.M105];&quot;###&quot;);REPLACE([$Calculation.M105];SEARCH(&quot;,&quot;;[$Calculation.M105]);1;&quot;.&quot;)))" office:value-type="string" office:string-value="" calcext:value-type="error">
            <text:p>#WERT!</text:p>
          </table:table-cell>
          <table:table-cell table:formula="of:=IF([$Calculation.N105]=0;&quot;0&quot;;IF([$Calculation.N105]=ROUND([$Calculation.N105]);TEXT([$Calculation.N105];&quot;###&quot;);REPLACE([$Calculation.N105];SEARCH(&quot;,&quot;;[$Calculation.N105]);1;&quot;.&quot;)))" office:value-type="string" office:string-value="" calcext:value-type="error">
            <text:p>#WERT!</text:p>
          </table:table-cell>
          <table:table-cell table:formula="of:=IF([$Calculation.O105]=0;&quot;0&quot;;IF([$Calculation.O105]=ROUND([$Calculation.O105]);TEXT([$Calculation.O105];&quot;###&quot;);REPLACE([$Calculation.O105];SEARCH(&quot;,&quot;;[$Calculation.O105]);1;&quot;.&quot;)))" office:value-type="string" office:string-value="" calcext:value-type="error">
            <text:p>#WERT!</text:p>
          </table:table-cell>
          <table:table-cell table:formula="of:=IF([$Calculation.P105]=0;&quot;0&quot;;IF([$Calculation.P105]=ROUND([$Calculation.P105]);TEXT([$Calculation.P105];&quot;###&quot;);REPLACE([$Calculation.P105];SEARCH(&quot;,&quot;;[$Calculation.P105]);1;&quot;.&quot;)))" office:value-type="string" office:string-value="" calcext:value-type="error">
            <text:p>#WERT!</text:p>
          </table:table-cell>
          <table:table-cell table:formula="of:=IF([$Calculation.Q105]=0;&quot;0&quot;;IF([$Calculation.Q105]=ROUND([$Calculation.Q105]);TEXT([$Calculation.Q105];&quot;###&quot;);REPLACE([$Calculation.Q105];SEARCH(&quot;,&quot;;[$Calculation.Q10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2]=FootNote;[.A102]=&quot;&quot;);&quot;&quot;;IF(NOT([$Calculation.C106]=&quot;&quot;);CONCATENATE(StartPos;CHAR(10);StartPosX;[.C103];&quot;,&quot;;CHAR(10);StartPosY;[.D103];&quot;,&quot;;CHAR(10);StartPosZ;[.E103];CHAR(10);StartRot;CHAR(10);StartRotX;[.F103];&quot;,&quot;;CHAR(10);StartRotY;[.G103];&quot;,&quot;;CHAR(10);StartRotZ;[.H103];CHAR(10);EndPos;CHAR(10);EndPosX;[.I103];&quot;,&quot;;CHAR(10);EndPosY;[.J103];&quot;,&quot;;CHAR(10);EndPosZ;[.K103];CHAR(10);EndRot;CHAR(10);EndRotX;[.L103];&quot;,&quot;;CHAR(10);EndRotY;[.M103];&quot;,&quot;;CHAR(10);EndRotZ;[.N103];CHAR(10);Duration;[.O103];&quot;,&quot;;CHAR(10);Delay;[.P103];&quot;,&quot;;CHAR(10);Ease;[$Calculation.R106];CHAR(10);Closure);FootNote))">
            <text:p/>
          </table:table-cell>
          <table:table-cell/>
          <table:table-cell table:formula="of:=IF([$Calculation.D106]=0;&quot;0&quot;;IF([$Calculation.D106]=ROUND([$Calculation.D106]);TEXT([$Calculation.D106];&quot;###&quot;);REPLACE([$Calculation.D106];SEARCH(&quot;,&quot;;[$Calculation.D106]);1;&quot;.&quot;)))" office:value-type="string" office:string-value="" calcext:value-type="error">
            <text:p>#WERT!</text:p>
          </table:table-cell>
          <table:table-cell table:formula="of:=IF([$Calculation.E106]=0;&quot;0&quot;;IF([$Calculation.E106]=ROUND([$Calculation.E106]);TEXT([$Calculation.E106];&quot;###&quot;);REPLACE([$Calculation.E106];SEARCH(&quot;,&quot;;[$Calculation.E106]);1;&quot;.&quot;)))" office:value-type="string" office:string-value="" calcext:value-type="error">
            <text:p>#WERT!</text:p>
          </table:table-cell>
          <table:table-cell table:formula="of:=IF([$Calculation.F106]=0;&quot;0&quot;;IF([$Calculation.F106]=ROUND([$Calculation.F106]);TEXT([$Calculation.F106];&quot;###&quot;);REPLACE([$Calculation.F106];SEARCH(&quot;,&quot;;[$Calculation.F106]);1;&quot;.&quot;)))" office:value-type="string" office:string-value="" calcext:value-type="error">
            <text:p>#WERT!</text:p>
          </table:table-cell>
          <table:table-cell table:formula="of:=IF([$Calculation.G106]=0;&quot;0&quot;;IF([$Calculation.G106]=ROUND([$Calculation.G106]);TEXT([$Calculation.G106];&quot;###&quot;);REPLACE([$Calculation.G106];SEARCH(&quot;,&quot;;[$Calculation.G106]);1;&quot;.&quot;)))" office:value-type="string" office:string-value="" calcext:value-type="error">
            <text:p>#WERT!</text:p>
          </table:table-cell>
          <table:table-cell table:formula="of:=IF([$Calculation.H106]=0;&quot;0&quot;;IF([$Calculation.H106]=ROUND([$Calculation.H106]);TEXT([$Calculation.H106];&quot;###&quot;);REPLACE([$Calculation.H106];SEARCH(&quot;,&quot;;[$Calculation.H106]);1;&quot;.&quot;)))" office:value-type="string" office:string-value="" calcext:value-type="error">
            <text:p>#WERT!</text:p>
          </table:table-cell>
          <table:table-cell table:formula="of:=IF([$Calculation.I106]=0;&quot;0&quot;;IF([$Calculation.I106]=ROUND([$Calculation.I106]);TEXT([$Calculation.I106];&quot;###&quot;);REPLACE([$Calculation.I106];SEARCH(&quot;,&quot;;[$Calculation.I106]);1;&quot;.&quot;)))" office:value-type="string" office:string-value="" calcext:value-type="error">
            <text:p>#WERT!</text:p>
          </table:table-cell>
          <table:table-cell table:formula="of:=IF([$Calculation.J106]=0;&quot;0&quot;;IF([$Calculation.J106]=ROUND([$Calculation.J106]);TEXT([$Calculation.J106];&quot;###&quot;);REPLACE([$Calculation.J106];SEARCH(&quot;,&quot;;[$Calculation.J106]);1;&quot;.&quot;)))" office:value-type="string" office:string-value="" calcext:value-type="error">
            <text:p>#WERT!</text:p>
          </table:table-cell>
          <table:table-cell table:formula="of:=IF([$Calculation.K106]=0;&quot;0&quot;;IF([$Calculation.K106]=ROUND([$Calculation.K106]);TEXT([$Calculation.K106];&quot;###&quot;);REPLACE([$Calculation.K106];SEARCH(&quot;,&quot;;[$Calculation.K106]);1;&quot;.&quot;)))" office:value-type="string" office:string-value="" calcext:value-type="error">
            <text:p>#WERT!</text:p>
          </table:table-cell>
          <table:table-cell table:formula="of:=IF([$Calculation.L106]=0;&quot;0&quot;;IF([$Calculation.L106]=ROUND([$Calculation.L106]);TEXT([$Calculation.L106];&quot;###&quot;);REPLACE([$Calculation.L106];SEARCH(&quot;,&quot;;[$Calculation.L106]);1;&quot;.&quot;)))" office:value-type="string" office:string-value="" calcext:value-type="error">
            <text:p>#WERT!</text:p>
          </table:table-cell>
          <table:table-cell table:formula="of:=IF([$Calculation.M106]=0;&quot;0&quot;;IF([$Calculation.M106]=ROUND([$Calculation.M106]);TEXT([$Calculation.M106];&quot;###&quot;);REPLACE([$Calculation.M106];SEARCH(&quot;,&quot;;[$Calculation.M106]);1;&quot;.&quot;)))" office:value-type="string" office:string-value="" calcext:value-type="error">
            <text:p>#WERT!</text:p>
          </table:table-cell>
          <table:table-cell table:formula="of:=IF([$Calculation.N106]=0;&quot;0&quot;;IF([$Calculation.N106]=ROUND([$Calculation.N106]);TEXT([$Calculation.N106];&quot;###&quot;);REPLACE([$Calculation.N106];SEARCH(&quot;,&quot;;[$Calculation.N106]);1;&quot;.&quot;)))" office:value-type="string" office:string-value="" calcext:value-type="error">
            <text:p>#WERT!</text:p>
          </table:table-cell>
          <table:table-cell table:formula="of:=IF([$Calculation.O106]=0;&quot;0&quot;;IF([$Calculation.O106]=ROUND([$Calculation.O106]);TEXT([$Calculation.O106];&quot;###&quot;);REPLACE([$Calculation.O106];SEARCH(&quot;,&quot;;[$Calculation.O106]);1;&quot;.&quot;)))" office:value-type="string" office:string-value="" calcext:value-type="error">
            <text:p>#WERT!</text:p>
          </table:table-cell>
          <table:table-cell table:formula="of:=IF([$Calculation.P106]=0;&quot;0&quot;;IF([$Calculation.P106]=ROUND([$Calculation.P106]);TEXT([$Calculation.P106];&quot;###&quot;);REPLACE([$Calculation.P106];SEARCH(&quot;,&quot;;[$Calculation.P106]);1;&quot;.&quot;)))" office:value-type="string" office:string-value="" calcext:value-type="error">
            <text:p>#WERT!</text:p>
          </table:table-cell>
          <table:table-cell table:formula="of:=IF([$Calculation.Q106]=0;&quot;0&quot;;IF([$Calculation.Q106]=ROUND([$Calculation.Q106]);TEXT([$Calculation.Q106];&quot;###&quot;);REPLACE([$Calculation.Q106];SEARCH(&quot;,&quot;;[$Calculation.Q10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3]=FootNote;[.A103]=&quot;&quot;);&quot;&quot;;IF(NOT([$Calculation.C107]=&quot;&quot;);CONCATENATE(StartPos;CHAR(10);StartPosX;[.C104];&quot;,&quot;;CHAR(10);StartPosY;[.D104];&quot;,&quot;;CHAR(10);StartPosZ;[.E104];CHAR(10);StartRot;CHAR(10);StartRotX;[.F104];&quot;,&quot;;CHAR(10);StartRotY;[.G104];&quot;,&quot;;CHAR(10);StartRotZ;[.H104];CHAR(10);EndPos;CHAR(10);EndPosX;[.I104];&quot;,&quot;;CHAR(10);EndPosY;[.J104];&quot;,&quot;;CHAR(10);EndPosZ;[.K104];CHAR(10);EndRot;CHAR(10);EndRotX;[.L104];&quot;,&quot;;CHAR(10);EndRotY;[.M104];&quot;,&quot;;CHAR(10);EndRotZ;[.N104];CHAR(10);Duration;[.O104];&quot;,&quot;;CHAR(10);Delay;[.P104];&quot;,&quot;;CHAR(10);Ease;[$Calculation.R107];CHAR(10);Closure);FootNote))">
            <text:p/>
          </table:table-cell>
          <table:table-cell/>
          <table:table-cell table:formula="of:=IF([$Calculation.D107]=0;&quot;0&quot;;IF([$Calculation.D107]=ROUND([$Calculation.D107]);TEXT([$Calculation.D107];&quot;###&quot;);REPLACE([$Calculation.D107];SEARCH(&quot;,&quot;;[$Calculation.D107]);1;&quot;.&quot;)))" office:value-type="string" office:string-value="" calcext:value-type="error">
            <text:p>#WERT!</text:p>
          </table:table-cell>
          <table:table-cell table:formula="of:=IF([$Calculation.E107]=0;&quot;0&quot;;IF([$Calculation.E107]=ROUND([$Calculation.E107]);TEXT([$Calculation.E107];&quot;###&quot;);REPLACE([$Calculation.E107];SEARCH(&quot;,&quot;;[$Calculation.E107]);1;&quot;.&quot;)))" office:value-type="string" office:string-value="" calcext:value-type="error">
            <text:p>#WERT!</text:p>
          </table:table-cell>
          <table:table-cell table:formula="of:=IF([$Calculation.F107]=0;&quot;0&quot;;IF([$Calculation.F107]=ROUND([$Calculation.F107]);TEXT([$Calculation.F107];&quot;###&quot;);REPLACE([$Calculation.F107];SEARCH(&quot;,&quot;;[$Calculation.F107]);1;&quot;.&quot;)))" office:value-type="string" office:string-value="" calcext:value-type="error">
            <text:p>#WERT!</text:p>
          </table:table-cell>
          <table:table-cell table:formula="of:=IF([$Calculation.G107]=0;&quot;0&quot;;IF([$Calculation.G107]=ROUND([$Calculation.G107]);TEXT([$Calculation.G107];&quot;###&quot;);REPLACE([$Calculation.G107];SEARCH(&quot;,&quot;;[$Calculation.G107]);1;&quot;.&quot;)))" office:value-type="string" office:string-value="" calcext:value-type="error">
            <text:p>#WERT!</text:p>
          </table:table-cell>
          <table:table-cell table:formula="of:=IF([$Calculation.H107]=0;&quot;0&quot;;IF([$Calculation.H107]=ROUND([$Calculation.H107]);TEXT([$Calculation.H107];&quot;###&quot;);REPLACE([$Calculation.H107];SEARCH(&quot;,&quot;;[$Calculation.H107]);1;&quot;.&quot;)))" office:value-type="string" office:string-value="" calcext:value-type="error">
            <text:p>#WERT!</text:p>
          </table:table-cell>
          <table:table-cell table:formula="of:=IF([$Calculation.I107]=0;&quot;0&quot;;IF([$Calculation.I107]=ROUND([$Calculation.I107]);TEXT([$Calculation.I107];&quot;###&quot;);REPLACE([$Calculation.I107];SEARCH(&quot;,&quot;;[$Calculation.I107]);1;&quot;.&quot;)))" office:value-type="string" office:string-value="" calcext:value-type="error">
            <text:p>#WERT!</text:p>
          </table:table-cell>
          <table:table-cell table:formula="of:=IF([$Calculation.J107]=0;&quot;0&quot;;IF([$Calculation.J107]=ROUND([$Calculation.J107]);TEXT([$Calculation.J107];&quot;###&quot;);REPLACE([$Calculation.J107];SEARCH(&quot;,&quot;;[$Calculation.J107]);1;&quot;.&quot;)))" office:value-type="string" office:string-value="" calcext:value-type="error">
            <text:p>#WERT!</text:p>
          </table:table-cell>
          <table:table-cell table:formula="of:=IF([$Calculation.K107]=0;&quot;0&quot;;IF([$Calculation.K107]=ROUND([$Calculation.K107]);TEXT([$Calculation.K107];&quot;###&quot;);REPLACE([$Calculation.K107];SEARCH(&quot;,&quot;;[$Calculation.K107]);1;&quot;.&quot;)))" office:value-type="string" office:string-value="" calcext:value-type="error">
            <text:p>#WERT!</text:p>
          </table:table-cell>
          <table:table-cell table:formula="of:=IF([$Calculation.L107]=0;&quot;0&quot;;IF([$Calculation.L107]=ROUND([$Calculation.L107]);TEXT([$Calculation.L107];&quot;###&quot;);REPLACE([$Calculation.L107];SEARCH(&quot;,&quot;;[$Calculation.L107]);1;&quot;.&quot;)))" office:value-type="string" office:string-value="" calcext:value-type="error">
            <text:p>#WERT!</text:p>
          </table:table-cell>
          <table:table-cell table:formula="of:=IF([$Calculation.M107]=0;&quot;0&quot;;IF([$Calculation.M107]=ROUND([$Calculation.M107]);TEXT([$Calculation.M107];&quot;###&quot;);REPLACE([$Calculation.M107];SEARCH(&quot;,&quot;;[$Calculation.M107]);1;&quot;.&quot;)))" office:value-type="string" office:string-value="" calcext:value-type="error">
            <text:p>#WERT!</text:p>
          </table:table-cell>
          <table:table-cell table:formula="of:=IF([$Calculation.N107]=0;&quot;0&quot;;IF([$Calculation.N107]=ROUND([$Calculation.N107]);TEXT([$Calculation.N107];&quot;###&quot;);REPLACE([$Calculation.N107];SEARCH(&quot;,&quot;;[$Calculation.N107]);1;&quot;.&quot;)))" office:value-type="string" office:string-value="" calcext:value-type="error">
            <text:p>#WERT!</text:p>
          </table:table-cell>
          <table:table-cell table:formula="of:=IF([$Calculation.O107]=0;&quot;0&quot;;IF([$Calculation.O107]=ROUND([$Calculation.O107]);TEXT([$Calculation.O107];&quot;###&quot;);REPLACE([$Calculation.O107];SEARCH(&quot;,&quot;;[$Calculation.O107]);1;&quot;.&quot;)))" office:value-type="string" office:string-value="" calcext:value-type="error">
            <text:p>#WERT!</text:p>
          </table:table-cell>
          <table:table-cell table:formula="of:=IF([$Calculation.P107]=0;&quot;0&quot;;IF([$Calculation.P107]=ROUND([$Calculation.P107]);TEXT([$Calculation.P107];&quot;###&quot;);REPLACE([$Calculation.P107];SEARCH(&quot;,&quot;;[$Calculation.P107]);1;&quot;.&quot;)))" office:value-type="string" office:string-value="" calcext:value-type="error">
            <text:p>#WERT!</text:p>
          </table:table-cell>
          <table:table-cell table:formula="of:=IF([$Calculation.Q107]=0;&quot;0&quot;;IF([$Calculation.Q107]=ROUND([$Calculation.Q107]);TEXT([$Calculation.Q107];&quot;###&quot;);REPLACE([$Calculation.Q107];SEARCH(&quot;,&quot;;[$Calculation.Q10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4]=FootNote;[.A104]=&quot;&quot;);&quot;&quot;;IF(NOT([$Calculation.C108]=&quot;&quot;);CONCATENATE(StartPos;CHAR(10);StartPosX;[.C105];&quot;,&quot;;CHAR(10);StartPosY;[.D105];&quot;,&quot;;CHAR(10);StartPosZ;[.E105];CHAR(10);StartRot;CHAR(10);StartRotX;[.F105];&quot;,&quot;;CHAR(10);StartRotY;[.G105];&quot;,&quot;;CHAR(10);StartRotZ;[.H105];CHAR(10);EndPos;CHAR(10);EndPosX;[.I105];&quot;,&quot;;CHAR(10);EndPosY;[.J105];&quot;,&quot;;CHAR(10);EndPosZ;[.K105];CHAR(10);EndRot;CHAR(10);EndRotX;[.L105];&quot;,&quot;;CHAR(10);EndRotY;[.M105];&quot;,&quot;;CHAR(10);EndRotZ;[.N105];CHAR(10);Duration;[.O105];&quot;,&quot;;CHAR(10);Delay;[.P105];&quot;,&quot;;CHAR(10);Ease;[$Calculation.R108];CHAR(10);Closure);FootNote))">
            <text:p/>
          </table:table-cell>
          <table:table-cell/>
          <table:table-cell table:formula="of:=IF([$Calculation.D108]=0;&quot;0&quot;;IF([$Calculation.D108]=ROUND([$Calculation.D108]);TEXT([$Calculation.D108];&quot;###&quot;);REPLACE([$Calculation.D108];SEARCH(&quot;,&quot;;[$Calculation.D108]);1;&quot;.&quot;)))" office:value-type="string" office:string-value="" calcext:value-type="error">
            <text:p>#WERT!</text:p>
          </table:table-cell>
          <table:table-cell table:formula="of:=IF([$Calculation.E108]=0;&quot;0&quot;;IF([$Calculation.E108]=ROUND([$Calculation.E108]);TEXT([$Calculation.E108];&quot;###&quot;);REPLACE([$Calculation.E108];SEARCH(&quot;,&quot;;[$Calculation.E108]);1;&quot;.&quot;)))" office:value-type="string" office:string-value="" calcext:value-type="error">
            <text:p>#WERT!</text:p>
          </table:table-cell>
          <table:table-cell table:formula="of:=IF([$Calculation.F108]=0;&quot;0&quot;;IF([$Calculation.F108]=ROUND([$Calculation.F108]);TEXT([$Calculation.F108];&quot;###&quot;);REPLACE([$Calculation.F108];SEARCH(&quot;,&quot;;[$Calculation.F108]);1;&quot;.&quot;)))" office:value-type="string" office:string-value="" calcext:value-type="error">
            <text:p>#WERT!</text:p>
          </table:table-cell>
          <table:table-cell table:formula="of:=IF([$Calculation.G108]=0;&quot;0&quot;;IF([$Calculation.G108]=ROUND([$Calculation.G108]);TEXT([$Calculation.G108];&quot;###&quot;);REPLACE([$Calculation.G108];SEARCH(&quot;,&quot;;[$Calculation.G108]);1;&quot;.&quot;)))" office:value-type="string" office:string-value="" calcext:value-type="error">
            <text:p>#WERT!</text:p>
          </table:table-cell>
          <table:table-cell table:formula="of:=IF([$Calculation.H108]=0;&quot;0&quot;;IF([$Calculation.H108]=ROUND([$Calculation.H108]);TEXT([$Calculation.H108];&quot;###&quot;);REPLACE([$Calculation.H108];SEARCH(&quot;,&quot;;[$Calculation.H108]);1;&quot;.&quot;)))" office:value-type="string" office:string-value="" calcext:value-type="error">
            <text:p>#WERT!</text:p>
          </table:table-cell>
          <table:table-cell table:formula="of:=IF([$Calculation.I108]=0;&quot;0&quot;;IF([$Calculation.I108]=ROUND([$Calculation.I108]);TEXT([$Calculation.I108];&quot;###&quot;);REPLACE([$Calculation.I108];SEARCH(&quot;,&quot;;[$Calculation.I108]);1;&quot;.&quot;)))" office:value-type="string" office:string-value="" calcext:value-type="error">
            <text:p>#WERT!</text:p>
          </table:table-cell>
          <table:table-cell table:formula="of:=IF([$Calculation.J108]=0;&quot;0&quot;;IF([$Calculation.J108]=ROUND([$Calculation.J108]);TEXT([$Calculation.J108];&quot;###&quot;);REPLACE([$Calculation.J108];SEARCH(&quot;,&quot;;[$Calculation.J108]);1;&quot;.&quot;)))" office:value-type="string" office:string-value="" calcext:value-type="error">
            <text:p>#WERT!</text:p>
          </table:table-cell>
          <table:table-cell table:formula="of:=IF([$Calculation.K108]=0;&quot;0&quot;;IF([$Calculation.K108]=ROUND([$Calculation.K108]);TEXT([$Calculation.K108];&quot;###&quot;);REPLACE([$Calculation.K108];SEARCH(&quot;,&quot;;[$Calculation.K108]);1;&quot;.&quot;)))" office:value-type="string" office:string-value="" calcext:value-type="error">
            <text:p>#WERT!</text:p>
          </table:table-cell>
          <table:table-cell table:formula="of:=IF([$Calculation.L108]=0;&quot;0&quot;;IF([$Calculation.L108]=ROUND([$Calculation.L108]);TEXT([$Calculation.L108];&quot;###&quot;);REPLACE([$Calculation.L108];SEARCH(&quot;,&quot;;[$Calculation.L108]);1;&quot;.&quot;)))" office:value-type="string" office:string-value="" calcext:value-type="error">
            <text:p>#WERT!</text:p>
          </table:table-cell>
          <table:table-cell table:formula="of:=IF([$Calculation.M108]=0;&quot;0&quot;;IF([$Calculation.M108]=ROUND([$Calculation.M108]);TEXT([$Calculation.M108];&quot;###&quot;);REPLACE([$Calculation.M108];SEARCH(&quot;,&quot;;[$Calculation.M108]);1;&quot;.&quot;)))" office:value-type="string" office:string-value="" calcext:value-type="error">
            <text:p>#WERT!</text:p>
          </table:table-cell>
          <table:table-cell table:formula="of:=IF([$Calculation.N108]=0;&quot;0&quot;;IF([$Calculation.N108]=ROUND([$Calculation.N108]);TEXT([$Calculation.N108];&quot;###&quot;);REPLACE([$Calculation.N108];SEARCH(&quot;,&quot;;[$Calculation.N108]);1;&quot;.&quot;)))" office:value-type="string" office:string-value="" calcext:value-type="error">
            <text:p>#WERT!</text:p>
          </table:table-cell>
          <table:table-cell table:formula="of:=IF([$Calculation.O108]=0;&quot;0&quot;;IF([$Calculation.O108]=ROUND([$Calculation.O108]);TEXT([$Calculation.O108];&quot;###&quot;);REPLACE([$Calculation.O108];SEARCH(&quot;,&quot;;[$Calculation.O108]);1;&quot;.&quot;)))" office:value-type="string" office:string-value="" calcext:value-type="error">
            <text:p>#WERT!</text:p>
          </table:table-cell>
          <table:table-cell table:formula="of:=IF([$Calculation.P108]=0;&quot;0&quot;;IF([$Calculation.P108]=ROUND([$Calculation.P108]);TEXT([$Calculation.P108];&quot;###&quot;);REPLACE([$Calculation.P108];SEARCH(&quot;,&quot;;[$Calculation.P108]);1;&quot;.&quot;)))" office:value-type="string" office:string-value="" calcext:value-type="error">
            <text:p>#WERT!</text:p>
          </table:table-cell>
          <table:table-cell table:formula="of:=IF([$Calculation.Q108]=0;&quot;0&quot;;IF([$Calculation.Q108]=ROUND([$Calculation.Q108]);TEXT([$Calculation.Q108];&quot;###&quot;);REPLACE([$Calculation.Q108];SEARCH(&quot;,&quot;;[$Calculation.Q10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5]=FootNote;[.A105]=&quot;&quot;);&quot;&quot;;IF(NOT([$Calculation.C109]=&quot;&quot;);CONCATENATE(StartPos;CHAR(10);StartPosX;[.C106];&quot;,&quot;;CHAR(10);StartPosY;[.D106];&quot;,&quot;;CHAR(10);StartPosZ;[.E106];CHAR(10);StartRot;CHAR(10);StartRotX;[.F106];&quot;,&quot;;CHAR(10);StartRotY;[.G106];&quot;,&quot;;CHAR(10);StartRotZ;[.H106];CHAR(10);EndPos;CHAR(10);EndPosX;[.I106];&quot;,&quot;;CHAR(10);EndPosY;[.J106];&quot;,&quot;;CHAR(10);EndPosZ;[.K106];CHAR(10);EndRot;CHAR(10);EndRotX;[.L106];&quot;,&quot;;CHAR(10);EndRotY;[.M106];&quot;,&quot;;CHAR(10);EndRotZ;[.N106];CHAR(10);Duration;[.O106];&quot;,&quot;;CHAR(10);Delay;[.P106];&quot;,&quot;;CHAR(10);Ease;[$Calculation.R109];CHAR(10);Closure);FootNote))">
            <text:p/>
          </table:table-cell>
          <table:table-cell/>
          <table:table-cell table:formula="of:=IF([$Calculation.D109]=0;&quot;0&quot;;IF([$Calculation.D109]=ROUND([$Calculation.D109]);TEXT([$Calculation.D109];&quot;###&quot;);REPLACE([$Calculation.D109];SEARCH(&quot;,&quot;;[$Calculation.D109]);1;&quot;.&quot;)))" office:value-type="string" office:string-value="" calcext:value-type="error">
            <text:p>#WERT!</text:p>
          </table:table-cell>
          <table:table-cell table:formula="of:=IF([$Calculation.E109]=0;&quot;0&quot;;IF([$Calculation.E109]=ROUND([$Calculation.E109]);TEXT([$Calculation.E109];&quot;###&quot;);REPLACE([$Calculation.E109];SEARCH(&quot;,&quot;;[$Calculation.E109]);1;&quot;.&quot;)))" office:value-type="string" office:string-value="" calcext:value-type="error">
            <text:p>#WERT!</text:p>
          </table:table-cell>
          <table:table-cell table:formula="of:=IF([$Calculation.F109]=0;&quot;0&quot;;IF([$Calculation.F109]=ROUND([$Calculation.F109]);TEXT([$Calculation.F109];&quot;###&quot;);REPLACE([$Calculation.F109];SEARCH(&quot;,&quot;;[$Calculation.F109]);1;&quot;.&quot;)))" office:value-type="string" office:string-value="" calcext:value-type="error">
            <text:p>#WERT!</text:p>
          </table:table-cell>
          <table:table-cell table:formula="of:=IF([$Calculation.G109]=0;&quot;0&quot;;IF([$Calculation.G109]=ROUND([$Calculation.G109]);TEXT([$Calculation.G109];&quot;###&quot;);REPLACE([$Calculation.G109];SEARCH(&quot;,&quot;;[$Calculation.G109]);1;&quot;.&quot;)))" office:value-type="string" office:string-value="" calcext:value-type="error">
            <text:p>#WERT!</text:p>
          </table:table-cell>
          <table:table-cell table:formula="of:=IF([$Calculation.H109]=0;&quot;0&quot;;IF([$Calculation.H109]=ROUND([$Calculation.H109]);TEXT([$Calculation.H109];&quot;###&quot;);REPLACE([$Calculation.H109];SEARCH(&quot;,&quot;;[$Calculation.H109]);1;&quot;.&quot;)))" office:value-type="string" office:string-value="" calcext:value-type="error">
            <text:p>#WERT!</text:p>
          </table:table-cell>
          <table:table-cell table:formula="of:=IF([$Calculation.I109]=0;&quot;0&quot;;IF([$Calculation.I109]=ROUND([$Calculation.I109]);TEXT([$Calculation.I109];&quot;###&quot;);REPLACE([$Calculation.I109];SEARCH(&quot;,&quot;;[$Calculation.I109]);1;&quot;.&quot;)))" office:value-type="string" office:string-value="" calcext:value-type="error">
            <text:p>#WERT!</text:p>
          </table:table-cell>
          <table:table-cell table:formula="of:=IF([$Calculation.J109]=0;&quot;0&quot;;IF([$Calculation.J109]=ROUND([$Calculation.J109]);TEXT([$Calculation.J109];&quot;###&quot;);REPLACE([$Calculation.J109];SEARCH(&quot;,&quot;;[$Calculation.J109]);1;&quot;.&quot;)))" office:value-type="string" office:string-value="" calcext:value-type="error">
            <text:p>#WERT!</text:p>
          </table:table-cell>
          <table:table-cell table:formula="of:=IF([$Calculation.K109]=0;&quot;0&quot;;IF([$Calculation.K109]=ROUND([$Calculation.K109]);TEXT([$Calculation.K109];&quot;###&quot;);REPLACE([$Calculation.K109];SEARCH(&quot;,&quot;;[$Calculation.K109]);1;&quot;.&quot;)))" office:value-type="string" office:string-value="" calcext:value-type="error">
            <text:p>#WERT!</text:p>
          </table:table-cell>
          <table:table-cell table:formula="of:=IF([$Calculation.L109]=0;&quot;0&quot;;IF([$Calculation.L109]=ROUND([$Calculation.L109]);TEXT([$Calculation.L109];&quot;###&quot;);REPLACE([$Calculation.L109];SEARCH(&quot;,&quot;;[$Calculation.L109]);1;&quot;.&quot;)))" office:value-type="string" office:string-value="" calcext:value-type="error">
            <text:p>#WERT!</text:p>
          </table:table-cell>
          <table:table-cell table:formula="of:=IF([$Calculation.M109]=0;&quot;0&quot;;IF([$Calculation.M109]=ROUND([$Calculation.M109]);TEXT([$Calculation.M109];&quot;###&quot;);REPLACE([$Calculation.M109];SEARCH(&quot;,&quot;;[$Calculation.M109]);1;&quot;.&quot;)))" office:value-type="string" office:string-value="" calcext:value-type="error">
            <text:p>#WERT!</text:p>
          </table:table-cell>
          <table:table-cell table:formula="of:=IF([$Calculation.N109]=0;&quot;0&quot;;IF([$Calculation.N109]=ROUND([$Calculation.N109]);TEXT([$Calculation.N109];&quot;###&quot;);REPLACE([$Calculation.N109];SEARCH(&quot;,&quot;;[$Calculation.N109]);1;&quot;.&quot;)))" office:value-type="string" office:string-value="" calcext:value-type="error">
            <text:p>#WERT!</text:p>
          </table:table-cell>
          <table:table-cell table:formula="of:=IF([$Calculation.O109]=0;&quot;0&quot;;IF([$Calculation.O109]=ROUND([$Calculation.O109]);TEXT([$Calculation.O109];&quot;###&quot;);REPLACE([$Calculation.O109];SEARCH(&quot;,&quot;;[$Calculation.O109]);1;&quot;.&quot;)))" office:value-type="string" office:string-value="" calcext:value-type="error">
            <text:p>#WERT!</text:p>
          </table:table-cell>
          <table:table-cell table:formula="of:=IF([$Calculation.P109]=0;&quot;0&quot;;IF([$Calculation.P109]=ROUND([$Calculation.P109]);TEXT([$Calculation.P109];&quot;###&quot;);REPLACE([$Calculation.P109];SEARCH(&quot;,&quot;;[$Calculation.P109]);1;&quot;.&quot;)))" office:value-type="string" office:string-value="" calcext:value-type="error">
            <text:p>#WERT!</text:p>
          </table:table-cell>
          <table:table-cell table:formula="of:=IF([$Calculation.Q109]=0;&quot;0&quot;;IF([$Calculation.Q109]=ROUND([$Calculation.Q109]);TEXT([$Calculation.Q109];&quot;###&quot;);REPLACE([$Calculation.Q109];SEARCH(&quot;,&quot;;[$Calculation.Q10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6]=FootNote;[.A106]=&quot;&quot;);&quot;&quot;;IF(NOT([$Calculation.C110]=&quot;&quot;);CONCATENATE(StartPos;CHAR(10);StartPosX;[.C107];&quot;,&quot;;CHAR(10);StartPosY;[.D107];&quot;,&quot;;CHAR(10);StartPosZ;[.E107];CHAR(10);StartRot;CHAR(10);StartRotX;[.F107];&quot;,&quot;;CHAR(10);StartRotY;[.G107];&quot;,&quot;;CHAR(10);StartRotZ;[.H107];CHAR(10);EndPos;CHAR(10);EndPosX;[.I107];&quot;,&quot;;CHAR(10);EndPosY;[.J107];&quot;,&quot;;CHAR(10);EndPosZ;[.K107];CHAR(10);EndRot;CHAR(10);EndRotX;[.L107];&quot;,&quot;;CHAR(10);EndRotY;[.M107];&quot;,&quot;;CHAR(10);EndRotZ;[.N107];CHAR(10);Duration;[.O107];&quot;,&quot;;CHAR(10);Delay;[.P107];&quot;,&quot;;CHAR(10);Ease;[$Calculation.R110];CHAR(10);Closure);FootNote))">
            <text:p/>
          </table:table-cell>
          <table:table-cell/>
          <table:table-cell table:formula="of:=IF([$Calculation.D110]=0;&quot;0&quot;;IF([$Calculation.D110]=ROUND([$Calculation.D110]);TEXT([$Calculation.D110];&quot;###&quot;);REPLACE([$Calculation.D110];SEARCH(&quot;,&quot;;[$Calculation.D110]);1;&quot;.&quot;)))" office:value-type="string" office:string-value="" calcext:value-type="error">
            <text:p>#WERT!</text:p>
          </table:table-cell>
          <table:table-cell table:formula="of:=IF([$Calculation.E110]=0;&quot;0&quot;;IF([$Calculation.E110]=ROUND([$Calculation.E110]);TEXT([$Calculation.E110];&quot;###&quot;);REPLACE([$Calculation.E110];SEARCH(&quot;,&quot;;[$Calculation.E110]);1;&quot;.&quot;)))" office:value-type="string" office:string-value="" calcext:value-type="error">
            <text:p>#WERT!</text:p>
          </table:table-cell>
          <table:table-cell table:formula="of:=IF([$Calculation.F110]=0;&quot;0&quot;;IF([$Calculation.F110]=ROUND([$Calculation.F110]);TEXT([$Calculation.F110];&quot;###&quot;);REPLACE([$Calculation.F110];SEARCH(&quot;,&quot;;[$Calculation.F110]);1;&quot;.&quot;)))" office:value-type="string" office:string-value="" calcext:value-type="error">
            <text:p>#WERT!</text:p>
          </table:table-cell>
          <table:table-cell table:formula="of:=IF([$Calculation.G110]=0;&quot;0&quot;;IF([$Calculation.G110]=ROUND([$Calculation.G110]);TEXT([$Calculation.G110];&quot;###&quot;);REPLACE([$Calculation.G110];SEARCH(&quot;,&quot;;[$Calculation.G110]);1;&quot;.&quot;)))" office:value-type="string" office:string-value="" calcext:value-type="error">
            <text:p>#WERT!</text:p>
          </table:table-cell>
          <table:table-cell table:formula="of:=IF([$Calculation.H110]=0;&quot;0&quot;;IF([$Calculation.H110]=ROUND([$Calculation.H110]);TEXT([$Calculation.H110];&quot;###&quot;);REPLACE([$Calculation.H110];SEARCH(&quot;,&quot;;[$Calculation.H110]);1;&quot;.&quot;)))" office:value-type="string" office:string-value="" calcext:value-type="error">
            <text:p>#WERT!</text:p>
          </table:table-cell>
          <table:table-cell table:formula="of:=IF([$Calculation.I110]=0;&quot;0&quot;;IF([$Calculation.I110]=ROUND([$Calculation.I110]);TEXT([$Calculation.I110];&quot;###&quot;);REPLACE([$Calculation.I110];SEARCH(&quot;,&quot;;[$Calculation.I110]);1;&quot;.&quot;)))" office:value-type="string" office:string-value="" calcext:value-type="error">
            <text:p>#WERT!</text:p>
          </table:table-cell>
          <table:table-cell table:formula="of:=IF([$Calculation.J110]=0;&quot;0&quot;;IF([$Calculation.J110]=ROUND([$Calculation.J110]);TEXT([$Calculation.J110];&quot;###&quot;);REPLACE([$Calculation.J110];SEARCH(&quot;,&quot;;[$Calculation.J110]);1;&quot;.&quot;)))" office:value-type="string" office:string-value="" calcext:value-type="error">
            <text:p>#WERT!</text:p>
          </table:table-cell>
          <table:table-cell table:formula="of:=IF([$Calculation.K110]=0;&quot;0&quot;;IF([$Calculation.K110]=ROUND([$Calculation.K110]);TEXT([$Calculation.K110];&quot;###&quot;);REPLACE([$Calculation.K110];SEARCH(&quot;,&quot;;[$Calculation.K110]);1;&quot;.&quot;)))" office:value-type="string" office:string-value="" calcext:value-type="error">
            <text:p>#WERT!</text:p>
          </table:table-cell>
          <table:table-cell table:formula="of:=IF([$Calculation.L110]=0;&quot;0&quot;;IF([$Calculation.L110]=ROUND([$Calculation.L110]);TEXT([$Calculation.L110];&quot;###&quot;);REPLACE([$Calculation.L110];SEARCH(&quot;,&quot;;[$Calculation.L110]);1;&quot;.&quot;)))" office:value-type="string" office:string-value="" calcext:value-type="error">
            <text:p>#WERT!</text:p>
          </table:table-cell>
          <table:table-cell table:formula="of:=IF([$Calculation.M110]=0;&quot;0&quot;;IF([$Calculation.M110]=ROUND([$Calculation.M110]);TEXT([$Calculation.M110];&quot;###&quot;);REPLACE([$Calculation.M110];SEARCH(&quot;,&quot;;[$Calculation.M110]);1;&quot;.&quot;)))" office:value-type="string" office:string-value="" calcext:value-type="error">
            <text:p>#WERT!</text:p>
          </table:table-cell>
          <table:table-cell table:formula="of:=IF([$Calculation.N110]=0;&quot;0&quot;;IF([$Calculation.N110]=ROUND([$Calculation.N110]);TEXT([$Calculation.N110];&quot;###&quot;);REPLACE([$Calculation.N110];SEARCH(&quot;,&quot;;[$Calculation.N110]);1;&quot;.&quot;)))" office:value-type="string" office:string-value="" calcext:value-type="error">
            <text:p>#WERT!</text:p>
          </table:table-cell>
          <table:table-cell table:formula="of:=IF([$Calculation.O110]=0;&quot;0&quot;;IF([$Calculation.O110]=ROUND([$Calculation.O110]);TEXT([$Calculation.O110];&quot;###&quot;);REPLACE([$Calculation.O110];SEARCH(&quot;,&quot;;[$Calculation.O110]);1;&quot;.&quot;)))" office:value-type="string" office:string-value="" calcext:value-type="error">
            <text:p>#WERT!</text:p>
          </table:table-cell>
          <table:table-cell table:formula="of:=IF([$Calculation.P110]=0;&quot;0&quot;;IF([$Calculation.P110]=ROUND([$Calculation.P110]);TEXT([$Calculation.P110];&quot;###&quot;);REPLACE([$Calculation.P110];SEARCH(&quot;,&quot;;[$Calculation.P110]);1;&quot;.&quot;)))" office:value-type="string" office:string-value="" calcext:value-type="error">
            <text:p>#WERT!</text:p>
          </table:table-cell>
          <table:table-cell table:formula="of:=IF([$Calculation.Q110]=0;&quot;0&quot;;IF([$Calculation.Q110]=ROUND([$Calculation.Q110]);TEXT([$Calculation.Q110];&quot;###&quot;);REPLACE([$Calculation.Q110];SEARCH(&quot;,&quot;;[$Calculation.Q11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7]=FootNote;[.A107]=&quot;&quot;);&quot;&quot;;IF(NOT([$Calculation.C111]=&quot;&quot;);CONCATENATE(StartPos;CHAR(10);StartPosX;[.C108];&quot;,&quot;;CHAR(10);StartPosY;[.D108];&quot;,&quot;;CHAR(10);StartPosZ;[.E108];CHAR(10);StartRot;CHAR(10);StartRotX;[.F108];&quot;,&quot;;CHAR(10);StartRotY;[.G108];&quot;,&quot;;CHAR(10);StartRotZ;[.H108];CHAR(10);EndPos;CHAR(10);EndPosX;[.I108];&quot;,&quot;;CHAR(10);EndPosY;[.J108];&quot;,&quot;;CHAR(10);EndPosZ;[.K108];CHAR(10);EndRot;CHAR(10);EndRotX;[.L108];&quot;,&quot;;CHAR(10);EndRotY;[.M108];&quot;,&quot;;CHAR(10);EndRotZ;[.N108];CHAR(10);Duration;[.O108];&quot;,&quot;;CHAR(10);Delay;[.P108];&quot;,&quot;;CHAR(10);Ease;[$Calculation.R111];CHAR(10);Closure);FootNote))">
            <text:p/>
          </table:table-cell>
          <table:table-cell/>
          <table:table-cell table:formula="of:=IF([$Calculation.D111]=0;&quot;0&quot;;IF([$Calculation.D111]=ROUND([$Calculation.D111]);TEXT([$Calculation.D111];&quot;###&quot;);REPLACE([$Calculation.D111];SEARCH(&quot;,&quot;;[$Calculation.D111]);1;&quot;.&quot;)))" office:value-type="string" office:string-value="" calcext:value-type="error">
            <text:p>#WERT!</text:p>
          </table:table-cell>
          <table:table-cell table:formula="of:=IF([$Calculation.E111]=0;&quot;0&quot;;IF([$Calculation.E111]=ROUND([$Calculation.E111]);TEXT([$Calculation.E111];&quot;###&quot;);REPLACE([$Calculation.E111];SEARCH(&quot;,&quot;;[$Calculation.E111]);1;&quot;.&quot;)))" office:value-type="string" office:string-value="" calcext:value-type="error">
            <text:p>#WERT!</text:p>
          </table:table-cell>
          <table:table-cell table:formula="of:=IF([$Calculation.F111]=0;&quot;0&quot;;IF([$Calculation.F111]=ROUND([$Calculation.F111]);TEXT([$Calculation.F111];&quot;###&quot;);REPLACE([$Calculation.F111];SEARCH(&quot;,&quot;;[$Calculation.F111]);1;&quot;.&quot;)))" office:value-type="string" office:string-value="" calcext:value-type="error">
            <text:p>#WERT!</text:p>
          </table:table-cell>
          <table:table-cell table:formula="of:=IF([$Calculation.G111]=0;&quot;0&quot;;IF([$Calculation.G111]=ROUND([$Calculation.G111]);TEXT([$Calculation.G111];&quot;###&quot;);REPLACE([$Calculation.G111];SEARCH(&quot;,&quot;;[$Calculation.G111]);1;&quot;.&quot;)))" office:value-type="string" office:string-value="" calcext:value-type="error">
            <text:p>#WERT!</text:p>
          </table:table-cell>
          <table:table-cell table:formula="of:=IF([$Calculation.H111]=0;&quot;0&quot;;IF([$Calculation.H111]=ROUND([$Calculation.H111]);TEXT([$Calculation.H111];&quot;###&quot;);REPLACE([$Calculation.H111];SEARCH(&quot;,&quot;;[$Calculation.H111]);1;&quot;.&quot;)))" office:value-type="string" office:string-value="" calcext:value-type="error">
            <text:p>#WERT!</text:p>
          </table:table-cell>
          <table:table-cell table:formula="of:=IF([$Calculation.I111]=0;&quot;0&quot;;IF([$Calculation.I111]=ROUND([$Calculation.I111]);TEXT([$Calculation.I111];&quot;###&quot;);REPLACE([$Calculation.I111];SEARCH(&quot;,&quot;;[$Calculation.I111]);1;&quot;.&quot;)))" office:value-type="string" office:string-value="" calcext:value-type="error">
            <text:p>#WERT!</text:p>
          </table:table-cell>
          <table:table-cell table:formula="of:=IF([$Calculation.J111]=0;&quot;0&quot;;IF([$Calculation.J111]=ROUND([$Calculation.J111]);TEXT([$Calculation.J111];&quot;###&quot;);REPLACE([$Calculation.J111];SEARCH(&quot;,&quot;;[$Calculation.J111]);1;&quot;.&quot;)))" office:value-type="string" office:string-value="" calcext:value-type="error">
            <text:p>#WERT!</text:p>
          </table:table-cell>
          <table:table-cell table:formula="of:=IF([$Calculation.K111]=0;&quot;0&quot;;IF([$Calculation.K111]=ROUND([$Calculation.K111]);TEXT([$Calculation.K111];&quot;###&quot;);REPLACE([$Calculation.K111];SEARCH(&quot;,&quot;;[$Calculation.K111]);1;&quot;.&quot;)))" office:value-type="string" office:string-value="" calcext:value-type="error">
            <text:p>#WERT!</text:p>
          </table:table-cell>
          <table:table-cell table:formula="of:=IF([$Calculation.L111]=0;&quot;0&quot;;IF([$Calculation.L111]=ROUND([$Calculation.L111]);TEXT([$Calculation.L111];&quot;###&quot;);REPLACE([$Calculation.L111];SEARCH(&quot;,&quot;;[$Calculation.L111]);1;&quot;.&quot;)))" office:value-type="string" office:string-value="" calcext:value-type="error">
            <text:p>#WERT!</text:p>
          </table:table-cell>
          <table:table-cell table:formula="of:=IF([$Calculation.M111]=0;&quot;0&quot;;IF([$Calculation.M111]=ROUND([$Calculation.M111]);TEXT([$Calculation.M111];&quot;###&quot;);REPLACE([$Calculation.M111];SEARCH(&quot;,&quot;;[$Calculation.M111]);1;&quot;.&quot;)))" office:value-type="string" office:string-value="" calcext:value-type="error">
            <text:p>#WERT!</text:p>
          </table:table-cell>
          <table:table-cell table:formula="of:=IF([$Calculation.N111]=0;&quot;0&quot;;IF([$Calculation.N111]=ROUND([$Calculation.N111]);TEXT([$Calculation.N111];&quot;###&quot;);REPLACE([$Calculation.N111];SEARCH(&quot;,&quot;;[$Calculation.N111]);1;&quot;.&quot;)))" office:value-type="string" office:string-value="" calcext:value-type="error">
            <text:p>#WERT!</text:p>
          </table:table-cell>
          <table:table-cell table:formula="of:=IF([$Calculation.O111]=0;&quot;0&quot;;IF([$Calculation.O111]=ROUND([$Calculation.O111]);TEXT([$Calculation.O111];&quot;###&quot;);REPLACE([$Calculation.O111];SEARCH(&quot;,&quot;;[$Calculation.O111]);1;&quot;.&quot;)))" office:value-type="string" office:string-value="" calcext:value-type="error">
            <text:p>#WERT!</text:p>
          </table:table-cell>
          <table:table-cell table:formula="of:=IF([$Calculation.P111]=0;&quot;0&quot;;IF([$Calculation.P111]=ROUND([$Calculation.P111]);TEXT([$Calculation.P111];&quot;###&quot;);REPLACE([$Calculation.P111];SEARCH(&quot;,&quot;;[$Calculation.P111]);1;&quot;.&quot;)))" office:value-type="string" office:string-value="" calcext:value-type="error">
            <text:p>#WERT!</text:p>
          </table:table-cell>
          <table:table-cell table:formula="of:=IF([$Calculation.Q111]=0;&quot;0&quot;;IF([$Calculation.Q111]=ROUND([$Calculation.Q111]);TEXT([$Calculation.Q111];&quot;###&quot;);REPLACE([$Calculation.Q111];SEARCH(&quot;,&quot;;[$Calculation.Q11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 table:number-rows-repeated="10484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sitions" table:style-name="ta1">
        <table:table-column table:style-name="co1" table:default-cell-style-name="ce49"/>
        <table:table-column table:style-name="co5" table:default-cell-style-name="ce49"/>
        <table:table-column table:style-name="co5" table:number-columns-repeated="6" table:default-cell-style-name="ce52"/>
        <table:table-row table:style-name="ro2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style-name="ce14" office:value-type="string" calcext:value-type="string">
            <text:p>PosZ</text:p>
          </table:table-cell>
          <table:table-cell table:style-name="ce14" office:value-type="string" calcext:value-type="string">
            <text:p>RotX</text:p>
          </table:table-cell>
          <table:table-cell table:style-name="ce14" office:value-type="string" calcext:value-type="string">
            <text:p>RotY</text:p>
          </table:table-cell>
          <table:table-cell table:style-name="ce14" office:value-type="string" calcext:value-type="string">
            <text:p>RotZ</text:p>
          </table:table-cell>
        </table:table-row>
        <table:table-row table:style-name="ro2">
          <table:table-cell table:style-name="ce14" table:number-columns-repeated="8"/>
        </table:table-row>
        <table:table-row table:style-name="ro2">
          <table:table-cell office:value-type="string" calcext:value-type="string">
            <text:p>Above Backwar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Down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Down For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for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forward Upside D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ehi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Behi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Behind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Fr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Front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Behin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Behind 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Front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Front 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Behi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Behind 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Fro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Front 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aul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r Away Front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r Away Front Backward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backward upsided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Front Leftw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Rightward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Above Backwar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Above Forward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Behind Forwar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Behind Forward leaning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Left Front Backward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Above Backwa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Above Forwar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Behind Forwar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Behind Forward leaning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ight Front Backwa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p Lef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p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51" table:number-columns-repeated="2"/>
          <table:table-cell table:number-columns-repeated="6"/>
        </table:table-row>
      </table:table>
      <table:table table:name="Calculation" table:style-name="ta3">
        <table:table-column table:style-name="co5" table:default-cell-style-name="Default"/>
        <table:table-column table:style-name="co15" table:default-cell-style-name="Default"/>
        <table:table-column table:style-name="co5" table:number-columns-repeated="14" table:default-cell-style-name="Default"/>
        <table:table-column table:style-name="co5" table:default-cell-style-name="ce4"/>
        <table:table-column table:style-name="co5" table:default-cell-style-name="Default"/>
        <table:table-row table:style-name="ro2" table:number-rows-repeated="3">
          <table:table-cell table:number-columns-repeated="16"/>
          <table:table-cell table:style-name="Default"/>
          <table:table-cell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EndPosition</text:p>
          </table:table-cell>
          <table:table-cell office:value-type="string" calcext:value-type="string">
            <text:p>StartPosX</text:p>
          </table:table-cell>
          <table:table-cell office:value-type="string" calcext:value-type="string">
            <text:p>StartPosY</text:p>
          </table:table-cell>
          <table:table-cell office:value-type="string" calcext:value-type="string">
            <text:p>StartPosZ</text:p>
          </table:table-cell>
          <table:table-cell office:value-type="string" calcext:value-type="string">
            <text:p>StartRotX</text:p>
          </table:table-cell>
          <table:table-cell office:value-type="string" calcext:value-type="string">
            <text:p>StartRotY</text:p>
          </table:table-cell>
          <table:table-cell office:value-type="string" calcext:value-type="string">
            <text:p>StartRotZ</text:p>
          </table:table-cell>
          <table:table-cell office:value-type="string" calcext:value-type="string">
            <text:p>EndPosX</text:p>
          </table:table-cell>
          <table:table-cell office:value-type="string" calcext:value-type="string">
            <text:p>EndPosY</text:p>
          </table:table-cell>
          <table:table-cell office:value-type="string" calcext:value-type="string">
            <text:p>EndPosZ</text:p>
          </table:table-cell>
          <table:table-cell office:value-type="string" calcext:value-type="string">
            <text:p>EndRotX</text:p>
          </table:table-cell>
          <table:table-cell office:value-type="string" calcext:value-type="string">
            <text:p>EndRotY</text:p>
          </table:table-cell>
          <table:table-cell office:value-type="string" calcext:value-type="string">
            <text:p>EndRotZ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Ease</text:p>
          </table:table-cell>
        </table:table-row>
        <table:table-row table:style-name="ro2">
          <table:table-cell table:number-columns-repeated="16"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$Input.A3]" office:value-type="string" office:string-value="Far Away Front Backward 2" calcext:value-type="string">
            <text:p>Far Away Front Backward 2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[.R7]" office:value-type="string" office:string-value="false" calcext:value-type="string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[$Input.A3]" office:value-type="string" office:string-value="Far Away Front Backward 2" calcext:value-type="string">
            <text:p>Far Away Front Backward 2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$Input.G4]" office:value-type="float" office:value="5" calcext:value-type="float">
            <text:p>5</text:p>
          </table:table-cell>
          <table:table-cell table:formula="of:=[.R8]" office:value-type="string" office:string-value="false" calcext:value-type="string">
            <text:p>fal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([$Input.I4]=&quot;Move&quot;;[.C7];[.C8])" office:value-type="string" office:string-value="Far Away Front Backward 2" calcext:value-type="string">
            <text:p>Far Away Front Backward 2</text:p>
          </table:table-cell>
          <table:table-cell table:formula="of:=[$Input.D4]" office:value-type="string" office:string-value="Circle Front 2" calcext:value-type="string">
            <text:p>Circle Front 2</text:p>
          </table:table-cell>
          <table:table-cell table:style-name="ce50" table:formula="of:=IF([$Input.I4]=&quot;Move&quot;;[.J7];VLOOKUP([.C8];Positions;3;0))" office:value-type="float" office:value="0" calcext:value-type="float">
            <text:p>0</text:p>
          </table:table-cell>
          <table:table-cell table:style-name="ce50" table:formula="of:=IF([$Input.I4]=&quot;Move&quot;;[.K7];VLOOKUP([.C8];Positions;4;0))" office:value-type="float" office:value="4" calcext:value-type="float">
            <text:p>4</text:p>
          </table:table-cell>
          <table:table-cell table:style-name="ce50" table:formula="of:=IF([$Input.I4]=&quot;Move&quot;;[.L7];VLOOKUP([.C8];Positions;5;0))" office:value-type="float" office:value="20" calcext:value-type="float">
            <text:p>20</text:p>
          </table:table-cell>
          <table:table-cell table:style-name="ce50" table:formula="of:=IF([$Input.I4]=&quot;Move&quot;;[.M7];VLOOKUP([.C8];Positions;6;0))" office:value-type="float" office:value="15" calcext:value-type="float">
            <text:p>15</text:p>
          </table:table-cell>
          <table:table-cell table:style-name="ce50" table:formula="of:=IF([$Input.I4]=&quot;Move&quot;;[.N7];VLOOKUP([.C8];Positions;7;0))" office:value-type="float" office:value="180" calcext:value-type="float">
            <text:p>180</text:p>
          </table:table-cell>
          <table:table-cell table:style-name="ce50" table:formula="of:=IF([$Input.I4]=&quot;Move&quot;;[.O7];VLOOKUP([.C8];Positions;8;0))" office:value-type="float" office:value="0" calcext:value-type="float">
            <text:p>0</text:p>
          </table:table-cell>
          <table:table-cell table:style-name="ce53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7" calcext:value-type="float">
            <text:p>7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[$Input.H4]" office:value-type="float" office:value="10" calcext:value-type="float">
            <text:p>10</text:p>
          </table:table-cell>
          <table:table-cell table:style-name="ce53" table:formula="of:=IF([$Input.D5]=&quot;&quot;;IF(OR([.Q7]=&quot;&quot;;[.Q7]=2400);&quot;&quot;;IF(Loop=&quot;true&quot;;IF([$Input.D4]=&quot;&quot;;&quot;&quot;;0);2400));[$Input.G5]-[$Input.G4]-[$Input.H4])" office:value-type="float" office:value="0" calcext:value-type="float">
            <text:p>0</text:p>
          </table:table-cell>
          <table:table-cell table:formula="of:=IF([$Input.J4]=&quot;true&quot;;&quot;true&quot;;&quot;false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9]=&quot;&quot;);[.A8]+1;&quot;&quot;)" office:value-type="float" office:value="4" calcext:value-type="float">
            <text:p>4</text:p>
          </table:table-cell>
          <table:table-cell table:style-name="ce4" table:formula="of:=IF(NOT([.Q9]=&quot;&quot;);IF([$Input.I5]=&quot;Move&quot;;[.C8];[.C9]);&quot;&quot;)" office:value-type="string" office:string-value="Circle Front 2" calcext:value-type="string">
            <text:p>Circle Front 2</text:p>
          </table:table-cell>
          <table:table-cell table:style-name="ce4" table:formula="of:=IF(NOT([.Q9]=&quot;&quot;);[$Input.D5];&quot;&quot;)" office:value-type="string" office:string-value="Above Down Backward" calcext:value-type="string">
            <text:p>Above Down Backward</text:p>
          </table:table-cell>
          <table:table-cell table:style-name="ce50" table:formula="of:=IF(NOT([.Q9]=&quot;&quot;);IF([$Input.I5]=&quot;Move&quot;;[.J8];VLOOKUP([.C9];Positions;3;0));&quot;&quot;)" office:value-type="float" office:value="0" calcext:value-type="float">
            <text:p>0</text:p>
          </table:table-cell>
          <table:table-cell table:style-name="ce50" table:formula="of:=IF(NOT([.Q9]=&quot;&quot;);IF([$Input.I5]=&quot;Move&quot;;[.K8];VLOOKUP([.C9];Positions;4;0));&quot;&quot;)" office:value-type="float" office:value="4" calcext:value-type="float">
            <text:p>4</text:p>
          </table:table-cell>
          <table:table-cell table:style-name="ce50" table:formula="of:=IF(NOT([.Q9]=&quot;&quot;);IF([$Input.I5]=&quot;Move&quot;;[.L8];VLOOKUP([.C9];Positions;5;0));&quot;&quot;)" office:value-type="float" office:value="7" calcext:value-type="float">
            <text:p>7</text:p>
          </table:table-cell>
          <table:table-cell table:style-name="ce50" table:formula="of:=IF(NOT([.Q9]=&quot;&quot;);IF([$Input.I5]=&quot;Move&quot;;[.M8];VLOOKUP([.C9];Positions;6;0));&quot;&quot;)" office:value-type="float" office:value="15" calcext:value-type="float">
            <text:p>15</text:p>
          </table:table-cell>
          <table:table-cell table:style-name="ce50" table:formula="of:=IF(NOT([.Q9]=&quot;&quot;);IF([$Input.I5]=&quot;Move&quot;;[.N8];VLOOKUP([.C9];Positions;7;0));&quot;&quot;)" office:value-type="float" office:value="180" calcext:value-type="float">
            <text:p>180</text:p>
          </table:table-cell>
          <table:table-cell table:style-name="ce50" table:formula="of:=IF(NOT([.Q9]=&quot;&quot;);IF([$Input.I5]=&quot;Move&quot;;[.O8];VLOOKUP([.C9];Positions;8;0));&quot;&quot;)" office:value-type="float" office:value="0" calcext:value-type="float">
            <text:p>0</text:p>
          </table:table-cell>
          <table:table-cell table:style-name="ce50" table:formula="of:=IF(NOT([.Q9]=&quot;&quot;);VLOOKUP(CalcName;Positions;3;0);&quot;&quot;)" office:value-type="float" office:value="0" calcext:value-type="float">
            <text:p>0</text:p>
          </table:table-cell>
          <table:table-cell table:style-name="ce50" table:formula="of:=IF(NOT([.Q9]=&quot;&quot;);VLOOKUP(CalcName;Positions;4;0);&quot;&quot;)" office:value-type="float" office:value="7" calcext:value-type="float">
            <text:p>7</text:p>
          </table:table-cell>
          <table:table-cell table:style-name="ce50" table:formula="of:=IF(NOT([.Q9]=&quot;&quot;);VLOOKUP(CalcName;Positions;5;0);&quot;&quot;)" office:value-type="float" office:value="0" calcext:value-type="float">
            <text:p>0</text:p>
          </table:table-cell>
          <table:table-cell table:style-name="ce50" table:formula="of:=IF(NOT([.Q9]=&quot;&quot;);VLOOKUP(CalcName;Positions;6;0);&quot;&quot;)" office:value-type="float" office:value="90" calcext:value-type="float">
            <text:p>90</text:p>
          </table:table-cell>
          <table:table-cell table:style-name="ce50" table:formula="of:=IF(NOT([.Q9]=&quot;&quot;);VLOOKUP(CalcName;Positions;7;0);&quot;&quot;)" office:value-type="float" office:value="180" calcext:value-type="float">
            <text:p>180</text:p>
          </table:table-cell>
          <table:table-cell table:style-name="ce50" table:formula="of:=IF(NOT([.Q9]=&quot;&quot;);VLOOKUP(CalcName;Positions;8;0);&quot;&quot;)" office:value-type="float" office:value="0" calcext:value-type="float">
            <text:p>0</text:p>
          </table:table-cell>
          <table:table-cell table:style-name="ce50" table:formula="of:=IF(NOT([.Q9]=&quot;&quot;);[$Input.H5];&quot;&quot;)" office:value-type="float" office:value="10" calcext:value-type="float">
            <text:p>10</text:p>
          </table:table-cell>
          <table:table-cell table:style-name="ce50" table:formula="of:=IF([$Input.D6]=&quot;&quot;;IF(OR([.Q8]=&quot;&quot;;[.Q8]=2400);&quot;&quot;;IF(Loop=&quot;true&quot;;IF([$Input.D5]=&quot;&quot;;&quot;&quot;;0);2400));[$Input.G6]-[$Input.G5]-[$Input.H5])" office:value-type="float" office:value="5" calcext:value-type="float">
            <text:p>5</text:p>
          </table:table-cell>
          <table:table-cell table:formula="of:=IF(NOT([.Q9]=&quot;&quot;);IF([$Input.J5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0]=&quot;&quot;);[.A9]+1;&quot;&quot;)" office:value-type="float" office:value="5" calcext:value-type="float">
            <text:p>5</text:p>
          </table:table-cell>
          <table:table-cell table:style-name="ce4" table:formula="of:=IF(NOT([.Q10]=&quot;&quot;);IF([$Input.I6]=&quot;Move&quot;;[.C9];[.C10]);&quot;&quot;)" office:value-type="string" office:string-value="Above Down Backward" calcext:value-type="string">
            <text:p>Above Down Backward</text:p>
          </table:table-cell>
          <table:table-cell table:style-name="ce4" table:formula="of:=IF(NOT([.Q10]=&quot;&quot;);[$Input.D6];&quot;&quot;)" office:value-type="string" office:string-value="Default" calcext:value-type="string">
            <text:p>Default</text:p>
          </table:table-cell>
          <table:table-cell table:style-name="ce50" table:formula="of:=IF(NOT([.Q10]=&quot;&quot;);IF([$Input.I6]=&quot;Move&quot;;[.J9];VLOOKUP([.C10];Positions;3;0));&quot;&quot;)" office:value-type="float" office:value="0" calcext:value-type="float">
            <text:p>0</text:p>
          </table:table-cell>
          <table:table-cell table:style-name="ce50" table:formula="of:=IF(NOT([.Q10]=&quot;&quot;);IF([$Input.I6]=&quot;Move&quot;;[.K9];VLOOKUP([.C10];Positions;4;0));&quot;&quot;)" office:value-type="float" office:value="7" calcext:value-type="float">
            <text:p>7</text:p>
          </table:table-cell>
          <table:table-cell table:style-name="ce50" table:formula="of:=IF(NOT([.Q10]=&quot;&quot;);IF([$Input.I6]=&quot;Move&quot;;[.L9];VLOOKUP([.C10];Positions;5;0));&quot;&quot;)" office:value-type="float" office:value="0" calcext:value-type="float">
            <text:p>0</text:p>
          </table:table-cell>
          <table:table-cell table:style-name="ce50" table:formula="of:=IF(NOT([.Q10]=&quot;&quot;);IF([$Input.I6]=&quot;Move&quot;;[.M9];VLOOKUP([.C10];Positions;6;0));&quot;&quot;)" office:value-type="float" office:value="90" calcext:value-type="float">
            <text:p>90</text:p>
          </table:table-cell>
          <table:table-cell table:style-name="ce50" table:formula="of:=IF(NOT([.Q10]=&quot;&quot;);IF([$Input.I6]=&quot;Move&quot;;[.N9];VLOOKUP([.C10];Positions;7;0));&quot;&quot;)" office:value-type="float" office:value="180" calcext:value-type="float">
            <text:p>180</text:p>
          </table:table-cell>
          <table:table-cell table:style-name="ce50" table:formula="of:=IF(NOT([.Q10]=&quot;&quot;);IF([$Input.I6]=&quot;Move&quot;;[.O9];VLOOKUP([.C10];Positions;8;0));&quot;&quot;)" office:value-type="float" office:value="0" calcext:value-type="float">
            <text:p>0</text:p>
          </table:table-cell>
          <table:table-cell table:style-name="ce50" table:formula="of:=IF(NOT([.Q10]=&quot;&quot;);VLOOKUP(CalcName;Positions;3;0);&quot;&quot;)" office:value-type="float" office:value="0" calcext:value-type="float">
            <text:p>0</text:p>
          </table:table-cell>
          <table:table-cell table:style-name="ce50" table:formula="of:=IF(NOT([.Q10]=&quot;&quot;);VLOOKUP(CalcName;Positions;4;0);&quot;&quot;)" office:value-type="float" office:value="2.5" calcext:value-type="float">
            <text:p>2,5</text:p>
          </table:table-cell>
          <table:table-cell table:style-name="ce50" table:formula="of:=IF(NOT([.Q10]=&quot;&quot;);VLOOKUP(CalcName;Positions;5;0);&quot;&quot;)" office:value-type="float" office:value="-2" calcext:value-type="float">
            <text:p>-2</text:p>
          </table:table-cell>
          <table:table-cell table:style-name="ce50" table:formula="of:=IF(NOT([.Q10]=&quot;&quot;);VLOOKUP(CalcName;Positions;6;0);&quot;&quot;)" office:value-type="float" office:value="7" calcext:value-type="float">
            <text:p>7</text:p>
          </table:table-cell>
          <table:table-cell table:style-name="ce50" table:formula="of:=IF(NOT([.Q10]=&quot;&quot;);VLOOKUP(CalcName;Positions;7;0);&quot;&quot;)" office:value-type="float" office:value="0" calcext:value-type="float">
            <text:p>0</text:p>
          </table:table-cell>
          <table:table-cell table:style-name="ce50" table:formula="of:=IF(NOT([.Q10]=&quot;&quot;);VLOOKUP(CalcName;Positions;8;0);&quot;&quot;)" office:value-type="float" office:value="0" calcext:value-type="float">
            <text:p>0</text:p>
          </table:table-cell>
          <table:table-cell table:style-name="ce50" table:formula="of:=IF(NOT([.Q10]=&quot;&quot;);[$Input.H6];&quot;&quot;)" office:value-type="float" office:value="5" calcext:value-type="float">
            <text:p>5</text:p>
          </table:table-cell>
          <table:table-cell table:style-name="ce50" table:formula="of:=IF([$Input.D7]=&quot;&quot;;IF(OR([.Q9]=&quot;&quot;;[.Q9]=2400);&quot;&quot;;IF(Loop=&quot;true&quot;;IF([$Input.D6]=&quot;&quot;;&quot;&quot;;0);2400));[$Input.G7]-[$Input.G6]-[$Input.H6])" office:value-type="float" office:value="5" calcext:value-type="float">
            <text:p>5</text:p>
          </table:table-cell>
          <table:table-cell table:formula="of:=IF(NOT([.Q10]=&quot;&quot;);IF([$Input.J6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1]=&quot;&quot;);[.A10]+1;&quot;&quot;)" office:value-type="float" office:value="6" calcext:value-type="float">
            <text:p>6</text:p>
          </table:table-cell>
          <table:table-cell table:style-name="ce4" table:formula="of:=IF(NOT([.Q11]=&quot;&quot;);IF([$Input.I7]=&quot;Move&quot;;[.C10];[.C11]);&quot;&quot;)" office:value-type="string" office:string-value="Default" calcext:value-type="string">
            <text:p>Default</text:p>
          </table:table-cell>
          <table:table-cell table:style-name="ce4" table:formula="of:=IF(NOT([.Q11]=&quot;&quot;);[$Input.D7];&quot;&quot;)" office:value-type="string" office:string-value="Left Behind Forward leaning" calcext:value-type="string">
            <text:p>Left Behind Forward leaning</text:p>
          </table:table-cell>
          <table:table-cell table:style-name="ce50" table:formula="of:=IF(NOT([.Q11]=&quot;&quot;);IF([$Input.I7]=&quot;Move&quot;;[.J10];VLOOKUP([.C11];Positions;3;0));&quot;&quot;)" office:value-type="float" office:value="0" calcext:value-type="float">
            <text:p>0</text:p>
          </table:table-cell>
          <table:table-cell table:style-name="ce50" table:formula="of:=IF(NOT([.Q11]=&quot;&quot;);IF([$Input.I7]=&quot;Move&quot;;[.K10];VLOOKUP([.C11];Positions;4;0));&quot;&quot;)" office:value-type="float" office:value="2.5" calcext:value-type="float">
            <text:p>2,5</text:p>
          </table:table-cell>
          <table:table-cell table:style-name="ce50" table:formula="of:=IF(NOT([.Q11]=&quot;&quot;);IF([$Input.I7]=&quot;Move&quot;;[.L10];VLOOKUP([.C11];Positions;5;0));&quot;&quot;)" office:value-type="float" office:value="-2" calcext:value-type="float">
            <text:p>-2</text:p>
          </table:table-cell>
          <table:table-cell table:style-name="ce50" table:formula="of:=IF(NOT([.Q11]=&quot;&quot;);IF([$Input.I7]=&quot;Move&quot;;[.M10];VLOOKUP([.C11];Positions;6;0));&quot;&quot;)" office:value-type="float" office:value="7" calcext:value-type="float">
            <text:p>7</text:p>
          </table:table-cell>
          <table:table-cell table:style-name="ce50" table:formula="of:=IF(NOT([.Q11]=&quot;&quot;);IF([$Input.I7]=&quot;Move&quot;;[.N10];VLOOKUP([.C11];Positions;7;0));&quot;&quot;)" office:value-type="float" office:value="0" calcext:value-type="float">
            <text:p>0</text:p>
          </table:table-cell>
          <table:table-cell table:style-name="ce50" table:formula="of:=IF(NOT([.Q11]=&quot;&quot;);IF([$Input.I7]=&quot;Move&quot;;[.O10];VLOOKUP([.C11];Positions;8;0));&quot;&quot;)" office:value-type="float" office:value="0" calcext:value-type="float">
            <text:p>0</text:p>
          </table:table-cell>
          <table:table-cell table:style-name="ce50" table:formula="of:=IF(NOT([.Q11]=&quot;&quot;);VLOOKUP(CalcName;Positions;3;0);&quot;&quot;)" office:value-type="float" office:value="-3.5" calcext:value-type="float">
            <text:p>-3,5</text:p>
          </table:table-cell>
          <table:table-cell table:style-name="ce50" table:formula="of:=IF(NOT([.Q11]=&quot;&quot;);VLOOKUP(CalcName;Positions;4;0);&quot;&quot;)" office:value-type="float" office:value="1" calcext:value-type="float">
            <text:p>1</text:p>
          </table:table-cell>
          <table:table-cell table:style-name="ce50" table:formula="of:=IF(NOT([.Q11]=&quot;&quot;);VLOOKUP(CalcName;Positions;5;0);&quot;&quot;)" office:value-type="float" office:value="-4" calcext:value-type="float">
            <text:p>-4</text:p>
          </table:table-cell>
          <table:table-cell table:style-name="ce50" table:formula="of:=IF(NOT([.Q11]=&quot;&quot;);VLOOKUP(CalcName;Positions;6;0);&quot;&quot;)" office:value-type="float" office:value="0" calcext:value-type="float">
            <text:p>0</text:p>
          </table:table-cell>
          <table:table-cell table:style-name="ce50" table:formula="of:=IF(NOT([.Q11]=&quot;&quot;);VLOOKUP(CalcName;Positions;7;0);&quot;&quot;)" office:value-type="float" office:value="25" calcext:value-type="float">
            <text:p>25</text:p>
          </table:table-cell>
          <table:table-cell table:style-name="ce50" table:formula="of:=IF(NOT([.Q11]=&quot;&quot;);VLOOKUP(CalcName;Positions;8;0);&quot;&quot;)" office:value-type="float" office:value="335" calcext:value-type="float">
            <text:p>335</text:p>
          </table:table-cell>
          <table:table-cell table:style-name="ce50" table:formula="of:=IF(NOT([.Q11]=&quot;&quot;);[$Input.H7];&quot;&quot;)" office:value-type="float" office:value="10" calcext:value-type="float">
            <text:p>10</text:p>
          </table:table-cell>
          <table:table-cell table:style-name="ce50" table:formula="of:=IF([$Input.D8]=&quot;&quot;;IF(OR([.Q10]=&quot;&quot;;[.Q10]=2400);&quot;&quot;;IF(Loop=&quot;true&quot;;IF([$Input.D7]=&quot;&quot;;&quot;&quot;;0);2400));[$Input.G8]-[$Input.G7]-[$Input.H7])" office:value-type="float" office:value="0" calcext:value-type="float">
            <text:p>0</text:p>
          </table:table-cell>
          <table:table-cell table:formula="of:=IF(NOT([.Q11]=&quot;&quot;);IF([$Input.J7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2]=&quot;&quot;);[.A11]+1;&quot;&quot;)" office:value-type="float" office:value="7" calcext:value-type="float">
            <text:p>7</text:p>
          </table:table-cell>
          <table:table-cell table:style-name="ce4" table:formula="of:=IF(NOT([.Q12]=&quot;&quot;);IF([$Input.I8]=&quot;Move&quot;;[.C11];[.C12]);&quot;&quot;)" office:value-type="string" office:string-value="Left Behind Forward leaning" calcext:value-type="string">
            <text:p>Left Behind Forward leaning</text:p>
          </table:table-cell>
          <table:table-cell table:style-name="ce4" table:formula="of:=IF(NOT([.Q12]=&quot;&quot;);[$Input.D8];&quot;&quot;)" office:value-type="string" office:string-value="Behind" calcext:value-type="string">
            <text:p>Behind</text:p>
          </table:table-cell>
          <table:table-cell table:style-name="ce50" table:formula="of:=IF(NOT([.Q12]=&quot;&quot;);IF([$Input.I8]=&quot;Move&quot;;[.J11];VLOOKUP([.C12];Positions;3;0));&quot;&quot;)" office:value-type="float" office:value="-3.5" calcext:value-type="float">
            <text:p>-3,5</text:p>
          </table:table-cell>
          <table:table-cell table:style-name="ce50" table:formula="of:=IF(NOT([.Q12]=&quot;&quot;);IF([$Input.I8]=&quot;Move&quot;;[.K11];VLOOKUP([.C12];Positions;4;0));&quot;&quot;)" office:value-type="float" office:value="1" calcext:value-type="float">
            <text:p>1</text:p>
          </table:table-cell>
          <table:table-cell table:style-name="ce50" table:formula="of:=IF(NOT([.Q12]=&quot;&quot;);IF([$Input.I8]=&quot;Move&quot;;[.L11];VLOOKUP([.C12];Positions;5;0));&quot;&quot;)" office:value-type="float" office:value="-4" calcext:value-type="float">
            <text:p>-4</text:p>
          </table:table-cell>
          <table:table-cell table:style-name="ce50" table:formula="of:=IF(NOT([.Q12]=&quot;&quot;);IF([$Input.I8]=&quot;Move&quot;;[.M11];VLOOKUP([.C12];Positions;6;0));&quot;&quot;)" office:value-type="float" office:value="0" calcext:value-type="float">
            <text:p>0</text:p>
          </table:table-cell>
          <table:table-cell table:style-name="ce50" table:formula="of:=IF(NOT([.Q12]=&quot;&quot;);IF([$Input.I8]=&quot;Move&quot;;[.N11];VLOOKUP([.C12];Positions;7;0));&quot;&quot;)" office:value-type="float" office:value="25" calcext:value-type="float">
            <text:p>25</text:p>
          </table:table-cell>
          <table:table-cell table:style-name="ce50" table:formula="of:=IF(NOT([.Q12]=&quot;&quot;);IF([$Input.I8]=&quot;Move&quot;;[.O11];VLOOKUP([.C12];Positions;8;0));&quot;&quot;)" office:value-type="float" office:value="335" calcext:value-type="float">
            <text:p>335</text:p>
          </table:table-cell>
          <table:table-cell table:style-name="ce50" table:formula="of:=IF(NOT([.Q12]=&quot;&quot;);VLOOKUP(CalcName;Positions;3;0);&quot;&quot;)" office:value-type="float" office:value="0" calcext:value-type="float">
            <text:p>0</text:p>
          </table:table-cell>
          <table:table-cell table:style-name="ce50" table:formula="of:=IF(NOT([.Q12]=&quot;&quot;);VLOOKUP(CalcName;Positions;4;0);&quot;&quot;)" office:value-type="float" office:value="1" calcext:value-type="float">
            <text:p>1</text:p>
          </table:table-cell>
          <table:table-cell table:style-name="ce50" table:formula="of:=IF(NOT([.Q12]=&quot;&quot;);VLOOKUP(CalcName;Positions;5;0);&quot;&quot;)" office:value-type="float" office:value="-4" calcext:value-type="float">
            <text:p>-4</text:p>
          </table:table-cell>
          <table:table-cell table:style-name="ce50" table:formula="of:=IF(NOT([.Q12]=&quot;&quot;);VLOOKUP(CalcName;Positions;6;0);&quot;&quot;)" office:value-type="float" office:value="0" calcext:value-type="float">
            <text:p>0</text:p>
          </table:table-cell>
          <table:table-cell table:style-name="ce50" table:formula="of:=IF(NOT([.Q12]=&quot;&quot;);VLOOKUP(CalcName;Positions;7;0);&quot;&quot;)" office:value-type="float" office:value="0" calcext:value-type="float">
            <text:p>0</text:p>
          </table:table-cell>
          <table:table-cell table:style-name="ce50" table:formula="of:=IF(NOT([.Q12]=&quot;&quot;);VLOOKUP(CalcName;Positions;8;0);&quot;&quot;)" office:value-type="float" office:value="0" calcext:value-type="float">
            <text:p>0</text:p>
          </table:table-cell>
          <table:table-cell table:style-name="ce50" table:formula="of:=IF(NOT([.Q12]=&quot;&quot;);[$Input.H8];&quot;&quot;)" office:value-type="float" office:value="0" calcext:value-type="float">
            <text:p>0</text:p>
          </table:table-cell>
          <table:table-cell table:style-name="ce50" table:formula="of:=IF([$Input.D9]=&quot;&quot;;IF(OR([.Q11]=&quot;&quot;;[.Q11]=2400);&quot;&quot;;IF(Loop=&quot;true&quot;;IF([$Input.D8]=&quot;&quot;;&quot;&quot;;0);2400));[$Input.G9]-[$Input.G8]-[$Input.H8])" office:value-type="float" office:value="0" calcext:value-type="float">
            <text:p>0</text:p>
          </table:table-cell>
          <table:table-cell table:formula="of:=IF(NOT([.Q12]=&quot;&quot;);IF([$Input.J8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3]=&quot;&quot;);[.A12]+1;&quot;&quot;)" office:value-type="float" office:value="8" calcext:value-type="float">
            <text:p>8</text:p>
          </table:table-cell>
          <table:table-cell table:style-name="ce4" table:formula="of:=IF(NOT([.Q13]=&quot;&quot;);IF([$Input.I9]=&quot;Move&quot;;[.C12];[.C13]);&quot;&quot;)" office:value-type="string" office:string-value="Behind" calcext:value-type="string">
            <text:p>Behind</text:p>
          </table:table-cell>
          <table:table-cell table:style-name="ce4" table:formula="of:=IF(NOT([.Q13]=&quot;&quot;);[$Input.D9];&quot;&quot;)" office:value-type="string" office:string-value="Right Behind Forward leaning" calcext:value-type="string">
            <text:p>Right Behind Forward leaning</text:p>
          </table:table-cell>
          <table:table-cell table:style-name="ce50" table:formula="of:=IF(NOT([.Q13]=&quot;&quot;);IF([$Input.I9]=&quot;Move&quot;;[.J12];VLOOKUP([.C13];Positions;3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K12];VLOOKUP([.C13];Positions;4;0));&quot;&quot;)" office:value-type="float" office:value="1" calcext:value-type="float">
            <text:p>1</text:p>
          </table:table-cell>
          <table:table-cell table:style-name="ce50" table:formula="of:=IF(NOT([.Q13]=&quot;&quot;);IF([$Input.I9]=&quot;Move&quot;;[.L12];VLOOKUP([.C13];Positions;5;0));&quot;&quot;)" office:value-type="float" office:value="-4" calcext:value-type="float">
            <text:p>-4</text:p>
          </table:table-cell>
          <table:table-cell table:style-name="ce50" table:formula="of:=IF(NOT([.Q13]=&quot;&quot;);IF([$Input.I9]=&quot;Move&quot;;[.M12];VLOOKUP([.C13];Positions;6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N12];VLOOKUP([.C13];Positions;7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O12];VLOOKUP([.C13];Positions;8;0));&quot;&quot;)" office:value-type="float" office:value="0" calcext:value-type="float">
            <text:p>0</text:p>
          </table:table-cell>
          <table:table-cell table:style-name="ce50" table:formula="of:=IF(NOT([.Q13]=&quot;&quot;);VLOOKUP(CalcName;Positions;3;0);&quot;&quot;)" office:value-type="float" office:value="3.5" calcext:value-type="float">
            <text:p>3,5</text:p>
          </table:table-cell>
          <table:table-cell table:style-name="ce50" table:formula="of:=IF(NOT([.Q13]=&quot;&quot;);VLOOKUP(CalcName;Positions;4;0);&quot;&quot;)" office:value-type="float" office:value="1" calcext:value-type="float">
            <text:p>1</text:p>
          </table:table-cell>
          <table:table-cell table:style-name="ce50" table:formula="of:=IF(NOT([.Q13]=&quot;&quot;);VLOOKUP(CalcName;Positions;5;0);&quot;&quot;)" office:value-type="float" office:value="-4" calcext:value-type="float">
            <text:p>-4</text:p>
          </table:table-cell>
          <table:table-cell table:style-name="ce50" table:formula="of:=IF(NOT([.Q13]=&quot;&quot;);VLOOKUP(CalcName;Positions;6;0);&quot;&quot;)" office:value-type="float" office:value="0" calcext:value-type="float">
            <text:p>0</text:p>
          </table:table-cell>
          <table:table-cell table:style-name="ce50" table:formula="of:=IF(NOT([.Q13]=&quot;&quot;);VLOOKUP(CalcName;Positions;7;0);&quot;&quot;)" office:value-type="float" office:value="335" calcext:value-type="float">
            <text:p>335</text:p>
          </table:table-cell>
          <table:table-cell table:style-name="ce50" table:formula="of:=IF(NOT([.Q13]=&quot;&quot;);VLOOKUP(CalcName;Positions;8;0);&quot;&quot;)" office:value-type="float" office:value="25" calcext:value-type="float">
            <text:p>25</text:p>
          </table:table-cell>
          <table:table-cell table:style-name="ce50" table:formula="of:=IF(NOT([.Q13]=&quot;&quot;);[$Input.H9];&quot;&quot;)" office:value-type="float" office:value="0" calcext:value-type="float">
            <text:p>0</text:p>
          </table:table-cell>
          <table:table-cell table:style-name="ce50" table:formula="of:=IF([$Input.D10]=&quot;&quot;;IF(OR([.Q12]=&quot;&quot;;[.Q12]=2400);&quot;&quot;;IF(Loop=&quot;true&quot;;IF([$Input.D9]=&quot;&quot;;&quot;&quot;;0);2400));[$Input.G10]-[$Input.G9]-[$Input.H9])" office:value-type="float" office:value="10" calcext:value-type="float">
            <text:p>10</text:p>
          </table:table-cell>
          <table:table-cell table:formula="of:=IF(NOT([.Q13]=&quot;&quot;);IF([$Input.J9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4]=&quot;&quot;);[.A13]+1;&quot;&quot;)" office:value-type="float" office:value="9" calcext:value-type="float">
            <text:p>9</text:p>
          </table:table-cell>
          <table:table-cell table:style-name="ce4" table:formula="of:=IF(NOT([.Q14]=&quot;&quot;);IF([$Input.I10]=&quot;Move&quot;;[.C13];[.C14]);&quot;&quot;)" office:value-type="string" office:string-value="Right Behind Forward leaning" calcext:value-type="string">
            <text:p>Right Behind Forward leaning</text:p>
          </table:table-cell>
          <table:table-cell table:style-name="ce4" table:formula="of:=IF(NOT([.Q14]=&quot;&quot;);[$Input.D10];&quot;&quot;)" office:value-type="string" office:string-value="Circle Left Behind 2" calcext:value-type="string">
            <text:p>Circle Left Behind 2</text:p>
          </table:table-cell>
          <table:table-cell table:style-name="ce50" table:formula="of:=IF(NOT([.Q14]=&quot;&quot;);IF([$Input.I10]=&quot;Move&quot;;[.J13];VLOOKUP([.C14];Positions;3;0));&quot;&quot;)" office:value-type="float" office:value="3.5" calcext:value-type="float">
            <text:p>3,5</text:p>
          </table:table-cell>
          <table:table-cell table:style-name="ce50" table:formula="of:=IF(NOT([.Q14]=&quot;&quot;);IF([$Input.I10]=&quot;Move&quot;;[.K13];VLOOKUP([.C14];Positions;4;0));&quot;&quot;)" office:value-type="float" office:value="1" calcext:value-type="float">
            <text:p>1</text:p>
          </table:table-cell>
          <table:table-cell table:style-name="ce50" table:formula="of:=IF(NOT([.Q14]=&quot;&quot;);IF([$Input.I10]=&quot;Move&quot;;[.L13];VLOOKUP([.C14];Positions;5;0));&quot;&quot;)" office:value-type="float" office:value="-4" calcext:value-type="float">
            <text:p>-4</text:p>
          </table:table-cell>
          <table:table-cell table:style-name="ce50" table:formula="of:=IF(NOT([.Q14]=&quot;&quot;);IF([$Input.I10]=&quot;Move&quot;;[.M13];VLOOKUP([.C14];Positions;6;0));&quot;&quot;)" office:value-type="float" office:value="0" calcext:value-type="float">
            <text:p>0</text:p>
          </table:table-cell>
          <table:table-cell table:style-name="ce50" table:formula="of:=IF(NOT([.Q14]=&quot;&quot;);IF([$Input.I10]=&quot;Move&quot;;[.N13];VLOOKUP([.C14];Positions;7;0));&quot;&quot;)" office:value-type="float" office:value="335" calcext:value-type="float">
            <text:p>335</text:p>
          </table:table-cell>
          <table:table-cell table:style-name="ce50" table:formula="of:=IF(NOT([.Q14]=&quot;&quot;);IF([$Input.I10]=&quot;Move&quot;;[.O13];VLOOKUP([.C14];Positions;8;0));&quot;&quot;)" office:value-type="float" office:value="25" calcext:value-type="float">
            <text:p>25</text:p>
          </table:table-cell>
          <table:table-cell table:style-name="ce50" table:formula="of:=IF(NOT([.Q14]=&quot;&quot;);VLOOKUP(CalcName;Positions;3;0);&quot;&quot;)" office:value-type="float" office:value="-5" calcext:value-type="float">
            <text:p>-5</text:p>
          </table:table-cell>
          <table:table-cell table:style-name="ce50" table:formula="of:=IF(NOT([.Q14]=&quot;&quot;);VLOOKUP(CalcName;Positions;4;0);&quot;&quot;)" office:value-type="float" office:value="4" calcext:value-type="float">
            <text:p>4</text:p>
          </table:table-cell>
          <table:table-cell table:style-name="ce50" table:formula="of:=IF(NOT([.Q14]=&quot;&quot;);VLOOKUP(CalcName;Positions;5;0);&quot;&quot;)" office:value-type="float" office:value="-5" calcext:value-type="float">
            <text:p>-5</text:p>
          </table:table-cell>
          <table:table-cell table:style-name="ce50" table:formula="of:=IF(NOT([.Q14]=&quot;&quot;);VLOOKUP(CalcName;Positions;6;0);&quot;&quot;)" office:value-type="float" office:value="15" calcext:value-type="float">
            <text:p>15</text:p>
          </table:table-cell>
          <table:table-cell table:style-name="ce50" table:formula="of:=IF(NOT([.Q14]=&quot;&quot;);VLOOKUP(CalcName;Positions;7;0);&quot;&quot;)" office:value-type="float" office:value="45" calcext:value-type="float">
            <text:p>45</text:p>
          </table:table-cell>
          <table:table-cell table:style-name="ce50" table:formula="of:=IF(NOT([.Q14]=&quot;&quot;);VLOOKUP(CalcName;Positions;8;0);&quot;&quot;)" office:value-type="float" office:value="0" calcext:value-type="float">
            <text:p>0</text:p>
          </table:table-cell>
          <table:table-cell table:style-name="ce50" table:formula="of:=IF(NOT([.Q14]=&quot;&quot;);[$Input.H10];&quot;&quot;)" office:value-type="float" office:value="16" calcext:value-type="float">
            <text:p>16</text:p>
          </table:table-cell>
          <table:table-cell table:style-name="ce50" table:formula="of:=IF([$Input.D11]=&quot;&quot;;IF(OR([.Q13]=&quot;&quot;;[.Q13]=2400);&quot;&quot;;IF(Loop=&quot;true&quot;;IF([$Input.D10]=&quot;&quot;;&quot;&quot;;0);2400));[$Input.G11]-[$Input.G10]-[$Input.H10])" office:value-type="float" office:value="14" calcext:value-type="float">
            <text:p>14</text:p>
          </table:table-cell>
          <table:table-cell table:formula="of:=IF(NOT([.Q14]=&quot;&quot;);IF([$Input.J10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5]=&quot;&quot;);[.A14]+1;&quot;&quot;)" office:value-type="float" office:value="10" calcext:value-type="float">
            <text:p>10</text:p>
          </table:table-cell>
          <table:table-cell table:style-name="ce4" table:formula="of:=IF(NOT([.Q15]=&quot;&quot;);IF([$Input.I11]=&quot;Move&quot;;[.C14];[.C15]);&quot;&quot;)" office:value-type="string" office:string-value="Circle Left Behind 2" calcext:value-type="string">
            <text:p>Circle Left Behind 2</text:p>
          </table:table-cell>
          <table:table-cell table:style-name="ce4" table:formula="of:=IF(NOT([.Q15]=&quot;&quot;);[$Input.D11];&quot;&quot;)" office:value-type="string" office:string-value="Above forward" calcext:value-type="string">
            <text:p>Above forward</text:p>
          </table:table-cell>
          <table:table-cell table:style-name="ce50" table:formula="of:=IF(NOT([.Q15]=&quot;&quot;);IF([$Input.I11]=&quot;Move&quot;;[.J14];VLOOKUP([.C15];Positions;3;0));&quot;&quot;)" office:value-type="float" office:value="-5" calcext:value-type="float">
            <text:p>-5</text:p>
          </table:table-cell>
          <table:table-cell table:style-name="ce50" table:formula="of:=IF(NOT([.Q15]=&quot;&quot;);IF([$Input.I11]=&quot;Move&quot;;[.K14];VLOOKUP([.C15];Positions;4;0));&quot;&quot;)" office:value-type="float" office:value="4" calcext:value-type="float">
            <text:p>4</text:p>
          </table:table-cell>
          <table:table-cell table:style-name="ce50" table:formula="of:=IF(NOT([.Q15]=&quot;&quot;);IF([$Input.I11]=&quot;Move&quot;;[.L14];VLOOKUP([.C15];Positions;5;0));&quot;&quot;)" office:value-type="float" office:value="-5" calcext:value-type="float">
            <text:p>-5</text:p>
          </table:table-cell>
          <table:table-cell table:style-name="ce50" table:formula="of:=IF(NOT([.Q15]=&quot;&quot;);IF([$Input.I11]=&quot;Move&quot;;[.M14];VLOOKUP([.C15];Positions;6;0));&quot;&quot;)" office:value-type="float" office:value="15" calcext:value-type="float">
            <text:p>15</text:p>
          </table:table-cell>
          <table:table-cell table:style-name="ce50" table:formula="of:=IF(NOT([.Q15]=&quot;&quot;);IF([$Input.I11]=&quot;Move&quot;;[.N14];VLOOKUP([.C15];Positions;7;0));&quot;&quot;)" office:value-type="float" office:value="45" calcext:value-type="float">
            <text:p>45</text:p>
          </table:table-cell>
          <table:table-cell table:style-name="ce50" table:formula="of:=IF(NOT([.Q15]=&quot;&quot;);IF([$Input.I11]=&quot;Move&quot;;[.O14];VLOOKUP([.C15];Positions;8;0));&quot;&quot;)" office:value-type="float" office:value="0" calcext:value-type="float">
            <text:p>0</text:p>
          </table:table-cell>
          <table:table-cell table:style-name="ce50" table:formula="of:=IF(NOT([.Q15]=&quot;&quot;);VLOOKUP(CalcName;Positions;3;0);&quot;&quot;)" office:value-type="float" office:value="0" calcext:value-type="float">
            <text:p>0</text:p>
          </table:table-cell>
          <table:table-cell table:style-name="ce50" table:formula="of:=IF(NOT([.Q15]=&quot;&quot;);VLOOKUP(CalcName;Positions;4;0);&quot;&quot;)" office:value-type="float" office:value="4" calcext:value-type="float">
            <text:p>4</text:p>
          </table:table-cell>
          <table:table-cell table:style-name="ce50" table:formula="of:=IF(NOT([.Q15]=&quot;&quot;);VLOOKUP(CalcName;Positions;5;0);&quot;&quot;)" office:value-type="float" office:value="-6" calcext:value-type="float">
            <text:p>-6</text:p>
          </table:table-cell>
          <table:table-cell table:style-name="ce50" table:formula="of:=IF(NOT([.Q15]=&quot;&quot;);VLOOKUP(CalcName;Positions;6;0);&quot;&quot;)" office:value-type="float" office:value="10" calcext:value-type="float">
            <text:p>10</text:p>
          </table:table-cell>
          <table:table-cell table:style-name="ce50" table:formula="of:=IF(NOT([.Q15]=&quot;&quot;);VLOOKUP(CalcName;Positions;7;0);&quot;&quot;)" office:value-type="float" office:value="0" calcext:value-type="float">
            <text:p>0</text:p>
          </table:table-cell>
          <table:table-cell table:style-name="ce50" table:formula="of:=IF(NOT([.Q15]=&quot;&quot;);VLOOKUP(CalcName;Positions;8;0);&quot;&quot;)" office:value-type="float" office:value="0" calcext:value-type="float">
            <text:p>0</text:p>
          </table:table-cell>
          <table:table-cell table:style-name="ce50" table:formula="of:=IF(NOT([.Q15]=&quot;&quot;);[$Input.H11];&quot;&quot;)" office:value-type="float" office:value="17" calcext:value-type="float">
            <text:p>17</text:p>
          </table:table-cell>
          <table:table-cell table:style-name="ce50" table:formula="of:=IF([$Input.D12]=&quot;&quot;;IF(OR([.Q14]=&quot;&quot;;[.Q14]=2400);&quot;&quot;;IF(Loop=&quot;true&quot;;IF([$Input.D11]=&quot;&quot;;&quot;&quot;;0);2400));[$Input.G12]-[$Input.G11]-[$Input.H11])" office:value-type="float" office:value="13" calcext:value-type="float">
            <text:p>13</text:p>
          </table:table-cell>
          <table:table-cell table:formula="of:=IF(NOT([.Q15]=&quot;&quot;);IF([$Input.J11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6]=&quot;&quot;);[.A15]+1;&quot;&quot;)" office:value-type="float" office:value="11" calcext:value-type="float">
            <text:p>11</text:p>
          </table:table-cell>
          <table:table-cell table:style-name="ce4" table:formula="of:=IF(NOT([.Q16]=&quot;&quot;);IF([$Input.I12]=&quot;Move&quot;;[.C15];[.C16]);&quot;&quot;)" office:value-type="string" office:string-value="Above forward" calcext:value-type="string">
            <text:p>Above forward</text:p>
          </table:table-cell>
          <table:table-cell table:style-name="ce4" table:formula="of:=IF(NOT([.Q16]=&quot;&quot;);[$Input.D12];&quot;&quot;)" office:value-type="string" office:string-value="Front Leftward" calcext:value-type="string">
            <text:p>Front Leftward</text:p>
          </table:table-cell>
          <table:table-cell table:style-name="ce50" table:formula="of:=IF(NOT([.Q16]=&quot;&quot;);IF([$Input.I12]=&quot;Move&quot;;[.J15];VLOOKUP([.C16];Positions;3;0));&quot;&quot;)" office:value-type="float" office:value="0" calcext:value-type="float">
            <text:p>0</text:p>
          </table:table-cell>
          <table:table-cell table:style-name="ce50" table:formula="of:=IF(NOT([.Q16]=&quot;&quot;);IF([$Input.I12]=&quot;Move&quot;;[.K15];VLOOKUP([.C16];Positions;4;0));&quot;&quot;)" office:value-type="float" office:value="4" calcext:value-type="float">
            <text:p>4</text:p>
          </table:table-cell>
          <table:table-cell table:style-name="ce50" table:formula="of:=IF(NOT([.Q16]=&quot;&quot;);IF([$Input.I12]=&quot;Move&quot;;[.L15];VLOOKUP([.C16];Positions;5;0));&quot;&quot;)" office:value-type="float" office:value="-6" calcext:value-type="float">
            <text:p>-6</text:p>
          </table:table-cell>
          <table:table-cell table:style-name="ce50" table:formula="of:=IF(NOT([.Q16]=&quot;&quot;);IF([$Input.I12]=&quot;Move&quot;;[.M15];VLOOKUP([.C16];Positions;6;0));&quot;&quot;)" office:value-type="float" office:value="10" calcext:value-type="float">
            <text:p>10</text:p>
          </table:table-cell>
          <table:table-cell table:style-name="ce50" table:formula="of:=IF(NOT([.Q16]=&quot;&quot;);IF([$Input.I12]=&quot;Move&quot;;[.N15];VLOOKUP([.C16];Positions;7;0));&quot;&quot;)" office:value-type="float" office:value="0" calcext:value-type="float">
            <text:p>0</text:p>
          </table:table-cell>
          <table:table-cell table:style-name="ce50" table:formula="of:=IF(NOT([.Q16]=&quot;&quot;);IF([$Input.I12]=&quot;Move&quot;;[.O15];VLOOKUP([.C16];Positions;8;0));&quot;&quot;)" office:value-type="float" office:value="0" calcext:value-type="float">
            <text:p>0</text:p>
          </table:table-cell>
          <table:table-cell table:style-name="ce50" table:formula="of:=IF(NOT([.Q16]=&quot;&quot;);VLOOKUP(CalcName;Positions;3;0);&quot;&quot;)" office:value-type="float" office:value="6" calcext:value-type="float">
            <text:p>6</text:p>
          </table:table-cell>
          <table:table-cell table:style-name="ce50" table:formula="of:=IF(NOT([.Q16]=&quot;&quot;);VLOOKUP(CalcName;Positions;4;0);&quot;&quot;)" office:value-type="float" office:value="2" calcext:value-type="float">
            <text:p>2</text:p>
          </table:table-cell>
          <table:table-cell table:style-name="ce50" table:formula="of:=IF(NOT([.Q16]=&quot;&quot;);VLOOKUP(CalcName;Positions;5;0);&quot;&quot;)" office:value-type="float" office:value="2" calcext:value-type="float">
            <text:p>2</text:p>
          </table:table-cell>
          <table:table-cell table:style-name="ce50" table:formula="of:=IF(NOT([.Q16]=&quot;&quot;);VLOOKUP(CalcName;Positions;6;0);&quot;&quot;)" office:value-type="float" office:value="7" calcext:value-type="float">
            <text:p>7</text:p>
          </table:table-cell>
          <table:table-cell table:style-name="ce50" table:formula="of:=IF(NOT([.Q16]=&quot;&quot;);VLOOKUP(CalcName;Positions;7;0);&quot;&quot;)" office:value-type="float" office:value="270" calcext:value-type="float">
            <text:p>270</text:p>
          </table:table-cell>
          <table:table-cell table:style-name="ce50" table:formula="of:=IF(NOT([.Q16]=&quot;&quot;);VLOOKUP(CalcName;Positions;8;0);&quot;&quot;)" office:value-type="float" office:value="0" calcext:value-type="float">
            <text:p>0</text:p>
          </table:table-cell>
          <table:table-cell table:style-name="ce50" table:formula="of:=IF(NOT([.Q16]=&quot;&quot;);[$Input.H12];&quot;&quot;)" office:value-type="float" office:value="10" calcext:value-type="float">
            <text:p>10</text:p>
          </table:table-cell>
          <table:table-cell table:style-name="ce50" table:formula="of:=IF([$Input.D13]=&quot;&quot;;IF(OR([.Q15]=&quot;&quot;;[.Q15]=2400);&quot;&quot;;IF(Loop=&quot;true&quot;;IF([$Input.D12]=&quot;&quot;;&quot;&quot;;0);2400));[$Input.G13]-[$Input.G12]-[$Input.H12])" office:value-type="float" office:value="0" calcext:value-type="float">
            <text:p>0</text:p>
          </table:table-cell>
          <table:table-cell table:formula="of:=IF(NOT([.Q16]=&quot;&quot;);IF([$Input.J12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7]=&quot;&quot;);[.A16]+1;&quot;&quot;)" office:value-type="float" office:value="12" calcext:value-type="float">
            <text:p>12</text:p>
          </table:table-cell>
          <table:table-cell table:style-name="ce4" table:formula="of:=IF(NOT([.Q17]=&quot;&quot;);IF([$Input.I13]=&quot;Move&quot;;[.C16];[.C17]);&quot;&quot;)" office:value-type="string" office:string-value="Front Leftward" calcext:value-type="string">
            <text:p>Front Leftward</text:p>
          </table:table-cell>
          <table:table-cell table:style-name="ce4" table:formula="of:=IF(NOT([.Q17]=&quot;&quot;);[$Input.D13];&quot;&quot;)" office:value-type="string" office:string-value="Above Down Forward" calcext:value-type="string">
            <text:p>Above Down Forward</text:p>
          </table:table-cell>
          <table:table-cell table:style-name="ce50" table:formula="of:=IF(NOT([.Q17]=&quot;&quot;);IF([$Input.I13]=&quot;Move&quot;;[.J16];VLOOKUP([.C17];Positions;3;0));&quot;&quot;)" office:value-type="float" office:value="6" calcext:value-type="float">
            <text:p>6</text:p>
          </table:table-cell>
          <table:table-cell table:style-name="ce50" table:formula="of:=IF(NOT([.Q17]=&quot;&quot;);IF([$Input.I13]=&quot;Move&quot;;[.K16];VLOOKUP([.C17];Positions;4;0));&quot;&quot;)" office:value-type="float" office:value="2" calcext:value-type="float">
            <text:p>2</text:p>
          </table:table-cell>
          <table:table-cell table:style-name="ce50" table:formula="of:=IF(NOT([.Q17]=&quot;&quot;);IF([$Input.I13]=&quot;Move&quot;;[.L16];VLOOKUP([.C17];Positions;5;0));&quot;&quot;)" office:value-type="float" office:value="2" calcext:value-type="float">
            <text:p>2</text:p>
          </table:table-cell>
          <table:table-cell table:style-name="ce50" table:formula="of:=IF(NOT([.Q17]=&quot;&quot;);IF([$Input.I13]=&quot;Move&quot;;[.M16];VLOOKUP([.C17];Positions;6;0));&quot;&quot;)" office:value-type="float" office:value="7" calcext:value-type="float">
            <text:p>7</text:p>
          </table:table-cell>
          <table:table-cell table:style-name="ce50" table:formula="of:=IF(NOT([.Q17]=&quot;&quot;);IF([$Input.I13]=&quot;Move&quot;;[.N16];VLOOKUP([.C17];Positions;7;0));&quot;&quot;)" office:value-type="float" office:value="270" calcext:value-type="float">
            <text:p>270</text:p>
          </table:table-cell>
          <table:table-cell table:style-name="ce50" table:formula="of:=IF(NOT([.Q17]=&quot;&quot;);IF([$Input.I13]=&quot;Move&quot;;[.O16];VLOOKUP([.C17];Positions;8;0));&quot;&quot;)" office:value-type="float" office:value="0" calcext:value-type="float">
            <text:p>0</text:p>
          </table:table-cell>
          <table:table-cell table:style-name="ce50" table:formula="of:=IF(NOT([.Q17]=&quot;&quot;);VLOOKUP(CalcName;Positions;3;0);&quot;&quot;)" office:value-type="float" office:value="0" calcext:value-type="float">
            <text:p>0</text:p>
          </table:table-cell>
          <table:table-cell table:style-name="ce50" table:formula="of:=IF(NOT([.Q17]=&quot;&quot;);VLOOKUP(CalcName;Positions;4;0);&quot;&quot;)" office:value-type="float" office:value="7" calcext:value-type="float">
            <text:p>7</text:p>
          </table:table-cell>
          <table:table-cell table:style-name="ce50" table:formula="of:=IF(NOT([.Q17]=&quot;&quot;);VLOOKUP(CalcName;Positions;5;0);&quot;&quot;)" office:value-type="float" office:value="0" calcext:value-type="float">
            <text:p>0</text:p>
          </table:table-cell>
          <table:table-cell table:style-name="ce50" table:formula="of:=IF(NOT([.Q17]=&quot;&quot;);VLOOKUP(CalcName;Positions;6;0);&quot;&quot;)" office:value-type="float" office:value="90" calcext:value-type="float">
            <text:p>90</text:p>
          </table:table-cell>
          <table:table-cell table:style-name="ce50" table:formula="of:=IF(NOT([.Q17]=&quot;&quot;);VLOOKUP(CalcName;Positions;7;0);&quot;&quot;)" office:value-type="float" office:value="0" calcext:value-type="float">
            <text:p>0</text:p>
          </table:table-cell>
          <table:table-cell table:style-name="ce50" table:formula="of:=IF(NOT([.Q17]=&quot;&quot;);VLOOKUP(CalcName;Positions;8;0);&quot;&quot;)" office:value-type="float" office:value="0" calcext:value-type="float">
            <text:p>0</text:p>
          </table:table-cell>
          <table:table-cell table:style-name="ce50" table:formula="of:=IF(NOT([.Q17]=&quot;&quot;);[$Input.H13];&quot;&quot;)" office:value-type="float" office:value="5" calcext:value-type="float">
            <text:p>5</text:p>
          </table:table-cell>
          <table:table-cell table:style-name="ce50" table:formula="of:=IF([$Input.D14]=&quot;&quot;;IF(OR([.Q16]=&quot;&quot;;[.Q16]=2400);&quot;&quot;;IF(Loop=&quot;true&quot;;IF([$Input.D13]=&quot;&quot;;&quot;&quot;;0);2400));[$Input.G14]-[$Input.G13]-[$Input.H13])" office:value-type="float" office:value="5" calcext:value-type="float">
            <text:p>5</text:p>
          </table:table-cell>
          <table:table-cell table:formula="of:=IF(NOT([.Q17]=&quot;&quot;);IF([$Input.J13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8]=&quot;&quot;);[.A17]+1;&quot;&quot;)" office:value-type="float" office:value="13" calcext:value-type="float">
            <text:p>13</text:p>
          </table:table-cell>
          <table:table-cell table:style-name="ce4" table:formula="of:=IF(NOT([.Q18]=&quot;&quot;);IF([$Input.I14]=&quot;Move&quot;;[.C17];[.C18]);&quot;&quot;)" office:value-type="string" office:string-value="Above Down Forward" calcext:value-type="string">
            <text:p>Above Down Forward</text:p>
          </table:table-cell>
          <table:table-cell table:style-name="ce4" table:formula="of:=IF(NOT([.Q18]=&quot;&quot;);[$Input.D14];&quot;&quot;)" office:value-type="string" office:string-value="Front Rightward" calcext:value-type="string">
            <text:p>Front Rightward</text:p>
          </table:table-cell>
          <table:table-cell table:style-name="ce50" table:formula="of:=IF(NOT([.Q18]=&quot;&quot;);IF([$Input.I14]=&quot;Move&quot;;[.J17];VLOOKUP([.C18];Positions;3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K17];VLOOKUP([.C18];Positions;4;0));&quot;&quot;)" office:value-type="float" office:value="7" calcext:value-type="float">
            <text:p>7</text:p>
          </table:table-cell>
          <table:table-cell table:style-name="ce50" table:formula="of:=IF(NOT([.Q18]=&quot;&quot;);IF([$Input.I14]=&quot;Move&quot;;[.L17];VLOOKUP([.C18];Positions;5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M17];VLOOKUP([.C18];Positions;6;0));&quot;&quot;)" office:value-type="float" office:value="90" calcext:value-type="float">
            <text:p>90</text:p>
          </table:table-cell>
          <table:table-cell table:style-name="ce50" table:formula="of:=IF(NOT([.Q18]=&quot;&quot;);IF([$Input.I14]=&quot;Move&quot;;[.N17];VLOOKUP([.C18];Positions;7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O17];VLOOKUP([.C18];Positions;8;0));&quot;&quot;)" office:value-type="float" office:value="0" calcext:value-type="float">
            <text:p>0</text:p>
          </table:table-cell>
          <table:table-cell table:style-name="ce50" table:formula="of:=IF(NOT([.Q18]=&quot;&quot;);VLOOKUP(CalcName;Positions;3;0);&quot;&quot;)" office:value-type="float" office:value="-6" calcext:value-type="float">
            <text:p>-6</text:p>
          </table:table-cell>
          <table:table-cell table:style-name="ce50" table:formula="of:=IF(NOT([.Q18]=&quot;&quot;);VLOOKUP(CalcName;Positions;4;0);&quot;&quot;)" office:value-type="float" office:value="2" calcext:value-type="float">
            <text:p>2</text:p>
          </table:table-cell>
          <table:table-cell table:style-name="ce50" table:formula="of:=IF(NOT([.Q18]=&quot;&quot;);VLOOKUP(CalcName;Positions;5;0);&quot;&quot;)" office:value-type="float" office:value="2" calcext:value-type="float">
            <text:p>2</text:p>
          </table:table-cell>
          <table:table-cell table:style-name="ce50" table:formula="of:=IF(NOT([.Q18]=&quot;&quot;);VLOOKUP(CalcName;Positions;6;0);&quot;&quot;)" office:value-type="float" office:value="7" calcext:value-type="float">
            <text:p>7</text:p>
          </table:table-cell>
          <table:table-cell table:style-name="ce50" table:formula="of:=IF(NOT([.Q18]=&quot;&quot;);VLOOKUP(CalcName;Positions;7;0);&quot;&quot;)" office:value-type="float" office:value="90" calcext:value-type="float">
            <text:p>90</text:p>
          </table:table-cell>
          <table:table-cell table:style-name="ce50" table:formula="of:=IF(NOT([.Q18]=&quot;&quot;);VLOOKUP(CalcName;Positions;8;0);&quot;&quot;)" office:value-type="float" office:value="0" calcext:value-type="float">
            <text:p>0</text:p>
          </table:table-cell>
          <table:table-cell table:style-name="ce50" table:formula="of:=IF(NOT([.Q18]=&quot;&quot;);[$Input.H14];&quot;&quot;)" office:value-type="float" office:value="20" calcext:value-type="float">
            <text:p>20</text:p>
          </table:table-cell>
          <table:table-cell table:style-name="ce50" table:formula="of:=IF([$Input.D15]=&quot;&quot;;IF(OR([.Q17]=&quot;&quot;;[.Q17]=2400);&quot;&quot;;IF(Loop=&quot;true&quot;;IF([$Input.D14]=&quot;&quot;;&quot;&quot;;0);2400));[$Input.G15]-[$Input.G14]-[$Input.H14])" office:value-type="float" office:value="10" calcext:value-type="float">
            <text:p>10</text:p>
          </table:table-cell>
          <table:table-cell table:formula="of:=IF(NOT([.Q18]=&quot;&quot;);IF([$Input.J14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9]=&quot;&quot;);[.A18]+1;&quot;&quot;)" office:value-type="float" office:value="14" calcext:value-type="float">
            <text:p>14</text:p>
          </table:table-cell>
          <table:table-cell table:style-name="ce4" table:formula="of:=IF(NOT([.Q19]=&quot;&quot;);IF([$Input.I15]=&quot;Move&quot;;[.C18];[.C19]);&quot;&quot;)" office:value-type="string" office:string-value="Front Rightward" calcext:value-type="string">
            <text:p>Front Rightward</text:p>
          </table:table-cell>
          <table:table-cell table:style-name="ce4" table:formula="of:=IF(NOT([.Q19]=&quot;&quot;);[$Input.D15];&quot;&quot;)" office:value-type="string" office:string-value="Circle Left Behind 2" calcext:value-type="string">
            <text:p>Circle Left Behind 2</text:p>
          </table:table-cell>
          <table:table-cell table:style-name="ce50" table:formula="of:=IF(NOT([.Q19]=&quot;&quot;);IF([$Input.I15]=&quot;Move&quot;;[.J18];VLOOKUP([.C19];Positions;3;0));&quot;&quot;)" office:value-type="float" office:value="-6" calcext:value-type="float">
            <text:p>-6</text:p>
          </table:table-cell>
          <table:table-cell table:style-name="ce50" table:formula="of:=IF(NOT([.Q19]=&quot;&quot;);IF([$Input.I15]=&quot;Move&quot;;[.K18];VLOOKUP([.C19];Positions;4;0));&quot;&quot;)" office:value-type="float" office:value="2" calcext:value-type="float">
            <text:p>2</text:p>
          </table:table-cell>
          <table:table-cell table:style-name="ce50" table:formula="of:=IF(NOT([.Q19]=&quot;&quot;);IF([$Input.I15]=&quot;Move&quot;;[.L18];VLOOKUP([.C19];Positions;5;0));&quot;&quot;)" office:value-type="float" office:value="2" calcext:value-type="float">
            <text:p>2</text:p>
          </table:table-cell>
          <table:table-cell table:style-name="ce50" table:formula="of:=IF(NOT([.Q19]=&quot;&quot;);IF([$Input.I15]=&quot;Move&quot;;[.M18];VLOOKUP([.C19];Positions;6;0));&quot;&quot;)" office:value-type="float" office:value="7" calcext:value-type="float">
            <text:p>7</text:p>
          </table:table-cell>
          <table:table-cell table:style-name="ce50" table:formula="of:=IF(NOT([.Q19]=&quot;&quot;);IF([$Input.I15]=&quot;Move&quot;;[.N18];VLOOKUP([.C19];Positions;7;0));&quot;&quot;)" office:value-type="float" office:value="90" calcext:value-type="float">
            <text:p>90</text:p>
          </table:table-cell>
          <table:table-cell table:style-name="ce50" table:formula="of:=IF(NOT([.Q19]=&quot;&quot;);IF([$Input.I15]=&quot;Move&quot;;[.O18];VLOOKUP([.C19];Positions;8;0));&quot;&quot;)" office:value-type="float" office:value="0" calcext:value-type="float">
            <text:p>0</text:p>
          </table:table-cell>
          <table:table-cell table:style-name="ce50" table:formula="of:=IF(NOT([.Q19]=&quot;&quot;);VLOOKUP(CalcName;Positions;3;0);&quot;&quot;)" office:value-type="float" office:value="-5" calcext:value-type="float">
            <text:p>-5</text:p>
          </table:table-cell>
          <table:table-cell table:style-name="ce50" table:formula="of:=IF(NOT([.Q19]=&quot;&quot;);VLOOKUP(CalcName;Positions;4;0);&quot;&quot;)" office:value-type="float" office:value="4" calcext:value-type="float">
            <text:p>4</text:p>
          </table:table-cell>
          <table:table-cell table:style-name="ce50" table:formula="of:=IF(NOT([.Q19]=&quot;&quot;);VLOOKUP(CalcName;Positions;5;0);&quot;&quot;)" office:value-type="float" office:value="-5" calcext:value-type="float">
            <text:p>-5</text:p>
          </table:table-cell>
          <table:table-cell table:style-name="ce50" table:formula="of:=IF(NOT([.Q19]=&quot;&quot;);VLOOKUP(CalcName;Positions;6;0);&quot;&quot;)" office:value-type="float" office:value="15" calcext:value-type="float">
            <text:p>15</text:p>
          </table:table-cell>
          <table:table-cell table:style-name="ce50" table:formula="of:=IF(NOT([.Q19]=&quot;&quot;);VLOOKUP(CalcName;Positions;7;0);&quot;&quot;)" office:value-type="float" office:value="45" calcext:value-type="float">
            <text:p>45</text:p>
          </table:table-cell>
          <table:table-cell table:style-name="ce50" table:formula="of:=IF(NOT([.Q19]=&quot;&quot;);VLOOKUP(CalcName;Positions;8;0);&quot;&quot;)" office:value-type="float" office:value="0" calcext:value-type="float">
            <text:p>0</text:p>
          </table:table-cell>
          <table:table-cell table:style-name="ce50" table:formula="of:=IF(NOT([.Q19]=&quot;&quot;);[$Input.H15];&quot;&quot;)" office:value-type="float" office:value="21" calcext:value-type="float">
            <text:p>21</text:p>
          </table:table-cell>
          <table:table-cell table:style-name="ce50" table:formula="of:=IF([$Input.D16]=&quot;&quot;;IF(OR([.Q18]=&quot;&quot;;[.Q18]=2400);&quot;&quot;;IF(Loop=&quot;true&quot;;IF([$Input.D15]=&quot;&quot;;&quot;&quot;;0);2400));[$Input.G16]-[$Input.G15]-[$Input.H15])" office:value-type="float" office:value="9" calcext:value-type="float">
            <text:p>9</text:p>
          </table:table-cell>
          <table:table-cell table:formula="of:=IF(NOT([.Q19]=&quot;&quot;);IF([$Input.J15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0]=&quot;&quot;);[.A19]+1;&quot;&quot;)" office:value-type="float" office:value="15" calcext:value-type="float">
            <text:p>15</text:p>
          </table:table-cell>
          <table:table-cell table:style-name="ce4" table:formula="of:=IF(NOT([.Q20]=&quot;&quot;);IF([$Input.I16]=&quot;Move&quot;;[.C19];[.C20]);&quot;&quot;)" office:value-type="string" office:string-value="Circle Left Behind 2" calcext:value-type="string">
            <text:p>Circle Left Behind 2</text:p>
          </table:table-cell>
          <table:table-cell table:style-name="ce4" table:formula="of:=IF(NOT([.Q20]=&quot;&quot;);[$Input.D16];&quot;&quot;)" office:value-type="string" office:string-value="Left Above Forward" calcext:value-type="string">
            <text:p>Left Above Forward</text:p>
          </table:table-cell>
          <table:table-cell table:style-name="ce50" table:formula="of:=IF(NOT([.Q20]=&quot;&quot;);IF([$Input.I16]=&quot;Move&quot;;[.J19];VLOOKUP([.C20];Positions;3;0));&quot;&quot;)" office:value-type="float" office:value="-5" calcext:value-type="float">
            <text:p>-5</text:p>
          </table:table-cell>
          <table:table-cell table:style-name="ce50" table:formula="of:=IF(NOT([.Q20]=&quot;&quot;);IF([$Input.I16]=&quot;Move&quot;;[.K19];VLOOKUP([.C20];Positions;4;0));&quot;&quot;)" office:value-type="float" office:value="4" calcext:value-type="float">
            <text:p>4</text:p>
          </table:table-cell>
          <table:table-cell table:style-name="ce50" table:formula="of:=IF(NOT([.Q20]=&quot;&quot;);IF([$Input.I16]=&quot;Move&quot;;[.L19];VLOOKUP([.C20];Positions;5;0));&quot;&quot;)" office:value-type="float" office:value="-5" calcext:value-type="float">
            <text:p>-5</text:p>
          </table:table-cell>
          <table:table-cell table:style-name="ce50" table:formula="of:=IF(NOT([.Q20]=&quot;&quot;);IF([$Input.I16]=&quot;Move&quot;;[.M19];VLOOKUP([.C20];Positions;6;0));&quot;&quot;)" office:value-type="float" office:value="15" calcext:value-type="float">
            <text:p>15</text:p>
          </table:table-cell>
          <table:table-cell table:style-name="ce50" table:formula="of:=IF(NOT([.Q20]=&quot;&quot;);IF([$Input.I16]=&quot;Move&quot;;[.N19];VLOOKUP([.C20];Positions;7;0));&quot;&quot;)" office:value-type="float" office:value="45" calcext:value-type="float">
            <text:p>45</text:p>
          </table:table-cell>
          <table:table-cell table:style-name="ce50" table:formula="of:=IF(NOT([.Q20]=&quot;&quot;);IF([$Input.I16]=&quot;Move&quot;;[.O19];VLOOKUP([.C20];Positions;8;0));&quot;&quot;)" office:value-type="float" office:value="0" calcext:value-type="float">
            <text:p>0</text:p>
          </table:table-cell>
          <table:table-cell table:style-name="ce50" table:formula="of:=IF(NOT([.Q20]=&quot;&quot;);VLOOKUP(CalcName;Positions;3;0);&quot;&quot;)" office:value-type="float" office:value="-3" calcext:value-type="float">
            <text:p>-3</text:p>
          </table:table-cell>
          <table:table-cell table:style-name="ce50" table:formula="of:=IF(NOT([.Q20]=&quot;&quot;);VLOOKUP(CalcName;Positions;4;0);&quot;&quot;)" office:value-type="float" office:value="3" calcext:value-type="float">
            <text:p>3</text:p>
          </table:table-cell>
          <table:table-cell table:style-name="ce50" table:formula="of:=IF(NOT([.Q20]=&quot;&quot;);VLOOKUP(CalcName;Positions;5;0);&quot;&quot;)" office:value-type="float" office:value="-4" calcext:value-type="float">
            <text:p>-4</text:p>
          </table:table-cell>
          <table:table-cell table:style-name="ce50" table:formula="of:=IF(NOT([.Q20]=&quot;&quot;);VLOOKUP(CalcName;Positions;6;0);&quot;&quot;)" office:value-type="float" office:value="7" calcext:value-type="float">
            <text:p>7</text:p>
          </table:table-cell>
          <table:table-cell table:style-name="ce50" table:formula="of:=IF(NOT([.Q20]=&quot;&quot;);VLOOKUP(CalcName;Positions;7;0);&quot;&quot;)" office:value-type="float" office:value="15" calcext:value-type="float">
            <text:p>15</text:p>
          </table:table-cell>
          <table:table-cell table:style-name="ce50" table:formula="of:=IF(NOT([.Q20]=&quot;&quot;);VLOOKUP(CalcName;Positions;8;0);&quot;&quot;)" office:value-type="float" office:value="0" calcext:value-type="float">
            <text:p>0</text:p>
          </table:table-cell>
          <table:table-cell table:style-name="ce50" table:formula="of:=IF(NOT([.Q20]=&quot;&quot;);[$Input.H16];&quot;&quot;)" office:value-type="float" office:value="22" calcext:value-type="float">
            <text:p>22</text:p>
          </table:table-cell>
          <table:table-cell table:style-name="ce50" table:formula="of:=IF([$Input.D17]=&quot;&quot;;IF(OR([.Q19]=&quot;&quot;;[.Q19]=2400);&quot;&quot;;IF(Loop=&quot;true&quot;;IF([$Input.D16]=&quot;&quot;;&quot;&quot;;0);2400));[$Input.G17]-[$Input.G16]-[$Input.H16])" office:value-type="float" office:value="8" calcext:value-type="float">
            <text:p>8</text:p>
          </table:table-cell>
          <table:table-cell table:formula="of:=IF(NOT([.Q20]=&quot;&quot;);IF([$Input.J16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1]=&quot;&quot;);[.A20]+1;&quot;&quot;)" office:value-type="float" office:value="16" calcext:value-type="float">
            <text:p>16</text:p>
          </table:table-cell>
          <table:table-cell table:style-name="ce4" table:formula="of:=IF(NOT([.Q21]=&quot;&quot;);IF([$Input.I17]=&quot;Move&quot;;[.C20];[.C21]);&quot;&quot;)" office:value-type="string" office:string-value="Left Above Forward" calcext:value-type="string">
            <text:p>Left Above Forward</text:p>
          </table:table-cell>
          <table:table-cell table:style-name="ce4" table:formula="of:=IF(NOT([.Q21]=&quot;&quot;);[$Input.D17];&quot;&quot;)" office:value-type="string" office:string-value="Circle Right Behind 2" calcext:value-type="string">
            <text:p>Circle Right Behind 2</text:p>
          </table:table-cell>
          <table:table-cell table:style-name="ce50" table:formula="of:=IF(NOT([.Q21]=&quot;&quot;);IF([$Input.I17]=&quot;Move&quot;;[.J20];VLOOKUP([.C21];Positions;3;0));&quot;&quot;)" office:value-type="float" office:value="-3" calcext:value-type="float">
            <text:p>-3</text:p>
          </table:table-cell>
          <table:table-cell table:style-name="ce50" table:formula="of:=IF(NOT([.Q21]=&quot;&quot;);IF([$Input.I17]=&quot;Move&quot;;[.K20];VLOOKUP([.C21];Positions;4;0));&quot;&quot;)" office:value-type="float" office:value="3" calcext:value-type="float">
            <text:p>3</text:p>
          </table:table-cell>
          <table:table-cell table:style-name="ce50" table:formula="of:=IF(NOT([.Q21]=&quot;&quot;);IF([$Input.I17]=&quot;Move&quot;;[.L20];VLOOKUP([.C21];Positions;5;0));&quot;&quot;)" office:value-type="float" office:value="-4" calcext:value-type="float">
            <text:p>-4</text:p>
          </table:table-cell>
          <table:table-cell table:style-name="ce50" table:formula="of:=IF(NOT([.Q21]=&quot;&quot;);IF([$Input.I17]=&quot;Move&quot;;[.M20];VLOOKUP([.C21];Positions;6;0));&quot;&quot;)" office:value-type="float" office:value="7" calcext:value-type="float">
            <text:p>7</text:p>
          </table:table-cell>
          <table:table-cell table:style-name="ce50" table:formula="of:=IF(NOT([.Q21]=&quot;&quot;);IF([$Input.I17]=&quot;Move&quot;;[.N20];VLOOKUP([.C21];Positions;7;0));&quot;&quot;)" office:value-type="float" office:value="15" calcext:value-type="float">
            <text:p>15</text:p>
          </table:table-cell>
          <table:table-cell table:style-name="ce50" table:formula="of:=IF(NOT([.Q21]=&quot;&quot;);IF([$Input.I17]=&quot;Move&quot;;[.O20];VLOOKUP([.C21];Positions;8;0));&quot;&quot;)" office:value-type="float" office:value="0" calcext:value-type="float">
            <text:p>0</text:p>
          </table:table-cell>
          <table:table-cell table:style-name="ce50" table:formula="of:=IF(NOT([.Q21]=&quot;&quot;);VLOOKUP(CalcName;Positions;3;0);&quot;&quot;)" office:value-type="float" office:value="5" calcext:value-type="float">
            <text:p>5</text:p>
          </table:table-cell>
          <table:table-cell table:style-name="ce50" table:formula="of:=IF(NOT([.Q21]=&quot;&quot;);VLOOKUP(CalcName;Positions;4;0);&quot;&quot;)" office:value-type="float" office:value="4" calcext:value-type="float">
            <text:p>4</text:p>
          </table:table-cell>
          <table:table-cell table:style-name="ce50" table:formula="of:=IF(NOT([.Q21]=&quot;&quot;);VLOOKUP(CalcName;Positions;5;0);&quot;&quot;)" office:value-type="float" office:value="-5" calcext:value-type="float">
            <text:p>-5</text:p>
          </table:table-cell>
          <table:table-cell table:style-name="ce50" table:formula="of:=IF(NOT([.Q21]=&quot;&quot;);VLOOKUP(CalcName;Positions;6;0);&quot;&quot;)" office:value-type="float" office:value="15" calcext:value-type="float">
            <text:p>15</text:p>
          </table:table-cell>
          <table:table-cell table:style-name="ce50" table:formula="of:=IF(NOT([.Q21]=&quot;&quot;);VLOOKUP(CalcName;Positions;7;0);&quot;&quot;)" office:value-type="float" office:value="305" calcext:value-type="float">
            <text:p>305</text:p>
          </table:table-cell>
          <table:table-cell table:style-name="ce50" table:formula="of:=IF(NOT([.Q21]=&quot;&quot;);VLOOKUP(CalcName;Positions;8;0);&quot;&quot;)" office:value-type="float" office:value="0" calcext:value-type="float">
            <text:p>0</text:p>
          </table:table-cell>
          <table:table-cell table:style-name="ce50" table:formula="of:=IF(NOT([.Q21]=&quot;&quot;);[$Input.H17];&quot;&quot;)" office:value-type="float" office:value="10" calcext:value-type="float">
            <text:p>10</text:p>
          </table:table-cell>
          <table:table-cell table:style-name="ce50" table:formula="of:=IF([$Input.D18]=&quot;&quot;;IF(OR([.Q20]=&quot;&quot;;[.Q20]=2400);&quot;&quot;;IF(Loop=&quot;true&quot;;IF([$Input.D17]=&quot;&quot;;&quot;&quot;;0);2400));[$Input.G18]-[$Input.G17]-[$Input.H17])" office:value-type="float" office:value="0" calcext:value-type="float">
            <text:p>0</text:p>
          </table:table-cell>
          <table:table-cell table:formula="of:=IF(NOT([.Q21]=&quot;&quot;);IF([$Input.J17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2]=&quot;&quot;);[.A21]+1;&quot;&quot;)" office:value-type="float" office:value="17" calcext:value-type="float">
            <text:p>17</text:p>
          </table:table-cell>
          <table:table-cell table:style-name="ce4" table:formula="of:=IF(NOT([.Q22]=&quot;&quot;);IF([$Input.I18]=&quot;Move&quot;;[.C21];[.C22]);&quot;&quot;)" office:value-type="string" office:string-value="Circle Right Behind 2" calcext:value-type="string">
            <text:p>Circle Right Behind 2</text:p>
          </table:table-cell>
          <table:table-cell table:style-name="ce4" table:formula="of:=IF(NOT([.Q22]=&quot;&quot;);[$Input.D18];&quot;&quot;)" office:value-type="string" office:string-value="Circle Right 2" calcext:value-type="string">
            <text:p>Circle Right 2</text:p>
          </table:table-cell>
          <table:table-cell table:style-name="ce50" table:formula="of:=IF(NOT([.Q22]=&quot;&quot;);IF([$Input.I18]=&quot;Move&quot;;[.J21];VLOOKUP([.C22];Positions;3;0));&quot;&quot;)" office:value-type="float" office:value="5" calcext:value-type="float">
            <text:p>5</text:p>
          </table:table-cell>
          <table:table-cell table:style-name="ce50" table:formula="of:=IF(NOT([.Q22]=&quot;&quot;);IF([$Input.I18]=&quot;Move&quot;;[.K21];VLOOKUP([.C22];Positions;4;0));&quot;&quot;)" office:value-type="float" office:value="4" calcext:value-type="float">
            <text:p>4</text:p>
          </table:table-cell>
          <table:table-cell table:style-name="ce50" table:formula="of:=IF(NOT([.Q22]=&quot;&quot;);IF([$Input.I18]=&quot;Move&quot;;[.L21];VLOOKUP([.C22];Positions;5;0));&quot;&quot;)" office:value-type="float" office:value="-5" calcext:value-type="float">
            <text:p>-5</text:p>
          </table:table-cell>
          <table:table-cell table:style-name="ce50" table:formula="of:=IF(NOT([.Q22]=&quot;&quot;);IF([$Input.I18]=&quot;Move&quot;;[.M21];VLOOKUP([.C22];Positions;6;0));&quot;&quot;)" office:value-type="float" office:value="15" calcext:value-type="float">
            <text:p>15</text:p>
          </table:table-cell>
          <table:table-cell table:style-name="ce50" table:formula="of:=IF(NOT([.Q22]=&quot;&quot;);IF([$Input.I18]=&quot;Move&quot;;[.N21];VLOOKUP([.C22];Positions;7;0));&quot;&quot;)" office:value-type="float" office:value="305" calcext:value-type="float">
            <text:p>305</text:p>
          </table:table-cell>
          <table:table-cell table:style-name="ce50" table:formula="of:=IF(NOT([.Q22]=&quot;&quot;);IF([$Input.I18]=&quot;Move&quot;;[.O21];VLOOKUP([.C22];Positions;8;0));&quot;&quot;)" office:value-type="float" office:value="0" calcext:value-type="float">
            <text:p>0</text:p>
          </table:table-cell>
          <table:table-cell table:style-name="ce50" table:formula="of:=IF(NOT([.Q22]=&quot;&quot;);VLOOKUP(CalcName;Positions;3;0);&quot;&quot;)" office:value-type="float" office:value="7" calcext:value-type="float">
            <text:p>7</text:p>
          </table:table-cell>
          <table:table-cell table:style-name="ce50" table:formula="of:=IF(NOT([.Q22]=&quot;&quot;);VLOOKUP(CalcName;Positions;4;0);&quot;&quot;)" office:value-type="float" office:value="4" calcext:value-type="float">
            <text:p>4</text:p>
          </table:table-cell>
          <table:table-cell table:style-name="ce50" table:formula="of:=IF(NOT([.Q22]=&quot;&quot;);VLOOKUP(CalcName;Positions;5;0);&quot;&quot;)" office:value-type="float" office:value="0" calcext:value-type="float">
            <text:p>0</text:p>
          </table:table-cell>
          <table:table-cell table:style-name="ce50" table:formula="of:=IF(NOT([.Q22]=&quot;&quot;);VLOOKUP(CalcName;Positions;6;0);&quot;&quot;)" office:value-type="float" office:value="15" calcext:value-type="float">
            <text:p>15</text:p>
          </table:table-cell>
          <table:table-cell table:style-name="ce50" table:formula="of:=IF(NOT([.Q22]=&quot;&quot;);VLOOKUP(CalcName;Positions;7;0);&quot;&quot;)" office:value-type="float" office:value="270" calcext:value-type="float">
            <text:p>270</text:p>
          </table:table-cell>
          <table:table-cell table:style-name="ce50" table:formula="of:=IF(NOT([.Q22]=&quot;&quot;);VLOOKUP(CalcName;Positions;8;0);&quot;&quot;)" office:value-type="float" office:value="0" calcext:value-type="float">
            <text:p>0</text:p>
          </table:table-cell>
          <table:table-cell table:style-name="ce50" table:formula="of:=IF(NOT([.Q22]=&quot;&quot;);[$Input.H18];&quot;&quot;)" office:value-type="float" office:value="10" calcext:value-type="float">
            <text:p>10</text:p>
          </table:table-cell>
          <table:table-cell table:style-name="ce50" table:formula="of:=IF([$Input.D19]=&quot;&quot;;IF(OR([.Q21]=&quot;&quot;;[.Q21]=2400);&quot;&quot;;IF(Loop=&quot;true&quot;;IF([$Input.D18]=&quot;&quot;;&quot;&quot;;0);2400));[$Input.G19]-[$Input.G18]-[$Input.H18])" office:value-type="float" office:value="0" calcext:value-type="float">
            <text:p>0</text:p>
          </table:table-cell>
          <table:table-cell table:formula="of:=IF(NOT([.Q22]=&quot;&quot;);IF([$Input.J18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3]=&quot;&quot;);[.A22]+1;&quot;&quot;)" office:value-type="float" office:value="18" calcext:value-type="float">
            <text:p>18</text:p>
          </table:table-cell>
          <table:table-cell table:style-name="ce4" table:formula="of:=IF(NOT([.Q23]=&quot;&quot;);IF([$Input.I19]=&quot;Move&quot;;[.C22];[.C23]);&quot;&quot;)" office:value-type="string" office:string-value="Circle Right 2" calcext:value-type="string">
            <text:p>Circle Right 2</text:p>
          </table:table-cell>
          <table:table-cell table:style-name="ce4" table:formula="of:=IF(NOT([.Q23]=&quot;&quot;);[$Input.D19];&quot;&quot;)" office:value-type="string" office:string-value="Circle Right Front 2" calcext:value-type="string">
            <text:p>Circle Right Front 2</text:p>
          </table:table-cell>
          <table:table-cell table:style-name="ce50" table:formula="of:=IF(NOT([.Q23]=&quot;&quot;);IF([$Input.I19]=&quot;Move&quot;;[.J22];VLOOKUP([.C23];Positions;3;0));&quot;&quot;)" office:value-type="float" office:value="7" calcext:value-type="float">
            <text:p>7</text:p>
          </table:table-cell>
          <table:table-cell table:style-name="ce50" table:formula="of:=IF(NOT([.Q23]=&quot;&quot;);IF([$Input.I19]=&quot;Move&quot;;[.K22];VLOOKUP([.C23];Positions;4;0));&quot;&quot;)" office:value-type="float" office:value="4" calcext:value-type="float">
            <text:p>4</text:p>
          </table:table-cell>
          <table:table-cell table:style-name="ce50" table:formula="of:=IF(NOT([.Q23]=&quot;&quot;);IF([$Input.I19]=&quot;Move&quot;;[.L22];VLOOKUP([.C23];Positions;5;0));&quot;&quot;)" office:value-type="float" office:value="0" calcext:value-type="float">
            <text:p>0</text:p>
          </table:table-cell>
          <table:table-cell table:style-name="ce50" table:formula="of:=IF(NOT([.Q23]=&quot;&quot;);IF([$Input.I19]=&quot;Move&quot;;[.M22];VLOOKUP([.C23];Positions;6;0));&quot;&quot;)" office:value-type="float" office:value="15" calcext:value-type="float">
            <text:p>15</text:p>
          </table:table-cell>
          <table:table-cell table:style-name="ce50" table:formula="of:=IF(NOT([.Q23]=&quot;&quot;);IF([$Input.I19]=&quot;Move&quot;;[.N22];VLOOKUP([.C23];Positions;7;0));&quot;&quot;)" office:value-type="float" office:value="270" calcext:value-type="float">
            <text:p>270</text:p>
          </table:table-cell>
          <table:table-cell table:style-name="ce50" table:formula="of:=IF(NOT([.Q23]=&quot;&quot;);IF([$Input.I19]=&quot;Move&quot;;[.O22];VLOOKUP([.C23];Positions;8;0));&quot;&quot;)" office:value-type="float" office:value="0" calcext:value-type="float">
            <text:p>0</text:p>
          </table:table-cell>
          <table:table-cell table:style-name="ce50" table:formula="of:=IF(NOT([.Q23]=&quot;&quot;);VLOOKUP(CalcName;Positions;3;0);&quot;&quot;)" office:value-type="float" office:value="5" calcext:value-type="float">
            <text:p>5</text:p>
          </table:table-cell>
          <table:table-cell table:style-name="ce50" table:formula="of:=IF(NOT([.Q23]=&quot;&quot;);VLOOKUP(CalcName;Positions;4;0);&quot;&quot;)" office:value-type="float" office:value="4" calcext:value-type="float">
            <text:p>4</text:p>
          </table:table-cell>
          <table:table-cell table:style-name="ce50" table:formula="of:=IF(NOT([.Q23]=&quot;&quot;);VLOOKUP(CalcName;Positions;5;0);&quot;&quot;)" office:value-type="float" office:value="3" calcext:value-type="float">
            <text:p>3</text:p>
          </table:table-cell>
          <table:table-cell table:style-name="ce50" table:formula="of:=IF(NOT([.Q23]=&quot;&quot;);VLOOKUP(CalcName;Positions;6;0);&quot;&quot;)" office:value-type="float" office:value="15" calcext:value-type="float">
            <text:p>15</text:p>
          </table:table-cell>
          <table:table-cell table:style-name="ce50" table:formula="of:=IF(NOT([.Q23]=&quot;&quot;);VLOOKUP(CalcName;Positions;7;0);&quot;&quot;)" office:value-type="float" office:value="235" calcext:value-type="float">
            <text:p>235</text:p>
          </table:table-cell>
          <table:table-cell table:style-name="ce50" table:formula="of:=IF(NOT([.Q23]=&quot;&quot;);VLOOKUP(CalcName;Positions;8;0);&quot;&quot;)" office:value-type="float" office:value="0" calcext:value-type="float">
            <text:p>0</text:p>
          </table:table-cell>
          <table:table-cell table:style-name="ce50" table:formula="of:=IF(NOT([.Q23]=&quot;&quot;);[$Input.H19];&quot;&quot;)" office:value-type="float" office:value="10" calcext:value-type="float">
            <text:p>10</text:p>
          </table:table-cell>
          <table:table-cell table:style-name="ce50" table:formula="of:=IF([$Input.D20]=&quot;&quot;;IF(OR([.Q22]=&quot;&quot;;[.Q22]=2400);&quot;&quot;;IF(Loop=&quot;true&quot;;IF([$Input.D19]=&quot;&quot;;&quot;&quot;;0);2400));[$Input.G20]-[$Input.G19]-[$Input.H19])" office:value-type="float" office:value="0" calcext:value-type="float">
            <text:p>0</text:p>
          </table:table-cell>
          <table:table-cell table:formula="of:=IF(NOT([.Q23]=&quot;&quot;);IF([$Input.J19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4]=&quot;&quot;);[.A23]+1;&quot;&quot;)" office:value-type="float" office:value="19" calcext:value-type="float">
            <text:p>19</text:p>
          </table:table-cell>
          <table:table-cell table:style-name="ce4" table:formula="of:=IF(NOT([.Q24]=&quot;&quot;);IF([$Input.I20]=&quot;Move&quot;;[.C23];[.C24]);&quot;&quot;)" office:value-type="string" office:string-value="Circle Right Front 2" calcext:value-type="string">
            <text:p>Circle Right Front 2</text:p>
          </table:table-cell>
          <table:table-cell table:style-name="ce4" table:formula="of:=IF(NOT([.Q24]=&quot;&quot;);[$Input.D20];&quot;&quot;)" office:value-type="string" office:string-value="Far Away Front Backward 2" calcext:value-type="string">
            <text:p>Far Away Front Backward 2</text:p>
          </table:table-cell>
          <table:table-cell table:style-name="ce50" table:formula="of:=IF(NOT([.Q24]=&quot;&quot;);IF([$Input.I20]=&quot;Move&quot;;[.J23];VLOOKUP([.C24];Positions;3;0));&quot;&quot;)" office:value-type="float" office:value="5" calcext:value-type="float">
            <text:p>5</text:p>
          </table:table-cell>
          <table:table-cell table:style-name="ce50" table:formula="of:=IF(NOT([.Q24]=&quot;&quot;);IF([$Input.I20]=&quot;Move&quot;;[.K23];VLOOKUP([.C24];Positions;4;0));&quot;&quot;)" office:value-type="float" office:value="4" calcext:value-type="float">
            <text:p>4</text:p>
          </table:table-cell>
          <table:table-cell table:style-name="ce50" table:formula="of:=IF(NOT([.Q24]=&quot;&quot;);IF([$Input.I20]=&quot;Move&quot;;[.L23];VLOOKUP([.C24];Positions;5;0));&quot;&quot;)" office:value-type="float" office:value="3" calcext:value-type="float">
            <text:p>3</text:p>
          </table:table-cell>
          <table:table-cell table:style-name="ce50" table:formula="of:=IF(NOT([.Q24]=&quot;&quot;);IF([$Input.I20]=&quot;Move&quot;;[.M23];VLOOKUP([.C24];Positions;6;0));&quot;&quot;)" office:value-type="float" office:value="15" calcext:value-type="float">
            <text:p>15</text:p>
          </table:table-cell>
          <table:table-cell table:style-name="ce50" table:formula="of:=IF(NOT([.Q24]=&quot;&quot;);IF([$Input.I20]=&quot;Move&quot;;[.N23];VLOOKUP([.C24];Positions;7;0));&quot;&quot;)" office:value-type="float" office:value="235" calcext:value-type="float">
            <text:p>235</text:p>
          </table:table-cell>
          <table:table-cell table:style-name="ce50" table:formula="of:=IF(NOT([.Q24]=&quot;&quot;);IF([$Input.I20]=&quot;Move&quot;;[.O23];VLOOKUP([.C24];Positions;8;0));&quot;&quot;)" office:value-type="float" office:value="0" calcext:value-type="float">
            <text:p>0</text:p>
          </table:table-cell>
          <table:table-cell table:style-name="ce50" table:formula="of:=IF(NOT([.Q24]=&quot;&quot;);VLOOKUP(CalcName;Positions;3;0);&quot;&quot;)" office:value-type="float" office:value="0" calcext:value-type="float">
            <text:p>0</text:p>
          </table:table-cell>
          <table:table-cell table:style-name="ce50" table:formula="of:=IF(NOT([.Q24]=&quot;&quot;);VLOOKUP(CalcName;Positions;4;0);&quot;&quot;)" office:value-type="float" office:value="4" calcext:value-type="float">
            <text:p>4</text:p>
          </table:table-cell>
          <table:table-cell table:style-name="ce50" table:formula="of:=IF(NOT([.Q24]=&quot;&quot;);VLOOKUP(CalcName;Positions;5;0);&quot;&quot;)" office:value-type="float" office:value="20" calcext:value-type="float">
            <text:p>20</text:p>
          </table:table-cell>
          <table:table-cell table:style-name="ce50" table:formula="of:=IF(NOT([.Q24]=&quot;&quot;);VLOOKUP(CalcName;Positions;6;0);&quot;&quot;)" office:value-type="float" office:value="15" calcext:value-type="float">
            <text:p>15</text:p>
          </table:table-cell>
          <table:table-cell table:style-name="ce50" table:formula="of:=IF(NOT([.Q24]=&quot;&quot;);VLOOKUP(CalcName;Positions;7;0);&quot;&quot;)" office:value-type="float" office:value="180" calcext:value-type="float">
            <text:p>180</text:p>
          </table:table-cell>
          <table:table-cell table:style-name="ce50" table:formula="of:=IF(NOT([.Q24]=&quot;&quot;);VLOOKUP(CalcName;Positions;8;0);&quot;&quot;)" office:value-type="float" office:value="0" calcext:value-type="float">
            <text:p>0</text:p>
          </table:table-cell>
          <table:table-cell table:style-name="ce50" table:formula="of:=IF(NOT([.Q24]=&quot;&quot;);[$Input.H20];&quot;&quot;)" office:value-type="float" office:value="26" calcext:value-type="float">
            <text:p>26</text:p>
          </table:table-cell>
          <table:table-cell table:style-name="ce50" table:formula="of:=IF([$Input.D21]=&quot;&quot;;IF(OR([.Q23]=&quot;&quot;;[.Q23]=2400);&quot;&quot;;IF(Loop=&quot;true&quot;;IF([$Input.D20]=&quot;&quot;;&quot;&quot;;0);2400));[$Input.G21]-[$Input.G20]-[$Input.H20])" office:value-type="float" office:value="2400" calcext:value-type="float">
            <text:p>2400</text:p>
          </table:table-cell>
          <table:table-cell table:formula="of:=IF(NOT([.Q24]=&quot;&quot;);IF([$Input.J20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5]=&quot;&quot;);[.A24]+1;&quot;&quot;)">
            <text:p/>
          </table:table-cell>
          <table:table-cell table:style-name="ce4" table:formula="of:=IF(NOT([.Q25]=&quot;&quot;);IF([$Input.I21]=&quot;Move&quot;;[.C24];[.C25]);&quot;&quot;)">
            <text:p/>
          </table:table-cell>
          <table:table-cell table:style-name="ce4" table:formula="of:=IF(NOT([.Q25]=&quot;&quot;);[$Input.D21];&quot;&quot;)">
            <text:p/>
          </table:table-cell>
          <table:table-cell table:style-name="ce33" table:formula="of:=IF(NOT([.Q25]=&quot;&quot;);IF([$Input.I21]=&quot;Move&quot;;[.J24];VLOOKUP([.C25];Positions;3;0));&quot;&quot;)">
            <text:p/>
          </table:table-cell>
          <table:table-cell table:style-name="ce33" table:formula="of:=IF(NOT([.Q25]=&quot;&quot;);IF([$Input.I21]=&quot;Move&quot;;[.K24];VLOOKUP([.C25];Positions;4;0));&quot;&quot;)">
            <text:p/>
          </table:table-cell>
          <table:table-cell table:style-name="ce33" table:formula="of:=IF(NOT([.Q25]=&quot;&quot;);IF([$Input.I21]=&quot;Move&quot;;[.L24];VLOOKUP([.C25];Positions;5;0));&quot;&quot;)">
            <text:p/>
          </table:table-cell>
          <table:table-cell table:style-name="ce33" table:formula="of:=IF(NOT([.Q25]=&quot;&quot;);IF([$Input.I21]=&quot;Move&quot;;[.M24];VLOOKUP([.C25];Positions;6;0));&quot;&quot;)">
            <text:p/>
          </table:table-cell>
          <table:table-cell table:style-name="ce33" table:formula="of:=IF(NOT([.Q25]=&quot;&quot;);IF([$Input.I21]=&quot;Move&quot;;[.N24];VLOOKUP([.C25];Positions;7;0));&quot;&quot;)">
            <text:p/>
          </table:table-cell>
          <table:table-cell table:style-name="ce33" table:formula="of:=IF(NOT([.Q25]=&quot;&quot;);IF([$Input.I21]=&quot;Move&quot;;[.O24];VLOOKUP([.C25];Positions;8;0));&quot;&quot;)">
            <text:p/>
          </table:table-cell>
          <table:table-cell table:style-name="ce33" table:formula="of:=IF(NOT([.Q25]=&quot;&quot;);VLOOKUP(CalcName;Positions;3;0);&quot;&quot;)">
            <text:p/>
          </table:table-cell>
          <table:table-cell table:style-name="ce33" table:formula="of:=IF(NOT([.Q25]=&quot;&quot;);VLOOKUP(CalcName;Positions;4;0);&quot;&quot;)">
            <text:p/>
          </table:table-cell>
          <table:table-cell table:style-name="ce33" table:formula="of:=IF(NOT([.Q25]=&quot;&quot;);VLOOKUP(CalcName;Positions;5;0);&quot;&quot;)">
            <text:p/>
          </table:table-cell>
          <table:table-cell table:style-name="ce33" table:formula="of:=IF(NOT([.Q25]=&quot;&quot;);VLOOKUP(CalcName;Positions;6;0);&quot;&quot;)">
            <text:p/>
          </table:table-cell>
          <table:table-cell table:style-name="ce33" table:formula="of:=IF(NOT([.Q25]=&quot;&quot;);VLOOKUP(CalcName;Positions;7;0);&quot;&quot;)">
            <text:p/>
          </table:table-cell>
          <table:table-cell table:style-name="ce33" table:formula="of:=IF(NOT([.Q25]=&quot;&quot;);VLOOKUP(CalcName;Positions;8;0);&quot;&quot;)">
            <text:p/>
          </table:table-cell>
          <table:table-cell table:style-name="ce33" table:formula="of:=IF(NOT([.Q25]=&quot;&quot;);[$Input.H21];&quot;&quot;)">
            <text:p/>
          </table:table-cell>
          <table:table-cell table:style-name="ce33" table:formula="of:=IF([$Input.D22]=&quot;&quot;;IF(OR([.Q24]=&quot;&quot;;[.Q24]=2400);&quot;&quot;;IF(Loop=&quot;true&quot;;IF([$Input.D21]=&quot;&quot;;&quot;&quot;;0);2400));[$Input.G22]-[$Input.G21]-[$Input.H21])">
            <text:p/>
          </table:table-cell>
          <table:table-cell table:formula="of:=IF(NOT([.Q25]=&quot;&quot;);IF([$Input.J2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6]=&quot;&quot;);[.A25]+1;&quot;&quot;)">
            <text:p/>
          </table:table-cell>
          <table:table-cell table:style-name="ce4" table:formula="of:=IF(NOT([.Q26]=&quot;&quot;);IF([$Input.I22]=&quot;Move&quot;;[.C25];[.C26]);&quot;&quot;)">
            <text:p/>
          </table:table-cell>
          <table:table-cell table:style-name="ce4" table:formula="of:=IF(NOT([.Q26]=&quot;&quot;);[$Input.D22];&quot;&quot;)">
            <text:p/>
          </table:table-cell>
          <table:table-cell table:style-name="ce33" table:formula="of:=IF(NOT([.Q26]=&quot;&quot;);IF([$Input.I22]=&quot;Move&quot;;[.J25];VLOOKUP([.C26];Positions;3;0));&quot;&quot;)">
            <text:p/>
          </table:table-cell>
          <table:table-cell table:style-name="ce33" table:formula="of:=IF(NOT([.Q26]=&quot;&quot;);IF([$Input.I22]=&quot;Move&quot;;[.K25];VLOOKUP([.C26];Positions;4;0));&quot;&quot;)">
            <text:p/>
          </table:table-cell>
          <table:table-cell table:style-name="ce33" table:formula="of:=IF(NOT([.Q26]=&quot;&quot;);IF([$Input.I22]=&quot;Move&quot;;[.L25];VLOOKUP([.C26];Positions;5;0));&quot;&quot;)">
            <text:p/>
          </table:table-cell>
          <table:table-cell table:style-name="ce33" table:formula="of:=IF(NOT([.Q26]=&quot;&quot;);IF([$Input.I22]=&quot;Move&quot;;[.M25];VLOOKUP([.C26];Positions;6;0));&quot;&quot;)">
            <text:p/>
          </table:table-cell>
          <table:table-cell table:style-name="ce33" table:formula="of:=IF(NOT([.Q26]=&quot;&quot;);IF([$Input.I22]=&quot;Move&quot;;[.N25];VLOOKUP([.C26];Positions;7;0));&quot;&quot;)">
            <text:p/>
          </table:table-cell>
          <table:table-cell table:style-name="ce33" table:formula="of:=IF(NOT([.Q26]=&quot;&quot;);IF([$Input.I22]=&quot;Move&quot;;[.O25];VLOOKUP([.C26];Positions;8;0));&quot;&quot;)">
            <text:p/>
          </table:table-cell>
          <table:table-cell table:style-name="ce33" table:formula="of:=IF(NOT([.Q26]=&quot;&quot;);VLOOKUP(CalcName;Positions;3;0);&quot;&quot;)">
            <text:p/>
          </table:table-cell>
          <table:table-cell table:style-name="ce33" table:formula="of:=IF(NOT([.Q26]=&quot;&quot;);VLOOKUP(CalcName;Positions;4;0);&quot;&quot;)">
            <text:p/>
          </table:table-cell>
          <table:table-cell table:style-name="ce33" table:formula="of:=IF(NOT([.Q26]=&quot;&quot;);VLOOKUP(CalcName;Positions;5;0);&quot;&quot;)">
            <text:p/>
          </table:table-cell>
          <table:table-cell table:style-name="ce33" table:formula="of:=IF(NOT([.Q26]=&quot;&quot;);VLOOKUP(CalcName;Positions;6;0);&quot;&quot;)">
            <text:p/>
          </table:table-cell>
          <table:table-cell table:style-name="ce33" table:formula="of:=IF(NOT([.Q26]=&quot;&quot;);VLOOKUP(CalcName;Positions;7;0);&quot;&quot;)">
            <text:p/>
          </table:table-cell>
          <table:table-cell table:style-name="ce33" table:formula="of:=IF(NOT([.Q26]=&quot;&quot;);VLOOKUP(CalcName;Positions;8;0);&quot;&quot;)">
            <text:p/>
          </table:table-cell>
          <table:table-cell table:style-name="ce33" table:formula="of:=IF(NOT([.Q26]=&quot;&quot;);[$Input.H22];&quot;&quot;)">
            <text:p/>
          </table:table-cell>
          <table:table-cell table:style-name="ce33" table:formula="of:=IF([$Input.D23]=&quot;&quot;;IF(OR([.Q25]=&quot;&quot;;[.Q25]=2400);&quot;&quot;;IF(Loop=&quot;true&quot;;IF([$Input.D22]=&quot;&quot;;&quot;&quot;;0);2400));[$Input.G23]-[$Input.G22]-[$Input.H22])">
            <text:p/>
          </table:table-cell>
          <table:table-cell table:formula="of:=IF(NOT([.Q26]=&quot;&quot;);IF([$Input.J2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7]=&quot;&quot;);[.A26]+1;&quot;&quot;)">
            <text:p/>
          </table:table-cell>
          <table:table-cell table:style-name="ce4" table:formula="of:=IF(NOT([.Q27]=&quot;&quot;);IF([$Input.I23]=&quot;Move&quot;;[.C26];[.C27]);&quot;&quot;)">
            <text:p/>
          </table:table-cell>
          <table:table-cell table:style-name="ce4" table:formula="of:=IF(NOT([.Q27]=&quot;&quot;);[$Input.D23];&quot;&quot;)">
            <text:p/>
          </table:table-cell>
          <table:table-cell table:style-name="ce33" table:formula="of:=IF(NOT([.Q27]=&quot;&quot;);IF([$Input.I23]=&quot;Move&quot;;[.J26];VLOOKUP([.C27];Positions;3;0));&quot;&quot;)">
            <text:p/>
          </table:table-cell>
          <table:table-cell table:style-name="ce33" table:formula="of:=IF(NOT([.Q27]=&quot;&quot;);IF([$Input.I23]=&quot;Move&quot;;[.K26];VLOOKUP([.C27];Positions;4;0));&quot;&quot;)">
            <text:p/>
          </table:table-cell>
          <table:table-cell table:style-name="ce33" table:formula="of:=IF(NOT([.Q27]=&quot;&quot;);IF([$Input.I23]=&quot;Move&quot;;[.L26];VLOOKUP([.C27];Positions;5;0));&quot;&quot;)">
            <text:p/>
          </table:table-cell>
          <table:table-cell table:style-name="ce33" table:formula="of:=IF(NOT([.Q27]=&quot;&quot;);IF([$Input.I23]=&quot;Move&quot;;[.M26];VLOOKUP([.C27];Positions;6;0));&quot;&quot;)">
            <text:p/>
          </table:table-cell>
          <table:table-cell table:style-name="ce33" table:formula="of:=IF(NOT([.Q27]=&quot;&quot;);IF([$Input.I23]=&quot;Move&quot;;[.N26];VLOOKUP([.C27];Positions;7;0));&quot;&quot;)">
            <text:p/>
          </table:table-cell>
          <table:table-cell table:style-name="ce33" table:formula="of:=IF(NOT([.Q27]=&quot;&quot;);IF([$Input.I23]=&quot;Move&quot;;[.O26];VLOOKUP([.C27];Positions;8;0));&quot;&quot;)">
            <text:p/>
          </table:table-cell>
          <table:table-cell table:style-name="ce33" table:formula="of:=IF(NOT([.Q27]=&quot;&quot;);VLOOKUP(CalcName;Positions;3;0);&quot;&quot;)">
            <text:p/>
          </table:table-cell>
          <table:table-cell table:style-name="ce33" table:formula="of:=IF(NOT([.Q27]=&quot;&quot;);VLOOKUP(CalcName;Positions;4;0);&quot;&quot;)">
            <text:p/>
          </table:table-cell>
          <table:table-cell table:style-name="ce33" table:formula="of:=IF(NOT([.Q27]=&quot;&quot;);VLOOKUP(CalcName;Positions;5;0);&quot;&quot;)">
            <text:p/>
          </table:table-cell>
          <table:table-cell table:style-name="ce33" table:formula="of:=IF(NOT([.Q27]=&quot;&quot;);VLOOKUP(CalcName;Positions;6;0);&quot;&quot;)">
            <text:p/>
          </table:table-cell>
          <table:table-cell table:style-name="ce33" table:formula="of:=IF(NOT([.Q27]=&quot;&quot;);VLOOKUP(CalcName;Positions;7;0);&quot;&quot;)">
            <text:p/>
          </table:table-cell>
          <table:table-cell table:style-name="ce33" table:formula="of:=IF(NOT([.Q27]=&quot;&quot;);VLOOKUP(CalcName;Positions;8;0);&quot;&quot;)">
            <text:p/>
          </table:table-cell>
          <table:table-cell table:style-name="ce33" table:formula="of:=IF(NOT([.Q27]=&quot;&quot;);[$Input.H23];&quot;&quot;)">
            <text:p/>
          </table:table-cell>
          <table:table-cell table:style-name="ce33" table:formula="of:=IF([$Input.D24]=&quot;&quot;;IF(OR([.Q26]=&quot;&quot;;[.Q26]=2400);&quot;&quot;;IF(Loop=&quot;true&quot;;IF([$Input.D23]=&quot;&quot;;&quot;&quot;;0);2400));[$Input.G24]-[$Input.G23]-[$Input.H23])">
            <text:p/>
          </table:table-cell>
          <table:table-cell table:formula="of:=IF(NOT([.Q27]=&quot;&quot;);IF([$Input.J2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8]=&quot;&quot;);[.A27]+1;&quot;&quot;)">
            <text:p/>
          </table:table-cell>
          <table:table-cell table:style-name="ce4" table:formula="of:=IF(NOT([.Q28]=&quot;&quot;);IF([$Input.I24]=&quot;Move&quot;;[.C27];[.C28]);&quot;&quot;)">
            <text:p/>
          </table:table-cell>
          <table:table-cell table:style-name="ce4" table:formula="of:=IF(NOT([.Q28]=&quot;&quot;);[$Input.D24];&quot;&quot;)">
            <text:p/>
          </table:table-cell>
          <table:table-cell table:style-name="ce33" table:formula="of:=IF(NOT([.Q28]=&quot;&quot;);IF([$Input.I24]=&quot;Move&quot;;[.J27];VLOOKUP([.C28];Positions;3;0));&quot;&quot;)">
            <text:p/>
          </table:table-cell>
          <table:table-cell table:style-name="ce33" table:formula="of:=IF(NOT([.Q28]=&quot;&quot;);IF([$Input.I24]=&quot;Move&quot;;[.K27];VLOOKUP([.C28];Positions;4;0));&quot;&quot;)">
            <text:p/>
          </table:table-cell>
          <table:table-cell table:style-name="ce33" table:formula="of:=IF(NOT([.Q28]=&quot;&quot;);IF([$Input.I24]=&quot;Move&quot;;[.L27];VLOOKUP([.C28];Positions;5;0));&quot;&quot;)">
            <text:p/>
          </table:table-cell>
          <table:table-cell table:style-name="ce33" table:formula="of:=IF(NOT([.Q28]=&quot;&quot;);IF([$Input.I24]=&quot;Move&quot;;[.M27];VLOOKUP([.C28];Positions;6;0));&quot;&quot;)">
            <text:p/>
          </table:table-cell>
          <table:table-cell table:style-name="ce33" table:formula="of:=IF(NOT([.Q28]=&quot;&quot;);IF([$Input.I24]=&quot;Move&quot;;[.N27];VLOOKUP([.C28];Positions;7;0));&quot;&quot;)">
            <text:p/>
          </table:table-cell>
          <table:table-cell table:style-name="ce33" table:formula="of:=IF(NOT([.Q28]=&quot;&quot;);IF([$Input.I24]=&quot;Move&quot;;[.O27];VLOOKUP([.C28];Positions;8;0));&quot;&quot;)">
            <text:p/>
          </table:table-cell>
          <table:table-cell table:style-name="ce33" table:formula="of:=IF(NOT([.Q28]=&quot;&quot;);VLOOKUP(CalcName;Positions;3;0);&quot;&quot;)">
            <text:p/>
          </table:table-cell>
          <table:table-cell table:style-name="ce33" table:formula="of:=IF(NOT([.Q28]=&quot;&quot;);VLOOKUP(CalcName;Positions;4;0);&quot;&quot;)">
            <text:p/>
          </table:table-cell>
          <table:table-cell table:style-name="ce33" table:formula="of:=IF(NOT([.Q28]=&quot;&quot;);VLOOKUP(CalcName;Positions;5;0);&quot;&quot;)">
            <text:p/>
          </table:table-cell>
          <table:table-cell table:style-name="ce33" table:formula="of:=IF(NOT([.Q28]=&quot;&quot;);VLOOKUP(CalcName;Positions;6;0);&quot;&quot;)">
            <text:p/>
          </table:table-cell>
          <table:table-cell table:style-name="ce33" table:formula="of:=IF(NOT([.Q28]=&quot;&quot;);VLOOKUP(CalcName;Positions;7;0);&quot;&quot;)">
            <text:p/>
          </table:table-cell>
          <table:table-cell table:style-name="ce33" table:formula="of:=IF(NOT([.Q28]=&quot;&quot;);VLOOKUP(CalcName;Positions;8;0);&quot;&quot;)">
            <text:p/>
          </table:table-cell>
          <table:table-cell table:style-name="ce33" table:formula="of:=IF(NOT([.Q28]=&quot;&quot;);[$Input.H24];&quot;&quot;)">
            <text:p/>
          </table:table-cell>
          <table:table-cell table:style-name="ce33" table:formula="of:=IF([$Input.D25]=&quot;&quot;;IF(OR([.Q27]=&quot;&quot;;[.Q27]=2400);&quot;&quot;;IF(Loop=&quot;true&quot;;IF([$Input.D24]=&quot;&quot;;&quot;&quot;;0);2400));[$Input.G25]-[$Input.G24]-[$Input.H24])">
            <text:p/>
          </table:table-cell>
          <table:table-cell table:formula="of:=IF(NOT([.Q28]=&quot;&quot;);IF([$Input.J2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9]=&quot;&quot;);[.A28]+1;&quot;&quot;)">
            <text:p/>
          </table:table-cell>
          <table:table-cell table:style-name="ce4" table:formula="of:=IF(NOT([.Q29]=&quot;&quot;);IF([$Input.I25]=&quot;Move&quot;;[.C28];[.C29]);&quot;&quot;)">
            <text:p/>
          </table:table-cell>
          <table:table-cell table:style-name="ce4" table:formula="of:=IF(NOT([.Q29]=&quot;&quot;);[$Input.D25];&quot;&quot;)">
            <text:p/>
          </table:table-cell>
          <table:table-cell table:style-name="ce33" table:formula="of:=IF(NOT([.Q29]=&quot;&quot;);IF([$Input.I25]=&quot;Move&quot;;[.J28];VLOOKUP([.C29];Positions;3;0));&quot;&quot;)">
            <text:p/>
          </table:table-cell>
          <table:table-cell table:style-name="ce33" table:formula="of:=IF(NOT([.Q29]=&quot;&quot;);IF([$Input.I25]=&quot;Move&quot;;[.K28];VLOOKUP([.C29];Positions;4;0));&quot;&quot;)">
            <text:p/>
          </table:table-cell>
          <table:table-cell table:style-name="ce33" table:formula="of:=IF(NOT([.Q29]=&quot;&quot;);IF([$Input.I25]=&quot;Move&quot;;[.L28];VLOOKUP([.C29];Positions;5;0));&quot;&quot;)">
            <text:p/>
          </table:table-cell>
          <table:table-cell table:style-name="ce33" table:formula="of:=IF(NOT([.Q29]=&quot;&quot;);IF([$Input.I25]=&quot;Move&quot;;[.M28];VLOOKUP([.C29];Positions;6;0));&quot;&quot;)">
            <text:p/>
          </table:table-cell>
          <table:table-cell table:style-name="ce33" table:formula="of:=IF(NOT([.Q29]=&quot;&quot;);IF([$Input.I25]=&quot;Move&quot;;[.N28];VLOOKUP([.C29];Positions;7;0));&quot;&quot;)">
            <text:p/>
          </table:table-cell>
          <table:table-cell table:style-name="ce33" table:formula="of:=IF(NOT([.Q29]=&quot;&quot;);IF([$Input.I25]=&quot;Move&quot;;[.O28];VLOOKUP([.C29];Positions;8;0));&quot;&quot;)">
            <text:p/>
          </table:table-cell>
          <table:table-cell table:style-name="ce33" table:formula="of:=IF(NOT([.Q29]=&quot;&quot;);VLOOKUP(CalcName;Positions;3;0);&quot;&quot;)">
            <text:p/>
          </table:table-cell>
          <table:table-cell table:style-name="ce33" table:formula="of:=IF(NOT([.Q29]=&quot;&quot;);VLOOKUP(CalcName;Positions;4;0);&quot;&quot;)">
            <text:p/>
          </table:table-cell>
          <table:table-cell table:style-name="ce33" table:formula="of:=IF(NOT([.Q29]=&quot;&quot;);VLOOKUP(CalcName;Positions;5;0);&quot;&quot;)">
            <text:p/>
          </table:table-cell>
          <table:table-cell table:style-name="ce33" table:formula="of:=IF(NOT([.Q29]=&quot;&quot;);VLOOKUP(CalcName;Positions;6;0);&quot;&quot;)">
            <text:p/>
          </table:table-cell>
          <table:table-cell table:style-name="ce33" table:formula="of:=IF(NOT([.Q29]=&quot;&quot;);VLOOKUP(CalcName;Positions;7;0);&quot;&quot;)">
            <text:p/>
          </table:table-cell>
          <table:table-cell table:style-name="ce33" table:formula="of:=IF(NOT([.Q29]=&quot;&quot;);VLOOKUP(CalcName;Positions;8;0);&quot;&quot;)">
            <text:p/>
          </table:table-cell>
          <table:table-cell table:style-name="ce33" table:formula="of:=IF(NOT([.Q29]=&quot;&quot;);[$Input.H25];&quot;&quot;)">
            <text:p/>
          </table:table-cell>
          <table:table-cell table:style-name="ce33" table:formula="of:=IF([$Input.D26]=&quot;&quot;;IF(OR([.Q28]=&quot;&quot;;[.Q28]=2400);&quot;&quot;;IF(Loop=&quot;true&quot;;IF([$Input.D25]=&quot;&quot;;&quot;&quot;;0);2400));[$Input.G26]-[$Input.G25]-[$Input.H25])">
            <text:p/>
          </table:table-cell>
          <table:table-cell table:formula="of:=IF(NOT([.Q29]=&quot;&quot;);IF([$Input.J2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0]=&quot;&quot;);[.A29]+1;&quot;&quot;)">
            <text:p/>
          </table:table-cell>
          <table:table-cell table:style-name="ce4" table:formula="of:=IF(NOT([.Q30]=&quot;&quot;);IF([$Input.I26]=&quot;Move&quot;;[.C29];[.C30]);&quot;&quot;)">
            <text:p/>
          </table:table-cell>
          <table:table-cell table:style-name="ce4" table:formula="of:=IF(NOT([.Q30]=&quot;&quot;);[$Input.D26];&quot;&quot;)">
            <text:p/>
          </table:table-cell>
          <table:table-cell table:style-name="ce33" table:formula="of:=IF(NOT([.Q30]=&quot;&quot;);IF([$Input.I26]=&quot;Move&quot;;[.J29];VLOOKUP([.C30];Positions;3;0));&quot;&quot;)">
            <text:p/>
          </table:table-cell>
          <table:table-cell table:style-name="ce33" table:formula="of:=IF(NOT([.Q30]=&quot;&quot;);IF([$Input.I26]=&quot;Move&quot;;[.K29];VLOOKUP([.C30];Positions;4;0));&quot;&quot;)">
            <text:p/>
          </table:table-cell>
          <table:table-cell table:style-name="ce33" table:formula="of:=IF(NOT([.Q30]=&quot;&quot;);IF([$Input.I26]=&quot;Move&quot;;[.L29];VLOOKUP([.C30];Positions;5;0));&quot;&quot;)">
            <text:p/>
          </table:table-cell>
          <table:table-cell table:style-name="ce33" table:formula="of:=IF(NOT([.Q30]=&quot;&quot;);IF([$Input.I26]=&quot;Move&quot;;[.M29];VLOOKUP([.C30];Positions;6;0));&quot;&quot;)">
            <text:p/>
          </table:table-cell>
          <table:table-cell table:style-name="ce33" table:formula="of:=IF(NOT([.Q30]=&quot;&quot;);IF([$Input.I26]=&quot;Move&quot;;[.N29];VLOOKUP([.C30];Positions;7;0));&quot;&quot;)">
            <text:p/>
          </table:table-cell>
          <table:table-cell table:style-name="ce33" table:formula="of:=IF(NOT([.Q30]=&quot;&quot;);IF([$Input.I26]=&quot;Move&quot;;[.O29];VLOOKUP([.C30];Positions;8;0));&quot;&quot;)">
            <text:p/>
          </table:table-cell>
          <table:table-cell table:style-name="ce33" table:formula="of:=IF(NOT([.Q30]=&quot;&quot;);VLOOKUP(CalcName;Positions;3;0);&quot;&quot;)">
            <text:p/>
          </table:table-cell>
          <table:table-cell table:style-name="ce33" table:formula="of:=IF(NOT([.Q30]=&quot;&quot;);VLOOKUP(CalcName;Positions;4;0);&quot;&quot;)">
            <text:p/>
          </table:table-cell>
          <table:table-cell table:style-name="ce33" table:formula="of:=IF(NOT([.Q30]=&quot;&quot;);VLOOKUP(CalcName;Positions;5;0);&quot;&quot;)">
            <text:p/>
          </table:table-cell>
          <table:table-cell table:style-name="ce33" table:formula="of:=IF(NOT([.Q30]=&quot;&quot;);VLOOKUP(CalcName;Positions;6;0);&quot;&quot;)">
            <text:p/>
          </table:table-cell>
          <table:table-cell table:style-name="ce33" table:formula="of:=IF(NOT([.Q30]=&quot;&quot;);VLOOKUP(CalcName;Positions;7;0);&quot;&quot;)">
            <text:p/>
          </table:table-cell>
          <table:table-cell table:style-name="ce33" table:formula="of:=IF(NOT([.Q30]=&quot;&quot;);VLOOKUP(CalcName;Positions;8;0);&quot;&quot;)">
            <text:p/>
          </table:table-cell>
          <table:table-cell table:style-name="ce33" table:formula="of:=IF(NOT([.Q30]=&quot;&quot;);[$Input.H26];&quot;&quot;)">
            <text:p/>
          </table:table-cell>
          <table:table-cell table:style-name="ce33" table:formula="of:=IF([$Input.D27]=&quot;&quot;;IF(OR([.Q29]=&quot;&quot;;[.Q29]=2400);&quot;&quot;;IF(Loop=&quot;true&quot;;IF([$Input.D26]=&quot;&quot;;&quot;&quot;;0);2400));[$Input.G27]-[$Input.G26]-[$Input.H26])">
            <text:p/>
          </table:table-cell>
          <table:table-cell table:formula="of:=IF(NOT([.Q30]=&quot;&quot;);IF([$Input.J2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1]=&quot;&quot;);[.A30]+1;&quot;&quot;)">
            <text:p/>
          </table:table-cell>
          <table:table-cell table:style-name="ce4" table:formula="of:=IF(NOT([.Q31]=&quot;&quot;);IF([$Input.I27]=&quot;Move&quot;;[.C30];[.C31]);&quot;&quot;)">
            <text:p/>
          </table:table-cell>
          <table:table-cell table:style-name="ce4" table:formula="of:=IF(NOT([.Q31]=&quot;&quot;);[$Input.D27];&quot;&quot;)">
            <text:p/>
          </table:table-cell>
          <table:table-cell table:style-name="ce33" table:formula="of:=IF(NOT([.Q31]=&quot;&quot;);IF([$Input.I27]=&quot;Move&quot;;[.J30];VLOOKUP([.C31];Positions;3;0));&quot;&quot;)">
            <text:p/>
          </table:table-cell>
          <table:table-cell table:style-name="ce33" table:formula="of:=IF(NOT([.Q31]=&quot;&quot;);IF([$Input.I27]=&quot;Move&quot;;[.K30];VLOOKUP([.C31];Positions;4;0));&quot;&quot;)">
            <text:p/>
          </table:table-cell>
          <table:table-cell table:style-name="ce33" table:formula="of:=IF(NOT([.Q31]=&quot;&quot;);IF([$Input.I27]=&quot;Move&quot;;[.L30];VLOOKUP([.C31];Positions;5;0));&quot;&quot;)">
            <text:p/>
          </table:table-cell>
          <table:table-cell table:style-name="ce33" table:formula="of:=IF(NOT([.Q31]=&quot;&quot;);IF([$Input.I27]=&quot;Move&quot;;[.M30];VLOOKUP([.C31];Positions;6;0));&quot;&quot;)">
            <text:p/>
          </table:table-cell>
          <table:table-cell table:style-name="ce33" table:formula="of:=IF(NOT([.Q31]=&quot;&quot;);IF([$Input.I27]=&quot;Move&quot;;[.N30];VLOOKUP([.C31];Positions;7;0));&quot;&quot;)">
            <text:p/>
          </table:table-cell>
          <table:table-cell table:style-name="ce33" table:formula="of:=IF(NOT([.Q31]=&quot;&quot;);IF([$Input.I27]=&quot;Move&quot;;[.O30];VLOOKUP([.C31];Positions;8;0));&quot;&quot;)">
            <text:p/>
          </table:table-cell>
          <table:table-cell table:style-name="ce33" table:formula="of:=IF(NOT([.Q31]=&quot;&quot;);VLOOKUP(CalcName;Positions;3;0);&quot;&quot;)">
            <text:p/>
          </table:table-cell>
          <table:table-cell table:style-name="ce33" table:formula="of:=IF(NOT([.Q31]=&quot;&quot;);VLOOKUP(CalcName;Positions;4;0);&quot;&quot;)">
            <text:p/>
          </table:table-cell>
          <table:table-cell table:style-name="ce33" table:formula="of:=IF(NOT([.Q31]=&quot;&quot;);VLOOKUP(CalcName;Positions;5;0);&quot;&quot;)">
            <text:p/>
          </table:table-cell>
          <table:table-cell table:style-name="ce33" table:formula="of:=IF(NOT([.Q31]=&quot;&quot;);VLOOKUP(CalcName;Positions;6;0);&quot;&quot;)">
            <text:p/>
          </table:table-cell>
          <table:table-cell table:style-name="ce33" table:formula="of:=IF(NOT([.Q31]=&quot;&quot;);VLOOKUP(CalcName;Positions;7;0);&quot;&quot;)">
            <text:p/>
          </table:table-cell>
          <table:table-cell table:style-name="ce33" table:formula="of:=IF(NOT([.Q31]=&quot;&quot;);VLOOKUP(CalcName;Positions;8;0);&quot;&quot;)">
            <text:p/>
          </table:table-cell>
          <table:table-cell table:style-name="ce33" table:formula="of:=IF(NOT([.Q31]=&quot;&quot;);[$Input.H27];&quot;&quot;)">
            <text:p/>
          </table:table-cell>
          <table:table-cell table:style-name="ce33" table:formula="of:=IF([$Input.D28]=&quot;&quot;;IF(OR([.Q30]=&quot;&quot;;[.Q30]=2400);&quot;&quot;;IF(Loop=&quot;true&quot;;IF([$Input.D27]=&quot;&quot;;&quot;&quot;;0);2400));[$Input.G28]-[$Input.G27]-[$Input.H27])">
            <text:p/>
          </table:table-cell>
          <table:table-cell table:formula="of:=IF(NOT([.Q31]=&quot;&quot;);IF([$Input.J2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2]=&quot;&quot;);[.A31]+1;&quot;&quot;)">
            <text:p/>
          </table:table-cell>
          <table:table-cell table:style-name="ce4" table:formula="of:=IF(NOT([.Q32]=&quot;&quot;);IF([$Input.I28]=&quot;Move&quot;;[.C31];[.C32]);&quot;&quot;)">
            <text:p/>
          </table:table-cell>
          <table:table-cell table:style-name="ce4" table:formula="of:=IF(NOT([.Q32]=&quot;&quot;);[$Input.D28];&quot;&quot;)">
            <text:p/>
          </table:table-cell>
          <table:table-cell table:style-name="ce33" table:formula="of:=IF(NOT([.Q32]=&quot;&quot;);IF([$Input.I28]=&quot;Move&quot;;[.J31];VLOOKUP([.C32];Positions;3;0));&quot;&quot;)">
            <text:p/>
          </table:table-cell>
          <table:table-cell table:style-name="ce33" table:formula="of:=IF(NOT([.Q32]=&quot;&quot;);IF([$Input.I28]=&quot;Move&quot;;[.K31];VLOOKUP([.C32];Positions;4;0));&quot;&quot;)">
            <text:p/>
          </table:table-cell>
          <table:table-cell table:style-name="ce33" table:formula="of:=IF(NOT([.Q32]=&quot;&quot;);IF([$Input.I28]=&quot;Move&quot;;[.L31];VLOOKUP([.C32];Positions;5;0));&quot;&quot;)">
            <text:p/>
          </table:table-cell>
          <table:table-cell table:style-name="ce33" table:formula="of:=IF(NOT([.Q32]=&quot;&quot;);IF([$Input.I28]=&quot;Move&quot;;[.M31];VLOOKUP([.C32];Positions;6;0));&quot;&quot;)">
            <text:p/>
          </table:table-cell>
          <table:table-cell table:style-name="ce33" table:formula="of:=IF(NOT([.Q32]=&quot;&quot;);IF([$Input.I28]=&quot;Move&quot;;[.N31];VLOOKUP([.C32];Positions;7;0));&quot;&quot;)">
            <text:p/>
          </table:table-cell>
          <table:table-cell table:style-name="ce33" table:formula="of:=IF(NOT([.Q32]=&quot;&quot;);IF([$Input.I28]=&quot;Move&quot;;[.O31];VLOOKUP([.C32];Positions;8;0));&quot;&quot;)">
            <text:p/>
          </table:table-cell>
          <table:table-cell table:style-name="ce33" table:formula="of:=IF(NOT([.Q32]=&quot;&quot;);VLOOKUP(CalcName;Positions;3;0);&quot;&quot;)">
            <text:p/>
          </table:table-cell>
          <table:table-cell table:style-name="ce33" table:formula="of:=IF(NOT([.Q32]=&quot;&quot;);VLOOKUP(CalcName;Positions;4;0);&quot;&quot;)">
            <text:p/>
          </table:table-cell>
          <table:table-cell table:style-name="ce33" table:formula="of:=IF(NOT([.Q32]=&quot;&quot;);VLOOKUP(CalcName;Positions;5;0);&quot;&quot;)">
            <text:p/>
          </table:table-cell>
          <table:table-cell table:style-name="ce33" table:formula="of:=IF(NOT([.Q32]=&quot;&quot;);VLOOKUP(CalcName;Positions;6;0);&quot;&quot;)">
            <text:p/>
          </table:table-cell>
          <table:table-cell table:style-name="ce33" table:formula="of:=IF(NOT([.Q32]=&quot;&quot;);VLOOKUP(CalcName;Positions;7;0);&quot;&quot;)">
            <text:p/>
          </table:table-cell>
          <table:table-cell table:style-name="ce33" table:formula="of:=IF(NOT([.Q32]=&quot;&quot;);VLOOKUP(CalcName;Positions;8;0);&quot;&quot;)">
            <text:p/>
          </table:table-cell>
          <table:table-cell table:style-name="ce33" table:formula="of:=IF(NOT([.Q32]=&quot;&quot;);[$Input.H28];&quot;&quot;)">
            <text:p/>
          </table:table-cell>
          <table:table-cell table:style-name="ce33" table:formula="of:=IF([$Input.D29]=&quot;&quot;;IF(OR([.Q31]=&quot;&quot;;[.Q31]=2400);&quot;&quot;;IF(Loop=&quot;true&quot;;IF([$Input.D28]=&quot;&quot;;&quot;&quot;;0);2400));[$Input.G29]-[$Input.G28]-[$Input.H28])">
            <text:p/>
          </table:table-cell>
          <table:table-cell table:formula="of:=IF(NOT([.Q32]=&quot;&quot;);IF([$Input.J2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3]=&quot;&quot;);[.A32]+1;&quot;&quot;)">
            <text:p/>
          </table:table-cell>
          <table:table-cell table:style-name="ce4" table:formula="of:=IF(NOT([.Q33]=&quot;&quot;);IF([$Input.I29]=&quot;Move&quot;;[.C32];[.C33]);&quot;&quot;)">
            <text:p/>
          </table:table-cell>
          <table:table-cell table:style-name="ce4" table:formula="of:=IF(NOT([.Q33]=&quot;&quot;);[$Input.D29];&quot;&quot;)">
            <text:p/>
          </table:table-cell>
          <table:table-cell table:style-name="ce33" table:formula="of:=IF(NOT([.Q33]=&quot;&quot;);IF([$Input.I29]=&quot;Move&quot;;[.J32];VLOOKUP([.C33];Positions;3;0));&quot;&quot;)">
            <text:p/>
          </table:table-cell>
          <table:table-cell table:style-name="ce33" table:formula="of:=IF(NOT([.Q33]=&quot;&quot;);IF([$Input.I29]=&quot;Move&quot;;[.K32];VLOOKUP([.C33];Positions;4;0));&quot;&quot;)">
            <text:p/>
          </table:table-cell>
          <table:table-cell table:style-name="ce33" table:formula="of:=IF(NOT([.Q33]=&quot;&quot;);IF([$Input.I29]=&quot;Move&quot;;[.L32];VLOOKUP([.C33];Positions;5;0));&quot;&quot;)">
            <text:p/>
          </table:table-cell>
          <table:table-cell table:style-name="ce33" table:formula="of:=IF(NOT([.Q33]=&quot;&quot;);IF([$Input.I29]=&quot;Move&quot;;[.M32];VLOOKUP([.C33];Positions;6;0));&quot;&quot;)">
            <text:p/>
          </table:table-cell>
          <table:table-cell table:style-name="ce33" table:formula="of:=IF(NOT([.Q33]=&quot;&quot;);IF([$Input.I29]=&quot;Move&quot;;[.N32];VLOOKUP([.C33];Positions;7;0));&quot;&quot;)">
            <text:p/>
          </table:table-cell>
          <table:table-cell table:style-name="ce33" table:formula="of:=IF(NOT([.Q33]=&quot;&quot;);IF([$Input.I29]=&quot;Move&quot;;[.O32];VLOOKUP([.C33];Positions;8;0));&quot;&quot;)">
            <text:p/>
          </table:table-cell>
          <table:table-cell table:style-name="ce33" table:formula="of:=IF(NOT([.Q33]=&quot;&quot;);VLOOKUP(CalcName;Positions;3;0);&quot;&quot;)">
            <text:p/>
          </table:table-cell>
          <table:table-cell table:style-name="ce33" table:formula="of:=IF(NOT([.Q33]=&quot;&quot;);VLOOKUP(CalcName;Positions;4;0);&quot;&quot;)">
            <text:p/>
          </table:table-cell>
          <table:table-cell table:style-name="ce33" table:formula="of:=IF(NOT([.Q33]=&quot;&quot;);VLOOKUP(CalcName;Positions;5;0);&quot;&quot;)">
            <text:p/>
          </table:table-cell>
          <table:table-cell table:style-name="ce33" table:formula="of:=IF(NOT([.Q33]=&quot;&quot;);VLOOKUP(CalcName;Positions;6;0);&quot;&quot;)">
            <text:p/>
          </table:table-cell>
          <table:table-cell table:style-name="ce33" table:formula="of:=IF(NOT([.Q33]=&quot;&quot;);VLOOKUP(CalcName;Positions;7;0);&quot;&quot;)">
            <text:p/>
          </table:table-cell>
          <table:table-cell table:style-name="ce33" table:formula="of:=IF(NOT([.Q33]=&quot;&quot;);VLOOKUP(CalcName;Positions;8;0);&quot;&quot;)">
            <text:p/>
          </table:table-cell>
          <table:table-cell table:style-name="ce33" table:formula="of:=IF(NOT([.Q33]=&quot;&quot;);[$Input.H29];&quot;&quot;)">
            <text:p/>
          </table:table-cell>
          <table:table-cell table:style-name="ce33" table:formula="of:=IF([$Input.D30]=&quot;&quot;;IF(OR([.Q32]=&quot;&quot;;[.Q32]=2400);&quot;&quot;;IF(Loop=&quot;true&quot;;IF([$Input.D29]=&quot;&quot;;&quot;&quot;;0);2400));[$Input.G30]-[$Input.G29]-[$Input.H29])">
            <text:p/>
          </table:table-cell>
          <table:table-cell table:formula="of:=IF(NOT([.Q33]=&quot;&quot;);IF([$Input.J2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4]=&quot;&quot;);[.A33]+1;&quot;&quot;)">
            <text:p/>
          </table:table-cell>
          <table:table-cell table:style-name="ce4" table:formula="of:=IF(NOT([.Q34]=&quot;&quot;);IF([$Input.I30]=&quot;Move&quot;;[.C33];[.C34]);&quot;&quot;)">
            <text:p/>
          </table:table-cell>
          <table:table-cell table:style-name="ce4" table:formula="of:=IF(NOT([.Q34]=&quot;&quot;);[$Input.D30];&quot;&quot;)">
            <text:p/>
          </table:table-cell>
          <table:table-cell table:style-name="ce33" table:formula="of:=IF(NOT([.Q34]=&quot;&quot;);IF([$Input.I30]=&quot;Move&quot;;[.J33];VLOOKUP([.C34];Positions;3;0));&quot;&quot;)">
            <text:p/>
          </table:table-cell>
          <table:table-cell table:style-name="ce33" table:formula="of:=IF(NOT([.Q34]=&quot;&quot;);IF([$Input.I30]=&quot;Move&quot;;[.K33];VLOOKUP([.C34];Positions;4;0));&quot;&quot;)">
            <text:p/>
          </table:table-cell>
          <table:table-cell table:style-name="ce33" table:formula="of:=IF(NOT([.Q34]=&quot;&quot;);IF([$Input.I30]=&quot;Move&quot;;[.L33];VLOOKUP([.C34];Positions;5;0));&quot;&quot;)">
            <text:p/>
          </table:table-cell>
          <table:table-cell table:style-name="ce33" table:formula="of:=IF(NOT([.Q34]=&quot;&quot;);IF([$Input.I30]=&quot;Move&quot;;[.M33];VLOOKUP([.C34];Positions;6;0));&quot;&quot;)">
            <text:p/>
          </table:table-cell>
          <table:table-cell table:style-name="ce33" table:formula="of:=IF(NOT([.Q34]=&quot;&quot;);IF([$Input.I30]=&quot;Move&quot;;[.N33];VLOOKUP([.C34];Positions;7;0));&quot;&quot;)">
            <text:p/>
          </table:table-cell>
          <table:table-cell table:style-name="ce33" table:formula="of:=IF(NOT([.Q34]=&quot;&quot;);IF([$Input.I30]=&quot;Move&quot;;[.O33];VLOOKUP([.C34];Positions;8;0));&quot;&quot;)">
            <text:p/>
          </table:table-cell>
          <table:table-cell table:style-name="ce33" table:formula="of:=IF(NOT([.Q34]=&quot;&quot;);VLOOKUP(CalcName;Positions;3;0);&quot;&quot;)">
            <text:p/>
          </table:table-cell>
          <table:table-cell table:style-name="ce33" table:formula="of:=IF(NOT([.Q34]=&quot;&quot;);VLOOKUP(CalcName;Positions;4;0);&quot;&quot;)">
            <text:p/>
          </table:table-cell>
          <table:table-cell table:style-name="ce33" table:formula="of:=IF(NOT([.Q34]=&quot;&quot;);VLOOKUP(CalcName;Positions;5;0);&quot;&quot;)">
            <text:p/>
          </table:table-cell>
          <table:table-cell table:style-name="ce33" table:formula="of:=IF(NOT([.Q34]=&quot;&quot;);VLOOKUP(CalcName;Positions;6;0);&quot;&quot;)">
            <text:p/>
          </table:table-cell>
          <table:table-cell table:style-name="ce33" table:formula="of:=IF(NOT([.Q34]=&quot;&quot;);VLOOKUP(CalcName;Positions;7;0);&quot;&quot;)">
            <text:p/>
          </table:table-cell>
          <table:table-cell table:style-name="ce33" table:formula="of:=IF(NOT([.Q34]=&quot;&quot;);VLOOKUP(CalcName;Positions;8;0);&quot;&quot;)">
            <text:p/>
          </table:table-cell>
          <table:table-cell table:style-name="ce33" table:formula="of:=IF(NOT([.Q34]=&quot;&quot;);[$Input.H30];&quot;&quot;)">
            <text:p/>
          </table:table-cell>
          <table:table-cell table:style-name="ce33" table:formula="of:=IF([$Input.D31]=&quot;&quot;;IF(OR([.Q33]=&quot;&quot;;[.Q33]=2400);&quot;&quot;;IF(Loop=&quot;true&quot;;IF([$Input.D30]=&quot;&quot;;&quot;&quot;;0);2400));[$Input.G31]-[$Input.G30]-[$Input.H30])">
            <text:p/>
          </table:table-cell>
          <table:table-cell table:formula="of:=IF(NOT([.Q34]=&quot;&quot;);IF([$Input.J3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5]=&quot;&quot;);[.A34]+1;&quot;&quot;)">
            <text:p/>
          </table:table-cell>
          <table:table-cell table:style-name="ce4" table:formula="of:=IF(NOT([.Q35]=&quot;&quot;);IF([$Input.I31]=&quot;Move&quot;;[.C34];[.C35]);&quot;&quot;)">
            <text:p/>
          </table:table-cell>
          <table:table-cell table:style-name="ce4" table:formula="of:=IF(NOT([.Q35]=&quot;&quot;);[$Input.D31];&quot;&quot;)">
            <text:p/>
          </table:table-cell>
          <table:table-cell table:style-name="ce33" table:formula="of:=IF(NOT([.Q35]=&quot;&quot;);IF([$Input.I31]=&quot;Move&quot;;[.J34];VLOOKUP([.C35];Positions;3;0));&quot;&quot;)">
            <text:p/>
          </table:table-cell>
          <table:table-cell table:style-name="ce33" table:formula="of:=IF(NOT([.Q35]=&quot;&quot;);IF([$Input.I31]=&quot;Move&quot;;[.K34];VLOOKUP([.C35];Positions;4;0));&quot;&quot;)">
            <text:p/>
          </table:table-cell>
          <table:table-cell table:style-name="ce33" table:formula="of:=IF(NOT([.Q35]=&quot;&quot;);IF([$Input.I31]=&quot;Move&quot;;[.L34];VLOOKUP([.C35];Positions;5;0));&quot;&quot;)">
            <text:p/>
          </table:table-cell>
          <table:table-cell table:style-name="ce33" table:formula="of:=IF(NOT([.Q35]=&quot;&quot;);IF([$Input.I31]=&quot;Move&quot;;[.M34];VLOOKUP([.C35];Positions;6;0));&quot;&quot;)">
            <text:p/>
          </table:table-cell>
          <table:table-cell table:style-name="ce33" table:formula="of:=IF(NOT([.Q35]=&quot;&quot;);IF([$Input.I31]=&quot;Move&quot;;[.N34];VLOOKUP([.C35];Positions;7;0));&quot;&quot;)">
            <text:p/>
          </table:table-cell>
          <table:table-cell table:style-name="ce33" table:formula="of:=IF(NOT([.Q35]=&quot;&quot;);IF([$Input.I31]=&quot;Move&quot;;[.O34];VLOOKUP([.C35];Positions;8;0));&quot;&quot;)">
            <text:p/>
          </table:table-cell>
          <table:table-cell table:style-name="ce33" table:formula="of:=IF(NOT([.Q35]=&quot;&quot;);VLOOKUP(CalcName;Positions;3;0);&quot;&quot;)">
            <text:p/>
          </table:table-cell>
          <table:table-cell table:style-name="ce33" table:formula="of:=IF(NOT([.Q35]=&quot;&quot;);VLOOKUP(CalcName;Positions;4;0);&quot;&quot;)">
            <text:p/>
          </table:table-cell>
          <table:table-cell table:style-name="ce33" table:formula="of:=IF(NOT([.Q35]=&quot;&quot;);VLOOKUP(CalcName;Positions;5;0);&quot;&quot;)">
            <text:p/>
          </table:table-cell>
          <table:table-cell table:style-name="ce33" table:formula="of:=IF(NOT([.Q35]=&quot;&quot;);VLOOKUP(CalcName;Positions;6;0);&quot;&quot;)">
            <text:p/>
          </table:table-cell>
          <table:table-cell table:style-name="ce33" table:formula="of:=IF(NOT([.Q35]=&quot;&quot;);VLOOKUP(CalcName;Positions;7;0);&quot;&quot;)">
            <text:p/>
          </table:table-cell>
          <table:table-cell table:style-name="ce33" table:formula="of:=IF(NOT([.Q35]=&quot;&quot;);VLOOKUP(CalcName;Positions;8;0);&quot;&quot;)">
            <text:p/>
          </table:table-cell>
          <table:table-cell table:style-name="ce33" table:formula="of:=IF(NOT([.Q35]=&quot;&quot;);[$Input.H31];&quot;&quot;)">
            <text:p/>
          </table:table-cell>
          <table:table-cell table:style-name="ce33" table:formula="of:=IF([$Input.D32]=&quot;&quot;;IF(OR([.Q34]=&quot;&quot;;[.Q34]=2400);&quot;&quot;;IF(Loop=&quot;true&quot;;IF([$Input.D31]=&quot;&quot;;&quot;&quot;;0);2400));[$Input.G32]-[$Input.G31]-[$Input.H31])">
            <text:p/>
          </table:table-cell>
          <table:table-cell table:formula="of:=IF(NOT([.Q35]=&quot;&quot;);IF([$Input.J3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6]=&quot;&quot;);[.A35]+1;&quot;&quot;)">
            <text:p/>
          </table:table-cell>
          <table:table-cell table:style-name="ce4" table:formula="of:=IF(NOT([.Q36]=&quot;&quot;);IF([$Input.I32]=&quot;Move&quot;;[.C35];[.C36]);&quot;&quot;)">
            <text:p/>
          </table:table-cell>
          <table:table-cell table:style-name="ce4" table:formula="of:=IF(NOT([.Q36]=&quot;&quot;);[$Input.D32];&quot;&quot;)">
            <text:p/>
          </table:table-cell>
          <table:table-cell table:style-name="ce33" table:formula="of:=IF(NOT([.Q36]=&quot;&quot;);IF([$Input.I32]=&quot;Move&quot;;[.J35];VLOOKUP([.C36];Positions;3;0));&quot;&quot;)">
            <text:p/>
          </table:table-cell>
          <table:table-cell table:style-name="ce33" table:formula="of:=IF(NOT([.Q36]=&quot;&quot;);IF([$Input.I32]=&quot;Move&quot;;[.K35];VLOOKUP([.C36];Positions;4;0));&quot;&quot;)">
            <text:p/>
          </table:table-cell>
          <table:table-cell table:style-name="ce33" table:formula="of:=IF(NOT([.Q36]=&quot;&quot;);IF([$Input.I32]=&quot;Move&quot;;[.L35];VLOOKUP([.C36];Positions;5;0));&quot;&quot;)">
            <text:p/>
          </table:table-cell>
          <table:table-cell table:style-name="ce33" table:formula="of:=IF(NOT([.Q36]=&quot;&quot;);IF([$Input.I32]=&quot;Move&quot;;[.M35];VLOOKUP([.C36];Positions;6;0));&quot;&quot;)">
            <text:p/>
          </table:table-cell>
          <table:table-cell table:style-name="ce33" table:formula="of:=IF(NOT([.Q36]=&quot;&quot;);IF([$Input.I32]=&quot;Move&quot;;[.N35];VLOOKUP([.C36];Positions;7;0));&quot;&quot;)">
            <text:p/>
          </table:table-cell>
          <table:table-cell table:style-name="ce33" table:formula="of:=IF(NOT([.Q36]=&quot;&quot;);IF([$Input.I32]=&quot;Move&quot;;[.O35];VLOOKUP([.C36];Positions;8;0));&quot;&quot;)">
            <text:p/>
          </table:table-cell>
          <table:table-cell table:style-name="ce33" table:formula="of:=IF(NOT([.Q36]=&quot;&quot;);VLOOKUP(CalcName;Positions;3;0);&quot;&quot;)">
            <text:p/>
          </table:table-cell>
          <table:table-cell table:style-name="ce33" table:formula="of:=IF(NOT([.Q36]=&quot;&quot;);VLOOKUP(CalcName;Positions;4;0);&quot;&quot;)">
            <text:p/>
          </table:table-cell>
          <table:table-cell table:style-name="ce33" table:formula="of:=IF(NOT([.Q36]=&quot;&quot;);VLOOKUP(CalcName;Positions;5;0);&quot;&quot;)">
            <text:p/>
          </table:table-cell>
          <table:table-cell table:style-name="ce33" table:formula="of:=IF(NOT([.Q36]=&quot;&quot;);VLOOKUP(CalcName;Positions;6;0);&quot;&quot;)">
            <text:p/>
          </table:table-cell>
          <table:table-cell table:style-name="ce33" table:formula="of:=IF(NOT([.Q36]=&quot;&quot;);VLOOKUP(CalcName;Positions;7;0);&quot;&quot;)">
            <text:p/>
          </table:table-cell>
          <table:table-cell table:style-name="ce33" table:formula="of:=IF(NOT([.Q36]=&quot;&quot;);VLOOKUP(CalcName;Positions;8;0);&quot;&quot;)">
            <text:p/>
          </table:table-cell>
          <table:table-cell table:style-name="ce33" table:formula="of:=IF(NOT([.Q36]=&quot;&quot;);[$Input.H32];&quot;&quot;)">
            <text:p/>
          </table:table-cell>
          <table:table-cell table:style-name="ce33" table:formula="of:=IF([$Input.D33]=&quot;&quot;;IF(OR([.Q35]=&quot;&quot;;[.Q35]=2400);&quot;&quot;;IF(Loop=&quot;true&quot;;IF([$Input.D32]=&quot;&quot;;&quot;&quot;;0);2400));[$Input.G33]-[$Input.G32]-[$Input.H32])">
            <text:p/>
          </table:table-cell>
          <table:table-cell table:formula="of:=IF(NOT([.Q36]=&quot;&quot;);IF([$Input.J3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7]=&quot;&quot;);[.A36]+1;&quot;&quot;)">
            <text:p/>
          </table:table-cell>
          <table:table-cell table:style-name="ce4" table:formula="of:=IF(NOT([.Q37]=&quot;&quot;);IF([$Input.I33]=&quot;Move&quot;;[.C36];[.C37]);&quot;&quot;)">
            <text:p/>
          </table:table-cell>
          <table:table-cell table:style-name="ce4" table:formula="of:=IF(NOT([.Q37]=&quot;&quot;);[$Input.D33];&quot;&quot;)">
            <text:p/>
          </table:table-cell>
          <table:table-cell table:style-name="ce33" table:formula="of:=IF(NOT([.Q37]=&quot;&quot;);IF([$Input.I33]=&quot;Move&quot;;[.J36];VLOOKUP([.C37];Positions;3;0));&quot;&quot;)">
            <text:p/>
          </table:table-cell>
          <table:table-cell table:style-name="ce33" table:formula="of:=IF(NOT([.Q37]=&quot;&quot;);IF([$Input.I33]=&quot;Move&quot;;[.K36];VLOOKUP([.C37];Positions;4;0));&quot;&quot;)">
            <text:p/>
          </table:table-cell>
          <table:table-cell table:style-name="ce33" table:formula="of:=IF(NOT([.Q37]=&quot;&quot;);IF([$Input.I33]=&quot;Move&quot;;[.L36];VLOOKUP([.C37];Positions;5;0));&quot;&quot;)">
            <text:p/>
          </table:table-cell>
          <table:table-cell table:style-name="ce33" table:formula="of:=IF(NOT([.Q37]=&quot;&quot;);IF([$Input.I33]=&quot;Move&quot;;[.M36];VLOOKUP([.C37];Positions;6;0));&quot;&quot;)">
            <text:p/>
          </table:table-cell>
          <table:table-cell table:style-name="ce33" table:formula="of:=IF(NOT([.Q37]=&quot;&quot;);IF([$Input.I33]=&quot;Move&quot;;[.N36];VLOOKUP([.C37];Positions;7;0));&quot;&quot;)">
            <text:p/>
          </table:table-cell>
          <table:table-cell table:style-name="ce33" table:formula="of:=IF(NOT([.Q37]=&quot;&quot;);IF([$Input.I33]=&quot;Move&quot;;[.O36];VLOOKUP([.C37];Positions;8;0));&quot;&quot;)">
            <text:p/>
          </table:table-cell>
          <table:table-cell table:style-name="ce33" table:formula="of:=IF(NOT([.Q37]=&quot;&quot;);VLOOKUP(CalcName;Positions;3;0);&quot;&quot;)">
            <text:p/>
          </table:table-cell>
          <table:table-cell table:style-name="ce33" table:formula="of:=IF(NOT([.Q37]=&quot;&quot;);VLOOKUP(CalcName;Positions;4;0);&quot;&quot;)">
            <text:p/>
          </table:table-cell>
          <table:table-cell table:style-name="ce33" table:formula="of:=IF(NOT([.Q37]=&quot;&quot;);VLOOKUP(CalcName;Positions;5;0);&quot;&quot;)">
            <text:p/>
          </table:table-cell>
          <table:table-cell table:style-name="ce33" table:formula="of:=IF(NOT([.Q37]=&quot;&quot;);VLOOKUP(CalcName;Positions;6;0);&quot;&quot;)">
            <text:p/>
          </table:table-cell>
          <table:table-cell table:style-name="ce33" table:formula="of:=IF(NOT([.Q37]=&quot;&quot;);VLOOKUP(CalcName;Positions;7;0);&quot;&quot;)">
            <text:p/>
          </table:table-cell>
          <table:table-cell table:style-name="ce33" table:formula="of:=IF(NOT([.Q37]=&quot;&quot;);VLOOKUP(CalcName;Positions;8;0);&quot;&quot;)">
            <text:p/>
          </table:table-cell>
          <table:table-cell table:style-name="ce33" table:formula="of:=IF(NOT([.Q37]=&quot;&quot;);[$Input.H33];&quot;&quot;)">
            <text:p/>
          </table:table-cell>
          <table:table-cell table:style-name="ce33" table:formula="of:=IF([$Input.D34]=&quot;&quot;;IF(OR([.Q36]=&quot;&quot;;[.Q36]=2400);&quot;&quot;;IF(Loop=&quot;true&quot;;IF([$Input.D33]=&quot;&quot;;&quot;&quot;;0);2400));[$Input.G34]-[$Input.G33]-[$Input.H33])">
            <text:p/>
          </table:table-cell>
          <table:table-cell table:formula="of:=IF(NOT([.Q37]=&quot;&quot;);IF([$Input.J3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8]=&quot;&quot;);[.A37]+1;&quot;&quot;)">
            <text:p/>
          </table:table-cell>
          <table:table-cell table:style-name="ce4" table:formula="of:=IF(NOT([.Q38]=&quot;&quot;);IF([$Input.I34]=&quot;Move&quot;;[.C37];[.C38]);&quot;&quot;)">
            <text:p/>
          </table:table-cell>
          <table:table-cell table:style-name="ce4" table:formula="of:=IF(NOT([.Q38]=&quot;&quot;);[$Input.D34];&quot;&quot;)">
            <text:p/>
          </table:table-cell>
          <table:table-cell table:style-name="ce33" table:formula="of:=IF(NOT([.Q38]=&quot;&quot;);IF([$Input.I34]=&quot;Move&quot;;[.J37];VLOOKUP([.C38];Positions;3;0));&quot;&quot;)">
            <text:p/>
          </table:table-cell>
          <table:table-cell table:style-name="ce33" table:formula="of:=IF(NOT([.Q38]=&quot;&quot;);IF([$Input.I34]=&quot;Move&quot;;[.K37];VLOOKUP([.C38];Positions;4;0));&quot;&quot;)">
            <text:p/>
          </table:table-cell>
          <table:table-cell table:style-name="ce33" table:formula="of:=IF(NOT([.Q38]=&quot;&quot;);IF([$Input.I34]=&quot;Move&quot;;[.L37];VLOOKUP([.C38];Positions;5;0));&quot;&quot;)">
            <text:p/>
          </table:table-cell>
          <table:table-cell table:style-name="ce33" table:formula="of:=IF(NOT([.Q38]=&quot;&quot;);IF([$Input.I34]=&quot;Move&quot;;[.M37];VLOOKUP([.C38];Positions;6;0));&quot;&quot;)">
            <text:p/>
          </table:table-cell>
          <table:table-cell table:style-name="ce33" table:formula="of:=IF(NOT([.Q38]=&quot;&quot;);IF([$Input.I34]=&quot;Move&quot;;[.N37];VLOOKUP([.C38];Positions;7;0));&quot;&quot;)">
            <text:p/>
          </table:table-cell>
          <table:table-cell table:style-name="ce33" table:formula="of:=IF(NOT([.Q38]=&quot;&quot;);IF([$Input.I34]=&quot;Move&quot;;[.O37];VLOOKUP([.C38];Positions;8;0));&quot;&quot;)">
            <text:p/>
          </table:table-cell>
          <table:table-cell table:style-name="ce33" table:formula="of:=IF(NOT([.Q38]=&quot;&quot;);VLOOKUP(CalcName;Positions;3;0);&quot;&quot;)">
            <text:p/>
          </table:table-cell>
          <table:table-cell table:style-name="ce33" table:formula="of:=IF(NOT([.Q38]=&quot;&quot;);VLOOKUP(CalcName;Positions;4;0);&quot;&quot;)">
            <text:p/>
          </table:table-cell>
          <table:table-cell table:style-name="ce33" table:formula="of:=IF(NOT([.Q38]=&quot;&quot;);VLOOKUP(CalcName;Positions;5;0);&quot;&quot;)">
            <text:p/>
          </table:table-cell>
          <table:table-cell table:style-name="ce33" table:formula="of:=IF(NOT([.Q38]=&quot;&quot;);VLOOKUP(CalcName;Positions;6;0);&quot;&quot;)">
            <text:p/>
          </table:table-cell>
          <table:table-cell table:style-name="ce33" table:formula="of:=IF(NOT([.Q38]=&quot;&quot;);VLOOKUP(CalcName;Positions;7;0);&quot;&quot;)">
            <text:p/>
          </table:table-cell>
          <table:table-cell table:style-name="ce33" table:formula="of:=IF(NOT([.Q38]=&quot;&quot;);VLOOKUP(CalcName;Positions;8;0);&quot;&quot;)">
            <text:p/>
          </table:table-cell>
          <table:table-cell table:style-name="ce33" table:formula="of:=IF(NOT([.Q38]=&quot;&quot;);[$Input.H34];&quot;&quot;)">
            <text:p/>
          </table:table-cell>
          <table:table-cell table:style-name="ce33" table:formula="of:=IF([$Input.D35]=&quot;&quot;;IF(OR([.Q37]=&quot;&quot;;[.Q37]=2400);&quot;&quot;;IF(Loop=&quot;true&quot;;IF([$Input.D34]=&quot;&quot;;&quot;&quot;;0);2400));[$Input.G35]-[$Input.G34]-[$Input.H34])">
            <text:p/>
          </table:table-cell>
          <table:table-cell table:formula="of:=IF(NOT([.Q38]=&quot;&quot;);IF([$Input.J3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9]=&quot;&quot;);[.A38]+1;&quot;&quot;)">
            <text:p/>
          </table:table-cell>
          <table:table-cell table:style-name="ce4" table:formula="of:=IF(NOT([.Q39]=&quot;&quot;);IF([$Input.I35]=&quot;Move&quot;;[.C38];[.C39]);&quot;&quot;)">
            <text:p/>
          </table:table-cell>
          <table:table-cell table:style-name="ce4" table:formula="of:=IF(NOT([.Q39]=&quot;&quot;);[$Input.D35];&quot;&quot;)">
            <text:p/>
          </table:table-cell>
          <table:table-cell table:style-name="ce33" table:formula="of:=IF(NOT([.Q39]=&quot;&quot;);IF([$Input.I35]=&quot;Move&quot;;[.J38];VLOOKUP([.C39];Positions;3;0));&quot;&quot;)">
            <text:p/>
          </table:table-cell>
          <table:table-cell table:style-name="ce33" table:formula="of:=IF(NOT([.Q39]=&quot;&quot;);IF([$Input.I35]=&quot;Move&quot;;[.K38];VLOOKUP([.C39];Positions;4;0));&quot;&quot;)">
            <text:p/>
          </table:table-cell>
          <table:table-cell table:style-name="ce33" table:formula="of:=IF(NOT([.Q39]=&quot;&quot;);IF([$Input.I35]=&quot;Move&quot;;[.L38];VLOOKUP([.C39];Positions;5;0));&quot;&quot;)">
            <text:p/>
          </table:table-cell>
          <table:table-cell table:style-name="ce33" table:formula="of:=IF(NOT([.Q39]=&quot;&quot;);IF([$Input.I35]=&quot;Move&quot;;[.M38];VLOOKUP([.C39];Positions;6;0));&quot;&quot;)">
            <text:p/>
          </table:table-cell>
          <table:table-cell table:style-name="ce33" table:formula="of:=IF(NOT([.Q39]=&quot;&quot;);IF([$Input.I35]=&quot;Move&quot;;[.N38];VLOOKUP([.C39];Positions;7;0));&quot;&quot;)">
            <text:p/>
          </table:table-cell>
          <table:table-cell table:style-name="ce33" table:formula="of:=IF(NOT([.Q39]=&quot;&quot;);IF([$Input.I35]=&quot;Move&quot;;[.O38];VLOOKUP([.C39];Positions;8;0));&quot;&quot;)">
            <text:p/>
          </table:table-cell>
          <table:table-cell table:style-name="ce33" table:formula="of:=IF(NOT([.Q39]=&quot;&quot;);VLOOKUP(CalcName;Positions;3;0);&quot;&quot;)">
            <text:p/>
          </table:table-cell>
          <table:table-cell table:style-name="ce33" table:formula="of:=IF(NOT([.Q39]=&quot;&quot;);VLOOKUP(CalcName;Positions;4;0);&quot;&quot;)">
            <text:p/>
          </table:table-cell>
          <table:table-cell table:style-name="ce33" table:formula="of:=IF(NOT([.Q39]=&quot;&quot;);VLOOKUP(CalcName;Positions;5;0);&quot;&quot;)">
            <text:p/>
          </table:table-cell>
          <table:table-cell table:style-name="ce33" table:formula="of:=IF(NOT([.Q39]=&quot;&quot;);VLOOKUP(CalcName;Positions;6;0);&quot;&quot;)">
            <text:p/>
          </table:table-cell>
          <table:table-cell table:style-name="ce33" table:formula="of:=IF(NOT([.Q39]=&quot;&quot;);VLOOKUP(CalcName;Positions;7;0);&quot;&quot;)">
            <text:p/>
          </table:table-cell>
          <table:table-cell table:style-name="ce33" table:formula="of:=IF(NOT([.Q39]=&quot;&quot;);VLOOKUP(CalcName;Positions;8;0);&quot;&quot;)">
            <text:p/>
          </table:table-cell>
          <table:table-cell table:style-name="ce33" table:formula="of:=IF(NOT([.Q39]=&quot;&quot;);[$Input.H35];&quot;&quot;)">
            <text:p/>
          </table:table-cell>
          <table:table-cell table:style-name="ce33" table:formula="of:=IF([$Input.D36]=&quot;&quot;;IF(OR([.Q38]=&quot;&quot;;[.Q38]=2400);&quot;&quot;;IF(Loop=&quot;true&quot;;IF([$Input.D35]=&quot;&quot;;&quot;&quot;;0);2400));[$Input.G36]-[$Input.G35]-[$Input.H35])">
            <text:p/>
          </table:table-cell>
          <table:table-cell table:formula="of:=IF(NOT([.Q39]=&quot;&quot;);IF([$Input.J3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0]=&quot;&quot;);[.A39]+1;&quot;&quot;)">
            <text:p/>
          </table:table-cell>
          <table:table-cell table:style-name="ce4" table:formula="of:=IF(NOT([.Q40]=&quot;&quot;);IF([$Input.I36]=&quot;Move&quot;;[.C39];[.C40]);&quot;&quot;)">
            <text:p/>
          </table:table-cell>
          <table:table-cell table:style-name="ce4" table:formula="of:=IF(NOT([.Q40]=&quot;&quot;);[$Input.D36];&quot;&quot;)">
            <text:p/>
          </table:table-cell>
          <table:table-cell table:style-name="ce33" table:formula="of:=IF(NOT([.Q40]=&quot;&quot;);IF([$Input.I36]=&quot;Move&quot;;[.J39];VLOOKUP([.C40];Positions;3;0));&quot;&quot;)">
            <text:p/>
          </table:table-cell>
          <table:table-cell table:style-name="ce33" table:formula="of:=IF(NOT([.Q40]=&quot;&quot;);IF([$Input.I36]=&quot;Move&quot;;[.K39];VLOOKUP([.C40];Positions;4;0));&quot;&quot;)">
            <text:p/>
          </table:table-cell>
          <table:table-cell table:style-name="ce33" table:formula="of:=IF(NOT([.Q40]=&quot;&quot;);IF([$Input.I36]=&quot;Move&quot;;[.L39];VLOOKUP([.C40];Positions;5;0));&quot;&quot;)">
            <text:p/>
          </table:table-cell>
          <table:table-cell table:style-name="ce33" table:formula="of:=IF(NOT([.Q40]=&quot;&quot;);IF([$Input.I36]=&quot;Move&quot;;[.M39];VLOOKUP([.C40];Positions;6;0));&quot;&quot;)">
            <text:p/>
          </table:table-cell>
          <table:table-cell table:style-name="ce33" table:formula="of:=IF(NOT([.Q40]=&quot;&quot;);IF([$Input.I36]=&quot;Move&quot;;[.N39];VLOOKUP([.C40];Positions;7;0));&quot;&quot;)">
            <text:p/>
          </table:table-cell>
          <table:table-cell table:style-name="ce33" table:formula="of:=IF(NOT([.Q40]=&quot;&quot;);IF([$Input.I36]=&quot;Move&quot;;[.O39];VLOOKUP([.C40];Positions;8;0));&quot;&quot;)">
            <text:p/>
          </table:table-cell>
          <table:table-cell table:style-name="ce33" table:formula="of:=IF(NOT([.Q40]=&quot;&quot;);VLOOKUP(CalcName;Positions;3;0);&quot;&quot;)">
            <text:p/>
          </table:table-cell>
          <table:table-cell table:style-name="ce33" table:formula="of:=IF(NOT([.Q40]=&quot;&quot;);VLOOKUP(CalcName;Positions;4;0);&quot;&quot;)">
            <text:p/>
          </table:table-cell>
          <table:table-cell table:style-name="ce33" table:formula="of:=IF(NOT([.Q40]=&quot;&quot;);VLOOKUP(CalcName;Positions;5;0);&quot;&quot;)">
            <text:p/>
          </table:table-cell>
          <table:table-cell table:style-name="ce33" table:formula="of:=IF(NOT([.Q40]=&quot;&quot;);VLOOKUP(CalcName;Positions;6;0);&quot;&quot;)">
            <text:p/>
          </table:table-cell>
          <table:table-cell table:style-name="ce33" table:formula="of:=IF(NOT([.Q40]=&quot;&quot;);VLOOKUP(CalcName;Positions;7;0);&quot;&quot;)">
            <text:p/>
          </table:table-cell>
          <table:table-cell table:style-name="ce33" table:formula="of:=IF(NOT([.Q40]=&quot;&quot;);VLOOKUP(CalcName;Positions;8;0);&quot;&quot;)">
            <text:p/>
          </table:table-cell>
          <table:table-cell table:style-name="ce33" table:formula="of:=IF(NOT([.Q40]=&quot;&quot;);[$Input.H36];&quot;&quot;)">
            <text:p/>
          </table:table-cell>
          <table:table-cell table:style-name="ce33" table:formula="of:=IF([$Input.D37]=&quot;&quot;;IF(OR([.Q39]=&quot;&quot;;[.Q39]=2400);&quot;&quot;;IF(Loop=&quot;true&quot;;IF([$Input.D36]=&quot;&quot;;&quot;&quot;;0);2400));[$Input.G37]-[$Input.G36]-[$Input.H36])">
            <text:p/>
          </table:table-cell>
          <table:table-cell table:formula="of:=IF(NOT([.Q40]=&quot;&quot;);IF([$Input.J3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1]=&quot;&quot;);[.A40]+1;&quot;&quot;)">
            <text:p/>
          </table:table-cell>
          <table:table-cell table:style-name="ce4" table:formula="of:=IF(NOT([.Q41]=&quot;&quot;);IF([$Input.I37]=&quot;Move&quot;;[.C40];[.C41]);&quot;&quot;)">
            <text:p/>
          </table:table-cell>
          <table:table-cell table:style-name="ce4" table:formula="of:=IF(NOT([.Q41]=&quot;&quot;);[$Input.D37];&quot;&quot;)">
            <text:p/>
          </table:table-cell>
          <table:table-cell table:style-name="ce33" table:formula="of:=IF(NOT([.Q41]=&quot;&quot;);IF([$Input.I37]=&quot;Move&quot;;[.J40];VLOOKUP([.C41];Positions;3;0));&quot;&quot;)">
            <text:p/>
          </table:table-cell>
          <table:table-cell table:style-name="ce33" table:formula="of:=IF(NOT([.Q41]=&quot;&quot;);IF([$Input.I37]=&quot;Move&quot;;[.K40];VLOOKUP([.C41];Positions;4;0));&quot;&quot;)">
            <text:p/>
          </table:table-cell>
          <table:table-cell table:style-name="ce33" table:formula="of:=IF(NOT([.Q41]=&quot;&quot;);IF([$Input.I37]=&quot;Move&quot;;[.L40];VLOOKUP([.C41];Positions;5;0));&quot;&quot;)">
            <text:p/>
          </table:table-cell>
          <table:table-cell table:style-name="ce33" table:formula="of:=IF(NOT([.Q41]=&quot;&quot;);IF([$Input.I37]=&quot;Move&quot;;[.M40];VLOOKUP([.C41];Positions;6;0));&quot;&quot;)">
            <text:p/>
          </table:table-cell>
          <table:table-cell table:style-name="ce33" table:formula="of:=IF(NOT([.Q41]=&quot;&quot;);IF([$Input.I37]=&quot;Move&quot;;[.N40];VLOOKUP([.C41];Positions;7;0));&quot;&quot;)">
            <text:p/>
          </table:table-cell>
          <table:table-cell table:style-name="ce33" table:formula="of:=IF(NOT([.Q41]=&quot;&quot;);IF([$Input.I37]=&quot;Move&quot;;[.O40];VLOOKUP([.C41];Positions;8;0));&quot;&quot;)">
            <text:p/>
          </table:table-cell>
          <table:table-cell table:style-name="ce33" table:formula="of:=IF(NOT([.Q41]=&quot;&quot;);VLOOKUP(CalcName;Positions;3;0);&quot;&quot;)">
            <text:p/>
          </table:table-cell>
          <table:table-cell table:style-name="ce33" table:formula="of:=IF(NOT([.Q41]=&quot;&quot;);VLOOKUP(CalcName;Positions;4;0);&quot;&quot;)">
            <text:p/>
          </table:table-cell>
          <table:table-cell table:style-name="ce33" table:formula="of:=IF(NOT([.Q41]=&quot;&quot;);VLOOKUP(CalcName;Positions;5;0);&quot;&quot;)">
            <text:p/>
          </table:table-cell>
          <table:table-cell table:style-name="ce33" table:formula="of:=IF(NOT([.Q41]=&quot;&quot;);VLOOKUP(CalcName;Positions;6;0);&quot;&quot;)">
            <text:p/>
          </table:table-cell>
          <table:table-cell table:style-name="ce33" table:formula="of:=IF(NOT([.Q41]=&quot;&quot;);VLOOKUP(CalcName;Positions;7;0);&quot;&quot;)">
            <text:p/>
          </table:table-cell>
          <table:table-cell table:style-name="ce33" table:formula="of:=IF(NOT([.Q41]=&quot;&quot;);VLOOKUP(CalcName;Positions;8;0);&quot;&quot;)">
            <text:p/>
          </table:table-cell>
          <table:table-cell table:style-name="ce33" table:formula="of:=IF(NOT([.Q41]=&quot;&quot;);[$Input.H37];&quot;&quot;)">
            <text:p/>
          </table:table-cell>
          <table:table-cell table:style-name="ce33" table:formula="of:=IF([$Input.D38]=&quot;&quot;;IF(OR([.Q40]=&quot;&quot;;[.Q40]=2400);&quot;&quot;;IF(Loop=&quot;true&quot;;IF([$Input.D37]=&quot;&quot;;&quot;&quot;;0);2400));[$Input.G38]-[$Input.G37]-[$Input.H37])">
            <text:p/>
          </table:table-cell>
          <table:table-cell table:formula="of:=IF(NOT([.Q41]=&quot;&quot;);IF([$Input.J3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2]=&quot;&quot;);[.A41]+1;&quot;&quot;)">
            <text:p/>
          </table:table-cell>
          <table:table-cell table:style-name="ce4" table:formula="of:=IF(NOT([.Q42]=&quot;&quot;);IF([$Input.I38]=&quot;Move&quot;;[.C41];[.C42]);&quot;&quot;)">
            <text:p/>
          </table:table-cell>
          <table:table-cell table:style-name="ce4" table:formula="of:=IF(NOT([.Q42]=&quot;&quot;);[$Input.D38];&quot;&quot;)">
            <text:p/>
          </table:table-cell>
          <table:table-cell table:style-name="ce33" table:formula="of:=IF(NOT([.Q42]=&quot;&quot;);IF([$Input.I38]=&quot;Move&quot;;[.J41];VLOOKUP([.C42];Positions;3;0));&quot;&quot;)">
            <text:p/>
          </table:table-cell>
          <table:table-cell table:style-name="ce33" table:formula="of:=IF(NOT([.Q42]=&quot;&quot;);IF([$Input.I38]=&quot;Move&quot;;[.K41];VLOOKUP([.C42];Positions;4;0));&quot;&quot;)">
            <text:p/>
          </table:table-cell>
          <table:table-cell table:style-name="ce33" table:formula="of:=IF(NOT([.Q42]=&quot;&quot;);IF([$Input.I38]=&quot;Move&quot;;[.L41];VLOOKUP([.C42];Positions;5;0));&quot;&quot;)">
            <text:p/>
          </table:table-cell>
          <table:table-cell table:style-name="ce33" table:formula="of:=IF(NOT([.Q42]=&quot;&quot;);IF([$Input.I38]=&quot;Move&quot;;[.M41];VLOOKUP([.C42];Positions;6;0));&quot;&quot;)">
            <text:p/>
          </table:table-cell>
          <table:table-cell table:style-name="ce33" table:formula="of:=IF(NOT([.Q42]=&quot;&quot;);IF([$Input.I38]=&quot;Move&quot;;[.N41];VLOOKUP([.C42];Positions;7;0));&quot;&quot;)">
            <text:p/>
          </table:table-cell>
          <table:table-cell table:style-name="ce33" table:formula="of:=IF(NOT([.Q42]=&quot;&quot;);IF([$Input.I38]=&quot;Move&quot;;[.O41];VLOOKUP([.C42];Positions;8;0));&quot;&quot;)">
            <text:p/>
          </table:table-cell>
          <table:table-cell table:style-name="ce33" table:formula="of:=IF(NOT([.Q42]=&quot;&quot;);VLOOKUP(CalcName;Positions;3;0);&quot;&quot;)">
            <text:p/>
          </table:table-cell>
          <table:table-cell table:style-name="ce33" table:formula="of:=IF(NOT([.Q42]=&quot;&quot;);VLOOKUP(CalcName;Positions;4;0);&quot;&quot;)">
            <text:p/>
          </table:table-cell>
          <table:table-cell table:style-name="ce33" table:formula="of:=IF(NOT([.Q42]=&quot;&quot;);VLOOKUP(CalcName;Positions;5;0);&quot;&quot;)">
            <text:p/>
          </table:table-cell>
          <table:table-cell table:style-name="ce33" table:formula="of:=IF(NOT([.Q42]=&quot;&quot;);VLOOKUP(CalcName;Positions;6;0);&quot;&quot;)">
            <text:p/>
          </table:table-cell>
          <table:table-cell table:style-name="ce33" table:formula="of:=IF(NOT([.Q42]=&quot;&quot;);VLOOKUP(CalcName;Positions;7;0);&quot;&quot;)">
            <text:p/>
          </table:table-cell>
          <table:table-cell table:style-name="ce33" table:formula="of:=IF(NOT([.Q42]=&quot;&quot;);VLOOKUP(CalcName;Positions;8;0);&quot;&quot;)">
            <text:p/>
          </table:table-cell>
          <table:table-cell table:style-name="ce33" table:formula="of:=IF(NOT([.Q42]=&quot;&quot;);[$Input.H38];&quot;&quot;)">
            <text:p/>
          </table:table-cell>
          <table:table-cell table:style-name="ce33" table:formula="of:=IF([$Input.D39]=&quot;&quot;;IF(OR([.Q41]=&quot;&quot;;[.Q41]=2400);&quot;&quot;;IF(Loop=&quot;true&quot;;IF([$Input.D38]=&quot;&quot;;&quot;&quot;;0);2400));[$Input.G39]-[$Input.G38]-[$Input.H38])">
            <text:p/>
          </table:table-cell>
          <table:table-cell table:formula="of:=IF(NOT([.Q42]=&quot;&quot;);IF([$Input.J3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3]=&quot;&quot;);[.A42]+1;&quot;&quot;)">
            <text:p/>
          </table:table-cell>
          <table:table-cell table:style-name="ce4" table:formula="of:=IF(NOT([.Q43]=&quot;&quot;);IF([$Input.I39]=&quot;Move&quot;;[.C42];[.C43]);&quot;&quot;)">
            <text:p/>
          </table:table-cell>
          <table:table-cell table:style-name="ce4" table:formula="of:=IF(NOT([.Q43]=&quot;&quot;);[$Input.D39];&quot;&quot;)">
            <text:p/>
          </table:table-cell>
          <table:table-cell table:style-name="ce33" table:formula="of:=IF(NOT([.Q43]=&quot;&quot;);IF([$Input.I39]=&quot;Move&quot;;[.J42];VLOOKUP([.C43];Positions;3;0));&quot;&quot;)">
            <text:p/>
          </table:table-cell>
          <table:table-cell table:style-name="ce33" table:formula="of:=IF(NOT([.Q43]=&quot;&quot;);IF([$Input.I39]=&quot;Move&quot;;[.K42];VLOOKUP([.C43];Positions;4;0));&quot;&quot;)">
            <text:p/>
          </table:table-cell>
          <table:table-cell table:style-name="ce33" table:formula="of:=IF(NOT([.Q43]=&quot;&quot;);IF([$Input.I39]=&quot;Move&quot;;[.L42];VLOOKUP([.C43];Positions;5;0));&quot;&quot;)">
            <text:p/>
          </table:table-cell>
          <table:table-cell table:style-name="ce33" table:formula="of:=IF(NOT([.Q43]=&quot;&quot;);IF([$Input.I39]=&quot;Move&quot;;[.M42];VLOOKUP([.C43];Positions;6;0));&quot;&quot;)">
            <text:p/>
          </table:table-cell>
          <table:table-cell table:style-name="ce33" table:formula="of:=IF(NOT([.Q43]=&quot;&quot;);IF([$Input.I39]=&quot;Move&quot;;[.N42];VLOOKUP([.C43];Positions;7;0));&quot;&quot;)">
            <text:p/>
          </table:table-cell>
          <table:table-cell table:style-name="ce33" table:formula="of:=IF(NOT([.Q43]=&quot;&quot;);IF([$Input.I39]=&quot;Move&quot;;[.O42];VLOOKUP([.C43];Positions;8;0));&quot;&quot;)">
            <text:p/>
          </table:table-cell>
          <table:table-cell table:style-name="ce33" table:formula="of:=IF(NOT([.Q43]=&quot;&quot;);VLOOKUP(CalcName;Positions;3;0);&quot;&quot;)">
            <text:p/>
          </table:table-cell>
          <table:table-cell table:style-name="ce33" table:formula="of:=IF(NOT([.Q43]=&quot;&quot;);VLOOKUP(CalcName;Positions;4;0);&quot;&quot;)">
            <text:p/>
          </table:table-cell>
          <table:table-cell table:style-name="ce33" table:formula="of:=IF(NOT([.Q43]=&quot;&quot;);VLOOKUP(CalcName;Positions;5;0);&quot;&quot;)">
            <text:p/>
          </table:table-cell>
          <table:table-cell table:style-name="ce33" table:formula="of:=IF(NOT([.Q43]=&quot;&quot;);VLOOKUP(CalcName;Positions;6;0);&quot;&quot;)">
            <text:p/>
          </table:table-cell>
          <table:table-cell table:style-name="ce33" table:formula="of:=IF(NOT([.Q43]=&quot;&quot;);VLOOKUP(CalcName;Positions;7;0);&quot;&quot;)">
            <text:p/>
          </table:table-cell>
          <table:table-cell table:style-name="ce33" table:formula="of:=IF(NOT([.Q43]=&quot;&quot;);VLOOKUP(CalcName;Positions;8;0);&quot;&quot;)">
            <text:p/>
          </table:table-cell>
          <table:table-cell table:style-name="ce33" table:formula="of:=IF(NOT([.Q43]=&quot;&quot;);[$Input.H39];&quot;&quot;)">
            <text:p/>
          </table:table-cell>
          <table:table-cell table:style-name="ce33" table:formula="of:=IF([$Input.D40]=&quot;&quot;;IF(OR([.Q42]=&quot;&quot;;[.Q42]=2400);&quot;&quot;;IF(Loop=&quot;true&quot;;IF([$Input.D39]=&quot;&quot;;&quot;&quot;;0);2400));[$Input.G40]-[$Input.G39]-[$Input.H39])">
            <text:p/>
          </table:table-cell>
          <table:table-cell table:formula="of:=IF(NOT([.Q43]=&quot;&quot;);IF([$Input.J3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4]=&quot;&quot;);[.A43]+1;&quot;&quot;)">
            <text:p/>
          </table:table-cell>
          <table:table-cell table:style-name="ce4" table:formula="of:=IF(NOT([.Q44]=&quot;&quot;);IF([$Input.I40]=&quot;Move&quot;;[.C43];[.C44]);&quot;&quot;)">
            <text:p/>
          </table:table-cell>
          <table:table-cell table:style-name="ce4" table:formula="of:=IF(NOT([.Q44]=&quot;&quot;);[$Input.D40];&quot;&quot;)">
            <text:p/>
          </table:table-cell>
          <table:table-cell table:style-name="ce33" table:formula="of:=IF(NOT([.Q44]=&quot;&quot;);IF([$Input.I40]=&quot;Move&quot;;[.J43];VLOOKUP([.C44];Positions;3;0));&quot;&quot;)">
            <text:p/>
          </table:table-cell>
          <table:table-cell table:style-name="ce33" table:formula="of:=IF(NOT([.Q44]=&quot;&quot;);IF([$Input.I40]=&quot;Move&quot;;[.K43];VLOOKUP([.C44];Positions;4;0));&quot;&quot;)">
            <text:p/>
          </table:table-cell>
          <table:table-cell table:style-name="ce33" table:formula="of:=IF(NOT([.Q44]=&quot;&quot;);IF([$Input.I40]=&quot;Move&quot;;[.L43];VLOOKUP([.C44];Positions;5;0));&quot;&quot;)">
            <text:p/>
          </table:table-cell>
          <table:table-cell table:style-name="ce33" table:formula="of:=IF(NOT([.Q44]=&quot;&quot;);IF([$Input.I40]=&quot;Move&quot;;[.M43];VLOOKUP([.C44];Positions;6;0));&quot;&quot;)">
            <text:p/>
          </table:table-cell>
          <table:table-cell table:style-name="ce33" table:formula="of:=IF(NOT([.Q44]=&quot;&quot;);IF([$Input.I40]=&quot;Move&quot;;[.N43];VLOOKUP([.C44];Positions;7;0));&quot;&quot;)">
            <text:p/>
          </table:table-cell>
          <table:table-cell table:style-name="ce33" table:formula="of:=IF(NOT([.Q44]=&quot;&quot;);IF([$Input.I40]=&quot;Move&quot;;[.O43];VLOOKUP([.C44];Positions;8;0));&quot;&quot;)">
            <text:p/>
          </table:table-cell>
          <table:table-cell table:style-name="ce33" table:formula="of:=IF(NOT([.Q44]=&quot;&quot;);VLOOKUP(CalcName;Positions;3;0);&quot;&quot;)">
            <text:p/>
          </table:table-cell>
          <table:table-cell table:style-name="ce33" table:formula="of:=IF(NOT([.Q44]=&quot;&quot;);VLOOKUP(CalcName;Positions;4;0);&quot;&quot;)">
            <text:p/>
          </table:table-cell>
          <table:table-cell table:style-name="ce33" table:formula="of:=IF(NOT([.Q44]=&quot;&quot;);VLOOKUP(CalcName;Positions;5;0);&quot;&quot;)">
            <text:p/>
          </table:table-cell>
          <table:table-cell table:style-name="ce33" table:formula="of:=IF(NOT([.Q44]=&quot;&quot;);VLOOKUP(CalcName;Positions;6;0);&quot;&quot;)">
            <text:p/>
          </table:table-cell>
          <table:table-cell table:style-name="ce33" table:formula="of:=IF(NOT([.Q44]=&quot;&quot;);VLOOKUP(CalcName;Positions;7;0);&quot;&quot;)">
            <text:p/>
          </table:table-cell>
          <table:table-cell table:style-name="ce33" table:formula="of:=IF(NOT([.Q44]=&quot;&quot;);VLOOKUP(CalcName;Positions;8;0);&quot;&quot;)">
            <text:p/>
          </table:table-cell>
          <table:table-cell table:style-name="ce33" table:formula="of:=IF(NOT([.Q44]=&quot;&quot;);[$Input.H40];&quot;&quot;)">
            <text:p/>
          </table:table-cell>
          <table:table-cell table:style-name="ce33" table:formula="of:=IF([$Input.D41]=&quot;&quot;;IF(OR([.Q43]=&quot;&quot;;[.Q43]=2400);&quot;&quot;;IF(Loop=&quot;true&quot;;IF([$Input.D40]=&quot;&quot;;&quot;&quot;;0);2400));[$Input.G41]-[$Input.G40]-[$Input.H40])">
            <text:p/>
          </table:table-cell>
          <table:table-cell table:formula="of:=IF(NOT([.Q44]=&quot;&quot;);IF([$Input.J4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5]=&quot;&quot;);[.A44]+1;&quot;&quot;)">
            <text:p/>
          </table:table-cell>
          <table:table-cell table:style-name="ce4" table:formula="of:=IF(NOT([.Q45]=&quot;&quot;);IF([$Input.I41]=&quot;Move&quot;;[.C44];[.C45]);&quot;&quot;)">
            <text:p/>
          </table:table-cell>
          <table:table-cell table:style-name="ce4" table:formula="of:=IF(NOT([.Q45]=&quot;&quot;);[$Input.D41];&quot;&quot;)">
            <text:p/>
          </table:table-cell>
          <table:table-cell table:style-name="ce33" table:formula="of:=IF(NOT([.Q45]=&quot;&quot;);IF([$Input.I41]=&quot;Move&quot;;[.J44];VLOOKUP([.C45];Positions;3;0));&quot;&quot;)">
            <text:p/>
          </table:table-cell>
          <table:table-cell table:style-name="ce33" table:formula="of:=IF(NOT([.Q45]=&quot;&quot;);IF([$Input.I41]=&quot;Move&quot;;[.K44];VLOOKUP([.C45];Positions;4;0));&quot;&quot;)">
            <text:p/>
          </table:table-cell>
          <table:table-cell table:style-name="ce33" table:formula="of:=IF(NOT([.Q45]=&quot;&quot;);IF([$Input.I41]=&quot;Move&quot;;[.L44];VLOOKUP([.C45];Positions;5;0));&quot;&quot;)">
            <text:p/>
          </table:table-cell>
          <table:table-cell table:style-name="ce33" table:formula="of:=IF(NOT([.Q45]=&quot;&quot;);IF([$Input.I41]=&quot;Move&quot;;[.M44];VLOOKUP([.C45];Positions;6;0));&quot;&quot;)">
            <text:p/>
          </table:table-cell>
          <table:table-cell table:style-name="ce33" table:formula="of:=IF(NOT([.Q45]=&quot;&quot;);IF([$Input.I41]=&quot;Move&quot;;[.N44];VLOOKUP([.C45];Positions;7;0));&quot;&quot;)">
            <text:p/>
          </table:table-cell>
          <table:table-cell table:style-name="ce33" table:formula="of:=IF(NOT([.Q45]=&quot;&quot;);IF([$Input.I41]=&quot;Move&quot;;[.O44];VLOOKUP([.C45];Positions;8;0));&quot;&quot;)">
            <text:p/>
          </table:table-cell>
          <table:table-cell table:style-name="ce33" table:formula="of:=IF(NOT([.Q45]=&quot;&quot;);VLOOKUP(CalcName;Positions;3;0);&quot;&quot;)">
            <text:p/>
          </table:table-cell>
          <table:table-cell table:style-name="ce33" table:formula="of:=IF(NOT([.Q45]=&quot;&quot;);VLOOKUP(CalcName;Positions;4;0);&quot;&quot;)">
            <text:p/>
          </table:table-cell>
          <table:table-cell table:style-name="ce33" table:formula="of:=IF(NOT([.Q45]=&quot;&quot;);VLOOKUP(CalcName;Positions;5;0);&quot;&quot;)">
            <text:p/>
          </table:table-cell>
          <table:table-cell table:style-name="ce33" table:formula="of:=IF(NOT([.Q45]=&quot;&quot;);VLOOKUP(CalcName;Positions;6;0);&quot;&quot;)">
            <text:p/>
          </table:table-cell>
          <table:table-cell table:style-name="ce33" table:formula="of:=IF(NOT([.Q45]=&quot;&quot;);VLOOKUP(CalcName;Positions;7;0);&quot;&quot;)">
            <text:p/>
          </table:table-cell>
          <table:table-cell table:style-name="ce33" table:formula="of:=IF(NOT([.Q45]=&quot;&quot;);VLOOKUP(CalcName;Positions;8;0);&quot;&quot;)">
            <text:p/>
          </table:table-cell>
          <table:table-cell table:style-name="ce33" table:formula="of:=IF(NOT([.Q45]=&quot;&quot;);[$Input.H41];&quot;&quot;)">
            <text:p/>
          </table:table-cell>
          <table:table-cell table:style-name="ce33" table:formula="of:=IF([$Input.D42]=&quot;&quot;;IF(OR([.Q44]=&quot;&quot;;[.Q44]=2400);&quot;&quot;;IF(Loop=&quot;true&quot;;IF([$Input.D41]=&quot;&quot;;&quot;&quot;;0);2400));[$Input.G42]-[$Input.G41]-[$Input.H41])">
            <text:p/>
          </table:table-cell>
          <table:table-cell table:formula="of:=IF(NOT([.Q45]=&quot;&quot;);IF([$Input.J4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6]=&quot;&quot;);[.A45]+1;&quot;&quot;)">
            <text:p/>
          </table:table-cell>
          <table:table-cell table:style-name="ce4" table:formula="of:=IF(NOT([.Q46]=&quot;&quot;);IF([$Input.I42]=&quot;Move&quot;;[.C45];[.C46]);&quot;&quot;)">
            <text:p/>
          </table:table-cell>
          <table:table-cell table:style-name="ce4" table:formula="of:=IF(NOT([.Q46]=&quot;&quot;);[$Input.D42];&quot;&quot;)">
            <text:p/>
          </table:table-cell>
          <table:table-cell table:style-name="ce33" table:formula="of:=IF(NOT([.Q46]=&quot;&quot;);IF([$Input.I42]=&quot;Move&quot;;[.J45];VLOOKUP([.C46];Positions;3;0));&quot;&quot;)">
            <text:p/>
          </table:table-cell>
          <table:table-cell table:style-name="ce33" table:formula="of:=IF(NOT([.Q46]=&quot;&quot;);IF([$Input.I42]=&quot;Move&quot;;[.K45];VLOOKUP([.C46];Positions;4;0));&quot;&quot;)">
            <text:p/>
          </table:table-cell>
          <table:table-cell table:style-name="ce33" table:formula="of:=IF(NOT([.Q46]=&quot;&quot;);IF([$Input.I42]=&quot;Move&quot;;[.L45];VLOOKUP([.C46];Positions;5;0));&quot;&quot;)">
            <text:p/>
          </table:table-cell>
          <table:table-cell table:style-name="ce33" table:formula="of:=IF(NOT([.Q46]=&quot;&quot;);IF([$Input.I42]=&quot;Move&quot;;[.M45];VLOOKUP([.C46];Positions;6;0));&quot;&quot;)">
            <text:p/>
          </table:table-cell>
          <table:table-cell table:style-name="ce33" table:formula="of:=IF(NOT([.Q46]=&quot;&quot;);IF([$Input.I42]=&quot;Move&quot;;[.N45];VLOOKUP([.C46];Positions;7;0));&quot;&quot;)">
            <text:p/>
          </table:table-cell>
          <table:table-cell table:style-name="ce33" table:formula="of:=IF(NOT([.Q46]=&quot;&quot;);IF([$Input.I42]=&quot;Move&quot;;[.O45];VLOOKUP([.C46];Positions;8;0));&quot;&quot;)">
            <text:p/>
          </table:table-cell>
          <table:table-cell table:style-name="ce33" table:formula="of:=IF(NOT([.Q46]=&quot;&quot;);VLOOKUP(CalcName;Positions;3;0);&quot;&quot;)">
            <text:p/>
          </table:table-cell>
          <table:table-cell table:style-name="ce33" table:formula="of:=IF(NOT([.Q46]=&quot;&quot;);VLOOKUP(CalcName;Positions;4;0);&quot;&quot;)">
            <text:p/>
          </table:table-cell>
          <table:table-cell table:style-name="ce33" table:formula="of:=IF(NOT([.Q46]=&quot;&quot;);VLOOKUP(CalcName;Positions;5;0);&quot;&quot;)">
            <text:p/>
          </table:table-cell>
          <table:table-cell table:style-name="ce33" table:formula="of:=IF(NOT([.Q46]=&quot;&quot;);VLOOKUP(CalcName;Positions;6;0);&quot;&quot;)">
            <text:p/>
          </table:table-cell>
          <table:table-cell table:style-name="ce33" table:formula="of:=IF(NOT([.Q46]=&quot;&quot;);VLOOKUP(CalcName;Positions;7;0);&quot;&quot;)">
            <text:p/>
          </table:table-cell>
          <table:table-cell table:style-name="ce33" table:formula="of:=IF(NOT([.Q46]=&quot;&quot;);VLOOKUP(CalcName;Positions;8;0);&quot;&quot;)">
            <text:p/>
          </table:table-cell>
          <table:table-cell table:style-name="ce33" table:formula="of:=IF(NOT([.Q46]=&quot;&quot;);[$Input.H42];&quot;&quot;)">
            <text:p/>
          </table:table-cell>
          <table:table-cell table:style-name="ce33" table:formula="of:=IF([$Input.D43]=&quot;&quot;;IF(OR([.Q45]=&quot;&quot;;[.Q45]=2400);&quot;&quot;;IF(Loop=&quot;true&quot;;IF([$Input.D42]=&quot;&quot;;&quot;&quot;;0);2400));[$Input.G43]-[$Input.G42]-[$Input.H42])">
            <text:p/>
          </table:table-cell>
          <table:table-cell table:formula="of:=IF(NOT([.Q46]=&quot;&quot;);IF([$Input.J4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7]=&quot;&quot;);[.A46]+1;&quot;&quot;)">
            <text:p/>
          </table:table-cell>
          <table:table-cell table:style-name="ce4" table:formula="of:=IF(NOT([.Q47]=&quot;&quot;);IF([$Input.I43]=&quot;Move&quot;;[.C46];[.C47]);&quot;&quot;)">
            <text:p/>
          </table:table-cell>
          <table:table-cell table:style-name="ce4" table:formula="of:=IF(NOT([.Q47]=&quot;&quot;);[$Input.D43];&quot;&quot;)">
            <text:p/>
          </table:table-cell>
          <table:table-cell table:style-name="ce33" table:formula="of:=IF(NOT([.Q47]=&quot;&quot;);IF([$Input.I43]=&quot;Move&quot;;[.J46];VLOOKUP([.C47];Positions;3;0));&quot;&quot;)">
            <text:p/>
          </table:table-cell>
          <table:table-cell table:style-name="ce33" table:formula="of:=IF(NOT([.Q47]=&quot;&quot;);IF([$Input.I43]=&quot;Move&quot;;[.K46];VLOOKUP([.C47];Positions;4;0));&quot;&quot;)">
            <text:p/>
          </table:table-cell>
          <table:table-cell table:style-name="ce33" table:formula="of:=IF(NOT([.Q47]=&quot;&quot;);IF([$Input.I43]=&quot;Move&quot;;[.L46];VLOOKUP([.C47];Positions;5;0));&quot;&quot;)">
            <text:p/>
          </table:table-cell>
          <table:table-cell table:style-name="ce33" table:formula="of:=IF(NOT([.Q47]=&quot;&quot;);IF([$Input.I43]=&quot;Move&quot;;[.M46];VLOOKUP([.C47];Positions;6;0));&quot;&quot;)">
            <text:p/>
          </table:table-cell>
          <table:table-cell table:style-name="ce33" table:formula="of:=IF(NOT([.Q47]=&quot;&quot;);IF([$Input.I43]=&quot;Move&quot;;[.N46];VLOOKUP([.C47];Positions;7;0));&quot;&quot;)">
            <text:p/>
          </table:table-cell>
          <table:table-cell table:style-name="ce33" table:formula="of:=IF(NOT([.Q47]=&quot;&quot;);IF([$Input.I43]=&quot;Move&quot;;[.O46];VLOOKUP([.C47];Positions;8;0));&quot;&quot;)">
            <text:p/>
          </table:table-cell>
          <table:table-cell table:style-name="ce33" table:formula="of:=IF(NOT([.Q47]=&quot;&quot;);VLOOKUP(CalcName;Positions;3;0);&quot;&quot;)">
            <text:p/>
          </table:table-cell>
          <table:table-cell table:style-name="ce33" table:formula="of:=IF(NOT([.Q47]=&quot;&quot;);VLOOKUP(CalcName;Positions;4;0);&quot;&quot;)">
            <text:p/>
          </table:table-cell>
          <table:table-cell table:style-name="ce33" table:formula="of:=IF(NOT([.Q47]=&quot;&quot;);VLOOKUP(CalcName;Positions;5;0);&quot;&quot;)">
            <text:p/>
          </table:table-cell>
          <table:table-cell table:style-name="ce33" table:formula="of:=IF(NOT([.Q47]=&quot;&quot;);VLOOKUP(CalcName;Positions;6;0);&quot;&quot;)">
            <text:p/>
          </table:table-cell>
          <table:table-cell table:style-name="ce33" table:formula="of:=IF(NOT([.Q47]=&quot;&quot;);VLOOKUP(CalcName;Positions;7;0);&quot;&quot;)">
            <text:p/>
          </table:table-cell>
          <table:table-cell table:style-name="ce33" table:formula="of:=IF(NOT([.Q47]=&quot;&quot;);VLOOKUP(CalcName;Positions;8;0);&quot;&quot;)">
            <text:p/>
          </table:table-cell>
          <table:table-cell table:style-name="ce33" table:formula="of:=IF(NOT([.Q47]=&quot;&quot;);[$Input.H43];&quot;&quot;)">
            <text:p/>
          </table:table-cell>
          <table:table-cell table:style-name="ce33" table:formula="of:=IF([$Input.D44]=&quot;&quot;;IF(OR([.Q46]=&quot;&quot;;[.Q46]=2400);&quot;&quot;;IF(Loop=&quot;true&quot;;IF([$Input.D43]=&quot;&quot;;&quot;&quot;;0);2400));[$Input.G44]-[$Input.G43]-[$Input.H43])">
            <text:p/>
          </table:table-cell>
          <table:table-cell table:formula="of:=IF(NOT([.Q47]=&quot;&quot;);IF([$Input.J4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8]=&quot;&quot;);[.A47]+1;&quot;&quot;)">
            <text:p/>
          </table:table-cell>
          <table:table-cell table:style-name="ce4" table:formula="of:=IF(NOT([.Q48]=&quot;&quot;);IF([$Input.I44]=&quot;Move&quot;;[.C47];[.C48]);&quot;&quot;)">
            <text:p/>
          </table:table-cell>
          <table:table-cell table:style-name="ce4" table:formula="of:=IF(NOT([.Q48]=&quot;&quot;);[$Input.D44];&quot;&quot;)">
            <text:p/>
          </table:table-cell>
          <table:table-cell table:style-name="ce33" table:formula="of:=IF(NOT([.Q48]=&quot;&quot;);IF([$Input.I44]=&quot;Move&quot;;[.J47];VLOOKUP([.C48];Positions;3;0));&quot;&quot;)">
            <text:p/>
          </table:table-cell>
          <table:table-cell table:style-name="ce33" table:formula="of:=IF(NOT([.Q48]=&quot;&quot;);IF([$Input.I44]=&quot;Move&quot;;[.K47];VLOOKUP([.C48];Positions;4;0));&quot;&quot;)">
            <text:p/>
          </table:table-cell>
          <table:table-cell table:style-name="ce33" table:formula="of:=IF(NOT([.Q48]=&quot;&quot;);IF([$Input.I44]=&quot;Move&quot;;[.L47];VLOOKUP([.C48];Positions;5;0));&quot;&quot;)">
            <text:p/>
          </table:table-cell>
          <table:table-cell table:style-name="ce33" table:formula="of:=IF(NOT([.Q48]=&quot;&quot;);IF([$Input.I44]=&quot;Move&quot;;[.M47];VLOOKUP([.C48];Positions;6;0));&quot;&quot;)">
            <text:p/>
          </table:table-cell>
          <table:table-cell table:style-name="ce33" table:formula="of:=IF(NOT([.Q48]=&quot;&quot;);IF([$Input.I44]=&quot;Move&quot;;[.N47];VLOOKUP([.C48];Positions;7;0));&quot;&quot;)">
            <text:p/>
          </table:table-cell>
          <table:table-cell table:style-name="ce33" table:formula="of:=IF(NOT([.Q48]=&quot;&quot;);IF([$Input.I44]=&quot;Move&quot;;[.O47];VLOOKUP([.C48];Positions;8;0));&quot;&quot;)">
            <text:p/>
          </table:table-cell>
          <table:table-cell table:style-name="ce33" table:formula="of:=IF(NOT([.Q48]=&quot;&quot;);VLOOKUP(CalcName;Positions;3;0);&quot;&quot;)">
            <text:p/>
          </table:table-cell>
          <table:table-cell table:style-name="ce33" table:formula="of:=IF(NOT([.Q48]=&quot;&quot;);VLOOKUP(CalcName;Positions;4;0);&quot;&quot;)">
            <text:p/>
          </table:table-cell>
          <table:table-cell table:style-name="ce33" table:formula="of:=IF(NOT([.Q48]=&quot;&quot;);VLOOKUP(CalcName;Positions;5;0);&quot;&quot;)">
            <text:p/>
          </table:table-cell>
          <table:table-cell table:style-name="ce33" table:formula="of:=IF(NOT([.Q48]=&quot;&quot;);VLOOKUP(CalcName;Positions;6;0);&quot;&quot;)">
            <text:p/>
          </table:table-cell>
          <table:table-cell table:style-name="ce33" table:formula="of:=IF(NOT([.Q48]=&quot;&quot;);VLOOKUP(CalcName;Positions;7;0);&quot;&quot;)">
            <text:p/>
          </table:table-cell>
          <table:table-cell table:style-name="ce33" table:formula="of:=IF(NOT([.Q48]=&quot;&quot;);VLOOKUP(CalcName;Positions;8;0);&quot;&quot;)">
            <text:p/>
          </table:table-cell>
          <table:table-cell table:style-name="ce33" table:formula="of:=IF(NOT([.Q48]=&quot;&quot;);[$Input.H44];&quot;&quot;)">
            <text:p/>
          </table:table-cell>
          <table:table-cell table:style-name="ce33" table:formula="of:=IF([$Input.D45]=&quot;&quot;;IF(OR([.Q47]=&quot;&quot;;[.Q47]=2400);&quot;&quot;;IF(Loop=&quot;true&quot;;IF([$Input.D44]=&quot;&quot;;&quot;&quot;;0);2400));[$Input.G45]-[$Input.G44]-[$Input.H44])">
            <text:p/>
          </table:table-cell>
          <table:table-cell table:formula="of:=IF(NOT([.Q48]=&quot;&quot;);IF([$Input.J4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9]=&quot;&quot;);[.A48]+1;&quot;&quot;)">
            <text:p/>
          </table:table-cell>
          <table:table-cell table:style-name="ce4" table:formula="of:=IF(NOT([.Q49]=&quot;&quot;);IF([$Input.I45]=&quot;Move&quot;;[.C48];[.C49]);&quot;&quot;)">
            <text:p/>
          </table:table-cell>
          <table:table-cell table:style-name="ce4" table:formula="of:=IF(NOT([.Q49]=&quot;&quot;);[$Input.D45];&quot;&quot;)">
            <text:p/>
          </table:table-cell>
          <table:table-cell table:style-name="ce33" table:formula="of:=IF(NOT([.Q49]=&quot;&quot;);IF([$Input.I45]=&quot;Move&quot;;[.J48];VLOOKUP([.C49];Positions;3;0));&quot;&quot;)">
            <text:p/>
          </table:table-cell>
          <table:table-cell table:style-name="ce33" table:formula="of:=IF(NOT([.Q49]=&quot;&quot;);IF([$Input.I45]=&quot;Move&quot;;[.K48];VLOOKUP([.C49];Positions;4;0));&quot;&quot;)">
            <text:p/>
          </table:table-cell>
          <table:table-cell table:style-name="ce33" table:formula="of:=IF(NOT([.Q49]=&quot;&quot;);IF([$Input.I45]=&quot;Move&quot;;[.L48];VLOOKUP([.C49];Positions;5;0));&quot;&quot;)">
            <text:p/>
          </table:table-cell>
          <table:table-cell table:style-name="ce33" table:formula="of:=IF(NOT([.Q49]=&quot;&quot;);IF([$Input.I45]=&quot;Move&quot;;[.M48];VLOOKUP([.C49];Positions;6;0));&quot;&quot;)">
            <text:p/>
          </table:table-cell>
          <table:table-cell table:style-name="ce33" table:formula="of:=IF(NOT([.Q49]=&quot;&quot;);IF([$Input.I45]=&quot;Move&quot;;[.N48];VLOOKUP([.C49];Positions;7;0));&quot;&quot;)">
            <text:p/>
          </table:table-cell>
          <table:table-cell table:style-name="ce33" table:formula="of:=IF(NOT([.Q49]=&quot;&quot;);IF([$Input.I45]=&quot;Move&quot;;[.O48];VLOOKUP([.C49];Positions;8;0));&quot;&quot;)">
            <text:p/>
          </table:table-cell>
          <table:table-cell table:style-name="ce33" table:formula="of:=IF(NOT([.Q49]=&quot;&quot;);VLOOKUP(CalcName;Positions;3;0);&quot;&quot;)">
            <text:p/>
          </table:table-cell>
          <table:table-cell table:style-name="ce33" table:formula="of:=IF(NOT([.Q49]=&quot;&quot;);VLOOKUP(CalcName;Positions;4;0);&quot;&quot;)">
            <text:p/>
          </table:table-cell>
          <table:table-cell table:style-name="ce33" table:formula="of:=IF(NOT([.Q49]=&quot;&quot;);VLOOKUP(CalcName;Positions;5;0);&quot;&quot;)">
            <text:p/>
          </table:table-cell>
          <table:table-cell table:style-name="ce33" table:formula="of:=IF(NOT([.Q49]=&quot;&quot;);VLOOKUP(CalcName;Positions;6;0);&quot;&quot;)">
            <text:p/>
          </table:table-cell>
          <table:table-cell table:style-name="ce33" table:formula="of:=IF(NOT([.Q49]=&quot;&quot;);VLOOKUP(CalcName;Positions;7;0);&quot;&quot;)">
            <text:p/>
          </table:table-cell>
          <table:table-cell table:style-name="ce33" table:formula="of:=IF(NOT([.Q49]=&quot;&quot;);VLOOKUP(CalcName;Positions;8;0);&quot;&quot;)">
            <text:p/>
          </table:table-cell>
          <table:table-cell table:style-name="ce33" table:formula="of:=IF(NOT([.Q49]=&quot;&quot;);[$Input.H45];&quot;&quot;)">
            <text:p/>
          </table:table-cell>
          <table:table-cell table:style-name="ce33" table:formula="of:=IF([$Input.D46]=&quot;&quot;;IF(OR([.Q48]=&quot;&quot;;[.Q48]=2400);&quot;&quot;;IF(Loop=&quot;true&quot;;IF([$Input.D45]=&quot;&quot;;&quot;&quot;;0);2400));[$Input.G46]-[$Input.G45]-[$Input.H45])">
            <text:p/>
          </table:table-cell>
          <table:table-cell table:formula="of:=IF(NOT([.Q49]=&quot;&quot;);IF([$Input.J4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0]=&quot;&quot;);[.A49]+1;&quot;&quot;)">
            <text:p/>
          </table:table-cell>
          <table:table-cell table:style-name="ce4" table:formula="of:=IF(NOT([.Q50]=&quot;&quot;);IF([$Input.I46]=&quot;Move&quot;;[.C49];[.C50]);&quot;&quot;)">
            <text:p/>
          </table:table-cell>
          <table:table-cell table:style-name="ce4" table:formula="of:=IF(NOT([.Q50]=&quot;&quot;);[$Input.D46];&quot;&quot;)">
            <text:p/>
          </table:table-cell>
          <table:table-cell table:style-name="ce33" table:formula="of:=IF(NOT([.Q50]=&quot;&quot;);IF([$Input.I46]=&quot;Move&quot;;[.J49];VLOOKUP([.C50];Positions;3;0));&quot;&quot;)">
            <text:p/>
          </table:table-cell>
          <table:table-cell table:style-name="ce33" table:formula="of:=IF(NOT([.Q50]=&quot;&quot;);IF([$Input.I46]=&quot;Move&quot;;[.K49];VLOOKUP([.C50];Positions;4;0));&quot;&quot;)">
            <text:p/>
          </table:table-cell>
          <table:table-cell table:style-name="ce33" table:formula="of:=IF(NOT([.Q50]=&quot;&quot;);IF([$Input.I46]=&quot;Move&quot;;[.L49];VLOOKUP([.C50];Positions;5;0));&quot;&quot;)">
            <text:p/>
          </table:table-cell>
          <table:table-cell table:style-name="ce33" table:formula="of:=IF(NOT([.Q50]=&quot;&quot;);IF([$Input.I46]=&quot;Move&quot;;[.M49];VLOOKUP([.C50];Positions;6;0));&quot;&quot;)">
            <text:p/>
          </table:table-cell>
          <table:table-cell table:style-name="ce33" table:formula="of:=IF(NOT([.Q50]=&quot;&quot;);IF([$Input.I46]=&quot;Move&quot;;[.N49];VLOOKUP([.C50];Positions;7;0));&quot;&quot;)">
            <text:p/>
          </table:table-cell>
          <table:table-cell table:style-name="ce33" table:formula="of:=IF(NOT([.Q50]=&quot;&quot;);IF([$Input.I46]=&quot;Move&quot;;[.O49];VLOOKUP([.C50];Positions;8;0));&quot;&quot;)">
            <text:p/>
          </table:table-cell>
          <table:table-cell table:style-name="ce33" table:formula="of:=IF(NOT([.Q50]=&quot;&quot;);VLOOKUP(CalcName;Positions;3;0);&quot;&quot;)">
            <text:p/>
          </table:table-cell>
          <table:table-cell table:style-name="ce33" table:formula="of:=IF(NOT([.Q50]=&quot;&quot;);VLOOKUP(CalcName;Positions;4;0);&quot;&quot;)">
            <text:p/>
          </table:table-cell>
          <table:table-cell table:style-name="ce33" table:formula="of:=IF(NOT([.Q50]=&quot;&quot;);VLOOKUP(CalcName;Positions;5;0);&quot;&quot;)">
            <text:p/>
          </table:table-cell>
          <table:table-cell table:style-name="ce33" table:formula="of:=IF(NOT([.Q50]=&quot;&quot;);VLOOKUP(CalcName;Positions;6;0);&quot;&quot;)">
            <text:p/>
          </table:table-cell>
          <table:table-cell table:style-name="ce33" table:formula="of:=IF(NOT([.Q50]=&quot;&quot;);VLOOKUP(CalcName;Positions;7;0);&quot;&quot;)">
            <text:p/>
          </table:table-cell>
          <table:table-cell table:style-name="ce33" table:formula="of:=IF(NOT([.Q50]=&quot;&quot;);VLOOKUP(CalcName;Positions;8;0);&quot;&quot;)">
            <text:p/>
          </table:table-cell>
          <table:table-cell table:style-name="ce33" table:formula="of:=IF(NOT([.Q50]=&quot;&quot;);[$Input.H46];&quot;&quot;)">
            <text:p/>
          </table:table-cell>
          <table:table-cell table:style-name="ce33" table:formula="of:=IF([$Input.D47]=&quot;&quot;;IF(OR([.Q49]=&quot;&quot;;[.Q49]=2400);&quot;&quot;;IF(Loop=&quot;true&quot;;IF([$Input.D46]=&quot;&quot;;&quot;&quot;;0);2400));[$Input.G47]-[$Input.G46]-[$Input.H46])">
            <text:p/>
          </table:table-cell>
          <table:table-cell table:formula="of:=IF(NOT([.Q50]=&quot;&quot;);IF([$Input.J4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1]=&quot;&quot;);[.A50]+1;&quot;&quot;)">
            <text:p/>
          </table:table-cell>
          <table:table-cell table:style-name="ce4" table:formula="of:=IF(NOT([.Q51]=&quot;&quot;);IF([$Input.I47]=&quot;Move&quot;;[.C50];[.C51]);&quot;&quot;)">
            <text:p/>
          </table:table-cell>
          <table:table-cell table:style-name="ce4" table:formula="of:=IF(NOT([.Q51]=&quot;&quot;);[$Input.D47];&quot;&quot;)">
            <text:p/>
          </table:table-cell>
          <table:table-cell table:style-name="ce33" table:formula="of:=IF(NOT([.Q51]=&quot;&quot;);IF([$Input.I47]=&quot;Move&quot;;[.J50];VLOOKUP([.C51];Positions;3;0));&quot;&quot;)">
            <text:p/>
          </table:table-cell>
          <table:table-cell table:style-name="ce33" table:formula="of:=IF(NOT([.Q51]=&quot;&quot;);IF([$Input.I47]=&quot;Move&quot;;[.K50];VLOOKUP([.C51];Positions;4;0));&quot;&quot;)">
            <text:p/>
          </table:table-cell>
          <table:table-cell table:style-name="ce33" table:formula="of:=IF(NOT([.Q51]=&quot;&quot;);IF([$Input.I47]=&quot;Move&quot;;[.L50];VLOOKUP([.C51];Positions;5;0));&quot;&quot;)">
            <text:p/>
          </table:table-cell>
          <table:table-cell table:style-name="ce33" table:formula="of:=IF(NOT([.Q51]=&quot;&quot;);IF([$Input.I47]=&quot;Move&quot;;[.M50];VLOOKUP([.C51];Positions;6;0));&quot;&quot;)">
            <text:p/>
          </table:table-cell>
          <table:table-cell table:style-name="ce33" table:formula="of:=IF(NOT([.Q51]=&quot;&quot;);IF([$Input.I47]=&quot;Move&quot;;[.N50];VLOOKUP([.C51];Positions;7;0));&quot;&quot;)">
            <text:p/>
          </table:table-cell>
          <table:table-cell table:style-name="ce33" table:formula="of:=IF(NOT([.Q51]=&quot;&quot;);IF([$Input.I47]=&quot;Move&quot;;[.O50];VLOOKUP([.C51];Positions;8;0));&quot;&quot;)">
            <text:p/>
          </table:table-cell>
          <table:table-cell table:style-name="ce33" table:formula="of:=IF(NOT([.Q51]=&quot;&quot;);VLOOKUP(CalcName;Positions;3;0);&quot;&quot;)">
            <text:p/>
          </table:table-cell>
          <table:table-cell table:style-name="ce33" table:formula="of:=IF(NOT([.Q51]=&quot;&quot;);VLOOKUP(CalcName;Positions;4;0);&quot;&quot;)">
            <text:p/>
          </table:table-cell>
          <table:table-cell table:style-name="ce33" table:formula="of:=IF(NOT([.Q51]=&quot;&quot;);VLOOKUP(CalcName;Positions;5;0);&quot;&quot;)">
            <text:p/>
          </table:table-cell>
          <table:table-cell table:style-name="ce33" table:formula="of:=IF(NOT([.Q51]=&quot;&quot;);VLOOKUP(CalcName;Positions;6;0);&quot;&quot;)">
            <text:p/>
          </table:table-cell>
          <table:table-cell table:style-name="ce33" table:formula="of:=IF(NOT([.Q51]=&quot;&quot;);VLOOKUP(CalcName;Positions;7;0);&quot;&quot;)">
            <text:p/>
          </table:table-cell>
          <table:table-cell table:style-name="ce33" table:formula="of:=IF(NOT([.Q51]=&quot;&quot;);VLOOKUP(CalcName;Positions;8;0);&quot;&quot;)">
            <text:p/>
          </table:table-cell>
          <table:table-cell table:style-name="ce33" table:formula="of:=IF(NOT([.Q51]=&quot;&quot;);[$Input.H47];&quot;&quot;)">
            <text:p/>
          </table:table-cell>
          <table:table-cell table:style-name="ce33" table:formula="of:=IF([$Input.D48]=&quot;&quot;;IF(OR([.Q50]=&quot;&quot;;[.Q50]=2400);&quot;&quot;;IF(Loop=&quot;true&quot;;IF([$Input.D47]=&quot;&quot;;&quot;&quot;;0);2400));[$Input.G48]-[$Input.G47]-[$Input.H47])">
            <text:p/>
          </table:table-cell>
          <table:table-cell table:formula="of:=IF(NOT([.Q51]=&quot;&quot;);IF([$Input.J4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2]=&quot;&quot;);[.A51]+1;&quot;&quot;)">
            <text:p/>
          </table:table-cell>
          <table:table-cell table:style-name="ce4" table:formula="of:=IF(NOT([.Q52]=&quot;&quot;);IF([$Input.I48]=&quot;Move&quot;;[.C51];[.C52]);&quot;&quot;)">
            <text:p/>
          </table:table-cell>
          <table:table-cell table:style-name="ce4" table:formula="of:=IF(NOT([.Q52]=&quot;&quot;);[$Input.D48];&quot;&quot;)">
            <text:p/>
          </table:table-cell>
          <table:table-cell table:style-name="ce33" table:formula="of:=IF(NOT([.Q52]=&quot;&quot;);IF([$Input.I48]=&quot;Move&quot;;[.J51];VLOOKUP([.C52];Positions;3;0));&quot;&quot;)">
            <text:p/>
          </table:table-cell>
          <table:table-cell table:style-name="ce33" table:formula="of:=IF(NOT([.Q52]=&quot;&quot;);IF([$Input.I48]=&quot;Move&quot;;[.K51];VLOOKUP([.C52];Positions;4;0));&quot;&quot;)">
            <text:p/>
          </table:table-cell>
          <table:table-cell table:style-name="ce33" table:formula="of:=IF(NOT([.Q52]=&quot;&quot;);IF([$Input.I48]=&quot;Move&quot;;[.L51];VLOOKUP([.C52];Positions;5;0));&quot;&quot;)">
            <text:p/>
          </table:table-cell>
          <table:table-cell table:style-name="ce33" table:formula="of:=IF(NOT([.Q52]=&quot;&quot;);IF([$Input.I48]=&quot;Move&quot;;[.M51];VLOOKUP([.C52];Positions;6;0));&quot;&quot;)">
            <text:p/>
          </table:table-cell>
          <table:table-cell table:style-name="ce33" table:formula="of:=IF(NOT([.Q52]=&quot;&quot;);IF([$Input.I48]=&quot;Move&quot;;[.N51];VLOOKUP([.C52];Positions;7;0));&quot;&quot;)">
            <text:p/>
          </table:table-cell>
          <table:table-cell table:style-name="ce33" table:formula="of:=IF(NOT([.Q52]=&quot;&quot;);IF([$Input.I48]=&quot;Move&quot;;[.O51];VLOOKUP([.C52];Positions;8;0));&quot;&quot;)">
            <text:p/>
          </table:table-cell>
          <table:table-cell table:style-name="ce33" table:formula="of:=IF(NOT([.Q52]=&quot;&quot;);VLOOKUP(CalcName;Positions;3;0);&quot;&quot;)">
            <text:p/>
          </table:table-cell>
          <table:table-cell table:style-name="ce33" table:formula="of:=IF(NOT([.Q52]=&quot;&quot;);VLOOKUP(CalcName;Positions;4;0);&quot;&quot;)">
            <text:p/>
          </table:table-cell>
          <table:table-cell table:style-name="ce33" table:formula="of:=IF(NOT([.Q52]=&quot;&quot;);VLOOKUP(CalcName;Positions;5;0);&quot;&quot;)">
            <text:p/>
          </table:table-cell>
          <table:table-cell table:style-name="ce33" table:formula="of:=IF(NOT([.Q52]=&quot;&quot;);VLOOKUP(CalcName;Positions;6;0);&quot;&quot;)">
            <text:p/>
          </table:table-cell>
          <table:table-cell table:style-name="ce33" table:formula="of:=IF(NOT([.Q52]=&quot;&quot;);VLOOKUP(CalcName;Positions;7;0);&quot;&quot;)">
            <text:p/>
          </table:table-cell>
          <table:table-cell table:style-name="ce33" table:formula="of:=IF(NOT([.Q52]=&quot;&quot;);VLOOKUP(CalcName;Positions;8;0);&quot;&quot;)">
            <text:p/>
          </table:table-cell>
          <table:table-cell table:style-name="ce33" table:formula="of:=IF(NOT([.Q52]=&quot;&quot;);[$Input.H48];&quot;&quot;)">
            <text:p/>
          </table:table-cell>
          <table:table-cell table:style-name="ce33" table:formula="of:=IF([$Input.D49]=&quot;&quot;;IF(OR([.Q51]=&quot;&quot;;[.Q51]=2400);&quot;&quot;;IF(Loop=&quot;true&quot;;IF([$Input.D48]=&quot;&quot;;&quot;&quot;;0);2400));[$Input.G49]-[$Input.G48]-[$Input.H48])">
            <text:p/>
          </table:table-cell>
          <table:table-cell table:formula="of:=IF(NOT([.Q52]=&quot;&quot;);IF([$Input.J4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3]=&quot;&quot;);[.A52]+1;&quot;&quot;)">
            <text:p/>
          </table:table-cell>
          <table:table-cell table:style-name="ce4" table:formula="of:=IF(NOT([.Q53]=&quot;&quot;);IF([$Input.I49]=&quot;Move&quot;;[.C52];[.C53]);&quot;&quot;)">
            <text:p/>
          </table:table-cell>
          <table:table-cell table:style-name="ce4" table:formula="of:=IF(NOT([.Q53]=&quot;&quot;);[$Input.D49];&quot;&quot;)">
            <text:p/>
          </table:table-cell>
          <table:table-cell table:style-name="ce33" table:formula="of:=IF(NOT([.Q53]=&quot;&quot;);IF([$Input.I49]=&quot;Move&quot;;[.J52];VLOOKUP([.C53];Positions;3;0));&quot;&quot;)">
            <text:p/>
          </table:table-cell>
          <table:table-cell table:style-name="ce33" table:formula="of:=IF(NOT([.Q53]=&quot;&quot;);IF([$Input.I49]=&quot;Move&quot;;[.K52];VLOOKUP([.C53];Positions;4;0));&quot;&quot;)">
            <text:p/>
          </table:table-cell>
          <table:table-cell table:style-name="ce33" table:formula="of:=IF(NOT([.Q53]=&quot;&quot;);IF([$Input.I49]=&quot;Move&quot;;[.L52];VLOOKUP([.C53];Positions;5;0));&quot;&quot;)">
            <text:p/>
          </table:table-cell>
          <table:table-cell table:style-name="ce33" table:formula="of:=IF(NOT([.Q53]=&quot;&quot;);IF([$Input.I49]=&quot;Move&quot;;[.M52];VLOOKUP([.C53];Positions;6;0));&quot;&quot;)">
            <text:p/>
          </table:table-cell>
          <table:table-cell table:style-name="ce33" table:formula="of:=IF(NOT([.Q53]=&quot;&quot;);IF([$Input.I49]=&quot;Move&quot;;[.N52];VLOOKUP([.C53];Positions;7;0));&quot;&quot;)">
            <text:p/>
          </table:table-cell>
          <table:table-cell table:style-name="ce33" table:formula="of:=IF(NOT([.Q53]=&quot;&quot;);IF([$Input.I49]=&quot;Move&quot;;[.O52];VLOOKUP([.C53];Positions;8;0));&quot;&quot;)">
            <text:p/>
          </table:table-cell>
          <table:table-cell table:style-name="ce33" table:formula="of:=IF(NOT([.Q53]=&quot;&quot;);VLOOKUP(CalcName;Positions;3;0);&quot;&quot;)">
            <text:p/>
          </table:table-cell>
          <table:table-cell table:style-name="ce33" table:formula="of:=IF(NOT([.Q53]=&quot;&quot;);VLOOKUP(CalcName;Positions;4;0);&quot;&quot;)">
            <text:p/>
          </table:table-cell>
          <table:table-cell table:style-name="ce33" table:formula="of:=IF(NOT([.Q53]=&quot;&quot;);VLOOKUP(CalcName;Positions;5;0);&quot;&quot;)">
            <text:p/>
          </table:table-cell>
          <table:table-cell table:style-name="ce33" table:formula="of:=IF(NOT([.Q53]=&quot;&quot;);VLOOKUP(CalcName;Positions;6;0);&quot;&quot;)">
            <text:p/>
          </table:table-cell>
          <table:table-cell table:style-name="ce33" table:formula="of:=IF(NOT([.Q53]=&quot;&quot;);VLOOKUP(CalcName;Positions;7;0);&quot;&quot;)">
            <text:p/>
          </table:table-cell>
          <table:table-cell table:style-name="ce33" table:formula="of:=IF(NOT([.Q53]=&quot;&quot;);VLOOKUP(CalcName;Positions;8;0);&quot;&quot;)">
            <text:p/>
          </table:table-cell>
          <table:table-cell table:style-name="ce33" table:formula="of:=IF(NOT([.Q53]=&quot;&quot;);[$Input.H49];&quot;&quot;)">
            <text:p/>
          </table:table-cell>
          <table:table-cell table:style-name="ce33" table:formula="of:=IF([$Input.D50]=&quot;&quot;;IF(OR([.Q52]=&quot;&quot;;[.Q52]=2400);&quot;&quot;;IF(Loop=&quot;true&quot;;IF([$Input.D49]=&quot;&quot;;&quot;&quot;;0);2400));[$Input.G50]-[$Input.G49]-[$Input.H49])">
            <text:p/>
          </table:table-cell>
          <table:table-cell table:formula="of:=IF(NOT([.Q53]=&quot;&quot;);IF([$Input.J4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4]=&quot;&quot;);[.A53]+1;&quot;&quot;)">
            <text:p/>
          </table:table-cell>
          <table:table-cell table:style-name="ce4" table:formula="of:=IF(NOT([.Q54]=&quot;&quot;);IF([$Input.I50]=&quot;Move&quot;;[.C53];[.C54]);&quot;&quot;)">
            <text:p/>
          </table:table-cell>
          <table:table-cell table:style-name="ce4" table:formula="of:=IF(NOT([.Q54]=&quot;&quot;);[$Input.D50];&quot;&quot;)">
            <text:p/>
          </table:table-cell>
          <table:table-cell table:style-name="ce33" table:formula="of:=IF(NOT([.Q54]=&quot;&quot;);IF([$Input.I50]=&quot;Move&quot;;[.J53];VLOOKUP([.C54];Positions;3;0));&quot;&quot;)">
            <text:p/>
          </table:table-cell>
          <table:table-cell table:style-name="ce33" table:formula="of:=IF(NOT([.Q54]=&quot;&quot;);IF([$Input.I50]=&quot;Move&quot;;[.K53];VLOOKUP([.C54];Positions;4;0));&quot;&quot;)">
            <text:p/>
          </table:table-cell>
          <table:table-cell table:style-name="ce33" table:formula="of:=IF(NOT([.Q54]=&quot;&quot;);IF([$Input.I50]=&quot;Move&quot;;[.L53];VLOOKUP([.C54];Positions;5;0));&quot;&quot;)">
            <text:p/>
          </table:table-cell>
          <table:table-cell table:style-name="ce33" table:formula="of:=IF(NOT([.Q54]=&quot;&quot;);IF([$Input.I50]=&quot;Move&quot;;[.M53];VLOOKUP([.C54];Positions;6;0));&quot;&quot;)">
            <text:p/>
          </table:table-cell>
          <table:table-cell table:style-name="ce33" table:formula="of:=IF(NOT([.Q54]=&quot;&quot;);IF([$Input.I50]=&quot;Move&quot;;[.N53];VLOOKUP([.C54];Positions;7;0));&quot;&quot;)">
            <text:p/>
          </table:table-cell>
          <table:table-cell table:style-name="ce33" table:formula="of:=IF(NOT([.Q54]=&quot;&quot;);IF([$Input.I50]=&quot;Move&quot;;[.O53];VLOOKUP([.C54];Positions;8;0));&quot;&quot;)">
            <text:p/>
          </table:table-cell>
          <table:table-cell table:style-name="ce33" table:formula="of:=IF(NOT([.Q54]=&quot;&quot;);VLOOKUP(CalcName;Positions;3;0);&quot;&quot;)">
            <text:p/>
          </table:table-cell>
          <table:table-cell table:style-name="ce33" table:formula="of:=IF(NOT([.Q54]=&quot;&quot;);VLOOKUP(CalcName;Positions;4;0);&quot;&quot;)">
            <text:p/>
          </table:table-cell>
          <table:table-cell table:style-name="ce33" table:formula="of:=IF(NOT([.Q54]=&quot;&quot;);VLOOKUP(CalcName;Positions;5;0);&quot;&quot;)">
            <text:p/>
          </table:table-cell>
          <table:table-cell table:style-name="ce33" table:formula="of:=IF(NOT([.Q54]=&quot;&quot;);VLOOKUP(CalcName;Positions;6;0);&quot;&quot;)">
            <text:p/>
          </table:table-cell>
          <table:table-cell table:style-name="ce33" table:formula="of:=IF(NOT([.Q54]=&quot;&quot;);VLOOKUP(CalcName;Positions;7;0);&quot;&quot;)">
            <text:p/>
          </table:table-cell>
          <table:table-cell table:style-name="ce33" table:formula="of:=IF(NOT([.Q54]=&quot;&quot;);VLOOKUP(CalcName;Positions;8;0);&quot;&quot;)">
            <text:p/>
          </table:table-cell>
          <table:table-cell table:style-name="ce33" table:formula="of:=IF(NOT([.Q54]=&quot;&quot;);[$Input.H50];&quot;&quot;)">
            <text:p/>
          </table:table-cell>
          <table:table-cell table:style-name="ce33" table:formula="of:=IF([$Input.D51]=&quot;&quot;;IF(OR([.Q53]=&quot;&quot;;[.Q53]=2400);&quot;&quot;;IF(Loop=&quot;true&quot;;IF([$Input.D50]=&quot;&quot;;&quot;&quot;;0);2400));[$Input.G51]-[$Input.G50]-[$Input.H50])">
            <text:p/>
          </table:table-cell>
          <table:table-cell table:formula="of:=IF(NOT([.Q54]=&quot;&quot;);IF([$Input.J5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5]=&quot;&quot;);[.A54]+1;&quot;&quot;)">
            <text:p/>
          </table:table-cell>
          <table:table-cell table:style-name="ce4" table:formula="of:=IF(NOT([.Q55]=&quot;&quot;);IF([$Input.I51]=&quot;Move&quot;;[.C54];[.C55]);&quot;&quot;)">
            <text:p/>
          </table:table-cell>
          <table:table-cell table:style-name="ce4" table:formula="of:=IF(NOT([.Q55]=&quot;&quot;);[$Input.D51];&quot;&quot;)">
            <text:p/>
          </table:table-cell>
          <table:table-cell table:style-name="ce33" table:formula="of:=IF(NOT([.Q55]=&quot;&quot;);IF([$Input.I51]=&quot;Move&quot;;[.J54];VLOOKUP([.C55];Positions;3;0));&quot;&quot;)">
            <text:p/>
          </table:table-cell>
          <table:table-cell table:style-name="ce33" table:formula="of:=IF(NOT([.Q55]=&quot;&quot;);IF([$Input.I51]=&quot;Move&quot;;[.K54];VLOOKUP([.C55];Positions;4;0));&quot;&quot;)">
            <text:p/>
          </table:table-cell>
          <table:table-cell table:style-name="ce33" table:formula="of:=IF(NOT([.Q55]=&quot;&quot;);IF([$Input.I51]=&quot;Move&quot;;[.L54];VLOOKUP([.C55];Positions;5;0));&quot;&quot;)">
            <text:p/>
          </table:table-cell>
          <table:table-cell table:style-name="ce33" table:formula="of:=IF(NOT([.Q55]=&quot;&quot;);IF([$Input.I51]=&quot;Move&quot;;[.M54];VLOOKUP([.C55];Positions;6;0));&quot;&quot;)">
            <text:p/>
          </table:table-cell>
          <table:table-cell table:style-name="ce33" table:formula="of:=IF(NOT([.Q55]=&quot;&quot;);IF([$Input.I51]=&quot;Move&quot;;[.N54];VLOOKUP([.C55];Positions;7;0));&quot;&quot;)">
            <text:p/>
          </table:table-cell>
          <table:table-cell table:style-name="ce33" table:formula="of:=IF(NOT([.Q55]=&quot;&quot;);IF([$Input.I51]=&quot;Move&quot;;[.O54];VLOOKUP([.C55];Positions;8;0));&quot;&quot;)">
            <text:p/>
          </table:table-cell>
          <table:table-cell table:style-name="ce33" table:formula="of:=IF(NOT([.Q55]=&quot;&quot;);VLOOKUP(CalcName;Positions;3;0);&quot;&quot;)">
            <text:p/>
          </table:table-cell>
          <table:table-cell table:style-name="ce33" table:formula="of:=IF(NOT([.Q55]=&quot;&quot;);VLOOKUP(CalcName;Positions;4;0);&quot;&quot;)">
            <text:p/>
          </table:table-cell>
          <table:table-cell table:style-name="ce33" table:formula="of:=IF(NOT([.Q55]=&quot;&quot;);VLOOKUP(CalcName;Positions;5;0);&quot;&quot;)">
            <text:p/>
          </table:table-cell>
          <table:table-cell table:style-name="ce33" table:formula="of:=IF(NOT([.Q55]=&quot;&quot;);VLOOKUP(CalcName;Positions;6;0);&quot;&quot;)">
            <text:p/>
          </table:table-cell>
          <table:table-cell table:style-name="ce33" table:formula="of:=IF(NOT([.Q55]=&quot;&quot;);VLOOKUP(CalcName;Positions;7;0);&quot;&quot;)">
            <text:p/>
          </table:table-cell>
          <table:table-cell table:style-name="ce33" table:formula="of:=IF(NOT([.Q55]=&quot;&quot;);VLOOKUP(CalcName;Positions;8;0);&quot;&quot;)">
            <text:p/>
          </table:table-cell>
          <table:table-cell table:style-name="ce33" table:formula="of:=IF(NOT([.Q55]=&quot;&quot;);[$Input.H51];&quot;&quot;)">
            <text:p/>
          </table:table-cell>
          <table:table-cell table:style-name="ce33" table:formula="of:=IF([$Input.D52]=&quot;&quot;;IF(OR([.Q54]=&quot;&quot;;[.Q54]=2400);&quot;&quot;;IF(Loop=&quot;true&quot;;IF([$Input.D51]=&quot;&quot;;&quot;&quot;;0);2400));[$Input.G52]-[$Input.G51]-[$Input.H51])">
            <text:p/>
          </table:table-cell>
          <table:table-cell table:formula="of:=IF(NOT([.Q55]=&quot;&quot;);IF([$Input.J5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6]=&quot;&quot;);[.A55]+1;&quot;&quot;)">
            <text:p/>
          </table:table-cell>
          <table:table-cell table:style-name="ce4" table:formula="of:=IF(NOT([.Q56]=&quot;&quot;);IF([$Input.I52]=&quot;Move&quot;;[.C55];[.C56]);&quot;&quot;)">
            <text:p/>
          </table:table-cell>
          <table:table-cell table:style-name="ce4" table:formula="of:=IF(NOT([.Q56]=&quot;&quot;);[$Input.D52];&quot;&quot;)">
            <text:p/>
          </table:table-cell>
          <table:table-cell table:style-name="ce33" table:formula="of:=IF(NOT([.Q56]=&quot;&quot;);IF([$Input.I52]=&quot;Move&quot;;[.J55];VLOOKUP([.C56];Positions;3;0));&quot;&quot;)">
            <text:p/>
          </table:table-cell>
          <table:table-cell table:style-name="ce33" table:formula="of:=IF(NOT([.Q56]=&quot;&quot;);IF([$Input.I52]=&quot;Move&quot;;[.K55];VLOOKUP([.C56];Positions;4;0));&quot;&quot;)">
            <text:p/>
          </table:table-cell>
          <table:table-cell table:style-name="ce33" table:formula="of:=IF(NOT([.Q56]=&quot;&quot;);IF([$Input.I52]=&quot;Move&quot;;[.L55];VLOOKUP([.C56];Positions;5;0));&quot;&quot;)">
            <text:p/>
          </table:table-cell>
          <table:table-cell table:style-name="ce33" table:formula="of:=IF(NOT([.Q56]=&quot;&quot;);IF([$Input.I52]=&quot;Move&quot;;[.M55];VLOOKUP([.C56];Positions;6;0));&quot;&quot;)">
            <text:p/>
          </table:table-cell>
          <table:table-cell table:style-name="ce33" table:formula="of:=IF(NOT([.Q56]=&quot;&quot;);IF([$Input.I52]=&quot;Move&quot;;[.N55];VLOOKUP([.C56];Positions;7;0));&quot;&quot;)">
            <text:p/>
          </table:table-cell>
          <table:table-cell table:style-name="ce33" table:formula="of:=IF(NOT([.Q56]=&quot;&quot;);IF([$Input.I52]=&quot;Move&quot;;[.O55];VLOOKUP([.C56];Positions;8;0));&quot;&quot;)">
            <text:p/>
          </table:table-cell>
          <table:table-cell table:style-name="ce33" table:formula="of:=IF(NOT([.Q56]=&quot;&quot;);VLOOKUP(CalcName;Positions;3;0);&quot;&quot;)">
            <text:p/>
          </table:table-cell>
          <table:table-cell table:style-name="ce33" table:formula="of:=IF(NOT([.Q56]=&quot;&quot;);VLOOKUP(CalcName;Positions;4;0);&quot;&quot;)">
            <text:p/>
          </table:table-cell>
          <table:table-cell table:style-name="ce33" table:formula="of:=IF(NOT([.Q56]=&quot;&quot;);VLOOKUP(CalcName;Positions;5;0);&quot;&quot;)">
            <text:p/>
          </table:table-cell>
          <table:table-cell table:style-name="ce33" table:formula="of:=IF(NOT([.Q56]=&quot;&quot;);VLOOKUP(CalcName;Positions;6;0);&quot;&quot;)">
            <text:p/>
          </table:table-cell>
          <table:table-cell table:style-name="ce33" table:formula="of:=IF(NOT([.Q56]=&quot;&quot;);VLOOKUP(CalcName;Positions;7;0);&quot;&quot;)">
            <text:p/>
          </table:table-cell>
          <table:table-cell table:style-name="ce33" table:formula="of:=IF(NOT([.Q56]=&quot;&quot;);VLOOKUP(CalcName;Positions;8;0);&quot;&quot;)">
            <text:p/>
          </table:table-cell>
          <table:table-cell table:style-name="ce33" table:formula="of:=IF(NOT([.Q56]=&quot;&quot;);[$Input.H52];&quot;&quot;)">
            <text:p/>
          </table:table-cell>
          <table:table-cell table:style-name="ce33" table:formula="of:=IF([$Input.D53]=&quot;&quot;;IF(OR([.Q55]=&quot;&quot;;[.Q55]=2400);&quot;&quot;;IF(Loop=&quot;true&quot;;IF([$Input.D52]=&quot;&quot;;&quot;&quot;;0);2400));[$Input.G53]-[$Input.G52]-[$Input.H52])">
            <text:p/>
          </table:table-cell>
          <table:table-cell table:formula="of:=IF(NOT([.Q56]=&quot;&quot;);IF([$Input.J5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7]=&quot;&quot;);[.A56]+1;&quot;&quot;)">
            <text:p/>
          </table:table-cell>
          <table:table-cell table:style-name="ce4" table:formula="of:=IF(NOT([.Q57]=&quot;&quot;);IF([$Input.I53]=&quot;Move&quot;;[.C56];[.C57]);&quot;&quot;)">
            <text:p/>
          </table:table-cell>
          <table:table-cell table:style-name="ce4" table:formula="of:=IF(NOT([.Q57]=&quot;&quot;);[$Input.D53];&quot;&quot;)">
            <text:p/>
          </table:table-cell>
          <table:table-cell table:style-name="ce33" table:formula="of:=IF(NOT([.Q57]=&quot;&quot;);IF([$Input.I53]=&quot;Move&quot;;[.J56];VLOOKUP([.C57];Positions;3;0));&quot;&quot;)">
            <text:p/>
          </table:table-cell>
          <table:table-cell table:style-name="ce33" table:formula="of:=IF(NOT([.Q57]=&quot;&quot;);IF([$Input.I53]=&quot;Move&quot;;[.K56];VLOOKUP([.C57];Positions;4;0));&quot;&quot;)">
            <text:p/>
          </table:table-cell>
          <table:table-cell table:style-name="ce33" table:formula="of:=IF(NOT([.Q57]=&quot;&quot;);IF([$Input.I53]=&quot;Move&quot;;[.L56];VLOOKUP([.C57];Positions;5;0));&quot;&quot;)">
            <text:p/>
          </table:table-cell>
          <table:table-cell table:style-name="ce33" table:formula="of:=IF(NOT([.Q57]=&quot;&quot;);IF([$Input.I53]=&quot;Move&quot;;[.M56];VLOOKUP([.C57];Positions;6;0));&quot;&quot;)">
            <text:p/>
          </table:table-cell>
          <table:table-cell table:style-name="ce33" table:formula="of:=IF(NOT([.Q57]=&quot;&quot;);IF([$Input.I53]=&quot;Move&quot;;[.N56];VLOOKUP([.C57];Positions;7;0));&quot;&quot;)">
            <text:p/>
          </table:table-cell>
          <table:table-cell table:style-name="ce33" table:formula="of:=IF(NOT([.Q57]=&quot;&quot;);IF([$Input.I53]=&quot;Move&quot;;[.O56];VLOOKUP([.C57];Positions;8;0));&quot;&quot;)">
            <text:p/>
          </table:table-cell>
          <table:table-cell table:style-name="ce33" table:formula="of:=IF(NOT([.Q57]=&quot;&quot;);VLOOKUP(CalcName;Positions;3;0);&quot;&quot;)">
            <text:p/>
          </table:table-cell>
          <table:table-cell table:style-name="ce33" table:formula="of:=IF(NOT([.Q57]=&quot;&quot;);VLOOKUP(CalcName;Positions;4;0);&quot;&quot;)">
            <text:p/>
          </table:table-cell>
          <table:table-cell table:style-name="ce33" table:formula="of:=IF(NOT([.Q57]=&quot;&quot;);VLOOKUP(CalcName;Positions;5;0);&quot;&quot;)">
            <text:p/>
          </table:table-cell>
          <table:table-cell table:style-name="ce33" table:formula="of:=IF(NOT([.Q57]=&quot;&quot;);VLOOKUP(CalcName;Positions;6;0);&quot;&quot;)">
            <text:p/>
          </table:table-cell>
          <table:table-cell table:style-name="ce33" table:formula="of:=IF(NOT([.Q57]=&quot;&quot;);VLOOKUP(CalcName;Positions;7;0);&quot;&quot;)">
            <text:p/>
          </table:table-cell>
          <table:table-cell table:style-name="ce33" table:formula="of:=IF(NOT([.Q57]=&quot;&quot;);VLOOKUP(CalcName;Positions;8;0);&quot;&quot;)">
            <text:p/>
          </table:table-cell>
          <table:table-cell table:style-name="ce33" table:formula="of:=IF(NOT([.Q57]=&quot;&quot;);[$Input.H53];&quot;&quot;)">
            <text:p/>
          </table:table-cell>
          <table:table-cell table:style-name="ce33" table:formula="of:=IF([$Input.D54]=&quot;&quot;;IF(OR([.Q56]=&quot;&quot;;[.Q56]=2400);&quot;&quot;;IF(Loop=&quot;true&quot;;IF([$Input.D53]=&quot;&quot;;&quot;&quot;;0);2400));[$Input.G54]-[$Input.G53]-[$Input.H53])">
            <text:p/>
          </table:table-cell>
          <table:table-cell table:formula="of:=IF(NOT([.Q57]=&quot;&quot;);IF([$Input.J5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8]=&quot;&quot;);[.A57]+1;&quot;&quot;)">
            <text:p/>
          </table:table-cell>
          <table:table-cell table:style-name="ce4" table:formula="of:=IF(NOT([.Q58]=&quot;&quot;);IF([$Input.I54]=&quot;Move&quot;;[.C57];[.C58]);&quot;&quot;)">
            <text:p/>
          </table:table-cell>
          <table:table-cell table:style-name="ce4" table:formula="of:=IF(NOT([.Q58]=&quot;&quot;);[$Input.D54];&quot;&quot;)">
            <text:p/>
          </table:table-cell>
          <table:table-cell table:style-name="ce33" table:formula="of:=IF(NOT([.Q58]=&quot;&quot;);IF([$Input.I54]=&quot;Move&quot;;[.J57];VLOOKUP([.C58];Positions;3;0));&quot;&quot;)">
            <text:p/>
          </table:table-cell>
          <table:table-cell table:style-name="ce33" table:formula="of:=IF(NOT([.Q58]=&quot;&quot;);IF([$Input.I54]=&quot;Move&quot;;[.K57];VLOOKUP([.C58];Positions;4;0));&quot;&quot;)">
            <text:p/>
          </table:table-cell>
          <table:table-cell table:style-name="ce33" table:formula="of:=IF(NOT([.Q58]=&quot;&quot;);IF([$Input.I54]=&quot;Move&quot;;[.L57];VLOOKUP([.C58];Positions;5;0));&quot;&quot;)">
            <text:p/>
          </table:table-cell>
          <table:table-cell table:style-name="ce33" table:formula="of:=IF(NOT([.Q58]=&quot;&quot;);IF([$Input.I54]=&quot;Move&quot;;[.M57];VLOOKUP([.C58];Positions;6;0));&quot;&quot;)">
            <text:p/>
          </table:table-cell>
          <table:table-cell table:style-name="ce33" table:formula="of:=IF(NOT([.Q58]=&quot;&quot;);IF([$Input.I54]=&quot;Move&quot;;[.N57];VLOOKUP([.C58];Positions;7;0));&quot;&quot;)">
            <text:p/>
          </table:table-cell>
          <table:table-cell table:style-name="ce33" table:formula="of:=IF(NOT([.Q58]=&quot;&quot;);IF([$Input.I54]=&quot;Move&quot;;[.O57];VLOOKUP([.C58];Positions;8;0));&quot;&quot;)">
            <text:p/>
          </table:table-cell>
          <table:table-cell table:style-name="ce33" table:formula="of:=IF(NOT([.Q58]=&quot;&quot;);VLOOKUP(CalcName;Positions;3;0);&quot;&quot;)">
            <text:p/>
          </table:table-cell>
          <table:table-cell table:style-name="ce33" table:formula="of:=IF(NOT([.Q58]=&quot;&quot;);VLOOKUP(CalcName;Positions;4;0);&quot;&quot;)">
            <text:p/>
          </table:table-cell>
          <table:table-cell table:style-name="ce33" table:formula="of:=IF(NOT([.Q58]=&quot;&quot;);VLOOKUP(CalcName;Positions;5;0);&quot;&quot;)">
            <text:p/>
          </table:table-cell>
          <table:table-cell table:style-name="ce33" table:formula="of:=IF(NOT([.Q58]=&quot;&quot;);VLOOKUP(CalcName;Positions;6;0);&quot;&quot;)">
            <text:p/>
          </table:table-cell>
          <table:table-cell table:style-name="ce33" table:formula="of:=IF(NOT([.Q58]=&quot;&quot;);VLOOKUP(CalcName;Positions;7;0);&quot;&quot;)">
            <text:p/>
          </table:table-cell>
          <table:table-cell table:style-name="ce33" table:formula="of:=IF(NOT([.Q58]=&quot;&quot;);VLOOKUP(CalcName;Positions;8;0);&quot;&quot;)">
            <text:p/>
          </table:table-cell>
          <table:table-cell table:style-name="ce33" table:formula="of:=IF(NOT([.Q58]=&quot;&quot;);[$Input.H54];&quot;&quot;)">
            <text:p/>
          </table:table-cell>
          <table:table-cell table:style-name="ce33" table:formula="of:=IF([$Input.D55]=&quot;&quot;;IF(OR([.Q57]=&quot;&quot;;[.Q57]=2400);&quot;&quot;;IF(Loop=&quot;true&quot;;IF([$Input.D54]=&quot;&quot;;&quot;&quot;;0);2400));[$Input.G55]-[$Input.G54]-[$Input.H54])">
            <text:p/>
          </table:table-cell>
          <table:table-cell table:formula="of:=IF(NOT([.Q58]=&quot;&quot;);IF([$Input.J5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9]=&quot;&quot;);[.A58]+1;&quot;&quot;)">
            <text:p/>
          </table:table-cell>
          <table:table-cell table:style-name="ce4" table:formula="of:=IF(NOT([.Q59]=&quot;&quot;);IF([$Input.I55]=&quot;Move&quot;;[.C58];[.C59]);&quot;&quot;)">
            <text:p/>
          </table:table-cell>
          <table:table-cell table:style-name="ce4" table:formula="of:=IF(NOT([.Q59]=&quot;&quot;);[$Input.D55];&quot;&quot;)">
            <text:p/>
          </table:table-cell>
          <table:table-cell table:style-name="ce33" table:formula="of:=IF(NOT([.Q59]=&quot;&quot;);IF([$Input.I55]=&quot;Move&quot;;[.J58];VLOOKUP([.C59];Positions;3;0));&quot;&quot;)">
            <text:p/>
          </table:table-cell>
          <table:table-cell table:style-name="ce33" table:formula="of:=IF(NOT([.Q59]=&quot;&quot;);IF([$Input.I55]=&quot;Move&quot;;[.K58];VLOOKUP([.C59];Positions;4;0));&quot;&quot;)">
            <text:p/>
          </table:table-cell>
          <table:table-cell table:style-name="ce33" table:formula="of:=IF(NOT([.Q59]=&quot;&quot;);IF([$Input.I55]=&quot;Move&quot;;[.L58];VLOOKUP([.C59];Positions;5;0));&quot;&quot;)">
            <text:p/>
          </table:table-cell>
          <table:table-cell table:style-name="ce33" table:formula="of:=IF(NOT([.Q59]=&quot;&quot;);IF([$Input.I55]=&quot;Move&quot;;[.M58];VLOOKUP([.C59];Positions;6;0));&quot;&quot;)">
            <text:p/>
          </table:table-cell>
          <table:table-cell table:style-name="ce33" table:formula="of:=IF(NOT([.Q59]=&quot;&quot;);IF([$Input.I55]=&quot;Move&quot;;[.N58];VLOOKUP([.C59];Positions;7;0));&quot;&quot;)">
            <text:p/>
          </table:table-cell>
          <table:table-cell table:style-name="ce33" table:formula="of:=IF(NOT([.Q59]=&quot;&quot;);IF([$Input.I55]=&quot;Move&quot;;[.O58];VLOOKUP([.C59];Positions;8;0));&quot;&quot;)">
            <text:p/>
          </table:table-cell>
          <table:table-cell table:style-name="ce33" table:formula="of:=IF(NOT([.Q59]=&quot;&quot;);VLOOKUP(CalcName;Positions;3;0);&quot;&quot;)">
            <text:p/>
          </table:table-cell>
          <table:table-cell table:style-name="ce33" table:formula="of:=IF(NOT([.Q59]=&quot;&quot;);VLOOKUP(CalcName;Positions;4;0);&quot;&quot;)">
            <text:p/>
          </table:table-cell>
          <table:table-cell table:style-name="ce33" table:formula="of:=IF(NOT([.Q59]=&quot;&quot;);VLOOKUP(CalcName;Positions;5;0);&quot;&quot;)">
            <text:p/>
          </table:table-cell>
          <table:table-cell table:style-name="ce33" table:formula="of:=IF(NOT([.Q59]=&quot;&quot;);VLOOKUP(CalcName;Positions;6;0);&quot;&quot;)">
            <text:p/>
          </table:table-cell>
          <table:table-cell table:style-name="ce33" table:formula="of:=IF(NOT([.Q59]=&quot;&quot;);VLOOKUP(CalcName;Positions;7;0);&quot;&quot;)">
            <text:p/>
          </table:table-cell>
          <table:table-cell table:style-name="ce33" table:formula="of:=IF(NOT([.Q59]=&quot;&quot;);VLOOKUP(CalcName;Positions;8;0);&quot;&quot;)">
            <text:p/>
          </table:table-cell>
          <table:table-cell table:style-name="ce33" table:formula="of:=IF(NOT([.Q59]=&quot;&quot;);[$Input.H55];&quot;&quot;)">
            <text:p/>
          </table:table-cell>
          <table:table-cell table:style-name="ce33" table:formula="of:=IF([$Input.D56]=&quot;&quot;;IF(OR([.Q58]=&quot;&quot;;[.Q58]=2400);&quot;&quot;;IF(Loop=&quot;true&quot;;IF([$Input.D55]=&quot;&quot;;&quot;&quot;;0);2400));[$Input.G56]-[$Input.G55]-[$Input.H55])">
            <text:p/>
          </table:table-cell>
          <table:table-cell table:formula="of:=IF(NOT([.Q59]=&quot;&quot;);IF([$Input.J5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0]=&quot;&quot;);[.A59]+1;&quot;&quot;)">
            <text:p/>
          </table:table-cell>
          <table:table-cell table:style-name="ce4" table:formula="of:=IF(NOT([.Q60]=&quot;&quot;);IF([$Input.I56]=&quot;Move&quot;;[.C59];[.C60]);&quot;&quot;)">
            <text:p/>
          </table:table-cell>
          <table:table-cell table:style-name="ce4" table:formula="of:=IF(NOT([.Q60]=&quot;&quot;);[$Input.D56];&quot;&quot;)">
            <text:p/>
          </table:table-cell>
          <table:table-cell table:style-name="ce33" table:formula="of:=IF(NOT([.Q60]=&quot;&quot;);IF([$Input.I56]=&quot;Move&quot;;[.J59];VLOOKUP([.C60];Positions;3;0));&quot;&quot;)">
            <text:p/>
          </table:table-cell>
          <table:table-cell table:style-name="ce33" table:formula="of:=IF(NOT([.Q60]=&quot;&quot;);IF([$Input.I56]=&quot;Move&quot;;[.K59];VLOOKUP([.C60];Positions;4;0));&quot;&quot;)">
            <text:p/>
          </table:table-cell>
          <table:table-cell table:style-name="ce33" table:formula="of:=IF(NOT([.Q60]=&quot;&quot;);IF([$Input.I56]=&quot;Move&quot;;[.L59];VLOOKUP([.C60];Positions;5;0));&quot;&quot;)">
            <text:p/>
          </table:table-cell>
          <table:table-cell table:style-name="ce33" table:formula="of:=IF(NOT([.Q60]=&quot;&quot;);IF([$Input.I56]=&quot;Move&quot;;[.M59];VLOOKUP([.C60];Positions;6;0));&quot;&quot;)">
            <text:p/>
          </table:table-cell>
          <table:table-cell table:style-name="ce33" table:formula="of:=IF(NOT([.Q60]=&quot;&quot;);IF([$Input.I56]=&quot;Move&quot;;[.N59];VLOOKUP([.C60];Positions;7;0));&quot;&quot;)">
            <text:p/>
          </table:table-cell>
          <table:table-cell table:style-name="ce33" table:formula="of:=IF(NOT([.Q60]=&quot;&quot;);IF([$Input.I56]=&quot;Move&quot;;[.O59];VLOOKUP([.C60];Positions;8;0));&quot;&quot;)">
            <text:p/>
          </table:table-cell>
          <table:table-cell table:style-name="ce33" table:formula="of:=IF(NOT([.Q60]=&quot;&quot;);VLOOKUP(CalcName;Positions;3;0);&quot;&quot;)">
            <text:p/>
          </table:table-cell>
          <table:table-cell table:style-name="ce33" table:formula="of:=IF(NOT([.Q60]=&quot;&quot;);VLOOKUP(CalcName;Positions;4;0);&quot;&quot;)">
            <text:p/>
          </table:table-cell>
          <table:table-cell table:style-name="ce33" table:formula="of:=IF(NOT([.Q60]=&quot;&quot;);VLOOKUP(CalcName;Positions;5;0);&quot;&quot;)">
            <text:p/>
          </table:table-cell>
          <table:table-cell table:style-name="ce33" table:formula="of:=IF(NOT([.Q60]=&quot;&quot;);VLOOKUP(CalcName;Positions;6;0);&quot;&quot;)">
            <text:p/>
          </table:table-cell>
          <table:table-cell table:style-name="ce33" table:formula="of:=IF(NOT([.Q60]=&quot;&quot;);VLOOKUP(CalcName;Positions;7;0);&quot;&quot;)">
            <text:p/>
          </table:table-cell>
          <table:table-cell table:style-name="ce33" table:formula="of:=IF(NOT([.Q60]=&quot;&quot;);VLOOKUP(CalcName;Positions;8;0);&quot;&quot;)">
            <text:p/>
          </table:table-cell>
          <table:table-cell table:style-name="ce33" table:formula="of:=IF(NOT([.Q60]=&quot;&quot;);[$Input.H56];&quot;&quot;)">
            <text:p/>
          </table:table-cell>
          <table:table-cell table:style-name="ce33" table:formula="of:=IF([$Input.D57]=&quot;&quot;;IF(OR([.Q59]=&quot;&quot;;[.Q59]=2400);&quot;&quot;;IF(Loop=&quot;true&quot;;IF([$Input.D56]=&quot;&quot;;&quot;&quot;;0);2400));[$Input.G57]-[$Input.G56]-[$Input.H56])">
            <text:p/>
          </table:table-cell>
          <table:table-cell table:formula="of:=IF(NOT([.Q60]=&quot;&quot;);IF([$Input.J5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1]=&quot;&quot;);[.A60]+1;&quot;&quot;)">
            <text:p/>
          </table:table-cell>
          <table:table-cell table:style-name="ce4" table:formula="of:=IF(NOT([.Q61]=&quot;&quot;);IF([$Input.I57]=&quot;Move&quot;;[.C60];[.C61]);&quot;&quot;)">
            <text:p/>
          </table:table-cell>
          <table:table-cell table:style-name="ce4" table:formula="of:=IF(NOT([.Q61]=&quot;&quot;);[$Input.D57];&quot;&quot;)">
            <text:p/>
          </table:table-cell>
          <table:table-cell table:style-name="ce33" table:formula="of:=IF(NOT([.Q61]=&quot;&quot;);IF([$Input.I57]=&quot;Move&quot;;[.J60];VLOOKUP([.C61];Positions;3;0));&quot;&quot;)">
            <text:p/>
          </table:table-cell>
          <table:table-cell table:style-name="ce33" table:formula="of:=IF(NOT([.Q61]=&quot;&quot;);IF([$Input.I57]=&quot;Move&quot;;[.K60];VLOOKUP([.C61];Positions;4;0));&quot;&quot;)">
            <text:p/>
          </table:table-cell>
          <table:table-cell table:style-name="ce33" table:formula="of:=IF(NOT([.Q61]=&quot;&quot;);IF([$Input.I57]=&quot;Move&quot;;[.L60];VLOOKUP([.C61];Positions;5;0));&quot;&quot;)">
            <text:p/>
          </table:table-cell>
          <table:table-cell table:style-name="ce33" table:formula="of:=IF(NOT([.Q61]=&quot;&quot;);IF([$Input.I57]=&quot;Move&quot;;[.M60];VLOOKUP([.C61];Positions;6;0));&quot;&quot;)">
            <text:p/>
          </table:table-cell>
          <table:table-cell table:style-name="ce33" table:formula="of:=IF(NOT([.Q61]=&quot;&quot;);IF([$Input.I57]=&quot;Move&quot;;[.N60];VLOOKUP([.C61];Positions;7;0));&quot;&quot;)">
            <text:p/>
          </table:table-cell>
          <table:table-cell table:style-name="ce33" table:formula="of:=IF(NOT([.Q61]=&quot;&quot;);IF([$Input.I57]=&quot;Move&quot;;[.O60];VLOOKUP([.C61];Positions;8;0));&quot;&quot;)">
            <text:p/>
          </table:table-cell>
          <table:table-cell table:style-name="ce33" table:formula="of:=IF(NOT([.Q61]=&quot;&quot;);VLOOKUP(CalcName;Positions;3;0);&quot;&quot;)">
            <text:p/>
          </table:table-cell>
          <table:table-cell table:style-name="ce33" table:formula="of:=IF(NOT([.Q61]=&quot;&quot;);VLOOKUP(CalcName;Positions;4;0);&quot;&quot;)">
            <text:p/>
          </table:table-cell>
          <table:table-cell table:style-name="ce33" table:formula="of:=IF(NOT([.Q61]=&quot;&quot;);VLOOKUP(CalcName;Positions;5;0);&quot;&quot;)">
            <text:p/>
          </table:table-cell>
          <table:table-cell table:style-name="ce33" table:formula="of:=IF(NOT([.Q61]=&quot;&quot;);VLOOKUP(CalcName;Positions;6;0);&quot;&quot;)">
            <text:p/>
          </table:table-cell>
          <table:table-cell table:style-name="ce33" table:formula="of:=IF(NOT([.Q61]=&quot;&quot;);VLOOKUP(CalcName;Positions;7;0);&quot;&quot;)">
            <text:p/>
          </table:table-cell>
          <table:table-cell table:style-name="ce33" table:formula="of:=IF(NOT([.Q61]=&quot;&quot;);VLOOKUP(CalcName;Positions;8;0);&quot;&quot;)">
            <text:p/>
          </table:table-cell>
          <table:table-cell table:style-name="ce33" table:formula="of:=IF(NOT([.Q61]=&quot;&quot;);[$Input.H57];&quot;&quot;)">
            <text:p/>
          </table:table-cell>
          <table:table-cell table:style-name="ce33" table:formula="of:=IF([$Input.D58]=&quot;&quot;;IF(OR([.Q60]=&quot;&quot;;[.Q60]=2400);&quot;&quot;;IF(Loop=&quot;true&quot;;IF([$Input.D57]=&quot;&quot;;&quot;&quot;;0);2400));[$Input.G58]-[$Input.G57]-[$Input.H57])">
            <text:p/>
          </table:table-cell>
          <table:table-cell table:formula="of:=IF(NOT([.Q61]=&quot;&quot;);IF([$Input.J5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2]=&quot;&quot;);[.A61]+1;&quot;&quot;)">
            <text:p/>
          </table:table-cell>
          <table:table-cell table:style-name="ce4" table:formula="of:=IF(NOT([.Q62]=&quot;&quot;);IF([$Input.I58]=&quot;Move&quot;;[.C61];[.C62]);&quot;&quot;)">
            <text:p/>
          </table:table-cell>
          <table:table-cell table:style-name="ce4" table:formula="of:=IF(NOT([.Q62]=&quot;&quot;);[$Input.D58];&quot;&quot;)">
            <text:p/>
          </table:table-cell>
          <table:table-cell table:style-name="ce33" table:formula="of:=IF(NOT([.Q62]=&quot;&quot;);IF([$Input.I58]=&quot;Move&quot;;[.J61];VLOOKUP([.C62];Positions;3;0));&quot;&quot;)">
            <text:p/>
          </table:table-cell>
          <table:table-cell table:style-name="ce33" table:formula="of:=IF(NOT([.Q62]=&quot;&quot;);IF([$Input.I58]=&quot;Move&quot;;[.K61];VLOOKUP([.C62];Positions;4;0));&quot;&quot;)">
            <text:p/>
          </table:table-cell>
          <table:table-cell table:style-name="ce33" table:formula="of:=IF(NOT([.Q62]=&quot;&quot;);IF([$Input.I58]=&quot;Move&quot;;[.L61];VLOOKUP([.C62];Positions;5;0));&quot;&quot;)">
            <text:p/>
          </table:table-cell>
          <table:table-cell table:style-name="ce33" table:formula="of:=IF(NOT([.Q62]=&quot;&quot;);IF([$Input.I58]=&quot;Move&quot;;[.M61];VLOOKUP([.C62];Positions;6;0));&quot;&quot;)">
            <text:p/>
          </table:table-cell>
          <table:table-cell table:style-name="ce33" table:formula="of:=IF(NOT([.Q62]=&quot;&quot;);IF([$Input.I58]=&quot;Move&quot;;[.N61];VLOOKUP([.C62];Positions;7;0));&quot;&quot;)">
            <text:p/>
          </table:table-cell>
          <table:table-cell table:style-name="ce33" table:formula="of:=IF(NOT([.Q62]=&quot;&quot;);IF([$Input.I58]=&quot;Move&quot;;[.O61];VLOOKUP([.C62];Positions;8;0));&quot;&quot;)">
            <text:p/>
          </table:table-cell>
          <table:table-cell table:style-name="ce33" table:formula="of:=IF(NOT([.Q62]=&quot;&quot;);VLOOKUP(CalcName;Positions;3;0);&quot;&quot;)">
            <text:p/>
          </table:table-cell>
          <table:table-cell table:style-name="ce33" table:formula="of:=IF(NOT([.Q62]=&quot;&quot;);VLOOKUP(CalcName;Positions;4;0);&quot;&quot;)">
            <text:p/>
          </table:table-cell>
          <table:table-cell table:style-name="ce33" table:formula="of:=IF(NOT([.Q62]=&quot;&quot;);VLOOKUP(CalcName;Positions;5;0);&quot;&quot;)">
            <text:p/>
          </table:table-cell>
          <table:table-cell table:style-name="ce33" table:formula="of:=IF(NOT([.Q62]=&quot;&quot;);VLOOKUP(CalcName;Positions;6;0);&quot;&quot;)">
            <text:p/>
          </table:table-cell>
          <table:table-cell table:style-name="ce33" table:formula="of:=IF(NOT([.Q62]=&quot;&quot;);VLOOKUP(CalcName;Positions;7;0);&quot;&quot;)">
            <text:p/>
          </table:table-cell>
          <table:table-cell table:style-name="ce33" table:formula="of:=IF(NOT([.Q62]=&quot;&quot;);VLOOKUP(CalcName;Positions;8;0);&quot;&quot;)">
            <text:p/>
          </table:table-cell>
          <table:table-cell table:style-name="ce33" table:formula="of:=IF(NOT([.Q62]=&quot;&quot;);[$Input.H58];&quot;&quot;)">
            <text:p/>
          </table:table-cell>
          <table:table-cell table:style-name="ce33" table:formula="of:=IF([$Input.D59]=&quot;&quot;;IF(OR([.Q61]=&quot;&quot;;[.Q61]=2400);&quot;&quot;;IF(Loop=&quot;true&quot;;IF([$Input.D58]=&quot;&quot;;&quot;&quot;;0);2400));[$Input.G59]-[$Input.G58]-[$Input.H58])">
            <text:p/>
          </table:table-cell>
          <table:table-cell table:formula="of:=IF(NOT([.Q62]=&quot;&quot;);IF([$Input.J5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3]=&quot;&quot;);[.A62]+1;&quot;&quot;)">
            <text:p/>
          </table:table-cell>
          <table:table-cell table:style-name="ce4" table:formula="of:=IF(NOT([.Q63]=&quot;&quot;);IF([$Input.I59]=&quot;Move&quot;;[.C62];[.C63]);&quot;&quot;)">
            <text:p/>
          </table:table-cell>
          <table:table-cell table:style-name="ce4" table:formula="of:=IF(NOT([.Q63]=&quot;&quot;);[$Input.D59];&quot;&quot;)">
            <text:p/>
          </table:table-cell>
          <table:table-cell table:style-name="ce33" table:formula="of:=IF(NOT([.Q63]=&quot;&quot;);IF([$Input.I59]=&quot;Move&quot;;[.J62];VLOOKUP([.C63];Positions;3;0));&quot;&quot;)">
            <text:p/>
          </table:table-cell>
          <table:table-cell table:style-name="ce33" table:formula="of:=IF(NOT([.Q63]=&quot;&quot;);IF([$Input.I59]=&quot;Move&quot;;[.K62];VLOOKUP([.C63];Positions;4;0));&quot;&quot;)">
            <text:p/>
          </table:table-cell>
          <table:table-cell table:style-name="ce33" table:formula="of:=IF(NOT([.Q63]=&quot;&quot;);IF([$Input.I59]=&quot;Move&quot;;[.L62];VLOOKUP([.C63];Positions;5;0));&quot;&quot;)">
            <text:p/>
          </table:table-cell>
          <table:table-cell table:style-name="ce33" table:formula="of:=IF(NOT([.Q63]=&quot;&quot;);IF([$Input.I59]=&quot;Move&quot;;[.M62];VLOOKUP([.C63];Positions;6;0));&quot;&quot;)">
            <text:p/>
          </table:table-cell>
          <table:table-cell table:style-name="ce33" table:formula="of:=IF(NOT([.Q63]=&quot;&quot;);IF([$Input.I59]=&quot;Move&quot;;[.N62];VLOOKUP([.C63];Positions;7;0));&quot;&quot;)">
            <text:p/>
          </table:table-cell>
          <table:table-cell table:style-name="ce33" table:formula="of:=IF(NOT([.Q63]=&quot;&quot;);IF([$Input.I59]=&quot;Move&quot;;[.O62];VLOOKUP([.C63];Positions;8;0));&quot;&quot;)">
            <text:p/>
          </table:table-cell>
          <table:table-cell table:style-name="ce33" table:formula="of:=IF(NOT([.Q63]=&quot;&quot;);VLOOKUP(CalcName;Positions;3;0);&quot;&quot;)">
            <text:p/>
          </table:table-cell>
          <table:table-cell table:style-name="ce33" table:formula="of:=IF(NOT([.Q63]=&quot;&quot;);VLOOKUP(CalcName;Positions;4;0);&quot;&quot;)">
            <text:p/>
          </table:table-cell>
          <table:table-cell table:style-name="ce33" table:formula="of:=IF(NOT([.Q63]=&quot;&quot;);VLOOKUP(CalcName;Positions;5;0);&quot;&quot;)">
            <text:p/>
          </table:table-cell>
          <table:table-cell table:style-name="ce33" table:formula="of:=IF(NOT([.Q63]=&quot;&quot;);VLOOKUP(CalcName;Positions;6;0);&quot;&quot;)">
            <text:p/>
          </table:table-cell>
          <table:table-cell table:style-name="ce33" table:formula="of:=IF(NOT([.Q63]=&quot;&quot;);VLOOKUP(CalcName;Positions;7;0);&quot;&quot;)">
            <text:p/>
          </table:table-cell>
          <table:table-cell table:style-name="ce33" table:formula="of:=IF(NOT([.Q63]=&quot;&quot;);VLOOKUP(CalcName;Positions;8;0);&quot;&quot;)">
            <text:p/>
          </table:table-cell>
          <table:table-cell table:style-name="ce33" table:formula="of:=IF(NOT([.Q63]=&quot;&quot;);[$Input.H59];&quot;&quot;)">
            <text:p/>
          </table:table-cell>
          <table:table-cell table:style-name="ce33" table:formula="of:=IF([$Input.D60]=&quot;&quot;;IF(OR([.Q62]=&quot;&quot;;[.Q62]=2400);&quot;&quot;;IF(Loop=&quot;true&quot;;IF([$Input.D59]=&quot;&quot;;&quot;&quot;;0);2400));[$Input.G60]-[$Input.G59]-[$Input.H59])">
            <text:p/>
          </table:table-cell>
          <table:table-cell table:formula="of:=IF(NOT([.Q63]=&quot;&quot;);IF([$Input.J5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4]=&quot;&quot;);[.A63]+1;&quot;&quot;)">
            <text:p/>
          </table:table-cell>
          <table:table-cell table:style-name="ce4" table:formula="of:=IF(NOT([.Q64]=&quot;&quot;);IF([$Input.I60]=&quot;Move&quot;;[.C63];[.C64]);&quot;&quot;)">
            <text:p/>
          </table:table-cell>
          <table:table-cell table:style-name="ce4" table:formula="of:=IF(NOT([.Q64]=&quot;&quot;);[$Input.D60];&quot;&quot;)">
            <text:p/>
          </table:table-cell>
          <table:table-cell table:style-name="ce33" table:formula="of:=IF(NOT([.Q64]=&quot;&quot;);IF([$Input.I60]=&quot;Move&quot;;[.J63];VLOOKUP([.C64];Positions;3;0));&quot;&quot;)">
            <text:p/>
          </table:table-cell>
          <table:table-cell table:style-name="ce33" table:formula="of:=IF(NOT([.Q64]=&quot;&quot;);IF([$Input.I60]=&quot;Move&quot;;[.K63];VLOOKUP([.C64];Positions;4;0));&quot;&quot;)">
            <text:p/>
          </table:table-cell>
          <table:table-cell table:style-name="ce33" table:formula="of:=IF(NOT([.Q64]=&quot;&quot;);IF([$Input.I60]=&quot;Move&quot;;[.L63];VLOOKUP([.C64];Positions;5;0));&quot;&quot;)">
            <text:p/>
          </table:table-cell>
          <table:table-cell table:style-name="ce33" table:formula="of:=IF(NOT([.Q64]=&quot;&quot;);IF([$Input.I60]=&quot;Move&quot;;[.M63];VLOOKUP([.C64];Positions;6;0));&quot;&quot;)">
            <text:p/>
          </table:table-cell>
          <table:table-cell table:style-name="ce33" table:formula="of:=IF(NOT([.Q64]=&quot;&quot;);IF([$Input.I60]=&quot;Move&quot;;[.N63];VLOOKUP([.C64];Positions;7;0));&quot;&quot;)">
            <text:p/>
          </table:table-cell>
          <table:table-cell table:style-name="ce33" table:formula="of:=IF(NOT([.Q64]=&quot;&quot;);IF([$Input.I60]=&quot;Move&quot;;[.O63];VLOOKUP([.C64];Positions;8;0));&quot;&quot;)">
            <text:p/>
          </table:table-cell>
          <table:table-cell table:style-name="ce33" table:formula="of:=IF(NOT([.Q64]=&quot;&quot;);VLOOKUP(CalcName;Positions;3;0);&quot;&quot;)">
            <text:p/>
          </table:table-cell>
          <table:table-cell table:style-name="ce33" table:formula="of:=IF(NOT([.Q64]=&quot;&quot;);VLOOKUP(CalcName;Positions;4;0);&quot;&quot;)">
            <text:p/>
          </table:table-cell>
          <table:table-cell table:style-name="ce33" table:formula="of:=IF(NOT([.Q64]=&quot;&quot;);VLOOKUP(CalcName;Positions;5;0);&quot;&quot;)">
            <text:p/>
          </table:table-cell>
          <table:table-cell table:style-name="ce33" table:formula="of:=IF(NOT([.Q64]=&quot;&quot;);VLOOKUP(CalcName;Positions;6;0);&quot;&quot;)">
            <text:p/>
          </table:table-cell>
          <table:table-cell table:style-name="ce33" table:formula="of:=IF(NOT([.Q64]=&quot;&quot;);VLOOKUP(CalcName;Positions;7;0);&quot;&quot;)">
            <text:p/>
          </table:table-cell>
          <table:table-cell table:style-name="ce33" table:formula="of:=IF(NOT([.Q64]=&quot;&quot;);VLOOKUP(CalcName;Positions;8;0);&quot;&quot;)">
            <text:p/>
          </table:table-cell>
          <table:table-cell table:style-name="ce33" table:formula="of:=IF(NOT([.Q64]=&quot;&quot;);[$Input.H60];&quot;&quot;)">
            <text:p/>
          </table:table-cell>
          <table:table-cell table:style-name="ce33" table:formula="of:=IF([$Input.D61]=&quot;&quot;;IF(OR([.Q63]=&quot;&quot;;[.Q63]=2400);&quot;&quot;;IF(Loop=&quot;true&quot;;IF([$Input.D60]=&quot;&quot;;&quot;&quot;;0);2400));[$Input.G61]-[$Input.G60]-[$Input.H60])">
            <text:p/>
          </table:table-cell>
          <table:table-cell table:formula="of:=IF(NOT([.Q64]=&quot;&quot;);IF([$Input.J6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5]=&quot;&quot;);[.A64]+1;&quot;&quot;)">
            <text:p/>
          </table:table-cell>
          <table:table-cell table:style-name="ce4" table:formula="of:=IF(NOT([.Q65]=&quot;&quot;);IF([$Input.I61]=&quot;Move&quot;;[.C64];[.C65]);&quot;&quot;)">
            <text:p/>
          </table:table-cell>
          <table:table-cell table:style-name="ce4" table:formula="of:=IF(NOT([.Q65]=&quot;&quot;);[$Input.D61];&quot;&quot;)">
            <text:p/>
          </table:table-cell>
          <table:table-cell table:style-name="ce33" table:formula="of:=IF(NOT([.Q65]=&quot;&quot;);IF([$Input.I61]=&quot;Move&quot;;[.J64];VLOOKUP([.C65];Positions;3;0));&quot;&quot;)">
            <text:p/>
          </table:table-cell>
          <table:table-cell table:style-name="ce33" table:formula="of:=IF(NOT([.Q65]=&quot;&quot;);IF([$Input.I61]=&quot;Move&quot;;[.K64];VLOOKUP([.C65];Positions;4;0));&quot;&quot;)">
            <text:p/>
          </table:table-cell>
          <table:table-cell table:style-name="ce33" table:formula="of:=IF(NOT([.Q65]=&quot;&quot;);IF([$Input.I61]=&quot;Move&quot;;[.L64];VLOOKUP([.C65];Positions;5;0));&quot;&quot;)">
            <text:p/>
          </table:table-cell>
          <table:table-cell table:style-name="ce33" table:formula="of:=IF(NOT([.Q65]=&quot;&quot;);IF([$Input.I61]=&quot;Move&quot;;[.M64];VLOOKUP([.C65];Positions;6;0));&quot;&quot;)">
            <text:p/>
          </table:table-cell>
          <table:table-cell table:style-name="ce33" table:formula="of:=IF(NOT([.Q65]=&quot;&quot;);IF([$Input.I61]=&quot;Move&quot;;[.N64];VLOOKUP([.C65];Positions;7;0));&quot;&quot;)">
            <text:p/>
          </table:table-cell>
          <table:table-cell table:style-name="ce33" table:formula="of:=IF(NOT([.Q65]=&quot;&quot;);IF([$Input.I61]=&quot;Move&quot;;[.O64];VLOOKUP([.C65];Positions;8;0));&quot;&quot;)">
            <text:p/>
          </table:table-cell>
          <table:table-cell table:style-name="ce33" table:formula="of:=IF(NOT([.Q65]=&quot;&quot;);VLOOKUP(CalcName;Positions;3;0);&quot;&quot;)">
            <text:p/>
          </table:table-cell>
          <table:table-cell table:style-name="ce33" table:formula="of:=IF(NOT([.Q65]=&quot;&quot;);VLOOKUP(CalcName;Positions;4;0);&quot;&quot;)">
            <text:p/>
          </table:table-cell>
          <table:table-cell table:style-name="ce33" table:formula="of:=IF(NOT([.Q65]=&quot;&quot;);VLOOKUP(CalcName;Positions;5;0);&quot;&quot;)">
            <text:p/>
          </table:table-cell>
          <table:table-cell table:style-name="ce33" table:formula="of:=IF(NOT([.Q65]=&quot;&quot;);VLOOKUP(CalcName;Positions;6;0);&quot;&quot;)">
            <text:p/>
          </table:table-cell>
          <table:table-cell table:style-name="ce33" table:formula="of:=IF(NOT([.Q65]=&quot;&quot;);VLOOKUP(CalcName;Positions;7;0);&quot;&quot;)">
            <text:p/>
          </table:table-cell>
          <table:table-cell table:style-name="ce33" table:formula="of:=IF(NOT([.Q65]=&quot;&quot;);VLOOKUP(CalcName;Positions;8;0);&quot;&quot;)">
            <text:p/>
          </table:table-cell>
          <table:table-cell table:style-name="ce33" table:formula="of:=IF(NOT([.Q65]=&quot;&quot;);[$Input.H61];&quot;&quot;)">
            <text:p/>
          </table:table-cell>
          <table:table-cell table:style-name="ce33" table:formula="of:=IF([$Input.D62]=&quot;&quot;;IF(OR([.Q64]=&quot;&quot;;[.Q64]=2400);&quot;&quot;;IF(Loop=&quot;true&quot;;IF([$Input.D61]=&quot;&quot;;&quot;&quot;;0);2400));[$Input.G62]-[$Input.G61]-[$Input.H61])">
            <text:p/>
          </table:table-cell>
          <table:table-cell table:formula="of:=IF(NOT([.Q65]=&quot;&quot;);IF([$Input.J6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6]=&quot;&quot;);[.A65]+1;&quot;&quot;)">
            <text:p/>
          </table:table-cell>
          <table:table-cell table:style-name="ce4" table:formula="of:=IF(NOT([.Q66]=&quot;&quot;);IF([$Input.I62]=&quot;Move&quot;;[.C65];[.C66]);&quot;&quot;)">
            <text:p/>
          </table:table-cell>
          <table:table-cell table:style-name="ce4" table:formula="of:=IF(NOT([.Q66]=&quot;&quot;);[$Input.D62];&quot;&quot;)">
            <text:p/>
          </table:table-cell>
          <table:table-cell table:style-name="ce33" table:formula="of:=IF(NOT([.Q66]=&quot;&quot;);IF([$Input.I62]=&quot;Move&quot;;[.J65];VLOOKUP([.C66];Positions;3;0));&quot;&quot;)">
            <text:p/>
          </table:table-cell>
          <table:table-cell table:style-name="ce33" table:formula="of:=IF(NOT([.Q66]=&quot;&quot;);IF([$Input.I62]=&quot;Move&quot;;[.K65];VLOOKUP([.C66];Positions;4;0));&quot;&quot;)">
            <text:p/>
          </table:table-cell>
          <table:table-cell table:style-name="ce33" table:formula="of:=IF(NOT([.Q66]=&quot;&quot;);IF([$Input.I62]=&quot;Move&quot;;[.L65];VLOOKUP([.C66];Positions;5;0));&quot;&quot;)">
            <text:p/>
          </table:table-cell>
          <table:table-cell table:style-name="ce33" table:formula="of:=IF(NOT([.Q66]=&quot;&quot;);IF([$Input.I62]=&quot;Move&quot;;[.M65];VLOOKUP([.C66];Positions;6;0));&quot;&quot;)">
            <text:p/>
          </table:table-cell>
          <table:table-cell table:style-name="ce33" table:formula="of:=IF(NOT([.Q66]=&quot;&quot;);IF([$Input.I62]=&quot;Move&quot;;[.N65];VLOOKUP([.C66];Positions;7;0));&quot;&quot;)">
            <text:p/>
          </table:table-cell>
          <table:table-cell table:style-name="ce33" table:formula="of:=IF(NOT([.Q66]=&quot;&quot;);IF([$Input.I62]=&quot;Move&quot;;[.O65];VLOOKUP([.C66];Positions;8;0));&quot;&quot;)">
            <text:p/>
          </table:table-cell>
          <table:table-cell table:style-name="ce33" table:formula="of:=IF(NOT([.Q66]=&quot;&quot;);VLOOKUP(CalcName;Positions;3;0);&quot;&quot;)">
            <text:p/>
          </table:table-cell>
          <table:table-cell table:style-name="ce33" table:formula="of:=IF(NOT([.Q66]=&quot;&quot;);VLOOKUP(CalcName;Positions;4;0);&quot;&quot;)">
            <text:p/>
          </table:table-cell>
          <table:table-cell table:style-name="ce33" table:formula="of:=IF(NOT([.Q66]=&quot;&quot;);VLOOKUP(CalcName;Positions;5;0);&quot;&quot;)">
            <text:p/>
          </table:table-cell>
          <table:table-cell table:style-name="ce33" table:formula="of:=IF(NOT([.Q66]=&quot;&quot;);VLOOKUP(CalcName;Positions;6;0);&quot;&quot;)">
            <text:p/>
          </table:table-cell>
          <table:table-cell table:style-name="ce33" table:formula="of:=IF(NOT([.Q66]=&quot;&quot;);VLOOKUP(CalcName;Positions;7;0);&quot;&quot;)">
            <text:p/>
          </table:table-cell>
          <table:table-cell table:style-name="ce33" table:formula="of:=IF(NOT([.Q66]=&quot;&quot;);VLOOKUP(CalcName;Positions;8;0);&quot;&quot;)">
            <text:p/>
          </table:table-cell>
          <table:table-cell table:style-name="ce33" table:formula="of:=IF(NOT([.Q66]=&quot;&quot;);[$Input.H62];&quot;&quot;)">
            <text:p/>
          </table:table-cell>
          <table:table-cell table:style-name="ce33" table:formula="of:=IF([$Input.D63]=&quot;&quot;;IF(OR([.Q65]=&quot;&quot;;[.Q65]=2400);&quot;&quot;;IF(Loop=&quot;true&quot;;IF([$Input.D62]=&quot;&quot;;&quot;&quot;;0);2400));[$Input.G63]-[$Input.G62]-[$Input.H62])">
            <text:p/>
          </table:table-cell>
          <table:table-cell table:formula="of:=IF(NOT([.Q66]=&quot;&quot;);IF([$Input.J6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7]=&quot;&quot;);[.A66]+1;&quot;&quot;)">
            <text:p/>
          </table:table-cell>
          <table:table-cell table:style-name="ce4" table:formula="of:=IF(NOT([.Q67]=&quot;&quot;);IF([$Input.I63]=&quot;Move&quot;;[.C66];[.C67]);&quot;&quot;)">
            <text:p/>
          </table:table-cell>
          <table:table-cell table:style-name="ce4" table:formula="of:=IF(NOT([.Q67]=&quot;&quot;);[$Input.D63];&quot;&quot;)">
            <text:p/>
          </table:table-cell>
          <table:table-cell table:style-name="ce33" table:formula="of:=IF(NOT([.Q67]=&quot;&quot;);IF([$Input.I63]=&quot;Move&quot;;[.J66];VLOOKUP([.C67];Positions;3;0));&quot;&quot;)">
            <text:p/>
          </table:table-cell>
          <table:table-cell table:style-name="ce33" table:formula="of:=IF(NOT([.Q67]=&quot;&quot;);IF([$Input.I63]=&quot;Move&quot;;[.K66];VLOOKUP([.C67];Positions;4;0));&quot;&quot;)">
            <text:p/>
          </table:table-cell>
          <table:table-cell table:style-name="ce33" table:formula="of:=IF(NOT([.Q67]=&quot;&quot;);IF([$Input.I63]=&quot;Move&quot;;[.L66];VLOOKUP([.C67];Positions;5;0));&quot;&quot;)">
            <text:p/>
          </table:table-cell>
          <table:table-cell table:style-name="ce33" table:formula="of:=IF(NOT([.Q67]=&quot;&quot;);IF([$Input.I63]=&quot;Move&quot;;[.M66];VLOOKUP([.C67];Positions;6;0));&quot;&quot;)">
            <text:p/>
          </table:table-cell>
          <table:table-cell table:style-name="ce33" table:formula="of:=IF(NOT([.Q67]=&quot;&quot;);IF([$Input.I63]=&quot;Move&quot;;[.N66];VLOOKUP([.C67];Positions;7;0));&quot;&quot;)">
            <text:p/>
          </table:table-cell>
          <table:table-cell table:style-name="ce33" table:formula="of:=IF(NOT([.Q67]=&quot;&quot;);IF([$Input.I63]=&quot;Move&quot;;[.O66];VLOOKUP([.C67];Positions;8;0));&quot;&quot;)">
            <text:p/>
          </table:table-cell>
          <table:table-cell table:style-name="ce33" table:formula="of:=IF(NOT([.Q67]=&quot;&quot;);VLOOKUP(CalcName;Positions;3;0);&quot;&quot;)">
            <text:p/>
          </table:table-cell>
          <table:table-cell table:style-name="ce33" table:formula="of:=IF(NOT([.Q67]=&quot;&quot;);VLOOKUP(CalcName;Positions;4;0);&quot;&quot;)">
            <text:p/>
          </table:table-cell>
          <table:table-cell table:style-name="ce33" table:formula="of:=IF(NOT([.Q67]=&quot;&quot;);VLOOKUP(CalcName;Positions;5;0);&quot;&quot;)">
            <text:p/>
          </table:table-cell>
          <table:table-cell table:style-name="ce33" table:formula="of:=IF(NOT([.Q67]=&quot;&quot;);VLOOKUP(CalcName;Positions;6;0);&quot;&quot;)">
            <text:p/>
          </table:table-cell>
          <table:table-cell table:style-name="ce33" table:formula="of:=IF(NOT([.Q67]=&quot;&quot;);VLOOKUP(CalcName;Positions;7;0);&quot;&quot;)">
            <text:p/>
          </table:table-cell>
          <table:table-cell table:style-name="ce33" table:formula="of:=IF(NOT([.Q67]=&quot;&quot;);VLOOKUP(CalcName;Positions;8;0);&quot;&quot;)">
            <text:p/>
          </table:table-cell>
          <table:table-cell table:style-name="ce33" table:formula="of:=IF(NOT([.Q67]=&quot;&quot;);[$Input.H63];&quot;&quot;)">
            <text:p/>
          </table:table-cell>
          <table:table-cell table:style-name="ce33" table:formula="of:=IF([$Input.D64]=&quot;&quot;;IF(OR([.Q66]=&quot;&quot;;[.Q66]=2400);&quot;&quot;;IF(Loop=&quot;true&quot;;IF([$Input.D63]=&quot;&quot;;&quot;&quot;;0);2400));[$Input.G64]-[$Input.G63]-[$Input.H63])">
            <text:p/>
          </table:table-cell>
          <table:table-cell table:formula="of:=IF(NOT([.Q67]=&quot;&quot;);IF([$Input.J6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8]=&quot;&quot;);[.A67]+1;&quot;&quot;)">
            <text:p/>
          </table:table-cell>
          <table:table-cell table:style-name="ce4" table:formula="of:=IF(NOT([.Q68]=&quot;&quot;);IF([$Input.I64]=&quot;Move&quot;;[.C67];[.C68]);&quot;&quot;)">
            <text:p/>
          </table:table-cell>
          <table:table-cell table:style-name="ce4" table:formula="of:=IF(NOT([.Q68]=&quot;&quot;);[$Input.D64];&quot;&quot;)">
            <text:p/>
          </table:table-cell>
          <table:table-cell table:style-name="ce33" table:formula="of:=IF(NOT([.Q68]=&quot;&quot;);IF([$Input.I64]=&quot;Move&quot;;[.J67];VLOOKUP([.C68];Positions;3;0));&quot;&quot;)">
            <text:p/>
          </table:table-cell>
          <table:table-cell table:style-name="ce33" table:formula="of:=IF(NOT([.Q68]=&quot;&quot;);IF([$Input.I64]=&quot;Move&quot;;[.K67];VLOOKUP([.C68];Positions;4;0));&quot;&quot;)">
            <text:p/>
          </table:table-cell>
          <table:table-cell table:style-name="ce33" table:formula="of:=IF(NOT([.Q68]=&quot;&quot;);IF([$Input.I64]=&quot;Move&quot;;[.L67];VLOOKUP([.C68];Positions;5;0));&quot;&quot;)">
            <text:p/>
          </table:table-cell>
          <table:table-cell table:style-name="ce33" table:formula="of:=IF(NOT([.Q68]=&quot;&quot;);IF([$Input.I64]=&quot;Move&quot;;[.M67];VLOOKUP([.C68];Positions;6;0));&quot;&quot;)">
            <text:p/>
          </table:table-cell>
          <table:table-cell table:style-name="ce33" table:formula="of:=IF(NOT([.Q68]=&quot;&quot;);IF([$Input.I64]=&quot;Move&quot;;[.N67];VLOOKUP([.C68];Positions;7;0));&quot;&quot;)">
            <text:p/>
          </table:table-cell>
          <table:table-cell table:style-name="ce33" table:formula="of:=IF(NOT([.Q68]=&quot;&quot;);IF([$Input.I64]=&quot;Move&quot;;[.O67];VLOOKUP([.C68];Positions;8;0));&quot;&quot;)">
            <text:p/>
          </table:table-cell>
          <table:table-cell table:style-name="ce33" table:formula="of:=IF(NOT([.Q68]=&quot;&quot;);VLOOKUP(CalcName;Positions;3;0);&quot;&quot;)">
            <text:p/>
          </table:table-cell>
          <table:table-cell table:style-name="ce33" table:formula="of:=IF(NOT([.Q68]=&quot;&quot;);VLOOKUP(CalcName;Positions;4;0);&quot;&quot;)">
            <text:p/>
          </table:table-cell>
          <table:table-cell table:style-name="ce33" table:formula="of:=IF(NOT([.Q68]=&quot;&quot;);VLOOKUP(CalcName;Positions;5;0);&quot;&quot;)">
            <text:p/>
          </table:table-cell>
          <table:table-cell table:style-name="ce33" table:formula="of:=IF(NOT([.Q68]=&quot;&quot;);VLOOKUP(CalcName;Positions;6;0);&quot;&quot;)">
            <text:p/>
          </table:table-cell>
          <table:table-cell table:style-name="ce33" table:formula="of:=IF(NOT([.Q68]=&quot;&quot;);VLOOKUP(CalcName;Positions;7;0);&quot;&quot;)">
            <text:p/>
          </table:table-cell>
          <table:table-cell table:style-name="ce33" table:formula="of:=IF(NOT([.Q68]=&quot;&quot;);VLOOKUP(CalcName;Positions;8;0);&quot;&quot;)">
            <text:p/>
          </table:table-cell>
          <table:table-cell table:style-name="ce33" table:formula="of:=IF(NOT([.Q68]=&quot;&quot;);[$Input.H64];&quot;&quot;)">
            <text:p/>
          </table:table-cell>
          <table:table-cell table:style-name="ce33" table:formula="of:=IF([$Input.D65]=&quot;&quot;;IF(OR([.Q67]=&quot;&quot;;[.Q67]=2400);&quot;&quot;;IF(Loop=&quot;true&quot;;IF([$Input.D64]=&quot;&quot;;&quot;&quot;;0);2400));[$Input.G65]-[$Input.G64]-[$Input.H64])">
            <text:p/>
          </table:table-cell>
          <table:table-cell table:formula="of:=IF(NOT([.Q68]=&quot;&quot;);IF([$Input.J6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9]=&quot;&quot;);[.A68]+1;&quot;&quot;)">
            <text:p/>
          </table:table-cell>
          <table:table-cell table:style-name="ce4" table:formula="of:=IF(NOT([.Q69]=&quot;&quot;);IF([$Input.I65]=&quot;Move&quot;;[.C68];[.C69]);&quot;&quot;)">
            <text:p/>
          </table:table-cell>
          <table:table-cell table:style-name="ce4" table:formula="of:=IF(NOT([.Q69]=&quot;&quot;);[$Input.D65];&quot;&quot;)">
            <text:p/>
          </table:table-cell>
          <table:table-cell table:style-name="ce33" table:formula="of:=IF(NOT([.Q69]=&quot;&quot;);IF([$Input.I65]=&quot;Move&quot;;[.J68];VLOOKUP([.C69];Positions;3;0));&quot;&quot;)">
            <text:p/>
          </table:table-cell>
          <table:table-cell table:style-name="ce33" table:formula="of:=IF(NOT([.Q69]=&quot;&quot;);IF([$Input.I65]=&quot;Move&quot;;[.K68];VLOOKUP([.C69];Positions;4;0));&quot;&quot;)">
            <text:p/>
          </table:table-cell>
          <table:table-cell table:style-name="ce33" table:formula="of:=IF(NOT([.Q69]=&quot;&quot;);IF([$Input.I65]=&quot;Move&quot;;[.L68];VLOOKUP([.C69];Positions;5;0));&quot;&quot;)">
            <text:p/>
          </table:table-cell>
          <table:table-cell table:style-name="ce33" table:formula="of:=IF(NOT([.Q69]=&quot;&quot;);IF([$Input.I65]=&quot;Move&quot;;[.M68];VLOOKUP([.C69];Positions;6;0));&quot;&quot;)">
            <text:p/>
          </table:table-cell>
          <table:table-cell table:style-name="ce33" table:formula="of:=IF(NOT([.Q69]=&quot;&quot;);IF([$Input.I65]=&quot;Move&quot;;[.N68];VLOOKUP([.C69];Positions;7;0));&quot;&quot;)">
            <text:p/>
          </table:table-cell>
          <table:table-cell table:style-name="ce33" table:formula="of:=IF(NOT([.Q69]=&quot;&quot;);IF([$Input.I65]=&quot;Move&quot;;[.O68];VLOOKUP([.C69];Positions;8;0));&quot;&quot;)">
            <text:p/>
          </table:table-cell>
          <table:table-cell table:style-name="ce33" table:formula="of:=IF(NOT([.Q69]=&quot;&quot;);VLOOKUP(CalcName;Positions;3;0);&quot;&quot;)">
            <text:p/>
          </table:table-cell>
          <table:table-cell table:style-name="ce33" table:formula="of:=IF(NOT([.Q69]=&quot;&quot;);VLOOKUP(CalcName;Positions;4;0);&quot;&quot;)">
            <text:p/>
          </table:table-cell>
          <table:table-cell table:style-name="ce33" table:formula="of:=IF(NOT([.Q69]=&quot;&quot;);VLOOKUP(CalcName;Positions;5;0);&quot;&quot;)">
            <text:p/>
          </table:table-cell>
          <table:table-cell table:style-name="ce33" table:formula="of:=IF(NOT([.Q69]=&quot;&quot;);VLOOKUP(CalcName;Positions;6;0);&quot;&quot;)">
            <text:p/>
          </table:table-cell>
          <table:table-cell table:style-name="ce33" table:formula="of:=IF(NOT([.Q69]=&quot;&quot;);VLOOKUP(CalcName;Positions;7;0);&quot;&quot;)">
            <text:p/>
          </table:table-cell>
          <table:table-cell table:style-name="ce33" table:formula="of:=IF(NOT([.Q69]=&quot;&quot;);VLOOKUP(CalcName;Positions;8;0);&quot;&quot;)">
            <text:p/>
          </table:table-cell>
          <table:table-cell table:style-name="ce33" table:formula="of:=IF(NOT([.Q69]=&quot;&quot;);[$Input.H65];&quot;&quot;)">
            <text:p/>
          </table:table-cell>
          <table:table-cell table:style-name="ce33" table:formula="of:=IF([$Input.D66]=&quot;&quot;;IF(OR([.Q68]=&quot;&quot;;[.Q68]=2400);&quot;&quot;;IF(Loop=&quot;true&quot;;IF([$Input.D65]=&quot;&quot;;&quot;&quot;;0);2400));[$Input.G66]-[$Input.G65]-[$Input.H65])">
            <text:p/>
          </table:table-cell>
          <table:table-cell table:formula="of:=IF(NOT([.Q69]=&quot;&quot;);IF([$Input.J6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0]=&quot;&quot;);[.A69]+1;&quot;&quot;)">
            <text:p/>
          </table:table-cell>
          <table:table-cell table:style-name="ce4" table:formula="of:=IF(NOT([.Q70]=&quot;&quot;);IF([$Input.I66]=&quot;Move&quot;;[.C69];[.C70]);&quot;&quot;)">
            <text:p/>
          </table:table-cell>
          <table:table-cell table:style-name="ce4" table:formula="of:=IF(NOT([.Q70]=&quot;&quot;);[$Input.D66];&quot;&quot;)">
            <text:p/>
          </table:table-cell>
          <table:table-cell table:style-name="ce33" table:formula="of:=IF(NOT([.Q70]=&quot;&quot;);IF([$Input.I66]=&quot;Move&quot;;[.J69];VLOOKUP([.C70];Positions;3;0));&quot;&quot;)">
            <text:p/>
          </table:table-cell>
          <table:table-cell table:style-name="ce33" table:formula="of:=IF(NOT([.Q70]=&quot;&quot;);IF([$Input.I66]=&quot;Move&quot;;[.K69];VLOOKUP([.C70];Positions;4;0));&quot;&quot;)">
            <text:p/>
          </table:table-cell>
          <table:table-cell table:style-name="ce33" table:formula="of:=IF(NOT([.Q70]=&quot;&quot;);IF([$Input.I66]=&quot;Move&quot;;[.L69];VLOOKUP([.C70];Positions;5;0));&quot;&quot;)">
            <text:p/>
          </table:table-cell>
          <table:table-cell table:style-name="ce33" table:formula="of:=IF(NOT([.Q70]=&quot;&quot;);IF([$Input.I66]=&quot;Move&quot;;[.M69];VLOOKUP([.C70];Positions;6;0));&quot;&quot;)">
            <text:p/>
          </table:table-cell>
          <table:table-cell table:style-name="ce33" table:formula="of:=IF(NOT([.Q70]=&quot;&quot;);IF([$Input.I66]=&quot;Move&quot;;[.N69];VLOOKUP([.C70];Positions;7;0));&quot;&quot;)">
            <text:p/>
          </table:table-cell>
          <table:table-cell table:style-name="ce33" table:formula="of:=IF(NOT([.Q70]=&quot;&quot;);IF([$Input.I66]=&quot;Move&quot;;[.O69];VLOOKUP([.C70];Positions;8;0));&quot;&quot;)">
            <text:p/>
          </table:table-cell>
          <table:table-cell table:style-name="ce33" table:formula="of:=IF(NOT([.Q70]=&quot;&quot;);VLOOKUP(CalcName;Positions;3;0);&quot;&quot;)">
            <text:p/>
          </table:table-cell>
          <table:table-cell table:style-name="ce33" table:formula="of:=IF(NOT([.Q70]=&quot;&quot;);VLOOKUP(CalcName;Positions;4;0);&quot;&quot;)">
            <text:p/>
          </table:table-cell>
          <table:table-cell table:style-name="ce33" table:formula="of:=IF(NOT([.Q70]=&quot;&quot;);VLOOKUP(CalcName;Positions;5;0);&quot;&quot;)">
            <text:p/>
          </table:table-cell>
          <table:table-cell table:style-name="ce33" table:formula="of:=IF(NOT([.Q70]=&quot;&quot;);VLOOKUP(CalcName;Positions;6;0);&quot;&quot;)">
            <text:p/>
          </table:table-cell>
          <table:table-cell table:style-name="ce33" table:formula="of:=IF(NOT([.Q70]=&quot;&quot;);VLOOKUP(CalcName;Positions;7;0);&quot;&quot;)">
            <text:p/>
          </table:table-cell>
          <table:table-cell table:style-name="ce33" table:formula="of:=IF(NOT([.Q70]=&quot;&quot;);VLOOKUP(CalcName;Positions;8;0);&quot;&quot;)">
            <text:p/>
          </table:table-cell>
          <table:table-cell table:style-name="ce33" table:formula="of:=IF(NOT([.Q70]=&quot;&quot;);[$Input.H66];&quot;&quot;)">
            <text:p/>
          </table:table-cell>
          <table:table-cell table:style-name="ce33" table:formula="of:=IF([$Input.D67]=&quot;&quot;;IF(OR([.Q69]=&quot;&quot;;[.Q69]=2400);&quot;&quot;;IF(Loop=&quot;true&quot;;IF([$Input.D66]=&quot;&quot;;&quot;&quot;;0);2400));[$Input.G67]-[$Input.G66]-[$Input.H66])">
            <text:p/>
          </table:table-cell>
          <table:table-cell table:formula="of:=IF(NOT([.Q70]=&quot;&quot;);IF([$Input.J6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1]=&quot;&quot;);[.A70]+1;&quot;&quot;)">
            <text:p/>
          </table:table-cell>
          <table:table-cell table:style-name="ce4" table:formula="of:=IF(NOT([.Q71]=&quot;&quot;);IF([$Input.I67]=&quot;Move&quot;;[.C70];[.C71]);&quot;&quot;)">
            <text:p/>
          </table:table-cell>
          <table:table-cell table:style-name="ce4" table:formula="of:=IF(NOT([.Q71]=&quot;&quot;);[$Input.D67];&quot;&quot;)">
            <text:p/>
          </table:table-cell>
          <table:table-cell table:style-name="ce33" table:formula="of:=IF(NOT([.Q71]=&quot;&quot;);IF([$Input.I67]=&quot;Move&quot;;[.J70];VLOOKUP([.C71];Positions;3;0));&quot;&quot;)">
            <text:p/>
          </table:table-cell>
          <table:table-cell table:style-name="ce33" table:formula="of:=IF(NOT([.Q71]=&quot;&quot;);IF([$Input.I67]=&quot;Move&quot;;[.K70];VLOOKUP([.C71];Positions;4;0));&quot;&quot;)">
            <text:p/>
          </table:table-cell>
          <table:table-cell table:style-name="ce33" table:formula="of:=IF(NOT([.Q71]=&quot;&quot;);IF([$Input.I67]=&quot;Move&quot;;[.L70];VLOOKUP([.C71];Positions;5;0));&quot;&quot;)">
            <text:p/>
          </table:table-cell>
          <table:table-cell table:style-name="ce33" table:formula="of:=IF(NOT([.Q71]=&quot;&quot;);IF([$Input.I67]=&quot;Move&quot;;[.M70];VLOOKUP([.C71];Positions;6;0));&quot;&quot;)">
            <text:p/>
          </table:table-cell>
          <table:table-cell table:style-name="ce33" table:formula="of:=IF(NOT([.Q71]=&quot;&quot;);IF([$Input.I67]=&quot;Move&quot;;[.N70];VLOOKUP([.C71];Positions;7;0));&quot;&quot;)">
            <text:p/>
          </table:table-cell>
          <table:table-cell table:style-name="ce33" table:formula="of:=IF(NOT([.Q71]=&quot;&quot;);IF([$Input.I67]=&quot;Move&quot;;[.O70];VLOOKUP([.C71];Positions;8;0));&quot;&quot;)">
            <text:p/>
          </table:table-cell>
          <table:table-cell table:style-name="ce33" table:formula="of:=IF(NOT([.Q71]=&quot;&quot;);VLOOKUP(CalcName;Positions;3;0);&quot;&quot;)">
            <text:p/>
          </table:table-cell>
          <table:table-cell table:style-name="ce33" table:formula="of:=IF(NOT([.Q71]=&quot;&quot;);VLOOKUP(CalcName;Positions;4;0);&quot;&quot;)">
            <text:p/>
          </table:table-cell>
          <table:table-cell table:style-name="ce33" table:formula="of:=IF(NOT([.Q71]=&quot;&quot;);VLOOKUP(CalcName;Positions;5;0);&quot;&quot;)">
            <text:p/>
          </table:table-cell>
          <table:table-cell table:style-name="ce33" table:formula="of:=IF(NOT([.Q71]=&quot;&quot;);VLOOKUP(CalcName;Positions;6;0);&quot;&quot;)">
            <text:p/>
          </table:table-cell>
          <table:table-cell table:style-name="ce33" table:formula="of:=IF(NOT([.Q71]=&quot;&quot;);VLOOKUP(CalcName;Positions;7;0);&quot;&quot;)">
            <text:p/>
          </table:table-cell>
          <table:table-cell table:style-name="ce33" table:formula="of:=IF(NOT([.Q71]=&quot;&quot;);VLOOKUP(CalcName;Positions;8;0);&quot;&quot;)">
            <text:p/>
          </table:table-cell>
          <table:table-cell table:style-name="ce33" table:formula="of:=IF(NOT([.Q71]=&quot;&quot;);[$Input.H67];&quot;&quot;)">
            <text:p/>
          </table:table-cell>
          <table:table-cell table:style-name="ce33" table:formula="of:=IF([$Input.D68]=&quot;&quot;;IF(OR([.Q70]=&quot;&quot;;[.Q70]=2400);&quot;&quot;;IF(Loop=&quot;true&quot;;IF([$Input.D67]=&quot;&quot;;&quot;&quot;;0);2400));[$Input.G68]-[$Input.G67]-[$Input.H67])">
            <text:p/>
          </table:table-cell>
          <table:table-cell table:formula="of:=IF(NOT([.Q71]=&quot;&quot;);IF([$Input.J6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2]=&quot;&quot;);[.A71]+1;&quot;&quot;)">
            <text:p/>
          </table:table-cell>
          <table:table-cell table:style-name="ce4" table:formula="of:=IF(NOT([.Q72]=&quot;&quot;);IF([$Input.I68]=&quot;Move&quot;;[.C71];[.C72]);&quot;&quot;)">
            <text:p/>
          </table:table-cell>
          <table:table-cell table:style-name="ce4" table:formula="of:=IF(NOT([.Q72]=&quot;&quot;);[$Input.D68];&quot;&quot;)">
            <text:p/>
          </table:table-cell>
          <table:table-cell table:style-name="ce33" table:formula="of:=IF(NOT([.Q72]=&quot;&quot;);IF([$Input.I68]=&quot;Move&quot;;[.J71];VLOOKUP([.C72];Positions;3;0));&quot;&quot;)">
            <text:p/>
          </table:table-cell>
          <table:table-cell table:style-name="ce33" table:formula="of:=IF(NOT([.Q72]=&quot;&quot;);IF([$Input.I68]=&quot;Move&quot;;[.K71];VLOOKUP([.C72];Positions;4;0));&quot;&quot;)">
            <text:p/>
          </table:table-cell>
          <table:table-cell table:style-name="ce33" table:formula="of:=IF(NOT([.Q72]=&quot;&quot;);IF([$Input.I68]=&quot;Move&quot;;[.L71];VLOOKUP([.C72];Positions;5;0));&quot;&quot;)">
            <text:p/>
          </table:table-cell>
          <table:table-cell table:style-name="ce33" table:formula="of:=IF(NOT([.Q72]=&quot;&quot;);IF([$Input.I68]=&quot;Move&quot;;[.M71];VLOOKUP([.C72];Positions;6;0));&quot;&quot;)">
            <text:p/>
          </table:table-cell>
          <table:table-cell table:style-name="ce33" table:formula="of:=IF(NOT([.Q72]=&quot;&quot;);IF([$Input.I68]=&quot;Move&quot;;[.N71];VLOOKUP([.C72];Positions;7;0));&quot;&quot;)">
            <text:p/>
          </table:table-cell>
          <table:table-cell table:style-name="ce33" table:formula="of:=IF(NOT([.Q72]=&quot;&quot;);IF([$Input.I68]=&quot;Move&quot;;[.O71];VLOOKUP([.C72];Positions;8;0));&quot;&quot;)">
            <text:p/>
          </table:table-cell>
          <table:table-cell table:style-name="ce33" table:formula="of:=IF(NOT([.Q72]=&quot;&quot;);VLOOKUP(CalcName;Positions;3;0);&quot;&quot;)">
            <text:p/>
          </table:table-cell>
          <table:table-cell table:style-name="ce33" table:formula="of:=IF(NOT([.Q72]=&quot;&quot;);VLOOKUP(CalcName;Positions;4;0);&quot;&quot;)">
            <text:p/>
          </table:table-cell>
          <table:table-cell table:style-name="ce33" table:formula="of:=IF(NOT([.Q72]=&quot;&quot;);VLOOKUP(CalcName;Positions;5;0);&quot;&quot;)">
            <text:p/>
          </table:table-cell>
          <table:table-cell table:style-name="ce33" table:formula="of:=IF(NOT([.Q72]=&quot;&quot;);VLOOKUP(CalcName;Positions;6;0);&quot;&quot;)">
            <text:p/>
          </table:table-cell>
          <table:table-cell table:style-name="ce33" table:formula="of:=IF(NOT([.Q72]=&quot;&quot;);VLOOKUP(CalcName;Positions;7;0);&quot;&quot;)">
            <text:p/>
          </table:table-cell>
          <table:table-cell table:style-name="ce33" table:formula="of:=IF(NOT([.Q72]=&quot;&quot;);VLOOKUP(CalcName;Positions;8;0);&quot;&quot;)">
            <text:p/>
          </table:table-cell>
          <table:table-cell table:style-name="ce33" table:formula="of:=IF(NOT([.Q72]=&quot;&quot;);[$Input.H68];&quot;&quot;)">
            <text:p/>
          </table:table-cell>
          <table:table-cell table:style-name="ce33" table:formula="of:=IF([$Input.D69]=&quot;&quot;;IF(OR([.Q71]=&quot;&quot;;[.Q71]=2400);&quot;&quot;;IF(Loop=&quot;true&quot;;IF([$Input.D68]=&quot;&quot;;&quot;&quot;;0);2400));[$Input.G69]-[$Input.G68]-[$Input.H68])">
            <text:p/>
          </table:table-cell>
          <table:table-cell table:formula="of:=IF(NOT([.Q72]=&quot;&quot;);IF([$Input.J6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3]=&quot;&quot;);[.A72]+1;&quot;&quot;)">
            <text:p/>
          </table:table-cell>
          <table:table-cell table:style-name="ce4" table:formula="of:=IF(NOT([.Q73]=&quot;&quot;);IF([$Input.I69]=&quot;Move&quot;;[.C72];[.C73]);&quot;&quot;)">
            <text:p/>
          </table:table-cell>
          <table:table-cell table:style-name="ce4" table:formula="of:=IF(NOT([.Q73]=&quot;&quot;);[$Input.D69];&quot;&quot;)">
            <text:p/>
          </table:table-cell>
          <table:table-cell table:style-name="ce33" table:formula="of:=IF(NOT([.Q73]=&quot;&quot;);IF([$Input.I69]=&quot;Move&quot;;[.J72];VLOOKUP([.C73];Positions;3;0));&quot;&quot;)">
            <text:p/>
          </table:table-cell>
          <table:table-cell table:style-name="ce33" table:formula="of:=IF(NOT([.Q73]=&quot;&quot;);IF([$Input.I69]=&quot;Move&quot;;[.K72];VLOOKUP([.C73];Positions;4;0));&quot;&quot;)">
            <text:p/>
          </table:table-cell>
          <table:table-cell table:style-name="ce33" table:formula="of:=IF(NOT([.Q73]=&quot;&quot;);IF([$Input.I69]=&quot;Move&quot;;[.L72];VLOOKUP([.C73];Positions;5;0));&quot;&quot;)">
            <text:p/>
          </table:table-cell>
          <table:table-cell table:style-name="ce33" table:formula="of:=IF(NOT([.Q73]=&quot;&quot;);IF([$Input.I69]=&quot;Move&quot;;[.M72];VLOOKUP([.C73];Positions;6;0));&quot;&quot;)">
            <text:p/>
          </table:table-cell>
          <table:table-cell table:style-name="ce33" table:formula="of:=IF(NOT([.Q73]=&quot;&quot;);IF([$Input.I69]=&quot;Move&quot;;[.N72];VLOOKUP([.C73];Positions;7;0));&quot;&quot;)">
            <text:p/>
          </table:table-cell>
          <table:table-cell table:style-name="ce33" table:formula="of:=IF(NOT([.Q73]=&quot;&quot;);IF([$Input.I69]=&quot;Move&quot;;[.O72];VLOOKUP([.C73];Positions;8;0));&quot;&quot;)">
            <text:p/>
          </table:table-cell>
          <table:table-cell table:style-name="ce33" table:formula="of:=IF(NOT([.Q73]=&quot;&quot;);VLOOKUP(CalcName;Positions;3;0);&quot;&quot;)">
            <text:p/>
          </table:table-cell>
          <table:table-cell table:style-name="ce33" table:formula="of:=IF(NOT([.Q73]=&quot;&quot;);VLOOKUP(CalcName;Positions;4;0);&quot;&quot;)">
            <text:p/>
          </table:table-cell>
          <table:table-cell table:style-name="ce33" table:formula="of:=IF(NOT([.Q73]=&quot;&quot;);VLOOKUP(CalcName;Positions;5;0);&quot;&quot;)">
            <text:p/>
          </table:table-cell>
          <table:table-cell table:style-name="ce33" table:formula="of:=IF(NOT([.Q73]=&quot;&quot;);VLOOKUP(CalcName;Positions;6;0);&quot;&quot;)">
            <text:p/>
          </table:table-cell>
          <table:table-cell table:style-name="ce33" table:formula="of:=IF(NOT([.Q73]=&quot;&quot;);VLOOKUP(CalcName;Positions;7;0);&quot;&quot;)">
            <text:p/>
          </table:table-cell>
          <table:table-cell table:style-name="ce33" table:formula="of:=IF(NOT([.Q73]=&quot;&quot;);VLOOKUP(CalcName;Positions;8;0);&quot;&quot;)">
            <text:p/>
          </table:table-cell>
          <table:table-cell table:style-name="ce33" table:formula="of:=IF(NOT([.Q73]=&quot;&quot;);[$Input.H69];&quot;&quot;)">
            <text:p/>
          </table:table-cell>
          <table:table-cell table:style-name="ce33" table:formula="of:=IF([$Input.D70]=&quot;&quot;;IF(OR([.Q72]=&quot;&quot;;[.Q72]=2400);&quot;&quot;;IF(Loop=&quot;true&quot;;IF([$Input.D69]=&quot;&quot;;&quot;&quot;;0);2400));[$Input.G70]-[$Input.G69]-[$Input.H69])">
            <text:p/>
          </table:table-cell>
          <table:table-cell table:formula="of:=IF(NOT([.Q73]=&quot;&quot;);IF([$Input.J6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4]=&quot;&quot;);[.A73]+1;&quot;&quot;)">
            <text:p/>
          </table:table-cell>
          <table:table-cell table:style-name="ce4" table:formula="of:=IF(NOT([.Q74]=&quot;&quot;);IF([$Input.I70]=&quot;Move&quot;;[.C73];[.C74]);&quot;&quot;)">
            <text:p/>
          </table:table-cell>
          <table:table-cell table:style-name="ce4" table:formula="of:=IF(NOT([.Q74]=&quot;&quot;);[$Input.D70];&quot;&quot;)">
            <text:p/>
          </table:table-cell>
          <table:table-cell table:style-name="ce33" table:formula="of:=IF(NOT([.Q74]=&quot;&quot;);IF([$Input.I70]=&quot;Move&quot;;[.J73];VLOOKUP([.C74];Positions;3;0));&quot;&quot;)">
            <text:p/>
          </table:table-cell>
          <table:table-cell table:style-name="ce33" table:formula="of:=IF(NOT([.Q74]=&quot;&quot;);IF([$Input.I70]=&quot;Move&quot;;[.K73];VLOOKUP([.C74];Positions;4;0));&quot;&quot;)">
            <text:p/>
          </table:table-cell>
          <table:table-cell table:style-name="ce33" table:formula="of:=IF(NOT([.Q74]=&quot;&quot;);IF([$Input.I70]=&quot;Move&quot;;[.L73];VLOOKUP([.C74];Positions;5;0));&quot;&quot;)">
            <text:p/>
          </table:table-cell>
          <table:table-cell table:style-name="ce33" table:formula="of:=IF(NOT([.Q74]=&quot;&quot;);IF([$Input.I70]=&quot;Move&quot;;[.M73];VLOOKUP([.C74];Positions;6;0));&quot;&quot;)">
            <text:p/>
          </table:table-cell>
          <table:table-cell table:style-name="ce33" table:formula="of:=IF(NOT([.Q74]=&quot;&quot;);IF([$Input.I70]=&quot;Move&quot;;[.N73];VLOOKUP([.C74];Positions;7;0));&quot;&quot;)">
            <text:p/>
          </table:table-cell>
          <table:table-cell table:style-name="ce33" table:formula="of:=IF(NOT([.Q74]=&quot;&quot;);IF([$Input.I70]=&quot;Move&quot;;[.O73];VLOOKUP([.C74];Positions;8;0));&quot;&quot;)">
            <text:p/>
          </table:table-cell>
          <table:table-cell table:style-name="ce33" table:formula="of:=IF(NOT([.Q74]=&quot;&quot;);VLOOKUP(CalcName;Positions;3;0);&quot;&quot;)">
            <text:p/>
          </table:table-cell>
          <table:table-cell table:style-name="ce33" table:formula="of:=IF(NOT([.Q74]=&quot;&quot;);VLOOKUP(CalcName;Positions;4;0);&quot;&quot;)">
            <text:p/>
          </table:table-cell>
          <table:table-cell table:style-name="ce33" table:formula="of:=IF(NOT([.Q74]=&quot;&quot;);VLOOKUP(CalcName;Positions;5;0);&quot;&quot;)">
            <text:p/>
          </table:table-cell>
          <table:table-cell table:style-name="ce33" table:formula="of:=IF(NOT([.Q74]=&quot;&quot;);VLOOKUP(CalcName;Positions;6;0);&quot;&quot;)">
            <text:p/>
          </table:table-cell>
          <table:table-cell table:style-name="ce33" table:formula="of:=IF(NOT([.Q74]=&quot;&quot;);VLOOKUP(CalcName;Positions;7;0);&quot;&quot;)">
            <text:p/>
          </table:table-cell>
          <table:table-cell table:style-name="ce33" table:formula="of:=IF(NOT([.Q74]=&quot;&quot;);VLOOKUP(CalcName;Positions;8;0);&quot;&quot;)">
            <text:p/>
          </table:table-cell>
          <table:table-cell table:style-name="ce33" table:formula="of:=IF(NOT([.Q74]=&quot;&quot;);[$Input.H70];&quot;&quot;)">
            <text:p/>
          </table:table-cell>
          <table:table-cell table:style-name="ce33" table:formula="of:=IF([$Input.D71]=&quot;&quot;;IF(OR([.Q73]=&quot;&quot;;[.Q73]=2400);&quot;&quot;;IF(Loop=&quot;true&quot;;IF([$Input.D70]=&quot;&quot;;&quot;&quot;;0);2400));[$Input.G71]-[$Input.G70]-[$Input.H70])">
            <text:p/>
          </table:table-cell>
          <table:table-cell table:formula="of:=IF(NOT([.Q74]=&quot;&quot;);IF([$Input.J7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5]=&quot;&quot;);[.A74]+1;&quot;&quot;)">
            <text:p/>
          </table:table-cell>
          <table:table-cell table:style-name="ce4" table:formula="of:=IF(NOT([.Q75]=&quot;&quot;);IF([$Input.I71]=&quot;Move&quot;;[.C74];[.C75]);&quot;&quot;)">
            <text:p/>
          </table:table-cell>
          <table:table-cell table:style-name="ce4" table:formula="of:=IF(NOT([.Q75]=&quot;&quot;);[$Input.D71];&quot;&quot;)">
            <text:p/>
          </table:table-cell>
          <table:table-cell table:style-name="ce33" table:formula="of:=IF(NOT([.Q75]=&quot;&quot;);IF([$Input.I71]=&quot;Move&quot;;[.J74];VLOOKUP([.C75];Positions;3;0));&quot;&quot;)">
            <text:p/>
          </table:table-cell>
          <table:table-cell table:style-name="ce33" table:formula="of:=IF(NOT([.Q75]=&quot;&quot;);IF([$Input.I71]=&quot;Move&quot;;[.K74];VLOOKUP([.C75];Positions;4;0));&quot;&quot;)">
            <text:p/>
          </table:table-cell>
          <table:table-cell table:style-name="ce33" table:formula="of:=IF(NOT([.Q75]=&quot;&quot;);IF([$Input.I71]=&quot;Move&quot;;[.L74];VLOOKUP([.C75];Positions;5;0));&quot;&quot;)">
            <text:p/>
          </table:table-cell>
          <table:table-cell table:style-name="ce33" table:formula="of:=IF(NOT([.Q75]=&quot;&quot;);IF([$Input.I71]=&quot;Move&quot;;[.M74];VLOOKUP([.C75];Positions;6;0));&quot;&quot;)">
            <text:p/>
          </table:table-cell>
          <table:table-cell table:style-name="ce33" table:formula="of:=IF(NOT([.Q75]=&quot;&quot;);IF([$Input.I71]=&quot;Move&quot;;[.N74];VLOOKUP([.C75];Positions;7;0));&quot;&quot;)">
            <text:p/>
          </table:table-cell>
          <table:table-cell table:style-name="ce33" table:formula="of:=IF(NOT([.Q75]=&quot;&quot;);IF([$Input.I71]=&quot;Move&quot;;[.O74];VLOOKUP([.C75];Positions;8;0));&quot;&quot;)">
            <text:p/>
          </table:table-cell>
          <table:table-cell table:style-name="ce33" table:formula="of:=IF(NOT([.Q75]=&quot;&quot;);VLOOKUP(CalcName;Positions;3;0);&quot;&quot;)">
            <text:p/>
          </table:table-cell>
          <table:table-cell table:style-name="ce33" table:formula="of:=IF(NOT([.Q75]=&quot;&quot;);VLOOKUP(CalcName;Positions;4;0);&quot;&quot;)">
            <text:p/>
          </table:table-cell>
          <table:table-cell table:style-name="ce33" table:formula="of:=IF(NOT([.Q75]=&quot;&quot;);VLOOKUP(CalcName;Positions;5;0);&quot;&quot;)">
            <text:p/>
          </table:table-cell>
          <table:table-cell table:style-name="ce33" table:formula="of:=IF(NOT([.Q75]=&quot;&quot;);VLOOKUP(CalcName;Positions;6;0);&quot;&quot;)">
            <text:p/>
          </table:table-cell>
          <table:table-cell table:style-name="ce33" table:formula="of:=IF(NOT([.Q75]=&quot;&quot;);VLOOKUP(CalcName;Positions;7;0);&quot;&quot;)">
            <text:p/>
          </table:table-cell>
          <table:table-cell table:style-name="ce33" table:formula="of:=IF(NOT([.Q75]=&quot;&quot;);VLOOKUP(CalcName;Positions;8;0);&quot;&quot;)">
            <text:p/>
          </table:table-cell>
          <table:table-cell table:style-name="ce33" table:formula="of:=IF(NOT([.Q75]=&quot;&quot;);[$Input.H71];&quot;&quot;)">
            <text:p/>
          </table:table-cell>
          <table:table-cell table:style-name="ce33" table:formula="of:=IF([$Input.D72]=&quot;&quot;;IF(OR([.Q74]=&quot;&quot;;[.Q74]=2400);&quot;&quot;;IF(Loop=&quot;true&quot;;IF([$Input.D71]=&quot;&quot;;&quot;&quot;;0);2400));[$Input.G72]-[$Input.G71]-[$Input.H71])">
            <text:p/>
          </table:table-cell>
          <table:table-cell table:formula="of:=IF(NOT([.Q75]=&quot;&quot;);IF([$Input.J7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6]=&quot;&quot;);[.A75]+1;&quot;&quot;)">
            <text:p/>
          </table:table-cell>
          <table:table-cell table:style-name="ce4" table:formula="of:=IF(NOT([.Q76]=&quot;&quot;);IF([$Input.I72]=&quot;Move&quot;;[.C75];[.C76]);&quot;&quot;)">
            <text:p/>
          </table:table-cell>
          <table:table-cell table:style-name="ce4" table:formula="of:=IF(NOT([.Q76]=&quot;&quot;);[$Input.D72];&quot;&quot;)">
            <text:p/>
          </table:table-cell>
          <table:table-cell table:style-name="ce33" table:formula="of:=IF(NOT([.Q76]=&quot;&quot;);IF([$Input.I72]=&quot;Move&quot;;[.J75];VLOOKUP([.C76];Positions;3;0));&quot;&quot;)">
            <text:p/>
          </table:table-cell>
          <table:table-cell table:style-name="ce33" table:formula="of:=IF(NOT([.Q76]=&quot;&quot;);IF([$Input.I72]=&quot;Move&quot;;[.K75];VLOOKUP([.C76];Positions;4;0));&quot;&quot;)">
            <text:p/>
          </table:table-cell>
          <table:table-cell table:style-name="ce33" table:formula="of:=IF(NOT([.Q76]=&quot;&quot;);IF([$Input.I72]=&quot;Move&quot;;[.L75];VLOOKUP([.C76];Positions;5;0));&quot;&quot;)">
            <text:p/>
          </table:table-cell>
          <table:table-cell table:style-name="ce33" table:formula="of:=IF(NOT([.Q76]=&quot;&quot;);IF([$Input.I72]=&quot;Move&quot;;[.M75];VLOOKUP([.C76];Positions;6;0));&quot;&quot;)">
            <text:p/>
          </table:table-cell>
          <table:table-cell table:style-name="ce33" table:formula="of:=IF(NOT([.Q76]=&quot;&quot;);IF([$Input.I72]=&quot;Move&quot;;[.N75];VLOOKUP([.C76];Positions;7;0));&quot;&quot;)">
            <text:p/>
          </table:table-cell>
          <table:table-cell table:style-name="ce33" table:formula="of:=IF(NOT([.Q76]=&quot;&quot;);IF([$Input.I72]=&quot;Move&quot;;[.O75];VLOOKUP([.C76];Positions;8;0));&quot;&quot;)">
            <text:p/>
          </table:table-cell>
          <table:table-cell table:style-name="ce33" table:formula="of:=IF(NOT([.Q76]=&quot;&quot;);VLOOKUP(CalcName;Positions;3;0);&quot;&quot;)">
            <text:p/>
          </table:table-cell>
          <table:table-cell table:style-name="ce33" table:formula="of:=IF(NOT([.Q76]=&quot;&quot;);VLOOKUP(CalcName;Positions;4;0);&quot;&quot;)">
            <text:p/>
          </table:table-cell>
          <table:table-cell table:style-name="ce33" table:formula="of:=IF(NOT([.Q76]=&quot;&quot;);VLOOKUP(CalcName;Positions;5;0);&quot;&quot;)">
            <text:p/>
          </table:table-cell>
          <table:table-cell table:style-name="ce33" table:formula="of:=IF(NOT([.Q76]=&quot;&quot;);VLOOKUP(CalcName;Positions;6;0);&quot;&quot;)">
            <text:p/>
          </table:table-cell>
          <table:table-cell table:style-name="ce33" table:formula="of:=IF(NOT([.Q76]=&quot;&quot;);VLOOKUP(CalcName;Positions;7;0);&quot;&quot;)">
            <text:p/>
          </table:table-cell>
          <table:table-cell table:style-name="ce33" table:formula="of:=IF(NOT([.Q76]=&quot;&quot;);VLOOKUP(CalcName;Positions;8;0);&quot;&quot;)">
            <text:p/>
          </table:table-cell>
          <table:table-cell table:style-name="ce33" table:formula="of:=IF(NOT([.Q76]=&quot;&quot;);[$Input.H72];&quot;&quot;)">
            <text:p/>
          </table:table-cell>
          <table:table-cell table:style-name="ce33" table:formula="of:=IF([$Input.D73]=&quot;&quot;;IF(OR([.Q75]=&quot;&quot;;[.Q75]=2400);&quot;&quot;;IF(Loop=&quot;true&quot;;IF([$Input.D72]=&quot;&quot;;&quot;&quot;;0);2400));[$Input.G73]-[$Input.G72]-[$Input.H72])">
            <text:p/>
          </table:table-cell>
          <table:table-cell table:formula="of:=IF(NOT([.Q76]=&quot;&quot;);IF([$Input.J7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7]=&quot;&quot;);[.A76]+1;&quot;&quot;)">
            <text:p/>
          </table:table-cell>
          <table:table-cell table:style-name="ce4" table:formula="of:=IF(NOT([.Q77]=&quot;&quot;);IF([$Input.I73]=&quot;Move&quot;;[.C76];[.C77]);&quot;&quot;)">
            <text:p/>
          </table:table-cell>
          <table:table-cell table:style-name="ce4" table:formula="of:=IF(NOT([.Q77]=&quot;&quot;);[$Input.D73];&quot;&quot;)">
            <text:p/>
          </table:table-cell>
          <table:table-cell table:style-name="ce33" table:formula="of:=IF(NOT([.Q77]=&quot;&quot;);IF([$Input.I73]=&quot;Move&quot;;[.J76];VLOOKUP([.C77];Positions;3;0));&quot;&quot;)">
            <text:p/>
          </table:table-cell>
          <table:table-cell table:style-name="ce33" table:formula="of:=IF(NOT([.Q77]=&quot;&quot;);IF([$Input.I73]=&quot;Move&quot;;[.K76];VLOOKUP([.C77];Positions;4;0));&quot;&quot;)">
            <text:p/>
          </table:table-cell>
          <table:table-cell table:style-name="ce33" table:formula="of:=IF(NOT([.Q77]=&quot;&quot;);IF([$Input.I73]=&quot;Move&quot;;[.L76];VLOOKUP([.C77];Positions;5;0));&quot;&quot;)">
            <text:p/>
          </table:table-cell>
          <table:table-cell table:style-name="ce33" table:formula="of:=IF(NOT([.Q77]=&quot;&quot;);IF([$Input.I73]=&quot;Move&quot;;[.M76];VLOOKUP([.C77];Positions;6;0));&quot;&quot;)">
            <text:p/>
          </table:table-cell>
          <table:table-cell table:style-name="ce33" table:formula="of:=IF(NOT([.Q77]=&quot;&quot;);IF([$Input.I73]=&quot;Move&quot;;[.N76];VLOOKUP([.C77];Positions;7;0));&quot;&quot;)">
            <text:p/>
          </table:table-cell>
          <table:table-cell table:style-name="ce33" table:formula="of:=IF(NOT([.Q77]=&quot;&quot;);IF([$Input.I73]=&quot;Move&quot;;[.O76];VLOOKUP([.C77];Positions;8;0));&quot;&quot;)">
            <text:p/>
          </table:table-cell>
          <table:table-cell table:style-name="ce33" table:formula="of:=IF(NOT([.Q77]=&quot;&quot;);VLOOKUP(CalcName;Positions;3;0);&quot;&quot;)">
            <text:p/>
          </table:table-cell>
          <table:table-cell table:style-name="ce33" table:formula="of:=IF(NOT([.Q77]=&quot;&quot;);VLOOKUP(CalcName;Positions;4;0);&quot;&quot;)">
            <text:p/>
          </table:table-cell>
          <table:table-cell table:style-name="ce33" table:formula="of:=IF(NOT([.Q77]=&quot;&quot;);VLOOKUP(CalcName;Positions;5;0);&quot;&quot;)">
            <text:p/>
          </table:table-cell>
          <table:table-cell table:style-name="ce33" table:formula="of:=IF(NOT([.Q77]=&quot;&quot;);VLOOKUP(CalcName;Positions;6;0);&quot;&quot;)">
            <text:p/>
          </table:table-cell>
          <table:table-cell table:style-name="ce33" table:formula="of:=IF(NOT([.Q77]=&quot;&quot;);VLOOKUP(CalcName;Positions;7;0);&quot;&quot;)">
            <text:p/>
          </table:table-cell>
          <table:table-cell table:style-name="ce33" table:formula="of:=IF(NOT([.Q77]=&quot;&quot;);VLOOKUP(CalcName;Positions;8;0);&quot;&quot;)">
            <text:p/>
          </table:table-cell>
          <table:table-cell table:style-name="ce33" table:formula="of:=IF(NOT([.Q77]=&quot;&quot;);[$Input.H73];&quot;&quot;)">
            <text:p/>
          </table:table-cell>
          <table:table-cell table:style-name="ce33" table:formula="of:=IF([$Input.D74]=&quot;&quot;;IF(OR([.Q76]=&quot;&quot;;[.Q76]=2400);&quot;&quot;;IF(Loop=&quot;true&quot;;IF([$Input.D73]=&quot;&quot;;&quot;&quot;;0);2400));[$Input.G74]-[$Input.G73]-[$Input.H73])">
            <text:p/>
          </table:table-cell>
          <table:table-cell table:formula="of:=IF(NOT([.Q77]=&quot;&quot;);IF([$Input.J7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8]=&quot;&quot;);[.A77]+1;&quot;&quot;)">
            <text:p/>
          </table:table-cell>
          <table:table-cell table:style-name="ce4" table:formula="of:=IF(NOT([.Q78]=&quot;&quot;);IF([$Input.I74]=&quot;Move&quot;;[.C77];[.C78]);&quot;&quot;)">
            <text:p/>
          </table:table-cell>
          <table:table-cell table:style-name="ce4" table:formula="of:=IF(NOT([.Q78]=&quot;&quot;);[$Input.D74];&quot;&quot;)">
            <text:p/>
          </table:table-cell>
          <table:table-cell table:style-name="ce33" table:formula="of:=IF(NOT([.Q78]=&quot;&quot;);IF([$Input.I74]=&quot;Move&quot;;[.J77];VLOOKUP([.C78];Positions;3;0));&quot;&quot;)">
            <text:p/>
          </table:table-cell>
          <table:table-cell table:style-name="ce33" table:formula="of:=IF(NOT([.Q78]=&quot;&quot;);IF([$Input.I74]=&quot;Move&quot;;[.K77];VLOOKUP([.C78];Positions;4;0));&quot;&quot;)">
            <text:p/>
          </table:table-cell>
          <table:table-cell table:style-name="ce33" table:formula="of:=IF(NOT([.Q78]=&quot;&quot;);IF([$Input.I74]=&quot;Move&quot;;[.L77];VLOOKUP([.C78];Positions;5;0));&quot;&quot;)">
            <text:p/>
          </table:table-cell>
          <table:table-cell table:style-name="ce33" table:formula="of:=IF(NOT([.Q78]=&quot;&quot;);IF([$Input.I74]=&quot;Move&quot;;[.M77];VLOOKUP([.C78];Positions;6;0));&quot;&quot;)">
            <text:p/>
          </table:table-cell>
          <table:table-cell table:style-name="ce33" table:formula="of:=IF(NOT([.Q78]=&quot;&quot;);IF([$Input.I74]=&quot;Move&quot;;[.N77];VLOOKUP([.C78];Positions;7;0));&quot;&quot;)">
            <text:p/>
          </table:table-cell>
          <table:table-cell table:style-name="ce33" table:formula="of:=IF(NOT([.Q78]=&quot;&quot;);IF([$Input.I74]=&quot;Move&quot;;[.O77];VLOOKUP([.C78];Positions;8;0));&quot;&quot;)">
            <text:p/>
          </table:table-cell>
          <table:table-cell table:style-name="ce33" table:formula="of:=IF(NOT([.Q78]=&quot;&quot;);VLOOKUP(CalcName;Positions;3;0);&quot;&quot;)">
            <text:p/>
          </table:table-cell>
          <table:table-cell table:style-name="ce33" table:formula="of:=IF(NOT([.Q78]=&quot;&quot;);VLOOKUP(CalcName;Positions;4;0);&quot;&quot;)">
            <text:p/>
          </table:table-cell>
          <table:table-cell table:style-name="ce33" table:formula="of:=IF(NOT([.Q78]=&quot;&quot;);VLOOKUP(CalcName;Positions;5;0);&quot;&quot;)">
            <text:p/>
          </table:table-cell>
          <table:table-cell table:style-name="ce33" table:formula="of:=IF(NOT([.Q78]=&quot;&quot;);VLOOKUP(CalcName;Positions;6;0);&quot;&quot;)">
            <text:p/>
          </table:table-cell>
          <table:table-cell table:style-name="ce33" table:formula="of:=IF(NOT([.Q78]=&quot;&quot;);VLOOKUP(CalcName;Positions;7;0);&quot;&quot;)">
            <text:p/>
          </table:table-cell>
          <table:table-cell table:style-name="ce33" table:formula="of:=IF(NOT([.Q78]=&quot;&quot;);VLOOKUP(CalcName;Positions;8;0);&quot;&quot;)">
            <text:p/>
          </table:table-cell>
          <table:table-cell table:style-name="ce33" table:formula="of:=IF(NOT([.Q78]=&quot;&quot;);[$Input.H74];&quot;&quot;)">
            <text:p/>
          </table:table-cell>
          <table:table-cell table:style-name="ce33" table:formula="of:=IF([$Input.D75]=&quot;&quot;;IF(OR([.Q77]=&quot;&quot;;[.Q77]=2400);&quot;&quot;;IF(Loop=&quot;true&quot;;IF([$Input.D74]=&quot;&quot;;&quot;&quot;;0);2400));[$Input.G75]-[$Input.G74]-[$Input.H74])">
            <text:p/>
          </table:table-cell>
          <table:table-cell table:formula="of:=IF(NOT([.Q78]=&quot;&quot;);IF([$Input.J7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9]=&quot;&quot;);[.A78]+1;&quot;&quot;)">
            <text:p/>
          </table:table-cell>
          <table:table-cell table:style-name="ce4" table:formula="of:=IF(NOT([.Q79]=&quot;&quot;);IF([$Input.I75]=&quot;Move&quot;;[.C78];[.C79]);&quot;&quot;)">
            <text:p/>
          </table:table-cell>
          <table:table-cell table:style-name="ce4" table:formula="of:=IF(NOT([.Q79]=&quot;&quot;);[$Input.D75];&quot;&quot;)">
            <text:p/>
          </table:table-cell>
          <table:table-cell table:style-name="ce33" table:formula="of:=IF(NOT([.Q79]=&quot;&quot;);IF([$Input.I75]=&quot;Move&quot;;[.J78];VLOOKUP([.C79];Positions;3;0));&quot;&quot;)">
            <text:p/>
          </table:table-cell>
          <table:table-cell table:style-name="ce33" table:formula="of:=IF(NOT([.Q79]=&quot;&quot;);IF([$Input.I75]=&quot;Move&quot;;[.K78];VLOOKUP([.C79];Positions;4;0));&quot;&quot;)">
            <text:p/>
          </table:table-cell>
          <table:table-cell table:style-name="ce33" table:formula="of:=IF(NOT([.Q79]=&quot;&quot;);IF([$Input.I75]=&quot;Move&quot;;[.L78];VLOOKUP([.C79];Positions;5;0));&quot;&quot;)">
            <text:p/>
          </table:table-cell>
          <table:table-cell table:style-name="ce33" table:formula="of:=IF(NOT([.Q79]=&quot;&quot;);IF([$Input.I75]=&quot;Move&quot;;[.M78];VLOOKUP([.C79];Positions;6;0));&quot;&quot;)">
            <text:p/>
          </table:table-cell>
          <table:table-cell table:style-name="ce33" table:formula="of:=IF(NOT([.Q79]=&quot;&quot;);IF([$Input.I75]=&quot;Move&quot;;[.N78];VLOOKUP([.C79];Positions;7;0));&quot;&quot;)">
            <text:p/>
          </table:table-cell>
          <table:table-cell table:style-name="ce33" table:formula="of:=IF(NOT([.Q79]=&quot;&quot;);IF([$Input.I75]=&quot;Move&quot;;[.O78];VLOOKUP([.C79];Positions;8;0));&quot;&quot;)">
            <text:p/>
          </table:table-cell>
          <table:table-cell table:style-name="ce33" table:formula="of:=IF(NOT([.Q79]=&quot;&quot;);VLOOKUP(CalcName;Positions;3;0);&quot;&quot;)">
            <text:p/>
          </table:table-cell>
          <table:table-cell table:style-name="ce33" table:formula="of:=IF(NOT([.Q79]=&quot;&quot;);VLOOKUP(CalcName;Positions;4;0);&quot;&quot;)">
            <text:p/>
          </table:table-cell>
          <table:table-cell table:style-name="ce33" table:formula="of:=IF(NOT([.Q79]=&quot;&quot;);VLOOKUP(CalcName;Positions;5;0);&quot;&quot;)">
            <text:p/>
          </table:table-cell>
          <table:table-cell table:style-name="ce33" table:formula="of:=IF(NOT([.Q79]=&quot;&quot;);VLOOKUP(CalcName;Positions;6;0);&quot;&quot;)">
            <text:p/>
          </table:table-cell>
          <table:table-cell table:style-name="ce33" table:formula="of:=IF(NOT([.Q79]=&quot;&quot;);VLOOKUP(CalcName;Positions;7;0);&quot;&quot;)">
            <text:p/>
          </table:table-cell>
          <table:table-cell table:style-name="ce33" table:formula="of:=IF(NOT([.Q79]=&quot;&quot;);VLOOKUP(CalcName;Positions;8;0);&quot;&quot;)">
            <text:p/>
          </table:table-cell>
          <table:table-cell table:style-name="ce33" table:formula="of:=IF(NOT([.Q79]=&quot;&quot;);[$Input.H75];&quot;&quot;)">
            <text:p/>
          </table:table-cell>
          <table:table-cell table:style-name="ce33" table:formula="of:=IF([$Input.D76]=&quot;&quot;;IF(OR([.Q78]=&quot;&quot;;[.Q78]=2400);&quot;&quot;;IF(Loop=&quot;true&quot;;IF([$Input.D75]=&quot;&quot;;&quot;&quot;;0);2400));[$Input.G76]-[$Input.G75]-[$Input.H75])">
            <text:p/>
          </table:table-cell>
          <table:table-cell table:formula="of:=IF(NOT([.Q79]=&quot;&quot;);IF([$Input.J7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0]=&quot;&quot;);[.A79]+1;&quot;&quot;)">
            <text:p/>
          </table:table-cell>
          <table:table-cell table:style-name="ce4" table:formula="of:=IF(NOT([.Q80]=&quot;&quot;);IF([$Input.I76]=&quot;Move&quot;;[.C79];[.C80]);&quot;&quot;)">
            <text:p/>
          </table:table-cell>
          <table:table-cell table:style-name="ce4" table:formula="of:=IF(NOT([.Q80]=&quot;&quot;);[$Input.D76];&quot;&quot;)">
            <text:p/>
          </table:table-cell>
          <table:table-cell table:style-name="ce33" table:formula="of:=IF(NOT([.Q80]=&quot;&quot;);IF([$Input.I76]=&quot;Move&quot;;[.J79];VLOOKUP([.C80];Positions;3;0));&quot;&quot;)">
            <text:p/>
          </table:table-cell>
          <table:table-cell table:style-name="ce33" table:formula="of:=IF(NOT([.Q80]=&quot;&quot;);IF([$Input.I76]=&quot;Move&quot;;[.K79];VLOOKUP([.C80];Positions;4;0));&quot;&quot;)">
            <text:p/>
          </table:table-cell>
          <table:table-cell table:style-name="ce33" table:formula="of:=IF(NOT([.Q80]=&quot;&quot;);IF([$Input.I76]=&quot;Move&quot;;[.L79];VLOOKUP([.C80];Positions;5;0));&quot;&quot;)">
            <text:p/>
          </table:table-cell>
          <table:table-cell table:style-name="ce33" table:formula="of:=IF(NOT([.Q80]=&quot;&quot;);IF([$Input.I76]=&quot;Move&quot;;[.M79];VLOOKUP([.C80];Positions;6;0));&quot;&quot;)">
            <text:p/>
          </table:table-cell>
          <table:table-cell table:style-name="ce33" table:formula="of:=IF(NOT([.Q80]=&quot;&quot;);IF([$Input.I76]=&quot;Move&quot;;[.N79];VLOOKUP([.C80];Positions;7;0));&quot;&quot;)">
            <text:p/>
          </table:table-cell>
          <table:table-cell table:style-name="ce33" table:formula="of:=IF(NOT([.Q80]=&quot;&quot;);IF([$Input.I76]=&quot;Move&quot;;[.O79];VLOOKUP([.C80];Positions;8;0));&quot;&quot;)">
            <text:p/>
          </table:table-cell>
          <table:table-cell table:style-name="ce33" table:formula="of:=IF(NOT([.Q80]=&quot;&quot;);VLOOKUP(CalcName;Positions;3;0);&quot;&quot;)">
            <text:p/>
          </table:table-cell>
          <table:table-cell table:style-name="ce33" table:formula="of:=IF(NOT([.Q80]=&quot;&quot;);VLOOKUP(CalcName;Positions;4;0);&quot;&quot;)">
            <text:p/>
          </table:table-cell>
          <table:table-cell table:style-name="ce33" table:formula="of:=IF(NOT([.Q80]=&quot;&quot;);VLOOKUP(CalcName;Positions;5;0);&quot;&quot;)">
            <text:p/>
          </table:table-cell>
          <table:table-cell table:style-name="ce33" table:formula="of:=IF(NOT([.Q80]=&quot;&quot;);VLOOKUP(CalcName;Positions;6;0);&quot;&quot;)">
            <text:p/>
          </table:table-cell>
          <table:table-cell table:style-name="ce33" table:formula="of:=IF(NOT([.Q80]=&quot;&quot;);VLOOKUP(CalcName;Positions;7;0);&quot;&quot;)">
            <text:p/>
          </table:table-cell>
          <table:table-cell table:style-name="ce33" table:formula="of:=IF(NOT([.Q80]=&quot;&quot;);VLOOKUP(CalcName;Positions;8;0);&quot;&quot;)">
            <text:p/>
          </table:table-cell>
          <table:table-cell table:style-name="ce33" table:formula="of:=IF(NOT([.Q80]=&quot;&quot;);[$Input.H76];&quot;&quot;)">
            <text:p/>
          </table:table-cell>
          <table:table-cell table:style-name="ce33" table:formula="of:=IF([$Input.D77]=&quot;&quot;;IF(OR([.Q79]=&quot;&quot;;[.Q79]=2400);&quot;&quot;;IF(Loop=&quot;true&quot;;IF([$Input.D76]=&quot;&quot;;&quot;&quot;;0);2400));[$Input.G77]-[$Input.G76]-[$Input.H76])">
            <text:p/>
          </table:table-cell>
          <table:table-cell table:formula="of:=IF(NOT([.Q80]=&quot;&quot;);IF([$Input.J7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1]=&quot;&quot;);[.A80]+1;&quot;&quot;)">
            <text:p/>
          </table:table-cell>
          <table:table-cell table:style-name="ce4" table:formula="of:=IF(NOT([.Q81]=&quot;&quot;);IF([$Input.I77]=&quot;Move&quot;;[.C80];[.C81]);&quot;&quot;)">
            <text:p/>
          </table:table-cell>
          <table:table-cell table:style-name="ce4" table:formula="of:=IF(NOT([.Q81]=&quot;&quot;);[$Input.D77];&quot;&quot;)">
            <text:p/>
          </table:table-cell>
          <table:table-cell table:style-name="ce33" table:formula="of:=IF(NOT([.Q81]=&quot;&quot;);IF([$Input.I77]=&quot;Move&quot;;[.J80];VLOOKUP([.C81];Positions;3;0));&quot;&quot;)">
            <text:p/>
          </table:table-cell>
          <table:table-cell table:style-name="ce33" table:formula="of:=IF(NOT([.Q81]=&quot;&quot;);IF([$Input.I77]=&quot;Move&quot;;[.K80];VLOOKUP([.C81];Positions;4;0));&quot;&quot;)">
            <text:p/>
          </table:table-cell>
          <table:table-cell table:style-name="ce33" table:formula="of:=IF(NOT([.Q81]=&quot;&quot;);IF([$Input.I77]=&quot;Move&quot;;[.L80];VLOOKUP([.C81];Positions;5;0));&quot;&quot;)">
            <text:p/>
          </table:table-cell>
          <table:table-cell table:style-name="ce33" table:formula="of:=IF(NOT([.Q81]=&quot;&quot;);IF([$Input.I77]=&quot;Move&quot;;[.M80];VLOOKUP([.C81];Positions;6;0));&quot;&quot;)">
            <text:p/>
          </table:table-cell>
          <table:table-cell table:style-name="ce33" table:formula="of:=IF(NOT([.Q81]=&quot;&quot;);IF([$Input.I77]=&quot;Move&quot;;[.N80];VLOOKUP([.C81];Positions;7;0));&quot;&quot;)">
            <text:p/>
          </table:table-cell>
          <table:table-cell table:style-name="ce33" table:formula="of:=IF(NOT([.Q81]=&quot;&quot;);IF([$Input.I77]=&quot;Move&quot;;[.O80];VLOOKUP([.C81];Positions;8;0));&quot;&quot;)">
            <text:p/>
          </table:table-cell>
          <table:table-cell table:style-name="ce33" table:formula="of:=IF(NOT([.Q81]=&quot;&quot;);VLOOKUP(CalcName;Positions;3;0);&quot;&quot;)">
            <text:p/>
          </table:table-cell>
          <table:table-cell table:style-name="ce33" table:formula="of:=IF(NOT([.Q81]=&quot;&quot;);VLOOKUP(CalcName;Positions;4;0);&quot;&quot;)">
            <text:p/>
          </table:table-cell>
          <table:table-cell table:style-name="ce33" table:formula="of:=IF(NOT([.Q81]=&quot;&quot;);VLOOKUP(CalcName;Positions;5;0);&quot;&quot;)">
            <text:p/>
          </table:table-cell>
          <table:table-cell table:style-name="ce33" table:formula="of:=IF(NOT([.Q81]=&quot;&quot;);VLOOKUP(CalcName;Positions;6;0);&quot;&quot;)">
            <text:p/>
          </table:table-cell>
          <table:table-cell table:style-name="ce33" table:formula="of:=IF(NOT([.Q81]=&quot;&quot;);VLOOKUP(CalcName;Positions;7;0);&quot;&quot;)">
            <text:p/>
          </table:table-cell>
          <table:table-cell table:style-name="ce33" table:formula="of:=IF(NOT([.Q81]=&quot;&quot;);VLOOKUP(CalcName;Positions;8;0);&quot;&quot;)">
            <text:p/>
          </table:table-cell>
          <table:table-cell table:style-name="ce33" table:formula="of:=IF(NOT([.Q81]=&quot;&quot;);[$Input.H77];&quot;&quot;)">
            <text:p/>
          </table:table-cell>
          <table:table-cell table:style-name="ce33" table:formula="of:=IF([$Input.D78]=&quot;&quot;;IF(OR([.Q80]=&quot;&quot;;[.Q80]=2400);&quot;&quot;;IF(Loop=&quot;true&quot;;IF([$Input.D77]=&quot;&quot;;&quot;&quot;;0);2400));[$Input.G78]-[$Input.G77]-[$Input.H77])">
            <text:p/>
          </table:table-cell>
          <table:table-cell table:formula="of:=IF(NOT([.Q81]=&quot;&quot;);IF([$Input.J7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2]=&quot;&quot;);[.A81]+1;&quot;&quot;)">
            <text:p/>
          </table:table-cell>
          <table:table-cell table:style-name="ce4" table:formula="of:=IF(NOT([.Q82]=&quot;&quot;);IF([$Input.I78]=&quot;Move&quot;;[.C81];[.C82]);&quot;&quot;)">
            <text:p/>
          </table:table-cell>
          <table:table-cell table:style-name="ce4" table:formula="of:=IF(NOT([.Q82]=&quot;&quot;);[$Input.D78];&quot;&quot;)">
            <text:p/>
          </table:table-cell>
          <table:table-cell table:style-name="ce33" table:formula="of:=IF(NOT([.Q82]=&quot;&quot;);IF([$Input.I78]=&quot;Move&quot;;[.J81];VLOOKUP([.C82];Positions;3;0));&quot;&quot;)">
            <text:p/>
          </table:table-cell>
          <table:table-cell table:style-name="ce33" table:formula="of:=IF(NOT([.Q82]=&quot;&quot;);IF([$Input.I78]=&quot;Move&quot;;[.K81];VLOOKUP([.C82];Positions;4;0));&quot;&quot;)">
            <text:p/>
          </table:table-cell>
          <table:table-cell table:style-name="ce33" table:formula="of:=IF(NOT([.Q82]=&quot;&quot;);IF([$Input.I78]=&quot;Move&quot;;[.L81];VLOOKUP([.C82];Positions;5;0));&quot;&quot;)">
            <text:p/>
          </table:table-cell>
          <table:table-cell table:style-name="ce33" table:formula="of:=IF(NOT([.Q82]=&quot;&quot;);IF([$Input.I78]=&quot;Move&quot;;[.M81];VLOOKUP([.C82];Positions;6;0));&quot;&quot;)">
            <text:p/>
          </table:table-cell>
          <table:table-cell table:style-name="ce33" table:formula="of:=IF(NOT([.Q82]=&quot;&quot;);IF([$Input.I78]=&quot;Move&quot;;[.N81];VLOOKUP([.C82];Positions;7;0));&quot;&quot;)">
            <text:p/>
          </table:table-cell>
          <table:table-cell table:style-name="ce33" table:formula="of:=IF(NOT([.Q82]=&quot;&quot;);IF([$Input.I78]=&quot;Move&quot;;[.O81];VLOOKUP([.C82];Positions;8;0));&quot;&quot;)">
            <text:p/>
          </table:table-cell>
          <table:table-cell table:style-name="ce33" table:formula="of:=IF(NOT([.Q82]=&quot;&quot;);VLOOKUP(CalcName;Positions;3;0);&quot;&quot;)">
            <text:p/>
          </table:table-cell>
          <table:table-cell table:style-name="ce33" table:formula="of:=IF(NOT([.Q82]=&quot;&quot;);VLOOKUP(CalcName;Positions;4;0);&quot;&quot;)">
            <text:p/>
          </table:table-cell>
          <table:table-cell table:style-name="ce33" table:formula="of:=IF(NOT([.Q82]=&quot;&quot;);VLOOKUP(CalcName;Positions;5;0);&quot;&quot;)">
            <text:p/>
          </table:table-cell>
          <table:table-cell table:style-name="ce33" table:formula="of:=IF(NOT([.Q82]=&quot;&quot;);VLOOKUP(CalcName;Positions;6;0);&quot;&quot;)">
            <text:p/>
          </table:table-cell>
          <table:table-cell table:style-name="ce33" table:formula="of:=IF(NOT([.Q82]=&quot;&quot;);VLOOKUP(CalcName;Positions;7;0);&quot;&quot;)">
            <text:p/>
          </table:table-cell>
          <table:table-cell table:style-name="ce33" table:formula="of:=IF(NOT([.Q82]=&quot;&quot;);VLOOKUP(CalcName;Positions;8;0);&quot;&quot;)">
            <text:p/>
          </table:table-cell>
          <table:table-cell table:style-name="ce33" table:formula="of:=IF(NOT([.Q82]=&quot;&quot;);[$Input.H78];&quot;&quot;)">
            <text:p/>
          </table:table-cell>
          <table:table-cell table:style-name="ce33" table:formula="of:=IF([$Input.D79]=&quot;&quot;;IF(OR([.Q81]=&quot;&quot;;[.Q81]=2400);&quot;&quot;;IF(Loop=&quot;true&quot;;IF([$Input.D78]=&quot;&quot;;&quot;&quot;;0);2400));[$Input.G79]-[$Input.G78]-[$Input.H78])">
            <text:p/>
          </table:table-cell>
          <table:table-cell table:formula="of:=IF(NOT([.Q82]=&quot;&quot;);IF([$Input.J7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3]=&quot;&quot;);[.A82]+1;&quot;&quot;)">
            <text:p/>
          </table:table-cell>
          <table:table-cell table:style-name="ce4" table:formula="of:=IF(NOT([.Q83]=&quot;&quot;);IF([$Input.I79]=&quot;Move&quot;;[.C82];[.C83]);&quot;&quot;)">
            <text:p/>
          </table:table-cell>
          <table:table-cell table:style-name="ce4" table:formula="of:=IF(NOT([.Q83]=&quot;&quot;);[$Input.D79];&quot;&quot;)">
            <text:p/>
          </table:table-cell>
          <table:table-cell table:style-name="ce33" table:formula="of:=IF(NOT([.Q83]=&quot;&quot;);IF([$Input.I79]=&quot;Move&quot;;[.J82];VLOOKUP([.C83];Positions;3;0));&quot;&quot;)">
            <text:p/>
          </table:table-cell>
          <table:table-cell table:style-name="ce33" table:formula="of:=IF(NOT([.Q83]=&quot;&quot;);IF([$Input.I79]=&quot;Move&quot;;[.K82];VLOOKUP([.C83];Positions;4;0));&quot;&quot;)">
            <text:p/>
          </table:table-cell>
          <table:table-cell table:style-name="ce33" table:formula="of:=IF(NOT([.Q83]=&quot;&quot;);IF([$Input.I79]=&quot;Move&quot;;[.L82];VLOOKUP([.C83];Positions;5;0));&quot;&quot;)">
            <text:p/>
          </table:table-cell>
          <table:table-cell table:style-name="ce33" table:formula="of:=IF(NOT([.Q83]=&quot;&quot;);IF([$Input.I79]=&quot;Move&quot;;[.M82];VLOOKUP([.C83];Positions;6;0));&quot;&quot;)">
            <text:p/>
          </table:table-cell>
          <table:table-cell table:style-name="ce33" table:formula="of:=IF(NOT([.Q83]=&quot;&quot;);IF([$Input.I79]=&quot;Move&quot;;[.N82];VLOOKUP([.C83];Positions;7;0));&quot;&quot;)">
            <text:p/>
          </table:table-cell>
          <table:table-cell table:style-name="ce33" table:formula="of:=IF(NOT([.Q83]=&quot;&quot;);IF([$Input.I79]=&quot;Move&quot;;[.O82];VLOOKUP([.C83];Positions;8;0));&quot;&quot;)">
            <text:p/>
          </table:table-cell>
          <table:table-cell table:style-name="ce33" table:formula="of:=IF(NOT([.Q83]=&quot;&quot;);VLOOKUP(CalcName;Positions;3;0);&quot;&quot;)">
            <text:p/>
          </table:table-cell>
          <table:table-cell table:style-name="ce33" table:formula="of:=IF(NOT([.Q83]=&quot;&quot;);VLOOKUP(CalcName;Positions;4;0);&quot;&quot;)">
            <text:p/>
          </table:table-cell>
          <table:table-cell table:style-name="ce33" table:formula="of:=IF(NOT([.Q83]=&quot;&quot;);VLOOKUP(CalcName;Positions;5;0);&quot;&quot;)">
            <text:p/>
          </table:table-cell>
          <table:table-cell table:style-name="ce33" table:formula="of:=IF(NOT([.Q83]=&quot;&quot;);VLOOKUP(CalcName;Positions;6;0);&quot;&quot;)">
            <text:p/>
          </table:table-cell>
          <table:table-cell table:style-name="ce33" table:formula="of:=IF(NOT([.Q83]=&quot;&quot;);VLOOKUP(CalcName;Positions;7;0);&quot;&quot;)">
            <text:p/>
          </table:table-cell>
          <table:table-cell table:style-name="ce33" table:formula="of:=IF(NOT([.Q83]=&quot;&quot;);VLOOKUP(CalcName;Positions;8;0);&quot;&quot;)">
            <text:p/>
          </table:table-cell>
          <table:table-cell table:style-name="ce33" table:formula="of:=IF(NOT([.Q83]=&quot;&quot;);[$Input.H79];&quot;&quot;)">
            <text:p/>
          </table:table-cell>
          <table:table-cell table:style-name="ce33" table:formula="of:=IF([$Input.D80]=&quot;&quot;;IF(OR([.Q82]=&quot;&quot;;[.Q82]=2400);&quot;&quot;;IF(Loop=&quot;true&quot;;IF([$Input.D79]=&quot;&quot;;&quot;&quot;;0);2400));[$Input.G80]-[$Input.G79]-[$Input.H79])">
            <text:p/>
          </table:table-cell>
          <table:table-cell table:formula="of:=IF(NOT([.Q83]=&quot;&quot;);IF([$Input.J7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4]=&quot;&quot;);[.A83]+1;&quot;&quot;)">
            <text:p/>
          </table:table-cell>
          <table:table-cell table:style-name="ce4" table:formula="of:=IF(NOT([.Q84]=&quot;&quot;);IF([$Input.I80]=&quot;Move&quot;;[.C83];[.C84]);&quot;&quot;)">
            <text:p/>
          </table:table-cell>
          <table:table-cell table:style-name="ce4" table:formula="of:=IF(NOT([.Q84]=&quot;&quot;);[$Input.D80];&quot;&quot;)">
            <text:p/>
          </table:table-cell>
          <table:table-cell table:style-name="ce33" table:formula="of:=IF(NOT([.Q84]=&quot;&quot;);IF([$Input.I80]=&quot;Move&quot;;[.J83];VLOOKUP([.C84];Positions;3;0));&quot;&quot;)">
            <text:p/>
          </table:table-cell>
          <table:table-cell table:style-name="ce33" table:formula="of:=IF(NOT([.Q84]=&quot;&quot;);IF([$Input.I80]=&quot;Move&quot;;[.K83];VLOOKUP([.C84];Positions;4;0));&quot;&quot;)">
            <text:p/>
          </table:table-cell>
          <table:table-cell table:style-name="ce33" table:formula="of:=IF(NOT([.Q84]=&quot;&quot;);IF([$Input.I80]=&quot;Move&quot;;[.L83];VLOOKUP([.C84];Positions;5;0));&quot;&quot;)">
            <text:p/>
          </table:table-cell>
          <table:table-cell table:style-name="ce33" table:formula="of:=IF(NOT([.Q84]=&quot;&quot;);IF([$Input.I80]=&quot;Move&quot;;[.M83];VLOOKUP([.C84];Positions;6;0));&quot;&quot;)">
            <text:p/>
          </table:table-cell>
          <table:table-cell table:style-name="ce33" table:formula="of:=IF(NOT([.Q84]=&quot;&quot;);IF([$Input.I80]=&quot;Move&quot;;[.N83];VLOOKUP([.C84];Positions;7;0));&quot;&quot;)">
            <text:p/>
          </table:table-cell>
          <table:table-cell table:style-name="ce33" table:formula="of:=IF(NOT([.Q84]=&quot;&quot;);IF([$Input.I80]=&quot;Move&quot;;[.O83];VLOOKUP([.C84];Positions;8;0));&quot;&quot;)">
            <text:p/>
          </table:table-cell>
          <table:table-cell table:style-name="ce33" table:formula="of:=IF(NOT([.Q84]=&quot;&quot;);VLOOKUP(CalcName;Positions;3;0);&quot;&quot;)">
            <text:p/>
          </table:table-cell>
          <table:table-cell table:style-name="ce33" table:formula="of:=IF(NOT([.Q84]=&quot;&quot;);VLOOKUP(CalcName;Positions;4;0);&quot;&quot;)">
            <text:p/>
          </table:table-cell>
          <table:table-cell table:style-name="ce33" table:formula="of:=IF(NOT([.Q84]=&quot;&quot;);VLOOKUP(CalcName;Positions;5;0);&quot;&quot;)">
            <text:p/>
          </table:table-cell>
          <table:table-cell table:style-name="ce33" table:formula="of:=IF(NOT([.Q84]=&quot;&quot;);VLOOKUP(CalcName;Positions;6;0);&quot;&quot;)">
            <text:p/>
          </table:table-cell>
          <table:table-cell table:style-name="ce33" table:formula="of:=IF(NOT([.Q84]=&quot;&quot;);VLOOKUP(CalcName;Positions;7;0);&quot;&quot;)">
            <text:p/>
          </table:table-cell>
          <table:table-cell table:style-name="ce33" table:formula="of:=IF(NOT([.Q84]=&quot;&quot;);VLOOKUP(CalcName;Positions;8;0);&quot;&quot;)">
            <text:p/>
          </table:table-cell>
          <table:table-cell table:style-name="ce33" table:formula="of:=IF(NOT([.Q84]=&quot;&quot;);[$Input.H80];&quot;&quot;)">
            <text:p/>
          </table:table-cell>
          <table:table-cell table:style-name="ce33" table:formula="of:=IF([$Input.D81]=&quot;&quot;;IF(OR([.Q83]=&quot;&quot;;[.Q83]=2400);&quot;&quot;;IF(Loop=&quot;true&quot;;IF([$Input.D80]=&quot;&quot;;&quot;&quot;;0);2400));[$Input.G81]-[$Input.G80]-[$Input.H80])">
            <text:p/>
          </table:table-cell>
          <table:table-cell table:formula="of:=IF(NOT([.Q84]=&quot;&quot;);IF([$Input.J8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5]=&quot;&quot;);[.A84]+1;&quot;&quot;)">
            <text:p/>
          </table:table-cell>
          <table:table-cell table:style-name="ce4" table:formula="of:=IF(NOT([.Q85]=&quot;&quot;);IF([$Input.I81]=&quot;Move&quot;;[.C84];[.C85]);&quot;&quot;)">
            <text:p/>
          </table:table-cell>
          <table:table-cell table:style-name="ce4" table:formula="of:=IF(NOT([.Q85]=&quot;&quot;);[$Input.D81];&quot;&quot;)">
            <text:p/>
          </table:table-cell>
          <table:table-cell table:style-name="ce33" table:formula="of:=IF(NOT([.Q85]=&quot;&quot;);IF([$Input.I81]=&quot;Move&quot;;[.J84];VLOOKUP([.C85];Positions;3;0));&quot;&quot;)">
            <text:p/>
          </table:table-cell>
          <table:table-cell table:style-name="ce33" table:formula="of:=IF(NOT([.Q85]=&quot;&quot;);IF([$Input.I81]=&quot;Move&quot;;[.K84];VLOOKUP([.C85];Positions;4;0));&quot;&quot;)">
            <text:p/>
          </table:table-cell>
          <table:table-cell table:style-name="ce33" table:formula="of:=IF(NOT([.Q85]=&quot;&quot;);IF([$Input.I81]=&quot;Move&quot;;[.L84];VLOOKUP([.C85];Positions;5;0));&quot;&quot;)">
            <text:p/>
          </table:table-cell>
          <table:table-cell table:style-name="ce33" table:formula="of:=IF(NOT([.Q85]=&quot;&quot;);IF([$Input.I81]=&quot;Move&quot;;[.M84];VLOOKUP([.C85];Positions;6;0));&quot;&quot;)">
            <text:p/>
          </table:table-cell>
          <table:table-cell table:style-name="ce33" table:formula="of:=IF(NOT([.Q85]=&quot;&quot;);IF([$Input.I81]=&quot;Move&quot;;[.N84];VLOOKUP([.C85];Positions;7;0));&quot;&quot;)">
            <text:p/>
          </table:table-cell>
          <table:table-cell table:style-name="ce33" table:formula="of:=IF(NOT([.Q85]=&quot;&quot;);IF([$Input.I81]=&quot;Move&quot;;[.O84];VLOOKUP([.C85];Positions;8;0));&quot;&quot;)">
            <text:p/>
          </table:table-cell>
          <table:table-cell table:style-name="ce33" table:formula="of:=IF(NOT([.Q85]=&quot;&quot;);VLOOKUP(CalcName;Positions;3;0);&quot;&quot;)">
            <text:p/>
          </table:table-cell>
          <table:table-cell table:style-name="ce33" table:formula="of:=IF(NOT([.Q85]=&quot;&quot;);VLOOKUP(CalcName;Positions;4;0);&quot;&quot;)">
            <text:p/>
          </table:table-cell>
          <table:table-cell table:style-name="ce33" table:formula="of:=IF(NOT([.Q85]=&quot;&quot;);VLOOKUP(CalcName;Positions;5;0);&quot;&quot;)">
            <text:p/>
          </table:table-cell>
          <table:table-cell table:style-name="ce33" table:formula="of:=IF(NOT([.Q85]=&quot;&quot;);VLOOKUP(CalcName;Positions;6;0);&quot;&quot;)">
            <text:p/>
          </table:table-cell>
          <table:table-cell table:style-name="ce33" table:formula="of:=IF(NOT([.Q85]=&quot;&quot;);VLOOKUP(CalcName;Positions;7;0);&quot;&quot;)">
            <text:p/>
          </table:table-cell>
          <table:table-cell table:style-name="ce33" table:formula="of:=IF(NOT([.Q85]=&quot;&quot;);VLOOKUP(CalcName;Positions;8;0);&quot;&quot;)">
            <text:p/>
          </table:table-cell>
          <table:table-cell table:style-name="ce33" table:formula="of:=IF(NOT([.Q85]=&quot;&quot;);[$Input.H81];&quot;&quot;)">
            <text:p/>
          </table:table-cell>
          <table:table-cell table:style-name="ce33" table:formula="of:=IF([$Input.D82]=&quot;&quot;;IF(OR([.Q84]=&quot;&quot;;[.Q84]=2400);&quot;&quot;;IF(Loop=&quot;true&quot;;IF([$Input.D81]=&quot;&quot;;&quot;&quot;;0);2400));[$Input.G82]-[$Input.G81]-[$Input.H81])">
            <text:p/>
          </table:table-cell>
          <table:table-cell table:formula="of:=IF(NOT([.Q85]=&quot;&quot;);IF([$Input.J8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6]=&quot;&quot;);[.A85]+1;&quot;&quot;)">
            <text:p/>
          </table:table-cell>
          <table:table-cell table:style-name="ce4" table:formula="of:=IF(NOT([.Q86]=&quot;&quot;);IF([$Input.I82]=&quot;Move&quot;;[.C85];[.C86]);&quot;&quot;)">
            <text:p/>
          </table:table-cell>
          <table:table-cell table:style-name="ce4" table:formula="of:=IF(NOT([.Q86]=&quot;&quot;);[$Input.D82];&quot;&quot;)">
            <text:p/>
          </table:table-cell>
          <table:table-cell table:style-name="ce33" table:formula="of:=IF(NOT([.Q86]=&quot;&quot;);IF([$Input.I82]=&quot;Move&quot;;[.J85];VLOOKUP([.C86];Positions;3;0));&quot;&quot;)">
            <text:p/>
          </table:table-cell>
          <table:table-cell table:style-name="ce33" table:formula="of:=IF(NOT([.Q86]=&quot;&quot;);IF([$Input.I82]=&quot;Move&quot;;[.K85];VLOOKUP([.C86];Positions;4;0));&quot;&quot;)">
            <text:p/>
          </table:table-cell>
          <table:table-cell table:style-name="ce33" table:formula="of:=IF(NOT([.Q86]=&quot;&quot;);IF([$Input.I82]=&quot;Move&quot;;[.L85];VLOOKUP([.C86];Positions;5;0));&quot;&quot;)">
            <text:p/>
          </table:table-cell>
          <table:table-cell table:style-name="ce33" table:formula="of:=IF(NOT([.Q86]=&quot;&quot;);IF([$Input.I82]=&quot;Move&quot;;[.M85];VLOOKUP([.C86];Positions;6;0));&quot;&quot;)">
            <text:p/>
          </table:table-cell>
          <table:table-cell table:style-name="ce33" table:formula="of:=IF(NOT([.Q86]=&quot;&quot;);IF([$Input.I82]=&quot;Move&quot;;[.N85];VLOOKUP([.C86];Positions;7;0));&quot;&quot;)">
            <text:p/>
          </table:table-cell>
          <table:table-cell table:style-name="ce33" table:formula="of:=IF(NOT([.Q86]=&quot;&quot;);IF([$Input.I82]=&quot;Move&quot;;[.O85];VLOOKUP([.C86];Positions;8;0));&quot;&quot;)">
            <text:p/>
          </table:table-cell>
          <table:table-cell table:style-name="ce33" table:formula="of:=IF(NOT([.Q86]=&quot;&quot;);VLOOKUP(CalcName;Positions;3;0);&quot;&quot;)">
            <text:p/>
          </table:table-cell>
          <table:table-cell table:style-name="ce33" table:formula="of:=IF(NOT([.Q86]=&quot;&quot;);VLOOKUP(CalcName;Positions;4;0);&quot;&quot;)">
            <text:p/>
          </table:table-cell>
          <table:table-cell table:style-name="ce33" table:formula="of:=IF(NOT([.Q86]=&quot;&quot;);VLOOKUP(CalcName;Positions;5;0);&quot;&quot;)">
            <text:p/>
          </table:table-cell>
          <table:table-cell table:style-name="ce33" table:formula="of:=IF(NOT([.Q86]=&quot;&quot;);VLOOKUP(CalcName;Positions;6;0);&quot;&quot;)">
            <text:p/>
          </table:table-cell>
          <table:table-cell table:style-name="ce33" table:formula="of:=IF(NOT([.Q86]=&quot;&quot;);VLOOKUP(CalcName;Positions;7;0);&quot;&quot;)">
            <text:p/>
          </table:table-cell>
          <table:table-cell table:style-name="ce33" table:formula="of:=IF(NOT([.Q86]=&quot;&quot;);VLOOKUP(CalcName;Positions;8;0);&quot;&quot;)">
            <text:p/>
          </table:table-cell>
          <table:table-cell table:style-name="ce33" table:formula="of:=IF(NOT([.Q86]=&quot;&quot;);[$Input.H82];&quot;&quot;)">
            <text:p/>
          </table:table-cell>
          <table:table-cell table:style-name="ce33" table:formula="of:=IF([$Input.D83]=&quot;&quot;;IF(OR([.Q85]=&quot;&quot;;[.Q85]=2400);&quot;&quot;;IF(Loop=&quot;true&quot;;IF([$Input.D82]=&quot;&quot;;&quot;&quot;;0);2400));[$Input.G83]-[$Input.G82]-[$Input.H82])">
            <text:p/>
          </table:table-cell>
          <table:table-cell table:formula="of:=IF(NOT([.Q86]=&quot;&quot;);IF([$Input.J8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7]=&quot;&quot;);[.A86]+1;&quot;&quot;)">
            <text:p/>
          </table:table-cell>
          <table:table-cell table:style-name="ce4" table:formula="of:=IF(NOT([.Q87]=&quot;&quot;);IF([$Input.I83]=&quot;Move&quot;;[.C86];[.C87]);&quot;&quot;)">
            <text:p/>
          </table:table-cell>
          <table:table-cell table:style-name="ce4" table:formula="of:=IF(NOT([.Q87]=&quot;&quot;);[$Input.D83];&quot;&quot;)">
            <text:p/>
          </table:table-cell>
          <table:table-cell table:style-name="ce33" table:formula="of:=IF(NOT([.Q87]=&quot;&quot;);IF([$Input.I83]=&quot;Move&quot;;[.J86];VLOOKUP([.C87];Positions;3;0));&quot;&quot;)">
            <text:p/>
          </table:table-cell>
          <table:table-cell table:style-name="ce33" table:formula="of:=IF(NOT([.Q87]=&quot;&quot;);IF([$Input.I83]=&quot;Move&quot;;[.K86];VLOOKUP([.C87];Positions;4;0));&quot;&quot;)">
            <text:p/>
          </table:table-cell>
          <table:table-cell table:style-name="ce33" table:formula="of:=IF(NOT([.Q87]=&quot;&quot;);IF([$Input.I83]=&quot;Move&quot;;[.L86];VLOOKUP([.C87];Positions;5;0));&quot;&quot;)">
            <text:p/>
          </table:table-cell>
          <table:table-cell table:style-name="ce33" table:formula="of:=IF(NOT([.Q87]=&quot;&quot;);IF([$Input.I83]=&quot;Move&quot;;[.M86];VLOOKUP([.C87];Positions;6;0));&quot;&quot;)">
            <text:p/>
          </table:table-cell>
          <table:table-cell table:style-name="ce33" table:formula="of:=IF(NOT([.Q87]=&quot;&quot;);IF([$Input.I83]=&quot;Move&quot;;[.N86];VLOOKUP([.C87];Positions;7;0));&quot;&quot;)">
            <text:p/>
          </table:table-cell>
          <table:table-cell table:style-name="ce33" table:formula="of:=IF(NOT([.Q87]=&quot;&quot;);IF([$Input.I83]=&quot;Move&quot;;[.O86];VLOOKUP([.C87];Positions;8;0));&quot;&quot;)">
            <text:p/>
          </table:table-cell>
          <table:table-cell table:style-name="ce33" table:formula="of:=IF(NOT([.Q87]=&quot;&quot;);VLOOKUP(CalcName;Positions;3;0);&quot;&quot;)">
            <text:p/>
          </table:table-cell>
          <table:table-cell table:style-name="ce50" table:formula="of:=IF(NOT([.Q87]=&quot;&quot;);VLOOKUP(CalcName;Positions;4;0);&quot;&quot;)">
            <text:p/>
          </table:table-cell>
          <table:table-cell table:style-name="ce33" table:formula="of:=IF(NOT([.Q87]=&quot;&quot;);VLOOKUP(CalcName;Positions;5;0);&quot;&quot;)">
            <text:p/>
          </table:table-cell>
          <table:table-cell table:style-name="ce33" table:formula="of:=IF(NOT([.Q87]=&quot;&quot;);VLOOKUP(CalcName;Positions;6;0);&quot;&quot;)">
            <text:p/>
          </table:table-cell>
          <table:table-cell table:style-name="ce33" table:formula="of:=IF(NOT([.Q87]=&quot;&quot;);VLOOKUP(CalcName;Positions;7;0);&quot;&quot;)">
            <text:p/>
          </table:table-cell>
          <table:table-cell table:style-name="ce33" table:formula="of:=IF(NOT([.Q87]=&quot;&quot;);VLOOKUP(CalcName;Positions;8;0);&quot;&quot;)">
            <text:p/>
          </table:table-cell>
          <table:table-cell table:style-name="ce33" table:formula="of:=IF(NOT([.Q87]=&quot;&quot;);[$Input.H83];&quot;&quot;)">
            <text:p/>
          </table:table-cell>
          <table:table-cell table:style-name="ce33" table:formula="of:=IF([$Input.D84]=&quot;&quot;;IF(OR([.Q86]=&quot;&quot;;[.Q86]=2400);&quot;&quot;;IF(Loop=&quot;true&quot;;IF([$Input.D83]=&quot;&quot;;&quot;&quot;;0);2400));[$Input.G84]-[$Input.G83]-[$Input.H83])">
            <text:p/>
          </table:table-cell>
          <table:table-cell table:formula="of:=IF(NOT([.Q87]=&quot;&quot;);IF([$Input.J8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8]=&quot;&quot;);[.A87]+1;&quot;&quot;)">
            <text:p/>
          </table:table-cell>
          <table:table-cell table:style-name="ce4" table:formula="of:=IF(NOT([.Q88]=&quot;&quot;);IF([$Input.I84]=&quot;Move&quot;;[.C87];[.C88]);&quot;&quot;)">
            <text:p/>
          </table:table-cell>
          <table:table-cell table:style-name="ce4" table:formula="of:=IF(NOT([.Q88]=&quot;&quot;);[$Input.D84];&quot;&quot;)">
            <text:p/>
          </table:table-cell>
          <table:table-cell table:style-name="ce33" table:formula="of:=IF(NOT([.Q88]=&quot;&quot;);IF([$Input.I84]=&quot;Move&quot;;[.J87];VLOOKUP([.C88];Positions;3;0));&quot;&quot;)">
            <text:p/>
          </table:table-cell>
          <table:table-cell table:style-name="ce33" table:formula="of:=IF(NOT([.Q88]=&quot;&quot;);IF([$Input.I84]=&quot;Move&quot;;[.K87];VLOOKUP([.C88];Positions;4;0));&quot;&quot;)">
            <text:p/>
          </table:table-cell>
          <table:table-cell table:style-name="ce33" table:formula="of:=IF(NOT([.Q88]=&quot;&quot;);IF([$Input.I84]=&quot;Move&quot;;[.L87];VLOOKUP([.C88];Positions;5;0));&quot;&quot;)">
            <text:p/>
          </table:table-cell>
          <table:table-cell table:style-name="ce33" table:formula="of:=IF(NOT([.Q88]=&quot;&quot;);IF([$Input.I84]=&quot;Move&quot;;[.M87];VLOOKUP([.C88];Positions;6;0));&quot;&quot;)">
            <text:p/>
          </table:table-cell>
          <table:table-cell table:style-name="ce33" table:formula="of:=IF(NOT([.Q88]=&quot;&quot;);IF([$Input.I84]=&quot;Move&quot;;[.N87];VLOOKUP([.C88];Positions;7;0));&quot;&quot;)">
            <text:p/>
          </table:table-cell>
          <table:table-cell table:style-name="ce33" table:formula="of:=IF(NOT([.Q88]=&quot;&quot;);IF([$Input.I84]=&quot;Move&quot;;[.O87];VLOOKUP([.C88];Positions;8;0));&quot;&quot;)">
            <text:p/>
          </table:table-cell>
          <table:table-cell table:style-name="ce33" table:formula="of:=IF(NOT([.Q88]=&quot;&quot;);VLOOKUP(CalcName;Positions;3;0);&quot;&quot;)">
            <text:p/>
          </table:table-cell>
          <table:table-cell table:style-name="ce33" table:formula="of:=IF(NOT([.Q88]=&quot;&quot;);VLOOKUP(CalcName;Positions;4;0);&quot;&quot;)">
            <text:p/>
          </table:table-cell>
          <table:table-cell table:style-name="ce33" table:formula="of:=IF(NOT([.Q88]=&quot;&quot;);VLOOKUP(CalcName;Positions;5;0);&quot;&quot;)">
            <text:p/>
          </table:table-cell>
          <table:table-cell table:style-name="ce33" table:formula="of:=IF(NOT([.Q88]=&quot;&quot;);VLOOKUP(CalcName;Positions;6;0);&quot;&quot;)">
            <text:p/>
          </table:table-cell>
          <table:table-cell table:style-name="ce33" table:formula="of:=IF(NOT([.Q88]=&quot;&quot;);VLOOKUP(CalcName;Positions;7;0);&quot;&quot;)">
            <text:p/>
          </table:table-cell>
          <table:table-cell table:style-name="ce33" table:formula="of:=IF(NOT([.Q88]=&quot;&quot;);VLOOKUP(CalcName;Positions;8;0);&quot;&quot;)">
            <text:p/>
          </table:table-cell>
          <table:table-cell table:style-name="ce33" table:formula="of:=IF(NOT([.Q88]=&quot;&quot;);[$Input.H84];&quot;&quot;)">
            <text:p/>
          </table:table-cell>
          <table:table-cell table:style-name="ce33" table:formula="of:=IF([$Input.D85]=&quot;&quot;;IF(OR([.Q87]=&quot;&quot;;[.Q87]=2400);&quot;&quot;;IF(Loop=&quot;true&quot;;IF([$Input.D84]=&quot;&quot;;&quot;&quot;;0);2400));[$Input.G85]-[$Input.G84]-[$Input.H84])">
            <text:p/>
          </table:table-cell>
          <table:table-cell table:formula="of:=IF(NOT([.Q88]=&quot;&quot;);IF([$Input.J8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9]=&quot;&quot;);[.A88]+1;&quot;&quot;)">
            <text:p/>
          </table:table-cell>
          <table:table-cell table:style-name="ce4" table:formula="of:=IF(NOT([.Q89]=&quot;&quot;);IF([$Input.I85]=&quot;Move&quot;;[.C88];[.C89]);&quot;&quot;)">
            <text:p/>
          </table:table-cell>
          <table:table-cell table:style-name="ce4" table:formula="of:=IF(NOT([.Q89]=&quot;&quot;);[$Input.D85];&quot;&quot;)">
            <text:p/>
          </table:table-cell>
          <table:table-cell table:style-name="ce33" table:formula="of:=IF(NOT([.Q89]=&quot;&quot;);IF([$Input.I85]=&quot;Move&quot;;[.J88];VLOOKUP([.C89];Positions;3;0));&quot;&quot;)">
            <text:p/>
          </table:table-cell>
          <table:table-cell table:style-name="ce33" table:formula="of:=IF(NOT([.Q89]=&quot;&quot;);IF([$Input.I85]=&quot;Move&quot;;[.K88];VLOOKUP([.C89];Positions;4;0));&quot;&quot;)">
            <text:p/>
          </table:table-cell>
          <table:table-cell table:style-name="ce33" table:formula="of:=IF(NOT([.Q89]=&quot;&quot;);IF([$Input.I85]=&quot;Move&quot;;[.L88];VLOOKUP([.C89];Positions;5;0));&quot;&quot;)">
            <text:p/>
          </table:table-cell>
          <table:table-cell table:style-name="ce33" table:formula="of:=IF(NOT([.Q89]=&quot;&quot;);IF([$Input.I85]=&quot;Move&quot;;[.M88];VLOOKUP([.C89];Positions;6;0));&quot;&quot;)">
            <text:p/>
          </table:table-cell>
          <table:table-cell table:style-name="ce33" table:formula="of:=IF(NOT([.Q89]=&quot;&quot;);IF([$Input.I85]=&quot;Move&quot;;[.N88];VLOOKUP([.C89];Positions;7;0));&quot;&quot;)">
            <text:p/>
          </table:table-cell>
          <table:table-cell table:style-name="ce33" table:formula="of:=IF(NOT([.Q89]=&quot;&quot;);IF([$Input.I85]=&quot;Move&quot;;[.O88];VLOOKUP([.C89];Positions;8;0));&quot;&quot;)">
            <text:p/>
          </table:table-cell>
          <table:table-cell table:style-name="ce33" table:formula="of:=IF(NOT([.Q89]=&quot;&quot;);VLOOKUP(CalcName;Positions;3;0);&quot;&quot;)">
            <text:p/>
          </table:table-cell>
          <table:table-cell table:style-name="ce33" table:formula="of:=IF(NOT([.Q89]=&quot;&quot;);VLOOKUP(CalcName;Positions;4;0);&quot;&quot;)">
            <text:p/>
          </table:table-cell>
          <table:table-cell table:style-name="ce33" table:formula="of:=IF(NOT([.Q89]=&quot;&quot;);VLOOKUP(CalcName;Positions;5;0);&quot;&quot;)">
            <text:p/>
          </table:table-cell>
          <table:table-cell table:style-name="ce33" table:formula="of:=IF(NOT([.Q89]=&quot;&quot;);VLOOKUP(CalcName;Positions;6;0);&quot;&quot;)">
            <text:p/>
          </table:table-cell>
          <table:table-cell table:style-name="ce33" table:formula="of:=IF(NOT([.Q89]=&quot;&quot;);VLOOKUP(CalcName;Positions;7;0);&quot;&quot;)">
            <text:p/>
          </table:table-cell>
          <table:table-cell table:style-name="ce33" table:formula="of:=IF(NOT([.Q89]=&quot;&quot;);VLOOKUP(CalcName;Positions;8;0);&quot;&quot;)">
            <text:p/>
          </table:table-cell>
          <table:table-cell table:style-name="ce33" table:formula="of:=IF(NOT([.Q89]=&quot;&quot;);[$Input.H85];&quot;&quot;)">
            <text:p/>
          </table:table-cell>
          <table:table-cell table:style-name="ce33" table:formula="of:=IF([$Input.D86]=&quot;&quot;;IF(OR([.Q88]=&quot;&quot;;[.Q88]=2400);&quot;&quot;;IF(Loop=&quot;true&quot;;IF([$Input.D85]=&quot;&quot;;&quot;&quot;;0);2400));[$Input.G86]-[$Input.G85]-[$Input.H85])">
            <text:p/>
          </table:table-cell>
          <table:table-cell table:formula="of:=IF(NOT([.Q89]=&quot;&quot;);IF([$Input.J8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0]=&quot;&quot;);[.A89]+1;&quot;&quot;)">
            <text:p/>
          </table:table-cell>
          <table:table-cell table:style-name="ce4" table:formula="of:=IF(NOT([.Q90]=&quot;&quot;);IF([$Input.I86]=&quot;Move&quot;;[.C89];[.C90]);&quot;&quot;)">
            <text:p/>
          </table:table-cell>
          <table:table-cell table:style-name="ce4" table:formula="of:=IF(NOT([.Q90]=&quot;&quot;);[$Input.D86];&quot;&quot;)">
            <text:p/>
          </table:table-cell>
          <table:table-cell table:style-name="ce33" table:formula="of:=IF(NOT([.Q90]=&quot;&quot;);IF([$Input.I86]=&quot;Move&quot;;[.J89];VLOOKUP([.C90];Positions;3;0));&quot;&quot;)">
            <text:p/>
          </table:table-cell>
          <table:table-cell table:style-name="ce33" table:formula="of:=IF(NOT([.Q90]=&quot;&quot;);IF([$Input.I86]=&quot;Move&quot;;[.K89];VLOOKUP([.C90];Positions;4;0));&quot;&quot;)">
            <text:p/>
          </table:table-cell>
          <table:table-cell table:style-name="ce33" table:formula="of:=IF(NOT([.Q90]=&quot;&quot;);IF([$Input.I86]=&quot;Move&quot;;[.L89];VLOOKUP([.C90];Positions;5;0));&quot;&quot;)">
            <text:p/>
          </table:table-cell>
          <table:table-cell table:style-name="ce33" table:formula="of:=IF(NOT([.Q90]=&quot;&quot;);IF([$Input.I86]=&quot;Move&quot;;[.M89];VLOOKUP([.C90];Positions;6;0));&quot;&quot;)">
            <text:p/>
          </table:table-cell>
          <table:table-cell table:style-name="ce33" table:formula="of:=IF(NOT([.Q90]=&quot;&quot;);IF([$Input.I86]=&quot;Move&quot;;[.N89];VLOOKUP([.C90];Positions;7;0));&quot;&quot;)">
            <text:p/>
          </table:table-cell>
          <table:table-cell table:style-name="ce33" table:formula="of:=IF(NOT([.Q90]=&quot;&quot;);IF([$Input.I86]=&quot;Move&quot;;[.O89];VLOOKUP([.C90];Positions;8;0));&quot;&quot;)">
            <text:p/>
          </table:table-cell>
          <table:table-cell table:style-name="ce33" table:formula="of:=IF(NOT([.Q90]=&quot;&quot;);VLOOKUP(CalcName;Positions;3;0);&quot;&quot;)">
            <text:p/>
          </table:table-cell>
          <table:table-cell table:style-name="ce33" table:formula="of:=IF(NOT([.Q90]=&quot;&quot;);VLOOKUP(CalcName;Positions;4;0);&quot;&quot;)">
            <text:p/>
          </table:table-cell>
          <table:table-cell table:style-name="ce33" table:formula="of:=IF(NOT([.Q90]=&quot;&quot;);VLOOKUP(CalcName;Positions;5;0);&quot;&quot;)">
            <text:p/>
          </table:table-cell>
          <table:table-cell table:style-name="ce33" table:formula="of:=IF(NOT([.Q90]=&quot;&quot;);VLOOKUP(CalcName;Positions;6;0);&quot;&quot;)">
            <text:p/>
          </table:table-cell>
          <table:table-cell table:style-name="ce33" table:formula="of:=IF(NOT([.Q90]=&quot;&quot;);VLOOKUP(CalcName;Positions;7;0);&quot;&quot;)">
            <text:p/>
          </table:table-cell>
          <table:table-cell table:style-name="ce33" table:formula="of:=IF(NOT([.Q90]=&quot;&quot;);VLOOKUP(CalcName;Positions;8;0);&quot;&quot;)">
            <text:p/>
          </table:table-cell>
          <table:table-cell table:style-name="ce33" table:formula="of:=IF(NOT([.Q90]=&quot;&quot;);[$Input.H86];&quot;&quot;)">
            <text:p/>
          </table:table-cell>
          <table:table-cell table:style-name="ce33" table:formula="of:=IF([$Input.D87]=&quot;&quot;;IF(OR([.Q89]=&quot;&quot;;[.Q89]=2400);&quot;&quot;;IF(Loop=&quot;true&quot;;IF([$Input.D86]=&quot;&quot;;&quot;&quot;;0);2400));[$Input.G87]-[$Input.G86]-[$Input.H86])">
            <text:p/>
          </table:table-cell>
          <table:table-cell table:formula="of:=IF(NOT([.Q90]=&quot;&quot;);IF([$Input.J8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1]=&quot;&quot;);[.A90]+1;&quot;&quot;)">
            <text:p/>
          </table:table-cell>
          <table:table-cell table:style-name="ce4" table:formula="of:=IF(NOT([.Q91]=&quot;&quot;);IF([$Input.I87]=&quot;Move&quot;;[.C90];[.C91]);&quot;&quot;)">
            <text:p/>
          </table:table-cell>
          <table:table-cell table:style-name="ce4" table:formula="of:=IF(NOT([.Q91]=&quot;&quot;);[$Input.D87];&quot;&quot;)">
            <text:p/>
          </table:table-cell>
          <table:table-cell table:style-name="ce33" table:formula="of:=IF(NOT([.Q91]=&quot;&quot;);IF([$Input.I87]=&quot;Move&quot;;[.J90];VLOOKUP([.C91];Positions;3;0));&quot;&quot;)">
            <text:p/>
          </table:table-cell>
          <table:table-cell table:style-name="ce33" table:formula="of:=IF(NOT([.Q91]=&quot;&quot;);IF([$Input.I87]=&quot;Move&quot;;[.K90];VLOOKUP([.C91];Positions;4;0));&quot;&quot;)">
            <text:p/>
          </table:table-cell>
          <table:table-cell table:style-name="ce33" table:formula="of:=IF(NOT([.Q91]=&quot;&quot;);IF([$Input.I87]=&quot;Move&quot;;[.L90];VLOOKUP([.C91];Positions;5;0));&quot;&quot;)">
            <text:p/>
          </table:table-cell>
          <table:table-cell table:style-name="ce33" table:formula="of:=IF(NOT([.Q91]=&quot;&quot;);IF([$Input.I87]=&quot;Move&quot;;[.M90];VLOOKUP([.C91];Positions;6;0));&quot;&quot;)">
            <text:p/>
          </table:table-cell>
          <table:table-cell table:style-name="ce33" table:formula="of:=IF(NOT([.Q91]=&quot;&quot;);IF([$Input.I87]=&quot;Move&quot;;[.N90];VLOOKUP([.C91];Positions;7;0));&quot;&quot;)">
            <text:p/>
          </table:table-cell>
          <table:table-cell table:style-name="ce33" table:formula="of:=IF(NOT([.Q91]=&quot;&quot;);IF([$Input.I87]=&quot;Move&quot;;[.O90];VLOOKUP([.C91];Positions;8;0));&quot;&quot;)">
            <text:p/>
          </table:table-cell>
          <table:table-cell table:style-name="ce33" table:formula="of:=IF(NOT([.Q91]=&quot;&quot;);VLOOKUP(CalcName;Positions;3;0);&quot;&quot;)">
            <text:p/>
          </table:table-cell>
          <table:table-cell table:style-name="ce33" table:formula="of:=IF(NOT([.Q91]=&quot;&quot;);VLOOKUP(CalcName;Positions;4;0);&quot;&quot;)">
            <text:p/>
          </table:table-cell>
          <table:table-cell table:style-name="ce33" table:formula="of:=IF(NOT([.Q91]=&quot;&quot;);VLOOKUP(CalcName;Positions;5;0);&quot;&quot;)">
            <text:p/>
          </table:table-cell>
          <table:table-cell table:style-name="ce33" table:formula="of:=IF(NOT([.Q91]=&quot;&quot;);VLOOKUP(CalcName;Positions;6;0);&quot;&quot;)">
            <text:p/>
          </table:table-cell>
          <table:table-cell table:style-name="ce33" table:formula="of:=IF(NOT([.Q91]=&quot;&quot;);VLOOKUP(CalcName;Positions;7;0);&quot;&quot;)">
            <text:p/>
          </table:table-cell>
          <table:table-cell table:style-name="ce33" table:formula="of:=IF(NOT([.Q91]=&quot;&quot;);VLOOKUP(CalcName;Positions;8;0);&quot;&quot;)">
            <text:p/>
          </table:table-cell>
          <table:table-cell table:style-name="ce33" table:formula="of:=IF(NOT([.Q91]=&quot;&quot;);[$Input.H87];&quot;&quot;)">
            <text:p/>
          </table:table-cell>
          <table:table-cell table:style-name="ce33" table:formula="of:=IF([$Input.D88]=&quot;&quot;;IF(OR([.Q90]=&quot;&quot;;[.Q90]=2400);&quot;&quot;;IF(Loop=&quot;true&quot;;IF([$Input.D87]=&quot;&quot;;&quot;&quot;;0);2400));[$Input.G88]-[$Input.G87]-[$Input.H87])">
            <text:p/>
          </table:table-cell>
          <table:table-cell table:formula="of:=IF(NOT([.Q91]=&quot;&quot;);IF([$Input.J8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2]=&quot;&quot;);[.A91]+1;&quot;&quot;)">
            <text:p/>
          </table:table-cell>
          <table:table-cell table:style-name="ce4" table:formula="of:=IF(NOT([.Q92]=&quot;&quot;);IF([$Input.I88]=&quot;Move&quot;;[.C91];[.C92]);&quot;&quot;)">
            <text:p/>
          </table:table-cell>
          <table:table-cell table:style-name="ce4" table:formula="of:=IF(NOT([.Q92]=&quot;&quot;);[$Input.D88];&quot;&quot;)">
            <text:p/>
          </table:table-cell>
          <table:table-cell table:style-name="ce33" table:formula="of:=IF(NOT([.Q92]=&quot;&quot;);IF([$Input.I88]=&quot;Move&quot;;[.J91];VLOOKUP([.C92];Positions;3;0));&quot;&quot;)">
            <text:p/>
          </table:table-cell>
          <table:table-cell table:style-name="ce33" table:formula="of:=IF(NOT([.Q92]=&quot;&quot;);IF([$Input.I88]=&quot;Move&quot;;[.K91];VLOOKUP([.C92];Positions;4;0));&quot;&quot;)">
            <text:p/>
          </table:table-cell>
          <table:table-cell table:style-name="ce33" table:formula="of:=IF(NOT([.Q92]=&quot;&quot;);IF([$Input.I88]=&quot;Move&quot;;[.L91];VLOOKUP([.C92];Positions;5;0));&quot;&quot;)">
            <text:p/>
          </table:table-cell>
          <table:table-cell table:style-name="ce33" table:formula="of:=IF(NOT([.Q92]=&quot;&quot;);IF([$Input.I88]=&quot;Move&quot;;[.M91];VLOOKUP([.C92];Positions;6;0));&quot;&quot;)">
            <text:p/>
          </table:table-cell>
          <table:table-cell table:style-name="ce33" table:formula="of:=IF(NOT([.Q92]=&quot;&quot;);IF([$Input.I88]=&quot;Move&quot;;[.N91];VLOOKUP([.C92];Positions;7;0));&quot;&quot;)">
            <text:p/>
          </table:table-cell>
          <table:table-cell table:style-name="ce33" table:formula="of:=IF(NOT([.Q92]=&quot;&quot;);IF([$Input.I88]=&quot;Move&quot;;[.O91];VLOOKUP([.C92];Positions;8;0));&quot;&quot;)">
            <text:p/>
          </table:table-cell>
          <table:table-cell table:style-name="ce33" table:formula="of:=IF(NOT([.Q92]=&quot;&quot;);VLOOKUP(CalcName;Positions;3;0);&quot;&quot;)">
            <text:p/>
          </table:table-cell>
          <table:table-cell table:style-name="ce33" table:formula="of:=IF(NOT([.Q92]=&quot;&quot;);VLOOKUP(CalcName;Positions;4;0);&quot;&quot;)">
            <text:p/>
          </table:table-cell>
          <table:table-cell table:style-name="ce33" table:formula="of:=IF(NOT([.Q92]=&quot;&quot;);VLOOKUP(CalcName;Positions;5;0);&quot;&quot;)">
            <text:p/>
          </table:table-cell>
          <table:table-cell table:style-name="ce33" table:formula="of:=IF(NOT([.Q92]=&quot;&quot;);VLOOKUP(CalcName;Positions;6;0);&quot;&quot;)">
            <text:p/>
          </table:table-cell>
          <table:table-cell table:style-name="ce33" table:formula="of:=IF(NOT([.Q92]=&quot;&quot;);VLOOKUP(CalcName;Positions;7;0);&quot;&quot;)">
            <text:p/>
          </table:table-cell>
          <table:table-cell table:style-name="ce33" table:formula="of:=IF(NOT([.Q92]=&quot;&quot;);VLOOKUP(CalcName;Positions;8;0);&quot;&quot;)">
            <text:p/>
          </table:table-cell>
          <table:table-cell table:style-name="ce33" table:formula="of:=IF(NOT([.Q92]=&quot;&quot;);[$Input.H88];&quot;&quot;)">
            <text:p/>
          </table:table-cell>
          <table:table-cell table:style-name="ce33" table:formula="of:=IF([$Input.D89]=&quot;&quot;;IF(OR([.Q91]=&quot;&quot;;[.Q91]=2400);&quot;&quot;;IF(Loop=&quot;true&quot;;IF([$Input.D88]=&quot;&quot;;&quot;&quot;;0);2400));[$Input.G89]-[$Input.G88]-[$Input.H88])">
            <text:p/>
          </table:table-cell>
          <table:table-cell table:formula="of:=IF(NOT([.Q92]=&quot;&quot;);IF([$Input.J8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3]=&quot;&quot;);[.A92]+1;&quot;&quot;)">
            <text:p/>
          </table:table-cell>
          <table:table-cell table:style-name="ce4" table:formula="of:=IF(NOT([.Q93]=&quot;&quot;);IF([$Input.I89]=&quot;Move&quot;;[.C92];[.C93]);&quot;&quot;)">
            <text:p/>
          </table:table-cell>
          <table:table-cell table:style-name="ce4" table:formula="of:=IF(NOT([.Q93]=&quot;&quot;);[$Input.D89];&quot;&quot;)">
            <text:p/>
          </table:table-cell>
          <table:table-cell table:style-name="ce33" table:formula="of:=IF(NOT([.Q93]=&quot;&quot;);IF([$Input.I89]=&quot;Move&quot;;[.J92];VLOOKUP([.C93];Positions;3;0));&quot;&quot;)">
            <text:p/>
          </table:table-cell>
          <table:table-cell table:style-name="ce33" table:formula="of:=IF(NOT([.Q93]=&quot;&quot;);IF([$Input.I89]=&quot;Move&quot;;[.K92];VLOOKUP([.C93];Positions;4;0));&quot;&quot;)">
            <text:p/>
          </table:table-cell>
          <table:table-cell table:style-name="ce33" table:formula="of:=IF(NOT([.Q93]=&quot;&quot;);IF([$Input.I89]=&quot;Move&quot;;[.L92];VLOOKUP([.C93];Positions;5;0));&quot;&quot;)">
            <text:p/>
          </table:table-cell>
          <table:table-cell table:style-name="ce33" table:formula="of:=IF(NOT([.Q93]=&quot;&quot;);IF([$Input.I89]=&quot;Move&quot;;[.M92];VLOOKUP([.C93];Positions;6;0));&quot;&quot;)">
            <text:p/>
          </table:table-cell>
          <table:table-cell table:style-name="ce33" table:formula="of:=IF(NOT([.Q93]=&quot;&quot;);IF([$Input.I89]=&quot;Move&quot;;[.N92];VLOOKUP([.C93];Positions;7;0));&quot;&quot;)">
            <text:p/>
          </table:table-cell>
          <table:table-cell table:style-name="ce33" table:formula="of:=IF(NOT([.Q93]=&quot;&quot;);IF([$Input.I89]=&quot;Move&quot;;[.O92];VLOOKUP([.C93];Positions;8;0));&quot;&quot;)">
            <text:p/>
          </table:table-cell>
          <table:table-cell table:style-name="ce33" table:formula="of:=IF(NOT([.Q93]=&quot;&quot;);VLOOKUP(CalcName;Positions;3;0);&quot;&quot;)">
            <text:p/>
          </table:table-cell>
          <table:table-cell table:style-name="ce33" table:formula="of:=IF(NOT([.Q93]=&quot;&quot;);VLOOKUP(CalcName;Positions;4;0);&quot;&quot;)">
            <text:p/>
          </table:table-cell>
          <table:table-cell table:style-name="ce33" table:formula="of:=IF(NOT([.Q93]=&quot;&quot;);VLOOKUP(CalcName;Positions;5;0);&quot;&quot;)">
            <text:p/>
          </table:table-cell>
          <table:table-cell table:style-name="ce33" table:formula="of:=IF(NOT([.Q93]=&quot;&quot;);VLOOKUP(CalcName;Positions;6;0);&quot;&quot;)">
            <text:p/>
          </table:table-cell>
          <table:table-cell table:style-name="ce33" table:formula="of:=IF(NOT([.Q93]=&quot;&quot;);VLOOKUP(CalcName;Positions;7;0);&quot;&quot;)">
            <text:p/>
          </table:table-cell>
          <table:table-cell table:style-name="ce33" table:formula="of:=IF(NOT([.Q93]=&quot;&quot;);VLOOKUP(CalcName;Positions;8;0);&quot;&quot;)">
            <text:p/>
          </table:table-cell>
          <table:table-cell table:style-name="ce33" table:formula="of:=IF(NOT([.Q93]=&quot;&quot;);[$Input.H89];&quot;&quot;)">
            <text:p/>
          </table:table-cell>
          <table:table-cell table:style-name="ce33" table:formula="of:=IF([$Input.D90]=&quot;&quot;;IF(OR([.Q92]=&quot;&quot;;[.Q92]=2400);&quot;&quot;;IF(Loop=&quot;true&quot;;IF([$Input.D89]=&quot;&quot;;&quot;&quot;;0);2400));[$Input.G90]-[$Input.G89]-[$Input.H89])">
            <text:p/>
          </table:table-cell>
          <table:table-cell table:formula="of:=IF(NOT([.Q93]=&quot;&quot;);IF([$Input.J8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4]=&quot;&quot;);[.A93]+1;&quot;&quot;)">
            <text:p/>
          </table:table-cell>
          <table:table-cell table:style-name="ce4" table:formula="of:=IF(NOT([.Q94]=&quot;&quot;);IF([$Input.I90]=&quot;Move&quot;;[.C93];[.C94]);&quot;&quot;)">
            <text:p/>
          </table:table-cell>
          <table:table-cell table:style-name="ce4" table:formula="of:=IF(NOT([.Q94]=&quot;&quot;);[$Input.D90];&quot;&quot;)">
            <text:p/>
          </table:table-cell>
          <table:table-cell table:style-name="ce33" table:formula="of:=IF(NOT([.Q94]=&quot;&quot;);IF([$Input.I90]=&quot;Move&quot;;[.J93];VLOOKUP([.C94];Positions;3;0));&quot;&quot;)">
            <text:p/>
          </table:table-cell>
          <table:table-cell table:style-name="ce33" table:formula="of:=IF(NOT([.Q94]=&quot;&quot;);IF([$Input.I90]=&quot;Move&quot;;[.K93];VLOOKUP([.C94];Positions;4;0));&quot;&quot;)">
            <text:p/>
          </table:table-cell>
          <table:table-cell table:style-name="ce33" table:formula="of:=IF(NOT([.Q94]=&quot;&quot;);IF([$Input.I90]=&quot;Move&quot;;[.L93];VLOOKUP([.C94];Positions;5;0));&quot;&quot;)">
            <text:p/>
          </table:table-cell>
          <table:table-cell table:style-name="ce33" table:formula="of:=IF(NOT([.Q94]=&quot;&quot;);IF([$Input.I90]=&quot;Move&quot;;[.M93];VLOOKUP([.C94];Positions;6;0));&quot;&quot;)">
            <text:p/>
          </table:table-cell>
          <table:table-cell table:style-name="ce33" table:formula="of:=IF(NOT([.Q94]=&quot;&quot;);IF([$Input.I90]=&quot;Move&quot;;[.N93];VLOOKUP([.C94];Positions;7;0));&quot;&quot;)">
            <text:p/>
          </table:table-cell>
          <table:table-cell table:style-name="ce33" table:formula="of:=IF(NOT([.Q94]=&quot;&quot;);IF([$Input.I90]=&quot;Move&quot;;[.O93];VLOOKUP([.C94];Positions;8;0));&quot;&quot;)">
            <text:p/>
          </table:table-cell>
          <table:table-cell table:style-name="ce33" table:formula="of:=IF(NOT([.Q94]=&quot;&quot;);VLOOKUP(CalcName;Positions;3;0);&quot;&quot;)">
            <text:p/>
          </table:table-cell>
          <table:table-cell table:style-name="ce33" table:formula="of:=IF(NOT([.Q94]=&quot;&quot;);VLOOKUP(CalcName;Positions;4;0);&quot;&quot;)">
            <text:p/>
          </table:table-cell>
          <table:table-cell table:style-name="ce33" table:formula="of:=IF(NOT([.Q94]=&quot;&quot;);VLOOKUP(CalcName;Positions;5;0);&quot;&quot;)">
            <text:p/>
          </table:table-cell>
          <table:table-cell table:style-name="ce33" table:formula="of:=IF(NOT([.Q94]=&quot;&quot;);VLOOKUP(CalcName;Positions;6;0);&quot;&quot;)">
            <text:p/>
          </table:table-cell>
          <table:table-cell table:style-name="ce33" table:formula="of:=IF(NOT([.Q94]=&quot;&quot;);VLOOKUP(CalcName;Positions;7;0);&quot;&quot;)">
            <text:p/>
          </table:table-cell>
          <table:table-cell table:style-name="ce33" table:formula="of:=IF(NOT([.Q94]=&quot;&quot;);VLOOKUP(CalcName;Positions;8;0);&quot;&quot;)">
            <text:p/>
          </table:table-cell>
          <table:table-cell table:style-name="ce33" table:formula="of:=IF(NOT([.Q94]=&quot;&quot;);[$Input.H90];&quot;&quot;)">
            <text:p/>
          </table:table-cell>
          <table:table-cell table:style-name="ce33" table:formula="of:=IF([$Input.D91]=&quot;&quot;;IF(OR([.Q93]=&quot;&quot;;[.Q93]=2400);&quot;&quot;;IF(Loop=&quot;true&quot;;IF([$Input.D90]=&quot;&quot;;&quot;&quot;;0);2400));[$Input.G91]-[$Input.G90]-[$Input.H90])">
            <text:p/>
          </table:table-cell>
          <table:table-cell table:formula="of:=IF(NOT([.Q94]=&quot;&quot;);IF([$Input.J9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5]=&quot;&quot;);[.A94]+1;&quot;&quot;)">
            <text:p/>
          </table:table-cell>
          <table:table-cell table:style-name="ce4" table:formula="of:=IF(NOT([.Q95]=&quot;&quot;);IF([$Input.I91]=&quot;Move&quot;;[.C94];[.C95]);&quot;&quot;)">
            <text:p/>
          </table:table-cell>
          <table:table-cell table:style-name="ce4" table:formula="of:=IF(NOT([.Q95]=&quot;&quot;);[$Input.D91];&quot;&quot;)">
            <text:p/>
          </table:table-cell>
          <table:table-cell table:style-name="ce33" table:formula="of:=IF(NOT([.Q95]=&quot;&quot;);IF([$Input.I91]=&quot;Move&quot;;[.J94];VLOOKUP([.C95];Positions;3;0));&quot;&quot;)">
            <text:p/>
          </table:table-cell>
          <table:table-cell table:style-name="ce33" table:formula="of:=IF(NOT([.Q95]=&quot;&quot;);IF([$Input.I91]=&quot;Move&quot;;[.K94];VLOOKUP([.C95];Positions;4;0));&quot;&quot;)">
            <text:p/>
          </table:table-cell>
          <table:table-cell table:style-name="ce33" table:formula="of:=IF(NOT([.Q95]=&quot;&quot;);IF([$Input.I91]=&quot;Move&quot;;[.L94];VLOOKUP([.C95];Positions;5;0));&quot;&quot;)">
            <text:p/>
          </table:table-cell>
          <table:table-cell table:style-name="ce33" table:formula="of:=IF(NOT([.Q95]=&quot;&quot;);IF([$Input.I91]=&quot;Move&quot;;[.M94];VLOOKUP([.C95];Positions;6;0));&quot;&quot;)">
            <text:p/>
          </table:table-cell>
          <table:table-cell table:style-name="ce33" table:formula="of:=IF(NOT([.Q95]=&quot;&quot;);IF([$Input.I91]=&quot;Move&quot;;[.N94];VLOOKUP([.C95];Positions;7;0));&quot;&quot;)">
            <text:p/>
          </table:table-cell>
          <table:table-cell table:style-name="ce33" table:formula="of:=IF(NOT([.Q95]=&quot;&quot;);IF([$Input.I91]=&quot;Move&quot;;[.O94];VLOOKUP([.C95];Positions;8;0));&quot;&quot;)">
            <text:p/>
          </table:table-cell>
          <table:table-cell table:style-name="ce33" table:formula="of:=IF(NOT([.Q95]=&quot;&quot;);VLOOKUP(CalcName;Positions;3;0);&quot;&quot;)">
            <text:p/>
          </table:table-cell>
          <table:table-cell table:style-name="ce33" table:formula="of:=IF(NOT([.Q95]=&quot;&quot;);VLOOKUP(CalcName;Positions;4;0);&quot;&quot;)">
            <text:p/>
          </table:table-cell>
          <table:table-cell table:style-name="ce33" table:formula="of:=IF(NOT([.Q95]=&quot;&quot;);VLOOKUP(CalcName;Positions;5;0);&quot;&quot;)">
            <text:p/>
          </table:table-cell>
          <table:table-cell table:style-name="ce33" table:formula="of:=IF(NOT([.Q95]=&quot;&quot;);VLOOKUP(CalcName;Positions;6;0);&quot;&quot;)">
            <text:p/>
          </table:table-cell>
          <table:table-cell table:style-name="ce33" table:formula="of:=IF(NOT([.Q95]=&quot;&quot;);VLOOKUP(CalcName;Positions;7;0);&quot;&quot;)">
            <text:p/>
          </table:table-cell>
          <table:table-cell table:style-name="ce33" table:formula="of:=IF(NOT([.Q95]=&quot;&quot;);VLOOKUP(CalcName;Positions;8;0);&quot;&quot;)">
            <text:p/>
          </table:table-cell>
          <table:table-cell table:style-name="ce33" table:formula="of:=IF(NOT([.Q95]=&quot;&quot;);[$Input.H91];&quot;&quot;)">
            <text:p/>
          </table:table-cell>
          <table:table-cell table:style-name="ce33" table:formula="of:=IF([$Input.D92]=&quot;&quot;;IF(OR([.Q94]=&quot;&quot;;[.Q94]=2400);&quot;&quot;;IF(Loop=&quot;true&quot;;IF([$Input.D91]=&quot;&quot;;&quot;&quot;;0);2400));[$Input.G92]-[$Input.G91]-[$Input.H91])">
            <text:p/>
          </table:table-cell>
          <table:table-cell table:formula="of:=IF(NOT([.Q95]=&quot;&quot;);IF([$Input.J9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6]=&quot;&quot;);[.A95]+1;&quot;&quot;)">
            <text:p/>
          </table:table-cell>
          <table:table-cell table:style-name="ce4" table:formula="of:=IF(NOT([.Q96]=&quot;&quot;);IF([$Input.I92]=&quot;Move&quot;;[.C95];[.C96]);&quot;&quot;)">
            <text:p/>
          </table:table-cell>
          <table:table-cell table:style-name="ce4" table:formula="of:=IF(NOT([.Q96]=&quot;&quot;);[$Input.D92];&quot;&quot;)">
            <text:p/>
          </table:table-cell>
          <table:table-cell table:style-name="ce33" table:formula="of:=IF(NOT([.Q96]=&quot;&quot;);IF([$Input.I92]=&quot;Move&quot;;[.J95];VLOOKUP([.C96];Positions;3;0));&quot;&quot;)">
            <text:p/>
          </table:table-cell>
          <table:table-cell table:style-name="ce33" table:formula="of:=IF(NOT([.Q96]=&quot;&quot;);IF([$Input.I92]=&quot;Move&quot;;[.K95];VLOOKUP([.C96];Positions;4;0));&quot;&quot;)">
            <text:p/>
          </table:table-cell>
          <table:table-cell table:style-name="ce33" table:formula="of:=IF(NOT([.Q96]=&quot;&quot;);IF([$Input.I92]=&quot;Move&quot;;[.L95];VLOOKUP([.C96];Positions;5;0));&quot;&quot;)">
            <text:p/>
          </table:table-cell>
          <table:table-cell table:style-name="ce33" table:formula="of:=IF(NOT([.Q96]=&quot;&quot;);IF([$Input.I92]=&quot;Move&quot;;[.M95];VLOOKUP([.C96];Positions;6;0));&quot;&quot;)">
            <text:p/>
          </table:table-cell>
          <table:table-cell table:style-name="ce33" table:formula="of:=IF(NOT([.Q96]=&quot;&quot;);IF([$Input.I92]=&quot;Move&quot;;[.N95];VLOOKUP([.C96];Positions;7;0));&quot;&quot;)">
            <text:p/>
          </table:table-cell>
          <table:table-cell table:style-name="ce33" table:formula="of:=IF(NOT([.Q96]=&quot;&quot;);IF([$Input.I92]=&quot;Move&quot;;[.O95];VLOOKUP([.C96];Positions;8;0));&quot;&quot;)">
            <text:p/>
          </table:table-cell>
          <table:table-cell table:style-name="ce33" table:formula="of:=IF(NOT([.Q96]=&quot;&quot;);VLOOKUP(CalcName;Positions;3;0);&quot;&quot;)">
            <text:p/>
          </table:table-cell>
          <table:table-cell table:style-name="ce33" table:formula="of:=IF(NOT([.Q96]=&quot;&quot;);VLOOKUP(CalcName;Positions;4;0);&quot;&quot;)">
            <text:p/>
          </table:table-cell>
          <table:table-cell table:style-name="ce33" table:formula="of:=IF(NOT([.Q96]=&quot;&quot;);VLOOKUP(CalcName;Positions;5;0);&quot;&quot;)">
            <text:p/>
          </table:table-cell>
          <table:table-cell table:style-name="ce33" table:formula="of:=IF(NOT([.Q96]=&quot;&quot;);VLOOKUP(CalcName;Positions;6;0);&quot;&quot;)">
            <text:p/>
          </table:table-cell>
          <table:table-cell table:style-name="ce33" table:formula="of:=IF(NOT([.Q96]=&quot;&quot;);VLOOKUP(CalcName;Positions;7;0);&quot;&quot;)">
            <text:p/>
          </table:table-cell>
          <table:table-cell table:style-name="ce33" table:formula="of:=IF(NOT([.Q96]=&quot;&quot;);VLOOKUP(CalcName;Positions;8;0);&quot;&quot;)">
            <text:p/>
          </table:table-cell>
          <table:table-cell table:style-name="ce33" table:formula="of:=IF(NOT([.Q96]=&quot;&quot;);[$Input.H92];&quot;&quot;)">
            <text:p/>
          </table:table-cell>
          <table:table-cell table:style-name="ce33" table:formula="of:=IF([$Input.D93]=&quot;&quot;;IF(OR([.Q95]=&quot;&quot;;[.Q95]=2400);&quot;&quot;;IF(Loop=&quot;true&quot;;IF([$Input.D92]=&quot;&quot;;&quot;&quot;;0);2400));[$Input.G93]-[$Input.G92]-[$Input.H92])">
            <text:p/>
          </table:table-cell>
          <table:table-cell table:formula="of:=IF(NOT([.Q96]=&quot;&quot;);IF([$Input.J9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7]=&quot;&quot;);[.A96]+1;&quot;&quot;)">
            <text:p/>
          </table:table-cell>
          <table:table-cell table:style-name="ce4" table:formula="of:=IF(NOT([.Q97]=&quot;&quot;);IF([$Input.I93]=&quot;Move&quot;;[.C96];[.C97]);&quot;&quot;)">
            <text:p/>
          </table:table-cell>
          <table:table-cell table:style-name="ce4" table:formula="of:=IF(NOT([.Q97]=&quot;&quot;);[$Input.D93];&quot;&quot;)">
            <text:p/>
          </table:table-cell>
          <table:table-cell table:style-name="ce33" table:formula="of:=IF(NOT([.Q97]=&quot;&quot;);IF([$Input.I93]=&quot;Move&quot;;[.J96];VLOOKUP([.C97];Positions;3;0));&quot;&quot;)">
            <text:p/>
          </table:table-cell>
          <table:table-cell table:style-name="ce33" table:formula="of:=IF(NOT([.Q97]=&quot;&quot;);IF([$Input.I93]=&quot;Move&quot;;[.K96];VLOOKUP([.C97];Positions;4;0));&quot;&quot;)">
            <text:p/>
          </table:table-cell>
          <table:table-cell table:style-name="ce33" table:formula="of:=IF(NOT([.Q97]=&quot;&quot;);IF([$Input.I93]=&quot;Move&quot;;[.L96];VLOOKUP([.C97];Positions;5;0));&quot;&quot;)">
            <text:p/>
          </table:table-cell>
          <table:table-cell table:style-name="ce33" table:formula="of:=IF(NOT([.Q97]=&quot;&quot;);IF([$Input.I93]=&quot;Move&quot;;[.M96];VLOOKUP([.C97];Positions;6;0));&quot;&quot;)">
            <text:p/>
          </table:table-cell>
          <table:table-cell table:style-name="ce33" table:formula="of:=IF(NOT([.Q97]=&quot;&quot;);IF([$Input.I93]=&quot;Move&quot;;[.N96];VLOOKUP([.C97];Positions;7;0));&quot;&quot;)">
            <text:p/>
          </table:table-cell>
          <table:table-cell table:style-name="ce33" table:formula="of:=IF(NOT([.Q97]=&quot;&quot;);IF([$Input.I93]=&quot;Move&quot;;[.O96];VLOOKUP([.C97];Positions;8;0));&quot;&quot;)">
            <text:p/>
          </table:table-cell>
          <table:table-cell table:style-name="ce33" table:formula="of:=IF(NOT([.Q97]=&quot;&quot;);VLOOKUP(CalcName;Positions;3;0);&quot;&quot;)">
            <text:p/>
          </table:table-cell>
          <table:table-cell table:style-name="ce33" table:formula="of:=IF(NOT([.Q97]=&quot;&quot;);VLOOKUP(CalcName;Positions;4;0);&quot;&quot;)">
            <text:p/>
          </table:table-cell>
          <table:table-cell table:style-name="ce33" table:formula="of:=IF(NOT([.Q97]=&quot;&quot;);VLOOKUP(CalcName;Positions;5;0);&quot;&quot;)">
            <text:p/>
          </table:table-cell>
          <table:table-cell table:style-name="ce33" table:formula="of:=IF(NOT([.Q97]=&quot;&quot;);VLOOKUP(CalcName;Positions;6;0);&quot;&quot;)">
            <text:p/>
          </table:table-cell>
          <table:table-cell table:style-name="ce33" table:formula="of:=IF(NOT([.Q97]=&quot;&quot;);VLOOKUP(CalcName;Positions;7;0);&quot;&quot;)">
            <text:p/>
          </table:table-cell>
          <table:table-cell table:style-name="ce33" table:formula="of:=IF(NOT([.Q97]=&quot;&quot;);VLOOKUP(CalcName;Positions;8;0);&quot;&quot;)">
            <text:p/>
          </table:table-cell>
          <table:table-cell table:style-name="ce33" table:formula="of:=IF(NOT([.Q97]=&quot;&quot;);[$Input.H93];&quot;&quot;)">
            <text:p/>
          </table:table-cell>
          <table:table-cell table:style-name="ce33" table:formula="of:=IF([$Input.D94]=&quot;&quot;;IF(OR([.Q96]=&quot;&quot;;[.Q96]=2400);&quot;&quot;;IF(Loop=&quot;true&quot;;IF([$Input.D93]=&quot;&quot;;&quot;&quot;;0);2400));[$Input.G94]-[$Input.G93]-[$Input.H93])">
            <text:p/>
          </table:table-cell>
          <table:table-cell table:formula="of:=IF(NOT([.Q97]=&quot;&quot;);IF([$Input.J9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8]=&quot;&quot;);[.A97]+1;&quot;&quot;)">
            <text:p/>
          </table:table-cell>
          <table:table-cell table:style-name="ce4" table:formula="of:=IF(NOT([.Q98]=&quot;&quot;);IF([$Input.I94]=&quot;Move&quot;;[.C97];[.C98]);&quot;&quot;)">
            <text:p/>
          </table:table-cell>
          <table:table-cell table:style-name="ce4" table:formula="of:=IF(NOT([.Q98]=&quot;&quot;);[$Input.D94];&quot;&quot;)">
            <text:p/>
          </table:table-cell>
          <table:table-cell table:style-name="ce33" table:formula="of:=IF(NOT([.Q98]=&quot;&quot;);IF([$Input.I94]=&quot;Move&quot;;[.J97];VLOOKUP([.C98];Positions;3;0));&quot;&quot;)">
            <text:p/>
          </table:table-cell>
          <table:table-cell table:style-name="ce33" table:formula="of:=IF(NOT([.Q98]=&quot;&quot;);IF([$Input.I94]=&quot;Move&quot;;[.K97];VLOOKUP([.C98];Positions;4;0));&quot;&quot;)">
            <text:p/>
          </table:table-cell>
          <table:table-cell table:style-name="ce33" table:formula="of:=IF(NOT([.Q98]=&quot;&quot;);IF([$Input.I94]=&quot;Move&quot;;[.L97];VLOOKUP([.C98];Positions;5;0));&quot;&quot;)">
            <text:p/>
          </table:table-cell>
          <table:table-cell table:style-name="ce33" table:formula="of:=IF(NOT([.Q98]=&quot;&quot;);IF([$Input.I94]=&quot;Move&quot;;[.M97];VLOOKUP([.C98];Positions;6;0));&quot;&quot;)">
            <text:p/>
          </table:table-cell>
          <table:table-cell table:style-name="ce33" table:formula="of:=IF(NOT([.Q98]=&quot;&quot;);IF([$Input.I94]=&quot;Move&quot;;[.N97];VLOOKUP([.C98];Positions;7;0));&quot;&quot;)">
            <text:p/>
          </table:table-cell>
          <table:table-cell table:style-name="ce33" table:formula="of:=IF(NOT([.Q98]=&quot;&quot;);IF([$Input.I94]=&quot;Move&quot;;[.O97];VLOOKUP([.C98];Positions;8;0));&quot;&quot;)">
            <text:p/>
          </table:table-cell>
          <table:table-cell table:style-name="ce33" table:formula="of:=IF(NOT([.Q98]=&quot;&quot;);VLOOKUP(CalcName;Positions;3;0);&quot;&quot;)">
            <text:p/>
          </table:table-cell>
          <table:table-cell table:style-name="ce33" table:formula="of:=IF(NOT([.Q98]=&quot;&quot;);VLOOKUP(CalcName;Positions;4;0);&quot;&quot;)">
            <text:p/>
          </table:table-cell>
          <table:table-cell table:style-name="ce33" table:formula="of:=IF(NOT([.Q98]=&quot;&quot;);VLOOKUP(CalcName;Positions;5;0);&quot;&quot;)">
            <text:p/>
          </table:table-cell>
          <table:table-cell table:style-name="ce33" table:formula="of:=IF(NOT([.Q98]=&quot;&quot;);VLOOKUP(CalcName;Positions;6;0);&quot;&quot;)">
            <text:p/>
          </table:table-cell>
          <table:table-cell table:style-name="ce33" table:formula="of:=IF(NOT([.Q98]=&quot;&quot;);VLOOKUP(CalcName;Positions;7;0);&quot;&quot;)">
            <text:p/>
          </table:table-cell>
          <table:table-cell table:style-name="ce33" table:formula="of:=IF(NOT([.Q98]=&quot;&quot;);VLOOKUP(CalcName;Positions;8;0);&quot;&quot;)">
            <text:p/>
          </table:table-cell>
          <table:table-cell table:style-name="ce33" table:formula="of:=IF(NOT([.Q98]=&quot;&quot;);[$Input.H94];&quot;&quot;)">
            <text:p/>
          </table:table-cell>
          <table:table-cell table:style-name="ce33" table:formula="of:=IF([$Input.D95]=&quot;&quot;;IF(OR([.Q97]=&quot;&quot;;[.Q97]=2400);&quot;&quot;;IF(Loop=&quot;true&quot;;IF([$Input.D94]=&quot;&quot;;&quot;&quot;;0);2400));[$Input.G95]-[$Input.G94]-[$Input.H94])">
            <text:p/>
          </table:table-cell>
          <table:table-cell table:formula="of:=IF(NOT([.Q98]=&quot;&quot;);IF([$Input.J9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9]=&quot;&quot;);[.A98]+1;&quot;&quot;)">
            <text:p/>
          </table:table-cell>
          <table:table-cell table:style-name="ce4" table:formula="of:=IF(NOT([.Q99]=&quot;&quot;);IF([$Input.I95]=&quot;Move&quot;;[.C98];[.C99]);&quot;&quot;)">
            <text:p/>
          </table:table-cell>
          <table:table-cell table:style-name="ce4" table:formula="of:=IF(NOT([.Q99]=&quot;&quot;);[$Input.D95];&quot;&quot;)">
            <text:p/>
          </table:table-cell>
          <table:table-cell table:style-name="ce33" table:formula="of:=IF(NOT([.Q99]=&quot;&quot;);IF([$Input.I95]=&quot;Move&quot;;[.J98];VLOOKUP([.C99];Positions;3;0));&quot;&quot;)">
            <text:p/>
          </table:table-cell>
          <table:table-cell table:style-name="ce33" table:formula="of:=IF(NOT([.Q99]=&quot;&quot;);IF([$Input.I95]=&quot;Move&quot;;[.K98];VLOOKUP([.C99];Positions;4;0));&quot;&quot;)">
            <text:p/>
          </table:table-cell>
          <table:table-cell table:style-name="ce33" table:formula="of:=IF(NOT([.Q99]=&quot;&quot;);IF([$Input.I95]=&quot;Move&quot;;[.L98];VLOOKUP([.C99];Positions;5;0));&quot;&quot;)">
            <text:p/>
          </table:table-cell>
          <table:table-cell table:style-name="ce33" table:formula="of:=IF(NOT([.Q99]=&quot;&quot;);IF([$Input.I95]=&quot;Move&quot;;[.M98];VLOOKUP([.C99];Positions;6;0));&quot;&quot;)">
            <text:p/>
          </table:table-cell>
          <table:table-cell table:style-name="ce33" table:formula="of:=IF(NOT([.Q99]=&quot;&quot;);IF([$Input.I95]=&quot;Move&quot;;[.N98];VLOOKUP([.C99];Positions;7;0));&quot;&quot;)">
            <text:p/>
          </table:table-cell>
          <table:table-cell table:style-name="ce33" table:formula="of:=IF(NOT([.Q99]=&quot;&quot;);IF([$Input.I95]=&quot;Move&quot;;[.O98];VLOOKUP([.C99];Positions;8;0));&quot;&quot;)">
            <text:p/>
          </table:table-cell>
          <table:table-cell table:style-name="ce33" table:formula="of:=IF(NOT([.Q99]=&quot;&quot;);VLOOKUP(CalcName;Positions;3;0);&quot;&quot;)">
            <text:p/>
          </table:table-cell>
          <table:table-cell table:style-name="ce33" table:formula="of:=IF(NOT([.Q99]=&quot;&quot;);VLOOKUP(CalcName;Positions;4;0);&quot;&quot;)">
            <text:p/>
          </table:table-cell>
          <table:table-cell table:style-name="ce33" table:formula="of:=IF(NOT([.Q99]=&quot;&quot;);VLOOKUP(CalcName;Positions;5;0);&quot;&quot;)">
            <text:p/>
          </table:table-cell>
          <table:table-cell table:style-name="ce33" table:formula="of:=IF(NOT([.Q99]=&quot;&quot;);VLOOKUP(CalcName;Positions;6;0);&quot;&quot;)">
            <text:p/>
          </table:table-cell>
          <table:table-cell table:style-name="ce33" table:formula="of:=IF(NOT([.Q99]=&quot;&quot;);VLOOKUP(CalcName;Positions;7;0);&quot;&quot;)">
            <text:p/>
          </table:table-cell>
          <table:table-cell table:style-name="ce33" table:formula="of:=IF(NOT([.Q99]=&quot;&quot;);VLOOKUP(CalcName;Positions;8;0);&quot;&quot;)">
            <text:p/>
          </table:table-cell>
          <table:table-cell table:style-name="ce33" table:formula="of:=IF(NOT([.Q99]=&quot;&quot;);[$Input.H95];&quot;&quot;)">
            <text:p/>
          </table:table-cell>
          <table:table-cell table:style-name="ce33" table:formula="of:=IF([$Input.D96]=&quot;&quot;;IF(OR([.Q98]=&quot;&quot;;[.Q98]=2400);&quot;&quot;;IF(Loop=&quot;true&quot;;IF([$Input.D95]=&quot;&quot;;&quot;&quot;;0);2400));[$Input.G96]-[$Input.G95]-[$Input.H95])">
            <text:p/>
          </table:table-cell>
          <table:table-cell table:formula="of:=IF(NOT([.Q99]=&quot;&quot;);IF([$Input.J9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0]=&quot;&quot;);[.A99]+1;&quot;&quot;)">
            <text:p/>
          </table:table-cell>
          <table:table-cell table:style-name="ce4" table:formula="of:=IF(NOT([.Q100]=&quot;&quot;);IF([$Input.I96]=&quot;Move&quot;;[.C99];[.C100]);&quot;&quot;)">
            <text:p/>
          </table:table-cell>
          <table:table-cell table:style-name="ce4" table:formula="of:=IF(NOT([.Q100]=&quot;&quot;);[$Input.D96];&quot;&quot;)">
            <text:p/>
          </table:table-cell>
          <table:table-cell table:style-name="ce33" table:formula="of:=IF(NOT([.Q100]=&quot;&quot;);IF([$Input.I96]=&quot;Move&quot;;[.J99];VLOOKUP([.C100];Positions;3;0));&quot;&quot;)">
            <text:p/>
          </table:table-cell>
          <table:table-cell table:style-name="ce33" table:formula="of:=IF(NOT([.Q100]=&quot;&quot;);IF([$Input.I96]=&quot;Move&quot;;[.K99];VLOOKUP([.C100];Positions;4;0));&quot;&quot;)">
            <text:p/>
          </table:table-cell>
          <table:table-cell table:style-name="ce33" table:formula="of:=IF(NOT([.Q100]=&quot;&quot;);IF([$Input.I96]=&quot;Move&quot;;[.L99];VLOOKUP([.C100];Positions;5;0));&quot;&quot;)">
            <text:p/>
          </table:table-cell>
          <table:table-cell table:style-name="ce33" table:formula="of:=IF(NOT([.Q100]=&quot;&quot;);IF([$Input.I96]=&quot;Move&quot;;[.M99];VLOOKUP([.C100];Positions;6;0));&quot;&quot;)">
            <text:p/>
          </table:table-cell>
          <table:table-cell table:style-name="ce33" table:formula="of:=IF(NOT([.Q100]=&quot;&quot;);IF([$Input.I96]=&quot;Move&quot;;[.N99];VLOOKUP([.C100];Positions;7;0));&quot;&quot;)">
            <text:p/>
          </table:table-cell>
          <table:table-cell table:style-name="ce33" table:formula="of:=IF(NOT([.Q100]=&quot;&quot;);IF([$Input.I96]=&quot;Move&quot;;[.O99];VLOOKUP([.C100];Positions;8;0));&quot;&quot;)">
            <text:p/>
          </table:table-cell>
          <table:table-cell table:style-name="ce33" table:formula="of:=IF(NOT([.Q100]=&quot;&quot;);VLOOKUP(CalcName;Positions;3;0);&quot;&quot;)">
            <text:p/>
          </table:table-cell>
          <table:table-cell table:style-name="ce33" table:formula="of:=IF(NOT([.Q100]=&quot;&quot;);VLOOKUP(CalcName;Positions;4;0);&quot;&quot;)">
            <text:p/>
          </table:table-cell>
          <table:table-cell table:style-name="ce33" table:formula="of:=IF(NOT([.Q100]=&quot;&quot;);VLOOKUP(CalcName;Positions;5;0);&quot;&quot;)">
            <text:p/>
          </table:table-cell>
          <table:table-cell table:style-name="ce33" table:formula="of:=IF(NOT([.Q100]=&quot;&quot;);VLOOKUP(CalcName;Positions;6;0);&quot;&quot;)">
            <text:p/>
          </table:table-cell>
          <table:table-cell table:style-name="ce33" table:formula="of:=IF(NOT([.Q100]=&quot;&quot;);VLOOKUP(CalcName;Positions;7;0);&quot;&quot;)">
            <text:p/>
          </table:table-cell>
          <table:table-cell table:style-name="ce33" table:formula="of:=IF(NOT([.Q100]=&quot;&quot;);VLOOKUP(CalcName;Positions;8;0);&quot;&quot;)">
            <text:p/>
          </table:table-cell>
          <table:table-cell table:style-name="ce33" table:formula="of:=IF(NOT([.Q100]=&quot;&quot;);[$Input.H96];&quot;&quot;)">
            <text:p/>
          </table:table-cell>
          <table:table-cell table:style-name="ce33" table:formula="of:=IF([$Input.D97]=&quot;&quot;;IF(OR([.Q99]=&quot;&quot;;[.Q99]=2400);&quot;&quot;;IF(Loop=&quot;true&quot;;IF([$Input.D96]=&quot;&quot;;&quot;&quot;;0);2400));[$Input.G97]-[$Input.G96]-[$Input.H96])">
            <text:p/>
          </table:table-cell>
          <table:table-cell table:formula="of:=IF(NOT([.Q100]=&quot;&quot;);IF([$Input.J9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1]=&quot;&quot;);[.A100]+1;&quot;&quot;)">
            <text:p/>
          </table:table-cell>
          <table:table-cell table:style-name="ce4" table:formula="of:=IF(NOT([.Q101]=&quot;&quot;);IF([$Input.I97]=&quot;Move&quot;;[.C100];[.C101]);&quot;&quot;)">
            <text:p/>
          </table:table-cell>
          <table:table-cell table:style-name="ce4" table:formula="of:=IF(NOT([.Q101]=&quot;&quot;);[$Input.D97];&quot;&quot;)">
            <text:p/>
          </table:table-cell>
          <table:table-cell table:style-name="ce33" table:formula="of:=IF(NOT([.Q101]=&quot;&quot;);IF([$Input.I97]=&quot;Move&quot;;[.J100];VLOOKUP([.C101];Positions;3;0));&quot;&quot;)">
            <text:p/>
          </table:table-cell>
          <table:table-cell table:style-name="ce33" table:formula="of:=IF(NOT([.Q101]=&quot;&quot;);IF([$Input.I97]=&quot;Move&quot;;[.K100];VLOOKUP([.C101];Positions;4;0));&quot;&quot;)">
            <text:p/>
          </table:table-cell>
          <table:table-cell table:style-name="ce33" table:formula="of:=IF(NOT([.Q101]=&quot;&quot;);IF([$Input.I97]=&quot;Move&quot;;[.L100];VLOOKUP([.C101];Positions;5;0));&quot;&quot;)">
            <text:p/>
          </table:table-cell>
          <table:table-cell table:style-name="ce33" table:formula="of:=IF(NOT([.Q101]=&quot;&quot;);IF([$Input.I97]=&quot;Move&quot;;[.M100];VLOOKUP([.C101];Positions;6;0));&quot;&quot;)">
            <text:p/>
          </table:table-cell>
          <table:table-cell table:style-name="ce33" table:formula="of:=IF(NOT([.Q101]=&quot;&quot;);IF([$Input.I97]=&quot;Move&quot;;[.N100];VLOOKUP([.C101];Positions;7;0));&quot;&quot;)">
            <text:p/>
          </table:table-cell>
          <table:table-cell table:style-name="ce33" table:formula="of:=IF(NOT([.Q101]=&quot;&quot;);IF([$Input.I97]=&quot;Move&quot;;[.O100];VLOOKUP([.C101];Positions;8;0));&quot;&quot;)">
            <text:p/>
          </table:table-cell>
          <table:table-cell table:style-name="ce33" table:formula="of:=IF(NOT([.Q101]=&quot;&quot;);VLOOKUP(CalcName;Positions;3;0);&quot;&quot;)">
            <text:p/>
          </table:table-cell>
          <table:table-cell table:style-name="ce33" table:formula="of:=IF(NOT([.Q101]=&quot;&quot;);VLOOKUP(CalcName;Positions;4;0);&quot;&quot;)">
            <text:p/>
          </table:table-cell>
          <table:table-cell table:style-name="ce33" table:formula="of:=IF(NOT([.Q101]=&quot;&quot;);VLOOKUP(CalcName;Positions;5;0);&quot;&quot;)">
            <text:p/>
          </table:table-cell>
          <table:table-cell table:style-name="ce33" table:formula="of:=IF(NOT([.Q101]=&quot;&quot;);VLOOKUP(CalcName;Positions;6;0);&quot;&quot;)">
            <text:p/>
          </table:table-cell>
          <table:table-cell table:style-name="ce33" table:formula="of:=IF(NOT([.Q101]=&quot;&quot;);VLOOKUP(CalcName;Positions;7;0);&quot;&quot;)">
            <text:p/>
          </table:table-cell>
          <table:table-cell table:style-name="ce33" table:formula="of:=IF(NOT([.Q101]=&quot;&quot;);VLOOKUP(CalcName;Positions;8;0);&quot;&quot;)">
            <text:p/>
          </table:table-cell>
          <table:table-cell table:style-name="ce33" table:formula="of:=IF(NOT([.Q101]=&quot;&quot;);[$Input.H97];&quot;&quot;)">
            <text:p/>
          </table:table-cell>
          <table:table-cell table:style-name="ce33" table:formula="of:=IF([$Input.D98]=&quot;&quot;;IF(OR([.Q100]=&quot;&quot;;[.Q100]=2400);&quot;&quot;;IF(Loop=&quot;true&quot;;IF([$Input.D97]=&quot;&quot;;&quot;&quot;;0);2400));[$Input.G98]-[$Input.G97]-[$Input.H97])">
            <text:p/>
          </table:table-cell>
          <table:table-cell table:formula="of:=IF(NOT([.Q101]=&quot;&quot;);IF([$Input.J9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2]=&quot;&quot;);[.A101]+1;&quot;&quot;)">
            <text:p/>
          </table:table-cell>
          <table:table-cell table:style-name="ce4" table:formula="of:=IF(NOT([.Q102]=&quot;&quot;);IF([$Input.I98]=&quot;Move&quot;;[.C101];[.C102]);&quot;&quot;)">
            <text:p/>
          </table:table-cell>
          <table:table-cell table:style-name="ce4" table:formula="of:=IF(NOT([.Q102]=&quot;&quot;);[$Input.D98];&quot;&quot;)">
            <text:p/>
          </table:table-cell>
          <table:table-cell table:style-name="ce33" table:formula="of:=IF(NOT([.Q102]=&quot;&quot;);IF([$Input.I98]=&quot;Move&quot;;[.J101];VLOOKUP([.C102];Positions;3;0));&quot;&quot;)">
            <text:p/>
          </table:table-cell>
          <table:table-cell table:style-name="ce33" table:formula="of:=IF(NOT([.Q102]=&quot;&quot;);IF([$Input.I98]=&quot;Move&quot;;[.K101];VLOOKUP([.C102];Positions;4;0));&quot;&quot;)">
            <text:p/>
          </table:table-cell>
          <table:table-cell table:style-name="ce33" table:formula="of:=IF(NOT([.Q102]=&quot;&quot;);IF([$Input.I98]=&quot;Move&quot;;[.L101];VLOOKUP([.C102];Positions;5;0));&quot;&quot;)">
            <text:p/>
          </table:table-cell>
          <table:table-cell table:style-name="ce33" table:formula="of:=IF(NOT([.Q102]=&quot;&quot;);IF([$Input.I98]=&quot;Move&quot;;[.M101];VLOOKUP([.C102];Positions;6;0));&quot;&quot;)">
            <text:p/>
          </table:table-cell>
          <table:table-cell table:style-name="ce33" table:formula="of:=IF(NOT([.Q102]=&quot;&quot;);IF([$Input.I98]=&quot;Move&quot;;[.N101];VLOOKUP([.C102];Positions;7;0));&quot;&quot;)">
            <text:p/>
          </table:table-cell>
          <table:table-cell table:style-name="ce33" table:formula="of:=IF(NOT([.Q102]=&quot;&quot;);IF([$Input.I98]=&quot;Move&quot;;[.O101];VLOOKUP([.C102];Positions;8;0));&quot;&quot;)">
            <text:p/>
          </table:table-cell>
          <table:table-cell table:style-name="ce33" table:formula="of:=IF(NOT([.Q102]=&quot;&quot;);VLOOKUP(CalcName;Positions;3;0);&quot;&quot;)">
            <text:p/>
          </table:table-cell>
          <table:table-cell table:style-name="ce33" table:formula="of:=IF(NOT([.Q102]=&quot;&quot;);VLOOKUP(CalcName;Positions;4;0);&quot;&quot;)">
            <text:p/>
          </table:table-cell>
          <table:table-cell table:style-name="ce33" table:formula="of:=IF(NOT([.Q102]=&quot;&quot;);VLOOKUP(CalcName;Positions;5;0);&quot;&quot;)">
            <text:p/>
          </table:table-cell>
          <table:table-cell table:style-name="ce33" table:formula="of:=IF(NOT([.Q102]=&quot;&quot;);VLOOKUP(CalcName;Positions;6;0);&quot;&quot;)">
            <text:p/>
          </table:table-cell>
          <table:table-cell table:style-name="ce33" table:formula="of:=IF(NOT([.Q102]=&quot;&quot;);VLOOKUP(CalcName;Positions;7;0);&quot;&quot;)">
            <text:p/>
          </table:table-cell>
          <table:table-cell table:style-name="ce33" table:formula="of:=IF(NOT([.Q102]=&quot;&quot;);VLOOKUP(CalcName;Positions;8;0);&quot;&quot;)">
            <text:p/>
          </table:table-cell>
          <table:table-cell table:style-name="ce33" table:formula="of:=IF(NOT([.Q102]=&quot;&quot;);[$Input.H98];&quot;&quot;)">
            <text:p/>
          </table:table-cell>
          <table:table-cell table:style-name="ce33" table:formula="of:=IF([$Input.D99]=&quot;&quot;;IF(OR([.Q101]=&quot;&quot;;[.Q101]=2400);&quot;&quot;;IF(Loop=&quot;true&quot;;IF([$Input.D98]=&quot;&quot;;&quot;&quot;;0);2400));[$Input.G99]-[$Input.G98]-[$Input.H98])">
            <text:p/>
          </table:table-cell>
          <table:table-cell table:formula="of:=IF(NOT([.Q102]=&quot;&quot;);IF([$Input.J9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3]=&quot;&quot;);[.A102]+1;&quot;&quot;)">
            <text:p/>
          </table:table-cell>
          <table:table-cell table:style-name="ce4" table:formula="of:=IF(NOT([.Q103]=&quot;&quot;);IF([$Input.I99]=&quot;Move&quot;;[.C102];[.C103]);&quot;&quot;)">
            <text:p/>
          </table:table-cell>
          <table:table-cell table:style-name="ce4" table:formula="of:=IF(NOT([.Q103]=&quot;&quot;);[$Input.D99];&quot;&quot;)">
            <text:p/>
          </table:table-cell>
          <table:table-cell table:style-name="ce33" table:formula="of:=IF(NOT([.Q103]=&quot;&quot;);IF([$Input.I99]=&quot;Move&quot;;[.J102];VLOOKUP([.C103];Positions;3;0));&quot;&quot;)">
            <text:p/>
          </table:table-cell>
          <table:table-cell table:style-name="ce33" table:formula="of:=IF(NOT([.Q103]=&quot;&quot;);IF([$Input.I99]=&quot;Move&quot;;[.K102];VLOOKUP([.C103];Positions;4;0));&quot;&quot;)">
            <text:p/>
          </table:table-cell>
          <table:table-cell table:style-name="ce33" table:formula="of:=IF(NOT([.Q103]=&quot;&quot;);IF([$Input.I99]=&quot;Move&quot;;[.L102];VLOOKUP([.C103];Positions;5;0));&quot;&quot;)">
            <text:p/>
          </table:table-cell>
          <table:table-cell table:style-name="ce33" table:formula="of:=IF(NOT([.Q103]=&quot;&quot;);IF([$Input.I99]=&quot;Move&quot;;[.M102];VLOOKUP([.C103];Positions;6;0));&quot;&quot;)">
            <text:p/>
          </table:table-cell>
          <table:table-cell table:style-name="ce33" table:formula="of:=IF(NOT([.Q103]=&quot;&quot;);IF([$Input.I99]=&quot;Move&quot;;[.N102];VLOOKUP([.C103];Positions;7;0));&quot;&quot;)">
            <text:p/>
          </table:table-cell>
          <table:table-cell table:style-name="ce33" table:formula="of:=IF(NOT([.Q103]=&quot;&quot;);IF([$Input.I99]=&quot;Move&quot;;[.O102];VLOOKUP([.C103];Positions;8;0));&quot;&quot;)">
            <text:p/>
          </table:table-cell>
          <table:table-cell table:style-name="ce33" table:formula="of:=IF(NOT([.Q103]=&quot;&quot;);VLOOKUP(CalcName;Positions;3;0);&quot;&quot;)">
            <text:p/>
          </table:table-cell>
          <table:table-cell table:style-name="ce33" table:formula="of:=IF(NOT([.Q103]=&quot;&quot;);VLOOKUP(CalcName;Positions;4;0);&quot;&quot;)">
            <text:p/>
          </table:table-cell>
          <table:table-cell table:style-name="ce33" table:formula="of:=IF(NOT([.Q103]=&quot;&quot;);VLOOKUP(CalcName;Positions;5;0);&quot;&quot;)">
            <text:p/>
          </table:table-cell>
          <table:table-cell table:style-name="ce33" table:formula="of:=IF(NOT([.Q103]=&quot;&quot;);VLOOKUP(CalcName;Positions;6;0);&quot;&quot;)">
            <text:p/>
          </table:table-cell>
          <table:table-cell table:style-name="ce33" table:formula="of:=IF(NOT([.Q103]=&quot;&quot;);VLOOKUP(CalcName;Positions;7;0);&quot;&quot;)">
            <text:p/>
          </table:table-cell>
          <table:table-cell table:style-name="ce33" table:formula="of:=IF(NOT([.Q103]=&quot;&quot;);VLOOKUP(CalcName;Positions;8;0);&quot;&quot;)">
            <text:p/>
          </table:table-cell>
          <table:table-cell table:style-name="ce33" table:formula="of:=IF(NOT([.Q103]=&quot;&quot;);[$Input.H99];&quot;&quot;)">
            <text:p/>
          </table:table-cell>
          <table:table-cell table:style-name="ce33" table:formula="of:=IF([$Input.D100]=&quot;&quot;;IF(OR([.Q102]=&quot;&quot;;[.Q102]=2400);&quot;&quot;;IF(Loop=&quot;true&quot;;IF([$Input.D99]=&quot;&quot;;&quot;&quot;;0);2400));[$Input.G100]-[$Input.G99]-[$Input.H99])">
            <text:p/>
          </table:table-cell>
          <table:table-cell table:formula="of:=IF(NOT([.Q103]=&quot;&quot;);IF([$Input.J9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4]=&quot;&quot;);[.A103]+1;&quot;&quot;)">
            <text:p/>
          </table:table-cell>
          <table:table-cell table:style-name="ce4" table:formula="of:=IF(NOT([.Q104]=&quot;&quot;);IF([$Input.I100]=&quot;Move&quot;;[.C103];[.C104]);&quot;&quot;)">
            <text:p/>
          </table:table-cell>
          <table:table-cell table:style-name="ce4" table:formula="of:=IF(NOT([.Q104]=&quot;&quot;);[$Input.D100];&quot;&quot;)">
            <text:p/>
          </table:table-cell>
          <table:table-cell table:style-name="ce33" table:formula="of:=IF(NOT([.Q104]=&quot;&quot;);IF([$Input.I100]=&quot;Move&quot;;[.J103];VLOOKUP([.C104];Positions;3;0));&quot;&quot;)">
            <text:p/>
          </table:table-cell>
          <table:table-cell table:style-name="ce33" table:formula="of:=IF(NOT([.Q104]=&quot;&quot;);IF([$Input.I100]=&quot;Move&quot;;[.K103];VLOOKUP([.C104];Positions;4;0));&quot;&quot;)">
            <text:p/>
          </table:table-cell>
          <table:table-cell table:style-name="ce33" table:formula="of:=IF(NOT([.Q104]=&quot;&quot;);IF([$Input.I100]=&quot;Move&quot;;[.L103];VLOOKUP([.C104];Positions;5;0));&quot;&quot;)">
            <text:p/>
          </table:table-cell>
          <table:table-cell table:style-name="ce33" table:formula="of:=IF(NOT([.Q104]=&quot;&quot;);IF([$Input.I100]=&quot;Move&quot;;[.M103];VLOOKUP([.C104];Positions;6;0));&quot;&quot;)">
            <text:p/>
          </table:table-cell>
          <table:table-cell table:style-name="ce33" table:formula="of:=IF(NOT([.Q104]=&quot;&quot;);IF([$Input.I100]=&quot;Move&quot;;[.N103];VLOOKUP([.C104];Positions;7;0));&quot;&quot;)">
            <text:p/>
          </table:table-cell>
          <table:table-cell table:style-name="ce33" table:formula="of:=IF(NOT([.Q104]=&quot;&quot;);IF([$Input.I100]=&quot;Move&quot;;[.O103];VLOOKUP([.C104];Positions;8;0));&quot;&quot;)">
            <text:p/>
          </table:table-cell>
          <table:table-cell table:style-name="ce33" table:formula="of:=IF(NOT([.Q104]=&quot;&quot;);VLOOKUP(CalcName;Positions;3;0);&quot;&quot;)">
            <text:p/>
          </table:table-cell>
          <table:table-cell table:style-name="ce33" table:formula="of:=IF(NOT([.Q104]=&quot;&quot;);VLOOKUP(CalcName;Positions;4;0);&quot;&quot;)">
            <text:p/>
          </table:table-cell>
          <table:table-cell table:style-name="ce33" table:formula="of:=IF(NOT([.Q104]=&quot;&quot;);VLOOKUP(CalcName;Positions;5;0);&quot;&quot;)">
            <text:p/>
          </table:table-cell>
          <table:table-cell table:style-name="ce33" table:formula="of:=IF(NOT([.Q104]=&quot;&quot;);VLOOKUP(CalcName;Positions;6;0);&quot;&quot;)">
            <text:p/>
          </table:table-cell>
          <table:table-cell table:style-name="ce33" table:formula="of:=IF(NOT([.Q104]=&quot;&quot;);VLOOKUP(CalcName;Positions;7;0);&quot;&quot;)">
            <text:p/>
          </table:table-cell>
          <table:table-cell table:style-name="ce33" table:formula="of:=IF(NOT([.Q104]=&quot;&quot;);VLOOKUP(CalcName;Positions;8;0);&quot;&quot;)">
            <text:p/>
          </table:table-cell>
          <table:table-cell table:style-name="ce33" table:formula="of:=IF(NOT([.Q104]=&quot;&quot;);[$Input.H100];&quot;&quot;)">
            <text:p/>
          </table:table-cell>
          <table:table-cell table:style-name="ce33" table:formula="of:=IF([$Input.D101]=&quot;&quot;;IF(OR([.Q103]=&quot;&quot;;[.Q103]=2400);&quot;&quot;;IF(Loop=&quot;true&quot;;IF([$Input.D100]=&quot;&quot;;&quot;&quot;;0);2400));[$Input.G101]-[$Input.G100]-[$Input.H100])">
            <text:p/>
          </table:table-cell>
          <table:table-cell table:formula="of:=IF(NOT([.Q104]=&quot;&quot;);IF([$Input.J10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5]=&quot;&quot;);[.A104]+1;&quot;&quot;)">
            <text:p/>
          </table:table-cell>
          <table:table-cell table:style-name="ce4" table:formula="of:=IF(NOT([.Q105]=&quot;&quot;);IF([$Input.I101]=&quot;Move&quot;;[.C104];[.C105]);&quot;&quot;)">
            <text:p/>
          </table:table-cell>
          <table:table-cell table:style-name="ce4" table:formula="of:=IF(NOT([.Q105]=&quot;&quot;);[$Input.D101];&quot;&quot;)">
            <text:p/>
          </table:table-cell>
          <table:table-cell table:style-name="ce33" table:formula="of:=IF(NOT([.Q105]=&quot;&quot;);IF([$Input.I101]=&quot;Move&quot;;[.J104];VLOOKUP([.C105];Positions;3;0));&quot;&quot;)">
            <text:p/>
          </table:table-cell>
          <table:table-cell table:style-name="ce33" table:formula="of:=IF(NOT([.Q105]=&quot;&quot;);IF([$Input.I101]=&quot;Move&quot;;[.K104];VLOOKUP([.C105];Positions;4;0));&quot;&quot;)">
            <text:p/>
          </table:table-cell>
          <table:table-cell table:style-name="ce33" table:formula="of:=IF(NOT([.Q105]=&quot;&quot;);IF([$Input.I101]=&quot;Move&quot;;[.L104];VLOOKUP([.C105];Positions;5;0));&quot;&quot;)">
            <text:p/>
          </table:table-cell>
          <table:table-cell table:style-name="ce33" table:formula="of:=IF(NOT([.Q105]=&quot;&quot;);IF([$Input.I101]=&quot;Move&quot;;[.M104];VLOOKUP([.C105];Positions;6;0));&quot;&quot;)">
            <text:p/>
          </table:table-cell>
          <table:table-cell table:style-name="ce33" table:formula="of:=IF(NOT([.Q105]=&quot;&quot;);IF([$Input.I101]=&quot;Move&quot;;[.N104];VLOOKUP([.C105];Positions;7;0));&quot;&quot;)">
            <text:p/>
          </table:table-cell>
          <table:table-cell table:style-name="ce33" table:formula="of:=IF(NOT([.Q105]=&quot;&quot;);IF([$Input.I101]=&quot;Move&quot;;[.O104];VLOOKUP([.C105];Positions;8;0));&quot;&quot;)">
            <text:p/>
          </table:table-cell>
          <table:table-cell table:style-name="ce33" table:formula="of:=IF(NOT([.Q105]=&quot;&quot;);VLOOKUP(CalcName;Positions;3;0);&quot;&quot;)">
            <text:p/>
          </table:table-cell>
          <table:table-cell table:style-name="ce33" table:formula="of:=IF(NOT([.Q105]=&quot;&quot;);VLOOKUP(CalcName;Positions;4;0);&quot;&quot;)">
            <text:p/>
          </table:table-cell>
          <table:table-cell table:style-name="ce33" table:formula="of:=IF(NOT([.Q105]=&quot;&quot;);VLOOKUP(CalcName;Positions;5;0);&quot;&quot;)">
            <text:p/>
          </table:table-cell>
          <table:table-cell table:style-name="ce33" table:formula="of:=IF(NOT([.Q105]=&quot;&quot;);VLOOKUP(CalcName;Positions;6;0);&quot;&quot;)">
            <text:p/>
          </table:table-cell>
          <table:table-cell table:style-name="ce33" table:formula="of:=IF(NOT([.Q105]=&quot;&quot;);VLOOKUP(CalcName;Positions;7;0);&quot;&quot;)">
            <text:p/>
          </table:table-cell>
          <table:table-cell table:style-name="ce33" table:formula="of:=IF(NOT([.Q105]=&quot;&quot;);VLOOKUP(CalcName;Positions;8;0);&quot;&quot;)">
            <text:p/>
          </table:table-cell>
          <table:table-cell table:style-name="ce33" table:formula="of:=IF(NOT([.Q105]=&quot;&quot;);[$Input.H101];&quot;&quot;)">
            <text:p/>
          </table:table-cell>
          <table:table-cell table:style-name="ce33" table:formula="of:=IF([$Input.D102]=&quot;&quot;;IF(OR([.Q104]=&quot;&quot;;[.Q104]=2400);&quot;&quot;;IF(Loop=&quot;true&quot;;IF([$Input.D101]=&quot;&quot;;&quot;&quot;;0);2400));[$Input.G102]-[$Input.G101]-[$Input.H101])">
            <text:p/>
          </table:table-cell>
          <table:table-cell table:formula="of:=IF(NOT([.Q105]=&quot;&quot;);IF([$Input.J10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6]=&quot;&quot;);[.A105]+1;&quot;&quot;)">
            <text:p/>
          </table:table-cell>
          <table:table-cell table:style-name="ce4" table:formula="of:=IF(NOT([.Q106]=&quot;&quot;);IF([$Input.I102]=&quot;Move&quot;;[.C105];[.C106]);&quot;&quot;)">
            <text:p/>
          </table:table-cell>
          <table:table-cell table:style-name="ce4" table:formula="of:=IF(NOT([.Q106]=&quot;&quot;);[$Input.D102];&quot;&quot;)">
            <text:p/>
          </table:table-cell>
          <table:table-cell table:style-name="ce33" table:formula="of:=IF(NOT([.Q106]=&quot;&quot;);IF([$Input.I102]=&quot;Move&quot;;[.J105];VLOOKUP([.C106];Positions;3;0));&quot;&quot;)">
            <text:p/>
          </table:table-cell>
          <table:table-cell table:style-name="ce33" table:formula="of:=IF(NOT([.Q106]=&quot;&quot;);IF([$Input.I102]=&quot;Move&quot;;[.K105];VLOOKUP([.C106];Positions;4;0));&quot;&quot;)">
            <text:p/>
          </table:table-cell>
          <table:table-cell table:style-name="ce33" table:formula="of:=IF(NOT([.Q106]=&quot;&quot;);IF([$Input.I102]=&quot;Move&quot;;[.L105];VLOOKUP([.C106];Positions;5;0));&quot;&quot;)">
            <text:p/>
          </table:table-cell>
          <table:table-cell table:style-name="ce33" table:formula="of:=IF(NOT([.Q106]=&quot;&quot;);IF([$Input.I102]=&quot;Move&quot;;[.M105];VLOOKUP([.C106];Positions;6;0));&quot;&quot;)">
            <text:p/>
          </table:table-cell>
          <table:table-cell table:style-name="ce33" table:formula="of:=IF(NOT([.Q106]=&quot;&quot;);IF([$Input.I102]=&quot;Move&quot;;[.N105];VLOOKUP([.C106];Positions;7;0));&quot;&quot;)">
            <text:p/>
          </table:table-cell>
          <table:table-cell table:style-name="ce33" table:formula="of:=IF(NOT([.Q106]=&quot;&quot;);IF([$Input.I102]=&quot;Move&quot;;[.O105];VLOOKUP([.C106];Positions;8;0));&quot;&quot;)">
            <text:p/>
          </table:table-cell>
          <table:table-cell table:style-name="ce33" table:formula="of:=IF(NOT([.Q106]=&quot;&quot;);VLOOKUP(CalcName;Positions;3;0);&quot;&quot;)">
            <text:p/>
          </table:table-cell>
          <table:table-cell table:style-name="ce33" table:formula="of:=IF(NOT([.Q106]=&quot;&quot;);VLOOKUP(CalcName;Positions;4;0);&quot;&quot;)">
            <text:p/>
          </table:table-cell>
          <table:table-cell table:style-name="ce33" table:formula="of:=IF(NOT([.Q106]=&quot;&quot;);VLOOKUP(CalcName;Positions;5;0);&quot;&quot;)">
            <text:p/>
          </table:table-cell>
          <table:table-cell table:style-name="ce33" table:formula="of:=IF(NOT([.Q106]=&quot;&quot;);VLOOKUP(CalcName;Positions;6;0);&quot;&quot;)">
            <text:p/>
          </table:table-cell>
          <table:table-cell table:style-name="ce33" table:formula="of:=IF(NOT([.Q106]=&quot;&quot;);VLOOKUP(CalcName;Positions;7;0);&quot;&quot;)">
            <text:p/>
          </table:table-cell>
          <table:table-cell table:style-name="ce33" table:formula="of:=IF(NOT([.Q106]=&quot;&quot;);VLOOKUP(CalcName;Positions;8;0);&quot;&quot;)">
            <text:p/>
          </table:table-cell>
          <table:table-cell table:style-name="ce33" table:formula="of:=IF(NOT([.Q106]=&quot;&quot;);[$Input.H102];&quot;&quot;)">
            <text:p/>
          </table:table-cell>
          <table:table-cell table:style-name="ce33" table:formula="of:=IF([$Input.D103]=&quot;&quot;;IF(OR([.Q105]=&quot;&quot;;[.Q105]=2400);&quot;&quot;;IF(Loop=&quot;true&quot;;IF([$Input.D102]=&quot;&quot;;&quot;&quot;;0);2400));[$Input.G103]-[$Input.G102]-[$Input.H102])">
            <text:p/>
          </table:table-cell>
          <table:table-cell table:formula="of:=IF(NOT([.Q106]=&quot;&quot;);IF([$Input.J10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7]=&quot;&quot;);[.A106]+1;&quot;&quot;)">
            <text:p/>
          </table:table-cell>
          <table:table-cell table:style-name="ce4" table:formula="of:=IF(NOT([.Q107]=&quot;&quot;);IF([$Input.I103]=&quot;Move&quot;;[.C106];[.C107]);&quot;&quot;)">
            <text:p/>
          </table:table-cell>
          <table:table-cell table:style-name="ce4" table:formula="of:=IF(NOT([.Q107]=&quot;&quot;);[$Input.D103];&quot;&quot;)">
            <text:p/>
          </table:table-cell>
          <table:table-cell table:style-name="ce33" table:formula="of:=IF(NOT([.Q107]=&quot;&quot;);IF([$Input.I103]=&quot;Move&quot;;[.J106];VLOOKUP([.C107];Positions;3;0));&quot;&quot;)">
            <text:p/>
          </table:table-cell>
          <table:table-cell table:style-name="ce33" table:formula="of:=IF(NOT([.Q107]=&quot;&quot;);IF([$Input.I103]=&quot;Move&quot;;[.K106];VLOOKUP([.C107];Positions;4;0));&quot;&quot;)">
            <text:p/>
          </table:table-cell>
          <table:table-cell table:style-name="ce33" table:formula="of:=IF(NOT([.Q107]=&quot;&quot;);IF([$Input.I103]=&quot;Move&quot;;[.L106];VLOOKUP([.C107];Positions;5;0));&quot;&quot;)">
            <text:p/>
          </table:table-cell>
          <table:table-cell table:style-name="ce33" table:formula="of:=IF(NOT([.Q107]=&quot;&quot;);IF([$Input.I103]=&quot;Move&quot;;[.M106];VLOOKUP([.C107];Positions;6;0));&quot;&quot;)">
            <text:p/>
          </table:table-cell>
          <table:table-cell table:style-name="ce33" table:formula="of:=IF(NOT([.Q107]=&quot;&quot;);IF([$Input.I103]=&quot;Move&quot;;[.N106];VLOOKUP([.C107];Positions;7;0));&quot;&quot;)">
            <text:p/>
          </table:table-cell>
          <table:table-cell table:style-name="ce33" table:formula="of:=IF(NOT([.Q107]=&quot;&quot;);IF([$Input.I103]=&quot;Move&quot;;[.O106];VLOOKUP([.C107];Positions;8;0));&quot;&quot;)">
            <text:p/>
          </table:table-cell>
          <table:table-cell table:style-name="ce33" table:formula="of:=IF(NOT([.Q107]=&quot;&quot;);VLOOKUP(CalcName;Positions;3;0);&quot;&quot;)">
            <text:p/>
          </table:table-cell>
          <table:table-cell table:style-name="ce33" table:formula="of:=IF(NOT([.Q107]=&quot;&quot;);VLOOKUP(CalcName;Positions;4;0);&quot;&quot;)">
            <text:p/>
          </table:table-cell>
          <table:table-cell table:style-name="ce33" table:formula="of:=IF(NOT([.Q107]=&quot;&quot;);VLOOKUP(CalcName;Positions;5;0);&quot;&quot;)">
            <text:p/>
          </table:table-cell>
          <table:table-cell table:style-name="ce33" table:formula="of:=IF(NOT([.Q107]=&quot;&quot;);VLOOKUP(CalcName;Positions;6;0);&quot;&quot;)">
            <text:p/>
          </table:table-cell>
          <table:table-cell table:style-name="ce33" table:formula="of:=IF(NOT([.Q107]=&quot;&quot;);VLOOKUP(CalcName;Positions;7;0);&quot;&quot;)">
            <text:p/>
          </table:table-cell>
          <table:table-cell table:style-name="ce33" table:formula="of:=IF(NOT([.Q107]=&quot;&quot;);VLOOKUP(CalcName;Positions;8;0);&quot;&quot;)">
            <text:p/>
          </table:table-cell>
          <table:table-cell table:style-name="ce33" table:formula="of:=IF(NOT([.Q107]=&quot;&quot;);[$Input.H103];&quot;&quot;)">
            <text:p/>
          </table:table-cell>
          <table:table-cell table:style-name="ce33" table:formula="of:=IF([$Input.D104]=&quot;&quot;;IF(OR([.Q106]=&quot;&quot;;[.Q106]=2400);&quot;&quot;;IF(Loop=&quot;true&quot;;IF([$Input.D103]=&quot;&quot;;&quot;&quot;;0);2400));[$Input.G104]-[$Input.G103]-[$Input.H103])">
            <text:p/>
          </table:table-cell>
          <table:table-cell table:formula="of:=IF(NOT([.Q107]=&quot;&quot;);IF([$Input.J10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8]=&quot;&quot;);[.A107]+1;&quot;&quot;)">
            <text:p/>
          </table:table-cell>
          <table:table-cell table:style-name="ce4" table:formula="of:=IF(NOT([.Q108]=&quot;&quot;);IF([$Input.I104]=&quot;Move&quot;;[.C107];[.C108]);&quot;&quot;)">
            <text:p/>
          </table:table-cell>
          <table:table-cell table:style-name="ce4" table:formula="of:=IF(NOT([.Q108]=&quot;&quot;);[$Input.D104];&quot;&quot;)">
            <text:p/>
          </table:table-cell>
          <table:table-cell table:style-name="ce33" table:formula="of:=IF(NOT([.Q108]=&quot;&quot;);IF([$Input.I104]=&quot;Move&quot;;[.J107];VLOOKUP([.C108];Positions;3;0));&quot;&quot;)">
            <text:p/>
          </table:table-cell>
          <table:table-cell table:style-name="ce33" table:formula="of:=IF(NOT([.Q108]=&quot;&quot;);IF([$Input.I104]=&quot;Move&quot;;[.K107];VLOOKUP([.C108];Positions;4;0));&quot;&quot;)">
            <text:p/>
          </table:table-cell>
          <table:table-cell table:style-name="ce33" table:formula="of:=IF(NOT([.Q108]=&quot;&quot;);IF([$Input.I104]=&quot;Move&quot;;[.L107];VLOOKUP([.C108];Positions;5;0));&quot;&quot;)">
            <text:p/>
          </table:table-cell>
          <table:table-cell table:style-name="ce33" table:formula="of:=IF(NOT([.Q108]=&quot;&quot;);IF([$Input.I104]=&quot;Move&quot;;[.M107];VLOOKUP([.C108];Positions;6;0));&quot;&quot;)">
            <text:p/>
          </table:table-cell>
          <table:table-cell table:style-name="ce33" table:formula="of:=IF(NOT([.Q108]=&quot;&quot;);IF([$Input.I104]=&quot;Move&quot;;[.N107];VLOOKUP([.C108];Positions;7;0));&quot;&quot;)">
            <text:p/>
          </table:table-cell>
          <table:table-cell table:style-name="ce33" table:formula="of:=IF(NOT([.Q108]=&quot;&quot;);IF([$Input.I104]=&quot;Move&quot;;[.O107];VLOOKUP([.C108];Positions;8;0));&quot;&quot;)">
            <text:p/>
          </table:table-cell>
          <table:table-cell table:style-name="ce33" table:formula="of:=IF(NOT([.Q108]=&quot;&quot;);VLOOKUP(CalcName;Positions;3;0);&quot;&quot;)">
            <text:p/>
          </table:table-cell>
          <table:table-cell table:style-name="ce33" table:formula="of:=IF(NOT([.Q108]=&quot;&quot;);VLOOKUP(CalcName;Positions;4;0);&quot;&quot;)">
            <text:p/>
          </table:table-cell>
          <table:table-cell table:style-name="ce33" table:formula="of:=IF(NOT([.Q108]=&quot;&quot;);VLOOKUP(CalcName;Positions;5;0);&quot;&quot;)">
            <text:p/>
          </table:table-cell>
          <table:table-cell table:style-name="ce33" table:formula="of:=IF(NOT([.Q108]=&quot;&quot;);VLOOKUP(CalcName;Positions;6;0);&quot;&quot;)">
            <text:p/>
          </table:table-cell>
          <table:table-cell table:style-name="ce33" table:formula="of:=IF(NOT([.Q108]=&quot;&quot;);VLOOKUP(CalcName;Positions;7;0);&quot;&quot;)">
            <text:p/>
          </table:table-cell>
          <table:table-cell table:style-name="ce33" table:formula="of:=IF(NOT([.Q108]=&quot;&quot;);VLOOKUP(CalcName;Positions;8;0);&quot;&quot;)">
            <text:p/>
          </table:table-cell>
          <table:table-cell table:style-name="ce33" table:formula="of:=IF(NOT([.Q108]=&quot;&quot;);[$Input.H104];&quot;&quot;)">
            <text:p/>
          </table:table-cell>
          <table:table-cell table:style-name="ce33" table:formula="of:=IF([$Input.D105]=&quot;&quot;;IF(OR([.Q107]=&quot;&quot;;[.Q107]=2400);&quot;&quot;;IF(Loop=&quot;true&quot;;IF([$Input.D104]=&quot;&quot;;&quot;&quot;;0);2400));[$Input.G105]-[$Input.G104]-[$Input.H104])">
            <text:p/>
          </table:table-cell>
          <table:table-cell table:formula="of:=IF(NOT([.Q108]=&quot;&quot;);IF([$Input.J10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9]=&quot;&quot;);[.A108]+1;&quot;&quot;)">
            <text:p/>
          </table:table-cell>
          <table:table-cell table:style-name="ce4" table:formula="of:=IF(NOT([.Q109]=&quot;&quot;);IF([$Input.I105]=&quot;Move&quot;;[.C108];[.C109]);&quot;&quot;)">
            <text:p/>
          </table:table-cell>
          <table:table-cell table:style-name="ce4" table:formula="of:=IF(NOT([.Q109]=&quot;&quot;);[$Input.D105];&quot;&quot;)">
            <text:p/>
          </table:table-cell>
          <table:table-cell table:style-name="ce4" table:formula="of:=IF(NOT([.Q109]=&quot;&quot;);IF([$Input.I105]=&quot;Move&quot;;[.J108];VLOOKUP([.C109];Positions;3;0));&quot;&quot;)">
            <text:p/>
          </table:table-cell>
          <table:table-cell table:style-name="ce4" table:formula="of:=IF(NOT([.Q109]=&quot;&quot;);IF([$Input.I105]=&quot;Move&quot;;[.K108];VLOOKUP([.C109];Positions;4;0));&quot;&quot;)">
            <text:p/>
          </table:table-cell>
          <table:table-cell table:style-name="ce4" table:formula="of:=IF(NOT([.Q109]=&quot;&quot;);IF([$Input.I105]=&quot;Move&quot;;[.L108];VLOOKUP([.C109];Positions;5;0));&quot;&quot;)">
            <text:p/>
          </table:table-cell>
          <table:table-cell table:style-name="ce4" table:formula="of:=IF(NOT([.Q109]=&quot;&quot;);IF([$Input.I105]=&quot;Move&quot;;[.M108];VLOOKUP([.C109];Positions;6;0));&quot;&quot;)">
            <text:p/>
          </table:table-cell>
          <table:table-cell table:style-name="ce4" table:formula="of:=IF(NOT([.Q109]=&quot;&quot;);IF([$Input.I105]=&quot;Move&quot;;[.N108];VLOOKUP([.C109];Positions;7;0));&quot;&quot;)">
            <text:p/>
          </table:table-cell>
          <table:table-cell table:style-name="ce4" table:formula="of:=IF(NOT([.Q109]=&quot;&quot;);IF([$Input.I105]=&quot;Move&quot;;[.O108];VLOOKUP([.C109];Positions;8;0));&quot;&quot;)">
            <text:p/>
          </table:table-cell>
          <table:table-cell table:style-name="ce4" table:formula="of:=IF(NOT([.Q109]=&quot;&quot;);VLOOKUP(CalcName;Positions;3;0);&quot;&quot;)">
            <text:p/>
          </table:table-cell>
          <table:table-cell table:style-name="ce4" table:formula="of:=IF(NOT([.Q109]=&quot;&quot;);VLOOKUP(CalcName;Positions;4;0);&quot;&quot;)">
            <text:p/>
          </table:table-cell>
          <table:table-cell table:style-name="ce4" table:formula="of:=IF(NOT([.Q109]=&quot;&quot;);VLOOKUP(CalcName;Positions;5;0);&quot;&quot;)">
            <text:p/>
          </table:table-cell>
          <table:table-cell table:style-name="ce4" table:formula="of:=IF(NOT([.Q109]=&quot;&quot;);VLOOKUP(CalcName;Positions;6;0);&quot;&quot;)">
            <text:p/>
          </table:table-cell>
          <table:table-cell table:style-name="ce4" table:formula="of:=IF(NOT([.Q109]=&quot;&quot;);VLOOKUP(CalcName;Positions;7;0);&quot;&quot;)">
            <text:p/>
          </table:table-cell>
          <table:table-cell table:style-name="ce4" table:formula="of:=IF(NOT([.Q109]=&quot;&quot;);VLOOKUP(CalcName;Positions;8;0);&quot;&quot;)">
            <text:p/>
          </table:table-cell>
          <table:table-cell table:style-name="ce4" table:formula="of:=IF(NOT([.Q109]=&quot;&quot;);[$Input.H105];&quot;&quot;)">
            <text:p/>
          </table:table-cell>
          <table:table-cell table:formula="of:=IF([$Input.D106]=&quot;&quot;;IF(OR([.Q108]=&quot;&quot;;[.Q108]=2400);&quot;&quot;;IF(Loop=&quot;true&quot;;IF([$Input.D105]=&quot;&quot;;&quot;&quot;;0);2400));[$Input.G106]-[$Input.G105]-[$Input.H105])">
            <text:p/>
          </table:table-cell>
          <table:table-cell table:formula="of:=IF(NOT([.Q109]=&quot;&quot;);[$Input.J105];&quot;&quot;)">
            <text:p/>
          </table:table-cell>
        </table:table-row>
        <table:table-row table:style-name="ro2">
          <table:table-cell table:style-name="ce4" table:formula="of:=IF(NOT([.Q110]=&quot;&quot;);[.A109]+1;&quot;&quot;)">
            <text:p/>
          </table:table-cell>
          <table:table-cell table:style-name="ce4" table:formula="of:=IF(NOT([.Q110]=&quot;&quot;);IF([$Input.I106]=&quot;Move&quot;;[.C109];[.C110]);&quot;&quot;)">
            <text:p/>
          </table:table-cell>
          <table:table-cell table:style-name="ce4" table:formula="of:=IF(NOT([.Q110]=&quot;&quot;);[$Input.D106];&quot;&quot;)">
            <text:p/>
          </table:table-cell>
          <table:table-cell table:style-name="ce4" table:formula="of:=IF(NOT([.Q110]=&quot;&quot;);IF([$Input.I106]=&quot;Move&quot;;[.J109];VLOOKUP([.C110];Positions;3;0));&quot;&quot;)">
            <text:p/>
          </table:table-cell>
          <table:table-cell table:style-name="ce4" table:formula="of:=IF(NOT([.Q110]=&quot;&quot;);IF([$Input.I106]=&quot;Move&quot;;[.K109];VLOOKUP([.C110];Positions;4;0));&quot;&quot;)">
            <text:p/>
          </table:table-cell>
          <table:table-cell table:style-name="ce4" table:formula="of:=IF(NOT([.Q110]=&quot;&quot;);IF([$Input.I106]=&quot;Move&quot;;[.L109];VLOOKUP([.C110];Positions;5;0));&quot;&quot;)">
            <text:p/>
          </table:table-cell>
          <table:table-cell table:style-name="ce4" table:formula="of:=IF(NOT([.Q110]=&quot;&quot;);IF([$Input.I106]=&quot;Move&quot;;[.M109];VLOOKUP([.C110];Positions;6;0));&quot;&quot;)">
            <text:p/>
          </table:table-cell>
          <table:table-cell table:style-name="ce4" table:formula="of:=IF(NOT([.Q110]=&quot;&quot;);IF([$Input.I106]=&quot;Move&quot;;[.N109];VLOOKUP([.C110];Positions;7;0));&quot;&quot;)">
            <text:p/>
          </table:table-cell>
          <table:table-cell table:style-name="ce4" table:formula="of:=IF(NOT([.Q110]=&quot;&quot;);IF([$Input.I106]=&quot;Move&quot;;[.O109];VLOOKUP([.C110];Positions;8;0));&quot;&quot;)">
            <text:p/>
          </table:table-cell>
          <table:table-cell table:style-name="ce4" table:formula="of:=IF(NOT([.Q110]=&quot;&quot;);VLOOKUP(CalcName;Positions;3;0);&quot;&quot;)">
            <text:p/>
          </table:table-cell>
          <table:table-cell table:style-name="ce4" table:formula="of:=IF(NOT([.Q110]=&quot;&quot;);VLOOKUP(CalcName;Positions;4;0);&quot;&quot;)">
            <text:p/>
          </table:table-cell>
          <table:table-cell table:style-name="ce4" table:formula="of:=IF(NOT([.Q110]=&quot;&quot;);VLOOKUP(CalcName;Positions;5;0);&quot;&quot;)">
            <text:p/>
          </table:table-cell>
          <table:table-cell table:style-name="ce4" table:formula="of:=IF(NOT([.Q110]=&quot;&quot;);VLOOKUP(CalcName;Positions;6;0);&quot;&quot;)">
            <text:p/>
          </table:table-cell>
          <table:table-cell table:style-name="ce4" table:formula="of:=IF(NOT([.Q110]=&quot;&quot;);VLOOKUP(CalcName;Positions;7;0);&quot;&quot;)">
            <text:p/>
          </table:table-cell>
          <table:table-cell table:style-name="ce4" table:formula="of:=IF(NOT([.Q110]=&quot;&quot;);VLOOKUP(CalcName;Positions;8;0);&quot;&quot;)">
            <text:p/>
          </table:table-cell>
          <table:table-cell table:style-name="ce4" table:formula="of:=IF(NOT([.Q110]=&quot;&quot;);[$Input.H106];&quot;&quot;)">
            <text:p/>
          </table:table-cell>
          <table:table-cell table:formula="of:=IF([$Input.D107]=&quot;&quot;;IF(OR([.Q109]=&quot;&quot;;[.Q109]=2400);&quot;&quot;;IF(Loop=&quot;true&quot;;IF([$Input.D106]=&quot;&quot;;&quot;&quot;;0);2400));[$Input.G107]-[$Input.G106]-[$Input.H106])">
            <text:p/>
          </table:table-cell>
          <table:table-cell table:formula="of:=IF(NOT([.Q110]=&quot;&quot;);[$Input.J106];&quot;&quot;)">
            <text:p/>
          </table:table-cell>
        </table:table-row>
        <table:table-row table:style-name="ro2">
          <table:table-cell table:style-name="ce4" table:formula="of:=IF(NOT([.Q111]=&quot;&quot;);[.A110]+1;&quot;&quot;)">
            <text:p/>
          </table:table-cell>
          <table:table-cell table:style-name="ce4" table:formula="of:=IF(NOT([.Q111]=&quot;&quot;);IF([$Input.I107]=&quot;Move&quot;;[.C110];[.C111]);&quot;&quot;)">
            <text:p/>
          </table:table-cell>
          <table:table-cell table:style-name="ce4" table:formula="of:=IF(NOT([.Q111]=&quot;&quot;);[$Input.D107];&quot;&quot;)">
            <text:p/>
          </table:table-cell>
          <table:table-cell table:style-name="ce4" table:formula="of:=IF(NOT([.Q111]=&quot;&quot;);IF([$Input.I107]=&quot;Move&quot;;[.J110];VLOOKUP([.C111];Positions;3;0));&quot;&quot;)">
            <text:p/>
          </table:table-cell>
          <table:table-cell table:style-name="ce4" table:formula="of:=IF(NOT([.Q111]=&quot;&quot;);IF([$Input.I107]=&quot;Move&quot;;[.K110];VLOOKUP([.C111];Positions;4;0));&quot;&quot;)">
            <text:p/>
          </table:table-cell>
          <table:table-cell table:style-name="ce4" table:formula="of:=IF(NOT([.Q111]=&quot;&quot;);IF([$Input.I107]=&quot;Move&quot;;[.L110];VLOOKUP([.C111];Positions;5;0));&quot;&quot;)">
            <text:p/>
          </table:table-cell>
          <table:table-cell table:style-name="ce4" table:formula="of:=IF(NOT([.Q111]=&quot;&quot;);IF([$Input.I107]=&quot;Move&quot;;[.M110];VLOOKUP([.C111];Positions;6;0));&quot;&quot;)">
            <text:p/>
          </table:table-cell>
          <table:table-cell table:style-name="ce4" table:formula="of:=IF(NOT([.Q111]=&quot;&quot;);IF([$Input.I107]=&quot;Move&quot;;[.N110];VLOOKUP([.C111];Positions;7;0));&quot;&quot;)">
            <text:p/>
          </table:table-cell>
          <table:table-cell table:style-name="ce4" table:formula="of:=IF(NOT([.Q111]=&quot;&quot;);IF([$Input.I107]=&quot;Move&quot;;[.O110];VLOOKUP([.C111];Positions;8;0));&quot;&quot;)">
            <text:p/>
          </table:table-cell>
          <table:table-cell table:style-name="ce4" table:formula="of:=IF(NOT([.Q111]=&quot;&quot;);VLOOKUP(CalcName;Positions;3;0);&quot;&quot;)">
            <text:p/>
          </table:table-cell>
          <table:table-cell table:style-name="ce4" table:formula="of:=IF(NOT([.Q111]=&quot;&quot;);VLOOKUP(CalcName;Positions;4;0);&quot;&quot;)">
            <text:p/>
          </table:table-cell>
          <table:table-cell table:style-name="ce4" table:formula="of:=IF(NOT([.Q111]=&quot;&quot;);VLOOKUP(CalcName;Positions;5;0);&quot;&quot;)">
            <text:p/>
          </table:table-cell>
          <table:table-cell table:style-name="ce4" table:formula="of:=IF(NOT([.Q111]=&quot;&quot;);VLOOKUP(CalcName;Positions;6;0);&quot;&quot;)">
            <text:p/>
          </table:table-cell>
          <table:table-cell table:style-name="ce4" table:formula="of:=IF(NOT([.Q111]=&quot;&quot;);VLOOKUP(CalcName;Positions;7;0);&quot;&quot;)">
            <text:p/>
          </table:table-cell>
          <table:table-cell table:style-name="ce4" table:formula="of:=IF(NOT([.Q111]=&quot;&quot;);VLOOKUP(CalcName;Positions;8;0);&quot;&quot;)">
            <text:p/>
          </table:table-cell>
          <table:table-cell table:style-name="ce4" table:formula="of:=IF(NOT([.Q111]=&quot;&quot;);[$Input.H107];&quot;&quot;)">
            <text:p/>
          </table:table-cell>
          <table:table-cell table:formula="of:=IF([$Input.D108]=&quot;&quot;;IF(OR([.Q110]=&quot;&quot;;[.Q110]=2400);&quot;&quot;;IF(Loop=&quot;true&quot;;IF([$Input.D107]=&quot;&quot;;&quot;&quot;;0);2400));[$Input.G108]-[$Input.G107]-[$Input.H107])">
            <text:p/>
          </table:table-cell>
          <table:table-cell table:formula="of:=IF(NOT([.Q111]=&quot;&quot;);[$Input.J107];&quot;&quot;)">
            <text:p/>
          </table:table-cell>
        </table:table-row>
        <table:table-row table:style-name="ro2">
          <table:table-cell table:style-name="ce4" table:formula="of:=IF(NOT([.Q112]=&quot;&quot;);[.A111]+1;&quot;&quot;)">
            <text:p/>
          </table:table-cell>
          <table:table-cell table:style-name="ce4" table:formula="of:=IF(NOT([.Q112]=&quot;&quot;);IF([$Input.I108]=&quot;Move&quot;;[.C111];[.C112]);&quot;&quot;)">
            <text:p/>
          </table:table-cell>
          <table:table-cell table:style-name="ce4" table:formula="of:=IF(NOT([.Q112]=&quot;&quot;);[$Input.D108];&quot;&quot;)">
            <text:p/>
          </table:table-cell>
          <table:table-cell table:style-name="ce4" table:formula="of:=IF(NOT([.Q112]=&quot;&quot;);IF([$Input.I108]=&quot;Move&quot;;[.J111];VLOOKUP([.C112];Positions;3;0));&quot;&quot;)">
            <text:p/>
          </table:table-cell>
          <table:table-cell table:style-name="ce4" table:formula="of:=IF(NOT([.Q112]=&quot;&quot;);IF([$Input.I108]=&quot;Move&quot;;[.K111];VLOOKUP([.C112];Positions;4;0));&quot;&quot;)">
            <text:p/>
          </table:table-cell>
          <table:table-cell table:style-name="ce4" table:formula="of:=IF(NOT([.Q112]=&quot;&quot;);IF([$Input.I108]=&quot;Move&quot;;[.L111];VLOOKUP([.C112];Positions;5;0));&quot;&quot;)">
            <text:p/>
          </table:table-cell>
          <table:table-cell table:style-name="ce4" table:formula="of:=IF(NOT([.Q112]=&quot;&quot;);IF([$Input.I108]=&quot;Move&quot;;[.M111];VLOOKUP([.C112];Positions;6;0));&quot;&quot;)">
            <text:p/>
          </table:table-cell>
          <table:table-cell table:style-name="ce4" table:formula="of:=IF(NOT([.Q112]=&quot;&quot;);IF([$Input.I108]=&quot;Move&quot;;[.N111];VLOOKUP([.C112];Positions;7;0));&quot;&quot;)">
            <text:p/>
          </table:table-cell>
          <table:table-cell table:style-name="ce4" table:formula="of:=IF(NOT([.Q112]=&quot;&quot;);IF([$Input.I108]=&quot;Move&quot;;[.O111];VLOOKUP([.C112];Positions;8;0));&quot;&quot;)">
            <text:p/>
          </table:table-cell>
          <table:table-cell table:style-name="ce4" table:formula="of:=IF(NOT([.Q112]=&quot;&quot;);VLOOKUP(CalcName;Positions;3;0);&quot;&quot;)">
            <text:p/>
          </table:table-cell>
          <table:table-cell table:style-name="ce4" table:formula="of:=IF(NOT([.Q112]=&quot;&quot;);VLOOKUP(CalcName;Positions;4;0);&quot;&quot;)">
            <text:p/>
          </table:table-cell>
          <table:table-cell table:style-name="ce4" table:formula="of:=IF(NOT([.Q112]=&quot;&quot;);VLOOKUP(CalcName;Positions;5;0);&quot;&quot;)">
            <text:p/>
          </table:table-cell>
          <table:table-cell table:style-name="ce4" table:formula="of:=IF(NOT([.Q112]=&quot;&quot;);VLOOKUP(CalcName;Positions;6;0);&quot;&quot;)">
            <text:p/>
          </table:table-cell>
          <table:table-cell table:style-name="ce4" table:formula="of:=IF(NOT([.Q112]=&quot;&quot;);VLOOKUP(CalcName;Positions;7;0);&quot;&quot;)">
            <text:p/>
          </table:table-cell>
          <table:table-cell table:style-name="ce4" table:formula="of:=IF(NOT([.Q112]=&quot;&quot;);VLOOKUP(CalcName;Positions;8;0);&quot;&quot;)">
            <text:p/>
          </table:table-cell>
          <table:table-cell table:style-name="ce4" table:formula="of:=IF(NOT([.Q112]=&quot;&quot;);[$Input.H108];&quot;&quot;)">
            <text:p/>
          </table:table-cell>
          <table:table-cell table:formula="of:=IF([$Input.D109]=&quot;&quot;;IF(OR([.Q111]=&quot;&quot;;[.Q111]=2400);&quot;&quot;;IF(Loop=&quot;true&quot;;IF([$Input.D108]=&quot;&quot;;&quot;&quot;;0);2400));[$Input.G109]-[$Input.G108]-[$Input.H108])">
            <text:p/>
          </table:table-cell>
          <table:table-cell table:formula="of:=IF(NOT([.Q112]=&quot;&quot;);[$Input.J108];&quot;&quot;)">
            <text:p/>
          </table:table-cell>
        </table:table-row>
        <table:table-row table:style-name="ro2">
          <table:table-cell table:style-name="ce4" table:formula="of:=IF(NOT([.Q113]=&quot;&quot;);[.A112]+1;&quot;&quot;)">
            <text:p/>
          </table:table-cell>
          <table:table-cell table:style-name="ce4" table:formula="of:=IF(NOT([.Q113]=&quot;&quot;);IF([$Input.I109]=&quot;Move&quot;;[.C112];[.C113]);&quot;&quot;)">
            <text:p/>
          </table:table-cell>
          <table:table-cell table:style-name="ce4" table:formula="of:=IF(NOT([.Q113]=&quot;&quot;);[$Input.D109];&quot;&quot;)">
            <text:p/>
          </table:table-cell>
          <table:table-cell table:style-name="ce4" table:formula="of:=IF(NOT([.Q113]=&quot;&quot;);IF([$Input.I109]=&quot;Move&quot;;[.J112];VLOOKUP([.C113];Positions;3;0));&quot;&quot;)">
            <text:p/>
          </table:table-cell>
          <table:table-cell table:style-name="ce4" table:formula="of:=IF(NOT([.Q113]=&quot;&quot;);IF([$Input.I109]=&quot;Move&quot;;[.K112];VLOOKUP([.C113];Positions;4;0));&quot;&quot;)">
            <text:p/>
          </table:table-cell>
          <table:table-cell table:style-name="ce4" table:formula="of:=IF(NOT([.Q113]=&quot;&quot;);IF([$Input.I109]=&quot;Move&quot;;[.L112];VLOOKUP([.C113];Positions;5;0));&quot;&quot;)">
            <text:p/>
          </table:table-cell>
          <table:table-cell table:style-name="ce4" table:formula="of:=IF(NOT([.Q113]=&quot;&quot;);IF([$Input.I109]=&quot;Move&quot;;[.M112];VLOOKUP([.C113];Positions;6;0));&quot;&quot;)">
            <text:p/>
          </table:table-cell>
          <table:table-cell table:style-name="ce4" table:formula="of:=IF(NOT([.Q113]=&quot;&quot;);IF([$Input.I109]=&quot;Move&quot;;[.N112];VLOOKUP([.C113];Positions;7;0));&quot;&quot;)">
            <text:p/>
          </table:table-cell>
          <table:table-cell table:style-name="ce4" table:formula="of:=IF(NOT([.Q113]=&quot;&quot;);IF([$Input.I109]=&quot;Move&quot;;[.O112];VLOOKUP([.C113];Positions;8;0));&quot;&quot;)">
            <text:p/>
          </table:table-cell>
          <table:table-cell table:style-name="ce4" table:formula="of:=IF(NOT([.Q113]=&quot;&quot;);VLOOKUP(CalcName;Positions;3;0);&quot;&quot;)">
            <text:p/>
          </table:table-cell>
          <table:table-cell table:style-name="ce4" table:formula="of:=IF(NOT([.Q113]=&quot;&quot;);VLOOKUP(CalcName;Positions;4;0);&quot;&quot;)">
            <text:p/>
          </table:table-cell>
          <table:table-cell table:style-name="ce4" table:formula="of:=IF(NOT([.Q113]=&quot;&quot;);VLOOKUP(CalcName;Positions;5;0);&quot;&quot;)">
            <text:p/>
          </table:table-cell>
          <table:table-cell table:style-name="ce4" table:formula="of:=IF(NOT([.Q113]=&quot;&quot;);VLOOKUP(CalcName;Positions;6;0);&quot;&quot;)">
            <text:p/>
          </table:table-cell>
          <table:table-cell table:style-name="ce4" table:formula="of:=IF(NOT([.Q113]=&quot;&quot;);VLOOKUP(CalcName;Positions;7;0);&quot;&quot;)">
            <text:p/>
          </table:table-cell>
          <table:table-cell table:style-name="ce4" table:formula="of:=IF(NOT([.Q113]=&quot;&quot;);VLOOKUP(CalcName;Positions;8;0);&quot;&quot;)">
            <text:p/>
          </table:table-cell>
          <table:table-cell table:style-name="ce4" table:formula="of:=IF(NOT([.Q113]=&quot;&quot;);[$Input.H109];&quot;&quot;)">
            <text:p/>
          </table:table-cell>
          <table:table-cell table:formula="of:=IF([$Input.D110]=&quot;&quot;;IF(OR([.Q112]=&quot;&quot;;[.Q112]=2400);&quot;&quot;;IF(Loop=&quot;true&quot;;IF([$Input.D109]=&quot;&quot;;&quot;&quot;;0);2400));[$Input.G110]-[$Input.G109]-[$Input.H109])">
            <text:p/>
          </table:table-cell>
          <table:table-cell table:formula="of:=IF(NOT([.Q113]=&quot;&quot;);[$Input.J109];&quot;&quot;)">
            <text:p/>
          </table:table-cell>
        </table:table-row>
        <table:table-row table:style-name="ro2">
          <table:table-cell table:style-name="ce4" table:formula="of:=IF(NOT([.Q114]=&quot;&quot;);[.A113]+1;&quot;&quot;)">
            <text:p/>
          </table:table-cell>
          <table:table-cell table:style-name="ce4" table:formula="of:=IF(NOT([.Q114]=&quot;&quot;);IF([$Input.I110]=&quot;Move&quot;;[.C113];[.C114]);&quot;&quot;)">
            <text:p/>
          </table:table-cell>
          <table:table-cell table:style-name="ce4" table:formula="of:=IF(NOT([.Q114]=&quot;&quot;);[$Input.D110];&quot;&quot;)">
            <text:p/>
          </table:table-cell>
          <table:table-cell table:style-name="ce4" table:formula="of:=IF(NOT([.Q114]=&quot;&quot;);IF([$Input.I110]=&quot;Move&quot;;[.J113];VLOOKUP([.C114];Positions;3;0));&quot;&quot;)">
            <text:p/>
          </table:table-cell>
          <table:table-cell table:style-name="ce4" table:formula="of:=IF(NOT([.Q114]=&quot;&quot;);IF([$Input.I110]=&quot;Move&quot;;[.K113];VLOOKUP([.C114];Positions;4;0));&quot;&quot;)">
            <text:p/>
          </table:table-cell>
          <table:table-cell table:style-name="ce4" table:formula="of:=IF(NOT([.Q114]=&quot;&quot;);IF([$Input.I110]=&quot;Move&quot;;[.L113];VLOOKUP([.C114];Positions;5;0));&quot;&quot;)">
            <text:p/>
          </table:table-cell>
          <table:table-cell table:style-name="ce4" table:formula="of:=IF(NOT([.Q114]=&quot;&quot;);IF([$Input.I110]=&quot;Move&quot;;[.M113];VLOOKUP([.C114];Positions;6;0));&quot;&quot;)">
            <text:p/>
          </table:table-cell>
          <table:table-cell table:style-name="ce4" table:formula="of:=IF(NOT([.Q114]=&quot;&quot;);IF([$Input.I110]=&quot;Move&quot;;[.N113];VLOOKUP([.C114];Positions;7;0));&quot;&quot;)">
            <text:p/>
          </table:table-cell>
          <table:table-cell table:style-name="ce4" table:formula="of:=IF(NOT([.Q114]=&quot;&quot;);IF([$Input.I110]=&quot;Move&quot;;[.O113];VLOOKUP([.C114];Positions;8;0));&quot;&quot;)">
            <text:p/>
          </table:table-cell>
          <table:table-cell table:style-name="ce4" table:formula="of:=IF(NOT([.Q114]=&quot;&quot;);VLOOKUP(CalcName;Positions;3;0);&quot;&quot;)">
            <text:p/>
          </table:table-cell>
          <table:table-cell table:style-name="ce4" table:formula="of:=IF(NOT([.Q114]=&quot;&quot;);VLOOKUP(CalcName;Positions;4;0);&quot;&quot;)">
            <text:p/>
          </table:table-cell>
          <table:table-cell table:style-name="ce4" table:formula="of:=IF(NOT([.Q114]=&quot;&quot;);VLOOKUP(CalcName;Positions;5;0);&quot;&quot;)">
            <text:p/>
          </table:table-cell>
          <table:table-cell table:style-name="ce4" table:formula="of:=IF(NOT([.Q114]=&quot;&quot;);VLOOKUP(CalcName;Positions;6;0);&quot;&quot;)">
            <text:p/>
          </table:table-cell>
          <table:table-cell table:style-name="ce4" table:formula="of:=IF(NOT([.Q114]=&quot;&quot;);VLOOKUP(CalcName;Positions;7;0);&quot;&quot;)">
            <text:p/>
          </table:table-cell>
          <table:table-cell table:style-name="ce4" table:formula="of:=IF(NOT([.Q114]=&quot;&quot;);VLOOKUP(CalcName;Positions;8;0);&quot;&quot;)">
            <text:p/>
          </table:table-cell>
          <table:table-cell table:style-name="ce4" table:formula="of:=IF(NOT([.Q114]=&quot;&quot;);[$Input.H110];&quot;&quot;)">
            <text:p/>
          </table:table-cell>
          <table:table-cell table:formula="of:=IF([$Input.D111]=&quot;&quot;;IF(OR([.Q113]=&quot;&quot;;[.Q113]=2400);&quot;&quot;;IF(Loop=&quot;true&quot;;IF([$Input.D110]=&quot;&quot;;&quot;&quot;;0);2400));[$Input.G111]-[$Input.G110]-[$Input.H110])">
            <text:p/>
          </table:table-cell>
          <table:table-cell table:formula="of:=IF(NOT([.Q114]=&quot;&quot;);[$Input.J110];&quot;&quot;)">
            <text:p/>
          </table:table-cell>
        </table:table-row>
        <table:table-row table:style-name="ro2">
          <table:table-cell table:style-name="ce4" table:formula="of:=IF(NOT([.Q115]=&quot;&quot;);[.A114]+1;&quot;&quot;)">
            <text:p/>
          </table:table-cell>
          <table:table-cell table:style-name="ce4" table:formula="of:=IF(NOT([.Q115]=&quot;&quot;);IF([$Input.I111]=&quot;Move&quot;;[.C114];[.C115]);&quot;&quot;)">
            <text:p/>
          </table:table-cell>
          <table:table-cell table:style-name="ce4" table:formula="of:=IF(NOT([.Q115]=&quot;&quot;);[$Input.D111];&quot;&quot;)">
            <text:p/>
          </table:table-cell>
          <table:table-cell table:style-name="ce4" table:formula="of:=IF(NOT([.Q115]=&quot;&quot;);IF([$Input.I111]=&quot;Move&quot;;[.J114];VLOOKUP([.C115];Positions;3;0));&quot;&quot;)">
            <text:p/>
          </table:table-cell>
          <table:table-cell table:style-name="ce4" table:formula="of:=IF(NOT([.Q115]=&quot;&quot;);IF([$Input.I111]=&quot;Move&quot;;[.K114];VLOOKUP([.C115];Positions;4;0));&quot;&quot;)">
            <text:p/>
          </table:table-cell>
          <table:table-cell table:style-name="ce4" table:formula="of:=IF(NOT([.Q115]=&quot;&quot;);IF([$Input.I111]=&quot;Move&quot;;[.L114];VLOOKUP([.C115];Positions;5;0));&quot;&quot;)">
            <text:p/>
          </table:table-cell>
          <table:table-cell table:style-name="ce4" table:formula="of:=IF(NOT([.Q115]=&quot;&quot;);IF([$Input.I111]=&quot;Move&quot;;[.M114];VLOOKUP([.C115];Positions;6;0));&quot;&quot;)">
            <text:p/>
          </table:table-cell>
          <table:table-cell table:style-name="ce4" table:formula="of:=IF(NOT([.Q115]=&quot;&quot;);IF([$Input.I111]=&quot;Move&quot;;[.N114];VLOOKUP([.C115];Positions;7;0));&quot;&quot;)">
            <text:p/>
          </table:table-cell>
          <table:table-cell table:style-name="ce4" table:formula="of:=IF(NOT([.Q115]=&quot;&quot;);IF([$Input.I111]=&quot;Move&quot;;[.O114];VLOOKUP([.C115];Positions;8;0));&quot;&quot;)">
            <text:p/>
          </table:table-cell>
          <table:table-cell table:style-name="ce4" table:formula="of:=IF(NOT([.Q115]=&quot;&quot;);VLOOKUP(CalcName;Positions;3;0);&quot;&quot;)">
            <text:p/>
          </table:table-cell>
          <table:table-cell table:style-name="ce4" table:formula="of:=IF(NOT([.Q115]=&quot;&quot;);VLOOKUP(CalcName;Positions;4;0);&quot;&quot;)">
            <text:p/>
          </table:table-cell>
          <table:table-cell table:style-name="ce4" table:formula="of:=IF(NOT([.Q115]=&quot;&quot;);VLOOKUP(CalcName;Positions;5;0);&quot;&quot;)">
            <text:p/>
          </table:table-cell>
          <table:table-cell table:style-name="ce4" table:formula="of:=IF(NOT([.Q115]=&quot;&quot;);VLOOKUP(CalcName;Positions;6;0);&quot;&quot;)">
            <text:p/>
          </table:table-cell>
          <table:table-cell table:style-name="ce4" table:formula="of:=IF(NOT([.Q115]=&quot;&quot;);VLOOKUP(CalcName;Positions;7;0);&quot;&quot;)">
            <text:p/>
          </table:table-cell>
          <table:table-cell table:style-name="ce4" table:formula="of:=IF(NOT([.Q115]=&quot;&quot;);VLOOKUP(CalcName;Positions;8;0);&quot;&quot;)">
            <text:p/>
          </table:table-cell>
          <table:table-cell table:style-name="ce4" table:formula="of:=IF(NOT([.Q115]=&quot;&quot;);[$Input.H111];&quot;&quot;)">
            <text:p/>
          </table:table-cell>
          <table:table-cell table:formula="of:=IF([$Input.D112]=&quot;&quot;;IF(OR([.Q114]=&quot;&quot;;[.Q114]=2400);&quot;&quot;;IF(Loop=&quot;true&quot;;IF([$Input.D111]=&quot;&quot;;&quot;&quot;;0);2400));[$Input.G112]-[$Input.G111]-[$Input.H111])">
            <text:p/>
          </table:table-cell>
          <table:table-cell table:formula="of:=IF(NOT([.Q115]=&quot;&quot;);[$Input.J111];&quot;&quot;)">
            <text:p/>
          </table:table-cell>
        </table:table-row>
        <table:table-row table:style-name="ro2">
          <table:table-cell table:style-name="ce4" table:formula="of:=IF(NOT([.Q116]=&quot;&quot;);[.A115]+1;&quot;&quot;)">
            <text:p/>
          </table:table-cell>
          <table:table-cell table:style-name="ce4" table:formula="of:=IF(NOT([.Q116]=&quot;&quot;);IF([$Input.I112]=&quot;Move&quot;;[.C115];[.C116]);&quot;&quot;)">
            <text:p/>
          </table:table-cell>
          <table:table-cell table:style-name="ce4" table:formula="of:=IF(NOT([.Q116]=&quot;&quot;);[$Input.D112];&quot;&quot;)">
            <text:p/>
          </table:table-cell>
          <table:table-cell table:style-name="ce4" table:formula="of:=IF(NOT([.Q116]=&quot;&quot;);IF([$Input.I112]=&quot;Move&quot;;[.J115];VLOOKUP([.C116];Positions;3;0));&quot;&quot;)">
            <text:p/>
          </table:table-cell>
          <table:table-cell table:style-name="ce4" table:formula="of:=IF(NOT([.Q116]=&quot;&quot;);IF([$Input.I112]=&quot;Move&quot;;[.K115];VLOOKUP([.C116];Positions;4;0));&quot;&quot;)">
            <text:p/>
          </table:table-cell>
          <table:table-cell table:style-name="ce4" table:formula="of:=IF(NOT([.Q116]=&quot;&quot;);IF([$Input.I112]=&quot;Move&quot;;[.L115];VLOOKUP([.C116];Positions;5;0));&quot;&quot;)">
            <text:p/>
          </table:table-cell>
          <table:table-cell table:style-name="ce4" table:formula="of:=IF(NOT([.Q116]=&quot;&quot;);IF([$Input.I112]=&quot;Move&quot;;[.M115];VLOOKUP([.C116];Positions;6;0));&quot;&quot;)">
            <text:p/>
          </table:table-cell>
          <table:table-cell table:style-name="ce4" table:formula="of:=IF(NOT([.Q116]=&quot;&quot;);IF([$Input.I112]=&quot;Move&quot;;[.N115];VLOOKUP([.C116];Positions;7;0));&quot;&quot;)">
            <text:p/>
          </table:table-cell>
          <table:table-cell table:style-name="ce4" table:formula="of:=IF(NOT([.Q116]=&quot;&quot;);IF([$Input.I112]=&quot;Move&quot;;[.O115];VLOOKUP([.C116];Positions;8;0));&quot;&quot;)">
            <text:p/>
          </table:table-cell>
          <table:table-cell table:style-name="ce4" table:formula="of:=IF(NOT([.Q116]=&quot;&quot;);VLOOKUP(CalcName;Positions;3;0);&quot;&quot;)">
            <text:p/>
          </table:table-cell>
          <table:table-cell table:style-name="ce4" table:formula="of:=IF(NOT([.Q116]=&quot;&quot;);VLOOKUP(CalcName;Positions;4;0);&quot;&quot;)">
            <text:p/>
          </table:table-cell>
          <table:table-cell table:style-name="ce4" table:formula="of:=IF(NOT([.Q116]=&quot;&quot;);VLOOKUP(CalcName;Positions;5;0);&quot;&quot;)">
            <text:p/>
          </table:table-cell>
          <table:table-cell table:style-name="ce4" table:formula="of:=IF(NOT([.Q116]=&quot;&quot;);VLOOKUP(CalcName;Positions;6;0);&quot;&quot;)">
            <text:p/>
          </table:table-cell>
          <table:table-cell table:style-name="ce4" table:formula="of:=IF(NOT([.Q116]=&quot;&quot;);VLOOKUP(CalcName;Positions;7;0);&quot;&quot;)">
            <text:p/>
          </table:table-cell>
          <table:table-cell table:style-name="ce4" table:formula="of:=IF(NOT([.Q116]=&quot;&quot;);VLOOKUP(CalcName;Positions;8;0);&quot;&quot;)">
            <text:p/>
          </table:table-cell>
          <table:table-cell table:style-name="ce4" table:formula="of:=IF(NOT([.Q116]=&quot;&quot;);[$Input.H112];&quot;&quot;)">
            <text:p/>
          </table:table-cell>
          <table:table-cell table:formula="of:=IF([$Input.D113]=&quot;&quot;;IF(OR([.Q115]=&quot;&quot;;[.Q115]=2400);&quot;&quot;;IF(Loop=&quot;true&quot;;IF([$Input.D112]=&quot;&quot;;&quot;&quot;;0);2400));[$Input.G113]-[$Input.G112]-[$Input.H112])">
            <text:p/>
          </table:table-cell>
          <table:table-cell table:formula="of:=IF(NOT([.Q116]=&quot;&quot;);[$Input.J112];&quot;&quot;)">
            <text:p/>
          </table:table-cell>
        </table:table-row>
        <table:table-row table:style-name="ro2">
          <table:table-cell table:style-name="ce4" table:formula="of:=IF(NOT([.Q117]=&quot;&quot;);[.A116]+1;&quot;&quot;)">
            <text:p/>
          </table:table-cell>
          <table:table-cell table:style-name="ce4" table:formula="of:=IF(NOT([.Q117]=&quot;&quot;);IF([$Input.I113]=&quot;Move&quot;;[.C116];[.C117]);&quot;&quot;)">
            <text:p/>
          </table:table-cell>
          <table:table-cell table:style-name="ce4" table:formula="of:=IF(NOT([.Q117]=&quot;&quot;);[$Input.D113];&quot;&quot;)">
            <text:p/>
          </table:table-cell>
          <table:table-cell table:style-name="ce4" table:formula="of:=IF(NOT([.Q117]=&quot;&quot;);IF([$Input.I113]=&quot;Move&quot;;[.J116];VLOOKUP([.C117];Positions;3;0));&quot;&quot;)">
            <text:p/>
          </table:table-cell>
          <table:table-cell table:style-name="ce4" table:formula="of:=IF(NOT([.Q117]=&quot;&quot;);IF([$Input.I113]=&quot;Move&quot;;[.K116];VLOOKUP([.C117];Positions;4;0));&quot;&quot;)">
            <text:p/>
          </table:table-cell>
          <table:table-cell table:style-name="ce4" table:formula="of:=IF(NOT([.Q117]=&quot;&quot;);IF([$Input.I113]=&quot;Move&quot;;[.L116];VLOOKUP([.C117];Positions;5;0));&quot;&quot;)">
            <text:p/>
          </table:table-cell>
          <table:table-cell table:style-name="ce4" table:formula="of:=IF(NOT([.Q117]=&quot;&quot;);IF([$Input.I113]=&quot;Move&quot;;[.M116];VLOOKUP([.C117];Positions;6;0));&quot;&quot;)">
            <text:p/>
          </table:table-cell>
          <table:table-cell table:style-name="ce4" table:formula="of:=IF(NOT([.Q117]=&quot;&quot;);IF([$Input.I113]=&quot;Move&quot;;[.N116];VLOOKUP([.C117];Positions;7;0));&quot;&quot;)">
            <text:p/>
          </table:table-cell>
          <table:table-cell table:style-name="ce4" table:formula="of:=IF(NOT([.Q117]=&quot;&quot;);IF([$Input.I113]=&quot;Move&quot;;[.O116];VLOOKUP([.C117];Positions;8;0));&quot;&quot;)">
            <text:p/>
          </table:table-cell>
          <table:table-cell table:style-name="ce4" table:formula="of:=IF(NOT([.Q117]=&quot;&quot;);VLOOKUP(CalcName;Positions;3;0);&quot;&quot;)">
            <text:p/>
          </table:table-cell>
          <table:table-cell table:style-name="ce4" table:formula="of:=IF(NOT([.Q117]=&quot;&quot;);VLOOKUP(CalcName;Positions;4;0);&quot;&quot;)">
            <text:p/>
          </table:table-cell>
          <table:table-cell table:style-name="ce4" table:formula="of:=IF(NOT([.Q117]=&quot;&quot;);VLOOKUP(CalcName;Positions;5;0);&quot;&quot;)">
            <text:p/>
          </table:table-cell>
          <table:table-cell table:style-name="ce4" table:formula="of:=IF(NOT([.Q117]=&quot;&quot;);VLOOKUP(CalcName;Positions;6;0);&quot;&quot;)">
            <text:p/>
          </table:table-cell>
          <table:table-cell table:style-name="ce4" table:formula="of:=IF(NOT([.Q117]=&quot;&quot;);VLOOKUP(CalcName;Positions;7;0);&quot;&quot;)">
            <text:p/>
          </table:table-cell>
          <table:table-cell table:style-name="ce4" table:formula="of:=IF(NOT([.Q117]=&quot;&quot;);VLOOKUP(CalcName;Positions;8;0);&quot;&quot;)">
            <text:p/>
          </table:table-cell>
          <table:table-cell table:style-name="ce4" table:formula="of:=IF(NOT([.Q117]=&quot;&quot;);[$Input.H113];&quot;&quot;)">
            <text:p/>
          </table:table-cell>
          <table:table-cell table:formula="of:=IF([$Input.D114]=&quot;&quot;;IF(OR([.Q116]=&quot;&quot;;[.Q116]=2400);&quot;&quot;;IF(Loop=&quot;true&quot;;IF([$Input.D113]=&quot;&quot;;&quot;&quot;;0);2400));[$Input.G114]-[$Input.G113]-[$Input.H113])">
            <text:p/>
          </table:table-cell>
          <table:table-cell table:formula="of:=IF(NOT([.Q117]=&quot;&quot;);[$Input.J113];&quot;&quot;)">
            <text:p/>
          </table:table-cell>
        </table:table-row>
        <table:table-row table:style-name="ro2">
          <table:table-cell table:style-name="ce4" table:formula="of:=IF(NOT([.Q118]=&quot;&quot;);[.A117]+1;&quot;&quot;)">
            <text:p/>
          </table:table-cell>
          <table:table-cell table:style-name="ce4" table:formula="of:=IF(NOT([.Q118]=&quot;&quot;);IF([$Input.I114]=&quot;Move&quot;;[.C117];[.C118]);&quot;&quot;)">
            <text:p/>
          </table:table-cell>
          <table:table-cell table:style-name="ce4" table:formula="of:=IF(NOT([.Q118]=&quot;&quot;);[$Input.D114];&quot;&quot;)">
            <text:p/>
          </table:table-cell>
          <table:table-cell table:style-name="ce4" table:formula="of:=IF(NOT([.Q118]=&quot;&quot;);IF([$Input.I114]=&quot;Move&quot;;[.J117];VLOOKUP([.C118];Positions;3;0));&quot;&quot;)">
            <text:p/>
          </table:table-cell>
          <table:table-cell table:style-name="ce4" table:formula="of:=IF(NOT([.Q118]=&quot;&quot;);IF([$Input.I114]=&quot;Move&quot;;[.K117];VLOOKUP([.C118];Positions;4;0));&quot;&quot;)">
            <text:p/>
          </table:table-cell>
          <table:table-cell table:style-name="ce4" table:formula="of:=IF(NOT([.Q118]=&quot;&quot;);IF([$Input.I114]=&quot;Move&quot;;[.L117];VLOOKUP([.C118];Positions;5;0));&quot;&quot;)">
            <text:p/>
          </table:table-cell>
          <table:table-cell table:style-name="ce4" table:formula="of:=IF(NOT([.Q118]=&quot;&quot;);IF([$Input.I114]=&quot;Move&quot;;[.M117];VLOOKUP([.C118];Positions;6;0));&quot;&quot;)">
            <text:p/>
          </table:table-cell>
          <table:table-cell table:style-name="ce4" table:formula="of:=IF(NOT([.Q118]=&quot;&quot;);IF([$Input.I114]=&quot;Move&quot;;[.N117];VLOOKUP([.C118];Positions;7;0));&quot;&quot;)">
            <text:p/>
          </table:table-cell>
          <table:table-cell table:style-name="ce4" table:formula="of:=IF(NOT([.Q118]=&quot;&quot;);IF([$Input.I114]=&quot;Move&quot;;[.O117];VLOOKUP([.C118];Positions;8;0));&quot;&quot;)">
            <text:p/>
          </table:table-cell>
          <table:table-cell table:style-name="ce4" table:formula="of:=IF(NOT([.Q118]=&quot;&quot;);VLOOKUP(CalcName;Positions;3;0);&quot;&quot;)">
            <text:p/>
          </table:table-cell>
          <table:table-cell table:style-name="ce4" table:formula="of:=IF(NOT([.Q118]=&quot;&quot;);VLOOKUP(CalcName;Positions;4;0);&quot;&quot;)">
            <text:p/>
          </table:table-cell>
          <table:table-cell table:style-name="ce4" table:formula="of:=IF(NOT([.Q118]=&quot;&quot;);VLOOKUP(CalcName;Positions;5;0);&quot;&quot;)">
            <text:p/>
          </table:table-cell>
          <table:table-cell table:style-name="ce4" table:formula="of:=IF(NOT([.Q118]=&quot;&quot;);VLOOKUP(CalcName;Positions;6;0);&quot;&quot;)">
            <text:p/>
          </table:table-cell>
          <table:table-cell table:style-name="ce4" table:formula="of:=IF(NOT([.Q118]=&quot;&quot;);VLOOKUP(CalcName;Positions;7;0);&quot;&quot;)">
            <text:p/>
          </table:table-cell>
          <table:table-cell table:style-name="ce4" table:formula="of:=IF(NOT([.Q118]=&quot;&quot;);VLOOKUP(CalcName;Positions;8;0);&quot;&quot;)">
            <text:p/>
          </table:table-cell>
          <table:table-cell table:style-name="ce4" table:formula="of:=IF(NOT([.Q118]=&quot;&quot;);[$Input.H114];&quot;&quot;)">
            <text:p/>
          </table:table-cell>
          <table:table-cell table:formula="of:=IF([$Input.D115]=&quot;&quot;;IF(OR([.Q117]=&quot;&quot;;[.Q117]=2400);&quot;&quot;;IF(Loop=&quot;true&quot;;IF([$Input.D114]=&quot;&quot;;&quot;&quot;;0);2400));[$Input.G115]-[$Input.G114]-[$Input.H114])">
            <text:p/>
          </table:table-cell>
          <table:table-cell table:formula="of:=IF(NOT([.Q118]=&quot;&quot;);[$Input.J114];&quot;&quot;)">
            <text:p/>
          </table:table-cell>
        </table:table-row>
        <table:table-row table:style-name="ro2">
          <table:table-cell table:style-name="ce4" table:formula="of:=IF(NOT([.Q119]=&quot;&quot;);[.A118]+1;&quot;&quot;)">
            <text:p/>
          </table:table-cell>
          <table:table-cell table:style-name="ce4" table:formula="of:=IF(NOT([.Q119]=&quot;&quot;);IF([$Input.I115]=&quot;Move&quot;;[.C118];[.C119]);&quot;&quot;)">
            <text:p/>
          </table:table-cell>
          <table:table-cell table:style-name="ce4" table:formula="of:=IF(NOT([.Q119]=&quot;&quot;);[$Input.D115];&quot;&quot;)">
            <text:p/>
          </table:table-cell>
          <table:table-cell table:style-name="ce4" table:formula="of:=IF(NOT([.Q119]=&quot;&quot;);IF([$Input.I115]=&quot;Move&quot;;[.J118];VLOOKUP([.C119];Positions;3;0));&quot;&quot;)">
            <text:p/>
          </table:table-cell>
          <table:table-cell table:style-name="ce4" table:formula="of:=IF(NOT([.Q119]=&quot;&quot;);IF([$Input.I115]=&quot;Move&quot;;[.K118];VLOOKUP([.C119];Positions;4;0));&quot;&quot;)">
            <text:p/>
          </table:table-cell>
          <table:table-cell table:style-name="ce4" table:formula="of:=IF(NOT([.Q119]=&quot;&quot;);IF([$Input.I115]=&quot;Move&quot;;[.L118];VLOOKUP([.C119];Positions;5;0));&quot;&quot;)">
            <text:p/>
          </table:table-cell>
          <table:table-cell table:style-name="ce4" table:formula="of:=IF(NOT([.Q119]=&quot;&quot;);IF([$Input.I115]=&quot;Move&quot;;[.M118];VLOOKUP([.C119];Positions;6;0));&quot;&quot;)">
            <text:p/>
          </table:table-cell>
          <table:table-cell table:style-name="ce4" table:formula="of:=IF(NOT([.Q119]=&quot;&quot;);IF([$Input.I115]=&quot;Move&quot;;[.N118];VLOOKUP([.C119];Positions;7;0));&quot;&quot;)">
            <text:p/>
          </table:table-cell>
          <table:table-cell table:style-name="ce4" table:formula="of:=IF(NOT([.Q119]=&quot;&quot;);IF([$Input.I115]=&quot;Move&quot;;[.O118];VLOOKUP([.C119];Positions;8;0));&quot;&quot;)">
            <text:p/>
          </table:table-cell>
          <table:table-cell table:style-name="ce4" table:formula="of:=IF(NOT([.Q119]=&quot;&quot;);VLOOKUP(CalcName;Positions;3;0);&quot;&quot;)">
            <text:p/>
          </table:table-cell>
          <table:table-cell table:style-name="ce4" table:formula="of:=IF(NOT([.Q119]=&quot;&quot;);VLOOKUP(CalcName;Positions;4;0);&quot;&quot;)">
            <text:p/>
          </table:table-cell>
          <table:table-cell table:style-name="ce4" table:formula="of:=IF(NOT([.Q119]=&quot;&quot;);VLOOKUP(CalcName;Positions;5;0);&quot;&quot;)">
            <text:p/>
          </table:table-cell>
          <table:table-cell table:style-name="ce4" table:formula="of:=IF(NOT([.Q119]=&quot;&quot;);VLOOKUP(CalcName;Positions;6;0);&quot;&quot;)">
            <text:p/>
          </table:table-cell>
          <table:table-cell table:style-name="ce4" table:formula="of:=IF(NOT([.Q119]=&quot;&quot;);VLOOKUP(CalcName;Positions;7;0);&quot;&quot;)">
            <text:p/>
          </table:table-cell>
          <table:table-cell table:style-name="ce4" table:formula="of:=IF(NOT([.Q119]=&quot;&quot;);VLOOKUP(CalcName;Positions;8;0);&quot;&quot;)">
            <text:p/>
          </table:table-cell>
          <table:table-cell table:style-name="ce4" table:formula="of:=IF(NOT([.Q119]=&quot;&quot;);[$Input.H115];&quot;&quot;)">
            <text:p/>
          </table:table-cell>
          <table:table-cell table:formula="of:=IF([$Input.D116]=&quot;&quot;;IF(OR([.Q118]=&quot;&quot;;[.Q118]=2400);&quot;&quot;;IF(Loop=&quot;true&quot;;IF([$Input.D115]=&quot;&quot;;&quot;&quot;;0);2400));[$Input.G116]-[$Input.G115]-[$Input.H115])">
            <text:p/>
          </table:table-cell>
          <table:table-cell table:formula="of:=IF(NOT([.Q119]=&quot;&quot;);[$Input.J115];&quot;&quot;)">
            <text:p/>
          </table:table-cell>
        </table:table-row>
        <table:table-row table:style-name="ro2">
          <table:table-cell table:style-name="ce4" table:formula="of:=IF(NOT([.Q120]=&quot;&quot;);[.A119]+1;&quot;&quot;)">
            <text:p/>
          </table:table-cell>
          <table:table-cell table:style-name="ce4" table:formula="of:=IF(NOT([.Q120]=&quot;&quot;);IF([$Input.I116]=&quot;Move&quot;;[.C119];[.C120]);&quot;&quot;)">
            <text:p/>
          </table:table-cell>
          <table:table-cell table:style-name="ce4" table:formula="of:=IF(NOT([.Q120]=&quot;&quot;);[$Input.D116];&quot;&quot;)">
            <text:p/>
          </table:table-cell>
          <table:table-cell table:style-name="ce4" table:formula="of:=IF(NOT([.Q120]=&quot;&quot;);IF([$Input.I116]=&quot;Move&quot;;[.J119];VLOOKUP([.C120];Positions;3;0));&quot;&quot;)">
            <text:p/>
          </table:table-cell>
          <table:table-cell table:style-name="ce4" table:formula="of:=IF(NOT([.Q120]=&quot;&quot;);IF([$Input.I116]=&quot;Move&quot;;[.K119];VLOOKUP([.C120];Positions;4;0));&quot;&quot;)">
            <text:p/>
          </table:table-cell>
          <table:table-cell table:style-name="ce4" table:formula="of:=IF(NOT([.Q120]=&quot;&quot;);IF([$Input.I116]=&quot;Move&quot;;[.L119];VLOOKUP([.C120];Positions;5;0));&quot;&quot;)">
            <text:p/>
          </table:table-cell>
          <table:table-cell table:style-name="ce4" table:formula="of:=IF(NOT([.Q120]=&quot;&quot;);IF([$Input.I116]=&quot;Move&quot;;[.M119];VLOOKUP([.C120];Positions;6;0));&quot;&quot;)">
            <text:p/>
          </table:table-cell>
          <table:table-cell table:style-name="ce4" table:formula="of:=IF(NOT([.Q120]=&quot;&quot;);IF([$Input.I116]=&quot;Move&quot;;[.N119];VLOOKUP([.C120];Positions;7;0));&quot;&quot;)">
            <text:p/>
          </table:table-cell>
          <table:table-cell table:style-name="ce4" table:formula="of:=IF(NOT([.Q120]=&quot;&quot;);IF([$Input.I116]=&quot;Move&quot;;[.O119];VLOOKUP([.C120];Positions;8;0));&quot;&quot;)">
            <text:p/>
          </table:table-cell>
          <table:table-cell table:style-name="ce4" table:formula="of:=IF(NOT([.Q120]=&quot;&quot;);VLOOKUP(CalcName;Positions;3;0);&quot;&quot;)">
            <text:p/>
          </table:table-cell>
          <table:table-cell table:style-name="ce4" table:formula="of:=IF(NOT([.Q120]=&quot;&quot;);VLOOKUP(CalcName;Positions;4;0);&quot;&quot;)">
            <text:p/>
          </table:table-cell>
          <table:table-cell table:style-name="ce4" table:formula="of:=IF(NOT([.Q120]=&quot;&quot;);VLOOKUP(CalcName;Positions;5;0);&quot;&quot;)">
            <text:p/>
          </table:table-cell>
          <table:table-cell table:style-name="ce4" table:formula="of:=IF(NOT([.Q120]=&quot;&quot;);VLOOKUP(CalcName;Positions;6;0);&quot;&quot;)">
            <text:p/>
          </table:table-cell>
          <table:table-cell table:style-name="ce4" table:formula="of:=IF(NOT([.Q120]=&quot;&quot;);VLOOKUP(CalcName;Positions;7;0);&quot;&quot;)">
            <text:p/>
          </table:table-cell>
          <table:table-cell table:style-name="ce4" table:formula="of:=IF(NOT([.Q120]=&quot;&quot;);VLOOKUP(CalcName;Positions;8;0);&quot;&quot;)">
            <text:p/>
          </table:table-cell>
          <table:table-cell table:style-name="ce4" table:formula="of:=IF(NOT([.Q120]=&quot;&quot;);[$Input.H116];&quot;&quot;)">
            <text:p/>
          </table:table-cell>
          <table:table-cell table:formula="of:=IF([$Input.D117]=&quot;&quot;;IF(OR([.Q119]=&quot;&quot;;[.Q119]=2400);&quot;&quot;;IF(Loop=&quot;true&quot;;IF([$Input.D116]=&quot;&quot;;&quot;&quot;;0);2400));[$Input.G117]-[$Input.G116]-[$Input.H116])">
            <text:p/>
          </table:table-cell>
          <table:table-cell table:formula="of:=IF(NOT([.Q120]=&quot;&quot;);[$Input.J116];&quot;&quot;)">
            <text:p/>
          </table:table-cell>
        </table:table-row>
        <table:table-row table:style-name="ro2">
          <table:table-cell table:style-name="ce4" table:formula="of:=IF(NOT([.Q121]=&quot;&quot;);[.A120]+1;&quot;&quot;)">
            <text:p/>
          </table:table-cell>
          <table:table-cell table:style-name="ce4" table:formula="of:=IF(NOT([.Q121]=&quot;&quot;);IF([$Input.I117]=&quot;Move&quot;;[.C120];[.C121]);&quot;&quot;)">
            <text:p/>
          </table:table-cell>
          <table:table-cell table:style-name="ce4" table:formula="of:=IF(NOT([.Q121]=&quot;&quot;);[$Input.D117];&quot;&quot;)">
            <text:p/>
          </table:table-cell>
          <table:table-cell table:style-name="ce4" table:formula="of:=IF(NOT([.Q121]=&quot;&quot;);IF([$Input.I117]=&quot;Move&quot;;[.J120];VLOOKUP([.C121];Positions;3;0));&quot;&quot;)">
            <text:p/>
          </table:table-cell>
          <table:table-cell table:style-name="ce4" table:formula="of:=IF(NOT([.Q121]=&quot;&quot;);IF([$Input.I117]=&quot;Move&quot;;[.K120];VLOOKUP([.C121];Positions;4;0));&quot;&quot;)">
            <text:p/>
          </table:table-cell>
          <table:table-cell table:style-name="ce4" table:formula="of:=IF(NOT([.Q121]=&quot;&quot;);IF([$Input.I117]=&quot;Move&quot;;[.L120];VLOOKUP([.C121];Positions;5;0));&quot;&quot;)">
            <text:p/>
          </table:table-cell>
          <table:table-cell table:style-name="ce4" table:formula="of:=IF(NOT([.Q121]=&quot;&quot;);IF([$Input.I117]=&quot;Move&quot;;[.M120];VLOOKUP([.C121];Positions;6;0));&quot;&quot;)">
            <text:p/>
          </table:table-cell>
          <table:table-cell table:style-name="ce4" table:formula="of:=IF(NOT([.Q121]=&quot;&quot;);IF([$Input.I117]=&quot;Move&quot;;[.N120];VLOOKUP([.C121];Positions;7;0));&quot;&quot;)">
            <text:p/>
          </table:table-cell>
          <table:table-cell table:style-name="ce4" table:formula="of:=IF(NOT([.Q121]=&quot;&quot;);IF([$Input.I117]=&quot;Move&quot;;[.O120];VLOOKUP([.C121];Positions;8;0));&quot;&quot;)">
            <text:p/>
          </table:table-cell>
          <table:table-cell table:style-name="ce4" table:formula="of:=IF(NOT([.Q121]=&quot;&quot;);VLOOKUP(CalcName;Positions;3;0);&quot;&quot;)">
            <text:p/>
          </table:table-cell>
          <table:table-cell table:style-name="ce4" table:formula="of:=IF(NOT([.Q121]=&quot;&quot;);VLOOKUP(CalcName;Positions;4;0);&quot;&quot;)">
            <text:p/>
          </table:table-cell>
          <table:table-cell table:style-name="ce4" table:formula="of:=IF(NOT([.Q121]=&quot;&quot;);VLOOKUP(CalcName;Positions;5;0);&quot;&quot;)">
            <text:p/>
          </table:table-cell>
          <table:table-cell table:style-name="ce4" table:formula="of:=IF(NOT([.Q121]=&quot;&quot;);VLOOKUP(CalcName;Positions;6;0);&quot;&quot;)">
            <text:p/>
          </table:table-cell>
          <table:table-cell table:style-name="ce4" table:formula="of:=IF(NOT([.Q121]=&quot;&quot;);VLOOKUP(CalcName;Positions;7;0);&quot;&quot;)">
            <text:p/>
          </table:table-cell>
          <table:table-cell table:style-name="ce4" table:formula="of:=IF(NOT([.Q121]=&quot;&quot;);VLOOKUP(CalcName;Positions;8;0);&quot;&quot;)">
            <text:p/>
          </table:table-cell>
          <table:table-cell table:style-name="ce4" table:formula="of:=IF(NOT([.Q121]=&quot;&quot;);[$Input.H117];&quot;&quot;)">
            <text:p/>
          </table:table-cell>
          <table:table-cell table:formula="of:=IF([$Input.D118]=&quot;&quot;;IF(OR([.Q120]=&quot;&quot;;[.Q120]=2400);&quot;&quot;;IF(Loop=&quot;true&quot;;IF([$Input.D117]=&quot;&quot;;&quot;&quot;;0);2400));[$Input.G118]-[$Input.G117]-[$Input.H117])">
            <text:p/>
          </table:table-cell>
          <table:table-cell table:formula="of:=IF(NOT([.Q121]=&quot;&quot;);[$Input.J117];&quot;&quot;)">
            <text:p/>
          </table:table-cell>
        </table:table-row>
        <table:table-row table:style-name="ro2">
          <table:table-cell table:style-name="ce4" table:formula="of:=IF(NOT([.Q122]=&quot;&quot;);[.A121]+1;&quot;&quot;)">
            <text:p/>
          </table:table-cell>
          <table:table-cell table:style-name="ce4" table:formula="of:=IF(NOT([.Q122]=&quot;&quot;);IF([$Input.I118]=&quot;Move&quot;;[.C121];[.C122]);&quot;&quot;)">
            <text:p/>
          </table:table-cell>
          <table:table-cell table:style-name="ce4" table:formula="of:=IF(NOT([.Q122]=&quot;&quot;);[$Input.D118];&quot;&quot;)">
            <text:p/>
          </table:table-cell>
          <table:table-cell table:style-name="ce4" table:formula="of:=IF(NOT([.Q122]=&quot;&quot;);IF([$Input.I118]=&quot;Move&quot;;[.J121];VLOOKUP([.C122];Positions;3;0));&quot;&quot;)">
            <text:p/>
          </table:table-cell>
          <table:table-cell table:style-name="ce4" table:formula="of:=IF(NOT([.Q122]=&quot;&quot;);IF([$Input.I118]=&quot;Move&quot;;[.K121];VLOOKUP([.C122];Positions;4;0));&quot;&quot;)">
            <text:p/>
          </table:table-cell>
          <table:table-cell table:style-name="ce4" table:formula="of:=IF(NOT([.Q122]=&quot;&quot;);IF([$Input.I118]=&quot;Move&quot;;[.L121];VLOOKUP([.C122];Positions;5;0));&quot;&quot;)">
            <text:p/>
          </table:table-cell>
          <table:table-cell table:style-name="ce4" table:formula="of:=IF(NOT([.Q122]=&quot;&quot;);IF([$Input.I118]=&quot;Move&quot;;[.M121];VLOOKUP([.C122];Positions;6;0));&quot;&quot;)">
            <text:p/>
          </table:table-cell>
          <table:table-cell table:style-name="ce4" table:formula="of:=IF(NOT([.Q122]=&quot;&quot;);IF([$Input.I118]=&quot;Move&quot;;[.N121];VLOOKUP([.C122];Positions;7;0));&quot;&quot;)">
            <text:p/>
          </table:table-cell>
          <table:table-cell table:style-name="ce4" table:formula="of:=IF(NOT([.Q122]=&quot;&quot;);IF([$Input.I118]=&quot;Move&quot;;[.O121];VLOOKUP([.C122];Positions;8;0));&quot;&quot;)">
            <text:p/>
          </table:table-cell>
          <table:table-cell table:style-name="ce4" table:formula="of:=IF(NOT([.Q122]=&quot;&quot;);VLOOKUP(CalcName;Positions;3;0);&quot;&quot;)">
            <text:p/>
          </table:table-cell>
          <table:table-cell table:style-name="ce4" table:formula="of:=IF(NOT([.Q122]=&quot;&quot;);VLOOKUP(CalcName;Positions;4;0);&quot;&quot;)">
            <text:p/>
          </table:table-cell>
          <table:table-cell table:style-name="ce4" table:formula="of:=IF(NOT([.Q122]=&quot;&quot;);VLOOKUP(CalcName;Positions;5;0);&quot;&quot;)">
            <text:p/>
          </table:table-cell>
          <table:table-cell table:style-name="ce4" table:formula="of:=IF(NOT([.Q122]=&quot;&quot;);VLOOKUP(CalcName;Positions;6;0);&quot;&quot;)">
            <text:p/>
          </table:table-cell>
          <table:table-cell table:style-name="ce4" table:formula="of:=IF(NOT([.Q122]=&quot;&quot;);VLOOKUP(CalcName;Positions;7;0);&quot;&quot;)">
            <text:p/>
          </table:table-cell>
          <table:table-cell table:style-name="ce4" table:formula="of:=IF(NOT([.Q122]=&quot;&quot;);VLOOKUP(CalcName;Positions;8;0);&quot;&quot;)">
            <text:p/>
          </table:table-cell>
          <table:table-cell table:style-name="ce4" table:formula="of:=IF(NOT([.Q122]=&quot;&quot;);[$Input.H118];&quot;&quot;)">
            <text:p/>
          </table:table-cell>
          <table:table-cell table:formula="of:=IF([$Input.D119]=&quot;&quot;;IF(OR([.Q121]=&quot;&quot;;[.Q121]=2400);&quot;&quot;;IF(Loop=&quot;true&quot;;IF([$Input.D118]=&quot;&quot;;&quot;&quot;;0);2400));[$Input.G119]-[$Input.G118]-[$Input.H118])">
            <text:p/>
          </table:table-cell>
          <table:table-cell table:formula="of:=IF(NOT([.Q122]=&quot;&quot;);[$Input.J118];&quot;&quot;)">
            <text:p/>
          </table:table-cell>
        </table:table-row>
        <table:table-row table:style-name="ro2">
          <table:table-cell table:style-name="ce4" table:formula="of:=IF(NOT([.Q123]=&quot;&quot;);[.A122]+1;&quot;&quot;)">
            <text:p/>
          </table:table-cell>
          <table:table-cell table:style-name="ce4" table:formula="of:=IF(NOT([.Q123]=&quot;&quot;);IF([$Input.I119]=&quot;Move&quot;;[.C122];[.C123]);&quot;&quot;)">
            <text:p/>
          </table:table-cell>
          <table:table-cell table:style-name="ce4" table:formula="of:=IF(NOT([.Q123]=&quot;&quot;);[$Input.D119];&quot;&quot;)">
            <text:p/>
          </table:table-cell>
          <table:table-cell table:style-name="ce4" table:formula="of:=IF(NOT([.Q123]=&quot;&quot;);IF([$Input.I119]=&quot;Move&quot;;[.J122];VLOOKUP([.C123];Positions;3;0));&quot;&quot;)">
            <text:p/>
          </table:table-cell>
          <table:table-cell table:style-name="ce4" table:formula="of:=IF(NOT([.Q123]=&quot;&quot;);IF([$Input.I119]=&quot;Move&quot;;[.K122];VLOOKUP([.C123];Positions;4;0));&quot;&quot;)">
            <text:p/>
          </table:table-cell>
          <table:table-cell table:style-name="ce4" table:formula="of:=IF(NOT([.Q123]=&quot;&quot;);IF([$Input.I119]=&quot;Move&quot;;[.L122];VLOOKUP([.C123];Positions;5;0));&quot;&quot;)">
            <text:p/>
          </table:table-cell>
          <table:table-cell table:style-name="ce4" table:formula="of:=IF(NOT([.Q123]=&quot;&quot;);IF([$Input.I119]=&quot;Move&quot;;[.M122];VLOOKUP([.C123];Positions;6;0));&quot;&quot;)">
            <text:p/>
          </table:table-cell>
          <table:table-cell table:style-name="ce4" table:formula="of:=IF(NOT([.Q123]=&quot;&quot;);IF([$Input.I119]=&quot;Move&quot;;[.N122];VLOOKUP([.C123];Positions;7;0));&quot;&quot;)">
            <text:p/>
          </table:table-cell>
          <table:table-cell table:style-name="ce4" table:formula="of:=IF(NOT([.Q123]=&quot;&quot;);IF([$Input.I119]=&quot;Move&quot;;[.O122];VLOOKUP([.C123];Positions;8;0));&quot;&quot;)">
            <text:p/>
          </table:table-cell>
          <table:table-cell table:style-name="ce4" table:formula="of:=IF(NOT([.Q123]=&quot;&quot;);VLOOKUP(CalcName;Positions;3;0);&quot;&quot;)">
            <text:p/>
          </table:table-cell>
          <table:table-cell table:style-name="ce4" table:formula="of:=IF(NOT([.Q123]=&quot;&quot;);VLOOKUP(CalcName;Positions;4;0);&quot;&quot;)">
            <text:p/>
          </table:table-cell>
          <table:table-cell table:style-name="ce4" table:formula="of:=IF(NOT([.Q123]=&quot;&quot;);VLOOKUP(CalcName;Positions;5;0);&quot;&quot;)">
            <text:p/>
          </table:table-cell>
          <table:table-cell table:style-name="ce4" table:formula="of:=IF(NOT([.Q123]=&quot;&quot;);VLOOKUP(CalcName;Positions;6;0);&quot;&quot;)">
            <text:p/>
          </table:table-cell>
          <table:table-cell table:style-name="ce4" table:formula="of:=IF(NOT([.Q123]=&quot;&quot;);VLOOKUP(CalcName;Positions;7;0);&quot;&quot;)">
            <text:p/>
          </table:table-cell>
          <table:table-cell table:style-name="ce4" table:formula="of:=IF(NOT([.Q123]=&quot;&quot;);VLOOKUP(CalcName;Positions;8;0);&quot;&quot;)">
            <text:p/>
          </table:table-cell>
          <table:table-cell table:style-name="ce4" table:formula="of:=IF(NOT([.Q123]=&quot;&quot;);[$Input.H119];&quot;&quot;)">
            <text:p/>
          </table:table-cell>
          <table:table-cell table:formula="of:=IF([$Input.D120]=&quot;&quot;;IF(OR([.Q122]=&quot;&quot;;[.Q122]=2400);&quot;&quot;;IF(Loop=&quot;true&quot;;IF([$Input.D119]=&quot;&quot;;&quot;&quot;;0);2400));[$Input.G120]-[$Input.G119]-[$Input.H119])">
            <text:p/>
          </table:table-cell>
          <table:table-cell table:formula="of:=IF(NOT([.Q123]=&quot;&quot;);[$Input.J119];&quot;&quot;)">
            <text:p/>
          </table:table-cell>
        </table:table-row>
        <table:table-row table:style-name="ro2">
          <table:table-cell table:style-name="ce4" table:formula="of:=IF(NOT([.Q124]=&quot;&quot;);[.A123]+1;&quot;&quot;)">
            <text:p/>
          </table:table-cell>
          <table:table-cell table:style-name="ce4" table:formula="of:=IF(NOT([.Q124]=&quot;&quot;);IF([$Input.I120]=&quot;Move&quot;;[.C123];[.C124]);&quot;&quot;)">
            <text:p/>
          </table:table-cell>
          <table:table-cell table:style-name="ce4" table:formula="of:=IF(NOT([.Q124]=&quot;&quot;);[$Input.D120];&quot;&quot;)">
            <text:p/>
          </table:table-cell>
          <table:table-cell table:style-name="ce4" table:formula="of:=IF(NOT([.Q124]=&quot;&quot;);IF([$Input.I120]=&quot;Move&quot;;[.J123];VLOOKUP([.C124];Positions;3;0));&quot;&quot;)">
            <text:p/>
          </table:table-cell>
          <table:table-cell table:style-name="ce4" table:formula="of:=IF(NOT([.Q124]=&quot;&quot;);IF([$Input.I120]=&quot;Move&quot;;[.K123];VLOOKUP([.C124];Positions;4;0));&quot;&quot;)">
            <text:p/>
          </table:table-cell>
          <table:table-cell table:style-name="ce4" table:formula="of:=IF(NOT([.Q124]=&quot;&quot;);IF([$Input.I120]=&quot;Move&quot;;[.L123];VLOOKUP([.C124];Positions;5;0));&quot;&quot;)">
            <text:p/>
          </table:table-cell>
          <table:table-cell table:style-name="ce4" table:formula="of:=IF(NOT([.Q124]=&quot;&quot;);IF([$Input.I120]=&quot;Move&quot;;[.M123];VLOOKUP([.C124];Positions;6;0));&quot;&quot;)">
            <text:p/>
          </table:table-cell>
          <table:table-cell table:style-name="ce4" table:formula="of:=IF(NOT([.Q124]=&quot;&quot;);IF([$Input.I120]=&quot;Move&quot;;[.N123];VLOOKUP([.C124];Positions;7;0));&quot;&quot;)">
            <text:p/>
          </table:table-cell>
          <table:table-cell table:style-name="ce4" table:formula="of:=IF(NOT([.Q124]=&quot;&quot;);IF([$Input.I120]=&quot;Move&quot;;[.O123];VLOOKUP([.C124];Positions;8;0));&quot;&quot;)">
            <text:p/>
          </table:table-cell>
          <table:table-cell table:style-name="ce4" table:formula="of:=IF(NOT([.Q124]=&quot;&quot;);VLOOKUP(CalcName;Positions;3;0);&quot;&quot;)">
            <text:p/>
          </table:table-cell>
          <table:table-cell table:style-name="ce4" table:formula="of:=IF(NOT([.Q124]=&quot;&quot;);VLOOKUP(CalcName;Positions;4;0);&quot;&quot;)">
            <text:p/>
          </table:table-cell>
          <table:table-cell table:style-name="ce4" table:formula="of:=IF(NOT([.Q124]=&quot;&quot;);VLOOKUP(CalcName;Positions;5;0);&quot;&quot;)">
            <text:p/>
          </table:table-cell>
          <table:table-cell table:style-name="ce4" table:formula="of:=IF(NOT([.Q124]=&quot;&quot;);VLOOKUP(CalcName;Positions;6;0);&quot;&quot;)">
            <text:p/>
          </table:table-cell>
          <table:table-cell table:style-name="ce4" table:formula="of:=IF(NOT([.Q124]=&quot;&quot;);VLOOKUP(CalcName;Positions;7;0);&quot;&quot;)">
            <text:p/>
          </table:table-cell>
          <table:table-cell table:style-name="ce4" table:formula="of:=IF(NOT([.Q124]=&quot;&quot;);VLOOKUP(CalcName;Positions;8;0);&quot;&quot;)">
            <text:p/>
          </table:table-cell>
          <table:table-cell table:style-name="ce4" table:formula="of:=IF(NOT([.Q124]=&quot;&quot;);[$Input.H120];&quot;&quot;)">
            <text:p/>
          </table:table-cell>
          <table:table-cell table:formula="of:=IF([$Input.D121]=&quot;&quot;;IF(OR([.Q123]=&quot;&quot;;[.Q123]=2400);&quot;&quot;;IF(Loop=&quot;true&quot;;IF([$Input.D120]=&quot;&quot;;&quot;&quot;;0);2400));[$Input.G121]-[$Input.G120]-[$Input.H120])">
            <text:p/>
          </table:table-cell>
          <table:table-cell table:formula="of:=IF(NOT([.Q124]=&quot;&quot;);[$Input.J120];&quot;&quot;)">
            <text:p/>
          </table:table-cell>
        </table:table-row>
        <table:table-row table:style-name="ro2">
          <table:table-cell table:style-name="ce4" table:formula="of:=IF(NOT([.Q125]=&quot;&quot;);[.A124]+1;&quot;&quot;)">
            <text:p/>
          </table:table-cell>
          <table:table-cell table:style-name="ce4" table:formula="of:=IF(NOT([.Q125]=&quot;&quot;);IF([$Input.I121]=&quot;Move&quot;;[.C124];[.C125]);&quot;&quot;)">
            <text:p/>
          </table:table-cell>
          <table:table-cell table:style-name="ce4" table:formula="of:=IF(NOT([.Q125]=&quot;&quot;);[$Input.D121];&quot;&quot;)">
            <text:p/>
          </table:table-cell>
          <table:table-cell table:style-name="ce4" table:formula="of:=IF(NOT([.Q125]=&quot;&quot;);IF([$Input.I121]=&quot;Move&quot;;[.J124];VLOOKUP([.C125];Positions;3;0));&quot;&quot;)">
            <text:p/>
          </table:table-cell>
          <table:table-cell table:style-name="ce4" table:formula="of:=IF(NOT([.Q125]=&quot;&quot;);IF([$Input.I121]=&quot;Move&quot;;[.K124];VLOOKUP([.C125];Positions;4;0));&quot;&quot;)">
            <text:p/>
          </table:table-cell>
          <table:table-cell table:style-name="ce4" table:formula="of:=IF(NOT([.Q125]=&quot;&quot;);IF([$Input.I121]=&quot;Move&quot;;[.L124];VLOOKUP([.C125];Positions;5;0));&quot;&quot;)">
            <text:p/>
          </table:table-cell>
          <table:table-cell table:style-name="ce4" table:formula="of:=IF(NOT([.Q125]=&quot;&quot;);IF([$Input.I121]=&quot;Move&quot;;[.M124];VLOOKUP([.C125];Positions;6;0));&quot;&quot;)">
            <text:p/>
          </table:table-cell>
          <table:table-cell table:style-name="ce4" table:formula="of:=IF(NOT([.Q125]=&quot;&quot;);IF([$Input.I121]=&quot;Move&quot;;[.N124];VLOOKUP([.C125];Positions;7;0));&quot;&quot;)">
            <text:p/>
          </table:table-cell>
          <table:table-cell table:style-name="ce4" table:formula="of:=IF(NOT([.Q125]=&quot;&quot;);IF([$Input.I121]=&quot;Move&quot;;[.O124];VLOOKUP([.C125];Positions;8;0));&quot;&quot;)">
            <text:p/>
          </table:table-cell>
          <table:table-cell table:style-name="ce4" table:formula="of:=IF(NOT([.Q125]=&quot;&quot;);VLOOKUP(CalcName;Positions;3;0);&quot;&quot;)">
            <text:p/>
          </table:table-cell>
          <table:table-cell table:style-name="ce4" table:formula="of:=IF(NOT([.Q125]=&quot;&quot;);VLOOKUP(CalcName;Positions;4;0);&quot;&quot;)">
            <text:p/>
          </table:table-cell>
          <table:table-cell table:style-name="ce4" table:formula="of:=IF(NOT([.Q125]=&quot;&quot;);VLOOKUP(CalcName;Positions;5;0);&quot;&quot;)">
            <text:p/>
          </table:table-cell>
          <table:table-cell table:style-name="ce4" table:formula="of:=IF(NOT([.Q125]=&quot;&quot;);VLOOKUP(CalcName;Positions;6;0);&quot;&quot;)">
            <text:p/>
          </table:table-cell>
          <table:table-cell table:style-name="ce4" table:formula="of:=IF(NOT([.Q125]=&quot;&quot;);VLOOKUP(CalcName;Positions;7;0);&quot;&quot;)">
            <text:p/>
          </table:table-cell>
          <table:table-cell table:style-name="ce4" table:formula="of:=IF(NOT([.Q125]=&quot;&quot;);VLOOKUP(CalcName;Positions;8;0);&quot;&quot;)">
            <text:p/>
          </table:table-cell>
          <table:table-cell table:style-name="ce4" table:formula="of:=IF(NOT([.Q125]=&quot;&quot;);[$Input.H121];&quot;&quot;)">
            <text:p/>
          </table:table-cell>
          <table:table-cell table:formula="of:=IF([$Input.D122]=&quot;&quot;;IF(OR([.Q124]=&quot;&quot;;[.Q124]=2400);&quot;&quot;;IF(Loop=&quot;true&quot;;IF([$Input.D121]=&quot;&quot;;&quot;&quot;;0);2400));[$Input.G122]-[$Input.G121]-[$Input.H121])">
            <text:p/>
          </table:table-cell>
          <table:table-cell table:formula="of:=IF(NOT([.Q125]=&quot;&quot;);[$Input.J121];&quot;&quot;)">
            <text:p/>
          </table:table-cell>
        </table:table-row>
        <table:table-row table:style-name="ro2">
          <table:table-cell table:style-name="ce4" table:formula="of:=IF(NOT([.Q126]=&quot;&quot;);[.A125]+1;&quot;&quot;)">
            <text:p/>
          </table:table-cell>
          <table:table-cell table:style-name="ce4" table:formula="of:=IF(NOT([.Q126]=&quot;&quot;);IF([$Input.I122]=&quot;Move&quot;;[.C125];[.C126]);&quot;&quot;)">
            <text:p/>
          </table:table-cell>
          <table:table-cell table:style-name="ce4" table:formula="of:=IF(NOT([.Q126]=&quot;&quot;);[$Input.D122];&quot;&quot;)">
            <text:p/>
          </table:table-cell>
          <table:table-cell table:style-name="ce4" table:formula="of:=IF(NOT([.Q126]=&quot;&quot;);IF([$Input.I122]=&quot;Move&quot;;[.J125];VLOOKUP([.C126];Positions;3;0));&quot;&quot;)">
            <text:p/>
          </table:table-cell>
          <table:table-cell table:style-name="ce4" table:formula="of:=IF(NOT([.Q126]=&quot;&quot;);IF([$Input.I122]=&quot;Move&quot;;[.K125];VLOOKUP([.C126];Positions;4;0));&quot;&quot;)">
            <text:p/>
          </table:table-cell>
          <table:table-cell table:style-name="ce4" table:formula="of:=IF(NOT([.Q126]=&quot;&quot;);IF([$Input.I122]=&quot;Move&quot;;[.L125];VLOOKUP([.C126];Positions;5;0));&quot;&quot;)">
            <text:p/>
          </table:table-cell>
          <table:table-cell table:style-name="ce4" table:formula="of:=IF(NOT([.Q126]=&quot;&quot;);IF([$Input.I122]=&quot;Move&quot;;[.M125];VLOOKUP([.C126];Positions;6;0));&quot;&quot;)">
            <text:p/>
          </table:table-cell>
          <table:table-cell table:style-name="ce4" table:formula="of:=IF(NOT([.Q126]=&quot;&quot;);IF([$Input.I122]=&quot;Move&quot;;[.N125];VLOOKUP([.C126];Positions;7;0));&quot;&quot;)">
            <text:p/>
          </table:table-cell>
          <table:table-cell table:style-name="ce4" table:formula="of:=IF(NOT([.Q126]=&quot;&quot;);IF([$Input.I122]=&quot;Move&quot;;[.O125];VLOOKUP([.C126];Positions;8;0));&quot;&quot;)">
            <text:p/>
          </table:table-cell>
          <table:table-cell table:style-name="ce4" table:formula="of:=IF(NOT([.Q126]=&quot;&quot;);VLOOKUP(CalcName;Positions;3;0);&quot;&quot;)">
            <text:p/>
          </table:table-cell>
          <table:table-cell table:style-name="ce4" table:formula="of:=IF(NOT([.Q126]=&quot;&quot;);VLOOKUP(CalcName;Positions;4;0);&quot;&quot;)">
            <text:p/>
          </table:table-cell>
          <table:table-cell table:style-name="ce4" table:formula="of:=IF(NOT([.Q126]=&quot;&quot;);VLOOKUP(CalcName;Positions;5;0);&quot;&quot;)">
            <text:p/>
          </table:table-cell>
          <table:table-cell table:style-name="ce4" table:formula="of:=IF(NOT([.Q126]=&quot;&quot;);VLOOKUP(CalcName;Positions;6;0);&quot;&quot;)">
            <text:p/>
          </table:table-cell>
          <table:table-cell table:style-name="ce4" table:formula="of:=IF(NOT([.Q126]=&quot;&quot;);VLOOKUP(CalcName;Positions;7;0);&quot;&quot;)">
            <text:p/>
          </table:table-cell>
          <table:table-cell table:style-name="ce4" table:formula="of:=IF(NOT([.Q126]=&quot;&quot;);VLOOKUP(CalcName;Positions;8;0);&quot;&quot;)">
            <text:p/>
          </table:table-cell>
          <table:table-cell table:style-name="ce4" table:formula="of:=IF(NOT([.Q126]=&quot;&quot;);[$Input.H122];&quot;&quot;)">
            <text:p/>
          </table:table-cell>
          <table:table-cell table:formula="of:=IF([$Input.D123]=&quot;&quot;;IF(OR([.Q125]=&quot;&quot;;[.Q125]=2400);&quot;&quot;;IF(Loop=&quot;true&quot;;IF([$Input.D122]=&quot;&quot;;&quot;&quot;;0);2400));[$Input.G123]-[$Input.G122]-[$Input.H122])">
            <text:p/>
          </table:table-cell>
          <table:table-cell table:formula="of:=IF(NOT([.Q126]=&quot;&quot;);[$Input.J122];&quot;&quot;)">
            <text:p/>
          </table:table-cell>
        </table:table-row>
        <table:table-row table:style-name="ro2">
          <table:table-cell table:style-name="ce4" table:formula="of:=IF(NOT([.Q127]=&quot;&quot;);[.A126]+1;&quot;&quot;)">
            <text:p/>
          </table:table-cell>
          <table:table-cell table:style-name="ce4" table:formula="of:=IF(NOT([.Q127]=&quot;&quot;);IF([$Input.I123]=&quot;Move&quot;;[.C126];[.C127]);&quot;&quot;)">
            <text:p/>
          </table:table-cell>
          <table:table-cell table:style-name="ce4" table:formula="of:=IF(NOT([.Q127]=&quot;&quot;);[$Input.D123];&quot;&quot;)">
            <text:p/>
          </table:table-cell>
          <table:table-cell table:style-name="ce4" table:formula="of:=IF(NOT([.Q127]=&quot;&quot;);IF([$Input.I123]=&quot;Move&quot;;[.J126];VLOOKUP([.C127];Positions;3;0));&quot;&quot;)">
            <text:p/>
          </table:table-cell>
          <table:table-cell table:style-name="ce4" table:formula="of:=IF(NOT([.Q127]=&quot;&quot;);IF([$Input.I123]=&quot;Move&quot;;[.K126];VLOOKUP([.C127];Positions;4;0));&quot;&quot;)">
            <text:p/>
          </table:table-cell>
          <table:table-cell table:style-name="ce4" table:formula="of:=IF(NOT([.Q127]=&quot;&quot;);IF([$Input.I123]=&quot;Move&quot;;[.L126];VLOOKUP([.C127];Positions;5;0));&quot;&quot;)">
            <text:p/>
          </table:table-cell>
          <table:table-cell table:style-name="ce4" table:formula="of:=IF(NOT([.Q127]=&quot;&quot;);IF([$Input.I123]=&quot;Move&quot;;[.M126];VLOOKUP([.C127];Positions;6;0));&quot;&quot;)">
            <text:p/>
          </table:table-cell>
          <table:table-cell table:style-name="ce4" table:formula="of:=IF(NOT([.Q127]=&quot;&quot;);IF([$Input.I123]=&quot;Move&quot;;[.N126];VLOOKUP([.C127];Positions;7;0));&quot;&quot;)">
            <text:p/>
          </table:table-cell>
          <table:table-cell table:style-name="ce4" table:formula="of:=IF(NOT([.Q127]=&quot;&quot;);IF([$Input.I123]=&quot;Move&quot;;[.O126];VLOOKUP([.C127];Positions;8;0));&quot;&quot;)">
            <text:p/>
          </table:table-cell>
          <table:table-cell table:style-name="ce4" table:formula="of:=IF(NOT([.Q127]=&quot;&quot;);VLOOKUP(CalcName;Positions;3;0);&quot;&quot;)">
            <text:p/>
          </table:table-cell>
          <table:table-cell table:style-name="ce4" table:formula="of:=IF(NOT([.Q127]=&quot;&quot;);VLOOKUP(CalcName;Positions;4;0);&quot;&quot;)">
            <text:p/>
          </table:table-cell>
          <table:table-cell table:style-name="ce4" table:formula="of:=IF(NOT([.Q127]=&quot;&quot;);VLOOKUP(CalcName;Positions;5;0);&quot;&quot;)">
            <text:p/>
          </table:table-cell>
          <table:table-cell table:style-name="ce4" table:formula="of:=IF(NOT([.Q127]=&quot;&quot;);VLOOKUP(CalcName;Positions;6;0);&quot;&quot;)">
            <text:p/>
          </table:table-cell>
          <table:table-cell table:style-name="ce4" table:formula="of:=IF(NOT([.Q127]=&quot;&quot;);VLOOKUP(CalcName;Positions;7;0);&quot;&quot;)">
            <text:p/>
          </table:table-cell>
          <table:table-cell table:style-name="ce4" table:formula="of:=IF(NOT([.Q127]=&quot;&quot;);VLOOKUP(CalcName;Positions;8;0);&quot;&quot;)">
            <text:p/>
          </table:table-cell>
          <table:table-cell table:style-name="ce4" table:formula="of:=IF(NOT([.Q127]=&quot;&quot;);[$Input.H123];&quot;&quot;)">
            <text:p/>
          </table:table-cell>
          <table:table-cell table:formula="of:=IF([$Input.D124]=&quot;&quot;;IF(OR([.Q126]=&quot;&quot;;[.Q126]=2400);&quot;&quot;;IF(Loop=&quot;true&quot;;IF([$Input.D123]=&quot;&quot;;&quot;&quot;;0);2400));[$Input.G124]-[$Input.G123]-[$Input.H123])">
            <text:p/>
          </table:table-cell>
          <table:table-cell table:formula="of:=IF(NOT([.Q127]=&quot;&quot;);[$Input.J123];&quot;&quot;)">
            <text:p/>
          </table:table-cell>
        </table:table-row>
        <table:table-row table:style-name="ro2">
          <table:table-cell table:style-name="ce4" table:formula="of:=IF(NOT([.Q128]=&quot;&quot;);[.A127]+1;&quot;&quot;)">
            <text:p/>
          </table:table-cell>
          <table:table-cell table:style-name="ce4" table:formula="of:=IF(NOT([.Q128]=&quot;&quot;);IF([$Input.I124]=&quot;Move&quot;;[.C127];[.C128]);&quot;&quot;)">
            <text:p/>
          </table:table-cell>
          <table:table-cell table:style-name="ce4" table:formula="of:=IF(NOT([.Q128]=&quot;&quot;);[$Input.D124];&quot;&quot;)">
            <text:p/>
          </table:table-cell>
          <table:table-cell table:style-name="ce4" table:formula="of:=IF(NOT([.Q128]=&quot;&quot;);IF([$Input.I124]=&quot;Move&quot;;[.J127];VLOOKUP([.C128];Positions;3;0));&quot;&quot;)">
            <text:p/>
          </table:table-cell>
          <table:table-cell table:style-name="ce4" table:formula="of:=IF(NOT([.Q128]=&quot;&quot;);IF([$Input.I124]=&quot;Move&quot;;[.K127];VLOOKUP([.C128];Positions;4;0));&quot;&quot;)">
            <text:p/>
          </table:table-cell>
          <table:table-cell table:style-name="ce4" table:formula="of:=IF(NOT([.Q128]=&quot;&quot;);IF([$Input.I124]=&quot;Move&quot;;[.L127];VLOOKUP([.C128];Positions;5;0));&quot;&quot;)">
            <text:p/>
          </table:table-cell>
          <table:table-cell table:style-name="ce4" table:formula="of:=IF(NOT([.Q128]=&quot;&quot;);IF([$Input.I124]=&quot;Move&quot;;[.M127];VLOOKUP([.C128];Positions;6;0));&quot;&quot;)">
            <text:p/>
          </table:table-cell>
          <table:table-cell table:style-name="ce4" table:formula="of:=IF(NOT([.Q128]=&quot;&quot;);IF([$Input.I124]=&quot;Move&quot;;[.N127];VLOOKUP([.C128];Positions;7;0));&quot;&quot;)">
            <text:p/>
          </table:table-cell>
          <table:table-cell table:style-name="ce4" table:formula="of:=IF(NOT([.Q128]=&quot;&quot;);IF([$Input.I124]=&quot;Move&quot;;[.O127];VLOOKUP([.C128];Positions;8;0));&quot;&quot;)">
            <text:p/>
          </table:table-cell>
          <table:table-cell table:style-name="ce4" table:formula="of:=IF(NOT([.Q128]=&quot;&quot;);VLOOKUP(CalcName;Positions;3;0);&quot;&quot;)">
            <text:p/>
          </table:table-cell>
          <table:table-cell table:style-name="ce4" table:formula="of:=IF(NOT([.Q128]=&quot;&quot;);VLOOKUP(CalcName;Positions;4;0);&quot;&quot;)">
            <text:p/>
          </table:table-cell>
          <table:table-cell table:style-name="ce4" table:formula="of:=IF(NOT([.Q128]=&quot;&quot;);VLOOKUP(CalcName;Positions;5;0);&quot;&quot;)">
            <text:p/>
          </table:table-cell>
          <table:table-cell table:style-name="ce4" table:formula="of:=IF(NOT([.Q128]=&quot;&quot;);VLOOKUP(CalcName;Positions;6;0);&quot;&quot;)">
            <text:p/>
          </table:table-cell>
          <table:table-cell table:style-name="ce4" table:formula="of:=IF(NOT([.Q128]=&quot;&quot;);VLOOKUP(CalcName;Positions;7;0);&quot;&quot;)">
            <text:p/>
          </table:table-cell>
          <table:table-cell table:style-name="ce4" table:formula="of:=IF(NOT([.Q128]=&quot;&quot;);VLOOKUP(CalcName;Positions;8;0);&quot;&quot;)">
            <text:p/>
          </table:table-cell>
          <table:table-cell table:style-name="ce4" table:formula="of:=IF(NOT([.Q128]=&quot;&quot;);[$Input.H124];&quot;&quot;)">
            <text:p/>
          </table:table-cell>
          <table:table-cell table:formula="of:=IF([$Input.D125]=&quot;&quot;;IF(OR([.Q127]=&quot;&quot;;[.Q127]=2400);&quot;&quot;;IF(Loop=&quot;true&quot;;IF([$Input.D124]=&quot;&quot;;&quot;&quot;;0);2400));[$Input.G125]-[$Input.G124]-[$Input.H124])">
            <text:p/>
          </table:table-cell>
          <table:table-cell table:formula="of:=IF(NOT([.Q128]=&quot;&quot;);[$Input.J124];&quot;&quot;)">
            <text:p/>
          </table:table-cell>
        </table:table-row>
        <table:table-row table:style-name="ro2">
          <table:table-cell table:style-name="ce4" table:formula="of:=IF(NOT([.Q129]=&quot;&quot;);[.A128]+1;&quot;&quot;)">
            <text:p/>
          </table:table-cell>
          <table:table-cell table:style-name="ce4" table:formula="of:=IF(NOT([.Q129]=&quot;&quot;);IF([$Input.I125]=&quot;Move&quot;;[.C128];[.C129]);&quot;&quot;)">
            <text:p/>
          </table:table-cell>
          <table:table-cell table:style-name="ce4" table:formula="of:=IF(NOT([.Q129]=&quot;&quot;);[$Input.D125];&quot;&quot;)">
            <text:p/>
          </table:table-cell>
          <table:table-cell table:style-name="ce4" table:formula="of:=IF(NOT([.Q129]=&quot;&quot;);IF([$Input.I125]=&quot;Move&quot;;[.J128];VLOOKUP([.C129];Positions;3;0));&quot;&quot;)">
            <text:p/>
          </table:table-cell>
          <table:table-cell table:style-name="ce4" table:formula="of:=IF(NOT([.Q129]=&quot;&quot;);IF([$Input.I125]=&quot;Move&quot;;[.K128];VLOOKUP([.C129];Positions;4;0));&quot;&quot;)">
            <text:p/>
          </table:table-cell>
          <table:table-cell table:style-name="ce4" table:formula="of:=IF(NOT([.Q129]=&quot;&quot;);IF([$Input.I125]=&quot;Move&quot;;[.L128];VLOOKUP([.C129];Positions;5;0));&quot;&quot;)">
            <text:p/>
          </table:table-cell>
          <table:table-cell table:style-name="ce4" table:formula="of:=IF(NOT([.Q129]=&quot;&quot;);IF([$Input.I125]=&quot;Move&quot;;[.M128];VLOOKUP([.C129];Positions;6;0));&quot;&quot;)">
            <text:p/>
          </table:table-cell>
          <table:table-cell table:style-name="ce4" table:formula="of:=IF(NOT([.Q129]=&quot;&quot;);IF([$Input.I125]=&quot;Move&quot;;[.N128];VLOOKUP([.C129];Positions;7;0));&quot;&quot;)">
            <text:p/>
          </table:table-cell>
          <table:table-cell table:style-name="ce4" table:formula="of:=IF(NOT([.Q129]=&quot;&quot;);IF([$Input.I125]=&quot;Move&quot;;[.O128];VLOOKUP([.C129];Positions;8;0));&quot;&quot;)">
            <text:p/>
          </table:table-cell>
          <table:table-cell table:style-name="ce4" table:formula="of:=IF(NOT([.Q129]=&quot;&quot;);VLOOKUP(CalcName;Positions;3;0);&quot;&quot;)">
            <text:p/>
          </table:table-cell>
          <table:table-cell table:style-name="ce4" table:formula="of:=IF(NOT([.Q129]=&quot;&quot;);VLOOKUP(CalcName;Positions;4;0);&quot;&quot;)">
            <text:p/>
          </table:table-cell>
          <table:table-cell table:style-name="ce4" table:formula="of:=IF(NOT([.Q129]=&quot;&quot;);VLOOKUP(CalcName;Positions;5;0);&quot;&quot;)">
            <text:p/>
          </table:table-cell>
          <table:table-cell table:style-name="ce4" table:formula="of:=IF(NOT([.Q129]=&quot;&quot;);VLOOKUP(CalcName;Positions;6;0);&quot;&quot;)">
            <text:p/>
          </table:table-cell>
          <table:table-cell table:style-name="ce4" table:formula="of:=IF(NOT([.Q129]=&quot;&quot;);VLOOKUP(CalcName;Positions;7;0);&quot;&quot;)">
            <text:p/>
          </table:table-cell>
          <table:table-cell table:style-name="ce4" table:formula="of:=IF(NOT([.Q129]=&quot;&quot;);VLOOKUP(CalcName;Positions;8;0);&quot;&quot;)">
            <text:p/>
          </table:table-cell>
          <table:table-cell table:style-name="ce4" table:formula="of:=IF(NOT([.Q129]=&quot;&quot;);[$Input.H125];&quot;&quot;)">
            <text:p/>
          </table:table-cell>
          <table:table-cell table:formula="of:=IF([$Input.D126]=&quot;&quot;;IF(OR([.Q128]=&quot;&quot;;[.Q128]=2400);&quot;&quot;;IF(Loop=&quot;true&quot;;IF([$Input.D125]=&quot;&quot;;&quot;&quot;;0);2400));[$Input.G126]-[$Input.G125]-[$Input.H125])">
            <text:p/>
          </table:table-cell>
          <table:table-cell table:formula="of:=IF(NOT([.Q129]=&quot;&quot;);[$Input.J125];&quot;&quot;)">
            <text:p/>
          </table:table-cell>
        </table:table-row>
        <table:table-row table:style-name="ro2">
          <table:table-cell table:style-name="ce4" table:formula="of:=IF(NOT([.Q130]=&quot;&quot;);[.A129]+1;&quot;&quot;)">
            <text:p/>
          </table:table-cell>
          <table:table-cell table:style-name="ce4" table:formula="of:=IF(NOT([.Q130]=&quot;&quot;);IF([$Input.I126]=&quot;Move&quot;;[.C129];[.C130]);&quot;&quot;)">
            <text:p/>
          </table:table-cell>
          <table:table-cell table:style-name="ce4" table:formula="of:=IF(NOT([.Q130]=&quot;&quot;);[$Input.D126];&quot;&quot;)">
            <text:p/>
          </table:table-cell>
          <table:table-cell table:style-name="ce4" table:formula="of:=IF(NOT([.Q130]=&quot;&quot;);IF([$Input.I126]=&quot;Move&quot;;[.J129];VLOOKUP([.C130];Positions;3;0));&quot;&quot;)">
            <text:p/>
          </table:table-cell>
          <table:table-cell table:style-name="ce4" table:formula="of:=IF(NOT([.Q130]=&quot;&quot;);IF([$Input.I126]=&quot;Move&quot;;[.K129];VLOOKUP([.C130];Positions;4;0));&quot;&quot;)">
            <text:p/>
          </table:table-cell>
          <table:table-cell table:style-name="ce4" table:formula="of:=IF(NOT([.Q130]=&quot;&quot;);IF([$Input.I126]=&quot;Move&quot;;[.L129];VLOOKUP([.C130];Positions;5;0));&quot;&quot;)">
            <text:p/>
          </table:table-cell>
          <table:table-cell table:style-name="ce4" table:formula="of:=IF(NOT([.Q130]=&quot;&quot;);IF([$Input.I126]=&quot;Move&quot;;[.M129];VLOOKUP([.C130];Positions;6;0));&quot;&quot;)">
            <text:p/>
          </table:table-cell>
          <table:table-cell table:style-name="ce4" table:formula="of:=IF(NOT([.Q130]=&quot;&quot;);IF([$Input.I126]=&quot;Move&quot;;[.N129];VLOOKUP([.C130];Positions;7;0));&quot;&quot;)">
            <text:p/>
          </table:table-cell>
          <table:table-cell table:style-name="ce4" table:formula="of:=IF(NOT([.Q130]=&quot;&quot;);IF([$Input.I126]=&quot;Move&quot;;[.O129];VLOOKUP([.C130];Positions;8;0));&quot;&quot;)">
            <text:p/>
          </table:table-cell>
          <table:table-cell table:style-name="ce4" table:formula="of:=IF(NOT([.Q130]=&quot;&quot;);VLOOKUP(CalcName;Positions;3;0);&quot;&quot;)">
            <text:p/>
          </table:table-cell>
          <table:table-cell table:style-name="ce4" table:formula="of:=IF(NOT([.Q130]=&quot;&quot;);VLOOKUP(CalcName;Positions;4;0);&quot;&quot;)">
            <text:p/>
          </table:table-cell>
          <table:table-cell table:style-name="ce4" table:formula="of:=IF(NOT([.Q130]=&quot;&quot;);VLOOKUP(CalcName;Positions;5;0);&quot;&quot;)">
            <text:p/>
          </table:table-cell>
          <table:table-cell table:style-name="ce4" table:formula="of:=IF(NOT([.Q130]=&quot;&quot;);VLOOKUP(CalcName;Positions;6;0);&quot;&quot;)">
            <text:p/>
          </table:table-cell>
          <table:table-cell table:style-name="ce4" table:formula="of:=IF(NOT([.Q130]=&quot;&quot;);VLOOKUP(CalcName;Positions;7;0);&quot;&quot;)">
            <text:p/>
          </table:table-cell>
          <table:table-cell table:style-name="ce4" table:formula="of:=IF(NOT([.Q130]=&quot;&quot;);VLOOKUP(CalcName;Positions;8;0);&quot;&quot;)">
            <text:p/>
          </table:table-cell>
          <table:table-cell table:style-name="ce4" table:formula="of:=IF(NOT([.Q130]=&quot;&quot;);[$Input.H126];&quot;&quot;)">
            <text:p/>
          </table:table-cell>
          <table:table-cell table:formula="of:=IF([$Input.D127]=&quot;&quot;;IF(OR([.Q129]=&quot;&quot;;[.Q129]=2400);&quot;&quot;;IF(Loop=&quot;true&quot;;IF([$Input.D126]=&quot;&quot;;&quot;&quot;;0);2400));[$Input.G127]-[$Input.G126]-[$Input.H126])">
            <text:p/>
          </table:table-cell>
          <table:table-cell table:formula="of:=IF(NOT([.Q130]=&quot;&quot;);[$Input.J126];&quot;&quot;)">
            <text:p/>
          </table:table-cell>
        </table:table-row>
        <table:table-row table:style-name="ro2">
          <table:table-cell table:style-name="ce4" table:formula="of:=IF(NOT([.Q131]=&quot;&quot;);[.A130]+1;&quot;&quot;)">
            <text:p/>
          </table:table-cell>
          <table:table-cell table:style-name="ce4" table:formula="of:=IF(NOT([.Q131]=&quot;&quot;);IF([$Input.I127]=&quot;Move&quot;;[.C130];[.C131]);&quot;&quot;)">
            <text:p/>
          </table:table-cell>
          <table:table-cell table:style-name="ce4" table:formula="of:=IF(NOT([.Q131]=&quot;&quot;);[$Input.D127];&quot;&quot;)">
            <text:p/>
          </table:table-cell>
          <table:table-cell table:style-name="ce4" table:formula="of:=IF(NOT([.Q131]=&quot;&quot;);IF([$Input.I127]=&quot;Move&quot;;[.J130];VLOOKUP([.C131];Positions;3;0));&quot;&quot;)">
            <text:p/>
          </table:table-cell>
          <table:table-cell table:style-name="ce4" table:formula="of:=IF(NOT([.Q131]=&quot;&quot;);IF([$Input.I127]=&quot;Move&quot;;[.K130];VLOOKUP([.C131];Positions;4;0));&quot;&quot;)">
            <text:p/>
          </table:table-cell>
          <table:table-cell table:style-name="ce4" table:formula="of:=IF(NOT([.Q131]=&quot;&quot;);IF([$Input.I127]=&quot;Move&quot;;[.L130];VLOOKUP([.C131];Positions;5;0));&quot;&quot;)">
            <text:p/>
          </table:table-cell>
          <table:table-cell table:style-name="ce4" table:formula="of:=IF(NOT([.Q131]=&quot;&quot;);IF([$Input.I127]=&quot;Move&quot;;[.M130];VLOOKUP([.C131];Positions;6;0));&quot;&quot;)">
            <text:p/>
          </table:table-cell>
          <table:table-cell table:style-name="ce4" table:formula="of:=IF(NOT([.Q131]=&quot;&quot;);IF([$Input.I127]=&quot;Move&quot;;[.N130];VLOOKUP([.C131];Positions;7;0));&quot;&quot;)">
            <text:p/>
          </table:table-cell>
          <table:table-cell table:style-name="ce4" table:formula="of:=IF(NOT([.Q131]=&quot;&quot;);IF([$Input.I127]=&quot;Move&quot;;[.O130];VLOOKUP([.C131];Positions;8;0));&quot;&quot;)">
            <text:p/>
          </table:table-cell>
          <table:table-cell table:style-name="ce4" table:formula="of:=IF(NOT([.Q131]=&quot;&quot;);VLOOKUP(CalcName;Positions;3;0);&quot;&quot;)">
            <text:p/>
          </table:table-cell>
          <table:table-cell table:style-name="ce4" table:formula="of:=IF(NOT([.Q131]=&quot;&quot;);VLOOKUP(CalcName;Positions;4;0);&quot;&quot;)">
            <text:p/>
          </table:table-cell>
          <table:table-cell table:style-name="ce4" table:formula="of:=IF(NOT([.Q131]=&quot;&quot;);VLOOKUP(CalcName;Positions;5;0);&quot;&quot;)">
            <text:p/>
          </table:table-cell>
          <table:table-cell table:style-name="ce4" table:formula="of:=IF(NOT([.Q131]=&quot;&quot;);VLOOKUP(CalcName;Positions;6;0);&quot;&quot;)">
            <text:p/>
          </table:table-cell>
          <table:table-cell table:style-name="ce4" table:formula="of:=IF(NOT([.Q131]=&quot;&quot;);VLOOKUP(CalcName;Positions;7;0);&quot;&quot;)">
            <text:p/>
          </table:table-cell>
          <table:table-cell table:style-name="ce4" table:formula="of:=IF(NOT([.Q131]=&quot;&quot;);VLOOKUP(CalcName;Positions;8;0);&quot;&quot;)">
            <text:p/>
          </table:table-cell>
          <table:table-cell table:style-name="ce4" table:formula="of:=IF(NOT([.Q131]=&quot;&quot;);[$Input.H127];&quot;&quot;)">
            <text:p/>
          </table:table-cell>
          <table:table-cell table:formula="of:=IF([$Input.D128]=&quot;&quot;;IF(OR([.Q130]=&quot;&quot;;[.Q130]=2400);&quot;&quot;;IF(Loop=&quot;true&quot;;IF([$Input.D127]=&quot;&quot;;&quot;&quot;;0);2400));[$Input.G128]-[$Input.G127]-[$Input.H127])">
            <text:p/>
          </table:table-cell>
          <table:table-cell table:formula="of:=IF(NOT([.Q131]=&quot;&quot;);[$Input.J127];&quot;&quot;)">
            <text:p/>
          </table:table-cell>
        </table:table-row>
        <table:table-row table:style-name="ro2">
          <table:table-cell table:style-name="ce4" table:formula="of:=IF(NOT([.Q132]=&quot;&quot;);[.A131]+1;&quot;&quot;)">
            <text:p/>
          </table:table-cell>
          <table:table-cell table:style-name="ce4" table:formula="of:=IF(NOT([.Q132]=&quot;&quot;);IF([$Input.I128]=&quot;Move&quot;;[.C131];[.C132]);&quot;&quot;)">
            <text:p/>
          </table:table-cell>
          <table:table-cell table:style-name="ce4" table:formula="of:=IF(NOT([.Q132]=&quot;&quot;);[$Input.D128];&quot;&quot;)">
            <text:p/>
          </table:table-cell>
          <table:table-cell table:style-name="ce4" table:formula="of:=IF(NOT([.Q132]=&quot;&quot;);IF([$Input.I128]=&quot;Move&quot;;[.J131];VLOOKUP([.C132];Positions;3;0));&quot;&quot;)">
            <text:p/>
          </table:table-cell>
          <table:table-cell table:style-name="ce4" table:formula="of:=IF(NOT([.Q132]=&quot;&quot;);IF([$Input.I128]=&quot;Move&quot;;[.K131];VLOOKUP([.C132];Positions;4;0));&quot;&quot;)">
            <text:p/>
          </table:table-cell>
          <table:table-cell table:style-name="ce4" table:formula="of:=IF(NOT([.Q132]=&quot;&quot;);IF([$Input.I128]=&quot;Move&quot;;[.L131];VLOOKUP([.C132];Positions;5;0));&quot;&quot;)">
            <text:p/>
          </table:table-cell>
          <table:table-cell table:style-name="ce4" table:formula="of:=IF(NOT([.Q132]=&quot;&quot;);IF([$Input.I128]=&quot;Move&quot;;[.M131];VLOOKUP([.C132];Positions;6;0));&quot;&quot;)">
            <text:p/>
          </table:table-cell>
          <table:table-cell table:style-name="ce4" table:formula="of:=IF(NOT([.Q132]=&quot;&quot;);IF([$Input.I128]=&quot;Move&quot;;[.N131];VLOOKUP([.C132];Positions;7;0));&quot;&quot;)">
            <text:p/>
          </table:table-cell>
          <table:table-cell table:style-name="ce4" table:formula="of:=IF(NOT([.Q132]=&quot;&quot;);IF([$Input.I128]=&quot;Move&quot;;[.O131];VLOOKUP([.C132];Positions;8;0));&quot;&quot;)">
            <text:p/>
          </table:table-cell>
          <table:table-cell table:style-name="ce4" table:formula="of:=IF(NOT([.Q132]=&quot;&quot;);VLOOKUP(CalcName;Positions;3;0);&quot;&quot;)">
            <text:p/>
          </table:table-cell>
          <table:table-cell table:style-name="ce4" table:formula="of:=IF(NOT([.Q132]=&quot;&quot;);VLOOKUP(CalcName;Positions;4;0);&quot;&quot;)">
            <text:p/>
          </table:table-cell>
          <table:table-cell table:style-name="ce4" table:formula="of:=IF(NOT([.Q132]=&quot;&quot;);VLOOKUP(CalcName;Positions;5;0);&quot;&quot;)">
            <text:p/>
          </table:table-cell>
          <table:table-cell table:style-name="ce4" table:formula="of:=IF(NOT([.Q132]=&quot;&quot;);VLOOKUP(CalcName;Positions;6;0);&quot;&quot;)">
            <text:p/>
          </table:table-cell>
          <table:table-cell table:style-name="ce4" table:formula="of:=IF(NOT([.Q132]=&quot;&quot;);VLOOKUP(CalcName;Positions;7;0);&quot;&quot;)">
            <text:p/>
          </table:table-cell>
          <table:table-cell table:style-name="ce4" table:formula="of:=IF(NOT([.Q132]=&quot;&quot;);VLOOKUP(CalcName;Positions;8;0);&quot;&quot;)">
            <text:p/>
          </table:table-cell>
          <table:table-cell table:style-name="ce4" table:formula="of:=IF(NOT([.Q132]=&quot;&quot;);[$Input.H128];&quot;&quot;)">
            <text:p/>
          </table:table-cell>
          <table:table-cell table:formula="of:=IF([$Input.D129]=&quot;&quot;;IF(OR([.Q131]=&quot;&quot;;[.Q131]=2400);&quot;&quot;;IF(Loop=&quot;true&quot;;IF([$Input.D128]=&quot;&quot;;&quot;&quot;;0);2400));[$Input.G129]-[$Input.G128]-[$Input.H128])">
            <text:p/>
          </table:table-cell>
          <table:table-cell table:formula="of:=IF(NOT([.Q132]=&quot;&quot;);[$Input.J128];&quot;&quot;)">
            <text:p/>
          </table:table-cell>
        </table:table-row>
        <table:table-row table:style-name="ro2">
          <table:table-cell table:style-name="ce4" table:formula="of:=IF(NOT([.Q133]=&quot;&quot;);[.A132]+1;&quot;&quot;)">
            <text:p/>
          </table:table-cell>
          <table:table-cell table:style-name="ce4" table:formula="of:=IF(NOT([.Q133]=&quot;&quot;);IF([$Input.I129]=&quot;Move&quot;;[.C132];[.C133]);&quot;&quot;)">
            <text:p/>
          </table:table-cell>
          <table:table-cell table:style-name="ce4" table:formula="of:=IF(NOT([.Q133]=&quot;&quot;);[$Input.D129];&quot;&quot;)">
            <text:p/>
          </table:table-cell>
          <table:table-cell table:style-name="ce4" table:formula="of:=IF(NOT([.Q133]=&quot;&quot;);IF([$Input.I129]=&quot;Move&quot;;[.J132];VLOOKUP([.C133];Positions;3;0));&quot;&quot;)">
            <text:p/>
          </table:table-cell>
          <table:table-cell table:style-name="ce4" table:formula="of:=IF(NOT([.Q133]=&quot;&quot;);IF([$Input.I129]=&quot;Move&quot;;[.K132];VLOOKUP([.C133];Positions;4;0));&quot;&quot;)">
            <text:p/>
          </table:table-cell>
          <table:table-cell table:style-name="ce4" table:formula="of:=IF(NOT([.Q133]=&quot;&quot;);IF([$Input.I129]=&quot;Move&quot;;[.L132];VLOOKUP([.C133];Positions;5;0));&quot;&quot;)">
            <text:p/>
          </table:table-cell>
          <table:table-cell table:style-name="ce4" table:formula="of:=IF(NOT([.Q133]=&quot;&quot;);IF([$Input.I129]=&quot;Move&quot;;[.M132];VLOOKUP([.C133];Positions;6;0));&quot;&quot;)">
            <text:p/>
          </table:table-cell>
          <table:table-cell table:style-name="ce4" table:formula="of:=IF(NOT([.Q133]=&quot;&quot;);IF([$Input.I129]=&quot;Move&quot;;[.N132];VLOOKUP([.C133];Positions;7;0));&quot;&quot;)">
            <text:p/>
          </table:table-cell>
          <table:table-cell table:style-name="ce4" table:formula="of:=IF(NOT([.Q133]=&quot;&quot;);IF([$Input.I129]=&quot;Move&quot;;[.O132];VLOOKUP([.C133];Positions;8;0));&quot;&quot;)">
            <text:p/>
          </table:table-cell>
          <table:table-cell table:style-name="ce4" table:formula="of:=IF(NOT([.Q133]=&quot;&quot;);VLOOKUP(CalcName;Positions;3;0);&quot;&quot;)">
            <text:p/>
          </table:table-cell>
          <table:table-cell table:style-name="ce4" table:formula="of:=IF(NOT([.Q133]=&quot;&quot;);VLOOKUP(CalcName;Positions;4;0);&quot;&quot;)">
            <text:p/>
          </table:table-cell>
          <table:table-cell table:style-name="ce4" table:formula="of:=IF(NOT([.Q133]=&quot;&quot;);VLOOKUP(CalcName;Positions;5;0);&quot;&quot;)">
            <text:p/>
          </table:table-cell>
          <table:table-cell table:style-name="ce4" table:formula="of:=IF(NOT([.Q133]=&quot;&quot;);VLOOKUP(CalcName;Positions;6;0);&quot;&quot;)">
            <text:p/>
          </table:table-cell>
          <table:table-cell table:style-name="ce4" table:formula="of:=IF(NOT([.Q133]=&quot;&quot;);VLOOKUP(CalcName;Positions;7;0);&quot;&quot;)">
            <text:p/>
          </table:table-cell>
          <table:table-cell table:style-name="ce4" table:formula="of:=IF(NOT([.Q133]=&quot;&quot;);VLOOKUP(CalcName;Positions;8;0);&quot;&quot;)">
            <text:p/>
          </table:table-cell>
          <table:table-cell table:style-name="ce4" table:formula="of:=IF(NOT([.Q133]=&quot;&quot;);[$Input.H129];&quot;&quot;)">
            <text:p/>
          </table:table-cell>
          <table:table-cell table:formula="of:=IF([$Input.D130]=&quot;&quot;;IF(OR([.Q132]=&quot;&quot;;[.Q132]=2400);&quot;&quot;;IF(Loop=&quot;true&quot;;IF([$Input.D129]=&quot;&quot;;&quot;&quot;;0);2400));[$Input.G130]-[$Input.G129]-[$Input.H129])">
            <text:p/>
          </table:table-cell>
          <table:table-cell table:formula="of:=IF(NOT([.Q133]=&quot;&quot;);[$Input.J129];&quot;&quot;)">
            <text:p/>
          </table:table-cell>
        </table:table-row>
        <table:table-row table:style-name="ro2">
          <table:table-cell table:style-name="ce4" table:formula="of:=IF(NOT([.Q134]=&quot;&quot;);[.A133]+1;&quot;&quot;)">
            <text:p/>
          </table:table-cell>
          <table:table-cell table:style-name="ce4" table:formula="of:=IF(NOT([.Q134]=&quot;&quot;);IF([$Input.I130]=&quot;Move&quot;;[.C133];[.C134]);&quot;&quot;)">
            <text:p/>
          </table:table-cell>
          <table:table-cell table:style-name="ce4" table:formula="of:=IF(NOT([.Q134]=&quot;&quot;);[$Input.D130];&quot;&quot;)">
            <text:p/>
          </table:table-cell>
          <table:table-cell table:style-name="ce4" table:formula="of:=IF(NOT([.Q134]=&quot;&quot;);IF([$Input.I130]=&quot;Move&quot;;[.J133];VLOOKUP([.C134];Positions;3;0));&quot;&quot;)">
            <text:p/>
          </table:table-cell>
          <table:table-cell table:style-name="ce4" table:formula="of:=IF(NOT([.Q134]=&quot;&quot;);IF([$Input.I130]=&quot;Move&quot;;[.K133];VLOOKUP([.C134];Positions;4;0));&quot;&quot;)">
            <text:p/>
          </table:table-cell>
          <table:table-cell table:style-name="ce4" table:formula="of:=IF(NOT([.Q134]=&quot;&quot;);IF([$Input.I130]=&quot;Move&quot;;[.L133];VLOOKUP([.C134];Positions;5;0));&quot;&quot;)">
            <text:p/>
          </table:table-cell>
          <table:table-cell table:style-name="ce4" table:formula="of:=IF(NOT([.Q134]=&quot;&quot;);IF([$Input.I130]=&quot;Move&quot;;[.M133];VLOOKUP([.C134];Positions;6;0));&quot;&quot;)">
            <text:p/>
          </table:table-cell>
          <table:table-cell table:style-name="ce4" table:formula="of:=IF(NOT([.Q134]=&quot;&quot;);IF([$Input.I130]=&quot;Move&quot;;[.N133];VLOOKUP([.C134];Positions;7;0));&quot;&quot;)">
            <text:p/>
          </table:table-cell>
          <table:table-cell table:style-name="ce4" table:formula="of:=IF(NOT([.Q134]=&quot;&quot;);IF([$Input.I130]=&quot;Move&quot;;[.O133];VLOOKUP([.C134];Positions;8;0));&quot;&quot;)">
            <text:p/>
          </table:table-cell>
          <table:table-cell table:style-name="ce4" table:formula="of:=IF(NOT([.Q134]=&quot;&quot;);VLOOKUP(CalcName;Positions;3;0);&quot;&quot;)">
            <text:p/>
          </table:table-cell>
          <table:table-cell table:style-name="ce4" table:formula="of:=IF(NOT([.Q134]=&quot;&quot;);VLOOKUP(CalcName;Positions;4;0);&quot;&quot;)">
            <text:p/>
          </table:table-cell>
          <table:table-cell table:style-name="ce4" table:formula="of:=IF(NOT([.Q134]=&quot;&quot;);VLOOKUP(CalcName;Positions;5;0);&quot;&quot;)">
            <text:p/>
          </table:table-cell>
          <table:table-cell table:style-name="ce4" table:formula="of:=IF(NOT([.Q134]=&quot;&quot;);VLOOKUP(CalcName;Positions;6;0);&quot;&quot;)">
            <text:p/>
          </table:table-cell>
          <table:table-cell table:style-name="ce4" table:formula="of:=IF(NOT([.Q134]=&quot;&quot;);VLOOKUP(CalcName;Positions;7;0);&quot;&quot;)">
            <text:p/>
          </table:table-cell>
          <table:table-cell table:style-name="ce4" table:formula="of:=IF(NOT([.Q134]=&quot;&quot;);VLOOKUP(CalcName;Positions;8;0);&quot;&quot;)">
            <text:p/>
          </table:table-cell>
          <table:table-cell table:style-name="ce4" table:formula="of:=IF(NOT([.Q134]=&quot;&quot;);[$Input.H130];&quot;&quot;)">
            <text:p/>
          </table:table-cell>
          <table:table-cell table:formula="of:=IF([$Input.D131]=&quot;&quot;;IF(OR([.Q133]=&quot;&quot;;[.Q133]=2400);&quot;&quot;;IF(Loop=&quot;true&quot;;IF([$Input.D130]=&quot;&quot;;&quot;&quot;;0);2400));[$Input.G131]-[$Input.G130]-[$Input.H130])">
            <text:p/>
          </table:table-cell>
          <table:table-cell table:formula="of:=IF(NOT([.Q134]=&quot;&quot;);[$Input.J130];&quot;&quot;)">
            <text:p/>
          </table:table-cell>
        </table:table-row>
        <table:table-row table:style-name="ro2">
          <table:table-cell table:style-name="ce4" table:formula="of:=IF(NOT([.Q135]=&quot;&quot;);[.A134]+1;&quot;&quot;)">
            <text:p/>
          </table:table-cell>
          <table:table-cell table:style-name="ce4" table:formula="of:=IF(NOT([.Q135]=&quot;&quot;);IF([$Input.I131]=&quot;Move&quot;;[.C134];[.C135]);&quot;&quot;)">
            <text:p/>
          </table:table-cell>
          <table:table-cell table:style-name="ce4" table:formula="of:=IF(NOT([.Q135]=&quot;&quot;);[$Input.D131];&quot;&quot;)">
            <text:p/>
          </table:table-cell>
          <table:table-cell table:style-name="ce4" table:formula="of:=IF(NOT([.Q135]=&quot;&quot;);IF([$Input.I131]=&quot;Move&quot;;[.J134];VLOOKUP([.C135];Positions;3;0));&quot;&quot;)">
            <text:p/>
          </table:table-cell>
          <table:table-cell table:style-name="ce4" table:formula="of:=IF(NOT([.Q135]=&quot;&quot;);IF([$Input.I131]=&quot;Move&quot;;[.K134];VLOOKUP([.C135];Positions;4;0));&quot;&quot;)">
            <text:p/>
          </table:table-cell>
          <table:table-cell table:style-name="ce4" table:formula="of:=IF(NOT([.Q135]=&quot;&quot;);IF([$Input.I131]=&quot;Move&quot;;[.L134];VLOOKUP([.C135];Positions;5;0));&quot;&quot;)">
            <text:p/>
          </table:table-cell>
          <table:table-cell table:style-name="ce4" table:formula="of:=IF(NOT([.Q135]=&quot;&quot;);IF([$Input.I131]=&quot;Move&quot;;[.M134];VLOOKUP([.C135];Positions;6;0));&quot;&quot;)">
            <text:p/>
          </table:table-cell>
          <table:table-cell table:style-name="ce4" table:formula="of:=IF(NOT([.Q135]=&quot;&quot;);IF([$Input.I131]=&quot;Move&quot;;[.N134];VLOOKUP([.C135];Positions;7;0));&quot;&quot;)">
            <text:p/>
          </table:table-cell>
          <table:table-cell table:style-name="ce4" table:formula="of:=IF(NOT([.Q135]=&quot;&quot;);IF([$Input.I131]=&quot;Move&quot;;[.O134];VLOOKUP([.C135];Positions;8;0));&quot;&quot;)">
            <text:p/>
          </table:table-cell>
          <table:table-cell table:style-name="ce4" table:formula="of:=IF(NOT([.Q135]=&quot;&quot;);VLOOKUP(CalcName;Positions;3;0);&quot;&quot;)">
            <text:p/>
          </table:table-cell>
          <table:table-cell table:style-name="ce4" table:formula="of:=IF(NOT([.Q135]=&quot;&quot;);VLOOKUP(CalcName;Positions;4;0);&quot;&quot;)">
            <text:p/>
          </table:table-cell>
          <table:table-cell table:style-name="ce4" table:formula="of:=IF(NOT([.Q135]=&quot;&quot;);VLOOKUP(CalcName;Positions;5;0);&quot;&quot;)">
            <text:p/>
          </table:table-cell>
          <table:table-cell table:style-name="ce4" table:formula="of:=IF(NOT([.Q135]=&quot;&quot;);VLOOKUP(CalcName;Positions;6;0);&quot;&quot;)">
            <text:p/>
          </table:table-cell>
          <table:table-cell table:style-name="ce4" table:formula="of:=IF(NOT([.Q135]=&quot;&quot;);VLOOKUP(CalcName;Positions;7;0);&quot;&quot;)">
            <text:p/>
          </table:table-cell>
          <table:table-cell table:style-name="ce4" table:formula="of:=IF(NOT([.Q135]=&quot;&quot;);VLOOKUP(CalcName;Positions;8;0);&quot;&quot;)">
            <text:p/>
          </table:table-cell>
          <table:table-cell table:style-name="ce4" table:formula="of:=IF(NOT([.Q135]=&quot;&quot;);[$Input.H131];&quot;&quot;)">
            <text:p/>
          </table:table-cell>
          <table:table-cell table:formula="of:=IF([$Input.D132]=&quot;&quot;;IF(OR([.Q134]=&quot;&quot;;[.Q134]=2400);&quot;&quot;;IF(Loop=&quot;true&quot;;IF([$Input.D131]=&quot;&quot;;&quot;&quot;;0);2400));[$Input.G132]-[$Input.G131]-[$Input.H131])">
            <text:p/>
          </table:table-cell>
          <table:table-cell table:formula="of:=IF(NOT([.Q135]=&quot;&quot;);[$Input.J131];&quot;&quot;)">
            <text:p/>
          </table:table-cell>
        </table:table-row>
        <table:table-row table:style-name="ro2">
          <table:table-cell table:style-name="ce4" table:formula="of:=IF(NOT([.Q136]=&quot;&quot;);[.A135]+1;&quot;&quot;)">
            <text:p/>
          </table:table-cell>
          <table:table-cell table:style-name="ce4" table:formula="of:=IF(NOT([.Q136]=&quot;&quot;);IF([$Input.I132]=&quot;Move&quot;;[.C135];[.C136]);&quot;&quot;)">
            <text:p/>
          </table:table-cell>
          <table:table-cell table:style-name="ce4" table:formula="of:=IF(NOT([.Q136]=&quot;&quot;);[$Input.D132];&quot;&quot;)">
            <text:p/>
          </table:table-cell>
          <table:table-cell table:style-name="ce4" table:formula="of:=IF(NOT([.Q136]=&quot;&quot;);IF([$Input.I132]=&quot;Move&quot;;[.J135];VLOOKUP([.C136];Positions;3;0));&quot;&quot;)">
            <text:p/>
          </table:table-cell>
          <table:table-cell table:style-name="ce4" table:formula="of:=IF(NOT([.Q136]=&quot;&quot;);IF([$Input.I132]=&quot;Move&quot;;[.K135];VLOOKUP([.C136];Positions;4;0));&quot;&quot;)">
            <text:p/>
          </table:table-cell>
          <table:table-cell table:style-name="ce4" table:formula="of:=IF(NOT([.Q136]=&quot;&quot;);IF([$Input.I132]=&quot;Move&quot;;[.L135];VLOOKUP([.C136];Positions;5;0));&quot;&quot;)">
            <text:p/>
          </table:table-cell>
          <table:table-cell table:style-name="ce4" table:formula="of:=IF(NOT([.Q136]=&quot;&quot;);IF([$Input.I132]=&quot;Move&quot;;[.M135];VLOOKUP([.C136];Positions;6;0));&quot;&quot;)">
            <text:p/>
          </table:table-cell>
          <table:table-cell table:style-name="ce4" table:formula="of:=IF(NOT([.Q136]=&quot;&quot;);IF([$Input.I132]=&quot;Move&quot;;[.N135];VLOOKUP([.C136];Positions;7;0));&quot;&quot;)">
            <text:p/>
          </table:table-cell>
          <table:table-cell table:style-name="ce4" table:formula="of:=IF(NOT([.Q136]=&quot;&quot;);IF([$Input.I132]=&quot;Move&quot;;[.O135];VLOOKUP([.C136];Positions;8;0));&quot;&quot;)">
            <text:p/>
          </table:table-cell>
          <table:table-cell table:style-name="ce4" table:formula="of:=IF(NOT([.Q136]=&quot;&quot;);VLOOKUP(CalcName;Positions;3;0);&quot;&quot;)">
            <text:p/>
          </table:table-cell>
          <table:table-cell table:style-name="ce4" table:formula="of:=IF(NOT([.Q136]=&quot;&quot;);VLOOKUP(CalcName;Positions;4;0);&quot;&quot;)">
            <text:p/>
          </table:table-cell>
          <table:table-cell table:style-name="ce4" table:formula="of:=IF(NOT([.Q136]=&quot;&quot;);VLOOKUP(CalcName;Positions;5;0);&quot;&quot;)">
            <text:p/>
          </table:table-cell>
          <table:table-cell table:style-name="ce4" table:formula="of:=IF(NOT([.Q136]=&quot;&quot;);VLOOKUP(CalcName;Positions;6;0);&quot;&quot;)">
            <text:p/>
          </table:table-cell>
          <table:table-cell table:style-name="ce4" table:formula="of:=IF(NOT([.Q136]=&quot;&quot;);VLOOKUP(CalcName;Positions;7;0);&quot;&quot;)">
            <text:p/>
          </table:table-cell>
          <table:table-cell table:style-name="ce4" table:formula="of:=IF(NOT([.Q136]=&quot;&quot;);VLOOKUP(CalcName;Positions;8;0);&quot;&quot;)">
            <text:p/>
          </table:table-cell>
          <table:table-cell table:style-name="ce4" table:formula="of:=IF(NOT([.Q136]=&quot;&quot;);[$Input.H132];&quot;&quot;)">
            <text:p/>
          </table:table-cell>
          <table:table-cell table:formula="of:=IF([$Input.D133]=&quot;&quot;;IF(OR([.Q135]=&quot;&quot;;[.Q135]=2400);&quot;&quot;;IF(Loop=&quot;true&quot;;IF([$Input.D132]=&quot;&quot;;&quot;&quot;;0);2400));[$Input.G133]-[$Input.G132]-[$Input.H132])">
            <text:p/>
          </table:table-cell>
          <table:table-cell table:formula="of:=IF(NOT([.Q136]=&quot;&quot;);[$Input.J132];&quot;&quot;)">
            <text:p/>
          </table:table-cell>
        </table:table-row>
        <table:table-row table:style-name="ro2">
          <table:table-cell table:style-name="ce4" table:formula="of:=IF(NOT([.Q137]=&quot;&quot;);[.A136]+1;&quot;&quot;)">
            <text:p/>
          </table:table-cell>
          <table:table-cell table:style-name="ce4" table:formula="of:=IF(NOT([.Q137]=&quot;&quot;);IF([$Input.I133]=&quot;Move&quot;;[.C136];[.C137]);&quot;&quot;)">
            <text:p/>
          </table:table-cell>
          <table:table-cell table:style-name="ce4" table:formula="of:=IF(NOT([.Q137]=&quot;&quot;);[$Input.D133];&quot;&quot;)">
            <text:p/>
          </table:table-cell>
          <table:table-cell table:style-name="ce4" table:formula="of:=IF(NOT([.Q137]=&quot;&quot;);IF([$Input.I133]=&quot;Move&quot;;[.J136];VLOOKUP([.C137];Positions;3;0));&quot;&quot;)">
            <text:p/>
          </table:table-cell>
          <table:table-cell table:style-name="ce4" table:formula="of:=IF(NOT([.Q137]=&quot;&quot;);IF([$Input.I133]=&quot;Move&quot;;[.K136];VLOOKUP([.C137];Positions;4;0));&quot;&quot;)">
            <text:p/>
          </table:table-cell>
          <table:table-cell table:style-name="ce4" table:formula="of:=IF(NOT([.Q137]=&quot;&quot;);IF([$Input.I133]=&quot;Move&quot;;[.L136];VLOOKUP([.C137];Positions;5;0));&quot;&quot;)">
            <text:p/>
          </table:table-cell>
          <table:table-cell table:style-name="ce4" table:formula="of:=IF(NOT([.Q137]=&quot;&quot;);IF([$Input.I133]=&quot;Move&quot;;[.M136];VLOOKUP([.C137];Positions;6;0));&quot;&quot;)">
            <text:p/>
          </table:table-cell>
          <table:table-cell table:style-name="ce4" table:formula="of:=IF(NOT([.Q137]=&quot;&quot;);IF([$Input.I133]=&quot;Move&quot;;[.N136];VLOOKUP([.C137];Positions;7;0));&quot;&quot;)">
            <text:p/>
          </table:table-cell>
          <table:table-cell table:style-name="ce4" table:formula="of:=IF(NOT([.Q137]=&quot;&quot;);IF([$Input.I133]=&quot;Move&quot;;[.O136];VLOOKUP([.C137];Positions;8;0));&quot;&quot;)">
            <text:p/>
          </table:table-cell>
          <table:table-cell table:style-name="ce4" table:formula="of:=IF(NOT([.Q137]=&quot;&quot;);VLOOKUP(CalcName;Positions;3;0);&quot;&quot;)">
            <text:p/>
          </table:table-cell>
          <table:table-cell table:style-name="ce4" table:formula="of:=IF(NOT([.Q137]=&quot;&quot;);VLOOKUP(CalcName;Positions;4;0);&quot;&quot;)">
            <text:p/>
          </table:table-cell>
          <table:table-cell table:style-name="ce4" table:formula="of:=IF(NOT([.Q137]=&quot;&quot;);VLOOKUP(CalcName;Positions;5;0);&quot;&quot;)">
            <text:p/>
          </table:table-cell>
          <table:table-cell table:style-name="ce4" table:formula="of:=IF(NOT([.Q137]=&quot;&quot;);VLOOKUP(CalcName;Positions;6;0);&quot;&quot;)">
            <text:p/>
          </table:table-cell>
          <table:table-cell table:style-name="ce4" table:formula="of:=IF(NOT([.Q137]=&quot;&quot;);VLOOKUP(CalcName;Positions;7;0);&quot;&quot;)">
            <text:p/>
          </table:table-cell>
          <table:table-cell table:style-name="ce4" table:formula="of:=IF(NOT([.Q137]=&quot;&quot;);VLOOKUP(CalcName;Positions;8;0);&quot;&quot;)">
            <text:p/>
          </table:table-cell>
          <table:table-cell table:style-name="ce4" table:formula="of:=IF(NOT([.Q137]=&quot;&quot;);[$Input.H133];&quot;&quot;)">
            <text:p/>
          </table:table-cell>
          <table:table-cell table:formula="of:=IF([$Input.D134]=&quot;&quot;;IF(OR([.Q136]=&quot;&quot;;[.Q136]=2400);&quot;&quot;;IF(Loop=&quot;true&quot;;IF([$Input.D133]=&quot;&quot;;&quot;&quot;;0);2400));[$Input.G134]-[$Input.G133]-[$Input.H133])">
            <text:p/>
          </table:table-cell>
          <table:table-cell table:formula="of:=IF(NOT([.Q137]=&quot;&quot;);[$Input.J133];&quot;&quot;)">
            <text:p/>
          </table:table-cell>
        </table:table-row>
        <table:table-row table:style-name="ro2">
          <table:table-cell table:style-name="ce4" table:formula="of:=IF(NOT([.Q138]=&quot;&quot;);[.A137]+1;&quot;&quot;)">
            <text:p/>
          </table:table-cell>
          <table:table-cell table:style-name="ce4" table:formula="of:=IF(NOT([.Q138]=&quot;&quot;);IF([$Input.I134]=&quot;Move&quot;;[.C137];[.C138]);&quot;&quot;)">
            <text:p/>
          </table:table-cell>
          <table:table-cell table:style-name="ce4" table:formula="of:=IF(NOT([.Q138]=&quot;&quot;);[$Input.D134];&quot;&quot;)">
            <text:p/>
          </table:table-cell>
          <table:table-cell table:style-name="ce4" table:formula="of:=IF(NOT([.Q138]=&quot;&quot;);IF([$Input.I134]=&quot;Move&quot;;[.J137];VLOOKUP([.C138];Positions;3;0));&quot;&quot;)">
            <text:p/>
          </table:table-cell>
          <table:table-cell table:style-name="ce4" table:formula="of:=IF(NOT([.Q138]=&quot;&quot;);IF([$Input.I134]=&quot;Move&quot;;[.K137];VLOOKUP([.C138];Positions;4;0));&quot;&quot;)">
            <text:p/>
          </table:table-cell>
          <table:table-cell table:style-name="ce4" table:formula="of:=IF(NOT([.Q138]=&quot;&quot;);IF([$Input.I134]=&quot;Move&quot;;[.L137];VLOOKUP([.C138];Positions;5;0));&quot;&quot;)">
            <text:p/>
          </table:table-cell>
          <table:table-cell table:style-name="ce4" table:formula="of:=IF(NOT([.Q138]=&quot;&quot;);IF([$Input.I134]=&quot;Move&quot;;[.M137];VLOOKUP([.C138];Positions;6;0));&quot;&quot;)">
            <text:p/>
          </table:table-cell>
          <table:table-cell table:style-name="ce4" table:formula="of:=IF(NOT([.Q138]=&quot;&quot;);IF([$Input.I134]=&quot;Move&quot;;[.N137];VLOOKUP([.C138];Positions;7;0));&quot;&quot;)">
            <text:p/>
          </table:table-cell>
          <table:table-cell table:style-name="ce4" table:formula="of:=IF(NOT([.Q138]=&quot;&quot;);IF([$Input.I134]=&quot;Move&quot;;[.O137];VLOOKUP([.C138];Positions;8;0));&quot;&quot;)">
            <text:p/>
          </table:table-cell>
          <table:table-cell table:style-name="ce4" table:formula="of:=IF(NOT([.Q138]=&quot;&quot;);VLOOKUP(CalcName;Positions;3;0);&quot;&quot;)">
            <text:p/>
          </table:table-cell>
          <table:table-cell table:style-name="ce4" table:formula="of:=IF(NOT([.Q138]=&quot;&quot;);VLOOKUP(CalcName;Positions;4;0);&quot;&quot;)">
            <text:p/>
          </table:table-cell>
          <table:table-cell table:style-name="ce4" table:formula="of:=IF(NOT([.Q138]=&quot;&quot;);VLOOKUP(CalcName;Positions;5;0);&quot;&quot;)">
            <text:p/>
          </table:table-cell>
          <table:table-cell table:style-name="ce4" table:formula="of:=IF(NOT([.Q138]=&quot;&quot;);VLOOKUP(CalcName;Positions;6;0);&quot;&quot;)">
            <text:p/>
          </table:table-cell>
          <table:table-cell table:style-name="ce4" table:formula="of:=IF(NOT([.Q138]=&quot;&quot;);VLOOKUP(CalcName;Positions;7;0);&quot;&quot;)">
            <text:p/>
          </table:table-cell>
          <table:table-cell table:style-name="ce4" table:formula="of:=IF(NOT([.Q138]=&quot;&quot;);VLOOKUP(CalcName;Positions;8;0);&quot;&quot;)">
            <text:p/>
          </table:table-cell>
          <table:table-cell table:style-name="ce4" table:formula="of:=IF(NOT([.Q138]=&quot;&quot;);[$Input.H134];&quot;&quot;)">
            <text:p/>
          </table:table-cell>
          <table:table-cell table:formula="of:=IF([$Input.D135]=&quot;&quot;;IF(OR([.Q137]=&quot;&quot;;[.Q137]=2400);&quot;&quot;;IF(Loop=&quot;true&quot;;IF([$Input.D134]=&quot;&quot;;&quot;&quot;;0);2400));[$Input.G135]-[$Input.G134]-[$Input.H134])">
            <text:p/>
          </table:table-cell>
          <table:table-cell table:formula="of:=IF(NOT([.Q138]=&quot;&quot;);[$Input.J134];&quot;&quot;)">
            <text:p/>
          </table:table-cell>
        </table:table-row>
        <table:table-row table:style-name="ro2">
          <table:table-cell table:style-name="ce4" table:formula="of:=IF(NOT([.Q139]=&quot;&quot;);[.A138]+1;&quot;&quot;)">
            <text:p/>
          </table:table-cell>
          <table:table-cell table:style-name="ce4" table:formula="of:=IF(NOT([.Q139]=&quot;&quot;);IF([$Input.I135]=&quot;Move&quot;;[.C138];[.C139]);&quot;&quot;)">
            <text:p/>
          </table:table-cell>
          <table:table-cell table:style-name="ce4" table:formula="of:=IF(NOT([.Q139]=&quot;&quot;);[$Input.D135];&quot;&quot;)">
            <text:p/>
          </table:table-cell>
          <table:table-cell table:style-name="ce4" table:formula="of:=IF(NOT([.Q139]=&quot;&quot;);IF([$Input.I135]=&quot;Move&quot;;[.J138];VLOOKUP([.C139];Positions;3;0));&quot;&quot;)">
            <text:p/>
          </table:table-cell>
          <table:table-cell table:style-name="ce4" table:formula="of:=IF(NOT([.Q139]=&quot;&quot;);IF([$Input.I135]=&quot;Move&quot;;[.K138];VLOOKUP([.C139];Positions;4;0));&quot;&quot;)">
            <text:p/>
          </table:table-cell>
          <table:table-cell table:style-name="ce4" table:formula="of:=IF(NOT([.Q139]=&quot;&quot;);IF([$Input.I135]=&quot;Move&quot;;[.L138];VLOOKUP([.C139];Positions;5;0));&quot;&quot;)">
            <text:p/>
          </table:table-cell>
          <table:table-cell table:style-name="ce4" table:formula="of:=IF(NOT([.Q139]=&quot;&quot;);IF([$Input.I135]=&quot;Move&quot;;[.M138];VLOOKUP([.C139];Positions;6;0));&quot;&quot;)">
            <text:p/>
          </table:table-cell>
          <table:table-cell table:style-name="ce4" table:formula="of:=IF(NOT([.Q139]=&quot;&quot;);IF([$Input.I135]=&quot;Move&quot;;[.N138];VLOOKUP([.C139];Positions;7;0));&quot;&quot;)">
            <text:p/>
          </table:table-cell>
          <table:table-cell table:style-name="ce4" table:formula="of:=IF(NOT([.Q139]=&quot;&quot;);IF([$Input.I135]=&quot;Move&quot;;[.O138];VLOOKUP([.C139];Positions;8;0));&quot;&quot;)">
            <text:p/>
          </table:table-cell>
          <table:table-cell table:style-name="ce4" table:formula="of:=IF(NOT([.Q139]=&quot;&quot;);VLOOKUP(CalcName;Positions;3;0);&quot;&quot;)">
            <text:p/>
          </table:table-cell>
          <table:table-cell table:style-name="ce4" table:formula="of:=IF(NOT([.Q139]=&quot;&quot;);VLOOKUP(CalcName;Positions;4;0);&quot;&quot;)">
            <text:p/>
          </table:table-cell>
          <table:table-cell table:style-name="ce4" table:formula="of:=IF(NOT([.Q139]=&quot;&quot;);VLOOKUP(CalcName;Positions;5;0);&quot;&quot;)">
            <text:p/>
          </table:table-cell>
          <table:table-cell table:style-name="ce4" table:formula="of:=IF(NOT([.Q139]=&quot;&quot;);VLOOKUP(CalcName;Positions;6;0);&quot;&quot;)">
            <text:p/>
          </table:table-cell>
          <table:table-cell table:style-name="ce4" table:formula="of:=IF(NOT([.Q139]=&quot;&quot;);VLOOKUP(CalcName;Positions;7;0);&quot;&quot;)">
            <text:p/>
          </table:table-cell>
          <table:table-cell table:style-name="ce4" table:formula="of:=IF(NOT([.Q139]=&quot;&quot;);VLOOKUP(CalcName;Positions;8;0);&quot;&quot;)">
            <text:p/>
          </table:table-cell>
          <table:table-cell table:style-name="ce4" table:formula="of:=IF(NOT([.Q139]=&quot;&quot;);[$Input.H135];&quot;&quot;)">
            <text:p/>
          </table:table-cell>
          <table:table-cell table:formula="of:=IF([$Input.D136]=&quot;&quot;;IF(OR([.Q138]=&quot;&quot;;[.Q138]=2400);&quot;&quot;;IF(Loop=&quot;true&quot;;IF([$Input.D135]=&quot;&quot;;&quot;&quot;;0);2400));[$Input.G136]-[$Input.G135]-[$Input.H135])">
            <text:p/>
          </table:table-cell>
          <table:table-cell table:formula="of:=IF(NOT([.Q139]=&quot;&quot;);[$Input.J135];&quot;&quot;)">
            <text:p/>
          </table:table-cell>
        </table:table-row>
        <table:table-row table:style-name="ro2">
          <table:table-cell table:style-name="ce4" table:formula="of:=IF(NOT([.Q140]=&quot;&quot;);[.A139]+1;&quot;&quot;)">
            <text:p/>
          </table:table-cell>
          <table:table-cell table:style-name="ce4" table:formula="of:=IF(NOT([.Q140]=&quot;&quot;);IF([$Input.I136]=&quot;Move&quot;;[.C139];[.C140]);&quot;&quot;)">
            <text:p/>
          </table:table-cell>
          <table:table-cell table:style-name="ce4" table:formula="of:=IF(NOT([.Q140]=&quot;&quot;);[$Input.D136];&quot;&quot;)">
            <text:p/>
          </table:table-cell>
          <table:table-cell table:style-name="ce4" table:formula="of:=IF(NOT([.Q140]=&quot;&quot;);IF([$Input.I136]=&quot;Move&quot;;[.J139];VLOOKUP([.C140];Positions;3;0));&quot;&quot;)">
            <text:p/>
          </table:table-cell>
          <table:table-cell table:style-name="ce4" table:formula="of:=IF(NOT([.Q140]=&quot;&quot;);IF([$Input.I136]=&quot;Move&quot;;[.K139];VLOOKUP([.C140];Positions;4;0));&quot;&quot;)">
            <text:p/>
          </table:table-cell>
          <table:table-cell table:style-name="ce4" table:formula="of:=IF(NOT([.Q140]=&quot;&quot;);IF([$Input.I136]=&quot;Move&quot;;[.L139];VLOOKUP([.C140];Positions;5;0));&quot;&quot;)">
            <text:p/>
          </table:table-cell>
          <table:table-cell table:style-name="ce4" table:formula="of:=IF(NOT([.Q140]=&quot;&quot;);IF([$Input.I136]=&quot;Move&quot;;[.M139];VLOOKUP([.C140];Positions;6;0));&quot;&quot;)">
            <text:p/>
          </table:table-cell>
          <table:table-cell table:style-name="ce4" table:formula="of:=IF(NOT([.Q140]=&quot;&quot;);IF([$Input.I136]=&quot;Move&quot;;[.N139];VLOOKUP([.C140];Positions;7;0));&quot;&quot;)">
            <text:p/>
          </table:table-cell>
          <table:table-cell table:style-name="ce4" table:formula="of:=IF(NOT([.Q140]=&quot;&quot;);IF([$Input.I136]=&quot;Move&quot;;[.O139];VLOOKUP([.C140];Positions;8;0));&quot;&quot;)">
            <text:p/>
          </table:table-cell>
          <table:table-cell table:style-name="ce4" table:formula="of:=IF(NOT([.Q140]=&quot;&quot;);VLOOKUP(CalcName;Positions;3;0);&quot;&quot;)">
            <text:p/>
          </table:table-cell>
          <table:table-cell table:style-name="ce4" table:formula="of:=IF(NOT([.Q140]=&quot;&quot;);VLOOKUP(CalcName;Positions;4;0);&quot;&quot;)">
            <text:p/>
          </table:table-cell>
          <table:table-cell table:style-name="ce4" table:formula="of:=IF(NOT([.Q140]=&quot;&quot;);VLOOKUP(CalcName;Positions;5;0);&quot;&quot;)">
            <text:p/>
          </table:table-cell>
          <table:table-cell table:style-name="ce4" table:formula="of:=IF(NOT([.Q140]=&quot;&quot;);VLOOKUP(CalcName;Positions;6;0);&quot;&quot;)">
            <text:p/>
          </table:table-cell>
          <table:table-cell table:style-name="ce4" table:formula="of:=IF(NOT([.Q140]=&quot;&quot;);VLOOKUP(CalcName;Positions;7;0);&quot;&quot;)">
            <text:p/>
          </table:table-cell>
          <table:table-cell table:style-name="ce4" table:formula="of:=IF(NOT([.Q140]=&quot;&quot;);VLOOKUP(CalcName;Positions;8;0);&quot;&quot;)">
            <text:p/>
          </table:table-cell>
          <table:table-cell table:style-name="ce4" table:formula="of:=IF(NOT([.Q140]=&quot;&quot;);[$Input.H136];&quot;&quot;)">
            <text:p/>
          </table:table-cell>
          <table:table-cell table:formula="of:=IF([$Input.D137]=&quot;&quot;;IF(OR([.Q139]=&quot;&quot;;[.Q139]=2400);&quot;&quot;;IF(Loop=&quot;true&quot;;IF([$Input.D136]=&quot;&quot;;&quot;&quot;;0);2400));[$Input.G137]-[$Input.G136]-[$Input.H136])">
            <text:p/>
          </table:table-cell>
          <table:table-cell table:formula="of:=IF(NOT([.Q140]=&quot;&quot;);[$Input.J136];&quot;&quot;)">
            <text:p/>
          </table:table-cell>
        </table:table-row>
        <table:table-row table:style-name="ro2">
          <table:table-cell table:style-name="ce4" table:formula="of:=IF(NOT([.Q141]=&quot;&quot;);[.A140]+1;&quot;&quot;)">
            <text:p/>
          </table:table-cell>
          <table:table-cell table:style-name="ce4" table:formula="of:=IF(NOT([.Q141]=&quot;&quot;);IF([$Input.I137]=&quot;Move&quot;;[.C140];[.C141]);&quot;&quot;)">
            <text:p/>
          </table:table-cell>
          <table:table-cell table:style-name="ce4" table:formula="of:=IF(NOT([.Q141]=&quot;&quot;);[$Input.D137];&quot;&quot;)">
            <text:p/>
          </table:table-cell>
          <table:table-cell table:style-name="ce4" table:formula="of:=IF(NOT([.Q141]=&quot;&quot;);IF([$Input.I137]=&quot;Move&quot;;[.J140];VLOOKUP([.C141];Positions;3;0));&quot;&quot;)">
            <text:p/>
          </table:table-cell>
          <table:table-cell table:style-name="ce4" table:formula="of:=IF(NOT([.Q141]=&quot;&quot;);IF([$Input.I137]=&quot;Move&quot;;[.K140];VLOOKUP([.C141];Positions;4;0));&quot;&quot;)">
            <text:p/>
          </table:table-cell>
          <table:table-cell table:style-name="ce4" table:formula="of:=IF(NOT([.Q141]=&quot;&quot;);IF([$Input.I137]=&quot;Move&quot;;[.L140];VLOOKUP([.C141];Positions;5;0));&quot;&quot;)">
            <text:p/>
          </table:table-cell>
          <table:table-cell table:style-name="ce4" table:formula="of:=IF(NOT([.Q141]=&quot;&quot;);IF([$Input.I137]=&quot;Move&quot;;[.M140];VLOOKUP([.C141];Positions;6;0));&quot;&quot;)">
            <text:p/>
          </table:table-cell>
          <table:table-cell table:style-name="ce4" table:formula="of:=IF(NOT([.Q141]=&quot;&quot;);IF([$Input.I137]=&quot;Move&quot;;[.N140];VLOOKUP([.C141];Positions;7;0));&quot;&quot;)">
            <text:p/>
          </table:table-cell>
          <table:table-cell table:style-name="ce4" table:formula="of:=IF(NOT([.Q141]=&quot;&quot;);IF([$Input.I137]=&quot;Move&quot;;[.O140];VLOOKUP([.C141];Positions;8;0));&quot;&quot;)">
            <text:p/>
          </table:table-cell>
          <table:table-cell table:style-name="ce4" table:formula="of:=IF(NOT([.Q141]=&quot;&quot;);VLOOKUP(CalcName;Positions;3;0);&quot;&quot;)">
            <text:p/>
          </table:table-cell>
          <table:table-cell table:style-name="ce4" table:formula="of:=IF(NOT([.Q141]=&quot;&quot;);VLOOKUP(CalcName;Positions;4;0);&quot;&quot;)">
            <text:p/>
          </table:table-cell>
          <table:table-cell table:style-name="ce4" table:formula="of:=IF(NOT([.Q141]=&quot;&quot;);VLOOKUP(CalcName;Positions;5;0);&quot;&quot;)">
            <text:p/>
          </table:table-cell>
          <table:table-cell table:style-name="ce4" table:formula="of:=IF(NOT([.Q141]=&quot;&quot;);VLOOKUP(CalcName;Positions;6;0);&quot;&quot;)">
            <text:p/>
          </table:table-cell>
          <table:table-cell table:style-name="ce4" table:formula="of:=IF(NOT([.Q141]=&quot;&quot;);VLOOKUP(CalcName;Positions;7;0);&quot;&quot;)">
            <text:p/>
          </table:table-cell>
          <table:table-cell table:style-name="ce4" table:formula="of:=IF(NOT([.Q141]=&quot;&quot;);VLOOKUP(CalcName;Positions;8;0);&quot;&quot;)">
            <text:p/>
          </table:table-cell>
          <table:table-cell table:style-name="ce4" table:formula="of:=IF(NOT([.Q141]=&quot;&quot;);[$Input.H137];&quot;&quot;)">
            <text:p/>
          </table:table-cell>
          <table:table-cell table:formula="of:=IF([$Input.D138]=&quot;&quot;;IF(OR([.Q140]=&quot;&quot;;[.Q140]=2400);&quot;&quot;;IF(Loop=&quot;true&quot;;IF([$Input.D137]=&quot;&quot;;&quot;&quot;;0);2400));[$Input.G138]-[$Input.G137]-[$Input.H137])">
            <text:p/>
          </table:table-cell>
          <table:table-cell table:formula="of:=IF(NOT([.Q141]=&quot;&quot;);[$Input.J137];&quot;&quot;)">
            <text:p/>
          </table:table-cell>
        </table:table-row>
        <table:table-row table:style-name="ro2">
          <table:table-cell table:style-name="ce4" table:formula="of:=IF(NOT([.Q142]=&quot;&quot;);[.A141]+1;&quot;&quot;)">
            <text:p/>
          </table:table-cell>
          <table:table-cell table:style-name="ce4" table:formula="of:=IF(NOT([.Q142]=&quot;&quot;);IF([$Input.I138]=&quot;Move&quot;;[.C141];[.C142]);&quot;&quot;)">
            <text:p/>
          </table:table-cell>
          <table:table-cell table:style-name="ce4" table:formula="of:=IF(NOT([.Q142]=&quot;&quot;);[$Input.D138];&quot;&quot;)">
            <text:p/>
          </table:table-cell>
          <table:table-cell table:style-name="ce4" table:formula="of:=IF(NOT([.Q142]=&quot;&quot;);IF([$Input.I138]=&quot;Move&quot;;[.J141];VLOOKUP([.C142];Positions;3;0));&quot;&quot;)">
            <text:p/>
          </table:table-cell>
          <table:table-cell table:style-name="ce4" table:formula="of:=IF(NOT([.Q142]=&quot;&quot;);IF([$Input.I138]=&quot;Move&quot;;[.K141];VLOOKUP([.C142];Positions;4;0));&quot;&quot;)">
            <text:p/>
          </table:table-cell>
          <table:table-cell table:style-name="ce4" table:formula="of:=IF(NOT([.Q142]=&quot;&quot;);IF([$Input.I138]=&quot;Move&quot;;[.L141];VLOOKUP([.C142];Positions;5;0));&quot;&quot;)">
            <text:p/>
          </table:table-cell>
          <table:table-cell table:style-name="ce4" table:formula="of:=IF(NOT([.Q142]=&quot;&quot;);IF([$Input.I138]=&quot;Move&quot;;[.M141];VLOOKUP([.C142];Positions;6;0));&quot;&quot;)">
            <text:p/>
          </table:table-cell>
          <table:table-cell table:style-name="ce4" table:formula="of:=IF(NOT([.Q142]=&quot;&quot;);IF([$Input.I138]=&quot;Move&quot;;[.N141];VLOOKUP([.C142];Positions;7;0));&quot;&quot;)">
            <text:p/>
          </table:table-cell>
          <table:table-cell table:style-name="ce4" table:formula="of:=IF(NOT([.Q142]=&quot;&quot;);IF([$Input.I138]=&quot;Move&quot;;[.O141];VLOOKUP([.C142];Positions;8;0));&quot;&quot;)">
            <text:p/>
          </table:table-cell>
          <table:table-cell table:style-name="ce4" table:formula="of:=IF(NOT([.Q142]=&quot;&quot;);VLOOKUP(CalcName;Positions;3;0);&quot;&quot;)">
            <text:p/>
          </table:table-cell>
          <table:table-cell table:style-name="ce4" table:formula="of:=IF(NOT([.Q142]=&quot;&quot;);VLOOKUP(CalcName;Positions;4;0);&quot;&quot;)">
            <text:p/>
          </table:table-cell>
          <table:table-cell table:style-name="ce4" table:formula="of:=IF(NOT([.Q142]=&quot;&quot;);VLOOKUP(CalcName;Positions;5;0);&quot;&quot;)">
            <text:p/>
          </table:table-cell>
          <table:table-cell table:style-name="ce4" table:formula="of:=IF(NOT([.Q142]=&quot;&quot;);VLOOKUP(CalcName;Positions;6;0);&quot;&quot;)">
            <text:p/>
          </table:table-cell>
          <table:table-cell table:style-name="ce4" table:formula="of:=IF(NOT([.Q142]=&quot;&quot;);VLOOKUP(CalcName;Positions;7;0);&quot;&quot;)">
            <text:p/>
          </table:table-cell>
          <table:table-cell table:style-name="ce4" table:formula="of:=IF(NOT([.Q142]=&quot;&quot;);VLOOKUP(CalcName;Positions;8;0);&quot;&quot;)">
            <text:p/>
          </table:table-cell>
          <table:table-cell table:style-name="ce4" table:formula="of:=IF(NOT([.Q142]=&quot;&quot;);[$Input.H138];&quot;&quot;)">
            <text:p/>
          </table:table-cell>
          <table:table-cell table:formula="of:=IF([$Input.D139]=&quot;&quot;;IF(OR([.Q141]=&quot;&quot;;[.Q141]=2400);&quot;&quot;;IF(Loop=&quot;true&quot;;IF([$Input.D138]=&quot;&quot;;&quot;&quot;;0);2400));[$Input.G139]-[$Input.G138]-[$Input.H138])">
            <text:p/>
          </table:table-cell>
          <table:table-cell table:formula="of:=IF(NOT([.Q142]=&quot;&quot;);[$Input.J138];&quot;&quot;)">
            <text:p/>
          </table:table-cell>
        </table:table-row>
        <table:table-row table:style-name="ro2">
          <table:table-cell table:style-name="ce4" table:formula="of:=IF(NOT([.Q143]=&quot;&quot;);[.A142]+1;&quot;&quot;)">
            <text:p/>
          </table:table-cell>
          <table:table-cell table:style-name="ce4" table:formula="of:=IF(NOT([.Q143]=&quot;&quot;);IF([$Input.I139]=&quot;Move&quot;;[.C142];[.C143]);&quot;&quot;)">
            <text:p/>
          </table:table-cell>
          <table:table-cell table:style-name="ce4" table:formula="of:=IF(NOT([.Q143]=&quot;&quot;);[$Input.D139];&quot;&quot;)">
            <text:p/>
          </table:table-cell>
          <table:table-cell table:style-name="ce4" table:formula="of:=IF(NOT([.Q143]=&quot;&quot;);IF([$Input.I139]=&quot;Move&quot;;[.J142];VLOOKUP([.C143];Positions;3;0));&quot;&quot;)">
            <text:p/>
          </table:table-cell>
          <table:table-cell table:style-name="ce4" table:formula="of:=IF(NOT([.Q143]=&quot;&quot;);IF([$Input.I139]=&quot;Move&quot;;[.K142];VLOOKUP([.C143];Positions;4;0));&quot;&quot;)">
            <text:p/>
          </table:table-cell>
          <table:table-cell table:style-name="ce4" table:formula="of:=IF(NOT([.Q143]=&quot;&quot;);IF([$Input.I139]=&quot;Move&quot;;[.L142];VLOOKUP([.C143];Positions;5;0));&quot;&quot;)">
            <text:p/>
          </table:table-cell>
          <table:table-cell table:style-name="ce4" table:formula="of:=IF(NOT([.Q143]=&quot;&quot;);IF([$Input.I139]=&quot;Move&quot;;[.M142];VLOOKUP([.C143];Positions;6;0));&quot;&quot;)">
            <text:p/>
          </table:table-cell>
          <table:table-cell table:style-name="ce4" table:formula="of:=IF(NOT([.Q143]=&quot;&quot;);IF([$Input.I139]=&quot;Move&quot;;[.N142];VLOOKUP([.C143];Positions;7;0));&quot;&quot;)">
            <text:p/>
          </table:table-cell>
          <table:table-cell table:style-name="ce4" table:formula="of:=IF(NOT([.Q143]=&quot;&quot;);IF([$Input.I139]=&quot;Move&quot;;[.O142];VLOOKUP([.C143];Positions;8;0));&quot;&quot;)">
            <text:p/>
          </table:table-cell>
          <table:table-cell table:style-name="ce4" table:formula="of:=IF(NOT([.Q143]=&quot;&quot;);VLOOKUP(CalcName;Positions;3;0);&quot;&quot;)">
            <text:p/>
          </table:table-cell>
          <table:table-cell table:style-name="ce4" table:formula="of:=IF(NOT([.Q143]=&quot;&quot;);VLOOKUP(CalcName;Positions;4;0);&quot;&quot;)">
            <text:p/>
          </table:table-cell>
          <table:table-cell table:style-name="ce4" table:formula="of:=IF(NOT([.Q143]=&quot;&quot;);VLOOKUP(CalcName;Positions;5;0);&quot;&quot;)">
            <text:p/>
          </table:table-cell>
          <table:table-cell table:style-name="ce4" table:formula="of:=IF(NOT([.Q143]=&quot;&quot;);VLOOKUP(CalcName;Positions;6;0);&quot;&quot;)">
            <text:p/>
          </table:table-cell>
          <table:table-cell table:style-name="ce4" table:formula="of:=IF(NOT([.Q143]=&quot;&quot;);VLOOKUP(CalcName;Positions;7;0);&quot;&quot;)">
            <text:p/>
          </table:table-cell>
          <table:table-cell table:style-name="ce4" table:formula="of:=IF(NOT([.Q143]=&quot;&quot;);VLOOKUP(CalcName;Positions;8;0);&quot;&quot;)">
            <text:p/>
          </table:table-cell>
          <table:table-cell table:style-name="ce4" table:formula="of:=IF(NOT([.Q143]=&quot;&quot;);[$Input.H139];&quot;&quot;)">
            <text:p/>
          </table:table-cell>
          <table:table-cell table:formula="of:=IF([$Input.D140]=&quot;&quot;;IF(OR([.Q142]=&quot;&quot;;[.Q142]=2400);&quot;&quot;;IF(Loop=&quot;true&quot;;IF([$Input.D139]=&quot;&quot;;&quot;&quot;;0);2400));[$Input.G140]-[$Input.G139]-[$Input.H139])">
            <text:p/>
          </table:table-cell>
          <table:table-cell table:formula="of:=IF(NOT([.Q143]=&quot;&quot;);[$Input.J139];&quot;&quot;)">
            <text:p/>
          </table:table-cell>
        </table:table-row>
        <table:table-row table:style-name="ro2">
          <table:table-cell table:style-name="ce4" table:formula="of:=IF(NOT([.Q144]=&quot;&quot;);[.A143]+1;&quot;&quot;)">
            <text:p/>
          </table:table-cell>
          <table:table-cell table:style-name="ce4" table:formula="of:=IF(NOT([.Q144]=&quot;&quot;);IF([$Input.I140]=&quot;Move&quot;;[.C143];[.C144]);&quot;&quot;)">
            <text:p/>
          </table:table-cell>
          <table:table-cell table:style-name="ce4" table:formula="of:=IF(NOT([.Q144]=&quot;&quot;);[$Input.D140];&quot;&quot;)">
            <text:p/>
          </table:table-cell>
          <table:table-cell table:style-name="ce4" table:formula="of:=IF(NOT([.Q144]=&quot;&quot;);IF([$Input.I140]=&quot;Move&quot;;[.J143];VLOOKUP([.C144];Positions;3;0));&quot;&quot;)">
            <text:p/>
          </table:table-cell>
          <table:table-cell table:style-name="ce4" table:formula="of:=IF(NOT([.Q144]=&quot;&quot;);IF([$Input.I140]=&quot;Move&quot;;[.K143];VLOOKUP([.C144];Positions;4;0));&quot;&quot;)">
            <text:p/>
          </table:table-cell>
          <table:table-cell table:style-name="ce4" table:formula="of:=IF(NOT([.Q144]=&quot;&quot;);IF([$Input.I140]=&quot;Move&quot;;[.L143];VLOOKUP([.C144];Positions;5;0));&quot;&quot;)">
            <text:p/>
          </table:table-cell>
          <table:table-cell table:style-name="ce4" table:formula="of:=IF(NOT([.Q144]=&quot;&quot;);IF([$Input.I140]=&quot;Move&quot;;[.M143];VLOOKUP([.C144];Positions;6;0));&quot;&quot;)">
            <text:p/>
          </table:table-cell>
          <table:table-cell table:style-name="ce4" table:formula="of:=IF(NOT([.Q144]=&quot;&quot;);IF([$Input.I140]=&quot;Move&quot;;[.N143];VLOOKUP([.C144];Positions;7;0));&quot;&quot;)">
            <text:p/>
          </table:table-cell>
          <table:table-cell table:style-name="ce4" table:formula="of:=IF(NOT([.Q144]=&quot;&quot;);IF([$Input.I140]=&quot;Move&quot;;[.O143];VLOOKUP([.C144];Positions;8;0));&quot;&quot;)">
            <text:p/>
          </table:table-cell>
          <table:table-cell table:style-name="ce4" table:formula="of:=IF(NOT([.Q144]=&quot;&quot;);VLOOKUP(CalcName;Positions;3;0);&quot;&quot;)">
            <text:p/>
          </table:table-cell>
          <table:table-cell table:style-name="ce4" table:formula="of:=IF(NOT([.Q144]=&quot;&quot;);VLOOKUP(CalcName;Positions;4;0);&quot;&quot;)">
            <text:p/>
          </table:table-cell>
          <table:table-cell table:style-name="ce4" table:formula="of:=IF(NOT([.Q144]=&quot;&quot;);VLOOKUP(CalcName;Positions;5;0);&quot;&quot;)">
            <text:p/>
          </table:table-cell>
          <table:table-cell table:style-name="ce4" table:formula="of:=IF(NOT([.Q144]=&quot;&quot;);VLOOKUP(CalcName;Positions;6;0);&quot;&quot;)">
            <text:p/>
          </table:table-cell>
          <table:table-cell table:style-name="ce4" table:formula="of:=IF(NOT([.Q144]=&quot;&quot;);VLOOKUP(CalcName;Positions;7;0);&quot;&quot;)">
            <text:p/>
          </table:table-cell>
          <table:table-cell table:style-name="ce4" table:formula="of:=IF(NOT([.Q144]=&quot;&quot;);VLOOKUP(CalcName;Positions;8;0);&quot;&quot;)">
            <text:p/>
          </table:table-cell>
          <table:table-cell table:style-name="ce4" table:formula="of:=IF(NOT([.Q144]=&quot;&quot;);[$Input.H140];&quot;&quot;)">
            <text:p/>
          </table:table-cell>
          <table:table-cell table:formula="of:=IF([$Input.D141]=&quot;&quot;;IF(OR([.Q143]=&quot;&quot;;[.Q143]=2400);&quot;&quot;;IF(Loop=&quot;true&quot;;IF([$Input.D140]=&quot;&quot;;&quot;&quot;;0);2400));[$Input.G141]-[$Input.G140]-[$Input.H140])">
            <text:p/>
          </table:table-cell>
          <table:table-cell table:formula="of:=IF(NOT([.Q144]=&quot;&quot;);[$Input.J140];&quot;&quot;)">
            <text:p/>
          </table:table-cell>
        </table:table-row>
        <table:table-row table:style-name="ro2">
          <table:table-cell table:style-name="ce4" table:formula="of:=IF(NOT([.Q145]=&quot;&quot;);[.A144]+1;&quot;&quot;)">
            <text:p/>
          </table:table-cell>
          <table:table-cell table:style-name="ce4" table:formula="of:=IF(NOT([.Q145]=&quot;&quot;);IF([$Input.I141]=&quot;Move&quot;;[.C144];[.C145]);&quot;&quot;)">
            <text:p/>
          </table:table-cell>
          <table:table-cell table:style-name="ce4" table:formula="of:=IF(NOT([.Q145]=&quot;&quot;);[$Input.D141];&quot;&quot;)">
            <text:p/>
          </table:table-cell>
          <table:table-cell table:style-name="ce4" table:formula="of:=IF(NOT([.Q145]=&quot;&quot;);IF([$Input.I141]=&quot;Move&quot;;[.J144];VLOOKUP([.C145];Positions;3;0));&quot;&quot;)">
            <text:p/>
          </table:table-cell>
          <table:table-cell table:style-name="ce4" table:formula="of:=IF(NOT([.Q145]=&quot;&quot;);IF([$Input.I141]=&quot;Move&quot;;[.K144];VLOOKUP([.C145];Positions;4;0));&quot;&quot;)">
            <text:p/>
          </table:table-cell>
          <table:table-cell table:style-name="ce4" table:formula="of:=IF(NOT([.Q145]=&quot;&quot;);IF([$Input.I141]=&quot;Move&quot;;[.L144];VLOOKUP([.C145];Positions;5;0));&quot;&quot;)">
            <text:p/>
          </table:table-cell>
          <table:table-cell table:style-name="ce4" table:formula="of:=IF(NOT([.Q145]=&quot;&quot;);IF([$Input.I141]=&quot;Move&quot;;[.M144];VLOOKUP([.C145];Positions;6;0));&quot;&quot;)">
            <text:p/>
          </table:table-cell>
          <table:table-cell table:style-name="ce4" table:formula="of:=IF(NOT([.Q145]=&quot;&quot;);IF([$Input.I141]=&quot;Move&quot;;[.N144];VLOOKUP([.C145];Positions;7;0));&quot;&quot;)">
            <text:p/>
          </table:table-cell>
          <table:table-cell table:style-name="ce4" table:formula="of:=IF(NOT([.Q145]=&quot;&quot;);IF([$Input.I141]=&quot;Move&quot;;[.O144];VLOOKUP([.C145];Positions;8;0));&quot;&quot;)">
            <text:p/>
          </table:table-cell>
          <table:table-cell table:style-name="ce4" table:formula="of:=IF(NOT([.Q145]=&quot;&quot;);VLOOKUP(CalcName;Positions;3;0);&quot;&quot;)">
            <text:p/>
          </table:table-cell>
          <table:table-cell table:style-name="ce4" table:formula="of:=IF(NOT([.Q145]=&quot;&quot;);VLOOKUP(CalcName;Positions;4;0);&quot;&quot;)">
            <text:p/>
          </table:table-cell>
          <table:table-cell table:style-name="ce4" table:formula="of:=IF(NOT([.Q145]=&quot;&quot;);VLOOKUP(CalcName;Positions;5;0);&quot;&quot;)">
            <text:p/>
          </table:table-cell>
          <table:table-cell table:style-name="ce4" table:formula="of:=IF(NOT([.Q145]=&quot;&quot;);VLOOKUP(CalcName;Positions;6;0);&quot;&quot;)">
            <text:p/>
          </table:table-cell>
          <table:table-cell table:style-name="ce4" table:formula="of:=IF(NOT([.Q145]=&quot;&quot;);VLOOKUP(CalcName;Positions;7;0);&quot;&quot;)">
            <text:p/>
          </table:table-cell>
          <table:table-cell table:style-name="ce4" table:formula="of:=IF(NOT([.Q145]=&quot;&quot;);VLOOKUP(CalcName;Positions;8;0);&quot;&quot;)">
            <text:p/>
          </table:table-cell>
          <table:table-cell table:style-name="ce4" table:formula="of:=IF(NOT([.Q145]=&quot;&quot;);[$Input.H141];&quot;&quot;)">
            <text:p/>
          </table:table-cell>
          <table:table-cell table:formula="of:=IF([$Input.D142]=&quot;&quot;;IF(OR([.Q144]=&quot;&quot;;[.Q144]=2400);&quot;&quot;;IF(Loop=&quot;true&quot;;IF([$Input.D141]=&quot;&quot;;&quot;&quot;;0);2400));[$Input.G142]-[$Input.G141]-[$Input.H141])">
            <text:p/>
          </table:table-cell>
          <table:table-cell table:formula="of:=IF(NOT([.Q145]=&quot;&quot;);[$Input.J141];&quot;&quot;)">
            <text:p/>
          </table:table-cell>
        </table:table-row>
        <table:table-row table:style-name="ro2">
          <table:table-cell table:style-name="ce4" table:formula="of:=IF(NOT([.Q146]=&quot;&quot;);[.A145]+1;&quot;&quot;)">
            <text:p/>
          </table:table-cell>
          <table:table-cell table:style-name="ce4" table:formula="of:=IF(NOT([.Q146]=&quot;&quot;);IF([$Input.I142]=&quot;Move&quot;;[.C145];[.C146]);&quot;&quot;)">
            <text:p/>
          </table:table-cell>
          <table:table-cell table:style-name="ce4" table:formula="of:=IF(NOT([.Q146]=&quot;&quot;);[$Input.D142];&quot;&quot;)">
            <text:p/>
          </table:table-cell>
          <table:table-cell table:style-name="ce4" table:formula="of:=IF(NOT([.Q146]=&quot;&quot;);IF([$Input.I142]=&quot;Move&quot;;[.J145];VLOOKUP([.C146];Positions;3;0));&quot;&quot;)">
            <text:p/>
          </table:table-cell>
          <table:table-cell table:style-name="ce4" table:formula="of:=IF(NOT([.Q146]=&quot;&quot;);IF([$Input.I142]=&quot;Move&quot;;[.K145];VLOOKUP([.C146];Positions;4;0));&quot;&quot;)">
            <text:p/>
          </table:table-cell>
          <table:table-cell table:style-name="ce4" table:formula="of:=IF(NOT([.Q146]=&quot;&quot;);IF([$Input.I142]=&quot;Move&quot;;[.L145];VLOOKUP([.C146];Positions;5;0));&quot;&quot;)">
            <text:p/>
          </table:table-cell>
          <table:table-cell table:style-name="ce4" table:formula="of:=IF(NOT([.Q146]=&quot;&quot;);IF([$Input.I142]=&quot;Move&quot;;[.M145];VLOOKUP([.C146];Positions;6;0));&quot;&quot;)">
            <text:p/>
          </table:table-cell>
          <table:table-cell table:style-name="ce4" table:formula="of:=IF(NOT([.Q146]=&quot;&quot;);IF([$Input.I142]=&quot;Move&quot;;[.N145];VLOOKUP([.C146];Positions;7;0));&quot;&quot;)">
            <text:p/>
          </table:table-cell>
          <table:table-cell table:style-name="ce4" table:formula="of:=IF(NOT([.Q146]=&quot;&quot;);IF([$Input.I142]=&quot;Move&quot;;[.O145];VLOOKUP([.C146];Positions;8;0));&quot;&quot;)">
            <text:p/>
          </table:table-cell>
          <table:table-cell table:style-name="ce4" table:formula="of:=IF(NOT([.Q146]=&quot;&quot;);VLOOKUP(CalcName;Positions;3;0);&quot;&quot;)">
            <text:p/>
          </table:table-cell>
          <table:table-cell table:style-name="ce4" table:formula="of:=IF(NOT([.Q146]=&quot;&quot;);VLOOKUP(CalcName;Positions;4;0);&quot;&quot;)">
            <text:p/>
          </table:table-cell>
          <table:table-cell table:style-name="ce4" table:formula="of:=IF(NOT([.Q146]=&quot;&quot;);VLOOKUP(CalcName;Positions;5;0);&quot;&quot;)">
            <text:p/>
          </table:table-cell>
          <table:table-cell table:style-name="ce4" table:formula="of:=IF(NOT([.Q146]=&quot;&quot;);VLOOKUP(CalcName;Positions;6;0);&quot;&quot;)">
            <text:p/>
          </table:table-cell>
          <table:table-cell table:style-name="ce4" table:formula="of:=IF(NOT([.Q146]=&quot;&quot;);VLOOKUP(CalcName;Positions;7;0);&quot;&quot;)">
            <text:p/>
          </table:table-cell>
          <table:table-cell table:style-name="ce4" table:formula="of:=IF(NOT([.Q146]=&quot;&quot;);VLOOKUP(CalcName;Positions;8;0);&quot;&quot;)">
            <text:p/>
          </table:table-cell>
          <table:table-cell table:style-name="ce4" table:formula="of:=IF(NOT([.Q146]=&quot;&quot;);[$Input.H142];&quot;&quot;)">
            <text:p/>
          </table:table-cell>
          <table:table-cell table:formula="of:=IF([$Input.D143]=&quot;&quot;;IF(OR([.Q145]=&quot;&quot;;[.Q145]=2400);&quot;&quot;;IF(Loop=&quot;true&quot;;IF([$Input.D142]=&quot;&quot;;&quot;&quot;;0);2400));[$Input.G143]-[$Input.G142]-[$Input.H142])">
            <text:p/>
          </table:table-cell>
          <table:table-cell table:formula="of:=IF(NOT([.Q146]=&quot;&quot;);[$Input.J142];&quot;&quot;)">
            <text:p/>
          </table:table-cell>
        </table:table-row>
        <table:table-row table:style-name="ro2">
          <table:table-cell table:style-name="ce4" table:formula="of:=IF(NOT([.Q147]=&quot;&quot;);[.A146]+1;&quot;&quot;)">
            <text:p/>
          </table:table-cell>
          <table:table-cell table:style-name="ce4" table:formula="of:=IF(NOT([.Q147]=&quot;&quot;);IF([$Input.I143]=&quot;Move&quot;;[.C146];[.C147]);&quot;&quot;)">
            <text:p/>
          </table:table-cell>
          <table:table-cell table:style-name="ce4" table:formula="of:=IF(NOT([.Q147]=&quot;&quot;);[$Input.D143];&quot;&quot;)">
            <text:p/>
          </table:table-cell>
          <table:table-cell table:style-name="ce4" table:formula="of:=IF(NOT([.Q147]=&quot;&quot;);IF([$Input.I143]=&quot;Move&quot;;[.J146];VLOOKUP([.C147];Positions;3;0));&quot;&quot;)">
            <text:p/>
          </table:table-cell>
          <table:table-cell table:style-name="ce4" table:formula="of:=IF(NOT([.Q147]=&quot;&quot;);IF([$Input.I143]=&quot;Move&quot;;[.K146];VLOOKUP([.C147];Positions;4;0));&quot;&quot;)">
            <text:p/>
          </table:table-cell>
          <table:table-cell table:style-name="ce4" table:formula="of:=IF(NOT([.Q147]=&quot;&quot;);IF([$Input.I143]=&quot;Move&quot;;[.L146];VLOOKUP([.C147];Positions;5;0));&quot;&quot;)">
            <text:p/>
          </table:table-cell>
          <table:table-cell table:style-name="ce4" table:formula="of:=IF(NOT([.Q147]=&quot;&quot;);IF([$Input.I143]=&quot;Move&quot;;[.M146];VLOOKUP([.C147];Positions;6;0));&quot;&quot;)">
            <text:p/>
          </table:table-cell>
          <table:table-cell table:style-name="ce4" table:formula="of:=IF(NOT([.Q147]=&quot;&quot;);IF([$Input.I143]=&quot;Move&quot;;[.N146];VLOOKUP([.C147];Positions;7;0));&quot;&quot;)">
            <text:p/>
          </table:table-cell>
          <table:table-cell table:style-name="ce4" table:formula="of:=IF(NOT([.Q147]=&quot;&quot;);IF([$Input.I143]=&quot;Move&quot;;[.O146];VLOOKUP([.C147];Positions;8;0));&quot;&quot;)">
            <text:p/>
          </table:table-cell>
          <table:table-cell table:style-name="ce4" table:formula="of:=IF(NOT([.Q147]=&quot;&quot;);VLOOKUP(CalcName;Positions;3;0);&quot;&quot;)">
            <text:p/>
          </table:table-cell>
          <table:table-cell table:style-name="ce4" table:formula="of:=IF(NOT([.Q147]=&quot;&quot;);VLOOKUP(CalcName;Positions;4;0);&quot;&quot;)">
            <text:p/>
          </table:table-cell>
          <table:table-cell table:style-name="ce4" table:formula="of:=IF(NOT([.Q147]=&quot;&quot;);VLOOKUP(CalcName;Positions;5;0);&quot;&quot;)">
            <text:p/>
          </table:table-cell>
          <table:table-cell table:style-name="ce4" table:formula="of:=IF(NOT([.Q147]=&quot;&quot;);VLOOKUP(CalcName;Positions;6;0);&quot;&quot;)">
            <text:p/>
          </table:table-cell>
          <table:table-cell table:style-name="ce4" table:formula="of:=IF(NOT([.Q147]=&quot;&quot;);VLOOKUP(CalcName;Positions;7;0);&quot;&quot;)">
            <text:p/>
          </table:table-cell>
          <table:table-cell table:style-name="ce4" table:formula="of:=IF(NOT([.Q147]=&quot;&quot;);VLOOKUP(CalcName;Positions;8;0);&quot;&quot;)">
            <text:p/>
          </table:table-cell>
          <table:table-cell table:style-name="ce4" table:formula="of:=IF(NOT([.Q147]=&quot;&quot;);[$Input.H143];&quot;&quot;)">
            <text:p/>
          </table:table-cell>
          <table:table-cell table:formula="of:=IF([$Input.D144]=&quot;&quot;;IF(OR([.Q146]=&quot;&quot;;[.Q146]=2400);&quot;&quot;;IF(Loop=&quot;true&quot;;IF([$Input.D143]=&quot;&quot;;&quot;&quot;;0);2400));[$Input.G144]-[$Input.G143]-[$Input.H143])">
            <text:p/>
          </table:table-cell>
          <table:table-cell table:formula="of:=IF(NOT([.Q147]=&quot;&quot;);[$Input.J143];&quot;&quot;)">
            <text:p/>
          </table:table-cell>
        </table:table-row>
        <table:table-row table:style-name="ro2">
          <table:table-cell table:style-name="ce4" table:formula="of:=IF(NOT([.Q148]=&quot;&quot;);[.A147]+1;&quot;&quot;)">
            <text:p/>
          </table:table-cell>
          <table:table-cell table:style-name="ce4" table:formula="of:=IF(NOT([.Q148]=&quot;&quot;);IF([$Input.I144]=&quot;Move&quot;;[.C147];[.C148]);&quot;&quot;)">
            <text:p/>
          </table:table-cell>
          <table:table-cell table:style-name="ce4" table:formula="of:=IF(NOT([.Q148]=&quot;&quot;);[$Input.D144];&quot;&quot;)">
            <text:p/>
          </table:table-cell>
          <table:table-cell table:style-name="ce4" table:formula="of:=IF(NOT([.Q148]=&quot;&quot;);IF([$Input.I144]=&quot;Move&quot;;[.J147];VLOOKUP([.C148];Positions;3;0));&quot;&quot;)">
            <text:p/>
          </table:table-cell>
          <table:table-cell table:style-name="ce4" table:formula="of:=IF(NOT([.Q148]=&quot;&quot;);IF([$Input.I144]=&quot;Move&quot;;[.K147];VLOOKUP([.C148];Positions;4;0));&quot;&quot;)">
            <text:p/>
          </table:table-cell>
          <table:table-cell table:style-name="ce4" table:formula="of:=IF(NOT([.Q148]=&quot;&quot;);IF([$Input.I144]=&quot;Move&quot;;[.L147];VLOOKUP([.C148];Positions;5;0));&quot;&quot;)">
            <text:p/>
          </table:table-cell>
          <table:table-cell table:style-name="ce4" table:formula="of:=IF(NOT([.Q148]=&quot;&quot;);IF([$Input.I144]=&quot;Move&quot;;[.M147];VLOOKUP([.C148];Positions;6;0));&quot;&quot;)">
            <text:p/>
          </table:table-cell>
          <table:table-cell table:style-name="ce4" table:formula="of:=IF(NOT([.Q148]=&quot;&quot;);IF([$Input.I144]=&quot;Move&quot;;[.N147];VLOOKUP([.C148];Positions;7;0));&quot;&quot;)">
            <text:p/>
          </table:table-cell>
          <table:table-cell table:style-name="ce4" table:formula="of:=IF(NOT([.Q148]=&quot;&quot;);IF([$Input.I144]=&quot;Move&quot;;[.O147];VLOOKUP([.C148];Positions;8;0));&quot;&quot;)">
            <text:p/>
          </table:table-cell>
          <table:table-cell table:style-name="ce4" table:formula="of:=IF(NOT([.Q148]=&quot;&quot;);VLOOKUP(CalcName;Positions;3;0);&quot;&quot;)">
            <text:p/>
          </table:table-cell>
          <table:table-cell table:style-name="ce4" table:formula="of:=IF(NOT([.Q148]=&quot;&quot;);VLOOKUP(CalcName;Positions;4;0);&quot;&quot;)">
            <text:p/>
          </table:table-cell>
          <table:table-cell table:style-name="ce4" table:formula="of:=IF(NOT([.Q148]=&quot;&quot;);VLOOKUP(CalcName;Positions;5;0);&quot;&quot;)">
            <text:p/>
          </table:table-cell>
          <table:table-cell table:style-name="ce4" table:formula="of:=IF(NOT([.Q148]=&quot;&quot;);VLOOKUP(CalcName;Positions;6;0);&quot;&quot;)">
            <text:p/>
          </table:table-cell>
          <table:table-cell table:style-name="ce4" table:formula="of:=IF(NOT([.Q148]=&quot;&quot;);VLOOKUP(CalcName;Positions;7;0);&quot;&quot;)">
            <text:p/>
          </table:table-cell>
          <table:table-cell table:style-name="ce4" table:formula="of:=IF(NOT([.Q148]=&quot;&quot;);VLOOKUP(CalcName;Positions;8;0);&quot;&quot;)">
            <text:p/>
          </table:table-cell>
          <table:table-cell table:style-name="ce4" table:formula="of:=IF(NOT([.Q148]=&quot;&quot;);[$Input.H144];&quot;&quot;)">
            <text:p/>
          </table:table-cell>
          <table:table-cell table:formula="of:=IF([$Input.D145]=&quot;&quot;;IF(OR([.Q147]=&quot;&quot;;[.Q147]=2400);&quot;&quot;;IF(Loop=&quot;true&quot;;IF([$Input.D144]=&quot;&quot;;&quot;&quot;;0);2400));[$Input.G145]-[$Input.G144]-[$Input.H144])">
            <text:p/>
          </table:table-cell>
          <table:table-cell table:formula="of:=IF(NOT([.Q148]=&quot;&quot;);[$Input.J144];&quot;&quot;)">
            <text:p/>
          </table:table-cell>
        </table:table-row>
        <table:table-row table:style-name="ro2">
          <table:table-cell table:style-name="ce4" table:formula="of:=IF(NOT([.Q149]=&quot;&quot;);[.A148]+1;&quot;&quot;)">
            <text:p/>
          </table:table-cell>
          <table:table-cell table:style-name="ce4" table:formula="of:=IF(NOT([.Q149]=&quot;&quot;);IF([$Input.I145]=&quot;Move&quot;;[.C148];[.C149]);&quot;&quot;)">
            <text:p/>
          </table:table-cell>
          <table:table-cell table:style-name="ce4" table:formula="of:=IF(NOT([.Q149]=&quot;&quot;);[$Input.D145];&quot;&quot;)">
            <text:p/>
          </table:table-cell>
          <table:table-cell table:style-name="ce4" table:formula="of:=IF(NOT([.Q149]=&quot;&quot;);IF([$Input.I145]=&quot;Move&quot;;[.J148];VLOOKUP([.C149];Positions;3;0));&quot;&quot;)">
            <text:p/>
          </table:table-cell>
          <table:table-cell table:style-name="ce4" table:formula="of:=IF(NOT([.Q149]=&quot;&quot;);IF([$Input.I145]=&quot;Move&quot;;[.K148];VLOOKUP([.C149];Positions;4;0));&quot;&quot;)">
            <text:p/>
          </table:table-cell>
          <table:table-cell table:style-name="ce4" table:formula="of:=IF(NOT([.Q149]=&quot;&quot;);IF([$Input.I145]=&quot;Move&quot;;[.L148];VLOOKUP([.C149];Positions;5;0));&quot;&quot;)">
            <text:p/>
          </table:table-cell>
          <table:table-cell table:style-name="ce4" table:formula="of:=IF(NOT([.Q149]=&quot;&quot;);IF([$Input.I145]=&quot;Move&quot;;[.M148];VLOOKUP([.C149];Positions;6;0));&quot;&quot;)">
            <text:p/>
          </table:table-cell>
          <table:table-cell table:style-name="ce4" table:formula="of:=IF(NOT([.Q149]=&quot;&quot;);IF([$Input.I145]=&quot;Move&quot;;[.N148];VLOOKUP([.C149];Positions;7;0));&quot;&quot;)">
            <text:p/>
          </table:table-cell>
          <table:table-cell table:style-name="ce4" table:formula="of:=IF(NOT([.Q149]=&quot;&quot;);IF([$Input.I145]=&quot;Move&quot;;[.O148];VLOOKUP([.C149];Positions;8;0));&quot;&quot;)">
            <text:p/>
          </table:table-cell>
          <table:table-cell table:style-name="ce4" table:formula="of:=IF(NOT([.Q149]=&quot;&quot;);VLOOKUP(CalcName;Positions;3;0);&quot;&quot;)">
            <text:p/>
          </table:table-cell>
          <table:table-cell table:style-name="ce4" table:formula="of:=IF(NOT([.Q149]=&quot;&quot;);VLOOKUP(CalcName;Positions;4;0);&quot;&quot;)">
            <text:p/>
          </table:table-cell>
          <table:table-cell table:style-name="ce4" table:formula="of:=IF(NOT([.Q149]=&quot;&quot;);VLOOKUP(CalcName;Positions;5;0);&quot;&quot;)">
            <text:p/>
          </table:table-cell>
          <table:table-cell table:style-name="ce4" table:formula="of:=IF(NOT([.Q149]=&quot;&quot;);VLOOKUP(CalcName;Positions;6;0);&quot;&quot;)">
            <text:p/>
          </table:table-cell>
          <table:table-cell table:style-name="ce4" table:formula="of:=IF(NOT([.Q149]=&quot;&quot;);VLOOKUP(CalcName;Positions;7;0);&quot;&quot;)">
            <text:p/>
          </table:table-cell>
          <table:table-cell table:style-name="ce4" table:formula="of:=IF(NOT([.Q149]=&quot;&quot;);VLOOKUP(CalcName;Positions;8;0);&quot;&quot;)">
            <text:p/>
          </table:table-cell>
          <table:table-cell table:style-name="ce4" table:formula="of:=IF(NOT([.Q149]=&quot;&quot;);[$Input.H145];&quot;&quot;)">
            <text:p/>
          </table:table-cell>
          <table:table-cell table:formula="of:=IF([$Input.D146]=&quot;&quot;;IF(OR([.Q148]=&quot;&quot;;[.Q148]=2400);&quot;&quot;;IF(Loop=&quot;true&quot;;IF([$Input.D145]=&quot;&quot;;&quot;&quot;;0);2400));[$Input.G146]-[$Input.G145]-[$Input.H145])">
            <text:p/>
          </table:table-cell>
          <table:table-cell table:formula="of:=IF(NOT([.Q149]=&quot;&quot;);[$Input.J145];&quot;&quot;)">
            <text:p/>
          </table:table-cell>
        </table:table-row>
        <table:table-row table:style-name="ro2">
          <table:table-cell table:style-name="ce4" table:formula="of:=IF(NOT([.Q150]=&quot;&quot;);[.A149]+1;&quot;&quot;)">
            <text:p/>
          </table:table-cell>
          <table:table-cell table:style-name="ce4" table:formula="of:=IF(NOT([.Q150]=&quot;&quot;);IF([$Input.I146]=&quot;Move&quot;;[.C149];[.C150]);&quot;&quot;)">
            <text:p/>
          </table:table-cell>
          <table:table-cell table:style-name="ce4" table:formula="of:=IF(NOT([.Q150]=&quot;&quot;);[$Input.D146];&quot;&quot;)">
            <text:p/>
          </table:table-cell>
          <table:table-cell table:style-name="ce4" table:formula="of:=IF(NOT([.Q150]=&quot;&quot;);IF([$Input.I146]=&quot;Move&quot;;[.J149];VLOOKUP([.C150];Positions;3;0));&quot;&quot;)">
            <text:p/>
          </table:table-cell>
          <table:table-cell table:style-name="ce4" table:formula="of:=IF(NOT([.Q150]=&quot;&quot;);IF([$Input.I146]=&quot;Move&quot;;[.K149];VLOOKUP([.C150];Positions;4;0));&quot;&quot;)">
            <text:p/>
          </table:table-cell>
          <table:table-cell table:style-name="ce4" table:formula="of:=IF(NOT([.Q150]=&quot;&quot;);IF([$Input.I146]=&quot;Move&quot;;[.L149];VLOOKUP([.C150];Positions;5;0));&quot;&quot;)">
            <text:p/>
          </table:table-cell>
          <table:table-cell table:style-name="ce4" table:formula="of:=IF(NOT([.Q150]=&quot;&quot;);IF([$Input.I146]=&quot;Move&quot;;[.M149];VLOOKUP([.C150];Positions;6;0));&quot;&quot;)">
            <text:p/>
          </table:table-cell>
          <table:table-cell table:style-name="ce4" table:formula="of:=IF(NOT([.Q150]=&quot;&quot;);IF([$Input.I146]=&quot;Move&quot;;[.N149];VLOOKUP([.C150];Positions;7;0));&quot;&quot;)">
            <text:p/>
          </table:table-cell>
          <table:table-cell table:style-name="ce4" table:formula="of:=IF(NOT([.Q150]=&quot;&quot;);IF([$Input.I146]=&quot;Move&quot;;[.O149];VLOOKUP([.C150];Positions;8;0));&quot;&quot;)">
            <text:p/>
          </table:table-cell>
          <table:table-cell table:style-name="ce4" table:formula="of:=IF(NOT([.Q150]=&quot;&quot;);VLOOKUP(CalcName;Positions;3;0);&quot;&quot;)">
            <text:p/>
          </table:table-cell>
          <table:table-cell table:style-name="ce4" table:formula="of:=IF(NOT([.Q150]=&quot;&quot;);VLOOKUP(CalcName;Positions;4;0);&quot;&quot;)">
            <text:p/>
          </table:table-cell>
          <table:table-cell table:style-name="ce4" table:formula="of:=IF(NOT([.Q150]=&quot;&quot;);VLOOKUP(CalcName;Positions;5;0);&quot;&quot;)">
            <text:p/>
          </table:table-cell>
          <table:table-cell table:style-name="ce4" table:formula="of:=IF(NOT([.Q150]=&quot;&quot;);VLOOKUP(CalcName;Positions;6;0);&quot;&quot;)">
            <text:p/>
          </table:table-cell>
          <table:table-cell table:style-name="ce4" table:formula="of:=IF(NOT([.Q150]=&quot;&quot;);VLOOKUP(CalcName;Positions;7;0);&quot;&quot;)">
            <text:p/>
          </table:table-cell>
          <table:table-cell table:style-name="ce4" table:formula="of:=IF(NOT([.Q150]=&quot;&quot;);VLOOKUP(CalcName;Positions;8;0);&quot;&quot;)">
            <text:p/>
          </table:table-cell>
          <table:table-cell table:style-name="ce4" table:formula="of:=IF(NOT([.Q150]=&quot;&quot;);[$Input.H146];&quot;&quot;)">
            <text:p/>
          </table:table-cell>
          <table:table-cell table:formula="of:=IF([$Input.D147]=&quot;&quot;;IF(OR([.Q149]=&quot;&quot;;[.Q149]=2400);&quot;&quot;;IF(Loop=&quot;true&quot;;IF([$Input.D146]=&quot;&quot;;&quot;&quot;;0);2400));[$Input.G147]-[$Input.G146]-[$Input.H146])">
            <text:p/>
          </table:table-cell>
          <table:table-cell table:formula="of:=IF(NOT([.Q150]=&quot;&quot;);[$Input.J146];&quot;&quot;)">
            <text:p/>
          </table:table-cell>
        </table:table-row>
        <table:table-row table:style-name="ro2">
          <table:table-cell table:style-name="ce4" table:formula="of:=IF(NOT([.Q151]=&quot;&quot;);[.A150]+1;&quot;&quot;)">
            <text:p/>
          </table:table-cell>
          <table:table-cell table:style-name="ce4" table:formula="of:=IF(NOT([.Q151]=&quot;&quot;);IF([$Input.I147]=&quot;Move&quot;;[.C150];[.C151]);&quot;&quot;)">
            <text:p/>
          </table:table-cell>
          <table:table-cell table:style-name="ce4" table:formula="of:=IF(NOT([.Q151]=&quot;&quot;);[$Input.D147];&quot;&quot;)">
            <text:p/>
          </table:table-cell>
          <table:table-cell table:style-name="ce4" table:formula="of:=IF(NOT([.Q151]=&quot;&quot;);IF([$Input.I147]=&quot;Move&quot;;[.J150];VLOOKUP([.C151];Positions;3;0));&quot;&quot;)">
            <text:p/>
          </table:table-cell>
          <table:table-cell table:style-name="ce4" table:formula="of:=IF(NOT([.Q151]=&quot;&quot;);IF([$Input.I147]=&quot;Move&quot;;[.K150];VLOOKUP([.C151];Positions;4;0));&quot;&quot;)">
            <text:p/>
          </table:table-cell>
          <table:table-cell table:style-name="ce4" table:formula="of:=IF(NOT([.Q151]=&quot;&quot;);IF([$Input.I147]=&quot;Move&quot;;[.L150];VLOOKUP([.C151];Positions;5;0));&quot;&quot;)">
            <text:p/>
          </table:table-cell>
          <table:table-cell table:style-name="ce4" table:formula="of:=IF(NOT([.Q151]=&quot;&quot;);IF([$Input.I147]=&quot;Move&quot;;[.M150];VLOOKUP([.C151];Positions;6;0));&quot;&quot;)">
            <text:p/>
          </table:table-cell>
          <table:table-cell table:style-name="ce4" table:formula="of:=IF(NOT([.Q151]=&quot;&quot;);IF([$Input.I147]=&quot;Move&quot;;[.N150];VLOOKUP([.C151];Positions;7;0));&quot;&quot;)">
            <text:p/>
          </table:table-cell>
          <table:table-cell table:style-name="ce4" table:formula="of:=IF(NOT([.Q151]=&quot;&quot;);IF([$Input.I147]=&quot;Move&quot;;[.O150];VLOOKUP([.C151];Positions;8;0));&quot;&quot;)">
            <text:p/>
          </table:table-cell>
          <table:table-cell table:style-name="ce4" table:formula="of:=IF(NOT([.Q151]=&quot;&quot;);VLOOKUP(CalcName;Positions;3;0);&quot;&quot;)">
            <text:p/>
          </table:table-cell>
          <table:table-cell table:style-name="ce4" table:formula="of:=IF(NOT([.Q151]=&quot;&quot;);VLOOKUP(CalcName;Positions;4;0);&quot;&quot;)">
            <text:p/>
          </table:table-cell>
          <table:table-cell table:style-name="ce4" table:formula="of:=IF(NOT([.Q151]=&quot;&quot;);VLOOKUP(CalcName;Positions;5;0);&quot;&quot;)">
            <text:p/>
          </table:table-cell>
          <table:table-cell table:style-name="ce4" table:formula="of:=IF(NOT([.Q151]=&quot;&quot;);VLOOKUP(CalcName;Positions;6;0);&quot;&quot;)">
            <text:p/>
          </table:table-cell>
          <table:table-cell table:style-name="ce4" table:formula="of:=IF(NOT([.Q151]=&quot;&quot;);VLOOKUP(CalcName;Positions;7;0);&quot;&quot;)">
            <text:p/>
          </table:table-cell>
          <table:table-cell table:style-name="ce4" table:formula="of:=IF(NOT([.Q151]=&quot;&quot;);VLOOKUP(CalcName;Positions;8;0);&quot;&quot;)">
            <text:p/>
          </table:table-cell>
          <table:table-cell table:style-name="ce4" table:formula="of:=IF(NOT([.Q151]=&quot;&quot;);[$Input.H147];&quot;&quot;)">
            <text:p/>
          </table:table-cell>
          <table:table-cell table:formula="of:=IF([$Input.D148]=&quot;&quot;;IF(OR([.Q150]=&quot;&quot;;[.Q150]=2400);&quot;&quot;;IF(Loop=&quot;true&quot;;IF([$Input.D147]=&quot;&quot;;&quot;&quot;;0);2400));[$Input.G148]-[$Input.G147]-[$Input.H147])">
            <text:p/>
          </table:table-cell>
          <table:table-cell table:formula="of:=IF(NOT([.Q151]=&quot;&quot;);[$Input.J147];&quot;&quot;)">
            <text:p/>
          </table:table-cell>
        </table:table-row>
        <table:table-row table:style-name="ro2">
          <table:table-cell table:style-name="ce4" table:formula="of:=IF(NOT([.Q152]=&quot;&quot;);[.A151]+1;&quot;&quot;)">
            <text:p/>
          </table:table-cell>
          <table:table-cell table:style-name="ce4" table:formula="of:=IF(NOT([.Q152]=&quot;&quot;);IF([$Input.I148]=&quot;Move&quot;;[.C151];[.C152]);&quot;&quot;)">
            <text:p/>
          </table:table-cell>
          <table:table-cell table:style-name="ce4" table:formula="of:=IF(NOT([.Q152]=&quot;&quot;);[$Input.D148];&quot;&quot;)">
            <text:p/>
          </table:table-cell>
          <table:table-cell table:style-name="ce4" table:formula="of:=IF(NOT([.Q152]=&quot;&quot;);IF([$Input.I148]=&quot;Move&quot;;[.J151];VLOOKUP([.C152];Positions;3;0));&quot;&quot;)">
            <text:p/>
          </table:table-cell>
          <table:table-cell table:style-name="ce4" table:formula="of:=IF(NOT([.Q152]=&quot;&quot;);IF([$Input.I148]=&quot;Move&quot;;[.K151];VLOOKUP([.C152];Positions;4;0));&quot;&quot;)">
            <text:p/>
          </table:table-cell>
          <table:table-cell table:style-name="ce4" table:formula="of:=IF(NOT([.Q152]=&quot;&quot;);IF([$Input.I148]=&quot;Move&quot;;[.L151];VLOOKUP([.C152];Positions;5;0));&quot;&quot;)">
            <text:p/>
          </table:table-cell>
          <table:table-cell table:style-name="ce4" table:formula="of:=IF(NOT([.Q152]=&quot;&quot;);IF([$Input.I148]=&quot;Move&quot;;[.M151];VLOOKUP([.C152];Positions;6;0));&quot;&quot;)">
            <text:p/>
          </table:table-cell>
          <table:table-cell table:style-name="ce4" table:formula="of:=IF(NOT([.Q152]=&quot;&quot;);IF([$Input.I148]=&quot;Move&quot;;[.N151];VLOOKUP([.C152];Positions;7;0));&quot;&quot;)">
            <text:p/>
          </table:table-cell>
          <table:table-cell table:style-name="ce4" table:formula="of:=IF(NOT([.Q152]=&quot;&quot;);IF([$Input.I148]=&quot;Move&quot;;[.O151];VLOOKUP([.C152];Positions;8;0));&quot;&quot;)">
            <text:p/>
          </table:table-cell>
          <table:table-cell table:style-name="ce4" table:formula="of:=IF(NOT([.Q152]=&quot;&quot;);VLOOKUP(CalcName;Positions;3;0);&quot;&quot;)">
            <text:p/>
          </table:table-cell>
          <table:table-cell table:style-name="ce4" table:formula="of:=IF(NOT([.Q152]=&quot;&quot;);VLOOKUP(CalcName;Positions;4;0);&quot;&quot;)">
            <text:p/>
          </table:table-cell>
          <table:table-cell table:style-name="ce4" table:formula="of:=IF(NOT([.Q152]=&quot;&quot;);VLOOKUP(CalcName;Positions;5;0);&quot;&quot;)">
            <text:p/>
          </table:table-cell>
          <table:table-cell table:style-name="ce4" table:formula="of:=IF(NOT([.Q152]=&quot;&quot;);VLOOKUP(CalcName;Positions;6;0);&quot;&quot;)">
            <text:p/>
          </table:table-cell>
          <table:table-cell table:style-name="ce4" table:formula="of:=IF(NOT([.Q152]=&quot;&quot;);VLOOKUP(CalcName;Positions;7;0);&quot;&quot;)">
            <text:p/>
          </table:table-cell>
          <table:table-cell table:style-name="ce4" table:formula="of:=IF(NOT([.Q152]=&quot;&quot;);VLOOKUP(CalcName;Positions;8;0);&quot;&quot;)">
            <text:p/>
          </table:table-cell>
          <table:table-cell table:style-name="ce4" table:formula="of:=IF(NOT([.Q152]=&quot;&quot;);[$Input.H148];&quot;&quot;)">
            <text:p/>
          </table:table-cell>
          <table:table-cell table:formula="of:=IF([$Input.D149]=&quot;&quot;;IF(OR([.Q151]=&quot;&quot;;[.Q151]=2400);&quot;&quot;;IF(Loop=&quot;true&quot;;IF([$Input.D148]=&quot;&quot;;&quot;&quot;;0);2400));[$Input.G149]-[$Input.G148]-[$Input.H148])">
            <text:p/>
          </table:table-cell>
          <table:table-cell table:formula="of:=IF(NOT([.Q152]=&quot;&quot;);[$Input.J148];&quot;&quot;)">
            <text:p/>
          </table:table-cell>
        </table:table-row>
        <table:table-row table:style-name="ro2">
          <table:table-cell table:style-name="ce4" table:formula="of:=IF(NOT([.Q153]=&quot;&quot;);[.A152]+1;&quot;&quot;)">
            <text:p/>
          </table:table-cell>
          <table:table-cell table:style-name="ce4" table:formula="of:=IF(NOT([.Q153]=&quot;&quot;);IF([$Input.I149]=&quot;Move&quot;;[.C152];[.C153]);&quot;&quot;)">
            <text:p/>
          </table:table-cell>
          <table:table-cell table:style-name="ce4" table:formula="of:=IF(NOT([.Q153]=&quot;&quot;);[$Input.D149];&quot;&quot;)">
            <text:p/>
          </table:table-cell>
          <table:table-cell table:style-name="ce4" table:formula="of:=IF(NOT([.Q153]=&quot;&quot;);IF([$Input.I149]=&quot;Move&quot;;[.J152];VLOOKUP([.C153];Positions;3;0));&quot;&quot;)">
            <text:p/>
          </table:table-cell>
          <table:table-cell table:style-name="ce4" table:formula="of:=IF(NOT([.Q153]=&quot;&quot;);IF([$Input.I149]=&quot;Move&quot;;[.K152];VLOOKUP([.C153];Positions;4;0));&quot;&quot;)">
            <text:p/>
          </table:table-cell>
          <table:table-cell table:style-name="ce4" table:formula="of:=IF(NOT([.Q153]=&quot;&quot;);IF([$Input.I149]=&quot;Move&quot;;[.L152];VLOOKUP([.C153];Positions;5;0));&quot;&quot;)">
            <text:p/>
          </table:table-cell>
          <table:table-cell table:style-name="ce4" table:formula="of:=IF(NOT([.Q153]=&quot;&quot;);IF([$Input.I149]=&quot;Move&quot;;[.M152];VLOOKUP([.C153];Positions;6;0));&quot;&quot;)">
            <text:p/>
          </table:table-cell>
          <table:table-cell table:style-name="ce4" table:formula="of:=IF(NOT([.Q153]=&quot;&quot;);IF([$Input.I149]=&quot;Move&quot;;[.N152];VLOOKUP([.C153];Positions;7;0));&quot;&quot;)">
            <text:p/>
          </table:table-cell>
          <table:table-cell table:style-name="ce4" table:formula="of:=IF(NOT([.Q153]=&quot;&quot;);IF([$Input.I149]=&quot;Move&quot;;[.O152];VLOOKUP([.C153];Positions;8;0));&quot;&quot;)">
            <text:p/>
          </table:table-cell>
          <table:table-cell table:style-name="ce4" table:formula="of:=IF(NOT([.Q153]=&quot;&quot;);VLOOKUP(CalcName;Positions;3;0);&quot;&quot;)">
            <text:p/>
          </table:table-cell>
          <table:table-cell table:style-name="ce4" table:formula="of:=IF(NOT([.Q153]=&quot;&quot;);VLOOKUP(CalcName;Positions;4;0);&quot;&quot;)">
            <text:p/>
          </table:table-cell>
          <table:table-cell table:style-name="ce4" table:formula="of:=IF(NOT([.Q153]=&quot;&quot;);VLOOKUP(CalcName;Positions;5;0);&quot;&quot;)">
            <text:p/>
          </table:table-cell>
          <table:table-cell table:style-name="ce4" table:formula="of:=IF(NOT([.Q153]=&quot;&quot;);VLOOKUP(CalcName;Positions;6;0);&quot;&quot;)">
            <text:p/>
          </table:table-cell>
          <table:table-cell table:style-name="ce4" table:formula="of:=IF(NOT([.Q153]=&quot;&quot;);VLOOKUP(CalcName;Positions;7;0);&quot;&quot;)">
            <text:p/>
          </table:table-cell>
          <table:table-cell table:style-name="ce4" table:formula="of:=IF(NOT([.Q153]=&quot;&quot;);VLOOKUP(CalcName;Positions;8;0);&quot;&quot;)">
            <text:p/>
          </table:table-cell>
          <table:table-cell table:style-name="ce4" table:formula="of:=IF(NOT([.Q153]=&quot;&quot;);[$Input.H149];&quot;&quot;)">
            <text:p/>
          </table:table-cell>
          <table:table-cell table:formula="of:=IF([$Input.D150]=&quot;&quot;;IF(OR([.Q152]=&quot;&quot;;[.Q152]=2400);&quot;&quot;;IF(Loop=&quot;true&quot;;IF([$Input.D149]=&quot;&quot;;&quot;&quot;;0);2400));[$Input.G150]-[$Input.G149]-[$Input.H149])">
            <text:p/>
          </table:table-cell>
          <table:table-cell table:formula="of:=IF(NOT([.Q153]=&quot;&quot;);[$Input.J149];&quot;&quot;)">
            <text:p/>
          </table:table-cell>
        </table:table-row>
        <table:table-row table:style-name="ro2">
          <table:table-cell table:style-name="ce4" table:formula="of:=IF(NOT([.Q154]=&quot;&quot;);[.A153]+1;&quot;&quot;)">
            <text:p/>
          </table:table-cell>
          <table:table-cell table:style-name="ce4" table:formula="of:=IF(NOT([.Q154]=&quot;&quot;);IF([$Input.I150]=&quot;Move&quot;;[.C153];[.C154]);&quot;&quot;)">
            <text:p/>
          </table:table-cell>
          <table:table-cell table:style-name="ce4" table:formula="of:=IF(NOT([.Q154]=&quot;&quot;);[$Input.D150];&quot;&quot;)">
            <text:p/>
          </table:table-cell>
          <table:table-cell table:style-name="ce4" table:formula="of:=IF(NOT([.Q154]=&quot;&quot;);IF([$Input.I150]=&quot;Move&quot;;[.J153];VLOOKUP([.C154];Positions;3;0));&quot;&quot;)">
            <text:p/>
          </table:table-cell>
          <table:table-cell table:style-name="ce4" table:formula="of:=IF(NOT([.Q154]=&quot;&quot;);IF([$Input.I150]=&quot;Move&quot;;[.K153];VLOOKUP([.C154];Positions;4;0));&quot;&quot;)">
            <text:p/>
          </table:table-cell>
          <table:table-cell table:style-name="ce4" table:formula="of:=IF(NOT([.Q154]=&quot;&quot;);IF([$Input.I150]=&quot;Move&quot;;[.L153];VLOOKUP([.C154];Positions;5;0));&quot;&quot;)">
            <text:p/>
          </table:table-cell>
          <table:table-cell table:style-name="ce4" table:formula="of:=IF(NOT([.Q154]=&quot;&quot;);IF([$Input.I150]=&quot;Move&quot;;[.M153];VLOOKUP([.C154];Positions;6;0));&quot;&quot;)">
            <text:p/>
          </table:table-cell>
          <table:table-cell table:style-name="ce4" table:formula="of:=IF(NOT([.Q154]=&quot;&quot;);IF([$Input.I150]=&quot;Move&quot;;[.N153];VLOOKUP([.C154];Positions;7;0));&quot;&quot;)">
            <text:p/>
          </table:table-cell>
          <table:table-cell table:style-name="ce4" table:formula="of:=IF(NOT([.Q154]=&quot;&quot;);IF([$Input.I150]=&quot;Move&quot;;[.O153];VLOOKUP([.C154];Positions;8;0));&quot;&quot;)">
            <text:p/>
          </table:table-cell>
          <table:table-cell table:style-name="ce4" table:formula="of:=IF(NOT([.Q154]=&quot;&quot;);VLOOKUP(CalcName;Positions;3;0);&quot;&quot;)">
            <text:p/>
          </table:table-cell>
          <table:table-cell table:style-name="ce4" table:formula="of:=IF(NOT([.Q154]=&quot;&quot;);VLOOKUP(CalcName;Positions;4;0);&quot;&quot;)">
            <text:p/>
          </table:table-cell>
          <table:table-cell table:style-name="ce4" table:formula="of:=IF(NOT([.Q154]=&quot;&quot;);VLOOKUP(CalcName;Positions;5;0);&quot;&quot;)">
            <text:p/>
          </table:table-cell>
          <table:table-cell table:style-name="ce4" table:formula="of:=IF(NOT([.Q154]=&quot;&quot;);VLOOKUP(CalcName;Positions;6;0);&quot;&quot;)">
            <text:p/>
          </table:table-cell>
          <table:table-cell table:style-name="ce4" table:formula="of:=IF(NOT([.Q154]=&quot;&quot;);VLOOKUP(CalcName;Positions;7;0);&quot;&quot;)">
            <text:p/>
          </table:table-cell>
          <table:table-cell table:style-name="ce4" table:formula="of:=IF(NOT([.Q154]=&quot;&quot;);VLOOKUP(CalcName;Positions;8;0);&quot;&quot;)">
            <text:p/>
          </table:table-cell>
          <table:table-cell table:style-name="ce4" table:formula="of:=IF(NOT([.Q154]=&quot;&quot;);[$Input.H150];&quot;&quot;)">
            <text:p/>
          </table:table-cell>
          <table:table-cell table:formula="of:=IF([$Input.D151]=&quot;&quot;;IF(OR([.Q153]=&quot;&quot;;[.Q153]=2400);&quot;&quot;;IF(Loop=&quot;true&quot;;IF([$Input.D150]=&quot;&quot;;&quot;&quot;;0);2400));[$Input.G151]-[$Input.G150]-[$Input.H150])">
            <text:p/>
          </table:table-cell>
          <table:table-cell table:formula="of:=IF(NOT([.Q154]=&quot;&quot;);[$Input.J150];&quot;&quot;)">
            <text:p/>
          </table:table-cell>
        </table:table-row>
        <table:table-row table:style-name="ro2">
          <table:table-cell table:style-name="ce4" table:formula="of:=IF(NOT([.Q155]=&quot;&quot;);[.A154]+1;&quot;&quot;)">
            <text:p/>
          </table:table-cell>
          <table:table-cell table:style-name="ce4" table:formula="of:=IF(NOT([.Q155]=&quot;&quot;);IF([$Input.I151]=&quot;Move&quot;;[.C154];[.C155]);&quot;&quot;)">
            <text:p/>
          </table:table-cell>
          <table:table-cell table:style-name="ce4" table:formula="of:=IF(NOT([.Q155]=&quot;&quot;);[$Input.D151];&quot;&quot;)">
            <text:p/>
          </table:table-cell>
          <table:table-cell table:style-name="ce4" table:formula="of:=IF(NOT([.Q155]=&quot;&quot;);IF([$Input.I151]=&quot;Move&quot;;[.J154];VLOOKUP([.C155];Positions;3;0));&quot;&quot;)">
            <text:p/>
          </table:table-cell>
          <table:table-cell table:style-name="ce4" table:formula="of:=IF(NOT([.Q155]=&quot;&quot;);IF([$Input.I151]=&quot;Move&quot;;[.K154];VLOOKUP([.C155];Positions;4;0));&quot;&quot;)">
            <text:p/>
          </table:table-cell>
          <table:table-cell table:style-name="ce4" table:formula="of:=IF(NOT([.Q155]=&quot;&quot;);IF([$Input.I151]=&quot;Move&quot;;[.L154];VLOOKUP([.C155];Positions;5;0));&quot;&quot;)">
            <text:p/>
          </table:table-cell>
          <table:table-cell table:style-name="ce4" table:formula="of:=IF(NOT([.Q155]=&quot;&quot;);IF([$Input.I151]=&quot;Move&quot;;[.M154];VLOOKUP([.C155];Positions;6;0));&quot;&quot;)">
            <text:p/>
          </table:table-cell>
          <table:table-cell table:style-name="ce4" table:formula="of:=IF(NOT([.Q155]=&quot;&quot;);IF([$Input.I151]=&quot;Move&quot;;[.N154];VLOOKUP([.C155];Positions;7;0));&quot;&quot;)">
            <text:p/>
          </table:table-cell>
          <table:table-cell table:style-name="ce4" table:formula="of:=IF(NOT([.Q155]=&quot;&quot;);IF([$Input.I151]=&quot;Move&quot;;[.O154];VLOOKUP([.C155];Positions;8;0));&quot;&quot;)">
            <text:p/>
          </table:table-cell>
          <table:table-cell table:style-name="ce4" table:formula="of:=IF(NOT([.Q155]=&quot;&quot;);VLOOKUP(CalcName;Positions;3;0);&quot;&quot;)">
            <text:p/>
          </table:table-cell>
          <table:table-cell table:style-name="ce4" table:formula="of:=IF(NOT([.Q155]=&quot;&quot;);VLOOKUP(CalcName;Positions;4;0);&quot;&quot;)">
            <text:p/>
          </table:table-cell>
          <table:table-cell table:style-name="ce4" table:formula="of:=IF(NOT([.Q155]=&quot;&quot;);VLOOKUP(CalcName;Positions;5;0);&quot;&quot;)">
            <text:p/>
          </table:table-cell>
          <table:table-cell table:style-name="ce4" table:formula="of:=IF(NOT([.Q155]=&quot;&quot;);VLOOKUP(CalcName;Positions;6;0);&quot;&quot;)">
            <text:p/>
          </table:table-cell>
          <table:table-cell table:style-name="ce4" table:formula="of:=IF(NOT([.Q155]=&quot;&quot;);VLOOKUP(CalcName;Positions;7;0);&quot;&quot;)">
            <text:p/>
          </table:table-cell>
          <table:table-cell table:style-name="ce4" table:formula="of:=IF(NOT([.Q155]=&quot;&quot;);VLOOKUP(CalcName;Positions;8;0);&quot;&quot;)">
            <text:p/>
          </table:table-cell>
          <table:table-cell table:style-name="ce4" table:formula="of:=IF(NOT([.Q155]=&quot;&quot;);[$Input.H151];&quot;&quot;)">
            <text:p/>
          </table:table-cell>
          <table:table-cell table:formula="of:=IF([$Input.D152]=&quot;&quot;;IF(OR([.Q154]=&quot;&quot;;[.Q154]=2400);&quot;&quot;;IF(Loop=&quot;true&quot;;IF([$Input.D151]=&quot;&quot;;&quot;&quot;;0);2400));[$Input.G152]-[$Input.G151]-[$Input.H151])">
            <text:p/>
          </table:table-cell>
          <table:table-cell table:formula="of:=IF(NOT([.Q155]=&quot;&quot;);[$Input.J151];&quot;&quot;)">
            <text:p/>
          </table:table-cell>
        </table:table-row>
        <table:table-row table:style-name="ro2">
          <table:table-cell table:style-name="ce4" table:formula="of:=IF(NOT([.Q156]=&quot;&quot;);[.A155]+1;&quot;&quot;)">
            <text:p/>
          </table:table-cell>
          <table:table-cell table:style-name="ce4" table:formula="of:=IF(NOT([.Q156]=&quot;&quot;);IF([$Input.I152]=&quot;Move&quot;;[.C155];[.C156]);&quot;&quot;)">
            <text:p/>
          </table:table-cell>
          <table:table-cell table:style-name="ce4" table:formula="of:=IF(NOT([.Q156]=&quot;&quot;);[$Input.D152];&quot;&quot;)">
            <text:p/>
          </table:table-cell>
          <table:table-cell table:style-name="ce4" table:formula="of:=IF(NOT([.Q156]=&quot;&quot;);IF([$Input.I152]=&quot;Move&quot;;[.J155];VLOOKUP([.C156];Positions;3;0));&quot;&quot;)">
            <text:p/>
          </table:table-cell>
          <table:table-cell table:style-name="ce4" table:formula="of:=IF(NOT([.Q156]=&quot;&quot;);IF([$Input.I152]=&quot;Move&quot;;[.K155];VLOOKUP([.C156];Positions;4;0));&quot;&quot;)">
            <text:p/>
          </table:table-cell>
          <table:table-cell table:style-name="ce4" table:formula="of:=IF(NOT([.Q156]=&quot;&quot;);IF([$Input.I152]=&quot;Move&quot;;[.L155];VLOOKUP([.C156];Positions;5;0));&quot;&quot;)">
            <text:p/>
          </table:table-cell>
          <table:table-cell table:style-name="ce4" table:formula="of:=IF(NOT([.Q156]=&quot;&quot;);IF([$Input.I152]=&quot;Move&quot;;[.M155];VLOOKUP([.C156];Positions;6;0));&quot;&quot;)">
            <text:p/>
          </table:table-cell>
          <table:table-cell table:style-name="ce4" table:formula="of:=IF(NOT([.Q156]=&quot;&quot;);IF([$Input.I152]=&quot;Move&quot;;[.N155];VLOOKUP([.C156];Positions;7;0));&quot;&quot;)">
            <text:p/>
          </table:table-cell>
          <table:table-cell table:style-name="ce4" table:formula="of:=IF(NOT([.Q156]=&quot;&quot;);IF([$Input.I152]=&quot;Move&quot;;[.O155];VLOOKUP([.C156];Positions;8;0));&quot;&quot;)">
            <text:p/>
          </table:table-cell>
          <table:table-cell table:style-name="ce4" table:formula="of:=IF(NOT([.Q156]=&quot;&quot;);VLOOKUP(CalcName;Positions;3;0);&quot;&quot;)">
            <text:p/>
          </table:table-cell>
          <table:table-cell table:style-name="ce4" table:formula="of:=IF(NOT([.Q156]=&quot;&quot;);VLOOKUP(CalcName;Positions;4;0);&quot;&quot;)">
            <text:p/>
          </table:table-cell>
          <table:table-cell table:style-name="ce4" table:formula="of:=IF(NOT([.Q156]=&quot;&quot;);VLOOKUP(CalcName;Positions;5;0);&quot;&quot;)">
            <text:p/>
          </table:table-cell>
          <table:table-cell table:style-name="ce4" table:formula="of:=IF(NOT([.Q156]=&quot;&quot;);VLOOKUP(CalcName;Positions;6;0);&quot;&quot;)">
            <text:p/>
          </table:table-cell>
          <table:table-cell table:style-name="ce4" table:formula="of:=IF(NOT([.Q156]=&quot;&quot;);VLOOKUP(CalcName;Positions;7;0);&quot;&quot;)">
            <text:p/>
          </table:table-cell>
          <table:table-cell table:style-name="ce4" table:formula="of:=IF(NOT([.Q156]=&quot;&quot;);VLOOKUP(CalcName;Positions;8;0);&quot;&quot;)">
            <text:p/>
          </table:table-cell>
          <table:table-cell table:style-name="ce4" table:formula="of:=IF(NOT([.Q156]=&quot;&quot;);[$Input.H152];&quot;&quot;)">
            <text:p/>
          </table:table-cell>
          <table:table-cell table:formula="of:=IF([$Input.D153]=&quot;&quot;;IF(OR([.Q155]=&quot;&quot;;[.Q155]=2400);&quot;&quot;;IF(Loop=&quot;true&quot;;IF([$Input.D152]=&quot;&quot;;&quot;&quot;;0);2400));[$Input.G153]-[$Input.G152]-[$Input.H152])">
            <text:p/>
          </table:table-cell>
          <table:table-cell table:formula="of:=IF(NOT([.Q156]=&quot;&quot;);[$Input.J152];&quot;&quot;)">
            <text:p/>
          </table:table-cell>
        </table:table-row>
        <table:table-row table:style-name="ro2">
          <table:table-cell table:style-name="ce4" table:formula="of:=IF(NOT([.Q157]=&quot;&quot;);[.A156]+1;&quot;&quot;)">
            <text:p/>
          </table:table-cell>
          <table:table-cell table:style-name="ce4" table:formula="of:=IF(NOT([.Q157]=&quot;&quot;);IF([$Input.I153]=&quot;Move&quot;;[.C156];[.C157]);&quot;&quot;)">
            <text:p/>
          </table:table-cell>
          <table:table-cell table:style-name="ce4" table:formula="of:=IF(NOT([.Q157]=&quot;&quot;);[$Input.D153];&quot;&quot;)">
            <text:p/>
          </table:table-cell>
          <table:table-cell table:style-name="ce4" table:formula="of:=IF(NOT([.Q157]=&quot;&quot;);IF([$Input.I153]=&quot;Move&quot;;[.J156];VLOOKUP([.C157];Positions;3;0));&quot;&quot;)">
            <text:p/>
          </table:table-cell>
          <table:table-cell table:style-name="ce4" table:formula="of:=IF(NOT([.Q157]=&quot;&quot;);IF([$Input.I153]=&quot;Move&quot;;[.K156];VLOOKUP([.C157];Positions;4;0));&quot;&quot;)">
            <text:p/>
          </table:table-cell>
          <table:table-cell table:style-name="ce4" table:formula="of:=IF(NOT([.Q157]=&quot;&quot;);IF([$Input.I153]=&quot;Move&quot;;[.L156];VLOOKUP([.C157];Positions;5;0));&quot;&quot;)">
            <text:p/>
          </table:table-cell>
          <table:table-cell table:style-name="ce4" table:formula="of:=IF(NOT([.Q157]=&quot;&quot;);IF([$Input.I153]=&quot;Move&quot;;[.M156];VLOOKUP([.C157];Positions;6;0));&quot;&quot;)">
            <text:p/>
          </table:table-cell>
          <table:table-cell table:style-name="ce4" table:formula="of:=IF(NOT([.Q157]=&quot;&quot;);IF([$Input.I153]=&quot;Move&quot;;[.N156];VLOOKUP([.C157];Positions;7;0));&quot;&quot;)">
            <text:p/>
          </table:table-cell>
          <table:table-cell table:style-name="ce4" table:formula="of:=IF(NOT([.Q157]=&quot;&quot;);IF([$Input.I153]=&quot;Move&quot;;[.O156];VLOOKUP([.C157];Positions;8;0));&quot;&quot;)">
            <text:p/>
          </table:table-cell>
          <table:table-cell table:style-name="ce4" table:formula="of:=IF(NOT([.Q157]=&quot;&quot;);VLOOKUP(CalcName;Positions;3;0);&quot;&quot;)">
            <text:p/>
          </table:table-cell>
          <table:table-cell table:style-name="ce4" table:formula="of:=IF(NOT([.Q157]=&quot;&quot;);VLOOKUP(CalcName;Positions;4;0);&quot;&quot;)">
            <text:p/>
          </table:table-cell>
          <table:table-cell table:style-name="ce4" table:formula="of:=IF(NOT([.Q157]=&quot;&quot;);VLOOKUP(CalcName;Positions;5;0);&quot;&quot;)">
            <text:p/>
          </table:table-cell>
          <table:table-cell table:style-name="ce4" table:formula="of:=IF(NOT([.Q157]=&quot;&quot;);VLOOKUP(CalcName;Positions;6;0);&quot;&quot;)">
            <text:p/>
          </table:table-cell>
          <table:table-cell table:style-name="ce4" table:formula="of:=IF(NOT([.Q157]=&quot;&quot;);VLOOKUP(CalcName;Positions;7;0);&quot;&quot;)">
            <text:p/>
          </table:table-cell>
          <table:table-cell table:style-name="ce4" table:formula="of:=IF(NOT([.Q157]=&quot;&quot;);VLOOKUP(CalcName;Positions;8;0);&quot;&quot;)">
            <text:p/>
          </table:table-cell>
          <table:table-cell table:style-name="ce4" table:formula="of:=IF(NOT([.Q157]=&quot;&quot;);[$Input.H153];&quot;&quot;)">
            <text:p/>
          </table:table-cell>
          <table:table-cell table:formula="of:=IF([$Input.D154]=&quot;&quot;;IF(OR([.Q156]=&quot;&quot;;[.Q156]=2400);&quot;&quot;;IF(Loop=&quot;true&quot;;IF([$Input.D153]=&quot;&quot;;&quot;&quot;;0);2400));[$Input.G154]-[$Input.G153]-[$Input.H153])">
            <text:p/>
          </table:table-cell>
          <table:table-cell table:formula="of:=IF(NOT([.Q157]=&quot;&quot;);[$Input.J153];&quot;&quot;)">
            <text:p/>
          </table:table-cell>
        </table:table-row>
        <table:table-row table:style-name="ro2">
          <table:table-cell table:style-name="ce4" table:formula="of:=IF(NOT([.Q158]=&quot;&quot;);[.A157]+1;&quot;&quot;)">
            <text:p/>
          </table:table-cell>
          <table:table-cell table:style-name="ce4" table:formula="of:=IF(NOT([.Q158]=&quot;&quot;);IF([$Input.I154]=&quot;Move&quot;;[.C157];[.C158]);&quot;&quot;)">
            <text:p/>
          </table:table-cell>
          <table:table-cell table:style-name="ce4" table:formula="of:=IF(NOT([.Q158]=&quot;&quot;);[$Input.D154];&quot;&quot;)">
            <text:p/>
          </table:table-cell>
          <table:table-cell table:style-name="ce4" table:formula="of:=IF(NOT([.Q158]=&quot;&quot;);IF([$Input.I154]=&quot;Move&quot;;[.J157];VLOOKUP([.C158];Positions;3;0));&quot;&quot;)">
            <text:p/>
          </table:table-cell>
          <table:table-cell table:style-name="ce4" table:formula="of:=IF(NOT([.Q158]=&quot;&quot;);IF([$Input.I154]=&quot;Move&quot;;[.K157];VLOOKUP([.C158];Positions;4;0));&quot;&quot;)">
            <text:p/>
          </table:table-cell>
          <table:table-cell table:style-name="ce4" table:formula="of:=IF(NOT([.Q158]=&quot;&quot;);IF([$Input.I154]=&quot;Move&quot;;[.L157];VLOOKUP([.C158];Positions;5;0));&quot;&quot;)">
            <text:p/>
          </table:table-cell>
          <table:table-cell table:style-name="ce4" table:formula="of:=IF(NOT([.Q158]=&quot;&quot;);IF([$Input.I154]=&quot;Move&quot;;[.M157];VLOOKUP([.C158];Positions;6;0));&quot;&quot;)">
            <text:p/>
          </table:table-cell>
          <table:table-cell table:style-name="ce4" table:formula="of:=IF(NOT([.Q158]=&quot;&quot;);IF([$Input.I154]=&quot;Move&quot;;[.N157];VLOOKUP([.C158];Positions;7;0));&quot;&quot;)">
            <text:p/>
          </table:table-cell>
          <table:table-cell table:style-name="ce4" table:formula="of:=IF(NOT([.Q158]=&quot;&quot;);IF([$Input.I154]=&quot;Move&quot;;[.O157];VLOOKUP([.C158];Positions;8;0));&quot;&quot;)">
            <text:p/>
          </table:table-cell>
          <table:table-cell table:style-name="ce4" table:formula="of:=IF(NOT([.Q158]=&quot;&quot;);VLOOKUP(CalcName;Positions;3;0);&quot;&quot;)">
            <text:p/>
          </table:table-cell>
          <table:table-cell table:style-name="ce4" table:formula="of:=IF(NOT([.Q158]=&quot;&quot;);VLOOKUP(CalcName;Positions;4;0);&quot;&quot;)">
            <text:p/>
          </table:table-cell>
          <table:table-cell table:style-name="ce4" table:formula="of:=IF(NOT([.Q158]=&quot;&quot;);VLOOKUP(CalcName;Positions;5;0);&quot;&quot;)">
            <text:p/>
          </table:table-cell>
          <table:table-cell table:style-name="ce4" table:formula="of:=IF(NOT([.Q158]=&quot;&quot;);VLOOKUP(CalcName;Positions;6;0);&quot;&quot;)">
            <text:p/>
          </table:table-cell>
          <table:table-cell table:style-name="ce4" table:formula="of:=IF(NOT([.Q158]=&quot;&quot;);VLOOKUP(CalcName;Positions;7;0);&quot;&quot;)">
            <text:p/>
          </table:table-cell>
          <table:table-cell table:style-name="ce4" table:formula="of:=IF(NOT([.Q158]=&quot;&quot;);VLOOKUP(CalcName;Positions;8;0);&quot;&quot;)">
            <text:p/>
          </table:table-cell>
          <table:table-cell table:style-name="ce4" table:formula="of:=IF(NOT([.Q158]=&quot;&quot;);[$Input.H154];&quot;&quot;)">
            <text:p/>
          </table:table-cell>
          <table:table-cell table:formula="of:=IF([$Input.D155]=&quot;&quot;;IF(OR([.Q157]=&quot;&quot;;[.Q157]=2400);&quot;&quot;;IF(Loop=&quot;true&quot;;IF([$Input.D154]=&quot;&quot;;&quot;&quot;;0);2400));[$Input.G155]-[$Input.G154]-[$Input.H154])">
            <text:p/>
          </table:table-cell>
          <table:table-cell table:formula="of:=IF(NOT([.Q158]=&quot;&quot;);[$Input.J154];&quot;&quot;)">
            <text:p/>
          </table:table-cell>
        </table:table-row>
        <table:table-row table:style-name="ro2">
          <table:table-cell table:style-name="ce4" table:formula="of:=IF(NOT([.Q159]=&quot;&quot;);[.A158]+1;&quot;&quot;)">
            <text:p/>
          </table:table-cell>
          <table:table-cell table:style-name="ce4" table:formula="of:=IF(NOT([.Q159]=&quot;&quot;);IF([$Input.I155]=&quot;Move&quot;;[.C158];[.C159]);&quot;&quot;)">
            <text:p/>
          </table:table-cell>
          <table:table-cell table:style-name="ce4" table:formula="of:=IF(NOT([.Q159]=&quot;&quot;);[$Input.D155];&quot;&quot;)">
            <text:p/>
          </table:table-cell>
          <table:table-cell table:style-name="ce4" table:formula="of:=IF(NOT([.Q159]=&quot;&quot;);IF([$Input.I155]=&quot;Move&quot;;[.J158];VLOOKUP([.C159];Positions;3;0));&quot;&quot;)">
            <text:p/>
          </table:table-cell>
          <table:table-cell table:style-name="ce4" table:formula="of:=IF(NOT([.Q159]=&quot;&quot;);IF([$Input.I155]=&quot;Move&quot;;[.K158];VLOOKUP([.C159];Positions;4;0));&quot;&quot;)">
            <text:p/>
          </table:table-cell>
          <table:table-cell table:style-name="ce4" table:formula="of:=IF(NOT([.Q159]=&quot;&quot;);IF([$Input.I155]=&quot;Move&quot;;[.L158];VLOOKUP([.C159];Positions;5;0));&quot;&quot;)">
            <text:p/>
          </table:table-cell>
          <table:table-cell table:style-name="ce4" table:formula="of:=IF(NOT([.Q159]=&quot;&quot;);IF([$Input.I155]=&quot;Move&quot;;[.M158];VLOOKUP([.C159];Positions;6;0));&quot;&quot;)">
            <text:p/>
          </table:table-cell>
          <table:table-cell table:style-name="ce4" table:formula="of:=IF(NOT([.Q159]=&quot;&quot;);IF([$Input.I155]=&quot;Move&quot;;[.N158];VLOOKUP([.C159];Positions;7;0));&quot;&quot;)">
            <text:p/>
          </table:table-cell>
          <table:table-cell table:style-name="ce4" table:formula="of:=IF(NOT([.Q159]=&quot;&quot;);IF([$Input.I155]=&quot;Move&quot;;[.O158];VLOOKUP([.C159];Positions;8;0));&quot;&quot;)">
            <text:p/>
          </table:table-cell>
          <table:table-cell table:style-name="ce4" table:formula="of:=IF(NOT([.Q159]=&quot;&quot;);VLOOKUP(CalcName;Positions;3;0);&quot;&quot;)">
            <text:p/>
          </table:table-cell>
          <table:table-cell table:style-name="ce4" table:formula="of:=IF(NOT([.Q159]=&quot;&quot;);VLOOKUP(CalcName;Positions;4;0);&quot;&quot;)">
            <text:p/>
          </table:table-cell>
          <table:table-cell table:style-name="ce4" table:formula="of:=IF(NOT([.Q159]=&quot;&quot;);VLOOKUP(CalcName;Positions;5;0);&quot;&quot;)">
            <text:p/>
          </table:table-cell>
          <table:table-cell table:style-name="ce4" table:formula="of:=IF(NOT([.Q159]=&quot;&quot;);VLOOKUP(CalcName;Positions;6;0);&quot;&quot;)">
            <text:p/>
          </table:table-cell>
          <table:table-cell table:style-name="ce4" table:formula="of:=IF(NOT([.Q159]=&quot;&quot;);VLOOKUP(CalcName;Positions;7;0);&quot;&quot;)">
            <text:p/>
          </table:table-cell>
          <table:table-cell table:style-name="ce4" table:formula="of:=IF(NOT([.Q159]=&quot;&quot;);VLOOKUP(CalcName;Positions;8;0);&quot;&quot;)">
            <text:p/>
          </table:table-cell>
          <table:table-cell table:style-name="ce4" table:formula="of:=IF(NOT([.Q159]=&quot;&quot;);[$Input.H155];&quot;&quot;)">
            <text:p/>
          </table:table-cell>
          <table:table-cell table:formula="of:=IF([$Input.D156]=&quot;&quot;;IF(OR([.Q158]=&quot;&quot;;[.Q158]=2400);&quot;&quot;;IF(Loop=&quot;true&quot;;IF([$Input.D155]=&quot;&quot;;&quot;&quot;;0);2400));[$Input.G156]-[$Input.G155]-[$Input.H155])">
            <text:p/>
          </table:table-cell>
          <table:table-cell table:formula="of:=IF(NOT([.Q159]=&quot;&quot;);[$Input.J155];&quot;&quot;)">
            <text:p/>
          </table:table-cell>
        </table:table-row>
        <table:table-row table:style-name="ro2">
          <table:table-cell table:style-name="ce4" table:formula="of:=IF(NOT([.Q160]=&quot;&quot;);[.A159]+1;&quot;&quot;)">
            <text:p/>
          </table:table-cell>
          <table:table-cell table:style-name="ce4" table:formula="of:=IF(NOT([.Q160]=&quot;&quot;);IF([$Input.I156]=&quot;Move&quot;;[.C159];[.C160]);&quot;&quot;)">
            <text:p/>
          </table:table-cell>
          <table:table-cell table:style-name="ce4" table:formula="of:=IF(NOT([.Q160]=&quot;&quot;);[$Input.D156];&quot;&quot;)">
            <text:p/>
          </table:table-cell>
          <table:table-cell table:style-name="ce4" table:formula="of:=IF(NOT([.Q160]=&quot;&quot;);IF([$Input.I156]=&quot;Move&quot;;[.J159];VLOOKUP([.C160];Positions;3;0));&quot;&quot;)">
            <text:p/>
          </table:table-cell>
          <table:table-cell table:style-name="ce4" table:formula="of:=IF(NOT([.Q160]=&quot;&quot;);IF([$Input.I156]=&quot;Move&quot;;[.K159];VLOOKUP([.C160];Positions;4;0));&quot;&quot;)">
            <text:p/>
          </table:table-cell>
          <table:table-cell table:style-name="ce4" table:formula="of:=IF(NOT([.Q160]=&quot;&quot;);IF([$Input.I156]=&quot;Move&quot;;[.L159];VLOOKUP([.C160];Positions;5;0));&quot;&quot;)">
            <text:p/>
          </table:table-cell>
          <table:table-cell table:style-name="ce4" table:formula="of:=IF(NOT([.Q160]=&quot;&quot;);IF([$Input.I156]=&quot;Move&quot;;[.M159];VLOOKUP([.C160];Positions;6;0));&quot;&quot;)">
            <text:p/>
          </table:table-cell>
          <table:table-cell table:style-name="ce4" table:formula="of:=IF(NOT([.Q160]=&quot;&quot;);IF([$Input.I156]=&quot;Move&quot;;[.N159];VLOOKUP([.C160];Positions;7;0));&quot;&quot;)">
            <text:p/>
          </table:table-cell>
          <table:table-cell table:style-name="ce4" table:formula="of:=IF(NOT([.Q160]=&quot;&quot;);IF([$Input.I156]=&quot;Move&quot;;[.O159];VLOOKUP([.C160];Positions;8;0));&quot;&quot;)">
            <text:p/>
          </table:table-cell>
          <table:table-cell table:style-name="ce4" table:formula="of:=IF(NOT([.Q160]=&quot;&quot;);VLOOKUP(CalcName;Positions;3;0);&quot;&quot;)">
            <text:p/>
          </table:table-cell>
          <table:table-cell table:style-name="ce4" table:formula="of:=IF(NOT([.Q160]=&quot;&quot;);VLOOKUP(CalcName;Positions;4;0);&quot;&quot;)">
            <text:p/>
          </table:table-cell>
          <table:table-cell table:style-name="ce4" table:formula="of:=IF(NOT([.Q160]=&quot;&quot;);VLOOKUP(CalcName;Positions;5;0);&quot;&quot;)">
            <text:p/>
          </table:table-cell>
          <table:table-cell table:style-name="ce4" table:formula="of:=IF(NOT([.Q160]=&quot;&quot;);VLOOKUP(CalcName;Positions;6;0);&quot;&quot;)">
            <text:p/>
          </table:table-cell>
          <table:table-cell table:style-name="ce4" table:formula="of:=IF(NOT([.Q160]=&quot;&quot;);VLOOKUP(CalcName;Positions;7;0);&quot;&quot;)">
            <text:p/>
          </table:table-cell>
          <table:table-cell table:style-name="ce4" table:formula="of:=IF(NOT([.Q160]=&quot;&quot;);VLOOKUP(CalcName;Positions;8;0);&quot;&quot;)">
            <text:p/>
          </table:table-cell>
          <table:table-cell table:style-name="ce4" table:formula="of:=IF(NOT([.Q160]=&quot;&quot;);[$Input.H156];&quot;&quot;)">
            <text:p/>
          </table:table-cell>
          <table:table-cell table:formula="of:=IF([$Input.D157]=&quot;&quot;;IF(OR([.Q159]=&quot;&quot;;[.Q159]=2400);&quot;&quot;;IF(Loop=&quot;true&quot;;IF([$Input.D156]=&quot;&quot;;&quot;&quot;;0);2400));[$Input.G157]-[$Input.G156]-[$Input.H156])">
            <text:p/>
          </table:table-cell>
          <table:table-cell table:formula="of:=IF(NOT([.Q160]=&quot;&quot;);[$Input.J156];&quot;&quot;)">
            <text:p/>
          </table:table-cell>
        </table:table-row>
        <table:table-row table:style-name="ro2">
          <table:table-cell table:style-name="ce4" table:formula="of:=IF(NOT([.Q161]=&quot;&quot;);[.A160]+1;&quot;&quot;)">
            <text:p/>
          </table:table-cell>
          <table:table-cell table:style-name="ce4" table:formula="of:=IF(NOT([.Q161]=&quot;&quot;);IF([$Input.I157]=&quot;Move&quot;;[.C160];[.C161]);&quot;&quot;)">
            <text:p/>
          </table:table-cell>
          <table:table-cell table:style-name="ce4" table:formula="of:=IF(NOT([.Q161]=&quot;&quot;);[$Input.D157];&quot;&quot;)">
            <text:p/>
          </table:table-cell>
          <table:table-cell table:style-name="ce4" table:formula="of:=IF(NOT([.Q161]=&quot;&quot;);IF([$Input.I157]=&quot;Move&quot;;[.J160];VLOOKUP([.C161];Positions;3;0));&quot;&quot;)">
            <text:p/>
          </table:table-cell>
          <table:table-cell table:style-name="ce4" table:formula="of:=IF(NOT([.Q161]=&quot;&quot;);IF([$Input.I157]=&quot;Move&quot;;[.K160];VLOOKUP([.C161];Positions;4;0));&quot;&quot;)">
            <text:p/>
          </table:table-cell>
          <table:table-cell table:style-name="ce4" table:formula="of:=IF(NOT([.Q161]=&quot;&quot;);IF([$Input.I157]=&quot;Move&quot;;[.L160];VLOOKUP([.C161];Positions;5;0));&quot;&quot;)">
            <text:p/>
          </table:table-cell>
          <table:table-cell table:style-name="ce4" table:formula="of:=IF(NOT([.Q161]=&quot;&quot;);IF([$Input.I157]=&quot;Move&quot;;[.M160];VLOOKUP([.C161];Positions;6;0));&quot;&quot;)">
            <text:p/>
          </table:table-cell>
          <table:table-cell table:style-name="ce4" table:formula="of:=IF(NOT([.Q161]=&quot;&quot;);IF([$Input.I157]=&quot;Move&quot;;[.N160];VLOOKUP([.C161];Positions;7;0));&quot;&quot;)">
            <text:p/>
          </table:table-cell>
          <table:table-cell table:style-name="ce4" table:formula="of:=IF(NOT([.Q161]=&quot;&quot;);IF([$Input.I157]=&quot;Move&quot;;[.O160];VLOOKUP([.C161];Positions;8;0));&quot;&quot;)">
            <text:p/>
          </table:table-cell>
          <table:table-cell table:style-name="ce4" table:formula="of:=IF(NOT([.Q161]=&quot;&quot;);VLOOKUP(CalcName;Positions;3;0);&quot;&quot;)">
            <text:p/>
          </table:table-cell>
          <table:table-cell table:style-name="ce4" table:formula="of:=IF(NOT([.Q161]=&quot;&quot;);VLOOKUP(CalcName;Positions;4;0);&quot;&quot;)">
            <text:p/>
          </table:table-cell>
          <table:table-cell table:style-name="ce4" table:formula="of:=IF(NOT([.Q161]=&quot;&quot;);VLOOKUP(CalcName;Positions;5;0);&quot;&quot;)">
            <text:p/>
          </table:table-cell>
          <table:table-cell table:style-name="ce4" table:formula="of:=IF(NOT([.Q161]=&quot;&quot;);VLOOKUP(CalcName;Positions;6;0);&quot;&quot;)">
            <text:p/>
          </table:table-cell>
          <table:table-cell table:style-name="ce4" table:formula="of:=IF(NOT([.Q161]=&quot;&quot;);VLOOKUP(CalcName;Positions;7;0);&quot;&quot;)">
            <text:p/>
          </table:table-cell>
          <table:table-cell table:style-name="ce4" table:formula="of:=IF(NOT([.Q161]=&quot;&quot;);VLOOKUP(CalcName;Positions;8;0);&quot;&quot;)">
            <text:p/>
          </table:table-cell>
          <table:table-cell table:style-name="ce4" table:formula="of:=IF(NOT([.Q161]=&quot;&quot;);[$Input.H157];&quot;&quot;)">
            <text:p/>
          </table:table-cell>
          <table:table-cell table:formula="of:=IF([$Input.D158]=&quot;&quot;;IF(OR([.Q160]=&quot;&quot;;[.Q160]=2400);&quot;&quot;;IF(Loop=&quot;true&quot;;IF([$Input.D157]=&quot;&quot;;&quot;&quot;;0);2400));[$Input.G158]-[$Input.G157]-[$Input.H157])">
            <text:p/>
          </table:table-cell>
          <table:table-cell table:formula="of:=IF(NOT([.Q161]=&quot;&quot;);[$Input.J157];&quot;&quot;)">
            <text:p/>
          </table:table-cell>
        </table:table-row>
        <table:table-row table:style-name="ro2">
          <table:table-cell table:style-name="ce4" table:formula="of:=IF(NOT([.Q162]=&quot;&quot;);[.A161]+1;&quot;&quot;)">
            <text:p/>
          </table:table-cell>
          <table:table-cell table:style-name="ce4" table:formula="of:=IF(NOT([.Q162]=&quot;&quot;);IF([$Input.I158]=&quot;Move&quot;;[.C161];[.C162]);&quot;&quot;)">
            <text:p/>
          </table:table-cell>
          <table:table-cell table:style-name="ce4" table:formula="of:=IF(NOT([.Q162]=&quot;&quot;);[$Input.D158];&quot;&quot;)">
            <text:p/>
          </table:table-cell>
          <table:table-cell table:style-name="ce4" table:formula="of:=IF(NOT([.Q162]=&quot;&quot;);IF([$Input.I158]=&quot;Move&quot;;[.J161];VLOOKUP([.C162];Positions;3;0));&quot;&quot;)">
            <text:p/>
          </table:table-cell>
          <table:table-cell table:style-name="ce4" table:formula="of:=IF(NOT([.Q162]=&quot;&quot;);IF([$Input.I158]=&quot;Move&quot;;[.K161];VLOOKUP([.C162];Positions;4;0));&quot;&quot;)">
            <text:p/>
          </table:table-cell>
          <table:table-cell table:style-name="ce4" table:formula="of:=IF(NOT([.Q162]=&quot;&quot;);IF([$Input.I158]=&quot;Move&quot;;[.L161];VLOOKUP([.C162];Positions;5;0));&quot;&quot;)">
            <text:p/>
          </table:table-cell>
          <table:table-cell table:style-name="ce4" table:formula="of:=IF(NOT([.Q162]=&quot;&quot;);IF([$Input.I158]=&quot;Move&quot;;[.M161];VLOOKUP([.C162];Positions;6;0));&quot;&quot;)">
            <text:p/>
          </table:table-cell>
          <table:table-cell table:style-name="ce4" table:formula="of:=IF(NOT([.Q162]=&quot;&quot;);IF([$Input.I158]=&quot;Move&quot;;[.N161];VLOOKUP([.C162];Positions;7;0));&quot;&quot;)">
            <text:p/>
          </table:table-cell>
          <table:table-cell table:style-name="ce4" table:formula="of:=IF(NOT([.Q162]=&quot;&quot;);IF([$Input.I158]=&quot;Move&quot;;[.O161];VLOOKUP([.C162];Positions;8;0));&quot;&quot;)">
            <text:p/>
          </table:table-cell>
          <table:table-cell table:style-name="ce4" table:formula="of:=IF(NOT([.Q162]=&quot;&quot;);VLOOKUP(CalcName;Positions;3;0);&quot;&quot;)">
            <text:p/>
          </table:table-cell>
          <table:table-cell table:style-name="ce4" table:formula="of:=IF(NOT([.Q162]=&quot;&quot;);VLOOKUP(CalcName;Positions;4;0);&quot;&quot;)">
            <text:p/>
          </table:table-cell>
          <table:table-cell table:style-name="ce4" table:formula="of:=IF(NOT([.Q162]=&quot;&quot;);VLOOKUP(CalcName;Positions;5;0);&quot;&quot;)">
            <text:p/>
          </table:table-cell>
          <table:table-cell table:style-name="ce4" table:formula="of:=IF(NOT([.Q162]=&quot;&quot;);VLOOKUP(CalcName;Positions;6;0);&quot;&quot;)">
            <text:p/>
          </table:table-cell>
          <table:table-cell table:style-name="ce4" table:formula="of:=IF(NOT([.Q162]=&quot;&quot;);VLOOKUP(CalcName;Positions;7;0);&quot;&quot;)">
            <text:p/>
          </table:table-cell>
          <table:table-cell table:style-name="ce4" table:formula="of:=IF(NOT([.Q162]=&quot;&quot;);VLOOKUP(CalcName;Positions;8;0);&quot;&quot;)">
            <text:p/>
          </table:table-cell>
          <table:table-cell table:style-name="ce4" table:formula="of:=IF(NOT([.Q162]=&quot;&quot;);[$Input.H158];&quot;&quot;)">
            <text:p/>
          </table:table-cell>
          <table:table-cell table:formula="of:=IF([$Input.D159]=&quot;&quot;;IF(OR([.Q161]=&quot;&quot;;[.Q161]=2400);&quot;&quot;;IF(Loop=&quot;true&quot;;IF([$Input.D158]=&quot;&quot;;&quot;&quot;;0);2400));[$Input.G159]-[$Input.G158]-[$Input.H158])">
            <text:p/>
          </table:table-cell>
          <table:table-cell table:formula="of:=IF(NOT([.Q162]=&quot;&quot;);[$Input.J158];&quot;&quot;)">
            <text:p/>
          </table:table-cell>
        </table:table-row>
        <table:table-row table:style-name="ro2">
          <table:table-cell table:style-name="ce4" table:formula="of:=IF(NOT([.Q163]=&quot;&quot;);[.A162]+1;&quot;&quot;)">
            <text:p/>
          </table:table-cell>
          <table:table-cell table:style-name="ce4" table:formula="of:=IF(NOT([.Q163]=&quot;&quot;);IF([$Input.I159]=&quot;Move&quot;;[.C162];[.C163]);&quot;&quot;)">
            <text:p/>
          </table:table-cell>
          <table:table-cell table:style-name="ce4" table:formula="of:=IF(NOT([.Q163]=&quot;&quot;);[$Input.D159];&quot;&quot;)">
            <text:p/>
          </table:table-cell>
          <table:table-cell table:style-name="ce4" table:formula="of:=IF(NOT([.Q163]=&quot;&quot;);IF([$Input.I159]=&quot;Move&quot;;[.J162];VLOOKUP([.C163];Positions;3;0));&quot;&quot;)">
            <text:p/>
          </table:table-cell>
          <table:table-cell table:style-name="ce4" table:formula="of:=IF(NOT([.Q163]=&quot;&quot;);IF([$Input.I159]=&quot;Move&quot;;[.K162];VLOOKUP([.C163];Positions;4;0));&quot;&quot;)">
            <text:p/>
          </table:table-cell>
          <table:table-cell table:style-name="ce4" table:formula="of:=IF(NOT([.Q163]=&quot;&quot;);IF([$Input.I159]=&quot;Move&quot;;[.L162];VLOOKUP([.C163];Positions;5;0));&quot;&quot;)">
            <text:p/>
          </table:table-cell>
          <table:table-cell table:style-name="ce4" table:formula="of:=IF(NOT([.Q163]=&quot;&quot;);IF([$Input.I159]=&quot;Move&quot;;[.M162];VLOOKUP([.C163];Positions;6;0));&quot;&quot;)">
            <text:p/>
          </table:table-cell>
          <table:table-cell table:style-name="ce4" table:formula="of:=IF(NOT([.Q163]=&quot;&quot;);IF([$Input.I159]=&quot;Move&quot;;[.N162];VLOOKUP([.C163];Positions;7;0));&quot;&quot;)">
            <text:p/>
          </table:table-cell>
          <table:table-cell table:style-name="ce4" table:formula="of:=IF(NOT([.Q163]=&quot;&quot;);IF([$Input.I159]=&quot;Move&quot;;[.O162];VLOOKUP([.C163];Positions;8;0));&quot;&quot;)">
            <text:p/>
          </table:table-cell>
          <table:table-cell table:style-name="ce4" table:formula="of:=IF(NOT([.Q163]=&quot;&quot;);VLOOKUP(CalcName;Positions;3;0);&quot;&quot;)">
            <text:p/>
          </table:table-cell>
          <table:table-cell table:style-name="ce4" table:formula="of:=IF(NOT([.Q163]=&quot;&quot;);VLOOKUP(CalcName;Positions;4;0);&quot;&quot;)">
            <text:p/>
          </table:table-cell>
          <table:table-cell table:style-name="ce4" table:formula="of:=IF(NOT([.Q163]=&quot;&quot;);VLOOKUP(CalcName;Positions;5;0);&quot;&quot;)">
            <text:p/>
          </table:table-cell>
          <table:table-cell table:style-name="ce4" table:formula="of:=IF(NOT([.Q163]=&quot;&quot;);VLOOKUP(CalcName;Positions;6;0);&quot;&quot;)">
            <text:p/>
          </table:table-cell>
          <table:table-cell table:style-name="ce4" table:formula="of:=IF(NOT([.Q163]=&quot;&quot;);VLOOKUP(CalcName;Positions;7;0);&quot;&quot;)">
            <text:p/>
          </table:table-cell>
          <table:table-cell table:style-name="ce4" table:formula="of:=IF(NOT([.Q163]=&quot;&quot;);VLOOKUP(CalcName;Positions;8;0);&quot;&quot;)">
            <text:p/>
          </table:table-cell>
          <table:table-cell table:style-name="ce4" table:formula="of:=IF(NOT([.Q163]=&quot;&quot;);[$Input.H159];&quot;&quot;)">
            <text:p/>
          </table:table-cell>
          <table:table-cell table:formula="of:=IF([$Input.D160]=&quot;&quot;;IF(OR([.Q162]=&quot;&quot;;[.Q162]=2400);&quot;&quot;;IF(Loop=&quot;true&quot;;IF([$Input.D159]=&quot;&quot;;&quot;&quot;;0);2400));[$Input.G160]-[$Input.G159]-[$Input.H159])">
            <text:p/>
          </table:table-cell>
          <table:table-cell table:formula="of:=IF(NOT([.Q163]=&quot;&quot;);[$Input.J159];&quot;&quot;)">
            <text:p/>
          </table:table-cell>
        </table:table-row>
        <table:table-row table:style-name="ro2">
          <table:table-cell table:style-name="ce4" table:formula="of:=IF(NOT([.Q164]=&quot;&quot;);[.A163]+1;&quot;&quot;)">
            <text:p/>
          </table:table-cell>
          <table:table-cell table:style-name="ce4" table:formula="of:=IF(NOT([.Q164]=&quot;&quot;);IF([$Input.I160]=&quot;Move&quot;;[.C163];[.C164]);&quot;&quot;)">
            <text:p/>
          </table:table-cell>
          <table:table-cell table:style-name="ce4" table:formula="of:=IF(NOT([.Q164]=&quot;&quot;);[$Input.D160];&quot;&quot;)">
            <text:p/>
          </table:table-cell>
          <table:table-cell table:style-name="ce4" table:formula="of:=IF(NOT([.Q164]=&quot;&quot;);IF([$Input.I160]=&quot;Move&quot;;[.J163];VLOOKUP([.C164];Positions;3;0));&quot;&quot;)">
            <text:p/>
          </table:table-cell>
          <table:table-cell table:style-name="ce4" table:formula="of:=IF(NOT([.Q164]=&quot;&quot;);IF([$Input.I160]=&quot;Move&quot;;[.K163];VLOOKUP([.C164];Positions;4;0));&quot;&quot;)">
            <text:p/>
          </table:table-cell>
          <table:table-cell table:style-name="ce4" table:formula="of:=IF(NOT([.Q164]=&quot;&quot;);IF([$Input.I160]=&quot;Move&quot;;[.L163];VLOOKUP([.C164];Positions;5;0));&quot;&quot;)">
            <text:p/>
          </table:table-cell>
          <table:table-cell table:style-name="ce4" table:formula="of:=IF(NOT([.Q164]=&quot;&quot;);IF([$Input.I160]=&quot;Move&quot;;[.M163];VLOOKUP([.C164];Positions;6;0));&quot;&quot;)">
            <text:p/>
          </table:table-cell>
          <table:table-cell table:style-name="ce4" table:formula="of:=IF(NOT([.Q164]=&quot;&quot;);IF([$Input.I160]=&quot;Move&quot;;[.N163];VLOOKUP([.C164];Positions;7;0));&quot;&quot;)">
            <text:p/>
          </table:table-cell>
          <table:table-cell table:style-name="ce4" table:formula="of:=IF(NOT([.Q164]=&quot;&quot;);IF([$Input.I160]=&quot;Move&quot;;[.O163];VLOOKUP([.C164];Positions;8;0));&quot;&quot;)">
            <text:p/>
          </table:table-cell>
          <table:table-cell table:style-name="ce4" table:formula="of:=IF(NOT([.Q164]=&quot;&quot;);VLOOKUP(CalcName;Positions;3;0);&quot;&quot;)">
            <text:p/>
          </table:table-cell>
          <table:table-cell table:style-name="ce4" table:formula="of:=IF(NOT([.Q164]=&quot;&quot;);VLOOKUP(CalcName;Positions;4;0);&quot;&quot;)">
            <text:p/>
          </table:table-cell>
          <table:table-cell table:style-name="ce4" table:formula="of:=IF(NOT([.Q164]=&quot;&quot;);VLOOKUP(CalcName;Positions;5;0);&quot;&quot;)">
            <text:p/>
          </table:table-cell>
          <table:table-cell table:style-name="ce4" table:formula="of:=IF(NOT([.Q164]=&quot;&quot;);VLOOKUP(CalcName;Positions;6;0);&quot;&quot;)">
            <text:p/>
          </table:table-cell>
          <table:table-cell table:style-name="ce4" table:formula="of:=IF(NOT([.Q164]=&quot;&quot;);VLOOKUP(CalcName;Positions;7;0);&quot;&quot;)">
            <text:p/>
          </table:table-cell>
          <table:table-cell table:style-name="ce4" table:formula="of:=IF(NOT([.Q164]=&quot;&quot;);VLOOKUP(CalcName;Positions;8;0);&quot;&quot;)">
            <text:p/>
          </table:table-cell>
          <table:table-cell table:style-name="ce4" table:formula="of:=IF(NOT([.Q164]=&quot;&quot;);[$Input.H160];&quot;&quot;)">
            <text:p/>
          </table:table-cell>
          <table:table-cell table:formula="of:=IF([$Input.D161]=&quot;&quot;;IF(OR([.Q163]=&quot;&quot;;[.Q163]=2400);&quot;&quot;;IF(Loop=&quot;true&quot;;IF([$Input.D160]=&quot;&quot;;&quot;&quot;;0);2400));[$Input.G161]-[$Input.G160]-[$Input.H160])">
            <text:p/>
          </table:table-cell>
          <table:table-cell table:formula="of:=IF(NOT([.Q164]=&quot;&quot;);[$Input.J160];&quot;&quot;)">
            <text:p/>
          </table:table-cell>
        </table:table-row>
        <table:table-row table:style-name="ro2">
          <table:table-cell table:style-name="ce4" table:formula="of:=IF(NOT([.Q165]=&quot;&quot;);[.A164]+1;&quot;&quot;)">
            <text:p/>
          </table:table-cell>
          <table:table-cell table:style-name="ce4" table:formula="of:=IF(NOT([.Q165]=&quot;&quot;);IF([$Input.I161]=&quot;Move&quot;;[.C164];[.C165]);&quot;&quot;)">
            <text:p/>
          </table:table-cell>
          <table:table-cell table:style-name="ce4" table:formula="of:=IF(NOT([.Q165]=&quot;&quot;);[$Input.D161];&quot;&quot;)">
            <text:p/>
          </table:table-cell>
          <table:table-cell table:style-name="ce4" table:formula="of:=IF(NOT([.Q165]=&quot;&quot;);IF([$Input.I161]=&quot;Move&quot;;[.J164];VLOOKUP([.C165];Positions;3;0));&quot;&quot;)">
            <text:p/>
          </table:table-cell>
          <table:table-cell table:style-name="ce4" table:formula="of:=IF(NOT([.Q165]=&quot;&quot;);IF([$Input.I161]=&quot;Move&quot;;[.K164];VLOOKUP([.C165];Positions;4;0));&quot;&quot;)">
            <text:p/>
          </table:table-cell>
          <table:table-cell table:style-name="ce4" table:formula="of:=IF(NOT([.Q165]=&quot;&quot;);IF([$Input.I161]=&quot;Move&quot;;[.L164];VLOOKUP([.C165];Positions;5;0));&quot;&quot;)">
            <text:p/>
          </table:table-cell>
          <table:table-cell table:style-name="ce4" table:formula="of:=IF(NOT([.Q165]=&quot;&quot;);IF([$Input.I161]=&quot;Move&quot;;[.M164];VLOOKUP([.C165];Positions;6;0));&quot;&quot;)">
            <text:p/>
          </table:table-cell>
          <table:table-cell table:style-name="ce4" table:formula="of:=IF(NOT([.Q165]=&quot;&quot;);IF([$Input.I161]=&quot;Move&quot;;[.N164];VLOOKUP([.C165];Positions;7;0));&quot;&quot;)">
            <text:p/>
          </table:table-cell>
          <table:table-cell table:style-name="ce4" table:formula="of:=IF(NOT([.Q165]=&quot;&quot;);IF([$Input.I161]=&quot;Move&quot;;[.O164];VLOOKUP([.C165];Positions;8;0));&quot;&quot;)">
            <text:p/>
          </table:table-cell>
          <table:table-cell table:style-name="ce4" table:formula="of:=IF(NOT([.Q165]=&quot;&quot;);VLOOKUP(CalcName;Positions;3;0);&quot;&quot;)">
            <text:p/>
          </table:table-cell>
          <table:table-cell table:style-name="ce4" table:formula="of:=IF(NOT([.Q165]=&quot;&quot;);VLOOKUP(CalcName;Positions;4;0);&quot;&quot;)">
            <text:p/>
          </table:table-cell>
          <table:table-cell table:style-name="ce4" table:formula="of:=IF(NOT([.Q165]=&quot;&quot;);VLOOKUP(CalcName;Positions;5;0);&quot;&quot;)">
            <text:p/>
          </table:table-cell>
          <table:table-cell table:style-name="ce4" table:formula="of:=IF(NOT([.Q165]=&quot;&quot;);VLOOKUP(CalcName;Positions;6;0);&quot;&quot;)">
            <text:p/>
          </table:table-cell>
          <table:table-cell table:style-name="ce4" table:formula="of:=IF(NOT([.Q165]=&quot;&quot;);VLOOKUP(CalcName;Positions;7;0);&quot;&quot;)">
            <text:p/>
          </table:table-cell>
          <table:table-cell table:style-name="ce4" table:formula="of:=IF(NOT([.Q165]=&quot;&quot;);VLOOKUP(CalcName;Positions;8;0);&quot;&quot;)">
            <text:p/>
          </table:table-cell>
          <table:table-cell table:style-name="ce4" table:formula="of:=IF(NOT([.Q165]=&quot;&quot;);[$Input.H161];&quot;&quot;)">
            <text:p/>
          </table:table-cell>
          <table:table-cell table:formula="of:=IF([$Input.D162]=&quot;&quot;;IF(OR([.Q164]=&quot;&quot;;[.Q164]=2400);&quot;&quot;;IF(Loop=&quot;true&quot;;IF([$Input.D161]=&quot;&quot;;&quot;&quot;;0);2400));[$Input.G162]-[$Input.G161]-[$Input.H161])">
            <text:p/>
          </table:table-cell>
          <table:table-cell table:formula="of:=IF(NOT([.Q165]=&quot;&quot;);[$Input.J161];&quot;&quot;)">
            <text:p/>
          </table:table-cell>
        </table:table-row>
        <table:table-row table:style-name="ro2">
          <table:table-cell table:style-name="ce4" table:formula="of:=IF(NOT([.Q166]=&quot;&quot;);[.A165]+1;&quot;&quot;)">
            <text:p/>
          </table:table-cell>
          <table:table-cell table:style-name="ce4" table:formula="of:=IF(NOT([.Q166]=&quot;&quot;);IF([$Input.I162]=&quot;Move&quot;;[.C165];[.C166]);&quot;&quot;)">
            <text:p/>
          </table:table-cell>
          <table:table-cell table:style-name="ce4" table:formula="of:=IF(NOT([.Q166]=&quot;&quot;);[$Input.D162];&quot;&quot;)">
            <text:p/>
          </table:table-cell>
          <table:table-cell table:style-name="ce4" table:formula="of:=IF(NOT([.Q166]=&quot;&quot;);IF([$Input.I162]=&quot;Move&quot;;[.J165];VLOOKUP([.C166];Positions;3;0));&quot;&quot;)">
            <text:p/>
          </table:table-cell>
          <table:table-cell table:style-name="ce4" table:formula="of:=IF(NOT([.Q166]=&quot;&quot;);IF([$Input.I162]=&quot;Move&quot;;[.K165];VLOOKUP([.C166];Positions;4;0));&quot;&quot;)">
            <text:p/>
          </table:table-cell>
          <table:table-cell table:style-name="ce4" table:formula="of:=IF(NOT([.Q166]=&quot;&quot;);IF([$Input.I162]=&quot;Move&quot;;[.L165];VLOOKUP([.C166];Positions;5;0));&quot;&quot;)">
            <text:p/>
          </table:table-cell>
          <table:table-cell table:style-name="ce4" table:formula="of:=IF(NOT([.Q166]=&quot;&quot;);IF([$Input.I162]=&quot;Move&quot;;[.M165];VLOOKUP([.C166];Positions;6;0));&quot;&quot;)">
            <text:p/>
          </table:table-cell>
          <table:table-cell table:style-name="ce4" table:formula="of:=IF(NOT([.Q166]=&quot;&quot;);IF([$Input.I162]=&quot;Move&quot;;[.N165];VLOOKUP([.C166];Positions;7;0));&quot;&quot;)">
            <text:p/>
          </table:table-cell>
          <table:table-cell table:style-name="ce4" table:formula="of:=IF(NOT([.Q166]=&quot;&quot;);IF([$Input.I162]=&quot;Move&quot;;[.O165];VLOOKUP([.C166];Positions;8;0));&quot;&quot;)">
            <text:p/>
          </table:table-cell>
          <table:table-cell table:style-name="ce4" table:formula="of:=IF(NOT([.Q166]=&quot;&quot;);VLOOKUP(CalcName;Positions;3;0);&quot;&quot;)">
            <text:p/>
          </table:table-cell>
          <table:table-cell table:style-name="ce4" table:formula="of:=IF(NOT([.Q166]=&quot;&quot;);VLOOKUP(CalcName;Positions;4;0);&quot;&quot;)">
            <text:p/>
          </table:table-cell>
          <table:table-cell table:style-name="ce4" table:formula="of:=IF(NOT([.Q166]=&quot;&quot;);VLOOKUP(CalcName;Positions;5;0);&quot;&quot;)">
            <text:p/>
          </table:table-cell>
          <table:table-cell table:style-name="ce4" table:formula="of:=IF(NOT([.Q166]=&quot;&quot;);VLOOKUP(CalcName;Positions;6;0);&quot;&quot;)">
            <text:p/>
          </table:table-cell>
          <table:table-cell table:style-name="ce4" table:formula="of:=IF(NOT([.Q166]=&quot;&quot;);VLOOKUP(CalcName;Positions;7;0);&quot;&quot;)">
            <text:p/>
          </table:table-cell>
          <table:table-cell table:style-name="ce4" table:formula="of:=IF(NOT([.Q166]=&quot;&quot;);VLOOKUP(CalcName;Positions;8;0);&quot;&quot;)">
            <text:p/>
          </table:table-cell>
          <table:table-cell table:style-name="ce4" table:formula="of:=IF(NOT([.Q166]=&quot;&quot;);[$Input.H162];&quot;&quot;)">
            <text:p/>
          </table:table-cell>
          <table:table-cell table:formula="of:=IF([$Input.D163]=&quot;&quot;;IF(OR([.Q165]=&quot;&quot;;[.Q165]=2400);&quot;&quot;;IF(Loop=&quot;true&quot;;IF([$Input.D162]=&quot;&quot;;&quot;&quot;;0);2400));[$Input.G163]-[$Input.G162]-[$Input.H162])">
            <text:p/>
          </table:table-cell>
          <table:table-cell table:formula="of:=IF(NOT([.Q166]=&quot;&quot;);[$Input.J162];&quot;&quot;)">
            <text:p/>
          </table:table-cell>
        </table:table-row>
        <table:table-row table:style-name="ro2">
          <table:table-cell table:style-name="ce4" table:formula="of:=IF(NOT([.Q167]=&quot;&quot;);[.A166]+1;&quot;&quot;)">
            <text:p/>
          </table:table-cell>
          <table:table-cell table:style-name="ce4" table:formula="of:=IF(NOT([.Q167]=&quot;&quot;);IF([$Input.I163]=&quot;Move&quot;;[.C166];[.C167]);&quot;&quot;)">
            <text:p/>
          </table:table-cell>
          <table:table-cell table:style-name="ce4" table:formula="of:=IF(NOT([.Q167]=&quot;&quot;);[$Input.D163];&quot;&quot;)">
            <text:p/>
          </table:table-cell>
          <table:table-cell table:style-name="ce4" table:formula="of:=IF(NOT([.Q167]=&quot;&quot;);IF([$Input.I163]=&quot;Move&quot;;[.J166];VLOOKUP([.C167];Positions;3;0));&quot;&quot;)">
            <text:p/>
          </table:table-cell>
          <table:table-cell table:style-name="ce4" table:formula="of:=IF(NOT([.Q167]=&quot;&quot;);IF([$Input.I163]=&quot;Move&quot;;[.K166];VLOOKUP([.C167];Positions;4;0));&quot;&quot;)">
            <text:p/>
          </table:table-cell>
          <table:table-cell table:style-name="ce4" table:formula="of:=IF(NOT([.Q167]=&quot;&quot;);IF([$Input.I163]=&quot;Move&quot;;[.L166];VLOOKUP([.C167];Positions;5;0));&quot;&quot;)">
            <text:p/>
          </table:table-cell>
          <table:table-cell table:style-name="ce4" table:formula="of:=IF(NOT([.Q167]=&quot;&quot;);IF([$Input.I163]=&quot;Move&quot;;[.M166];VLOOKUP([.C167];Positions;6;0));&quot;&quot;)">
            <text:p/>
          </table:table-cell>
          <table:table-cell table:style-name="ce4" table:formula="of:=IF(NOT([.Q167]=&quot;&quot;);IF([$Input.I163]=&quot;Move&quot;;[.N166];VLOOKUP([.C167];Positions;7;0));&quot;&quot;)">
            <text:p/>
          </table:table-cell>
          <table:table-cell table:style-name="ce4" table:formula="of:=IF(NOT([.Q167]=&quot;&quot;);IF([$Input.I163]=&quot;Move&quot;;[.O166];VLOOKUP([.C167];Positions;8;0));&quot;&quot;)">
            <text:p/>
          </table:table-cell>
          <table:table-cell table:style-name="ce4" table:formula="of:=IF(NOT([.Q167]=&quot;&quot;);VLOOKUP(CalcName;Positions;3;0);&quot;&quot;)">
            <text:p/>
          </table:table-cell>
          <table:table-cell table:style-name="ce4" table:formula="of:=IF(NOT([.Q167]=&quot;&quot;);VLOOKUP(CalcName;Positions;4;0);&quot;&quot;)">
            <text:p/>
          </table:table-cell>
          <table:table-cell table:style-name="ce4" table:formula="of:=IF(NOT([.Q167]=&quot;&quot;);VLOOKUP(CalcName;Positions;5;0);&quot;&quot;)">
            <text:p/>
          </table:table-cell>
          <table:table-cell table:style-name="ce4" table:formula="of:=IF(NOT([.Q167]=&quot;&quot;);VLOOKUP(CalcName;Positions;6;0);&quot;&quot;)">
            <text:p/>
          </table:table-cell>
          <table:table-cell table:style-name="ce4" table:formula="of:=IF(NOT([.Q167]=&quot;&quot;);VLOOKUP(CalcName;Positions;7;0);&quot;&quot;)">
            <text:p/>
          </table:table-cell>
          <table:table-cell table:style-name="ce4" table:formula="of:=IF(NOT([.Q167]=&quot;&quot;);VLOOKUP(CalcName;Positions;8;0);&quot;&quot;)">
            <text:p/>
          </table:table-cell>
          <table:table-cell table:style-name="ce4" table:formula="of:=IF(NOT([.Q167]=&quot;&quot;);[$Input.H163];&quot;&quot;)">
            <text:p/>
          </table:table-cell>
          <table:table-cell table:formula="of:=IF([$Input.D164]=&quot;&quot;;IF(OR([.Q166]=&quot;&quot;;[.Q166]=2400);&quot;&quot;;IF(Loop=&quot;true&quot;;IF([$Input.D163]=&quot;&quot;;&quot;&quot;;0);2400));[$Input.G164]-[$Input.G163]-[$Input.H163])">
            <text:p/>
          </table:table-cell>
          <table:table-cell table:formula="of:=IF(NOT([.Q167]=&quot;&quot;);[$Input.J163];&quot;&quot;)">
            <text:p/>
          </table:table-cell>
        </table:table-row>
        <table:table-row table:style-name="ro2">
          <table:table-cell table:style-name="ce4" table:formula="of:=IF(NOT([.Q168]=&quot;&quot;);[.A167]+1;&quot;&quot;)">
            <text:p/>
          </table:table-cell>
          <table:table-cell table:style-name="ce4" table:formula="of:=IF(NOT([.Q168]=&quot;&quot;);IF([$Input.I164]=&quot;Move&quot;;[.C167];[.C168]);&quot;&quot;)">
            <text:p/>
          </table:table-cell>
          <table:table-cell table:style-name="ce4" table:formula="of:=IF(NOT([.Q168]=&quot;&quot;);[$Input.D164];&quot;&quot;)">
            <text:p/>
          </table:table-cell>
          <table:table-cell table:style-name="ce4" table:formula="of:=IF(NOT([.Q168]=&quot;&quot;);IF([$Input.I164]=&quot;Move&quot;;[.J167];VLOOKUP([.C168];Positions;3;0));&quot;&quot;)">
            <text:p/>
          </table:table-cell>
          <table:table-cell table:style-name="ce4" table:formula="of:=IF(NOT([.Q168]=&quot;&quot;);IF([$Input.I164]=&quot;Move&quot;;[.K167];VLOOKUP([.C168];Positions;4;0));&quot;&quot;)">
            <text:p/>
          </table:table-cell>
          <table:table-cell table:style-name="ce4" table:formula="of:=IF(NOT([.Q168]=&quot;&quot;);IF([$Input.I164]=&quot;Move&quot;;[.L167];VLOOKUP([.C168];Positions;5;0));&quot;&quot;)">
            <text:p/>
          </table:table-cell>
          <table:table-cell table:style-name="ce4" table:formula="of:=IF(NOT([.Q168]=&quot;&quot;);IF([$Input.I164]=&quot;Move&quot;;[.M167];VLOOKUP([.C168];Positions;6;0));&quot;&quot;)">
            <text:p/>
          </table:table-cell>
          <table:table-cell table:style-name="ce4" table:formula="of:=IF(NOT([.Q168]=&quot;&quot;);IF([$Input.I164]=&quot;Move&quot;;[.N167];VLOOKUP([.C168];Positions;7;0));&quot;&quot;)">
            <text:p/>
          </table:table-cell>
          <table:table-cell table:style-name="ce4" table:formula="of:=IF(NOT([.Q168]=&quot;&quot;);IF([$Input.I164]=&quot;Move&quot;;[.O167];VLOOKUP([.C168];Positions;8;0));&quot;&quot;)">
            <text:p/>
          </table:table-cell>
          <table:table-cell table:style-name="ce4" table:formula="of:=IF(NOT([.Q168]=&quot;&quot;);VLOOKUP(CalcName;Positions;3;0);&quot;&quot;)">
            <text:p/>
          </table:table-cell>
          <table:table-cell table:style-name="ce4" table:formula="of:=IF(NOT([.Q168]=&quot;&quot;);VLOOKUP(CalcName;Positions;4;0);&quot;&quot;)">
            <text:p/>
          </table:table-cell>
          <table:table-cell table:style-name="ce4" table:formula="of:=IF(NOT([.Q168]=&quot;&quot;);VLOOKUP(CalcName;Positions;5;0);&quot;&quot;)">
            <text:p/>
          </table:table-cell>
          <table:table-cell table:style-name="ce4" table:formula="of:=IF(NOT([.Q168]=&quot;&quot;);VLOOKUP(CalcName;Positions;6;0);&quot;&quot;)">
            <text:p/>
          </table:table-cell>
          <table:table-cell table:style-name="ce4" table:formula="of:=IF(NOT([.Q168]=&quot;&quot;);VLOOKUP(CalcName;Positions;7;0);&quot;&quot;)">
            <text:p/>
          </table:table-cell>
          <table:table-cell table:style-name="ce4" table:formula="of:=IF(NOT([.Q168]=&quot;&quot;);VLOOKUP(CalcName;Positions;8;0);&quot;&quot;)">
            <text:p/>
          </table:table-cell>
          <table:table-cell table:style-name="ce4" table:formula="of:=IF(NOT([.Q168]=&quot;&quot;);[$Input.H164];&quot;&quot;)">
            <text:p/>
          </table:table-cell>
          <table:table-cell table:formula="of:=IF([$Input.D165]=&quot;&quot;;IF(OR([.Q167]=&quot;&quot;;[.Q167]=2400);&quot;&quot;;IF(Loop=&quot;true&quot;;IF([$Input.D164]=&quot;&quot;;&quot;&quot;;0);2400));[$Input.G165]-[$Input.G164]-[$Input.H164])">
            <text:p/>
          </table:table-cell>
          <table:table-cell table:formula="of:=IF(NOT([.Q168]=&quot;&quot;);[$Input.J164];&quot;&quot;)">
            <text:p/>
          </table:table-cell>
        </table:table-row>
        <table:table-row table:style-name="ro2">
          <table:table-cell table:style-name="ce4" table:formula="of:=IF(NOT([.Q169]=&quot;&quot;);[.A168]+1;&quot;&quot;)">
            <text:p/>
          </table:table-cell>
          <table:table-cell table:style-name="ce4" table:formula="of:=IF(NOT([.Q169]=&quot;&quot;);IF([$Input.I165]=&quot;Move&quot;;[.C168];[.C169]);&quot;&quot;)">
            <text:p/>
          </table:table-cell>
          <table:table-cell table:style-name="ce4" table:formula="of:=IF(NOT([.Q169]=&quot;&quot;);[$Input.D165];&quot;&quot;)">
            <text:p/>
          </table:table-cell>
          <table:table-cell table:style-name="ce4" table:formula="of:=IF(NOT([.Q169]=&quot;&quot;);IF([$Input.I165]=&quot;Move&quot;;[.J168];VLOOKUP([.C169];Positions;3;0));&quot;&quot;)">
            <text:p/>
          </table:table-cell>
          <table:table-cell table:style-name="ce4" table:formula="of:=IF(NOT([.Q169]=&quot;&quot;);IF([$Input.I165]=&quot;Move&quot;;[.K168];VLOOKUP([.C169];Positions;4;0));&quot;&quot;)">
            <text:p/>
          </table:table-cell>
          <table:table-cell table:style-name="ce4" table:formula="of:=IF(NOT([.Q169]=&quot;&quot;);IF([$Input.I165]=&quot;Move&quot;;[.L168];VLOOKUP([.C169];Positions;5;0));&quot;&quot;)">
            <text:p/>
          </table:table-cell>
          <table:table-cell table:style-name="ce4" table:formula="of:=IF(NOT([.Q169]=&quot;&quot;);IF([$Input.I165]=&quot;Move&quot;;[.M168];VLOOKUP([.C169];Positions;6;0));&quot;&quot;)">
            <text:p/>
          </table:table-cell>
          <table:table-cell table:style-name="ce4" table:formula="of:=IF(NOT([.Q169]=&quot;&quot;);IF([$Input.I165]=&quot;Move&quot;;[.N168];VLOOKUP([.C169];Positions;7;0));&quot;&quot;)">
            <text:p/>
          </table:table-cell>
          <table:table-cell table:style-name="ce4" table:formula="of:=IF(NOT([.Q169]=&quot;&quot;);IF([$Input.I165]=&quot;Move&quot;;[.O168];VLOOKUP([.C169];Positions;8;0));&quot;&quot;)">
            <text:p/>
          </table:table-cell>
          <table:table-cell table:style-name="ce4" table:formula="of:=IF(NOT([.Q169]=&quot;&quot;);VLOOKUP(CalcName;Positions;3;0);&quot;&quot;)">
            <text:p/>
          </table:table-cell>
          <table:table-cell table:style-name="ce4" table:formula="of:=IF(NOT([.Q169]=&quot;&quot;);VLOOKUP(CalcName;Positions;4;0);&quot;&quot;)">
            <text:p/>
          </table:table-cell>
          <table:table-cell table:style-name="ce4" table:formula="of:=IF(NOT([.Q169]=&quot;&quot;);VLOOKUP(CalcName;Positions;5;0);&quot;&quot;)">
            <text:p/>
          </table:table-cell>
          <table:table-cell table:style-name="ce4" table:formula="of:=IF(NOT([.Q169]=&quot;&quot;);VLOOKUP(CalcName;Positions;6;0);&quot;&quot;)">
            <text:p/>
          </table:table-cell>
          <table:table-cell table:style-name="ce4" table:formula="of:=IF(NOT([.Q169]=&quot;&quot;);VLOOKUP(CalcName;Positions;7;0);&quot;&quot;)">
            <text:p/>
          </table:table-cell>
          <table:table-cell table:style-name="ce4" table:formula="of:=IF(NOT([.Q169]=&quot;&quot;);VLOOKUP(CalcName;Positions;8;0);&quot;&quot;)">
            <text:p/>
          </table:table-cell>
          <table:table-cell table:style-name="ce4" table:formula="of:=IF(NOT([.Q169]=&quot;&quot;);[$Input.H165];&quot;&quot;)">
            <text:p/>
          </table:table-cell>
          <table:table-cell table:formula="of:=IF([$Input.D166]=&quot;&quot;;IF(OR([.Q168]=&quot;&quot;;[.Q168]=2400);&quot;&quot;;IF(Loop=&quot;true&quot;;IF([$Input.D165]=&quot;&quot;;&quot;&quot;;0);2400));[$Input.G166]-[$Input.G165]-[$Input.H165])">
            <text:p/>
          </table:table-cell>
          <table:table-cell table:formula="of:=IF(NOT([.Q169]=&quot;&quot;);[$Input.J165];&quot;&quot;)">
            <text:p/>
          </table:table-cell>
        </table:table-row>
        <table:table-row table:style-name="ro2">
          <table:table-cell table:style-name="ce4" table:formula="of:=IF(NOT([.Q170]=&quot;&quot;);[.A169]+1;&quot;&quot;)">
            <text:p/>
          </table:table-cell>
          <table:table-cell table:style-name="ce4" table:formula="of:=IF(NOT([.Q170]=&quot;&quot;);IF([$Input.I166]=&quot;Move&quot;;[.C169];[.C170]);&quot;&quot;)">
            <text:p/>
          </table:table-cell>
          <table:table-cell table:style-name="ce4" table:formula="of:=IF(NOT([.Q170]=&quot;&quot;);[$Input.D166];&quot;&quot;)">
            <text:p/>
          </table:table-cell>
          <table:table-cell table:style-name="ce4" table:formula="of:=IF(NOT([.Q170]=&quot;&quot;);IF([$Input.I166]=&quot;Move&quot;;[.J169];VLOOKUP([.C170];Positions;3;0));&quot;&quot;)">
            <text:p/>
          </table:table-cell>
          <table:table-cell table:style-name="ce4" table:formula="of:=IF(NOT([.Q170]=&quot;&quot;);IF([$Input.I166]=&quot;Move&quot;;[.K169];VLOOKUP([.C170];Positions;4;0));&quot;&quot;)">
            <text:p/>
          </table:table-cell>
          <table:table-cell table:style-name="ce4" table:formula="of:=IF(NOT([.Q170]=&quot;&quot;);IF([$Input.I166]=&quot;Move&quot;;[.L169];VLOOKUP([.C170];Positions;5;0));&quot;&quot;)">
            <text:p/>
          </table:table-cell>
          <table:table-cell table:style-name="ce4" table:formula="of:=IF(NOT([.Q170]=&quot;&quot;);IF([$Input.I166]=&quot;Move&quot;;[.M169];VLOOKUP([.C170];Positions;6;0));&quot;&quot;)">
            <text:p/>
          </table:table-cell>
          <table:table-cell table:style-name="ce4" table:formula="of:=IF(NOT([.Q170]=&quot;&quot;);IF([$Input.I166]=&quot;Move&quot;;[.N169];VLOOKUP([.C170];Positions;7;0));&quot;&quot;)">
            <text:p/>
          </table:table-cell>
          <table:table-cell table:style-name="ce4" table:formula="of:=IF(NOT([.Q170]=&quot;&quot;);IF([$Input.I166]=&quot;Move&quot;;[.O169];VLOOKUP([.C170];Positions;8;0));&quot;&quot;)">
            <text:p/>
          </table:table-cell>
          <table:table-cell table:style-name="ce4" table:formula="of:=IF(NOT([.Q170]=&quot;&quot;);VLOOKUP(CalcName;Positions;3;0);&quot;&quot;)">
            <text:p/>
          </table:table-cell>
          <table:table-cell table:style-name="ce4" table:formula="of:=IF(NOT([.Q170]=&quot;&quot;);VLOOKUP(CalcName;Positions;4;0);&quot;&quot;)">
            <text:p/>
          </table:table-cell>
          <table:table-cell table:style-name="ce4" table:formula="of:=IF(NOT([.Q170]=&quot;&quot;);VLOOKUP(CalcName;Positions;5;0);&quot;&quot;)">
            <text:p/>
          </table:table-cell>
          <table:table-cell table:style-name="ce4" table:formula="of:=IF(NOT([.Q170]=&quot;&quot;);VLOOKUP(CalcName;Positions;6;0);&quot;&quot;)">
            <text:p/>
          </table:table-cell>
          <table:table-cell table:style-name="ce4" table:formula="of:=IF(NOT([.Q170]=&quot;&quot;);VLOOKUP(CalcName;Positions;7;0);&quot;&quot;)">
            <text:p/>
          </table:table-cell>
          <table:table-cell table:style-name="ce4" table:formula="of:=IF(NOT([.Q170]=&quot;&quot;);VLOOKUP(CalcName;Positions;8;0);&quot;&quot;)">
            <text:p/>
          </table:table-cell>
          <table:table-cell table:style-name="ce4" table:formula="of:=IF(NOT([.Q170]=&quot;&quot;);[$Input.H166];&quot;&quot;)">
            <text:p/>
          </table:table-cell>
          <table:table-cell table:formula="of:=IF([$Input.D167]=&quot;&quot;;IF(OR([.Q169]=&quot;&quot;;[.Q169]=2400);&quot;&quot;;IF(Loop=&quot;true&quot;;IF([$Input.D166]=&quot;&quot;;&quot;&quot;;0);2400));[$Input.G167]-[$Input.G166]-[$Input.H166])">
            <text:p/>
          </table:table-cell>
          <table:table-cell table:formula="of:=IF(NOT([.Q170]=&quot;&quot;);[$Input.J166];&quot;&quot;)">
            <text:p/>
          </table:table-cell>
        </table:table-row>
        <table:table-row table:style-name="ro2">
          <table:table-cell table:number-columns-repeated="16"/>
          <table:table-cell table:formula="of:=IF([$Input.D168]=&quot;&quot;;IF(OR([.Q170]=&quot;&quot;;[.Q170]=2400);&quot;&quot;;IF(Loop=&quot;false&quot;;[$Input.G168]-[$Input.G167]-[$Input.H167];2400));[$Input.G168]-[$Input.G167]-[$Input.H16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69]=&quot;&quot;;IF(OR([.Q171]=&quot;&quot;;[.Q171]=2400);&quot;&quot;;IF(Loop=&quot;false&quot;;[$Input.G169]-[$Input.G168]-[$Input.H168];2400));[$Input.G169]-[$Input.G168]-[$Input.H16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0]=&quot;&quot;;IF(OR([.Q172]=&quot;&quot;;[.Q172]=2400);&quot;&quot;;IF(Loop=&quot;false&quot;;[$Input.G170]-[$Input.G169]-[$Input.H169];2400));[$Input.G170]-[$Input.G169]-[$Input.H16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1]=&quot;&quot;;IF(OR([.Q173]=&quot;&quot;;[.Q173]=2400);&quot;&quot;;IF(Loop=&quot;false&quot;;[$Input.G171]-[$Input.G170]-[$Input.H170];2400));[$Input.G171]-[$Input.G170]-[$Input.H17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2]=&quot;&quot;;IF(OR([.Q174]=&quot;&quot;;[.Q174]=2400);&quot;&quot;;IF(Loop=&quot;false&quot;;[$Input.G172]-[$Input.G171]-[$Input.H171];2400));[$Input.G172]-[$Input.G171]-[$Input.H17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3]=&quot;&quot;;IF(OR([.Q175]=&quot;&quot;;[.Q175]=2400);&quot;&quot;;IF(Loop=&quot;false&quot;;[$Input.G173]-[$Input.G172]-[$Input.H172];2400));[$Input.G173]-[$Input.G172]-[$Input.H17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4]=&quot;&quot;;IF(OR([.Q176]=&quot;&quot;;[.Q176]=2400);&quot;&quot;;IF(Loop=&quot;false&quot;;[$Input.G174]-[$Input.G173]-[$Input.H173];2400));[$Input.G174]-[$Input.G173]-[$Input.H17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5]=&quot;&quot;;IF(OR([.Q177]=&quot;&quot;;[.Q177]=2400);&quot;&quot;;IF(Loop=&quot;false&quot;;[$Input.G175]-[$Input.G174]-[$Input.H174];2400));[$Input.G175]-[$Input.G174]-[$Input.H17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6]=&quot;&quot;;IF(OR([.Q178]=&quot;&quot;;[.Q178]=2400);&quot;&quot;;IF(Loop=&quot;false&quot;;[$Input.G176]-[$Input.G175]-[$Input.H175];2400));[$Input.G176]-[$Input.G175]-[$Input.H17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7]=&quot;&quot;;IF(OR([.Q179]=&quot;&quot;;[.Q179]=2400);&quot;&quot;;IF(Loop=&quot;false&quot;;[$Input.G177]-[$Input.G176]-[$Input.H176];2400));[$Input.G177]-[$Input.G176]-[$Input.H17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8]=&quot;&quot;;IF(OR([.Q180]=&quot;&quot;;[.Q180]=2400);&quot;&quot;;IF(Loop=&quot;false&quot;;[$Input.G178]-[$Input.G177]-[$Input.H177];2400));[$Input.G178]-[$Input.G177]-[$Input.H17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9]=&quot;&quot;;IF(OR([.Q181]=&quot;&quot;;[.Q181]=2400);&quot;&quot;;IF(Loop=&quot;false&quot;;[$Input.G179]-[$Input.G178]-[$Input.H178];2400));[$Input.G179]-[$Input.G178]-[$Input.H17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0]=&quot;&quot;;IF(OR([.Q182]=&quot;&quot;;[.Q182]=2400);&quot;&quot;;IF(Loop=&quot;false&quot;;[$Input.G180]-[$Input.G179]-[$Input.H179];2400));[$Input.G180]-[$Input.G179]-[$Input.H17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1]=&quot;&quot;;IF(OR([.Q183]=&quot;&quot;;[.Q183]=2400);&quot;&quot;;IF(Loop=&quot;false&quot;;[$Input.G181]-[$Input.G180]-[$Input.H180];2400));[$Input.G181]-[$Input.G180]-[$Input.H18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2]=&quot;&quot;;IF(OR([.Q184]=&quot;&quot;;[.Q184]=2400);&quot;&quot;;IF(Loop=&quot;false&quot;;[$Input.G182]-[$Input.G181]-[$Input.H181];2400));[$Input.G182]-[$Input.G181]-[$Input.H18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3]=&quot;&quot;;IF(OR([.Q185]=&quot;&quot;;[.Q185]=2400);&quot;&quot;;IF(Loop=&quot;false&quot;;[$Input.G183]-[$Input.G182]-[$Input.H182];2400));[$Input.G183]-[$Input.G182]-[$Input.H18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4]=&quot;&quot;;IF(OR([.Q186]=&quot;&quot;;[.Q186]=2400);&quot;&quot;;IF(Loop=&quot;false&quot;;[$Input.G184]-[$Input.G183]-[$Input.H183];2400));[$Input.G184]-[$Input.G183]-[$Input.H18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5]=&quot;&quot;;IF(OR([.Q187]=&quot;&quot;;[.Q187]=2400);&quot;&quot;;IF(Loop=&quot;false&quot;;[$Input.G185]-[$Input.G184]-[$Input.H184];2400));[$Input.G185]-[$Input.G184]-[$Input.H18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6]=&quot;&quot;;IF(OR([.Q188]=&quot;&quot;;[.Q188]=2400);&quot;&quot;;IF(Loop=&quot;false&quot;;[$Input.G186]-[$Input.G185]-[$Input.H185];2400));[$Input.G186]-[$Input.G185]-[$Input.H18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7]=&quot;&quot;;IF(OR([.Q189]=&quot;&quot;;[.Q189]=2400);&quot;&quot;;IF(Loop=&quot;false&quot;;[$Input.G187]-[$Input.G186]-[$Input.H186];2400));[$Input.G187]-[$Input.G186]-[$Input.H18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8]=&quot;&quot;;IF(OR([.Q190]=&quot;&quot;;[.Q190]=2400);&quot;&quot;;IF(Loop=&quot;false&quot;;[$Input.G188]-[$Input.G187]-[$Input.H187];2400));[$Input.G188]-[$Input.G187]-[$Input.H18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9]=&quot;&quot;;IF(OR([.Q191]=&quot;&quot;;[.Q191]=2400);&quot;&quot;;IF(Loop=&quot;false&quot;;[$Input.G189]-[$Input.G188]-[$Input.H188];2400));[$Input.G189]-[$Input.G188]-[$Input.H18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0]=&quot;&quot;;IF(OR([.Q192]=&quot;&quot;;[.Q192]=2400);&quot;&quot;;IF(Loop=&quot;false&quot;;[$Input.G190]-[$Input.G189]-[$Input.H189];2400));[$Input.G190]-[$Input.G189]-[$Input.H18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1]=&quot;&quot;;IF(OR([.Q193]=&quot;&quot;;[.Q193]=2400);&quot;&quot;;IF(Loop=&quot;false&quot;;[$Input.G191]-[$Input.G190]-[$Input.H190];2400));[$Input.G191]-[$Input.G190]-[$Input.H19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2]=&quot;&quot;;IF(OR([.Q194]=&quot;&quot;;[.Q194]=2400);&quot;&quot;;IF(Loop=&quot;false&quot;;[$Input.G192]-[$Input.G191]-[$Input.H191];2400));[$Input.G192]-[$Input.G191]-[$Input.H19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3]=&quot;&quot;;IF(OR([.Q195]=&quot;&quot;;[.Q195]=2400);&quot;&quot;;IF(Loop=&quot;false&quot;;[$Input.G193]-[$Input.G192]-[$Input.H192];2400));[$Input.G193]-[$Input.G192]-[$Input.H19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4]=&quot;&quot;;IF(OR([.Q196]=&quot;&quot;;[.Q196]=2400);&quot;&quot;;IF(Loop=&quot;false&quot;;[$Input.G194]-[$Input.G193]-[$Input.H193];2400));[$Input.G194]-[$Input.G193]-[$Input.H19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5]=&quot;&quot;;IF(OR([.Q197]=&quot;&quot;;[.Q197]=2400);&quot;&quot;;IF(Loop=&quot;false&quot;;[$Input.G195]-[$Input.G194]-[$Input.H194];2400));[$Input.G195]-[$Input.G194]-[$Input.H19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6]=&quot;&quot;;IF(OR([.Q198]=&quot;&quot;;[.Q198]=2400);&quot;&quot;;IF(Loop=&quot;false&quot;;[$Input.G196]-[$Input.G195]-[$Input.H195];2400));[$Input.G196]-[$Input.G195]-[$Input.H19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7]=&quot;&quot;;IF(OR([.Q199]=&quot;&quot;;[.Q199]=2400);&quot;&quot;;IF(Loop=&quot;false&quot;;[$Input.G197]-[$Input.G196]-[$Input.H196];2400));[$Input.G197]-[$Input.G196]-[$Input.H19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8]=&quot;&quot;;IF(OR([.Q200]=&quot;&quot;;[.Q200]=2400);&quot;&quot;;IF(Loop=&quot;false&quot;;[$Input.G198]-[$Input.G197]-[$Input.H197];2400));[$Input.G198]-[$Input.G197]-[$Input.H19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9]=&quot;&quot;;IF(OR([.Q201]=&quot;&quot;;[.Q201]=2400);&quot;&quot;;IF(Loop=&quot;false&quot;;[$Input.G199]-[$Input.G198]-[$Input.H198];2400));[$Input.G199]-[$Input.G198]-[$Input.H19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0]=&quot;&quot;;IF(OR([.Q202]=&quot;&quot;;[.Q202]=2400);&quot;&quot;;IF(Loop=&quot;false&quot;;[$Input.G200]-[$Input.G199]-[$Input.H199];2400));[$Input.G200]-[$Input.G199]-[$Input.H19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1]=&quot;&quot;;IF(OR([.Q203]=&quot;&quot;;[.Q203]=2400);&quot;&quot;;IF(Loop=&quot;false&quot;;[$Input.G201]-[$Input.G200]-[$Input.H200];2400));[$Input.G201]-[$Input.G200]-[$Input.H20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2]=&quot;&quot;;IF(OR([.Q204]=&quot;&quot;;[.Q204]=2400);&quot;&quot;;IF(Loop=&quot;false&quot;;[$Input.G202]-[$Input.G201]-[$Input.H201];2400));[$Input.G202]-[$Input.G201]-[$Input.H20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3]=&quot;&quot;;IF(OR([.Q205]=&quot;&quot;;[.Q205]=2400);&quot;&quot;;IF(Loop=&quot;false&quot;;[$Input.G203]-[$Input.G202]-[$Input.H202];2400));[$Input.G203]-[$Input.G202]-[$Input.H20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4]=&quot;&quot;;IF(OR([.Q206]=&quot;&quot;;[.Q206]=2400);&quot;&quot;;IF(Loop=&quot;false&quot;;[$Input.G204]-[$Input.G203]-[$Input.H203];2400));[$Input.G204]-[$Input.G203]-[$Input.H20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5]=&quot;&quot;;IF(OR([.Q207]=&quot;&quot;;[.Q207]=2400);&quot;&quot;;IF(Loop=&quot;false&quot;;[$Input.G205]-[$Input.G204]-[$Input.H204];2400));[$Input.G205]-[$Input.G204]-[$Input.H20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6]=&quot;&quot;;IF(OR([.Q208]=&quot;&quot;;[.Q208]=2400);&quot;&quot;;IF(Loop=&quot;false&quot;;[$Input.G206]-[$Input.G205]-[$Input.H205];2400));[$Input.G206]-[$Input.G205]-[$Input.H20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7]=&quot;&quot;;IF(OR([.Q209]=&quot;&quot;;[.Q209]=2400);&quot;&quot;;IF(Loop=&quot;false&quot;;[$Input.G207]-[$Input.G206]-[$Input.H206];2400));[$Input.G207]-[$Input.G206]-[$Input.H20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8]=&quot;&quot;;IF(OR([.Q210]=&quot;&quot;;[.Q210]=2400);&quot;&quot;;IF(Loop=&quot;false&quot;;[$Input.G208]-[$Input.G207]-[$Input.H207];2400));[$Input.G208]-[$Input.G207]-[$Input.H20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9]=&quot;&quot;;IF(OR([.Q211]=&quot;&quot;;[.Q211]=2400);&quot;&quot;;IF(Loop=&quot;false&quot;;[$Input.G209]-[$Input.G208]-[$Input.H208];2400));[$Input.G209]-[$Input.G208]-[$Input.H20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0]=&quot;&quot;;IF(OR([.Q212]=&quot;&quot;;[.Q212]=2400);&quot;&quot;;IF(Loop=&quot;false&quot;;[$Input.G210]-[$Input.G209]-[$Input.H209];2400));[$Input.G210]-[$Input.G209]-[$Input.H20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1]=&quot;&quot;;IF(OR([.Q213]=&quot;&quot;;[.Q213]=2400);&quot;&quot;;IF(Loop=&quot;false&quot;;[$Input.G211]-[$Input.G210]-[$Input.H210];2400));[$Input.G211]-[$Input.G210]-[$Input.H21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2]=&quot;&quot;;IF(OR([.Q214]=&quot;&quot;;[.Q214]=2400);&quot;&quot;;IF(Loop=&quot;false&quot;;[$Input.G212]-[$Input.G211]-[$Input.H211];2400));[$Input.G212]-[$Input.G211]-[$Input.H21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3]=&quot;&quot;;IF(OR([.Q215]=&quot;&quot;;[.Q215]=2400);&quot;&quot;;IF(Loop=&quot;false&quot;;[$Input.G213]-[$Input.G212]-[$Input.H212];2400));[$Input.G213]-[$Input.G212]-[$Input.H21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4]=&quot;&quot;;IF(OR([.Q216]=&quot;&quot;;[.Q216]=2400);&quot;&quot;;IF(Loop=&quot;false&quot;;[$Input.G214]-[$Input.G213]-[$Input.H213];2400));[$Input.G214]-[$Input.G213]-[$Input.H21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5]=&quot;&quot;;IF(OR([.Q217]=&quot;&quot;;[.Q217]=2400);&quot;&quot;;IF(Loop=&quot;false&quot;;[$Input.G215]-[$Input.G214]-[$Input.H214];2400));[$Input.G215]-[$Input.G214]-[$Input.H21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6]=&quot;&quot;;IF(OR([.Q218]=&quot;&quot;;[.Q218]=2400);&quot;&quot;;IF(Loop=&quot;false&quot;;[$Input.G216]-[$Input.G215]-[$Input.H215];2400));[$Input.G216]-[$Input.G215]-[$Input.H21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7]=&quot;&quot;;IF(OR([.Q219]=&quot;&quot;;[.Q219]=2400);&quot;&quot;;IF(Loop=&quot;false&quot;;[$Input.G217]-[$Input.G216]-[$Input.H216];2400));[$Input.G217]-[$Input.G216]-[$Input.H21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8]=&quot;&quot;;IF(OR([.Q220]=&quot;&quot;;[.Q220]=2400);&quot;&quot;;IF(Loop=&quot;false&quot;;[$Input.G218]-[$Input.G217]-[$Input.H217];2400));[$Input.G218]-[$Input.G217]-[$Input.H21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9]=&quot;&quot;;IF(OR([.Q221]=&quot;&quot;;[.Q221]=2400);&quot;&quot;;IF(Loop=&quot;false&quot;;[$Input.G219]-[$Input.G218]-[$Input.H218];2400));[$Input.G219]-[$Input.G218]-[$Input.H21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0]=&quot;&quot;;IF(OR([.Q222]=&quot;&quot;;[.Q222]=2400);&quot;&quot;;IF(Loop=&quot;false&quot;;[$Input.G220]-[$Input.G219]-[$Input.H219];2400));[$Input.G220]-[$Input.G219]-[$Input.H21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1]=&quot;&quot;;IF(OR([.Q223]=&quot;&quot;;[.Q223]=2400);&quot;&quot;;IF(Loop=&quot;false&quot;;[$Input.G221]-[$Input.G220]-[$Input.H220];2400));[$Input.G221]-[$Input.G220]-[$Input.H22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2]=&quot;&quot;;IF(OR([.Q224]=&quot;&quot;;[.Q224]=2400);&quot;&quot;;IF(Loop=&quot;false&quot;;[$Input.G222]-[$Input.G221]-[$Input.H221];2400));[$Input.G222]-[$Input.G221]-[$Input.H22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3]=&quot;&quot;;IF(OR([.Q225]=&quot;&quot;;[.Q225]=2400);&quot;&quot;;IF(Loop=&quot;false&quot;;[$Input.G223]-[$Input.G222]-[$Input.H222];2400));[$Input.G223]-[$Input.G222]-[$Input.H22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4]=&quot;&quot;;IF(OR([.Q226]=&quot;&quot;;[.Q226]=2400);&quot;&quot;;IF(Loop=&quot;false&quot;;[$Input.G224]-[$Input.G223]-[$Input.H223];2400));[$Input.G224]-[$Input.G223]-[$Input.H22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5]=&quot;&quot;;IF(OR([.Q227]=&quot;&quot;;[.Q227]=2400);&quot;&quot;;IF(Loop=&quot;false&quot;;[$Input.G225]-[$Input.G224]-[$Input.H224];2400));[$Input.G225]-[$Input.G224]-[$Input.H22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6]=&quot;&quot;;IF(OR([.Q228]=&quot;&quot;;[.Q228]=2400);&quot;&quot;;IF(Loop=&quot;false&quot;;[$Input.G226]-[$Input.G225]-[$Input.H225];2400));[$Input.G226]-[$Input.G225]-[$Input.H22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7]=&quot;&quot;;IF(OR([.Q229]=&quot;&quot;;[.Q229]=2400);&quot;&quot;;IF(Loop=&quot;false&quot;;[$Input.G227]-[$Input.G226]-[$Input.H226];2400));[$Input.G227]-[$Input.G226]-[$Input.H22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8]=&quot;&quot;;IF(OR([.Q230]=&quot;&quot;;[.Q230]=2400);&quot;&quot;;IF(Loop=&quot;false&quot;;[$Input.G228]-[$Input.G227]-[$Input.H227];2400));[$Input.G228]-[$Input.G227]-[$Input.H22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9]=&quot;&quot;;IF(OR([.Q231]=&quot;&quot;;[.Q231]=2400);&quot;&quot;;IF(Loop=&quot;false&quot;;[$Input.G229]-[$Input.G228]-[$Input.H228];2400));[$Input.G229]-[$Input.G228]-[$Input.H22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0]=&quot;&quot;;IF(OR([.Q232]=&quot;&quot;;[.Q232]=2400);&quot;&quot;;IF(Loop=&quot;false&quot;;[$Input.G230]-[$Input.G229]-[$Input.H229];2400));[$Input.G230]-[$Input.G229]-[$Input.H22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1]=&quot;&quot;;IF(OR([.Q233]=&quot;&quot;;[.Q233]=2400);&quot;&quot;;IF(Loop=&quot;false&quot;;[$Input.G231]-[$Input.G230]-[$Input.H230];2400));[$Input.G231]-[$Input.G230]-[$Input.H23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2]=&quot;&quot;;IF(OR([.Q234]=&quot;&quot;;[.Q234]=2400);&quot;&quot;;IF(Loop=&quot;false&quot;;[$Input.G232]-[$Input.G231]-[$Input.H231];2400));[$Input.G232]-[$Input.G231]-[$Input.H23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3]=&quot;&quot;;IF(OR([.Q235]=&quot;&quot;;[.Q235]=2400);&quot;&quot;;IF(Loop=&quot;false&quot;;[$Input.G233]-[$Input.G232]-[$Input.H232];2400));[$Input.G233]-[$Input.G232]-[$Input.H23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4]=&quot;&quot;;IF(OR([.Q236]=&quot;&quot;;[.Q236]=2400);&quot;&quot;;IF(Loop=&quot;false&quot;;[$Input.G234]-[$Input.G233]-[$Input.H233];2400));[$Input.G234]-[$Input.G233]-[$Input.H23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5]=&quot;&quot;;IF(OR([.Q237]=&quot;&quot;;[.Q237]=2400);&quot;&quot;;IF(Loop=&quot;false&quot;;[$Input.G235]-[$Input.G234]-[$Input.H234];2400));[$Input.G235]-[$Input.G234]-[$Input.H23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6]=&quot;&quot;;IF(OR([.Q238]=&quot;&quot;;[.Q238]=2400);&quot;&quot;;IF(Loop=&quot;false&quot;;[$Input.G236]-[$Input.G235]-[$Input.H235];2400));[$Input.G236]-[$Input.G235]-[$Input.H23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7]=&quot;&quot;;IF(OR([.Q239]=&quot;&quot;;[.Q239]=2400);&quot;&quot;;IF(Loop=&quot;false&quot;;[$Input.G237]-[$Input.G236]-[$Input.H236];2400));[$Input.G237]-[$Input.G236]-[$Input.H23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8]=&quot;&quot;;IF(OR([.Q240]=&quot;&quot;;[.Q240]=2400);&quot;&quot;;IF(Loop=&quot;false&quot;;[$Input.G238]-[$Input.G237]-[$Input.H237];2400));[$Input.G238]-[$Input.G237]-[$Input.H23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9]=&quot;&quot;;IF(OR([.Q241]=&quot;&quot;;[.Q241]=2400);&quot;&quot;;IF(Loop=&quot;false&quot;;[$Input.G239]-[$Input.G238]-[$Input.H238];2400));[$Input.G239]-[$Input.G238]-[$Input.H23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0]=&quot;&quot;;IF(OR([.Q242]=&quot;&quot;;[.Q242]=2400);&quot;&quot;;IF(Loop=&quot;false&quot;;[$Input.G240]-[$Input.G239]-[$Input.H239];2400));[$Input.G240]-[$Input.G239]-[$Input.H23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1]=&quot;&quot;;IF(OR([.Q243]=&quot;&quot;;[.Q243]=2400);&quot;&quot;;IF(Loop=&quot;false&quot;;[$Input.G241]-[$Input.G240]-[$Input.H240];2400));[$Input.G241]-[$Input.G240]-[$Input.H24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2]=&quot;&quot;;IF(OR([.Q244]=&quot;&quot;;[.Q244]=2400);&quot;&quot;;IF(Loop=&quot;false&quot;;[$Input.G242]-[$Input.G241]-[$Input.H241];2400));[$Input.G242]-[$Input.G241]-[$Input.H24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3]=&quot;&quot;;IF(OR([.Q245]=&quot;&quot;;[.Q245]=2400);&quot;&quot;;IF(Loop=&quot;false&quot;;[$Input.G243]-[$Input.G242]-[$Input.H242];2400));[$Input.G243]-[$Input.G242]-[$Input.H24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4]=&quot;&quot;;IF(OR([.Q246]=&quot;&quot;;[.Q246]=2400);&quot;&quot;;IF(Loop=&quot;false&quot;;[$Input.G244]-[$Input.G243]-[$Input.H243];2400));[$Input.G244]-[$Input.G243]-[$Input.H24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5]=&quot;&quot;;IF(OR([.Q247]=&quot;&quot;;[.Q247]=2400);&quot;&quot;;IF(Loop=&quot;false&quot;;[$Input.G245]-[$Input.G244]-[$Input.H244];2400));[$Input.G245]-[$Input.G244]-[$Input.H24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6]=&quot;&quot;;IF(OR([.Q248]=&quot;&quot;;[.Q248]=2400);&quot;&quot;;IF(Loop=&quot;false&quot;;[$Input.G246]-[$Input.G245]-[$Input.H245];2400));[$Input.G246]-[$Input.G245]-[$Input.H24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7]=&quot;&quot;;IF(OR([.Q249]=&quot;&quot;;[.Q249]=2400);&quot;&quot;;IF(Loop=&quot;false&quot;;[$Input.G247]-[$Input.G246]-[$Input.H246];2400));[$Input.G247]-[$Input.G246]-[$Input.H24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8]=&quot;&quot;;IF(OR([.Q250]=&quot;&quot;;[.Q250]=2400);&quot;&quot;;IF(Loop=&quot;false&quot;;[$Input.G248]-[$Input.G247]-[$Input.H247];2400));[$Input.G248]-[$Input.G247]-[$Input.H24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9]=&quot;&quot;;IF(OR([.Q251]=&quot;&quot;;[.Q251]=2400);&quot;&quot;;IF(Loop=&quot;false&quot;;[$Input.G249]-[$Input.G248]-[$Input.H248];2400));[$Input.G249]-[$Input.G248]-[$Input.H24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0]=&quot;&quot;;IF(OR([.Q252]=&quot;&quot;;[.Q252]=2400);&quot;&quot;;IF(Loop=&quot;false&quot;;[$Input.G250]-[$Input.G249]-[$Input.H249];2400));[$Input.G250]-[$Input.G249]-[$Input.H24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1]=&quot;&quot;;IF(OR([.Q253]=&quot;&quot;;[.Q253]=2400);&quot;&quot;;IF(Loop=&quot;false&quot;;[$Input.G251]-[$Input.G250]-[$Input.H250];2400));[$Input.G251]-[$Input.G250]-[$Input.H25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2]=&quot;&quot;;IF(OR([.Q254]=&quot;&quot;;[.Q254]=2400);&quot;&quot;;IF(Loop=&quot;false&quot;;[$Input.G252]-[$Input.G251]-[$Input.H251];2400));[$Input.G252]-[$Input.G251]-[$Input.H25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3]=&quot;&quot;;IF(OR([.Q255]=&quot;&quot;;[.Q255]=2400);&quot;&quot;;IF(Loop=&quot;false&quot;;[$Input.G253]-[$Input.G252]-[$Input.H252];2400));[$Input.G253]-[$Input.G252]-[$Input.H25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4]=&quot;&quot;;IF(OR([.Q256]=&quot;&quot;;[.Q256]=2400);&quot;&quot;;IF(Loop=&quot;false&quot;;[$Input.G254]-[$Input.G253]-[$Input.H253];2400));[$Input.G254]-[$Input.G253]-[$Input.H25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5]=&quot;&quot;;IF(OR([.Q257]=&quot;&quot;;[.Q257]=2400);&quot;&quot;;IF(Loop=&quot;false&quot;;[$Input.G255]-[$Input.G254]-[$Input.H254];2400));[$Input.G255]-[$Input.G254]-[$Input.H25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6]=&quot;&quot;;IF(OR([.Q258]=&quot;&quot;;[.Q258]=2400);&quot;&quot;;IF(Loop=&quot;false&quot;;[$Input.G256]-[$Input.G255]-[$Input.H255];2400));[$Input.G256]-[$Input.G255]-[$Input.H25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7]=&quot;&quot;;IF(OR([.Q259]=&quot;&quot;;[.Q259]=2400);&quot;&quot;;IF(Loop=&quot;false&quot;;[$Input.G257]-[$Input.G256]-[$Input.H256];2400));[$Input.G257]-[$Input.G256]-[$Input.H25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8]=&quot;&quot;;IF(OR([.Q260]=&quot;&quot;;[.Q260]=2400);&quot;&quot;;IF(Loop=&quot;false&quot;;[$Input.G258]-[$Input.G257]-[$Input.H257];2400));[$Input.G258]-[$Input.G257]-[$Input.H25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9]=&quot;&quot;;IF(OR([.Q261]=&quot;&quot;;[.Q261]=2400);&quot;&quot;;IF(Loop=&quot;false&quot;;[$Input.G259]-[$Input.G258]-[$Input.H258];2400));[$Input.G259]-[$Input.G258]-[$Input.H25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0]=&quot;&quot;;IF(OR([.Q262]=&quot;&quot;;[.Q262]=2400);&quot;&quot;;IF(Loop=&quot;false&quot;;[$Input.G260]-[$Input.G259]-[$Input.H259];2400));[$Input.G260]-[$Input.G259]-[$Input.H25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1]=&quot;&quot;;IF(OR([.Q263]=&quot;&quot;;[.Q263]=2400);&quot;&quot;;IF(Loop=&quot;false&quot;;[$Input.G261]-[$Input.G260]-[$Input.H260];2400));[$Input.G261]-[$Input.G260]-[$Input.H26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2]=&quot;&quot;;IF(OR([.Q264]=&quot;&quot;;[.Q264]=2400);&quot;&quot;;IF(Loop=&quot;false&quot;;[$Input.G262]-[$Input.G261]-[$Input.H261];2400));[$Input.G262]-[$Input.G261]-[$Input.H26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3]=&quot;&quot;;IF(OR([.Q265]=&quot;&quot;;[.Q265]=2400);&quot;&quot;;IF(Loop=&quot;false&quot;;[$Input.G263]-[$Input.G262]-[$Input.H262];2400));[$Input.G263]-[$Input.G262]-[$Input.H26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4]=&quot;&quot;;IF(OR([.Q266]=&quot;&quot;;[.Q266]=2400);&quot;&quot;;IF(Loop=&quot;false&quot;;[$Input.G264]-[$Input.G263]-[$Input.H263];2400));[$Input.G264]-[$Input.G263]-[$Input.H26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5]=&quot;&quot;;IF(OR([.Q267]=&quot;&quot;;[.Q267]=2400);&quot;&quot;;IF(Loop=&quot;false&quot;;[$Input.G265]-[$Input.G264]-[$Input.H264];2400));[$Input.G265]-[$Input.G264]-[$Input.H26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6]=&quot;&quot;;IF(OR([.Q268]=&quot;&quot;;[.Q268]=2400);&quot;&quot;;IF(Loop=&quot;false&quot;;[$Input.G266]-[$Input.G265]-[$Input.H265];2400));[$Input.G266]-[$Input.G265]-[$Input.H26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7]=&quot;&quot;;IF(OR([.Q269]=&quot;&quot;;[.Q269]=2400);&quot;&quot;;IF(Loop=&quot;false&quot;;[$Input.G267]-[$Input.G266]-[$Input.H266];2400));[$Input.G267]-[$Input.G266]-[$Input.H26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8]=&quot;&quot;;IF(OR([.Q270]=&quot;&quot;;[.Q270]=2400);&quot;&quot;;IF(Loop=&quot;false&quot;;[$Input.G268]-[$Input.G267]-[$Input.H267];2400));[$Input.G268]-[$Input.G267]-[$Input.H26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9]=&quot;&quot;;IF(OR([.Q271]=&quot;&quot;;[.Q271]=2400);&quot;&quot;;IF(Loop=&quot;false&quot;;[$Input.G269]-[$Input.G268]-[$Input.H268];2400));[$Input.G269]-[$Input.G268]-[$Input.H26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0]=&quot;&quot;;IF(OR([.Q272]=&quot;&quot;;[.Q272]=2400);&quot;&quot;;IF(Loop=&quot;false&quot;;[$Input.G270]-[$Input.G269]-[$Input.H269];2400));[$Input.G270]-[$Input.G269]-[$Input.H26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1]=&quot;&quot;;IF(OR([.Q273]=&quot;&quot;;[.Q273]=2400);&quot;&quot;;IF(Loop=&quot;false&quot;;[$Input.G271]-[$Input.G270]-[$Input.H270];2400));[$Input.G271]-[$Input.G270]-[$Input.H27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2]=&quot;&quot;;IF(OR([.Q274]=&quot;&quot;;[.Q274]=2400);&quot;&quot;;IF(Loop=&quot;false&quot;;[$Input.G272]-[$Input.G271]-[$Input.H271];2400));[$Input.G272]-[$Input.G271]-[$Input.H27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3]=&quot;&quot;;IF(OR([.Q275]=&quot;&quot;;[.Q275]=2400);&quot;&quot;;IF(Loop=&quot;false&quot;;[$Input.G273]-[$Input.G272]-[$Input.H272];2400));[$Input.G273]-[$Input.G272]-[$Input.H27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4]=&quot;&quot;;IF(OR([.Q276]=&quot;&quot;;[.Q276]=2400);&quot;&quot;;IF(Loop=&quot;false&quot;;[$Input.G274]-[$Input.G273]-[$Input.H273];2400));[$Input.G274]-[$Input.G273]-[$Input.H27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5]=&quot;&quot;;IF(OR([.Q277]=&quot;&quot;;[.Q277]=2400);&quot;&quot;;IF(Loop=&quot;false&quot;;[$Input.G275]-[$Input.G274]-[$Input.H274];2400));[$Input.G275]-[$Input.G274]-[$Input.H27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6]=&quot;&quot;;IF(OR([.Q278]=&quot;&quot;;[.Q278]=2400);&quot;&quot;;IF(Loop=&quot;false&quot;;[$Input.G276]-[$Input.G275]-[$Input.H275];2400));[$Input.G276]-[$Input.G275]-[$Input.H27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7]=&quot;&quot;;IF(OR([.Q279]=&quot;&quot;;[.Q279]=2400);&quot;&quot;;IF(Loop=&quot;false&quot;;[$Input.G277]-[$Input.G276]-[$Input.H276];2400));[$Input.G277]-[$Input.G276]-[$Input.H27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8]=&quot;&quot;;IF(OR([.Q280]=&quot;&quot;;[.Q280]=2400);&quot;&quot;;IF(Loop=&quot;false&quot;;[$Input.G278]-[$Input.G277]-[$Input.H277];2400));[$Input.G278]-[$Input.G277]-[$Input.H27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9]=&quot;&quot;;IF(OR([.Q281]=&quot;&quot;;[.Q281]=2400);&quot;&quot;;IF(Loop=&quot;false&quot;;[$Input.G279]-[$Input.G278]-[$Input.H278];2400));[$Input.G279]-[$Input.G278]-[$Input.H27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0]=&quot;&quot;;IF(OR([.Q282]=&quot;&quot;;[.Q282]=2400);&quot;&quot;;IF(Loop=&quot;false&quot;;[$Input.G280]-[$Input.G279]-[$Input.H279];2400));[$Input.G280]-[$Input.G279]-[$Input.H27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1]=&quot;&quot;;IF(OR([.Q283]=&quot;&quot;;[.Q283]=2400);&quot;&quot;;IF(Loop=&quot;false&quot;;[$Input.G281]-[$Input.G280]-[$Input.H280];2400));[$Input.G281]-[$Input.G280]-[$Input.H28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2]=&quot;&quot;;IF(OR([.Q284]=&quot;&quot;;[.Q284]=2400);&quot;&quot;;IF(Loop=&quot;false&quot;;[$Input.G282]-[$Input.G281]-[$Input.H281];2400));[$Input.G282]-[$Input.G281]-[$Input.H28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3]=&quot;&quot;;IF(OR([.Q285]=&quot;&quot;;[.Q285]=2400);&quot;&quot;;IF(Loop=&quot;false&quot;;[$Input.G283]-[$Input.G282]-[$Input.H282];2400));[$Input.G283]-[$Input.G282]-[$Input.H28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4]=&quot;&quot;;IF(OR([.Q286]=&quot;&quot;;[.Q286]=2400);&quot;&quot;;IF(Loop=&quot;false&quot;;[$Input.G284]-[$Input.G283]-[$Input.H283];2400));[$Input.G284]-[$Input.G283]-[$Input.H28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5]=&quot;&quot;;IF(OR([.Q287]=&quot;&quot;;[.Q287]=2400);&quot;&quot;;IF(Loop=&quot;false&quot;;[$Input.G285]-[$Input.G284]-[$Input.H284];2400));[$Input.G285]-[$Input.G284]-[$Input.H28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6]=&quot;&quot;;IF(OR([.Q288]=&quot;&quot;;[.Q288]=2400);&quot;&quot;;IF(Loop=&quot;false&quot;;[$Input.G286]-[$Input.G285]-[$Input.H285];2400));[$Input.G286]-[$Input.G285]-[$Input.H28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7]=&quot;&quot;;IF(OR([.Q289]=&quot;&quot;;[.Q289]=2400);&quot;&quot;;IF(Loop=&quot;false&quot;;[$Input.G287]-[$Input.G286]-[$Input.H286];2400));[$Input.G287]-[$Input.G286]-[$Input.H28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8]=&quot;&quot;;IF(OR([.Q290]=&quot;&quot;;[.Q290]=2400);&quot;&quot;;IF(Loop=&quot;false&quot;;[$Input.G288]-[$Input.G287]-[$Input.H287];2400));[$Input.G288]-[$Input.G287]-[$Input.H28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9]=&quot;&quot;;IF(OR([.Q291]=&quot;&quot;;[.Q291]=2400);&quot;&quot;;IF(Loop=&quot;false&quot;;[$Input.G289]-[$Input.G288]-[$Input.H288];2400));[$Input.G289]-[$Input.G288]-[$Input.H28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0]=&quot;&quot;;IF(OR([.Q292]=&quot;&quot;;[.Q292]=2400);&quot;&quot;;IF(Loop=&quot;false&quot;;[$Input.G290]-[$Input.G289]-[$Input.H289];2400));[$Input.G290]-[$Input.G289]-[$Input.H28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1]=&quot;&quot;;IF(OR([.Q293]=&quot;&quot;;[.Q293]=2400);&quot;&quot;;IF(Loop=&quot;false&quot;;[$Input.G291]-[$Input.G290]-[$Input.H290];2400));[$Input.G291]-[$Input.G290]-[$Input.H29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2]=&quot;&quot;;IF(OR([.Q294]=&quot;&quot;;[.Q294]=2400);&quot;&quot;;IF(Loop=&quot;false&quot;;[$Input.G292]-[$Input.G291]-[$Input.H291];2400));[$Input.G292]-[$Input.G291]-[$Input.H29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3]=&quot;&quot;;IF(OR([.Q295]=&quot;&quot;;[.Q295]=2400);&quot;&quot;;IF(Loop=&quot;false&quot;;[$Input.G293]-[$Input.G292]-[$Input.H292];2400));[$Input.G293]-[$Input.G292]-[$Input.H29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4]=&quot;&quot;;IF(OR([.Q296]=&quot;&quot;;[.Q296]=2400);&quot;&quot;;IF(Loop=&quot;false&quot;;[$Input.G294]-[$Input.G293]-[$Input.H293];2400));[$Input.G294]-[$Input.G293]-[$Input.H29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5]=&quot;&quot;;IF(OR([.Q297]=&quot;&quot;;[.Q297]=2400);&quot;&quot;;IF(Loop=&quot;false&quot;;[$Input.G295]-[$Input.G294]-[$Input.H294];2400));[$Input.G295]-[$Input.G294]-[$Input.H29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6]=&quot;&quot;;IF(OR([.Q298]=&quot;&quot;;[.Q298]=2400);&quot;&quot;;IF(Loop=&quot;false&quot;;[$Input.G296]-[$Input.G295]-[$Input.H295];2400));[$Input.G296]-[$Input.G295]-[$Input.H29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7]=&quot;&quot;;IF(OR([.Q299]=&quot;&quot;;[.Q299]=2400);&quot;&quot;;IF(Loop=&quot;false&quot;;[$Input.G297]-[$Input.G296]-[$Input.H296];2400));[$Input.G297]-[$Input.G296]-[$Input.H29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8]=&quot;&quot;;IF(OR([.Q300]=&quot;&quot;;[.Q300]=2400);&quot;&quot;;IF(Loop=&quot;false&quot;;[$Input.G298]-[$Input.G297]-[$Input.H297];2400));[$Input.G298]-[$Input.G297]-[$Input.H29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9]=&quot;&quot;;IF(OR([.Q301]=&quot;&quot;;[.Q301]=2400);&quot;&quot;;IF(Loop=&quot;false&quot;;[$Input.G299]-[$Input.G298]-[$Input.H298];2400));[$Input.G299]-[$Input.G298]-[$Input.H29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0]=&quot;&quot;;IF(OR([.Q302]=&quot;&quot;;[.Q302]=2400);&quot;&quot;;IF(Loop=&quot;false&quot;;[$Input.G300]-[$Input.G299]-[$Input.H299];2400));[$Input.G300]-[$Input.G299]-[$Input.H29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1]=&quot;&quot;;IF(OR([.Q303]=&quot;&quot;;[.Q303]=2400);&quot;&quot;;IF(Loop=&quot;false&quot;;[$Input.G301]-[$Input.G300]-[$Input.H300];2400));[$Input.G301]-[$Input.G300]-[$Input.H30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2]=&quot;&quot;;IF(OR([.Q304]=&quot;&quot;;[.Q304]=2400);&quot;&quot;;IF(Loop=&quot;false&quot;;[$Input.G302]-[$Input.G301]-[$Input.H301];2400));[$Input.G302]-[$Input.G301]-[$Input.H30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3]=&quot;&quot;;IF(OR([.Q305]=&quot;&quot;;[.Q305]=2400);&quot;&quot;;IF(Loop=&quot;false&quot;;[$Input.G303]-[$Input.G302]-[$Input.H302];2400));[$Input.G303]-[$Input.G302]-[$Input.H30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4]=&quot;&quot;;IF(OR([.Q306]=&quot;&quot;;[.Q306]=2400);&quot;&quot;;IF(Loop=&quot;false&quot;;[$Input.G304]-[$Input.G303]-[$Input.H303];2400));[$Input.G304]-[$Input.G303]-[$Input.H30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5]=&quot;&quot;;IF(OR([.Q307]=&quot;&quot;;[.Q307]=2400);&quot;&quot;;IF(Loop=&quot;false&quot;;[$Input.G305]-[$Input.G304]-[$Input.H304];2400));[$Input.G305]-[$Input.G304]-[$Input.H30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6]=&quot;&quot;;IF(OR([.Q308]=&quot;&quot;;[.Q308]=2400);&quot;&quot;;IF(Loop=&quot;false&quot;;[$Input.G306]-[$Input.G305]-[$Input.H305];2400));[$Input.G306]-[$Input.G305]-[$Input.H30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7]=&quot;&quot;;IF(OR([.Q309]=&quot;&quot;;[.Q309]=2400);&quot;&quot;;IF(Loop=&quot;false&quot;;[$Input.G307]-[$Input.G306]-[$Input.H306];2400));[$Input.G307]-[$Input.G306]-[$Input.H30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8]=&quot;&quot;;IF(OR([.Q310]=&quot;&quot;;[.Q310]=2400);&quot;&quot;;IF(Loop=&quot;false&quot;;[$Input.G308]-[$Input.G307]-[$Input.H307];2400));[$Input.G308]-[$Input.G307]-[$Input.H30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9]=&quot;&quot;;IF(OR([.Q311]=&quot;&quot;;[.Q311]=2400);&quot;&quot;;IF(Loop=&quot;false&quot;;[$Input.G309]-[$Input.G308]-[$Input.H308];2400));[$Input.G309]-[$Input.G308]-[$Input.H30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0]=&quot;&quot;;IF(OR([.Q312]=&quot;&quot;;[.Q312]=2400);&quot;&quot;;IF(Loop=&quot;false&quot;;[$Input.G310]-[$Input.G309]-[$Input.H309];2400));[$Input.G310]-[$Input.G309]-[$Input.H30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1]=&quot;&quot;;IF(OR([.Q313]=&quot;&quot;;[.Q313]=2400);&quot;&quot;;IF(Loop=&quot;false&quot;;[$Input.G311]-[$Input.G310]-[$Input.H310];2400));[$Input.G311]-[$Input.G310]-[$Input.H31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2]=&quot;&quot;;IF(OR([.Q314]=&quot;&quot;;[.Q314]=2400);&quot;&quot;;IF(Loop=&quot;false&quot;;[$Input.G312]-[$Input.G311]-[$Input.H311];2400));[$Input.G312]-[$Input.G311]-[$Input.H31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3]=&quot;&quot;;IF(OR([.Q315]=&quot;&quot;;[.Q315]=2400);&quot;&quot;;IF(Loop=&quot;false&quot;;[$Input.G313]-[$Input.G312]-[$Input.H312];2400));[$Input.G313]-[$Input.G312]-[$Input.H31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4]=&quot;&quot;;IF(OR([.Q316]=&quot;&quot;;[.Q316]=2400);&quot;&quot;;IF(Loop=&quot;false&quot;;[$Input.G314]-[$Input.G313]-[$Input.H313];2400));[$Input.G314]-[$Input.G313]-[$Input.H31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5]=&quot;&quot;;IF(OR([.Q317]=&quot;&quot;;[.Q317]=2400);&quot;&quot;;IF(Loop=&quot;false&quot;;[$Input.G315]-[$Input.G314]-[$Input.H314];2400));[$Input.G315]-[$Input.G314]-[$Input.H31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6]=&quot;&quot;;IF(OR([.Q318]=&quot;&quot;;[.Q318]=2400);&quot;&quot;;IF(Loop=&quot;false&quot;;[$Input.G316]-[$Input.G315]-[$Input.H315];2400));[$Input.G316]-[$Input.G315]-[$Input.H31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7]=&quot;&quot;;IF(OR([.Q319]=&quot;&quot;;[.Q319]=2400);&quot;&quot;;IF(Loop=&quot;false&quot;;[$Input.G317]-[$Input.G316]-[$Input.H316];2400));[$Input.G317]-[$Input.G316]-[$Input.H31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8]=&quot;&quot;;IF(OR([.Q320]=&quot;&quot;;[.Q320]=2400);&quot;&quot;;IF(Loop=&quot;false&quot;;[$Input.G318]-[$Input.G317]-[$Input.H317];2400));[$Input.G318]-[$Input.G317]-[$Input.H31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9]=&quot;&quot;;IF(OR([.Q321]=&quot;&quot;;[.Q321]=2400);&quot;&quot;;IF(Loop=&quot;false&quot;;[$Input.G319]-[$Input.G318]-[$Input.H318];2400));[$Input.G319]-[$Input.G318]-[$Input.H31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0]=&quot;&quot;;IF(OR([.Q322]=&quot;&quot;;[.Q322]=2400);&quot;&quot;;IF(Loop=&quot;false&quot;;[$Input.G320]-[$Input.G319]-[$Input.H319];2400));[$Input.G320]-[$Input.G319]-[$Input.H31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1]=&quot;&quot;;IF(OR([.Q323]=&quot;&quot;;[.Q323]=2400);&quot;&quot;;IF(Loop=&quot;false&quot;;[$Input.G321]-[$Input.G320]-[$Input.H320];2400));[$Input.G321]-[$Input.G320]-[$Input.H32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2]=&quot;&quot;;IF(OR([.Q324]=&quot;&quot;;[.Q324]=2400);&quot;&quot;;IF(Loop=&quot;false&quot;;[$Input.G322]-[$Input.G321]-[$Input.H321];2400));[$Input.G322]-[$Input.G321]-[$Input.H32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3]=&quot;&quot;;IF(OR([.Q325]=&quot;&quot;;[.Q325]=2400);&quot;&quot;;IF(Loop=&quot;false&quot;;[$Input.G323]-[$Input.G322]-[$Input.H322];2400));[$Input.G323]-[$Input.G322]-[$Input.H32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4]=&quot;&quot;;IF(OR([.Q326]=&quot;&quot;;[.Q326]=2400);&quot;&quot;;IF(Loop=&quot;false&quot;;[$Input.G324]-[$Input.G323]-[$Input.H323];2400));[$Input.G324]-[$Input.G323]-[$Input.H32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5]=&quot;&quot;;IF(OR([.Q327]=&quot;&quot;;[.Q327]=2400);&quot;&quot;;IF(Loop=&quot;false&quot;;[$Input.G325]-[$Input.G324]-[$Input.H324];2400));[$Input.G325]-[$Input.G324]-[$Input.H32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6]=&quot;&quot;;IF(OR([.Q328]=&quot;&quot;;[.Q328]=2400);&quot;&quot;;IF(Loop=&quot;false&quot;;[$Input.G326]-[$Input.G325]-[$Input.H325];2400));[$Input.G326]-[$Input.G325]-[$Input.H32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7]=&quot;&quot;;IF(OR([.Q329]=&quot;&quot;;[.Q329]=2400);&quot;&quot;;IF(Loop=&quot;false&quot;;[$Input.G327]-[$Input.G326]-[$Input.H326];2400));[$Input.G327]-[$Input.G326]-[$Input.H32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8]=&quot;&quot;;IF(OR([.Q330]=&quot;&quot;;[.Q330]=2400);&quot;&quot;;IF(Loop=&quot;false&quot;;[$Input.G328]-[$Input.G327]-[$Input.H327];2400));[$Input.G328]-[$Input.G327]-[$Input.H32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9]=&quot;&quot;;IF(OR([.Q331]=&quot;&quot;;[.Q331]=2400);&quot;&quot;;IF(Loop=&quot;false&quot;;[$Input.G329]-[$Input.G328]-[$Input.H328];2400));[$Input.G329]-[$Input.G328]-[$Input.H32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0]=&quot;&quot;;IF(OR([.Q332]=&quot;&quot;;[.Q332]=2400);&quot;&quot;;IF(Loop=&quot;false&quot;;[$Input.G330]-[$Input.G329]-[$Input.H329];2400));[$Input.G330]-[$Input.G329]-[$Input.H32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1]=&quot;&quot;;IF(OR([.Q333]=&quot;&quot;;[.Q333]=2400);&quot;&quot;;IF(Loop=&quot;false&quot;;[$Input.G331]-[$Input.G330]-[$Input.H330];2400));[$Input.G331]-[$Input.G330]-[$Input.H33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2]=&quot;&quot;;IF(OR([.Q334]=&quot;&quot;;[.Q334]=2400);&quot;&quot;;IF(Loop=&quot;false&quot;;[$Input.G332]-[$Input.G331]-[$Input.H331];2400));[$Input.G332]-[$Input.G331]-[$Input.H33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3]=&quot;&quot;;IF(OR([.Q335]=&quot;&quot;;[.Q335]=2400);&quot;&quot;;IF(Loop=&quot;false&quot;;[$Input.G333]-[$Input.G332]-[$Input.H332];2400));[$Input.G333]-[$Input.G332]-[$Input.H33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4]=&quot;&quot;;IF(OR([.Q336]=&quot;&quot;;[.Q336]=2400);&quot;&quot;;IF(Loop=&quot;false&quot;;[$Input.G334]-[$Input.G333]-[$Input.H333];2400));[$Input.G334]-[$Input.G333]-[$Input.H33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5]=&quot;&quot;;IF(OR([.Q337]=&quot;&quot;;[.Q337]=2400);&quot;&quot;;IF(Loop=&quot;false&quot;;[$Input.G335]-[$Input.G334]-[$Input.H334];2400));[$Input.G335]-[$Input.G334]-[$Input.H33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6]=&quot;&quot;;IF(OR([.Q338]=&quot;&quot;;[.Q338]=2400);&quot;&quot;;IF(Loop=&quot;false&quot;;[$Input.G336]-[$Input.G335]-[$Input.H335];2400));[$Input.G336]-[$Input.G335]-[$Input.H33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7]=&quot;&quot;;IF(OR([.Q339]=&quot;&quot;;[.Q339]=2400);&quot;&quot;;IF(Loop=&quot;false&quot;;[$Input.G337]-[$Input.G336]-[$Input.H336];2400));[$Input.G337]-[$Input.G336]-[$Input.H33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8]=&quot;&quot;;IF(OR([.Q340]=&quot;&quot;;[.Q340]=2400);&quot;&quot;;IF(Loop=&quot;false&quot;;[$Input.G338]-[$Input.G337]-[$Input.H337];2400));[$Input.G338]-[$Input.G337]-[$Input.H33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9]=&quot;&quot;;IF(OR([.Q341]=&quot;&quot;;[.Q341]=2400);&quot;&quot;;IF(Loop=&quot;false&quot;;[$Input.G339]-[$Input.G338]-[$Input.H338];2400));[$Input.G339]-[$Input.G338]-[$Input.H33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0]=&quot;&quot;;IF(OR([.Q342]=&quot;&quot;;[.Q342]=2400);&quot;&quot;;IF(Loop=&quot;false&quot;;[$Input.G340]-[$Input.G339]-[$Input.H339];2400));[$Input.G340]-[$Input.G339]-[$Input.H33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1]=&quot;&quot;;IF(OR([.Q343]=&quot;&quot;;[.Q343]=2400);&quot;&quot;;IF(Loop=&quot;false&quot;;[$Input.G341]-[$Input.G340]-[$Input.H340];2400));[$Input.G341]-[$Input.G340]-[$Input.H34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2]=&quot;&quot;;IF(OR([.Q344]=&quot;&quot;;[.Q344]=2400);&quot;&quot;;IF(Loop=&quot;false&quot;;[$Input.G342]-[$Input.G341]-[$Input.H341];2400));[$Input.G342]-[$Input.G341]-[$Input.H34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3]=&quot;&quot;;IF(OR([.Q345]=&quot;&quot;;[.Q345]=2400);&quot;&quot;;IF(Loop=&quot;false&quot;;[$Input.G343]-[$Input.G342]-[$Input.H342];2400));[$Input.G343]-[$Input.G342]-[$Input.H34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4]=&quot;&quot;;IF(OR([.Q346]=&quot;&quot;;[.Q346]=2400);&quot;&quot;;IF(Loop=&quot;false&quot;;[$Input.G344]-[$Input.G343]-[$Input.H343];2400));[$Input.G344]-[$Input.G343]-[$Input.H34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5]=&quot;&quot;;IF(OR([.Q347]=&quot;&quot;;[.Q347]=2400);&quot;&quot;;IF(Loop=&quot;false&quot;;[$Input.G345]-[$Input.G344]-[$Input.H344];2400));[$Input.G345]-[$Input.G344]-[$Input.H34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6]=&quot;&quot;;IF(OR([.Q348]=&quot;&quot;;[.Q348]=2400);&quot;&quot;;IF(Loop=&quot;false&quot;;[$Input.G346]-[$Input.G345]-[$Input.H345];2400));[$Input.G346]-[$Input.G345]-[$Input.H34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7]=&quot;&quot;;IF(OR([.Q349]=&quot;&quot;;[.Q349]=2400);&quot;&quot;;IF(Loop=&quot;false&quot;;[$Input.G347]-[$Input.G346]-[$Input.H346];2400));[$Input.G347]-[$Input.G346]-[$Input.H34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8]=&quot;&quot;;IF(OR([.Q350]=&quot;&quot;;[.Q350]=2400);&quot;&quot;;IF(Loop=&quot;false&quot;;[$Input.G348]-[$Input.G347]-[$Input.H347];2400));[$Input.G348]-[$Input.G347]-[$Input.H34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9]=&quot;&quot;;IF(OR([.Q351]=&quot;&quot;;[.Q351]=2400);&quot;&quot;;IF(Loop=&quot;false&quot;;[$Input.G349]-[$Input.G348]-[$Input.H348];2400));[$Input.G349]-[$Input.G348]-[$Input.H34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0]=&quot;&quot;;IF(OR([.Q352]=&quot;&quot;;[.Q352]=2400);&quot;&quot;;IF(Loop=&quot;false&quot;;[$Input.G350]-[$Input.G349]-[$Input.H349];2400));[$Input.G350]-[$Input.G349]-[$Input.H34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1]=&quot;&quot;;IF(OR([.Q353]=&quot;&quot;;[.Q353]=2400);&quot;&quot;;IF(Loop=&quot;false&quot;;[$Input.G351]-[$Input.G350]-[$Input.H350];2400));[$Input.G351]-[$Input.G350]-[$Input.H35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2]=&quot;&quot;;IF(OR([.Q354]=&quot;&quot;;[.Q354]=2400);&quot;&quot;;IF(Loop=&quot;false&quot;;[$Input.G352]-[$Input.G351]-[$Input.H351];2400));[$Input.G352]-[$Input.G351]-[$Input.H35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3]=&quot;&quot;;IF(OR([.Q355]=&quot;&quot;;[.Q355]=2400);&quot;&quot;;IF(Loop=&quot;false&quot;;[$Input.G353]-[$Input.G352]-[$Input.H352];2400));[$Input.G353]-[$Input.G352]-[$Input.H35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4]=&quot;&quot;;IF(OR([.Q356]=&quot;&quot;;[.Q356]=2400);&quot;&quot;;IF(Loop=&quot;false&quot;;[$Input.G354]-[$Input.G353]-[$Input.H353];2400));[$Input.G354]-[$Input.G353]-[$Input.H35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5]=&quot;&quot;;IF(OR([.Q357]=&quot;&quot;;[.Q357]=2400);&quot;&quot;;IF(Loop=&quot;false&quot;;[$Input.G355]-[$Input.G354]-[$Input.H354];2400));[$Input.G355]-[$Input.G354]-[$Input.H35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6]=&quot;&quot;;IF(OR([.Q358]=&quot;&quot;;[.Q358]=2400);&quot;&quot;;IF(Loop=&quot;false&quot;;[$Input.G356]-[$Input.G355]-[$Input.H355];2400));[$Input.G356]-[$Input.G355]-[$Input.H355])">
            <text:p/>
          </table:table-cell>
          <table:table-cell/>
        </table:table-row>
      </table:table>
      <table:table table:name="Template" table:style-name="ta3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7">
          <table:table-cell table:style-name="ce60" office:value-type="string" calcext:value-type="string">
            <text:p>Header</text:p>
          </table:table-cell>
          <table:table-cell table:formula="of:=CONCATENATE(&quot;{&quot;;CHAR(10);CHAR(9);&quot;&quot;&quot;&quot;;&quot;ActiveInPauseMenu&quot;;&quot;&quot;&quot;&quot;;&quot;: &quot;;[$Input.B3];&quot;,&quot;;CHAR(10);CHAR(9);&quot;&quot;&quot;&quot;;&quot;Movements&quot;;&quot;&quot;&quot;&quot;;&quot;: [&quot;)" office:value-type="string" office:string-value="{&#10;&#9;&quot;ActiveInPauseMenu&quot;: false,&#10;&#9;&quot;Movements&quot;: [" calcext:value-type="string">
            <text:p>{</text:p>
            <text:p>	"ActiveInPauseMenu": false,</text:p>
            <text:p>	"Movements": [</text:p>
          </table:table-cell>
          <table:table-cell/>
        </table:table-row>
        <table:table-row table:style-name="ro8">
          <table:table-cell table:style-name="ce60" office:value-type="string" calcext:value-type="string">
            <text:p>StartPos</text:p>
          </table:table-cell>
          <table:table-cell table:formula="of:=CONCATENATE(CHAR(9);&quot;{&quot;;CHAR(10);CHAR(9);CHAR(9);&quot;&quot;&quot;&quot;;&quot;StartPos&quot;;&quot;&quot;&quot;&quot;;&quot;: {&quot;)" office:value-type="string" office:string-value="&#9;{&#10;&#9;&#9;&quot;StartPos&quot;: {" calcext:value-type="string">
            <text:p>	{</text:p>
            <text:p>		"StartPos": {</text:p>
          </table:table-cell>
          <table:table-cell/>
        </table:table-row>
        <table:table-row table:style-name="ro2">
          <table:table-cell office:value-type="string" calcext:value-type="string">
            <text:p>StartPos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Pos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Pos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9">
          <table:table-cell table:style-name="ce60" office:value-type="string" calcext:value-type="string">
            <text:p>StartRot</text:p>
          </table:table-cell>
          <table:table-cell table:formula="of:=CONCATENATE(CHAR(9);CHAR(9);&quot;},&quot;;CHAR(10);CHAR(9);CHAR(9);&quot;&quot;&quot;&quot;;&quot;StartRot&quot;;&quot;&quot;&quot;&quot;;&quot;: {&quot;)" office:value-type="string" office:string-value="&#9;&#9;},&#10;&#9;&#9;&quot;StartRot&quot;: {" calcext:value-type="string">
            <text:p>		},</text:p>
            <text:p>		"StartRot": {</text:p>
          </table:table-cell>
          <table:table-cell/>
        </table:table-row>
        <table:table-row table:style-name="ro2">
          <table:table-cell office:value-type="string" calcext:value-type="string">
            <text:p>StartRot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Rot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Rot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0">
          <table:table-cell table:style-name="ce60" office:value-type="string" calcext:value-type="string">
            <text:p>EndPos</text:p>
          </table:table-cell>
          <table:table-cell table:formula="of:=CONCATENATE(CHAR(9);CHAR(9);&quot;},&quot;;CHAR(10);CHAR(9);CHAR(9);&quot;&quot;&quot;&quot;;&quot;EndPos&quot;;&quot;&quot;&quot;&quot;;&quot;: {&quot;)" office:value-type="string" office:string-value="&#9;&#9;},&#10;&#9;&#9;&quot;EndPos&quot;: {" calcext:value-type="string">
            <text:p>		},</text:p>
            <text:p>		"EndPos": {</text:p>
          </table:table-cell>
          <table:table-cell/>
        </table:table-row>
        <table:table-row table:style-name="ro2">
          <table:table-cell office:value-type="string" calcext:value-type="string">
            <text:p>EndPos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Pos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Pos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1">
          <table:table-cell table:style-name="ce60" office:value-type="string" calcext:value-type="string">
            <text:p>EndRot</text:p>
          </table:table-cell>
          <table:table-cell table:formula="of:=CONCATENATE(CHAR(9);CHAR(9);&quot;},&quot;;CHAR(10);CHAR(9);CHAR(9);&quot;&quot;&quot;&quot;;&quot;EndRot&quot;;&quot;&quot;&quot;&quot;;&quot;: {&quot;)" office:value-type="string" office:string-value="&#9;&#9;},&#10;&#9;&#9;&quot;EndRot&quot;: {" calcext:value-type="string">
            <text:p>		},</text:p>
            <text:p>		"EndRot": {</text:p>
          </table:table-cell>
          <table:table-cell/>
        </table:table-row>
        <table:table-row table:style-name="ro2">
          <table:table-cell office:value-type="string" calcext:value-type="string">
            <text:p>EndRot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Rot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Rot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2">
          <table:table-cell table:style-name="ce60" office:value-type="string" calcext:value-type="string">
            <text:p>Duration</text:p>
          </table:table-cell>
          <table:table-cell table:formula="of:=CONCATENATE(CHAR(9);CHAR(9);&quot;},&quot;;CHAR(10);CHAR(9);CHAR(9);&quot;&quot;&quot;&quot;;&quot;Duration&quot;;&quot;&quot;&quot;&quot;;&quot;: &quot;)" office:value-type="string" office:string-value="&#9;&#9;},&#10;&#9;&#9;&quot;Duration&quot;: " calcext:value-type="string">
            <text:p>		},</text:p>
            <text:p>		"Duration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table:style-name="ce60" office:value-type="string" calcext:value-type="string">
            <text:p>Delay</text:p>
          </table:table-cell>
          <table:table-cell table:formula="of:=CONCATENATE(CHAR(9);CHAR(9);&quot;&quot;&quot;&quot;;&quot;Delay&quot;;&quot;&quot;&quot;&quot;;&quot;: &quot;)" office:value-type="string" office:string-value="&#9;&#9;&quot;Delay&quot;: " calcext:value-type="string">
            <text:p><text:tab/><text:tab/>"Delay": </text:p>
          </table:table-cell>
          <table:table-cell table:style-name="ce61" office:value-type="string" calcext:value-type="string">
            <text:p>,</text:p>
          </table:table-cell>
        </table:table-row>
        <table:table-row table:style-name="ro2">
          <table:table-cell table:style-name="ce60" office:value-type="string" calcext:value-type="string">
            <text:p>Ease</text:p>
          </table:table-cell>
          <table:table-cell table:formula="of:=CONCATENATE(CHAR(9);CHAR(9);&quot;&quot;&quot;&quot;;&quot;EaseTransition&quot;;&quot;&quot;&quot;&quot;;&quot;: &quot;)" office:value-type="string" office:string-value="&#9;&#9;&quot;EaseTransition&quot;: " calcext:value-type="string">
            <text:p><text:tab/><text:tab/>"EaseTransition": </text:p>
          </table:table-cell>
          <table:table-cell/>
        </table:table-row>
        <table:table-row table:style-name="ro2">
          <table:table-cell table:style-name="ce60" office:value-type="string" calcext:value-type="string">
            <text:p>Closure</text:p>
          </table:table-cell>
          <table:table-cell table:formula="of:=CONCATENATE(CHAR(9);&quot;},&quot;)" office:value-type="string" office:string-value="&#9;}," calcext:value-type="string">
            <text:p><text:tab/>},</text:p>
          </table:table-cell>
          <table:table-cell/>
        </table:table-row>
        <table:table-row table:style-name="ro13">
          <table:table-cell table:style-name="ce60" office:value-type="string" calcext:value-type="string">
            <text:p>FootNote</text:p>
          </table:table-cell>
          <table:table-cell table:formula="of:=CONCATENATE(CHAR(9);&quot;]&quot;;CHAR(10);&quot;}&quot;)" office:value-type="string" office:string-value="&#9;]&#10;}" calcext:value-type="string">
            <text:p>	]</text:p>
            <text:p>}</text:p>
          </table:table-cell>
          <table:table-cell/>
        </table:table-row>
      </table:table>
      <table:named-expressions>
        <table:named-range table:name="CalcName" table:base-cell-address="$Calculation.$B$7" table:cell-range-address="$Calculation.$C$1:.$C$1048576"/>
        <table:named-range table:name="Closure" table:base-cell-address="$Template.$B$3" table:cell-range-address="$Template.$B$21"/>
        <table:named-range table:name="Delay" table:base-cell-address="$Template.$B$3" table:cell-range-address="$Template.$B$19"/>
        <table:named-range table:name="Duration" table:base-cell-address="$Template.$B$3" table:cell-range-address="$Template.$B$18"/>
        <table:named-range table:name="Ease" table:base-cell-address="$Template.$B$3" table:cell-range-address="$Template.$B$20"/>
        <table:named-range table:name="EndPos" table:base-cell-address="$Template.$B$3" table:cell-range-address="$Template.$B$10"/>
        <table:named-range table:name="EndPosX" table:base-cell-address="$Template.$B$3" table:cell-range-address="$Template.$B$11"/>
        <table:named-range table:name="EndPosY" table:base-cell-address="$Template.$B$3" table:cell-range-address="$Template.$B$12"/>
        <table:named-range table:name="EndPosZ" table:base-cell-address="$Template.$B$3" table:cell-range-address="$Template.$B$13"/>
        <table:named-range table:name="EndRot" table:base-cell-address="$Template.$B$3" table:cell-range-address="$Template.$B$14"/>
        <table:named-range table:name="EndRotX" table:base-cell-address="$Template.$B$3" table:cell-range-address="$Template.$B$15"/>
        <table:named-range table:name="EndRotY" table:base-cell-address="$Template.$B$3" table:cell-range-address="$Template.$B$16"/>
        <table:named-range table:name="EndRotZ" table:base-cell-address="$Template.$B$3" table:cell-range-address="$Template.$B$17"/>
        <table:named-range table:name="FootNote" table:base-cell-address="$Template.$B$3" table:cell-range-address="$Template.$B$22"/>
        <table:named-range table:name="Header" table:base-cell-address="$Template.$B$3" table:cell-range-address="$Template.$B$1"/>
        <table:named-range table:name="Loop" table:base-cell-address="$Input.$B$5" table:cell-range-address="$Input.$B$5"/>
        <table:named-range table:name="Name" table:base-cell-address="$Calculation.$B$7" table:cell-range-address="$Input.$D$4:.$D$8"/>
        <table:named-range table:name="Positions" table:base-cell-address="$Positions.$A$30" table:cell-range-address="$Positions.$A$3:.$H$115"/>
        <table:named-range table:name="PosNames" table:base-cell-address="$Positions.$A$30" table:cell-range-address="$Positions.$A$2:.$A$115"/>
        <table:named-range table:name="StartPos" table:base-cell-address="$Template.$B$3" table:cell-range-address="$Template.$B$2"/>
        <table:named-range table:name="StartPosX" table:base-cell-address="$Template.$B$3" table:cell-range-address="$Template.$B$3"/>
        <table:named-range table:name="StartPosY" table:base-cell-address="$Template.$B$3" table:cell-range-address="$Template.$B$4"/>
        <table:named-range table:name="StartPosZ" table:base-cell-address="$Template.$B$3" table:cell-range-address="$Template.$B$5"/>
        <table:named-range table:name="StartRot" table:base-cell-address="$Template.$B$3" table:cell-range-address="$Template.$B$6"/>
        <table:named-range table:name="StartRotX" table:base-cell-address="$Template.$B$3" table:cell-range-address="$Template.$B$7"/>
        <table:named-range table:name="StartRotY" table:base-cell-address="$Template.$B$3" table:cell-range-address="$Template.$B$8"/>
        <table:named-range table:name="StartRotZ" table:base-cell-address="$Template.$B$3" table:cell-range-address="$Template.$B$9"/>
        <table:named-range table:name="StartTimeType" table:base-cell-address="$Input.$B$7" table:cell-range-address="$Input.$B$7"/>
      </table:named-expressions>
      <table:database-ranges>
        <table:database-range table:name="__Anonymous_Sheet_DB__2" table:target-range-address="Positions.A3:Positions.H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arnung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.00.0000</text:date>, <text:time style:data-style-name="N2" text:time-value="15:24:00.7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2T17:12:40.773000000</meta:creation-date>
    <dc:date>2020-09-21T15:24:11.501000000</dc:date>
    <meta:editing-duration>PT22H47M20S</meta:editing-duration>
    <meta:editing-cycles>106</meta:editing-cycles>
    <meta:generator>LibreOffice/6.3.6.2$Windows_X86_64 LibreOffice_project/2196df99b074d8a661f4036fca8fa0cbfa33a497</meta:generator>
    <meta:document-statistic meta:table-count="5" meta:cell-count="5430" meta:object-count="0"/>
  </office:meta>
</office:document-meta>
</file>